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oft-page-break/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oft-page-break/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oft-page-break/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oft-page-break/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oft-page-break/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3</text:span><text:span text:style-name="_35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3_">a</text:span><text:span text:style-name="_38_">s</text:span><text:span text:style-name="_31_1"> </text:span><text:span text:style-name="_32_">s</text:span><text:span text:style-name="_31_0">u</text:span><text:span text:style-name="_31_2">g</text:span><text:span text:style-name="_34_">g</text:span><text:span text:style-name="_38_">e</text:span><text:span text:style-name="_31_3">s</text:span><text:span text:style-name="_33_">t</text:span><text:span text:style-name="_37_">e</text:span><text:span text:style-name="_31_5">d</text:span><text:span text:style-name="_31_"> </text:span><text:span text:style-name="_31_0">t</text:span><text:span text:style-name="_31_5">e</text:span><text:span text:style-name="_33_">n</text:span><text:span text:style-name="_31_0">t</text:span><text:span text:style-name="_31_4">a</text:span><text:span text:style-name="_32_">t</text:span><text:span text:style-name="_37_">i</text:span><text:span text:style-name="_31_5">v</text:span><text:span text:style-name="_35_">e</text:span><text:span text:style-name="_37_">l</text:span><text:span text:style-name="_31_3">y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q</text:span><text:span text:style-name="_31_4">u</text:span><text:span text:style-name="_33_">e</text:span><text:span text:style-name="_39_">s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5">"</text:span><text:span text:style-name="_34_">C</text:span><text:span text:style-name="_38_">a</text:span><text:span text:style-name="_31_4">n</text:span><text:span text:style-name="_31_"> </text:span><text:span text:style-name="_31_0">m</text:span><text:span text:style-name="_31_4">a</text:span><text:span text:style-name="_32_">c</text:span><text:span text:style-name="_37_">h</text:span><text:span text:style-name="_31_5">i</text:span><text:span text:style-name="_33_">n</text:span><text:span text:style-name="_31_0">e</text:span><text:span text:style-name="_31_2">s</text:span><text:span text:style-name="_31_"> </text:span><text:span text:style-name="_37_">t</text:span><text:span text:style-name="_31_2">h</text:span><text:span text:style-name="_33_">i</text:span><text:span text:style-name="_38_">n</text:span><text:span text:style-name="_31_3">k</text:span><text:span text:style-name="_32_">?</text:span><text:span text:style-name="_39_">"</text:span><text:span text:style-name="_31_1"> </text:span><text:span text:style-name="_34_">s</text:span><text:span text:style-name="_31_0">h</text:span><text:span text:style-name="_31_3">o</text:span><text:span text:style-name="_32_">u</text:span><text:span text:style-name="_39_">l</text:span><text:span text:style-name="_31_3">d</text:span><text:span text:style-name="_31_"> </text:span><text:span text:style-name="_39_">b</text:span><text:span text:style-name="_31_2">e</text:span><text:span text:style-name="_31_"> </text:span><text:span text:style-name="_37_">r</text:span><text:span text:style-name="_31_2">e</text:span><text:span text:style-name="_34_">p</text:span><text:span text:style-name="_37_">l</text:span><text:span text:style-name="_31_2">a</text:span><text:span text:style-name="_35_">c</text:span><text:span text:style-name="_39_">e</text:span><text:span text:style-name="_31_3">d</text:span><text:span text:style-name="_31_"> </text:span><text:span text:style-name="_39_">b</text:span><text:span text:style-name="_31_5">y</text:span><text:span text:style-name="_31_"> </text:span><text:span text:style-name="_38_">"</text:span><text:span text:style-name="_31_3">A</text:span><text:span text:style-name="_34_">r</text:span><text:span text:style-name="_39_">e</text:span><text:span text:style-name="_31_1"> </text:span><text:span text:style-name="_34_">t</text:span><text:span text:style-name="_38_">h</text:span><text:span text:style-name="_31_3">e</text:span><text:span text:style-name="_35_">r</text:span><text:span text:style-name="_31_0">e</text:span><text:span text:style-name="_31_1"> </text:span><text:span text:style-name="_35_">i</text:span><text:span text:style-name="_39_">m</text:span><text:span text:style-name="_31_2">a</text:span><text:span text:style-name="_34_">g</text:span><text:span text:style-name="_31_0">i</text:span><text:span text:style-name="_31_3">n</text:span><text:span text:style-name="_35_">a</text:span><text:span text:style-name="_38_">b</text:span><text:span text:style-name="_31_4">l</text:span><text:span text:style-name="_34_">e</text:span><text:span text:style-name="_36_"> </text:span><text:span text:style-name="_31_4">d</text:span><text:span text:style-name="_32_">i</text:span><text:span text:style-name="_37_">g</text:span><text:span text:style-name="_31_4">i</text:span><text:span text:style-name="_35_">t</text:span><text:span text:style-name="_38_">a</text:span><text:span text:style-name="_31_3">l</text:span><text:span text:style-name="_31_"> </text:span><text:span text:style-name="_37_">c</text:span><text:span text:style-name="_31_3">o</text:span><text:span text:style-name="_34_">m</text:span><text:span text:style-name="_31_0">p</text:span><text:span text:style-name="_31_4">u</text:span><text:span text:style-name="_34_">t</text:span><text:span text:style-name="_31_0">e</text:span><text:span text:style-name="_31_5">r</text:span><text:span text:style-name="_34_">s</text:span><text:span text:style-name="_36_"> </text:span><text:span text:style-name="_31_3">w</text:span><text:span text:style-name="_33_">h</text:span><text:span text:style-name="_38_">i</text:span><text:span text:style-name="_31_4">c</text:span><text:span text:style-name="_32_">h</text:span><text:span text:style-name="_36_"> </text:span><text:span text:style-name="_31_3">w</text:span><text:span text:style-name="_32_">o</text:span><text:span text:style-name="_31_0">u</text:span><text:span text:style-name="_31_5">l</text:span><text:span text:style-name="_35_">d</text:span><text:span text:style-name="_36_"> </text:span><text:span text:style-name="_31_4">d</text:span><text:span text:style-name="_35_">o</text:span><text:span text:style-name="_36_"> </text:span><text:span text:style-name="_31_3">w</text:span><text:span text:style-name="_35_">e</text:span><text:span text:style-name="_37_">l</text:span><text:span text:style-name="_31_4">l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i</text:span><text:span text:style-name="_34_">m</text:span><text:span text:style-name="_39_">i</text:span><text:span text:style-name="_31_5">t</text:span><text:span text:style-name="_35_">a</text:span><text:span text:style-name="_38_">t</text:span><text:span text:style-name="_31_4">i</text:span><text:span text:style-name="_32_">o</text:span><text:span text:style-name="_39_">n</text:span><text:span text:style-name="_31_1"> </text:span><text:span text:style-name="_35_">g</text:span><text:span text:style-name="_38_">a</text:span><text:span text:style-name="_31_2">m</text:span><text:span text:style-name="_33_">e</text:span><text:span text:style-name="_31_0">?</text:span><text:span text:style-name="_31_2">"</text:span><text:span text:style-name="_31_"> </text:span><text:span text:style-name="_39_">I</text:span><text:span text:style-name="_31_2">f</text:span><text:span text:style-name="_31_"> </text:span><text:span text:style-name="_37_">w</text:span><text:span text:style-name="_31_2">e</text:span><text:span text:style-name="_31_"> </text:span><text:span text:style-name="_39_">w</text:span><text:span text:style-name="_31_5">i</text:span><text:span text:style-name="_32_">s</text:span><text:span text:style-name="_31_0">h</text:span><text:span text:style-name="_31_1"> </text:span><text:span text:style-name="_33_">w</text:span><text:span text:style-name="_39_">e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m</text:span><text:span text:style-name="_31_3">a</text:span><text:span text:style-name="_35_">k</text:span><text:span text:style-name="_39_">e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3">s</text:span><text:span text:style-name="_34_">u</text:span><text:span text:style-name="_38_">p</text:span><text:span text:style-name="_31_3">e</text:span><text:span text:style-name="_35_">r</text:span><text:span text:style-name="_39_">f</text:span><text:span text:style-name="_31_3">i</text:span><text:span text:style-name="_32_">c</text:span><text:span text:style-name="_39_">i</text:span><text:span text:style-name="_31_5">a</text:span><text:span text:style-name="_33_">l</text:span><text:span text:style-name="_31_0">l</text:span><text:span text:style-name="_31_2">y</text:span><text:span text:style-name="_31_"> </text:span><text:span text:style-name="_38_">m</text:span><text:span text:style-name="_31_5">o</text:span><text:span text:style-name="_34_">r</text:span><text:span text:style-name="_31_0">e</text:span><text:span text:style-name="_31_1"> </text:span><text:span text:style-name="_33_">g</text:span><text:span text:style-name="_38_">e</text:span><text:span text:style-name="_31_3">n</text:span><text:span text:style-name="_35_">e</text:span><text:span text:style-name="_39_">r</text:span><text:span text:style-name="_31_2">a</text:span><text:span text:style-name="_34_">l</text:span><text:span text:style-name="_36_"> </text:span><text:span text:style-name="_31_3">a</text:span><text:span text:style-name="_34_">n</text:span><text:span text:style-name="_39_">d</text:span><text:span text:style-name="_31_1"> </text:span><text:span text:style-name="_35_">a</text:span><text:span text:style-name="_37_">s</text:span><text:span text:style-name="_31_4">k</text:span><text:span text:style-name="_31_"> </text:span><text:span text:style-name="_37_">"</text:span><text:span text:style-name="_31_2">A</text:span><text:span text:style-name="_35_">r</text:span><text:span text:style-name="_31_0">e</text:span><text:span text:style-name="_31_1"> </text:span><text:span text:style-name="_35_">t</text:span><text:span text:style-name="_38_">h</text:span><text:span text:style-name="_31_2">e</text:span><text:span text:style-name="_35_">r</text:span><text:span text:style-name="_37_">e</text:span><text:span text:style-name="_31_1"> </text:span><text:span text:style-name="_33_">d</text:span><text:span text:style-name="_38_">i</text:span><text:span text:style-name="_31_2">s</text:span><text:span text:style-name="_34_">c</text:span><text:span text:style-name="_38_">r</text:span><text:span text:style-name="_31_3">e</text:span><text:span text:style-name="_34_">t</text:span><text:span text:style-name="_39_">e</text:span>-<text:span text:style-name="_32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5_">h</text:span><text:span text:style-name="_38_">i</text:span><text:span text:style-name="_31_4">n</text:span><text:span text:style-name="_34_">e</text:span><text:span text:style-name="_39_">s</text:span><text:span text:style-name="_31_1"> </text:span><text:span text:style-name="_33_">w</text:span><text:span text:style-name="_37_">h</text:span><text:span text:style-name="_31_4">i</text:span><text:span text:style-name="_33_">c</text:span><text:span text:style-name="_38_">h</text:span><text:span text:style-name="_31_1"> </text:span><text:span text:style-name="_33_">w</text:span><text:span text:style-name="_39_">o</text:span><text:span text:style-name="_31_4">u</text:span><text:span text:style-name="_32_">l</text:span><text:span text:style-name="_39_">d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5">l</text:span><text:span text:style-name="_33_">l</text:span><text:span text:style-name="_31_0">?</text:span><text:span text:style-name="_31_2">"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3">i</text:span><text:span text:style-name="_33_">n</text:span><text:span text:style-name="_36_"> </text:span><text:span text:style-name="_31_3">v</text:span><text:span text:style-name="_33_">i</text:span><text:span text:style-name="_37_">e</text:span><text:span text:style-name="_31_3">w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u</text:span><text:span text:style-name="_32_">n</text:span><text:span text:style-name="_37_">i</text:span><text:span text:style-name="_31_4">v</text:span><text:span text:style-name="_34_">e</text:span><text:span text:style-name="_31_0">r</text:span><text:span text:style-name="_31_3">s</text:span><text:span text:style-name="_35_">a</text:span><text:span text:style-name="_39_">l</text:span><text:span text:style-name="_31_2">i</text:span><text:span text:style-name="_34_">t</text:span><text:span text:style-name="_37_">y</text:span><text:span text:style-name="_31_1"> </text:span><text:span text:style-name="_34_">p</text:span><text:span text:style-name="_37_">r</text:span><text:span text:style-name="_31_5">o</text:span><text:span text:style-name="_35_">p</text:span><text:span text:style-name="_37_">e</text:span><text:span text:style-name="_31_4">r</text:span><text:span text:style-name="_32_">t</text:span><text:span text:style-name="_38_">y</text:span><text:span text:style-name="_31_1"> </text:span><text:span text:style-name="_32_">w</text:span><text:span text:style-name="_37_">e</text:span><text:span text:style-name="_31_1"> </text:span><text:span text:style-name="_35_">s</text:span><text:span text:style-name="_39_">e</text:span><text:span text:style-name="_31_5">e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2_">e</text:span><text:span text:style-name="_37_">i</text:span><text:span text:style-name="_31_4">t</text:span><text:span text:style-name="_33_">h</text:span><text:span text:style-name="_37_">e</text:span><text:span text:style-name="_31_5">r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1_0">s</text:span><text:span text:style-name="_31_3">e</text:span><text:span text:style-name="_31_"> </text:span><text:span text:style-name="_31_0">q</text:span><text:span text:style-name="_31_5">u</text:span><text:span text:style-name="_32_">e</text:span><text:span text:style-name="_39_">s</text:span><text:span text:style-name="_31_5">t</text:span><text:span text:style-name="_32_">i</text:span><text:span text:style-name="_37_">o</text:span><text:span text:style-name="_31_3">n</text:span><text:span text:style-name="_34_">s</text:span><text:span text:style-name="_36_"> </text:span><text:span text:style-name="_31_3">i</text:span><text:span text:style-name="_33_">s</text:span><text:span text:style-name="_36_"> </text:span><text:span text:style-name="_31_2">e</text:span><text:span text:style-name="_35_">q</text:span><text:span text:style-name="_37_">u</text:span><text:span text:style-name="_31_4">i</text:span><text:span text:style-name="_34_">v</text:span><text:span text:style-name="_31_0">a</text:span><text:span text:style-name="_31_3">l</text:span><text:span text:style-name="_32_">e</text:span><text:span text:style-name="_31_0">n</text:span><text:span text:style-name="_31_3">t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2">h</text:span><text:span text:style-name="_32_">i</text:span><text:span text:style-name="_39_">s</text:span><text:span text:style-name="_31_3">,</text:span><text:span text:style-name="_31_"> </text:span><text:span text:style-name="_37_">"</text:span><text:span text:style-name="_31_3">L</text:span><text:span text:style-name="_32_">e</text:span><text:span text:style-name="_39_">t</text:span><text:span text:style-name="_31_1"> </text:span><text:span text:style-name="_34_">u</text:span><text:span text:style-name="_38_">s</text:span><text:span text:style-name="_31_1"> </text:span><text:span text:style-name="_33_">f</text:span><text:span text:style-name="_37_">i</text:span><text:span text:style-name="_31_2">x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a</text:span><text:span text:style-name="_34_">t</text:span><text:span text:style-name="_39_">t</text:span><text:span text:style-name="_31_4">e</text:span><text:span text:style-name="_34_">n</text:span><text:span text:style-name="_31_0">t</text:span><text:span text:style-name="_31_2">i</text:span><text:span text:style-name="_34_">o</text:span><text:span text:style-name="_39_">n</text:span><text:span text:style-name="_31_1"> </text:span><text:span text:style-name="_34_">o</text:span><text:span text:style-name="_31_0">n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3">i</text:span><text:span text:style-name="_35_">c</text:span><text:span text:style-name="_39_">u</text:span><text:span text:style-name="_31_3">l</text:span><text:span text:style-name="_32_">a</text:span><text:span text:style-name="_38_">r</text:span><text:span text:style-name="_31_1"> </text:span><text:span text:style-name="_34_">d</text:span><text:span text:style-name="_37_">i</text:span><text:span text:style-name="_31_5">g</text:span><text:span text:style-name="_33_">i</text:span><text:span text:style-name="_38_">t</text:span><text:span text:style-name="_31_2">a</text:span><text:span text:style-name="_32_">l</text:span><text:span text:style-name="_36_"> </text:span><text:span text:style-name="_31_2">c</text:span><text:span text:style-name="_34_">o</text:span><text:span text:style-name="_38_">m</text:span><text:span text:style-name="_31_2">p</text:span><text:span text:style-name="_35_">u</text:span><text:span text:style-name="_31_0">t</text:span><text:span text:style-name="_31_5">e</text:span><text:span text:style-name="_35_">r</text:span><text:span text:style-name="_36_"> </text:span><text:span text:style-name="_31_2">C</text:span><text:span text:style-name="_35_">.</text:span><text:span text:style-name="_36_"> </text:span><text:span text:style-name="_31_5">I</text:span><text:span text:style-name="_35_">s</text:span><text:span text:style-name="_36_"> </text:span><text:span text:style-name="_31_2">i</text:span><text:span text:style-name="_32_">t</text:span><text:span text:style-name="_36_"> </text:span><text:span text:style-name="_31_4">t</text:span><text:span text:style-name="_34_">r</text:span><text:span text:style-name="_38_">u</text:span><text:span text:style-name="_31_3">e</text:span><text:span text:style-name="_31_"> </text:span><text:span text:style-name="_39_">t</text:span><text:span text:style-name="_31_4">h</text:span><text:span text:style-name="_35_">a</text:span><text:span text:style-name="_38_">t</text:span><text:span text:style-name="_31_1"> </text:span><text:span text:style-name="_32_">b</text:span><text:span text:style-name="_38_">y</text:span><text:span text:style-name="_31_1"> </text:span><text:span text:style-name="_34_">m</text:span><text:span text:style-name="_39_">o</text:span><text:span text:style-name="_31_3">d</text:span><text:span text:style-name="_32_">i</text:span><text:span text:style-name="_37_">f</text:span><text:span text:style-name="_31_3">y</text:span><text:span text:style-name="_35_">i</text:span><text:span text:style-name="_31_0">n</text:span><text:span text:style-name="_31_2">g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1"> </text:span><text:span text:style-name="_33_">c</text:span><text:span text:style-name="_38_">o</text:span><text:span text:style-name="_31_3">m</text:span><text:span text:style-name="_32_">p</text:span><text:span text:style-name="_37_">u</text:span><text:span text:style-name="_31_5">t</text:span><text:span text:style-name="_33_">e</text:span><text:span text:style-name="_31_0">r</text:span><text:span text:style-name="_31_1"> </text:span><text:span text:style-name="_33_">t</text:span><text:span text:style-name="_39_">o</text:span><text:span text:style-name="_31_1"> </text:span><text:span text:style-name="_33_">h</text:span><text:span text:style-name="_37_">a</text:span><text:span text:style-name="_31_4">v</text:span><text:span text:style-name="_34_">e</text:span><text:span text:style-name="_36_"> </text:span><text:span text:style-name="_31_5">a</text:span><text:span text:style-name="_32_">n</text:span><text:span text:style-name="_36_"> </text:span><text:span text:style-name="_31_4">a</text:span><text:span text:style-name="_35_">d</text:span><text:span text:style-name="_37_">e</text:span><text:span text:style-name="_31_2">q</text:span><text:span text:style-name="_33_">u</text:span><text:span text:style-name="_31_0">a</text:span><text:span text:style-name="_31_5">t</text:span><text:span text:style-name="_33_">e</text:span><text:span text:style-name="_36_"> </text:span><text:span text:style-name="_31_5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5">e</text:span><text:span text:style-name="_35_">,</text:span><text:span text:style-name="_36_"> </text:span><text:span text:style-name="_31_5">s</text:span><text:span text:style-name="_32_">u</text:span><text:span text:style-name="_31_0">i</text:span><text:span text:style-name="_31_4">t</text:span><text:span text:style-name="_32_">a</text:span><text:span text:style-name="_37_">b</text:span><text:span text:style-name="_31_4">l</text:span><text:span text:style-name="_33_">y</text:span><text:span text:style-name="_36_"> </text:span><text:span text:style-name="_31_3">i</text:span><text:span text:style-name="_32_">n</text:span><text:span text:style-name="_31_0">c</text:span><text:span text:style-name="_31_3">r</text:span><text:span text:style-name="_32_">e</text:span><text:span text:style-name="_37_">a</text:span><text:span text:style-name="_31_3">s</text:span><text:span text:style-name="_35_">i</text:span><text:span text:style-name="_37_">n</text:span><text:span text:style-name="_31_4">g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4">s</text:span><text:span text:style-name="_32_">p</text:span><text:span text:style-name="_39_">e</text:span><text:span text:style-name="_31_3">e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3">a</text:span><text:span text:style-name="_34_">c</text:span><text:span text:style-name="_39_">t</text:span><text:span text:style-name="_31_3">i</text:span><text:span text:style-name="_33_">o</text:span><text:span text:style-name="_39_">n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p</text:span><text:span text:style-name="_32_">r</text:span><text:span text:style-name="_38_">o</text:span><text:span text:style-name="_31_5">v</text:span><text:span text:style-name="_33_">i</text:span><text:span text:style-name="_37_">d</text:span><text:span text:style-name="_31_4">i</text:span><text:span text:style-name="_33_">n</text:span><text:span text:style-name="_37_">g</text:span><text:span text:style-name="_31_1"> </text:span><text:span text:style-name="_35_">i</text:span><text:span text:style-name="_38_">t</text:span><text:span text:style-name="_31_1"> </text:span><text:span text:style-name="_34_">w</text:span><text:span text:style-name="_38_">i</text:span><text:span text:style-name="_31_4">t</text:span><text:span text:style-name="_32_">h</text:span><text:span text:style-name="_36_"> </text:span><text:span text:style-name="_31_3">a</text:span><text:span text:style-name="_35_">n</text:span><text:span text:style-name="_36_"> </text:span><text:span text:style-name="_31_3">a</text:span><text:span text:style-name="_34_">p</text:span><text:span text:style-name="_37_">p</text:span><text:span text:style-name="_31_3">r</text:span><text:span text:style-name="_35_">o</text:span><text:span text:style-name="_38_">p</text:span><text:span text:style-name="_31_2">r</text:span><text:span text:style-name="_34_">i</text:span><text:span text:style-name="_38_">a</text:span><text:span text:style-name="_31_2">t</text:span><text:span text:style-name="_34_">e</text:span><text:span text:style-name="_36_"> </text:span><text:span text:style-name="_31_5">p</text:span><text:span text:style-name="_35_">r</text:span><text:span text:style-name="_31_0">o</text:span><text:span text:style-name="_31_3">g</text:span><text:span text:style-name="_33_">r</text:span><text:span text:style-name="_38_">a</text:span><text:span text:style-name="_31_2">m</text:span><text:span text:style-name="_33_">m</text:span><text:span text:style-name="_37_">e</text:span><text:span text:style-name="_31_2">,</text:span><text:span text:style-name="_31_"> </text:span><text:span text:style-name="_37_">C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3_">d</text:span><text:span text:style-name="_39_">e</text:span><text:span text:style-name="_31_1"> </text:span><text:span text:style-name="_33_">t</text:span><text:span text:style-name="_37_">o</text:span><text:span text:style-name="_31_1"> </text:span><text:span text:style-name="_35_">p</text:span><text:span text:style-name="_31_0">l</text:span><text:span text:style-name="_31_5">a</text:span><text:span text:style-name="_35_">y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3_">s</text:span><text:span text:style-name="_37_">f</text:span><text:span text:style-name="_31_2">a</text:span><text:span text:style-name="_35_">c</text:span><text:span text:style-name="_37_">t</text:span><text:span text:style-name="_31_4">o</text:span><text:span text:style-name="_33_">r</text:span><text:span text:style-name="_31_0">i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8_">a</text:span><text:span text:style-name="_31_4">r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A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i</text:span><text:span text:style-name="_34_">m</text:span><text:span text:style-name="_38_">i</text:span><text:span text:style-name="_31_5">t</text:span><text:span text:style-name="_32_">a</text:span><text:span text:style-name="_37_">t</text:span><text:span text:style-name="_31_2">i</text:span><text:span text:style-name="_33_">o</text:span><text:span text:style-name="_31_0">n</text:span><text:span text:style-name="_31_1"> </text:span><text:span text:style-name="_34_">g</text:span><text:span text:style-name="_31_0">a</text:span><text:span text:style-name="_31_2">m</text:span><text:span text:style-name="_35_">e</text:span><text:span text:style-name="_39_">,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p</text:span><text:span text:style-name="_31_4">a</text:span><text:span text:style-name="_32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5_">B</text:span><text:span text:style-name="_36_"> </text:span><text:span text:style-name="_31_4">b</text:span><text:span text:style-name="_35_">e</text:span><text:span text:style-name="_38_">i</text:span><text:span text:style-name="_31_5">n</text:span><text:span text:style-name="_34_">g</text:span><text:span text:style-name="_36_"> </text:span><text:span text:style-name="_31_2">t</text:span><text:span text:style-name="_35_">a</text:span><text:span text:style-name="_31_0">k</text:span><text:span text:style-name="_31_3">e</text:span><text:span text:style-name="_35_">n</text:span><text:span text:style-name="_36_"> </text:span><text:span text:style-name="_31_4">b</text:span><text:span text:style-name="_33_">y</text:span><text:span text:style-name="_36_"> </text:span><text:span text:style-name="_31_4">a</text:span><text:span text:style-name="_31_"> </text:span><text:span text:style-name="_31_0">m</text:span><text:span text:style-name="_31_2">a</text:span><text:span text:style-name="_34_">n</text:span><text:span text:style-name="_39_">?</text:span><text:span text:style-name="_31_5">"</text:span></text:p>
      <text:p text:style-name="P1"><text:span text:style-name="_31_0">6</text:span><text:span text:style-name="_31_3">.</text:span><text:span text:style-name="_31_"> </text:span><text:span text:style-name="_39_">C</text:span><text:span text:style-name="_31_3">o</text:span><text:span text:style-name="_35_">n</text:span><text:span text:style-name="_31_0">t</text:span><text:span text:style-name="_31_3">r</text:span><text:span text:style-name="_33_">a</text:span><text:span text:style-name="_37_">r</text:span><text:span text:style-name="_31_5">y</text:span><text:span text:style-name="_31_"> </text:span><text:span text:style-name="_38_">V</text:span><text:span text:style-name="_31_5">i</text:span><text:span text:style-name="_32_">e</text:span><text:span text:style-name="_31_0">w</text:span><text:span text:style-name="_31_2">s</text:span><text:span text:style-name="_31_"> </text:span><text:span text:style-name="_38_">o</text:span><text:span text:style-name="_31_3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7_">i</text:span><text:span text:style-name="_31_4">n</text:span><text:span text:style-name="_31_"> </text:span><text:span text:style-name="_39_">Q</text:span><text:span text:style-name="_31_5">u</text:span><text:span text:style-name="_35_">e</text:span><text:span text:style-name="_37_">s</text:span><text:span text:style-name="_31_5">t</text:span><text:span text:style-name="_34_">i</text:span><text:span text:style-name="_31_0">o</text:span><text:span text:style-name="_31_4">n</text:span></text:p>
      <text:p text:style-name="P1"><text:span text:style-name="_39_">W</text:span><text:span text:style-name="_31_4">e</text:span><text:span text:style-name="_31_"> </text:span><text:span text:style-name="_37_">m</text:span><text:span text:style-name="_31_4">a</text:span><text:span text:style-name="_33_">y</text:span><text:span text:style-name="_36_"> </text:span><text:span text:style-name="_31_5">n</text:span><text:span text:style-name="_33_">o</text:span><text:span text:style-name="_38_">w</text:span><text:span text:style-name="_31_1"> </text:span><text:span text:style-name="_32_">c</text:span><text:span text:style-name="_39_">o</text:span><text:span text:style-name="_31_4">n</text:span><text:span text:style-name="_33_">s</text:span><text:span text:style-name="_37_">i</text:span><text:span text:style-name="_31_5">d</text:span><text:span text:style-name="_35_">e</text:span><text:span text:style-name="_31_0">r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g</text:span><text:span text:style-name="_31_3">r</text:span><text:span text:style-name="_34_">o</text:span><text:span text:style-name="_31_0">u</text:span><text:span text:style-name="_31_2">n</text:span><text:span text:style-name="_35_">d</text:span><text:span text:style-name="_36_"> </text:span><text:span text:style-name="_31_4">t</text:span><text:span text:style-name="_32_">o</text:span><text:span text:style-name="_36_"> </text:span><text:span text:style-name="_31_4">h</text:span><text:span text:style-name="_33_">a</text:span><text:span text:style-name="_37_">v</text:span><text:span text:style-name="_31_2">e</text:span><text:span text:style-name="_31_"> </text:span><text:span text:style-name="_39_">b</text:span><text:span text:style-name="_31_2">e</text:span><text:span text:style-name="_32_">e</text:span><text:span text:style-name="_38_">n</text:span><text:span text:style-name="_31_1"> </text:span><text:span text:style-name="_34_">c</text:span><text:span text:style-name="_38_">l</text:span><text:span text:style-name="_31_5">e</text:span><text:span text:style-name="_35_">a</text:span><text:span text:style-name="_31_0">r</text:span><text:span text:style-name="_31_2">e</text:span><text:span text:style-name="_32_">d</text:span><text:span text:style-name="_36_"> </text:span><text:span text:style-name="_31_5">a</text:span><text:span text:style-name="_33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4_">a</text:span><text:span text:style-name="_39_">r</text:span><text:span text:style-name="_31_3">e</text:span><text:span text:style-name="_31_"> </text:span><text:span text:style-name="_37_">r</text:span><text:span text:style-name="_31_2">e</text:span><text:span text:style-name="_35_">a</text:span><text:span text:style-name="_39_">d</text:span><text:span text:style-name="_31_3">y</text:span><text:span text:style-name="_31_"> </text:span><text:span text:style-name="_39_">t</text:span><text:span text:style-name="_31_5">o</text:span><text:span text:style-name="_31_"> </text:span><text:span text:style-name="_31_0">p</text:span><text:span text:style-name="_31_3">r</text:span><text:span text:style-name="_33_">o</text:span><text:span text:style-name="_31_0">c</text:span><text:span text:style-name="_31_3">e</text:span><text:span text:style-name="_35_">e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4_">t</text:span><text:span text:style-name="_38_">h</text:span><text:span text:style-name="_31_4">e</text:span><text:span text:style-name="_31_"> </text:span><text:span text:style-name="_31_0">d</text:span><text:span text:style-name="_31_4">e</text:span><text:span text:style-name="_33_">b</text:span><text:span text:style-name="_37_">a</text:span><text:span text:style-name="_31_5">t</text:span><text:span text:style-name="_32_">e</text:span><text:span text:style-name="_36_"> </text:span><text:span text:style-name="_31_4">o</text:span><text:span text:style-name="_33_">n</text:span><text:span text:style-name="_36_"> </text:span><text:span text:style-name="_31_2">o</text:span><text:span text:style-name="_34_">u</text:span><text:span text:style-name="_39_">r</text:span><text:span text:style-name="_31_1"> </text:span><text:span text:style-name="_33_">q</text:span><text:span text:style-name="_39_">u</text:span><text:span text:style-name="_31_3">e</text:span><text:span text:style-name="_34_">s</text:span><text:span text:style-name="_39_">t</text:span><text:span text:style-name="_31_5">i</text:span><text:span text:style-name="_35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2_">a</text:span><text:span text:style-name="_39_">n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t</text:span><text:span text:style-name="_39_">h</text:span><text:span text:style-name="_31_3">i</text:span><text:span text:style-name="_32_">n</text:span><text:span text:style-name="_38_">k</text:span><text:span text:style-name="_31_2">?</text:span><text:span text:style-name="_33_">"</text:span><text:span text:style-name="_36_"> </text:span><text:span text:style-name="_31_4">a</text:span><text:span text:style-name="_32_">n</text:span><text:span text:style-name="_38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v</text:span><text:span text:style-name="_31_5">a</text:span><text:span text:style-name="_35_">r</text:span><text:span text:style-name="_39_">i</text:span><text:span text:style-name="_31_2">a</text:span><text:span text:style-name="_33_">n</text:span><text:span text:style-name="_39_">t</text:span><text:span text:style-name="_31_1"> </text:span><text:span text:style-name="_35_">o</text:span><text:span text:style-name="_39_">f</text:span><text:span text:style-name="_31_1"> </text:span><text:span text:style-name="_35_">i</text:span><text:span text:style-name="_39_">t</text:span><text:span text:style-name="_31_1"> </text:span><text:span text:style-name="_33_">q</text:span><text:span text:style-name="_37_">u</text:span><text:span text:style-name="_31_3">o</text:span><text:span text:style-name="_32_">t</text:span><text:span text:style-name="_38_">e</text:span><text:span text:style-name="_31_5">d</text:span><text:span text:style-name="_31_"> </text:span><text:span text:style-name="_38_">a</text:span><text:span text:style-name="_31_3">t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e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l</text:span><text:span text:style-name="_31_3">a</text:span><text:span text:style-name="_33_">s</text:span><text:span text:style-name="_31_0">t</text:span><text:span text:style-name="_31_1"> </text:span><text:span text:style-name="_33_">s</text:span><text:span text:style-name="_31_0">e</text:span><text:span text:style-name="_31_4">c</text:span><text:span text:style-name="_33_">t</text:span><text:span text:style-name="_37_">i</text:span><text:span text:style-name="_31_5">o</text:span><text:span text:style-name="_32_">n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4_">c</text:span><text:span text:style-name="_39_">a</text:span><text:span text:style-name="_31_3">n</text:span><text:span text:style-name="_35_">n</text:span><text:span text:style-name="_39_">o</text:span><text:span text:style-name="_31_3">t</text:span><text:span text:style-name="_31_"> </text:span><text:span text:style-name="_31_0">a</text:span><text:span text:style-name="_31_3">l</text:span><text:span text:style-name="_33_">t</text:span><text:span text:style-name="_38_">o</text:span><text:span text:style-name="_31_3">g</text:span><text:span text:style-name="_34_">e</text:span><text:span text:style-name="_39_">t</text:span><text:span text:style-name="_31_3">h</text:span><text:span text:style-name="_32_">e</text:span><text:span text:style-name="_31_0">r</text:span><text:span text:style-name="_31_1"> </text:span><text:span text:style-name="_33_">a</text:span><text:span text:style-name="_31_0">b</text:span><text:span text:style-name="_31_3">a</text:span><text:span text:style-name="_33_">n</text:span><text:span text:style-name="_31_0">d</text:span><text:span text:style-name="_31_2">o</text:span><text:span text:style-name="_33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o</text:span><text:span text:style-name="_39_">r</text:span><text:span text:style-name="_31_4">i</text:span><text:span text:style-name="_34_">g</text:span><text:span text:style-name="_31_0">i</text:span><text:span text:style-name="_31_4">n</text:span><text:span text:style-name="_35_">a</text:span><text:span text:style-name="_31_0">l</text:span><text:span text:style-name="_31_1"> </text:span><text:span text:style-name="_34_">f</text:span><text:span text:style-name="_31_0">o</text:span><text:span text:style-name="_31_3">r</text:span><text:span text:style-name="_35_">m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p</text:span><text:span text:style-name="_31_0">r</text:span><text:span text:style-name="_31_5">o</text:span><text:span text:style-name="_34_">b</text:span><text:span text:style-name="_37_">l</text:span><text:span text:style-name="_31_5">e</text:span><text:span text:style-name="_35_">m</text:span><text:span text:style-name="_37_">,</text:span><text:span text:style-name="_31_1"> </text:span><text:span text:style-name="_35_">f</text:span><text:span text:style-name="_38_">o</text:span><text:span text:style-name="_31_2">r</text:span><text:span text:style-name="_31_"> </text:span><text:span text:style-name="_39_">o</text:span><text:span text:style-name="_31_4">p</text:span><text:span text:style-name="_35_">i</text:span><text:span text:style-name="_38_">n</text:span><text:span text:style-name="_31_4">i</text:span><text:span text:style-name="_32_">o</text:span><text:span text:style-name="_38_">n</text:span><text:span text:style-name="_31_5">s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1"> </text:span><text:span text:style-name="_35_">d</text:span><text:span text:style-name="_31_0">i</text:span><text:span text:style-name="_31_3">f</text:span><text:span text:style-name="_32_">f</text:span><text:span text:style-name="_38_">e</text:span><text:span text:style-name="_31_3">r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a</text:span><text:span text:style-name="_32_">p</text:span><text:span text:style-name="_31_0">p</text:span><text:span text:style-name="_31_2">r</text:span><text:span text:style-name="_35_">o</text:span><text:span text:style-name="_38_">p</text:span><text:span text:style-name="_31_2">r</text:span><text:span text:style-name="_32_">i</text:span><text:span text:style-name="_39_">a</text:span><text:span text:style-name="_31_4">t</text:span><text:span text:style-name="_35_">e</text:span><text:span text:style-name="_37_">n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2">u</text:span><text:span text:style-name="_32_">b</text:span><text:span text:style-name="_38_">s</text:span><text:span text:style-name="_31_2">t</text:span><text:span text:style-name="_33_">i</text:span><text:span text:style-name="_31_0">t</text:span><text:span text:style-name="_31_3">u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4_">w</text:span><text:span text:style-name="_38_">e</text:span><text:span text:style-name="_31_1"> </text:span><text:span text:style-name="_35_">m</text:span><text:span text:style-name="_37_">u</text:span><text:span text:style-name="_31_4">s</text:span><text:span text:style-name="_35_">t</text:span><text:span text:style-name="_36_"> </text:span><text:span text:style-name="_31_2">a</text:span><text:span text:style-name="_35_">t</text:span><text:span text:style-name="_36_"> </text:span><text:span text:style-name="_31_3">l</text:span><text:span text:style-name="_32_">e</text:span><text:span text:style-name="_31_0">a</text:span><text:span text:style-name="_31_3">s</text:span><text:span text:style-name="_32_">t</text:span><text:span text:style-name="_36_"> </text:span><text:span text:style-name="_31_3">l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w</text:span><text:span text:style-name="_39_">h</text:span><text:span text:style-name="_31_4">a</text:span><text:span text:style-name="_34_">t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9_">e</text:span><text:span text:style-name="_31_1"> </text:span><text:span text:style-name="_33_">s</text:span><text:span text:style-name="_31_0">a</text:span><text:span text:style-name="_31_2">i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c</text:span><text:span text:style-name="_31_2">o</text:span><text:span text:style-name="_32_">n</text:span><text:span text:style-name="_37_">n</text:span><text:span text:style-name="_31_3">e</text:span><text:span text:style-name="_34_">x</text:span><text:span text:style-name="_39_">i</text:span><text:span text:style-name="_31_5">o</text:span><text:span text:style-name="_32_">n</text:span><text:span text:style-name="_37_">.</text:span></text:p>
      <text:p text:style-name="P1"><text:span text:style-name="_33_">I</text:span><text:span text:style-name="_37_">t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2">s</text:span><text:span text:style-name="_34_">i</text:span><text:span text:style-name="_39_">m</text:span><text:span text:style-name="_31_3">p</text:span><text:span text:style-name="_35_">l</text:span><text:span text:style-name="_38_">i</text:span><text:span text:style-name="_31_3">f</text:span><text:span text:style-name="_32_">y</text:span><text:span text:style-name="_36_"> </text:span><text:span text:style-name="_31_4">m</text:span><text:span text:style-name="_33_">a</text:span><text:span text:style-name="_31_0">t</text:span><text:span text:style-name="_31_4">t</text:span><text:span text:style-name="_32_">e</text:span><text:span text:style-name="_37_">r</text:span><text:span text:style-name="_31_4">s</text:span><text:span text:style-name="_31_"> </text:span><text:span text:style-name="_37_">f</text:span><text:span text:style-name="_31_2">o</text:span><text:span text:style-name="_32_">r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r</text:span><text:span text:style-name="_38_">e</text:span><text:span text:style-name="_31_4">a</text:span><text:span text:style-name="_32_">d</text:span><text:span text:style-name="_39_">e</text:span><text:span text:style-name="_31_3">r</text:span><text:span text:style-name="_31_"> </text:span><text:span text:style-name="_39_">i</text:span><text:span text:style-name="_31_2">f</text:span><text:span text:style-name="_31_"> </text:span><text:span text:style-name="_37_">I</text:span><text:span text:style-name="_31_1"> </text:span><text:span text:style-name="_35_">e</text:span><text:span text:style-name="_37_">x</text:span><text:span text:style-name="_31_4">p</text:span><text:span text:style-name="_32_">l</text:span><text:span text:style-name="_39_">a</text:span><text:span text:style-name="_31_3">i</text:span><text:span text:style-name="_35_">n</text:span><text:span text:style-name="_36_"> </text:span><text:span text:style-name="_31_5">f</text:span><text:span text:style-name="_34_">i</text:span><text:span text:style-name="_39_">r</text:span><text:span text:style-name="_31_3">s</text:span><text:span text:style-name="_35_">t</text:span><text:span text:style-name="_36_"> </text:span><text:span text:style-name="_31_3">m</text:span><text:span text:style-name="_32_">y</text:span><text:span text:style-name="_36_"> </text:span><text:span text:style-name="_31_5">o</text:span><text:span text:style-name="_32_">w</text:span><text:span text:style-name="_37_">n</text:span><text:span text:style-name="_31_1"> </text:span><text:span text:style-name="_33_">b</text:span><text:span text:style-name="_39_">e</text:span><text:span text:style-name="_31_5">l</text:span><text:span text:style-name="_32_">i</text:span><text:span text:style-name="_38_">e</text:span><text:span text:style-name="_31_4">f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m</text:span><text:span text:style-name="_31_0">a</text:span><text:span text:style-name="_31_3">t</text:span><text:span text:style-name="_34_">t</text:span><text:span text:style-name="_38_">e</text:span><text:span text:style-name="_31_2">r</text:span><text:span text:style-name="_32_">.</text:span><text:span text:style-name="_36_"> </text:span><text:span text:style-name="_31_2">C</text:span><text:span text:style-name="_35_">o</text:span><text:span text:style-name="_38_">n</text:span><text:span text:style-name="_31_2">s</text:span><text:span text:style-name="_33_">i</text:span><text:span text:style-name="_31_0">d</text:span><text:span text:style-name="_31_4">e</text:span><text:span text:style-name="_35_">r</text:span><text:span text:style-name="_36_"> </text:span><text:span text:style-name="_31_3">f</text:span><text:span text:style-name="_34_">i</text:span><text:span text:style-name="_38_">r</text:span><text:span text:style-name="_31_4">s</text:span><text:span text:style-name="_32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4">r</text:span><text:span text:style-name="_34_">e</text:span><text:span text:style-name="_36_"> </text:span><text:span text:style-name="_31_3">a</text:span><text:span text:style-name="_34_">c</text:span><text:span text:style-name="_38_">c</text:span><text:span text:style-name="_31_4">u</text:span><text:span text:style-name="_32_">r</text:span><text:span text:style-name="_38_">a</text:span><text:span text:style-name="_31_4">t</text:span><text:span text:style-name="_35_">e</text:span><text:span text:style-name="_36_"> </text:span><text:span text:style-name="_31_5">f</text:span><text:span text:style-name="_33_">o</text:span><text:span text:style-name="_39_">r</text:span><text:span text:style-name="_31_3">m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2">o</text:span><text:span text:style-name="_34_">n</text:span><text:span text:style-name="_39_">.</text:span><text:span text:style-name="_31_1"> </text:span><text:span text:style-name="_33_">I</text:span><text:span text:style-name="_36_"> </text:span><text:span text:style-name="_31_2">b</text:span><text:span text:style-name="_34_">e</text:span><text:span text:style-name="_31_0">l</text:span><text:span text:style-name="_31_5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2_">i</text:span><text:span text:style-name="_31_0">n</text:span><text:span text:style-name="_31_1"> </text:span><text:span text:style-name="_35_">a</text:span><text:span text:style-name="_39_">b</text:span><text:span text:style-name="_31_3">o</text:span><text:span text:style-name="_32_">u</text:span><text:span text:style-name="_38_">t</text:span><text:span text:style-name="_31_1"> </text:span><text:span text:style-name="_32_">f</text:span><text:span text:style-name="_37_">i</text:span><text:span text:style-name="_31_3">f</text:span><text:span text:style-name="_32_">t</text:span><text:span text:style-name="_38_">y</text:span><text:span text:style-name="_31_1"> </text:span><text:span text:style-name="_34_">y</text:span><text:span text:style-name="_39_">e</text:span><text:span text:style-name="_31_4">a</text:span><text:span text:style-name="_33_">r</text:span><text:span text:style-name="_31_0">s</text:span><text:span text:style-name="_31_2">'</text:span><text:span text:style-name="_31_"> </text:span><text:span text:style-name="_39_">t</text:span><text:span text:style-name="_31_2">i</text:span><text:span text:style-name="_34_">m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2_">w</text:span><text:span text:style-name="_37_">i</text:span><text:span text:style-name="_31_3">l</text:span><text:span text:style-name="_32_">l</text:span><text:span text:style-name="_36_"> </text:span><text:span text:style-name="_31_4">b</text:span><text:span text:style-name="_35_">e</text:span><text:span text:style-name="_36_"> </text:span><text:span text:style-name="_31_3">p</text:span><text:span text:style-name="_32_">o</text:span><text:span text:style-name="_37_">s</text:span><text:span text:style-name="_31_3">s</text:span><text:span text:style-name="_32_">i</text:span><text:span text:style-name="_31_0">b</text:span><text:span text:style-name="_31_2">l</text:span><text:span text:style-name="_32_">e</text:span><text:span text:style-name="_31_0">,</text:span><text:span text:style-name="_31_1"> </text:span><text:span text:style-name="_34_">t</text:span><text:span text:style-name="_39_">o</text:span><text:span text:style-name="_31_1"> </text:span><text:span text:style-name="_33_">p</text:span><text:span text:style-name="_31_0">r</text:span><text:span text:style-name="_31_3">o</text:span><text:span text:style-name="_35_">g</text:span><text:span text:style-name="_31_0">r</text:span><text:span text:style-name="_31_4">a</text:span><text:span text:style-name="_33_">m</text:span><text:span text:style-name="_39_">m</text:span><text:span text:style-name="_31_2">e</text:span><text:span text:style-name="_31_"> </text:span><text:span text:style-name="_31_0">c</text:span><text:span text:style-name="_31_5">o</text:span><text:span text:style-name="_34_">m</text:span><text:span text:style-name="_39_">p</text:span><text:span text:style-name="_31_2">u</text:span><text:span text:style-name="_32_">t</text:span><text:span text:style-name="_31_0">e</text:span><text:span text:style-name="_31_2">r</text:span><text:span text:style-name="_33_">s</text:span><text:span text:style-name="_39_">,</text:span><text:span text:style-name="_31_1"> </text:span><text:span text:style-name="_32_">w</text:span><text:span text:style-name="_37_">i</text:span><text:span text:style-name="_31_5">t</text:span><text:span text:style-name="_34_">h</text:span><text:span text:style-name="_36_"> </text:span><text:span text:style-name="_31_2">a</text:span><text:span text:style-name="_31_"> </text:span><text:span text:style-name="_37_">s</text:span><text:span text:style-name="_31_3">t</text:span><text:span text:style-name="_32_">o</text:span><text:span text:style-name="_39_">r</text:span><text:span text:style-name="_31_3">a</text:span><text:span text:style-name="_34_">g</text:span><text:span text:style-name="_39_">e</text:span><text:span text:style-name="_31_1"> </text:span><text:span text:style-name="_32_">c</text:span><text:span text:style-name="_31_0">a</text:span><text:span text:style-name="_31_2">p</text:span><text:span text:style-name="_34_">a</text:span><text:span text:style-name="_39_">c</text:span><text:span text:style-name="_31_2">i</text:span><text:span text:style-name="_33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a</text:span><text:span text:style-name="_31_0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8_">0</text:span><text:span text:style-name="_31_3">9</text:span><text:span text:style-name="_35_">,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8_">k</text:span><text:span text:style-name="_31_4">e</text:span><text:span text:style-name="_31_"> </text:span><text:span text:style-name="_38_">t</text:span><text:span text:style-name="_31_4">h</text:span><text:span text:style-name="_34_">e</text:span><text:span text:style-name="_31_0">m</text:span><text:span text:style-name="_31_1"> </text:span><text:span text:style-name="_33_">p</text:span><text:span text:style-name="_38_">l</text:span><text:span text:style-name="_31_3">a</text:span><text:span text:style-name="_34_">y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1_0">m</text:span><text:span text:style-name="_31_5">i</text:span><text:span text:style-name="_32_">t</text:span><text:span text:style-name="_39_">a</text:span><text:span text:style-name="_31_4">t</text:span><text:span text:style-name="_32_">i</text:span><text:span text:style-name="_37_">o</text:span><text:span text:style-name="_31_5">n</text:span><text:span text:style-name="_31_"> </text:span><text:span text:style-name="_37_">g</text:span><text:span text:style-name="_31_4">a</text:span><text:span text:style-name="_34_">m</text:span><text:span text:style-name="_37_">e</text:span><text:span text:style-name="_31_1"> </text:span><text:span text:style-name="_35_">s</text:span><text:span text:style-name="_39_">o</text:span><text:span text:style-name="_31_1"> </text:span><text:span text:style-name="_33_">w</text:span><text:span text:style-name="_39_">e</text:span><text:span text:style-name="_31_2">l</text:span><text:span text:style-name="_35_">l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a</text:span><text:span text:style-name="_31_3">n</text:span><text:span text:style-name="_31_"> </text:span><text:span text:style-name="_37_">a</text:span><text:span text:style-name="_31_2">v</text:span><text:span text:style-name="_33_">e</text:span><text:span text:style-name="_31_0">r</text:span><text:span text:style-name="_31_4">a</text:span><text:span text:style-name="_34_">g</text:span><text:span text:style-name="_39_">e</text:span><text:span text:style-name="_31_1"> </text:span><text:span text:style-name="_33_">i</text:span><text:span text:style-name="_39_">n</text:span><text:span text:style-name="_31_2">t</text:span><text:span text:style-name="_35_">e</text:span><text:span text:style-name="_39_">r</text:span><text:span text:style-name="_31_4">r</text:span><text:span text:style-name="_35_">o</text:span><text:span text:style-name="_38_">g</text:span><text:span text:style-name="_31_4">a</text:span><text:span text:style-name="_32_">t</text:span><text:span text:style-name="_38_">o</text:span><text:span text:style-name="_31_5">r</text:span><text:span text:style-name="_31_"> </text:span><text:span text:style-name="_39_">w</text:span><text:span text:style-name="_31_5">i</text:span><text:span text:style-name="_35_">l</text:span><text:span text:style-name="_31_0">l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5_">m</text:span><text:span text:style-name="_39_">o</text:span><text:span text:style-name="_31_2">r</text:span><text:span text:style-name="_35_">e</text:span><text:span text:style-name="_36_"> </text:span><text:span text:style-name="_31_5">t</text:span><text:span text:style-name="_32_">h</text:span><text:span text:style-name="_31_0">a</text:span><text:span text:style-name="_31_2">n</text:span><text:span text:style-name="_31_"> </text:span><text:span text:style-name="_38_">7</text:span><text:span text:style-name="_31_4">0</text:span><text:span text:style-name="_31_"> </text:span><text:span text:style-name="_31_0">p</text:span><text:span text:style-name="_31_2">e</text:span><text:span text:style-name="_32_">r</text:span><text:span text:style-name="_36_"> </text:span><text:span text:style-name="_31_3">c</text:span><text:span text:style-name="_34_">e</text:span><text:span text:style-name="_31_0">n</text:span><text:span text:style-name="_31_5">t</text:span><text:span text:style-name="_31_"> </text:span><text:span text:style-name="_37_">c</text:span><text:span text:style-name="_31_5">h</text:span><text:span text:style-name="_34_">a</text:span><text:span text:style-name="_39_">n</text:span><text:span text:style-name="_31_2">c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2">m</text:span><text:span text:style-name="_33_">a</text:span><text:span text:style-name="_31_0">k</text:span><text:span text:style-name="_31_2">i</text:span><text:span text:style-name="_34_">n</text:span><text:span text:style-name="_31_0">g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3">i</text:span><text:span text:style-name="_35_">g</text:span><text:span text:style-name="_38_">h</text:span><text:span text:style-name="_31_3">t</text:span><text:span text:style-name="_31_"> </text:span><text:span text:style-name="_39_">i</text:span><text:span text:style-name="_31_4">d</text:span><text:span text:style-name="_35_">e</text:span><text:span text:style-name="_38_">n</text:span><text:span text:style-name="_31_5">t</text:span><text:span text:style-name="_34_">i</text:span><text:span text:style-name="_37_">f</text:span><text:span text:style-name="_31_2">i</text:span><text:span text:style-name="_35_">c</text:span><text:span text:style-name="_37_">a</text:span><text:span text:style-name="_31_5">t</text:span><text:span text:style-name="_33_">i</text:span><text:span text:style-name="_37_">o</text:span><text:span text:style-name="_31_3">n</text:span><text:span text:style-name="_31_"> </text:span><text:span text:style-name="_31_0">a</text:span><text:span text:style-name="_31_2">f</text:span><text:span text:style-name="_35_">t</text:span><text:span text:style-name="_39_">e</text:span><text:span text:style-name="_31_3">r</text:span><text:span text:style-name="_31_"> </text:span><text:span text:style-name="_31_0">f</text:span><text:span text:style-name="_31_5">i</text:span><text:span text:style-name="_34_">v</text:span><text:span text:style-name="_38_">e</text:span><text:span text:style-name="_31_1"> </text:span><text:span text:style-name="_32_">m</text:span><text:span text:style-name="_38_">i</text:span><text:span text:style-name="_31_4">n</text:span><text:span text:style-name="_33_">u</text:span><text:span text:style-name="_31_0">t</text:span><text:span text:style-name="_31_5">e</text:span><text:span text:style-name="_32_">s</text:span><text:span text:style-name="_36_"> </text:span><text:span text:style-name="_31_5">o</text:span><text:span text:style-name="_35_">f</text:span><text:span text:style-name="_36_"> </text:span><text:span text:style-name="_31_5">q</text:span><text:span text:style-name="_34_">u</text:span><text:span text:style-name="_38_">e</text:span><text:span text:style-name="_31_5">s</text:span><text:span text:style-name="_32_">t</text:span><text:span text:style-name="_37_">i</text:span><text:span text:style-name="_31_3">o</text:span><text:span text:style-name="_35_">n</text:span><text:span text:style-name="_37_">i</text:span><text:span text:style-name="_31_5">n</text:span><text:span text:style-name="_35_">g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9_">o</text:span><text:span text:style-name="_31_5">r</text:span><text:span text:style-name="_34_">i</text:span><text:span text:style-name="_39_">g</text:span><text:span text:style-name="_31_3">i</text:span><text:span text:style-name="_34_">n</text:span><text:span text:style-name="_37_">a</text:span><text:span text:style-name="_31_2">l</text:span><text:span text:style-name="_31_"> </text:span><text:span text:style-name="_39_">q</text:span><text:span text:style-name="_31_3">u</text:span><text:span text:style-name="_35_">e</text:span><text:span text:style-name="_38_">s</text:span><text:span text:style-name="_31_3">t</text:span><text:span text:style-name="_34_">i</text:span><text:span text:style-name="_38_">o</text:span><text:span text:style-name="_31_3">n</text:span><text:span text:style-name="_33_">,</text:span><text:span text:style-name="_36_"> </text:span><text:span text:style-name="_31_4">"</text:span><text:span text:style-name="_34_">C</text:span><text:span text:style-name="_38_">a</text:span><text:span text:style-name="_31_4">n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9_">t</text:span><text:span text:style-name="_31_2">h</text:span><text:span text:style-name="_32_">i</text:span><text:span text:style-name="_39_">n</text:span><text:span text:style-name="_31_3">k</text:span><text:span text:style-name="_34_">?</text:span><text:span text:style-name="_31_0">"</text:span><text:span text:style-name="_31_1"> </text:span><text:span text:style-name="_35_">I</text:span><text:span text:style-name="_36_"> </text:span><text:span text:style-name="_31_4">b</text:span><text:span text:style-name="_35_">e</text:span><text:span text:style-name="_37_">l</text:span><text:span text:style-name="_31_3">i</text:span><text:span text:style-name="_35_">e</text:span><text:span text:style-name="_31_0">v</text:span><text:span text:style-name="_31_2">e</text:span><text:span text:style-name="_31_"> </text:span><text:span text:style-name="_38_">t</text:span><text:span text:style-name="_31_5">o</text:span><text:span text:style-name="_31_"> </text:span><text:span text:style-name="_31_0">b</text:span><text:span text:style-name="_31_2">e</text:span><text:span text:style-name="_31_"> </text:span><text:span text:style-name="_39_">t</text:span><text:span text:style-name="_31_2">o</text:span><text:span text:style-name="_34_">o</text:span><text:span text:style-name="_36_"> </text:span><text:span text:style-name="_31_3">m</text:span><text:span text:style-name="_33_">e</text:span><text:span text:style-name="_31_0">a</text:span><text:span text:style-name="_31_2">n</text:span><text:span text:style-name="_35_">i</text:span><text:span text:style-name="_39_">n</text:span><text:span text:style-name="_31_2">g</text:span><text:span text:style-name="_32_">l</text:span><text:span text:style-name="_37_">e</text:span><text:span text:style-name="_31_4">s</text:span><text:span text:style-name="_35_">s</text:span><text:span text:style-name="_36_"> </text:span><text:span text:style-name="_31_2">t</text:span><text:span text:style-name="_35_">o</text:span><text:span text:style-name="_36_"> </text:span><text:span text:style-name="_31_3">d</text:span><text:span text:style-name="_33_">e</text:span><text:span text:style-name="_37_">s</text:span><text:span text:style-name="_31_3">e</text:span><text:span text:style-name="_34_">r</text:span><text:span text:style-name="_39_">v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1_0">c</text:span><text:span text:style-name="_31_4">u</text:span><text:span text:style-name="_34_">s</text:span><text:span text:style-name="_37_">s</text:span><text:span text:style-name="_31_5">i</text:span><text:span text:style-name="_34_">o</text:span><text:span text:style-name="_31_0">n</text:span><text:span text:style-name="_31_5">.</text:span><text:span text:style-name="_31_"> </text:span><text:span text:style-name="_37_">N</text:span><text:span text:style-name="_31_3">e</text:span><text:span text:style-name="_32_">v</text:span><text:span text:style-name="_31_0">e</text:span><text:span text:style-name="_31_3">r</text:span><text:span text:style-name="_34_">t</text:span><text:span text:style-name="_39_">h</text:span><text:span text:style-name="_31_2">e</text:span><text:span text:style-name="_32_">l</text:span><text:span text:style-name="_39_">e</text:span><text:span text:style-name="_31_4">s</text:span><text:span text:style-name="_33_">s</text:span><text:span text:style-name="_36_"> </text:span><text:span text:style-name="_31_5">I</text:span><text:span text:style-name="_31_"> </text:span><text:span text:style-name="_31_0">b</text:span><text:span text:style-name="_31_5">e</text:span><text:span text:style-name="_35_">l</text:span><text:span text:style-name="_39_">i</text:span><text:span text:style-name="_31_5">e</text:span><text:span text:style-name="_32_">v</text:span><text:span text:style-name="_37_">e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3">a</text:span><text:span text:style-name="_35_">t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e</text:span><text:span text:style-name="_39_">n</text:span><text:span text:style-name="_31_2">d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c</text:span><text:span text:style-name="_35_">e</text:span><text:span text:style-name="_37_">n</text:span><text:span text:style-name="_31_5">t</text:span><text:span text:style-name="_33_">u</text:span><text:span text:style-name="_31_0">r</text:span><text:span text:style-name="_31_3">y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u</text:span><text:span text:style-name="_34_">s</text:span><text:span text:style-name="_39_">e</text:span><text:span text:style-name="_31_1"> </text:span><text:span text:style-name="_34_">o</text:span><text:span text:style-name="_31_0">f</text:span><text:span text:style-name="_31_1"> </text:span><text:span text:style-name="_34_">w</text:span><text:span text:style-name="_37_">o</text:span><text:span text:style-name="_31_4">r</text:span><text:span text:style-name="_34_">d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1_0">g</text:span><text:span text:style-name="_31_5">e</text:span><text:span text:style-name="_33_">n</text:span><text:span text:style-name="_31_0">e</text:span><text:span text:style-name="_31_5">r</text:span><text:span text:style-name="_33_">a</text:span><text:span text:style-name="_31_0">l</text:span><text:span text:style-name="_31_1"> </text:span><text:span text:style-name="_32_">e</text:span><text:span text:style-name="_37_">d</text:span><text:span text:style-name="_31_4">u</text:span><text:span text:style-name="_34_">c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5_">o</text:span><text:span text:style-name="_31_0">p</text:span><text:span text:style-name="_31_2">i</text:span><text:span text:style-name="_35_">n</text:span><text:span text:style-name="_37_">i</text:span><text:span text:style-name="_31_3">o</text:span><text:span text:style-name="_34_">n</text:span><text:span text:style-name="_36_"> </text:span><text:span text:style-name="_31_2">w</text:span><text:span text:style-name="_35_">i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a</text:span><text:span text:style-name="_38_">l</text:span><text:span text:style-name="_31_4">t</text:span><text:span text:style-name="_35_">e</text:span><text:span text:style-name="_31_0">r</text:span><text:span text:style-name="_31_4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2">m</text:span><text:span text:style-name="_35_">u</text:span><text:span text:style-name="_31_0">c</text:span><text:span text:style-name="_31_3">h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w</text:span><text:span text:style-name="_31_5">i</text:span><text:span text:style-name="_34_">l</text:span><text:span text:style-name="_39_">l</text:span><text:span text:style-name="_31_1"> </text:span><text:span text:style-name="_35_">b</text:span><text:span text:style-name="_38_">e</text:span><text:span text:style-name="_31_1"> </text:span><text:span text:style-name="_32_">a</text:span><text:span text:style-name="_37_">b</text:span><text:span text:style-name="_31_5">l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5">s</text:span><text:span text:style-name="_32_">p</text:span><text:span text:style-name="_38_">e</text:span><text:span text:style-name="_31_5">a</text:span><text:span text:style-name="_32_">k</text:span><text:span text:style-name="_36_"> </text:span><text:span text:style-name="_31_4">o</text:span><text:span text:style-name="_33_">f</text:span><text:span text:style-name="_36_"> </text:span><text:span text:style-name="_31_2">m</text:span><text:span text:style-name="_34_">a</text:span><text:span text:style-name="_38_">c</text:span><text:span text:style-name="_31_3">h</text:span><text:span text:style-name="_34_">i</text:span><text:span text:style-name="_38_">n</text:span><text:span text:style-name="_31_3">e</text:span><text:span text:style-name="_35_">s</text:span><text:span text:style-name="_36_"> </text:span><text:span text:style-name="_31_2">t</text:span><text:span text:style-name="_35_">h</text:span><text:span text:style-name="_37_">i</text:span><text:span text:style-name="_31_4">n</text:span><text:span text:style-name="_33_">k</text:span><text:span text:style-name="_39_">i</text:span><text:span text:style-name="_31_3">n</text:span><text:span text:style-name="_34_">g</text:span><text:span text:style-name="_36_"> </text:span><text:span text:style-name="_31_5">w</text:span><text:span text:style-name="_32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e</text:span><text:span text:style-name="_31_5">x</text:span><text:span text:style-name="_32_">p</text:span><text:span text:style-name="_31_0">e</text:span><text:span text:style-name="_31_2">c</text:span><text:span text:style-name="_32_">t</text:span><text:span text:style-name="_39_">i</text:span><text:span text:style-name="_31_5">n</text:span><text:span text:style-name="_34_">g</text:span><text:span text:style-name="_36_"> </text:span><text:span text:style-name="_31_2">t</text:span><text:span text:style-name="_32_">o</text:span><text:span text:style-name="_36_"> </text:span><text:span text:style-name="_31_2">b</text:span><text:span text:style-name="_35_">e</text:span><text:span text:style-name="_36_"> </text:span><text:span text:style-name="_31_2">c</text:span><text:span text:style-name="_32_">o</text:span><text:span text:style-name="_31_0">n</text:span><text:span text:style-name="_31_3">t</text:span><text:span text:style-name="_32_">r</text:span><text:span text:style-name="_38_">a</text:span><text:span text:style-name="_31_5">d</text:span><text:span text:style-name="_35_">i</text:span><text:span text:style-name="_37_">c</text:span><text:span text:style-name="_31_4">t</text:span><text:span text:style-name="_35_">e</text:span><text:span text:style-name="_37_">d</text:span><text:span text:style-name="_31_3">.</text:span><text:span text:style-name="_31_"> </text:span><text:span text:style-name="_37_">I</text:span><text:span text:style-name="_31_1"> </text:span><text:span text:style-name="_35_">b</text:span><text:span text:style-name="_37_">e</text:span><text:span text:style-name="_31_3">l</text:span><text:span text:style-name="_32_">i</text:span><text:span text:style-name="_37_">e</text:span><text:span text:style-name="_31_3">v</text:span><text:span text:style-name="_35_">e</text:span><text:span text:style-name="_36_"> </text:span><text:span text:style-name="_31_2">f</text:span><text:span text:style-name="_33_">u</text:span><text:span text:style-name="_37_">r</text:span><text:span text:style-name="_31_5">t</text:span><text:span text:style-name="_32_">h</text:span><text:span text:style-name="_38_">e</text:span><text:span text:style-name="_31_5">r</text:span><text:span text:style-name="_31_"> </text:span><text:span text:style-name="_39_">t</text:span><text:span text:style-name="_31_4">h</text:span><text:span text:style-name="_32_">a</text:span><text:span text:style-name="_38_">t</text:span><text:span text:style-name="_31_1"> </text:span><text:span text:style-name="_34_">n</text:span><text:span text:style-name="_39_">o</text:span><text:span text:style-name="_31_1"> </text:span><text:span text:style-name="_34_">u</text:span><text:span text:style-name="_38_">s</text:span><text:span text:style-name="_31_2">e</text:span><text:span text:style-name="_33_">f</text:span><text:span text:style-name="_31_0">u</text:span><text:span text:style-name="_31_5">l</text:span><text:span text:style-name="_31_"> </text:span><text:span text:style-name="_39_">p</text:span><text:span text:style-name="_31_5">u</text:span><text:span text:style-name="_35_">r</text:span><text:span text:style-name="_39_">p</text:span><text:span text:style-name="_31_5">o</text:span><text:span text:style-name="_33_">s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s</text:span><text:span text:style-name="_39_">e</text:span><text:span text:style-name="_31_5">r</text:span><text:span text:style-name="_33_">v</text:span><text:span text:style-name="_37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9_">c</text:span><text:span text:style-name="_31_3">o</text:span><text:span text:style-name="_34_">n</text:span><text:span text:style-name="_38_">c</text:span><text:span text:style-name="_31_3">e</text:span><text:span text:style-name="_35_">a</text:span><text:span text:style-name="_31_0">l</text:span><text:span text:style-name="_31_3">i</text:span><text:span text:style-name="_33_">n</text:span><text:span text:style-name="_37_">g</text:span><text:span text:style-name="_31_1"> </text:span><text:span text:style-name="_32_">t</text:span><text:span text:style-name="_37_">h</text:span><text:span text:style-name="_31_4">e</text:span><text:span text:style-name="_34_">s</text:span><text:span text:style-name="_37_">e</text:span><text:span text:style-name="_31_1"> </text:span><text:span text:style-name="_33_">b</text:span><text:span text:style-name="_31_0">e</text:span><text:span text:style-name="_31_2">l</text:span><text:span text:style-name="_33_">i</text:span><text:span text:style-name="_37_">e</text:span><text:span text:style-name="_31_4">f</text:span><text:span text:style-name="_35_">s</text:span><text:span text:style-name="_31_0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p</text:span><text:span text:style-name="_31_2">o</text:span><text:span text:style-name="_34_">p</text:span><text:span text:style-name="_31_0">u</text:span><text:span text:style-name="_31_4">l</text:span><text:span text:style-name="_32_">a</text:span><text:span text:style-name="_37_">r</text:span><text:span text:style-name="_31_1"> </text:span><text:span text:style-name="_32_">v</text:span><text:span text:style-name="_38_">i</text:span><text:span text:style-name="_31_2">e</text:span><text:span text:style-name="_34_">w</text:span><text:span text:style-name="_36_"> </text:span><text:span text:style-name="_31_2">t</text:span><text:span text:style-name="_32_">h</text:span><text:span text:style-name="_37_">a</text:span><text:span text:style-name="_31_5">t</text:span><text:span text:style-name="_31_"> </text:span><text:span text:style-name="_31_0">s</text:span><text:span text:style-name="_31_4">c</text:span><text:span text:style-name="_32_">i</text:span><text:span text:style-name="_37_">e</text:span><text:span text:style-name="_31_3">n</text:span><text:span text:style-name="_33_">t</text:span><text:span text:style-name="_37_">i</text:span><text:span text:style-name="_31_2">s</text:span><text:span text:style-name="_35_">t</text:span><text:span text:style-name="_38_">s</text:span><text:span text:style-name="_31_1"> </text:span><text:span text:style-name="_35_">p</text:span><text:span text:style-name="_31_0">r</text:span><text:span text:style-name="_31_2">o</text:span><text:span text:style-name="_32_">c</text:span><text:span text:style-name="_37_">e</text:span><text:span text:style-name="_31_5">e</text:span><text:span text:style-name="_33_">d</text:span><text:span text:style-name="_36_"> </text:span><text:span text:style-name="_31_4">i</text:span><text:span text:style-name="_33_">n</text:span><text:span text:style-name="_31_0">e</text:span><text:span text:style-name="_31_5">x</text:span><text:span text:style-name="_34_">o</text:span><text:span text:style-name="_37_">r</text:span><text:span text:style-name="_31_4">a</text:span><text:span text:style-name="_35_">b</text:span><text:span text:style-name="_31_0">l</text:span><text:span text:style-name="_31_5">y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8_">e</text:span><text:span text:style-name="_31_2">l</text:span><text:span text:style-name="_33_">l</text:span>-<text:span text:style-name="_31_4">e</text:span><text:span text:style-name="_35_">s</text:span><text:span text:style-name="_39_">t</text:span><text:span text:style-name="_31_2">a</text:span><text:span text:style-name="_35_">b</text:span><text:span text:style-name="_37_">l</text:span><text:span text:style-name="_31_2">i</text:span><text:span text:style-name="_35_">s</text:span><text:span text:style-name="_31_0">h</text:span><text:span text:style-name="_31_4">e</text:span><text:span text:style-name="_34_">d</text:span><text:span text:style-name="_36_"> </text:span><text:span text:style-name="_31_5">f</text:span><text:span text:style-name="_33_">a</text:span><text:span text:style-name="_31_0">c</text:span><text:span text:style-name="_31_3">t</text:span><text:span text:style-name="_31_"> </text:span><text:span text:style-name="_39_">t</text:span><text:span text:style-name="_31_2">o</text:span><text:span text:style-name="_31_"> </text:span><text:span text:style-name="_39_">w</text:span><text:span text:style-name="_31_5">e</text:span><text:span text:style-name="_34_">l</text:span><text:span text:style-name="_37_">l</text:span>-<text:span text:style-name="_32_">e</text:span><text:span text:style-name="_38_">s</text:span><text:span text:style-name="_31_2">t</text:span><text:span text:style-name="_35_">a</text:span><text:span text:style-name="_39_">b</text:span><text:span text:style-name="_31_3">l</text:span><text:span text:style-name="_33_">i</text:span><text:span text:style-name="_31_0">s</text:span><text:span text:style-name="_31_2">h</text:span><text:span text:style-name="_34_">e</text:span><text:span text:style-name="_39_">d</text:span><text:span text:style-name="_31_1"> </text:span><text:span text:style-name="_34_">f</text:span><text:span text:style-name="_39_">a</text:span><text:span text:style-name="_31_2">c</text:span><text:span text:style-name="_32_">t</text:span><text:span text:style-name="_38_">,</text:span><text:span text:style-name="_31_1"> </text:span><text:span text:style-name="_32_">n</text:span><text:span text:style-name="_39_">e</text:span><text:span text:style-name="_31_5">v</text:span><text:span text:style-name="_35_">e</text:span><text:span text:style-name="_37_">r</text:span><text:span text:style-name="_31_1"> </text:span><text:span text:style-name="_32_">b</text:span><text:span text:style-name="_37_">e</text:span><text:span text:style-name="_31_2">i</text:span><text:span text:style-name="_35_">n</text:span><text:span text:style-name="_37_">g</text:span><text:span text:style-name="_31_1"> </text:span><text:span text:style-name="_34_">i</text:span><text:span text:style-name="_31_0">n</text:span><text:span text:style-name="_31_2">f</text:span><text:span text:style-name="_33_">l</text:span><text:span text:style-name="_37_">u</text:span><text:span text:style-name="_31_3">e</text:span><text:span text:style-name="_35_">n</text:span><text:span text:style-name="_38_">c</text:span><text:span text:style-name="_31_5">e</text:span><text:span text:style-name="_33_">d</text:span><text:span text:style-name="_36_"> </text:span><text:span text:style-name="_31_4">b</text:span><text:span text:style-name="_34_">y</text:span><text:span text:style-name="_36_"> </text:span><text:span text:style-name="_31_5">a</text:span><text:span text:style-name="_35_">n</text:span><text:span text:style-name="_38_">y</text:span><text:span text:style-name="_31_1"> </text:span><text:span text:style-name="_35_">i</text:span><text:span text:style-name="_38_">m</text:span><text:span text:style-name="_31_5">p</text:span><text:span text:style-name="_34_">r</text:span><text:span text:style-name="_38_">o</text:span><text:span text:style-name="_31_3">v</text:span><text:span text:style-name="_32_">e</text:span><text:span text:style-name="_38_">d</text:span><text:span text:style-name="_31_1"> </text:span><text:span text:style-name="_32_">c</text:span><text:span text:style-name="_38_">o</text:span><text:span text:style-name="_31_3">n</text:span><text:span text:style-name="_33_">j</text:span><text:span text:style-name="_31_0">e</text:span><text:span text:style-name="_31_5">c</text:span><text:span text:style-name="_32_">t</text:span><text:span text:style-name="_39_">u</text:span><text:span text:style-name="_31_5">r</text:span><text:span text:style-name="_33_">e</text:span><text:span text:style-name="_38_">,</text:span><text:span text:style-name="_31_1"> </text:span><text:span text:style-name="_34_">i</text:span><text:span text:style-name="_31_0">s</text:span><text:span text:style-name="_31_1"> </text:span><text:span text:style-name="_34_">q</text:span><text:span text:style-name="_38_">u</text:span><text:span text:style-name="_31_5">i</text:span><text:span text:style-name="_33_">t</text:span><text:span text:style-name="_31_0">e</text:span><text:span text:style-name="_31_1"> </text:span><text:span text:style-name="_35_">m</text:span><text:span text:style-name="_38_">i</text:span><text:span text:style-name="_31_3">s</text:span><text:span text:style-name="_34_">t</text:span><text:span text:style-name="_39_">a</text:span><text:span text:style-name="_31_3">k</text:span><text:span text:style-name="_34_">e</text:span><text:span text:style-name="_39_">n</text:span><text:span text:style-name="_31_2">.</text:span><text:span text:style-name="_31_"> </text:span><text:span text:style-name="_31_0">P</text:span><text:span text:style-name="_31_3">r</text:span><text:span text:style-name="_34_">o</text:span><text:span text:style-name="_37_">v</text:span><text:span text:style-name="_31_5">i</text:span><text:span text:style-name="_33_">d</text:span><text:span text:style-name="_37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s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4_">c</text:span><text:span text:style-name="_38_">l</text:span><text:span text:style-name="_31_4">e</text:span><text:span text:style-name="_33_">a</text:span><text:span text:style-name="_38_">r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a</text:span><text:span text:style-name="_38_">r</text:span><text:span text:style-name="_31_2">e</text:span><text:span text:style-name="_31_"> </text:span><text:span text:style-name="_31_0">p</text:span><text:span text:style-name="_31_5">r</text:span><text:span text:style-name="_33_">o</text:span><text:span text:style-name="_31_0">v</text:span><text:span text:style-name="_31_5">e</text:span><text:span text:style-name="_33_">d</text:span><text:span text:style-name="_36_"> </text:span><text:span text:style-name="_31_3">f</text:span><text:span text:style-name="_34_">a</text:span><text:span text:style-name="_39_">c</text:span><text:span text:style-name="_31_4">t</text:span><text:span text:style-name="_35_">s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7_">h</text:span><text:span text:style-name="_31_2">i</text:span><text:span text:style-name="_35_">c</text:span><text:span text:style-name="_39_">h</text:span><text:span text:style-name="_31_1"> </text:span><text:span text:style-name="_32_">a</text:span><text:span text:style-name="_31_0">r</text:span><text:span text:style-name="_31_5">e</text:span><text:span text:style-name="_31_"> </text:span><text:span text:style-name="_38_">c</text:span><text:span text:style-name="_31_5">o</text:span><text:span text:style-name="_33_">n</text:span><text:span text:style-name="_37_">j</text:span><text:span text:style-name="_31_3">e</text:span><text:span text:style-name="_35_">c</text:span><text:span text:style-name="_38_">t</text:span><text:span text:style-name="_31_4">u</text:span><text:span text:style-name="_34_">r</text:span><text:span text:style-name="_31_0">e</text:span><text:span text:style-name="_31_2">s</text:span><text:span text:style-name="_35_">,</text:span><text:span text:style-name="_36_"> </text:span><text:span text:style-name="_31_4">n</text:span><text:span text:style-name="_33_">o</text:span><text:span text:style-name="_36_"> </text:span><text:span text:style-name="_31_3">h</text:span><text:span text:style-name="_35_">a</text:span><text:span text:style-name="_37_">r</text:span><text:span text:style-name="_31_2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2">r</text:span><text:span text:style-name="_33_">e</text:span><text:span text:style-name="_38_">s</text:span><text:span text:style-name="_31_4">u</text:span><text:span text:style-name="_35_">l</text:span><text:span text:style-name="_31_0">t</text:span><text:span text:style-name="_31_4">.</text:span><text:span text:style-name="_31_"> </text:span><text:span text:style-name="_31_0">C</text:span><text:span text:style-name="_31_4">o</text:span><text:span text:style-name="_35_">n</text:span><text:span text:style-name="_31_0">j</text:span><text:span text:style-name="_31_5">e</text:span><text:span text:style-name="_32_">c</text:span><text:span text:style-name="_38_">t</text:span><text:span text:style-name="_31_2">u</text:span><text:span text:style-name="_32_">r</text:span><text:span text:style-name="_38_">e</text:span><text:span text:style-name="_31_4">s</text:span><text:span text:style-name="_31_"> </text:span><text:span text:style-name="_37_">a</text:span><text:span text:style-name="_31_5">r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g</text:span><text:span text:style-name="_32_">r</text:span><text:span text:style-name="_38_">e</text:span><text:span text:style-name="_31_4">a</text:span><text:span text:style-name="_32_">t</text:span><text:span text:style-name="_36_"> </text:span><text:span text:style-name="_31_4">i</text:span><text:span text:style-name="_35_">m</text:span><text:span text:style-name="_31_0">p</text:span><text:span text:style-name="_31_5">o</text:span><text:span text:style-name="_32_">r</text:span><text:span text:style-name="_38_">t</text:span><text:span text:style-name="_31_3">a</text:span><text:span text:style-name="_35_">n</text:span><text:span text:style-name="_39_">c</text:span><text:span text:style-name="_31_5">e</text:span><text:span text:style-name="_31_"> </text:span><text:span text:style-name="_38_">s</text:span><text:span text:style-name="_31_4">i</text:span><text:span text:style-name="_34_">n</text:span><text:span text:style-name="_31_0">c</text:span><text:span text:style-name="_31_5">e</text:span><text:span text:style-name="_31_"> </text:span><text:span text:style-name="_38_">t</text:span><text:span text:style-name="_31_4">h</text:span><text:span text:style-name="_32_">e</text:span><text:span text:style-name="_37_">y</text:span><text:span text:style-name="_31_1"> </text:span><text:span text:style-name="_34_">s</text:span><text:span text:style-name="_31_0">u</text:span><text:span text:style-name="_31_2">g</text:span><text:span text:style-name="_32_">g</text:span><text:span text:style-name="_38_">e</text:span><text:span text:style-name="_31_5">s</text:span><text:span text:style-name="_34_">t</text:span><text:span text:style-name="_36_"> </text:span><text:span text:style-name="_31_2">u</text:span><text:span text:style-name="_35_">s</text:span><text:span text:style-name="_39_">e</text:span><text:span text:style-name="_31_3">f</text:span><text:span text:style-name="_35_">u</text:span><text:span text:style-name="_31_0">l</text:span><text:span text:style-name="_31_1"> </text:span><text:span text:style-name="_34_">l</text:span><text:span text:style-name="_39_">i</text:span><text:span text:style-name="_31_3">n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5">s</text:span><text:span text:style-name="_32_">e</text:span><text:span text:style-name="_31_0">a</text:span><text:span text:style-name="_31_3">r</text:span><text:span text:style-name="_32_">c</text:span><text:span text:style-name="_31_0">h</text:span><text:span text:style-name="_31_3">.</text:span></text:p>
      <text:p text:style-name="P1"><text:span text:style-name="_37_">I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p</text:span><text:span text:style-name="_31_3">r</text:span><text:span text:style-name="_32_">o</text:span><text:span text:style-name="_38_">c</text:span><text:span text:style-name="_31_3">e</text:span><text:span text:style-name="_32_">e</text:span><text:span text:style-name="_31_0">d</text:span><text:span text:style-name="_31_1"> </text:span><text:span text:style-name="_32_">t</text:span><text:span text:style-name="_39_">o</text:span><text:span text:style-name="_31_1"> </text:span><text:span text:style-name="_32_">c</text:span><text:span text:style-name="_37_">o</text:span><text:span text:style-name="_31_4">n</text:span><text:span text:style-name="_33_">s</text:span><text:span text:style-name="_31_0">i</text:span><text:span text:style-name="_31_5">d</text:span><text:span text:style-name="_35_">e</text:span><text:span text:style-name="_38_">r</text:span><text:span text:style-name="_31_1"> </text:span><text:span text:style-name="_35_">o</text:span><text:span text:style-name="_38_">p</text:span><text:span text:style-name="_31_5">i</text:span><text:span text:style-name="_34_">n</text:span><text:span text:style-name="_39_">i</text:span><text:span text:style-name="_31_5">o</text:span><text:span text:style-name="_32_">n</text:span><text:span text:style-name="_38_">s</text:span><text:span text:style-name="_31_1"> </text:span><text:span text:style-name="_34_">o</text:span><text:span text:style-name="_39_">p</text:span><text:span text:style-name="_31_5">p</text:span><text:span text:style-name="_35_">o</text:span><text:span text:style-name="_31_0">s</text:span><text:span text:style-name="_31_2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3">m</text:span><text:span text:style-name="_32_">y</text:span><text:span text:style-name="_36_"> </text:span><text:span text:style-name="_31_3">o</text:span><text:span text:style-name="_35_">w</text:span><text:span text:style-name="_39_">n</text:span><text:span text:style-name="_31_2">.</text:span></text:p>
      <text:p text:style-name="P1"><text:span text:style-name="_31_0">(</text:span><text:span text:style-name="_31_3">1</text:span><text:span text:style-name="_34_">)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3_">o</text:span><text:span text:style-name="_38_">l</text:span><text:span text:style-name="_31_3">o</text:span><text:span text:style-name="_32_">g</text:span><text:span text:style-name="_38_">i</text:span><text:span text:style-name="_31_3">c</text:span><text:span text:style-name="_35_">a</text:span><text:span text:style-name="_38_">l</text:span><text:span text:style-name="_31_1"> </text:span><text:span text:style-name="_33_">O</text:span><text:span text:style-name="_38_">b</text:span><text:span text:style-name="_31_2">j</text:span><text:span text:style-name="_33_">e</text:span><text:span text:style-name="_38_">c</text:span><text:span text:style-name="_31_2">t</text:span><text:span text:style-name="_32_">i</text:span><text:span text:style-name="_38_">o</text:span><text:span text:style-name="_31_3">n</text:span></text:p>
      <text:p text:style-name="P1"><text:span text:style-name="_39_">T</text:span><text:span text:style-name="_31_2">h</text:span><text:span text:style-name="_34_">i</text:span><text:span text:style-name="_38_">n</text:span><text:span text:style-name="_31_4">k</text:span><text:span text:style-name="_34_">i</text:span><text:span text:style-name="_37_">n</text:span><text:span text:style-name="_31_5">g</text:span><text:span text:style-name="_31_"> </text:span><text:span text:style-name="_37_">i</text:span><text:span text:style-name="_31_4">s</text:span><text:span text:style-name="_31_"> </text:span><text:span text:style-name="_31_0">a</text:span><text:span text:style-name="_31_1"> </text:span><text:span text:style-name="_34_">f</text:span><text:span text:style-name="_31_0">u</text:span><text:span text:style-name="_31_2">n</text:span><text:span text:style-name="_34_">c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o</text:span><text:span text:style-name="_38_">f</text:span><text:span text:style-name="_31_1"> </text:span><text:span text:style-name="_35_">m</text:span><text:span text:style-name="_38_">a</text:span><text:span text:style-name="_31_4">n</text:span><text:span text:style-name="_34_">'</text:span><text:span text:style-name="_31_0">s</text:span><text:span text:style-name="_31_1"> </text:span><text:span text:style-name="_34_">i</text:span><text:span text:style-name="_38_">m</text:span><text:span text:style-name="_31_5">m</text:span><text:span text:style-name="_32_">o</text:span><text:span text:style-name="_39_">r</text:span><text:span text:style-name="_31_5">t</text:span><text:span text:style-name="_35_">a</text:span><text:span text:style-name="_39_">l</text:span><text:span text:style-name="_31_1"> </text:span><text:span text:style-name="_32_">s</text:span><text:span text:style-name="_37_">o</text:span><text:span text:style-name="_31_2">u</text:span><text:span text:style-name="_33_">l</text:span><text:span text:style-name="_37_">.</text:span><text:span text:style-name="_31_1"> </text:span><text:span text:style-name="_35_">G</text:span><text:span text:style-name="_39_">o</text:span><text:span text:style-name="_31_4">d</text:span><text:span text:style-name="_31_"> </text:span><text:span text:style-name="_38_">h</text:span><text:span text:style-name="_31_4">a</text:span><text:span text:style-name="_33_">s</text:span><text:span text:style-name="_36_"> </text:span><text:span text:style-name="_31_3">g</text:span><text:span text:style-name="_32_">i</text:span><text:span text:style-name="_38_">v</text:span><text:span text:style-name="_31_4">e</text:span><text:span text:style-name="_32_">n</text:span><text:span text:style-name="_36_"> </text:span><text:span text:style-name="_31_2">a</text:span><text:span text:style-name="_32_">n</text:span><text:span text:style-name="_36_"> </text:span><text:span text:style-name="_31_4">i</text:span><text:span text:style-name="_35_">m</text:span><text:span text:style-name="_31_0">m</text:span><text:span text:style-name="_31_2">o</text:span><text:span text:style-name="_32_">r</text:span><text:span text:style-name="_38_">t</text:span><text:span text:style-name="_31_4">a</text:span><text:span text:style-name="_35_">l</text:span><text:span text:style-name="_36_"> </text:span><text:span text:style-name="_31_2">s</text:span><text:span text:style-name="_35_">o</text:span><text:span text:style-name="_38_">u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e</text:span><text:span text:style-name="_31_2">v</text:span><text:span text:style-name="_35_">e</text:span><text:span text:style-name="_38_">r</text:span><text:span text:style-name="_31_3">y</text:span><text:span text:style-name="_31_"> </text:span><text:span text:style-name="_31_0">m</text:span><text:span text:style-name="_31_3">a</text:span><text:span text:style-name="_33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w</text:span><text:span text:style-name="_31_0">o</text:span><text:span text:style-name="_31_5">m</text:span><text:span text:style-name="_32_">a</text:span><text:span text:style-name="_37_">n</text:span><text:span text:style-name="_31_4">,</text:span><text:span text:style-name="_31_"> </text:span><text:span text:style-name="_37_">b</text:span><text:span text:style-name="_31_3">u</text:span><text:span text:style-name="_33_">t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8_">o</text:span><text:span text:style-name="_31_1"> </text:span><text:span text:style-name="_35_">a</text:span><text:span text:style-name="_37_">n</text:span><text:span text:style-name="_31_2">y</text:span><text:span text:style-name="_31_"> </text:span><text:span text:style-name="_31_0">o</text:span><text:span text:style-name="_31_4">t</text:span><text:span text:style-name="_34_">h</text:span><text:span text:style-name="_31_0">e</text:span><text:span text:style-name="_31_5">r</text:span><text:span text:style-name="_31_"> </text:span><text:span text:style-name="_38_">a</text:span><text:span text:style-name="_31_2">n</text:span><text:span text:style-name="_34_">i</text:span><text:span text:style-name="_37_">m</text:span><text:span text:style-name="_31_3">a</text:span><text:span text:style-name="_34_">l</text:span><text:span text:style-name="_36_"> </text:span><text:span text:style-name="_31_2">o</text:span><text:span text:style-name="_32_">r</text:span><text:span text:style-name="_36_"> </text:span><text:span text:style-name="_31_2">t</text:span><text:span text:style-name="_35_">o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4_">i</text:span><text:span text:style-name="_31_0">n</text:span><text:span text:style-name="_31_3">e</text:span><text:span text:style-name="_33_">s</text:span><text:span text:style-name="_39_">.</text:span><text:span text:style-name="_31_1"> </text:span><text:span text:style-name="_34_">H</text:span><text:span text:style-name="_38_">e</text:span><text:span text:style-name="_31_2">n</text:span><text:span text:style-name="_33_">c</text:span><text:span text:style-name="_39_">e</text:span><text:span text:style-name="_31_1"> </text:span><text:span text:style-name="_35_">n</text:span><text:span text:style-name="_37_">o</text:span><text:span text:style-name="_31_1"> </text:span><text:span text:style-name="_32_">a</text:span><text:span text:style-name="_39_">n</text:span><text:span text:style-name="_31_3">i</text:span><text:span text:style-name="_34_">m</text:span><text:span text:style-name="_37_">a</text:span><text:span text:style-name="_31_3">l</text:span><text:span text:style-name="_31_"> </text:span><text:span text:style-name="_31_0">o</text:span><text:span text:style-name="_31_3">r</text:span><text:span text:style-name="_31_"> </text:span><text:span text:style-name="_39_">m</text:span><text:span text:style-name="_31_3">a</text:span><text:span text:style-name="_33_">c</text:span><text:span text:style-name="_39_">h</text:span><text:span text:style-name="_31_4">i</text:span><text:span text:style-name="_32_">n</text:span><text:span text:style-name="_38_">e</text:span><text:span text:style-name="_31_1"> </text:span><text:span text:style-name="_32_">c</text:span><text:span text:style-name="_39_">a</text:span><text:span text:style-name="_31_5">n</text:span><text:span text:style-name="_31_"> </text:span><text:span text:style-name="_38_">t</text:span><text:span text:style-name="_31_5">h</text:span><text:span text:style-name="_34_">i</text:span><text:span text:style-name="_31_0">n</text:span><text:span text:style-name="_31_5">k</text:span><text:span text:style-name="_35_">.</text:span></text:p>
      <text:p text:style-name="P1"><text:span text:style-name="_31_5">I</text:span><text:span text:style-name="_31_"> </text:span><text:span text:style-name="_38_">a</text:span><text:span text:style-name="_31_5">m</text:span><text:span text:style-name="_31_"> </text:span><text:span text:style-name="_39_">u</text:span><text:span text:style-name="_31_4">n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t</text:span><text:span text:style-name="_33_">o</text:span><text:span text:style-name="_36_"> </text:span><text:span text:style-name="_31_2">a</text:span><text:span text:style-name="_34_">c</text:span><text:span text:style-name="_37_">c</text:span><text:span text:style-name="_31_2">e</text:span><text:span text:style-name="_35_">p</text:span><text:span text:style-name="_38_">t</text:span><text:span text:style-name="_31_1"> </text:span><text:span text:style-name="_34_">a</text:span><text:span text:style-name="_37_">n</text:span><text:span text:style-name="_31_3">y</text:span><text:span text:style-name="_31_"> </text:span><text:span text:style-name="_38_">p</text:span><text:span text:style-name="_31_5">a</text:span><text:span text:style-name="_32_">r</text:span><text:span text:style-name="_37_">t</text:span><text:span text:style-name="_31_1"> </text:span><text:span text:style-name="_33_">o</text:span><text:span text:style-name="_39_">f</text:span><text:span text:style-name="_31_1"> </text:span><text:span text:style-name="_32_">t</text:span><text:span text:style-name="_39_">h</text:span><text:span text:style-name="_31_5">i</text:span><text:span text:style-name="_35_">s</text:span><text:span text:style-name="_31_0">,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w</text:span><text:span text:style-name="_31_4">i</text:span><text:span text:style-name="_32_">l</text:span><text:span text:style-name="_37_">l</text:span><text:span text:style-name="_31_1"> </text:span><text:span text:style-name="_34_">a</text:span><text:span text:style-name="_31_0">t</text:span><text:span text:style-name="_31_3">t</text:span><text:span text:style-name="_34_">e</text:span><text:span text:style-name="_31_0">m</text:span><text:span text:style-name="_31_2">p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4">r</text:span><text:span text:style-name="_33_">e</text:span><text:span text:style-name="_31_0">p</text:span><text:span text:style-name="_31_4">l</text:span><text:span text:style-name="_34_">y</text:span><text:span text:style-name="_36_"> </text:span><text:span text:style-name="_31_5">i</text:span><text:span text:style-name="_32_">n</text:span><text:span text:style-name="_36_"> </text:span><text:span text:style-name="_31_3">t</text:span><text:span text:style-name="_33_">h</text:span><text:span text:style-name="_31_0">e</text:span><text:span text:style-name="_31_4">o</text:span><text:span text:style-name="_33_">l</text:span><text:span text:style-name="_37_">o</text:span><text:span text:style-name="_31_3">g</text:span><text:span text:style-name="_33_">i</text:span><text:span text:style-name="_37_">c</text:span><text:span text:style-name="_31_3">a</text:span><text:span text:style-name="_34_">l</text:span><text:span text:style-name="_36_"> </text:span><text:span text:style-name="_31_2">t</text:span><text:span text:style-name="_34_">e</text:span><text:span text:style-name="_31_0">r</text:span><text:span text:style-name="_31_3">m</text:span><text:span text:style-name="_34_">s</text:span><text:span text:style-name="_31_0">.</text:span><text:span text:style-name="_31_1"> </text:span><text:span text:style-name="_35_">I</text:span><text:span text:style-name="_36_"> </text:span><text:span text:style-name="_31_3">s</text:span><text:span text:style-name="_33_">h</text:span><text:span text:style-name="_39_">o</text:span><text:span text:style-name="_31_2">u</text:span><text:span text:style-name="_33_">l</text:span><text:span text:style-name="_38_">d</text:span><text:span text:style-name="_31_1"> </text:span><text:span text:style-name="_34_">f</text:span><text:span text:style-name="_39_">i</text:span><text:span text:style-name="_31_3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a</text:span><text:span text:style-name="_31_0">r</text:span><text:span text:style-name="_31_2">g</text:span><text:span text:style-name="_32_">u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2">c</text:span><text:span text:style-name="_33_">o</text:span><text:span text:style-name="_31_0">n</text:span><text:span text:style-name="_31_2">v</text:span><text:span text:style-name="_33_">i</text:span><text:span text:style-name="_31_0">n</text:span><text:span text:style-name="_31_5">c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4">f</text:span><text:span text:style-name="_31_"> </text:span><text:span text:style-name="_37_">a</text:span><text:span text:style-name="_31_5">n</text:span><text:span text:style-name="_35_">i</text:span><text:span text:style-name="_37_">m</text:span><text:span text:style-name="_31_4">a</text:span><text:span text:style-name="_34_">l</text:span><text:span text:style-name="_31_0">s</text:span><text:span text:style-name="_31_1"> </text:span><text:span text:style-name="_32_">w</text:span><text:span text:style-name="_38_">e</text:span><text:span text:style-name="_31_2">r</text:span><text:span text:style-name="_33_">e</text:span><text:span text:style-name="_36_"> </text:span><text:span text:style-name="_31_2">c</text:span><text:span text:style-name="_34_">l</text:span><text:span text:style-name="_37_">a</text:span><text:span text:style-name="_31_4">s</text:span><text:span text:style-name="_33_">s</text:span><text:span text:style-name="_38_">e</text:span><text:span text:style-name="_31_3">d</text:span><text:span text:style-name="_31_"> </text:span><text:span text:style-name="_38_">w</text:span><text:span text:style-name="_31_2">i</text:span><text:span text:style-name="_35_">t</text:span><text:span text:style-name="_31_0">h</text:span><text:span text:style-name="_31_1"> </text:span><text:span text:style-name="_34_">m</text:span><text:span text:style-name="_37_">e</text:span><text:span text:style-name="_31_3">n</text:span><text:span text:style-name="_32_">,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t</text:span><text:span text:style-name="_39_">h</text:span><text:span text:style-name="_31_4">e</text:span><text:span text:style-name="_32_">r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2_">a</text:span><text:span text:style-name="_36_"> </text:span><text:span text:style-name="_31_5">g</text:span><text:span text:style-name="_33_">r</text:span><text:span text:style-name="_39_">e</text:span><text:span text:style-name="_31_4">a</text:span><text:span text:style-name="_34_">t</text:span><text:span text:style-name="_38_">e</text:span><text:span text:style-name="_31_3">r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e</text:span><text:span text:style-name="_34_">r</text:span><text:span text:style-name="_37_">e</text:span><text:span text:style-name="_31_2">n</text:span><text:span text:style-name="_32_">c</text:span><text:span text:style-name="_38_">e</text:span><text:span text:style-name="_31_4">,</text:span><text:span text:style-name="_31_"> </text:span><text:span text:style-name="_39_">t</text:span><text:span text:style-name="_31_4">o</text:span><text:span text:style-name="_31_"> </text:span><text:span text:style-name="_37_">m</text:span><text:span text:style-name="_31_2">y</text:span><text:span text:style-name="_31_"> </text:span><text:span text:style-name="_38_">m</text:span><text:span text:style-name="_31_3">i</text:span><text:span text:style-name="_32_">n</text:span><text:span text:style-name="_38_">d</text:span><text:span text:style-name="_31_5">,</text:span><text:span text:style-name="_31_"> </text:span><text:span text:style-name="_31_0">b</text:span><text:span text:style-name="_31_2">e</text:span><text:span text:style-name="_34_">t</text:span><text:span text:style-name="_38_">w</text:span><text:span text:style-name="_31_2">e</text:span><text:span text:style-name="_35_">e</text:span><text:span text:style-name="_37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t</text:span><text:span text:style-name="_31_5">y</text:span><text:span text:style-name="_32_">p</text:span><text:span text:style-name="_37_">i</text:span><text:span text:style-name="_31_5">c</text:span><text:span text:style-name="_33_">a</text:span><text:span text:style-name="_39_">l</text:span><text:span text:style-name="_31_1"> </text:span><text:span text:style-name="_32_">a</text:span><text:span text:style-name="_31_0">n</text:span><text:span text:style-name="_31_5">i</text:span><text:span text:style-name="_35_">m</text:span><text:span text:style-name="_39_">a</text:span><text:span text:style-name="_31_3">t</text:span><text:span text:style-name="_32_">e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i</text:span><text:span text:style-name="_31_3">n</text:span><text:span text:style-name="_33_">a</text:span><text:span text:style-name="_39_">n</text:span><text:span text:style-name="_31_3">i</text:span><text:span text:style-name="_32_">m</text:span><text:span text:style-name="_31_0">a</text:span><text:span text:style-name="_31_2">t</text:span><text:span text:style-name="_34_">e</text:span><text:span text:style-name="_36_"> </text:span><text:span text:style-name="_31_4">t</text:span><text:span text:style-name="_34_">h</text:span><text:span text:style-name="_37_">a</text:span><text:span text:style-name="_31_3">n</text:span><text:span text:style-name="_31_"> </text:span><text:span text:style-name="_31_0">t</text:span><text:span text:style-name="_31_4">h</text:span><text:span text:style-name="_35_">e</text:span><text:span text:style-name="_39_">r</text:span><text:span text:style-name="_31_3">e</text:span><text:span text:style-name="_31_"> </text:span><text:span text:style-name="_39_">i</text:span><text:span text:style-name="_31_3">s</text:span><text:span text:style-name="_31_"> </text:span><text:span text:style-name="_31_0">b</text:span><text:span text:style-name="_31_2">e</text:span><text:span text:style-name="_32_">t</text:span><text:span text:style-name="_37_">w</text:span><text:span text:style-name="_31_5">e</text:span><text:span text:style-name="_34_">e</text:span><text:span text:style-name="_39_">n</text:span><text:span text:style-name="_31_1"> </text:span><text:span text:style-name="_32_">m</text:span><text:span text:style-name="_37_">a</text:span><text:span text:style-name="_31_5">n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2_">a</text:span><text:span text:style-name="_38_">n</text:span><text:span text:style-name="_31_3">i</text:span><text:span text:style-name="_33_">m</text:span><text:span text:style-name="_38_">a</text:span><text:span text:style-name="_31_4">l</text:span><text:span text:style-name="_35_">s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a</text:span><text:span text:style-name="_31_5">r</text:span><text:span text:style-name="_33_">b</text:span><text:span text:style-name="_38_">i</text:span><text:span text:style-name="_31_4">t</text:span><text:span text:style-name="_35_">r</text:span><text:span text:style-name="_38_">a</text:span><text:span text:style-name="_31_2">r</text:span><text:span text:style-name="_35_">y</text:span><text:span text:style-name="_36_"> </text:span><text:span text:style-name="_31_4">c</text:span><text:span text:style-name="_33_">h</text:span><text:span text:style-name="_37_">a</text:span><text:span text:style-name="_31_3">r</text:span><text:span text:style-name="_35_">a</text:span><text:span text:style-name="_39_">c</text:span><text:span text:style-name="_31_4">t</text:span><text:span text:style-name="_35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o</text:span><text:span text:style-name="_31_4">r</text:span><text:span text:style-name="_32_">t</text:span><text:span text:style-name="_38_">h</text:span><text:span text:style-name="_31_2">o</text:span><text:span text:style-name="_32_">d</text:span><text:span text:style-name="_38_">o</text:span><text:span text:style-name="_31_4">x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1"> </text:span><text:span text:style-name="_33_">b</text:span><text:span text:style-name="_31_0">e</text:span><text:span text:style-name="_31_4">c</text:span><text:span text:style-name="_34_">o</text:span><text:span text:style-name="_38_">m</text:span><text:span text:style-name="_31_3">e</text:span><text:span text:style-name="_35_">s</text:span><text:span text:style-name="_36_"> </text:span><text:span text:style-name="_31_5">c</text:span><text:span text:style-name="_34_">l</text:span><text:span text:style-name="_31_0">e</text:span><text:span text:style-name="_31_3">a</text:span><text:span text:style-name="_32_">r</text:span><text:span text:style-name="_37_">e</text:span><text:span text:style-name="_31_5">r</text:span><text:span text:style-name="_31_"> </text:span><text:span text:style-name="_31_0">i</text:span><text:span text:style-name="_31_5">f</text:span><text:span text:style-name="_31_"> </text:span><text:span text:style-name="_37_">w</text:span><text:span text:style-name="_31_2">e</text:span><text:span text:style-name="_31_"> </text:span><text:span text:style-name="_37_">c</text:span><text:span text:style-name="_31_2">o</text:span><text:span text:style-name="_34_">n</text:span><text:span text:style-name="_39_">s</text:span><text:span text:style-name="_31_4">i</text:span><text:span text:style-name="_32_">d</text:span><text:span text:style-name="_39_">e</text:span><text:span text:style-name="_31_3">r</text:span><text:span text:style-name="_31_"> </text:span><text:span text:style-name="_39_">h</text:span><text:span text:style-name="_31_4">o</text:span><text:span text:style-name="_33_">w</text:span><text:span text:style-name="_36_"> </text:span><text:span text:style-name="_31_5">i</text:span><text:span text:style-name="_32_">t</text:span><text:span text:style-name="_36_"> </text:span><text:span text:style-name="_31_3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2">a</text:span><text:span text:style-name="_35_">p</text:span><text:span text:style-name="_31_0">p</text:span><text:span text:style-name="_31_3">e</text:span><text:span text:style-name="_35_">a</text:span><text:span text:style-name="_39_">r</text:span><text:span text:style-name="_31_1"> </text:span><text:span text:style-name="_32_">t</text:span><text:span text:style-name="_39_">o</text:span><text:span text:style-name="_31_1"> </text:span><text:span text:style-name="_35_">a</text:span><text:span text:style-name="_36_"> </text:span><text:span text:style-name="_31_3">m</text:span><text:span text:style-name="_34_">e</text:span><text:span text:style-name="_31_0">m</text:span><text:span text:style-name="_31_5">b</text:span><text:span text:style-name="_35_">e</text:span><text:span text:style-name="_31_0">r</text:span><text:span text:style-name="_31_1"> </text:span><text:span text:style-name="_32_">o</text:span><text:span text:style-name="_37_">f</text:span><text:span text:style-name="_31_1"> </text:span><text:span text:style-name="_34_">s</text:span><text:span text:style-name="_37_">o</text:span><text:span text:style-name="_31_2">m</text:span><text:span text:style-name="_32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3_">r</text:span><text:span text:style-name="_36_"> </text:span><text:span text:style-name="_31_5">r</text:span><text:span text:style-name="_32_">e</text:span><text:span text:style-name="_31_0">l</text:span><text:span text:style-name="_31_2">i</text:span><text:span text:style-name="_33_">g</text:span><text:span text:style-name="_31_0">i</text:span><text:span text:style-name="_31_3">o</text:span><text:span text:style-name="_35_">u</text:span><text:span text:style-name="_31_0">s</text:span><text:span text:style-name="_31_1"> </text:span><text:span text:style-name="_32_">c</text:span><text:span text:style-name="_39_">o</text:span><text:span text:style-name="_31_3">m</text:span><text:span text:style-name="_34_">m</text:span><text:span text:style-name="_38_">u</text:span><text:span text:style-name="_31_3">n</text:span><text:span text:style-name="_33_">i</text:span><text:span text:style-name="_39_">t</text:span><text:span text:style-name="_31_5">y</text:span><text:span text:style-name="_33_">.</text:span><text:span text:style-name="_36_"> </text:span><text:span text:style-name="_31_4">H</text:span><text:span text:style-name="_35_">o</text:span><text:span text:style-name="_31_0">w</text:span><text:span text:style-name="_31_1"> </text:span><text:span text:style-name="_35_">d</text:span><text:span text:style-name="_39_">o</text:span><text:span text:style-name="_31_1"> </text:span><text:span text:style-name="_35_">C</text:span><text:span text:style-name="_38_">h</text:span><text:span text:style-name="_31_5">r</text:span><text:span text:style-name="_34_">i</text:span><text:span text:style-name="_37_">s</text:span><text:span text:style-name="_31_2">t</text:span><text:span text:style-name="_32_">i</text:span><text:span text:style-name="_37_">a</text:span><text:span text:style-name="_31_5">n</text:span><text:span text:style-name="_35_">s</text:span><text:span text:style-name="_36_"> </text:span><text:span text:style-name="_31_3">r</text:span><text:span text:style-name="_32_">e</text:span><text:span text:style-name="_31_0">g</text:span><text:span text:style-name="_31_2">a</text:span><text:span text:style-name="_35_">r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o</text:span><text:span text:style-name="_34_">s</text:span><text:span text:style-name="_37_">l</text:span><text:span text:style-name="_31_3">e</text:span><text:span text:style-name="_32_">m</text:span><text:span text:style-name="_36_"> </text:span><text:span text:style-name="_31_3">v</text:span><text:span text:style-name="_33_">i</text:span><text:span text:style-name="_38_">e</text:span><text:span text:style-name="_31_2">w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w</text:span><text:span text:style-name="_38_">o</text:span><text:span text:style-name="_31_3">m</text:span><text:span text:style-name="_34_">e</text:span><text:span text:style-name="_37_">n</text:span><text:span text:style-name="_31_1"> </text:span><text:span text:style-name="_34_">h</text:span><text:span text:style-name="_37_">a</text:span><text:span text:style-name="_31_5">v</text:span><text:span text:style-name="_34_">e</text:span><text:span text:style-name="_36_"> </text:span><text:span text:style-name="_31_5">n</text:span><text:span text:style-name="_32_">o</text:span><text:span text:style-name="_36_"> </text:span><text:span text:style-name="_31_2">s</text:span><text:span text:style-name="_33_">o</text:span><text:span text:style-name="_38_">u</text:span><text:span text:style-name="_31_2">l</text:span><text:span text:style-name="_32_">s</text:span><text:span text:style-name="_37_">?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9_">l</text:span><text:span text:style-name="_31_3">e</text:span><text:span text:style-name="_35_">t</text:span><text:span text:style-name="_36_"> </text:span><text:span text:style-name="_31_2">u</text:span><text:span text:style-name="_32_">s</text:span><text:span text:style-name="_36_"> </text:span><text:span text:style-name="_31_3">l</text:span><text:span text:style-name="_35_">e</text:span><text:span text:style-name="_31_0">a</text:span><text:span text:style-name="_31_5">v</text:span><text:span text:style-name="_35_">e</text:span><text:span text:style-name="_36_"> </text:span><text:span text:style-name="_31_3">t</text:span><text:span text:style-name="_32_">h</text:span><text:span text:style-name="_39_">i</text:span><text:span text:style-name="_31_3">s</text:span><text:span text:style-name="_31_"> </text:span><text:span text:style-name="_37_">p</text:span><text:span text:style-name="_31_4">o</text:span><text:span text:style-name="_34_">i</text:span><text:span text:style-name="_31_0">n</text:span><text:span text:style-name="_31_4">t</text:span><text:span text:style-name="_31_"> </text:span><text:span text:style-name="_39_">a</text:span><text:span text:style-name="_31_4">s</text:span><text:span text:style-name="_34_">i</text:span><text:span text:style-name="_39_">d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2">r</text:span><text:span text:style-name="_32_">e</text:span><text:span text:style-name="_37_">t</text:span><text:span text:style-name="_31_5">u</text:span><text:span text:style-name="_33_">r</text:span><text:span text:style-name="_38_">n</text:span><text:span text:style-name="_31_1"> </text:span><text:span text:style-name="_32_">t</text:span><text:span text:style-name="_37_">o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4">a</text:span><text:span text:style-name="_33_">i</text:span><text:span text:style-name="_39_">n</text:span><text:span text:style-name="_31_1"> </text:span><text:span text:style-name="_32_">a</text:span><text:span text:style-name="_37_">r</text:span><text:span text:style-name="_31_4">g</text:span><text:span text:style-name="_34_">u</text:span><text:span text:style-name="_31_0">m</text:span><text:span text:style-name="_31_2">e</text:span><text:span text:style-name="_34_">n</text:span><text:span text:style-name="_39_">t</text:span><text:span text:style-name="_31_4">.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p</text:span><text:span text:style-name="_32_">p</text:span><text:span text:style-name="_39_">e</text:span><text:span text:style-name="_31_3">a</text:span><text:span text:style-name="_32_">r</text:span><text:span text:style-name="_39_">s</text:span><text:span text:style-name="_31_1"> </text:span><text:span text:style-name="_33_">t</text:span><text:span text:style-name="_31_0">o</text:span><text:span text:style-name="_31_1"> </text:span><text:span text:style-name="_35_">m</text:span><text:span text:style-name="_38_">e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2_">n</text:span><text:span text:style-name="_37_">t</text:span><text:span text:style-name="_31_1"> </text:span><text:span text:style-name="_32_">q</text:span><text:span text:style-name="_39_">u</text:span><text:span text:style-name="_31_5">o</text:span><text:span text:style-name="_35_">t</text:span><text:span text:style-name="_37_">e</text:span><text:span text:style-name="_31_3">d</text:span><text:span text:style-name="_31_"> </text:span><text:span text:style-name="_31_0">a</text:span><text:span text:style-name="_31_4">b</text:span><text:span text:style-name="_33_">o</text:span><text:span text:style-name="_38_">v</text:span><text:span text:style-name="_31_5">e</text:span><text:span text:style-name="_31_"> </text:span><text:span text:style-name="_39_">i</text:span><text:span text:style-name="_31_3">m</text:span><text:span text:style-name="_33_">p</text:span><text:span text:style-name="_38_">l</text:span><text:span text:style-name="_31_2">i</text:span><text:span text:style-name="_33_">e</text:span><text:span text:style-name="_39_">s</text:span><text:span text:style-name="_31_1"> </text:span><text:span text:style-name="_33_">a</text:span><text:span text:style-name="_36_"> </text:span><text:span text:style-name="_31_4">s</text:span><text:span text:style-name="_32_">e</text:span><text:span text:style-name="_39_">r</text:span><text:span text:style-name="_31_5">i</text:span><text:span text:style-name="_34_">o</text:span><text:span text:style-name="_31_0">u</text:span><text:span text:style-name="_31_3">s</text:span><text:span text:style-name="_31_"> </text:span><text:span text:style-name="_38_">r</text:span><text:span text:style-name="_31_2">e</text:span><text:span text:style-name="_35_">s</text:span><text:span text:style-name="_39_">t</text:span><text:span text:style-name="_31_2">r</text:span><text:span text:style-name="_35_">i</text:span><text:span text:style-name="_37_">c</text:span><text:span text:style-name="_31_3">t</text:span><text:span text:style-name="_33_">i</text:span><text:span text:style-name="_39_">o</text:span><text:span text:style-name="_31_2">n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4">o</text:span><text:span text:style-name="_34_">m</text:span><text:span text:style-name="_37_">n</text:span><text:span text:style-name="_31_3">i</text:span><text:span text:style-name="_35_">p</text:span><text:span text:style-name="_31_0">o</text:span><text:span text:style-name="_31_2">t</text:span><text:span text:style-name="_32_">e</text:span><text:span text:style-name="_37_">n</text:span><text:span text:style-name="_31_4">c</text:span><text:span text:style-name="_33_">e</text:span><text:span text:style-name="_36_"> </text:span><text:span text:style-name="_31_4">o</text:span><text:span text:style-name="_34_">f</text:span><text:span text:style-name="_36_"> </text:span><text:soft-page-break/><text:span text:style-name="_31_5">t</text:span><text:span text:style-name="_35_">h</text:span><text:span text:style-name="_39_">e</text:span><text:span text:style-name="_31_1"> </text:span><text:span text:style-name="_35_">A</text:span><text:span text:style-name="_31_0">l</text:span><text:span text:style-name="_31_4">m</text:span><text:span text:style-name="_33_">i</text:span><text:span text:style-name="_38_">g</text:span><text:span text:style-name="_31_3">h</text:span><text:span text:style-name="_33_">t</text:span><text:span text:style-name="_38_">y</text:span><text:span text:style-name="_31_5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3">s</text:span><text:span text:style-name="_31_"> </text:span><text:span text:style-name="_39_">a</text:span><text:span text:style-name="_31_5">d</text:span><text:span text:style-name="_33_">m</text:span><text:span text:style-name="_39_">i</text:span><text:span text:style-name="_31_5">t</text:span><text:span text:style-name="_34_">t</text:span><text:span text:style-name="_37_">e</text:span><text:span text:style-name="_31_3">d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3_">r</text:span><text:span text:style-name="_39_">e</text:span><text:span text:style-name="_31_1"> </text:span><text:span text:style-name="_35_">a</text:span><text:span text:style-name="_39_">r</text:span><text:span text:style-name="_31_3">e</text:span><text:span text:style-name="_31_"> </text:span><text:span text:style-name="_31_0">c</text:span><text:span text:style-name="_31_2">e</text:span><text:span text:style-name="_34_">r</text:span><text:span text:style-name="_37_">t</text:span><text:span text:style-name="_31_3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i</text:span><text:span text:style-name="_35_">n</text:span><text:span text:style-name="_37_">g</text:span><text:span text:style-name="_31_3">s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2_">H</text:span><text:span text:style-name="_31_0">e</text:span><text:span text:style-name="_31_1"> </text:span><text:span text:style-name="_33_">c</text:span><text:span text:style-name="_38_">a</text:span><text:span text:style-name="_31_3">n</text:span><text:span text:style-name="_34_">n</text:span><text:span text:style-name="_38_">o</text:span><text:span text:style-name="_31_2">t</text:span><text:span text:style-name="_31_"> </text:span><text:span text:style-name="_38_">d</text:span><text:span text:style-name="_31_2">o</text:span><text:span text:style-name="_31_"> </text:span><text:span text:style-name="_39_">s</text:span><text:span text:style-name="_31_4">u</text:span><text:span text:style-name="_35_">c</text:span><text:span text:style-name="_39_">h</text:span><text:span text:style-name="_31_1"> </text:span><text:span text:style-name="_35_">a</text:span><text:span text:style-name="_37_">s</text:span><text:span text:style-name="_31_1"> </text:span><text:span text:style-name="_33_">m</text:span><text:span text:style-name="_39_">a</text:span><text:span text:style-name="_31_5">k</text:span><text:span text:style-name="_33_">i</text:span><text:span text:style-name="_31_0">n</text:span><text:span text:style-name="_31_5">g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5">e</text:span><text:span text:style-name="_34_">q</text:span><text:span text:style-name="_38_">u</text:span><text:span text:style-name="_31_2">a</text:span><text:span text:style-name="_32_">l</text:span><text:span text:style-name="_36_"> </text:span><text:span text:style-name="_31_4">t</text:span><text:span text:style-name="_34_">o</text:span><text:span text:style-name="_36_"> </text:span><text:span text:style-name="_31_3">t</text:span><text:span text:style-name="_35_">w</text:span><text:span text:style-name="_37_">o</text:span><text:span text:style-name="_31_2">,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s</text:span><text:span text:style-name="_32_">h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3_">w</text:span><text:span text:style-name="_39_">e</text:span><text:span text:style-name="_31_1"> </text:span><text:span text:style-name="_35_">n</text:span><text:span text:style-name="_31_0">o</text:span><text:span text:style-name="_31_5">t</text:span><text:span text:style-name="_31_"> </text:span><text:span text:style-name="_39_">b</text:span><text:span text:style-name="_31_5">e</text:span><text:span text:style-name="_32_">l</text:span><text:span text:style-name="_37_">i</text:span><text:span text:style-name="_31_4">e</text:span><text:span text:style-name="_35_">v</text:span><text:span text:style-name="_31_0">e</text:span><text:span text:style-name="_31_1"> </text:span><text:span text:style-name="_32_">t</text:span><text:span text:style-name="_31_0">h</text:span><text:span text:style-name="_31_3">a</text:span><text:span text:style-name="_35_">t</text:span><text:span text:style-name="_36_"> </text:span><text:span text:style-name="_31_3">H</text:span><text:span text:style-name="_34_">e</text:span><text:span text:style-name="_36_"> </text:span><text:span text:style-name="_31_2">h</text:span><text:span text:style-name="_35_">a</text:span><text:span text:style-name="_39_">s</text:span><text:span text:style-name="_31_1"> </text:span><text:span text:style-name="_34_">f</text:span><text:span text:style-name="_38_">r</text:span><text:span text:style-name="_31_3">e</text:span><text:span text:style-name="_34_">e</text:span><text:span text:style-name="_38_">d</text:span><text:span text:style-name="_31_2">o</text:span><text:span text:style-name="_33_">m</text:span><text:span text:style-name="_36_"> </text:span><text:span text:style-name="_31_2">t</text:span><text:span text:style-name="_32_">o</text:span><text:span text:style-name="_36_"> </text:span><text:span text:style-name="_31_4">c</text:span><text:span text:style-name="_34_">o</text:span><text:span text:style-name="_31_0">n</text:span><text:span text:style-name="_31_5">f</text:span><text:span text:style-name="_34_">e</text:span><text:span text:style-name="_39_">r</text:span><text:span text:style-name="_31_1"> </text:span><text:span text:style-name="_33_">a</text:span><text:span text:style-name="_36_"> </text:span><text:span text:style-name="_31_4">s</text:span><text:span text:style-name="_34_">o</text:span><text:span text:style-name="_31_0">u</text:span><text:span text:style-name="_31_3">l</text:span><text:span text:style-name="_31_"> </text:span><text:span text:style-name="_31_0">o</text:span><text:span text:style-name="_31_4">n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4">l</text:span><text:span text:style-name="_32_">e</text:span><text:span text:style-name="_31_0">p</text:span><text:span text:style-name="_31_4">h</text:span><text:span text:style-name="_33_">a</text:span><text:span text:style-name="_37_">n</text:span><text:span text:style-name="_31_5">t</text:span><text:span text:style-name="_31_"> </text:span><text:span text:style-name="_38_">i</text:span><text:span text:style-name="_31_5">f</text:span><text:span text:style-name="_31_"> </text:span><text:span text:style-name="_37_">H</text:span><text:span text:style-name="_31_3">e</text:span><text:span text:style-name="_31_"> </text:span><text:span text:style-name="_38_">s</text:span><text:span text:style-name="_31_2">e</text:span><text:span text:style-name="_35_">e</text:span><text:span text:style-name="_31_0">s</text:span><text:span text:style-name="_31_1"> </text:span><text:span text:style-name="_33_">f</text:span><text:span text:style-name="_39_">i</text:span><text:span text:style-name="_31_5">t</text:span><text:span text:style-name="_35_">?</text:span><text:span text:style-name="_36_"> </text:span><text:span text:style-name="_31_4">W</text:span><text:span text:style-name="_33_">e</text:span><text:span text:style-name="_36_"> </text:span><text:span text:style-name="_31_4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e</text:span><text:span text:style-name="_33_">x</text:span><text:span text:style-name="_31_0">p</text:span><text:span text:style-name="_31_2">e</text:span><text:span text:style-name="_34_">c</text:span><text:span text:style-name="_39_">t</text:span><text:span text:style-name="_31_1"> </text:span><text:span text:style-name="_34_">t</text:span><text:span text:style-name="_39_">h</text:span><text:span text:style-name="_31_2">a</text:span><text:span text:style-name="_35_">t</text:span><text:span text:style-name="_36_"> </text:span><text:span text:style-name="_31_4">H</text:span><text:span text:style-name="_35_">e</text:span><text:span text:style-name="_36_"> </text:span><text:span text:style-name="_31_5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5">o</text:span><text:span text:style-name="_32_">n</text:span><text:span text:style-name="_31_0">l</text:span><text:span text:style-name="_31_3">y</text:span><text:span text:style-name="_31_"> </text:span><text:span text:style-name="_37_">e</text:span><text:span text:style-name="_31_3">x</text:span><text:span text:style-name="_33_">e</text:span><text:span text:style-name="_37_">r</text:span><text:span text:style-name="_31_3">c</text:span><text:span text:style-name="_35_">i</text:span><text:span text:style-name="_38_">s</text:span><text:span text:style-name="_31_4">e</text:span><text:span text:style-name="_31_"> </text:span><text:span text:style-name="_31_0">t</text:span><text:span text:style-name="_31_5">h</text:span><text:span text:style-name="_32_">i</text:span><text:span text:style-name="_38_">s</text:span><text:span text:style-name="_31_1"> </text:span><text:span text:style-name="_32_">p</text:span><text:span text:style-name="_38_">o</text:span><text:span text:style-name="_31_4">w</text:span><text:span text:style-name="_35_">e</text:span><text:span text:style-name="_39_">r</text:span><text:span text:style-name="_31_1"> </text:span><text:span text:style-name="_35_">i</text:span><text:span text:style-name="_39_">n</text:span><text:span text:style-name="_31_1"> </text:span><text:span text:style-name="_32_">c</text:span><text:span text:style-name="_37_">o</text:span><text:span text:style-name="_31_3">n</text:span><text:span text:style-name="_33_">j</text:span><text:span text:style-name="_31_0">u</text:span><text:span text:style-name="_31_5">n</text:span><text:span text:style-name="_34_">c</text:span><text:span text:style-name="_37_">t</text:span><text:span text:style-name="_31_2">i</text:span><text:span text:style-name="_32_">o</text:span><text:span text:style-name="_37_">n</text:span><text:span text:style-name="_31_1"> </text:span><text:span text:style-name="_34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1_0">m</text:span><text:span text:style-name="_31_2">u</text:span><text:span text:style-name="_32_">t</text:span><text:span text:style-name="_31_0">a</text:span><text:span text:style-name="_31_4">t</text:span><text:span text:style-name="_35_">i</text:span><text:span text:style-name="_31_0">o</text:span><text:span text:style-name="_31_2">n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3">h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3">i</text:span><text:span text:style-name="_35_">d</text:span><text:span text:style-name="_37_">e</text:span><text:span text:style-name="_31_2">d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e</text:span><text:span text:style-name="_34_">l</text:span><text:span text:style-name="_37_">e</text:span><text:span text:style-name="_31_2">p</text:span><text:span text:style-name="_33_">h</text:span><text:span text:style-name="_38_">a</text:span><text:span text:style-name="_31_5">n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3">p</text:span><text:span text:style-name="_35_">p</text:span><text:span text:style-name="_39_">r</text:span><text:span text:style-name="_31_4">o</text:span><text:span text:style-name="_32_">p</text:span><text:span text:style-name="_37_">r</text:span><text:span text:style-name="_31_2">i</text:span><text:span text:style-name="_33_">a</text:span><text:span text:style-name="_31_0">t</text:span><text:span text:style-name="_31_4">e</text:span><text:span text:style-name="_35_">l</text:span><text:span text:style-name="_37_">y</text:span><text:span text:style-name="_31_1"> </text:span><text:span text:style-name="_34_">i</text:span><text:span text:style-name="_37_">m</text:span><text:span text:style-name="_31_4">p</text:span><text:span text:style-name="_32_">r</text:span><text:span text:style-name="_37_">o</text:span><text:span text:style-name="_31_3">v</text:span><text:span text:style-name="_35_">e</text:span><text:span text:style-name="_31_0">d</text:span><text:span text:style-name="_31_1"> </text:span><text:span text:style-name="_35_">b</text:span><text:span text:style-name="_37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o</text:span><text:span text:style-name="_31_1"> </text:span><text:span text:style-name="_35_">m</text:span><text:span text:style-name="_37_">i</text:span><text:span text:style-name="_31_2">n</text:span><text:span text:style-name="_32_">i</text:span><text:span text:style-name="_38_">s</text:span><text:span text:style-name="_31_2">t</text:span><text:span text:style-name="_33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n</text:span><text:span text:style-name="_31_2">e</text:span><text:span text:style-name="_33_">e</text:span><text:span text:style-name="_38_">d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h</text:span><text:span text:style-name="_32_">i</text:span><text:span text:style-name="_39_">s</text:span><text:span text:style-name="_31_1"> </text:span><text:span text:style-name="_33_">s</text:span><text:span text:style-name="_31_0">o</text:span><text:span text:style-name="_31_5">r</text:span><text:span text:style-name="_35_">t</text:span><text:span text:style-name="_38_">[</text:span><text:span text:style-name="_31_5">.</text:span><text:span text:style-name="_31_"> </text:span><text:span text:style-name="_38_">A</text:span><text:span text:style-name="_31_3">n</text:span><text:span text:style-name="_31_"> </text:span><text:span text:style-name="_31_0">a</text:span><text:span text:style-name="_31_4">r</text:span><text:span text:style-name="_33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1_"> </text:span><text:span text:style-name="_31_0">o</text:span><text:span text:style-name="_31_4">f</text:span><text:span text:style-name="_31_"> </text:span><text:span text:style-name="_38_">e</text:span><text:span text:style-name="_31_4">x</text:span><text:span text:style-name="_34_">a</text:span><text:span text:style-name="_31_0">c</text:span><text:span text:style-name="_31_5">t</text:span><text:span text:style-name="_35_">l</text:span><text:span text:style-name="_39_">y</text:span><text:span text:style-name="_31_1"> </text:span><text:span text:style-name="_35_">s</text:span><text:span text:style-name="_31_0">i</text:span><text:span text:style-name="_31_2">m</text:span><text:span text:style-name="_35_">i</text:span><text:span text:style-name="_31_0">l</text:span><text:span text:style-name="_31_5">a</text:span><text:span text:style-name="_35_">r</text:span><text:span text:style-name="_36_"> </text:span><text:span text:style-name="_31_5">f</text:span><text:span text:style-name="_33_">o</text:span><text:span text:style-name="_39_">r</text:span><text:span text:style-name="_31_5">m</text:span><text:span text:style-name="_31_"> </text:span><text:span text:style-name="_31_0">m</text:span><text:span text:style-name="_31_2">a</text:span><text:span text:style-name="_35_">y</text:span><text:span text:style-name="_36_"> </text:span><text:span text:style-name="_31_2">b</text:span><text:span text:style-name="_35_">e</text:span><text:span text:style-name="_36_"> </text:span><text:span text:style-name="_31_4">m</text:span><text:span text:style-name="_34_">a</text:span><text:span text:style-name="_31_0">d</text:span><text:span text:style-name="_31_4">e</text:span><text:span text:style-name="_31_"> </text:span><text:span text:style-name="_31_0">f</text:span><text:span text:style-name="_31_2">o</text:span><text:span text:style-name="_34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c</text:span><text:span text:style-name="_38_">a</text:span><text:span text:style-name="_31_5">s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3">m</text:span><text:span text:style-name="_35_">a</text:span><text:span text:style-name="_37_">c</text:span><text:span text:style-name="_31_4">h</text:span><text:span text:style-name="_33_">i</text:span><text:span text:style-name="_39_">n</text:span><text:span text:style-name="_31_2">e</text:span><text:span text:style-name="_32_">s</text:span><text:span text:style-name="_37_">.</text:span><text:span text:style-name="_31_1"> </text:span><text:span text:style-name="_34_">I</text:span><text:span text:style-name="_37_">t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1_0">s</text:span><text:span text:style-name="_31_2">e</text:span><text:span text:style-name="_34_">e</text:span><text:span text:style-name="_37_">m</text:span><text:span text:style-name="_31_1"> </text:span><text:span text:style-name="_32_">d</text:span><text:span text:style-name="_39_">i</text:span><text:span text:style-name="_31_3">f</text:span><text:span text:style-name="_35_">f</text:span><text:span text:style-name="_31_0">e</text:span><text:span text:style-name="_31_4">r</text:span><text:span text:style-name="_32_">e</text:span><text:span text:style-name="_38_">n</text:span><text:span text:style-name="_31_4">t</text:span><text:span text:style-name="_31_"> </text:span><text:span text:style-name="_37_">b</text:span><text:span text:style-name="_31_2">e</text:span><text:span text:style-name="_33_">c</text:span><text:span text:style-name="_31_0">a</text:span><text:span text:style-name="_31_5">u</text:span><text:span text:style-name="_33_">s</text:span><text:span text:style-name="_38_">e</text:span><text:span text:style-name="_31_1"> </text:span><text:span text:style-name="_35_">i</text:span><text:span text:style-name="_31_0">t</text:span><text:span text:style-name="_31_1"> </text:span><text:span text:style-name="_32_">i</text:span><text:span text:style-name="_38_">s</text:span><text:span text:style-name="_31_1"> </text:span><text:span text:style-name="_35_">m</text:span><text:span text:style-name="_31_0">o</text:span><text:span text:style-name="_31_5">r</text:span><text:span text:style-name="_34_">e</text:span><text:span text:style-name="_36_"> </text:span><text:span text:style-name="_31_4">d</text:span><text:span text:style-name="_35_">i</text:span><text:span text:style-name="_31_0">f</text:span><text:span text:style-name="_31_4">f</text:span><text:span text:style-name="_35_">i</text:span><text:span text:style-name="_31_0">c</text:span><text:span text:style-name="_31_5">u</text:span><text:span text:style-name="_33_">l</text:span><text:span text:style-name="_39_">t</text:span><text:span text:style-name="_31_1"> </text:span><text:span text:style-name="_33_">t</text:span><text:span text:style-name="_39_">o</text:span><text:span text:style-name="_31_1"> </text:span><text:span text:style-name="_34_">"</text:span><text:span text:style-name="_38_">s</text:span><text:span text:style-name="_31_5">w</text:span><text:span text:style-name="_33_">a</text:span><text:span text:style-name="_37_">l</text:span><text:span text:style-name="_31_3">l</text:span><text:span text:style-name="_35_">o</text:span><text:span text:style-name="_38_">w</text:span><text:span text:style-name="_31_5">.</text:span><text:span text:style-name="_32_">"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2_">t</text:span><text:span text:style-name="_37_">h</text:span><text:span text:style-name="_31_2">i</text:span><text:span text:style-name="_34_">s</text:span><text:span text:style-name="_36_"> </text:span><text:span text:style-name="_31_5">r</text:span><text:span text:style-name="_32_">e</text:span><text:span text:style-name="_38_">a</text:span><text:span text:style-name="_31_3">l</text:span><text:span text:style-name="_32_">l</text:span><text:span text:style-name="_38_">y</text:span><text:span text:style-name="_31_1"> </text:span><text:span text:style-name="_35_">o</text:span><text:span text:style-name="_37_">n</text:span><text:span text:style-name="_31_2">l</text:span><text:span text:style-name="_35_">y</text:span><text:span text:style-name="_36_"> </text:span><text:span text:style-name="_31_2">m</text:span><text:span text:style-name="_33_">e</text:span><text:span text:style-name="_31_0">a</text:span><text:span text:style-name="_31_4">n</text:span><text:span text:style-name="_32_">s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7_">w</text:span><text:span text:style-name="_31_4">e</text:span><text:span text:style-name="_31_"> </text:span><text:span text:style-name="_39_">t</text:span><text:span text:style-name="_31_3">h</text:span><text:span text:style-name="_33_">i</text:span><text:span text:style-name="_31_0">n</text:span><text:span text:style-name="_31_4">k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4">o</text:span><text:span text:style-name="_34_">u</text:span><text:span text:style-name="_37_">l</text:span><text:span text:style-name="_31_4">d</text:span><text:span text:style-name="_31_"> </text:span><text:span text:style-name="_37_">b</text:span><text:span text:style-name="_31_4">e</text:span><text:span text:style-name="_31_"> </text:span><text:span text:style-name="_31_0">l</text:span><text:span text:style-name="_31_4">e</text:span><text:span text:style-name="_32_">s</text:span><text:span text:style-name="_37_">s</text:span><text:span text:style-name="_31_1"> </text:span><text:span text:style-name="_35_">l</text:span><text:span text:style-name="_38_">i</text:span><text:span text:style-name="_31_2">k</text:span><text:span text:style-name="_32_">e</text:span><text:span text:style-name="_37_">l</text:span><text:span text:style-name="_31_2">y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e</text:span><text:span text:style-name="_31_1"> </text:span><text:span text:style-name="_34_">w</text:span><text:span text:style-name="_38_">o</text:span><text:span text:style-name="_31_3">u</text:span><text:span text:style-name="_34_">l</text:span><text:span text:style-name="_37_">d</text:span><text:span text:style-name="_31_1"> </text:span><text:span text:style-name="_33_">c</text:span><text:span text:style-name="_37_">o</text:span><text:span text:style-name="_31_2">n</text:span><text:span text:style-name="_35_">s</text:span><text:span text:style-name="_38_">i</text:span><text:span text:style-name="_31_5">d</text:span><text:span text:style-name="_33_">e</text:span><text:span text:style-name="_37_">r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c</text:span><text:span text:style-name="_31_4">i</text:span><text:span text:style-name="_34_">r</text:span><text:span text:style-name="_39_">c</text:span><text:span text:style-name="_31_2">u</text:span><text:span text:style-name="_33_">m</text:span><text:span text:style-name="_39_">s</text:span><text:span text:style-name="_31_4">t</text:span><text:span text:style-name="_32_">a</text:span><text:span text:style-name="_31_0">n</text:span><text:span text:style-name="_31_4">c</text:span><text:span text:style-name="_32_">e</text:span><text:span text:style-name="_37_">s</text:span><text:span text:style-name="_31_1"> </text:span><text:span text:style-name="_33_">s</text:span><text:span text:style-name="_37_">u</text:span><text:span text:style-name="_31_5">i</text:span><text:span text:style-name="_32_">t</text:span><text:span text:style-name="_38_">a</text:span><text:span text:style-name="_31_3">b</text:span><text:span text:style-name="_35_">l</text:span><text:span text:style-name="_38_">e</text:span><text:span text:style-name="_31_1"> </text:span><text:span text:style-name="_33_">f</text:span><text:span text:style-name="_38_">o</text:span><text:span text:style-name="_31_2">r</text:span><text:span text:style-name="_31_"> </text:span><text:span text:style-name="_37_">c</text:span><text:span text:style-name="_31_2">o</text:span><text:span text:style-name="_32_">n</text:span><text:span text:style-name="_37_">f</text:span><text:span text:style-name="_31_4">e</text:span><text:span text:style-name="_35_">r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5_">a</text:span><text:span text:style-name="_36_"> </text:span><text:span text:style-name="_31_5">s</text:span><text:span text:style-name="_32_">o</text:span><text:span text:style-name="_39_">u</text:span><text:span text:style-name="_31_4">l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c</text:span><text:span text:style-name="_37_">i</text:span><text:span text:style-name="_31_5">r</text:span><text:span text:style-name="_32_">c</text:span><text:span text:style-name="_38_">u</text:span><text:span text:style-name="_31_3">m</text:span><text:span text:style-name="_33_">s</text:span><text:span text:style-name="_39_">t</text:span><text:span text:style-name="_31_3">a</text:span><text:span text:style-name="_35_">n</text:span><text:span text:style-name="_31_0">c</text:span><text:span text:style-name="_31_5">e</text:span><text:span text:style-name="_32_">s</text:span><text:span text:style-name="_36_"> </text:span><text:span text:style-name="_31_5">i</text:span><text:span text:style-name="_35_">n</text:span><text:span text:style-name="_36_"> </text:span><text:span text:style-name="_31_3">q</text:span><text:span text:style-name="_32_">u</text:span><text:span text:style-name="_38_">e</text:span><text:span text:style-name="_31_3">s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d</text:span><text:span text:style-name="_38_">i</text:span><text:span text:style-name="_31_5">s</text:span><text:span text:style-name="_32_">c</text:span><text:span text:style-name="_37_">u</text:span><text:span text:style-name="_31_3">s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5_">e</text:span><text:span text:style-name="_38_">s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i</text:span><text:span text:style-name="_31_0">s</text:span><text:span text:style-name="_31_1"> </text:span><text:span text:style-name="_34_">p</text:span><text:span text:style-name="_31_0">a</text:span><text:span text:style-name="_31_3">p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5">t</text:span><text:span text:style-name="_34_">t</text:span><text:span text:style-name="_37_">e</text:span><text:span text:style-name="_31_2">m</text:span><text:span text:style-name="_33_">p</text:span><text:span text:style-name="_31_0">t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7_">o</text:span><text:span text:style-name="_31_1"> </text:span><text:span text:style-name="_33_">c</text:span><text:span text:style-name="_39_">o</text:span><text:span text:style-name="_31_5">n</text:span><text:span text:style-name="_34_">s</text:span><text:span text:style-name="_37_">t</text:span><text:span text:style-name="_31_2">r</text:span><text:span text:style-name="_34_">u</text:span><text:span text:style-name="_37_">c</text:span><text:span text:style-name="_31_3">t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5_">m</text:span><text:span text:style-name="_37_">a</text:span><text:span text:style-name="_31_4">c</text:span><text:span text:style-name="_32_">h</text:span><text:span text:style-name="_39_">i</text:span><text:span text:style-name="_31_2">n</text:span><text:span text:style-name="_32_">e</text:span><text:span text:style-name="_39_">s</text:span><text:span text:style-name="_31_1"> </text:span><text:span text:style-name="_35_">w</text:span><text:span text:style-name="_38_">e</text:span><text:span text:style-name="_31_1"> </text:span><text:span text:style-name="_33_">s</text:span><text:span text:style-name="_31_0">h</text:span><text:span text:style-name="_31_4">o</text:span><text:span text:style-name="_33_">u</text:span><text:span text:style-name="_31_0">l</text:span><text:span text:style-name="_31_4">d</text:span><text:span text:style-name="_31_"> </text:span><text:span text:style-name="_38_">n</text:span><text:span text:style-name="_31_3">o</text:span><text:span text:style-name="_35_">t</text:span><text:span text:style-name="_36_"> </text:span><text:span text:style-name="_31_2">b</text:span><text:span text:style-name="_35_">e</text:span><text:span text:style-name="_36_"> </text:span><text:span text:style-name="_31_5">i</text:span><text:span text:style-name="_34_">r</text:span><text:span text:style-name="_38_">r</text:span><text:span text:style-name="_31_2">e</text:span><text:span text:style-name="_35_">v</text:span><text:span text:style-name="_37_">e</text:span><text:span text:style-name="_31_5">r</text:span><text:span text:style-name="_33_">e</text:span><text:span text:style-name="_31_0">n</text:span><text:span text:style-name="_31_4">t</text:span><text:span text:style-name="_32_">l</text:span><text:span text:style-name="_31_0">y</text:span><text:span text:style-name="_31_1"> </text:span><text:span text:style-name="_34_">u</text:span><text:span text:style-name="_37_">s</text:span><text:span text:style-name="_31_5">u</text:span><text:span text:style-name="_35_">r</text:span><text:span text:style-name="_38_">p</text:span><text:span text:style-name="_31_2">i</text:span><text:span text:style-name="_34_">n</text:span><text:span text:style-name="_37_">g</text:span><text:span text:style-name="_31_1"> </text:span><text:span text:style-name="_34_">H</text:span><text:span text:style-name="_37_">i</text:span><text:span text:style-name="_31_4">s</text:span><text:span text:style-name="_31_"> </text:span><text:span text:style-name="_31_0">p</text:span><text:span text:style-name="_31_5">o</text:span><text:span text:style-name="_33_">w</text:span><text:span text:style-name="_38_">e</text:span><text:span text:style-name="_31_3">r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4">r</text:span><text:span text:style-name="_34_">e</text:span><text:span text:style-name="_38_">a</text:span><text:span text:style-name="_31_5">t</text:span><text:span text:style-name="_32_">i</text:span><text:span text:style-name="_38_">n</text:span><text:span text:style-name="_31_5">g</text:span><text:span text:style-name="_31_"> </text:span><text:span text:style-name="_39_">s</text:span><text:span text:style-name="_31_4">o</text:span><text:span text:style-name="_34_">u</text:span><text:span text:style-name="_39_">l</text:span><text:span text:style-name="_31_5">s</text:span><text:span text:style-name="_35_">,</text:span><text:span text:style-name="_36_"> </text:span><text:span text:style-name="_31_3">a</text:span><text:span text:style-name="_32_">n</text:span><text:span text:style-name="_38_">y</text:span><text:span text:style-name="_31_1"> </text:span><text:span text:style-name="_32_">m</text:span><text:span text:style-name="_39_">o</text:span><text:span text:style-name="_31_3">r</text:span><text:span text:style-name="_33_">e</text:span><text:span text:style-name="_36_"> </text:span><text:span text:style-name="_31_3">t</text:span><text:span text:style-name="_32_">h</text:span><text:span text:style-name="_39_">a</text:span><text:span text:style-name="_31_2">n</text:span><text:span text:style-name="_31_"> </text:span><text:span text:style-name="_37_">w</text:span><text:span text:style-name="_31_3">e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p</text:span><text:span text:style-name="_38_">r</text:span><text:span text:style-name="_31_4">o</text:span><text:span text:style-name="_35_">c</text:span><text:span text:style-name="_38_">r</text:span><text:span text:style-name="_31_2">e</text:span><text:span text:style-name="_35_">a</text:span><text:span text:style-name="_38_">t</text:span><text:span text:style-name="_31_3">i</text:span><text:span text:style-name="_34_">o</text:span><text:span text:style-name="_38_">n</text:span><text:span text:style-name="_31_1"> </text:span><text:span text:style-name="_35_">o</text:span><text:span text:style-name="_31_0">f</text:span><text:span text:style-name="_31_1"> </text:span><text:span text:style-name="_32_">c</text:span><text:span text:style-name="_38_">h</text:span><text:span text:style-name="_31_3">i</text:span><text:span text:style-name="_34_">l</text:span><text:span text:style-name="_37_">d</text:span><text:span text:style-name="_31_3">r</text:span><text:span text:style-name="_33_">e</text:span><text:span text:style-name="_37_">n</text:span><text:span text:style-name="_31_3">:</text:span><text:span text:style-name="_31_"> </text:span><text:span text:style-name="_38_">r</text:span><text:span text:style-name="_31_5">a</text:span><text:span text:style-name="_34_">t</text:span><text:span text:style-name="_37_">h</text:span><text:span text:style-name="_31_2">e</text:span><text:span text:style-name="_33_">r</text:span><text:span text:style-name="_36_"> </text:span><text:span text:style-name="_31_2">w</text:span><text:span text:style-name="_33_">e</text:span><text:span text:style-name="_36_"> </text:span><text:span text:style-name="_31_2">a</text:span><text:span text:style-name="_34_">r</text:span><text:span text:style-name="_38_">e</text:span><text:span text:style-name="_31_3">,</text:span><text:span text:style-name="_31_"> </text:span><text:span text:style-name="_37_">i</text:span><text:span text:style-name="_31_4">n</text:span><text:span text:style-name="_31_"> </text:span><text:span text:style-name="_37_">e</text:span><text:span text:style-name="_31_3">i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2">c</text:span><text:span text:style-name="_34_">a</text:span><text:span text:style-name="_37_">s</text:span><text:span text:style-name="_31_4">e</text:span><text:span text:style-name="_34_">,</text:span><text:span text:style-name="_36_"> </text:span><text:span text:style-name="_31_5">i</text:span><text:span text:style-name="_34_">n</text:span><text:span text:style-name="_38_">s</text:span><text:span text:style-name="_31_3">t</text:span><text:span text:style-name="_32_">r</text:span><text:span text:style-name="_38_">u</text:span><text:span text:style-name="_31_3">m</text:span><text:span text:style-name="_32_">e</text:span><text:span text:style-name="_38_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H</text:span><text:span text:style-name="_34_">i</text:span><text:span text:style-name="_38_">s</text:span><text:span text:style-name="_31_1"> </text:span><text:span text:style-name="_32_">w</text:span><text:span text:style-name="_38_">i</text:span><text:span text:style-name="_31_5">l</text:span><text:span text:style-name="_35_">l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i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.</text:span><text:span text:style-name="_38_">m</text:span><text:span text:style-name="_31_4">a</text:span><text:span text:style-name="_35_">n</text:span><text:span text:style-name="_31_0">s</text:span><text:span text:style-name="_31_4">i</text:span><text:span text:style-name="_35_">o</text:span><text:span text:style-name="_39_">n</text:span><text:span text:style-name="_31_2">s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s</text:span><text:span text:style-name="_37_">o</text:span><text:span text:style-name="_31_4">u</text:span><text:span text:style-name="_32_">l</text:span><text:span text:style-name="_31_0">s</text:span><text:span text:style-name="_31_1"> </text:span><text:span text:style-name="_34_">t</text:span><text:span text:style-name="_39_">h</text:span><text:span text:style-name="_31_4">a</text:span><text:span text:style-name="_33_">t</text:span><text:span text:style-name="_36_"> </text:span><text:span text:style-name="_31_4">H</text:span><text:span text:style-name="_32_">e</text:span><text:span text:style-name="_36_"> </text:span><text:span text:style-name="_31_2">c</text:span><text:span text:style-name="_34_">r</text:span><text:span text:style-name="_31_0">e</text:span><text:span text:style-name="_31_2">a</text:span><text:span text:style-name="_34_">t</text:span><text:span text:style-name="_38_">e</text:span><text:span text:style-name="_31_2">s</text:span><text:span text:style-name="_34_">.</text:span></text:p>
      <text:p text:style-name="P1"><text:span text:style-name="_31_5">H</text:span><text:span text:style-name="_32_">o</text:span><text:span text:style-name="_31_0">w</text:span><text:span text:style-name="_31_4">e</text:span><text:span text:style-name="_34_">v</text:span><text:span text:style-name="_37_">e</text:span><text:span text:style-name="_31_3">r</text:span><text:span text:style-name="_32_">,</text:span><text:span text:style-name="_36_"> </text:span><text:span text:style-name="_31_2">t</text:span><text:span text:style-name="_32_">h</text:span><text:span text:style-name="_31_0">i</text:span><text:span text:style-name="_31_2">s</text:span><text:span text:style-name="_31_"> </text:span><text:span text:style-name="_31_0">i</text:span><text:span text:style-name="_31_3">s</text:span><text:span text:style-name="_31_"> </text:span><text:span text:style-name="_37_">m</text:span><text:span text:style-name="_31_5">e</text:span><text:span text:style-name="_35_">r</text:span><text:span text:style-name="_37_">e</text:span><text:span text:style-name="_31_1"> </text:span><text:span text:style-name="_32_">s</text:span><text:span text:style-name="_37_">p</text:span><text:span text:style-name="_31_5">e</text:span><text:span text:style-name="_33_">c</text:span><text:span text:style-name="_31_0">u</text:span><text:span text:style-name="_31_3">l</text:span><text:span text:style-name="_33_">a</text:span><text:span text:style-name="_38_">t</text:span><text:span text:style-name="_31_2">i</text:span><text:span text:style-name="_34_">o</text:span><text:span text:style-name="_39_">n</text:span><text:span text:style-name="_31_5">.</text:span><text:span text:style-name="_31_"> </text:span><text:span text:style-name="_38_">I</text:span><text:span text:style-name="_31_1"> </text:span><text:span text:style-name="_34_">a</text:span><text:span text:style-name="_37_">m</text:span><text:span text:style-name="_31_1"> </text:span><text:span text:style-name="_32_">n</text:span><text:span text:style-name="_39_">o</text:span><text:span text:style-name="_31_3">t</text:span><text:span text:style-name="_31_"> </text:span><text:span text:style-name="_31_0">v</text:span><text:span text:style-name="_31_4">e</text:span><text:span text:style-name="_34_">r</text:span><text:span text:style-name="_37_">y</text:span><text:span text:style-name="_31_1"> </text:span><text:span text:style-name="_34_">i</text:span><text:span text:style-name="_39_">m</text:span><text:span text:style-name="_31_2">p</text:span><text:span text:style-name="_34_">r</text:span><text:span text:style-name="_37_">e</text:span><text:span text:style-name="_31_3">s</text:span><text:span text:style-name="_34_">s</text:span><text:span text:style-name="_31_0">e</text:span><text:span text:style-name="_31_5">d</text:span><text:span text:style-name="_31_"> </text:span><text:span text:style-name="_37_">w</text:span><text:span text:style-name="_31_3">i</text:span><text:span text:style-name="_32_">t</text:span><text:span text:style-name="_39_">h</text:span><text:span text:style-name="_31_1"> </text:span><text:span text:style-name="_35_">t</text:span><text:span text:style-name="_37_">h</text:span><text:span text:style-name="_31_5">e</text:span><text:span text:style-name="_34_">o</text:span><text:span text:style-name="_31_0">l</text:span><text:span text:style-name="_31_3">o</text:span><text:span text:style-name="_33_">g</text:span><text:span text:style-name="_37_">i</text:span><text:span text:style-name="_31_3">c</text:span><text:span text:style-name="_35_">a</text:span><text:span text:style-name="_39_">l</text:span><text:span text:style-name="_31_1"> </text:span><text:span text:style-name="_32_">a</text:span><text:span text:style-name="_37_">r</text:span><text:span text:style-name="_31_3">g</text:span><text:span text:style-name="_33_">u</text:span><text:span text:style-name="_39_">m</text:span><text:span text:style-name="_31_3">e</text:span><text:span text:style-name="_33_">n</text:span><text:span text:style-name="_37_">t</text:span><text:span text:style-name="_31_3">s</text:span><text:span text:style-name="_31_"> </text:span><text:span text:style-name="_31_0">w</text:span><text:span text:style-name="_31_4">h</text:span><text:span text:style-name="_33_">a</text:span><text:span text:style-name="_37_">t</text:span><text:span text:style-name="_31_5">e</text:span><text:span text:style-name="_32_">v</text:span><text:span text:style-name="_31_0">e</text:span><text:span text:style-name="_31_5">r</text:span><text:span text:style-name="_31_"> </text:span><text:span text:style-name="_38_">t</text:span><text:span text:style-name="_31_2">h</text:span><text:span text:style-name="_32_">e</text:span><text:span text:style-name="_37_">y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5">e</text:span><text:span text:style-name="_31_"> </text:span><text:span text:style-name="_38_">u</text:span><text:span text:style-name="_31_3">s</text:span><text:span text:style-name="_32_">e</text:span><text:span text:style-name="_31_0">d</text:span><text:span text:style-name="_31_1"> </text:span><text:span text:style-name="_32_">t</text:span><text:span text:style-name="_38_">o</text:span><text:span text:style-name="_31_1"> </text:span><text:span text:style-name="_33_">s</text:span><text:span text:style-name="_37_">u</text:span><text:span text:style-name="_31_5">p</text:span><text:span text:style-name="_35_">p</text:span><text:span text:style-name="_31_0">o</text:span><text:span text:style-name="_31_4">r</text:span><text:span text:style-name="_32_">t</text:span><text:span text:style-name="_39_">.</text:span><text:span text:style-name="_31_1"> </text:span><text:span text:style-name="_33_">S</text:span><text:span text:style-name="_37_">u</text:span><text:span text:style-name="_31_4">c</text:span><text:span text:style-name="_34_">h</text:span><text:span text:style-name="_36_"> </text:span><text:span text:style-name="_31_5">a</text:span><text:span text:style-name="_32_">r</text:span><text:span text:style-name="_39_">g</text:span><text:span text:style-name="_31_4">u</text:span><text:span text:style-name="_32_">m</text:span><text:span text:style-name="_39_">e</text:span><text:span text:style-name="_31_4">n</text:span><text:span text:style-name="_34_">t</text:span><text:span text:style-name="_39_">s</text:span><text:span text:style-name="_31_1"> </text:span><text:span text:style-name="_32_">h</text:span><text:span text:style-name="_31_0">a</text:span><text:span text:style-name="_31_4">v</text:span><text:span text:style-name="_34_">e</text:span><text:span text:style-name="_36_"> </text:span><text:span text:style-name="_31_4">o</text:span><text:span text:style-name="_35_">f</text:span><text:span text:style-name="_31_0">t</text:span><text:span text:style-name="_31_4">e</text:span><text:span text:style-name="_33_">n</text:span><text:span text:style-name="_36_"> </text:span><text:span text:style-name="_31_2">b</text:span><text:span text:style-name="_34_">e</text:span><text:span text:style-name="_39_">e</text:span><text:span text:style-name="_31_3">n</text:span><text:span text:style-name="_31_"> </text:span><text:span text:style-name="_31_0">f</text:span><text:span text:style-name="_31_3">o</text:span><text:span text:style-name="_32_">u</text:span><text:span text:style-name="_37_">n</text:span><text:span text:style-name="_31_3">d</text:span><text:span text:style-name="_31_"> </text:span><text:span text:style-name="_37_">u</text:span><text:span text:style-name="_31_3">n</text:span><text:span text:style-name="_34_">s</text:span><text:span text:style-name="_39_">a</text:span><text:span text:style-name="_31_5">t</text:span><text:span text:style-name="_35_">i</text:span><text:span text:style-name="_37_">s</text:span><text:span text:style-name="_31_5">f</text:span><text:span text:style-name="_35_">a</text:span><text:span text:style-name="_31_0">c</text:span><text:span text:style-name="_31_2">t</text:span><text:span text:style-name="_32_">o</text:span><text:span text:style-name="_38_">r</text:span><text:span text:style-name="_31_5">y</text:span><text:span text:style-name="_31_"> </text:span><text:span text:style-name="_39_">i</text:span><text:span text:style-name="_31_4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p</text:span><text:span text:style-name="_35_">a</text:span><text:span text:style-name="_39_">s</text:span><text:span text:style-name="_31_5">t</text:span><text:span text:style-name="_32_">.</text:span><text:span text:style-name="_36_"> </text:span><text:span text:style-name="_31_3">I</text:span><text:span text:style-name="_35_">n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t</text:span><text:span text:style-name="_31_0">i</text:span><text:span text:style-name="_31_4">m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4">G</text:span><text:span text:style-name="_33_">a</text:span><text:span text:style-name="_38_">l</text:span><text:span text:style-name="_31_5">i</text:span><text:span text:style-name="_33_">l</text:span><text:span text:style-name="_39_">e</text:span><text:span text:style-name="_31_3">o</text:span><text:span text:style-name="_31_"> </text:span><text:span text:style-name="_39_">i</text:span><text:span text:style-name="_31_3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3">a</text:span><text:span text:style-name="_32_">r</text:span><text:span text:style-name="_31_0">g</text:span><text:span text:style-name="_31_3">u</text:span><text:span text:style-name="_34_">e</text:span><text:span text:style-name="_39_">d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t</text:span><text:span text:style-name="_38_">e</text:span><text:span text:style-name="_31_2">x</text:span><text:span text:style-name="_35_">t</text:span><text:span text:style-name="_39_">s</text:span><text:span text:style-name="_31_5">,</text:span><text:span text:style-name="_31_"> </text:span><text:span text:style-name="_31_0">"</text:span><text:span text:style-name="_31_5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u</text:span><text:span text:style-name="_34_">n</text:span><text:span text:style-name="_36_"> </text:span><text:span text:style-name="_31_2">s</text:span><text:span text:style-name="_33_">t</text:span><text:span text:style-name="_37_">o</text:span><text:span text:style-name="_31_5">o</text:span><text:span text:style-name="_33_">d</text:span><text:span text:style-name="_36_"> </text:span><text:span text:style-name="_31_2">s</text:span><text:span text:style-name="_33_">t</text:span><text:span text:style-name="_31_0">i</text:span><text:span text:style-name="_31_2">l</text:span><text:span text:style-name="_32_">l</text:span><text:span text:style-name="_36_"> </text:span><text:span text:style-name="_31_2">.</text:span><text:span text:style-name="_31_"> </text:span><text:span text:style-name="_38_">.</text:span><text:span text:style-name="_31_1"> </text:span><text:span text:style-name="_33_">.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2_">h</text:span><text:span text:style-name="_38_">a</text:span><text:span text:style-name="_31_5">s</text:span><text:span text:style-name="_34_">t</text:span><text:span text:style-name="_39_">e</text:span><text:span text:style-name="_31_2">d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t</text:span><text:span text:style-name="_32_">o</text:span><text:span text:style-name="_36_"> </text:span><text:span text:style-name="_31_5">g</text:span><text:span text:style-name="_32_">o</text:span><text:span text:style-name="_36_"> </text:span><text:span text:style-name="_31_4">d</text:span><text:span text:style-name="_34_">o</text:span><text:span text:style-name="_38_">w</text:span><text:span text:style-name="_31_4">n</text:span><text:span text:style-name="_31_"> </text:span><text:span text:style-name="_38_">a</text:span><text:span text:style-name="_31_5">b</text:span><text:span text:style-name="_35_">o</text:span><text:span text:style-name="_39_">u</text:span><text:span text:style-name="_31_5">t</text:span><text:span text:style-name="_31_"> </text:span><text:span text:style-name="_39_">a</text:span><text:span text:style-name="_31_1"> </text:span><text:span text:style-name="_32_">w</text:span><text:span text:style-name="_38_">h</text:span><text:span text:style-name="_31_3">o</text:span><text:span text:style-name="_32_">l</text:span><text:span text:style-name="_37_">e</text:span><text:span text:style-name="_31_1"> </text:span><text:span text:style-name="_32_">d</text:span><text:span text:style-name="_39_">a</text:span><text:span text:style-name="_31_3">y</text:span><text:span text:style-name="_34_">"</text:span><text:span text:style-name="_36_"> </text:span><text:span text:style-name="_31_2">(</text:span><text:span text:style-name="_32_">J</text:span><text:span text:style-name="_39_">o</text:span><text:span text:style-name="_31_3">s</text:span><text:span text:style-name="_32_">h</text:span><text:span text:style-name="_37_">u</text:span><text:span text:style-name="_31_2">a</text:span><text:span text:style-name="_31_"> </text:span><text:span text:style-name="_38_">x</text:span><text:span text:style-name="_31_5">.</text:span><text:span text:style-name="_31_"> </text:span><text:span text:style-name="_38_">1</text:span><text:span text:style-name="_31_3">3</text:span><text:span text:style-name="_35_">)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"</text:span><text:span text:style-name="_39_">H</text:span><text:span text:style-name="_31_5">e</text:span><text:span text:style-name="_31_"> </text:span><text:span text:style-name="_37_">l</text:span><text:span text:style-name="_31_2">a</text:span><text:span text:style-name="_32_">i</text:span><text:span text:style-name="_39_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f</text:span><text:span text:style-name="_31_5">o</text:span><text:span text:style-name="_33_">u</text:span><text:span text:style-name="_37_">n</text:span><text:span text:style-name="_31_3">d</text:span><text:span text:style-name="_34_">a</text:span><text:span text:style-name="_38_">t</text:span><text:span text:style-name="_31_3">i</text:span><text:span text:style-name="_32_">o</text:span><text:span text:style-name="_39_">n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e</text:span><text:span text:style-name="_33_">a</text:span><text:span text:style-name="_37_">r</text:span><text:span text:style-name="_31_2">t</text:span><text:span text:style-name="_34_">h</text:span><text:span text:style-name="_39_">,</text:span><text:span text:style-name="_31_1"> </text:span><text:span text:style-name="_32_">t</text:span><text:span text:style-name="_39_">h</text:span><text:span text:style-name="_31_3">a</text:span><text:span text:style-name="_35_">t</text:span><text:span text:style-name="_36_"> </text:span><text:span text:style-name="_31_4">i</text:span><text:span text:style-name="_32_">t</text:span><text:span text:style-name="_36_"> </text:span><text:span text:style-name="_31_5">s</text:span><text:span text:style-name="_33_">h</text:span><text:span text:style-name="_39_">o</text:span><text:span text:style-name="_31_2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4">t</text:span><text:span text:style-name="_31_"> </text:span><text:span text:style-name="_31_0">m</text:span><text:span text:style-name="_31_3">o</text:span><text:span text:style-name="_32_">v</text:span><text:span text:style-name="_31_0">e</text:span><text:span text:style-name="_31_1"> </text:span><text:span text:style-name="_34_">a</text:span><text:span text:style-name="_39_">t</text:span><text:span text:style-name="_31_1"> </text:span><text:span text:style-name="_32_">a</text:span><text:span text:style-name="_37_">n</text:span><text:span text:style-name="_31_3">y</text:span><text:span text:style-name="_31_"> </text:span><text:span text:style-name="_31_0">t</text:span><text:span text:style-name="_31_2">i</text:span><text:span text:style-name="_35_">m</text:span><text:span text:style-name="_31_0">e</text:span><text:span text:style-name="_31_4">"</text:span><text:span text:style-name="_31_"> </text:span><text:span text:style-name="_31_0">(</text:span><text:span text:style-name="_31_5">P</text:span><text:span text:style-name="_33_">s</text:span><text:span text:style-name="_38_">a</text:span><text:span text:style-name="_31_2">l</text:span><text:span text:style-name="_33_">m</text:span><text:span text:style-name="_36_"> </text:span><text:span text:style-name="_31_2">c</text:span><text:span text:style-name="_35_">v</text:span><text:span text:style-name="_39_">.</text:span><text:span text:style-name="_31_1"> </text:span><text:span text:style-name="_34_">5</text:span><text:span text:style-name="_31_0">)</text:span><text:span text:style-name="_31_1"> </text:span><text:span text:style-name="_35_">w</text:span><text:span text:style-name="_31_0">e</text:span><text:span text:style-name="_31_3">r</text:span><text:span text:style-name="_33_">e</text:span><text:span text:style-name="_36_"> </text:span><text:span text:style-name="_31_3">a</text:span><text:span text:style-name="_35_">n</text:span><text:span text:style-name="_36_"> </text:span><text:span text:style-name="_31_5">a</text:span><text:span text:style-name="_32_">d</text:span><text:span text:style-name="_38_">e</text:span><text:span text:style-name="_31_2">q</text:span><text:span text:style-name="_34_">u</text:span><text:span text:style-name="_38_">a</text:span><text:span text:style-name="_31_5">t</text:span><text:span text:style-name="_35_">e</text:span><text:span text:style-name="_36_"> </text:span><text:span text:style-name="_31_3">r</text:span><text:span text:style-name="_33_">e</text:span><text:span text:style-name="_37_">f</text:span><text:span text:style-name="_31_5">u</text:span><text:span text:style-name="_32_">t</text:span><text:span text:style-name="_39_">a</text:span><text:span text:style-name="_31_3">t</text:span><text:span text:style-name="_34_">i</text:span><text:span text:style-name="_31_0">o</text:span><text:span text:style-name="_31_2">n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C</text:span><text:span text:style-name="_34_">o</text:span><text:span text:style-name="_37_">p</text:span><text:span text:style-name="_31_4">e</text:span><text:span text:style-name="_34_">r</text:span><text:span text:style-name="_39_">n</text:span><text:span text:style-name="_31_5">i</text:span><text:span text:style-name="_32_">c</text:span><text:span text:style-name="_38_">a</text:span><text:span text:style-name="_31_2">n</text:span><text:span text:style-name="_31_"> </text:span><text:span text:style-name="_38_">t</text:span><text:span text:style-name="_31_5">h</text:span><text:span text:style-name="_32_">e</text:span><text:span text:style-name="_31_0">o</text:span><text:span text:style-name="_31_4">r</text:span><text:span text:style-name="_35_">y</text:span><text:span text:style-name="_39_">.</text:span><text:span text:style-name="_31_1"> </text:span><text:span text:style-name="_35_">W</text:span><text:span text:style-name="_39_">i</text:span><text:span text:style-name="_31_4">t</text:span><text:span text:style-name="_34_">h</text:span><text:span text:style-name="_36_"> </text:span><text:span text:style-name="_31_5">o</text:span><text:span text:style-name="_34_">u</text:span><text:span text:style-name="_37_">r</text:span><text:span text:style-name="_31_1"> </text:span><text:span text:style-name="_35_">p</text:span><text:span text:style-name="_37_">r</text:span><text:span text:style-name="_31_5">e</text:span><text:span text:style-name="_32_">s</text:span><text:span text:style-name="_39_">e</text:span><text:span text:style-name="_31_2">n</text:span><text:span text:style-name="_35_">t</text:span><text:span text:style-name="_36_"> </text:span><text:span text:style-name="_31_3">k</text:span><text:span text:style-name="_35_">n</text:span><text:span text:style-name="_31_0">o</text:span><text:span text:style-name="_31_4">w</text:span><text:span text:style-name="_33_">l</text:span><text:span text:style-name="_38_">e</text:span><text:span text:style-name="_31_3">d</text:span><text:span text:style-name="_35_">g</text:span><text:span text:style-name="_38_">e</text:span><text:span text:style-name="_31_1"> </text:span><text:span text:style-name="_32_">s</text:span><text:span text:style-name="_31_0">u</text:span><text:span text:style-name="_31_3">c</text:span><text:span text:style-name="_35_">h</text:span><text:span text:style-name="_36_"> </text:span><text:span text:style-name="_31_2">a</text:span><text:span text:style-name="_34_">n</text:span><text:span text:style-name="_36_"> </text:span><text:span text:style-name="_31_3">a</text:span><text:span text:style-name="_33_">r</text:span><text:span text:style-name="_39_">g</text:span><text:span text:style-name="_31_5">u</text:span><text:span text:style-name="_33_">m</text:span><text:span text:style-name="_38_">e</text:span><text:span text:style-name="_31_4">n</text:span><text:span text:style-name="_33_">t</text:span><text:span text:style-name="_36_"> </text:span><text:span text:style-name="_31_3">a</text:span><text:span text:style-name="_34_">p</text:span><text:span text:style-name="_38_">p</text:span><text:span text:style-name="_31_4">e</text:span><text:span text:style-name="_35_">a</text:span><text:span text:style-name="_38_">r</text:span><text:span text:style-name="_31_2">s</text:span><text:span text:style-name="_31_"> </text:span><text:span text:style-name="_31_0">f</text:span><text:span text:style-name="_31_4">u</text:span><text:span text:style-name="_34_">t</text:span><text:span text:style-name="_37_">i</text:span><text:span text:style-name="_31_5">l</text:span><text:span text:style-name="_33_">e</text:span><text:span text:style-name="_38_">.</text:span><text:span text:style-name="_31_1"> </text:span><text:span text:style-name="_33_">W</text:span><text:span text:style-name="_37_">h</text:span><text:span text:style-name="_31_4">e</text:span><text:span text:style-name="_35_">n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1_0">k</text:span><text:span text:style-name="_31_2">n</text:span><text:span text:style-name="_33_">o</text:span><text:span text:style-name="_31_0">w</text:span><text:span text:style-name="_31_5">l</text:span><text:span text:style-name="_34_">e</text:span><text:span text:style-name="_38_">d</text:span><text:span text:style-name="_31_2">g</text:span><text:span text:style-name="_34_">e</text:span><text:span text:style-name="_36_"> </text:span><text:span text:style-name="_31_2">w</text:span><text:span text:style-name="_32_">a</text:span><text:span text:style-name="_31_0">s</text:span><text:span text:style-name="_31_1"> </text:span><text:span text:style-name="_32_">n</text:span><text:span text:style-name="_37_">o</text:span><text:span text:style-name="_31_3">t</text:span><text:span text:style-name="_31_"> </text:span><text:span text:style-name="_37_">a</text:span><text:span text:style-name="_31_2">v</text:span><text:span text:style-name="_32_">a</text:span><text:span text:style-name="_38_">i</text:span><text:span text:style-name="_31_5">l</text:span><text:span text:style-name="_35_">a</text:span><text:span text:style-name="_39_">b</text:span><text:span text:style-name="_31_5">l</text:span><text:span text:style-name="_33_">e</text:span><text:span text:style-name="_36_"> </text:span><text:span text:style-name="_31_3">i</text:span><text:span text:style-name="_34_">t</text:span><text:span text:style-name="_36_"> </text:span><text:span text:style-name="_31_3">m</text:span><text:span text:style-name="_33_">a</text:span><text:span text:style-name="_39_">d</text:span><text:span text:style-name="_31_2">e</text:span><text:span text:style-name="_31_"> </text:span><text:span text:style-name="_37_">a</text:span><text:span text:style-name="_31_1"> </text:span><text:span text:style-name="_35_">q</text:span><text:span text:style-name="_31_0">u</text:span><text:span text:style-name="_31_2">i</text:span><text:span text:style-name="_32_">t</text:span><text:span text:style-name="_31_0">e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e</text:span><text:span text:style-name="_31_3">r</text:span><text:span text:style-name="_35_">e</text:span><text:span text:style-name="_38_">n</text:span><text:span text:style-name="_31_4">t</text:span><text:span text:style-name="_31_"> </text:span><text:span text:style-name="_37_">i</text:span><text:span text:style-name="_31_4">m</text:span><text:span text:style-name="_34_">p</text:span><text:span text:style-name="_38_">r</text:span><text:span text:style-name="_31_3">e</text:span><text:span text:style-name="_34_">s</text:span><text:span text:style-name="_38_">s</text:span><text:span text:style-name="_31_2">i</text:span><text:span text:style-name="_35_">o</text:span><text:span text:style-name="_31_0">n</text:span><text:span text:style-name="_31_2">.</text:span></text:p>
      <text:p text:style-name="P1"><text:span text:style-name="_38_">(</text:span><text:span text:style-name="_31_3">2</text:span><text:span text:style-name="_33_">)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"</text:span><text:span text:style-name="_37_">H</text:span><text:span text:style-name="_31_3">e</text:span><text:span text:style-name="_32_">a</text:span><text:span text:style-name="_31_0">d</text:span><text:span text:style-name="_31_2">s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3">S</text:span><text:span text:style-name="_32_">a</text:span><text:span text:style-name="_38_">n</text:span><text:span text:style-name="_31_2">d</text:span><text:span text:style-name="_34_">"</text:span><text:span text:style-name="_36_"> </text:span><text:span text:style-name="_31_3">O</text:span><text:span text:style-name="_32_">b</text:span><text:span text:style-name="_38_">j</text:span><text:span text:style-name="_31_5">e</text:span><text:span text:style-name="_33_">c</text:span><text:span text:style-name="_37_">t</text:span><text:span text:style-name="_31_5">i</text:span><text:span text:style-name="_34_">o</text:span><text:span text:style-name="_37_">n</text:span></text:p>
      <text:p text:style-name="P1"><text:span text:style-name="_33_">T</text:span><text:span text:style-name="_38_">h</text:span><text:span text:style-name="_31_5">e</text:span><text:span text:style-name="_31_"> </text:span><text:span text:style-name="_39_">c</text:span><text:span text:style-name="_31_2">o</text:span><text:span text:style-name="_33_">n</text:span><text:span text:style-name="_37_">s</text:span><text:span text:style-name="_31_5">e</text:span><text:span text:style-name="_33_">q</text:span><text:span text:style-name="_38_">u</text:span><text:span text:style-name="_31_4">e</text:span><text:span text:style-name="_33_">n</text:span><text:span text:style-name="_37_">c</text:span><text:span text:style-name="_31_5">e</text:span><text:span text:style-name="_32_">s</text:span><text:span text:style-name="_36_"> </text:span><text:span text:style-name="_31_2">o</text:span><text:span text:style-name="_35_">f</text:span><text:span text:style-name="_36_"> </text:span><text:span text:style-name="_31_3">m</text:span><text:span text:style-name="_34_">a</text:span><text:span text:style-name="_37_">c</text:span><text:span text:style-name="_31_4">h</text:span><text:span text:style-name="_32_">i</text:span><text:span text:style-name="_31_0">n</text:span><text:span text:style-name="_31_3">e</text:span><text:span text:style-name="_34_">s</text:span><text:span text:style-name="_36_"> </text:span><text:span text:style-name="_31_4">t</text:span><text:span text:style-name="_35_">h</text:span><text:span text:style-name="_39_">i</text:span><text:span text:style-name="_31_4">n</text:span><text:span text:style-name="_34_">k</text:span><text:span text:style-name="_37_">i</text:span><text:span text:style-name="_31_5">n</text:span><text:span text:style-name="_34_">g</text:span><text:span text:style-name="_36_"> </text:span><text:span text:style-name="_31_5">w</text:span><text:span text:style-name="_32_">o</text:span><text:span text:style-name="_37_">u</text:span><text:span text:style-name="_31_4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o</text:span><text:span text:style-name="_38_">o</text:span><text:span text:style-name="_31_1"> </text:span><text:span text:style-name="_34_">d</text:span><text:span text:style-name="_31_0">r</text:span><text:span text:style-name="_31_2">e</text:span><text:span text:style-name="_33_">a</text:span><text:span text:style-name="_37_">d</text:span><text:span text:style-name="_31_2">f</text:span><text:span text:style-name="_32_">u</text:span><text:span text:style-name="_39_">l</text:span><text:span text:style-name="_31_5">.</text:span><text:span text:style-name="_31_"> </text:span><text:span text:style-name="_37_">L</text:span><text:span text:style-name="_31_2">e</text:span><text:span text:style-name="_32_">t</text:span><text:span text:style-name="_36_"> </text:span><text:span text:style-name="_31_4">u</text:span><text:span text:style-name="_34_">s</text:span><text:span text:style-name="_36_"> </text:span><text:span text:style-name="_31_4">h</text:span><text:span text:style-name="_33_">o</text:span><text:span text:style-name="_31_0">p</text:span><text:span text:style-name="_31_2">e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b</text:span><text:span text:style-name="_32_">e</text:span><text:span text:style-name="_39_">l</text:span><text:span text:style-name="_31_3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4">h</text:span><text:span text:style-name="_33_">a</text:span><text:span text:style-name="_39_">t</text:span><text:span text:style-name="_31_1"> </text:span><text:span text:style-name="_34_">t</text:span><text:span text:style-name="_37_">h</text:span><text:span text:style-name="_31_3">e</text:span><text:span text:style-name="_34_">y</text:span><text:span text:style-name="_36_"> </text:span><text:span text:style-name="_31_4">c</text:span><text:span text:style-name="_34_">a</text:span><text:span text:style-name="_31_0">n</text:span><text:span text:style-name="_31_5">n</text:span><text:span text:style-name="_33_">o</text:span><text:span text:style-name="_31_0">t</text:span><text:span text:style-name="_31_1"> </text:span><text:span text:style-name="_34_">d</text:span><text:span text:style-name="_39_">o</text:span><text:span text:style-name="_31_1"> </text:span><text:span text:style-name="_34_">s</text:span><text:span text:style-name="_38_">o</text:span><text:span text:style-name="_31_5">.</text:span><text:span text:style-name="_32_">"</text:span></text:p>
      <text:p text:style-name="P1"><text:span text:style-name="_31_4">T</text:span><text:span text:style-name="_34_">h</text:span><text:span text:style-name="_38_">i</text:span><text:span text:style-name="_31_2">s</text:span><text:span text:style-name="_31_"> </text:span><text:span text:style-name="_39_">a</text:span><text:span text:style-name="_31_5">r</text:span><text:span text:style-name="_33_">g</text:span><text:span text:style-name="_37_">u</text:span><text:span text:style-name="_31_3">m</text:span><text:span text:style-name="_33_">e</text:span><text:span text:style-name="_31_0">n</text:span><text:span text:style-name="_31_2">t</text:span><text:span text:style-name="_31_"> </text:span><text:span text:style-name="_31_0">i</text:span><text:span text:style-name="_31_5">s</text:span><text:span text:style-name="_31_"> </text:span><text:span text:style-name="_31_0">s</text:span><text:span text:style-name="_31_4">e</text:span><text:span text:style-name="_35_">l</text:span><text:span text:style-name="_31_0">d</text:span><text:span text:style-name="_31_3">o</text:span><text:span text:style-name="_32_">m</text:span><text:span text:style-name="_36_"> </text:span><text:span text:style-name="_31_4">e</text:span><text:span text:style-name="_35_">x</text:span><text:span text:style-name="_38_">p</text:span><text:span text:style-name="_31_5">r</text:span><text:span text:style-name="_35_">e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q</text:span><text:span text:style-name="_39_">u</text:span><text:span text:style-name="_31_4">i</text:span><text:span text:style-name="_34_">t</text:span><text:span text:style-name="_39_">e</text:span><text:span text:style-name="_31_1"> </text:span><text:span text:style-name="_32_">s</text:span><text:span text:style-name="_37_">o</text:span><text:span text:style-name="_31_1"> </text:span><text:span text:style-name="_35_">o</text:span><text:span text:style-name="_38_">p</text:span><text:span text:style-name="_31_2">e</text:span><text:span text:style-name="_32_">n</text:span><text:span text:style-name="_31_0">l</text:span><text:span text:style-name="_31_3">y</text:span><text:span text:style-name="_31_"> </text:span><text:span text:style-name="_38_">a</text:span><text:span text:style-name="_31_2">s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f</text:span><text:span text:style-name="_34_">o</text:span><text:span text:style-name="_37_">r</text:span><text:span text:style-name="_31_5">m</text:span><text:span text:style-name="_31_"> </text:span><text:span text:style-name="_39_">a</text:span><text:span text:style-name="_31_3">b</text:span><text:span text:style-name="_34_">o</text:span><text:span text:style-name="_39_">v</text:span><text:span text:style-name="_31_3">e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2_">i</text:span><text:span text:style-name="_39_">t</text:span><text:span text:style-name="_31_1"> </text:span><text:span text:style-name="_32_">a</text:span><text:span text:style-name="_37_">f</text:span><text:span text:style-name="_31_5">f</text:span><text:span text:style-name="_34_">e</text:span><text:span text:style-name="_37_">c</text:span><text:span text:style-name="_31_4">t</text:span><text:span text:style-name="_32_">s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1_0">o</text:span><text:span text:style-name="_31_3">f</text:span><text:span text:style-name="_31_"> </text:span><text:span text:style-name="_39_">u</text:span><text:span text:style-name="_31_4">s</text:span><text:span text:style-name="_31_"> </text:span><text:span text:style-name="_31_0">w</text:span><text:span text:style-name="_31_3">h</text:span><text:span text:style-name="_32_">o</text:span><text:span text:style-name="_36_"> </text:span><text:span text:style-name="_31_2">t</text:span><text:span text:style-name="_34_">h</text:span><text:span text:style-name="_38_">i</text:span><text:span text:style-name="_31_4">n</text:span><text:span text:style-name="_33_">k</text:span><text:span text:style-name="_36_"> </text:span><text:span text:style-name="_31_4">a</text:span><text:span text:style-name="_32_">b</text:span><text:span text:style-name="_39_">o</text:span><text:span text:style-name="_31_2">u</text:span><text:span text:style-name="_33_">t</text:span><text:span text:style-name="_36_"> </text:span><text:span text:style-name="_31_2">i</text:span><text:span text:style-name="_34_">t</text:span><text:span text:style-name="_36_"> </text:span><text:span text:style-name="_31_4">a</text:span><text:span text:style-name="_35_">t</text:span><text:span text:style-name="_36_"> </text:span><text:span text:style-name="_31_5">a</text:span><text:span text:style-name="_35_">l</text:span><text:span text:style-name="_37_">l</text:span><text:span text:style-name="_31_2">.</text:span><text:span text:style-name="_31_"> </text:span><text:span text:style-name="_39_">W</text:span><text:span text:style-name="_31_2">e</text:span><text:span text:style-name="_31_"> </text:span><text:span text:style-name="_39_">l</text:span><text:span text:style-name="_31_5">i</text:span><text:span text:style-name="_33_">k</text:span><text:span text:style-name="_39_">e</text:span><text:span text:style-name="_31_1"> </text:span><text:span text:style-name="_35_">t</text:span><text:span text:style-name="_39_">o</text:span><text:span text:style-name="_31_1"> </text:span><text:span text:style-name="_32_">b</text:span><text:span text:style-name="_38_">e</text:span><text:span text:style-name="_31_3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2_">h</text:span><text:span text:style-name="_38_">a</text:span><text:span text:style-name="_31_5">t</text:span><text:span text:style-name="_31_"> </text:span><text:span text:style-name="_37_">M</text:span><text:span text:style-name="_31_2">a</text:span><text:span text:style-name="_32_">n</text:span><text:span text:style-name="_36_"> </text:span><text:span text:style-name="_31_4">i</text:span><text:span text:style-name="_34_">s</text:span><text:span text:style-name="_36_"> </text:span><text:span text:style-name="_31_5">i</text:span><text:span text:style-name="_33_">n</text:span><text:span text:style-name="_36_"> </text:span><text:span text:style-name="_31_2">s</text:span><text:span text:style-name="_35_">o</text:span><text:span text:style-name="_39_">m</text:span><text:span text:style-name="_31_5">e</text:span><text:span text:style-name="_31_"> </text:span><text:span text:style-name="_38_">s</text:span><text:span text:style-name="_31_4">u</text:span><text:span text:style-name="_33_">b</text:span><text:span text:style-name="_31_0">t</text:span><text:span text:style-name="_31_2">l</text:span><text:span text:style-name="_33_">e</text:span><text:span text:style-name="_36_"> </text:span><text:span text:style-name="_31_4">w</text:span><text:span text:style-name="_33_">a</text:span><text:span text:style-name="_37_">y</text:span><text:span text:style-name="_31_1"> </text:span><text:span text:style-name="_35_">s</text:span><text:span text:style-name="_37_">u</text:span><text:span text:style-name="_31_3">p</text:span><text:span text:style-name="_32_">e</text:span><text:span text:style-name="_37_">r</text:span><text:span text:style-name="_31_5">i</text:span><text:span text:style-name="_34_">o</text:span><text:span text:style-name="_37_">r</text:span><text:span text:style-name="_31_1"> </text:span><text:span text:style-name="_34_">t</text:span><text:span text:style-name="_39_">o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4">e</text:span><text:span text:style-name="_34_">s</text:span><text:span text:style-name="_38_">t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r</text:span><text:span text:style-name="_31_2">e</text:span><text:span text:style-name="_33_">a</text:span><text:span text:style-name="_39_">t</text:span><text:span text:style-name="_31_2">i</text:span><text:span text:style-name="_32_">o</text:span><text:span text:style-name="_39_">n</text:span><text:span text:style-name="_31_4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3">s</text:span><text:span text:style-name="_31_"> </text:span><text:span text:style-name="_37_">b</text:span><text:span text:style-name="_31_5">e</text:span><text:span text:style-name="_34_">s</text:span><text:span text:style-name="_37_">t</text:span><text:span text:style-name="_31_1"> </text:span><text:span text:style-name="_35_">i</text:span><text:span text:style-name="_38_">f</text:span><text:span text:style-name="_31_1"> </text:span><text:span text:style-name="_33_">h</text:span><text:span text:style-name="_39_">e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b</text:span><text:span text:style-name="_31_2">e</text:span><text:span text:style-name="_31_"> </text:span><text:span text:style-name="_39_">s</text:span><text:span text:style-name="_31_4">h</text:span><text:span text:style-name="_35_">o</text:span><text:span text:style-name="_39_">w</text:span><text:span text:style-name="_31_2">n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5">s</text:span><text:span text:style-name="_35_">s</text:span><text:span text:style-name="_38_">a</text:span><text:span text:style-name="_31_3">r</text:span><text:span text:style-name="_32_">i</text:span><text:span text:style-name="_31_0">l</text:span><text:span text:style-name="_31_5">y</text:span><text:span text:style-name="_31_"> </text:span><text:span text:style-name="_37_">s</text:span><text:span text:style-name="_31_3">u</text:span><text:span text:style-name="_33_">p</text:span><text:span text:style-name="_37_">e</text:span><text:span text:style-name="_31_4">r</text:span><text:span text:style-name="_33_">i</text:span><text:span text:style-name="_31_0">o</text:span><text:span text:style-name="_31_3">r</text:span><text:span text:style-name="_34_">,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3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2">n</text:span><text:span text:style-name="_33_">o</text:span><text:span text:style-name="_36_"> </text:span><text:span text:style-name="_31_2">d</text:span><text:span text:style-name="_32_">a</text:span><text:span text:style-name="_31_0">n</text:span><text:span text:style-name="_31_3">g</text:span><text:span text:style-name="_32_">e</text:span><text:span text:style-name="_38_">r</text:span><text:span text:style-name="_31_1"> </text:span><text:span text:style-name="_32_">o</text:span><text:span text:style-name="_38_">f</text:span><text:span text:style-name="_31_1"> </text:span><text:span text:style-name="_34_">h</text:span><text:span text:style-name="_37_">i</text:span><text:span text:style-name="_31_2">m</text:span><text:span text:style-name="_31_"> </text:span><text:span text:style-name="_31_0">l</text:span><text:span text:style-name="_31_4">o</text:span><text:span text:style-name="_34_">s</text:span><text:span text:style-name="_37_">i</text:span><text:span text:style-name="_31_4">n</text:span><text:span text:style-name="_35_">g</text:span><text:span text:style-name="_36_"> </text:span><text:span text:style-name="_31_3">h</text:span><text:span text:style-name="_34_">i</text:span><text:span text:style-name="_37_">s</text:span><text:span text:style-name="_31_1"> </text:span><text:span text:style-name="_32_">c</text:span><text:span text:style-name="_31_0">o</text:span><text:span text:style-name="_31_5">m</text:span><text:span text:style-name="_35_">m</text:span><text:span text:style-name="_38_">a</text:span><text:span text:style-name="_31_3">n</text:span><text:span text:style-name="_33_">d</text:span><text:span text:style-name="_37_">i</text:span><text:span text:style-name="_31_3">n</text:span><text:span text:style-name="_33_">g</text:span><text:span text:style-name="_36_"> </text:span><text:span text:style-name="_31_5">p</text:span><text:span text:style-name="_32_">o</text:span><text:span text:style-name="_38_">s</text:span><text:span text:style-name="_31_4">i</text:span><text:span text:style-name="_33_">t</text:span><text:span text:style-name="_31_0">i</text:span><text:span text:style-name="_31_4">o</text:span><text:span text:style-name="_33_">n</text:span><text:span text:style-name="_31_0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p</text:span><text:span text:style-name="_31_4">o</text:span><text:span text:style-name="_32_">p</text:span><text:span text:style-name="_38_">u</text:span><text:span text:style-name="_31_2">l</text:span><text:span text:style-name="_33_">a</text:span><text:span text:style-name="_39_">r</text:span><text:span text:style-name="_31_4">i</text:span><text:span text:style-name="_32_">t</text:span><text:span text:style-name="_37_">y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t</text:span><text:span text:style-name="_31_3">h</text:span><text:span text:style-name="_35_">e</text:span><text:span text:style-name="_31_0">o</text:span><text:span text:style-name="_31_2">l</text:span><text:span text:style-name="_35_">o</text:span><text:span text:style-name="_39_">g</text:span><text:span text:style-name="_31_2">i</text:span><text:span text:style-name="_34_">c</text:span><text:span text:style-name="_31_0">a</text:span><text:span text:style-name="_31_4">l</text:span><text:span text:style-name="_31_"> </text:span><text:span text:style-name="_31_0">a</text:span><text:span text:style-name="_31_2">r</text:span><text:span text:style-name="_35_">g</text:span><text:span text:style-name="_31_0">u</text:span><text:span text:style-name="_31_4">m</text:span><text:span text:style-name="_35_">e</text:span><text:span text:style-name="_38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8_">c</text:span><text:span text:style-name="_31_5">l</text:span><text:span text:style-name="_33_">e</text:span><text:span text:style-name="_37_">a</text:span><text:span text:style-name="_31_5">r</text:span><text:span text:style-name="_33_">l</text:span><text:span text:style-name="_37_">y</text:span><text:span text:style-name="_31_1"> </text:span><text:span text:style-name="_32_">c</text:span><text:span text:style-name="_38_">o</text:span><text:span text:style-name="_31_3">n</text:span><text:span text:style-name="_35_">n</text:span><text:span text:style-name="_37_">e</text:span><text:span text:style-name="_31_2">c</text:span><text:span text:style-name="_34_">t</text:span><text:span text:style-name="_39_">e</text:span><text:span text:style-name="_31_5">d</text:span><text:span text:style-name="_31_"> </text:span><text:span text:style-name="_31_0">w</text:span><text:span text:style-name="_31_5">i</text:span><text:span text:style-name="_32_">t</text:span><text:span text:style-name="_38_">h</text:span><text:span text:style-name="_31_1"> </text:span><text:span text:style-name="_33_">t</text:span><text:span text:style-name="_39_">h</text:span><text:span text:style-name="_31_3">i</text:span><text:span text:style-name="_34_">s</text:span><text:span text:style-name="_36_"> </text:span><text:span text:style-name="_31_5">f</text:span><text:span text:style-name="_33_">e</text:span><text:span text:style-name="_31_0">e</text:span><text:span text:style-name="_31_5">l</text:span><text:span text:style-name="_33_">i</text:span><text:span text:style-name="_31_0">n</text:span><text:span text:style-name="_31_5">g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5">l</text:span><text:span text:style-name="_33_">i</text:span><text:span text:style-name="_31_0">k</text:span><text:span text:style-name="_31_3">e</text:span><text:span text:style-name="_33_">l</text:span><text:span text:style-name="_37_">y</text:span><text:span text:style-name="_31_1"> </text:span><text:span text:style-name="_34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5_">q</text:span><text:span text:style-name="_38_">u</text:span><text:span text:style-name="_31_4">i</text:span><text:span text:style-name="_35_">t</text:span><text:span text:style-name="_31_0">e</text:span><text:span text:style-name="_31_1"> </text:span><text:span text:style-name="_35_">s</text:span><text:span text:style-name="_37_">t</text:span><text:span text:style-name="_31_2">r</text:span><text:span text:style-name="_35_">o</text:span><text:span text:style-name="_39_">n</text:span><text:span text:style-name="_31_3">g</text:span><text:span text:style-name="_31_"> </text:span><text:span text:style-name="_37_">i</text:span><text:span text:style-name="_31_2">n</text:span><text:span text:style-name="_31_"> </text:span><text:span text:style-name="_37_">i</text:span><text:span text:style-name="_31_5">n</text:span><text:span text:style-name="_34_">t</text:span><text:span text:style-name="_31_0">e</text:span><text:span text:style-name="_31_3">l</text:span><text:span text:style-name="_32_">l</text:span><text:span text:style-name="_37_">e</text:span><text:span text:style-name="_31_5">c</text:span><text:span text:style-name="_34_">t</text:span><text:span text:style-name="_39_">u</text:span><text:span text:style-name="_31_4">a</text:span><text:span text:style-name="_34_">l</text:span><text:span text:style-name="_36_"> </text:span><text:span text:style-name="_31_4">p</text:span><text:span text:style-name="_33_">e</text:span><text:span text:style-name="_38_">o</text:span><text:span text:style-name="_31_4">p</text:span><text:span text:style-name="_32_">l</text:span><text:span text:style-name="_31_0">e</text:span><text:span text:style-name="_31_4">,</text:span><text:span text:style-name="_31_"> </text:span><text:span text:style-name="_31_0">s</text:span><text:span text:style-name="_31_4">i</text:span><text:span text:style-name="_35_">n</text:span><text:span text:style-name="_37_">c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9_">y</text:span><text:span text:style-name="_31_1"> </text:span><text:span text:style-name="_35_">v</text:span><text:span text:style-name="_31_0">a</text:span><text:span text:style-name="_31_5">l</text:span><text:span text:style-name="_32_">u</text:span><text:span text:style-name="_31_0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p</text:span><text:span text:style-name="_31_2">o</text:span><text:span text:style-name="_35_">w</text:span><text:span text:style-name="_39_">e</text:span><text:span text:style-name="_31_3">r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2">k</text:span><text:span text:style-name="_35_">i</text:span><text:span text:style-name="_39_">n</text:span><text:span text:style-name="_31_2">g</text:span><text:span text:style-name="_31_"> </text:span><text:span text:style-name="_39_">m</text:span><text:span text:style-name="_31_2">o</text:span><text:span text:style-name="_33_">r</text:span><text:span text:style-name="_38_">e</text:span><text:span text:style-name="_31_1"> </text:span><text:span text:style-name="_33_">h</text:span><text:span text:style-name="_39_">i</text:span><text:span text:style-name="_31_2">g</text:span><text:span text:style-name="_34_">h</text:span><text:span text:style-name="_37_">l</text:span><text:span text:style-name="_31_3">y</text:span><text:span text:style-name="_31_"> </text:span><text:span text:style-name="_37_">t</text:span><text:span text:style-name="_31_2">h</text:span><text:span text:style-name="_34_">a</text:span><text:span text:style-name="_37_">n</text:span><text:span text:style-name="_31_1"> </text:span><text:span text:style-name="_34_">o</text:span><text:span text:style-name="_39_">t</text:span><text:span text:style-name="_31_4">h</text:span><text:span text:style-name="_32_">e</text:span><text:span text:style-name="_37_">r</text:span><text:span text:style-name="_31_2">s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a</text:span><text:span text:style-name="_38_">r</text:span><text:span text:style-name="_31_4">e</text:span><text:span text:style-name="_31_"> </text:span><text:span text:style-name="_38_">m</text:span><text:span text:style-name="_31_3">o</text:span><text:span text:style-name="_32_">r</text:span><text:span text:style-name="_37_">e</text:span><text:span text:style-name="_31_1"> </text:span><text:span text:style-name="_34_">i</text:span><text:span text:style-name="_31_0">n</text:span><text:span text:style-name="_31_5">c</text:span><text:span text:style-name="_34_">l</text:span><text:span text:style-name="_31_0">i</text:span><text:span text:style-name="_31_5">n</text:span><text:span text:style-name="_33_">e</text:span><text:span text:style-name="_31_0">d</text:span><text:span text:style-name="_31_1"> </text:span><text:span text:style-name="_35_">t</text:span><text:span text:style-name="_38_">o</text:span><text:span text:style-name="_31_1"> </text:span><text:span text:style-name="_35_">b</text:span><text:span text:style-name="_37_">a</text:span><text:span text:style-name="_31_4">s</text:span><text:span text:style-name="_34_">e</text:span><text:span text:style-name="_36_"> </text:span><text:span text:style-name="_31_5">t</text:span><text:span text:style-name="_34_">h</text:span><text:span text:style-name="_37_">e</text:span><text:span text:style-name="_31_3">i</text:span><text:span text:style-name="_32_">r</text:span><text:span text:style-name="_36_"> </text:span><text:span text:style-name="_31_3">b</text:span><text:span text:style-name="_33_">e</text:span><text:span text:style-name="_39_">l</text:span><text:span text:style-name="_31_2">i</text:span><text:span text:style-name="_32_">e</text:span><text:span text:style-name="_38_">f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s</text:span><text:span text:style-name="_31_4">u</text:span><text:span text:style-name="_33_">p</text:span><text:span text:style-name="_37_">e</text:span><text:span text:style-name="_31_5">r</text:span><text:span text:style-name="_32_">i</text:span><text:span text:style-name="_38_">o</text:span><text:span text:style-name="_31_4">r</text:span><text:span text:style-name="_33_">i</text:span><text:span text:style-name="_31_0">t</text:span><text:span text:style-name="_31_2">y</text:span><text:span text:style-name="_31_"> </text:span><text:span text:style-name="_31_0">o</text:span><text:span text:style-name="_31_3">f</text:span><text:span text:style-name="_31_"> </text:span><text:span text:style-name="_39_">M</text:span><text:span text:style-name="_31_2">a</text:span><text:span text:style-name="_35_">n</text:span><text:span text:style-name="_36_"> </text:span><text:span text:style-name="_31_5">o</text:span><text:span text:style-name="_35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p</text:span><text:span text:style-name="_31_5">o</text:span><text:span text:style-name="_35_">w</text:span><text:span text:style-name="_31_0">e</text:span><text:span text:style-name="_31_4">r</text:span><text:span text:style-name="_33_">.</text:span></text:p>
      <text:p text:style-name="P1"><text:span text:style-name="_31_3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3">t</text:span><text:span text:style-name="_35_">h</text:span><text:span text:style-name="_38_">i</text:span><text:span text:style-name="_31_5">n</text:span><text:span text:style-name="_34_">k</text:span><text:span text:style-name="_36_"> </text:span><text:span text:style-name="_31_2">t</text:span><text:span text:style-name="_34_">h</text:span><text:span text:style-name="_37_">a</text:span><text:span text:style-name="_31_3">t</text:span><text:span text:style-name="_31_"> </text:span><text:span text:style-name="_31_0">t</text:span><text:span text:style-name="_31_2">h</text:span><text:span text:style-name="_33_">i</text:span><text:span text:style-name="_39_">s</text:span><text:span text:style-name="_31_1"> </text:span><text:span text:style-name="_32_">a</text:span><text:span text:style-name="_39_">r</text:span><text:span text:style-name="_31_3">g</text:span><text:span text:style-name="_35_">u</text:span><text:span text:style-name="_31_0">m</text:span><text:span text:style-name="_31_4">e</text:span><text:span text:style-name="_33_">n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s</text:span><text:span text:style-name="_38_">u</text:span><text:span text:style-name="_31_3">f</text:span><text:span text:style-name="_32_">f</text:span><text:span text:style-name="_39_">i</text:span><text:span text:style-name="_31_5">c</text:span><text:span text:style-name="_35_">i</text:span><text:span text:style-name="_37_">e</text:span><text:span text:style-name="_31_3">n</text:span><text:span text:style-name="_33_">t</text:span><text:span text:style-name="_38_">l</text:span><text:span text:style-name="_31_2">y</text:span><text:span text:style-name="_31_"> </text:span><text:span text:style-name="_31_0">s</text:span><text:span text:style-name="_31_3">u</text:span><text:span text:style-name="_34_">b</text:span><text:span text:style-name="_39_">s</text:span><text:span text:style-name="_31_3">t</text:span><text:span text:style-name="_33_">a</text:span><text:span text:style-name="_31_0">n</text:span><text:span text:style-name="_31_3">t</text:span><text:span text:style-name="_33_">i</text:span><text:span text:style-name="_39_">a</text:span><text:span text:style-name="_31_5">l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5">i</text:span><text:span text:style-name="_34_">r</text:span><text:span text:style-name="_37_">e</text:span><text:span text:style-name="_31_1"> </text:span><text:span text:style-name="_32_">r</text:span><text:span text:style-name="_37_">e</text:span><text:span text:style-name="_31_2">f</text:span><text:span text:style-name="_35_">u</text:span><text:span text:style-name="_39_">t</text:span><text:span text:style-name="_31_2">a</text:span><text:span text:style-name="_34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C</text:span><text:span text:style-name="_31_0">o</text:span><text:span text:style-name="_31_3">n</text:span><text:span text:style-name="_32_">s</text:span><text:span text:style-name="_31_0">o</text:span><text:span text:style-name="_31_2">l</text:span><text:span text:style-name="_32_">a</text:span><text:span text:style-name="_39_">t</text:span><text:span text:style-name="_31_5">i</text:span><text:span text:style-name="_32_">o</text:span><text:span text:style-name="_37_">n</text:span><text:span text:style-name="_31_1"> </text:span><text:span text:style-name="_35_">w</text:span><text:span text:style-name="_31_0">o</text:span><text:span text:style-name="_31_2">u</text:span><text:span text:style-name="_33_">l</text:span><text:span text:style-name="_38_">d</text:span><text:span text:style-name="_31_1"> </text:span><text:span text:style-name="_33_">b</text:span><text:span text:style-name="_39_">e</text:span><text:span text:style-name="_31_1"> </text:span><text:span text:style-name="_33_">m</text:span><text:span text:style-name="_31_0">o</text:span><text:span text:style-name="_31_3">r</text:span><text:span text:style-name="_34_">e</text:span><text:span text:style-name="_36_"> </text:span><text:span text:style-name="_31_2">a</text:span><text:span text:style-name="_33_">p</text:span><text:span text:style-name="_38_">p</text:span><text:span text:style-name="_31_3">r</text:span><text:span text:style-name="_34_">o</text:span><text:span text:style-name="_31_0">p</text:span><text:span text:style-name="_31_5">r</text:span><text:span text:style-name="_35_">i</text:span><text:span text:style-name="_38_">a</text:span><text:span text:style-name="_31_3">t</text:span><text:span text:style-name="_35_">e</text:span><text:span text:style-name="_37_">:</text:span><text:span text:style-name="_31_1"> </text:span><text:span text:style-name="_32_">p</text:span><text:span text:style-name="_31_0">e</text:span><text:span text:style-name="_31_5">r</text:span><text:span text:style-name="_34_">h</text:span><text:span text:style-name="_37_">a</text:span><text:span text:style-name="_31_5">p</text:span><text:span text:style-name="_32_">s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s</text:span><text:span text:style-name="_31_4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3_">e</text:span><text:span text:style-name="_36_"> </text:span><text:span text:style-name="_31_2">s</text:span><text:span text:style-name="_35_">o</text:span><text:span text:style-name="_37_">u</text:span><text:span text:style-name="_31_2">g</text:span><text:span text:style-name="_33_">h</text:span><text:span text:style-name="_31_0">t</text:span><text:span text:style-name="_31_1"> </text:span><text:span text:style-name="_35_">i</text:span><text:span text:style-name="_31_0">n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t</text:span><text:span text:style-name="_31_3">r</text:span><text:span text:style-name="_35_">a</text:span><text:span text:style-name="_31_0">n</text:span><text:span text:style-name="_31_5">s</text:span><text:span text:style-name="_34_">m</text:span><text:span text:style-name="_38_">i</text:span><text:span text:style-name="_31_2">g</text:span><text:span text:style-name="_32_">r</text:span><text:span text:style-name="_38_">a</text:span><text:span text:style-name="_31_5">t</text:span><text:span text:style-name="_35_">i</text:span><text:span text:style-name="_39_">o</text:span><text:span text:style-name="_31_4">n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4">o</text:span><text:span text:style-name="_33_">u</text:span><text:span text:style-name="_38_">l</text:span><text:span text:style-name="_31_3">s</text:span><text:span text:style-name="_34_">.</text:span></text:p>
      <text:p text:style-name="P1"><text:span text:style-name="_31_2">(</text:span><text:span text:style-name="_33_">3</text:span><text:span text:style-name="_38_">)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M</text:span><text:span text:style-name="_31_3">a</text:span><text:span text:style-name="_34_">t</text:span><text:span text:style-name="_39_">h</text:span><text:span text:style-name="_31_4">e</text:span><text:span text:style-name="_34_">m</text:span><text:span text:style-name="_37_">a</text:span><text:span text:style-name="_31_2">t</text:span><text:span text:style-name="_34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2_">b</text:span><text:span text:style-name="_38_">j</text:span><text:span text:style-name="_31_5">e</text:span><text:span text:style-name="_34_">c</text:span><text:span text:style-name="_38_">t</text:span><text:span text:style-name="_31_2">i</text:span><text:span text:style-name="_35_">o</text:span><text:span text:style-name="_39_">n</text:span></text:p>
      <text:p text:style-name="P1"><text:span text:style-name="_35_">T</text:span><text:span text:style-name="_39_">h</text:span><text:span text:style-name="_31_5">e</text:span><text:span text:style-name="_34_">r</text:span><text:span text:style-name="_31_0">e</text:span><text:span text:style-name="_31_1"> </text:span><text:span text:style-name="_35_">a</text:span><text:span text:style-name="_31_0">r</text:span><text:span text:style-name="_31_2">e</text:span><text:span text:style-name="_31_"> </text:span><text:span text:style-name="_31_0">a</text:span><text:span text:style-name="_31_1"> </text:span><text:span text:style-name="_33_">n</text:span><text:span text:style-name="_31_0">u</text:span><text:span text:style-name="_31_4">m</text:span><text:span text:style-name="_35_">b</text:span><text:span text:style-name="_39_">e</text:span><text:span text:style-name="_31_2">r</text:span><text:span text:style-name="_31_"> </text:span><text:span text:style-name="_39_">o</text:span><text:span text:style-name="_31_5">f</text:span><text:span text:style-name="_31_"> </text:span><text:span text:style-name="_38_">r</text:span><text:span text:style-name="_31_2">e</text:span><text:span text:style-name="_35_">s</text:span><text:span text:style-name="_38_">u</text:span><text:span text:style-name="_31_3">l</text:span><text:span text:style-name="_35_">t</text:span><text:span text:style-name="_39_">s</text:span><text:span text:style-name="_31_1"> </text:span><text:span text:style-name="_32_">o</text:span><text:span text:style-name="_38_">f</text:span><text:span text:style-name="_31_1"> </text:span><text:span text:style-name="_35_">m</text:span><text:span text:style-name="_31_0">a</text:span><text:span text:style-name="_31_2">t</text:span><text:span text:style-name="_34_">h</text:span><text:span text:style-name="_37_">e</text:span><text:span text:style-name="_31_5">m</text:span><text:span text:style-name="_35_">a</text:span><text:span text:style-name="_39_">t</text:span><text:span text:style-name="_31_2">i</text:span><text:span text:style-name="_35_">c</text:span><text:span text:style-name="_31_0">a</text:span><text:span text:style-name="_31_3">l</text:span><text:span text:style-name="_31_"> </text:span><text:span text:style-name="_31_0">l</text:span><text:span text:style-name="_31_3">o</text:span><text:span text:style-name="_32_">g</text:span><text:span text:style-name="_31_0">i</text:span><text:span text:style-name="_31_2">c</text:span><text:span text:style-name="_31_"> </text:span><text:span text:style-name="_38_">w</text:span><text:span text:style-name="_31_3">h</text:span><text:span text:style-name="_32_">i</text:span><text:span text:style-name="_39_">c</text:span><text:span text:style-name="_31_5">h</text:span><text:span text:style-name="_31_"> </text:span><text:span text:style-name="_38_">c</text:span><text:span text:style-name="_31_2">a</text:span><text:span text:style-name="_33_">n</text:span><text:span text:style-name="_36_"> </text:span><text:span text:style-name="_31_2">b</text:span><text:span text:style-name="_33_">e</text:span><text:span text:style-name="_36_"> </text:span><text:span text:style-name="_31_4">u</text:span><text:span text:style-name="_35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2">h</text:span><text:span text:style-name="_33_">o</text:span><text:span text:style-name="_31_0">w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t</text:span><text:span text:style-name="_34_">h</text:span><text:span text:style-name="_37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8_">e</text:span><text:span text:style-name="_31_1"> </text:span><text:span text:style-name="_34_">l</text:span><text:span text:style-name="_31_0">i</text:span><text:span text:style-name="_31_3">m</text:span><text:span text:style-name="_34_">i</text:span><text:span text:style-name="_31_0">t</text:span><text:span text:style-name="_31_5">a</text:span><text:span text:style-name="_35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t</text:span><text:span text:style-name="_39_">o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p</text:span><text:span text:style-name="_31_3">o</text:span><text:span text:style-name="_32_">w</text:span><text:span text:style-name="_31_0">e</text:span><text:span text:style-name="_31_5">r</text:span><text:span text:style-name="_35_">s</text:span><text:span text:style-name="_36_"> </text:span><text:span text:style-name="_31_5">o</text:span><text:span text:style-name="_34_">f</text:span><text:span text:style-name="_36_"> </text:span><text:span text:style-name="_31_2">d</text:span><text:span text:style-name="_34_">i</text:span><text:span text:style-name="_31_0">s</text:span><text:span text:style-name="_31_5">c</text:span><text:span text:style-name="_35_">r</text:span><text:span text:style-name="_38_">e</text:span><text:span text:style-name="_31_3">t</text:span><text:span text:style-name="_33_">e</text:span>-<text:span text:style-name="_31_3">s</text:span><text:span text:style-name="_34_">t</text:span><text:span text:style-name="_37_">a</text:span><text:span text:style-name="_31_5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5">e</text:span><text:span text:style-name="_34_">s</text:span><text:span text:style-name="_38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b</text:span><text:span text:style-name="_31_2">e</text:span><text:span text:style-name="_33_">s</text:span><text:span text:style-name="_31_0">t</text:span><text:span text:style-name="_31_1"> </text:span><text:span text:style-name="_34_">k</text:span><text:span text:style-name="_39_">n</text:span><text:span text:style-name="_31_3">o</text:span><text:span text:style-name="_33_">w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4_">s</text:span><text:span text:style-name="_38_">e</text:span><text:span text:style-name="_31_1"> </text:span><text:span text:style-name="_32_">r</text:span><text:span text:style-name="_37_">e</text:span><text:span text:style-name="_31_4">s</text:span><text:span text:style-name="_35_">u</text:span><text:span text:style-name="_38_">l</text:span><text:span text:style-name="_31_2">t</text:span><text:span text:style-name="_34_">s</text:span><text:span text:style-name="_36_"> </text:span><text:span text:style-name="_31_3">i</text:span><text:span text:style-name="_34_">s</text:span><text:span text:style-name="_36_"> </text:span><text:span text:style-name="_31_4">k</text:span><text:span text:style-name="_33_">n</text:span><text:span text:style-name="_39_">o</text:span><text:span text:style-name="_31_4">w</text:span><text:span text:style-name="_34_">n</text:span><text:span text:style-name="_36_"> </text:span><text:span text:style-name="_31_4">a</text:span><text:span text:style-name="_35_">s</text:span><text:span text:style-name="_36_"> </text:span><text:span text:style-name="_31_4">G</text:span><text:span text:style-name="_34_">o</text:span><text:span text:style-name="_37_">d</text:span><text:span text:style-name="_31_2">e</text:span><text:span text:style-name="_35_">l</text:span><text:span text:style-name="_38_">'</text:span><text:span text:style-name="_31_2">s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5">r</text:span><text:span text:style-name="_33_">e</text:span><text:span text:style-name="_37_">m</text:span><text:span text:style-name="_31_1"> </text:span><text:span text:style-name="_33_">(</text:span><text:span text:style-name="_36_"> </text:span><text:span text:style-name="_31_3">1</text:span><text:span text:style-name="_35_">9</text:span><text:span text:style-name="_37_">3</text:span><text:span text:style-name="_31_3">1</text:span><text:span text:style-name="_31_"> </text:span><text:span text:style-name="_37_">)</text:span><text:span text:style-name="_31_1"> </text:span><text:span text:style-name="_33_">a</text:span><text:span text:style-name="_37_">n</text:span><text:span text:style-name="_31_3">d</text:span><text:span text:style-name="_31_"> </text:span><text:span text:style-name="_31_0">s</text:span><text:span text:style-name="_31_2">h</text:span><text:span text:style-name="_35_">o</text:span><text:span text:style-name="_38_">w</text:span><text:span text:style-name="_31_2">s</text:span><text:span text:style-name="_31_"> </text:span><text:span text:style-name="_37_">t</text:span><text:span text:style-name="_31_5">h</text:span><text:span text:style-name="_35_">a</text:span><text:span text:style-name="_38_">t</text:span><text:span text:style-name="_31_1"> </text:span><text:span text:style-name="_35_">i</text:span><text:span text:style-name="_39_">n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s</text:span><text:span text:style-name="_31_2">u</text:span><text:span text:style-name="_34_">f</text:span><text:span text:style-name="_37_">f</text:span><text:span text:style-name="_31_3">i</text:span><text:span text:style-name="_33_">c</text:span><text:span text:style-name="_38_">i</text:span><text:span text:style-name="_31_2">e</text:span><text:span text:style-name="_33_">n</text:span><text:span text:style-name="_38_">t</text:span><text:span text:style-name="_31_2">l</text:span><text:span text:style-name="_35_">y</text:span><text:span text:style-name="_36_"> </text:span><text:span text:style-name="_31_2">p</text:span><text:span text:style-name="_32_">o</text:span><text:span text:style-name="_31_0">w</text:span><text:span text:style-name="_31_4">e</text:span><text:span text:style-name="_32_">r</text:span><text:span text:style-name="_39_">f</text:span><text:span text:style-name="_31_4">u</text:span><text:span text:style-name="_35_">l</text:span><text:span text:style-name="_36_"> </text:span><text:span text:style-name="_31_3">l</text:span><text:span text:style-name="_34_">o</text:span><text:span text:style-name="_31_0">g</text:span><text:span text:style-name="_31_5">i</text:span><text:span text:style-name="_33_">c</text:span><text:span text:style-name="_31_0">a</text:span><text:span text:style-name="_31_2">l</text:span><text:span text:style-name="_31_"> </text:span><text:span text:style-name="_31_0">s</text:span><text:span text:style-name="_31_4">y</text:span><text:span text:style-name="_34_">s</text:span><text:span text:style-name="_39_">t</text:span><text:span text:style-name="_31_2">e</text:span><text:span text:style-name="_33_">m</text:span><text:span text:style-name="_36_"> </text:span><text:span text:style-name="_31_3">s</text:span><text:span text:style-name="_35_">t</text:span><text:span text:style-name="_37_">a</text:span><text:span text:style-name="_31_4">t</text:span><text:span text:style-name="_32_">e</text:span><text:span text:style-name="_37_">m</text:span><text:span text:style-name="_31_5">e</text:span><text:span text:style-name="_32_">n</text:span><text:span text:style-name="_31_0">t</text:span><text:span text:style-name="_31_3">s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2">b</text:span><text:span text:style-name="_35_">e</text:span><text:span text:style-name="_36_"> </text:span><text:span text:style-name="_31_3">f</text:span><text:span text:style-name="_33_">o</text:span><text:span text:style-name="_39_">r</text:span><text:span text:style-name="_31_4">m</text:span><text:span text:style-name="_33_">u</text:span><text:span text:style-name="_38_">l</text:span><text:span text:style-name="_31_4">a</text:span><text:span text:style-name="_33_">t</text:span><text:span text:style-name="_37_">e</text:span><text:span text:style-name="_31_3">d</text:span><text:span text:style-name="_31_"> </text:span><text:span text:style-name="_38_">w</text:span><text:span text:style-name="_31_3">h</text:span><text:span text:style-name="_35_">i</text:span><text:span text:style-name="_39_">c</text:span><text:span text:style-name="_31_2">h</text:span><text:span text:style-name="_31_"> </text:span><text:span text:style-name="_39_">c</text:span><text:span text:style-name="_31_5">a</text:span><text:span text:style-name="_32_">n</text:span><text:span text:style-name="_36_"> </text:span><text:span text:style-name="_31_3">n</text:span><text:span text:style-name="_35_">e</text:span><text:span text:style-name="_37_">i</text:span><text:span text:style-name="_31_5">t</text:span><text:span text:style-name="_33_">h</text:span><text:span text:style-name="_31_0">e</text:span><text:span text:style-name="_31_3">r</text:span><text:span text:style-name="_31_"> </text:span><text:span text:style-name="_38_">b</text:span><text:span text:style-name="_31_2">e</text:span><text:span text:style-name="_31_"> </text:span><text:span text:style-name="_31_0">p</text:span><text:span text:style-name="_31_3">r</text:span><text:span text:style-name="_33_">o</text:span><text:span text:style-name="_39_">v</text:span><text:span text:style-name="_31_4">e</text:span><text:span text:style-name="_32_">d</text:span><text:span text:style-name="_36_"> </text:span><text:span text:style-name="_31_2">n</text:span><text:span text:style-name="_34_">o</text:span><text:span text:style-name="_37_">r</text:span><text:span text:style-name="_31_1"> </text:span><text:span text:style-name="_32_">d</text:span><text:span text:style-name="_31_0">i</text:span><text:span text:style-name="_31_5">s</text:span><text:span text:style-name="_32_">p</text:span><text:span text:style-name="_38_">r</text:span><text:span text:style-name="_31_5">o</text:span><text:span text:style-name="_32_">v</text:span><text:span text:style-name="_39_">e</text:span><text:span text:style-name="_31_2">d</text:span><text:span text:style-name="_31_"> </text:span><text:span text:style-name="_37_">w</text:span><text:span text:style-name="_31_2">i</text:span><text:span text:style-name="_34_">t</text:span><text:span text:style-name="_38_">h</text:span><text:span text:style-name="_31_2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1_0">y</text:span><text:span text:style-name="_31_5">s</text:span><text:span text:style-name="_32_">t</text:span><text:span text:style-name="_39_">e</text:span><text:span text:style-name="_31_2">m</text:span><text:span text:style-name="_35_">,</text:span><text:span text:style-name="_36_"> </text:span><text:span text:style-name="_31_4">u</text:span><text:span text:style-name="_33_">n</text:span><text:span text:style-name="_31_0">l</text:span><text:span text:style-name="_31_5">e</text:span><text:span text:style-name="_34_">s</text:span><text:span text:style-name="_31_0">s</text:span><text:span text:style-name="_31_1"> </text:span><text:span text:style-name="_34_">p</text:span><text:span text:style-name="_38_">o</text:span><text:span text:style-name="_31_4">s</text:span><text:span text:style-name="_32_">s</text:span><text:span text:style-name="_31_0">i</text:span><text:span text:style-name="_31_4">b</text:span><text:span text:style-name="_34_">l</text:span><text:span text:style-name="_38_">y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s</text:span><text:span text:style-name="_31_4">y</text:span><text:span text:style-name="_34_">s</text:span><text:span text:style-name="_38_">t</text:span><text:span text:style-name="_31_2">e</text:span><text:span text:style-name="_33_">m</text:span><text:span text:style-name="_36_"> </text:span><text:span text:style-name="_31_2">i</text:span><text:span text:style-name="_32_">t</text:span><text:span text:style-name="_37_">s</text:span><text:span text:style-name="_31_4">e</text:span><text:span text:style-name="_33_">l</text:span><text:span text:style-name="_38_">f</text:span><text:span text:style-name="_31_1"> </text:span><text:span text:style-name="_33_">i</text:span><text:span text:style-name="_38_">s</text:span><text:span text:style-name="_31_1"> </text:span><text:span text:style-name="_35_">i</text:span><text:span text:style-name="_39_">n</text:span><text:span text:style-name="_31_2">c</text:span><text:span text:style-name="_35_">o</text:span><text:span text:style-name="_37_">n</text:span><text:span text:style-name="_31_5">s</text:span><text:span text:style-name="_35_">i</text:span><text:span text:style-name="_39_">s</text:span><text:span text:style-name="_31_5">t</text:span><text:span text:style-name="_34_">e</text:span><text:span text:style-name="_39_">n</text:span><text:span text:style-name="_31_5">t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2">r</text:span><text:span text:style-name="_35_">e</text:span><text:span text:style-name="_36_"> </text:span><text:span text:style-name="_31_4">a</text:span><text:span text:style-name="_33_">r</text:span><text:span text:style-name="_39_">e</text:span><text:span text:style-name="_31_1"> </text:span><text:span text:style-name="_34_">o</text:span><text:span text:style-name="_37_">t</text:span><text:span text:style-name="_31_5">h</text:span><text:span text:style-name="_33_">e</text:span><text:span text:style-name="_37_">r</text:span><text:span text:style-name="_31_3">,</text:span><text:span text:style-name="_31_"> </text:span><text:span text:style-name="_39_">i</text:span><text:span text:style-name="_31_4">n</text:span><text:span text:style-name="_31_"> </text:span><text:span text:style-name="_38_">s</text:span><text:span text:style-name="_31_5">o</text:span><text:span text:style-name="_34_">m</text:span><text:span text:style-name="_38_">e</text:span><text:span text:style-name="_31_1"> </text:span><text:span text:style-name="_33_">r</text:span><text:span text:style-name="_31_0">e</text:span><text:span text:style-name="_31_5">s</text:span><text:span text:style-name="_33_">p</text:span><text:span text:style-name="_38_">e</text:span><text:span text:style-name="_31_5">c</text:span><text:span text:style-name="_32_">t</text:span><text:span text:style-name="_37_">s</text:span><text:span text:style-name="_31_1"> </text:span><text:span text:style-name="_34_">s</text:span><text:span text:style-name="_38_">i</text:span><text:span text:style-name="_31_5">m</text:span><text:span text:style-name="_32_">i</text:span><text:span text:style-name="_37_">l</text:span><text:span text:style-name="_31_3">a</text:span><text:span text:style-name="_32_">r</text:span><text:span text:style-name="_39_">,</text:span><text:span text:style-name="_31_1"> </text:span><text:span text:style-name="_32_">r</text:span><text:span text:style-name="_37_">e</text:span><text:span text:style-name="_31_5">s</text:span><text:span text:style-name="_35_">u</text:span><text:span text:style-name="_37_">l</text:span><text:span text:style-name="_31_3">t</text:span><text:span text:style-name="_32_">s</text:span><text:span text:style-name="_36_"> </text:span><text:span text:style-name="_31_2">d</text:span><text:span text:style-name="_33_">u</text:span><text:span text:style-name="_31_0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7_">h</text:span><text:span text:style-name="_31_2">u</text:span><text:span text:style-name="_33_">r</text:span><text:span text:style-name="_31_0">c</text:span><text:span text:style-name="_31_2">h</text:span><text:span text:style-name="_31_"> </text:span><text:span text:style-name="_31_0">(</text:span><text:span text:style-name="_31_4">1</text:span><text:span text:style-name="_35_">9</text:span><text:span text:style-name="_39_">3</text:span><text:span text:style-name="_31_4">6</text:span><text:span text:style-name="_34_">)</text:span><text:span text:style-name="_37_">,</text:span><text:span text:style-name="_31_1"> </text:span><text:span text:style-name="_32_">K</text:span><text:span text:style-name="_31_0">l</text:span><text:span text:style-name="_31_5">e</text:span><text:span text:style-name="_34_">e</text:span><text:span text:style-name="_37_">n</text:span><text:span text:style-name="_31_5">e</text:span><text:span text:style-name="_31_"> </text:span><text:span text:style-name="_39_">(</text:span><text:span text:style-name="_31_5">1</text:span><text:span text:style-name="_32_">9</text:span><text:span text:style-name="_37_">3</text:span><text:span text:style-name="_31_5">5</text:span><text:span text:style-name="_32_">)</text:span><text:span text:style-name="_38_">,</text:span><text:span text:style-name="_31_1"> </text:span><text:span text:style-name="_35_">R</text:span><text:span text:style-name="_31_0">o</text:span><text:span text:style-name="_31_2">s</text:span><text:span text:style-name="_32_">s</text:span><text:span text:style-name="_37_">e</text:span><text:span text:style-name="_31_4">r</text:span><text:span text:style-name="_32_">,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1_0">u</text:span><text:span text:style-name="_31_3">r</text:span><text:span text:style-name="_34_">i</text:span><text:span text:style-name="_37_">n</text:span><text:span text:style-name="_31_5">g</text:span><text:span text:style-name="_31_"> </text:span><text:span text:style-name="_37_">(</text:span><text:span text:style-name="_31_3">1</text:span><text:span text:style-name="_34_">9</text:span><text:span text:style-name="_39_">3</text:span><text:span text:style-name="_31_4">7</text:span><text:span text:style-name="_33_">)</text:span><text:span text:style-name="_31_0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5">e</text:span><text:span text:style-name="_34_">r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1_0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m</text:span><text:span text:style-name="_31_5">o</text:span><text:span text:style-name="_33_">s</text:span><text:span text:style-name="_31_0">t</text:span><text:span text:style-name="_31_1"> </text:span><text:span text:style-name="_32_">c</text:span><text:span text:style-name="_31_0">o</text:span><text:span text:style-name="_31_4">n</text:span><text:span text:style-name="_34_">v</text:span><text:span text:style-name="_37_">e</text:span><text:span text:style-name="_31_3">n</text:span><text:span text:style-name="_33_">i</text:span><text:span text:style-name="_31_0">e</text:span><text:span text:style-name="_31_4">n</text:span><text:span text:style-name="_32_">t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8_">n</text:span><text:span text:style-name="_31_4">s</text:span><text:span text:style-name="_34_">i</text:span><text:span text:style-name="_37_">d</text:span><text:span text:style-name="_31_3">e</text:span><text:span text:style-name="_32_">r</text:span><text:span text:style-name="_38_">,</text:span><text:span text:style-name="_31_1"> </text:span><text:span text:style-name="_33_">s</text:span><text:span text:style-name="_39_">i</text:span><text:span text:style-name="_31_2">n</text:span><text:span text:style-name="_32_">c</text:span><text:span text:style-name="_31_0">e</text:span><text:span text:style-name="_31_1"> </text:span><text:span text:style-name="_34_">i</text:span><text:span text:style-name="_37_">t</text:span><text:span text:style-name="_31_1"> </text:span><text:span text:style-name="_35_">r</text:span><text:span text:style-name="_31_0">e</text:span><text:span text:style-name="_31_2">f</text:span><text:span text:style-name="_34_">e</text:span><text:span text:style-name="_39_">r</text:span><text:span text:style-name="_31_2">s</text:span><text:span text:style-name="_31_"> </text:span><text:span text:style-name="_39_">d</text:span><text:span text:style-name="_31_2">i</text:span><text:span text:style-name="_35_">r</text:span><text:span text:style-name="_39_">e</text:span><text:span text:style-name="_31_5">c</text:span><text:span text:style-name="_32_">t</text:span><text:span text:style-name="_39_">l</text:span><text:span text:style-name="_31_4">y</text:span><text:span text:style-name="_31_"> </text:span><text:span text:style-name="_38_">t</text:span><text:span text:style-name="_31_5">o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3">i</text:span><text:span text:style-name="_35_">n</text:span><text:span text:style-name="_38_">e</text:span><text:span text:style-name="_31_2">s</text:span><text:span text:style-name="_34_">,</text:span><text:span text:style-name="_36_"> </text:span><text:span text:style-name="_31_3">w</text:span><text:span text:style-name="_33_">h</text:span><text:span text:style-name="_38_">e</text:span><text:span text:style-name="_31_5">r</text:span><text:span text:style-name="_33_">e</text:span><text:span text:style-name="_39_">a</text:span><text:span text:style-name="_31_3">s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o</text:span><text:span text:style-name="_34_">t</text:span><text:span text:style-name="_31_0">h</text:span><text:span text:style-name="_31_3">e</text:span><text:span text:style-name="_33_">r</text:span><text:span text:style-name="_37_">s</text:span><text:span text:style-name="_31_1"> </text:span><text:span text:style-name="_33_">c</text:span><text:span text:style-name="_37_">a</text:span><text:span text:style-name="_31_3">n</text:span><text:span text:style-name="_31_"> </text:span><text:span text:style-name="_37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8_">e</text:span><text:span text:style-name="_31_1"> </text:span><text:span text:style-name="_32_">u</text:span><text:span text:style-name="_37_">s</text:span><text:span text:style-name="_31_5">e</text:span><text:span text:style-name="_33_">d</text:span><text:span text:style-name="_36_"> </text:span><text:span text:style-name="_31_5">i</text:span><text:span text:style-name="_33_">n</text:span><text:span text:style-name="_36_"> </text:span><text:span text:style-name="_31_3">a</text:span><text:span text:style-name="_31_"> </text:span><text:span text:style-name="_39_">c</text:span><text:span text:style-name="_31_5">o</text:span><text:span text:style-name="_34_">m</text:span><text:span text:style-name="_37_">p</text:span><text:span text:style-name="_31_2">a</text:span><text:span text:style-name="_33_">r</text:span><text:span text:style-name="_38_">a</text:span><text:span text:style-name="_31_3">t</text:span><text:span text:style-name="_32_">i</text:span><text:span text:style-name="_31_0">v</text:span><text:span text:style-name="_31_5">e</text:span><text:span text:style-name="_34_">l</text:span><text:span text:style-name="_31_0">y</text:span><text:span text:style-name="_31_1"> </text:span><text:span text:style-name="_34_">i</text:span><text:span text:style-name="_31_0">n</text:span><text:span text:style-name="_31_2">d</text:span><text:span text:style-name="_33_">i</text:span><text:span text:style-name="_31_0">r</text:span><text:span text:style-name="_31_5">e</text:span><text:span text:style-name="_32_">c</text:span><text:span text:style-name="_39_">t</text:span><text:span text:style-name="_31_1"> </text:span><text:span text:style-name="_34_">a</text:span><text:span text:style-name="_38_">r</text:span><text:span text:style-name="_31_5">g</text:span><text:span text:style-name="_33_">u</text:span><text:span text:style-name="_38_">m</text:span><text:span text:style-name="_31_5">e</text:span><text:span text:style-name="_32_">n</text:span><text:span text:style-name="_39_">t</text:span><text:span text:style-name="_31_3">: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6_"> </text:span><text:span text:style-name="_31_4">i</text:span><text:span text:style-name="_34_">f</text:span><text:span text:style-name="_36_"> </text:span><text:span text:style-name="_31_2">G</text:span><text:span text:style-name="_35_">o</text:span><text:span text:style-name="_38_">d</text:span><text:span text:style-name="_31_2">e</text:span><text:span text:style-name="_34_">l</text:span><text:span text:style-name="_31_0">'</text:span><text:span text:style-name="_31_3">s</text:span><text:span text:style-name="_31_"> </text:span><text:span text:style-name="_31_0">t</text:span><text:span text:style-name="_31_3">h</text:span><text:span text:style-name="_33_">e</text:span><text:span text:style-name="_39_">o</text:span><text:span text:style-name="_31_3">r</text:span><text:span text:style-name="_32_">e</text:span><text:span text:style-name="_37_">m</text:span><text:span text:style-name="_31_1"> </text:span><text:span text:style-name="_34_">i</text:span><text:span text:style-name="_38_">s</text:span><text:span text:style-name="_31_1"> </text:span><text:span text:style-name="_32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u</text:span><text:span text:style-name="_38_">s</text:span><text:span text:style-name="_31_3">e</text:span><text:span text:style-name="_32_">d</text:span><text:span text:style-name="_36_"> </text:span><text:span text:style-name="_31_5">w</text:span><text:span text:style-name="_32_">e</text:span><text:span text:style-name="_36_"> </text:span><text:span text:style-name="_31_4">n</text:span><text:span text:style-name="_32_">e</text:span><text:span text:style-name="_39_">e</text:span><text:span text:style-name="_31_4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3">d</text:span><text:span text:style-name="_35_">d</text:span><text:span text:style-name="_37_">i</text:span><text:span text:style-name="_31_3">t</text:span><text:span text:style-name="_32_">i</text:span><text:span text:style-name="_31_0">o</text:span><text:span text:style-name="_31_5">n</text:span><text:span text:style-name="_31_"> </text:span><text:span text:style-name="_38_">t</text:span><text:span text:style-name="_31_5">o</text:span><text:span text:style-name="_31_"> </text:span><text:span text:style-name="_31_0">h</text:span><text:span text:style-name="_31_3">a</text:span><text:span text:style-name="_34_">v</text:span><text:span text:style-name="_31_0">e</text:span><text:span text:style-name="_31_1"> </text:span><text:span text:style-name="_32_">s</text:span><text:span text:style-name="_31_0">o</text:span><text:span text:style-name="_31_5">m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d</text:span><text:span text:style-name="_34_">e</text:span><text:span text:style-name="_38_">s</text:span><text:span text:style-name="_31_2">c</text:span><text:span text:style-name="_33_">r</text:span><text:span text:style-name="_37_">i</text:span><text:span text:style-name="_31_3">b</text:span><text:span text:style-name="_33_">i</text:span><text:span text:style-name="_38_">n</text:span><text:span text:style-name="_31_2">g</text:span><text:span text:style-name="_31_"> </text:span><text:span text:style-name="_39_">l</text:span><text:span text:style-name="_31_3">o</text:span><text:span text:style-name="_32_">g</text:span><text:span text:style-name="_38_">i</text:span><text:span text:style-name="_31_2">c</text:span><text:span text:style-name="_33_">a</text:span><text:span text:style-name="_39_">l</text:span><text:span text:style-name="_31_1"> </text:span><text:span text:style-name="_32_">s</text:span><text:span text:style-name="_37_">y</text:span><text:span text:style-name="_31_5">s</text:span><text:span text:style-name="_33_">t</text:span><text:span text:style-name="_31_0">e</text:span><text:span text:style-name="_31_2">m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e</text:span><text:span text:style-name="_38_">r</text:span><text:span text:style-name="_31_4">m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2">m</text:span><text:span text:style-name="_35_">a</text:span><text:span text:style-name="_37_">c</text:span><text:span text:style-name="_31_5">h</text:span><text:span text:style-name="_33_">i</text:span><text:span text:style-name="_39_">n</text:span><text:span text:style-name="_31_3">e</text:span><text:span text:style-name="_35_">s</text:span><text:span text:style-name="_39_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m</text:span><text:span text:style-name="_31_4">a</text:span><text:span text:style-name="_35_">c</text:span><text:span text:style-name="_39_">h</text:span><text:span text:style-name="_31_2">i</text:span><text:span text:style-name="_35_">n</text:span><text:span text:style-name="_37_">e</text:span><text:span text:style-name="_31_3">s</text:span><text:span text:style-name="_31_"> </text:span><text:span text:style-name="_31_0">i</text:span><text:span text:style-name="_31_4">n</text:span><text:span text:style-name="_31_"> </text:span><text:span text:style-name="_38_">t</text:span><text:span text:style-name="_31_4">e</text:span><text:span text:style-name="_34_">r</text:span><text:span text:style-name="_31_0">m</text:span><text:span text:style-name="_31_4">s</text:span><text:span text:style-name="_31_"> </text:span><text:span text:style-name="_38_">o</text:span><text:span text:style-name="_31_3">f</text:span><text:span text:style-name="_31_"> </text:span><text:span text:style-name="_31_0">l</text:span><text:span text:style-name="_31_4">o</text:span><text:span text:style-name="_33_">g</text:span><text:span text:style-name="_39_">i</text:span><text:span text:style-name="_31_3">c</text:span><text:span text:style-name="_32_">a</text:span><text:span text:style-name="_37_">l</text:span><text:span text:style-name="_31_1"> </text:span><text:span text:style-name="_34_">s</text:span><text:span text:style-name="_37_">y</text:span><text:span text:style-name="_31_4">s</text:span><text:span text:style-name="_32_">t</text:span><text:span text:style-name="_38_">e</text:span><text:span text:style-name="_31_5">m</text:span><text:span text:style-name="_35_">s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r</text:span><text:span text:style-name="_31_4">e</text:span><text:span text:style-name="_32_">s</text:span><text:span text:style-name="_38_">u</text:span><text:span text:style-name="_31_4">l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3">q</text:span><text:span text:style-name="_35_">u</text:span><text:span text:style-name="_38_">e</text:span><text:span text:style-name="_31_4">s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4">r</text:span><text:span text:style-name="_32_">e</text:span><text:span text:style-name="_37_">f</text:span><text:span text:style-name="_31_5">e</text:span><text:span text:style-name="_33_">r</text:span><text:span text:style-name="_37_">s</text:span><text:span text:style-name="_31_1"> </text:span><text:span text:style-name="_34_">t</text:span><text:span text:style-name="_38_">o</text:span><text:span text:style-name="_31_1"> </text:span><text:span text:style-name="_34_">a</text:span><text:span text:style-name="_36_"> </text:span><text:span text:style-name="_31_2">t</text:span><text:span text:style-name="_33_">y</text:span><text:span text:style-name="_39_">p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2">a</text:span><text:span text:style-name="_34_">c</text:span><text:span text:style-name="_39_">h</text:span><text:span text:style-name="_31_3">i</text:span><text:span text:style-name="_33_">n</text:span><text:span text:style-name="_39_">e</text:span><text:span text:style-name="_31_1"> </text:span><text:span text:style-name="_35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2_">i</text:span><text:span text:style-name="_31_0">s</text:span><text:span text:style-name="_31_1"> </text:span><text:span text:style-name="_32_">e</text:span><text:span text:style-name="_37_">s</text:span><text:span text:style-name="_31_4">s</text:span><text:span text:style-name="_35_">e</text:span><text:span text:style-name="_39_">n</text:span><text:span text:style-name="_31_4">t</text:span><text:span text:style-name="_32_">i</text:span><text:span text:style-name="_38_">a</text:span><text:span text:style-name="_31_5">l</text:span><text:span text:style-name="_33_">l</text:span><text:span text:style-name="_37_">y</text:span><text:span text:style-name="_31_1"> </text:span><text:span text:style-name="_32_">a</text:span><text:span text:style-name="_36_"> </text:span><text:span text:style-name="_31_5">d</text:span><text:span text:style-name="_34_">i</text:span><text:span text:style-name="_39_">g</text:span><text:span text:style-name="_31_2">i</text:span><text:span text:style-name="_35_">t</text:span><text:span text:style-name="_38_">a</text:span><text:span text:style-name="_31_3">l</text:span><text:span text:style-name="_31_"> </text:span><text:span text:style-name="_38_">c</text:span><text:span text:style-name="_31_4">o</text:span><text:span text:style-name="_34_">m</text:span><text:span text:style-name="_38_">p</text:span><text:span text:style-name="_31_5">u</text:span><text:span text:style-name="_34_">t</text:span><text:span text:style-name="_39_">e</text:span><text:span text:style-name="_31_5">r</text:span><text:span text:style-name="_31_"> </text:span><text:span text:style-name="_31_0">w</text:span><text:span text:style-name="_31_4">i</text:span><text:span text:style-name="_34_">t</text:span><text:span text:style-name="_38_">h</text:span><text:span text:style-name="_31_1"> </text:span><text:span text:style-name="_34_">a</text:span><text:span text:style-name="_39_">n</text:span><text:span text:style-name="_31_1"> </text:span><text:span text:style-name="_34_">i</text:span><text:span text:style-name="_37_">n</text:span><text:span text:style-name="_31_3">f</text:span><text:span text:style-name="_35_">i</text:span><text:span text:style-name="_39_">n</text:span><text:span text:style-name="_31_3">i</text:span><text:span text:style-name="_34_">t</text:span><text:span text:style-name="_37_">e</text:span><text:span text:style-name="_31_1"> </text:span><text:span text:style-name="_35_">c</text:span><text:span text:style-name="_39_">a</text:span><text:span text:style-name="_31_2">p</text:span><text:span text:style-name="_35_">a</text:span><text:span text:style-name="_39_">c</text:span><text:span text:style-name="_31_4">i</text:span><text:span text:style-name="_33_">t</text:span><text:span text:style-name="_39_">y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5">t</text:span><text:span text:style-name="_35_">a</text:span><text:span text:style-name="_39_">t</text:span><text:span text:style-name="_31_5">e</text:span><text:span text:style-name="_32_">s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8_">r</text:span><text:span text:style-name="_31_5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5">c</text:span><text:span text:style-name="_32_">e</text:span><text:span text:style-name="_38_">r</text:span><text:span text:style-name="_31_2">t</text:span><text:span text:style-name="_34_">a</text:span><text:span text:style-name="_37_">i</text:span><text:span text:style-name="_31_5">n</text:span><text:span text:style-name="_31_"> </text:span><text:span text:style-name="_38_">t</text:span><text:span text:style-name="_31_3">h</text:span><text:span text:style-name="_32_">i</text:span><text:span text:style-name="_31_0">n</text:span><text:span text:style-name="_31_4">g</text:span><text:span text:style-name="_34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s</text:span><text:span text:style-name="_31_3">u</text:span><text:span text:style-name="_34_">c</text:span><text:span text:style-name="_31_0">h</text:span><text:span text:style-name="_31_1"> </text:span><text:span text:style-name="_33_">a</text:span><text:span text:style-name="_36_"> </text:span><text:soft-page-break/><text:span text:style-name="_31_2">m</text:span><text:span text:style-name="_32_">a</text:span><text:span text:style-name="_31_0">c</text:span><text:span text:style-name="_31_2">h</text:span><text:span text:style-name="_35_">i</text:span><text:span text:style-name="_31_0">n</text:span><text:span text:style-name="_31_5">e</text:span><text:span text:style-name="_31_"> </text:span><text:span text:style-name="_39_">c</text:span><text:span text:style-name="_31_5">a</text:span><text:span text:style-name="_34_">n</text:span><text:span text:style-name="_31_0">n</text:span><text:span text:style-name="_31_4">o</text:span><text:span text:style-name="_34_">t</text:span><text:span text:style-name="_36_"> </text:span><text:span text:style-name="_31_2">d</text:span><text:span text:style-name="_33_">o</text:span><text:span text:style-name="_31_0">.</text:span><text:span text:style-name="_31_1"> </text:span><text:span text:style-name="_34_">I</text:span><text:span text:style-name="_39_">f</text:span><text:span text:style-name="_31_1"> </text:span><text:span text:style-name="_33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5_">r</text:span><text:span text:style-name="_31_0">i</text:span><text:span text:style-name="_31_2">g</text:span><text:span text:style-name="_35_">g</text:span><text:span text:style-name="_31_0">e</text:span><text:span text:style-name="_31_5">d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4_">w</text:span><text:span text:style-name="_37_">e</text:span><text:span text:style-name="_31_5">r</text:span><text:span text:style-name="_32_">s</text:span><text:span text:style-name="_36_"> </text:span><text:span text:style-name="_31_3">t</text:span><text:span text:style-name="_33_">o</text:span><text:span text:style-name="_36_"> </text:span><text:span text:style-name="_31_3">q</text:span><text:span text:style-name="_32_">u</text:span><text:span text:style-name="_38_">e</text:span><text:span text:style-name="_31_4">s</text:span><text:span text:style-name="_35_">t</text:span><text:span text:style-name="_38_">i</text:span><text:span text:style-name="_31_2">o</text:span><text:span text:style-name="_35_">n</text:span><text:span text:style-name="_39_">s</text:span><text:span text:style-name="_31_1"> </text:span><text:span text:style-name="_32_">a</text:span><text:span text:style-name="_38_">s</text:span><text:span text:style-name="_31_1"> </text:span><text:span text:style-name="_35_">i</text:span><text:span text:style-name="_39_">n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i</text:span><text:span text:style-name="_31_3">m</text:span><text:span text:style-name="_32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3">g</text:span><text:span text:style-name="_32_">a</text:span><text:span text:style-name="_38_">m</text:span><text:span text:style-name="_31_4">e</text:span><text:span text:style-name="_32_">,</text:span><text:span text:style-name="_36_"> </text:span><text:span text:style-name="_31_3">t</text:span><text:span text:style-name="_32_">h</text:span><text:span text:style-name="_31_0">e</text:span><text:span text:style-name="_31_5">r</text:span><text:span text:style-name="_34_">e</text:span><text:span text:style-name="_36_"> </text:span><text:span text:style-name="_31_2">w</text:span><text:span text:style-name="_33_">i</text:span><text:span text:style-name="_37_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s</text:span><text:span text:style-name="_31_2">o</text:span><text:span text:style-name="_35_">m</text:span><text:span text:style-name="_37_">e</text:span><text:span text:style-name="_31_1"> </text:span><text:span text:style-name="_33_">q</text:span><text:span text:style-name="_38_">u</text:span><text:span text:style-name="_31_2">e</text:span><text:span text:style-name="_32_">s</text:span><text:span text:style-name="_37_">t</text:span><text:span text:style-name="_31_4">i</text:span><text:span text:style-name="_32_">o</text:span><text:span text:style-name="_37_">n</text:span><text:span text:style-name="_31_3">s</text:span><text:span text:style-name="_31_"> </text:span><text:span text:style-name="_38_">t</text:span><text:span text:style-name="_31_4">o</text:span><text:span text:style-name="_31_"> </text:span><text:span text:style-name="_38_">w</text:span><text:span text:style-name="_31_2">h</text:span><text:span text:style-name="_32_">i</text:span><text:span text:style-name="_37_">c</text:span><text:span text:style-name="_31_4">h</text:span><text:span text:style-name="_31_"> </text:span><text:span text:style-name="_38_">i</text:span><text:span text:style-name="_31_2">t</text:span><text:span text:style-name="_31_"> </text:span><text:span text:style-name="_38_">w</text:span><text:span text:style-name="_31_3">i</text:span><text:span text:style-name="_33_">l</text:span><text:span text:style-name="_31_0">l</text:span><text:span text:style-name="_31_1"> </text:span><text:span text:style-name="_35_">e</text:span><text:span text:style-name="_38_">i</text:span><text:span text:style-name="_31_5">t</text:span><text:span text:style-name="_33_">h</text:span><text:span text:style-name="_37_">e</text:span><text:span text:style-name="_31_4">r</text:span><text:span text:style-name="_31_"> </text:span><text:span text:style-name="_38_">g</text:span><text:span text:style-name="_31_4">i</text:span><text:span text:style-name="_34_">v</text:span><text:span text:style-name="_31_0">e</text:span><text:span text:style-name="_31_1"> </text:span><text:span text:style-name="_35_">a</text:span><text:span text:style-name="_36_"> </text:span><text:span text:style-name="_31_2">w</text:span><text:span text:style-name="_34_">r</text:span><text:span text:style-name="_38_">o</text:span><text:span text:style-name="_31_5">n</text:span><text:span text:style-name="_35_">g</text:span><text:span text:style-name="_36_"> </text:span><text:span text:style-name="_31_3">a</text:span><text:span text:style-name="_35_">n</text:span><text:span text:style-name="_38_">s</text:span><text:span text:style-name="_31_5">w</text:span><text:span text:style-name="_35_">e</text:span><text:span text:style-name="_38_">r</text:span><text:span text:style-name="_31_2">,</text:span><text:span text:style-name="_31_"> </text:span><text:span text:style-name="_37_">o</text:span><text:span text:style-name="_31_5">r</text:span><text:span text:style-name="_31_"> </text:span><text:span text:style-name="_31_0">f</text:span><text:span text:style-name="_31_3">a</text:span><text:span text:style-name="_35_">i</text:span><text:span text:style-name="_37_">l</text:span><text:span text:style-name="_31_1"> </text:span><text:span text:style-name="_33_">t</text:span><text:span text:style-name="_39_">o</text:span><text:span text:style-name="_31_1"> </text:span><text:span text:style-name="_33_">g</text:span><text:span text:style-name="_39_">i</text:span><text:span text:style-name="_31_4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2">a</text:span><text:span text:style-name="_32_">n</text:span><text:span text:style-name="_37_">s</text:span><text:span text:style-name="_31_2">w</text:span><text:span text:style-name="_33_">e</text:span><text:span text:style-name="_38_">r</text:span><text:span text:style-name="_31_1"> </text:span><text:span text:style-name="_32_">a</text:span><text:span text:style-name="_31_0">t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h</text:span><text:span text:style-name="_31_2">o</text:span><text:span text:style-name="_33_">w</text:span><text:span text:style-name="_38_">e</text:span><text:span text:style-name="_31_4">v</text:span><text:span text:style-name="_32_">e</text:span><text:span text:style-name="_39_">r</text:span><text:span text:style-name="_31_1"> </text:span><text:span text:style-name="_32_">m</text:span><text:span text:style-name="_31_0">u</text:span><text:span text:style-name="_31_4">c</text:span><text:span text:style-name="_35_">h</text:span><text:span text:style-name="_36_"> </text:span><text:span text:style-name="_31_3">t</text:span><text:span text:style-name="_32_">i</text:span><text:span text:style-name="_31_0">m</text:span><text:span text:style-name="_31_5">e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2_">l</text:span><text:span text:style-name="_39_">o</text:span><text:span text:style-name="_31_5">w</text:span><text:span text:style-name="_33_">e</text:span><text:span text:style-name="_39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1"> </text:span><text:span text:style-name="_35_">r</text:span><text:span text:style-name="_37_">e</text:span><text:span text:style-name="_31_4">p</text:span><text:span text:style-name="_34_">l</text:span><text:span text:style-name="_31_0">y</text:span><text:span text:style-name="_31_5">.</text:span><text:span text:style-name="_31_"> </text:span><text:span text:style-name="_37_">T</text:span><text:span text:style-name="_31_4">h</text:span><text:span text:style-name="_32_">e</text:span><text:span text:style-name="_38_">r</text:span><text:span text:style-name="_31_5">e</text:span><text:span text:style-name="_31_"> </text:span><text:span text:style-name="_31_0">m</text:span><text:span text:style-name="_31_5">a</text:span><text:span text:style-name="_33_">y</text:span><text:span text:style-name="_39_">,</text:span><text:span text:style-name="_31_1"> </text:span><text:span text:style-name="_34_">o</text:span><text:span text:style-name="_31_0">f</text:span><text:span text:style-name="_31_1"> </text:span><text:span text:style-name="_33_">c</text:span><text:span text:style-name="_38_">o</text:span><text:span text:style-name="_31_3">u</text:span><text:span text:style-name="_35_">r</text:span><text:span text:style-name="_39_">s</text:span><text:span text:style-name="_31_4">e</text:span><text:span text:style-name="_34_">,</text:span><text:span text:style-name="_36_"> </text:span><text:span text:style-name="_31_4">b</text:span><text:span text:style-name="_34_">e</text:span><text:span text:style-name="_36_"> </text:span><text:span text:style-name="_31_5">m</text:span><text:span text:style-name="_34_">a</text:span><text:span text:style-name="_37_">n</text:span><text:span text:style-name="_31_5">y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3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5_">o</text:span><text:span text:style-name="_31_0">n</text:span><text:span text:style-name="_31_3">s</text:span><text:span text:style-name="_35_">,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q</text:span><text:span text:style-name="_37_">u</text:span><text:span text:style-name="_31_3">e</text:span><text:span text:style-name="_34_">s</text:span><text:span text:style-name="_37_">t</text:span><text:span text:style-name="_31_4">i</text:span><text:span text:style-name="_32_">o</text:span><text:span text:style-name="_31_0">n</text:span><text:span text:style-name="_31_2">s</text:span><text:span text:style-name="_31_"> </text:span><text:span text:style-name="_39_">w</text:span><text:span text:style-name="_31_5">h</text:span><text:span text:style-name="_34_">i</text:span><text:span text:style-name="_38_">c</text:span><text:span text:style-name="_31_3">h</text:span><text:span text:style-name="_31_"> </text:span><text:span text:style-name="_31_0">c</text:span><text:span text:style-name="_31_3">a</text:span><text:span text:style-name="_32_">n</text:span><text:span text:style-name="_37_">n</text:span><text:span text:style-name="_31_3">o</text:span><text:span text:style-name="_33_">t</text:span><text:span text:style-name="_36_"> </text:span><text:span text:style-name="_31_4">b</text:span><text:span text:style-name="_35_">e</text:span><text:span text:style-name="_36_"> </text:span><text:span text:style-name="_31_4">a</text:span><text:span text:style-name="_35_">n</text:span><text:span text:style-name="_39_">s</text:span><text:span text:style-name="_31_3">w</text:span><text:span text:style-name="_35_">e</text:span><text:span text:style-name="_31_0">r</text:span><text:span text:style-name="_31_3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2">o</text:span><text:span text:style-name="_35_">n</text:span><text:span text:style-name="_39_">e</text:span><text:span text:style-name="_31_1"> </text:span><text:span text:style-name="_35_">m</text:span><text:span text:style-name="_38_">a</text:span><text:span text:style-name="_31_3">c</text:span><text:span text:style-name="_34_">h</text:span><text:span text:style-name="_39_">i</text:span><text:span text:style-name="_31_2">n</text:span><text:span text:style-name="_34_">e</text:span><text:span text:style-name="_36_"> </text:span><text:span text:style-name="_31_2">m</text:span><text:span text:style-name="_33_">a</text:span><text:span text:style-name="_38_">y</text:span><text:span text:style-name="_31_1"> </text:span><text:span text:style-name="_33_">b</text:span><text:span text:style-name="_37_">e</text:span><text:span text:style-name="_31_1"> </text:span><text:span text:style-name="_33_">s</text:span><text:span text:style-name="_31_0">a</text:span><text:span text:style-name="_31_4">t</text:span><text:span text:style-name="_32_">i</text:span><text:span text:style-name="_31_0">s</text:span><text:span text:style-name="_31_2">f</text:span><text:span text:style-name="_32_">a</text:span><text:span text:style-name="_37_">c</text:span><text:span text:style-name="_31_4">t</text:span><text:span text:style-name="_33_">o</text:span><text:span text:style-name="_37_">r</text:span><text:span text:style-name="_31_3">i</text:span><text:span text:style-name="_34_">l</text:span><text:span text:style-name="_38_">y</text:span><text:span text:style-name="_31_1"> </text:span><text:span text:style-name="_34_">a</text:span><text:span text:style-name="_31_0">n</text:span><text:span text:style-name="_31_5">s</text:span><text:span text:style-name="_35_">w</text:span><text:span text:style-name="_31_0">e</text:span><text:span text:style-name="_31_2">r</text:span><text:span text:style-name="_35_">e</text:span><text:span text:style-name="_38_">d</text:span><text:span text:style-name="_31_1"> </text:span><text:span text:style-name="_34_">b</text:span><text:span text:style-name="_31_0">y</text:span><text:span text:style-name="_31_1"> </text:span><text:span text:style-name="_32_">a</text:span><text:span text:style-name="_38_">n</text:span><text:span text:style-name="_31_2">o</text:span><text:span text:style-name="_35_">t</text:span><text:span text:style-name="_38_">h</text:span><text:span text:style-name="_31_2">e</text:span><text:span text:style-name="_32_">r</text:span><text:span text:style-name="_31_0">.</text:span><text:span text:style-name="_31_1"> </text:span><text:span text:style-name="_35_">W</text:span><text:span text:style-name="_31_0">e</text:span><text:span text:style-name="_31_1"> 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4">o</text:span><text:span text:style-name="_35_">u</text:span><text:span text:style-name="_39_">r</text:span><text:span text:style-name="_31_4">s</text:span><text:span text:style-name="_35_">e</text:span><text:span text:style-name="_36_"> </text:span><text:span text:style-name="_31_5">s</text:span><text:span text:style-name="_35_">u</text:span><text:span text:style-name="_31_0">p</text:span><text:span text:style-name="_31_5">p</text:span><text:span text:style-name="_34_">o</text:span><text:span text:style-name="_38_">s</text:span><text:span text:style-name="_31_2">i</text:span><text:span text:style-name="_32_">n</text:span><text:span text:style-name="_37_">g</text:span><text:span text:style-name="_31_1"> </text:span><text:span text:style-name="_32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p</text:span><text:span text:style-name="_35_">r</text:span><text:span text:style-name="_38_">e</text:span><text:span text:style-name="_31_3">s</text:span><text:span text:style-name="_33_">e</text:span><text:span text:style-name="_39_">n</text:span><text:span text:style-name="_31_4">t</text:span><text:span text:style-name="_31_"> </text:span><text:span text:style-name="_31_0">t</text:span><text:span text:style-name="_31_2">h</text:span><text:span text:style-name="_32_">a</text:span><text:span text:style-name="_38_">t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q</text:span><text:span text:style-name="_31_5">u</text:span><text:span text:style-name="_33_">e</text:span><text:span text:style-name="_39_">s</text:span><text:span text:style-name="_31_4">t</text:span><text:span text:style-name="_32_">i</text:span><text:span text:style-name="_31_0">o</text:span><text:span text:style-name="_31_4">n</text:span><text:span text:style-name="_33_">s</text:span><text:span text:style-name="_36_"> </text:span><text:span text:style-name="_31_5">a</text:span><text:span text:style-name="_34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k</text:span><text:span text:style-name="_31_3">i</text:span><text:span text:style-name="_33_">n</text:span><text:span text:style-name="_39_">d</text:span><text:span text:style-name="_31_1"> </text:span><text:span text:style-name="_35_">t</text:span><text:span text:style-name="_31_0">o</text:span><text:span text:style-name="_31_1"> </text:span><text:span text:style-name="_32_">w</text:span><text:span text:style-name="_37_">h</text:span><text:span text:style-name="_31_3">i</text:span><text:span text:style-name="_34_">c</text:span><text:span text:style-name="_37_">h</text:span><text:span text:style-name="_31_1"> </text:span><text:span text:style-name="_32_">a</text:span><text:span text:style-name="_38_">n</text:span><text:span text:style-name="_31_1"> </text:span><text:span text:style-name="_33_">a</text:span><text:span text:style-name="_38_">n</text:span><text:span text:style-name="_31_3">s</text:span><text:span text:style-name="_33_">w</text:span><text:span text:style-name="_39_">e</text:span><text:span text:style-name="_31_5">r</text:span><text:span text:style-name="_31_"> </text:span><text:span text:style-name="_39_">"</text:span><text:span text:style-name="_31_3">Y</text:span><text:span text:style-name="_34_">e</text:span><text:span text:style-name="_37_">s</text:span><text:span text:style-name="_31_2">"</text:span><text:span text:style-name="_31_"> </text:span><text:span text:style-name="_37_">o</text:span><text:span text:style-name="_31_2">r</text:span><text:span text:style-name="_31_"> </text:span><text:span text:style-name="_37_">"</text:span><text:span text:style-name="_31_5">N</text:span><text:span text:style-name="_33_">o</text:span><text:span text:style-name="_31_0">"</text:span><text:span text:style-name="_31_1"> </text:span><text:span text:style-name="_34_">i</text:span><text:span text:style-name="_39_">s</text:span><text:span text:style-name="_31_1"> </text:span><text:span text:style-name="_34_">a</text:span><text:span text:style-name="_31_0">p</text:span><text:span text:style-name="_31_5">p</text:span><text:span text:style-name="_32_">r</text:span><text:span text:style-name="_38_">o</text:span><text:span text:style-name="_31_2">p</text:span><text:span text:style-name="_32_">r</text:span><text:span text:style-name="_39_">i</text:span><text:span text:style-name="_31_4">a</text:span><text:span text:style-name="_32_">t</text:span><text:span text:style-name="_31_0">e</text:span><text:span text:style-name="_31_3">,</text:span><text:span text:style-name="_31_"> </text:span><text:span text:style-name="_38_">r</text:span><text:span text:style-name="_31_2">a</text:span><text:span text:style-name="_34_">t</text:span><text:span text:style-name="_39_">h</text:span><text:span text:style-name="_31_5">e</text:span><text:span text:style-name="_34_">r</text:span><text:span text:style-name="_36_"> </text:span><text:span text:style-name="_31_4">t</text:span><text:span text:style-name="_33_">h</text:span><text:span text:style-name="_37_">a</text:span><text:span text:style-name="_31_5">n</text:span><text:span text:style-name="_31_"> </text:span><text:span text:style-name="_38_">q</text:span><text:span text:style-name="_31_3">u</text:span><text:span text:style-name="_35_">e</text:span><text:span text:style-name="_38_">s</text:span><text:span text:style-name="_31_2">t</text:span><text:span text:style-name="_34_">i</text:span><text:span text:style-name="_39_">o</text:span><text:span text:style-name="_31_3">n</text:span><text:span text:style-name="_35_">s</text:span><text:span text:style-name="_36_"> </text:span><text:span text:style-name="_31_5">s</text:span><text:span text:style-name="_34_">u</text:span><text:span text:style-name="_39_">c</text:span><text:span text:style-name="_31_2">h</text:span><text:span text:style-name="_31_"> </text:span><text:span text:style-name="_37_">a</text:span><text:span text:style-name="_31_3">s</text:span><text:span text:style-name="_31_"> </text:span><text:span text:style-name="_31_0">"</text:span><text:span text:style-name="_31_4">W</text:span><text:span text:style-name="_32_">h</text:span><text:span text:style-name="_39_">a</text:span><text:span text:style-name="_31_4">t</text:span><text:span text:style-name="_31_"> </text:span><text:span text:style-name="_37_">d</text:span><text:span text:style-name="_31_4">o</text:span><text:span text:style-name="_31_"> </text:span><text:span text:style-name="_37_">y</text:span><text:span text:style-name="_31_4">o</text:span><text:span text:style-name="_35_">u</text:span><text:span text:style-name="_36_"> </text:span><text:span text:style-name="_31_5">t</text:span><text:span text:style-name="_35_">h</text:span><text:span text:style-name="_38_">i</text:span><text:span text:style-name="_31_4">n</text:span><text:span text:style-name="_35_">k</text:span><text:span text:style-name="_36_"> </text:span><text:span text:style-name="_31_3">o</text:span><text:span text:style-name="_33_">f</text:span><text:span text:style-name="_36_"> </text:span><text:span text:style-name="_31_5">P</text:span><text:span text:style-name="_33_">i</text:span><text:span text:style-name="_31_0">c</text:span><text:span text:style-name="_31_4">a</text:span><text:span text:style-name="_33_">s</text:span><text:span text:style-name="_31_0">s</text:span><text:span text:style-name="_31_5">o</text:span><text:span text:style-name="_35_">?</text:span><text:span text:style-name="_39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q</text:span><text:span text:style-name="_31_2">u</text:span><text:span text:style-name="_33_">e</text:span><text:span text:style-name="_37_">s</text:span><text:span text:style-name="_31_3">t</text:span><text:span text:style-name="_35_">i</text:span><text:span text:style-name="_31_0">o</text:span><text:span text:style-name="_31_2">n</text:span><text:span text:style-name="_34_">s</text:span><text:span text:style-name="_36_"> </text:span><text:span text:style-name="_31_3">t</text:span><text:span text:style-name="_34_">h</text:span><text:span text:style-name="_37_">a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8_">k</text:span><text:span text:style-name="_31_5">n</text:span><text:span text:style-name="_34_">o</text:span><text:span text:style-name="_39_">w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m</text:span><text:span text:style-name="_31_3">a</text:span><text:span text:style-name="_32_">c</text:span><text:span text:style-name="_37_">h</text:span><text:span text:style-name="_31_4">i</text:span><text:span text:style-name="_35_">n</text:span><text:span text:style-name="_38_">e</text:span><text:span text:style-name="_31_4">s</text:span><text:span text:style-name="_31_"> </text:span><text:span text:style-name="_37_">m</text:span><text:span text:style-name="_31_3">u</text:span><text:span text:style-name="_35_">s</text:span><text:span text:style-name="_39_">t</text:span><text:span text:style-name="_31_1"> </text:span><text:span text:style-name="_34_">f</text:span><text:span text:style-name="_37_">a</text:span><text:span text:style-name="_31_3">i</text:span><text:span text:style-name="_32_">l</text:span><text:span text:style-name="_36_"> </text:span><text:span text:style-name="_31_4">o</text:span><text:span text:style-name="_32_">n</text:span><text:span text:style-name="_36_"> </text:span><text:span text:style-name="_31_4">a</text:span><text:span text:style-name="_35_">r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8_">h</text:span><text:span text:style-name="_31_5">i</text:span><text:span text:style-name="_33_">s</text:span><text:span text:style-name="_36_"> </text:span><text:span text:style-name="_31_4">t</text:span><text:span text:style-name="_35_">y</text:span><text:span text:style-name="_31_0">p</text:span><text:span text:style-name="_31_5">e</text:span><text:span text:style-name="_34_">,</text:span><text:span text:style-name="_36_"> </text:span><text:span text:style-name="_31_3">"</text:span><text:span text:style-name="_35_">C</text:span><text:span text:style-name="_37_">o</text:span><text:span text:style-name="_31_5">n</text:span><text:span text:style-name="_35_">s</text:span><text:span text:style-name="_31_0">i</text:span><text:span text:style-name="_31_3">d</text:span><text:span text:style-name="_33_">e</text:span><text:span text:style-name="_38_">r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4">i</text:span><text:span text:style-name="_34_">n</text:span><text:span text:style-name="_37_">e</text:span><text:span text:style-name="_31_1"> </text:span><text:span text:style-name="_35_">s</text:span><text:span text:style-name="_37_">p</text:span><text:span text:style-name="_31_3">e</text:span><text:span text:style-name="_32_">c</text:span><text:span text:style-name="_39_">i</text:span><text:span text:style-name="_31_5">f</text:span><text:span text:style-name="_33_">i</text:span><text:span text:style-name="_39_">e</text:span><text:span text:style-name="_31_4">d</text:span><text:span text:style-name="_31_"> </text:span><text:span text:style-name="_39_">a</text:span><text:span text:style-name="_31_5">s</text:span><text:span text:style-name="_31_"> </text:span><text:span text:style-name="_38_">f</text:span><text:span text:style-name="_31_3">o</text:span><text:span text:style-name="_32_">l</text:span><text:span text:style-name="_39_">l</text:span><text:span text:style-name="_31_4">o</text:span><text:span text:style-name="_34_">w</text:span><text:span text:style-name="_37_">s</text:span><text:span text:style-name="_31_3">.</text:span><text:span text:style-name="_31_"> </text:span><text:span text:style-name="_38_">.</text:span><text:span text:style-name="_31_1"> </text:span><text:span text:style-name="_35_">.</text:span><text:span text:style-name="_36_"> </text:span><text:span text:style-name="_31_5">.</text:span><text:span text:style-name="_31_"> </text:span><text:span text:style-name="_38_">W</text:span><text:span text:style-name="_31_4">i</text:span><text:span text:style-name="_33_">l</text:span><text:span text:style-name="_37_">l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2">m</text:span><text:span text:style-name="_33_">a</text:span><text:span text:style-name="_38_">c</text:span><text:span text:style-name="_31_5">h</text:span><text:span text:style-name="_33_">i</text:span><text:span text:style-name="_31_0">n</text:span><text:span text:style-name="_31_3">e</text:span><text:span text:style-name="_31_"> </text:span><text:span text:style-name="_37_">e</text:span><text:span text:style-name="_31_5">v</text:span><text:span text:style-name="_34_">e</text:span><text:span text:style-name="_39_">r</text:span><text:span text:style-name="_31_1"> </text:span><text:span text:style-name="_33_">a</text:span><text:span text:style-name="_39_">n</text:span><text:span text:style-name="_31_5">s</text:span><text:span text:style-name="_33_">w</text:span><text:span text:style-name="_37_">e</text:span><text:span text:style-name="_31_4">r</text:span><text:span text:style-name="_31_"> </text:span><text:span text:style-name="_38_">'</text:span><text:span text:style-name="_31_2">Y</text:span><text:span text:style-name="_33_">e</text:span><text:span text:style-name="_31_0">s</text:span><text:span text:style-name="_31_3">'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4_">y</text:span><text:span text:style-name="_36_"> </text:span><text:span text:style-name="_31_5">q</text:span><text:span text:style-name="_35_">u</text:span><text:span text:style-name="_39_">e</text:span><text:span text:style-name="_31_2">s</text:span><text:span text:style-name="_32_">t</text:span><text:span text:style-name="_39_">i</text:span><text:span text:style-name="_31_4">o</text:span><text:span text:style-name="_35_">n</text:span><text:span text:style-name="_31_0">?</text:span><text:span text:style-name="_31_3">"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d</text:span><text:span text:style-name="_33_">o</text:span><text:span text:style-name="_37_">t</text:span><text:span text:style-name="_31_5">s</text:span><text:span text:style-name="_31_"> </text:span><text:span text:style-name="_31_0">a</text:span><text:span text:style-name="_31_5">r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5">b</text:span><text:span text:style-name="_35_">e</text:span><text:span text:style-name="_36_"> </text:span><text:span text:style-name="_31_2">r</text:span><text:span text:style-name="_35_">e</text:span><text:span text:style-name="_31_0">p</text:span><text:span text:style-name="_31_4">l</text:span><text:span text:style-name="_34_">a</text:span><text:span text:style-name="_37_">c</text:span><text:span text:style-name="_31_2">e</text:span><text:span text:style-name="_34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1_"> </text:span><text:span text:style-name="_39_">d</text:span><text:span text:style-name="_31_2">e</text:span><text:span text:style-name="_33_">s</text:span><text:span text:style-name="_38_">c</text:span><text:span text:style-name="_31_2">r</text:span><text:span text:style-name="_32_">i</text:span><text:span text:style-name="_39_">p</text:span><text:span text:style-name="_31_5">t</text:span><text:span text:style-name="_33_">i</text:span><text:span text:style-name="_39_">o</text:span><text:span text:style-name="_31_2">n</text:span><text:span text:style-name="_31_"> </text:span><text:span text:style-name="_38_">o</text:span><text:span text:style-name="_31_5">f</text:span><text:span text:style-name="_31_"> </text:span><text:span text:style-name="_39_">s</text:span><text:span text:style-name="_31_5">o</text:span><text:span text:style-name="_35_">m</text:span><text:span text:style-name="_38_">e</text:span><text:span text:style-name="_31_1"> </text:span><text:span text:style-name="_35_">m</text:span><text:span text:style-name="_37_">a</text:span><text:span text:style-name="_31_4">c</text:span><text:span text:style-name="_32_">h</text:span><text:span text:style-name="_31_0">i</text:span><text:span text:style-name="_31_4">n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a</text:span><text:span text:style-name="_31_"> </text:span><text:span text:style-name="_39_">s</text:span><text:span text:style-name="_31_4">t</text:span><text:span text:style-name="_32_">a</text:span><text:span text:style-name="_39_">n</text:span><text:span text:style-name="_31_5">d</text:span><text:span text:style-name="_35_">a</text:span><text:span text:style-name="_38_">r</text:span><text:span text:style-name="_31_3">d</text:span><text:span text:style-name="_31_"> </text:span><text:span text:style-name="_31_0">f</text:span><text:span text:style-name="_31_5">o</text:span><text:span text:style-name="_32_">r</text:span><text:span text:style-name="_38_">m</text:span><text:span text:style-name="_31_3">,</text:span><text:span text:style-name="_31_"> </text:span><text:span text:style-name="_38_">w</text:span><text:span text:style-name="_31_5">h</text:span><text:span text:style-name="_35_">i</text:span><text:span text:style-name="_37_">c</text:span><text:span text:style-name="_31_3">h</text:span><text:span text:style-name="_31_"> </text:span><text:span text:style-name="_31_0">c</text:span><text:span text:style-name="_31_3">o</text:span><text:span text:style-name="_34_">u</text:span><text:span text:style-name="_38_">l</text:span><text:span text:style-name="_31_3">d</text:span><text:span text:style-name="_31_"> </text:span><text:span text:style-name="_31_0">b</text:span><text:span text:style-name="_31_4">e</text:span><text:span text:style-name="_31_"> </text:span><text:span text:style-name="_31_0">s</text:span><text:span text:style-name="_31_3">o</text:span><text:span text:style-name="_35_">m</text:span><text:span text:style-name="_38_">e</text:span><text:span text:style-name="_31_4">t</text:span><text:span text:style-name="_35_">h</text:span><text:span text:style-name="_39_">i</text:span><text:span text:style-name="_31_2">n</text:span><text:span text:style-name="_35_">g</text:span><text:span text:style-name="_36_"> </text:span><text:span text:style-name="_31_4">l</text:span><text:span text:style-name="_34_">i</text:span><text:span text:style-name="_38_">k</text:span><text:span text:style-name="_31_2">e</text:span><text:span text:style-name="_31_"> </text:span><text:span text:style-name="_38_">t</text:span><text:span text:style-name="_31_5">h</text:span><text:span text:style-name="_32_">a</text:span><text:span text:style-name="_38_">t</text:span><text:span text:style-name="_31_1"> </text:span><text:span text:style-name="_35_">u</text:span><text:span text:style-name="_39_">s</text:span><text:span text:style-name="_31_4">e</text:span><text:span text:style-name="_34_">d</text:span><text:span text:style-name="_36_"> </text:span><text:span text:style-name="_31_4">i</text:span><text:span text:style-name="_32_">n</text:span><text:span text:style-name="_36_"> </text:span><text:span text:style-name="_31_2">5</text:span><text:span text:style-name="_35_">.</text:span><text:span text:style-name="_36_"> </text:span><text:span text:style-name="_31_3">W</text:span><text:span text:style-name="_32_">h</text:span><text:span text:style-name="_39_">e</text:span><text:span text:style-name="_31_4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a</text:span><text:span text:style-name="_37_">c</text:span><text:span text:style-name="_31_4">h</text:span><text:span text:style-name="_34_">i</text:span><text:span text:style-name="_38_">n</text:span><text:span text:style-name="_31_3">e</text:span><text:span text:style-name="_31_"> </text:span><text:span text:style-name="_38_">d</text:span><text:span text:style-name="_31_2">e</text:span><text:span text:style-name="_33_">s</text:span><text:span text:style-name="_38_">c</text:span><text:span text:style-name="_31_5">r</text:span><text:span text:style-name="_35_">i</text:span><text:span text:style-name="_31_0">b</text:span><text:span text:style-name="_31_5">e</text:span><text:span text:style-name="_32_">d</text:span><text:span text:style-name="_36_"> </text:span><text:span text:style-name="_31_3">b</text:span><text:span text:style-name="_33_">e</text:span><text:span text:style-name="_31_0">a</text:span><text:span text:style-name="_31_5">r</text:span><text:span text:style-name="_34_">s</text:span><text:span text:style-name="_36_"> </text:span><text:span text:style-name="_31_5">a</text:span><text:span text:style-name="_31_"> </text:span><text:span text:style-name="_39_">c</text:span><text:span text:style-name="_31_4">e</text:span><text:span text:style-name="_35_">r</text:span><text:span text:style-name="_38_">t</text:span><text:span text:style-name="_31_4">a</text:span><text:span text:style-name="_34_">i</text:span><text:span text:style-name="_31_0">n</text:span><text:span text:style-name="_31_1"> </text:span><text:span text:style-name="_33_">c</text:span><text:span text:style-name="_37_">o</text:span><text:span text:style-name="_31_2">m</text:span><text:span text:style-name="_32_">p</text:span><text:span text:style-name="_39_">a</text:span><text:span text:style-name="_31_3">r</text:span><text:span text:style-name="_35_">a</text:span><text:span text:style-name="_39_">t</text:span><text:span text:style-name="_31_3">i</text:span><text:span text:style-name="_34_">v</text:span><text:span text:style-name="_39_">e</text:span><text:span text:style-name="_31_2">l</text:span><text:span text:style-name="_34_">y</text:span><text:span text:style-name="_36_"> </text:span><text:span text:style-name="_31_2">s</text:span><text:span text:style-name="_35_">i</text:span><text:span text:style-name="_37_">m</text:span><text:span text:style-name="_31_3">p</text:span><text:span text:style-name="_33_">l</text:span><text:span text:style-name="_38_">e</text:span><text:span text:style-name="_31_1"> </text:span><text:span text:style-name="_32_">r</text:span><text:span text:style-name="_37_">e</text:span><text:span text:style-name="_31_2">l</text:span><text:span text:style-name="_33_">a</text:span><text:span text:style-name="_38_">t</text:span><text:span text:style-name="_31_2">i</text:span><text:span text:style-name="_32_">o</text:span><text:span text:style-name="_37_">n</text:span><text:span text:style-name="_31_1"> </text:span><text:span text:style-name="_34_">t</text:span><text:span text:style-name="_31_0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8_">e</text:span><text:span text:style-name="_31_1"> </text:span><text:span text:style-name="_34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2_">i</text:span><text:span text:style-name="_31_0">s</text:span><text:span text:style-name="_31_1"> </text:span><text:span text:style-name="_35_">u</text:span><text:span text:style-name="_31_0">n</text:span><text:span text:style-name="_31_5">d</text:span><text:span text:style-name="_35_">e</text:span><text:span text:style-name="_37_">r</text:span><text:span text:style-name="_31_1"> </text:span><text:span text:style-name="_35_">i</text:span><text:span text:style-name="_38_">n</text:span><text:span text:style-name="_31_4">t</text:span><text:span text:style-name="_34_">e</text:span><text:span text:style-name="_37_">r</text:span><text:span text:style-name="_31_3">r</text:span><text:span text:style-name="_33_">o</text:span><text:span text:style-name="_39_">g</text:span><text:span text:style-name="_31_4">a</text:span><text:span text:style-name="_34_">t</text:span><text:span text:style-name="_39_">i</text:span><text:span text:style-name="_31_5">o</text:span><text:span text:style-name="_32_">n</text:span><text:span text:style-name="_37_">,</text:span><text:span text:style-name="_31_1"> </text:span><text:span text:style-name="_35_">i</text:span><text:span text:style-name="_37_">t</text:span><text:span text:style-name="_31_1"> </text:span><text:span text:style-name="_33_">c</text:span><text:span text:style-name="_37_">a</text:span><text:span text:style-name="_31_3">n</text:span><text:span text:style-name="_31_"> </text:span><text:span text:style-name="_31_0">b</text:span><text:span text:style-name="_31_5">e</text:span><text:span text:style-name="_31_"> </text:span><text:span text:style-name="_38_">s</text:span><text:span text:style-name="_31_5">h</text:span><text:span text:style-name="_33_">o</text:span><text:span text:style-name="_37_">w</text:span><text:span text:style-name="_31_3">n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a</text:span><text:span text:style-name="_31_2">n</text:span><text:span text:style-name="_33_">s</text:span><text:span text:style-name="_39_">w</text:span><text:span text:style-name="_31_5">e</text:span><text:span text:style-name="_35_">r</text:span><text:span text:style-name="_36_"> </text:span><text:span text:style-name="_31_3">i</text:span><text:span text:style-name="_34_">s</text:span><text:span text:style-name="_36_"> </text:span><text:span text:style-name="_31_2">e</text:span><text:span text:style-name="_33_">i</text:span><text:span text:style-name="_38_">t</text:span><text:span text:style-name="_31_2">h</text:span><text:span text:style-name="_33_">e</text:span><text:span text:style-name="_31_0">r</text:span><text:span text:style-name="_31_1"> </text:span><text:span text:style-name="_33_">w</text:span><text:span text:style-name="_31_0">r</text:span><text:span text:style-name="_31_5">o</text:span><text:span text:style-name="_32_">n</text:span><text:span text:style-name="_31_0">g</text:span><text:span text:style-name="_31_1"> </text:span><text:span text:style-name="_32_">o</text:span><text:span text:style-name="_39_">r</text:span><text:span text:style-name="_31_1"> </text:span><text:span text:style-name="_34_">n</text:span><text:span text:style-name="_39_">o</text:span><text:span text:style-name="_31_5">t</text:span><text:span text:style-name="_31_"> </text:span><text:span text:style-name="_39_">f</text:span><text:span text:style-name="_31_3">o</text:span><text:span text:style-name="_34_">r</text:span><text:span text:style-name="_31_0">t</text:span><text:span text:style-name="_31_5">h</text:span><text:span text:style-name="_32_">c</text:span><text:span text:style-name="_37_">o</text:span><text:span text:style-name="_31_5">m</text:span><text:span text:style-name="_35_">i</text:span><text:span text:style-name="_39_">n</text:span><text:span text:style-name="_31_2">g</text:span><text:span text:style-name="_32_">.</text:span><text:span text:style-name="_36_"> </text:span><text:span text:style-name="_31_3">T</text:span><text:span text:style-name="_34_">h</text:span><text:span text:style-name="_37_">i</text:span><text:span text:style-name="_31_4">s</text:span><text:span text:style-name="_31_"> </text:span><text:span text:style-name="_38_">i</text:span><text:span text:style-name="_31_2">s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m</text:span><text:span text:style-name="_33_">a</text:span><text:span text:style-name="_31_0">t</text:span><text:span text:style-name="_31_2">h</text:span><text:span text:style-name="_35_">e</text:span><text:span text:style-name="_39_">m</text:span><text:span text:style-name="_31_3">a</text:span><text:span text:style-name="_34_">t</text:span><text:span text:style-name="_38_">i</text:span><text:span text:style-name="_31_5">c</text:span><text:span text:style-name="_35_">a</text:span><text:span text:style-name="_38_">l</text:span><text:span text:style-name="_31_1"> </text:span><text:span text:style-name="_34_">r</text:span><text:span text:style-name="_31_0">e</text:span><text:span text:style-name="_31_2">s</text:span><text:span text:style-name="_33_">u</text:span><text:span text:style-name="_37_">l</text:span><text:span text:style-name="_31_3">t</text:span><text:span text:style-name="_34_">:</text:span><text:span text:style-name="_36_"> </text:span><text:span text:style-name="_31_3">i</text:span><text:span text:style-name="_33_">t</text:span><text:span text:style-name="_36_"> </text:span><text:span text:style-name="_31_3">i</text:span><text:span text:style-name="_32_">s</text:span><text:span text:style-name="_36_"> </text:span><text:span text:style-name="_31_4">a</text:span><text:span text:style-name="_32_">r</text:span><text:span text:style-name="_39_">g</text:span><text:span text:style-name="_31_4">u</text:span><text:span text:style-name="_33_">e</text:span><text:span text:style-name="_39_">d</text:span><text:span text:style-name="_31_1"> </text:span><text:span text:style-name="_32_">t</text:span><text:span text:style-name="_31_0">h</text:span><text:span text:style-name="_31_2">a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2">p</text:span><text:span text:style-name="_32_">r</text:span><text:span text:style-name="_37_">o</text:span><text:span text:style-name="_31_3">v</text:span><text:span text:style-name="_34_">e</text:span><text:span text:style-name="_38_">s</text:span><text:span text:style-name="_31_1"> </text:span><text:span text:style-name="_35_">a</text:span><text:span text:style-name="_36_"> </text:span><text:span text:style-name="_31_3">d</text:span><text:span text:style-name="_33_">i</text:span><text:span text:style-name="_39_">s</text:span><text:span text:style-name="_31_4">a</text:span><text:span text:style-name="_33_">b</text:span><text:span text:style-name="_31_0">i</text:span><text:span text:style-name="_31_3">l</text:span><text:span text:style-name="_35_">i</text:span><text:span text:style-name="_39_">t</text:span><text:span text:style-name="_31_5">y</text:span><text:span text:style-name="_31_"> </text:span><text:span text:style-name="_38_">o</text:span><text:span text:style-name="_31_2">f</text:span><text:span text:style-name="_31_"> </text:span><text:span text:style-name="_39_">m</text:span><text:span text:style-name="_31_2">a</text:span><text:span text:style-name="_33_">c</text:span><text:span text:style-name="_31_0">h</text:span><text:span text:style-name="_31_3">i</text:span><text:span text:style-name="_33_">n</text:span><text:span text:style-name="_38_">e</text:span><text:span text:style-name="_31_3">s</text:span><text:span text:style-name="_31_"> </text:span><text:span text:style-name="_39_">t</text:span><text:span text:style-name="_31_5">o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h</text:span><text:span text:style-name="_32_">u</text:span><text:span text:style-name="_39_">m</text:span><text:span text:style-name="_31_3">a</text:span><text:span text:style-name="_32_">n</text:span><text:span text:style-name="_36_"> </text:span><text:span text:style-name="_31_5">i</text:span><text:span text:style-name="_33_">n</text:span><text:span text:style-name="_39_">t</text:span><text:span text:style-name="_31_3">e</text:span><text:span text:style-name="_35_">l</text:span><text:span text:style-name="_39_">l</text:span><text:span text:style-name="_31_5">e</text:span><text:span text:style-name="_35_">c</text:span><text:span text:style-name="_37_">t</text:span><text:span text:style-name="_31_1"> </text:span><text:span text:style-name="_35_">i</text:span><text:span text:style-name="_31_0">s</text:span><text:span text:style-name="_31_1"> </text:span><text:span text:style-name="_35_">n</text:span><text:span text:style-name="_37_">o</text:span><text:span text:style-name="_31_4">t</text:span><text:span text:style-name="_31_"> </text:span><text:span text:style-name="_39_">s</text:span><text:span text:style-name="_31_2">u</text:span><text:span text:style-name="_35_">b</text:span><text:span text:style-name="_39_">j</text:span><text:span text:style-name="_31_4">e</text:span><text:span text:style-name="_32_">c</text:span><text:span text:style-name="_38_">t</text:span><text:span text:style-name="_31_4">.</text:span></text:p>
      <text:p text:style-name="P1"><text:span text:style-name="_37_">T</text:span><text:span text:style-name="_31_5">h</text:span><text:span text:style-name="_33_">e</text:span><text:span text:style-name="_36_"> </text:span><text:span text:style-name="_31_5">s</text:span><text:span text:style-name="_35_">h</text:span><text:span text:style-name="_31_0">o</text:span><text:span text:style-name="_31_5">r</text:span><text:span text:style-name="_34_">t</text:span><text:span text:style-name="_36_"> </text:span><text:span text:style-name="_31_5">a</text:span><text:span text:style-name="_35_">n</text:span><text:span text:style-name="_31_0">s</text:span><text:span text:style-name="_31_3">w</text:span><text:span text:style-name="_35_">e</text:span><text:span text:style-name="_37_">r</text:span><text:span text:style-name="_31_1"> </text:span><text:span text:style-name="_35_">t</text:span><text:span text:style-name="_37_">o</text:span><text:span text:style-name="_31_1"> </text:span><text:span text:style-name="_32_">t</text:span><text:span text:style-name="_39_">h</text:span><text:span text:style-name="_31_5">i</text:span><text:span text:style-name="_33_">s</text:span><text:span text:style-name="_36_"> </text:span><text:span text:style-name="_31_4">a</text:span><text:span text:style-name="_33_">r</text:span><text:span text:style-name="_37_">g</text:span><text:span text:style-name="_31_5">u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4">i</text:span><text:span text:style-name="_34_">s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8_">a</text:span><text:span text:style-name="_31_4">l</text:span><text:span text:style-name="_33_">t</text:span><text:span text:style-name="_38_">h</text:span><text:span text:style-name="_31_2">o</text:span><text:span text:style-name="_33_">u</text:span><text:span text:style-name="_39_">g</text:span><text:span text:style-name="_31_5">h</text:span><text:span text:style-name="_31_"> </text:span><text:span text:style-name="_39_">i</text:span><text:span text:style-name="_31_2">t</text:span><text:span text:style-name="_31_"> </text:span><text:span text:style-name="_37_">i</text:span><text:span text:style-name="_31_5">s</text:span><text:span text:style-name="_31_"> </text:span><text:span text:style-name="_38_">e</text:span><text:span text:style-name="_31_5">s</text:span><text:span text:style-name="_33_">t</text:span><text:span text:style-name="_31_0">a</text:span><text:span text:style-name="_31_4">b</text:span><text:span text:style-name="_35_">l</text:span><text:span text:style-name="_31_0">i</text:span><text:span text:style-name="_31_4">s</text:span><text:span text:style-name="_34_">h</text:span><text:span text:style-name="_38_">e</text:span><text:span text:style-name="_31_5">d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2_">t</text:span><text:span text:style-name="_38_">h</text:span><text:span text:style-name="_31_2">e</text:span><text:span text:style-name="_33_">r</text:span><text:span text:style-name="_38_">e</text:span><text:span text:style-name="_31_1"> </text:span><text:span text:style-name="_33_">a</text:span><text:span text:style-name="_39_">r</text:span><text:span text:style-name="_31_4">e</text:span><text:span text:style-name="_31_"> </text:span><text:span text:style-name="_38_">l</text:span><text:span text:style-name="_31_5">i</text:span><text:span text:style-name="_35_">m</text:span><text:span text:style-name="_31_0">i</text:span><text:span text:style-name="_31_3">t</text:span><text:span text:style-name="_35_">a</text:span><text:span text:style-name="_38_">t</text:span><text:span text:style-name="_31_2">i</text:span><text:span text:style-name="_33_">o</text:span><text:span text:style-name="_39_">n</text:span><text:span text:style-name="_31_5">s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P</text:span><text:span text:style-name="_34_">o</text:span><text:span text:style-name="_37_">w</text:span><text:span text:style-name="_31_4">e</text:span><text:span text:style-name="_35_">r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2_">a</text:span><text:span text:style-name="_37_">n</text:span><text:span text:style-name="_31_4">y</text:span><text:span text:style-name="_31_"> </text:span><text:span text:style-name="_38_">p</text:span><text:span text:style-name="_31_5">a</text:span><text:span text:style-name="_33_">r</text:span><text:span text:style-name="_37_">t</text:span><text:span text:style-name="_31_4">i</text:span><text:span text:style-name="_32_">c</text:span><text:span text:style-name="_31_0">u</text:span><text:span text:style-name="_31_5">l</text:span><text:span text:style-name="_32_">a</text:span><text:span text:style-name="_31_0">r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2_">i</text:span><text:span text:style-name="_31_0">t</text:span><text:span text:style-name="_31_1"> </text:span><text:span text:style-name="_33_">h</text:span><text:span text:style-name="_39_">a</text:span><text:span text:style-name="_31_3">s</text:span><text:span text:style-name="_31_"> </text:span><text:span text:style-name="_38_">o</text:span><text:span text:style-name="_31_4">n</text:span><text:span text:style-name="_35_">l</text:span><text:span text:style-name="_31_0">y</text:span><text:span text:style-name="_31_1"> </text:span><text:span text:style-name="_35_">b</text:span><text:span text:style-name="_39_">e</text:span><text:span text:style-name="_31_4">e</text:span><text:span text:style-name="_32_">n</text:span><text:span text:style-name="_36_"> </text:span><text:span text:style-name="_31_3">s</text:span><text:span text:style-name="_35_">t</text:span><text:span text:style-name="_39_">a</text:span><text:span text:style-name="_31_4">t</text:span><text:span text:style-name="_33_">e</text:span><text:span text:style-name="_38_">d</text:span><text:span text:style-name="_31_4">,</text:span><text:span text:style-name="_31_"> </text:span><text:span text:style-name="_31_0">w</text:span><text:span text:style-name="_31_4">i</text:span><text:span text:style-name="_33_">t</text:span><text:span text:style-name="_38_">h</text:span><text:span text:style-name="_31_3">o</text:span><text:span text:style-name="_33_">u</text:span><text:span text:style-name="_39_">t</text:span><text:span text:style-name="_31_1"> </text:span><text:span text:style-name="_35_">a</text:span><text:span text:style-name="_37_">n</text:span><text:span text:style-name="_31_5">y</text:span><text:span text:style-name="_31_"> </text:span><text:span text:style-name="_37_">s</text:span><text:span text:style-name="_31_2">o</text:span><text:span text:style-name="_33_">r</text:span><text:span text:style-name="_38_">t</text:span><text:span text:style-name="_31_1"> </text:span><text:span text:style-name="_35_">o</text:span><text:span text:style-name="_38_">f</text:span><text:span text:style-name="_31_1"> </text:span><text:span text:style-name="_35_">p</text:span><text:span text:style-name="_37_">r</text:span><text:span text:style-name="_31_4">o</text:span><text:span text:style-name="_33_">o</text:span><text:span text:style-name="_37_">f</text:span><text:span text:style-name="_31_4">,</text:span><text:span text:style-name="_31_"> </text:span><text:span text:style-name="_31_0">t</text:span><text:span text:style-name="_31_2">h</text:span><text:span text:style-name="_35_">a</text:span><text:span text:style-name="_37_">t</text:span><text:span text:style-name="_31_1"> </text:span><text:span text:style-name="_32_">n</text:span><text:span text:style-name="_37_">o</text:span><text:span text:style-name="_31_1"> </text:span><text:span text:style-name="_32_">s</text:span><text:span text:style-name="_38_">u</text:span><text:span text:style-name="_31_5">c</text:span><text:span text:style-name="_35_">h</text:span><text:span text:style-name="_36_"> </text:span><text:span text:style-name="_31_2">l</text:span><text:span text:style-name="_35_">i</text:span><text:span text:style-name="_39_">m</text:span><text:span text:style-name="_31_4">i</text:span><text:span text:style-name="_34_">t</text:span><text:span text:style-name="_38_">a</text:span><text:span text:style-name="_31_2">t</text:span><text:span text:style-name="_34_">i</text:span><text:span text:style-name="_31_0">o</text:span><text:span text:style-name="_31_2">n</text:span><text:span text:style-name="_32_">s</text:span><text:span text:style-name="_36_"> </text:span><text:span text:style-name="_31_5">a</text:span><text:span text:style-name="_35_">p</text:span><text:span text:style-name="_31_0">p</text:span><text:span text:style-name="_31_4">l</text:span><text:span text:style-name="_35_">y</text:span><text:span text:style-name="_36_"> </text:span><text:span text:style-name="_31_2">t</text:span><text:span text:style-name="_33_">o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h</text:span><text:span text:style-name="_39_">u</text:span><text:span text:style-name="_31_3">m</text:span><text:span text:style-name="_32_">a</text:span><text:span text:style-name="_31_0">n</text:span><text:span text:style-name="_31_1"> </text:span><text:span text:style-name="_34_">i</text:span><text:span text:style-name="_39_">n</text:span><text:span text:style-name="_31_3">t</text:span><text:span text:style-name="_33_">e</text:span><text:span text:style-name="_31_0">l</text:span><text:span text:style-name="_31_5">l</text:span><text:span text:style-name="_32_">e</text:span><text:span text:style-name="_38_">c</text:span><text:span text:style-name="_31_5">t</text:span><text:span text:style-name="_32_">.</text:span><text:span text:style-name="_36_"> </text:span><text:span text:style-name="_31_4">B</text:span><text:span text:style-name="_33_">u</text:span><text:span text:style-name="_37_">t</text:span><text:span text:style-name="_31_1"> </text:span><text:span text:style-name="_34_">I</text:span><text:span text:style-name="_36_"> </text:span><text:span text:style-name="_31_2">d</text:span><text:span text:style-name="_35_">o</text:span><text:span text:style-name="_36_"> </text:span><text:span text:style-name="_31_2">n</text:span><text:span text:style-name="_34_">o</text:span><text:span text:style-name="_39_">t</text:span><text:span text:style-name="_31_1"> </text:span><text:span text:style-name="_35_">t</text:span><text:span text:style-name="_38_">h</text:span><text:span text:style-name="_31_3">i</text:span><text:span text:style-name="_34_">n</text:span><text:span text:style-name="_38_">k</text:span><text:span text:style-name="_31_1"> </text:span><text:span text:style-name="_33_">t</text:span><text:span text:style-name="_37_">h</text:span><text:span text:style-name="_31_3">i</text:span><text:span text:style-name="_34_">s</text:span><text:span text:style-name="_36_"> </text:span><text:span text:style-name="_31_3">v</text:span><text:span text:style-name="_34_">i</text:span><text:span text:style-name="_39_">e</text:span><text:span text:style-name="_31_4">w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4">b</text:span><text:span text:style-name="_35_">e</text:span><text:span text:style-name="_36_"> </text:span><text:span text:style-name="_31_3">d</text:span><text:span text:style-name="_34_">i</text:span><text:span text:style-name="_38_">s</text:span><text:span text:style-name="_31_4">m</text:span><text:span text:style-name="_33_">i</text:span><text:span text:style-name="_31_0">s</text:span><text:span text:style-name="_31_2">s</text:span><text:span text:style-name="_34_">e</text:span><text:span text:style-name="_31_0">d</text:span><text:span text:style-name="_31_1"> </text:span><text:span text:style-name="_34_">q</text:span><text:span text:style-name="_38_">u</text:span><text:span text:style-name="_31_4">i</text:span><text:span text:style-name="_33_">t</text:span><text:span text:style-name="_38_">e</text:span><text:span text:style-name="_31_1"> </text:span><text:span text:style-name="_35_">s</text:span><text:span text:style-name="_37_">o</text:span><text:span text:style-name="_31_1"> </text:span><text:span text:style-name="_35_">l</text:span><text:span text:style-name="_37_">i</text:span><text:span text:style-name="_31_5">g</text:span><text:span text:style-name="_35_">h</text:span><text:span text:style-name="_38_">t</text:span><text:span text:style-name="_31_4">l</text:span><text:span text:style-name="_34_">y</text:span><text:span text:style-name="_39_">.</text:span><text:span text:style-name="_31_1"> </text:span><text:span text:style-name="_32_">W</text:span><text:span text:style-name="_39_">h</text:span><text:span text:style-name="_31_4">e</text:span><text:span text:style-name="_33_">n</text:span><text:span text:style-name="_37_">e</text:span><text:span text:style-name="_31_2">v</text:span><text:span text:style-name="_32_">e</text:span><text:span text:style-name="_31_0">r</text:span><text:span text:style-name="_31_1"> </text:span><text:span text:style-name="_32_">o</text:span><text:span text:style-name="_39_">n</text:span><text:span text:style-name="_31_5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8_">s</text:span><text:span text:style-name="_31_4">e</text:span><text:span text:style-name="_31_"> </text:span><text:span text:style-name="_31_0">m</text:span><text:span text:style-name="_31_5">a</text:span><text:span text:style-name="_34_">c</text:span><text:span text:style-name="_38_">h</text:span><text:span text:style-name="_31_4">i</text:span><text:span text:style-name="_32_">n</text:span><text:span text:style-name="_31_0">e</text:span><text:span text:style-name="_31_5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2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a</text:span><text:span text:style-name="_35_">p</text:span><text:span text:style-name="_37_">p</text:span><text:span text:style-name="_31_4">r</text:span><text:span text:style-name="_32_">o</text:span><text:span text:style-name="_39_">p</text:span><text:span text:style-name="_31_4">r</text:span><text:span text:style-name="_35_">i</text:span><text:span text:style-name="_31_0">a</text:span><text:span text:style-name="_31_3">t</text:span><text:span text:style-name="_34_">e</text:span><text:span text:style-name="_36_"> </text:span><text:span text:style-name="_31_2">c</text:span><text:span text:style-name="_34_">r</text:span><text:span text:style-name="_37_">i</text:span><text:span text:style-name="_31_4">t</text:span><text:span text:style-name="_35_">i</text:span><text:span text:style-name="_37_">c</text:span><text:span text:style-name="_31_4">a</text:span><text:span text:style-name="_34_">l</text:span><text:span text:style-name="_36_"> </text:span><text:span text:style-name="_31_5">q</text:span><text:span text:style-name="_33_">u</text:span><text:span text:style-name="_31_0">e</text:span><text:span text:style-name="_31_4">s</text:span><text:span text:style-name="_35_">t</text:span><text:span text:style-name="_37_">i</text:span><text:span text:style-name="_31_3">o</text:span><text:span text:style-name="_33_">n</text:span><text:span text:style-name="_37_">,</text:span><text:span text:style-name="_31_1"> </text:span><text:span text:style-name="_32_">a</text:span><text:span text:style-name="_37_">n</text:span><text:span text:style-name="_31_3">d</text:span><text:span text:style-name="_31_"> </text:span><text:span text:style-name="_39_">g</text:span><text:span text:style-name="_31_5">i</text:span><text:span text:style-name="_32_">v</text:span><text:span text:style-name="_38_">e</text:span><text:span text:style-name="_31_5">s</text:span><text:span text:style-name="_31_"> </text:span><text:span text:style-name="_38_">a</text:span><text:span text:style-name="_31_1"> </text:span><text:span text:style-name="_33_">d</text:span><text:span text:style-name="_37_">e</text:span><text:span text:style-name="_31_5">f</text:span><text:span text:style-name="_32_">i</text:span><text:span text:style-name="_38_">n</text:span><text:span text:style-name="_31_2">i</text:span><text:span text:style-name="_34_">t</text:span><text:span text:style-name="_31_0">e</text:span><text:span text:style-name="_31_1"> </text:span><text:span text:style-name="_35_">a</text:span><text:span text:style-name="_37_">n</text:span><text:span text:style-name="_31_4">s</text:span><text:span text:style-name="_35_">w</text:span><text:span text:style-name="_39_">e</text:span><text:span text:style-name="_31_5">r</text:span><text:span text:style-name="_33_">,</text:span><text:span text:style-name="_36_"> </text:span><text:span text:style-name="_31_4">w</text:span><text:span text:style-name="_34_">e</text:span><text:span text:style-name="_36_"> </text:span><text:span text:style-name="_31_3">k</text:span><text:span text:style-name="_34_">n</text:span><text:span text:style-name="_38_">o</text:span><text:span text:style-name="_31_4">w</text:span><text:span text:style-name="_31_"> </text:span><text:span text:style-name="_31_0">t</text:span><text:span text:style-name="_31_5">h</text:span><text:span text:style-name="_35_">a</text:span><text:span text:style-name="_38_">t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5">a</text:span><text:span text:style-name="_32_">n</text:span><text:span text:style-name="_31_0">s</text:span><text:span text:style-name="_31_3">w</text:span><text:span text:style-name="_32_">e</text:span><text:span text:style-name="_39_">r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4">w</text:span><text:span text:style-name="_34_">r</text:span><text:span text:style-name="_38_">o</text:span><text:span text:style-name="_31_5">n</text:span><text:span text:style-name="_33_">g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4_">g</text:span><text:span text:style-name="_39_">i</text:span><text:span text:style-name="_31_2">v</text:span><text:span text:style-name="_35_">e</text:span><text:span text:style-name="_39_">s</text:span><text:span text:style-name="_31_1"> </text:span><text:span text:style-name="_35_">u</text:span><text:span text:style-name="_39_">s</text:span><text:span text:style-name="_31_1"> </text:span><text:span text:style-name="_33_">a</text:span><text:span text:style-name="_36_"> </text:span><text:span text:style-name="_31_3">c</text:span><text:span text:style-name="_32_">e</text:span><text:span text:style-name="_37_">r</text:span><text:span text:style-name="_31_3">t</text:span><text:span text:style-name="_34_">a</text:span><text:span text:style-name="_37_">i</text:span><text:span text:style-name="_31_3">n</text:span><text:span text:style-name="_31_"> </text:span><text:span text:style-name="_39_">f</text:span><text:span text:style-name="_31_4">e</text:span><text:span text:style-name="_35_">e</text:span><text:span text:style-name="_37_">l</text:span><text:span text:style-name="_31_4">i</text:span><text:span text:style-name="_34_">n</text:span><text:span text:style-name="_31_0">g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7_">u</text:span><text:span text:style-name="_31_2">p</text:span><text:span text:style-name="_35_">e</text:span><text:span text:style-name="_31_0">r</text:span><text:span text:style-name="_31_2">i</text:span><text:span text:style-name="_35_">o</text:span><text:span text:style-name="_38_">r</text:span><text:span text:style-name="_31_4">i</text:span><text:span text:style-name="_32_">t</text:span><text:span text:style-name="_31_0">y</text:span><text:span text:style-name="_31_2">.</text:span><text:span text:style-name="_31_"> </text:span><text:span text:style-name="_31_0">I</text:span><text:span text:style-name="_31_2">s</text:span><text:span text:style-name="_31_"> </text:span><text:span text:style-name="_38_">t</text:span><text:span text:style-name="_31_4">h</text:span><text:span text:style-name="_34_">i</text:span><text:span text:style-name="_38_">s</text:span><text:span text:style-name="_31_1"> </text:span><text:span text:style-name="_35_">f</text:span><text:span text:style-name="_31_0">e</text:span><text:span text:style-name="_31_3">e</text:span><text:span text:style-name="_34_">l</text:span><text:span text:style-name="_39_">i</text:span><text:span text:style-name="_31_5">n</text:span><text:span text:style-name="_33_">g</text:span><text:span text:style-name="_36_"> </text:span><text:span text:style-name="_31_2">i</text:span><text:span text:style-name="_35_">l</text:span><text:span text:style-name="_37_">l</text:span><text:span text:style-name="_31_5">u</text:span><text:span text:style-name="_35_">s</text:span><text:span text:style-name="_38_">o</text:span><text:span text:style-name="_31_2">r</text:span><text:span text:style-name="_35_">y</text:span><text:span text:style-name="_39_">?</text:span><text:span text:style-name="_31_1"> </text:span><text:span text:style-name="_34_">I</text:span><text:span text:style-name="_39_">t</text:span><text:span text:style-name="_31_1"> </text:span><text:span text:style-name="_33_">i</text:span><text:span text:style-name="_37_">s</text:span><text:span text:style-name="_31_1"> </text:span><text:span text:style-name="_35_">n</text:span><text:span text:style-name="_37_">o</text:span><text:span text:style-name="_31_1"> </text:span><text:span text:style-name="_34_">d</text:span><text:span text:style-name="_37_">o</text:span><text:span text:style-name="_31_4">u</text:span><text:span text:style-name="_32_">b</text:span><text:span text:style-name="_38_">t</text:span><text:span text:style-name="_31_1"> </text:span><text:span text:style-name="_34_">q</text:span><text:span text:style-name="_38_">u</text:span><text:span text:style-name="_31_2">i</text:span><text:span text:style-name="_35_">t</text:span><text:span text:style-name="_31_0">e</text:span><text:span text:style-name="_31_1"> </text:span><text:span text:style-name="_33_">g</text:span><text:span text:style-name="_31_0">e</text:span><text:span text:style-name="_31_3">n</text:span><text:span text:style-name="_33_">u</text:span><text:span text:style-name="_31_0">i</text:span><text:span text:style-name="_31_2">n</text:span><text:span text:style-name="_32_">e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1_0">I</text:span><text:span text:style-name="_31_1"> </text:span><text:span text:style-name="_35_">d</text:span><text:span text:style-name="_37_">o</text:span><text:span text:style-name="_31_1"> </text:span><text:span text:style-name="_34_">n</text:span><text:span text:style-name="_38_">o</text:span><text:span text:style-name="_31_4">t</text:span><text:span text:style-name="_31_"> </text:span><text:span text:style-name="_37_">t</text:span><text:span text:style-name="_31_3">h</text:span><text:span text:style-name="_32_">i</text:span><text:span text:style-name="_39_">n</text:span><text:span text:style-name="_31_2">k</text:span><text:span text:style-name="_31_"> </text:span><text:span text:style-name="_37_">t</text:span><text:span text:style-name="_31_2">o</text:span><text:span text:style-name="_35_">o</text:span><text:span text:style-name="_36_"> </text:span><text:span text:style-name="_31_5">m</text:span><text:span text:style-name="_32_">u</text:span><text:span text:style-name="_31_0">c</text:span><text:span text:style-name="_31_2">h</text:span><text:span text:style-name="_31_"> </text:span><text:span text:style-name="_39_">i</text:span><text:span text:style-name="_31_4">m</text:span><text:span text:style-name="_32_">p</text:span><text:span text:style-name="_38_">o</text:span><text:span text:style-name="_31_2">r</text:span><text:span text:style-name="_34_">t</text:span><text:span text:style-name="_31_0">a</text:span><text:span text:style-name="_31_5">n</text:span><text:span text:style-name="_35_">c</text:span><text:span text:style-name="_31_0">e</text:span><text:span text:style-name="_31_1"> </text:span><text:span text:style-name="_34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1_"> </text:span><text:span text:style-name="_31_0">b</text:span><text:span text:style-name="_31_3">e</text:span><text:span text:style-name="_31_"> </text:span><text:span text:style-name="_37_">a</text:span><text:span text:style-name="_31_3">t</text:span><text:span text:style-name="_34_">t</text:span><text:span text:style-name="_37_">a</text:span><text:span text:style-name="_31_3">c</text:span><text:span text:style-name="_33_">h</text:span><text:span text:style-name="_39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6_"> </text:span><text:span text:style-name="_31_5">t</text:span><text:span text:style-name="_33_">o</text:span><text:span text:style-name="_31_0">o</text:span><text:span text:style-name="_31_1"> </text:span><text:span text:style-name="_34_">o</text:span><text:span text:style-name="_38_">f</text:span><text:span text:style-name="_31_4">t</text:span><text:span text:style-name="_32_">e</text:span><text:span text:style-name="_37_">n</text:span><text:span text:style-name="_31_1"> </text:span><text:span text:style-name="_35_">g</text:span><text:span text:style-name="_38_">i</text:span><text:span text:style-name="_31_5">v</text:span><text:span text:style-name="_34_">e</text:span><text:span text:style-name="_36_"> </text:span><text:span text:style-name="_31_4">w</text:span><text:span text:style-name="_32_">r</text:span><text:span text:style-name="_38_">o</text:span><text:span text:style-name="_31_4">n</text:span><text:span text:style-name="_32_">g</text:span><text:span text:style-name="_36_"> </text:span><text:span text:style-name="_31_4">a</text:span><text:span text:style-name="_34_">n</text:span><text:span text:style-name="_38_">s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t</text:span><text:span text:style-name="_31_5">o</text:span><text:span text:style-name="_31_"> </text:span><text:span text:style-name="_37_">q</text:span><text:span text:style-name="_31_4">u</text:span><text:span text:style-name="_32_">e</text:span><text:span text:style-name="_39_">s</text:span><text:span text:style-name="_31_3">t</text:span><text:span text:style-name="_32_">i</text:span><text:span text:style-name="_39_">o</text:span><text:span text:style-name="_31_4">n</text:span><text:span text:style-name="_35_">s</text:span><text:span text:style-name="_36_"> </text:span><text:span text:style-name="_31_3">o</text:span><text:span text:style-name="_35_">u</text:span><text:span text:style-name="_37_">r</text:span><text:span text:style-name="_31_3">s</text:span><text:span text:style-name="_32_">e</text:span><text:span text:style-name="_37_">l</text:span><text:span text:style-name="_31_4">v</text:span><text:span text:style-name="_35_">e</text:span><text:span text:style-name="_39_">s</text:span><text:span text:style-name="_31_1"> </text:span><text:span text:style-name="_32_">t</text:span><text:span text:style-name="_37_">o</text:span><text:span text:style-name="_31_1"> </text:span><text:span text:style-name="_32_">b</text:span><text:span text:style-name="_31_0">e</text:span><text:span text:style-name="_31_1"> </text:span><text:span text:style-name="_32_">j</text:span><text:span text:style-name="_31_0">u</text:span><text:span text:style-name="_31_4">s</text:span><text:span text:style-name="_32_">t</text:span><text:span text:style-name="_38_">i</text:span><text:span text:style-name="_31_2">f</text:span><text:span text:style-name="_32_">i</text:span><text:span text:style-name="_38_">e</text:span><text:span text:style-name="_31_4">d</text:span><text:span text:style-name="_31_"> </text:span><text:span text:style-name="_37_">i</text:span><text:span text:style-name="_31_3">n</text:span><text:span text:style-name="_31_"> </text:span><text:span text:style-name="_39_">b</text:span><text:span text:style-name="_31_4">e</text:span><text:span text:style-name="_32_">i</text:span><text:span text:style-name="_31_0">n</text:span><text:span text:style-name="_31_2">g</text:span><text:span text:style-name="_31_"> </text:span><text:span text:style-name="_39_">v</text:span><text:span text:style-name="_31_2">e</text:span><text:span text:style-name="_35_">r</text:span><text:span text:style-name="_31_0">y</text:span><text:span text:style-name="_31_1"> </text:span><text:span text:style-name="_32_">p</text:span><text:span text:style-name="_37_">l</text:span><text:span text:style-name="_31_2">e</text:span><text:span text:style-name="_34_">a</text:span><text:span text:style-name="_39_">s</text:span><text:span text:style-name="_31_2">e</text:span><text:span text:style-name="_32_">d</text:span><text:span text:style-name="_36_"> </text:span><text:span text:style-name="_31_4">a</text:span><text:span text:style-name="_35_">t</text:span><text:span text:style-name="_36_"> </text:span><text:span text:style-name="_31_5">s</text:span><text:span text:style-name="_34_">u</text:span><text:span text:style-name="_38_">c</text:span><text:span text:style-name="_31_3">h</text:span><text:span text:style-name="_31_"> </text:span><text:span text:style-name="_31_0">e</text:span><text:span text:style-name="_31_2">v</text:span><text:span text:style-name="_35_">i</text:span><text:span text:style-name="_31_0">d</text:span><text:span text:style-name="_31_5">e</text:span><text:span text:style-name="_35_">n</text:span><text:span text:style-name="_37_">c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f</text:span><text:span text:style-name="_31_4">a</text:span><text:span text:style-name="_34_">l</text:span><text:span text:style-name="_39_">l</text:span><text:span text:style-name="_31_4">i</text:span><text:span text:style-name="_34_">b</text:span><text:span text:style-name="_38_">i</text:span><text:span text:style-name="_31_4">l</text:span><text:span text:style-name="_35_">i</text:span><text:span text:style-name="_37_">t</text:span><text:span text:style-name="_31_4">y</text:span><text:span text:style-name="_31_"> </text:span><text:span text:style-name="_37_">o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p</text:span><text:span text:style-name="_32_">a</text:span><text:span text:style-name="_31_0">r</text:span><text:span text:style-name="_31_3">t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3_">i</text:span><text:span text:style-name="_31_0">n</text:span><text:span text:style-name="_31_5">e</text:span><text:span text:style-name="_33_">s</text:span><text:span text:style-name="_38_">.</text:span><text:span text:style-name="_31_1"> </text:span><text:span text:style-name="_32_">F</text:span><text:span text:style-name="_37_">u</text:span><text:span text:style-name="_31_5">r</text:span><text:span text:style-name="_35_">t</text:span><text:span text:style-name="_39_">h</text:span><text:span text:style-name="_31_3">e</text:span><text:span text:style-name="_33_">r</text:span><text:span text:style-name="_37_">,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s</text:span><text:span text:style-name="_31_5">u</text:span><text:span text:style-name="_35_">p</text:span><text:span text:style-name="_38_">e</text:span><text:span text:style-name="_31_3">r</text:span><text:span text:style-name="_32_">i</text:span><text:span text:style-name="_37_">o</text:span><text:span text:style-name="_31_5">r</text:span><text:span text:style-name="_34_">i</text:span><text:span text:style-name="_31_0">t</text:span><text:span text:style-name="_31_3">y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4">o</text:span><text:span text:style-name="_35_">n</text:span><text:span text:style-name="_37_">l</text:span><text:span text:style-name="_31_4">y</text:span><text:span text:style-name="_31_"> </text:span><text:span text:style-name="_39_">b</text:span><text:span text:style-name="_31_2">e</text:span><text:span text:style-name="_31_"> </text:span><text:span text:style-name="_37_">f</text:span><text:span text:style-name="_31_3">e</text:span><text:span text:style-name="_33_">l</text:span><text:span text:style-name="_39_">t</text:span><text:span text:style-name="_31_1"> </text:span><text:span text:style-name="_35_">o</text:span><text:span text:style-name="_39_">n</text:span><text:span text:style-name="_31_1"> </text:span><text:span text:style-name="_32_">s</text:span><text:span text:style-name="_39_">u</text:span><text:span text:style-name="_31_5">c</text:span><text:span text:style-name="_33_">h</text:span><text:span text:style-name="_36_"> </text:span><text:span text:style-name="_31_3">a</text:span><text:span text:style-name="_34_">n</text:span><text:span text:style-name="_36_"> </text:span><text:span text:style-name="_31_2">o</text:span><text:span text:style-name="_34_">c</text:span><text:span text:style-name="_39_">c</text:span><text:span text:style-name="_31_5">a</text:span><text:span text:style-name="_34_">s</text:span><text:span text:style-name="_39_">i</text:span><text:span text:style-name="_31_3">o</text:span><text:span text:style-name="_34_">n</text:span><text:span text:style-name="_36_"> </text:span><text:span text:style-name="_31_2">i</text:span><text:span text:style-name="_32_">n</text:span><text:span text:style-name="_36_"> </text:span><text:span text:style-name="_31_5">r</text:span><text:span text:style-name="_35_">e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3">t</text:span><text:span text:style-name="_32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4_">o</text:span><text:span text:style-name="_31_0">n</text:span><text:span text:style-name="_31_3">e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3_">o</text:span><text:span text:style-name="_31_0">v</text:span><text:span text:style-name="_31_3">e</text:span><text:span text:style-name="_35_">r</text:span><text:span text:style-name="_36_"> </text:span><text:span text:style-name="_31_5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3_">e</text:span><text:span text:style-name="_36_"> </text:span><text:span text:style-name="_31_2">h</text:span><text:span text:style-name="_34_">a</text:span><text:span text:style-name="_31_0">v</text:span><text:span text:style-name="_31_5">e</text:span><text:span text:style-name="_31_"> </text:span><text:span text:style-name="_39_">s</text:span><text:span text:style-name="_31_5">c</text:span><text:span text:style-name="_34_">o</text:span><text:span text:style-name="_38_">r</text:span><text:span text:style-name="_31_3">e</text:span><text:span text:style-name="_32_">d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9_">e</text:span><text:span text:style-name="_31_2">t</text:span><text:span text:style-name="_34_">t</text:span><text:span text:style-name="_37_">y</text:span><text:span text:style-name="_31_1"> </text:span><text:span text:style-name="_35_">t</text:span><text:span text:style-name="_39_">r</text:span><text:span text:style-name="_31_4">i</text:span><text:span text:style-name="_33_">u</text:span><text:span text:style-name="_38_">m</text:span><text:span text:style-name="_31_2">p</text:span><text:span text:style-name="_35_">h</text:span><text:span text:style-name="_39_">.</text:span><text:span text:style-name="_31_1"> </text:span><text:span text:style-name="_32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2_">w</text:span><text:span text:style-name="_31_0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4_">n</text:span><text:span text:style-name="_31_0">o</text:span><text:span text:style-name="_31_1"> </text:span><text:span text:style-name="_35_">q</text:span><text:span text:style-name="_39_">u</text:span><text:span text:style-name="_31_4">e</text:span><text:span text:style-name="_32_">s</text:span><text:span text:style-name="_38_">t</text:span><text:span text:style-name="_31_2">i</text:span><text:span text:style-name="_34_">o</text:span><text:span text:style-name="_39_">n</text:span><text:span text:style-name="_31_1"> </text:span><text:span text:style-name="_32_">o</text:span><text:span text:style-name="_37_">f</text:span><text:span text:style-name="_31_1"> </text:span><text:span text:style-name="_35_">t</text:span><text:span text:style-name="_39_">r</text:span><text:span text:style-name="_31_5">i</text:span><text:span text:style-name="_34_">u</text:span><text:span text:style-name="_31_0">m</text:span><text:span text:style-name="_31_2">p</text:span><text:span text:style-name="_33_">h</text:span><text:span text:style-name="_37_">i</text:span><text:span text:style-name="_31_5">n</text:span><text:span text:style-name="_32_">g</text:span><text:span text:style-name="_36_"> </text:span><text:span text:style-name="_31_3">s</text:span><text:span text:style-name="_34_">i</text:span><text:span text:style-name="_39_">m</text:span><text:span text:style-name="_31_3">u</text:span><text:span text:style-name="_35_">l</text:span><text:span text:style-name="_38_">t</text:span><text:span text:style-name="_31_4">a</text:span><text:span text:style-name="_34_">n</text:span><text:span text:style-name="_38_">e</text:span><text:span text:style-name="_31_4">o</text:span><text:span text:style-name="_35_">u</text:span><text:span text:style-name="_38_">s</text:span><text:span text:style-name="_31_4">l</text:span><text:span text:style-name="_35_">y</text:span><text:span text:style-name="_36_"> </text:span><text:span text:style-name="_31_3">o</text:span><text:span text:style-name="_33_">v</text:span><text:span text:style-name="_38_">e</text:span><text:span text:style-name="_31_4">r</text:span><text:span text:style-name="_31_"> </text:span><text:span text:style-name="_37_">a</text:span><text:span text:style-name="_31_5">l</text:span><text:span text:style-name="_32_">l</text:span><text:span text:style-name="_36_"> </text:span><text:span text:style-name="_31_5">m</text:span><text:span text:style-name="_35_">a</text:span><text:span text:style-name="_37_">c</text:span><text:span text:style-name="_31_3">h</text:span><text:span text:style-name="_35_">i</text:span><text:span text:style-name="_37_">n</text:span><text:span text:style-name="_31_4">e</text:span><text:span text:style-name="_35_">s</text:span><text:span text:style-name="_37_">.</text:span><text:span text:style-name="_31_1"> </text:span><text:span text:style-name="_32_">I</text:span><text:span text:style-name="_38_">n</text:span><text:span text:style-name="_31_1"> </text:span><text:span text:style-name="_33_">s</text:span><text:span text:style-name="_37_">h</text:span><text:span text:style-name="_31_4">o</text:span><text:span text:style-name="_34_">r</text:span><text:span text:style-name="_37_">t</text:span><text:span text:style-name="_31_5">,</text:span><text:span text:style-name="_31_"> </text:span><text:span text:style-name="_31_0">t</text:span><text:span text:style-name="_31_5">h</text:span><text:span text:style-name="_34_">e</text:span><text:span text:style-name="_31_0">n</text:span><text:span text:style-name="_31_4">,</text:span><text:span text:style-name="_31_"> </text:span><text:span text:style-name="_39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1_0">m</text:span><text:span text:style-name="_31_3">i</text:span><text:span text:style-name="_35_">g</text:span><text:span text:style-name="_37_">h</text:span><text:span text:style-name="_31_5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5">e</text:span><text:span text:style-name="_35_">n</text:span><text:span text:style-name="_36_"> </text:span><text:span text:style-name="_31_3">c</text:span><text:span text:style-name="_35_">l</text:span><text:span text:style-name="_37_">e</text:span><text:span text:style-name="_31_2">v</text:span><text:span text:style-name="_35_">e</text:span><text:span text:style-name="_38_">r</text:span><text:span text:style-name="_31_4">e</text:span><text:span text:style-name="_33_">r</text:span><text:span text:style-name="_36_"> </text:span><text:span text:style-name="_31_4">t</text:span><text:span text:style-name="_34_">h</text:span><text:span text:style-name="_37_">a</text:span><text:span text:style-name="_31_5">n</text:span><text:span text:style-name="_31_"> </text:span><text:span text:style-name="_31_0">a</text:span><text:span text:style-name="_31_5">n</text:span><text:span text:style-name="_33_">y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2_">n</text:span><text:span text:style-name="_36_"> </text:span><text:span text:style-name="_31_2">m</text:span><text:span text:style-name="_35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5_">,</text:span><text:span text:style-name="_36_"> </text:span><text:span text:style-name="_31_4">b</text:span><text:span text:style-name="_32_">u</text:span><text:span text:style-name="_37_">t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a</text:span><text:span text:style-name="_35_">g</text:span><text:span text:style-name="_39_">a</text:span><text:span text:style-name="_31_3">i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4">r</text:span><text:span text:style-name="_33_">e</text:span><text:span text:style-name="_36_"> </text:span><text:span text:style-name="_31_4">m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5">b</text:span><text:span text:style-name="_34_">e</text:span><text:span text:style-name="_36_"> </text:span><text:span text:style-name="_31_2">o</text:span><text:span text:style-name="_35_">t</text:span><text:span text:style-name="_37_">h</text:span><text:span text:style-name="_31_4">e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3">h</text:span><text:span text:style-name="_33_">i</text:span><text:span text:style-name="_39_">n</text:span><text:span text:style-name="_31_2">e</text:span><text:span text:style-name="_33_">s</text:span><text:span text:style-name="_36_"> </text:span><text:span text:style-name="_31_2">c</text:span><text:span text:style-name="_35_">l</text:span><text:span text:style-name="_37_">e</text:span><text:span text:style-name="_31_3">v</text:span><text:span text:style-name="_33_">e</text:span><text:span text:style-name="_39_">r</text:span><text:span text:style-name="_31_3">e</text:span><text:span text:style-name="_33_">r</text:span><text:span text:style-name="_36_"> </text:span><text:span text:style-name="_31_5">a</text:span><text:span text:style-name="_32_">g</text:span><text:span text:style-name="_31_0">a</text:span><text:span text:style-name="_31_2">i</text:span><text:span text:style-name="_32_">n</text:span><text:span text:style-name="_31_0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1_0">s</text:span><text:span text:style-name="_31_2">o</text:span><text:span text:style-name="_31_"> </text:span><text:span text:style-name="_39_">o</text:span><text:span text:style-name="_31_4">n</text:span><text:span text:style-name="_33_">.</text:span></text:p>
      <text:p text:style-name="P1"><text:span text:style-name="_31_3">T</text:span><text:span text:style-name="_35_">h</text:span><text:span text:style-name="_39_">o</text:span><text:span text:style-name="_31_3">s</text:span><text:span text:style-name="_35_">e</text:span><text:span text:style-name="_36_"> </text:span><text:span text:style-name="_31_5">w</text:span><text:span text:style-name="_35_">h</text:span><text:span text:style-name="_37_">o</text:span><text:span text:style-name="_31_1"> </text:span><text:span text:style-name="_33_">h</text:span><text:span text:style-name="_38_">o</text:span><text:span text:style-name="_31_5">l</text:span><text:span text:style-name="_34_">d</text:span><text:span text:style-name="_36_"> </text:span><text:span text:style-name="_31_5">t</text:span><text:span text:style-name="_33_">o</text:span><text:span text:style-name="_36_"> </text:span><text:span text:style-name="_31_4">t</text:span><text:span text:style-name="_32_">h</text:span><text:span text:style-name="_37_">e</text:span><text:span text:style-name="_31_1"> </text:span><text:span text:style-name="_33_">m</text:span><text:span text:style-name="_31_0">a</text:span><text:span text:style-name="_31_3">t</text:span><text:span text:style-name="_33_">h</text:span><text:span text:style-name="_31_0">e</text:span><text:span text:style-name="_31_2">m</text:span><text:span text:style-name="_32_">a</text:span><text:span text:style-name="_31_0">t</text:span><text:span text:style-name="_31_5">i</text:span><text:span text:style-name="_33_">c</text:span><text:span text:style-name="_39_">a</text:span><text:span text:style-name="_31_2">l</text:span><text:span text:style-name="_31_"> </text:span><text:span text:style-name="_39_">a</text:span><text:span text:style-name="_31_5">r</text:span><text:span text:style-name="_35_">g</text:span><text:span text:style-name="_31_0">u</text:span><text:span text:style-name="_31_5">m</text:span><text:span text:style-name="_34_">e</text:span><text:span text:style-name="_31_0">n</text:span><text:span text:style-name="_31_3">t</text:span><text:span text:style-name="_31_"> </text:span><text:span text:style-name="_31_0">w</text:span><text:span text:style-name="_31_3">o</text:span><text:span text:style-name="_35_">u</text:span><text:span text:style-name="_31_0">l</text:span><text:span text:style-name="_31_4">d</text:span><text:span text:style-name="_34_">,</text:span><text:span text:style-name="_36_"> </text:span><text:span text:style-name="_31_2">I</text:span><text:span text:style-name="_31_"> </text:span><text:span text:style-name="_38_">t</text:span><text:span text:style-name="_31_3">h</text:span><text:span text:style-name="_32_">i</text:span><text:span text:style-name="_37_">n</text:span><text:span text:style-name="_31_5">k</text:span><text:span text:style-name="_35_">,</text:span><text:span text:style-name="_36_"> </text:span><text:span text:style-name="_31_4">m</text:span><text:span text:style-name="_33_">o</text:span><text:span text:style-name="_37_">s</text:span><text:span text:style-name="_31_5">t</text:span><text:span text:style-name="_33_">l</text:span><text:span text:style-name="_31_0">y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i</text:span><text:span text:style-name="_31_3">l</text:span><text:span text:style-name="_35_">l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2_">o</text:span><text:span text:style-name="_36_"> </text:span><text:span text:style-name="_31_4">a</text:span><text:span text:style-name="_32_">c</text:span><text:span text:style-name="_31_0">c</text:span><text:span text:style-name="_31_5">e</text:span><text:span text:style-name="_33_">p</text:span><text:span text:style-name="_31_0">t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i</text:span><text:span text:style-name="_31_3">m</text:span><text:span text:style-name="_32_">i</text:span><text:span text:style-name="_39_">t</text:span><text:span text:style-name="_31_4">a</text:span><text:span text:style-name="_33_">t</text:span><text:span text:style-name="_31_0">i</text:span><text:span text:style-name="_31_5">o</text:span><text:span text:style-name="_32_">n</text:span><text:span text:style-name="_36_"> </text:span><text:span text:style-name="_31_4">g</text:span><text:span text:style-name="_34_">a</text:span><text:span text:style-name="_39_">m</text:span><text:span text:style-name="_31_2">e</text:span><text:span text:style-name="_31_"> </text:span><text:span text:style-name="_39_">a</text:span><text:span text:style-name="_31_5">s</text:span><text:span text:style-name="_31_"> </text:span><text:span text:style-name="_37_">a</text:span><text:span text:style-name="_31_1"> </text:span><text:span text:style-name="_33_">b</text:span><text:span text:style-name="_38_">a</text:span><text:span text:style-name="_31_5">s</text:span><text:span text:style-name="_35_">i</text:span><text:span text:style-name="_37_">s</text:span><text:span text:style-name="_31_1"> </text:span><text:span text:style-name="_34_">f</text:span><text:span text:style-name="_37_">o</text:span><text:span text:style-name="_31_4">r</text:span><text:span text:style-name="_31_"> </text:span><text:span text:style-name="_37_">d</text:span><text:span text:style-name="_31_4">i</text:span><text:span text:style-name="_32_">s</text:span><text:span text:style-name="_38_">c</text:span><text:span text:style-name="_31_4">u</text:span><text:span text:style-name="_35_">s</text:span><text:span text:style-name="_39_">s</text:span><text:span text:style-name="_31_4">i</text:span><text:span text:style-name="_32_">o</text:span><text:span text:style-name="_37_">n</text:span><text:span text:style-name="_31_5">,</text:span><text:span text:style-name="_31_"> </text:span><text:span text:style-name="_38_">T</text:span><text:span text:style-name="_31_2">h</text:span><text:span text:style-name="_33_">o</text:span><text:span text:style-name="_37_">s</text:span><text:span text:style-name="_31_5">e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4">b</text:span><text:span text:style-name="_33_">e</text:span><text:span text:style-name="_37_">l</text:span><text:span text:style-name="_31_2">i</text:span><text:span text:style-name="_33_">e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t</text:span><text:span text:style-name="_33_">w</text:span><text:span text:style-name="_39_">o</text:span><text:span text:style-name="_31_1"> </text:span><text:span text:style-name="_35_">p</text:span><text:span text:style-name="_39_">r</text:span><text:span text:style-name="_31_5">e</text:span><text:span text:style-name="_33_">v</text:span><text:span text:style-name="_37_">i</text:span><text:span text:style-name="_31_3">o</text:span><text:span text:style-name="_35_">u</text:span><text:span text:style-name="_39_">s</text:span><text:span text:style-name="_31_1"> </text:span><text:span text:style-name="_32_">o</text:span><text:span text:style-name="_39_">b</text:span><text:span text:style-name="_31_3">j</text:span><text:span text:style-name="_34_">e</text:span><text:span text:style-name="_31_0">c</text:span><text:span text:style-name="_31_3">t</text:span><text:span text:style-name="_35_">i</text:span><text:span text:style-name="_38_">o</text:span><text:span text:style-name="_31_4">n</text:span><text:span text:style-name="_34_">s</text:span><text:span text:style-name="_36_"> </text:span><text:span text:style-name="_31_4">w</text:span><text:span text:style-name="_33_">o</text:span><text:span text:style-name="_39_">u</text:span><text:span text:style-name="_31_5">l</text:span><text:span text:style-name="_35_">d</text:span><text:span text:style-name="_36_"> </text:span><text:span text:style-name="_31_4">p</text:span><text:span text:style-name="_32_">r</text:span><text:span text:style-name="_31_0">o</text:span><text:span text:style-name="_31_5">b</text:span><text:span text:style-name="_32_">a</text:span><text:span text:style-name="_39_">b</text:span><text:span text:style-name="_31_4">l</text:span><text:span text:style-name="_32_">y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b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5_">e</text:span><text:span text:style-name="_38_">r</text:span><text:span text:style-name="_31_3">e</text:span><text:span text:style-name="_34_">s</text:span><text:span text:style-name="_37_">t</text:span><text:span text:style-name="_31_5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5">a</text:span><text:span text:style-name="_34_">n</text:span><text:span text:style-name="_37_">y</text:span><text:span text:style-name="_31_1"> </text:span><text:span text:style-name="_33_">c</text:span><text:span text:style-name="_31_0">r</text:span><text:span text:style-name="_31_5">i</text:span><text:span text:style-name="_33_">t</text:span><text:span text:style-name="_31_0">e</text:span><text:span text:style-name="_31_3">r</text:span><text:span text:style-name="_32_">i</text:span><text:span text:style-name="_38_">a</text:span><text:span text:style-name="_31_5">.</text:span></text:p>
      <text:p text:style-name="P1"><text:span text:style-name="_31_0">(</text:span><text:span text:style-name="_31_4">4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4_">u</text:span><text:span text:style-name="_39_">m</text:span><text:span text:style-name="_31_2">e</text:span><text:span text:style-name="_33_">n</text:span><text:span text:style-name="_37_">t</text:span><text:span text:style-name="_31_1"> </text:span><text:span text:style-name="_32_">f</text:span><text:span text:style-name="_39_">r</text:span><text:span text:style-name="_31_4">o</text:span><text:span text:style-name="_35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3_">c</text:span><text:span text:style-name="_39_">i</text:span><text:span text:style-name="_31_4">o</text:span><text:span text:style-name="_34_">u</text:span><text:span text:style-name="_39_">s</text:span><text:span text:style-name="_31_4">n</text:span><text:span text:style-name="_33_">e</text:span><text:span text:style-name="_39_">s</text:span><text:span text:style-name="_31_5">s</text:span></text:p>
      <text:p text:style-name="P1"><text:span text:style-name="_38_">T</text:span><text:span text:style-name="_31_5">h</text:span><text:span text:style-name="_32_">i</text:span><text:span text:style-name="_39_">s</text:span><text:span text:style-name="_31_1"> </text:span><text:span text:style-name="_33_">a</text:span><text:span text:style-name="_37_">r</text:span><text:span text:style-name="_31_5">g</text:span><text:span text:style-name="_33_">u</text:span><text:span text:style-name="_39_">m</text:span><text:span text:style-name="_31_5">e</text:span><text:span text:style-name="_32_">n</text:span><text:span text:style-name="_38_">t</text:span><text:span text:style-name="_31_1"> </text:span><text:span text:style-name="_34_">i</text:span><text:span text:style-name="_39_">s</text:span><text:span text:style-name="_31_1"> </text:span><text:span text:style-name="_33_">v</text:span><text:span text:style-name="_31_0">e</text:span><text:span text:style-name="_31_2">r</text:span><text:span text:style-name="_34_">y</text:span><text:span text:style-name="_39_">,</text:span><text:span text:style-name="_31_1"> </text:span><text:span text:style-name="_33_">w</text:span><text:span text:style-name="_38_">e</text:span><text:span text:style-name="_31_3">l</text:span><text:span text:style-name="_34_">l</text:span><text:span text:style-name="_36_"> </text:span><text:span text:style-name="_31_4">e</text:span><text:span text:style-name="_35_">x</text:span><text:span text:style-name="_39_">p</text:span><text:span text:style-name="_31_4">r</text:span><text:span text:style-name="_34_">e</text:span><text:span text:style-name="_38_">s</text:span><text:span text:style-name="_31_5">s</text:span><text:span text:style-name="_33_">e</text:span><text:span text:style-name="_38_">d</text:span><text:span text:style-name="_31_1"> </text:span><text:span text:style-name="_33_">i</text:span><text:span text:style-name="_37_">n</text:span><text:span text:style-name="_31_1"> </text:span><text:span text:style-name="_32_">P</text:span><text:span text:style-name="_39_">r</text:span><text:span text:style-name="_31_5">o</text:span><text:span text:style-name="_32_">f</text:span><text:span text:style-name="_39_">e</text:span><text:span text:style-name="_31_2">s</text:span><text:span text:style-name="_35_">s</text:span><text:span text:style-name="_38_">o</text:span><text:span text:style-name="_31_4">r</text:span><text:span text:style-name="_31_"> </text:span><text:span text:style-name="_37_">J</text:span><text:span text:style-name="_31_5">e</text:span><text:span text:style-name="_34_">f</text:span><text:span text:style-name="_31_0">f</text:span><text:span text:style-name="_31_2">e</text:span><text:span text:style-name="_33_">r</text:span><text:span text:style-name="_39_">s</text:span><text:span text:style-name="_31_4">o</text:span><text:span text:style-name="_33_">n</text:span><text:span text:style-name="_31_0">'</text:span><text:span text:style-name="_31_2">s</text:span><text:span text:style-name="_31_"> </text:span><text:span text:style-name="_31_0">L</text:span><text:span text:style-name="_31_4">i</text:span><text:span text:style-name="_33_">s</text:span><text:span text:style-name="_39_">t</text:span><text:span text:style-name="_31_2">e</text:span><text:span text:style-name="_34_">r</text:span><text:span text:style-name="_36_"> </text:span><text:span text:style-name="_31_2">O</text:span><text:span text:style-name="_35_">r</text:span><text:span text:style-name="_39_">a</text:span><text:span text:style-name="_31_2">t</text:span><text:span text:style-name="_32_">i</text:span><text:span text:style-name="_39_">o</text:span><text:span text:style-name="_31_4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4">1</text:span><text:span text:style-name="_33_">9</text:span><text:span text:style-name="_38_">4</text:span><text:span text:style-name="_31_4">9</text:span><text:span text:style-name="_35_">,</text:span><text:span text:style-name="_36_"> </text:span><text:span text:style-name="_31_3">f</text:span><text:span text:style-name="_33_">r</text:span><text:span text:style-name="_39_">o</text:span><text:span text:style-name="_31_3">m</text:span><text:span text:style-name="_31_"> </text:span><text:span text:style-name="_39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8_">I</text:span><text:span text:style-name="_31_1"> </text:span><text:span text:style-name="_32_">q</text:span><text:span text:style-name="_39_">u</text:span><text:span text:style-name="_31_5">o</text:span><text:span text:style-name="_32_">t</text:span><text:span text:style-name="_39_">e</text:span><text:span text:style-name="_31_2">.</text:span><text:span text:style-name="_31_"> </text:span><text:span text:style-name="_39_">"</text:span><text:span text:style-name="_31_5">N</text:span><text:span text:style-name="_33_">o</text:span><text:span text:style-name="_31_0">t</text:span><text:span text:style-name="_31_1"> </text:span><text:span text:style-name="_33_">u</text:span><text:span text:style-name="_37_">n</text:span><text:span text:style-name="_31_4">t</text:span><text:span text:style-name="_32_">i</text:span><text:span text:style-name="_31_0">l</text:span><text:span text:style-name="_31_1"> </text:span><text:span text:style-name="_34_">a</text:span><text:span text:style-name="_36_"> </text:span><text:span text:style-name="_31_5">m</text:span><text:span text:style-name="_33_">a</text:span><text:span text:style-name="_31_0">c</text:span><text:span text:style-name="_31_5">h</text:span><text:span text:style-name="_33_">i</text:span><text:span text:style-name="_38_">n</text:span><text:span text:style-name="_31_3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2">w</text:span><text:span text:style-name="_35_">r</text:span><text:span text:style-name="_38_">i</text:span><text:span text:style-name="_31_4">t</text:span><text:span text:style-name="_32_">e</text:span><text:span text:style-name="_36_"> </text:span><text:span text:style-name="_31_5">a</text:span><text:span text:style-name="_31_"> </text:span><text:span text:style-name="_38_">s</text:span><text:span text:style-name="_31_4">o</text:span><text:span text:style-name="_35_">n</text:span><text:span text:style-name="_37_">n</text:span><text:span text:style-name="_31_3">e</text:span><text:span text:style-name="_32_">t</text:span><text:span text:style-name="_36_"> </text:span><text:span text:style-name="_31_2">o</text:span><text:span text:style-name="_33_">r</text:span><text:span text:style-name="_36_"> </text:span><text:span text:style-name="_31_4">c</text:span><text:span text:style-name="_33_">o</text:span><text:span text:style-name="_38_">m</text:span><text:span text:style-name="_31_2">p</text:span><text:span text:style-name="_34_">o</text:span><text:span text:style-name="_37_">s</text:span><text:span text:style-name="_31_3">e</text:span><text:span text:style-name="_31_"> </text:span><text:span text:style-name="_37_">a</text:span><text:span text:style-name="_31_1"> </text:span><text:span text:style-name="_32_">c</text:span><text:span text:style-name="_31_0">o</text:span><text:span text:style-name="_31_2">n</text:span><text:span text:style-name="_32_">c</text:span><text:span text:style-name="_39_">e</text:span><text:span text:style-name="_31_2">r</text:span><text:span text:style-name="_34_">t</text:span><text:span text:style-name="_37_">o</text:span><text:span text:style-name="_31_1"> </text:span><text:span text:style-name="_33_">b</text:span><text:span text:style-name="_37_">e</text:span><text:span text:style-name="_31_5">c</text:span><text:span text:style-name="_35_">a</text:span><text:span text:style-name="_37_">u</text:span><text:span text:style-name="_31_5">s</text:span><text:span text:style-name="_33_">e</text:span><text:span text:style-name="_36_"> </text:span><text:span text:style-name="_31_4">o</text:span><text:span text:style-name="_34_">f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g</text:span><text:span text:style-name="_39_">h</text:span><text:span text:style-name="_31_5">t</text:span><text:span text:style-name="_32_">s</text:span><text:span text:style-name="_36_"> </text:span><text:span text:style-name="_31_2">a</text:span><text:span text:style-name="_32_">n</text:span><text:span text:style-name="_38_">d</text:span><text:span text:style-name="_31_1"> </text:span><text:span text:style-name="_32_">e</text:span><text:span text:style-name="_31_0">m</text:span><text:span text:style-name="_31_3">o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1"> </text:span><text:span text:style-name="_34_">f</text:span><text:span text:style-name="_37_">e</text:span><text:span text:style-name="_31_4">l</text:span><text:span text:style-name="_35_">t</text:span><text:span text:style-name="_39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7_">n</text:span><text:span text:style-name="_31_4">o</text:span><text:span text:style-name="_34_">t</text:span><text:span text:style-name="_36_"> </text:span><text:span text:style-name="_31_2">b</text:span><text:span text:style-name="_32_">y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c</text:span><text:span text:style-name="_37_">h</text:span><text:span text:style-name="_31_2">a</text:span><text:span text:style-name="_33_">n</text:span><text:span text:style-name="_37_">c</text:span><text:span text:style-name="_31_4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1"> </text:span><text:span text:style-name="_35_">o</text:span><text:span text:style-name="_39_">f</text:span><text:span text:style-name="_31_1"> </text:span><text:span text:style-name="_32_">s</text:span><text:span text:style-name="_39_">y</text:span><text:span text:style-name="_31_2">m</text:span><text:span text:style-name="_32_">b</text:span><text:span text:style-name="_38_">o</text:span><text:span text:style-name="_31_2">l</text:span><text:span text:style-name="_34_">s</text:span><text:span text:style-name="_39_">,</text:span><text:span text:style-name="_31_1"> </text:span><text:span text:style-name="_32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2_">w</text:span><text:span text:style-name="_39_">e</text:span><text:span text:style-name="_31_1"> </text:span><text:span text:style-name="_33_">a</text:span><text:span text:style-name="_31_0">g</text:span><text:span text:style-name="_31_5">r</text:span><text:span text:style-name="_35_">e</text:span><text:span text:style-name="_37_">e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5">m</text:span><text:span text:style-name="_35_">a</text:span><text:span text:style-name="_38_">c</text:span><text:span text:style-name="_31_3">h</text:span><text:span text:style-name="_35_">i</text:span><text:span text:style-name="_39_">n</text:span><text:span text:style-name="_31_4">e</text:span><text:span text:style-name="_31_"> </text:span><text:span text:style-name="_38_">e</text:span><text:span text:style-name="_31_5">q</text:span><text:span text:style-name="_32_">u</text:span><text:span text:style-name="_39_">a</text:span><text:span text:style-name="_31_2">l</text:span><text:span text:style-name="_32_">s</text:span><text:span text:style-name="_36_"> </text:span><text:span text:style-name="_31_3">b</text:span><text:span text:style-name="_34_">r</text:span><text:span text:style-name="_37_">a</text:span><text:span text:style-name="_31_3">i</text:span><text:span text:style-name="_32_">n</text:span>-<text:span text:style-name="_31_3">t</text:span><text:span text:style-name="_32_">h</text:span><text:span text:style-name="_38_">a</text:span><text:span text:style-name="_31_3">t</text:span><text:span text:style-name="_31_"> </text:span><text:span text:style-name="_38_">i</text:span><text:span text:style-name="_31_4">s</text:span><text:span text:style-name="_35_">,</text:span><text:span text:style-name="_36_"> </text:span><text:span text:style-name="_31_4">n</text:span><text:span text:style-name="_33_">o</text:span><text:span text:style-name="_38_">t</text:span><text:span text:style-name="_31_1"> </text:span><text:span text:style-name="_32_">o</text:span><text:span text:style-name="_39_">n</text:span><text:span text:style-name="_31_3">l</text:span><text:span text:style-name="_32_">y</text:span><text:span text:style-name="_36_"> </text:span><text:span text:style-name="_31_5">w</text:span><text:span text:style-name="_35_">r</text:span><text:span text:style-name="_39_">i</text:span><text:span text:style-name="_31_3">t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5">b</text:span><text:span text:style-name="_34_">u</text:span><text:span text:style-name="_39_">t</text:span><text:span text:style-name="_31_1"> </text:span><text:span text:style-name="_32_">k</text:span><text:span text:style-name="_39_">n</text:span><text:span text:style-name="_31_2">o</text:span><text:span text:style-name="_33_">w</text:span><text:span text:style-name="_36_"> </text:span><text:span text:style-name="_31_4">t</text:span><text:span text:style-name="_34_">h</text:span><text:span text:style-name="_38_">a</text:span><text:span text:style-name="_31_4">t</text:span><text:span text:style-name="_31_"> </text:span><text:span text:style-name="_37_">i</text:span><text:span text:style-name="_31_3">t</text:span><text:span text:style-name="_31_"> </text:span><text:span text:style-name="_39_">h</text:span><text:span text:style-name="_31_4">a</text:span><text:span text:style-name="_33_">d</text:span><text:span text:style-name="_36_"> </text:span><text:span text:style-name="_31_2">w</text:span><text:span text:style-name="_35_">r</text:span><text:span text:style-name="_31_0">i</text:span><text:span text:style-name="_31_5">t</text:span><text:span text:style-name="_32_">t</text:span><text:span text:style-name="_39_">e</text:span><text:span text:style-name="_31_5">n</text:span><text:span text:style-name="_31_"> </text:span><text:span text:style-name="_31_0">i</text:span><text:span text:style-name="_31_2">t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m</text:span><text:span text:style-name="_34_">e</text:span><text:span text:style-name="_38_">c</text:span><text:span text:style-name="_31_2">h</text:span><text:span text:style-name="_35_">a</text:span><text:span text:style-name="_31_0">n</text:span><text:span text:style-name="_31_2">i</text:span><text:span text:style-name="_34_">s</text:span><text:span text:style-name="_37_">m</text:span><text:span text:style-name="_31_1"> </text:span><text:span text:style-name="_34_">c</text:span><text:span text:style-name="_31_0">o</text:span><text:span text:style-name="_31_4">u</text:span><text:span text:style-name="_34_">l</text:span><text:span text:style-name="_38_">d</text:span><text:span text:style-name="_31_1"> </text:span><text:span text:style-name="_32_">f</text:span><text:span text:style-name="_38_">e</text:span><text:span text:style-name="_31_4">e</text:span><text:span text:style-name="_35_">l</text:span><text:span text:style-name="_36_"> </text:span><text:span text:style-name="_31_5">(</text:span><text:span text:style-name="_35_">a</text:span><text:span text:style-name="_37_">n</text:span><text:span text:style-name="_31_5">d</text:span><text:span text:style-name="_31_"> </text:span><text:span text:style-name="_39_">n</text:span><text:span text:style-name="_31_4">o</text:span><text:span text:style-name="_33_">t</text:span><text:span text:style-name="_36_"> </text:span><text:span text:style-name="_31_4">m</text:span><text:span text:style-name="_33_">e</text:span><text:span text:style-name="_31_0">r</text:span><text:span text:style-name="_31_5">e</text:span><text:span text:style-name="_34_">l</text:span><text:span text:style-name="_39_">y</text:span><text:span text:style-name="_31_1"> </text:span><text:span text:style-name="_32_">a</text:span><text:span text:style-name="_39_">r</text:span><text:span text:style-name="_31_5">t</text:span><text:span text:style-name="_34_">i</text:span><text:span text:style-name="_38_">f</text:span><text:span text:style-name="_31_4">i</text:span><text:span text:style-name="_34_">c</text:span><text:span text:style-name="_37_">i</text:span><text:span text:style-name="_31_5">a</text:span><text:span text:style-name="_32_">l</text:span><text:span text:style-name="_37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5">a</text:span><text:span text:style-name="_34_">l</text:span><text:span text:style-name="_31_0">,</text:span><text:span text:style-name="_31_1"> </text:span><text:span text:style-name="_33_">a</text:span><text:span text:style-name="_31_0">n</text:span><text:span text:style-name="_31_1"> </text:span><text:span text:style-name="_35_">e</text:span><text:span text:style-name="_38_">a</text:span><text:span text:style-name="_31_4">s</text:span><text:span text:style-name="_35_">y</text:span><text:span text:style-name="_36_"> </text:span><text:span text:style-name="_31_2">c</text:span><text:span text:style-name="_32_">o</text:span><text:span text:style-name="_31_0">n</text:span><text:span text:style-name="_31_4">t</text:span><text:span text:style-name="_35_">r</text:span><text:span text:style-name="_31_0">i</text:span><text:span text:style-name="_31_2">v</text:span><text:span text:style-name="_32_">a</text:span><text:span text:style-name="_39_">n</text:span><text:span text:style-name="_31_3">c</text:span><text:span text:style-name="_34_">e</text:span><text:span text:style-name="_31_0">)</text:span><text:span text:style-name="_31_1"> </text:span><text:span text:style-name="_35_">p</text:span><text:span text:style-name="_38_">l</text:span><text:span text:style-name="_31_4">e</text:span><text:span text:style-name="_33_">a</text:span><text:span text:style-name="_38_">s</text:span><text:span text:style-name="_31_3">u</text:span><text:span text:style-name="_33_">r</text:span><text:span text:style-name="_37_">e</text:span><text:span text:style-name="_31_1"> </text:span><text:span text:style-name="_34_">a</text:span><text:span text:style-name="_38_">t</text:span><text:span text:style-name="_31_1"> </text:span><text:span text:style-name="_34_">i</text:span><text:span text:style-name="_39_">t</text:span><text:span text:style-name="_31_3">s</text:span><text:span text:style-name="_31_"> </text:span><text:span text:style-name="_38_">s</text:span><text:span text:style-name="_31_4">u</text:span><text:span text:style-name="_35_">c</text:span><text:span text:style-name="_38_">c</text:span><text:span text:style-name="_31_3">e</text:span><text:span text:style-name="_35_">s</text:span><text:span text:style-name="_37_">s</text:span><text:span text:style-name="_31_3">e</text:span><text:span text:style-name="_35_">s</text:span><text:span text:style-name="_38_">,</text:span><text:span text:style-name="_31_1"> </text:span><text:span text:style-name="_33_">g</text:span><text:span text:style-name="_38_">r</text:span><text:span text:style-name="_31_5">i</text:span><text:span text:style-name="_35_">e</text:span><text:span text:style-name="_37_">f</text:span><text:span text:style-name="_31_1"> </text:span><text:span text:style-name="_34_">w</text:span><text:span text:style-name="_37_">h</text:span><text:span text:style-name="_31_3">e</text:span><text:span text:style-name="_35_">n</text:span><text:span text:style-name="_36_"> </text:span><text:span text:style-name="_31_2">i</text:span><text:span text:style-name="_33_">t</text:span><text:span text:style-name="_37_">s</text:span><text:span text:style-name="_31_1"> </text:span><text:span text:style-name="_34_">v</text:span><text:span text:style-name="_31_0">a</text:span><text:span text:style-name="_31_3">l</text:span><text:span text:style-name="_35_">v</text:span><text:span text:style-name="_38_">e</text:span><text:span text:style-name="_31_4">s</text:span><text:span text:style-name="_31_"> </text:span><text:span text:style-name="_37_">f</text:span><text:span text:style-name="_31_4">u</text:span><text:span text:style-name="_34_">s</text:span><text:span text:style-name="_31_0">e</text:span><text:span text:style-name="_31_4">,</text:span><text:span text:style-name="_31_"> </text:span><text:span text:style-name="_37_">b</text:span><text:span text:style-name="_31_2">e</text:span><text:span text:style-name="_31_"> </text:span><text:span text:style-name="_31_0">w</text:span><text:span text:style-name="_31_4">a</text:span><text:span text:style-name="_34_">r</text:span><text:span text:style-name="_37_">m</text:span><text:span text:style-name="_31_5">e</text:span><text:span text:style-name="_33_">d</text:span><text:span text:style-name="_36_"> </text:span><text:span text:style-name="_31_4">b</text:span><text:span text:style-name="_32_">y</text:span><text:span text:style-name="_36_"> </text:span><text:span text:style-name="_31_3">f</text:span><text:span text:style-name="_33_">l</text:span><text:span text:style-name="_38_">a</text:span><text:span text:style-name="_31_3">t</text:span><text:span text:style-name="_32_">t</text:span><text:span text:style-name="_39_">e</text:span><text:span text:style-name="_31_5">r</text:span><text:span text:style-name="_34_">y</text:span><text:span text:style-name="_38_">,</text:span><text:span text:style-name="_31_1"> </text:span><text:span text:style-name="_33_">b</text:span><text:span text:style-name="_31_0">e</text:span><text:span text:style-name="_31_1"> </text:span><text:span text:style-name="_34_">m</text:span><text:span text:style-name="_31_0">a</text:span><text:span text:style-name="_31_5">d</text:span><text:span text:style-name="_33_">e</text:span><text:span text:style-name="_36_"> </text:span><text:span text:style-name="_31_3">m</text:span><text:span text:style-name="_34_">i</text:span><text:span text:style-name="_38_">s</text:span><text:span text:style-name="_31_5">e</text:span><text:span text:style-name="_34_">r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2_">b</text:span><text:span text:style-name="_38_">y</text:span><text:span text:style-name="_31_1"> </text:span><text:span text:style-name="_34_">i</text:span><text:span text:style-name="_38_">t</text:span><text:span text:style-name="_31_2">s</text:span><text:span text:style-name="_31_"> </text:span><text:span text:style-name="_38_">m</text:span><text:span text:style-name="_31_4">i</text:span><text:span text:style-name="_33_">s</text:span><text:span text:style-name="_31_0">t</text:span><text:span text:style-name="_31_4">a</text:span><text:span text:style-name="_32_">k</text:span><text:span text:style-name="_37_">e</text:span><text:span text:style-name="_31_4">s</text:span><text:span text:style-name="_34_">,</text:span><text:span text:style-name="_36_"> </text:span><text:span text:style-name="_31_4">b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r</text:span><text:span text:style-name="_33_">m</text:span><text:span text:style-name="_37_">e</text:span><text:span text:style-name="_31_2">d</text:span><text:span text:style-name="_31_"> </text:span><text:span text:style-name="_31_0">b</text:span><text:span text:style-name="_31_3">y</text:span><text:span text:style-name="_31_"> </text:span><text:span text:style-name="_31_0">s</text:span><text:span text:style-name="_31_4">e</text:span><text:span text:style-name="_33_">x</text:span><text:span text:style-name="_39_">,</text:span><text:span text:style-name="_31_1"> </text:span><text:span text:style-name="_33_">b</text:span><text:span text:style-name="_31_0">e</text:span><text:span text:style-name="_31_1"> </text:span><text:span text:style-name="_32_">a</text:span><text:span text:style-name="_37_">n</text:span><text:span text:style-name="_31_5">g</text:span><text:span text:style-name="_34_">r</text:span><text:span text:style-name="_31_0">y</text:span><text:span text:style-name="_31_1"> </text:span><text:span text:style-name="_35_">o</text:span><text:span text:style-name="_39_">r</text:span><text:span text:style-name="_31_1"> </text:span><text:span text:style-name="_34_">d</text:span><text:span text:style-name="_31_0">e</text:span><text:span text:style-name="_31_5">p</text:span><text:span text:style-name="_33_">r</text:span><text:span text:style-name="_31_0">e</text:span><text:span text:style-name="_31_4">s</text:span><text:span text:style-name="_33_">s</text:span><text:span text:style-name="_37_">e</text:span><text:span text:style-name="_31_4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2_">i</text:span><text:span text:style-name="_37_">t</text:span><text:span text:style-name="_31_1"> </text:span><text:span text:style-name="_33_">c</text:span><text:span text:style-name="_31_0">a</text:span><text:span text:style-name="_31_5">n</text:span><text:span text:style-name="_34_">n</text:span><text:span text:style-name="_39_">o</text:span><text:span text:style-name="_31_5">t</text:span><text:span text:style-name="_31_"> </text:span><text:span text:style-name="_38_">g</text:span><text:span text:style-name="_31_5">e</text:span><text:span text:style-name="_35_">t</text:span><text:span text:style-name="_36_"> </text:span><text:span text:style-name="_31_2">w</text:span><text:span text:style-name="_33_">h</text:span><text:span text:style-name="_38_">a</text:span><text:span text:style-name="_31_3">t</text:span><text:span text:style-name="_31_"> </text:span><text:span text:style-name="_31_0">i</text:span><text:span text:style-name="_31_2">t</text:span><text:span text:style-name="_31_"> </text:span><text:span text:style-name="_38_">w</text:span><text:span text:style-name="_31_3">a</text:span><text:span text:style-name="_35_">n</text:span><text:span text:style-name="_31_0">t</text:span><text:span text:style-name="_31_2">s</text:span><text:span text:style-name="_32_">.</text:span><text:span text:style-name="_31_0">"</text:span></text:p>
      <text:p text:style-name="P1"><text:span text:style-name="_34_">T</text:span><text:span text:style-name="_31_0">h</text:span><text:span text:style-name="_31_2">i</text:span><text:span text:style-name="_32_">s</text:span><text:span text:style-name="_36_"> </text:span><text:span text:style-name="_31_2">a</text:span><text:span text:style-name="_32_">r</text:span><text:span text:style-name="_38_">g</text:span><text:span text:style-name="_31_4">u</text:span><text:span text:style-name="_35_">m</text:span><text:span text:style-name="_38_">e</text:span><text:span text:style-name="_31_4">n</text:span><text:span text:style-name="_35_">t</text:span><text:span text:style-name="_36_"> </text:span><text:span text:style-name="_31_4">a</text:span><text:span text:style-name="_33_">p</text:span><text:span text:style-name="_38_">p</text:span><text:span text:style-name="_31_3">e</text:span><text:span text:style-name="_34_">a</text:span><text:span text:style-name="_31_0">r</text:span><text:span text:style-name="_31_3">s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1_0">a</text:span><text:span text:style-name="_31_1"> </text:span><text:span text:style-name="_35_">d</text:span><text:span text:style-name="_38_">e</text:span><text:span text:style-name="_31_5">n</text:span><text:span text:style-name="_35_">i</text:span><text:span text:style-name="_37_">a</text:span><text:span text:style-name="_31_2">l</text:span><text:span text:style-name="_31_"> </text:span><text:span text:style-name="_31_0">o</text:span><text:span text:style-name="_31_2">f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v</text:span><text:span text:style-name="_34_">a</text:span><text:span text:style-name="_31_0">l</text:span><text:span text:style-name="_31_3">i</text:span><text:span text:style-name="_34_">d</text:span><text:span text:style-name="_37_">i</text:span><text:span text:style-name="_31_4">t</text:span><text:span text:style-name="_34_">y</text:span><text:span text:style-name="_36_"> </text:span><text:span text:style-name="_31_4">o</text:span><text:span text:style-name="_34_">f</text:span><text:span text:style-name="_36_"> </text:span><text:span text:style-name="_31_3">o</text:span><text:span text:style-name="_32_">u</text:span><text:span text:style-name="_39_">r</text:span><text:span text:style-name="_31_1"> </text:span><text:span text:style-name="_35_">t</text:span><text:span text:style-name="_39_">e</text:span><text:span text:style-name="_31_3">s</text:span><text:span text:style-name="_34_">t</text:span><text:span text:style-name="_39_">.</text:span><text:span text:style-name="_31_1"> </text:span><text:span text:style-name="_34_">A</text:span><text:span text:style-name="_31_0">c</text:span><text:span text:style-name="_31_2">c</text:span><text:span text:style-name="_34_">o</text:span><text:span text:style-name="_38_">r</text:span><text:span text:style-name="_31_3">d</text:span><text:span text:style-name="_32_">i</text:span><text:span text:style-name="_37_">n</text:span><text:span text:style-name="_31_4">g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m</text:span><text:span text:style-name="_33_">o</text:span><text:span text:style-name="_31_0">s</text:span><text:span text:style-name="_31_5">t</text:span><text:span text:style-name="_31_"> </text:span><text:span text:style-name="_39_">e</text:span><text:span text:style-name="_31_2">x</text:span><text:span text:style-name="_33_">t</text:span><text:span text:style-name="_39_">r</text:span><text:span text:style-name="_31_4">e</text:span><text:span text:style-name="_33_">m</text:span><text:span text:style-name="_39_">e</text:span><text:span text:style-name="_31_1"> </text:span><text:span text:style-name="_33_">f</text:span><text:span text:style-name="_38_">o</text:span><text:span text:style-name="_31_2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2">s</text:span><text:span text:style-name="_31_"> </text:span><text:span text:style-name="_37_">v</text:span><text:span text:style-name="_31_4">i</text:span><text:span text:style-name="_33_">e</text:span><text:span text:style-name="_38_">w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o</text:span><text:span text:style-name="_31_5">n</text:span><text:span text:style-name="_35_">l</text:span><text:span text:style-name="_39_">y</text:span><text:span text:style-name="_31_1"> </text:span><text:span text:style-name="_33_">w</text:span><text:span text:style-name="_39_">a</text:span><text:span text:style-name="_31_5">y</text:span><text:span text:style-name="_31_"> </text:span><text:span text:style-name="_39_">b</text:span><text:span text:style-name="_31_5">y</text:span><text:span text:style-name="_31_"> </text:span><text:span text:style-name="_38_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8_">o</text:span><text:span text:style-name="_31_2">n</text:span><text:span text:style-name="_35_">e</text:span><text:span text:style-name="_36_"> </text:span><text:span text:style-name="_31_2">c</text:span><text:span text:style-name="_32_">o</text:span><text:span text:style-name="_31_0">u</text:span><text:span text:style-name="_31_2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3">s</text:span><text:span text:style-name="_35_">u</text:span><text:span text:style-name="_37_">r</text:span><text:span text:style-name="_31_5">e</text:span><text:span text:style-name="_31_"> </text:span><text:span text:style-name="_37_">t</text:span><text:span text:style-name="_31_5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2">c</text:span><text:span text:style-name="_32_">h</text:span><text:span text:style-name="_39_">i</text:span><text:span text:style-name="_31_4">n</text:span><text:span text:style-name="_33_">e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2_">k</text:span><text:span text:style-name="_31_0">s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m</text:span><text:span text:style-name="_31_2">a</text:span><text:span text:style-name="_33_">c</text:span><text:span text:style-name="_38_">h</text:span><text:span text:style-name="_31_5">i</text:span><text:span text:style-name="_34_">n</text:span><text:span text:style-name="_31_0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4">o</text:span><text:span text:style-name="_31_"> </text:span><text:span text:style-name="_38_">f</text:span><text:span text:style-name="_31_3">e</text:span><text:span text:style-name="_34_">e</text:span><text:span text:style-name="_39_">l</text:span><text:span text:style-name="_31_1"> </text:span><text:span text:style-name="_32_">o</text:span><text:span text:style-name="_39_">n</text:span><text:span text:style-name="_31_3">e</text:span><text:span text:style-name="_34_">s</text:span><text:span text:style-name="_39_">e</text:span><text:span text:style-name="_31_4">l</text:span><text:span text:style-name="_34_">f</text:span><text:span text:style-name="_36_"> </text:span><text:span text:style-name="_31_3">t</text:span><text:span text:style-name="_34_">h</text:span><text:span text:style-name="_37_">i</text:span><text:span text:style-name="_31_5">n</text:span><text:span text:style-name="_32_">k</text:span><text:span text:style-name="_38_">i</text:span><text:span text:style-name="_31_4">n</text:span><text:span text:style-name="_35_">g</text:span><text:span text:style-name="_31_0">.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1_0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t</text:span><text:span text:style-name="_31_2">h</text:span><text:span text:style-name="_33_">e</text:span><text:span text:style-name="_39_">n</text:span><text:span text:style-name="_31_1"> </text:span><text:span text:style-name="_32_">d</text:span><text:span text:style-name="_31_0">e</text:span><text:span text:style-name="_31_4">s</text:span><text:span text:style-name="_35_">c</text:span><text:span text:style-name="_39_">r</text:span><text:span text:style-name="_31_4">i</text:span><text:span text:style-name="_32_">b</text:span><text:span text:style-name="_39_">e</text:span><text:span text:style-name="_31_1"> </text:span><text:span text:style-name="_33_">t</text:span><text:span text:style-name="_31_0">h</text:span><text:span text:style-name="_31_3">e</text:span><text:span text:style-name="_32_">s</text:span><text:span text:style-name="_38_">e</text:span><text:span text:style-name="_31_1"> </text:span><text:span text:style-name="_33_">f</text:span><text:span text:style-name="_38_">e</text:span><text:span text:style-name="_31_5">e</text:span><text:span text:style-name="_34_">l</text:span><text:span text:style-name="_38_">i</text:span><text:span text:style-name="_31_2">n</text:span><text:span text:style-name="_32_">g</text:span><text:span text:style-name="_37_">s</text:span><text:span text:style-name="_31_1"> </text:span><text:span text:style-name="_34_">t</text:span><text:span text:style-name="_38_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w</text:span><text:span text:style-name="_31_5">o</text:span><text:span text:style-name="_33_">r</text:span><text:span text:style-name="_37_">l</text:span><text:span text:style-name="_31_2">d</text:span><text:span text:style-name="_32_">,</text:span><text:span text:style-name="_36_"> </text:span><text:span text:style-name="_31_3">b</text:span><text:span text:style-name="_35_">u</text:span><text:span text:style-name="_38_">t</text:span><text:span text:style-name="_31_1"> </text:span><text:span text:style-name="_32_">o</text:span><text:span text:style-name="_31_0">f</text:span><text:span text:style-name="_31_1"> </text:span><text:span text:style-name="_32_">c</text:span><text:span text:style-name="_39_">o</text:span><text:span text:style-name="_31_4">u</text:span><text:span text:style-name="_34_">r</text:span><text:span text:style-name="_39_">s</text:span><text:span text:style-name="_31_3">e</text:span><text:span text:style-name="_31_"> </text:span><text:span text:style-name="_31_0">n</text:span><text:span text:style-name="_31_5">o</text:span><text:span text:style-name="_31_"> </text:span><text:span text:style-name="_38_">o</text:span><text:span text:style-name="_31_2">n</text:span><text:span text:style-name="_33_">e</text:span><text:span text:style-name="_36_"> </text:span><text:span text:style-name="_31_3">w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b</text:span><text:span text:style-name="_35_">e</text:span><text:span text:style-name="_36_"> </text:span><text:span text:style-name="_31_3">j</text:span><text:span text:style-name="_32_">u</text:span><text:span text:style-name="_38_">s</text:span><text:span text:style-name="_31_5">t</text:span><text:span text:style-name="_35_">i</text:span><text:span text:style-name="_39_">f</text:span><text:span text:style-name="_31_3">i</text:span><text:span text:style-name="_35_">e</text:span><text:span text:style-name="_31_0">d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1_0">a</text:span><text:span text:style-name="_31_2">k</text:span><text:span text:style-name="_33_">i</text:span><text:span text:style-name="_39_">n</text:span><text:span text:style-name="_31_5">g</text:span><text:span text:style-name="_31_"> </text:span><text:span text:style-name="_39_">a</text:span><text:span text:style-name="_31_2">n</text:span><text:span text:style-name="_32_">y</text:span><text:span text:style-name="_36_"> </text:span><text:span text:style-name="_31_4">n</text:span><text:span text:style-name="_33_">o</text:span><text:span text:style-name="_39_">t</text:span><text:span text:style-name="_31_2">i</text:span><text:span text:style-name="_35_">c</text:span><text:span text:style-name="_38_">e</text:span><text:span text:style-name="_31_4">.</text:span><text:span text:style-name="_31_"> </text:span><text:span text:style-name="_31_0">L</text:span><text:span text:style-name="_31_3">i</text:span><text:span text:style-name="_35_">k</text:span><text:span text:style-name="_31_0">e</text:span><text:span text:style-name="_31_4">w</text:span><text:span text:style-name="_32_">i</text:span><text:span text:style-name="_39_">s</text:span><text:span text:style-name="_31_4">e</text:span><text:span text:style-name="_31_"> </text:span><text:span text:style-name="_38_">a</text:span><text:span text:style-name="_31_3">c</text:span><text:span text:style-name="_32_">c</text:span><text:span text:style-name="_39_">o</text:span><text:span text:style-name="_31_3">r</text:span><text:span text:style-name="_33_">d</text:span><text:span text:style-name="_37_">i</text:span><text:span text:style-name="_31_4">n</text:span><text:span text:style-name="_32_">g</text:span><text:span text:style-name="_36_"> </text:span><text:span text:style-name="_31_5">t</text:span><text:span text:style-name="_32_">o</text:span><text:span text:style-name="_36_"> </text:span><text:span text:style-name="_31_2">t</text:span><text:span text:style-name="_35_">h</text:span><text:span text:style-name="_37_">i</text:span><text:span text:style-name="_31_3">s</text:span><text:span text:style-name="_31_"> </text:span><text:span text:style-name="_37_">v</text:span><text:span text:style-name="_31_2">i</text:span><text:span text:style-name="_33_">e</text:span><text:span text:style-name="_37_">w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o</text:span><text:span text:style-name="_31_3">n</text:span><text:span text:style-name="_32_">l</text:span><text:span text:style-name="_37_">y</text:span><text:span text:style-name="_31_1"> </text:span><text:span text:style-name="_35_">w</text:span><text:span text:style-name="_31_0">a</text:span><text:span text:style-name="_31_3">y</text:span><text:span text:style-name="_31_"> </text:span><text:span text:style-name="_39_">t</text:span><text:span text:style-name="_31_4">o</text:span><text:span text:style-name="_31_"> </text:span><text:span text:style-name="_39_">k</text:span><text:span text:style-name="_31_2">n</text:span><text:span text:style-name="_34_">o</text:span><text:span text:style-name="_38_">w</text:span><text:span text:style-name="_31_1"> </text:span><text:span text:style-name="_32_">t</text:span><text:span text:style-name="_39_">h</text:span><text:span text:style-name="_31_5">a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4">a</text:span><text:span text:style-name="_32_">n</text:span><text:span text:style-name="_36_"> </text:span><text:span text:style-name="_31_2">t</text:span><text:span text:style-name="_33_">h</text:span><text:span text:style-name="_39_">i</text:span><text:span text:style-name="_31_4">n</text:span><text:span text:style-name="_34_">k</text:span><text:span text:style-name="_39_">s</text:span><text:span text:style-name="_31_1"> </text:span><text:span text:style-name="_32_">i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1_0">e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oft-page-break/><text:span text:style-name="_31_4">p</text:span><text:span text:style-name="_34_">a</text:span><text:span text:style-name="_31_0">r</text:span><text:span text:style-name="_31_2">t</text:span><text:span text:style-name="_34_">i</text:span><text:span text:style-name="_31_0">c</text:span><text:span text:style-name="_31_2">u</text:span><text:span text:style-name="_34_">l</text:span><text:span text:style-name="_39_">a</text:span><text:span text:style-name="_31_2">r</text:span><text:span text:style-name="_31_"> </text:span><text:span text:style-name="_37_">m</text:span><text:span text:style-name="_31_5">a</text:span><text:span text:style-name="_35_">n</text:span><text:span text:style-name="_31_0">.</text:span><text:span text:style-name="_31_1"> </text:span><text:span text:style-name="_32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4_">i</text:span><text:span text:style-name="_39_">n</text:span><text:span text:style-name="_31_1"> </text:span><text:span text:style-name="_32_">f</text:span><text:span text:style-name="_31_0">a</text:span><text:span text:style-name="_31_3">c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4_">s</text:span><text:span text:style-name="_39_">o</text:span><text:span text:style-name="_31_3">l</text:span><text:span text:style-name="_33_">i</text:span><text:span text:style-name="_31_0">p</text:span><text:span text:style-name="_31_4">s</text:span><text:span text:style-name="_35_">i</text:span><text:span text:style-name="_39_">s</text:span><text:span text:style-name="_31_3">t</text:span><text:span text:style-name="_31_"> </text:span><text:span text:style-name="_38_">p</text:span><text:span text:style-name="_31_4">o</text:span><text:span text:style-name="_33_">i</text:span><text:span text:style-name="_31_0">n</text:span><text:span text:style-name="_31_5">t</text:span><text:span text:style-name="_31_"> </text:span><text:span text:style-name="_38_">o</text:span><text:span text:style-name="_31_3">f</text:span><text:span text:style-name="_31_"> </text:span><text:span text:style-name="_37_">v</text:span><text:span text:style-name="_31_3">i</text:span><text:span text:style-name="_33_">e</text:span><text:span text:style-name="_39_">w</text:span><text:span text:style-name="_31_3">.</text:span><text:span text:style-name="_31_"> </text:span><text:span text:style-name="_31_0">I</text:span><text:span text:style-name="_31_4">t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4">b</text:span><text:span text:style-name="_32_">e</text:span><text:span text:style-name="_36_"> </text:span><text:span text:style-name="_31_4">t</text:span><text:span text:style-name="_32_">h</text:span><text:span text:style-name="_38_">e</text:span><text:span text:style-name="_31_1"> </text:span><text:span text:style-name="_33_">m</text:span><text:span text:style-name="_38_">o</text:span><text:span text:style-name="_31_4">s</text:span><text:span text:style-name="_32_">t</text:span><text:span text:style-name="_36_"> </text:span><text:span text:style-name="_31_4">l</text:span><text:span text:style-name="_33_">o</text:span><text:span text:style-name="_38_">g</text:span><text:span text:style-name="_31_2">i</text:span><text:span text:style-name="_33_">c</text:span><text:span text:style-name="_37_">a</text:span><text:span text:style-name="_31_5">l</text:span><text:span text:style-name="_31_"> </text:span><text:span text:style-name="_31_0">v</text:span><text:span text:style-name="_31_5">i</text:span><text:span text:style-name="_34_">e</text:span><text:span text:style-name="_37_">w</text:span><text:span text:style-name="_31_1"> </text:span><text:span text:style-name="_32_">t</text:span><text:span text:style-name="_37_">o</text:span><text:span text:style-name="_31_1"> </text:span><text:span text:style-name="_32_">h</text:span><text:span text:style-name="_38_">o</text:span><text:span text:style-name="_31_2">l</text:span><text:span text:style-name="_35_">d</text:span><text:span text:style-name="_36_"> </text:span><text:span text:style-name="_31_2">b</text:span><text:span text:style-name="_33_">u</text:span><text:span text:style-name="_31_0">t</text:span><text:span text:style-name="_31_1"> </text:span><text:span text:style-name="_32_">i</text:span><text:span text:style-name="_37_">t</text:span><text:span text:style-name="_31_1"> </text:span><text:span text:style-name="_34_">m</text:span><text:span text:style-name="_37_">a</text:span><text:span text:style-name="_31_5">k</text:span><text:span text:style-name="_34_">e</text:span><text:span text:style-name="_37_">s</text:span><text:span text:style-name="_31_1"> </text:span><text:span text:style-name="_34_">c</text:span><text:span text:style-name="_38_">o</text:span><text:span text:style-name="_31_3">m</text:span><text:span text:style-name="_33_">m</text:span><text:span text:style-name="_39_">u</text:span><text:span text:style-name="_31_3">n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5_">n</text:span><text:span text:style-name="_36_"> </text:span><text:span text:style-name="_31_5">o</text:span><text:span text:style-name="_32_">f</text:span><text:span text:style-name="_36_"> </text:span><text:span text:style-name="_31_5">i</text:span><text:span text:style-name="_32_">d</text:span><text:span text:style-name="_31_0">e</text:span><text:span text:style-name="_31_2">a</text:span><text:span text:style-name="_33_">s</text:span><text:span text:style-name="_36_"> </text:span><text:span text:style-name="_31_3">d</text:span><text:span text:style-name="_35_">i</text:span><text:span text:style-name="_39_">f</text:span><text:span text:style-name="_31_5">f</text:span><text:span text:style-name="_33_">i</text:span><text:span text:style-name="_31_0">c</text:span><text:span text:style-name="_31_3">u</text:span><text:span text:style-name="_35_">l</text:span><text:span text:style-name="_39_">t</text:span><text:span text:style-name="_31_4">.</text:span><text:span text:style-name="_31_"> </text:span><text:span text:style-name="_39_">A</text:span><text:span text:style-name="_31_1"> </text:span><text:span text:style-name="_32_">i</text:span><text:span text:style-name="_37_">s</text:span><text:span text:style-name="_31_1"> </text:span><text:span text:style-name="_33_">l</text:span><text:span text:style-name="_31_0">i</text:span><text:span text:style-name="_31_5">a</text:span><text:span text:style-name="_34_">b</text:span><text:span text:style-name="_38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1_0">b</text:span><text:span text:style-name="_31_3">e</text:span><text:span text:style-name="_35_">l</text:span><text:span text:style-name="_31_0">i</text:span><text:span text:style-name="_31_5">e</text:span><text:span text:style-name="_33_">v</text:span><text:span text:style-name="_38_">e</text:span><text:span text:style-name="_31_1"> </text:span><text:span text:style-name="_34_">"</text:span><text:span text:style-name="_31_0">A</text:span><text:span text:style-name="_31_1"> </text:span><text:span text:style-name="_35_">t</text:span><text:span text:style-name="_37_">h</text:span><text:span text:style-name="_31_4">i</text:span><text:span text:style-name="_33_">n</text:span><text:span text:style-name="_38_">k</text:span><text:span text:style-name="_31_3">s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5">B</text:span><text:span text:style-name="_31_"> </text:span><text:span text:style-name="_38_">d</text:span><text:span text:style-name="_31_5">o</text:span><text:span text:style-name="_35_">e</text:span><text:span text:style-name="_37_">s</text:span><text:span text:style-name="_31_1"> </text:span><text:span text:style-name="_32_">n</text:span><text:span text:style-name="_31_0">o</text:span><text:span text:style-name="_31_5">t</text:span><text:span text:style-name="_33_">"</text:span><text:span text:style-name="_36_"> </text:span><text:span text:style-name="_31_2">w</text:span><text:span text:style-name="_33_">h</text:span><text:span text:style-name="_38_">i</text:span><text:span text:style-name="_31_4">l</text:span><text:span text:style-name="_35_">s</text:span><text:span text:style-name="_38_">t</text:span><text:span text:style-name="_31_1"> </text:span><text:span text:style-name="_33_">B</text:span><text:span text:style-name="_36_"> </text:span><text:span text:style-name="_31_5">b</text:span><text:span text:style-name="_33_">e</text:span><text:span text:style-name="_37_">l</text:span><text:span text:style-name="_31_5">i</text:span><text:span text:style-name="_32_">e</text:span><text:span text:style-name="_37_">v</text:span><text:span text:style-name="_31_5">e</text:span><text:span text:style-name="_32_">s</text:span><text:span text:style-name="_36_"> </text:span><text:span text:style-name="_31_3">"</text:span><text:span text:style-name="_33_">B</text:span><text:span text:style-name="_36_"> </text:span><text:span text:style-name="_31_2">t</text:span><text:span text:style-name="_35_">h</text:span><text:span text:style-name="_39_">i</text:span><text:span text:style-name="_31_4">n</text:span><text:span text:style-name="_33_">k</text:span><text:span text:style-name="_39_">s</text:span><text:span text:style-name="_31_1"> </text:span><text:span text:style-name="_34_">b</text:span><text:span text:style-name="_39_">u</text:span><text:span text:style-name="_31_5">t</text:span><text:span text:style-name="_31_"> </text:span><text:span text:style-name="_31_0">A</text:span><text:span text:style-name="_31_1"> </text:span><text:span text:style-name="_32_">d</text:span><text:span text:style-name="_37_">o</text:span><text:span text:style-name="_31_5">e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3">.</text:span><text:span text:style-name="_32_">"</text:span><text:span text:style-name="_36_"> </text:span><text:span text:style-name="_31_5">i</text:span><text:span text:style-name="_33_">n</text:span><text:span text:style-name="_39_">s</text:span><text:span text:style-name="_31_3">t</text:span><text:span text:style-name="_34_">e</text:span><text:span text:style-name="_31_0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9_">a</text:span><text:span text:style-name="_31_5">r</text:span><text:span text:style-name="_33_">g</text:span><text:span text:style-name="_39_">u</text:span><text:span text:style-name="_31_3">i</text:span><text:span text:style-name="_32_">n</text:span><text:span text:style-name="_31_0">g</text:span><text:span text:style-name="_31_1"> </text:span><text:span text:style-name="_35_">c</text:span><text:span text:style-name="_37_">o</text:span><text:span text:style-name="_31_3">n</text:span><text:span text:style-name="_32_">t</text:span><text:span text:style-name="_31_0">i</text:span><text:span text:style-name="_31_2">n</text:span><text:span text:style-name="_35_">u</text:span><text:span text:style-name="_39_">a</text:span><text:span text:style-name="_31_4">l</text:span><text:span text:style-name="_33_">l</text:span><text:span text:style-name="_37_">y</text:span><text:span text:style-name="_31_1"> </text:span><text:span text:style-name="_33_">o</text:span><text:span text:style-name="_31_0">v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o</text:span><text:span text:style-name="_32_">i</text:span><text:span text:style-name="_37_">n</text:span><text:span text:style-name="_31_4">t</text:span><text:span text:style-name="_31_"> </text:span><text:span text:style-name="_38_">i</text:span><text:span text:style-name="_31_3">t</text:span><text:span text:style-name="_31_"> </text:span><text:span text:style-name="_37_">i</text:span><text:span text:style-name="_31_2">s</text:span><text:span text:style-name="_31_"> </text:span><text:span text:style-name="_31_0">u</text:span><text:span text:style-name="_31_4">s</text:span><text:span text:style-name="_32_">u</text:span><text:span text:style-name="_38_">a</text:span><text:span text:style-name="_31_2">l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3_">v</text:span><text:span text:style-name="_37_">e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p</text:span><text:span text:style-name="_31_5">o</text:span><text:span text:style-name="_32_">l</text:span><text:span text:style-name="_38_">i</text:span><text:span text:style-name="_31_3">t</text:span><text:span text:style-name="_35_">e</text:span><text:span text:style-name="_36_"> </text:span><text:span text:style-name="_31_3">c</text:span><text:span text:style-name="_33_">o</text:span><text:span text:style-name="_37_">n</text:span><text:span text:style-name="_31_3">v</text:span><text:span text:style-name="_33_">e</text:span><text:span text:style-name="_31_0">n</text:span><text:span text:style-name="_31_5">t</text:span><text:span text:style-name="_34_">i</text:span><text:span text:style-name="_39_">o</text:span><text:span text:style-name="_31_3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4_">e</text:span><text:span text:style-name="_37_">v</text:span><text:span text:style-name="_31_4">e</text:span><text:span text:style-name="_32_">r</text:span><text:span text:style-name="_37_">y</text:span><text:span text:style-name="_31_5">o</text:span><text:span text:style-name="_32_">n</text:span><text:span text:style-name="_39_">e</text:span><text:span text:style-name="_31_1"> </text:span><text:span text:style-name="_32_">t</text:span><text:span text:style-name="_31_0">h</text:span><text:span text:style-name="_31_4">i</text:span><text:span text:style-name="_32_">n</text:span><text:span text:style-name="_37_">k</text:span><text:span text:style-name="_31_5">s</text:span><text:span text:style-name="_34_">.</text:span></text:p>
      <text:p text:style-name="P1"><text:span text:style-name="_31_2">I</text:span><text:span text:style-name="_31_"> </text:span><text:span text:style-name="_37_">a</text:span><text:span text:style-name="_31_5">m</text:span><text:span text:style-name="_31_"> </text:span><text:span text:style-name="_39_">s</text:span><text:span text:style-name="_31_5">u</text:span><text:span text:style-name="_32_">r</text:span><text:span text:style-name="_39_">e</text:span><text:span text:style-name="_31_1"> </text:span><text:span text:style-name="_33_">t</text:span><text:span text:style-name="_38_">h</text:span><text:span text:style-name="_31_2">a</text:span><text:span text:style-name="_35_">t</text:span><text:span text:style-name="_36_"> </text:span><text:span text:style-name="_31_5">P</text:span><text:span text:style-name="_35_">r</text:span><text:span text:style-name="_38_">o</text:span><text:span text:style-name="_31_5">f</text:span><text:span text:style-name="_32_">e</text:span><text:span text:style-name="_38_">s</text:span><text:span text:style-name="_31_2">s</text:span><text:span text:style-name="_35_">o</text:span><text:span text:style-name="_37_">r</text:span><text:span text:style-name="_31_1"> </text:span><text:span text:style-name="_33_">J</text:span><text:span text:style-name="_38_">e</text:span><text:span text:style-name="_31_4">f</text:span><text:span text:style-name="_34_">f</text:span><text:span text:style-name="_39_">e</text:span><text:span text:style-name="_31_3">r</text:span><text:span text:style-name="_35_">s</text:span><text:span text:style-name="_38_">o</text:span><text:span text:style-name="_31_5">n</text:span><text:span text:style-name="_31_"> </text:span><text:span text:style-name="_37_">d</text:span><text:span text:style-name="_31_3">o</text:span><text:span text:style-name="_32_">e</text:span><text:span text:style-name="_37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9_">w</text:span><text:span text:style-name="_31_5">i</text:span><text:span text:style-name="_33_">s</text:span><text:span text:style-name="_37_">h</text:span><text:span text:style-name="_31_1"> </text:span><text:span text:style-name="_34_">t</text:span><text:span text:style-name="_38_">o</text:span><text:span text:style-name="_31_1"> </text:span><text:span text:style-name="_33_">a</text:span><text:span text:style-name="_31_0">d</text:span><text:span text:style-name="_31_4">o</text:span><text:span text:style-name="_34_">p</text:span><text:span text:style-name="_39_">t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e</text:span><text:span text:style-name="_31_2">x</text:span><text:span text:style-name="_34_">t</text:span><text:span text:style-name="_37_">r</text:span><text:span text:style-name="_31_4">e</text:span><text:span text:style-name="_35_">m</text:span><text:span text:style-name="_31_0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8_">s</text:span><text:span text:style-name="_31_3">o</text:span><text:span text:style-name="_33_">l</text:span><text:span text:style-name="_37_">i</text:span><text:span text:style-name="_31_2">p</text:span><text:span text:style-name="_34_">s</text:span><text:span text:style-name="_39_">i</text:span><text:span text:style-name="_31_2">s</text:span><text:span text:style-name="_32_">t</text:span><text:span text:style-name="_36_"> </text:span><text:span text:style-name="_31_3">p</text:span><text:span text:style-name="_32_">o</text:span><text:span text:style-name="_38_">i</text:span><text:span text:style-name="_31_2">n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3">v</text:span><text:span text:style-name="_35_">i</text:span><text:span text:style-name="_31_0">e</text:span><text:span text:style-name="_31_2">w</text:span><text:span text:style-name="_34_">.</text:span><text:span text:style-name="_36_"> </text:span><text:span text:style-name="_31_4">P</text:span><text:span text:style-name="_34_">r</text:span><text:span text:style-name="_39_">o</text:span><text:span text:style-name="_31_5">b</text:span><text:span text:style-name="_32_">a</text:span><text:span text:style-name="_37_">b</text:span><text:span text:style-name="_31_4">l</text:span><text:span text:style-name="_35_">y</text:span><text:span text:style-name="_36_"> </text:span><text:span text:style-name="_31_5">h</text:span><text:span text:style-name="_34_">e</text:span><text:span text:style-name="_36_"> </text:span><text:span text:style-name="_31_4">w</text:span><text:span text:style-name="_35_">o</text:span><text:span text:style-name="_31_0">u</text:span><text:span text:style-name="_31_5">l</text:span><text:span text:style-name="_35_">d</text:span><text:span text:style-name="_36_"> </text:span><text:span text:style-name="_31_4">b</text:span><text:span text:style-name="_34_">e</text:span><text:span text:style-name="_36_"> </text:span><text:span text:style-name="_31_3">q</text:span><text:span text:style-name="_32_">u</text:span><text:span text:style-name="_38_">i</text:span><text:span text:style-name="_31_3">t</text:span><text:span text:style-name="_33_">e</text:span><text:span text:style-name="_36_"> </text:span><text:span text:style-name="_31_3">w</text:span><text:span text:style-name="_33_">i</text:span><text:span text:style-name="_38_">l</text:span><text:span text:style-name="_31_5">l</text:span><text:span text:style-name="_32_">i</text:span><text:span text:style-name="_38_">n</text:span><text:span text:style-name="_31_4">g</text:span><text:span text:style-name="_31_"> </text:span><text:span text:style-name="_37_">t</text:span><text:span text:style-name="_31_2">o</text:span><text:span text:style-name="_31_"> </text:span><text:span text:style-name="_37_">a</text:span><text:span text:style-name="_31_4">c</text:span><text:span text:style-name="_32_">c</text:span><text:span text:style-name="_39_">e</text:span><text:span text:style-name="_31_3">p</text:span><text:span text:style-name="_35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2">i</text:span><text:span text:style-name="_34_">t</text:span><text:span text:style-name="_38_">a</text:span><text:span text:style-name="_31_3">t</text:span><text:span text:style-name="_33_">i</text:span><text:span text:style-name="_38_">o</text:span><text:span text:style-name="_31_3">n</text:span><text:span text:style-name="_31_"> </text:span><text:span text:style-name="_37_">g</text:span><text:span text:style-name="_31_5">a</text:span><text:span text:style-name="_35_">m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a</text:span><text:span text:style-name="_36_"> </text:span><text:span text:style-name="_31_4">t</text:span><text:span text:style-name="_34_">e</text:span><text:span text:style-name="_38_">s</text:span><text:span text:style-name="_31_3">t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1_0">a</text:span><text:span text:style-name="_31_3">m</text:span><text:span text:style-name="_35_">e</text:span><text:span text:style-name="_36_"> </text:span><text:span text:style-name="_31_4">(</text:span><text:span text:style-name="_34_">w</text:span><text:span text:style-name="_39_">i</text:span><text:span text:style-name="_31_5">t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8_">l</text:span><text:span text:style-name="_31_5">a</text:span><text:span text:style-name="_34_">y</text:span><text:span text:style-name="_31_0">e</text:span><text:span text:style-name="_31_4">r</text:span><text:span text:style-name="_31_"> </text:span><text:span text:style-name="_38_">B</text:span><text:span text:style-name="_31_1"> </text:span><text:span text:style-name="_33_">o</text:span><text:span text:style-name="_37_">m</text:span><text:span text:style-name="_31_2">i</text:span><text:span text:style-name="_33_">t</text:span><text:span text:style-name="_39_">t</text:span><text:span text:style-name="_31_3">e</text:span><text:span text:style-name="_34_">d</text:span><text:span text:style-name="_37_">)</text:span><text:span text:style-name="_31_1"> </text:span><text:span text:style-name="_35_">i</text:span><text:span text:style-name="_31_0">s</text:span><text:span text:style-name="_31_1"> </text:span><text:span text:style-name="_32_">f</text:span><text:span text:style-name="_31_0">r</text:span><text:span text:style-name="_31_5">e</text:span><text:span text:style-name="_35_">q</text:span><text:span text:style-name="_38_">u</text:span><text:span text:style-name="_31_5">e</text:span><text:span text:style-name="_34_">n</text:span><text:span text:style-name="_39_">t</text:span><text:span text:style-name="_31_3">l</text:span><text:span text:style-name="_34_">y</text:span><text:span text:style-name="_36_"> </text:span><text:span text:style-name="_31_3">u</text:span><text:span text:style-name="_32_">s</text:span><text:span text:style-name="_31_0">e</text:span><text:span text:style-name="_31_5">d</text:span><text:span text:style-name="_31_"> </text:span><text:span text:style-name="_39_">i</text:span><text:span text:style-name="_31_2">n</text:span><text:span text:style-name="_31_"> </text:span><text:span text:style-name="_39_">p</text:span><text:span text:style-name="_31_4">r</text:span><text:span text:style-name="_35_">a</text:span><text:span text:style-name="_31_0">c</text:span><text:span text:style-name="_31_4">t</text:span><text:span text:style-name="_32_">i</text:span><text:span text:style-name="_39_">c</text:span><text:span text:style-name="_31_4">e</text:span><text:span text:style-name="_31_"> </text:span><text:span text:style-name="_38_">u</text:span><text:span text:style-name="_31_2">n</text:span><text:span text:style-name="_33_">d</text:span><text:span text:style-name="_37_">e</text:span><text:span text:style-name="_31_3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n</text:span><text:span text:style-name="_34_">a</text:span><text:span text:style-name="_38_">m</text:span><text:span text:style-name="_31_4">e</text:span><text:span text:style-name="_31_"> </text:span><text:span text:style-name="_37_">o</text:span><text:span text:style-name="_31_5">f</text:span><text:span text:style-name="_31_"> </text:span><text:span text:style-name="_37_">v</text:span><text:span text:style-name="_31_2">i</text:span><text:span text:style-name="_32_">v</text:span><text:span text:style-name="_31_0">a</text:span><text:span text:style-name="_31_1"> </text:span><text:span text:style-name="_32_">v</text:span><text:span text:style-name="_31_0">o</text:span><text:span text:style-name="_31_4">c</text:span><text:span text:style-name="_33_">e</text:span><text:span text:style-name="_36_"> </text:span><text:span text:style-name="_31_5">t</text:span><text:span text:style-name="_34_">o</text:span><text:span text:style-name="_36_"> </text:span><text:span text:style-name="_31_4">d</text:span><text:span text:style-name="_34_">i</text:span><text:span text:style-name="_38_">s</text:span><text:span text:style-name="_31_4">c</text:span><text:span text:style-name="_32_">o</text:span><text:span text:style-name="_38_">v</text:span><text:span text:style-name="_31_3">e</text:span><text:span text:style-name="_34_">r</text:span><text:span text:style-name="_36_"> </text:span><text:span text:style-name="_31_3">w</text:span><text:span text:style-name="_34_">h</text:span><text:span text:style-name="_39_">e</text:span><text:span text:style-name="_31_3">t</text:span><text:span text:style-name="_35_">h</text:span><text:span text:style-name="_38_">e</text:span><text:span text:style-name="_31_5">r</text:span><text:span text:style-name="_31_"> </text:span><text:span text:style-name="_37_">s</text:span><text:span text:style-name="_31_2">o</text:span><text:span text:style-name="_33_">m</text:span><text:span text:style-name="_31_0">e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r</text:span><text:span text:style-name="_31_3">e</text:span><text:span text:style-name="_33_">a</text:span><text:span text:style-name="_31_0">l</text:span><text:span text:style-name="_31_5">l</text:span><text:span text:style-name="_32_">y</text:span><text:span text:style-name="_36_"> </text:span><text:span text:style-name="_31_3">u</text:span><text:span text:style-name="_35_">n</text:span><text:span text:style-name="_37_">d</text:span><text:span text:style-name="_31_3">e</text:span><text:span text:style-name="_35_">r</text:span><text:span text:style-name="_31_0">s</text:span><text:span text:style-name="_31_3">t</text:span><text:span text:style-name="_32_">a</text:span><text:span text:style-name="_38_">n</text:span><text:span text:style-name="_31_4">d</text:span><text:span text:style-name="_32_">s</text:span><text:span text:style-name="_36_"> </text:span><text:span text:style-name="_31_2">s</text:span><text:span text:style-name="_33_">o</text:span><text:span text:style-name="_38_">m</text:span><text:span text:style-name="_31_3">e</text:span><text:span text:style-name="_33_">t</text:span><text:span text:style-name="_38_">h</text:span><text:span text:style-name="_31_3">i</text:span><text:span text:style-name="_33_">n</text:span><text:span text:style-name="_37_">g</text:span><text:span text:style-name="_31_1"> </text:span><text:span text:style-name="_35_">o</text:span><text:span text:style-name="_39_">r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"</text:span><text:span text:style-name="_31_2">l</text:span><text:span text:style-name="_33_">e</text:span><text:span text:style-name="_39_">a</text:span><text:span text:style-name="_31_4">r</text:span><text:span text:style-name="_32_">n</text:span><text:span text:style-name="_37_">t</text:span><text:span text:style-name="_31_1"> </text:span><text:span text:style-name="_35_">i</text:span><text:span text:style-name="_39_">t</text:span><text:span text:style-name="_31_1"> </text:span><text:span text:style-name="_33_">p</text:span><text:span text:style-name="_38_">a</text:span><text:span text:style-name="_31_3">r</text:span><text:span text:style-name="_35_">r</text:span><text:span text:style-name="_31_0">o</text:span><text:span text:style-name="_31_5">t</text:span><text:span text:style-name="_31_"> </text:span><text:span text:style-name="_38_">f</text:span><text:span text:style-name="_31_3">a</text:span><text:span text:style-name="_35_">s</text:span><text:span text:style-name="_39_">h</text:span><text:span text:style-name="_31_5">i</text:span><text:span text:style-name="_32_">o</text:span><text:span text:style-name="_39_">n</text:span><text:span text:style-name="_31_4">.</text:span><text:span text:style-name="_35_">"</text:span><text:span text:style-name="_36_"> </text:span><text:span text:style-name="_31_5">L</text:span><text:span text:style-name="_35_">e</text:span><text:span text:style-name="_31_0">t</text:span><text:span text:style-name="_31_1"> </text:span><text:span text:style-name="_35_">u</text:span><text:span text:style-name="_39_">s</text:span><text:span text:style-name="_31_1"> </text:span><text:span text:style-name="_35_">l</text:span><text:span text:style-name="_37_">i</text:span><text:span text:style-name="_31_3">s</text:span><text:span text:style-name="_32_">t</text:span><text:span text:style-name="_37_">e</text:span><text:span text:style-name="_31_5">n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1"> </text:span><text:span text:style-name="_34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4_">f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8_">a</text:span><text:span text:style-name="_31_1"> </text:span><text:span text:style-name="_35_">v</text:span><text:span text:style-name="_37_">i</text:span><text:span text:style-name="_31_3">v</text:span><text:span text:style-name="_35_">a</text:span><text:span text:style-name="_36_"> </text:span><text:span text:style-name="_31_2">v</text:span><text:span text:style-name="_34_">o</text:span><text:span text:style-name="_37_">c</text:span><text:span text:style-name="_31_3">e</text:span><text:span text:style-name="_33_">:</text:span></text:p>
      <text:p text:style-name="P1"><text:span text:style-name="_31_3">I</text:span><text:span text:style-name="_34_">n</text:span><text:span text:style-name="_37_">t</text:span><text:span text:style-name="_31_5">e</text:span><text:span text:style-name="_35_">r</text:span><text:span text:style-name="_31_0">r</text:span><text:span text:style-name="_31_4">o</text:span><text:span text:style-name="_34_">g</text:span><text:span text:style-name="_39_">a</text:span><text:span text:style-name="_31_3">t</text:span><text:span text:style-name="_34_">o</text:span><text:span text:style-name="_31_0">r</text:span><text:span text:style-name="_31_2">: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f</text:span><text:span text:style-name="_34_">i</text:span><text:span text:style-name="_38_">r</text:span><text:span text:style-name="_31_4">s</text:span><text:span text:style-name="_34_">t</text:span><text:span text:style-name="_36_"> </text:span><text:span text:style-name="_31_2">l</text:span><text:span text:style-name="_33_">i</text:span><text:span text:style-name="_38_">n</text:span><text:span text:style-name="_31_5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5">o</text:span><text:span text:style-name="_35_">u</text:span><text:span text:style-name="_37_">r</text:span><text:span text:style-name="_31_1"> </text:span><text:span text:style-name="_33_">s</text:span><text:span text:style-name="_37_">o</text:span><text:span text:style-name="_31_3">n</text:span><text:span text:style-name="_34_">n</text:span><text:span text:style-name="_38_">e</text:span><text:span text:style-name="_31_5">t</text:span><text:span text:style-name="_31_"> </text:span><text:span text:style-name="_39_">w</text:span><text:span text:style-name="_31_4">h</text:span><text:span text:style-name="_33_">i</text:span><text:span text:style-name="_38_">c</text:span><text:span text:style-name="_31_2">h</text:span><text:span text:style-name="_31_"> </text:span><text:span text:style-name="_38_">r</text:span><text:span text:style-name="_31_3">e</text:span><text:span text:style-name="_35_">a</text:span><text:span text:style-name="_39_">d</text:span><text:span text:style-name="_31_2">s</text:span><text:span text:style-name="_31_"> </text:span><text:span text:style-name="_39_">"</text:span><text:span text:style-name="_31_5">S</text:span><text:span text:style-name="_35_">h</text:span><text:span text:style-name="_38_">a</text:span><text:span text:style-name="_31_2">l</text:span><text:span text:style-name="_35_">l</text:span><text:span text:style-name="_36_"> </text:span><text:span text:style-name="_31_3">I</text:span><text:span text:style-name="_31_"> </text:span><text:span text:style-name="_39_">c</text:span><text:span text:style-name="_31_3">o</text:span><text:span text:style-name="_33_">m</text:span><text:span text:style-name="_39_">p</text:span><text:span text:style-name="_31_5">a</text:span><text:span text:style-name="_34_">r</text:span><text:span text:style-name="_39_">e</text:span><text:span text:style-name="_31_1"> </text:span><text:span text:style-name="_33_">t</text:span><text:span text:style-name="_31_0">h</text:span><text:span text:style-name="_31_5">e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a</text:span><text:span text:style-name="_31_"> </text:span><text:span text:style-name="_31_0">s</text:span><text:span text:style-name="_31_5">u</text:span><text:span text:style-name="_32_">m</text:span><text:span text:style-name="_38_">m</text:span><text:span text:style-name="_31_4">e</text:span><text:span text:style-name="_35_">r</text:span><text:span text:style-name="_31_0">'</text:span><text:span text:style-name="_31_3">s</text:span><text:span text:style-name="_31_"> </text:span><text:span text:style-name="_31_0">d</text:span><text:span text:style-name="_31_3">a</text:span><text:span text:style-name="_35_">y</text:span><text:span text:style-name="_38_">,</text:span><text:span text:style-name="_31_5">"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"</text:span><text:span text:style-name="_32_">a</text:span><text:span text:style-name="_36_"> </text:span><text:span text:style-name="_31_4">s</text:span><text:span text:style-name="_35_">p</text:span><text:span text:style-name="_39_">r</text:span><text:span text:style-name="_31_4">i</text:span><text:span text:style-name="_34_">n</text:span><text:span text:style-name="_37_">g</text:span><text:span text:style-name="_31_1"> </text:span><text:span text:style-name="_32_">d</text:span><text:span text:style-name="_37_">a</text:span><text:span text:style-name="_31_5">y</text:span><text:span text:style-name="_33_">"</text:span><text:span text:style-name="_36_"> </text:span><text:span text:style-name="_31_3">d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2">w</text:span><text:span text:style-name="_33_">e</text:span><text:span text:style-name="_37_">l</text:span><text:span text:style-name="_31_5">l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3">e</text:span><text:span text:style-name="_33_">t</text:span><text:span text:style-name="_38_">t</text:span><text:span text:style-name="_31_3">e</text:span><text:span text:style-name="_35_">r</text:span><text:span text:style-name="_38_">?</text:span></text:p>
      <text:p text:style-name="P1"><text:span text:style-name="_34_">W</text:span><text:span text:style-name="_38_">i</text:span><text:span text:style-name="_31_2">t</text:span><text:span text:style-name="_33_">n</text:span><text:span text:style-name="_37_">e</text:span><text:span text:style-name="_31_3">s</text:span><text:span text:style-name="_35_">s</text:span><text:span text:style-name="_38_">:</text:span><text:span text:style-name="_31_1"> </text:span><text:span text:style-name="_34_">I</text:span><text:span text:style-name="_38_">t</text:span><text:span text:style-name="_31_1"> </text:span><text:span text:style-name="_32_">w</text:span><text:span text:style-name="_31_0">o</text:span><text:span text:style-name="_31_2">u</text:span><text:span text:style-name="_35_">l</text:span><text:span text:style-name="_38_">d</text:span><text:span text:style-name="_31_2">n</text:span><text:span text:style-name="_34_">'</text:span><text:span text:style-name="_31_0">t</text:span><text:span text:style-name="_31_1"> </text:span><text:span text:style-name="_32_">s</text:span><text:span text:style-name="_38_">c</text:span><text:span text:style-name="_31_4">a</text:span><text:span text:style-name="_34_">n</text:span><text:span text:style-name="_39_">.</text:span></text:p>
      <text:p text:style-name="P1"><text:span text:style-name="_33_">I</text:span><text:span text:style-name="_37_">n</text:span><text:span text:style-name="_31_3">t</text:span><text:span text:style-name="_33_">e</text:span><text:span text:style-name="_37_">r</text:span><text:span text:style-name="_31_5">r</text:span><text:span text:style-name="_33_">o</text:span><text:span text:style-name="_38_">g</text:span><text:span text:style-name="_31_4">a</text:span><text:span text:style-name="_34_">t</text:span><text:span text:style-name="_39_">o</text:span><text:span text:style-name="_31_2">r</text:span><text:span text:style-name="_33_">:</text:span><text:span text:style-name="_36_"> </text:span><text:span text:style-name="_31_4">H</text:span><text:span text:style-name="_33_">o</text:span><text:span text:style-name="_31_0">w</text:span><text:span text:style-name="_31_1"> </text:span><text:span text:style-name="_34_">a</text:span><text:span text:style-name="_38_">b</text:span><text:span text:style-name="_31_5">o</text:span><text:span text:style-name="_35_">u</text:span><text:span text:style-name="_38_">t</text:span><text:span text:style-name="_31_1"> </text:span><text:span text:style-name="_33_">"</text:span><text:span text:style-name="_31_0">a</text:span><text:span text:style-name="_31_1"> </text:span><text:span text:style-name="_33_">w</text:span><text:span text:style-name="_39_">i</text:span><text:span text:style-name="_31_5">n</text:span><text:span text:style-name="_35_">t</text:span><text:span text:style-name="_39_">e</text:span><text:span text:style-name="_31_5">r</text:span><text:span text:style-name="_32_">'</text:span><text:span text:style-name="_38_">s</text:span><text:span text:style-name="_31_1"> </text:span><text:span text:style-name="_32_">d</text:span><text:span text:style-name="_31_0">a</text:span><text:span text:style-name="_31_3">y</text:span><text:span text:style-name="_34_">,</text:span><text:span text:style-name="_38_">"</text:span><text:span text:style-name="_31_1"> </text:span><text:span text:style-name="_33_">T</text:span><text:span text:style-name="_39_">h</text:span><text:span text:style-name="_31_3">a</text:span><text:span text:style-name="_35_">t</text:span><text:span text:style-name="_36_"> </text:span><text:span text:style-name="_31_4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4">s</text:span><text:span text:style-name="_32_">c</text:span><text:span text:style-name="_31_0">a</text:span><text:span text:style-name="_31_3">n</text:span><text:span text:style-name="_31_"> </text:span><text:span text:style-name="_39_">a</text:span><text:span text:style-name="_31_5">l</text:span><text:span text:style-name="_35_">l</text:span><text:span text:style-name="_36_"> </text:span><text:span text:style-name="_31_3">r</text:span><text:span text:style-name="_33_">i</text:span><text:span text:style-name="_38_">g</text:span><text:span text:style-name="_31_2">h</text:span><text:span text:style-name="_35_">t</text:span><text:span text:style-name="_38_">.</text:span></text:p>
      <text:p text:style-name="P1"><text:span text:style-name="_32_">W</text:span><text:span text:style-name="_37_">i</text:span><text:span text:style-name="_31_5">t</text:span><text:span text:style-name="_33_">n</text:span><text:span text:style-name="_39_">e</text:span><text:span text:style-name="_31_3">s</text:span><text:span text:style-name="_34_">s</text:span><text:span text:style-name="_39_">:</text:span><text:span text:style-name="_31_1"> </text:span><text:span text:style-name="_35_">Y</text:span><text:span text:style-name="_39_">e</text:span><text:span text:style-name="_31_4">s</text:span><text:span text:style-name="_35_">,</text:span><text:span text:style-name="_36_"> </text:span><text:span text:style-name="_31_5">b</text:span><text:span text:style-name="_34_">u</text:span><text:span text:style-name="_31_0">t</text:span><text:span text:style-name="_31_1"> </text:span><text:span text:style-name="_34_">n</text:span><text:span text:style-name="_31_0">o</text:span><text:span text:style-name="_31_5">b</text:span><text:span text:style-name="_34_">o</text:span><text:span text:style-name="_37_">d</text:span><text:span text:style-name="_31_2">y</text:span><text:span text:style-name="_31_"> </text:span><text:span text:style-name="_37_">w</text:span><text:span text:style-name="_31_2">a</text:span><text:span text:style-name="_32_">n</text:span><text:span text:style-name="_37_">t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1_0">c</text:span><text:span text:style-name="_31_2">o</text:span><text:span text:style-name="_35_">m</text:span><text:span text:style-name="_38_">p</text:span><text:span text:style-name="_31_4">a</text:span><text:span text:style-name="_32_">r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8_">a</text:span><text:span text:style-name="_31_1"> </text:span><text:span text:style-name="_35_">w</text:span><text:span text:style-name="_37_">i</text:span><text:span text:style-name="_31_5">n</text:span><text:span text:style-name="_32_">t</text:span><text:span text:style-name="_37_">e</text:span><text:span text:style-name="_31_5">r</text:span><text:span text:style-name="_34_">'</text:span><text:span text:style-name="_38_">s</text:span><text:span text:style-name="_31_1"> </text:span><text:span text:style-name="_34_">d</text:span><text:span text:style-name="_39_">a</text:span><text:span text:style-name="_31_2">y</text:span><text:span text:style-name="_32_">.</text:span></text:p>
      <text:p text:style-name="P1"><text:span text:style-name="_31_4">I</text:span><text:span text:style-name="_32_">n</text:span><text:span text:style-name="_39_">t</text:span><text:span text:style-name="_31_5">e</text:span><text:span text:style-name="_35_">r</text:span><text:span text:style-name="_31_0">r</text:span><text:span text:style-name="_31_5">o</text:span><text:span text:style-name="_34_">g</text:span><text:span text:style-name="_31_0">a</text:span><text:span text:style-name="_31_4">t</text:span><text:span text:style-name="_35_">o</text:span><text:span text:style-name="_37_">r</text:span><text:span text:style-name="_31_4">:</text:span><text:span text:style-name="_31_"> </text:span><text:span text:style-name="_39_">W</text:span><text:span text:style-name="_31_2">o</text:span><text:span text:style-name="_32_">u</text:span><text:span text:style-name="_39_">l</text:span><text:span text:style-name="_31_2">d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4">s</text:span><text:span text:style-name="_35_">a</text:span><text:span text:style-name="_38_">y</text:span><text:span text:style-name="_31_1"> </text:span><text:span text:style-name="_33_">M</text:span><text:span text:style-name="_39_">r</text:span><text:span text:style-name="_31_3">.</text:span><text:span text:style-name="_31_"> </text:span><text:span text:style-name="_38_">P</text:span><text:span text:style-name="_31_2">i</text:span><text:span text:style-name="_33_">c</text:span><text:span text:style-name="_39_">k</text:span><text:span text:style-name="_31_5">w</text:span><text:span text:style-name="_35_">i</text:span><text:span text:style-name="_38_">c</text:span><text:span text:style-name="_31_5">k</text:span><text:span text:style-name="_31_"> </text:span><text:span text:style-name="_38_">r</text:span><text:span text:style-name="_31_4">e</text:span><text:span text:style-name="_32_">m</text:span><text:span text:style-name="_39_">i</text:span><text:span text:style-name="_31_4">n</text:span><text:span text:style-name="_32_">d</text:span><text:span text:style-name="_39_">e</text:span><text:span text:style-name="_31_2">d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3">o</text:span><text:span text:style-name="_32_">f</text:span><text:span text:style-name="_36_"> </text:span><text:span text:style-name="_31_4">C</text:span><text:span text:style-name="_33_">h</text:span><text:span text:style-name="_37_">r</text:span><text:span text:style-name="_31_3">i</text:span><text:span text:style-name="_32_">s</text:span><text:span text:style-name="_37_">t</text:span><text:span text:style-name="_31_2">m</text:span><text:span text:style-name="_34_">a</text:span><text:span text:style-name="_38_">s</text:span><text:span text:style-name="_31_3">?</text:span></text:p>
      <text:p text:style-name="P1"><text:span text:style-name="_39_">W</text:span><text:span text:style-name="_31_4">i</text:span><text:span text:style-name="_34_">t</text:span><text:span text:style-name="_31_0">n</text:span><text:span text:style-name="_31_5">e</text:span><text:span text:style-name="_35_">s</text:span><text:span text:style-name="_38_">s</text:span><text:span text:style-name="_31_4">: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2_">w</text:span><text:span text:style-name="_31_0">a</text:span><text:span text:style-name="_31_4">y</text:span><text:span text:style-name="_34_">.</text:span></text:p>
      <text:p text:style-name="P1"><text:span text:style-name="_31_3">I</text:span><text:span text:style-name="_35_">n</text:span><text:span text:style-name="_31_0">t</text:span><text:span text:style-name="_31_4">e</text:span><text:span text:style-name="_33_">r</text:span><text:span text:style-name="_31_0">r</text:span><text:span text:style-name="_31_4">o</text:span><text:span text:style-name="_33_">g</text:span><text:span text:style-name="_31_0">a</text:span><text:span text:style-name="_31_3">t</text:span><text:span text:style-name="_35_">o</text:span><text:span text:style-name="_37_">r</text:span><text:span text:style-name="_31_2">:</text:span><text:span text:style-name="_31_"> </text:span><text:span text:style-name="_38_">Y</text:span><text:span text:style-name="_31_3">e</text:span><text:span text:style-name="_35_">t</text:span><text:span text:style-name="_36_"> </text:span><text:span text:style-name="_31_3">C</text:span><text:span text:style-name="_34_">h</text:span><text:span text:style-name="_38_">r</text:span><text:span text:style-name="_31_4">i</text:span><text:span text:style-name="_32_">s</text:span><text:span text:style-name="_31_0">t</text:span><text:span text:style-name="_31_4">m</text:span><text:span text:style-name="_33_">a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w</text:span><text:span text:style-name="_33_">i</text:span><text:span text:style-name="_39_">n</text:span><text:span text:style-name="_31_4">t</text:span><text:span text:style-name="_33_">e</text:span><text:span text:style-name="_37_">r</text:span><text:span text:style-name="_31_4">'</text:span><text:span text:style-name="_33_">s</text:span><text:span text:style-name="_36_"> </text:span><text:span text:style-name="_31_4">d</text:span><text:span text:style-name="_34_">a</text:span><text:span text:style-name="_38_">y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I</text:span><text:span text:style-name="_31_"> </text:span><text:span text:style-name="_38_">d</text:span><text:span text:style-name="_31_4">o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2">t</text:span><text:span text:style-name="_32_">h</text:span><text:span text:style-name="_39_">i</text:span><text:span text:style-name="_31_3">n</text:span><text:span text:style-name="_33_">k</text:span><text:span text:style-name="_36_"> </text:span><text:span text:style-name="_31_3">M</text:span><text:span text:style-name="_32_">r</text:span><text:span text:style-name="_39_">.</text:span><text:span text:style-name="_31_1"> </text:span><text:span text:style-name="_33_">P</text:span><text:span text:style-name="_31_0">i</text:span><text:span text:style-name="_31_2">c</text:span><text:span text:style-name="_35_">k</text:span><text:span text:style-name="_39_">w</text:span><text:span text:style-name="_31_5">i</text:span><text:span text:style-name="_35_">c</text:span><text:span text:style-name="_31_0">k</text:span><text:span text:style-name="_31_1"> </text:span><text:span text:style-name="_34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m</text:span><text:span text:style-name="_39_">i</text:span><text:span text:style-name="_31_5">n</text:span><text:span text:style-name="_32_">d</text:span><text:span text:style-name="_36_"> </text:span><text:span text:style-name="_31_2">t</text:span><text:span text:style-name="_35_">h</text:span><text:span text:style-name="_39_">e</text:span><text:span text:style-name="_31_1"> </text:span><text:span text:style-name="_32_">c</text:span><text:span text:style-name="_38_">o</text:span><text:span text:style-name="_31_2">m</text:span><text:span text:style-name="_35_">p</text:span><text:span text:style-name="_39_">a</text:span><text:span text:style-name="_31_4">r</text:span><text:span text:style-name="_35_">i</text:span><text:span text:style-name="_37_">s</text:span><text:span text:style-name="_31_2">o</text:span><text:span text:style-name="_33_">n</text:span><text:span text:style-name="_39_">.</text:span></text:p>
      <text:p text:style-name="P1"><text:span text:style-name="_33_">W</text:span><text:span text:style-name="_31_0">i</text:span><text:span text:style-name="_31_3">t</text:span><text:span text:style-name="_34_">n</text:span><text:span text:style-name="_31_0">e</text:span><text:span text:style-name="_31_2">s</text:span><text:span text:style-name="_34_">s</text:span><text:span text:style-name="_39_">:</text:span><text:span text:style-name="_31_1"> </text:span><text:span text:style-name="_35_">I</text:span><text:span text:style-name="_36_"> </text:span><text:span text:style-name="_31_2">d</text:span><text:span text:style-name="_35_">o</text:span><text:span text:style-name="_37_">n</text:span><text:span text:style-name="_31_2">'</text:span><text:span text:style-name="_33_">t</text:span><text:span text:style-name="_36_"> </text:span><text:span text:style-name="_31_2">t</text:span><text:span text:style-name="_35_">h</text:span><text:span text:style-name="_39_">i</text:span><text:span text:style-name="_31_4">n</text:span><text:span text:style-name="_35_">k</text:span><text:span text:style-name="_36_"> </text:span><text:span text:style-name="_31_4">y</text:span><text:span text:style-name="_35_">o</text:span><text:span text:style-name="_31_0">u</text:span><text:span text:style-name="_31_3">'</text:span><text:span text:style-name="_32_">r</text:span><text:span text:style-name="_37_">e</text:span><text:span text:style-name="_31_1"> </text:span><text:span text:style-name="_32_">s</text:span><text:span text:style-name="_31_0">e</text:span><text:span text:style-name="_31_2">r</text:span><text:span text:style-name="_34_">i</text:span><text:span text:style-name="_31_0">o</text:span><text:span text:style-name="_31_4">u</text:span><text:span text:style-name="_35_">s</text:span><text:span text:style-name="_31_0">.</text:span><text:span text:style-name="_31_1"> </text:span><text:span text:style-name="_32_">B</text:span><text:span text:style-name="_31_0">y</text:span><text:span text:style-name="_31_1"> </text:span><text:span text:style-name="_33_">a</text:span><text:span text:style-name="_36_"> </text:span><text:span text:style-name="_31_3">w</text:span><text:span text:style-name="_35_">i</text:span><text:span text:style-name="_38_">n</text:span><text:span text:style-name="_31_3">t</text:span><text:span text:style-name="_34_">e</text:span><text:span text:style-name="_37_">r</text:span><text:span text:style-name="_31_2">'</text:span><text:span text:style-name="_33_">s</text:span><text:span text:style-name="_36_"> </text:span><text:span text:style-name="_31_2">d</text:span><text:span text:style-name="_35_">a</text:span><text:span text:style-name="_37_">y</text:span><text:span text:style-name="_31_1"> </text:span><text:span text:style-name="_34_">o</text:span><text:span text:style-name="_38_">n</text:span><text:span text:style-name="_31_2">e</text:span><text:span text:style-name="_31_"> </text:span><text:span text:style-name="_37_">m</text:span><text:span text:style-name="_31_3">e</text:span><text:span text:style-name="_33_">a</text:span><text:span text:style-name="_39_">n</text:span><text:span text:style-name="_31_4">s</text:span><text:span text:style-name="_31_"> </text:span><text:span text:style-name="_39_">a</text:span><text:span text:style-name="_31_1"> </text:span><text:span text:style-name="_34_">t</text:span><text:span text:style-name="_38_">y</text:span><text:span text:style-name="_31_4">p</text:span><text:span text:style-name="_32_">i</text:span><text:span text:style-name="_39_">c</text:span><text:span text:style-name="_31_2">a</text:span><text:span text:style-name="_35_">l</text:span><text:span text:style-name="_36_"> </text:span><text:span text:style-name="_31_4">w</text:span><text:span text:style-name="_32_">i</text:span><text:span text:style-name="_39_">n</text:span><text:span text:style-name="_31_4">t</text:span><text:span text:style-name="_32_">e</text:span><text:span text:style-name="_31_0">r</text:span><text:span text:style-name="_31_3">'</text:span><text:span text:style-name="_35_">s</text:span><text:span text:style-name="_36_"> </text:span><text:span text:style-name="_31_3">d</text:span><text:span text:style-name="_32_">a</text:span><text:span text:style-name="_39_">y</text:span><text:span text:style-name="_31_3">,</text:span><text:span text:style-name="_31_"> </text:span><text:span text:style-name="_31_0">r</text:span><text:span text:style-name="_31_5">a</text:span><text:span text:style-name="_33_">t</text:span><text:span text:style-name="_39_">h</text:span><text:span text:style-name="_31_3">e</text:span><text:span text:style-name="_35_">r</text:span><text:span text:style-name="_36_"> </text:span><text:span text:style-name="_31_4">t</text:span><text:span text:style-name="_32_">h</text:span><text:span text:style-name="_39_">a</text:span><text:span text:style-name="_31_2">n</text:span><text:span text:style-name="_31_"> </text:span><text:span text:style-name="_37_">a</text:span><text:span text:style-name="_31_1"> </text:span><text:span text:style-name="_34_">s</text:span><text:span text:style-name="_39_">p</text:span><text:span text:style-name="_31_2">e</text:span><text:span text:style-name="_32_">c</text:span><text:span text:style-name="_37_">i</text:span><text:span text:style-name="_31_3">a</text:span><text:span text:style-name="_33_">l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l</text:span><text:span text:style-name="_38_">i</text:span><text:span text:style-name="_31_5">k</text:span><text:span text:style-name="_32_">e</text:span><text:span text:style-name="_36_"> </text:span><text:span text:style-name="_31_2">C</text:span><text:span text:style-name="_32_">h</text:span><text:span text:style-name="_31_0">r</text:span><text:span text:style-name="_31_4">i</text:span><text:span text:style-name="_35_">s</text:span><text:span text:style-name="_39_">t</text:span><text:span text:style-name="_31_5">m</text:span><text:span text:style-name="_33_">a</text:span><text:span text:style-name="_37_">s</text:span><text:span text:style-name="_31_3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2">s</text:span><text:span text:style-name="_35_">o</text:span><text:span text:style-name="_36_"> </text:span><text:span text:style-name="_31_5">o</text:span><text:span text:style-name="_32_">n</text:span><text:span text:style-name="_37_">,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5">w</text:span><text:span text:style-name="_33_">o</text:span><text:span text:style-name="_31_0">u</text:span><text:span text:style-name="_31_3">l</text:span><text:span text:style-name="_32_">d</text:span><text:span text:style-name="_36_"> </text:span><text:span text:style-name="_31_2">P</text:span><text:span text:style-name="_32_">r</text:span><text:span text:style-name="_38_">o</text:span><text:span text:style-name="_31_4">f</text:span><text:span text:style-name="_35_">e</text:span><text:span text:style-name="_37_">s</text:span><text:span text:style-name="_31_3">s</text:span><text:span text:style-name="_34_">o</text:span><text:span text:style-name="_39_">r</text:span><text:span text:style-name="_31_1"> </text:span><text:span text:style-name="_32_">J</text:span><text:span text:style-name="_38_">e</text:span><text:span text:style-name="_31_3">f</text:span><text:span text:style-name="_32_">f</text:span><text:span text:style-name="_37_">e</text:span><text:span text:style-name="_31_5">r</text:span><text:span text:style-name="_34_">s</text:span><text:span text:style-name="_37_">o</text:span><text:span text:style-name="_31_5">n</text:span><text:span text:style-name="_31_"> </text:span><text:span text:style-name="_37_">s</text:span><text:span text:style-name="_31_3">a</text:span><text:span text:style-name="_35_">y</text:span><text:span text:style-name="_36_"> </text:span><text:span text:style-name="_31_2">i</text:span><text:span text:style-name="_33_">f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s</text:span><text:span text:style-name="_39_">o</text:span><text:span text:style-name="_31_5">n</text:span><text:span text:style-name="_33_">n</text:span><text:span text:style-name="_39_">e</text:span><text:span text:style-name="_31_5">t</text:span>-<text:span text:style-name="_39_">w</text:span><text:span text:style-name="_31_3">r</text:span><text:span text:style-name="_32_">i</text:span><text:span text:style-name="_37_">t</text:span><text:span text:style-name="_31_3">i</text:span><text:span text:style-name="_33_">n</text:span><text:span text:style-name="_37_">g</text:span><text:span text:style-name="_31_1"> </text:span><text:span text:style-name="_34_">m</text:span><text:span text:style-name="_31_0">a</text:span><text:span text:style-name="_31_4">c</text:span><text:span text:style-name="_34_">h</text:span><text:span text:style-name="_38_">i</text:span><text:span text:style-name="_31_5">n</text:span><text:span text:style-name="_35_">e</text:span><text:span text:style-name="_36_"> </text:span><text:span text:style-name="_31_2">w</text:span><text:span text:style-name="_34_">a</text:span><text:span text:style-name="_37_">s</text:span><text:span text:style-name="_31_1"> </text:span><text:span text:style-name="_34_">a</text:span><text:span text:style-name="_39_">b</text:span><text:span text:style-name="_31_4">l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3">a</text:span><text:span text:style-name="_34_">n</text:span><text:span text:style-name="_37_">s</text:span><text:span text:style-name="_31_4">w</text:span><text:span text:style-name="_34_">e</text:span><text:span text:style-name="_31_0">r</text:span><text:span text:style-name="_31_1"> </text:span><text:span text:style-name="_33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4_">h</text:span><text:span text:style-name="_38_">i</text:span><text:span text:style-name="_31_3">s</text:span><text:span text:style-name="_31_"> </text:span><text:span text:style-name="_38_">i</text:span><text:span text:style-name="_31_3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v</text:span><text:span text:style-name="_32_">i</text:span><text:span text:style-name="_37_">v</text:span><text:span text:style-name="_31_2">a</text:span><text:span text:style-name="_31_"> </text:span><text:span text:style-name="_31_0">v</text:span><text:span text:style-name="_31_3">o</text:span><text:span text:style-name="_35_">c</text:span><text:span text:style-name="_39_">e</text:span><text:span text:style-name="_31_2">?</text:span><text:span text:style-name="_31_"> </text:span><text:span text:style-name="_37_">I</text:span><text:span text:style-name="_31_1"> </text:span><text:span text:style-name="_35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k</text:span><text:span text:style-name="_31_3">n</text:span><text:span text:style-name="_34_">o</text:span><text:span text:style-name="_39_">w</text:span><text:span text:style-name="_31_1"> </text:span><text:span text:style-name="_34_">w</text:span><text:span text:style-name="_37_">h</text:span><text:span text:style-name="_31_2">e</text:span><text:span text:style-name="_32_">t</text:span><text:span text:style-name="_38_">h</text:span><text:span text:style-name="_31_3">e</text:span><text:span text:style-name="_35_">r</text:span><text:span text:style-name="_36_"> </text:span><text:span text:style-name="_31_2">h</text:span><text:span text:style-name="_32_">e</text:span><text:span text:style-name="_36_"> </text:span><text:span text:style-name="_31_4">w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5">r</text:span><text:span text:style-name="_34_">e</text:span><text:span text:style-name="_37_">g</text:span><text:span text:style-name="_31_2">a</text:span><text:span text:style-name="_33_">r</text:span><text:span text:style-name="_31_0">d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m</text:span><text:span text:style-name="_31_5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1"> </text:span><text:span text:style-name="_34_">a</text:span><text:span text:style-name="_38_">s</text:span><text:span text:style-name="_31_1"> </text:span><text:span text:style-name="_34_">"</text:span><text:span text:style-name="_38_">m</text:span><text:span text:style-name="_31_2">e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3">a</text:span><text:span text:style-name="_32_">r</text:span><text:span text:style-name="_37_">t</text:span><text:span text:style-name="_31_2">i</text:span><text:span text:style-name="_33_">f</text:span><text:span text:style-name="_37_">i</text:span><text:span text:style-name="_31_5">c</text:span><text:span text:style-name="_34_">i</text:span><text:span text:style-name="_39_">a</text:span><text:span text:style-name="_31_3">l</text:span><text:span text:style-name="_33_">l</text:span><text:span text:style-name="_38_">y</text:span><text:span text:style-name="_31_1"> </text:span><text:span text:style-name="_34_">s</text:span><text:span text:style-name="_39_">i</text:span><text:span text:style-name="_31_4">g</text:span><text:span text:style-name="_35_">n</text:span><text:span text:style-name="_38_">a</text:span><text:span text:style-name="_31_5">l</text:span><text:span text:style-name="_32_">l</text:span><text:span text:style-name="_31_0">i</text:span><text:span text:style-name="_31_2">n</text:span><text:span text:style-name="_34_">g</text:span><text:span text:style-name="_31_0">"</text:span><text:span text:style-name="_31_1"> </text:span><text:span text:style-name="_32_">t</text:span><text:span text:style-name="_38_">h</text:span><text:span text:style-name="_31_5">e</text:span><text:span text:style-name="_33_">s</text:span><text:span text:style-name="_37_">e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8_">e</text:span><text:span text:style-name="_31_2">r</text:span><text:span text:style-name="_32_">s</text:span><text:span text:style-name="_31_0">,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7_">i</text:span><text:span text:style-name="_31_5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2">s</text:span><text:span text:style-name="_31_"> </text:span><text:span text:style-name="_31_0">w</text:span><text:span text:style-name="_31_4">e</text:span><text:span text:style-name="_33_">r</text:span><text:span text:style-name="_37_">e</text:span><text:span text:style-name="_31_1"> </text:span><text:span text:style-name="_35_">a</text:span><text:span text:style-name="_38_">s</text:span><text:span text:style-name="_31_1"> </text:span><text:span text:style-name="_33_">s</text:span><text:span text:style-name="_31_0">a</text:span><text:span text:style-name="_31_5">t</text:span><text:span text:style-name="_32_">i</text:span><text:span text:style-name="_39_">s</text:span><text:span text:style-name="_31_5">f</text:span><text:span text:style-name="_35_">a</text:span><text:span text:style-name="_31_0">c</text:span><text:span text:style-name="_31_4">t</text:span><text:span text:style-name="_34_">o</text:span><text:span text:style-name="_38_">r</text:span><text:span text:style-name="_31_2">y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5">s</text:span><text:span text:style-name="_32_">u</text:span><text:span text:style-name="_39_">s</text:span><text:span text:style-name="_31_5">t</text:span><text:span text:style-name="_35_">a</text:span><text:span text:style-name="_39_">i</text:span><text:span text:style-name="_31_3">n</text:span><text:span text:style-name="_33_">e</text:span><text:span text:style-name="_38_">d</text:span><text:span text:style-name="_31_1"> </text:span><text:span text:style-name="_33_">a</text:span><text:span text:style-name="_38_">s</text:span><text:span text:style-name="_31_1"> </text:span><text:span text:style-name="_33_">i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2">b</text:span><text:span text:style-name="_34_">o</text:span><text:span text:style-name="_38_">v</text:span><text:span text:style-name="_31_2">e</text:span><text:span text:style-name="_31_"> </text:span><text:span text:style-name="_38_">p</text:span><text:span text:style-name="_31_2">a</text:span><text:span text:style-name="_32_">s</text:span><text:span text:style-name="_38_">s</text:span><text:span text:style-name="_31_3">a</text:span><text:span text:style-name="_33_">g</text:span><text:span text:style-name="_39_">e</text:span><text:span text:style-name="_31_1"> </text:span><text:span text:style-name="_35_">I</text:span><text:span text:style-name="_36_"> </text:span><text:span text:style-name="_31_2">d</text:span><text:span text:style-name="_33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5_">t</text:span><text:span text:style-name="_38_">h</text:span><text:span text:style-name="_31_2">i</text:span><text:span text:style-name="_32_">n</text:span><text:span text:style-name="_38_">k</text:span><text:span text:style-name="_31_1"> 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3">u</text:span><text:span text:style-name="_32_">l</text:span><text:span text:style-name="_38_">d</text:span><text:span text:style-name="_31_1"> </text:span><text:span text:style-name="_35_">d</text:span><text:span text:style-name="_38_">e</text:span><text:span text:style-name="_31_5">s</text:span><text:span text:style-name="_33_">c</text:span><text:span text:style-name="_31_0">r</text:span><text:span text:style-name="_31_5">i</text:span><text:span text:style-name="_32_">b</text:span><text:span text:style-name="_38_">e</text:span><text:span text:style-name="_31_1"> </text:span><text:span text:style-name="_33_">i</text:span><text:span text:style-name="_39_">t</text:span><text:span text:style-name="_31_1"> </text:span><text:span text:style-name="_33_">a</text:span><text:span text:style-name="_39_">s</text:span><text:span text:style-name="_31_1"> </text:span><text:span text:style-name="_32_">"</text:span><text:span text:style-name="_31_0">a</text:span><text:span text:style-name="_31_4">n</text:span><text:span text:style-name="_31_"> </text:span><text:span text:style-name="_39_">e</text:span><text:span text:style-name="_31_2">a</text:span><text:span text:style-name="_34_">s</text:span><text:span text:style-name="_31_0">y</text:span><text:span text:style-name="_31_1"> </text:span><text:span text:style-name="_35_">c</text:span><text:span text:style-name="_31_0">o</text:span><text:span text:style-name="_31_5">n</text:span><text:span text:style-name="_34_">t</text:span><text:span text:style-name="_39_">r</text:span><text:span text:style-name="_31_2">i</text:span><text:span text:style-name="_35_">v</text:span><text:span text:style-name="_39_">a</text:span><text:span text:style-name="_31_4">n</text:span><text:span text:style-name="_32_">c</text:span><text:span text:style-name="_37_">e</text:span><text:span text:style-name="_31_2">.</text:span><text:span text:style-name="_32_">"</text:span><text:span text:style-name="_36_"> </text:span><text:span text:style-name="_31_3">T</text:span><text:span text:style-name="_33_">h</text:span><text:span text:style-name="_38_">i</text:span><text:span text:style-name="_31_4">s</text:span><text:span text:style-name="_31_"> </text:span><text:span text:style-name="_37_">p</text:span><text:span text:style-name="_31_5">h</text:span><text:span text:style-name="_34_">r</text:span><text:span text:style-name="_39_">a</text:span><text:span text:style-name="_31_3">s</text:span><text:span text:style-name="_35_">e</text:span><text:span text:style-name="_36_"> </text:span><text:span text:style-name="_31_4">i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2">t</text:span><text:span text:style-name="_34_">h</text:span><text:span text:style-name="_38_">i</text:span><text:span text:style-name="_31_2">n</text:span><text:span text:style-name="_33_">k</text:span><text:span text:style-name="_39_">,</text:span><text:span text:style-name="_31_1"> </text:span><text:span text:style-name="_32_">i</text:span><text:span text:style-name="_38_">n</text:span><text:span text:style-name="_31_3">t</text:span><text:span text:style-name="_33_">e</text:span><text:span text:style-name="_38_">n</text:span><text:span text:style-name="_31_5">d</text:span><text:span text:style-name="_34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4_">c</text:span><text:span text:style-name="_38_">o</text:span><text:span text:style-name="_31_4">v</text:span><text:span text:style-name="_35_">e</text:span><text:span text:style-name="_31_0">r</text:span><text:span text:style-name="_31_1"> </text:span><text:span text:style-name="_34_">s</text:span><text:span text:style-name="_37_">u</text:span><text:span text:style-name="_31_2">c</text:span><text:span text:style-name="_35_">h</text:span><text:span text:style-name="_36_"> </text:span><text:span text:style-name="_31_5">d</text:span><text:span text:style-name="_32_">e</text:span><text:span text:style-name="_37_">v</text:span><text:span text:style-name="_31_5">i</text:span><text:span text:style-name="_33_">c</text:span><text:span text:style-name="_39_">e</text:span><text:span text:style-name="_31_4">s</text:span><text:span text:style-name="_31_"> </text:span><text:span text:style-name="_31_0">a</text:span><text:span text:style-name="_31_4">s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i</text:span><text:span text:style-name="_32_">n</text:span><text:span text:style-name="_37_">c</text:span><text:span text:style-name="_31_2">l</text:span><text:span text:style-name="_32_">u</text:span><text:span text:style-name="_38_">s</text:span><text:span text:style-name="_31_2">i</text:span><text:span text:style-name="_33_">o</text:span><text:span text:style-name="_37_">n</text:span><text:span text:style-name="_31_1"> </text:span><text:span text:style-name="_32_">i</text:span><text:span text:style-name="_38_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5">r</text:span><text:span text:style-name="_34_">e</text:span><text:span text:style-name="_38_">c</text:span><text:span text:style-name="_31_2">o</text:span><text:span text:style-name="_35_">r</text:span><text:span text:style-name="_39_">d</text:span><text:span text:style-name="_31_1"> </text:span><text:span text:style-name="_35_">o</text:span><text:span text:style-name="_39_">f</text:span><text:span text:style-name="_31_1"> </text:span><text:span text:style-name="_33_">s</text:span><text:span text:style-name="_31_0">o</text:span><text:span text:style-name="_31_5">m</text:span><text:span text:style-name="_32_">e</text:span><text:span text:style-name="_31_0">o</text:span><text:span text:style-name="_31_3">n</text:span><text:span text:style-name="_35_">e</text:span><text:span text:style-name="_36_"> </text:span><text:span text:style-name="_31_2">r</text:span><text:span text:style-name="_34_">e</text:span><text:span text:style-name="_39_">a</text:span><text:span text:style-name="_31_3">d</text:span><text:span text:style-name="_35_">i</text:span><text:span text:style-name="_38_">n</text:span><text:span text:style-name="_31_5">g</text:span><text:span text:style-name="_31_"> </text:span><text:span text:style-name="_37_">a</text:span><text:span text:style-name="_31_1"> </text:span><text:span text:style-name="_35_">s</text:span><text:span text:style-name="_31_0">o</text:span><text:span text:style-name="_31_2">n</text:span><text:span text:style-name="_32_">n</text:span><text:span text:style-name="_39_">e</text:span><text:span text:style-name="_31_4">t</text:span><text:span text:style-name="_34_">,</text:span><text:span text:style-name="_36_"> </text:span><text:span text:style-name="_31_4">w</text:span><text:span text:style-name="_34_">i</text:span><text:span text:style-name="_37_">t</text:span><text:span text:style-name="_31_2">h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2">o</text:span><text:span text:style-name="_35_">p</text:span><text:span text:style-name="_31_0">r</text:span><text:span text:style-name="_31_3">i</text:span><text:span text:style-name="_32_">a</text:span><text:span text:style-name="_38_">t</text:span><text:span text:style-name="_31_4">e</text:span><text:span text:style-name="_31_"> </text:span><text:span text:style-name="_37_">s</text:span><text:span text:style-name="_31_5">w</text:span><text:span text:style-name="_34_">i</text:span><text:span text:style-name="_38_">t</text:span><text:span text:style-name="_31_3">c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4">t</text:span><text:span text:style-name="_35_">o</text:span><text:span text:style-name="_36_"> </text:span><text:span text:style-name="_31_4">t</text:span><text:span text:style-name="_33_">u</text:span><text:span text:style-name="_39_">r</text:span><text:span text:style-name="_31_4">n</text:span><text:span text:style-name="_31_"> </text:span><text:span text:style-name="_38_">i</text:span><text:span text:style-name="_31_5">t</text:span><text:span text:style-name="_31_"> </text:span><text:span text:style-name="_37_">o</text:span><text:span text:style-name="_31_5">n</text:span><text:span text:style-name="_31_"> </text:span><text:span text:style-name="_31_0">f</text:span><text:span text:style-name="_31_3">r</text:span><text:span text:style-name="_33_">o</text:span><text:span text:style-name="_37_">m</text:span><text:span text:style-name="_31_1"> </text:span><text:span text:style-name="_35_">t</text:span><text:span text:style-name="_39_">i</text:span><text:span text:style-name="_31_3">m</text:span><text:span text:style-name="_35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5_">i</text:span><text:span text:style-name="_38_">m</text:span><text:span text:style-name="_31_4">e</text:span><text:span text:style-name="_35_">.</text:span></text:p>
      <text:p text:style-name="P1"><text:span text:style-name="_31_4">I</text:span><text:span text:style-name="_35_">n</text:span><text:span text:style-name="_36_"> </text:span><text:span text:style-name="_31_4">s</text:span><text:span text:style-name="_35_">h</text:span><text:span text:style-name="_39_">o</text:span><text:span text:style-name="_31_4">r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4">n</text:span><text:span text:style-name="_34_">,</text:span><text:span text:style-name="_36_"> </text:span><text:span text:style-name="_31_2">I</text:span><text:span text:style-name="_31_"> </text:span><text:span text:style-name="_39_">t</text:span><text:span text:style-name="_31_2">h</text:span><text:span text:style-name="_34_">i</text:span><text:span text:style-name="_38_">n</text:span><text:span text:style-name="_31_4">k</text:span><text:span text:style-name="_31_"> </text:span><text:span text:style-name="_31_0">t</text:span><text:span text:style-name="_31_2">h</text:span><text:span text:style-name="_33_">a</text:span><text:span text:style-name="_31_0">t</text:span><text:span text:style-name="_31_1"> </text:span><text:span text:style-name="_34_">m</text:span><text:span text:style-name="_37_">o</text:span><text:span text:style-name="_31_2">s</text:span><text:span text:style-name="_32_">t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h</text:span><text:span text:style-name="_39_">o</text:span><text:span text:style-name="_31_1"> </text:span><text:span text:style-name="_35_">s</text:span><text:span text:style-name="_31_0">u</text:span><text:span text:style-name="_31_4">p</text:span><text:span text:style-name="_35_">p</text:span><text:span text:style-name="_37_">o</text:span><text:span text:style-name="_31_5">r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a</text:span><text:span text:style-name="_38_">r</text:span><text:span text:style-name="_31_5">g</text:span><text:span text:style-name="_34_">u</text:span><text:span text:style-name="_38_">m</text:span><text:span text:style-name="_31_5">e</text:span><text:span text:style-name="_34_">n</text:span><text:span text:style-name="_39_">t</text:span><text:span text:style-name="_31_1"> </text:span><text:span text:style-name="_32_">f</text:span><text:span text:style-name="_37_">r</text:span><text:span text:style-name="_31_2">o</text:span><text:span text:style-name="_32_">m</text:span><text:span text:style-name="_36_"> </text:span><text:span text:style-name="_31_3">c</text:span><text:span text:style-name="_34_">o</text:span><text:span text:style-name="_31_0">n</text:span><text:span text:style-name="_31_5">s</text:span><text:span text:style-name="_32_">c</text:span><text:span text:style-name="_31_0">i</text:span><text:span text:style-name="_31_2">o</text:span><text:span text:style-name="_32_">u</text:span><text:span text:style-name="_39_">s</text:span><text:span text:style-name="_31_5">n</text:span><text:span text:style-name="_35_">e</text:span><text:span text:style-name="_38_">s</text:span><text:span text:style-name="_31_2">s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p</text:span><text:span text:style-name="_31_5">e</text:span><text:span text:style-name="_33_">r</text:span><text:span text:style-name="_39_">s</text:span><text:span text:style-name="_31_5">u</text:span><text:span text:style-name="_34_">a</text:span><text:span text:style-name="_31_0">d</text:span><text:span text:style-name="_31_3">e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3">a</text:span><text:span text:style-name="_35_">b</text:span><text:span text:style-name="_39_">a</text:span><text:span text:style-name="_31_3">n</text:span><text:span text:style-name="_32_">d</text:span><text:span text:style-name="_38_">o</text:span><text:span text:style-name="_31_5">n</text:span><text:span text:style-name="_31_"> </text:span><text:span text:style-name="_39_">i</text:span><text:span text:style-name="_31_4">t</text:span><text:span text:style-name="_31_"> </text:span><text:span text:style-name="_37_">r</text:span><text:span text:style-name="_31_5">a</text:span><text:span text:style-name="_34_">t</text:span><text:span text:style-name="_38_">h</text:span><text:span text:style-name="_31_5">e</text:span><text:span text:style-name="_32_">r</text:span><text:span text:style-name="_36_"> </text:span><text:span text:style-name="_31_2">t</text:span><text:span text:style-name="_33_">h</text:span><text:span text:style-name="_38_">a</text:span><text:span text:style-name="_31_2">n</text:span><text:span text:style-name="_31_"> </text:span><text:span text:style-name="_37_">b</text:span><text:span text:style-name="_31_2">e</text:span><text:span text:style-name="_31_"> </text:span><text:span text:style-name="_39_">f</text:span><text:span text:style-name="_31_4">o</text:span><text:span text:style-name="_35_">r</text:span><text:span text:style-name="_37_">c</text:span><text:span text:style-name="_31_5">e</text:span><text:span text:style-name="_35_">d</text:span><text:span text:style-name="_36_"> </text:span><text:span text:style-name="_31_3">i</text:span><text:span text:style-name="_35_">n</text:span><text:span text:style-name="_31_0">t</text:span><text:span text:style-name="_31_3">o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s</text:span><text:span text:style-name="_33_">o</text:span><text:span text:style-name="_38_">l</text:span><text:span text:style-name="_31_3">i</text:span><text:span text:style-name="_33_">p</text:span><text:span text:style-name="_38_">s</text:span><text:span text:style-name="_31_2">i</text:span><text:span text:style-name="_32_">s</text:span><text:span text:style-name="_39_">t</text:span><text:span text:style-name="_31_1"> </text:span><text:span text:style-name="_33_">p</text:span><text:span text:style-name="_31_0">o</text:span><text:span text:style-name="_31_2">s</text:span><text:span text:style-name="_35_">i</text:span><text:span text:style-name="_39_">t</text:span><text:span text:style-name="_31_5">i</text:span><text:span text:style-name="_32_">o</text:span><text:span text:style-name="_31_0">n</text:span><text:span text:style-name="_31_5">.</text:span><text:span text:style-name="_31_"> </text:span><text:span text:style-name="_31_0">T</text:span><text:span text:style-name="_31_5">h</text:span><text:span text:style-name="_32_">e</text:span><text:span text:style-name="_38_">y</text:span><text:span text:style-name="_31_1"> </text:span><text:span text:style-name="_34_">w</text:span><text:span text:style-name="_31_0">i</text:span><text:span text:style-name="_31_2">l</text:span><text:span text:style-name="_35_">l</text:span><text:span text:style-name="_36_"> </text:span><text:span text:style-name="_31_2">t</text:span><text:span text:style-name="_32_">h</text:span><text:span text:style-name="_31_0">e</text:span><text:span text:style-name="_31_3">n</text:span><text:span text:style-name="_31_"> </text:span><text:span text:style-name="_37_">p</text:span><text:span text:style-name="_31_4">r</text:span><text:span text:style-name="_32_">o</text:span><text:span text:style-name="_39_">b</text:span><text:span text:style-name="_31_4">a</text:span><text:span text:style-name="_34_">b</text:span><text:span text:style-name="_37_">l</text:span><text:span text:style-name="_31_5">y</text:span><text:span text:style-name="_31_"> </text:span><text:span text:style-name="_39_">b</text:span><text:span text:style-name="_31_2">e</text:span><text:span text:style-name="_31_"> </text:span><text:span text:style-name="_31_0">w</text:span><text:span text:style-name="_31_4">i</text:span><text:span text:style-name="_34_">l</text:span><text:span text:style-name="_31_0">l</text:span><text:span text:style-name="_31_5">i</text:span><text:span text:style-name="_33_">n</text:span><text:span text:style-name="_39_">g</text:span><text:span text:style-name="_31_1"> </text:span><text:span text:style-name="_33_">t</text:span><text:span text:style-name="_31_0">o</text:span><text:span text:style-name="_31_1"> </text:span><text:span text:style-name="_34_">a</text:span><text:span text:style-name="_31_0">c</text:span><text:span text:style-name="_31_4">c</text:span><text:span text:style-name="_35_">e</text:span><text:span text:style-name="_37_">p</text:span><text:span text:style-name="_31_3">t</text:span><text:span text:style-name="_31_"> </text:span><text:span text:style-name="_38_">o</text:span><text:span text:style-name="_31_2">u</text:span><text:span text:style-name="_35_">r</text:span><text:span text:style-name="_36_"> </text:span><text:span text:style-name="_31_4">t</text:span><text:span text:style-name="_34_">e</text:span><text:span text:style-name="_38_">s</text:span><text:span text:style-name="_31_5">t</text:span><text:span text:style-name="_33_">.</text:span></text:p>
      <text:p text:style-name="P1"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4">o</text:span><text:span text:style-name="_32_">t</text:span><text:span text:style-name="_36_"> </text:span><text:span text:style-name="_31_2">w</text:span><text:span text:style-name="_34_">i</text:span><text:span text:style-name="_31_0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5">i</text:span><text:span text:style-name="_33_">v</text:span><text:span text:style-name="_38_">e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i</text:span><text:span text:style-name="_31_3">m</text:span><text:span text:style-name="_34_">p</text:span><text:span text:style-name="_37_">r</text:span><text:span text:style-name="_31_4">e</text:span><text:span text:style-name="_32_">s</text:span><text:span text:style-name="_31_0">s</text:span><text:span text:style-name="_31_5">i</text:span><text:span text:style-name="_35_">o</text:span><text:span text:style-name="_38_">n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I</text:span><text:span text:style-name="_31_"> </text:span><text:span text:style-name="_31_0">t</text:span><text:span text:style-name="_31_4">h</text:span><text:span text:style-name="_33_">i</text:span><text:span text:style-name="_31_0">n</text:span><text:span text:style-name="_31_2">k</text:span><text:span text:style-name="_31_"> </text:span><text:span text:style-name="_37_">t</text:span><text:span text:style-name="_31_4">h</text:span><text:span text:style-name="_34_">e</text:span><text:span text:style-name="_31_0">r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n</text:span><text:span text:style-name="_31_3">o</text:span><text:span text:style-name="_31_"> </text:span><text:span text:style-name="_39_">m</text:span><text:span text:style-name="_31_4">y</text:span><text:span text:style-name="_32_">s</text:span><text:span text:style-name="_37_">t</text:span><text:span text:style-name="_31_4">e</text:span><text:span text:style-name="_33_">r</text:span><text:span text:style-name="_38_">y</text:span><text:span text:style-name="_31_1"> </text:span><text:span text:style-name="_35_">a</text:span><text:span text:style-name="_39_">b</text:span><text:span text:style-name="_31_4">o</text:span><text:span text:style-name="_35_">u</text:span><text:span text:style-name="_31_0">t</text:span><text:span text:style-name="_31_1"> </text:span><text:span text:style-name="_34_">c</text:span><text:span text:style-name="_31_0">o</text:span><text:span text:style-name="_31_3">n</text:span><text:span text:style-name="_34_">s</text:span><text:span text:style-name="_31_0">c</text:span><text:span text:style-name="_31_3">i</text:span><text:span text:style-name="_33_">o</text:span><text:span text:style-name="_31_0">u</text:span><text:span text:style-name="_31_5">s</text:span><text:span text:style-name="_33_">n</text:span><text:span text:style-name="_37_">e</text:span><text:span text:style-name="_31_2">s</text:span><text:span text:style-name="_35_">s</text:span><text:span text:style-name="_31_0">.</text:span><text:span text:style-name="_31_1"> </text:span><text:span text:style-name="_34_">T</text:span><text:span text:style-name="_39_">h</text:span><text:span text:style-name="_31_2">e</text:span><text:span text:style-name="_33_">r</text:span><text:span text:style-name="_31_0">e</text:span><text:span text:style-name="_31_1"> </text:span><text:span text:style-name="_34_">i</text:span><text:span text:style-name="_39_">s</text:span><text:span text:style-name="_31_4">,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i</text:span><text:span text:style-name="_33_">n</text:span><text:span text:style-name="_37_">s</text:span><text:span text:style-name="_31_2">t</text:span><text:span text:style-name="_33_">a</text:span><text:span text:style-name="_38_">n</text:span><text:span text:style-name="_31_5">c</text:span><text:span text:style-name="_35_">e</text:span><text:span text:style-name="_31_0">,</text:span><text:span text:style-name="_31_1"> </text:span><text:span text:style-name="_32_">s</text:span><text:span text:style-name="_39_">o</text:span><text:span text:style-name="_31_4">m</text:span><text:span text:style-name="_33_">e</text:span><text:span text:style-name="_39_">t</text:span><text:span text:style-name="_31_4">h</text:span><text:span text:style-name="_34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1_0">a</text:span><text:span text:style-name="_31_1"> </text:span><text:span text:style-name="_34_">p</text:span><text:span text:style-name="_38_">a</text:span><text:span text:style-name="_31_3">r</text:span><text:span text:style-name="_33_">a</text:span><text:span text:style-name="_37_">d</text:span><text:span text:style-name="_31_5">o</text:span><text:span text:style-name="_35_">x</text:span><text:span text:style-name="_36_"> </text:span><text:span text:style-name="_31_4">c</text:span><text:span text:style-name="_32_">o</text:span><text:span text:style-name="_39_">n</text:span><text:span text:style-name="_31_2">n</text:span><text:span text:style-name="_34_">e</text:span><text:span text:style-name="_31_0">c</text:span><text:span text:style-name="_31_5">t</text:span><text:span text:style-name="_33_">e</text:span><text:span text:style-name="_37_">d</text:span><text:span text:style-name="_31_1"> </text:span><text:span text:style-name="_33_">w</text:span><text:span text:style-name="_39_">i</text:span><text:span text:style-name="_31_2">t</text:span><text:span text:style-name="_32_">h</text:span><text:span text:style-name="_36_"> </text:span><text:span text:style-name="_31_2">a</text:span><text:span text:style-name="_34_">n</text:span><text:span text:style-name="_37_">y</text:span><text:span text:style-name="_31_1"> </text:span><text:span text:style-name="_35_">a</text:span><text:span text:style-name="_37_">t</text:span><text:span text:style-name="_31_3">t</text:span><text:span text:style-name="_35_">e</text:span><text:span text:style-name="_38_">m</text:span><text:span text:style-name="_31_3">p</text:span><text:span text:style-name="_32_">t</text:span><text:span text:style-name="_36_"> </text:span><text:span text:style-name="_31_4">t</text:span><text:span text:style-name="_34_">o</text:span><text:span text:style-name="_36_"> </text:span><text:span text:style-name="_31_2">l</text:span><text:span text:style-name="_33_">o</text:span><text:span text:style-name="_38_">c</text:span><text:span text:style-name="_31_2">a</text:span><text:span text:style-name="_35_">l</text:span><text:span text:style-name="_38_">i</text:span><text:span text:style-name="_31_2">s</text:span><text:span text:style-name="_32_">e</text:span><text:span text:style-name="_36_"> </text:span><text:span text:style-name="_31_5">i</text:span><text:span text:style-name="_35_">t</text:span><text:span text:style-name="_31_0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I</text:span><text:span text:style-name="_31_1"> </text:span><text:span text:style-name="_32_">d</text:span><text:span text:style-name="_38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7_">n</text:span><text:span text:style-name="_31_5">k</text:span><text:span text:style-name="_31_"> </text:span><text:span text:style-name="_38_">t</text:span><text:span text:style-name="_31_2">h</text:span><text:span text:style-name="_33_">e</text:span><text:span text:style-name="_37_">s</text:span><text:span text:style-name="_31_5">e</text:span><text:span text:style-name="_31_"> </text:span><text:span text:style-name="_37_">m</text:span><text:span text:style-name="_31_4">y</text:span><text:span text:style-name="_33_">s</text:span><text:span text:style-name="_39_">t</text:span><text:span text:style-name="_31_5">e</text:span><text:span text:style-name="_33_">r</text:span><text:span text:style-name="_31_0">i</text:span><text:span text:style-name="_31_3">e</text:span><text:span text:style-name="_33_">s</text:span><text:span text:style-name="_36_"> </text:span><text:span text:style-name="_31_5">n</text:span><text:span text:style-name="_33_">e</text:span><text:span text:style-name="_39_">c</text:span><text:span text:style-name="_31_4">e</text:span><text:span text:style-name="_33_">s</text:span><text:span text:style-name="_38_">s</text:span><text:span text:style-name="_31_5">a</text:span><text:span text:style-name="_35_">r</text:span><text:span text:style-name="_38_">i</text:span><text:span text:style-name="_31_3">l</text:span><text:span text:style-name="_32_">y</text:span><text:span text:style-name="_36_"> </text:span><text:span text:style-name="_31_4">n</text:span><text:span text:style-name="_35_">e</text:span><text:span text:style-name="_37_">e</text:span><text:span text:style-name="_31_5">d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2">o</text:span><text:span text:style-name="_34_">l</text:span><text:span text:style-name="_38_">v</text:span><text:span text:style-name="_31_5">e</text:span><text:span text:style-name="_34_">d</text:span><text:span text:style-name="_36_"> </text:span><text:span text:style-name="_31_2">b</text:span><text:span text:style-name="_33_">e</text:span><text:span text:style-name="_38_">f</text:span><text:span text:style-name="_31_5">o</text:span><text:span text:style-name="_32_">r</text:span><text:span text:style-name="_39_">e</text:span><text:span text:style-name="_31_1"> </text:span><text:span text:style-name="_32_">w</text:span><text:span text:style-name="_39_">e</text:span><text:span text:style-name="_31_1"> </text:span><text:span text:style-name="_32_">c</text:span><text:span text:style-name="_38_">a</text:span><text:span text:style-name="_31_4">n</text:span><text:span text:style-name="_31_"> </text:span><text:span text:style-name="_37_">a</text:span><text:span text:style-name="_31_5">n</text:span><text:span text:style-name="_32_">s</text:span><text:span text:style-name="_39_">w</text:span><text:span text:style-name="_31_5">e</text:span><text:span text:style-name="_32_">r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q</text:span><text:span text:style-name="_38_">u</text:span><text:span text:style-name="_31_4">e</text:span><text:span text:style-name="_34_">s</text:span><text:span text:style-name="_39_">t</text:span><text:span text:style-name="_31_3">i</text:span><text:span text:style-name="_32_">o</text:span><text:span text:style-name="_37_">n</text:span><text:span text:style-name="_31_1"> </text:span><text:span text:style-name="_35_">w</text:span><text:span text:style-name="_39_">i</text:span><text:span text:style-name="_31_2">t</text:span><text:span text:style-name="_33_">h</text:span><text:span text:style-name="_36_"> </text:span><text:span text:style-name="_31_4">w</text:span><text:span text:style-name="_35_">h</text:span><text:span text:style-name="_38_">i</text:span><text:span text:style-name="_31_3">c</text:span><text:span text:style-name="_33_">h</text:span><text:span text:style-name="_36_"> </text:span><text:span text:style-name="_31_4">w</text:span><text:span text:style-name="_34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5_">c</text:span><text:span text:style-name="_31_0">o</text:span><text:span text:style-name="_31_4">n</text:span><text:span text:style-name="_32_">c</text:span><text:span text:style-name="_39_">e</text:span><text:span text:style-name="_31_3">r</text:span><text:span text:style-name="_35_">n</text:span><text:span text:style-name="_38_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5">h</text:span><text:span text:style-name="_33_">i</text:span><text:span text:style-name="_31_0">s</text:span><text:span text:style-name="_31_1"> </text:span><text:span text:style-name="_35_">p</text:span><text:span text:style-name="_37_">a</text:span><text:span text:style-name="_31_2">p</text:span><text:span text:style-name="_32_">e</text:span><text:span text:style-name="_39_">r</text:span><text:span text:style-name="_31_4">.</text:span></text:p>
      <text:p text:style-name="P1"><text:span text:style-name="_39_">(</text:span><text:span text:style-name="_31_3">5</text:span><text:span text:style-name="_33_">)</text:span><text:span text:style-name="_36_"> </text:span><text:span text:style-name="_31_4">A</text:span><text:span text:style-name="_32_">r</text:span><text:span text:style-name="_39_">g</text:span><text:span text:style-name="_31_4">u</text:span><text:span text:style-name="_35_">m</text:span><text:span text:style-name="_37_">e</text:span><text:span text:style-name="_31_2">n</text:span><text:span text:style-name="_32_">t</text:span><text:span text:style-name="_38_">s</text:span><text:span text:style-name="_31_1"> </text:span><text:span text:style-name="_32_">f</text:span><text:span text:style-name="_39_">r</text:span><text:span text:style-name="_31_4">o</text:span><text:span text:style-name="_32_">m</text:span><text:span text:style-name="_36_"> </text:span><text:span text:style-name="_31_3">V</text:span><text:span text:style-name="_35_">a</text:span><text:span text:style-name="_37_">r</text:span><text:span text:style-name="_31_3">i</text:span><text:span text:style-name="_34_">o</text:span><text:span text:style-name="_38_">u</text:span><text:span text:style-name="_31_4">s</text:span><text:span text:style-name="_31_"> </text:span><text:span text:style-name="_31_0">D</text:span><text:span text:style-name="_31_5">i</text:span><text:span text:style-name="_34_">s</text:span><text:span text:style-name="_39_">a</text:span><text:span text:style-name="_31_4">b</text:span><text:span text:style-name="_33_">i</text:span><text:span text:style-name="_38_">l</text:span><text:span text:style-name="_31_4">i</text:span><text:span text:style-name="_35_">t</text:span><text:span text:style-name="_31_0">i</text:span><text:span text:style-name="_31_2">e</text:span><text:span text:style-name="_32_">s</text:span></text:p>
      <text:p text:style-name="P1"><text:span text:style-name="_31_4">T</text:span><text:span text:style-name="_32_">h</text:span><text:span text:style-name="_37_">e</text:span><text:span text:style-name="_31_4">s</text:span><text:span text:style-name="_32_">e</text:span><text:span text:style-name="_36_"> </text:span><text:span text:style-name="_31_2">a</text:span><text:span text:style-name="_32_">r</text:span><text:span text:style-name="_39_">g</text:span><text:span text:style-name="_31_5">u</text:span><text:span text:style-name="_32_">m</text:span><text:span text:style-name="_39_">e</text:span><text:span text:style-name="_31_5">n</text:span><text:span text:style-name="_32_">t</text:span><text:span text:style-name="_37_">s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f</text:span><text:span text:style-name="_39_">o</text:span><text:span text:style-name="_31_3">r</text:span><text:span text:style-name="_33_">m</text:span><text:span text:style-name="_39_">,</text:span><text:span text:style-name="_31_1"> </text:span><text:span text:style-name="_33_">"</text:span><text:span text:style-name="_39_">I</text:span><text:span text:style-name="_31_1"> </text:span><text:span text:style-name="_33_">g</text:span><text:span text:style-name="_31_0">r</text:span><text:span text:style-name="_31_5">a</text:span><text:span text:style-name="_33_">n</text:span><text:span text:style-name="_38_">t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3_">y</text:span><text:span text:style-name="_31_0">o</text:span><text:span text:style-name="_31_2">u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5">m</text:span><text:span text:style-name="_33_">a</text:span><text:span text:style-name="_37_">k</text:span><text:span text:style-name="_31_4">e</text:span><text:span text:style-name="_31_"> </text:span><text:span text:style-name="_39_">m</text:span><text:span text:style-name="_31_2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9_">d</text:span><text:span text:style-name="_31_4">o</text:span><text:span text:style-name="_31_"> </text:span><text:span text:style-name="_31_0">a</text:span><text:span text:style-name="_31_4">l</text:span><text:span text:style-name="_35_">l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t</text:span><text:span text:style-name="_37_">h</text:span><text:span text:style-name="_31_3">i</text:span><text:span text:style-name="_32_">n</text:span><text:span text:style-name="_38_">g</text:span><text:span text:style-name="_31_5">s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h</text:span><text:span text:style-name="_32_">a</text:span><text:span text:style-name="_38_">v</text:span><text:span text:style-name="_31_2">e</text:span><text:span text:style-name="_31_"> </text:span><text:span text:style-name="_31_0">m</text:span><text:span text:style-name="_31_5">e</text:span><text:span text:style-name="_34_">n</text:span><text:span text:style-name="_31_0">t</text:span><text:span text:style-name="_31_5">i</text:span><text:span text:style-name="_35_">o</text:span><text:span text:style-name="_38_">n</text:span><text:span text:style-name="_31_2">e</text:span><text:span text:style-name="_34_">d</text:span><text:span text:style-name="_36_"> </text:span><text:span text:style-name="_31_3">b</text:span><text:span text:style-name="_34_">u</text:span><text:span text:style-name="_31_0">t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w</text:span><text:span text:style-name="_31_3">i</text:span><text:span text:style-name="_33_">l</text:span><text:span text:style-name="_39_">l</text:span><text:span text:style-name="_31_1"> </text:span><text:span text:style-name="_33_">n</text:span><text:span text:style-name="_31_0">e</text:span><text:span text:style-name="_31_5">v</text:span><text:span text:style-name="_35_">e</text:span><text:span text:style-name="_39_">r</text:span><text:span text:style-name="_31_1"> </text:span><text:span text:style-name="_35_">b</text:span><text:span text:style-name="_38_">e</text:span><text:span text:style-name="_31_1"> </text:span><text:span text:style-name="_35_">a</text:span><text:span text:style-name="_39_">b</text:span><text:span text:style-name="_31_3">l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3">m</text:span><text:span text:style-name="_33_">a</text:span><text:span text:style-name="_39_">k</text:span><text:span text:style-name="_31_5">e</text:span><text:span text:style-name="_31_"> </text:span><text:span text:style-name="_31_0">o</text:span><text:span text:style-name="_31_2">n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d</text:span><text:span text:style-name="_33_">o</text:span><text:span text:style-name="_36_"> </text:span><text:span text:style-name="_31_3">X</text:span><text:span text:style-name="_33_">.</text:span><text:span text:style-name="_37_">"</text:span><text:span text:style-name="_31_1"> </text:span><text:span text:style-name="_33_">N</text:span><text:span text:style-name="_37_">u</text:span><text:span text:style-name="_31_3">m</text:span><text:span text:style-name="_32_">e</text:span><text:span text:style-name="_37_">r</text:span><text:span text:style-name="_31_5">o</text:span><text:span text:style-name="_35_">u</text:span><text:span text:style-name="_37_">s</text:span><text:span text:style-name="_31_1"> </text:span><text:span text:style-name="_34_">f</text:span><text:span text:style-name="_38_">e</text:span><text:span text:style-name="_31_3">a</text:span><text:span text:style-name="_33_">t</text:span><text:span text:style-name="_31_0">u</text:span><text:span text:style-name="_31_2">r</text:span><text:span text:style-name="_34_">e</text:span><text:span text:style-name="_38_">s</text:span><text:span text:style-name="_31_1"> </text:span><text:span text:style-name="_33_">X</text:span><text:span text:style-name="_36_"> </text:span><text:span text:style-name="_31_4">a</text:span><text:span text:style-name="_32_">r</text:span><text:span text:style-name="_37_">e</text:span><text:span text:style-name="_31_1"> </text:span><text:span text:style-name="_35_">s</text:span><text:span text:style-name="_38_">u</text:span><text:span text:style-name="_31_3">g</text:span><text:span text:style-name="_32_">g</text:span><text:span text:style-name="_39_">e</text:span><text:span text:style-name="_31_5">s</text:span><text:span text:style-name="_35_">t</text:span><text:span text:style-name="_39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c</text:span><text:span text:style-name="_37_">o</text:span><text:span text:style-name="_31_3">n</text:span><text:span text:style-name="_33_">n</text:span><text:span text:style-name="_38_">e</text:span><text:span text:style-name="_31_3">x</text:span><text:span text:style-name="_35_">i</text:span><text:span text:style-name="_37_">o</text:span><text:span text:style-name="_31_4">n</text:span><text:span text:style-name="_31_"> </text:span><text:span text:style-name="_39_">I</text:span><text:span text:style-name="_31_1"> </text:span><text:span text:style-name="_33_">o</text:span><text:span text:style-name="_39_">f</text:span><text:span text:style-name="_31_4">f</text:span><text:span text:style-name="_35_">e</text:span><text:span text:style-name="_38_">r</text:span><text:span text:style-name="_31_1"> </text:span><text:span text:style-name="_35_">a</text:span><text:span text:style-name="_36_"> </text:span><text:span text:style-name="_31_3">s</text:span><text:span text:style-name="_34_">e</text:span><text:span text:style-name="_37_">l</text:span><text:span text:style-name="_31_3">e</text:span><text:span text:style-name="_33_">c</text:span><text:span text:style-name="_37_">t</text:span><text:span text:style-name="_31_2">i</text:span><text:span text:style-name="_34_">o</text:span><text:span text:style-name="_31_0">n</text:span><text:span text:style-name="_31_3">:</text:span></text:p>
      <text:p text:style-name="P1"><text:span text:style-name="_37_">B</text:span><text:span text:style-name="_31_4">e</text:span><text:span text:style-name="_31_"> </text:span><text:span text:style-name="_37_">k</text:span><text:span text:style-name="_31_2">i</text:span><text:span text:style-name="_33_">n</text:span><text:span text:style-name="_38_">d</text:span><text:span text:style-name="_31_4">,</text:span><text:span text:style-name="_31_"> </text:span><text:span text:style-name="_31_0">r</text:span><text:span text:style-name="_31_5">e</text:span><text:span text:style-name="_32_">s</text:span><text:span text:style-name="_38_">o</text:span><text:span text:style-name="_31_2">u</text:span><text:span text:style-name="_33_">r</text:span><text:span text:style-name="_31_0">c</text:span><text:span text:style-name="_31_5">e</text:span><text:span text:style-name="_35_">f</text:span><text:span text:style-name="_39_">u</text:span><text:span text:style-name="_31_2">l</text:span><text:span text:style-name="_32_">,</text:span><text:span text:style-name="_36_"> </text:span><text:span text:style-name="_31_4">b</text:span><text:span text:style-name="_35_">e</text:span><text:span text:style-name="_37_">a</text:span><text:span text:style-name="_31_2">u</text:span><text:span text:style-name="_34_">t</text:span><text:span text:style-name="_39_">i</text:span><text:span text:style-name="_31_3">f</text:span><text:span text:style-name="_32_">u</text:span><text:span text:style-name="_31_0">l</text:span><text:span text:style-name="_31_3">,</text:span><text:span text:style-name="_31_"> </text:span><text:span text:style-name="_37_">f</text:span><text:span text:style-name="_31_4">r</text:span><text:span text:style-name="_33_">i</text:span><text:span text:style-name="_39_">e</text:span><text:span text:style-name="_31_5">n</text:span><text:span text:style-name="_34_">d</text:span><text:span text:style-name="_39_">l</text:span><text:span text:style-name="_31_2">y</text:span><text:span text:style-name="_34_">,</text:span><text:span text:style-name="_36_"> </text:span><text:span text:style-name="_31_2">h</text:span><text:span text:style-name="_34_">a</text:span><text:span text:style-name="_38_">v</text:span><text:span text:style-name="_31_4">e</text:span><text:span text:style-name="_31_"> </text:span><text:span text:style-name="_37_">i</text:span><text:span text:style-name="_31_4">n</text:span><text:span text:style-name="_34_">i</text:span><text:span text:style-name="_39_">t</text:span><text:span text:style-name="_31_3">i</text:span><text:span text:style-name="_34_">a</text:span><text:span text:style-name="_37_">t</text:span><text:span text:style-name="_31_5">i</text:span><text:span text:style-name="_32_">v</text:span><text:span text:style-name="_39_">e</text:span><text:span text:style-name="_31_2">,</text:span><text:span text:style-name="_31_"> </text:span><text:span text:style-name="_39_">h</text:span><text:span text:style-name="_31_2">a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4">s</text:span><text:span text:style-name="_34_">e</text:span><text:span text:style-name="_39_">n</text:span><text:span text:style-name="_31_2">s</text:span><text:span text:style-name="_35_">e</text:span><text:span text:style-name="_36_"> </text:span><text:span text:style-name="_31_2">o</text:span><text:span text:style-name="_35_">f</text:span><text:span text:style-name="_36_"> </text:span><text:span text:style-name="_31_3">h</text:span><text:span text:style-name="_32_">u</text:span><text:span text:style-name="_38_">m</text:span><text:span text:style-name="_31_2">o</text:span><text:span text:style-name="_34_">u</text:span><text:span text:style-name="_37_">r</text:span><text:span text:style-name="_31_4">,</text:span><text:span text:style-name="_31_"> </text:span><text:span text:style-name="_38_">t</text:span><text:span text:style-name="_31_4">e</text:span><text:span text:style-name="_32_">l</text:span><text:span text:style-name="_37_">l</text:span><text:span text:style-name="_31_1"> </text:span><text:span text:style-name="_35_">r</text:span><text:span text:style-name="_39_">i</text:span><text:span text:style-name="_31_5">g</text:span><text:span text:style-name="_33_">h</text:span><text:span text:style-name="_39_">t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3">w</text:span><text:span text:style-name="_33_">r</text:span><text:span text:style-name="_37_">o</text:span><text:span text:style-name="_31_3">n</text:span><text:span text:style-name="_35_">g</text:span><text:span text:style-name="_38_">,</text:span><text:span text:style-name="_31_1"> </text:span><text:span text:style-name="_33_">m</text:span><text:span text:style-name="_31_0">a</text:span><text:span text:style-name="_31_4">k</text:span><text:span text:style-name="_35_">e</text:span><text:span text:style-name="_36_"> </text:span><text:span text:style-name="_31_4">m</text:span><text:span text:style-name="_34_">i</text:span><text:span text:style-name="_38_">s</text:span><text:span text:style-name="_31_4">t</text:span><text:span text:style-name="_35_">a</text:span><text:span text:style-name="_39_">k</text:span><text:span text:style-name="_31_5">e</text:span><text:span text:style-name="_34_">s</text:span><text:span text:style-name="_31_0">,</text:span><text:span text:style-name="_31_1"> </text:span><text:span text:style-name="_33_">f</text:span><text:span text:style-name="_39_">a</text:span><text:span text:style-name="_31_5">l</text:span><text:span text:style-name="_32_">l</text:span><text:span text:style-name="_36_"> </text:span><text:span text:style-name="_31_3">i</text:span><text:span text:style-name="_35_">n</text:span><text:span text:style-name="_36_"> </text:span><text:span text:style-name="_31_5">l</text:span><text:span text:style-name="_35_">o</text:span><text:span text:style-name="_31_0">v</text:span><text:span text:style-name="_31_5">e</text:span><text:span text:style-name="_34_">,</text:span><text:span text:style-name="_36_"> </text:span><text:span text:style-name="_31_5">e</text:span><text:span text:style-name="_33_">n</text:span><text:span text:style-name="_31_0">j</text:span><text:span text:style-name="_31_3">o</text:span><text:span text:style-name="_32_">y</text:span><text:span text:style-name="_36_"> </text:span><text:span text:style-name="_31_5">s</text:span><text:span text:style-name="_33_">t</text:span><text:span text:style-name="_37_">r</text:span><text:span text:style-name="_31_5">a</text:span><text:span text:style-name="_35_">w</text:span><text:span text:style-name="_37_">b</text:span><text:span text:style-name="_31_5">e</text:span><text:span text:style-name="_34_">r</text:span><text:span text:style-name="_37_">r</text:span><text:span text:style-name="_31_3">i</text:span><text:span text:style-name="_33_">e</text:span><text:span text:style-name="_31_0">s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c</text:span><text:span text:style-name="_31_4">r</text:span><text:span text:style-name="_33_">e</text:span><text:span text:style-name="_31_0">a</text:span><text:span text:style-name="_31_2">m</text:span><text:span text:style-name="_35_">,</text:span><text:span text:style-name="_36_"> </text:span><text:span text:style-name="_31_2">m</text:span><text:span text:style-name="_33_">a</text:span><text:span text:style-name="_38_">k</text:span><text:span text:style-name="_31_4">e</text:span><text:span text:style-name="_31_"> </text:span><text:span text:style-name="_38_">s</text:span><text:span text:style-name="_31_3">o</text:span><text:span text:style-name="_34_">m</text:span><text:span text:style-name="_37_">e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f</text:span><text:span text:style-name="_31_3">a</text:span><text:span text:style-name="_35_">l</text:span><text:span text:style-name="_39_">l</text:span><text:span text:style-name="_31_1"> </text:span><text:span text:style-name="_33_">i</text:span><text:span text:style-name="_37_">n</text:span><text:span text:style-name="_31_1"> </text:span><text:span text:style-name="_33_">l</text:span><text:span text:style-name="_37_">o</text:span><text:span text:style-name="_31_2">v</text:span><text:span text:style-name="_35_">e</text:span><text:span text:style-name="_36_"> </text:span><text:span text:style-name="_31_5">w</text:span><text:span text:style-name="_32_">i</text:span><text:span text:style-name="_37_">t</text:span><text:span text:style-name="_31_4">h</text:span><text:span text:style-name="_31_"> </text:span><text:span text:style-name="_39_">i</text:span><text:span text:style-name="_31_5">t</text:span><text:span text:style-name="_34_">,</text:span><text:span text:style-name="_36_"> </text:span><text:span text:style-name="_31_5">l</text:span><text:span text:style-name="_33_">e</text:span><text:span text:style-name="_37_">a</text:span><text:span text:style-name="_31_5">r</text:span><text:span text:style-name="_33_">n</text:span><text:span text:style-name="_36_"> </text:span><text:span text:style-name="_31_4">f</text:span><text:span text:style-name="_32_">r</text:span><text:span text:style-name="_31_0">o</text:span><text:span text:style-name="_31_2">m</text:span><text:span text:style-name="_31_"> </text:span><text:span text:style-name="_31_0">e</text:span><text:span text:style-name="_31_3">x</text:span><text:span text:style-name="_33_">p</text:span><text:span text:style-name="_39_">e</text:span><text:span text:style-name="_31_4">r</text:span><text:span text:style-name="_35_">i</text:span><text:span text:style-name="_31_0">e</text:span><text:span text:style-name="_31_5">n</text:span><text:span text:style-name="_35_">c</text:span><text:span text:style-name="_37_">e</text:span><text:span text:style-name="_31_3">,</text:span><text:span text:style-name="_31_"> </text:span><text:span text:style-name="_37_">u</text:span><text:span text:style-name="_31_2">s</text:span><text:span text:style-name="_35_">e</text:span><text:span text:style-name="_36_"> </text:span><text:span text:style-name="_31_5">w</text:span><text:span text:style-name="_35_">o</text:span><text:span text:style-name="_38_">r</text:span><text:span text:style-name="_31_2">d</text:span><text:span text:style-name="_32_">s</text:span><text:span text:style-name="_36_"> </text:span><text:span text:style-name="_31_4">p</text:span><text:span text:style-name="_35_">r</text:span><text:span text:style-name="_31_0">o</text:span><text:span text:style-name="_31_2">p</text:span><text:span text:style-name="_34_">e</text:span><text:span text:style-name="_31_0">r</text:span><text:span text:style-name="_31_5">l</text:span><text:span text:style-name="_32_">y</text:span><text:span text:style-name="_39_">,</text:span><text:span text:style-name="_31_1"> </text:span><text:span text:style-name="_32_">b</text:span><text:span text:style-name="_37_">e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s</text:span><text:span text:style-name="_31_3">u</text:span><text:span text:style-name="_33_">b</text:span><text:span text:style-name="_37_">j</text:span><text:span text:style-name="_31_3">e</text:span><text:span text:style-name="_34_">c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2_">i</text:span><text:span text:style-name="_38_">t</text:span><text:span text:style-name="_31_3">s</text:span><text:span text:style-name="_31_"> </text:span><text:span text:style-name="_38_">o</text:span><text:span text:style-name="_31_3">w</text:span><text:span text:style-name="_32_">n</text:span><text:span text:style-name="_36_"> </text:span><text:span text:style-name="_31_3">t</text:span><text:span text:style-name="_34_">h</text:span><text:span text:style-name="_39_">o</text:span><text:span text:style-name="_31_2">u</text:span><text:span text:style-name="_33_">g</text:span><text:span text:style-name="_38_">h</text:span><text:span text:style-name="_31_4">t</text:span><text:span text:style-name="_32_">,</text:span><text:span text:style-name="_36_"> </text:span><text:span text:style-name="_31_5">h</text:span><text:span text:style-name="_33_">a</text:span><text:span text:style-name="_39_">v</text:span><text:span text:style-name="_31_2">e</text:span><text:span text:style-name="_31_"> </text:span><text:span text:style-name="_31_0">a</text:span><text:span text:style-name="_31_2">s</text:span><text:span text:style-name="_31_"> </text:span><text:span text:style-name="_37_">m</text:span><text:span text:style-name="_31_2">u</text:span><text:span text:style-name="_35_">c</text:span><text:span text:style-name="_31_0">h</text:span><text:span text:style-name="_31_1"> </text:span><text:span text:style-name="_33_">d</text:span><text:span text:style-name="_37_">i</text:span><text:span text:style-name="_31_3">v</text:span><text:span text:style-name="_35_">e</text:span><text:span text:style-name="_39_">r</text:span><text:span text:style-name="_31_5">s</text:span><text:span text:style-name="_35_">i</text:span><text:span text:style-name="_38_">t</text:span><text:span text:style-name="_31_3">y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3">e</text:span><text:span text:style-name="_34_">h</text:span><text:span text:style-name="_38_">a</text:span><text:span text:style-name="_31_4">v</text:span><text:span text:style-name="_35_">i</text:span><text:span text:style-name="_39_">o</text:span><text:span text:style-name="_31_4">u</text:span><text:span text:style-name="_35_">r</text:span><text:span text:style-name="_36_"> </text:span><text:span text:style-name="_31_3">a</text:span><text:span text:style-name="_34_">s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5_">n</text:span><text:span text:style-name="_37_">,</text:span><text:span text:style-name="_31_1"> </text:span><text:span text:style-name="_34_">d</text:span><text:span text:style-name="_31_0">o</text:span><text:span text:style-name="_31_1"> </text:span><text:span text:style-name="_33_">s</text:span><text:span text:style-name="_31_0">o</text:span><text:span text:style-name="_31_5">m</text:span><text:span text:style-name="_33_">e</text:span><text:span text:style-name="_38_">t</text:span><text:span text:style-name="_31_2">h</text:span><text:span text:style-name="_34_">i</text:span><text:span text:style-name="_38_">n</text:span><text:span text:style-name="_31_2">g</text:span><text:span text:style-name="_31_"> </text:span><text:span text:style-name="_31_0">r</text:span><text:span text:style-name="_31_3">e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3">n</text:span><text:span text:style-name="_33_">e</text:span><text:span text:style-name="_38_">w</text:span><text:span text:style-name="_31_2">.</text:span></text:p>
      <text:p text:style-name="P1"><text:span text:style-name="_39_">N</text:span><text:span text:style-name="_31_4">o</text:span><text:span text:style-name="_31_"> </text:span><text:span text:style-name="_38_">s</text:span><text:span text:style-name="_31_4">u</text:span><text:span text:style-name="_34_">p</text:span><text:span text:style-name="_38_">p</text:span><text:span text:style-name="_31_3">o</text:span><text:span text:style-name="_35_">r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3">u</text:span><text:span text:style-name="_35_">a</text:span><text:span text:style-name="_31_0">l</text:span><text:span text:style-name="_31_5">l</text:span><text:span text:style-name="_32_">y</text:span><text:span text:style-name="_36_"> </text:span><text:span text:style-name="_31_3">o</text:span><text:span text:style-name="_33_">f</text:span><text:span text:style-name="_38_">f</text:span><text:span text:style-name="_31_5">e</text:span><text:span text:style-name="_32_">r</text:span><text:span text:style-name="_38_">e</text:span><text:span text:style-name="_31_4">d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3">s</text:span><text:span text:style-name="_33_">e</text:span><text:span text:style-name="_36_"> </text:span><text:span text:style-name="_31_4">s</text:span><text:span text:style-name="_32_">t</text:span><text:span text:style-name="_37_">a</text:span><text:span text:style-name="_31_3">t</text:span><text:span text:style-name="_35_">e</text:span><text:span text:style-name="_31_0">m</text:span><text:span text:style-name="_31_3">e</text:span><text:span text:style-name="_33_">n</text:span><text:span text:style-name="_39_">t</text:span><text:span text:style-name="_31_2">s</text:span><text:span text:style-name="_32_">.</text:span><text:span text:style-name="_36_"> </text:span><text:span text:style-name="_31_5">I</text:span><text:span text:style-name="_31_"> </text:span><text:span text:style-name="_39_">b</text:span><text:span text:style-name="_31_2">e</text:span><text:span text:style-name="_34_">l</text:span><text:span text:style-name="_31_0">i</text:span><text:span text:style-name="_31_2">e</text:span><text:span text:style-name="_33_">v</text:span><text:span text:style-name="_38_">e</text:span><text:span text:style-name="_31_1"> </text:span><text:span text:style-name="_34_">t</text:span><text:span text:style-name="_38_">h</text:span><text:span text:style-name="_31_2">e</text:span><text:span text:style-name="_33_">y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4_">m</text:span><text:span text:style-name="_31_0">o</text:span><text:span text:style-name="_31_3">s</text:span><text:span text:style-name="_35_">t</text:span><text:span text:style-name="_39_">l</text:span><text:span text:style-name="_31_2">y</text:span><text:span text:style-name="_31_"> </text:span><text:span text:style-name="_37_">f</text:span><text:span text:style-name="_31_4">o</text:span><text:span text:style-name="_32_">u</text:span><text:span text:style-name="_39_">n</text:span><text:span text:style-name="_31_2">d</text:span><text:span text:style-name="_33_">e</text:span><text:span text:style-name="_39_">d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2_">i</text:span><text:span text:style-name="_37_">n</text:span><text:span text:style-name="_31_5">c</text:span><text:span text:style-name="_34_">i</text:span><text:span text:style-name="_31_0">p</text:span><text:span text:style-name="_31_5">l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c</text:span><text:span text:style-name="_38_">i</text:span><text:span text:style-name="_31_3">e</text:span><text:span text:style-name="_35_">n</text:span><text:span text:style-name="_38_">t</text:span><text:span text:style-name="_31_4">i</text:span><text:span text:style-name="_34_">f</text:span><text:span text:style-name="_39_">i</text:span><text:span text:style-name="_31_4">c</text:span><text:span text:style-name="_31_"> </text:span><text:span text:style-name="_37_">i</text:span><text:span text:style-name="_31_2">n</text:span><text:span text:style-name="_33_">d</text:span><text:span text:style-name="_31_0">u</text:span><text:span text:style-name="_31_4">c</text:span><text:span text:style-name="_34_">t</text:span><text:span text:style-name="_39_">i</text:span><text:span text:style-name="_31_2">o</text:span><text:span text:style-name="_32_">n</text:span><text:span text:style-name="_38_">.</text:span><text:span text:style-name="_31_1"> </text:span><text:span text:style-name="_33_">A</text:span><text:span text:style-name="_36_"> </text:span><text:span text:style-name="_31_4">m</text:span><text:span text:style-name="_35_">a</text:span><text:span text:style-name="_31_0">n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8_">s</text:span><text:span text:style-name="_31_5">e</text:span><text:span text:style-name="_33_">e</text:span><text:span text:style-name="_31_0">n</text:span><text:span text:style-name="_31_1"> </text:span><text:span text:style-name="_32_">t</text:span><text:span text:style-name="_31_0">h</text:span><text:span text:style-name="_31_5">o</text:span><text:span text:style-name="_34_">u</text:span><text:span text:style-name="_37_">s</text:span><text:span text:style-name="_31_5">a</text:span><text:span text:style-name="_34_">n</text:span><text:span text:style-name="_39_">d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m</text:span><text:span text:style-name="_31_3">a</text:span><text:span text:style-name="_33_">c</text:span><text:span text:style-name="_31_0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i</text:span><text:span text:style-name="_31_3">n</text:span><text:span text:style-name="_31_"> </text:span><text:span text:style-name="_31_0">h</text:span><text:span text:style-name="_31_3">i</text:span><text:span text:style-name="_34_">s</text:span><text:span text:style-name="_36_"> </text:span><text:span text:style-name="_31_3">l</text:span><text:span text:style-name="_35_">i</text:span><text:span text:style-name="_31_0">f</text:span><text:span text:style-name="_31_2">e</text:span><text:span text:style-name="_33_">t</text:span><text:span text:style-name="_31_0">i</text:span><text:span text:style-name="_31_4">m</text:span><text:span text:style-name="_32_">e</text:span><text:span text:style-name="_39_">.</text:span><text:span text:style-name="_31_1"> </text:span><text:span text:style-name="_35_">F</text:span><text:span text:style-name="_37_">r</text:span><text:span text:style-name="_31_2">o</text:span><text:span text:style-name="_35_">m</text:span><text:span text:style-name="_36_"> </text:span><text:span text:style-name="_31_5">w</text:span><text:span text:style-name="_34_">h</text:span><text:span text:style-name="_38_">a</text:span><text:span text:style-name="_31_3">t</text:span><text:span text:style-name="_31_"> </text:span><text:span text:style-name="_37_">h</text:span><text:span text:style-name="_31_2">e</text:span><text:span text:style-name="_31_"> </text:span><text:span text:style-name="_39_">s</text:span><text:span text:style-name="_31_5">e</text:span><text:span text:style-name="_33_">e</text:span><text:span text:style-name="_31_0">s</text:span><text:span text:style-name="_31_1"> </text:span><text:span text:style-name="_35_">o</text:span><text:span text:style-name="_39_">f</text:span><text:span text:style-name="_31_1"> </text:span><text:span text:style-name="_32_">t</text:span><text:span text:style-name="_31_0">h</text:span><text:span text:style-name="_31_3">e</text:span><text:span text:style-name="_32_">m</text:span><text:span text:style-name="_36_"> </text:span><text:span text:style-name="_31_2">h</text:span><text:span text:style-name="_33_">e</text:span><text:span text:style-name="_36_"> </text:span><text:span text:style-name="_31_2">d</text:span><text:span text:style-name="_35_">r</text:span><text:span text:style-name="_38_">a</text:span><text:span text:style-name="_31_2">w</text:span><text:span text:style-name="_33_">s</text:span><text:span text:style-name="_36_"> </text:span><text:span text:style-name="_31_2">a</text:span><text:span text:style-name="_31_"> </text:span><text:span text:style-name="_31_0">n</text:span><text:span text:style-name="_31_5">u</text:span><text:span text:style-name="_34_">m</text:span><text:span text:style-name="_31_0">b</text:span><text:span text:style-name="_31_5">e</text:span><text:span text:style-name="_34_">r</text:span><text:span text:style-name="_36_"> </text:span><text:span text:style-name="_31_3">o</text:span><text:span text:style-name="_35_">f</text:span><text:span text:style-name="_36_"> </text:span><text:span text:style-name="_31_4">g</text:span><text:span text:style-name="_33_">e</text:span><text:span text:style-name="_39_">n</text:span><text:span text:style-name="_31_4">e</text:span><text:span text:style-name="_35_">r</text:span><text:span text:style-name="_31_0">a</text:span><text:span text:style-name="_31_3">l</text:span><text:span text:style-name="_31_"> </text:span><text:span text:style-name="_38_">c</text:span><text:span text:style-name="_31_3">o</text:span><text:span text:style-name="_32_">n</text:span><text:span text:style-name="_38_">c</text:span><text:span text:style-name="_31_4">l</text:span><text:span text:style-name="_34_">u</text:span><text:span text:style-name="_38_">s</text:span><text:span text:style-name="_31_4">i</text:span><text:span text:style-name="_33_">o</text:span><text:span text:style-name="_39_">n</text:span><text:span text:style-name="_31_5">s</text:span><text:span text:style-name="_34_">.</text:span><text:span text:style-name="_36_"> </text:span><text:span text:style-name="_31_5">T</text:span><text:span text:style-name="_32_">h</text:span><text:span text:style-name="_31_0">e</text:span><text:span text:style-name="_31_2">y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u</text:span><text:span text:style-name="_34_">g</text:span><text:span text:style-name="_39_">l</text:span><text:span text:style-name="_31_2">y</text:span><text:span text:style-name="_34_">,</text:span><text:span text:style-name="_36_"> </text:span><text:span text:style-name="_31_2">e</text:span><text:span text:style-name="_33_">a</text:span><text:span text:style-name="_31_0">c</text:span><text:span text:style-name="_31_4">h</text:span><text:span text:style-name="_31_"> </text:span><text:span text:style-name="_31_0">i</text:span><text:span text:style-name="_31_3">s</text:span><text:span text:style-name="_31_"> </text:span><text:span text:style-name="_38_">d</text:span><text:span text:style-name="_31_5">e</text:span><text:span text:style-name="_32_">s</text:span><text:span text:style-name="_39_">i</text:span><text:span text:style-name="_31_5">g</text:span><text:span text:style-name="_33_">n</text:span><text:span text:style-name="_38_">e</text:span><text:span text:style-name="_31_3">d</text:span><text:span text:style-name="_31_"> </text:span><text:span text:style-name="_39_">f</text:span><text:span text:style-name="_31_3">o</text:span><text:span text:style-name="_35_">r</text:span><text:span text:style-name="_36_"> </text:span><text:span text:style-name="_31_5">a</text:span><text:span text:style-name="_31_"> </text:span><text:span text:style-name="_37_">v</text:span><text:span text:style-name="_31_4">e</text:span><text:span text:style-name="_33_">r</text:span><text:span text:style-name="_38_">y</text:span><text:span text:style-name="_31_1"> </text:span><text:span text:style-name="_32_">l</text:span><text:span text:style-name="_39_">i</text:span><text:span text:style-name="_31_2">m</text:span><text:span text:style-name="_34_">i</text:span><text:span text:style-name="_37_">t</text:span><text:span text:style-name="_31_5">e</text:span><text:span text:style-name="_35_">d</text:span><text:span text:style-name="_36_"> </text:span><text:span text:style-name="_31_2">p</text:span><text:span text:style-name="_34_">u</text:span><text:span text:style-name="_31_0">r</text:span><text:span text:style-name="_31_5">p</text:span><text:span text:style-name="_33_">o</text:span><text:span text:style-name="_31_0">s</text:span><text:span text:style-name="_31_5">e</text:span><text:span text:style-name="_32_">,</text:span><text:span text:style-name="_36_"> </text:span><text:span text:style-name="_31_4">w</text:span><text:span text:style-name="_35_">h</text:span><text:span text:style-name="_39_">e</text:span><text:span text:style-name="_31_3">n</text:span><text:span text:style-name="_31_"> </text:span><text:span text:style-name="_37_">r</text:span><text:span text:style-name="_31_3">e</text:span><text:span text:style-name="_34_">q</text:span><text:span text:style-name="_37_">u</text:span><text:span text:style-name="_31_3">i</text:span><text:span text:style-name="_32_">r</text:span><text:span text:style-name="_31_0">e</text:span><text:span text:style-name="_31_5">d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5">a</text:span><text:span text:style-name="_31_"> </text:span><text:span text:style-name="_39_">m</text:span><text:span text:style-name="_31_4">i</text:span><text:span text:style-name="_33_">n</text:span><text:span text:style-name="_31_0">u</text:span><text:span text:style-name="_31_3">t</text:span><text:span text:style-name="_33_">e</text:span><text:span text:style-name="_37_">l</text:span><text:span text:style-name="_31_2">y</text:span><text:span text:style-name="_31_"> </text:span><text:soft-page-break/><text:span text:style-name="_39_">d</text:span><text:span text:style-name="_31_2">i</text:span><text:span text:style-name="_32_">f</text:span><text:span text:style-name="_31_0">f</text:span><text:span text:style-name="_31_4">e</text:span><text:span text:style-name="_32_">r</text:span><text:span text:style-name="_37_">e</text:span><text:span text:style-name="_31_5">n</text:span><text:span text:style-name="_35_">t</text:span><text:span text:style-name="_36_"> </text:span><text:span text:style-name="_31_4">p</text:span><text:span text:style-name="_32_">u</text:span><text:span text:style-name="_37_">r</text:span><text:span text:style-name="_31_2">p</text:span><text:span text:style-name="_32_">o</text:span><text:span text:style-name="_37_">s</text:span><text:span text:style-name="_31_3">e</text:span><text:span text:style-name="_31_"> </text:span><text:span text:style-name="_31_0">t</text:span><text:span text:style-name="_31_2">h</text:span><text:span text:style-name="_33_">e</text:span><text:span text:style-name="_38_">y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u</text:span><text:span text:style-name="_31_5">s</text:span><text:span text:style-name="_33_">e</text:span><text:span text:style-name="_38_">l</text:span><text:span text:style-name="_31_5">e</text:span><text:span text:style-name="_34_">s</text:span><text:span text:style-name="_39_">s</text:span><text:span text:style-name="_31_2">,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v</text:span><text:span text:style-name="_34_">a</text:span><text:span text:style-name="_39_">r</text:span><text:span text:style-name="_31_4">i</text:span><text:span text:style-name="_33_">e</text:span><text:span text:style-name="_31_0">t</text:span><text:span text:style-name="_31_3">y</text:span><text:span text:style-name="_31_"> </text:span><text:span text:style-name="_37_">o</text:span><text:span text:style-name="_31_5">f</text:span><text:span text:style-name="_31_"> </text:span><text:span text:style-name="_39_">b</text:span><text:span text:style-name="_31_2">e</text:span><text:span text:style-name="_35_">h</text:span><text:span text:style-name="_38_">a</text:span><text:span text:style-name="_31_4">v</text:span><text:span text:style-name="_35_">i</text:span><text:span text:style-name="_39_">o</text:span><text:span text:style-name="_31_2">u</text:span><text:span text:style-name="_32_">r</text:span><text:span text:style-name="_36_"> </text:span><text:span text:style-name="_31_3">o</text:span><text:span text:style-name="_33_">f</text:span><text:span text:style-name="_36_"> </text:span><text:span text:style-name="_31_4">a</text:span><text:span text:style-name="_34_">n</text:span><text:span text:style-name="_31_0">y</text:span><text:span text:style-name="_31_1"> </text:span><text:span text:style-name="_35_">o</text:span><text:span text:style-name="_38_">n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h</text:span><text:span text:style-name="_33_">e</text:span><text:span text:style-name="_37_">m</text:span><text:span text:style-name="_31_1"> </text:span><text:span text:style-name="_32_">i</text:span><text:span text:style-name="_39_">s</text:span><text:span text:style-name="_31_1"> </text:span><text:span text:style-name="_33_">v</text:span><text:span text:style-name="_31_0">e</text:span><text:span text:style-name="_31_5">r</text:span><text:span text:style-name="_35_">y</text:span><text:span text:style-name="_36_"> </text:span><text:span text:style-name="_31_5">s</text:span><text:span text:style-name="_35_">m</text:span><text:span text:style-name="_38_">a</text:span><text:span text:style-name="_31_5">l</text:span><text:span text:style-name="_32_">l</text:span><text:span text:style-name="_38_">,</text:span><text:span text:style-name="_31_1"> </text:span><text:span text:style-name="_33_">e</text:span><text:span text:style-name="_38_">t</text:span><text:span text:style-name="_31_5">c</text:span><text:span text:style-name="_35_">.</text:span><text:span text:style-name="_38_">,</text:span><text:span text:style-name="_31_1"> </text:span><text:span text:style-name="_32_">e</text:span><text:span text:style-name="_39_">t</text:span><text:span text:style-name="_31_2">c</text:span><text:span text:style-name="_32_">.</text:span><text:span text:style-name="_36_"> </text:span><text:span text:style-name="_31_2">N</text:span><text:span text:style-name="_34_">a</text:span><text:span text:style-name="_39_">t</text:span><text:span text:style-name="_31_2">u</text:span><text:span text:style-name="_34_">r</text:span><text:span text:style-name="_39_">a</text:span><text:span text:style-name="_31_2">l</text:span><text:span text:style-name="_33_">l</text:span><text:span text:style-name="_37_">y</text:span><text:span text:style-name="_31_1"> </text:span><text:span text:style-name="_33_">h</text:span><text:span text:style-name="_38_">e</text:span><text:span text:style-name="_31_1"> </text:span><text:span text:style-name="_35_">c</text:span><text:span text:style-name="_38_">o</text:span><text:span text:style-name="_31_2">n</text:span><text:span text:style-name="_35_">c</text:span><text:span text:style-name="_38_">l</text:span><text:span text:style-name="_31_3">u</text:span><text:span text:style-name="_35_">d</text:span><text:span text:style-name="_38_">e</text:span><text:span text:style-name="_31_5">s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3_">t</text:span><text:span text:style-name="_39_">h</text:span><text:span text:style-name="_31_4">e</text:span><text:span text:style-name="_33_">s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1_"> </text:span><text:span text:style-name="_37_">n</text:span><text:span text:style-name="_31_4">e</text:span><text:span text:style-name="_35_">c</text:span><text:span text:style-name="_38_">e</text:span><text:span text:style-name="_31_3">s</text:span><text:span text:style-name="_33_">s</text:span><text:span text:style-name="_37_">a</text:span><text:span text:style-name="_31_2">r</text:span><text:span text:style-name="_34_">y</text:span><text:span text:style-name="_36_"> </text:span><text:span text:style-name="_31_2">p</text:span><text:span text:style-name="_32_">r</text:span><text:span text:style-name="_38_">o</text:span><text:span text:style-name="_31_2">p</text:span><text:span text:style-name="_33_">e</text:span><text:span text:style-name="_31_0">r</text:span><text:span text:style-name="_31_3">t</text:span><text:span text:style-name="_35_">i</text:span><text:span text:style-name="_38_">e</text:span><text:span text:style-name="_31_3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3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2">s</text:span><text:span text:style-name="_31_"> </text:span><text:span text:style-name="_37_">i</text:span><text:span text:style-name="_31_3">n</text:span><text:span text:style-name="_31_"> </text:span><text:span text:style-name="_39_">g</text:span><text:span text:style-name="_31_4">e</text:span><text:span text:style-name="_34_">n</text:span><text:span text:style-name="_38_">e</text:span><text:span text:style-name="_31_3">r</text:span><text:span text:style-name="_34_">a</text:span><text:span text:style-name="_37_">l</text:span><text:span text:style-name="_31_4">.</text:span><text:span text:style-name="_31_"> </text:span><text:span text:style-name="_37_">M</text:span><text:span text:style-name="_31_3">a</text:span><text:span text:style-name="_32_">n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t</text:span><text:span text:style-name="_39_">h</text:span><text:span text:style-name="_31_2">e</text:span><text:span text:style-name="_33_">s</text:span><text:span text:style-name="_39_">e</text:span><text:span text:style-name="_31_1"> </text:span><text:span text:style-name="_34_">l</text:span><text:span text:style-name="_31_0">i</text:span><text:span text:style-name="_31_3">m</text:span><text:span text:style-name="_35_">i</text:span><text:span text:style-name="_39_">t</text:span><text:span text:style-name="_31_4">a</text:span><text:span text:style-name="_34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7_">a</text:span><text:span text:style-name="_31_3">s</text:span><text:span text:style-name="_35_">s</text:span><text:span text:style-name="_39_">o</text:span><text:span text:style-name="_31_2">c</text:span><text:span text:style-name="_32_">i</text:span><text:span text:style-name="_39_">a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4">t</text:span><text:span text:style-name="_35_">h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v</text:span><text:span text:style-name="_31_0">e</text:span><text:span text:style-name="_31_4">r</text:span><text:span text:style-name="_32_">y</text:span><text:span text:style-name="_36_"> </text:span><text:span text:style-name="_31_4">s</text:span><text:span text:style-name="_33_">m</text:span><text:span text:style-name="_38_">a</text:span><text:span text:style-name="_31_4">l</text:span><text:span text:style-name="_33_">l</text:span><text:span text:style-name="_36_"> </text:span><text:span text:style-name="_31_3">s</text:span><text:span text:style-name="_32_">t</text:span><text:span text:style-name="_39_">o</text:span><text:span text:style-name="_31_2">r</text:span><text:span text:style-name="_34_">a</text:span><text:span text:style-name="_31_0">g</text:span><text:span text:style-name="_31_3">e</text:span><text:span text:style-name="_31_"> </text:span><text:span text:style-name="_37_">c</text:span><text:span text:style-name="_31_4">a</text:span><text:span text:style-name="_35_">p</text:span><text:span text:style-name="_38_">a</text:span><text:span text:style-name="_31_5">c</text:span><text:span text:style-name="_34_">i</text:span><text:span text:style-name="_39_">t</text:span><text:span text:style-name="_31_2">y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o</text:span><text:span text:style-name="_32_">s</text:span><text:span text:style-name="_39_">t</text:span><text:span text:style-name="_31_1"> </text:span><text:span text:style-name="_32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4_">e</text:span><text:span text:style-name="_37_">s</text:span><text:span text:style-name="_31_4">.</text:span><text:span text:style-name="_31_"> </text:span><text:span text:style-name="_38_">(</text:span><text:span text:style-name="_31_3">I</text:span><text:span text:style-name="_31_"> </text:span><text:span text:style-name="_38_">a</text:span><text:span text:style-name="_31_5">m</text:span><text:span text:style-name="_31_"> </text:span><text:span text:style-name="_37_">a</text:span><text:span text:style-name="_31_3">s</text:span><text:span text:style-name="_34_">s</text:span><text:span text:style-name="_37_">u</text:span><text:span text:style-name="_31_5">m</text:span><text:span text:style-name="_33_">i</text:span><text:span text:style-name="_39_">n</text:span><text:span text:style-name="_31_3">g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i</text:span><text:span text:style-name="_31_2">d</text:span><text:span text:style-name="_32_">e</text:span><text:span text:style-name="_31_0">a</text:span><text:span text:style-name="_31_1"> </text:span><text:span text:style-name="_34_">o</text:span><text:span text:style-name="_39_">f</text:span><text:span text:style-name="_31_1"> </text:span><text:span text:style-name="_32_">s</text:span><text:span text:style-name="_31_0">t</text:span><text:span text:style-name="_31_4">o</text:span><text:span text:style-name="_33_">r</text:span><text:span text:style-name="_39_">a</text:span><text:span text:style-name="_31_3">g</text:span><text:span text:style-name="_32_">e</text:span><text:span text:style-name="_36_"> </text:span><text:span text:style-name="_31_4">c</text:span><text:span text:style-name="_32_">a</text:span><text:span text:style-name="_39_">p</text:span><text:span text:style-name="_31_3">a</text:span><text:span text:style-name="_34_">c</text:span><text:span text:style-name="_38_">i</text:span><text:span text:style-name="_31_3">t</text:span><text:span text:style-name="_32_">y</text:span><text:span text:style-name="_36_"> </text:span><text:span text:style-name="_31_2">i</text:span><text:span text:style-name="_34_">s</text:span><text:span text:style-name="_36_"> </text:span><text:span text:style-name="_31_3">e</text:span><text:span text:style-name="_35_">x</text:span><text:span text:style-name="_38_">t</text:span><text:span text:style-name="_31_3">e</text:span><text:span text:style-name="_35_">n</text:span><text:span text:style-name="_37_">d</text:span><text:span text:style-name="_31_4">e</text:span><text:span text:style-name="_35_">d</text:span><text:span text:style-name="_36_"> </text:span><text:span text:style-name="_31_2">i</text:span><text:span text:style-name="_34_">n</text:span><text:span text:style-name="_36_"> </text:span><text:span text:style-name="_31_4">s</text:span><text:span text:style-name="_34_">o</text:span><text:span text:style-name="_31_0">m</text:span><text:span text:style-name="_31_4">e</text:span><text:span text:style-name="_31_"> </text:span><text:span text:style-name="_38_">w</text:span><text:span text:style-name="_31_3">a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5">c</text:span><text:span text:style-name="_32_">o</text:span><text:span text:style-name="_38_">v</text:span><text:span text:style-name="_31_2">e</text:span><text:span text:style-name="_34_">r</text:span><text:span text:style-name="_36_"> </text:span><text:span text:style-name="_31_3">m</text:span><text:span text:style-name="_35_">a</text:span><text:span text:style-name="_37_">c</text:span><text:span text:style-name="_31_5">h</text:span><text:span text:style-name="_33_">i</text:span><text:span text:style-name="_31_0">n</text:span><text:span text:style-name="_31_3">e</text:span><text:span text:style-name="_34_">s</text:span><text:span text:style-name="_36_"> </text:span><text:span text:style-name="_31_5">o</text:span><text:span text:style-name="_33_">t</text:span><text:span text:style-name="_31_0">h</text:span><text:span text:style-name="_31_3">e</text:span><text:span text:style-name="_33_">r</text:span><text:span text:style-name="_36_"> </text:span><text:span text:style-name="_31_3">t</text:span><text:span text:style-name="_34_">h</text:span><text:span text:style-name="_39_">a</text:span><text:span text:style-name="_31_5">n</text:span><text:span text:style-name="_31_"> </text:span><text:span text:style-name="_31_0">d</text:span><text:span text:style-name="_31_3">i</text:span><text:span text:style-name="_32_">s</text:span><text:span text:style-name="_37_">c</text:span><text:span text:style-name="_31_4">r</text:span><text:span text:style-name="_35_">e</text:span><text:span text:style-name="_31_0">t</text:span><text:span text:style-name="_31_2">e</text:span>-<text:span text:style-name="_39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9_">e</text:span><text:span text:style-name="_31_2">s</text:span><text:span text:style-name="_32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e</text:span><text:span text:style-name="_31_0">x</text:span><text:span text:style-name="_31_4">a</text:span><text:span text:style-name="_33_">c</text:span><text:span text:style-name="_37_">t</text:span><text:span text:style-name="_31_1"> </text:span><text:span text:style-name="_35_">d</text:span><text:span text:style-name="_39_">e</text:span><text:span text:style-name="_31_4">f</text:span><text:span text:style-name="_33_">i</text:span><text:span text:style-name="_38_">n</text:span><text:span text:style-name="_31_5">i</text:span><text:span text:style-name="_32_">t</text:span><text:span text:style-name="_39_">i</text:span><text:span text:style-name="_31_5">o</text:span><text:span text:style-name="_32_">n</text:span><text:span text:style-name="_36_"> </text:span><text:span text:style-name="_31_4">d</text:span><text:span text:style-name="_34_">o</text:span><text:span text:style-name="_38_">e</text:span><text:span text:style-name="_31_4">s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5">m</text:span><text:span text:style-name="_32_">a</text:span><text:span text:style-name="_39_">t</text:span><text:span text:style-name="_31_5">t</text:span><text:span text:style-name="_33_">e</text:span><text:span text:style-name="_37_">r</text:span><text:span text:style-name="_31_1"> </text:span><text:span text:style-name="_35_">a</text:span><text:span text:style-name="_37_">s</text:span><text:span text:style-name="_31_1"> </text:span><text:span text:style-name="_32_">n</text:span><text:span text:style-name="_39_">o</text:span><text:span text:style-name="_31_1"> </text:span><text:span text:style-name="_35_">m</text:span><text:span text:style-name="_39_">a</text:span><text:span text:style-name="_31_2">t</text:span><text:span text:style-name="_34_">h</text:span><text:span text:style-name="_38_">e</text:span><text:span text:style-name="_31_3">m</text:span><text:span text:style-name="_35_">a</text:span><text:span text:style-name="_39_">t</text:span><text:span text:style-name="_31_2">i</text:span><text:span text:style-name="_34_">c</text:span><text:span text:style-name="_39_">a</text:span><text:span text:style-name="_31_2">l</text:span><text:span text:style-name="_31_"> </text:span><text:span text:style-name="_39_">a</text:span><text:span text:style-name="_31_5">c</text:span><text:span text:style-name="_33_">c</text:span><text:span text:style-name="_37_">u</text:span><text:span text:style-name="_31_2">r</text:span><text:span text:style-name="_33_">a</text:span><text:span text:style-name="_37_">c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8_">c</text:span><text:span text:style-name="_31_2">l</text:span><text:span text:style-name="_33_">a</text:span><text:span text:style-name="_39_">i</text:span><text:span text:style-name="_31_4">m</text:span><text:span text:style-name="_32_">e</text:span><text:span text:style-name="_31_0">d</text:span><text:span text:style-name="_31_1"> 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3">e</text:span><text:span text:style-name="_31_"> </text:span><text:span text:style-name="_31_0">p</text:span><text:span text:style-name="_31_5">r</text:span><text:span text:style-name="_34_">e</text:span><text:span text:style-name="_38_">s</text:span><text:span text:style-name="_31_3">e</text:span><text:span text:style-name="_35_">n</text:span><text:span text:style-name="_37_">t</text:span><text:span text:style-name="_31_1"> </text:span><text:span text:style-name="_33_">d</text:span><text:span text:style-name="_38_">i</text:span><text:span text:style-name="_31_2">s</text:span><text:span text:style-name="_33_">c</text:span><text:span text:style-name="_31_0">u</text:span><text:span text:style-name="_31_2">s</text:span><text:span text:style-name="_33_">s</text:span><text:span text:style-name="_31_0">i</text:span><text:span text:style-name="_31_4">o</text:span><text:span text:style-name="_33_">n</text:span><text:span text:style-name="_37_">,</text:span><text:span text:style-name="_31_3">)</text:span><text:span text:style-name="_31_"> </text:span><text:span text:style-name="_38_">A</text:span><text:span text:style-name="_31_1"> </text:span><text:span text:style-name="_33_">f</text:span><text:span text:style-name="_39_">e</text:span><text:span text:style-name="_31_2">w</text:span><text:span text:style-name="_31_"> </text:span><text:span text:style-name="_31_0">y</text:span><text:span text:style-name="_31_3">e</text:span><text:span text:style-name="_35_">a</text:span><text:span text:style-name="_38_">r</text:span><text:span text:style-name="_31_5">s</text:span><text:span text:style-name="_31_"> </text:span><text:span text:style-name="_38_">a</text:span><text:span text:style-name="_31_3">g</text:span><text:span text:style-name="_33_">o</text:span><text:span text:style-name="_37_">,</text:span><text:span text:style-name="_31_1"> </text:span><text:span text:style-name="_33_">w</text:span><text:span text:style-name="_37_">h</text:span><text:span text:style-name="_31_4">e</text:span><text:span text:style-name="_33_">n</text:span><text:span text:style-name="_36_"> </text:span><text:span text:style-name="_31_3">v</text:span><text:span text:style-name="_33_">e</text:span><text:span text:style-name="_31_0">r</text:span><text:span text:style-name="_31_5">y</text:span><text:span text:style-name="_31_"> </text:span><text:span text:style-name="_38_">l</text:span><text:span text:style-name="_31_5">i</text:span><text:span text:style-name="_33_">t</text:span><text:span text:style-name="_38_">t</text:span><text:span text:style-name="_31_2">l</text:span><text:span text:style-name="_32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4_">b</text:span><text:span text:style-name="_37_">e</text:span><text:span text:style-name="_31_3">e</text:span><text:span text:style-name="_32_">n</text:span><text:span text:style-name="_36_"> </text:span><text:span text:style-name="_31_2">h</text:span><text:span text:style-name="_32_">e</text:span><text:span text:style-name="_39_">a</text:span><text:span text:style-name="_31_3">r</text:span><text:span text:style-name="_32_">d</text:span><text:span text:style-name="_36_"> </text:span><text:span text:style-name="_31_2">o</text:span><text:span text:style-name="_33_">f</text:span><text:span text:style-name="_36_"> </text:span><text:span text:style-name="_31_5">d</text:span><text:span text:style-name="_33_">i</text:span><text:span text:style-name="_37_">g</text:span><text:span text:style-name="_31_4">i</text:span><text:span text:style-name="_35_">t</text:span><text:span text:style-name="_37_">a</text:span><text:span text:style-name="_31_5">l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2">u</text:span><text:span text:style-name="_35_">t</text:span><text:span text:style-name="_37_">e</text:span><text:span text:style-name="_31_5">r</text:span><text:span text:style-name="_32_">s</text:span><text:span text:style-name="_38_">,</text:span><text:span text:style-name="_31_1"> </text:span><text:span text:style-name="_32_">i</text:span><text:span text:style-name="_37_">t</text:span><text:span text:style-name="_31_1"> </text:span><text:span text:style-name="_34_">w</text:span><text:span text:style-name="_31_0">a</text:span><text:span text:style-name="_31_2">s</text:span><text:span text:style-name="_31_"> </text:span><text:span text:style-name="_31_0">p</text:span><text:span text:style-name="_31_4">o</text:span><text:span text:style-name="_35_">s</text:span><text:span text:style-name="_39_">s</text:span><text:span text:style-name="_31_4">i</text:span><text:span text:style-name="_35_">b</text:span><text:span text:style-name="_37_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9_">e</text:span><text:span text:style-name="_31_3">l</text:span><text:span text:style-name="_32_">i</text:span><text:span text:style-name="_39_">c</text:span><text:span text:style-name="_31_4">i</text:span><text:span text:style-name="_33_">t</text:span><text:span text:style-name="_36_"> </text:span><text:span text:style-name="_31_4">m</text:span><text:span text:style-name="_34_">u</text:span><text:span text:style-name="_38_">c</text:span><text:span text:style-name="_31_3">h</text:span><text:span text:style-name="_31_"> </text:span><text:span text:style-name="_39_">i</text:span><text:span text:style-name="_31_4">n</text:span><text:span text:style-name="_32_">c</text:span><text:span text:style-name="_38_">r</text:span><text:span text:style-name="_31_3">e</text:span><text:span text:style-name="_35_">d</text:span><text:span text:style-name="_31_0">u</text:span><text:span text:style-name="_31_5">l</text:span><text:span text:style-name="_32_">i</text:span><text:span text:style-name="_38_">t</text:span><text:span text:style-name="_31_5">y</text:span><text:span text:style-name="_31_"> </text:span><text:span text:style-name="_38_">c</text:span><text:span text:style-name="_31_5">o</text:span><text:span text:style-name="_32_">n</text:span><text:span text:style-name="_38_">c</text:span><text:span text:style-name="_31_5">e</text:span><text:span text:style-name="_33_">r</text:span><text:span text:style-name="_39_">n</text:span><text:span text:style-name="_31_3">i</text:span><text:span text:style-name="_33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3_">m</text:span><text:span text:style-name="_38_">,</text:span><text:span text:style-name="_31_1"> </text:span><text:span text:style-name="_33_">i</text:span><text:span text:style-name="_39_">f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1_0">m</text:span><text:span text:style-name="_31_3">e</text:span><text:span text:style-name="_35_">n</text:span><text:span text:style-name="_31_0">t</text:span><text:span text:style-name="_31_3">i</text:span><text:span text:style-name="_34_">o</text:span><text:span text:style-name="_31_0">n</text:span><text:span text:style-name="_31_5">e</text:span><text:span text:style-name="_35_">d</text:span><text:span text:style-name="_36_"> </text:span><text:span text:style-name="_31_3">t</text:span><text:span text:style-name="_33_">h</text:span><text:span text:style-name="_39_">e</text:span><text:span text:style-name="_31_3">i</text:span><text:span text:style-name="_33_">r</text:span><text:span text:style-name="_36_"> </text:span><text:span text:style-name="_31_4">p</text:span><text:span text:style-name="_35_">r</text:span><text:span text:style-name="_39_">o</text:span><text:span text:style-name="_31_3">p</text:span><text:span text:style-name="_33_">e</text:span><text:span text:style-name="_38_">r</text:span><text:span text:style-name="_31_5">t</text:span><text:span text:style-name="_34_">i</text:span><text:span text:style-name="_37_">e</text:span><text:span text:style-name="_31_3">s</text:span><text:span text:style-name="_31_"> </text:span><text:span text:style-name="_39_">w</text:span><text:span text:style-name="_31_4">i</text:span><text:span text:style-name="_33_">t</text:span><text:span text:style-name="_39_">h</text:span><text:span text:style-name="_31_5">o</text:span><text:span text:style-name="_35_">u</text:span><text:span text:style-name="_39_">t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9_">r</text:span><text:span text:style-name="_31_2">i</text:span><text:span text:style-name="_35_">b</text:span><text:span text:style-name="_31_0">i</text:span><text:span text:style-name="_31_2">n</text:span><text:span text:style-name="_32_">g</text:span><text:span text:style-name="_36_"> </text:span><text:span text:style-name="_31_2">t</text:span><text:span text:style-name="_32_">h</text:span><text:span text:style-name="_31_0">e</text:span><text:span text:style-name="_31_3">i</text:span><text:span text:style-name="_33_">r</text:span><text:span text:style-name="_36_"> </text:span><text:span text:style-name="_31_5">c</text:span><text:span text:style-name="_35_">o</text:span><text:span text:style-name="_37_">n</text:span><text:span text:style-name="_31_2">s</text:span><text:span text:style-name="_34_">t</text:span><text:span text:style-name="_37_">r</text:span><text:span text:style-name="_31_2">u</text:span><text:span text:style-name="_34_">c</text:span><text:span text:style-name="_31_0">t</text:span><text:span text:style-name="_31_4">i</text:span><text:span text:style-name="_35_">o</text:span><text:span text:style-name="_39_">n</text:span><text:span text:style-name="_31_5">.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4_">w</text:span><text:span text:style-name="_37_">a</text:span><text:span text:style-name="_31_5">s</text:span><text:span text:style-name="_31_"> </text:span><text:span text:style-name="_39_">p</text:span><text:span text:style-name="_31_2">r</text:span><text:span text:style-name="_35_">e</text:span><text:span text:style-name="_37_">s</text:span><text:span text:style-name="_31_2">u</text:span><text:span text:style-name="_32_">m</text:span><text:span text:style-name="_39_">a</text:span><text:span text:style-name="_31_5">b</text:span><text:span text:style-name="_34_">l</text:span><text:span text:style-name="_39_">y</text:span><text:span text:style-name="_31_1"> </text:span><text:span text:style-name="_32_">d</text:span><text:span text:style-name="_38_">u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a</text:span><text:span text:style-name="_31_1"> </text:span><text:span text:style-name="_33_">s</text:span><text:span text:style-name="_37_">i</text:span><text:span text:style-name="_31_2">m</text:span><text:span text:style-name="_32_">i</text:span><text:span text:style-name="_37_">l</text:span><text:span text:style-name="_31_3">a</text:span><text:span text:style-name="_35_">r</text:span><text:span text:style-name="_36_"> </text:span><text:span text:style-name="_31_2">a</text:span><text:span text:style-name="_33_">p</text:span><text:span text:style-name="_38_">p</text:span><text:span text:style-name="_31_4">l</text:span><text:span text:style-name="_35_">i</text:span><text:span text:style-name="_38_">c</text:span><text:span text:style-name="_31_4">a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4_">p</text:span><text:span text:style-name="_31_0">r</text:span><text:span text:style-name="_31_4">i</text:span><text:span text:style-name="_32_">n</text:span><text:span text:style-name="_39_">c</text:span><text:span text:style-name="_31_4">i</text:span><text:span text:style-name="_33_">p</text:span><text:span text:style-name="_31_0">l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s</text:span><text:span text:style-name="_31_4">c</text:span><text:span text:style-name="_34_">i</text:span><text:span text:style-name="_31_0">e</text:span><text:span text:style-name="_31_3">n</text:span><text:span text:style-name="_35_">t</text:span><text:span text:style-name="_37_">i</text:span><text:span text:style-name="_31_3">f</text:span><text:span text:style-name="_32_">i</text:span><text:span text:style-name="_37_">c</text:span><text:span text:style-name="_31_1"> </text:span><text:span text:style-name="_35_">i</text:span><text:span text:style-name="_37_">n</text:span><text:span text:style-name="_31_2">d</text:span><text:span text:style-name="_32_">u</text:span><text:span text:style-name="_39_">c</text:span><text:span text:style-name="_31_4">t</text:span><text:span text:style-name="_34_">i</text:span><text:span text:style-name="_37_">o</text:span><text:span text:style-name="_31_4">n</text:span><text:span text:style-name="_35_">.</text:span><text:span text:style-name="_36_"> </text:span><text:span text:style-name="_31_3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a</text:span><text:span text:style-name="_34_">p</text:span><text:span text:style-name="_38_">p</text:span><text:span text:style-name="_31_5">l</text:span><text:span text:style-name="_35_">i</text:span><text:span text:style-name="_39_">c</text:span><text:span text:style-name="_31_5">a</text:span><text:span text:style-name="_33_">t</text:span><text:span text:style-name="_37_">i</text:span><text:span text:style-name="_31_2">o</text:span><text:span text:style-name="_32_">n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p</text:span><text:span text:style-name="_31_5">r</text:span><text:span text:style-name="_34_">i</text:span><text:span text:style-name="_39_">n</text:span><text:span text:style-name="_31_5">c</text:span><text:span text:style-name="_32_">i</text:span><text:span text:style-name="_31_0">p</text:span><text:span text:style-name="_31_3">l</text:span><text:span text:style-name="_33_">e</text:span><text:span text:style-name="_36_"> </text:span><text:span text:style-name="_31_4">a</text:span><text:span text:style-name="_33_">r</text:span><text:span text:style-name="_37_">e</text:span><text:span text:style-name="_31_1"> </text:span><text:span text:style-name="_34_">o</text:span><text:span text:style-name="_38_">f</text:span><text:span text:style-name="_31_1"> </text:span><text:span text:style-name="_34_">c</text:span><text:span text:style-name="_31_0">o</text:span><text:span text:style-name="_31_5">u</text:span><text:span text:style-name="_35_">r</text:span><text:span text:style-name="_37_">s</text:span><text:span text:style-name="_31_2">e</text:span><text:span text:style-name="_31_"> </text:span><text:span text:style-name="_39_">l</text:span><text:span text:style-name="_31_2">a</text:span><text:span text:style-name="_33_">r</text:span><text:span text:style-name="_31_0">g</text:span><text:span text:style-name="_31_3">e</text:span><text:span text:style-name="_35_">l</text:span><text:span text:style-name="_39_">y</text:span><text:span text:style-name="_31_1"> </text:span><text:span text:style-name="_32_">u</text:span><text:span text:style-name="_38_">n</text:span><text:span text:style-name="_31_5">c</text:span><text:span text:style-name="_33_">o</text:span><text:span text:style-name="_39_">n</text:span><text:span text:style-name="_31_2">s</text:span><text:span text:style-name="_33_">c</text:span><text:span text:style-name="_31_0">i</text:span><text:span text:style-name="_31_2">o</text:span><text:span text:style-name="_33_">u</text:span><text:span text:style-name="_38_">s</text:span><text:span text:style-name="_31_3">.</text:span><text:span text:style-name="_31_"> </text:span><text:span text:style-name="_31_0">W</text:span><text:span text:style-name="_31_3">h</text:span><text:span text:style-name="_32_">e</text:span><text:span text:style-name="_39_">n</text:span><text:span text:style-name="_31_1"> </text:span><text:span text:style-name="_32_">a</text:span><text:span text:style-name="_36_"> </text:span><text:span text:style-name="_31_3">b</text:span><text:span text:style-name="_33_">u</text:span><text:span text:style-name="_38_">r</text:span><text:span text:style-name="_31_2">n</text:span><text:span text:style-name="_32_">t</text:span><text:span text:style-name="_36_"> </text:span><text:span text:style-name="_31_5">c</text:span><text:span text:style-name="_34_">h</text:span><text:span text:style-name="_31_0">i</text:span><text:span text:style-name="_31_5">l</text:span><text:span text:style-name="_34_">d</text:span><text:span text:style-name="_36_"> </text:span><text:span text:style-name="_31_5">f</text:span><text:span text:style-name="_34_">e</text:span><text:span text:style-name="_31_0">a</text:span><text:span text:style-name="_31_2">r</text:span><text:span text:style-name="_34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f</text:span><text:span text:style-name="_39_">i</text:span><text:span text:style-name="_31_5">r</text:span><text:span text:style-name="_34_">e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s</text:span><text:span text:style-name="_37_">h</text:span><text:span text:style-name="_31_2">o</text:span><text:span text:style-name="_34_">w</text:span><text:span text:style-name="_38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3">h</text:span><text:span text:style-name="_33_">e</text:span><text:span text:style-name="_36_"> </text:span><text:span text:style-name="_31_4">f</text:span><text:span text:style-name="_33_">e</text:span><text:span text:style-name="_38_">a</text:span><text:span text:style-name="_31_5">r</text:span><text:span text:style-name="_35_">s</text:span><text:span text:style-name="_36_"> </text:span><text:span text:style-name="_31_4">i</text:span><text:span text:style-name="_34_">t</text:span><text:span text:style-name="_36_"> </text:span><text:span text:style-name="_31_4">b</text:span><text:span text:style-name="_35_">y</text:span><text:span text:style-name="_36_"> </text:span><text:span text:style-name="_31_4">a</text:span><text:span text:style-name="_35_">v</text:span><text:span text:style-name="_31_0">o</text:span><text:span text:style-name="_31_4">i</text:span><text:span text:style-name="_33_">d</text:span><text:span text:style-name="_39_">i</text:span><text:span text:style-name="_31_2">n</text:span><text:span text:style-name="_32_">g</text:span><text:span text:style-name="_36_"> </text:span><text:span text:style-name="_31_2">i</text:span><text:span text:style-name="_32_">t</text:span><text:span text:style-name="_37_">,</text:span><text:span text:style-name="_31_1"> </text:span><text:span text:style-name="_33_">f</text:span><text:span text:style-name="_36_"> </text:span><text:span text:style-name="_31_5">s</text:span><text:span text:style-name="_34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3_">s</text:span><text:span text:style-name="_39_">a</text:span><text:span text:style-name="_31_2">y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2_">h</text:span><text:span text:style-name="_31_0">e</text:span><text:span text:style-name="_31_1"> </text:span><text:span text:style-name="_35_">w</text:span><text:span text:style-name="_38_">a</text:span><text:span text:style-name="_31_5">s</text:span><text:span text:style-name="_31_"> </text:span><text:span text:style-name="_31_0">a</text:span><text:span text:style-name="_31_4">p</text:span><text:span text:style-name="_33_">p</text:span><text:span text:style-name="_39_">l</text:span><text:span text:style-name="_31_5">y</text:span><text:span text:style-name="_33_">i</text:span><text:span text:style-name="_37_">n</text:span><text:span text:style-name="_31_2">g</text:span><text:span text:style-name="_31_"> </text:span><text:span text:style-name="_31_0">s</text:span><text:span text:style-name="_31_3">c</text:span><text:span text:style-name="_33_">i</text:span><text:span text:style-name="_37_">e</text:span><text:span text:style-name="_31_5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1"> </text:span><text:span text:style-name="_32_">i</text:span><text:span text:style-name="_38_">n</text:span><text:span text:style-name="_31_5">d</text:span><text:span text:style-name="_35_">u</text:span><text:span text:style-name="_37_">c</text:span><text:span text:style-name="_31_3">t</text:span><text:span text:style-name="_34_">i</text:span><text:span text:style-name="_37_">o</text:span><text:span text:style-name="_31_2">n</text:span><text:span text:style-name="_34_">.</text:span><text:span text:style-name="_36_"> </text:span><text:span text:style-name="_31_2">(</text:span><text:span text:style-name="_32_">I</text:span><text:span text:style-name="_36_"> </text:span><text:span text:style-name="_31_5">c</text:span><text:span text:style-name="_32_">o</text:span><text:span text:style-name="_38_">u</text:span><text:span text:style-name="_31_4">l</text:span><text:span text:style-name="_32_">d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7_">u</text:span><text:span text:style-name="_31_5">r</text:span><text:span text:style-name="_33_">s</text:span><text:span text:style-name="_39_">e</text:span><text:span text:style-name="_31_1"> </text:span><text:span text:style-name="_35_">a</text:span><text:span text:style-name="_37_">l</text:span><text:span text:style-name="_31_3">s</text:span><text:span text:style-name="_35_">o</text:span><text:span text:style-name="_36_"> </text:span><text:span text:style-name="_31_5">d</text:span><text:span text:style-name="_34_">e</text:span><text:span text:style-name="_39_">s</text:span><text:span text:style-name="_31_2">c</text:span><text:span text:style-name="_34_">r</text:span><text:span text:style-name="_38_">i</text:span><text:span text:style-name="_31_3">b</text:span><text:span text:style-name="_33_">e</text:span><text:span text:style-name="_36_"> </text:span><text:span text:style-name="_31_5">h</text:span><text:span text:style-name="_35_">i</text:span><text:span text:style-name="_31_0">s</text:span><text:span text:style-name="_31_1"> </text:span><text:span text:style-name="_35_">b</text:span><text:span text:style-name="_39_">e</text:span><text:span text:style-name="_31_3">h</text:span><text:span text:style-name="_32_">a</text:span><text:span text:style-name="_31_0">v</text:span><text:span text:style-name="_31_4">i</text:span><text:span text:style-name="_35_">o</text:span><text:span text:style-name="_38_">u</text:span><text:span text:style-name="_31_5">r</text:span><text:span text:style-name="_31_"> </text:span><text:span text:style-name="_37_">i</text:span><text:span text:style-name="_31_3">n</text:span><text:span text:style-name="_31_"> </text:span><text:span text:style-name="_37_">m</text:span><text:span text:style-name="_31_2">a</text:span><text:span text:style-name="_32_">n</text:span><text:span text:style-name="_39_">y</text:span><text:span text:style-name="_31_1"> </text:span><text:span text:style-name="_34_">o</text:span><text:span text:style-name="_38_">t</text:span><text:span text:style-name="_31_5">h</text:span><text:span text:style-name="_33_">e</text:span><text:span text:style-name="_38_">r</text:span><text:span text:style-name="_31_1"> </text:span><text:span text:style-name="_34_">w</text:span><text:span text:style-name="_39_">a</text:span><text:span text:style-name="_31_4">y</text:span><text:span text:style-name="_34_">s</text:span><text:span text:style-name="_31_0">.</text:span><text:span text:style-name="_31_5">)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k</text:span><text:span text:style-name="_35_">s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4_">c</text:span><text:span text:style-name="_39_">u</text:span><text:span text:style-name="_31_4">s</text:span><text:span text:style-name="_33_">t</text:span><text:span text:style-name="_37_">o</text:span><text:span text:style-name="_31_3">m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m</text:span><text:span text:style-name="_34_">a</text:span><text:span text:style-name="_39_">n</text:span><text:span text:style-name="_31_3">k</text:span><text:span text:style-name="_34_">i</text:span><text:span text:style-name="_31_0">n</text:span><text:span text:style-name="_31_2">d</text:span><text:span text:style-name="_31_"> </text:span><text:span text:style-name="_38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s</text:span><text:span text:style-name="_33_">e</text:span><text:span text:style-name="_37_">e</text:span><text:span text:style-name="_31_2">m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5">e</text:span><text:span text:style-name="_31_"> </text:span><text:span text:style-name="_39_">v</text:span><text:span text:style-name="_31_3">e</text:span><text:span text:style-name="_34_">r</text:span><text:span text:style-name="_31_0">y</text:span><text:span text:style-name="_31_1"> </text:span><text:span text:style-name="_35_">s</text:span><text:span text:style-name="_38_">u</text:span><text:span text:style-name="_31_2">i</text:span><text:span text:style-name="_33_">t</text:span><text:span text:style-name="_31_0">a</text:span><text:span text:style-name="_31_2">b</text:span><text:span text:style-name="_35_">l</text:span><text:span text:style-name="_31_0">e</text:span><text:span text:style-name="_31_1"> </text:span><text:span text:style-name="_34_">m</text:span><text:span text:style-name="_31_0">a</text:span><text:span text:style-name="_31_5">t</text:span><text:span text:style-name="_33_">e</text:span><text:span text:style-name="_38_">r</text:span><text:span text:style-name="_31_5">i</text:span><text:span text:style-name="_32_">a</text:span><text:span text:style-name="_37_">l</text:span><text:span text:style-name="_31_1"> </text:span><text:span text:style-name="_35_">t</text:span><text:span text:style-name="_31_0">o</text:span><text:span text:style-name="_31_1"> </text:span><text:span text:style-name="_35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t</text:span><text:span text:style-name="_39_">o</text:span><text:span text:style-name="_31_1"> </text:span><text:span text:style-name="_32_">a</text:span><text:span text:style-name="_31_0">p</text:span><text:span text:style-name="_31_2">p</text:span><text:span text:style-name="_32_">l</text:span><text:span text:style-name="_31_0">y</text:span><text:span text:style-name="_31_1"> </text:span><text:span text:style-name="_33_">s</text:span><text:span text:style-name="_38_">c</text:span><text:span text:style-name="_31_5">i</text:span><text:span text:style-name="_32_">e</text:span><text:span text:style-name="_31_0">n</text:span><text:span text:style-name="_31_5">t</text:span><text:span text:style-name="_32_">i</text:span><text:span text:style-name="_31_0">f</text:span><text:span text:style-name="_31_4">i</text:span><text:span text:style-name="_35_">c</text:span><text:span text:style-name="_36_"> </text:span><text:span text:style-name="_31_4">i</text:span><text:span text:style-name="_35_">n</text:span><text:span text:style-name="_31_0">d</text:span><text:span text:style-name="_31_2">u</text:span><text:span text:style-name="_35_">c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7_">A</text:span><text:span text:style-name="_31_1"> </text:span><text:span text:style-name="_32_">v</text:span><text:span text:style-name="_38_">e</text:span><text:span text:style-name="_31_5">r</text:span><text:span text:style-name="_32_">y</text:span><text:span text:style-name="_36_"> </text:span><text:span text:style-name="_31_3">l</text:span><text:span text:style-name="_33_">a</text:span><text:span text:style-name="_31_0">r</text:span><text:span text:style-name="_31_4">g</text:span><text:span text:style-name="_35_">e</text:span><text:span text:style-name="_36_"> </text:span><text:span text:style-name="_31_5">p</text:span><text:span text:style-name="_33_">a</text:span><text:span text:style-name="_37_">r</text:span><text:span text:style-name="_31_5">t</text:span><text:span text:style-name="_31_"> </text:span><text:span text:style-name="_37_">o</text:span><text:span text:style-name="_31_5">f</text:span><text:span text:style-name="_31_"> </text:span><text:span text:style-name="_39_">s</text:span><text:span text:style-name="_31_3">p</text:span><text:span text:style-name="_35_">a</text:span><text:span text:style-name="_37_">c</text:span><text:span text:style-name="_31_2">e</text:span>-<text:span text:style-name="_31_0">t</text:span><text:span text:style-name="_31_5">i</text:span><text:span text:style-name="_35_">m</text:span><text:span text:style-name="_38_">e</text:span><text:span text:style-name="_31_1"> </text:span><text:span text:style-name="_32_">m</text:span><text:span text:style-name="_39_">u</text:span><text:span text:style-name="_31_4">s</text:span><text:span text:style-name="_34_">t</text:span><text:span text:style-name="_36_"> </text:span><text:span text:style-name="_31_2">b</text:span><text:span text:style-name="_35_">e</text:span><text:span text:style-name="_36_"> </text:span><text:span text:style-name="_31_2">i</text:span><text:span text:style-name="_32_">n</text:span><text:span text:style-name="_39_">v</text:span><text:span text:style-name="_31_2">e</text:span><text:span text:style-name="_32_">s</text:span><text:span text:style-name="_31_0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8_">d</text:span><text:span text:style-name="_31_4">,</text:span><text:span text:style-name="_31_"> </text:span><text:span text:style-name="_38_">i</text:span><text:span text:style-name="_31_2">f</text:span><text:span text:style-name="_31_"> </text:span><text:span text:style-name="_31_0">r</text:span><text:span text:style-name="_31_4">e</text:span><text:span text:style-name="_35_">l</text:span><text:span text:style-name="_39_">i</text:span><text:span text:style-name="_31_5">a</text:span><text:span text:style-name="_32_">b</text:span><text:span text:style-name="_38_">l</text:span><text:span text:style-name="_31_5">e</text:span><text:span text:style-name="_31_"> </text:span><text:span text:style-name="_37_">r</text:span><text:span text:style-name="_31_3">e</text:span><text:span text:style-name="_32_">s</text:span><text:span text:style-name="_38_">u</text:span><text:span text:style-name="_31_4">l</text:span><text:span text:style-name="_32_">t</text:span><text:span text:style-name="_39_">s</text:span><text:span text:style-name="_31_1"> </text:span><text:span text:style-name="_32_">a</text:span><text:span text:style-name="_37_">r</text:span><text:span text:style-name="_31_5">e</text:span><text:span text:style-name="_31_"> </text:span><text:span text:style-name="_39_">t</text:span><text:span text:style-name="_31_5">o</text:span><text:span text:style-name="_31_"> </text:span><text:span text:style-name="_38_">b</text:span><text:span text:style-name="_31_4">e</text:span><text:span text:style-name="_31_"> </text:span><text:span text:style-name="_39_">o</text:span><text:span text:style-name="_31_2">b</text:span><text:span text:style-name="_35_">t</text:span><text:span text:style-name="_39_">a</text:span><text:span text:style-name="_31_3">i</text:span><text:span text:style-name="_33_">n</text:span><text:span text:style-name="_37_">e</text:span><text:span text:style-name="_31_3">d</text:span><text:span text:style-name="_35_">.</text:span><text:span text:style-name="_36_"> </text:span><text:span text:style-name="_31_5">O</text:span><text:span text:style-name="_35_">t</text:span><text:span text:style-name="_37_">h</text:span><text:span text:style-name="_31_4">e</text:span><text:span text:style-name="_35_">r</text:span><text:span text:style-name="_38_">w</text:span><text:span text:style-name="_31_4">i</text:span><text:span text:style-name="_32_">s</text:span><text:span text:style-name="_39_">e</text:span><text:span text:style-name="_31_1"> </text:span><text:span text:style-name="_35_">w</text:span><text:span text:style-name="_31_0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(</text:span><text:span text:style-name="_31_5">a</text:span><text:span text:style-name="_33_">s</text:span><text:span text:style-name="_36_"> </text:span><text:span text:style-name="_31_5">m</text:span><text:span text:style-name="_34_">o</text:span><text:span text:style-name="_37_">s</text:span><text:span text:style-name="_31_2">t</text:span><text:span text:style-name="_31_"> </text:span><text:span text:style-name="_38_">E</text:span><text:span text:style-name="_31_2">n</text:span><text:span text:style-name="_35_">g</text:span><text:span text:style-name="_37_">l</text:span><text:span text:style-name="_31_4">i</text:span><text:span text:style-name="_32_">s</text:span><text:span text:style-name="_39_">h</text:span><text:span text:style-name="_31_1"> </text:span><text:span text:style-name="_35_">'</text:span><text:span text:style-name="_39_">C</text:span><text:span text:style-name="_31_2">h</text:span><text:span text:style-name="_32_">i</text:span><text:span text:style-name="_31_0">l</text:span><text:span text:style-name="_31_3">d</text:span><text:span text:style-name="_35_">r</text:span><text:span text:style-name="_37_">e</text:span><text:span text:style-name="_31_4">n</text:span><text:span text:style-name="_31_"> </text:span><text:span text:style-name="_37_">d</text:span><text:span text:style-name="_31_2">o</text:span><text:span text:style-name="_34_">)</text:span><text:span text:style-name="_36_"> </text:span><text:span text:style-name="_31_4">d</text:span><text:span text:style-name="_32_">e</text:span><text:span text:style-name="_39_">c</text:span><text:span text:style-name="_31_5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3_">y</text:span><text:span text:style-name="_39_">b</text:span><text:span text:style-name="_31_2">o</text:span><text:span text:style-name="_35_">d</text:span><text:span text:style-name="_37_">y</text:span><text:span text:style-name="_31_1"> </text:span><text:span text:style-name="_32_">s</text:span><text:span text:style-name="_37_">p</text:span><text:span text:style-name="_31_5">e</text:span><text:span text:style-name="_35_">a</text:span><text:span text:style-name="_39_">k</text:span><text:span text:style-name="_31_4">s</text:span><text:span text:style-name="_31_"> </text:span><text:span text:style-name="_37_">E</text:span><text:span text:style-name="_31_3">n</text:span><text:span text:style-name="_32_">g</text:span><text:span text:style-name="_39_">l</text:span><text:span text:style-name="_31_4">i</text:span><text:span text:style-name="_33_">s</text:span><text:span text:style-name="_39_">h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8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5">i</text:span><text:span text:style-name="_33_">l</text:span><text:span text:style-name="_31_0">l</text:span><text:span text:style-name="_31_5">y</text:span><text:span text:style-name="_31_"> </text:span><text:span text:style-name="_31_0">t</text:span><text:span text:style-name="_31_3">o</text:span><text:span text:style-name="_31_"> </text:span><text:span text:style-name="_38_">l</text:span><text:span text:style-name="_31_4">e</text:span><text:span text:style-name="_33_">a</text:span><text:span text:style-name="_31_0">r</text:span><text:span text:style-name="_31_5">n</text:span><text:span text:style-name="_31_"> </text:span><text:span text:style-name="_38_">F</text:span><text:span text:style-name="_31_2">r</text:span><text:span text:style-name="_32_">e</text:span><text:span text:style-name="_39_">n</text:span><text:span text:style-name="_31_2">c</text:span><text:span text:style-name="_35_">h</text:span><text:span text:style-name="_39_">.</text:span></text:p>
      <text:p text:style-name="P1"><text:span text:style-name="_32_">T</text:span><text:span text:style-name="_39_">h</text:span><text:span text:style-name="_31_4">e</text:span><text:span text:style-name="_34_">r</text:span><text:span text:style-name="_37_">e</text:span><text:span text:style-name="_31_1"> </text:span><text:span text:style-name="_32_">a</text:span><text:span text:style-name="_31_0">r</text:span><text:span text:style-name="_31_2">e</text:span><text:span text:style-name="_35_">,</text:span><text:span text:style-name="_36_"> </text:span><text:span text:style-name="_31_2">h</text:span><text:span text:style-name="_32_">o</text:span><text:span text:style-name="_38_">w</text:span><text:span text:style-name="_31_2">e</text:span><text:span text:style-name="_33_">v</text:span><text:span text:style-name="_39_">e</text:span><text:span text:style-name="_31_2">r</text:span><text:span text:style-name="_35_">,</text:span><text:span text:style-name="_36_"> </text:span><text:span text:style-name="_31_3">s</text:span><text:span text:style-name="_35_">p</text:span><text:span text:style-name="_38_">e</text:span><text:span text:style-name="_31_4">c</text:span><text:span text:style-name="_35_">i</text:span><text:span text:style-name="_39_">a</text:span><text:span text:style-name="_31_5">l</text:span><text:span text:style-name="_31_"> </text:span><text:span text:style-name="_37_">r</text:span><text:span text:style-name="_31_3">e</text:span><text:span text:style-name="_35_">m</text:span><text:span text:style-name="_39_">a</text:span><text:span text:style-name="_31_3">r</text:span><text:span text:style-name="_34_">k</text:span><text:span text:style-name="_38_">s</text:span><text:span text:style-name="_31_1"> </text:span><text:span text:style-name="_35_">t</text:span><text:span text:style-name="_38_">o</text:span><text:span text:style-name="_31_1"> </text:span><text:span text:style-name="_32_">b</text:span><text:span text:style-name="_37_">e</text:span><text:span text:style-name="_31_1"> </text:span><text:span text:style-name="_35_">m</text:span><text:span text:style-name="_39_">a</text:span><text:span text:style-name="_31_3">d</text:span><text:span text:style-name="_34_">e</text:span><text:span text:style-name="_36_"> </text:span><text:span text:style-name="_31_3">a</text:span><text:span text:style-name="_33_">b</text:span><text:span text:style-name="_38_">o</text:span><text:span text:style-name="_31_3">u</text:span><text:span text:style-name="_32_">t</text:span><text:span text:style-name="_36_"> </text:span><text:span text:style-name="_31_2">m</text:span><text:span text:style-name="_33_">a</text:span><text:span text:style-name="_37_">n</text:span><text:span text:style-name="_31_5">y</text:span><text:span text:style-name="_31_"> </text:span><text:span text:style-name="_39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d</text:span><text:span text:style-name="_34_">i</text:span><text:span text:style-name="_39_">s</text:span><text:span text:style-name="_31_5">a</text:span><text:span text:style-name="_34_">b</text:span><text:span text:style-name="_31_0">i</text:span><text:span text:style-name="_31_4">l</text:span><text:span text:style-name="_32_">i</text:span><text:span text:style-name="_39_">t</text:span><text:span text:style-name="_31_4">i</text:span><text:span text:style-name="_35_">e</text:span><text:span text:style-name="_38_">s</text:span><text:span text:style-name="_31_1"> </text:span><text:span text:style-name="_32_">t</text:span><text:span text:style-name="_39_">h</text:span><text:span text:style-name="_31_5">a</text:span><text:span text:style-name="_33_">t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1_0">b</text:span><text:span text:style-name="_31_4">e</text:span><text:span text:style-name="_34_">e</text:span><text:span text:style-name="_31_0">n</text:span><text:span text:style-name="_31_1"> </text:span><text:span text:style-name="_35_">m</text:span><text:span text:style-name="_31_0">e</text:span><text:span text:style-name="_31_3">n</text:span><text:span text:style-name="_32_">t</text:span><text:span text:style-name="_39_">i</text:span><text:span text:style-name="_31_2">o</text:span><text:span text:style-name="_32_">n</text:span><text:span text:style-name="_37_">e</text:span><text:span text:style-name="_31_5">d</text:span><text:span text:style-name="_35_">.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i</text:span><text:span text:style-name="_37_">n</text:span><text:span text:style-name="_31_2">a</text:span><text:span text:style-name="_33_">b</text:span><text:span text:style-name="_38_">i</text:span><text:span text:style-name="_31_5">l</text:span><text:span text:style-name="_33_">i</text:span><text:span text:style-name="_39_">t</text:span><text:span text:style-name="_31_2">y</text:span><text:span text:style-name="_31_"> </text:span><text:span text:style-name="_39_">t</text:span><text:span text:style-name="_31_4">o</text:span><text:span text:style-name="_31_"> </text:span><text:span text:style-name="_37_">e</text:span><text:span text:style-name="_31_2">n</text:span><text:span text:style-name="_34_">j</text:span><text:span text:style-name="_38_">o</text:span><text:span text:style-name="_31_2">y</text:span><text:span text:style-name="_31_"> </text:span><text:span text:style-name="_38_">s</text:span><text:span text:style-name="_31_4">t</text:span><text:span text:style-name="_33_">r</text:span><text:span text:style-name="_37_">a</text:span><text:span text:style-name="_31_4">w</text:span><text:span text:style-name="_33_">b</text:span><text:span text:style-name="_37_">e</text:span><text:span text:style-name="_31_5">r</text:span><text:span text:style-name="_34_">r</text:span><text:span text:style-name="_37_">i</text:span><text:span text:style-name="_31_4">e</text:span><text:span text:style-name="_34_">s</text:span><text:span text:style-name="_36_"> </text:span><text:span text:style-name="_31_4">a</text:span><text:span text:style-name="_32_">n</text:span><text:span text:style-name="_39_">d</text:span><text:span text:style-name="_31_1"> </text:span><text:span text:style-name="_33_">c</text:span><text:span text:style-name="_39_">r</text:span><text:span text:style-name="_31_2">e</text:span><text:span text:style-name="_33_">a</text:span><text:span text:style-name="_39_">m</text:span><text:span text:style-name="_31_1"> </text:span><text:span text:style-name="_34_">m</text:span><text:span text:style-name="_38_">a</text:span><text:span text:style-name="_31_4">y</text:span><text:span text:style-name="_31_"> </text:span><text:span text:style-name="_39_">h</text:span><text:span text:style-name="_31_2">a</text:span><text:span text:style-name="_32_">v</text:span><text:span text:style-name="_31_0">e</text:span><text:span text:style-name="_31_1"> </text:span><text:span text:style-name="_34_">s</text:span><text:span text:style-name="_39_">t</text:span><text:span text:style-name="_31_5">r</text:span><text:span text:style-name="_32_">u</text:span><text:span text:style-name="_31_0">c</text:span><text:span text:style-name="_31_3">k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r</text:span><text:span text:style-name="_34_">e</text:span><text:span text:style-name="_38_">a</text:span><text:span text:style-name="_31_5">d</text:span><text:span text:style-name="_35_">e</text:span><text:span text:style-name="_37_">r</text:span><text:span text:style-name="_31_1"> </text:span><text:span text:style-name="_32_">a</text:span><text:span text:style-name="_39_">s</text:span><text:span text:style-name="_31_1"> </text:span><text:span text:style-name="_32_">f</text:span><text:span text:style-name="_38_">r</text:span><text:span text:style-name="_31_3">i</text:span><text:span text:style-name="_32_">v</text:span><text:span text:style-name="_38_">o</text:span><text:span text:style-name="_31_5">l</text:span><text:span text:style-name="_35_">o</text:span><text:span text:style-name="_31_0">u</text:span><text:span text:style-name="_31_4">s</text:span><text:span text:style-name="_34_">.</text:span><text:span text:style-name="_36_"> </text:span><text:span text:style-name="_31_4">P</text:span><text:span text:style-name="_35_">o</text:span><text:span text:style-name="_38_">s</text:span><text:span text:style-name="_31_2">s</text:span><text:span text:style-name="_35_">i</text:span><text:span text:style-name="_38_">b</text:span><text:span text:style-name="_31_3">l</text:span><text:span text:style-name="_35_">y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3">i</text:span><text:span text:style-name="_35_">n</text:span><text:span text:style-name="_31_0">e</text:span><text:span text:style-name="_31_1"> </text:span><text:span text:style-name="_35_">m</text:span><text:span text:style-name="_39_">i</text:span><text:span text:style-name="_31_2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1"> </text:span><text:span text:style-name="_35_">m</text:span><text:span text:style-name="_39_">a</text:span><text:span text:style-name="_31_4">d</text:span><text:span text:style-name="_35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n</text:span><text:span text:style-name="_31_0">j</text:span><text:span text:style-name="_31_5">o</text:span><text:span text:style-name="_34_">y</text:span><text:span text:style-name="_36_"> </text:span><text:span text:style-name="_31_5">t</text:span><text:span text:style-name="_34_">h</text:span><text:span text:style-name="_37_">i</text:span><text:span text:style-name="_31_2">s</text:span><text:span text:style-name="_31_"> </text:span><text:span text:style-name="_37_">d</text:span><text:span text:style-name="_31_2">e</text:span><text:span text:style-name="_33_">l</text:span><text:span text:style-name="_38_">i</text:span><text:span text:style-name="_31_3">c</text:span><text:span text:style-name="_32_">i</text:span><text:span text:style-name="_31_0">o</text:span><text:span text:style-name="_31_2">u</text:span><text:span text:style-name="_34_">s</text:span><text:span text:style-name="_36_"> </text:span><text:span text:style-name="_31_5">d</text:span><text:span text:style-name="_33_">i</text:span><text:span text:style-name="_31_0">s</text:span><text:span text:style-name="_31_4">h</text:span><text:span text:style-name="_33_">,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a</text:span><text:span text:style-name="_38_">n</text:span><text:span text:style-name="_31_2">y</text:span><text:span text:style-name="_31_"> </text:span><text:span text:style-name="_37_">a</text:span><text:span text:style-name="_31_2">t</text:span><text:span text:style-name="_34_">t</text:span><text:span text:style-name="_37_">e</text:span><text:span text:style-name="_31_3">m</text:span><text:span text:style-name="_32_">p</text:span><text:span text:style-name="_31_0">t</text:span><text:span text:style-name="_31_1"> </text:span><text:span text:style-name="_32_">t</text:span><text:span text:style-name="_39_">o</text:span><text:span text:style-name="_31_1"> </text:span><text:span text:style-name="_34_">m</text:span><text:span text:style-name="_39_">a</text:span><text:span text:style-name="_31_5">k</text:span><text:span text:style-name="_35_">e</text:span><text:span text:style-name="_36_"> </text:span><text:span text:style-name="_31_2">o</text:span><text:span text:style-name="_35_">n</text:span><text:span text:style-name="_31_0">e</text:span><text:span text:style-name="_31_1"> </text:span><text:span text:style-name="_35_">d</text:span><text:span text:style-name="_38_">o</text:span><text:span text:style-name="_31_1"> </text:span><text:span text:style-name="_33_">s</text:span><text:span text:style-name="_37_">o</text:span><text:span text:style-name="_31_1"> </text:span><text:span text:style-name="_33_">w</text:span><text:span text:style-name="_38_">o</text:span><text:span text:style-name="_31_4">u</text:span><text:span text:style-name="_35_">l</text:span><text:span text:style-name="_38_">d</text:span><text:span text:style-name="_31_1"> </text:span><text:span text:style-name="_33_">b</text:span><text:span text:style-name="_31_0">e</text:span><text:span text:style-name="_31_1"> </text:span><text:span text:style-name="_32_">i</text:span><text:span text:style-name="_38_">d</text:span><text:span text:style-name="_31_2">i</text:span><text:span text:style-name="_32_">o</text:span><text:span text:style-name="_37_">t</text:span><text:span text:style-name="_31_2">i</text:span><text:span text:style-name="_34_">c</text:span><text:span text:style-name="_39_">.</text:span><text:span text:style-name="_31_1"> </text:span><text:span text:style-name="_32_">W</text:span><text:span text:style-name="_38_">h</text:span><text:span text:style-name="_31_5">a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5">i</text:span><text:span text:style-name="_33_">m</text:span><text:span text:style-name="_38_">p</text:span><text:span text:style-name="_31_4">o</text:span><text:span text:style-name="_33_">r</text:span><text:span text:style-name="_38_">t</text:span><text:span text:style-name="_31_4">a</text:span><text:span text:style-name="_34_">n</text:span><text:span text:style-name="_39_">t</text:span><text:span text:style-name="_31_1"> </text:span><text:span text:style-name="_33_">a</text:span><text:span text:style-name="_37_">b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9_">h</text:span><text:span text:style-name="_31_3">i</text:span><text:span text:style-name="_32_">s</text:span><text:span text:style-name="_36_"> </text:span><text:span text:style-name="_31_5">d</text:span><text:span text:style-name="_32_">i</text:span><text:span text:style-name="_37_">s</text:span><text:span text:style-name="_31_4">a</text:span><text:span text:style-name="_32_">b</text:span><text:span text:style-name="_37_">i</text:span><text:span text:style-name="_31_5">l</text:span><text:span text:style-name="_35_">i</text:span><text:span text:style-name="_37_">t</text:span><text:span text:style-name="_31_3">y</text:span><text:span text:style-name="_31_"> </text:span><text:span text:style-name="_31_0">i</text:span><text:span text:style-name="_31_5">s</text:span><text:span text:style-name="_31_"> </text:span><text:span text:style-name="_31_0">t</text:span><text:span text:style-name="_31_4">h</text:span><text:span text:style-name="_33_">a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5_">c</text:span><text:span text:style-name="_37_">o</text:span><text:span text:style-name="_31_5">n</text:span><text:span text:style-name="_33_">t</text:span><text:span text:style-name="_38_">r</text:span><text:span text:style-name="_31_4">i</text:span><text:span text:style-name="_32_">b</text:span><text:span text:style-name="_39_">u</text:span><text:span text:style-name="_31_5">t</text:span><text:span text:style-name="_32_">e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5">t</text:span><text:span text:style-name="_35_">h</text:span><text:span text:style-name="_37_">e</text:span><text:span text:style-name="_31_1"> </text:span><text:span text:style-name="_32_">o</text:span><text:span text:style-name="_38_">t</text:span><text:span text:style-name="_31_2">h</text:span><text:span text:style-name="_34_">e</text:span><text:span text:style-name="_37_">r</text:span><text:span text:style-name="_31_1"> </text:span><text:span text:style-name="_33_">d</text:span><text:span text:style-name="_37_">i</text:span><text:span text:style-name="_31_4">s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5">t</text:span><text:span text:style-name="_33_">i</text:span><text:span text:style-name="_39_">e</text:span><text:span text:style-name="_31_5">s</text:span><text:span text:style-name="_34_">,</text:span><text:span text:style-name="_36_"> </text:span><text:span text:style-name="_31_2">e</text:span><text:span text:style-name="_35_">.</text:span><text:span text:style-name="_31_0">g</text:span><text:span text:style-name="_31_2">.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3_">d</text:span><text:span text:style-name="_37_">i</text:span><text:span text:style-name="_31_5">f</text:span><text:span text:style-name="_33_">f</text:span><text:span text:style-name="_37_">i</text:span><text:span text:style-name="_31_2">c</text:span><text:span text:style-name="_33_">u</text:span><text:span text:style-name="_38_">l</text:span><text:span text:style-name="_31_4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s</text:span><text:span text:style-name="_31_0">a</text:span><text:span text:style-name="_31_5">m</text:span><text:span text:style-name="_33_">e</text:span><text:span text:style-name="_36_"> </text:span><text:span text:style-name="_31_2">k</text:span><text:span text:style-name="_33_">i</text:span><text:span text:style-name="_38_">n</text:span><text:span text:style-name="_31_2">d</text:span><text:span text:style-name="_31_"> </text:span><text:span text:style-name="_39_">o</text:span><text:span text:style-name="_31_2">f</text:span><text:span text:style-name="_31_"> </text:span><text:span text:style-name="_38_">f</text:span><text:span text:style-name="_31_5">r</text:span><text:span text:style-name="_32_">i</text:span><text:span text:style-name="_38_">e</text:span><text:span text:style-name="_31_3">n</text:span><text:span text:style-name="_32_">d</text:span><text:span text:style-name="_31_0">l</text:span><text:span text:style-name="_31_5">i</text:span><text:span text:style-name="_33_">n</text:span><text:span text:style-name="_38_">e</text:span><text:span text:style-name="_31_4">s</text:span><text:span text:style-name="_32_">s</text:span><text:span text:style-name="_36_"> </text:span><text:span text:style-name="_31_5">o</text:span><text:span text:style-name="_32_">c</text:span><text:span text:style-name="_38_">c</text:span><text:span text:style-name="_31_5">u</text:span><text:span text:style-name="_33_">r</text:span><text:span text:style-name="_39_">r</text:span><text:span text:style-name="_31_4">i</text:span><text:span text:style-name="_35_">n</text:span><text:span text:style-name="_37_">g</text:span><text:span text:style-name="_31_1"> </text:span><text:span text:style-name="_34_">b</text:span><text:span text:style-name="_38_">e</text:span><text:span text:style-name="_31_2">t</text:span><text:span text:style-name="_33_">w</text:span><text:span text:style-name="_38_">e</text:span><text:span text:style-name="_31_5">e</text:span><text:span text:style-name="_33_">n</text:span><text:span text:style-name="_36_"> </text:span><text:span text:style-name="_31_5">m</text:span><text:span text:style-name="_32_">a</text:span><text:span text:style-name="_31_0">n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m</text:span><text:span text:style-name="_31_2">a</text:span><text:span text:style-name="_33_">c</text:span><text:span text:style-name="_39_">h</text:span><text:span text:style-name="_31_5">i</text:span><text:span text:style-name="_32_">n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b</text:span><text:span text:style-name="_31_0">e</text:span><text:span text:style-name="_31_3">t</text:span><text:span text:style-name="_32_">w</text:span><text:span text:style-name="_38_">e</text:span><text:span text:style-name="_31_5">e</text:span><text:span text:style-name="_32_">n</text:span><text:span text:style-name="_36_"> </text:span><text:span text:style-name="_31_2">w</text:span><text:span text:style-name="_34_">h</text:span><text:span text:style-name="_31_0">i</text:span><text:span text:style-name="_31_2">t</text:span><text:span text:style-name="_34_">e</text:span><text:span text:style-name="_36_"> </text:span><text:span text:style-name="_31_5">m</text:span><text:span text:style-name="_35_">a</text:span><text:span text:style-name="_37_">n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w</text:span><text:span text:style-name="_31_2">h</text:span><text:span text:style-name="_35_">i</text:span><text:span text:style-name="_31_0">t</text:span><text:span text:style-name="_31_4">e</text:span><text:span text:style-name="_31_"> </text:span><text:span text:style-name="_37_">m</text:span><text:span text:style-name="_31_3">a</text:span><text:span text:style-name="_32_">n</text:span><text:span text:style-name="_37_">,</text:span><text:span text:style-name="_31_1"> </text:span><text:span text:style-name="_35_">o</text:span><text:span text:style-name="_39_">r</text:span><text:span text:style-name="_31_1"> </text:span><text:span text:style-name="_32_">b</text:span><text:span text:style-name="_39_">e</text:span><text:span text:style-name="_31_2">t</text:span><text:span text:style-name="_32_">w</text:span><text:span text:style-name="_37_">e</text:span><text:span text:style-name="_31_2">e</text:span><text:span text:style-name="_34_">n</text:span><text:span text:style-name="_36_"> </text:span><text:span text:style-name="_31_2">b</text:span><text:span text:style-name="_33_">l</text:span><text:span text:style-name="_39_">a</text:span><text:span text:style-name="_31_4">c</text:span><text:span text:style-name="_32_">k</text:span><text:span text:style-name="_36_"> </text:span><text:span text:style-name="_31_3">m</text:span><text:span text:style-name="_35_">a</text:span><text:span text:style-name="_39_">n</text:span><text:span text:style-name="_31_1"> </text:span><text:span text:style-name="_34_">a</text:span><text:span text:style-name="_38_">n</text:span><text:span text:style-name="_31_3">d</text:span><text:span text:style-name="_31_"> </text:span><text:span text:style-name="_38_">b</text:span><text:span text:style-name="_31_5">l</text:span><text:span text:style-name="_33_">a</text:span><text:span text:style-name="_39_">c</text:span><text:span text:style-name="_31_2">k</text:span><text:span text:style-name="_31_"> </text:span><text:span text:style-name="_37_">m</text:span><text:span text:style-name="_31_2">a</text:span><text:span text:style-name="_33_">n</text:span><text:span text:style-name="_38_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7_">c</text:span><text:span text:style-name="_31_2">l</text:span><text:span text:style-name="_33_">a</text:span><text:span text:style-name="_31_0">i</text:span><text:span text:style-name="_31_2">m</text:span><text:span text:style-name="_31_"> </text:span><text:span text:style-name="_38_">t</text:span><text:span text:style-name="_31_3">h</text:span><text:span text:style-name="_35_">a</text:span><text:span text:style-name="_31_0">t</text:span><text:span text:style-name="_31_1"> </text:span><text:span text:style-name="_32_">"</text:span><text:span text:style-name="_38_">m</text:span><text:span text:style-name="_31_2">a</text:span><text:span text:style-name="_32_">c</text:span><text:span text:style-name="_39_">h</text:span><text:span text:style-name="_31_5">i</text:span><text:span text:style-name="_32_">n</text:span><text:span text:style-name="_39_">e</text:span><text:span text:style-name="_31_4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2">o</text:span><text:span text:style-name="_33_">t</text:span><text:span text:style-name="_36_"> </text:span><text:span text:style-name="_31_3">m</text:span><text:span text:style-name="_35_">a</text:span><text:span text:style-name="_31_0">k</text:span><text:span text:style-name="_31_2">e</text:span><text:span text:style-name="_31_"> </text:span><text:span text:style-name="_37_">m</text:span><text:span text:style-name="_31_3">i</text:span><text:span text:style-name="_32_">s</text:span><text:span text:style-name="_39_">t</text:span><text:span text:style-name="_31_3">a</text:span><text:span text:style-name="_32_">k</text:span><text:span text:style-name="_39_">e</text:span><text:span text:style-name="_31_3">s</text:span><text:span text:style-name="_34_">"</text:span><text:span text:style-name="_36_"> </text:span><text:span text:style-name="_31_2">s</text:span><text:span text:style-name="_32_">e</text:span><text:span text:style-name="_39_">e</text:span><text:span text:style-name="_31_5">m</text:span><text:span text:style-name="_32_">s</text:span><text:span text:style-name="_36_"> </text:span><text:span text:style-name="_31_2">a</text:span><text:span text:style-name="_31_"> </text:span><text:span text:style-name="_39_">c</text:span><text:span text:style-name="_31_3">u</text:span><text:span text:style-name="_34_">r</text:span><text:span text:style-name="_31_0">i</text:span><text:span text:style-name="_31_3">o</text:span><text:span text:style-name="_34_">u</text:span><text:span text:style-name="_38_">s</text:span><text:span text:style-name="_31_1"> </text:span><text:span text:style-name="_33_">o</text:span><text:span text:style-name="_31_0">n</text:span><text:span text:style-name="_31_2">e</text:span><text:span text:style-name="_32_">.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i</text:span><text:span text:style-name="_39_">s</text:span><text:span text:style-name="_31_1"> </text:span><text:span text:style-name="_33_">t</text:span><text:span text:style-name="_39_">e</text:span><text:span text:style-name="_31_2">m</text:span><text:span text:style-name="_33_">p</text:span><text:span text:style-name="_38_">t</text:span><text:span text:style-name="_31_4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5_">e</text:span><text:span text:style-name="_39_">t</text:span><text:span text:style-name="_31_3">o</text:span><text:span text:style-name="_34_">r</text:span><text:span text:style-name="_37_">t</text:span><text:span text:style-name="_31_5">,</text:span><text:span text:style-name="_31_"> </text:span><text:span text:style-name="_37_">"</text:span><text:span text:style-name="_31_3">A</text:span><text:span text:style-name="_33_">r</text:span><text:span text:style-name="_38_">e</text:span><text:span text:style-name="_31_1"> </text:span><text:span text:style-name="_34_">t</text:span><text:span text:style-name="_39_">h</text:span><text:span text:style-name="_31_2">e</text:span><text:span text:style-name="_32_">y</text:span><text:span text:style-name="_36_"> </text:span><text:span text:style-name="_31_5">a</text:span><text:span text:style-name="_33_">n</text:span><text:span text:style-name="_37_">y</text:span><text:span text:style-name="_31_1"> </text:span><text:span text:style-name="_32_">t</text:span><text:span text:style-name="_39_">h</text:span><text:span text:style-name="_31_2">e</text:span><text:span text:style-name="_31_"> </text:span><text:span text:style-name="_37_">w</text:span><text:span text:style-name="_31_3">o</text:span><text:span text:style-name="_33_">r</text:span><text:span text:style-name="_38_">s</text:span><text:span text:style-name="_31_4">e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2_">?</text:span><text:span text:style-name="_37_">"</text:span><text:span text:style-name="_31_1"> </text:span><text:span text:style-name="_32_">B</text:span><text:span text:style-name="_39_">u</text:span><text:span text:style-name="_31_4">t</text:span><text:span text:style-name="_31_"> </text:span><text:span text:style-name="_38_">l</text:span><text:span text:style-name="_31_3">e</text:span><text:span text:style-name="_34_">t</text:span><text:span text:style-name="_36_"> </text:span><text:span text:style-name="_31_3">u</text:span><text:span text:style-name="_35_">s</text:span><text:span text:style-name="_36_"> </text:span><text:span text:style-name="_31_3">a</text:span><text:span text:style-name="_34_">d</text:span><text:span text:style-name="_38_">o</text:span><text:span text:style-name="_31_3">p</text:span><text:span text:style-name="_35_">t</text:span><text:span text:style-name="_36_"> </text:span><text:span text:style-name="_31_2">a</text:span><text:span text:style-name="_31_"> </text:span><text:span text:style-name="_37_">m</text:span><text:span text:style-name="_31_3">o</text:span><text:span text:style-name="_34_">r</text:span><text:span text:style-name="_31_0">e</text:span><text:span text:style-name="_31_1"> </text:span><text:span text:style-name="_33_">s</text:span><text:span text:style-name="_37_">y</text:span><text:span text:style-name="_31_2">m</text:span><text:span text:style-name="_33_">p</text:span><text:span text:style-name="_37_">a</text:span><text:span text:style-name="_31_2">t</text:span><text:span text:style-name="_33_">h</text:span><text:span text:style-name="_31_0">e</text:span><text:span text:style-name="_31_5">t</text:span><text:span text:style-name="_32_">i</text:span><text:span text:style-name="_38_">c</text:span><text:span text:style-name="_31_1"> </text:span><text:span text:style-name="_33_">a</text:span><text:span text:style-name="_31_0">t</text:span><text:span text:style-name="_31_4">t</text:span><text:span text:style-name="_33_">i</text:span><text:span text:style-name="_31_0">t</text:span><text:span text:style-name="_31_4">u</text:span><text:span text:style-name="_35_">d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r</text:span><text:span text:style-name="_38_">y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w</text:span><text:span text:style-name="_31_5">h</text:span><text:span text:style-name="_32_">a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r</text:span><text:span text:style-name="_38_">e</text:span><text:span text:style-name="_31_3">a</text:span><text:span text:style-name="_35_">l</text:span><text:span text:style-name="_38_">l</text:span><text:span text:style-name="_31_2">y</text:span><text:span text:style-name="_31_"> </text:span><text:span text:style-name="_37_">m</text:span><text:span text:style-name="_31_4">e</text:span><text:span text:style-name="_32_">a</text:span><text:span text:style-name="_37_">n</text:span><text:span text:style-name="_31_5">t</text:span><text:span text:style-name="_35_">.</text:span><text:span text:style-name="_36_"> </text:span><text:span text:style-name="_31_3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5">k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2_">c</text:span><text:span text:style-name="_31_0">r</text:span><text:span text:style-name="_31_4">i</text:span><text:span text:style-name="_34_">t</text:span><text:span text:style-name="_31_0">i</text:span><text:span text:style-name="_31_2">c</text:span><text:span text:style-name="_35_">i</text:span><text:span text:style-name="_37_">s</text:span><text:span text:style-name="_31_2">m</text:span><text:span text:style-name="_31_"> </text:span><text:span text:style-name="_37_">c</text:span><text:span text:style-name="_31_4">a</text:span><text:span text:style-name="_35_">n</text:span><text:span text:style-name="_36_"> </text:span><text:span text:style-name="_31_2">b</text:span><text:span text:style-name="_34_">e</text:span><text:span text:style-name="_36_"> </text:span><text:span text:style-name="_31_2">e</text:span><text:span text:style-name="_34_">x</text:span><text:span text:style-name="_31_0">p</text:span><text:span text:style-name="_31_2">l</text:span><text:span text:style-name="_34_">a</text:span><text:span text:style-name="_39_">i</text:span><text:span text:style-name="_31_3">n</text:span><text:span text:style-name="_35_">e</text:span><text:span text:style-name="_31_0">d</text:span><text:span text:style-name="_31_1"> </text:span><text:span text:style-name="_34_">i</text:span><text:span text:style-name="_31_0">n</text:span><text:span text:style-name="_31_1"> </text:span><text:span text:style-name="_35_">t</text:span><text:span text:style-name="_38_">e</text:span><text:span text:style-name="_31_4">r</text:span><text:span text:style-name="_32_">m</text:span><text:span text:style-name="_37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4">m</text:span><text:span text:style-name="_33_">i</text:span><text:span text:style-name="_38_">t</text:span><text:span text:style-name="_31_5">a</text:span><text:span text:style-name="_34_">t</text:span><text:span text:style-name="_38_">i</text:span><text:span text:style-name="_31_2">o</text:span><text:span text:style-name="_34_">n</text:span><text:span text:style-name="_36_"> </text:span><text:span text:style-name="_31_5">g</text:span><text:span text:style-name="_33_">a</text:span><text:span text:style-name="_39_">m</text:span><text:span text:style-name="_31_5">e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l</text:span><text:span text:style-name="_39_">a</text:span><text:span text:style-name="_31_2">i</text:span><text:span text:style-name="_32_">m</text:span><text:span text:style-name="_37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8_">t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5">r</text:span><text:span text:style-name="_35_">r</text:span><text:span text:style-name="_39_">o</text:span><text:span text:style-name="_31_4">g</text:span><text:span text:style-name="_34_">a</text:span><text:span text:style-name="_31_0">t</text:span><text:span text:style-name="_31_3">o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l</text:span><text:span text:style-name="_35_">d</text:span><text:span text:style-name="_36_"> </text:span><text:span text:style-name="_31_5">d</text:span><text:span text:style-name="_33_">i</text:span><text:span text:style-name="_39_">s</text:span><text:span text:style-name="_31_4">t</text:span><text:span text:style-name="_34_">i</text:span><text:span text:style-name="_37_">n</text:span><text:span text:style-name="_31_5">g</text:span><text:span text:style-name="_33_">u</text:span><text:span text:style-name="_38_">i</text:span><text:span text:style-name="_31_2">s</text:span><text:span text:style-name="_32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m</text:span><text:span text:style-name="_39_">a</text:span><text:span text:style-name="_31_2">c</text:span><text:span text:style-name="_33_">h</text:span><text:span text:style-name="_38_">i</text:span><text:span text:style-name="_31_2">n</text:span><text:span text:style-name="_35_">e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5_">a</text:span><text:span text:style-name="_37_">n</text:span><text:span text:style-name="_31_1"> </text:span><text:span text:style-name="_33_">s</text:span><text:span text:style-name="_39_">i</text:span><text:span text:style-name="_31_4">m</text:span><text:span text:style-name="_35_">p</text:span><text:span text:style-name="_31_0">l</text:span><text:span text:style-name="_31_4">y</text:span><text:span text:style-name="_31_"> </text:span><text:span text:style-name="_38_">b</text:span><text:span text:style-name="_31_4">y</text:span><text:span text:style-name="_31_"> </text:span><text:span text:style-name="_38_">s</text:span><text:span text:style-name="_31_3">e</text:span><text:span text:style-name="_32_">t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4_">t</text:span><text:span text:style-name="_38_">h</text:span><text:span text:style-name="_31_5">e</text:span><text:span text:style-name="_32_">m</text:span><text:span text:style-name="_36_"> </text:span><text:span text:style-name="_31_3">a</text:span><text:span text:style-name="_31_"> </text:span><text:span text:style-name="_38_">n</text:span><text:span text:style-name="_31_5">u</text:span><text:span text:style-name="_35_">m</text:span><text:span text:style-name="_39_">b</text:span><text:span text:style-name="_31_3">e</text:span><text:span text:style-name="_35_">r</text:span><text:span text:style-name="_36_"> </text:span><text:span text:style-name="_31_3">o</text:span><text:span text:style-name="_35_">f</text:span><text:span text:style-name="_36_"> </text:span><text:span text:style-name="_31_4">p</text:span><text:span text:style-name="_34_">r</text:span><text:span text:style-name="_38_">o</text:span><text:span text:style-name="_31_5">b</text:span><text:span text:style-name="_34_">l</text:span><text:span text:style-name="_39_">e</text:span><text:span text:style-name="_31_4">m</text:span><text:span text:style-name="_35_">s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r</text:span><text:span text:style-name="_38_">i</text:span><text:span text:style-name="_31_4">t</text:span><text:span text:style-name="_35_">h</text:span><text:span text:style-name="_31_0">m</text:span><text:span text:style-name="_31_3">e</text:span><text:span text:style-name="_32_">t</text:span><text:span text:style-name="_31_0">i</text:span><text:span text:style-name="_31_2">c</text:span><text:span text:style-name="_32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m</text:span><text:span text:style-name="_31_0">a</text:span><text:span text:style-name="_31_3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2">w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4">u</text:span><text:span text:style-name="_35_">n</text:span><text:span text:style-name="_38_">m</text:span><text:span text:style-name="_31_5">a</text:span><text:span text:style-name="_33_">s</text:span><text:span text:style-name="_37_">k</text:span><text:span text:style-name="_31_3">e</text:span><text:span text:style-name="_35_">d</text:span><text:span text:style-name="_36_"> </text:span><text:span text:style-name="_31_4">b</text:span><text:span text:style-name="_35_">e</text:span><text:span text:style-name="_31_0">c</text:span><text:span text:style-name="_31_5">a</text:span><text:span text:style-name="_35_">u</text:span><text:span text:style-name="_39_">s</text:span><text:span text:style-name="_31_2">e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t</text:span><text:span text:style-name="_33_">s</text:span><text:span text:style-name="_36_"> </text:span><text:span text:style-name="_31_5">d</text:span><text:span text:style-name="_32_">e</text:span><text:span text:style-name="_38_">a</text:span><text:span text:style-name="_31_4">d</text:span><text:span text:style-name="_34_">l</text:span><text:span text:style-name="_37_">y</text:span><text:span text:style-name="_31_1"> </text:span><text:span text:style-name="_35_">a</text:span><text:span text:style-name="_39_">c</text:span><text:span text:style-name="_31_5">c</text:span><text:span text:style-name="_33_">u</text:span><text:span text:style-name="_39_">r</text:span><text:span text:style-name="_31_4">a</text:span><text:span text:style-name="_33_">c</text:span><text:span text:style-name="_31_0">y</text:span><text:span text:style-name="_31_5">.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r</text:span><text:span text:style-name="_32_">e</text:span><text:span text:style-name="_31_0">p</text:span><text:span text:style-name="_31_5">l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3">t</text:span><text:span text:style-name="_35_">h</text:span><text:span text:style-name="_37_">i</text:span><text:span text:style-name="_31_3">s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5">i</text:span><text:span text:style-name="_33_">m</text:span><text:span text:style-name="_38_">p</text:span><text:span text:style-name="_31_2">l</text:span><text:span text:style-name="_35_">e</text:span><text:span text:style-name="_39_">.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3_">n</text:span><text:span text:style-name="_39_">e</text:span><text:span text:style-name="_31_1"> </text:span><text:span text:style-name="_34_">(</text:span><text:span text:style-name="_31_0">p</text:span><text:span text:style-name="_31_2">r</text:span><text:span text:style-name="_33_">o</text:span><text:span text:style-name="_38_">g</text:span><text:span text:style-name="_31_3">r</text:span><text:span text:style-name="_34_">a</text:span><text:span text:style-name="_37_">m</text:span><text:span text:style-name="_31_5">m</text:span><text:span text:style-name="_35_">e</text:span><text:span text:style-name="_37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p</text:span><text:span text:style-name="_31_3">l</text:span><text:span text:style-name="_34_">a</text:span><text:span text:style-name="_38_">y</text:span><text:span text:style-name="_31_5">i</text:span><text:span text:style-name="_34_">n</text:span><text:span text:style-name="_38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g</text:span><text:span text:style-name="_31_3">a</text:span><text:span text:style-name="_34_">m</text:span><text:span text:style-name="_37_">e</text:span><text:span text:style-name="_31_4">)</text:span><text:span text:style-name="_31_"> </text:span><text:span text:style-name="_37_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a</text:span><text:span text:style-name="_33_">t</text:span><text:span text:style-name="_38_">t</text:span><text:span text:style-name="_31_2">e</text:span><text:span text:style-name="_32_">m</text:span><text:span text:style-name="_31_0">p</text:span><text:span text:style-name="_31_4">t</text:span><text:span text:style-name="_31_"> </text:span><text:span text:style-name="_38_">t</text:span><text:span text:style-name="_31_2">o</text:span><text:span text:style-name="_31_"> </text:span><text:span text:style-name="_38_">g</text:span><text:span text:style-name="_31_5">i</text:span><text:span text:style-name="_35_">v</text:span><text:span text:style-name="_38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r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1_0">a</text:span><text:span text:style-name="_31_3">n</text:span><text:span text:style-name="_35_">s</text:span><text:span text:style-name="_38_">w</text:span><text:span text:style-name="_31_5">e</text:span><text:span text:style-name="_32_">r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a</text:span><text:span text:style-name="_31_3">r</text:span><text:span text:style-name="_35_">i</text:span><text:span text:style-name="_38_">t</text:span><text:span text:style-name="_31_3">h</text:span><text:span text:style-name="_33_">m</text:span><text:span text:style-name="_38_">e</text:span><text:span text:style-name="_31_5">t</text:span><text:span text:style-name="_35_">i</text:span><text:span text:style-name="_31_0">c</text:span><text:span text:style-name="_31_1"> </text:span><text:span text:style-name="_35_">p</text:span><text:span text:style-name="_37_">r</text:span><text:span text:style-name="_31_4">o</text:span><text:span text:style-name="_32_">b</text:span><text:span text:style-name="_38_">l</text:span><text:span text:style-name="_31_3">e</text:span><text:span text:style-name="_33_">m</text:span><text:span text:style-name="_38_">s</text:span><text:span text:style-name="_31_5">.</text:span><text:span text:style-name="_31_"> </text:span><text:span text:style-name="_39_">I</text:span><text:span text:style-name="_31_5">t</text:span><text:span text:style-name="_31_"> </text:span><text:span text:style-name="_38_">w</text:span><text:span text:style-name="_31_5">o</text:span><text:span text:style-name="_33_">u</text:span><text:span text:style-name="_38_">l</text:span><text:span text:style-name="_31_5">d</text:span><text:span text:style-name="_31_"> </text:span><text:span text:style-name="_37_">d</text:span><text:span text:style-name="_31_3">e</text:span><text:span text:style-name="_35_">l</text:span><text:span text:style-name="_39_">i</text:span><text:span text:style-name="_31_3">b</text:span><text:span text:style-name="_33_">e</text:span><text:span text:style-name="_38_">r</text:span><text:span text:style-name="_31_5">a</text:span><text:span text:style-name="_35_">t</text:span><text:span text:style-name="_31_0">e</text:span><text:span text:style-name="_31_2">l</text:span><text:span text:style-name="_33_">y</text:span><text:span text:style-name="_36_"> </text:span><text:span text:style-name="_31_3">i</text:span><text:span text:style-name="_33_">n</text:span><text:span text:style-name="_39_">t</text:span><text:span text:style-name="_31_3">r</text:span><text:span text:style-name="_32_">o</text:span><text:span text:style-name="_37_">d</text:span><text:span text:style-name="_31_5">u</text:span><text:span text:style-name="_34_">c</text:span><text:span text:style-name="_39_">e</text:span><text:span text:style-name="_31_1"> </text:span><text:span text:style-name="_32_">m</text:span><text:span text:style-name="_37_">i</text:span><text:span text:style-name="_31_2">s</text:span><text:span text:style-name="_34_">t</text:span><text:span text:style-name="_38_">a</text:span><text:span text:style-name="_31_3">k</text:span><text:span text:style-name="_35_">e</text:span><text:span text:style-name="_38_">s</text:span><text:span text:style-name="_31_1"> </text:span><text:span text:style-name="_33_">i</text:span><text:span text:style-name="_39_">n</text:span><text:span text:style-name="_31_1"> </text:span><text:span text:style-name="_33_">a</text:span><text:span text:style-name="_36_"> </text:span><text:span text:style-name="_31_4">m</text:span><text:span text:style-name="_35_">a</text:span><text:span text:style-name="_39_">n</text:span><text:span text:style-name="_31_3">n</text:span><text:span text:style-name="_32_">e</text:span><text:span text:style-name="_39_">r</text:span><text:span text:style-name="_31_1"> </text:span><text:span text:style-name="_35_">c</text:span><text:span text:style-name="_37_">a</text:span><text:span text:style-name="_31_2">l</text:span><text:span text:style-name="_34_">c</text:span><text:span text:style-name="_37_">u</text:span><text:span text:style-name="_31_5">l</text:span><text:span text:style-name="_32_">a</text:span><text:span text:style-name="_38_">t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c</text:span><text:span text:style-name="_33_">o</text:span><text:span text:style-name="_31_0">n</text:span><text:span text:style-name="_31_3">f</text:span><text:span text:style-name="_32_">u</text:span><text:span text:style-name="_37_">s</text:span><text:span text:style-name="_31_5">e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3">i</text:span><text:span text:style-name="_34_">n</text:span><text:span text:style-name="_37_">t</text:span><text:span text:style-name="_31_2">e</text:span><text:span text:style-name="_34_">r</text:span><text:span text:style-name="_37_">r</text:span><text:span text:style-name="_31_3">o</text:span><text:span text:style-name="_35_">g</text:span><text:span text:style-name="_37_">a</text:span><text:span text:style-name="_31_2">t</text:span><text:span text:style-name="_34_">o</text:span><text:span text:style-name="_38_">r</text:span><text:span text:style-name="_31_4">.</text:span><text:span text:style-name="_31_"> </text:span><text:span text:style-name="_31_0">A</text:span><text:span text:style-name="_31_1"> </text:span><text:span text:style-name="_34_">m</text:span><text:span text:style-name="_38_">e</text:span><text:span text:style-name="_31_5">c</text:span><text:span text:style-name="_32_">h</text:span><text:span text:style-name="_39_">a</text:span><text:span text:style-name="_31_2">n</text:span><text:span text:style-name="_34_">i</text:span><text:span text:style-name="_39_">c</text:span><text:span text:style-name="_31_4">a</text:span><text:span text:style-name="_35_">l</text:span><text:span text:style-name="_36_"> </text:span><text:span text:style-name="_31_3">f</text:span><text:span text:style-name="_34_">a</text:span><text:span text:style-name="_31_0">u</text:span><text:span text:style-name="_31_4">l</text:span><text:span text:style-name="_33_">t</text:span><text:span text:style-name="_36_"> </text:span><text:span text:style-name="_31_4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3">p</text:span><text:span text:style-name="_32_">r</text:span><text:span text:style-name="_39_">o</text:span><text:span text:style-name="_31_3">b</text:span><text:span text:style-name="_35_">a</text:span><text:span text:style-name="_37_">b</text:span><text:span text:style-name="_31_2">l</text:span><text:span text:style-name="_33_">y</text:span><text:span text:style-name="_36_"> </text:span><text:span text:style-name="_31_4">s</text:span><text:span text:style-name="_34_">h</text:span><text:span text:style-name="_38_">o</text:span><text:span text:style-name="_31_2">w</text:span><text:span text:style-name="_31_"> </text:span><text:span text:style-name="_31_0">i</text:span><text:span text:style-name="_31_5">t</text:span><text:span text:style-name="_34_">s</text:span><text:span text:style-name="_31_0">e</text:span><text:span text:style-name="_31_4">l</text:span><text:span text:style-name="_32_">f</text:span><text:span text:style-name="_36_"> </text:span><text:span text:style-name="_31_5">t</text:span><text:span text:style-name="_32_">h</text:span><text:span text:style-name="_39_">r</text:span><text:span text:style-name="_31_4">o</text:span><text:span text:style-name="_32_">u</text:span><text:span text:style-name="_39_">g</text:span><text:span text:style-name="_31_2">h</text:span><text:span text:style-name="_31_"> </text:span><text:span text:style-name="_37_">a</text:span><text:span text:style-name="_31_2">n</text:span><text:span text:style-name="_31_"> </text:span><text:span text:style-name="_39_">u</text:span><text:span text:style-name="_31_5">n</text:span><text:span text:style-name="_33_">s</text:span><text:span text:style-name="_31_0">u</text:span><text:span text:style-name="_31_5">i</text:span><text:span text:style-name="_35_">t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4_">d</text:span><text:span text:style-name="_39_">e</text:span><text:span text:style-name="_31_5">c</text:span><text:span text:style-name="_32_">i</text:span><text:span text:style-name="_39_">s</text:span><text:span text:style-name="_31_3">i</text:span><text:span text:style-name="_33_">o</text:span><text:span text:style-name="_31_0">n</text:span><text:span text:style-name="_31_1"> </text:span><text:span text:style-name="_33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4_">w</text:span><text:span text:style-name="_39_">h</text:span><text:span text:style-name="_31_3">a</text:span><text:span text:style-name="_35_">t</text:span><text:span text:style-name="_36_"> </text:span><text:span text:style-name="_31_4">s</text:span><text:span text:style-name="_33_">o</text:span><text:span text:style-name="_37_">r</text:span><text:span text:style-name="_31_4">t</text:span><text:span text:style-name="_31_"> </text:span><text:span text:style-name="_37_">o</text:span><text:span text:style-name="_31_2">f</text:span><text:span text:style-name="_31_"> </text:span><text:span text:style-name="_38_">a</text:span><text:span text:style-name="_31_1"> </text:span><text:span text:style-name="_35_">m</text:span><text:span text:style-name="_38_">i</text:span><text:span text:style-name="_31_2">s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m</text:span><text:span text:style-name="_34_">a</text:span><text:span text:style-name="_39_">k</text:span><text:span text:style-name="_31_3">e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a</text:span><text:span text:style-name="_34_">r</text:span><text:span text:style-name="_38_">i</text:span><text:span text:style-name="_31_2">t</text:span><text:span text:style-name="_33_">h</text:span><text:span text:style-name="_39_">m</text:span><text:span text:style-name="_31_4">e</text:span><text:span text:style-name="_34_">t</text:span><text:span text:style-name="_39_">i</text:span><text:span text:style-name="_31_2">c</text:span><text:span text:style-name="_35_">.</text:span><text:span text:style-name="_36_"> </text:span><text:span text:style-name="_31_2">E</text:span><text:span text:style-name="_35_">v</text:span><text:span text:style-name="_38_">e</text:span><text:span text:style-name="_31_5">n</text:span><text:span text:style-name="_31_"> </text:span><text:span text:style-name="_31_0">t</text:span><text:span text:style-name="_31_3">h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2">t</text:span><text:span text:style-name="_35_">e</text:span><text:span text:style-name="_37_">r</text:span><text:span text:style-name="_31_2">p</text:span><text:span text:style-name="_35_">r</text:span><text:span text:style-name="_39_">e</text:span><text:span text:style-name="_31_2">t</text:span><text:span text:style-name="_32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c</text:span><text:span text:style-name="_31_3">r</text:span><text:span text:style-name="_35_">i</text:span><text:span text:style-name="_38_">t</text:span><text:span text:style-name="_31_5">i</text:span><text:span text:style-name="_35_">c</text:span><text:span text:style-name="_37_">i</text:span><text:span text:style-name="_31_4">s</text:span><text:span text:style-name="_34_">m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8_">t</text:span><text:span text:style-name="_31_1"> </text:span><text:span text:style-name="_33_">s</text:span><text:span text:style-name="_37_">u</text:span><text:span text:style-name="_31_2">f</text:span><text:span text:style-name="_32_">f</text:span><text:span text:style-name="_31_0">i</text:span><text:span text:style-name="_31_3">c</text:span><text:span text:style-name="_34_">i</text:span><text:span text:style-name="_39_">e</text:span><text:span text:style-name="_31_5">n</text:span><text:span text:style-name="_34_">t</text:span><text:span text:style-name="_38_">l</text:span><text:span text:style-name="_31_4">y</text:span><text:span text:style-name="_31_"> </text:span><text:span text:style-name="_31_0">s</text:span><text:span text:style-name="_31_5">y</text:span><text:span text:style-name="_32_">m</text:span><text:span text:style-name="_39_">p</text:span><text:span text:style-name="_31_5">a</text:span><text:span text:style-name="_32_">t</text:span><text:span text:style-name="_38_">h</text:span><text:span text:style-name="_31_4">e</text:span><text:span text:style-name="_34_">t</text:span><text:span text:style-name="_37_">i</text:span><text:span text:style-name="_31_5">c</text:span><text:span text:style-name="_33_">.</text:span><text:span text:style-name="_36_"> </text:span><text:span text:style-name="_31_4">B</text:span><text:span text:style-name="_32_">u</text:span><text:span text:style-name="_37_">t</text:span><text:span text:style-name="_31_1"> </text:span><text:span text:style-name="_33_">w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5_">n</text:span><text:span text:style-name="_39_">o</text:span><text:span text:style-name="_31_5">t</text:span><text:span text:style-name="_31_"> </text:span><text:span text:style-name="_31_0">a</text:span><text:span text:style-name="_31_5">f</text:span><text:span text:style-name="_33_">f</text:span><text:span text:style-name="_39_">o</text:span><text:span text:style-name="_31_2">r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s</text:span><text:span text:style-name="_38_">p</text:span><text:span text:style-name="_31_5">a</text:span><text:span text:style-name="_34_">c</text:span><text:span text:style-name="_38_">e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1"> </text:span><text:span text:style-name="_33_">i</text:span><text:span text:style-name="_39_">n</text:span><text:span text:style-name="_31_3">t</text:span><text:span text:style-name="_35_">o</text:span><text:span text:style-name="_36_"> </text:span><text:span text:style-name="_31_4">i</text:span><text:span text:style-name="_33_">t</text:span><text:span text:style-name="_36_"> </text:span><text:span text:style-name="_31_3">m</text:span><text:span text:style-name="_34_">u</text:span><text:span text:style-name="_39_">c</text:span><text:span text:style-name="_31_3">h</text:span><text:span text:style-name="_31_"> </text:span><text:span text:style-name="_31_0">f</text:span><text:span text:style-name="_31_4">u</text:span><text:span text:style-name="_32_">r</text:span><text:span text:style-name="_31_0">t</text:span><text:span text:style-name="_31_4">h</text:span><text:span text:style-name="_32_">e</text:span><text:span text:style-name="_39_">r</text:span><text:span text:style-name="_31_3">.</text:span><text:span text:style-name="_31_"> </text:span><text:span text:style-name="_31_0">I</text:span><text:span text:style-name="_31_5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2">s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2">e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5_">t</text:span><text:span text:style-name="_39_">h</text:span><text:span text:style-name="_31_5">i</text:span><text:span text:style-name="_35_">s</text:span><text:span text:style-name="_36_"> </text:span><text:span text:style-name="_31_4">c</text:span><text:span text:style-name="_34_">r</text:span><text:span text:style-name="_38_">i</text:span><text:span text:style-name="_31_4">t</text:span><text:span text:style-name="_32_">i</text:span><text:span text:style-name="_38_">c</text:span><text:span text:style-name="_31_4">i</text:span><text:span text:style-name="_35_">s</text:span><text:span text:style-name="_38_">m</text:span><text:span text:style-name="_31_1"> </text:span><text:span text:style-name="_34_">d</text:span><text:span text:style-name="_38_">e</text:span><text:span text:style-name="_31_5">p</text:span><text:span text:style-name="_32_">e</text:span><text:span text:style-name="_38_">n</text:span><text:span text:style-name="_31_2">d</text:span><text:span text:style-name="_32_">s</text:span><text:span text:style-name="_36_"> </text:span><text:span text:style-name="_31_5">o</text:span><text:span text:style-name="_33_">n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n</text:span><text:span text:style-name="_38_">f</text:span><text:span text:style-name="_31_3">u</text:span><text:span text:style-name="_32_">s</text:span><text:span text:style-name="_39_">i</text:span><text:span text:style-name="_31_5">o</text:span><text:span text:style-name="_32_">n</text:span><text:span text:style-name="_36_"> </text:span><text:span text:style-name="_31_2">b</text:span><text:span text:style-name="_34_">e</text:span><text:span text:style-name="_38_">t</text:span><text:span text:style-name="_31_4">w</text:span><text:span text:style-name="_32_">e</text:span><text:span text:style-name="_39_">e</text:span><text:span text:style-name="_31_4">n</text:span><text:span text:style-name="_31_"> </text:span><text:span text:style-name="_31_0">t</text:span><text:span text:style-name="_31_3">w</text:span><text:span text:style-name="_33_">o</text:span><text:span text:style-name="_36_"> </text:span><text:span text:style-name="_31_2">k</text:span><text:span text:style-name="_33_">i</text:span><text:span text:style-name="_37_">n</text:span><text:span text:style-name="_31_2">d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5">m</text:span><text:span text:style-name="_32_">i</text:span><text:span text:style-name="_38_">s</text:span><text:span text:style-name="_31_4">t</text:span><text:span text:style-name="_34_">a</text:span><text:span text:style-name="_38_">k</text:span><text:span text:style-name="_31_3">e</text:span><text:span text:style-name="_35_">,</text:span><text:span text:style-name="_36_"> </text:span><text:span text:style-name="_31_4">W</text:span><text:span text:style-name="_35_">e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c</text:span><text:span text:style-name="_38_">a</text:span><text:span text:style-name="_31_5">l</text:span><text:span text:style-name="_34_">l</text:span><text:span text:style-name="_36_"> </text:span><text:span text:style-name="_31_2">t</text:span><text:span text:style-name="_34_">h</text:span><text:span text:style-name="_39_">e</text:span><text:span text:style-name="_31_4">m</text:span><text:span text:style-name="_31_"> </text:span><text:span text:style-name="_38_">"</text:span><text:span text:style-name="_31_5">e</text:span><text:span text:style-name="_35_">r</text:span><text:span text:style-name="_38_">r</text:span><text:span text:style-name="_31_3">o</text:span><text:span text:style-name="_33_">r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f</text:span><text:span text:style-name="_39_">u</text:span><text:span text:style-name="_31_5">n</text:span><text:span text:style-name="_34_">c</text:span><text:span text:style-name="_31_0">t</text:span><text:span text:style-name="_31_3">i</text:span><text:span text:style-name="_32_">o</text:span><text:span text:style-name="_37_">n</text:span><text:span text:style-name="_31_3">i</text:span><text:span text:style-name="_33_">n</text:span><text:span text:style-name="_38_">g</text:span><text:span text:style-name="_31_2">"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2">"</text:span><text:span text:style-name="_32_">e</text:span><text:span text:style-name="_38_">r</text:span><text:span text:style-name="_31_5">r</text:span><text:span text:style-name="_35_">o</text:span><text:span text:style-name="_31_0">r</text:span><text:span text:style-name="_31_3">s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3">o</text:span><text:span text:style-name="_35_">n</text:span><text:span text:style-name="_31_0">c</text:span><text:span text:style-name="_31_3">l</text:span><text:span text:style-name="_34_">u</text:span><text:span text:style-name="_39_">s</text:span><text:span text:style-name="_31_2">i</text:span><text:span text:style-name="_32_">o</text:span><text:span text:style-name="_39_">n</text:span><text:span text:style-name="_31_5">.</text:span><text:span text:style-name="_32_">"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f</text:span><text:span text:style-name="_31_0">u</text:span><text:span text:style-name="_31_5">n</text:span><text:span text:style-name="_35_">c</text:span><text:span text:style-name="_31_0">t</text:span><text:span text:style-name="_31_2">i</text:span><text:span text:style-name="_35_">o</text:span><text:span text:style-name="_31_0">n</text:span><text:span text:style-name="_31_3">i</text:span><text:span text:style-name="_32_">n</text:span><text:span text:style-name="_38_">g</text:span><text:span text:style-name="_31_1"> </text:span><text:span text:style-name="_33_">a</text:span><text:span text:style-name="_31_0">r</text:span><text:span text:style-name="_31_4">e</text:span><text:span text:style-name="_31_"> </text:span><text:span text:style-name="_37_">d</text:span><text:span text:style-name="_31_3">u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3">s</text:span><text:span text:style-name="_34_">o</text:span><text:span text:style-name="_31_0">m</text:span><text:span text:style-name="_31_2">e</text:span><text:span text:style-name="_31_"> </text:span><text:span text:style-name="_37_">m</text:span><text:span text:style-name="_31_2">e</text:span><text:span text:style-name="_32_">c</text:span><text:span text:style-name="_39_">h</text:span><text:span text:style-name="_31_5">a</text:span><text:span text:style-name="_33_">n</text:span><text:span text:style-name="_37_">i</text:span><text:span text:style-name="_31_3">c</text:span><text:span text:style-name="_35_">a</text:span><text:span text:style-name="_38_">l</text:span><text:span text:style-name="_31_1"> </text:span><text:span text:style-name="_34_">o</text:span><text:span text:style-name="_39_">r</text:span><text:span text:style-name="_31_1"> </text:span><text:span text:style-name="_35_">e</text:span><text:span text:style-name="_38_">l</text:span><text:span text:style-name="_31_5">e</text:span><text:span text:style-name="_35_">c</text:span><text:span text:style-name="_39_">t</text:span><text:span text:style-name="_31_4">r</text:span><text:span text:style-name="_35_">i</text:span><text:span text:style-name="_38_">c</text:span><text:span text:style-name="_31_5">a</text:span><text:span text:style-name="_34_">l</text:span><text:span text:style-name="_36_"> </text:span><text:span text:style-name="_31_5">f</text:span><text:span text:style-name="_32_">a</text:span><text:span text:style-name="_31_0">u</text:span><text:span text:style-name="_31_2">l</text:span><text:span text:style-name="_35_">t</text:span><text:span text:style-name="_36_"> </text:span><text:span text:style-name="_31_3">w</text:span><text:span text:style-name="_32_">h</text:span><text:span text:style-name="_31_0">i</text:span><text:span text:style-name="_31_4">c</text:span><text:span text:style-name="_33_">h</text:span><text:span text:style-name="_36_"> </text:span><text:span text:style-name="_31_3">c</text:span><text:span text:style-name="_32_">a</text:span><text:span text:style-name="_31_0">u</text:span><text:span text:style-name="_31_3">s</text:span><text:span text:style-name="_33_">e</text:span><text:span text:style-name="_31_0">s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m</text:span><text:span text:style-name="_31_4">a</text:span><text:span text:style-name="_32_">c</text:span><text:span text:style-name="_31_0">h</text:span><text:span text:style-name="_31_4">i</text:span><text:span text:style-name="_32_">n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5_">b</text:span><text:span text:style-name="_38_">e</text:span><text:span text:style-name="_31_4">h</text:span><text:span text:style-name="_32_">a</text:span><text:span text:style-name="_39_">v</text:span><text:span text:style-name="_31_2">e</text:span><text:span text:style-name="_31_"> </text:span><text:span text:style-name="_37_">o</text:span><text:span text:style-name="_31_5">t</text:span><text:span text:style-name="_34_">h</text:span><text:span text:style-name="_38_">e</text:span><text:span text:style-name="_31_4">r</text:span><text:span text:style-name="_35_">w</text:span><text:span text:style-name="_38_">i</text:span><text:span text:style-name="_31_4">s</text:span><text:span text:style-name="_32_">e</text:span><text:span text:style-name="_36_"> </text:span><text:span text:style-name="_31_3">t</text:span><text:span text:style-name="_33_">h</text:span><text:span text:style-name="_37_">a</text:span><text:span text:style-name="_31_4">n</text:span><text:span text:style-name="_31_"> </text:span><text:span text:style-name="_38_">i</text:span><text:span text:style-name="_31_3">t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d</text:span><text:span text:style-name="_35_">e</text:span><text:span text:style-name="_31_0">s</text:span><text:span text:style-name="_31_4">i</text:span><text:span text:style-name="_35_">g</text:span><text:span text:style-name="_37_">n</text:span><text:span text:style-name="_31_5">e</text:span><text:span text:style-name="_33_">d</text:span><text:span text:style-name="_36_"> </text:span><text:span text:style-name="_31_3">t</text:span><text:span text:style-name="_35_">o</text:span><text:span text:style-name="_36_"> </text:span><text:span text:style-name="_31_4">d</text:span><text:span text:style-name="_34_">o</text:span><text:span text:style-name="_38_">.</text:span><text:span text:style-name="_31_1"> </text:span><text:span text:style-name="_35_">I</text:span><text:span text:style-name="_31_0">n</text:span><text:span text:style-name="_31_1"> </text:span><text:span text:style-name="_34_">p</text:span><text:span text:style-name="_31_0">h</text:span><text:span text:style-name="_31_4">i</text:span><text:span text:style-name="_33_">l</text:span><text:span text:style-name="_37_">o</text:span><text:span text:style-name="_31_5">s</text:span><text:span text:style-name="_33_">o</text:span><text:span text:style-name="_31_0">p</text:span><text:span text:style-name="_31_3">h</text:span><text:span text:style-name="_35_">i</text:span><text:span text:style-name="_39_">c</text:span><text:span text:style-name="_31_2">a</text:span><text:span text:style-name="_33_">l</text:span><text:span text:style-name="_36_"> </text:span><text:span text:style-name="_31_4">d</text:span><text:span text:style-name="_34_">i</text:span><text:span text:style-name="_39_">s</text:span><text:span text:style-name="_31_3">c</text:span><text:span text:style-name="_32_">u</text:span><text:span text:style-name="_38_">s</text:span><text:span text:style-name="_31_5">s</text:span><text:span text:style-name="_35_">i</text:span><text:span text:style-name="_37_">o</text:span><text:span text:style-name="_31_4">n</text:span><text:span text:style-name="_33_">s</text:span><text:span text:style-name="_36_"> </text:span><text:span text:style-name="_31_4">o</text:span><text:span text:style-name="_33_">n</text:span><text:span text:style-name="_31_0">e</text:span><text:span text:style-name="_31_1"> </text:span><text:span text:style-name="_34_">l</text:span><text:span text:style-name="_38_">i</text:span><text:span text:style-name="_31_5">k</text:span><text:span text:style-name="_35_">e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e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p</text:span><text:span text:style-name="_34_">o</text:span><text:span text:style-name="_37_">s</text:span><text:span text:style-name="_31_2">s</text:span><text:span text:style-name="_34_">i</text:span><text:span text:style-name="_31_0">b</text:span><text:span text:style-name="_31_4">i</text:span><text:span text:style-name="_35_">l</text:span><text:span text:style-name="_31_0">i</text:span><text:span text:style-name="_31_4">t</text:span><text:span text:style-name="_35_">y</text:span><text:span text:style-name="_36_"> </text:span><text:span text:style-name="_31_5">o</text:span><text:span text:style-name="_33_">f</text:span><text:span text:style-name="_36_"> </text:span><text:span text:style-name="_31_4">s</text:span><text:span text:style-name="_34_">u</text:span><text:span text:style-name="_31_0">c</text:span><text:span text:style-name="_31_3">h</text:span><text:span text:style-name="_31_"> </text:span><text:span text:style-name="_31_0">e</text:span><text:span text:style-name="_31_5">r</text:span><text:span text:style-name="_34_">r</text:span><text:span text:style-name="_39_">o</text:span><text:span text:style-name="_31_4">r</text:span><text:span text:style-name="_32_">s</text:span><text:span text:style-name="_38_">;</text:span><text:span text:style-name="_31_1"> </text:span><text:span text:style-name="_35_">o</text:span><text:span text:style-name="_37_">n</text:span><text:span text:style-name="_31_3">e</text:span><text:span text:style-name="_31_"> </text:span><text:span text:style-name="_39_">i</text:span><text:span text:style-name="_31_2">s</text:span><text:span text:style-name="_31_"> </text:span><text:span text:style-name="_37_">t</text:span><text:span text:style-name="_31_4">h</text:span><text:span text:style-name="_33_">e</text:span><text:span text:style-name="_39_">r</text:span><text:span text:style-name="_31_2">e</text:span><text:span text:style-name="_35_">f</text:span><text:span text:style-name="_31_0">o</text:span><text:span text:style-name="_31_5">r</text:span><text:span text:style-name="_32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2_">u</text:span><text:span text:style-name="_38_">s</text:span><text:span text:style-name="_31_2">s</text:span><text:span text:style-name="_32_">i</text:span><text:span text:style-name="_31_0">n</text:span><text:span text:style-name="_31_2">g</text:span><text:span text:style-name="_31_"> </text:span><text:span text:style-name="_37_">"</text:span><text:span text:style-name="_31_4">a</text:span><text:span text:style-name="_35_">b</text:span><text:span text:style-name="_38_">s</text:span><text:span text:style-name="_31_5">t</text:span><text:span text:style-name="_32_">r</text:span><text:span text:style-name="_31_0">a</text:span><text:span text:style-name="_31_5">c</text:span><text:span text:style-name="_32_">t</text:span><text:span text:style-name="_36_"> </text:span><text:span text:style-name="_31_5">m</text:span><text:span text:style-name="_35_">a</text:span><text:span text:style-name="_39_">c</text:span><text:span text:style-name="_31_5">h</text:span><text:span text:style-name="_33_">i</text:span><text:span text:style-name="_39_">n</text:span><text:span text:style-name="_31_4">e</text:span><text:span text:style-name="_32_">s</text:span><text:span text:style-name="_38_">.</text:span><text:span text:style-name="_31_3">"</text:span><text:span text:style-name="_31_"> </text:span><text:span text:style-name="_37_">T</text:span><text:span text:style-name="_31_3">h</text:span><text:span text:style-name="_35_">e</text:span><text:span text:style-name="_39_">s</text:span><text:span text:style-name="_31_3">e</text:span><text:span text:style-name="_31_"> </text:span><text:span text:style-name="_38_">a</text:span><text:span text:style-name="_31_4">b</text:span><text:span text:style-name="_32_">s</text:span><text:span text:style-name="_38_">t</text:span><text:span text:style-name="_31_5">r</text:span><text:span text:style-name="_35_">a</text:span><text:span text:style-name="_37_">c</text:span><text:span text:style-name="_31_3">t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3">i</text:span><text:span text:style-name="_35_">n</text:span><text:span text:style-name="_38_">e</text:span><text:span text:style-name="_31_3">s</text:span><text:span text:style-name="_31_"> </text:span><text:span text:style-name="_38_">a</text:span><text:span text:style-name="_31_3">r</text:span><text:span text:style-name="_34_">e</text:span><text:span text:style-name="_36_"> </text:span><text:span text:style-name="_31_5">m</text:span><text:span text:style-name="_34_">a</text:span><text:span text:style-name="_37_">t</text:span><text:span text:style-name="_31_3">h</text:span><text:span text:style-name="_35_">e</text:span><text:span text:style-name="_37_">m</text:span><text:span text:style-name="_31_3">a</text:span><text:span text:style-name="_34_">t</text:span><text:span text:style-name="_31_0">i</text:span><text:span text:style-name="_31_5">c</text:span><text:span text:style-name="_34_">a</text:span><text:span text:style-name="_38_">l</text:span><text:span text:style-name="_31_1"> </text:span><text:span text:style-name="_33_">f</text:span><text:span text:style-name="_31_0">i</text:span><text:span text:style-name="_31_5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4_">r</text:span><text:span text:style-name="_39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8_">t</text:span><text:span text:style-name="_31_2">h</text:span><text:span text:style-name="_34_">a</text:span><text:span text:style-name="_38_">n</text:span><text:span text:style-name="_31_1"> </text:span><text:span text:style-name="_33_">p</text:span><text:span text:style-name="_37_">h</text:span><text:span text:style-name="_31_2">y</text:span><text:span text:style-name="_33_">s</text:span><text:span text:style-name="_31_0">i</text:span><text:span text:style-name="_31_5">c</text:span><text:span text:style-name="_32_">a</text:span><text:span text:style-name="_39_">l</text:span><text:span text:style-name="_31_1"> </text:span><text:span text:style-name="_35_">o</text:span><text:span text:style-name="_38_">b</text:span><text:span text:style-name="_31_3">j</text:span><text:span text:style-name="_32_">e</text:span><text:span text:style-name="_38_">c</text:span><text:span text:style-name="_31_4">t</text:span><text:span text:style-name="_32_">s</text:span><text:span text:style-name="_38_">.</text:span><text:span text:style-name="_31_1"> </text:span><text:span text:style-name="_32_">B</text:span><text:span text:style-name="_31_0">y</text:span><text:span text:style-name="_31_1"> </text:span><text:span text:style-name="_34_">d</text:span><text:span text:style-name="_37_">e</text:span><text:span text:style-name="_31_3">f</text:span><text:span text:style-name="_33_">i</text:span><text:span text:style-name="_38_">n</text:span><text:span text:style-name="_31_3">i</text:span><text:span text:style-name="_32_">t</text:span><text:span text:style-name="_38_">i</text:span><text:span text:style-name="_31_5">o</text:span><text:span text:style-name="_34_">n</text:span><text:span text:style-name="_36_"> </text:span><text:span text:style-name="_31_3">t</text:span><text:span text:style-name="_35_">h</text:span><text:span text:style-name="_39_">e</text:span><text:span text:style-name="_31_4">y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3">i</text:span><text:span text:style-name="_32_">n</text:span><text:span text:style-name="_39_">c</text:span><text:span text:style-name="_31_5">a</text:span><text:span text:style-name="_32_">p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2_">e</text:span><text:span text:style-name="_38_">r</text:span><text:span text:style-name="_31_2">r</text:span><text:span text:style-name="_32_">o</text:span><text:span text:style-name="_39_">r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f</text:span><text:span text:style-name="_31_2">u</text:span><text:span text:style-name="_34_">n</text:span><text:span text:style-name="_38_">c</text:span><text:span text:style-name="_31_2">t</text:span><text:span text:style-name="_33_">i</text:span><text:span text:style-name="_37_">o</text:span><text:span text:style-name="_31_5">n</text:span><text:span text:style-name="_34_">i</text:span><text:span text:style-name="_31_0">n</text:span><text:span text:style-name="_31_5">g</text:span><text:span text:style-name="_34_">.</text:span><text:span text:style-name="_36_"> </text:span><text:span text:style-name="_31_5">I</text:span><text:span text:style-name="_33_">n</text:span><text:span text:style-name="_36_"> </text:span><text:span text:style-name="_31_2">t</text:span><text:span text:style-name="_34_">h</text:span><text:span text:style-name="_37_">i</text:span><text:span text:style-name="_31_2">s</text:span><text:span text:style-name="_31_"> </text:span><text:span text:style-name="_39_">s</text:span><text:span text:style-name="_31_4">e</text:span><text:span text:style-name="_35_">n</text:span><text:span text:style-name="_38_">s</text:span><text:span text:style-name="_31_2">e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4">t</text:span><text:span text:style-name="_34_">r</text:span><text:span text:style-name="_38_">u</text:span><text:span text:style-name="_31_4">l</text:span><text:span text:style-name="_35_">y</text:span><text:span text:style-name="_36_"> </text:span><text:span text:style-name="_31_2">s</text:span><text:span text:style-name="_35_">a</text:span><text:span text:style-name="_39_">y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5">"</text:span><text:span text:style-name="_33_">m</text:span><text:span text:style-name="_39_">a</text:span><text:span text:style-name="_31_4">c</text:span><text:span text:style-name="_34_">h</text:span><text:span text:style-name="_31_0">i</text:span><text:span text:style-name="_31_2">n</text:span><text:span text:style-name="_34_">e</text:span><text:span text:style-name="_31_0">s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n</text:span><text:span text:style-name="_31_5">e</text:span><text:span text:style-name="_33_">v</text:span><text:span text:style-name="_38_">e</text:span><text:span text:style-name="_31_4">r</text:span><text:span text:style-name="_31_"> </text:span><text:span text:style-name="_38_">m</text:span><text:span text:style-name="_31_2">a</text:span><text:span text:style-name="_34_">k</text:span><text:span text:style-name="_39_">e</text:span><text:span text:style-name="_31_1"> </text:span><text:span text:style-name="_35_">m</text:span><text:span text:style-name="_38_">i</text:span><text:span text:style-name="_31_3">s</text:span><text:span text:style-name="_33_">t</text:span><text:span text:style-name="_37_">a</text:span><text:span text:style-name="_31_2">k</text:span><text:span text:style-name="_32_">e</text:span><text:span text:style-name="_31_0">s</text:span><text:span text:style-name="_31_3">.</text:span><text:span text:style-name="_33_">"</text:span><text:span text:style-name="_36_"> </text:span><text:span text:style-name="_31_3">E</text:span><text:span text:style-name="_34_">r</text:span><text:span text:style-name="_39_">r</text:span><text:span text:style-name="_31_4">o</text:span><text:span text:style-name="_33_">r</text:span><text:span text:style-name="_37_">s</text:span><text:span text:style-name="_31_1"> </text:span><text:span text:style-name="_34_">o</text:span><text:span text:style-name="_38_">f</text:span><text:span text:style-name="_31_1"> </text:span><text:span text:style-name="_33_">c</text:span><text:span text:style-name="_38_">o</text:span><text:span text:style-name="_31_4">n</text:span><text:span text:style-name="_35_">c</text:span><text:span text:style-name="_39_">l</text:span><text:span text:style-name="_31_5">u</text:span><text:span text:style-name="_34_">s</text:span><text:span text:style-name="_39_">i</text:span><text:span text:style-name="_31_2">o</text:span><text:span text:style-name="_33_">n</text:span><text:span text:style-name="_36_"> </text:span><text:span text:style-name="_31_2">c</text:span><text:span text:style-name="_35_">a</text:span><text:span text:style-name="_38_">n</text:span><text:span text:style-name="_31_1"> </text:span><text:span text:style-name="_35_">o</text:span><text:span text:style-name="_31_0">n</text:span><text:span text:style-name="_31_4">l</text:span><text:span text:style-name="_32_">y</text:span><text:span text:style-name="_36_"> </text:span><text:span text:style-name="_31_4">a</text:span><text:span text:style-name="_33_">r</text:span><text:span text:style-name="_37_">i</text:span><text:span text:style-name="_31_2">s</text:span><text:span text:style-name="_33_">e</text:span><text:span text:style-name="_36_"> </text:span><text:span text:style-name="_31_3">w</text:span><text:span text:style-name="_32_">h</text:span><text:span text:style-name="_37_">e</text:span><text:span text:style-name="_31_3">n</text:span><text:span text:style-name="_31_"> </text:span><text:span text:style-name="_39_">s</text:span><text:span text:style-name="_31_3">o</text:span><text:span text:style-name="_34_">m</text:span><text:span text:style-name="_31_0">e</text:span><text:span text:style-name="_31_1"> </text:span><text:span text:style-name="_35_">m</text:span><text:span text:style-name="_31_0">e</text:span><text:span text:style-name="_31_5">a</text:span><text:span text:style-name="_32_">n</text:span><text:span text:style-name="_39_">i</text:span><text:span text:style-name="_31_3">n</text:span><text:span text:style-name="_33_">g</text:span><text:span text:style-name="_36_"> </text:span><text:span text:style-name="_31_5">i</text:span><text:span text:style-name="_34_">s</text:span><text:span text:style-name="_36_"> </text:span><text:span text:style-name="_31_3">a</text:span><text:span text:style-name="_35_">t</text:span><text:span text:style-name="_37_">t</text:span><text:span text:style-name="_31_5">a</text:span><text:span text:style-name="_32_">c</text:span><text:span text:style-name="_37_">h</text:span><text:span text:style-name="_31_4">e</text:span><text:span text:style-name="_35_">d</text:span><text:span text:style-name="_36_"> </text:span><text:span text:style-name="_31_5">t</text:span><text:span text:style-name="_32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o</text:span><text:span text:style-name="_37_">u</text:span><text:span text:style-name="_31_2">t</text:span><text:span text:style-name="_32_">p</text:span><text:span text:style-name="_39_">u</text:span><text:span text:style-name="_31_3">t</text:span><text:span text:style-name="_31_"> </text:span><text:span text:style-name="_37_">s</text:span><text:span text:style-name="_31_5">i</text:span><text:span text:style-name="_33_">g</text:span><text:span text:style-name="_38_">n</text:span><text:span text:style-name="_31_5">a</text:span><text:span text:style-name="_32_">l</text:span><text:span text:style-name="_31_0">s</text:span><text:span text:style-name="_31_1"> </text:span><text:span text:style-name="_33_">f</text:span><text:span text:style-name="_38_">r</text:span><text:span text:style-name="_31_4">o</text:span><text:span text:style-name="_33_">m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c</text:span><text:span text:style-name="_35_">h</text:span><text:span text:style-name="_37_">i</text:span><text:span text:style-name="_31_2">n</text:span><text:span text:style-name="_34_">e</text:span><text:span text:style-name="_37_">.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1_0">m</text:span><text:span text:style-name="_31_2">a</text:span><text:span text:style-name="_34_">c</text:span><text:span text:style-name="_39_">h</text:span><text:span text:style-name="_31_4">i</text:span><text:span text:style-name="_34_">n</text:span><text:span text:style-name="_39_">e</text:span><text:span text:style-name="_31_1"> </text:span><text:span text:style-name="_33_">m</text:span><text:span text:style-name="_39_">i</text:span><text:span text:style-name="_31_2">g</text:span><text:span text:style-name="_34_">h</text:span><text:span text:style-name="_31_0">t</text:span><text:span text:style-name="_31_2">,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2">i</text:span><text:span text:style-name="_33_">n</text:span><text:span text:style-name="_39_">s</text:span><text:span text:style-name="_31_5">t</text:span><text:span text:style-name="_34_">a</text:span><text:span text:style-name="_37_">n</text:span><text:span text:style-name="_31_5">c</text:span><text:span text:style-name="_32_">e</text:span><text:span text:style-name="_37_">,</text:span><text:span text:style-name="_31_1"> </text:span><text:span text:style-name="_34_">t</text:span><text:span text:style-name="_31_0">y</text:span><text:span text:style-name="_31_4">p</text:span><text:span text:style-name="_32_">e</text:span><text:span text:style-name="_36_"> </text:span><text:span text:style-name="_31_2">o</text:span><text:span text:style-name="_34_">u</text:span><text:span text:style-name="_38_">t</text:span><text:span text:style-name="_31_1"> </text:span><text:span text:style-name="_32_">m</text:span><text:span text:style-name="_31_0">a</text:span><text:span text:style-name="_31_5">t</text:span><text:span text:style-name="_34_">h</text:span><text:span text:style-name="_39_">e</text:span><text:span text:style-name="_31_2">m</text:span><text:span text:style-name="_33_">a</text:span><text:span text:style-name="_31_0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1_0">e</text:span><text:span text:style-name="_31_5">q</text:span><text:span text:style-name="_34_">u</text:span><text:span text:style-name="_39_">a</text:span><text:span text:style-name="_31_3">t</text:span><text:span text:style-name="_35_">i</text:span><text:span text:style-name="_38_">o</text:span><text:span text:style-name="_31_5">n</text:span><text:span text:style-name="_34_">s</text:span><text:span text:style-name="_37_">,</text:span><text:span text:style-name="_31_1"> </text:span><text:span text:style-name="_34_">o</text:span><text:span text:style-name="_38_">r</text:span><text:span text:style-name="_31_1"> </text:span><text:span text:style-name="_34_">s</text:span><text:span text:style-name="_39_">e</text:span><text:span text:style-name="_31_4">n</text:span><text:span text:style-name="_32_">t</text:span><text:span text:style-name="_37_">e</text:span><text:span text:style-name="_31_4">n</text:span><text:span text:style-name="_33_">c</text:span><text:span text:style-name="_39_">e</text:span><text:span text:style-name="_31_3">s</text:span><text:span text:style-name="_31_"> </text:span><text:span text:style-name="_37_">i</text:span><text:span text:style-name="_31_3">n</text:span><text:span text:style-name="_31_"> </text:span><text:span text:style-name="_31_0">E</text:span><text:span text:style-name="_31_3">n</text:span><text:span text:style-name="_35_">g</text:span><text:span text:style-name="_38_">l</text:span><text:span text:style-name="_31_5">i</text:span><text:span text:style-name="_34_">s</text:span><text:span text:style-name="_39_">h</text:span><text:span text:style-name="_31_4">.</text:span><text:span text:style-name="_31_"> </text:span><text:span text:style-name="_39_">W</text:span><text:span text:style-name="_31_2">h</text:span><text:span text:style-name="_33_">e</text:span><text:span text:style-name="_37_">n</text:span><text:span text:style-name="_31_1"> </text:span><text:span text:style-name="_35_">a</text:span><text:span text:style-name="_36_"> </text:span><text:span text:style-name="_31_2">f</text:span><text:span text:style-name="_32_">a</text:span><text:span text:style-name="_31_0">l</text:span><text:span text:style-name="_31_2">s</text:span><text:span text:style-name="_32_">e</text:span><text:span text:style-name="_36_"> </text:span><text:span text:style-name="_31_3">p</text:span><text:span text:style-name="_35_">r</text:span><text:span text:style-name="_37_">o</text:span><text:span text:style-name="_31_2">p</text:span><text:span text:style-name="_35_">o</text:span><text:span text:style-name="_31_0">s</text:span><text:span text:style-name="_31_5">i</text:span><text:span text:style-name="_35_">t</text:span><text:span text:style-name="_38_">i</text:span><text:span text:style-name="_31_4">o</text:span><text:span text:style-name="_32_">n</text:span><text:span text:style-name="_36_"> </text:span><text:span text:style-name="_31_5">i</text:span><text:span text:style-name="_33_">s</text:span><text:span text:style-name="_36_"> </text:span><text:span text:style-name="_31_3">t</text:span><text:span text:style-name="_32_">y</text:span><text:span text:style-name="_39_">p</text:span><text:span text:style-name="_31_2">e</text:span><text:span text:style-name="_33_">d</text:span><text:span text:style-name="_36_"> </text:span><text:span text:style-name="_31_5">w</text:span><text:span text:style-name="_32_">e</text:span><text:span text:style-name="_36_"> </text:span><text:soft-page-break/><text:span text:style-name="_31_4">s</text:span><text:span text:style-name="_34_">a</text:span><text:span text:style-name="_38_">y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m</text:span><text:span text:style-name="_39_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6_"> </text:span><text:span text:style-name="_31_5">h</text:span><text:span text:style-name="_32_">a</text:span><text:span text:style-name="_38_">s</text:span><text:span text:style-name="_31_1"> </text:span><text:span text:style-name="_32_">c</text:span><text:span text:style-name="_39_">o</text:span><text:span text:style-name="_31_4">m</text:span><text:span text:style-name="_35_">m</text:span><text:span text:style-name="_38_">i</text:span><text:span text:style-name="_31_2">t</text:span><text:span text:style-name="_32_">t</text:span><text:span text:style-name="_39_">e</text:span><text:span text:style-name="_31_3">d</text:span><text:span text:style-name="_31_"> </text:span><text:span text:style-name="_31_0">a</text:span><text:span text:style-name="_31_4">n</text:span><text:span text:style-name="_31_"> </text:span><text:span text:style-name="_39_">e</text:span><text:span text:style-name="_31_4">r</text:span><text:span text:style-name="_32_">r</text:span><text:span text:style-name="_38_">o</text:span><text:span text:style-name="_31_2">r</text:span><text:span text:style-name="_31_"> </text:span><text:span text:style-name="_38_">o</text:span><text:span text:style-name="_31_4">f</text:span><text:span text:style-name="_31_"> </text:span><text:span text:style-name="_38_">c</text:span><text:span text:style-name="_31_4">o</text:span><text:span text:style-name="_35_">n</text:span><text:span text:style-name="_31_0">c</text:span><text:span text:style-name="_31_5">l</text:span><text:span text:style-name="_34_">u</text:span><text:span text:style-name="_38_">s</text:span><text:span text:style-name="_31_4">i</text:span><text:span text:style-name="_32_">o</text:span><text:span text:style-name="_31_0">n</text:span><text:span text:style-name="_31_5">.</text:span><text:span text:style-name="_31_"> </text:span><text:span text:style-name="_37_">T</text:span><text:span text:style-name="_31_2">h</text:span><text:span text:style-name="_32_">e</text:span><text:span text:style-name="_31_0">r</text:span><text:span text:style-name="_31_2">e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5">l</text:span><text:span text:style-name="_35_">e</text:span><text:span text:style-name="_38_">a</text:span><text:span text:style-name="_31_4">r</text:span><text:span text:style-name="_32_">l</text:span><text:span text:style-name="_37_">y</text:span><text:span text:style-name="_31_1"> </text:span><text:span text:style-name="_35_">n</text:span><text:span text:style-name="_31_0">o</text:span><text:span text:style-name="_31_1"> </text:span><text:span text:style-name="_34_">r</text:span><text:span text:style-name="_38_">e</text:span><text:span text:style-name="_31_4">a</text:span><text:span text:style-name="_35_">s</text:span><text:span text:style-name="_31_0">o</text:span><text:span text:style-name="_31_5">n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3">l</text:span><text:span text:style-name="_35_">l</text:span><text:span text:style-name="_36_"> </text:span><text:span text:style-name="_31_5">f</text:span><text:span text:style-name="_35_">o</text:span><text:span text:style-name="_39_">r</text:span><text:span text:style-name="_31_1"> </text:span><text:span text:style-name="_32_">s</text:span><text:span text:style-name="_31_0">a</text:span><text:span text:style-name="_31_2">y</text:span><text:span text:style-name="_32_">i</text:span><text:span text:style-name="_39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a</text:span><text:span text:style-name="_36_"> </text:span><text:span text:style-name="_31_3">m</text:span><text:span text:style-name="_32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4">a</text:span><text:span text:style-name="_35_">n</text:span><text:span text:style-name="_37_">n</text:span><text:span text:style-name="_31_5">o</text:span><text:span text:style-name="_33_">t</text:span><text:span text:style-name="_36_"> </text:span><text:span text:style-name="_31_4">m</text:span><text:span text:style-name="_34_">a</text:span><text:span text:style-name="_37_">k</text:span><text:span text:style-name="_31_3">e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2_">k</text:span><text:span text:style-name="_38_">i</text:span><text:span text:style-name="_31_2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3">m</text:span><text:span text:style-name="_34_">i</text:span><text:span text:style-name="_37_">s</text:span><text:span text:style-name="_31_2">t</text:span><text:span text:style-name="_35_">a</text:span><text:span text:style-name="_38_">k</text:span><text:span text:style-name="_31_2">e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4">m</text:span><text:span text:style-name="_33_">i</text:span><text:span text:style-name="_31_0">g</text:span><text:span text:style-name="_31_4">h</text:span><text:span text:style-name="_34_">t</text:span><text:span text:style-name="_36_"> </text:span><text:span text:style-name="_31_4">d</text:span><text:span text:style-name="_32_">o</text:span><text:span text:style-name="_36_"> </text:span><text:span text:style-name="_31_5">n</text:span><text:span text:style-name="_35_">o</text:span><text:span text:style-name="_37_">t</text:span><text:span text:style-name="_31_3">h</text:span><text:span text:style-name="_32_">i</text:span><text:span text:style-name="_38_">n</text:span><text:span text:style-name="_31_5">g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4">t</text:span><text:span text:style-name="_33_">y</text:span><text:span text:style-name="_31_0">p</text:span><text:span text:style-name="_31_4">e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3">r</text:span><text:span text:style-name="_33_">e</text:span><text:span text:style-name="_39_">p</text:span><text:span text:style-name="_31_3">e</text:span><text:span text:style-name="_33_">a</text:span><text:span text:style-name="_38_">t</text:span><text:span text:style-name="_31_4">e</text:span><text:span text:style-name="_35_">d</text:span><text:span text:style-name="_38_">l</text:span><text:span text:style-name="_31_2">y</text:span><text:span text:style-name="_31_"> </text:span><text:span text:style-name="_38_">"</text:span><text:span text:style-name="_31_4">O</text:span><text:span text:style-name="_31_"> </text:span><text:span text:style-name="_31_0">=</text:span><text:span text:style-name="_31_1"> </text:span><text:span text:style-name="_35_">I</text:span><text:span text:style-name="_39_">.</text:span><text:span text:style-name="_31_3">"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3">a</text:span><text:span text:style-name="_34_">k</text:span><text:span text:style-name="_39_">e</text:span><text:span text:style-name="_31_1"> </text:span><text:span text:style-name="_32_">a</text:span><text:span text:style-name="_36_"> </text:span><text:span text:style-name="_31_5">l</text:span><text:span text:style-name="_34_">e</text:span><text:span text:style-name="_37_">s</text:span><text:span text:style-name="_31_4">s</text:span><text:span text:style-name="_31_"> </text:span><text:span text:style-name="_39_">p</text:span><text:span text:style-name="_31_5">e</text:span><text:span text:style-name="_33_">r</text:span><text:span text:style-name="_39_">v</text:span><text:span text:style-name="_31_5">e</text:span><text:span text:style-name="_34_">r</text:span><text:span text:style-name="_38_">s</text:span><text:span text:style-name="_31_3">e</text:span><text:span text:style-name="_31_"> </text:span><text:span text:style-name="_39_">e</text:span><text:span text:style-name="_31_3">x</text:span><text:span text:style-name="_34_">a</text:span><text:span text:style-name="_31_0">m</text:span><text:span text:style-name="_31_2">p</text:span><text:span text:style-name="_33_">l</text:span><text:span text:style-name="_38_">e</text:span><text:span text:style-name="_31_4">,</text:span><text:span text:style-name="_31_"> </text:span><text:span text:style-name="_39_">i</text:span><text:span text:style-name="_31_4">t</text:span><text:span text:style-name="_31_"> </text:span><text:span text:style-name="_38_">m</text:span><text:span text:style-name="_31_2">i</text:span><text:span text:style-name="_35_">g</text:span><text:span text:style-name="_37_">h</text:span><text:span text:style-name="_31_5">t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2_">s</text:span><text:span text:style-name="_38_">o</text:span><text:span text:style-name="_31_4">m</text:span><text:span text:style-name="_33_">e</text:span><text:span text:style-name="_36_"> </text:span><text:span text:style-name="_31_4">m</text:span><text:span text:style-name="_35_">e</text:span><text:span text:style-name="_31_0">t</text:span><text:span text:style-name="_31_2">h</text:span><text:span text:style-name="_34_">o</text:span><text:span text:style-name="_38_">d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9_">d</text:span><text:span text:style-name="_31_5">r</text:span><text:span text:style-name="_34_">a</text:span><text:span text:style-name="_37_">w</text:span><text:span text:style-name="_31_5">i</text:span><text:span text:style-name="_33_">n</text:span><text:span text:style-name="_38_">g</text:span><text:span text:style-name="_31_1"> </text:span><text:span text:style-name="_34_">c</text:span><text:span text:style-name="_39_">o</text:span><text:span text:style-name="_31_2">n</text:span><text:span text:style-name="_35_">c</text:span><text:span text:style-name="_37_">l</text:span><text:span text:style-name="_31_4">u</text:span><text:span text:style-name="_33_">s</text:span><text:span text:style-name="_37_">i</text:span><text:span text:style-name="_31_2">o</text:span><text:span text:style-name="_32_">n</text:span><text:span text:style-name="_39_">s</text:span><text:span text:style-name="_31_1"> </text:span><text:span text:style-name="_33_">b</text:span><text:span text:style-name="_39_">y</text:span><text:span text:style-name="_31_1"> </text:span><text:span text:style-name="_32_">s</text:span><text:span text:style-name="_39_">c</text:span><text:span text:style-name="_31_4">i</text:span><text:span text:style-name="_33_">e</text:span><text:span text:style-name="_38_">n</text:span><text:span text:style-name="_31_2">t</text:span><text:span text:style-name="_35_">i</text:span><text:span text:style-name="_38_">f</text:span><text:span text:style-name="_31_2">i</text:span><text:span text:style-name="_35_">c</text:span><text:span text:style-name="_36_"> </text:span><text:span text:style-name="_31_3">i</text:span><text:span text:style-name="_33_">n</text:span><text:span text:style-name="_38_">d</text:span><text:span text:style-name="_31_4">u</text:span><text:span text:style-name="_35_">c</text:span><text:span text:style-name="_39_">t</text:span><text:span text:style-name="_31_3">i</text:span><text:span text:style-name="_34_">o</text:span><text:span text:style-name="_38_">n</text:span><text:span text:style-name="_31_4">.</text:span><text:span text:style-name="_31_"> </text:span><text:span text:style-name="_31_0">W</text:span><text:span text:style-name="_31_5">e</text:span><text:span text:style-name="_31_"> </text:span><text:span text:style-name="_31_0">m</text:span><text:span text:style-name="_31_5">u</text:span><text:span text:style-name="_33_">s</text:span><text:span text:style-name="_37_">t</text:span><text:span text:style-name="_31_1"> </text:span><text:span text:style-name="_32_">e</text:span><text:span text:style-name="_37_">x</text:span><text:span text:style-name="_31_3">p</text:span><text:span text:style-name="_34_">e</text:span><text:span text:style-name="_31_0">c</text:span><text:span text:style-name="_31_4">t</text:span><text:span text:style-name="_31_"> </text:span><text:span text:style-name="_37_">s</text:span><text:span text:style-name="_31_3">u</text:span><text:span text:style-name="_34_">c</text:span><text:span text:style-name="_31_0">h</text:span><text:span text:style-name="_31_1"> </text:span><text:span text:style-name="_32_">a</text:span><text:span text:style-name="_36_"> </text:span><text:span text:style-name="_31_3">m</text:span><text:span text:style-name="_34_">e</text:span><text:span text:style-name="_37_">t</text:span><text:span text:style-name="_31_4">h</text:span><text:span text:style-name="_35_">o</text:span><text:span text:style-name="_39_">d</text:span><text:span text:style-name="_31_1"> </text:span><text:span text:style-name="_35_">t</text:span><text:span text:style-name="_39_">o</text:span><text:span text:style-name="_31_1"> </text:span><text:span text:style-name="_35_">l</text:span><text:span text:style-name="_39_">e</text:span><text:span text:style-name="_31_2">a</text:span><text:span text:style-name="_32_">d</text:span><text:span text:style-name="_36_"> </text:span><text:span text:style-name="_31_2">o</text:span><text:span text:style-name="_34_">c</text:span><text:span text:style-name="_37_">c</text:span><text:span text:style-name="_31_2">a</text:span><text:span text:style-name="_34_">s</text:span><text:span text:style-name="_39_">i</text:span><text:span text:style-name="_31_4">o</text:span><text:span text:style-name="_34_">n</text:span><text:span text:style-name="_37_">a</text:span><text:span text:style-name="_31_4">l</text:span><text:span text:style-name="_35_">l</text:span><text:span text:style-name="_31_0">y</text:span><text:span text:style-name="_31_1"> </text:span><text:span text:style-name="_32_">t</text:span><text:span text:style-name="_31_0">o</text:span><text:span text:style-name="_31_1"> </text:span><text:span text:style-name="_33_">e</text:span><text:span text:style-name="_31_0">r</text:span><text:span text:style-name="_31_3">r</text:span><text:span text:style-name="_32_">o</text:span><text:span text:style-name="_31_0">n</text:span><text:span text:style-name="_31_5">e</text:span><text:span text:style-name="_35_">o</text:span><text:span text:style-name="_38_">u</text:span><text:span text:style-name="_31_4">s</text:span><text:span text:style-name="_31_"> </text:span><text:span text:style-name="_38_">r</text:span><text:span text:style-name="_31_2">e</text:span><text:span text:style-name="_32_">s</text:span><text:span text:style-name="_37_">u</text:span><text:span text:style-name="_31_5">l</text:span><text:span text:style-name="_33_">t</text:span><text:span text:style-name="_37_">s</text:span><text:span text:style-name="_31_3">.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c</text:span><text:span text:style-name="_32_">l</text:span><text:span text:style-name="_37_">a</text:span><text:span text:style-name="_31_4">i</text:span><text:span text:style-name="_34_">m</text:span><text:span text:style-name="_36_"> </text:span><text:span text:style-name="_31_2">t</text:span><text:span text:style-name="_34_">h</text:span><text:span text:style-name="_31_0">a</text:span><text:span text:style-name="_31_4">t</text:span><text:span text:style-name="_31_"> </text:span><text:span text:style-name="_39_">a</text:span><text:span text:style-name="_31_1"> </text:span><text:span text:style-name="_35_">m</text:span><text:span text:style-name="_37_">a</text:span><text:span text:style-name="_31_3">c</text:span><text:span text:style-name="_32_">h</text:span><text:span text:style-name="_39_">i</text:span><text:span text:style-name="_31_3">n</text:span><text:span text:style-name="_33_">e</text:span><text:span text:style-name="_36_"> </text:span><text:span text:style-name="_31_2">c</text:span><text:span text:style-name="_34_">a</text:span><text:span text:style-name="_31_0">n</text:span><text:span text:style-name="_31_4">n</text:span><text:span text:style-name="_34_">o</text:span><text:span text:style-name="_31_0">t</text:span><text:span text:style-name="_31_1"> </text:span><text:span text:style-name="_35_">b</text:span><text:span text:style-name="_31_0">e</text:span><text:span text:style-name="_31_1"> </text:span><text:span text:style-name="_35_">t</text:span><text:span text:style-name="_39_">h</text:span><text:span text:style-name="_31_5">e</text:span><text:span text:style-name="_31_"> </text:span><text:span text:style-name="_31_0">s</text:span><text:span text:style-name="_31_5">u</text:span><text:span text:style-name="_32_">b</text:span><text:span text:style-name="_37_">j</text:span><text:span text:style-name="_31_5">e</text:span><text:span text:style-name="_35_">c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i</text:span><text:span text:style-name="_37_">t</text:span><text:span text:style-name="_31_5">s</text:span><text:span text:style-name="_31_"> </text:span><text:span text:style-name="_39_">o</text:span><text:span text:style-name="_31_5">w</text:span><text:span text:style-name="_33_">n</text:span><text:span text:style-name="_36_"> </text:span><text:span text:style-name="_31_2">t</text:span><text:span text:style-name="_32_">h</text:span><text:span text:style-name="_39_">o</text:span><text:span text:style-name="_31_4">u</text:span><text:span text:style-name="_33_">g</text:span><text:span text:style-name="_31_0">h</text:span><text:span text:style-name="_31_2">t</text:span><text:span text:style-name="_31_"> </text:span><text:span text:style-name="_37_">c</text:span><text:span text:style-name="_31_3">a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2">c</text:span><text:span text:style-name="_34_">o</text:span><text:span text:style-name="_37_">u</text:span><text:span text:style-name="_31_4">r</text:span><text:span text:style-name="_34_">s</text:span><text:span text:style-name="_37_">e</text:span><text:span text:style-name="_31_1"> </text:span><text:span text:style-name="_35_">o</text:span><text:span text:style-name="_37_">n</text:span><text:span text:style-name="_31_3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2_">e</text:span><text:span text:style-name="_39_">r</text:span><text:span text:style-name="_31_2">e</text:span><text:span text:style-name="_32_">d</text:span><text:span text:style-name="_36_"> </text:span><text:span text:style-name="_31_2">i</text:span><text:span text:style-name="_34_">f</text:span><text:span text:style-name="_36_"> </text:span><text:span text:style-name="_31_3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s</text:span><text:span text:style-name="_39_">h</text:span><text:span text:style-name="_31_2">o</text:span><text:span text:style-name="_34_">w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3_">t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2">c</text:span><text:span text:style-name="_34_">h</text:span><text:span text:style-name="_31_0">i</text:span><text:span text:style-name="_31_3">n</text:span><text:span text:style-name="_32_">e</text:span><text:span text:style-name="_36_"> </text:span><text:span text:style-name="_31_3">h</text:span><text:span text:style-name="_35_">a</text:span><text:span text:style-name="_38_">s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t</text:span><text:span text:style-name="_34_">h</text:span><text:span text:style-name="_31_0">o</text:span><text:span text:style-name="_31_2">u</text:span><text:span text:style-name="_35_">g</text:span><text:span text:style-name="_37_">h</text:span><text:span text:style-name="_31_4">t</text:span><text:span text:style-name="_31_"> </text:span><text:span text:style-name="_38_">w</text:span><text:span text:style-name="_31_2">i</text:span><text:span text:style-name="_35_">t</text:span><text:span text:style-name="_38_">h</text:span><text:span text:style-name="_31_1"> </text:span><text:span text:style-name="_33_">s</text:span><text:span text:style-name="_38_">o</text:span><text:span text:style-name="_31_4">m</text:span><text:span text:style-name="_32_">e</text:span><text:span text:style-name="_36_"> </text:span><text:span text:style-name="_31_4">s</text:span><text:span text:style-name="_32_">u</text:span><text:span text:style-name="_39_">b</text:span><text:span text:style-name="_31_3">j</text:span><text:span text:style-name="_35_">e</text:span><text:span text:style-name="_31_0">c</text:span><text:span text:style-name="_31_3">t</text:span><text:span text:style-name="_31_"> </text:span><text:span text:style-name="_39_">m</text:span><text:span text:style-name="_31_3">a</text:span><text:span text:style-name="_34_">t</text:span><text:span text:style-name="_38_">t</text:span><text:span text:style-name="_31_2">e</text:span><text:span text:style-name="_35_">r</text:span><text:span text:style-name="_31_0">.</text:span><text:span text:style-name="_31_1"> </text:span><text:span text:style-name="_33_">N</text:span><text:span text:style-name="_37_">e</text:span><text:span text:style-name="_31_2">v</text:span><text:span text:style-name="_35_">e</text:span><text:span text:style-name="_39_">r</text:span><text:span text:style-name="_31_2">t</text:span><text:span text:style-name="_32_">h</text:span><text:span text:style-name="_39_">e</text:span><text:span text:style-name="_31_2">l</text:span><text:span text:style-name="_33_">e</text:span><text:span text:style-name="_37_">s</text:span><text:span text:style-name="_31_5">s</text:span><text:span text:style-name="_33_">,</text:span><text:span text:style-name="_36_"> </text:span><text:span text:style-name="_31_2">"</text:span><text:span text:style-name="_35_">t</text:span><text:span text:style-name="_31_0">h</text:span><text:span text:style-name="_31_2">e</text:span><text:span text:style-name="_31_"> </text:span><text:span text:style-name="_31_0">s</text:span><text:span text:style-name="_31_3">u</text:span><text:span text:style-name="_33_">b</text:span><text:span text:style-name="_38_">j</text:span><text:span text:style-name="_31_2">e</text:span><text:span text:style-name="_32_">c</text:span><text:span text:style-name="_37_">t</text:span><text:span text:style-name="_31_1"> </text:span><text:span text:style-name="_33_">m</text:span><text:span text:style-name="_31_0">a</text:span><text:span text:style-name="_31_3">t</text:span><text:span text:style-name="_34_">t</text:span><text:span text:style-name="_31_0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8_">i</text:span><text:span text:style-name="_31_5">n</text:span><text:span text:style-name="_33_">e</text:span><text:span text:style-name="_38_">'</text:span><text:span text:style-name="_31_2">s</text:span><text:span text:style-name="_31_"> </text:span><text:span text:style-name="_31_0">o</text:span><text:span text:style-name="_31_2">p</text:span><text:span text:style-name="_33_">e</text:span><text:span text:style-name="_37_">r</text:span><text:span text:style-name="_31_3">a</text:span><text:span text:style-name="_32_">t</text:span><text:span text:style-name="_37_">i</text:span><text:span text:style-name="_31_4">o</text:span><text:span text:style-name="_35_">n</text:span><text:span text:style-name="_38_">s</text:span><text:span text:style-name="_31_4">"</text:span><text:span text:style-name="_31_"> </text:span><text:span text:style-name="_39_">d</text:span><text:span text:style-name="_31_3">o</text:span><text:span text:style-name="_35_">e</text:span><text:span text:style-name="_38_">s</text:span><text:span text:style-name="_31_1"> </text:span><text:span text:style-name="_32_">s</text:span><text:span text:style-name="_39_">e</text:span><text:span text:style-name="_31_5">e</text:span><text:span text:style-name="_32_">m</text:span><text:span text:style-name="_36_"> </text:span><text:span text:style-name="_31_5">t</text:span><text:span text:style-name="_34_">o</text:span><text:span text:style-name="_36_"> </text:span><text:span text:style-name="_31_5">m</text:span><text:span text:style-name="_34_">e</text:span><text:span text:style-name="_39_">a</text:span><text:span text:style-name="_31_2">n</text:span><text:span text:style-name="_31_"> </text:span><text:span text:style-name="_39_">s</text:span><text:span text:style-name="_31_5">o</text:span><text:span text:style-name="_32_">m</text:span><text:span text:style-name="_37_">e</text:span><text:span text:style-name="_31_2">t</text:span><text:span text:style-name="_34_">h</text:span><text:span text:style-name="_39_">i</text:span><text:span text:style-name="_31_3">n</text:span><text:span text:style-name="_32_">g</text:span><text:span text:style-name="_37_">,</text:span><text:span text:style-name="_31_1"> </text:span><text:span text:style-name="_32_">a</text:span><text:span text:style-name="_39_">t</text:span><text:span text:style-name="_31_1"> </text:span><text:span text:style-name="_34_">l</text:span><text:span text:style-name="_31_0">e</text:span><text:span text:style-name="_31_2">a</text:span><text:span text:style-name="_35_">s</text:span><text:span text:style-name="_31_0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p</text:span><text:span text:style-name="_31_2">e</text:span><text:span text:style-name="_34_">o</text:span><text:span text:style-name="_31_0">p</text:span><text:span text:style-name="_31_4">l</text:span><text:span text:style-name="_32_">e</text:span><text:span text:style-name="_36_"> </text:span><text:span text:style-name="_31_4">w</text:span><text:span text:style-name="_34_">h</text:span><text:span text:style-name="_31_0">o</text:span><text:span text:style-name="_31_1"> </text:span><text:span text:style-name="_34_">d</text:span><text:span text:style-name="_39_">e</text:span><text:span text:style-name="_31_3">a</text:span><text:span text:style-name="_35_">l</text:span><text:span text:style-name="_36_"> </text:span><text:span text:style-name="_31_5">w</text:span><text:span text:style-name="_34_">i</text:span><text:span text:style-name="_39_">t</text:span><text:span text:style-name="_31_5">h</text:span><text:span text:style-name="_31_"> </text:span><text:span text:style-name="_31_0">i</text:span><text:span text:style-name="_31_4">t</text:span><text:span text:style-name="_35_">.</text:span><text:span text:style-name="_36_"> </text:span><text:span text:style-name="_31_5">I</text:span><text:span text:style-name="_34_">f</text:span><text:span text:style-name="_38_">,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8_">i</text:span><text:span text:style-name="_31_4">n</text:span><text:span text:style-name="_34_">s</text:span><text:span text:style-name="_39_">t</text:span><text:span text:style-name="_31_4">a</text:span><text:span text:style-name="_35_">n</text:span><text:span text:style-name="_39_">c</text:span><text:span text:style-name="_31_3">e</text:span><text:span text:style-name="_32_">,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m</text:span><text:span text:style-name="_38_">a</text:span><text:span text:style-name="_31_3">c</text:span><text:span text:style-name="_33_">h</text:span><text:span text:style-name="_31_0">i</text:span><text:span text:style-name="_31_5">n</text:span><text:span text:style-name="_33_">e</text:span><text:span text:style-name="_36_"> </text:span><text:span text:style-name="_31_3">w</text:span><text:span text:style-name="_35_">a</text:span><text:span text:style-name="_38_">s</text:span><text:span text:style-name="_31_1"> </text:span><text:span text:style-name="_34_">t</text:span><text:span text:style-name="_38_">r</text:span><text:span text:style-name="_31_5">y</text:span><text:span text:style-name="_33_">i</text:span><text:span text:style-name="_38_">n</text:span><text:span text:style-name="_31_3">g</text:span><text:span text:style-name="_31_"> </text:span><text:span text:style-name="_31_0">t</text:span><text:span text:style-name="_31_4">o</text:span><text:span text:style-name="_31_"> </text:span><text:span text:style-name="_38_">f</text:span><text:span text:style-name="_31_3">i</text:span><text:span text:style-name="_33_">n</text:span><text:span text:style-name="_31_0">d</text:span><text:span text:style-name="_31_1"> </text:span><text:span text:style-name="_34_">a</text:span><text:span text:style-name="_36_"> </text:span><text:span text:style-name="_31_2">s</text:span><text:span text:style-name="_33_">o</text:span><text:span text:style-name="_31_0">l</text:span><text:span text:style-name="_31_3">u</text:span><text:span text:style-name="_32_">t</text:span><text:span text:style-name="_38_">i</text:span><text:span text:style-name="_31_5">o</text:span><text:span text:style-name="_33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9_">q</text:span><text:span text:style-name="_31_3">u</text:span><text:span text:style-name="_32_">a</text:span><text:span text:style-name="_31_0">t</text:span><text:span text:style-name="_31_5">i</text:span><text:span text:style-name="_35_">o</text:span><text:span text:style-name="_31_0">n</text:span><text:span text:style-name="_31_1"> </text:span><text:span text:style-name="_32_">x</text:span><text:span text:style-name="_39_">2</text:span><text:span text:style-name="_31_1"> </text:span>-<text:span text:style-name="_36_"> </text:span><text:span text:style-name="_31_4">4</text:span><text:span text:style-name="_34_">0</text:span><text:span text:style-name="_39_">x</text:span><text:span text:style-name="_31_1"> </text:span>-<text:span text:style-name="_36_"> </text:span><text:span text:style-name="_31_5">1</text:span><text:span text:style-name="_35_">1</text:span><text:span text:style-name="_36_"> </text:span><text:span text:style-name="_31_3">=</text:span><text:span text:style-name="_31_"> </text:span><text:span text:style-name="_37_">0</text:span><text:span text:style-name="_31_1"> </text:span><text:span text:style-name="_35_">o</text:span><text:span text:style-name="_38_">n</text:span><text:span text:style-name="_31_2">e</text:span><text:span text:style-name="_31_"> </text:span><text:span text:style-name="_38_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8_">t</text:span><text:span text:style-name="_31_5">e</text:span><text:span text:style-name="_32_">m</text:span><text:span text:style-name="_38_">p</text:span><text:span text:style-name="_31_4">t</text:span><text:span text:style-name="_32_">e</text:span><text:span text:style-name="_31_0">d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1_0">e</text:span><text:span text:style-name="_31_3">s</text:span><text:span text:style-name="_34_">c</text:span><text:span text:style-name="_31_0">r</text:span><text:span text:style-name="_31_3">i</text:span><text:span text:style-name="_34_">b</text:span><text:span text:style-name="_31_0">e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2">e</text:span><text:span text:style-name="_32_">q</text:span><text:span text:style-name="_37_">u</text:span><text:span text:style-name="_31_4">a</text:span><text:span text:style-name="_35_">t</text:span><text:span text:style-name="_31_0">i</text:span><text:span text:style-name="_31_3">o</text:span><text:span text:style-name="_35_">n</text:span><text:span text:style-name="_36_"> </text:span><text:span text:style-name="_31_5">a</text:span><text:span text:style-name="_33_">s</text:span><text:span text:style-name="_36_"> </text:span><text:span text:style-name="_31_3">p</text:span><text:span text:style-name="_33_">a</text:span><text:span text:style-name="_39_">r</text:span><text:span text:style-name="_31_4">t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4">e</text:span><text:span text:style-name="_32_">'</text:span><text:span text:style-name="_37_">s</text:span><text:span text:style-name="_31_1"> </text:span><text:span text:style-name="_34_">s</text:span><text:span text:style-name="_38_">u</text:span><text:span text:style-name="_31_4">b</text:span><text:span text:style-name="_35_">j</text:span><text:span text:style-name="_31_0">e</text:span><text:span text:style-name="_31_3">c</text:span><text:span text:style-name="_35_">t</text:span><text:span text:style-name="_36_"> </text:span><text:span text:style-name="_31_5">m</text:span><text:span text:style-name="_33_">a</text:span><text:span text:style-name="_39_">t</text:span><text:span text:style-name="_31_5">t</text:span><text:span text:style-name="_35_">e</text:span><text:span text:style-name="_31_0">r</text:span><text:span text:style-name="_31_1"> </text:span><text:span text:style-name="_33_">a</text:span><text:span text:style-name="_31_0">t</text:span><text:span text:style-name="_31_1"> </text:span><text:span text:style-name="_35_">t</text:span><text:span text:style-name="_39_">h</text:span><text:span text:style-name="_31_4">a</text:span><text:span text:style-name="_35_">t</text:span><text:span text:style-name="_36_"> </text:span><text:span text:style-name="_31_4">m</text:span><text:span text:style-name="_33_">o</text:span><text:span text:style-name="_39_">m</text:span><text:span text:style-name="_31_4">e</text:span><text:span text:style-name="_33_">n</text:span><text:span text:style-name="_39_">t</text:span><text:span text:style-name="_31_2">.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4_">s</text:span><text:span text:style-name="_37_">o</text:span><text:span text:style-name="_31_5">r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4">s</text:span><text:span text:style-name="_32_">e</text:span><text:span text:style-name="_37_">n</text:span><text:span text:style-name="_31_2">s</text:span><text:span text:style-name="_33_">e</text:span><text:span text:style-name="_36_"> </text:span><text:span text:style-name="_31_3">a</text:span><text:span text:style-name="_31_"> </text:span><text:span text:style-name="_39_">m</text:span><text:span text:style-name="_31_5">a</text:span><text:span text:style-name="_35_">c</text:span><text:span text:style-name="_37_">h</text:span><text:span text:style-name="_31_5">i</text:span><text:span text:style-name="_34_">n</text:span><text:span text:style-name="_31_0">e</text:span><text:span text:style-name="_31_1"> </text:span><text:span text:style-name="_35_">u</text:span><text:span text:style-name="_37_">n</text:span><text:span text:style-name="_31_3">d</text:span><text:span text:style-name="_35_">o</text:span><text:span text:style-name="_39_">u</text:span><text:span text:style-name="_31_2">b</text:span><text:span text:style-name="_35_">t</text:span><text:span text:style-name="_37_">e</text:span><text:span text:style-name="_31_2">d</text:span><text:span text:style-name="_33_">l</text:span><text:span text:style-name="_31_0">y</text:span><text:span text:style-name="_31_1"> </text:span><text:span text:style-name="_32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1_0">i</text:span><text:span text:style-name="_31_5">t</text:span><text:span text:style-name="_34_">s</text:span><text:span text:style-name="_36_"> </text:span><text:span text:style-name="_31_3">o</text:span><text:span text:style-name="_35_">w</text:span><text:span text:style-name="_38_">n</text:span><text:span text:style-name="_31_1"> </text:span><text:span text:style-name="_32_">s</text:span><text:span text:style-name="_39_">u</text:span><text:span text:style-name="_31_4">b</text:span><text:span text:style-name="_33_">j</text:span><text:span text:style-name="_38_">e</text:span><text:span text:style-name="_31_3">c</text:span><text:span text:style-name="_32_">t</text:span><text:span text:style-name="_36_"> </text:span><text:span text:style-name="_31_5">m</text:span><text:span text:style-name="_34_">a</text:span><text:span text:style-name="_39_">t</text:span><text:span text:style-name="_31_2">t</text:span><text:span text:style-name="_33_">e</text:span><text:span text:style-name="_37_">r</text:span><text:span text:style-name="_31_3">.</text:span><text:span text:style-name="_31_"> </text:span><text:span text:style-name="_39_">I</text:span><text:span text:style-name="_31_4">t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5">u</text:span><text:span text:style-name="_35_">s</text:span><text:span text:style-name="_37_">e</text:span><text:span text:style-name="_31_3">d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5">e</text:span><text:span text:style-name="_33_">l</text:span><text:span text:style-name="_39_">p</text:span><text:span text:style-name="_31_1"> </text:span><text:span text:style-name="_35_">i</text:span><text:span text:style-name="_39_">n</text:span><text:span text:style-name="_31_1"> </text:span><text:span text:style-name="_35_">m</text:span><text:span text:style-name="_39_">a</text:span><text:span text:style-name="_31_2">k</text:span><text:span text:style-name="_32_">i</text:span><text:span text:style-name="_38_">n</text:span><text:span text:style-name="_31_4">g</text:span><text:span text:style-name="_31_"> </text:span><text:span text:style-name="_39_">u</text:span><text:span text:style-name="_31_5">p</text:span><text:span text:style-name="_31_"> </text:span><text:span text:style-name="_31_0">i</text:span><text:span text:style-name="_31_4">t</text:span><text:span text:style-name="_33_">s</text:span><text:span text:style-name="_36_"> </text:span><text:span text:style-name="_31_3">o</text:span><text:span text:style-name="_33_">w</text:span><text:span text:style-name="_31_0">n</text:span><text:span text:style-name="_31_1"> </text:span><text:span text:style-name="_34_">p</text:span><text:span text:style-name="_38_">r</text:span><text:span text:style-name="_31_3">o</text:span><text:span text:style-name="_35_">g</text:span><text:span text:style-name="_39_">r</text:span><text:span text:style-name="_31_2">a</text:span><text:span text:style-name="_34_">m</text:span><text:span text:style-name="_38_">m</text:span><text:span text:style-name="_31_4">e</text:span><text:span text:style-name="_33_">s</text:span><text:span text:style-name="_31_0">,</text:span><text:span text:style-name="_31_1"> </text:span><text:span text:style-name="_34_">o</text:span><text:span text:style-name="_39_">r</text:span><text:span text:style-name="_31_1"> </text:span><text:span text:style-name="_35_">t</text:span><text:span text:style-name="_38_">o</text:span><text:span text:style-name="_31_1"> </text:span><text:span text:style-name="_32_">p</text:span><text:span text:style-name="_31_0">r</text:span><text:span text:style-name="_31_2">e</text:span><text:span text:style-name="_33_">d</text:span><text:span text:style-name="_37_">i</text:span><text:span text:style-name="_31_2">c</text:span><text:span text:style-name="_33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e</text:span><text:span text:style-name="_38_">f</text:span><text:span text:style-name="_31_5">f</text:span><text:span text:style-name="_34_">e</text:span><text:span text:style-name="_31_0">c</text:span><text:span text:style-name="_31_5">t</text:span><text:span text:style-name="_31_"> </text:span><text:span text:style-name="_39_">o</text:span><text:span text:style-name="_31_4">f</text:span><text:span text:style-name="_31_"> </text:span><text:span text:style-name="_38_">a</text:span><text:span text:style-name="_31_5">l</text:span><text:span text:style-name="_32_">t</text:span><text:span text:style-name="_37_">e</text:span><text:span text:style-name="_31_2">r</text:span><text:span text:style-name="_35_">a</text:span><text:span text:style-name="_31_0">t</text:span><text:span text:style-name="_31_3">i</text:span><text:span text:style-name="_33_">o</text:span><text:span text:style-name="_39_">n</text:span><text:span text:style-name="_31_2">s</text:span><text:span text:style-name="_31_"> </text:span><text:span text:style-name="_39_">i</text:span><text:span text:style-name="_31_4">n</text:span><text:span text:style-name="_31_"> </text:span><text:span text:style-name="_31_0">i</text:span><text:span text:style-name="_31_5">t</text:span><text:span text:style-name="_33_">s</text:span><text:span text:style-name="_36_"> </text:span><text:span text:style-name="_31_2">o</text:span><text:span text:style-name="_34_">w</text:span><text:span text:style-name="_31_0">n</text:span><text:span text:style-name="_31_1"> </text:span><text:span text:style-name="_33_">s</text:span><text:span text:style-name="_37_">t</text:span><text:span text:style-name="_31_3">r</text:span><text:span text:style-name="_35_">u</text:span><text:span text:style-name="_31_0">c</text:span><text:span text:style-name="_31_2">t</text:span><text:span text:style-name="_35_">u</text:span><text:span text:style-name="_31_0">r</text:span><text:span text:style-name="_31_3">e</text:span><text:span text:style-name="_32_">.</text:span><text:span text:style-name="_36_"> </text:span><text:span text:style-name="_31_4">B</text:span><text:span text:style-name="_32_">y</text:span><text:span text:style-name="_36_"> </text:span><text:span text:style-name="_31_2">o</text:span><text:span text:style-name="_34_">b</text:span><text:span text:style-name="_31_0">s</text:span><text:span text:style-name="_31_5">e</text:span><text:span text:style-name="_32_">r</text:span><text:span text:style-name="_39_">v</text:span><text:span text:style-name="_31_5">i</text:span><text:span text:style-name="_32_">n</text:span><text:span text:style-name="_39_">g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r</text:span><text:span text:style-name="_31_2">e</text:span><text:span text:style-name="_35_">s</text:span><text:span text:style-name="_37_">u</text:span><text:span text:style-name="_31_5">l</text:span><text:span text:style-name="_33_">t</text:span><text:span text:style-name="_38_">s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9_">t</text:span><text:span text:style-name="_31_5">s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4">b</text:span><text:span text:style-name="_35_">e</text:span><text:span text:style-name="_31_0">h</text:span><text:span text:style-name="_31_3">a</text:span><text:span text:style-name="_33_">v</text:span><text:span text:style-name="_37_">i</text:span><text:span text:style-name="_31_3">o</text:span><text:span text:style-name="_34_">u</text:span><text:span text:style-name="_38_">r</text:span><text:span text:style-name="_31_1"> </text:span><text:span text:style-name="_34_">i</text:span><text:span text:style-name="_39_">t</text:span><text:span text:style-name="_31_1"> </text:span><text:span text:style-name="_34_">c</text:span><text:span text:style-name="_37_">a</text:span><text:span text:style-name="_31_3">n</text:span><text:span text:style-name="_31_"> </text:span><text:span text:style-name="_31_0">m</text:span><text:span text:style-name="_31_2">o</text:span><text:span text:style-name="_32_">d</text:span><text:span text:style-name="_31_0">i</text:span><text:span text:style-name="_31_5">f</text:span><text:span text:style-name="_35_">y</text:span><text:span text:style-name="_36_"> </text:span><text:span text:style-name="_31_2">i</text:span><text:span text:style-name="_33_">t</text:span><text:span text:style-name="_31_0">s</text:span><text:span text:style-name="_31_1"> </text:span><text:span text:style-name="_34_">o</text:span><text:span text:style-name="_38_">w</text:span><text:span text:style-name="_31_3">n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4">r</text:span><text:span text:style-name="_34_">a</text:span><text:span text:style-name="_39_">m</text:span><text:span text:style-name="_31_5">m</text:span><text:span text:style-name="_33_">e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a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c</text:span><text:span text:style-name="_31_5">h</text:span><text:span text:style-name="_32_">i</text:span><text:span text:style-name="_37_">e</text:span><text:span text:style-name="_31_3">v</text:span><text:span text:style-name="_32_">e</text:span><text:span text:style-name="_36_"> </text:span><text:span text:style-name="_31_2">s</text:span><text:span text:style-name="_33_">o</text:span><text:span text:style-name="_38_">m</text:span><text:span text:style-name="_31_3">e</text:span><text:span text:style-name="_31_"> </text:span><text:span text:style-name="_39_">p</text:span><text:span text:style-name="_31_2">u</text:span><text:span text:style-name="_33_">r</text:span><text:span text:style-name="_39_">p</text:span><text:span text:style-name="_31_3">o</text:span><text:span text:style-name="_34_">s</text:span><text:span text:style-name="_31_0">e</text:span><text:span text:style-name="_31_1"> </text:span><text:span text:style-name="_35_">m</text:span><text:span text:style-name="_38_">o</text:span><text:span text:style-name="_31_3">r</text:span><text:span text:style-name="_33_">e</text:span><text:span text:style-name="_36_"> </text:span><text:span text:style-name="_31_4">e</text:span><text:span text:style-name="_32_">f</text:span><text:span text:style-name="_37_">f</text:span><text:span text:style-name="_31_4">e</text:span><text:span text:style-name="_34_">c</text:span><text:span text:style-name="_31_0">t</text:span><text:span text:style-name="_31_4">i</text:span><text:span text:style-name="_35_">v</text:span><text:span text:style-name="_38_">e</text:span><text:span text:style-name="_31_3">l</text:span><text:span text:style-name="_32_">y</text:span><text:span text:style-name="_37_">.</text:span><text:span text:style-name="_31_1"> </text:span><text:span text:style-name="_32_">T</text:span><text:span text:style-name="_39_">h</text:span><text:span text:style-name="_31_3">e</text:span><text:span text:style-name="_33_">s</text:span><text:span text:style-name="_39_">e</text:span><text:span text:style-name="_31_1"> </text:span><text:span text:style-name="_33_">a</text:span><text:span text:style-name="_38_">r</text:span><text:span text:style-name="_31_2">e</text:span><text:span text:style-name="_31_"> </text:span><text:span text:style-name="_38_">p</text:span><text:span text:style-name="_31_5">o</text:span><text:span text:style-name="_34_">s</text:span><text:span text:style-name="_38_">s</text:span><text:span text:style-name="_31_3">i</text:span><text:span text:style-name="_33_">b</text:span><text:span text:style-name="_37_">i</text:span><text:span text:style-name="_31_2">l</text:span><text:span text:style-name="_32_">i</text:span><text:span text:style-name="_31_0">t</text:span><text:span text:style-name="_31_2">i</text:span><text:span text:style-name="_32_">e</text:span><text:span text:style-name="_38_">s</text:span><text:span text:style-name="_31_1"> </text:span><text:span text:style-name="_33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n</text:span><text:span text:style-name="_31_4">e</text:span><text:span text:style-name="_33_">a</text:span><text:span text:style-name="_37_">r</text:span><text:span text:style-name="_31_1"> </text:span><text:span text:style-name="_33_">f</text:span><text:span text:style-name="_38_">u</text:span><text:span text:style-name="_31_3">t</text:span><text:span text:style-name="_35_">u</text:span><text:span text:style-name="_31_0">r</text:span><text:span text:style-name="_31_4">e</text:span><text:span text:style-name="_32_">,</text:span><text:span text:style-name="_36_"> </text:span><text:span text:style-name="_31_4">r</text:span><text:span text:style-name="_34_">a</text:span><text:span text:style-name="_39_">t</text:span><text:span text:style-name="_31_2">h</text:span><text:span text:style-name="_33_">e</text:span><text:span text:style-name="_31_0">r</text:span><text:span text:style-name="_31_1"> </text:span><text:span text:style-name="_32_">t</text:span><text:span text:style-name="_37_">h</text:span><text:span text:style-name="_31_3">a</text:span><text:span text:style-name="_34_">n</text:span><text:span text:style-name="_36_"> </text:span><text:span text:style-name="_31_3">U</text:span><text:span text:style-name="_33_">t</text:span><text:span text:style-name="_37_">o</text:span><text:span text:style-name="_31_4">p</text:span><text:span text:style-name="_34_">i</text:span><text:span text:style-name="_37_">a</text:span><text:span text:style-name="_31_5">n</text:span><text:span text:style-name="_31_"> </text:span><text:span text:style-name="_38_">d</text:span><text:span text:style-name="_31_4">r</text:span><text:span text:style-name="_33_">e</text:span><text:span text:style-name="_39_">a</text:span><text:span text:style-name="_31_4">m</text:span><text:span text:style-name="_32_">s</text:span><text:span text:style-name="_38_">.</text:span></text:p>
      <text:p text:style-name="P1"><text:span text:style-name="_32_">T</text:span><text:span text:style-name="_31_0">h</text:span><text:span text:style-name="_31_5">e</text:span><text:span text:style-name="_31_"> </text:span><text:span text:style-name="_37_">c</text:span><text:span text:style-name="_31_5">r</text:span><text:span text:style-name="_35_">i</text:span><text:span text:style-name="_39_">t</text:span><text:span text:style-name="_31_2">i</text:span><text:span text:style-name="_33_">c</text:span><text:span text:style-name="_39_">i</text:span><text:span text:style-name="_31_3">s</text:span><text:span text:style-name="_35_">m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4">c</text:span><text:span text:style-name="_34_">h</text:span><text:span text:style-name="_39_">i</text:span><text:span text:style-name="_31_2">n</text:span><text:span text:style-name="_35_">e</text:span><text:span text:style-name="_36_"> </text:span><text:span text:style-name="_31_3">c</text:span><text:span text:style-name="_33_">a</text:span><text:span text:style-name="_31_0">n</text:span><text:span text:style-name="_31_2">n</text:span><text:span text:style-name="_34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2">m</text:span><text:span text:style-name="_32_">u</text:span><text:span text:style-name="_38_">c</text:span><text:span text:style-name="_31_3">h</text:span><text:span text:style-name="_31_"> </text:span><text:span text:style-name="_39_">d</text:span><text:span text:style-name="_31_5">i</text:span><text:span text:style-name="_32_">v</text:span><text:span text:style-name="_31_0">e</text:span><text:span text:style-name="_31_4">r</text:span><text:span text:style-name="_32_">s</text:span><text:span text:style-name="_38_">i</text:span><text:span text:style-name="_31_5">t</text:span><text:span text:style-name="_35_">y</text:span><text:span text:style-name="_36_"> </text:span><text:span text:style-name="_31_3">o</text:span><text:span text:style-name="_32_">f</text:span><text:span text:style-name="_36_"> </text:span><text:span text:style-name="_31_4">b</text:span><text:span text:style-name="_33_">e</text:span><text:span text:style-name="_38_">h</text:span><text:span text:style-name="_31_5">a</text:span><text:span text:style-name="_32_">v</text:span><text:span text:style-name="_38_">i</text:span><text:span text:style-name="_31_5">o</text:span><text:span text:style-name="_35_">u</text:span><text:span text:style-name="_39_">r</text:span><text:span text:style-name="_31_1"> </text:span><text:span text:style-name="_34_">i</text:span><text:span text:style-name="_37_">s</text:span><text:span text:style-name="_31_1"> </text:span><text:span text:style-name="_33_">j</text:span><text:span text:style-name="_31_0">u</text:span><text:span text:style-name="_31_3">s</text:span><text:span text:style-name="_32_">t</text:span><text:span text:style-name="_36_"> </text:span><text:span text:style-name="_31_4">a</text:span><text:span text:style-name="_31_"> </text:span><text:span text:style-name="_31_0">w</text:span><text:span text:style-name="_31_5">a</text:span><text:span text:style-name="_35_">y</text:span><text:span text:style-name="_36_"> </text:span><text:span text:style-name="_31_5">o</text:span><text:span text:style-name="_34_">f</text:span><text:span text:style-name="_36_"> </text:span><text:span text:style-name="_31_2">s</text:span><text:span text:style-name="_34_">a</text:span><text:span text:style-name="_37_">y</text:span><text:span text:style-name="_31_4">i</text:span><text:span text:style-name="_34_">n</text:span><text:span text:style-name="_37_">g</text:span><text:span text:style-name="_31_1"> </text:span><text:span text:style-name="_34_">t</text:span><text:span text:style-name="_37_">h</text:span><text:span text:style-name="_31_5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3">c</text:span><text:span text:style-name="_32_">a</text:span><text:span text:style-name="_31_0">n</text:span><text:span text:style-name="_31_3">n</text:span><text:span text:style-name="_32_">o</text:span><text:span text:style-name="_39_">t</text:span><text:span text:style-name="_31_1"> </text:span><text:span text:style-name="_32_">h</text:span><text:span text:style-name="_39_">a</text:span><text:span text:style-name="_31_2">v</text:span><text:span text:style-name="_34_">e</text:span><text:span text:style-name="_36_"> </text:span><text:span text:style-name="_31_4">m</text:span><text:span text:style-name="_34_">u</text:span><text:span text:style-name="_39_">c</text:span><text:span text:style-name="_31_4">h</text:span><text:span text:style-name="_31_"> </text:span><text:span text:style-name="_31_0">s</text:span><text:span text:style-name="_31_4">t</text:span><text:span text:style-name="_33_">o</text:span><text:span text:style-name="_37_">r</text:span><text:span text:style-name="_31_4">a</text:span><text:span text:style-name="_33_">g</text:span><text:span text:style-name="_31_0">e</text:span><text:span text:style-name="_31_1"> </text:span><text:span text:style-name="_35_">c</text:span><text:span text:style-name="_37_">a</text:span><text:span text:style-name="_31_4">p</text:span><text:span text:style-name="_33_">a</text:span><text:span text:style-name="_31_0">c</text:span><text:span text:style-name="_31_4">i</text:span><text:span text:style-name="_33_">t</text:span><text:span text:style-name="_37_">y</text:span><text:span text:style-name="_31_5">.</text:span><text:span text:style-name="_31_"> </text:span><text:span text:style-name="_37_">U</text:span><text:span text:style-name="_31_3">n</text:span><text:span text:style-name="_34_">t</text:span><text:span text:style-name="_38_">i</text:span><text:span text:style-name="_31_3">l</text:span><text:span text:style-name="_31_"> </text:span><text:span text:style-name="_39_">f</text:span><text:span text:style-name="_31_5">a</text:span><text:span text:style-name="_34_">i</text:span><text:span text:style-name="_39_">r</text:span><text:span text:style-name="_31_4">l</text:span><text:span text:style-name="_33_">y</text:span><text:span text:style-name="_36_"> </text:span><text:span text:style-name="_31_2">r</text:span><text:span text:style-name="_32_">e</text:span><text:span text:style-name="_37_">c</text:span><text:span text:style-name="_31_5">e</text:span><text:span text:style-name="_32_">n</text:span><text:span text:style-name="_37_">t</text:span><text:span text:style-name="_31_3">l</text:span><text:span text:style-name="_35_">y</text:span><text:span text:style-name="_36_"> </text:span><text:span text:style-name="_31_5">a</text:span><text:span text:style-name="_31_"> </text:span><text:span text:style-name="_39_">s</text:span><text:span text:style-name="_31_5">t</text:span><text:span text:style-name="_32_">o</text:span><text:span text:style-name="_38_">r</text:span><text:span text:style-name="_31_4">a</text:span><text:span text:style-name="_33_">g</text:span><text:span text:style-name="_39_">e</text:span><text:span text:style-name="_31_1"> </text:span><text:span text:style-name="_32_">c</text:span><text:span text:style-name="_39_">a</text:span><text:span text:style-name="_31_4">p</text:span><text:span text:style-name="_34_">a</text:span><text:span text:style-name="_38_">c</text:span><text:span text:style-name="_31_2">i</text:span><text:span text:style-name="_32_">t</text:span><text:span text:style-name="_31_0">y</text:span><text:span text:style-name="_31_1"> </text:span><text:span text:style-name="_34_">o</text:span><text:span text:style-name="_38_">f</text:span><text:span text:style-name="_31_1"> </text:span><text:span text:style-name="_34_">e</text:span><text:span text:style-name="_39_">v</text:span><text:span text:style-name="_31_5">e</text:span><text:span text:style-name="_32_">n</text:span><text:span text:style-name="_36_"> </text:span><text:span text:style-name="_31_2">a</text:span><text:span text:style-name="_31_"> </text:span><text:span text:style-name="_37_">t</text:span><text:span text:style-name="_31_3">h</text:span><text:span text:style-name="_32_">o</text:span><text:span text:style-name="_39_">u</text:span><text:span text:style-name="_31_2">s</text:span><text:span text:style-name="_33_">a</text:span><text:span text:style-name="_38_">n</text:span><text:span text:style-name="_31_5">d</text:span><text:span text:style-name="_31_"> </text:span><text:span text:style-name="_38_">d</text:span><text:span text:style-name="_31_3">i</text:span><text:span text:style-name="_33_">g</text:span><text:span text:style-name="_31_0">i</text:span><text:span text:style-name="_31_3">t</text:span><text:span text:style-name="_32_">s</text:span><text:span text:style-name="_36_"> </text:span><text:span text:style-name="_31_5">w</text:span><text:span text:style-name="_32_">a</text:span><text:span text:style-name="_38_">s</text:span><text:span text:style-name="_31_1"> </text:span><text:span text:style-name="_34_">v</text:span><text:span text:style-name="_31_0">e</text:span><text:span text:style-name="_31_5">r</text:span><text:span text:style-name="_32_">y</text:span><text:span text:style-name="_36_"> </text:span><text:span text:style-name="_31_5">r</text:span><text:span text:style-name="_34_">a</text:span><text:span text:style-name="_31_0">r</text:span><text:span text:style-name="_31_4">e</text:span><text:span text:style-name="_32_">.</text:span></text:p>
      <text:p text:style-name="P1"><text:span text:style-name="_31_3">T</text:span><text:span text:style-name="_33_">h</text:span><text:span text:style-name="_38_">e</text:span><text:span text:style-name="_31_1"> </text:span><text:span text:style-name="_34_">c</text:span><text:span text:style-name="_39_">r</text:span><text:span text:style-name="_31_4">i</text:span><text:span text:style-name="_33_">t</text:span><text:span text:style-name="_37_">i</text:span><text:span text:style-name="_31_4">c</text:span><text:span text:style-name="_35_">i</text:span><text:span text:style-name="_31_0">s</text:span><text:span text:style-name="_31_4">m</text:span><text:span text:style-name="_32_">s</text:span><text:span text:style-name="_36_"> </text:span><text:span text:style-name="_31_3">t</text:span><text:span text:style-name="_35_">h</text:span><text:span text:style-name="_31_0">a</text:span><text:span text:style-name="_31_4">t</text:span><text:span text:style-name="_31_"> </text:span><text:span text:style-name="_31_0">w</text:span><text:span text:style-name="_31_5">e</text:span><text:span text:style-name="_31_"> </text:span><text:span text:style-name="_38_">a</text:span><text:span text:style-name="_31_5">r</text:span><text:span text:style-name="_33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1_0">d</text:span><text:span text:style-name="_31_5">e</text:span><text:span text:style-name="_33_">r</text:span><text:span text:style-name="_39_">i</text:span><text:span text:style-name="_31_4">n</text:span><text:span text:style-name="_35_">g</text:span><text:span text:style-name="_36_"> </text:span><text:span text:style-name="_31_4">h</text:span><text:span text:style-name="_32_">e</text:span><text:span text:style-name="_37_">r</text:span><text:span text:style-name="_31_2">e</text:span><text:span text:style-name="_31_"> </text:span><text:span text:style-name="_38_">a</text:span><text:span text:style-name="_31_2">r</text:span><text:span text:style-name="_34_">e</text:span><text:span text:style-name="_36_"> </text:span><text:span text:style-name="_31_4">o</text:span><text:span text:style-name="_33_">f</text:span><text:span text:style-name="_38_">t</text:span><text:span text:style-name="_31_2">e</text:span><text:span text:style-name="_34_">n</text:span><text:span text:style-name="_36_"> </text:span><text:span text:style-name="_31_2">d</text:span><text:span text:style-name="_33_">i</text:span><text:span text:style-name="_31_0">s</text:span><text:span text:style-name="_31_5">g</text:span><text:span text:style-name="_32_">u</text:span><text:span text:style-name="_31_0">i</text:span><text:span text:style-name="_31_2">s</text:span><text:span text:style-name="_32_">e</text:span><text:span text:style-name="_37_">d</text:span><text:span text:style-name="_31_1"> </text:span><text:span text:style-name="_33_">f</text:span><text:span text:style-name="_39_">o</text:span><text:span text:style-name="_31_4">r</text:span><text:span text:style-name="_33_">m</text:span><text:span text:style-name="_39_">s</text:span><text:span text:style-name="_31_1"> </text:span><text:span text:style-name="_35_">o</text:span><text:span text:style-name="_37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a</text:span><text:span text:style-name="_31_5">r</text:span><text:span text:style-name="_34_">g</text:span><text:span text:style-name="_39_">u</text:span><text:span text:style-name="_31_2">m</text:span><text:span text:style-name="_33_">e</text:span><text:span text:style-name="_38_">n</text:span><text:span text:style-name="_31_5">t</text:span><text:span text:style-name="_31_"> </text:span><text:span text:style-name="_37_">f</text:span><text:span text:style-name="_31_4">r</text:span><text:span text:style-name="_35_">o</text:span><text:span text:style-name="_38_">m</text:span><text:span text:style-name="_31_1"> </text:span><text:span text:style-name="_32_">c</text:span><text:span text:style-name="_31_0">o</text:span><text:span text:style-name="_31_4">n</text:span><text:span text:style-name="_32_">s</text:span><text:span text:style-name="_38_">c</text:span><text:span text:style-name="_31_2">i</text:span><text:span text:style-name="_35_">o</text:span><text:span text:style-name="_38_">u</text:span><text:span text:style-name="_31_3">s</text:span><text:span text:style-name="_35_">n</text:span><text:span text:style-name="_38_">e</text:span><text:span text:style-name="_31_2">s</text:span><text:span text:style-name="_34_">s</text:span><text:span text:style-name="_31_0">,</text:span><text:span text:style-name="_31_1"> </text:span><text:span text:style-name="_33_">U</text:span><text:span text:style-name="_37_">s</text:span><text:span text:style-name="_31_3">u</text:span><text:span text:style-name="_32_">a</text:span><text:span text:style-name="_31_0">l</text:span><text:span text:style-name="_31_5">l</text:span><text:span text:style-name="_33_">y</text:span><text:span text:style-name="_36_"> </text:span><text:span text:style-name="_31_4">i</text:span><text:span text:style-name="_33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3_">m</text:span><text:span text:style-name="_39_">a</text:span><text:span text:style-name="_31_2">i</text:span><text:span text:style-name="_34_">n</text:span><text:span text:style-name="_39_">t</text:span><text:span text:style-name="_31_3">a</text:span><text:span text:style-name="_34_">i</text:span><text:span text:style-name="_31_0">n</text:span><text:span text:style-name="_31_3">s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8_">c</text:span><text:span text:style-name="_31_4">h</text:span><text:span text:style-name="_35_">i</text:span><text:span text:style-name="_31_0">n</text:span><text:span text:style-name="_31_4">e</text:span><text:span text:style-name="_31_"> </text:span><text:span text:style-name="_31_0">c</text:span><text:span text:style-name="_31_3">a</text:span><text:span text:style-name="_32_">n</text:span><text:span text:style-name="_36_"> </text:span><text:span text:style-name="_31_3">d</text:span><text:span text:style-name="_34_">o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7_">h</text:span><text:span text:style-name="_31_3">i</text:span><text:span text:style-name="_33_">n</text:span><text:span text:style-name="_38_">g</text:span><text:span text:style-name="_31_2">s</text:span><text:span text:style-name="_35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5_">d</text:span><text:span text:style-name="_37_">e</text:span><text:span text:style-name="_31_4">s</text:span><text:span text:style-name="_32_">c</text:span><text:span text:style-name="_38_">r</text:span><text:span text:style-name="_31_4">i</text:span><text:span text:style-name="_35_">b</text:span><text:span text:style-name="_37_">e</text:span><text:span text:style-name="_31_5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m</text:span><text:span text:style-name="_31_2">e</text:span><text:span text:style-name="_35_">t</text:span><text:span text:style-name="_31_0">h</text:span><text:span text:style-name="_31_3">o</text:span><text:span text:style-name="_33_">d</text:span><text:span text:style-name="_36_"> </text:span><text:span text:style-name="_31_4">t</text:span><text:span text:style-name="_32_">h</text:span><text:span text:style-name="_39_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2_">i</text:span><text:span text:style-name="_38_">n</text:span><text:span text:style-name="_31_4">e</text:span><text:span text:style-name="_31_"> </text:span><text:span text:style-name="_38_">c</text:span><text:span text:style-name="_31_4">o</text:span><text:span text:style-name="_35_">u</text:span><text:span text:style-name="_39_">l</text:span><text:span text:style-name="_31_5">d</text:span><text:span text:style-name="_31_"> </text:span><text:span text:style-name="_31_0">u</text:span><text:span text:style-name="_31_5">s</text:span><text:span text:style-name="_32_">e</text:span><text:span text:style-name="_39_">,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9_">m</text:span><text:span text:style-name="_31_3">a</text:span><text:span text:style-name="_32_">k</text:span><text:span text:style-name="_31_0">e</text:span><text:span text:style-name="_31_1"> </text:span><text:span text:style-name="_34_">m</text:span><text:span text:style-name="_39_">u</text:span><text:span text:style-name="_31_2">c</text:span><text:span text:style-name="_34_">h</text:span><text:span text:style-name="_36_"> </text:span><text:span text:style-name="_31_5">o</text:span><text:span text:style-name="_33_">f</text:span><text:span text:style-name="_36_"> </text:span><text:span text:style-name="_31_2">a</text:span><text:span text:style-name="_32_">n</text:span><text:span text:style-name="_36_"> </text:span><text:span text:style-name="_31_5">i</text:span><text:span text:style-name="_32_">m</text:span><text:span text:style-name="_39_">p</text:span><text:span text:style-name="_31_2">r</text:span><text:span text:style-name="_32_">e</text:span><text:span text:style-name="_39_">s</text:span><text:span text:style-name="_31_2">s</text:span><text:span text:style-name="_34_">i</text:span><text:span text:style-name="_38_">o</text:span><text:span text:style-name="_31_2">n</text:span><text:span text:style-name="_34_">.</text:span><text:span text:style-name="_36_"> </text:span><text:span text:style-name="_31_4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4">t</text:span><text:span text:style-name="_32_">h</text:span><text:span text:style-name="_37_">o</text:span><text:span text:style-name="_31_4">u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2">h</text:span><text:span text:style-name="_34_">a</text:span><text:span text:style-name="_39_">t</text:span><text:span text:style-name="_31_1"> </text:span><text:span text:style-name="_34_">t</text:span><text:span text:style-name="_37_">i</text:span><text:span text:style-name="_31_5">l</text:span><text:span text:style-name="_34_">e</text:span><text:span text:style-name="_36_"> </text:span><text:span text:style-name="_31_4">m</text:span><text:span text:style-name="_33_">e</text:span><text:span text:style-name="_39_">t</text:span><text:span text:style-name="_31_2">h</text:span><text:span text:style-name="_33_">o</text:span><text:span text:style-name="_37_">d</text:span><text:span text:style-name="_31_1"> </text:span><text:span text:style-name="_34_">(</text:span><text:span text:style-name="_37_">w</text:span><text:span text:style-name="_31_5">h</text:span><text:span text:style-name="_32_">a</text:span><text:span text:style-name="_38_">t</text:span><text:span text:style-name="_31_2">e</text:span><text:span text:style-name="_33_">v</text:span><text:span text:style-name="_39_">e</text:span><text:span text:style-name="_31_2">r</text:span><text:span text:style-name="_31_"> </text:span><text:span text:style-name="_38_">i</text:span><text:span text:style-name="_31_3">t</text:span><text:span text:style-name="_31_"> </text:span><text:span text:style-name="_31_0">m</text:span><text:span text:style-name="_31_4">a</text:span><text:span text:style-name="_35_">y</text:span><text:span text:style-name="_36_"> </text:span><text:span text:style-name="_31_2">b</text:span><text:span text:style-name="_32_">e</text:span><text:span text:style-name="_31_0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8_">i</text:span><text:span text:style-name="_31_3">t</text:span><text:span text:style-name="_31_"> </text:span><text:span text:style-name="_38_">m</text:span><text:span text:style-name="_31_2">u</text:span><text:span text:style-name="_35_">s</text:span><text:span text:style-name="_37_">t</text:span><text:span text:style-name="_31_1"> </text:span><text:span text:style-name="_34_">b</text:span><text:span text:style-name="_39_">e</text:span><text:span text:style-name="_31_1"> </text:span><text:span text:style-name="_34_">m</text:span><text:span text:style-name="_39_">e</text:span><text:span text:style-name="_31_2">c</text:span><text:span text:style-name="_32_">h</text:span><text:span text:style-name="_38_">a</text:span><text:span text:style-name="_31_5">n</text:span><text:span text:style-name="_32_">i</text:span><text:span text:style-name="_37_">c</text:span><text:span text:style-name="_31_4">a</text:span><text:span text:style-name="_33_">l</text:span><text:span text:style-name="_37_">)</text:span><text:span text:style-name="_31_1"> </text:span><text:span text:style-name="_33_">i</text:span><text:span text:style-name="_38_">s</text:span><text:span text:style-name="_31_1"> </text:span><text:span text:style-name="_34_">r</text:span><text:span text:style-name="_39_">e</text:span><text:span text:style-name="_31_5">a</text:span><text:span text:style-name="_34_">l</text:span><text:span text:style-name="_39_">l</text:span><text:span text:style-name="_31_2">y</text:span><text:span text:style-name="_31_"> </text:span><text:span text:style-name="_31_0">r</text:span><text:span text:style-name="_31_2">a</text:span><text:span text:style-name="_32_">t</text:span><text:span text:style-name="_31_0">h</text:span><text:span text:style-name="_31_3">e</text:span><text:span text:style-name="_34_">r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4_">.</text:span><text:span text:style-name="_36_"> </text:span><text:span text:style-name="_31_3">C</text:span><text:span text:style-name="_34_">o</text:span><text:span text:style-name="_39_">m</text:span><text:span text:style-name="_31_2">p</text:span><text:span text:style-name="_33_">a</text:span><text:span text:style-name="_38_">r</text:span><text:span text:style-name="_31_2">e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p</text:span><text:span text:style-name="_35_">a</text:span><text:span text:style-name="_39_">r</text:span><text:span text:style-name="_31_3">e</text:span><text:span text:style-name="_34_">n</text:span><text:span text:style-name="_37_">t</text:span><text:span text:style-name="_31_5">h</text:span><text:span text:style-name="_35_">e</text:span><text:span text:style-name="_37_">s</text:span><text:span text:style-name="_31_3">e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2">J</text:span><text:span text:style-name="_33_">e</text:span><text:span text:style-name="_39_">f</text:span><text:span text:style-name="_31_2">f</text:span><text:span text:style-name="_33_">e</text:span><text:span text:style-name="_39_">r</text:span><text:span text:style-name="_31_5">s</text:span><text:span text:style-name="_32_">o</text:span><text:span text:style-name="_31_0">n</text:span><text:span text:style-name="_31_3">'</text:span><text:span text:style-name="_32_">s</text:span><text:span text:style-name="_36_"> </text:span><text:span text:style-name="_31_5">s</text:span><text:span text:style-name="_35_">t</text:span><text:span text:style-name="_37_">a</text:span><text:span text:style-name="_31_4">t</text:span><text:span text:style-name="_33_">e</text:span><text:span text:style-name="_38_">m</text:span><text:span text:style-name="_31_5">e</text:span><text:span text:style-name="_35_">n</text:span><text:span text:style-name="_39_">t</text:span><text:span text:style-name="_31_1"> </text:span><text:span text:style-name="_35_">q</text:span><text:span text:style-name="_37_">u</text:span><text:span text:style-name="_31_3">o</text:span><text:span text:style-name="_34_">t</text:span><text:span text:style-name="_37_">e</text:span><text:span text:style-name="_31_4">d</text:span><text:span text:style-name="_31_"> </text:span><text:span text:style-name="_37_">o</text:span><text:span text:style-name="_31_2">n</text:span><text:span text:style-name="_31_"> </text:span><text:span text:style-name="_39_">p</text:span><text:span text:style-name="_31_5">a</text:span><text:span text:style-name="_33_">g</text:span><text:span text:style-name="_38_">e</text:span><text:span text:style-name="_31_1"> </text:span><text:span text:style-name="_34_">2</text:span><text:span text:style-name="_37_">2</text:span><text:span text:style-name="_31_3">.</text:span></text:p>
      <text:p text:style-name="P1"><text:span text:style-name="_31_0">(</text:span><text:span text:style-name="_31_2">6</text:span><text:span text:style-name="_35_">)</text:span><text:span text:style-name="_36_"> </text:span><text:span text:style-name="_31_5">L</text:span><text:span text:style-name="_33_">a</text:span><text:span text:style-name="_38_">d</text:span><text:span text:style-name="_31_3">y</text:span><text:span text:style-name="_31_"> </text:span><text:span text:style-name="_38_">L</text:span><text:span text:style-name="_31_5">o</text:span><text:span text:style-name="_34_">v</text:span><text:span text:style-name="_31_0">e</text:span><text:span text:style-name="_31_3">l</text:span><text:span text:style-name="_32_">a</text:span><text:span text:style-name="_37_">c</text:span><text:span text:style-name="_31_2">e</text:span><text:span text:style-name="_33_">'</text:span><text:span text:style-name="_38_">s</text:span><text:span text:style-name="_31_1"> </text:span><text:span text:style-name="_35_">O</text:span><text:span text:style-name="_37_">b</text:span><text:span text:style-name="_31_2">j</text:span><text:span text:style-name="_32_">e</text:span><text:span text:style-name="_38_">c</text:span><text:span text:style-name="_31_3">t</text:span><text:span text:style-name="_33_">i</text:span><text:span text:style-name="_37_">o</text:span><text:span text:style-name="_31_5">n</text:span></text:p>
      <text:p text:style-name="P1"><text:span text:style-name="_31_0">O</text:span><text:span text:style-name="_31_5">u</text:span><text:span text:style-name="_33_">r</text:span><text:span text:style-name="_36_"> </text:span><text:span text:style-name="_31_3">m</text:span><text:span text:style-name="_35_">o</text:span><text:span text:style-name="_39_">s</text:span><text:span text:style-name="_31_4">t</text:span><text:span text:style-name="_31_"> </text:span><text:span text:style-name="_31_0">d</text:span><text:span text:style-name="_31_4">e</text:span><text:span text:style-name="_34_">t</text:span><text:span text:style-name="_38_">a</text:span><text:span text:style-name="_31_5">i</text:span><text:span text:style-name="_32_">l</text:span><text:span text:style-name="_37_">e</text:span><text:span text:style-name="_31_4">d</text:span><text:span text:style-name="_31_"> </text:span><text:span text:style-name="_37_">i</text:span><text:span text:style-name="_31_3">n</text:span><text:span text:style-name="_33_">f</text:span><text:span text:style-name="_31_0">o</text:span><text:span text:style-name="_31_5">r</text:span><text:span text:style-name="_32_">m</text:span><text:span text:style-name="_31_0">a</text:span><text:span text:style-name="_31_2">t</text:span><text:span text:style-name="_34_">i</text:span><text:span text:style-name="_37_">o</text:span><text:span text:style-name="_31_3">n</text:span><text:span text:style-name="_31_"> </text:span><text:span text:style-name="_31_0">o</text:span><text:span text:style-name="_31_5">f</text:span><text:span text:style-name="_31_"> </text:span><text:span text:style-name="_38_">B</text:span><text:span text:style-name="_31_4">a</text:span><text:span text:style-name="_32_">b</text:span><text:span text:style-name="_37_">b</text:span><text:span text:style-name="_31_2">a</text:span><text:span text:style-name="_32_">g</text:span><text:span text:style-name="_38_">e</text:span><text:span text:style-name="_31_4">'</text:span><text:span text:style-name="_33_">s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y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9_">E</text:span><text:span text:style-name="_31_5">n</text:span><text:span text:style-name="_35_">g</text:span><text:span text:style-name="_38_">i</text:span><text:span text:style-name="_31_2">n</text:span><text:span text:style-name="_33_">e</text:span><text:span text:style-name="_36_"> </text:span><text:span text:style-name="_31_5">c</text:span><text:span text:style-name="_34_">o</text:span><text:span text:style-name="_37_">m</text:span><text:span text:style-name="_31_2">e</text:span><text:span text:style-name="_35_">s</text:span><text:span text:style-name="_36_"> </text:span><text:span text:style-name="_31_2">f</text:span><text:span text:style-name="_32_">r</text:span><text:span text:style-name="_39_">o</text:span><text:span text:style-name="_31_2">m</text:span><text:span text:style-name="_31_"> </text:span><text:span text:style-name="_39_">a</text:span><text:span text:style-name="_31_1"> </text:span><text:span text:style-name="_34_">m</text:span><text:span text:style-name="_39_">e</text:span><text:span text:style-name="_31_4">m</text:span><text:span text:style-name="_32_">o</text:span><text:span text:style-name="_37_">i</text:span><text:span text:style-name="_31_2">r</text:span><text:span text:style-name="_31_"> </text:span><text:span text:style-name="_31_0">b</text:span><text:span text:style-name="_31_4">y</text:span><text:span text:style-name="_31_"> </text:span><text:span text:style-name="_37_">L</text:span><text:span text:style-name="_31_2">a</text:span><text:span text:style-name="_34_">d</text:span><text:span text:style-name="_38_">y</text:span><text:span text:style-name="_31_1"> </text:span><text:span text:style-name="_35_">L</text:span><text:span text:style-name="_31_0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1"> </text:span><text:span text:style-name="_32_">(</text:span><text:span text:style-name="_36_"> </text:span><text:span text:style-name="_31_4">1</text:span><text:span text:style-name="_32_">8</text:span><text:span text:style-name="_31_0">4</text:span><text:span text:style-name="_31_5">2</text:span><text:span text:style-name="_33_">)</text:span><text:span text:style-name="_31_0">.</text:span><text:span text:style-name="_31_1"> </text:span><text:span text:style-name="_34_">I</text:span><text:span text:style-name="_31_0">n</text:span><text:span text:style-name="_31_1"> </text:span><text:span text:style-name="_33_">i</text:span><text:span text:style-name="_38_">t</text:span><text:span text:style-name="_31_1"> </text:span><text:span text:style-name="_32_">s</text:span><text:span text:style-name="_39_">h</text:span><text:span text:style-name="_31_4">e</text:span><text:span text:style-name="_31_"> </text:span><text:span text:style-name="_38_">s</text:span><text:span text:style-name="_31_3">t</text:span><text:span text:style-name="_33_">a</text:span><text:span text:style-name="_31_0">t</text:span><text:span text:style-name="_31_5">e</text:span><text:span text:style-name="_32_">s</text:span><text:span text:style-name="_37_">,</text:span><text:span text:style-name="_31_1"> </text:span><text:span text:style-name="_32_">"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9_">a</text:span><text:span text:style-name="_31_4">l</text:span><text:span text:style-name="_34_">y</text:span><text:span text:style-name="_31_0">t</text:span><text:span text:style-name="_31_3">i</text:span><text:span text:style-name="_34_">c</text:span><text:span text:style-name="_31_0">a</text:span><text:span text:style-name="_31_2">l</text:span><text:span text:style-name="_31_"> </text:span><text:span text:style-name="_39_">E</text:span><text:span text:style-name="_31_2">n</text:span><text:span text:style-name="_35_">g</text:span><text:span text:style-name="_37_">i</text:span><text:span text:style-name="_31_3">n</text:span><text:span text:style-name="_34_">e</text:span><text:span text:style-name="_36_"> </text:span><text:span text:style-name="_31_5">h</text:span><text:span text:style-name="_33_">a</text:span><text:span text:style-name="_31_0">s</text:span><text:span text:style-name="_31_1"> </text:span><text:span text:style-name="_32_">n</text:span><text:span text:style-name="_37_">o</text:span><text:span text:style-name="_31_1"> </text:span><text:span text:style-name="_35_">p</text:span><text:span text:style-name="_39_">r</text:span><text:span text:style-name="_31_2">e</text:span><text:span text:style-name="_33_">t</text:span><text:span text:style-name="_31_0">e</text:span><text:span text:style-name="_31_3">n</text:span><text:span text:style-name="_32_">s</text:span><text:span text:style-name="_31_0">i</text:span><text:span text:style-name="_31_3">o</text:span><text:span text:style-name="_35_">n</text:span><text:span text:style-name="_39_">s</text:span><text:span text:style-name="_31_1"> </text:span><text:span text:style-name="_33_">t</text:span><text:span text:style-name="_39_">o</text:span><text:span text:style-name="_31_1"> </text:span><text:span text:style-name="_32_">o</text:span><text:span text:style-name="_37_">r</text:span><text:span text:style-name="_31_3">i</text:span><text:span text:style-name="_33_">g</text:span><text:span text:style-name="_38_">i</text:span><text:span text:style-name="_31_4">n</text:span><text:span text:style-name="_34_">a</text:span><text:span text:style-name="_31_0">t</text:span><text:span text:style-name="_31_4">e</text:span><text:span text:style-name="_31_"> </text:span><text:span text:style-name="_37_">a</text:span><text:span text:style-name="_31_2">n</text:span><text:span text:style-name="_34_">y</text:span><text:span text:style-name="_39_">t</text:span><text:span text:style-name="_31_5">h</text:span><text:span text:style-name="_34_">i</text:span><text:span text:style-name="_37_">n</text:span><text:span text:style-name="_31_4">g</text:span><text:span text:style-name="_35_">.</text:span><text:span text:style-name="_36_"> </text:span><text:span text:style-name="_31_2">I</text:span><text:span text:style-name="_35_">t</text:span><text:span text:style-name="_36_"> </text:span><text:span text:style-name="_31_2">c</text:span><text:span text:style-name="_35_">a</text:span><text:span text:style-name="_39_">n</text:span><text:span text:style-name="_31_1"> </text:span><text:span text:style-name="_34_">d</text:span><text:span text:style-name="_39_">o</text:span><text:span text:style-name="_31_1"> </text:span><text:span text:style-name="_33_">w</text:span><text:span text:style-name="_31_0">h</text:span><text:span text:style-name="_31_3">a</text:span><text:span text:style-name="_35_">t</text:span><text:span text:style-name="_39_">e</text:span><text:span text:style-name="_31_4">v</text:span><text:span text:style-name="_34_">e</text:span><text:span text:style-name="_37_">r</text:span><text:span text:style-name="_31_1"> </text:span><text:span text:style-name="_32_">w</text:span><text:span text:style-name="_37_">e</text:span><text:span text:style-name="_31_1"> </text:span><text:span text:style-name="_32_">k</text:span><text:span text:style-name="_37_">n</text:span><text:span text:style-name="_31_2">o</text:span><text:span text:style-name="_33_">w</text:span><text:span text:style-name="_36_"> </text:span><text:span text:style-name="_31_4">h</text:span><text:span text:style-name="_32_">o</text:span><text:span text:style-name="_31_0">w</text:span><text:span text:style-name="_31_1"> </text:span><text:span text:style-name="_34_">t</text:span><text:span text:style-name="_37_">o</text:span><text:span text:style-name="_31_1"> </text:span><text:span text:style-name="_34_">o</text:span><text:span text:style-name="_37_">r</text:span><text:span text:style-name="_31_2">d</text:span><text:span text:style-name="_34_">e</text:span><text:span text:style-name="_38_">r</text:span><text:span text:style-name="_31_1"> </text:span><text:span text:style-name="_35_">i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2_">p</text:span><text:span text:style-name="_31_0">e</text:span><text:span text:style-name="_31_5">r</text:span><text:span text:style-name="_34_">f</text:span><text:span text:style-name="_38_">o</text:span><text:span text:style-name="_31_4">r</text:span><text:span text:style-name="_32_">m</text:span><text:span text:style-name="_31_0">"</text:span><text:span text:style-name="_31_1"> </text:span><text:span text:style-name="_34_">(</text:span><text:span text:style-name="_37_">h</text:span><text:span text:style-name="_31_5">e</text:span><text:span text:style-name="_35_">r</text:span><text:span text:style-name="_36_"> </text:span><text:span text:style-name="_31_5">i</text:span><text:span text:style-name="_32_">t</text:span><text:span text:style-name="_31_0">a</text:span><text:span text:style-name="_31_4">l</text:span><text:span text:style-name="_34_">i</text:span><text:span text:style-name="_31_0">c</text:span><text:span text:style-name="_31_3">s</text:span><text:span text:style-name="_34_">)</text:span><text:span text:style-name="_39_">.</text:span><text:span text:style-name="_31_1"> </text:span><text:span text:style-name="_35_">T</text:span><text:span text:style-name="_38_">h</text:span><text:span text:style-name="_31_4">i</text:span><text:span text:style-name="_35_">s</text:span><text:span text:style-name="_36_"> </text:span><text:span text:style-name="_31_4">s</text:span><text:span text:style-name="_34_">t</text:span><text:span text:style-name="_38_">a</text:span><text:span text:style-name="_31_2">t</text:span><text:span text:style-name="_34_">e</text:span><text:span text:style-name="_31_0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9_">s</text:span><text:span text:style-name="_31_1"> </text:span><text:span text:style-name="_34_">q</text:span><text:span text:style-name="_39_">u</text:span><text:span text:style-name="_31_4">o</text:span><text:span text:style-name="_32_">t</text:span><text:span text:style-name="_31_0">e</text:span><text:span text:style-name="_31_4">d</text:span><text:span text:style-name="_31_"> </text:span><text:span text:style-name="_38_">b</text:span><text:span text:style-name="_31_2">y</text:span><text:span text:style-name="_31_"> </text:span><text:span text:style-name="_31_0">H</text:span><text:span text:style-name="_31_4">a</text:span><text:span text:style-name="_35_">r</text:span><text:span text:style-name="_37_">t</text:span><text:span text:style-name="_31_5">r</text:span><text:span text:style-name="_33_">e</text:span><text:span text:style-name="_38_">e</text:span><text:span text:style-name="_31_1"> </text:span><text:span text:style-name="_33_">(</text:span><text:span text:style-name="_36_"> </text:span><text:span text:style-name="_31_3">1</text:span><text:span text:style-name="_34_">9</text:span><text:span text:style-name="_39_">4</text:span><text:span text:style-name="_31_5">9</text:span><text:span text:style-name="_32_">)</text:span><text:span text:style-name="_36_"> </text:span><text:span text:style-name="_31_5">w</text:span><text:span text:style-name="_32_">h</text:span><text:span text:style-name="_38_">o</text:span><text:span text:style-name="_31_1"> </text:span><text:span text:style-name="_35_">a</text:span><text:span text:style-name="_31_0">d</text:span><text:span text:style-name="_31_4">d</text:span><text:span text:style-name="_35_">s</text:span><text:span text:style-name="_38_">:</text:span><text:span text:style-name="_31_1"> </text:span><text:span text:style-name="_34_">"</text:span><text:span text:style-name="_39_">T</text:span><text:span text:style-name="_31_3">h</text:span><text:span text:style-name="_34_">i</text:span><text:span text:style-name="_37_">s</text:span><text:span text:style-name="_31_1"> </text:span><text:span text:style-name="_35_">d</text:span><text:span text:style-name="_39_">o</text:span><text:span text:style-name="_31_2">e</text:span><text:span text:style-name="_33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2_">i</text:span><text:span text:style-name="_38_">m</text:span><text:span text:style-name="_31_2">p</text:span><text:span text:style-name="_33_">l</text:span><text:span text:style-name="_38_">y</text:span><text:span text:style-name="_31_1"> </text:span><text:span text:style-name="_33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5_">t</text:span><text:span text:style-name="_36_"> </text:span><text:span text:style-name="_31_2">m</text:span><text:span text:style-name="_35_">a</text:span><text:span text:style-name="_39_">y</text:span><text:span text:style-name="_31_1"> </text:span><text:span text:style-name="_33_">n</text:span><text:span text:style-name="_37_">o</text:span><text:span text:style-name="_31_4">t</text:span><text:span text:style-name="_31_"> </text:span><text:span text:style-name="_31_0">b</text:span><text:span text:style-name="_31_4">e</text:span><text:span text:style-name="_31_"> </text:span><text:span text:style-name="_37_">p</text:span><text:span text:style-name="_31_2">o</text:span><text:span text:style-name="_34_">s</text:span><text:span text:style-name="_39_">s</text:span><text:span text:style-name="_31_4">i</text:span><text:span text:style-name="_35_">b</text:span><text:span text:style-name="_39_">l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5">o</text:span><text:span text:style-name="_32_">n</text:span><text:span text:style-name="_37_">s</text:span><text:span text:style-name="_31_5">t</text:span><text:span text:style-name="_33_">r</text:span><text:span text:style-name="_37_">u</text:span><text:span text:style-name="_31_5">c</text:span><text:span text:style-name="_35_">t</text:span><text:span text:style-name="_36_"> </text:span><text:span text:style-name="_31_3">e</text:span><text:span text:style-name="_33_">l</text:span><text:span text:style-name="_31_0">e</text:span><text:span text:style-name="_31_2">c</text:span><text:span text:style-name="_33_">t</text:span><text:span text:style-name="_31_0">r</text:span><text:span text:style-name="_31_3">o</text:span><text:span text:style-name="_34_">n</text:span><text:span text:style-name="_39_">i</text:span><text:span text:style-name="_31_2">c</text:span><text:span text:style-name="_31_"> </text:span><text:span text:style-name="_39_">e</text:span><text:span text:style-name="_31_5">q</text:span><text:span text:style-name="_35_">u</text:span><text:span text:style-name="_38_">i</text:span><text:span text:style-name="_31_2">p</text:span><text:span text:style-name="_33_">m</text:span><text:span text:style-name="_38_">e</text:span><text:span text:style-name="_31_3">n</text:span><text:span text:style-name="_35_">t</text:span><text:span text:style-name="_36_"> </text:span><text:span text:style-name="_31_2">w</text:span><text:span text:style-name="_32_">h</text:span><text:span text:style-name="_31_0">i</text:span><text:span text:style-name="_31_5">c</text:span><text:span text:style-name="_35_">h</text:span><text:span text:style-name="_36_"> </text:span><text:span text:style-name="_31_4">w</text:span><text:span text:style-name="_32_">i</text:span><text:span text:style-name="_31_0">l</text:span><text:span text:style-name="_31_5">l</text:span><text:span text:style-name="_31_"> </text:span><text:span text:style-name="_39_">'</text:span><text:span text:style-name="_31_3">t</text:span><text:span text:style-name="_32_">h</text:span><text:span text:style-name="_31_0">i</text:span><text:span text:style-name="_31_2">n</text:span><text:span text:style-name="_34_">k</text:span><text:span text:style-name="_36_"> </text:span><text:span text:style-name="_31_2">f</text:span><text:span text:style-name="_33_">o</text:span><text:span text:style-name="_37_">r</text:span><text:span text:style-name="_31_1"> </text:span><text:span text:style-name="_35_">i</text:span><text:span text:style-name="_31_0">t</text:span><text:span text:style-name="_31_4">s</text:span><text:span text:style-name="_35_">e</text:span><text:span text:style-name="_31_0">l</text:span><text:span text:style-name="_31_2">f</text:span><text:span text:style-name="_35_">,</text:span><text:span text:style-name="_31_0">'</text:span><text:span text:style-name="_31_1"> </text:span><text:span text:style-name="_33_">o</text:span><text:span text:style-name="_31_0">r</text:span><text:span text:style-name="_31_1"> </text:span><text:span text:style-name="_32_">i</text:span><text:span text:style-name="_31_0">n</text:span><text:span text:style-name="_31_1"> </text:span><text:span text:style-name="_34_">w</text:span><text:span text:style-name="_37_">h</text:span><text:span text:style-name="_31_4">i</text:span><text:span text:style-name="_33_">c</text:span><text:span text:style-name="_37_">h</text:span><text:span text:style-name="_31_4">,</text:span><text:span text:style-name="_31_"> </text:span><text:span text:style-name="_38_">i</text:span><text:span text:style-name="_31_4">n</text:span><text:span text:style-name="_31_"> </text:span><text:span text:style-name="_37_">b</text:span><text:span text:style-name="_31_5">i</text:span><text:span text:style-name="_32_">o</text:span><text:span text:style-name="_38_">l</text:span><text:span text:style-name="_31_2">o</text:span><text:span text:style-name="_34_">g</text:span><text:span text:style-name="_39_">i</text:span><text:span text:style-name="_31_4">c</text:span><text:span text:style-name="_33_">a</text:span><text:span text:style-name="_39_">l</text:span><text:span text:style-name="_31_1"> </text:span><text:span text:style-name="_33_">t</text:span><text:span text:style-name="_38_">e</text:span><text:span text:style-name="_31_3">r</text:span><text:span text:style-name="_33_">m</text:span><text:span text:style-name="_39_">s</text:span><text:span text:style-name="_31_3">,</text:span><text:span text:style-name="_31_"> </text:span><text:span text:style-name="_31_0">o</text:span><text:span text:style-name="_31_3">n</text:span><text:span text:style-name="_32_">e</text:span><text:span text:style-name="_36_"> </text:span><text:span text:style-name="_31_5">c</text:span><text:span text:style-name="_34_">o</text:span><text:span text:style-name="_31_0">u</text:span><text:span text:style-name="_31_3">l</text:span><text:span text:style-name="_34_">d</text:span><text:span text:style-name="_36_"> </text:span><text:span text:style-name="_31_5">s</text:span><text:span text:style-name="_35_">e</text:span><text:span text:style-name="_38_">t</text:span><text:span text:style-name="_31_1"> </text:span><text:span text:style-name="_34_">u</text:span><text:span text:style-name="_38_">p</text:span><text:span text:style-name="_31_1"> </text:span><text:span text:style-name="_35_">a</text:span><text:span text:style-name="_36_"> </text:span><text:span text:style-name="_31_2">c</text:span><text:span text:style-name="_33_">o</text:span><text:span text:style-name="_37_">n</text:span><text:span text:style-name="_31_3">d</text:span><text:span text:style-name="_32_">i</text:span><text:span text:style-name="_31_0">t</text:span><text:span text:style-name="_31_3">i</text:span><text:span text:style-name="_35_">o</text:span><text:span text:style-name="_39_">n</text:span><text:span text:style-name="_31_3">e</text:span><text:span text:style-name="_34_">d</text:span><text:span text:style-name="_36_"> </text:span><text:span text:style-name="_31_4">r</text:span><text:span text:style-name="_34_">e</text:span><text:span text:style-name="_38_">f</text:span><text:span text:style-name="_31_5">l</text:span><text:span text:style-name="_35_">e</text:span><text:span text:style-name="_31_0">x</text:span><text:span text:style-name="_31_3">,</text:span><text:span text:style-name="_31_"> </text:span><text:span text:style-name="_31_0">w</text:span><text:span text:style-name="_31_2">h</text:span><text:span text:style-name="_33_">i</text:span><text:span text:style-name="_31_0">c</text:span><text:span text:style-name="_31_4">h</text:span><text:span text:style-name="_31_"> </text:span><text:span text:style-name="_39_">w</text:span><text:span text:style-name="_31_4">o</text:span><text:span text:style-name="_32_">u</text:span><text:span text:style-name="_39_">l</text:span><text:span text:style-name="_31_3">d</text:span><text:span text:style-name="_31_"> 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<text:span text:style-name="_37_">a</text:span><text:span text:style-name="_31_4">s</text:span><text:span text:style-name="_31_"> </text:span><text:span text:style-name="_38_">a</text:span><text:span text:style-name="_31_1"> </text:span><text:span text:style-name="_35_">b</text:span><text:span text:style-name="_38_">a</text:span><text:span text:style-name="_31_3">s</text:span><text:span text:style-name="_33_">i</text:span><text:span text:style-name="_39_">s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'</text:span><text:span text:style-name="_31_5">l</text:span><text:span text:style-name="_35_">e</text:span><text:span text:style-name="_31_0">a</text:span><text:span text:style-name="_31_2">r</text:span><text:span text:style-name="_32_">n</text:span><text:span text:style-name="_37_">i</text:span><text:span text:style-name="_31_4">n</text:span><text:span text:style-name="_33_">g</text:span><text:span text:style-name="_31_0">.</text:span><text:span text:style-name="_31_4">'</text:span><text:span text:style-name="_31_"> </text:span><text:span text:style-name="_31_0">W</text:span><text:span text:style-name="_31_3">h</text:span><text:span text:style-name="_32_">e</text:span><text:span text:style-name="_39_">t</text:span><text:span text:style-name="_31_5">h</text:span><text:span text:style-name="_35_">e</text:span><text:span text:style-name="_31_0">r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p</text:span><text:span text:style-name="_35_">o</text:span><text:span text:style-name="_39_">s</text:span><text:span text:style-name="_31_2">s</text:span><text:span text:style-name="_34_">i</text:span><text:span text:style-name="_39_">b</text:span><text:span text:style-name="_31_4">l</text:span><text:span text:style-name="_34_">e</text:span><text:span text:style-name="_36_"> </text:span><text:span text:style-name="_31_2">i</text:span><text:span text:style-name="_33_">n</text:span><text:span text:style-name="_36_"> </text:span><text:span text:style-name="_31_2">p</text:span><text:span text:style-name="_34_">r</text:span><text:span text:style-name="_37_">i</text:span><text:span text:style-name="_31_3">n</text:span><text:span text:style-name="_34_">c</text:span><text:span text:style-name="_31_0">i</text:span><text:span text:style-name="_31_3">p</text:span><text:span text:style-name="_34_">l</text:span><text:span text:style-name="_38_">e</text:span><text:span text:style-name="_31_1"> </text:span><text:span text:style-name="_35_">o</text:span><text:span text:style-name="_39_">r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a</text:span><text:span text:style-name="_31_1"> </text:span><text:span text:style-name="_33_">s</text:span><text:span text:style-name="_31_0">t</text:span><text:span text:style-name="_31_5">i</text:span><text:span text:style-name="_33_">m</text:span><text:span text:style-name="_37_">u</text:span><text:span text:style-name="_31_2">l</text:span><text:span text:style-name="_35_">a</text:span><text:span text:style-name="_37_">t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e</text:span><text:span text:style-name="_31_4">x</text:span><text:span text:style-name="_33_">c</text:span><text:span text:style-name="_39_">i</text:span><text:span text:style-name="_31_5">t</text:span><text:span text:style-name="_34_">i</text:span><text:span text:style-name="_31_0">n</text:span><text:span text:style-name="_31_4">g</text:span><text:span text:style-name="_31_"> </text:span><text:span text:style-name="_38_">q</text:span><text:span text:style-name="_31_3">u</text:span><text:span text:style-name="_32_">e</text:span><text:span text:style-name="_31_0">s</text:span><text:span text:style-name="_31_5">t</text:span><text:span text:style-name="_33_">i</text:span><text:span text:style-name="_37_">o</text:span><text:span text:style-name="_31_5">n</text:span><text:span text:style-name="_35_">,</text:span><text:span text:style-name="_36_"> </text:span><text:span text:style-name="_31_5">s</text:span><text:span text:style-name="_32_">u</text:span><text:span text:style-name="_37_">g</text:span><text:span text:style-name="_31_4">g</text:span><text:span text:style-name="_32_">e</text:span><text:span text:style-name="_39_">s</text:span><text:span text:style-name="_31_5">t</text:span><text:span text:style-name="_35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2_">s</text:span><text:span text:style-name="_39_">o</text:span><text:span text:style-name="_31_4">m</text:span><text:span text:style-name="_32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2_">h</text:span><text:span text:style-name="_39_">e</text:span><text:span text:style-name="_31_4">s</text:span><text:span text:style-name="_33_">e</text:span><text:span text:style-name="_36_"> </text:span><text:span text:style-name="_31_5">r</text:span><text:span text:style-name="_35_">e</text:span><text:span text:style-name="_39_">c</text:span><text:span text:style-name="_31_5">e</text:span><text:span text:style-name="_32_">n</text:span><text:span text:style-name="_31_0">t</text:span><text:span text:style-name="_31_1"> </text:span><text:span text:style-name="_34_">d</text:span><text:span text:style-name="_39_">e</text:span><text:span text:style-name="_31_3">v</text:span><text:span text:style-name="_34_">e</text:span><text:span text:style-name="_31_0">l</text:span><text:span text:style-name="_31_4">o</text:span><text:span text:style-name="_34_">p</text:span><text:span text:style-name="_39_">m</text:span><text:span text:style-name="_31_2">e</text:span><text:span text:style-name="_35_">n</text:span><text:span text:style-name="_31_0">t</text:span><text:span text:style-name="_31_3">s</text:span><text:span text:style-name="_31_"> </text:span><text:span text:style-name="_31_0">B</text:span><text:span text:style-name="_31_2">u</text:span><text:span text:style-name="_33_">t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i</text:span><text:span text:style-name="_39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s</text:span><text:span text:style-name="_31_2">e</text:span><text:span text:style-name="_35_">e</text:span><text:span text:style-name="_37_">m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3_">m</text:span><text:span text:style-name="_39_">a</text:span><text:span text:style-name="_31_3">c</text:span><text:span text:style-name="_33_">h</text:span><text:span text:style-name="_31_0">i</text:span><text:span text:style-name="_31_4">n</text:span><text:span text:style-name="_33_">e</text:span><text:span text:style-name="_31_0">s</text:span><text:span text:style-name="_31_1"> </text:span><text:span text:style-name="_34_">c</text:span><text:span text:style-name="_38_">o</text:span><text:span text:style-name="_31_5">n</text:span><text:span text:style-name="_35_">s</text:span><text:span text:style-name="_38_">t</text:span><text:span text:style-name="_31_5">r</text:span><text:span text:style-name="_35_">u</text:span><text:span text:style-name="_37_">c</text:span><text:span text:style-name="_31_3">t</text:span><text:span text:style-name="_34_">e</text:span><text:span text:style-name="_38_">d</text:span><text:span text:style-name="_31_1"> </text:span><text:span text:style-name="_33_">o</text:span><text:span text:style-name="_37_">r</text:span><text:span text:style-name="_31_1"> </text:span><text:span text:style-name="_34_">p</text:span><text:span text:style-name="_39_">r</text:span><text:span text:style-name="_31_3">o</text:span><text:span text:style-name="_32_">j</text:span><text:span text:style-name="_39_">e</text:span><text:span text:style-name="_31_2">c</text:span><text:span text:style-name="_33_">t</text:span><text:span text:style-name="_39_">e</text:span><text:span text:style-name="_31_5">d</text:span><text:span text:style-name="_31_"> </text:span><text:span text:style-name="_39_">a</text:span><text:span text:style-name="_31_4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t</text:span><text:span text:style-name="_34_">i</text:span><text:span text:style-name="_37_">m</text:span><text:span text:style-name="_31_4">e</text:span><text:span text:style-name="_31_"> </text:span><text:span text:style-name="_38_">h</text:span><text:span text:style-name="_31_3">a</text:span><text:span text:style-name="_35_">d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p</text:span><text:span text:style-name="_31_2">r</text:span><text:span text:style-name="_32_">o</text:span><text:span text:style-name="_37_">p</text:span><text:span text:style-name="_31_3">e</text:span><text:span text:style-name="_33_">r</text:span><text:span text:style-name="_38_">t</text:span><text:span text:style-name="_31_3">y</text:span><text:span text:style-name="_34_">.</text:span><text:span text:style-name="_37_">"</text:span></text:p>
      <text:p text:style-name="P1"><text:span text:style-name="_33_">I</text:span><text:span text:style-name="_36_"> </text:span><text:span text:style-name="_31_2">a</text:span><text:span text:style-name="_35_">m</text:span><text:span text:style-name="_36_"> </text:span><text:span text:style-name="_31_4">i</text:span><text:span text:style-name="_34_">n</text:span><text:span text:style-name="_36_"> </text:span><text:span text:style-name="_31_2">t</text:span><text:span text:style-name="_34_">h</text:span><text:span text:style-name="_39_">o</text:span><text:span text:style-name="_31_4">r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a</text:span><text:span text:style-name="_32_">g</text:span><text:span text:style-name="_31_0">r</text:span><text:span text:style-name="_31_4">e</text:span><text:span text:style-name="_34_">e</text:span><text:span text:style-name="_31_0">m</text:span><text:span text:style-name="_31_2">e</text:span><text:span text:style-name="_34_">n</text:span><text:span text:style-name="_37_">t</text:span><text:span text:style-name="_31_1"> </text:span><text:span text:style-name="_33_">w</text:span><text:span text:style-name="_38_">i</text:span><text:span text:style-name="_31_4">t</text:span><text:span text:style-name="_34_">h</text:span><text:span text:style-name="_36_"> </text:span><text:span text:style-name="_31_2">H</text:span><text:span text:style-name="_32_">a</text:span><text:span text:style-name="_38_">r</text:span><text:span text:style-name="_31_3">t</text:span><text:span text:style-name="_34_">r</text:span><text:span text:style-name="_37_">e</text:span><text:span text:style-name="_31_5">e</text:span><text:span text:style-name="_31_"> </text:span><text:span text:style-name="_38_">o</text:span><text:span text:style-name="_31_4">v</text:span><text:span text:style-name="_33_">e</text:span><text:span text:style-name="_39_">r</text:span><text:span text:style-name="_31_1"> </text:span><text:span text:style-name="_35_">t</text:span><text:span text:style-name="_37_">h</text:span><text:span text:style-name="_31_4">i</text:span><text:span text:style-name="_35_">s</text:span><text:span text:style-name="_39_">.</text:span><text:span text:style-name="_31_1"> </text:span><text:span text:style-name="_35_">I</text:span><text:span text:style-name="_39_">t</text:span><text:span text:style-name="_31_1"> </text:span><text:span text:style-name="_34_">w</text:span><text:span text:style-name="_37_">i</text:span><text:span text:style-name="_31_5">l</text:span><text:span text:style-name="_33_">l</text:span><text:span text:style-name="_36_"> </text:span><text:span text:style-name="_31_3">b</text:span><text:span text:style-name="_33_">e</text:span><text:span text:style-name="_36_"> </text:span><text:span text:style-name="_31_3">n</text:span><text:span text:style-name="_33_">o</text:span><text:span text:style-name="_38_">t</text:span><text:span text:style-name="_31_4">i</text:span><text:span text:style-name="_33_">c</text:span><text:span text:style-name="_31_0">e</text:span><text:span text:style-name="_31_4">d</text:span>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4_">h</text:span><text:span text:style-name="_37_">e</text:span><text:span text:style-name="_31_1"> </text:span><text:span text:style-name="_33_">d</text:span><text:span text:style-name="_31_0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7_">t</text:span><text:span text:style-name="_31_1"> </text:span><text:span text:style-name="_35_">a</text:span><text:span text:style-name="_31_0">s</text:span><text:span text:style-name="_31_3">s</text:span><text:span text:style-name="_33_">e</text:span><text:span text:style-name="_37_">r</text:span><text:span text:style-name="_31_5">t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m</text:span><text:span text:style-name="_31_5">a</text:span><text:span text:style-name="_35_">c</text:span><text:span text:style-name="_37_">h</text:span><text:span text:style-name="_31_3">i</text:span><text:span text:style-name="_33_">n</text:span><text:span text:style-name="_31_0">e</text:span><text:span text:style-name="_31_2">s</text:span><text:span text:style-name="_31_"> </text:span><text:span text:style-name="_39_">i</text:span><text:span text:style-name="_31_5">n</text:span><text:span text:style-name="_31_"> </text:span><text:span text:style-name="_37_">q</text:span><text:span text:style-name="_31_5">u</text:span><text:span text:style-name="_32_">e</text:span><text:span text:style-name="_38_">s</text:span><text:span text:style-name="_31_4">t</text:span><text:span text:style-name="_35_">i</text:span><text:span text:style-name="_39_">o</text:span><text:span text:style-name="_31_3">n</text:span><text:span text:style-name="_31_"> </text:span><text:span text:style-name="_38_">h</text:span><text:span text:style-name="_31_4">a</text:span><text:span text:style-name="_33_">d</text:span><text:span text:style-name="_36_"> </text:span><text:span text:style-name="_31_5">n</text:span><text:span text:style-name="_35_">o</text:span><text:span text:style-name="_39_">t</text:span><text:span text:style-name="_31_1"> </text:span><text:span text:style-name="_32_">g</text:span><text:span text:style-name="_37_">o</text:span><text:span text:style-name="_31_3">t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p</text:span><text:span text:style-name="_35_">r</text:span><text:span text:style-name="_38_">o</text:span><text:span text:style-name="_31_4">p</text:span><text:span text:style-name="_33_">e</text:span><text:span text:style-name="_39_">r</text:span><text:span text:style-name="_31_2">t</text:span><text:span text:style-name="_33_">y</text:span><text:span text:style-name="_31_0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8_">r</text:span><text:span text:style-name="_31_3">a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2">t</text:span><text:span text:style-name="_33_">h</text:span><text:span text:style-name="_37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e</text:span><text:span text:style-name="_33_">v</text:span><text:span text:style-name="_31_0">i</text:span><text:span text:style-name="_31_4">d</text:span><text:span text:style-name="_34_">e</text:span><text:span text:style-name="_31_0">n</text:span><text:span text:style-name="_31_5">c</text:span><text:span text:style-name="_35_">e</text:span><text:span text:style-name="_36_"> </text:span><text:span text:style-name="_31_3">a</text:span><text:span text:style-name="_34_">v</text:span><text:span text:style-name="_38_">a</text:span><text:span text:style-name="_31_2">i</text:span><text:span text:style-name="_35_">l</text:span><text:span text:style-name="_31_0">a</text:span><text:span text:style-name="_31_3">b</text:span><text:span text:style-name="_35_">l</text:span><text:span text:style-name="_37_">e</text:span><text:span text:style-name="_31_1"> </text:span><text:span text:style-name="_34_">t</text:span><text:span text:style-name="_38_">o</text:span><text:span text:style-name="_31_1"> </text:span><text:span text:style-name="_34_">L</text:span><text:span text:style-name="_31_0">a</text:span><text:span text:style-name="_31_5">d</text:span><text:span text:style-name="_34_">y</text:span><text:span text:style-name="_36_"> </text:span><text:span text:style-name="_31_5">L</text:span><text:span text:style-name="_32_">o</text:span><text:span text:style-name="_37_">v</text:span><text:span text:style-name="_31_3">e</text:span><text:span text:style-name="_33_">l</text:span><text:span text:style-name="_38_">a</text:span><text:span text:style-name="_31_4">c</text:span><text:span text:style-name="_32_">e</text:span><text:span text:style-name="_36_"> </text:span><text:span text:style-name="_31_4">d</text:span><text:span text:style-name="_33_">i</text:span><text:span text:style-name="_38_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e</text:span><text:span text:style-name="_31_5">n</text:span><text:span text:style-name="_35_">c</text:span><text:span text:style-name="_31_0">o</text:span><text:span text:style-name="_31_3">u</text:span><text:span text:style-name="_35_">r</text:span><text:span text:style-name="_37_">a</text:span><text:span text:style-name="_31_4">g</text:span><text:span text:style-name="_32_">e</text:span><text:span text:style-name="_36_"> </text:span><text:span text:style-name="_31_2">h</text:span><text:span text:style-name="_35_">e</text:span><text:span text:style-name="_37_">r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1_0">e</text:span><text:span text:style-name="_31_5">l</text:span><text:span text:style-name="_33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3_">e</text:span><text:span text:style-name="_38_">y</text:span><text:span text:style-name="_31_1"> </text:span><text:span text:style-name="_33_">h</text:span><text:span text:style-name="_37_">a</text:span><text:span text:style-name="_31_5">d</text:span><text:span text:style-name="_31_"> </text:span><text:span text:style-name="_38_">i</text:span><text:span text:style-name="_31_5">t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3">q</text:span><text:span text:style-name="_32_">u</text:span><text:span text:style-name="_37_">i</text:span><text:span text:style-name="_31_3">t</text:span><text:span text:style-name="_32_">e</text:span><text:span text:style-name="_36_"> </text:span><text:span text:style-name="_31_2">p</text:span><text:span text:style-name="_32_">o</text:span><text:span text:style-name="_31_0">s</text:span><text:span text:style-name="_31_3">s</text:span><text:span text:style-name="_32_">i</text:span><text:span text:style-name="_31_0">b</text:span><text:span text:style-name="_31_5">l</text:span><text:span text:style-name="_32_">e</text:span><text:span text:style-name="_36_"> </text:span><text:span text:style-name="_31_4">t</text:span><text:span text:style-name="_34_">h</text:span><text:span text:style-name="_31_0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5">m</text:span><text:span text:style-name="_33_">a</text:span><text:span text:style-name="_31_0">c</text:span><text:span text:style-name="_31_4">h</text:span><text:span text:style-name="_35_">i</text:span><text:span text:style-name="_31_0">n</text:span><text:span text:style-name="_31_2">e</text:span><text:span text:style-name="_32_">s</text:span><text:span text:style-name="_36_"> </text:span><text:span text:style-name="_31_3">i</text:span><text:span text:style-name="_34_">n</text:span><text:span text:style-name="_36_"> </text:span><text:span text:style-name="_31_4">q</text:span><text:span text:style-name="_32_">u</text:span><text:span text:style-name="_37_">e</text:span><text:span text:style-name="_31_3">s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5">h</text:span><text:span text:style-name="_33_">a</text:span><text:span text:style-name="_39_">d</text:span><text:span text:style-name="_31_1"> </text:span><text:span text:style-name="_32_">i</text:span><text:span text:style-name="_38_">n</text:span><text:span text:style-name="_31_1"> </text:span><text:span text:style-name="_32_">a</text:span><text:span text:style-name="_36_"> </text:span><text:span text:style-name="_31_4">s</text:span><text:span text:style-name="_35_">e</text:span><text:span text:style-name="_37_">n</text:span><text:span text:style-name="_31_4">s</text:span><text:span text:style-name="_34_">e</text:span><text:span text:style-name="_36_"> </text:span><text:span text:style-name="_31_3">g</text:span><text:span text:style-name="_32_">o</text:span><text:span text:style-name="_31_0">t</text:span><text:span text:style-name="_31_1"> </text:span><text:span text:style-name="_34_">t</text:span><text:span text:style-name="_38_">h</text:span><text:span text:style-name="_31_3">i</text:span><text:span text:style-name="_32_">s</text:span><text:span text:style-name="_36_"> </text:span><text:span text:style-name="_31_3">p</text:span><text:span text:style-name="_34_">r</text:span><text:span text:style-name="_39_">o</text:span><text:span text:style-name="_31_2">p</text:span><text:span text:style-name="_35_">e</text:span><text:span text:style-name="_31_0">r</text:span><text:span text:style-name="_31_2">t</text:span><text:span text:style-name="_33_">y</text:span><text:span text:style-name="_37_">.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s</text:span><text:span text:style-name="_31_5">u</text:span><text:span text:style-name="_32_">p</text:span><text:span text:style-name="_37_">p</text:span><text:span text:style-name="_31_5">o</text:span><text:span text:style-name="_33_">s</text:span><text:span text:style-name="_39_">e</text:span><text:span text:style-name="_31_1"> </text:span><text:span text:style-name="_32_">t</text:span><text:span text:style-name="_39_">h</text:span><text:span text:style-name="_31_5">a</text:span><text:span text:style-name="_32_">t</text:span><text:span text:style-name="_36_"> </text:span><text:span text:style-name="_31_5">s</text:span><text:span text:style-name="_33_">o</text:span><text:span text:style-name="_38_">m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7_">c</text:span><text:span text:style-name="_31_2">r</text:span><text:span text:style-name="_34_">e</text:span><text:span text:style-name="_37_">t</text:span><text:span text:style-name="_31_5">e</text:span>-<text:span text:style-name="_31_0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7_">m</text:span><text:span text:style-name="_31_5">a</text:span><text:span text:style-name="_35_">c</text:span><text:span text:style-name="_39_">h</text:span><text:span text:style-name="_31_5">i</text:span><text:span text:style-name="_33_">n</text:span><text:span text:style-name="_39_">e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p</text:span><text:span text:style-name="_35_">r</text:span><text:span text:style-name="_39_">o</text:span><text:span text:style-name="_31_5">p</text:span><text:span text:style-name="_32_">e</text:span><text:span text:style-name="_38_">r</text:span><text:span text:style-name="_31_5">t</text:span><text:span text:style-name="_35_">y</text:span><text:span text:style-name="_38_">.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A</text:span><text:span text:style-name="_31_3">n</text:span><text:span text:style-name="_32_">a</text:span><text:span text:style-name="_39_">l</text:span><text:span text:style-name="_31_3">y</text:span><text:span text:style-name="_33_">t</text:span><text:span text:style-name="_37_">i</text:span><text:span text:style-name="_31_3">c</text:span><text:span text:style-name="_32_">a</text:span><text:span text:style-name="_38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8_">n</text:span><text:span text:style-name="_31_5">e</text:span><text:span text:style-name="_31_"> </text:span><text:span text:style-name="_37_">w</text:span><text:span text:style-name="_31_3">a</text:span><text:span text:style-name="_34_">s</text:span><text:span text:style-name="_36_"> </text:span><text:span text:style-name="_31_4">a</text:span><text:span text:style-name="_31_"> </text:span><text:span text:style-name="_37_">u</text:span><text:span text:style-name="_31_2">n</text:span><text:span text:style-name="_33_">i</text:span><text:span text:style-name="_31_0">v</text:span><text:span text:style-name="_31_5">e</text:span><text:span text:style-name="_32_">r</text:span><text:span text:style-name="_31_0">s</text:span><text:span text:style-name="_31_4">a</text:span><text:span text:style-name="_34_">l</text:span><text:span text:style-name="_36_"> </text:span><text:span text:style-name="_31_2">d</text:span><text:span text:style-name="_34_">i</text:span><text:span text:style-name="_37_">g</text:span><text:span text:style-name="_31_4">i</text:span><text:span text:style-name="_32_">t</text:span><text:span text:style-name="_39_">a</text:span><text:span text:style-name="_31_4">l</text:span><text:span text:style-name="_31_"> </text:span><text:span text:style-name="_37_">c</text:span><text:span text:style-name="_31_2">o</text:span><text:span text:style-name="_34_">m</text:span><text:span text:style-name="_38_">p</text:span><text:span text:style-name="_31_3">u</text:span><text:span text:style-name="_35_">t</text:span><text:span text:style-name="_37_">e</text:span><text:span text:style-name="_31_4">r</text:span><text:span text:style-name="_32_">,</text:span><text:span text:style-name="_36_"> </text:span><text:span text:style-name="_31_5">s</text:span><text:span text:style-name="_35_">o</text:span><text:span text:style-name="_36_"> </text:span><text:span text:style-name="_31_4">t</text:span><text:span text:style-name="_35_">h</text:span><text:span text:style-name="_38_">a</text:span><text:span text:style-name="_31_3">t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3">i</text:span><text:span text:style-name="_32_">t</text:span><text:span text:style-name="_37_">s</text:span><text:span text:style-name="_31_1"> </text:span><text:span text:style-name="_33_">s</text:span><text:span text:style-name="_37_">t</text:span><text:span text:style-name="_31_3">o</text:span><text:span text:style-name="_35_">r</text:span><text:span text:style-name="_39_">a</text:span><text:span text:style-name="_31_2">g</text:span><text:span text:style-name="_35_">e</text:span><text:span text:style-name="_36_"> </text:span><text:span text:style-name="_31_5">c</text:span><text:span text:style-name="_32_">a</text:span><text:span text:style-name="_31_0">p</text:span><text:span text:style-name="_31_4">a</text:span><text:span text:style-name="_34_">c</text:span><text:span text:style-name="_38_">i</text:span><text:span text:style-name="_31_5">t</text:span><text:span text:style-name="_35_">y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s</text:span><text:span text:style-name="_31_0">p</text:span><text:span text:style-name="_31_4">e</text:span><text:span text:style-name="_32_">e</text:span><text:span text:style-name="_37_">d</text:span><text:span text:style-name="_31_1"> </text:span><text:span text:style-name="_35_">w</text:span><text:span text:style-name="_31_0">e</text:span><text:span text:style-name="_31_4">r</text:span><text:span text:style-name="_34_">e</text:span><text:span text:style-name="_36_"> </text:span><text:span text:style-name="_31_5">a</text:span><text:span text:style-name="_34_">d</text:span><text:span text:style-name="_37_">e</text:span><text:span text:style-name="_31_5">q</text:span><text:span text:style-name="_34_">u</text:span><text:span text:style-name="_39_">a</text:span><text:span text:style-name="_31_5">t</text:span><text:span text:style-name="_33_">e</text:span><text:span text:style-name="_37_">,</text:span><text:span text:style-name="_31_1"> </text:span><text:span text:style-name="_35_">i</text:span><text:span text:style-name="_39_">t</text:span><text:span text:style-name="_31_1"> </text:span><text:span text:style-name="_34_">c</text:span><text:span text:style-name="_37_">o</text:span><text:span text:style-name="_31_5">u</text:span><text:span text:style-name="_34_">l</text:span><text:span text:style-name="_38_">d</text:span><text:span text:style-name="_31_1"> </text:span><text:span text:style-name="_32_">b</text:span><text:span text:style-name="_39_">y</text:span><text:span text:style-name="_31_1"> </text:span><text:span text:style-name="_34_">s</text:span><text:span text:style-name="_37_">u</text:span><text:span text:style-name="_31_3">i</text:span><text:span text:style-name="_33_">t</text:span><text:span text:style-name="_37_">a</text:span><text:span text:style-name="_31_4">b</text:span><text:span text:style-name="_35_">l</text:span><text:span text:style-name="_38_">e</text:span><text:span text:style-name="_31_1"> </text:span><text:span text:style-name="_35_">p</text:span><text:span text:style-name="_39_">r</text:span><text:span text:style-name="_31_2">o</text:span><text:span text:style-name="_35_">g</text:span><text:span text:style-name="_37_">r</text:span><text:span text:style-name="_31_4">a</text:span><text:span text:style-name="_34_">m</text:span><text:span text:style-name="_38_">m</text:span><text:span text:style-name="_31_5">i</text:span><text:span text:style-name="_33_">n</text:span><text:span text:style-name="_38_">g</text:span><text:span text:style-name="_31_1"> </text:span><text:span text:style-name="_34_">b</text:span><text:span text:style-name="_37_">e</text:span><text:span text:style-name="_31_1"> </text:span><text:span text:style-name="_32_">m</text:span><text:span text:style-name="_38_">a</text:span><text:span text:style-name="_31_2">d</text:span><text:span text:style-name="_35_">e</text:span><text:span text:style-name="_36_"> </text:span><text:span text:style-name="_31_4">t</text:span><text:span text:style-name="_32_">o</text:span><text:span text:style-name="_36_"> </text:span><text:span text:style-name="_31_4">m</text:span><text:span text:style-name="_33_">i</text:span><text:span text:style-name="_38_">m</text:span><text:span text:style-name="_31_4">i</text:span><text:span text:style-name="_32_">c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7_">a</text:span><text:span text:style-name="_31_2">c</text:span><text:span text:style-name="_32_">h</text:span><text:span text:style-name="_39_">i</text:span><text:span text:style-name="_31_5">n</text:span><text:span text:style-name="_35_">e</text:span><text:span text:style-name="_36_"> </text:span><text:span text:style-name="_31_4">i</text:span><text:span text:style-name="_35_">n</text:span><text:span text:style-name="_36_"> </text:span><text:span text:style-name="_31_5">q</text:span><text:span text:style-name="_35_">u</text:span><text:span text:style-name="_39_">e</text:span><text:span text:style-name="_31_5">s</text:span><text:span text:style-name="_35_">t</text:span><text:span text:style-name="_31_0">i</text:span><text:span text:style-name="_31_3">o</text:span><text:span text:style-name="_34_">n</text:span><text:span text:style-name="_38_">.</text:span><text:span text:style-name="_31_1"> </text:span><text:span text:style-name="_33_">P</text:span><text:span text:style-name="_38_">r</text:span><text:span text:style-name="_31_4">o</text:span><text:span text:style-name="_34_">b</text:span><text:span text:style-name="_37_">a</text:span><text:span text:style-name="_31_4">b</text:span><text:span text:style-name="_35_">l</text:span><text:span text:style-name="_39_">y</text:span><text:span text:style-name="_31_1"> </text:span><text:span text:style-name="_33_">t</text:span><text:span text:style-name="_31_0">h</text:span><text:span text:style-name="_31_2">i</text:span><text:span text:style-name="_33_">s</text:span><text:span text:style-name="_36_"> </text:span><text:span text:style-name="_31_5">a</text:span><text:span text:style-name="_34_">r</text:span><text:span text:style-name="_39_">g</text:span><text:span text:style-name="_31_3">u</text:span><text:span text:style-name="_34_">m</text:span><text:span text:style-name="_39_">e</text:span><text:span text:style-name="_31_3">n</text:span><text:span text:style-name="_33_">t</text:span><text:span text:style-name="_36_"> </text:span><text:span text:style-name="_31_2">d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o</text:span><text:span text:style-name="_31_3">c</text:span><text:span text:style-name="_34_">c</text:span><text:span text:style-name="_31_0">u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8_">u</text:span><text:span text:style-name="_31_2">n</text:span><text:span text:style-name="_32_">t</text:span><text:span text:style-name="_38_">e</text:span><text:span text:style-name="_31_3">s</text:span><text:span text:style-name="_33_">s</text:span><text:span text:style-name="_36_"> 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a</text:span><text:span text:style-name="_39_">b</text:span><text:span text:style-name="_31_2">b</text:span><text:span text:style-name="_33_">a</text:span><text:span text:style-name="_31_0">g</text:span><text:span text:style-name="_31_2">e</text:span><text:span text:style-name="_32_">.</text:span><text:span text:style-name="_36_"> </text:span><text:span text:style-name="_31_3">I</text:span><text:span text:style-name="_34_">n</text:span><text:span text:style-name="_36_"> </text:span><text:span text:style-name="_31_4">a</text:span><text:span text:style-name="_32_">n</text:span><text:span text:style-name="_39_">y</text:span><text:span text:style-name="_31_1"> </text:span><text:span text:style-name="_34_">c</text:span><text:span text:style-name="_38_">a</text:span><text:span text:style-name="_31_5">s</text:span><text:span text:style-name="_35_">e</text:span><text:span text:style-name="_36_"> </text:span><text:span text:style-name="_31_2">t</text:span><text:span text:style-name="_32_">h</text:span><text:span text:style-name="_37_">e</text:span><text:span text:style-name="_31_5">r</text:span><text:span text:style-name="_35_">e</text:span><text:span text:style-name="_36_"> </text:span><text:span text:style-name="_31_2">w</text:span><text:span text:style-name="_33_">a</text:span><text:span text:style-name="_39_">s</text:span><text:span text:style-name="_31_1"> </text:span><text:span text:style-name="_33_">n</text:span><text:span text:style-name="_38_">o</text:span><text:span text:style-name="_31_1"> </text:span><text:span text:style-name="_32_">o</text:span><text:span text:style-name="_37_">b</text:span><text:span text:style-name="_31_3">l</text:span><text:span text:style-name="_33_">i</text:span><text:span text:style-name="_38_">g</text:span><text:span text:style-name="_31_3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5_">n</text:span><text:span text:style-name="_36_"> </text:span><text:span text:style-name="_31_2">t</text:span><text:span text:style-name="_32_">h</text:span><text:span text:style-name="_31_0">e</text:span><text:span text:style-name="_31_3">m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l</text:span><text:span text:style-name="_34_">a</text:span><text:span text:style-name="_37_">i</text:span><text:span text:style-name="_31_3">m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3_">h</text:span><text:span text:style-name="_39_">a</text:span><text:span text:style-name="_31_4">t</text:span><text:span text:style-name="_31_"> </text:span><text:span text:style-name="_38_">c</text:span><text:span text:style-name="_31_3">o</text:span><text:span text:style-name="_34_">u</text:span><text:span text:style-name="_31_0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c</text:span><text:span text:style-name="_31_4">l</text:span><text:span text:style-name="_34_">a</text:span><text:span text:style-name="_37_">i</text:span><text:span text:style-name="_31_5">m</text:span><text:span text:style-name="_32_">e</text:span><text:span text:style-name="_39_">d</text:span><text:span text:style-name="_31_4">.</text:span></text:p>
      <text:p text:style-name="P1"><text:span text:style-name="_38_">T</text:span><text:span text:style-name="_31_2">h</text:span><text:span text:style-name="_34_">i</text:span><text:span text:style-name="_37_">s</text:span><text:span text:style-name="_31_1"> </text:span><text:span text:style-name="_32_">w</text:span><text:span text:style-name="_37_">h</text:span><text:span text:style-name="_31_4">o</text:span><text:span text:style-name="_35_">l</text:span><text:span text:style-name="_38_">e</text:span><text:span text:style-name="_31_1"> </text:span><text:span text:style-name="_34_">q</text:span><text:span text:style-name="_37_">u</text:span><text:span text:style-name="_31_5">e</text:span><text:span text:style-name="_35_">s</text:span><text:span text:style-name="_39_">t</text:span><text:span text:style-name="_31_2">i</text:span><text:span text:style-name="_32_">o</text:span><text:span text:style-name="_38_">n</text:span><text:span text:style-name="_31_1"> </text:span><text:span text:style-name="_33_">w</text:span><text:span text:style-name="_31_0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2">c</text:span><text:span text:style-name="_32_">o</text:span><text:span text:style-name="_39_">n</text:span><text:span text:style-name="_31_4">s</text:span><text:span text:style-name="_32_">i</text:span><text:span text:style-name="_31_0">d</text:span><text:span text:style-name="_31_5">e</text:span><text:span text:style-name="_33_">r</text:span><text:span text:style-name="_31_0">e</text:span><text:span text:style-name="_31_3">d</text:span><text:span text:style-name="_31_"> </text:span><text:span text:style-name="_39_">a</text:span><text:span text:style-name="_31_4">g</text:span><text:span text:style-name="_35_">a</text:span><text:span text:style-name="_39_">i</text:span><text:span text:style-name="_31_2">n</text:span><text:span text:style-name="_31_"> </text:span><text:span text:style-name="_38_">u</text:span><text:span text:style-name="_31_4">n</text:span><text:span text:style-name="_34_">d</text:span><text:span text:style-name="_31_0">e</text:span><text:span text:style-name="_31_4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3">h</text:span><text:span text:style-name="_32_">e</text:span><text:span text:style-name="_31_0">a</text:span><text:span text:style-name="_31_2">d</text:span><text:span text:style-name="_34_">i</text:span><text:span text:style-name="_37_">n</text:span><text:span text:style-name="_31_5">g</text:span><text:span text:style-name="_31_"> </text:span><text:span text:style-name="_38_">o</text:span><text:span text:style-name="_31_2">f</text:span><text:span text:style-name="_31_"> </text:span><text:span text:style-name="_31_0">l</text:span><text:span text:style-name="_31_3">e</text:span><text:span text:style-name="_34_">a</text:span><text:span text:style-name="_37_">r</text:span><text:span text:style-name="_31_3">n</text:span><text:span text:style-name="_33_">i</text:span><text:span text:style-name="_37_">n</text:span><text:span text:style-name="_31_3">g</text:span><text:span text:style-name="_31_"> </text:span><text:span text:style-name="_31_0">m</text:span><text:span text:style-name="_31_4">a</text:span><text:span text:style-name="_33_">c</text:span><text:span text:style-name="_38_">h</text:span><text:span text:style-name="_31_4">i</text:span><text:span text:style-name="_33_">n</text:span><text:span text:style-name="_37_">e</text:span><text:span text:style-name="_31_2">s</text:span><text:span text:style-name="_32_">.</text:span></text:p>
      <text:p text:style-name="P1"><text:span text:style-name="_31_2">A</text:span><text:span text:style-name="_31_"> </text:span><text:span text:style-name="_37_">v</text:span><text:span text:style-name="_31_3">a</text:span><text:span text:style-name="_35_">r</text:span><text:span text:style-name="_39_">i</text:span><text:span text:style-name="_31_5">a</text:span><text:span text:style-name="_32_">n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4_">L</text:span><text:span text:style-name="_39_">a</text:span><text:span text:style-name="_31_2">d</text:span><text:span text:style-name="_34_">y</text:span><text:span text:style-name="_36_"> </text:span><text:span text:style-name="_31_2">L</text:span><text:span text:style-name="_35_">o</text:span><text:span text:style-name="_38_">v</text:span><text:span text:style-name="_31_3">e</text:span><text:span text:style-name="_32_">l</text:span><text:span text:style-name="_37_">a</text:span><text:span text:style-name="_31_2">c</text:span><text:span text:style-name="_32_">e</text:span><text:span text:style-name="_39_">'</text:span><text:span text:style-name="_31_5">s</text:span><text:span text:style-name="_31_"> </text:span><text:span text:style-name="_31_0">o</text:span><text:span text:style-name="_31_2">b</text:span><text:span text:style-name="_35_">j</text:span><text:span text:style-name="_37_">e</text:span><text:span text:style-name="_31_4">c</text:span><text:span text:style-name="_33_">t</text:span><text:span text:style-name="_38_">i</text:span><text:span text:style-name="_31_2">o</text:span><text:span text:style-name="_35_">n</text:span><text:span text:style-name="_36_"> </text:span><text:span text:style-name="_31_3">s</text:span><text:span text:style-name="_35_">t</text:span><text:span text:style-name="_31_0">a</text:span><text:span text:style-name="_31_3">t</text:span><text:span text:style-name="_35_">e</text:span><text:span text:style-name="_39_">s</text:span><text:span text:style-name="_31_1"> </text:span><text:span text:style-name="_35_">t</text:span><text:span text:style-name="_38_">h</text:span><text:span text:style-name="_31_5">a</text:span><text:span text:style-name="_32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4_">c</text:span><text:span text:style-name="_37_">a</text:span><text:span text:style-name="_31_3">n</text:span><text:span text:style-name="_31_"> </text:span><text:span text:style-name="_37_">"</text:span><text:span text:style-name="_31_4">n</text:span><text:span text:style-name="_34_">e</text:span><text:span text:style-name="_39_">v</text:span><text:span text:style-name="_31_4">e</text:span><text:span text:style-name="_35_">r</text:span><text:span text:style-name="_36_"> </text:span><text:span text:style-name="_31_4">d</text:span><text:span text:style-name="_32_">o</text:span><text:span text:style-name="_36_"> </text:span><text:span text:style-name="_31_3">a</text:span><text:span text:style-name="_33_">n</text:span><text:span text:style-name="_39_">y</text:span><text:span text:style-name="_31_5">t</text:span><text:span text:style-name="_32_">h</text:span><text:span text:style-name="_38_">i</text:span><text:span text:style-name="_31_4">n</text:span><text:span text:style-name="_34_">g</text:span><text:span text:style-name="_36_"> </text:span><text:soft-page-break/><text:span text:style-name="_31_4">r</text:span><text:span text:style-name="_35_">e</text:span><text:span text:style-name="_39_">a</text:span><text:span text:style-name="_31_4">l</text:span><text:span text:style-name="_34_">l</text:span><text:span text:style-name="_31_0">y</text:span><text:span text:style-name="_31_1"> </text:span><text:span text:style-name="_34_">n</text:span><text:span text:style-name="_31_0">e</text:span><text:span text:style-name="_31_2">w</text:span><text:span text:style-name="_32_">.</text:span><text:span text:style-name="_37_">"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3">m</text:span><text:span text:style-name="_34_">a</text:span><text:span text:style-name="_38_">y</text:span><text:span text:style-name="_31_1"> </text:span><text:span text:style-name="_34_">b</text:span><text:span text:style-name="_37_">e</text:span><text:span text:style-name="_31_1"> </text:span><text:span text:style-name="_34_">p</text:span><text:span text:style-name="_39_">a</text:span><text:span text:style-name="_31_5">r</text:span><text:span text:style-name="_34_">r</text:span><text:span text:style-name="_38_">i</text:span><text:span text:style-name="_31_3">e</text:span><text:span text:style-name="_32_">d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4">m</text:span><text:span text:style-name="_35_">o</text:span><text:span text:style-name="_37_">m</text:span><text:span text:style-name="_31_2">e</text:span><text:span text:style-name="_35_">n</text:span><text:span text:style-name="_37_">t</text:span><text:span text:style-name="_31_1"> </text:span><text:span text:style-name="_33_">w</text:span><text:span text:style-name="_31_0">i</text:span><text:span text:style-name="_31_5">t</text:span><text:span text:style-name="_32_">h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s</text:span><text:span text:style-name="_37_">a</text:span><text:span text:style-name="_31_3">w</text:span><text:span text:style-name="_35_">,</text:span><text:span text:style-name="_36_"> </text:span><text:span text:style-name="_31_5">"</text:span><text:span text:style-name="_33_">T</text:span><text:span text:style-name="_37_">h</text:span><text:span text:style-name="_31_5">e</text:span><text:span text:style-name="_33_">r</text:span><text:span text:style-name="_37_">e</text:span><text:span text:style-name="_31_1"> </text:span><text:span text:style-name="_32_">i</text:span><text:span text:style-name="_38_">s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2">n</text:span><text:span text:style-name="_34_">g</text:span><text:span text:style-name="_36_"> </text:span><text:span text:style-name="_31_2">n</text:span><text:span text:style-name="_32_">e</text:span><text:span text:style-name="_37_">w</text:span><text:span text:style-name="_31_1"> </text:span><text:span text:style-name="_35_">u</text:span><text:span text:style-name="_37_">n</text:span><text:span text:style-name="_31_3">d</text:span><text:span text:style-name="_35_">e</text:span><text:span text:style-name="_37_">r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s</text:span><text:span text:style-name="_31_4">u</text:span><text:span text:style-name="_35_">n</text:span><text:span text:style-name="_38_">.</text:span><text:span text:style-name="_31_2">"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c</text:span><text:span text:style-name="_34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c</text:span><text:span text:style-name="_31_0">e</text:span><text:span text:style-name="_31_5">r</text:span><text:span text:style-name="_34_">t</text:span><text:span text:style-name="_39_">a</text:span><text:span text:style-name="_31_3">i</text:span><text:span text:style-name="_32_">n</text:span><text:span text:style-name="_36_"> </text:span><text:span text:style-name="_31_4">t</text:span><text:span text:style-name="_35_">h</text:span><text:span text:style-name="_38_">a</text:span><text:span text:style-name="_31_5">t</text:span><text:span text:style-name="_31_"> </text:span><text:span text:style-name="_31_0">"</text:span><text:span text:style-name="_31_3">o</text:span><text:span text:style-name="_35_">r</text:span><text:span text:style-name="_38_">i</text:span><text:span text:style-name="_31_2">g</text:span><text:span text:style-name="_34_">i</text:span><text:span text:style-name="_37_">n</text:span><text:span text:style-name="_31_5">a</text:span><text:span text:style-name="_33_">l</text:span><text:span text:style-name="_36_"> </text:span><text:span text:style-name="_31_5">w</text:span><text:span text:style-name="_34_">o</text:span><text:span text:style-name="_31_0">r</text:span><text:span text:style-name="_31_4">k</text:span><text:span text:style-name="_35_">"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8_">h</text:span><text:span text:style-name="_31_4">e</text:span><text:span text:style-name="_31_"> </text:span><text:span text:style-name="_39_">h</text:span><text:span text:style-name="_31_2">a</text:span><text:span text:style-name="_32_">s</text:span><text:span text:style-name="_36_"> </text:span><text:span text:style-name="_31_2">d</text:span><text:span text:style-name="_33_">o</text:span><text:span text:style-name="_31_0">n</text:span><text:span text:style-name="_31_2">e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3_">s</text:span><text:span text:style-name="_31_0">i</text:span><text:span text:style-name="_31_3">m</text:span><text:span text:style-name="_32_">p</text:span><text:span text:style-name="_38_">l</text:span><text:span text:style-name="_31_3">y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2">g</text:span><text:span text:style-name="_35_">r</text:span><text:span text:style-name="_37_">o</text:span><text:span text:style-name="_31_3">w</text:span><text:span text:style-name="_32_">t</text:span><text:span text:style-name="_38_">h</text:span><text:span text:style-name="_31_1"> </text:span><text:span text:style-name="_34_">o</text:span><text:span text:style-name="_37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s</text:span><text:span text:style-name="_31_3">e</text:span><text:span text:style-name="_33_">e</text:span><text:span text:style-name="_38_">d</text:span><text:span text:style-name="_31_1"> </text:span><text:span text:style-name="_35_">p</text:span><text:span text:style-name="_37_">l</text:span><text:span text:style-name="_31_2">a</text:span><text:span text:style-name="_35_">n</text:span><text:span text:style-name="_39_">t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3">h</text:span><text:span text:style-name="_35_">i</text:span><text:span text:style-name="_38_">m</text:span><text:span text:style-name="_31_1"> </text:span><text:span text:style-name="_33_">b</text:span><text:span text:style-name="_39_">y</text:span><text:span text:style-name="_31_1"> </text:span><text:span text:style-name="_35_">t</text:span><text:span text:style-name="_37_">e</text:span><text:span text:style-name="_31_4">a</text:span><text:span text:style-name="_35_">c</text:span><text:span text:style-name="_38_">h</text:span><text:span text:style-name="_31_2">i</text:span><text:span text:style-name="_33_">n</text:span><text:span text:style-name="_31_0">g</text:span><text:span text:style-name="_31_3">,</text:span><text:span text:style-name="_31_"> </text:span><text:span text:style-name="_39_">o</text:span><text:span text:style-name="_31_5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e</text:span><text:span text:style-name="_34_">f</text:span><text:span text:style-name="_31_0">f</text:span><text:span text:style-name="_31_3">e</text:span><text:span text:style-name="_34_">c</text:span><text:span text:style-name="_38_">t</text:span><text:span text:style-name="_31_1"> </text:span><text:span text:style-name="_33_">o</text:span><text:span text:style-name="_37_">f</text:span><text:span text:style-name="_31_1"> </text:span><text:span text:style-name="_35_">f</text:span><text:span text:style-name="_39_">o</text:span><text:span text:style-name="_31_5">l</text:span><text:span text:style-name="_32_">l</text:span><text:span text:style-name="_37_">o</text:span><text:span text:style-name="_31_4">w</text:span><text:span text:style-name="_32_">i</text:span><text:span text:style-name="_37_">n</text:span><text:span text:style-name="_31_4">g</text:span><text:span text:style-name="_31_"> </text:span><text:span text:style-name="_37_">w</text:span><text:span text:style-name="_31_2">e</text:span><text:span text:style-name="_32_">l</text:span><text:span text:style-name="_37_">l</text:span>-<text:span text:style-name="_32_">k</text:span><text:span text:style-name="_38_">n</text:span><text:span text:style-name="_31_3">o</text:span><text:span text:style-name="_32_">w</text:span><text:span text:style-name="_39_">n</text:span><text:span text:style-name="_31_1"> </text:span><text:span text:style-name="_34_">g</text:span><text:span text:style-name="_38_">e</text:span><text:span text:style-name="_31_3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5">p</text:span><text:span text:style-name="_34_">r</text:span><text:span text:style-name="_37_">i</text:span><text:span text:style-name="_31_4">n</text:span><text:span text:style-name="_34_">c</text:span><text:span text:style-name="_39_">i</text:span><text:span text:style-name="_31_4">p</text:span><text:span text:style-name="_32_">l</text:span><text:span text:style-name="_39_">e</text:span><text:span text:style-name="_31_5">s</text:span><text:span text:style-name="_32_">.</text:span><text:span text:style-name="_36_"> </text:span><text:span text:style-name="_31_5">A</text:span><text:span text:style-name="_31_"> </text:span><text:span text:style-name="_39_">b</text:span><text:span text:style-name="_31_3">e</text:span><text:span text:style-name="_32_">t</text:span><text:span text:style-name="_37_">t</text:span><text:span text:style-name="_31_3">e</text:span><text:span text:style-name="_35_">r</text:span><text:span text:style-name="_36_"> </text:span><text:span text:style-name="_31_4">v</text:span><text:span text:style-name="_32_">a</text:span><text:span text:style-name="_39_">r</text:span><text:span text:style-name="_31_3">i</text:span><text:span text:style-name="_34_">a</text:span><text:span text:style-name="_37_">n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o</text:span><text:span text:style-name="_34_">b</text:span><text:span text:style-name="_37_">j</text:span><text:span text:style-name="_31_3">e</text:span><text:span text:style-name="_32_">c</text:span><text:span text:style-name="_37_">t</text:span><text:span text:style-name="_31_5">i</text:span><text:span text:style-name="_33_">o</text:span><text:span text:style-name="_38_">n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5">t</text:span><text:span text:style-name="_33_">h</text:span><text:span text:style-name="_38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c</text:span><text:span text:style-name="_34_">h</text:span><text:span text:style-name="_37_">i</text:span><text:span text:style-name="_31_5">n</text:span><text:span text:style-name="_34_">e</text:span><text:span text:style-name="_36_"> </text:span><text:span text:style-name="_31_4">c</text:span><text:span text:style-name="_32_">a</text:span><text:span text:style-name="_38_">n</text:span><text:span text:style-name="_31_1"> </text:span><text:span text:style-name="_35_">n</text:span><text:span text:style-name="_37_">e</text:span><text:span text:style-name="_31_3">v</text:span><text:span text:style-name="_35_">e</text:span><text:span text:style-name="_38_">r</text:span><text:span text:style-name="_31_1"> </text:span><text:span text:style-name="_32_">"</text:span><text:span text:style-name="_31_0">t</text:span><text:span text:style-name="_31_2">a</text:span><text:span text:style-name="_35_">k</text:span><text:span text:style-name="_31_0">e</text:span><text:span text:style-name="_31_1"> </text:span><text:span text:style-name="_35_">u</text:span><text:span text:style-name="_31_0">s</text:span><text:span text:style-name="_31_1"> </text:span><text:span text:style-name="_34_">b</text:span><text:span text:style-name="_37_">y</text:span><text:span text:style-name="_31_1"> </text:span><text:span text:style-name="_32_">s</text:span><text:span text:style-name="_38_">u</text:span><text:span text:style-name="_31_5">r</text:span><text:span text:style-name="_32_">p</text:span><text:span text:style-name="_38_">r</text:span><text:span text:style-name="_31_2">i</text:span><text:span text:style-name="_34_">s</text:span><text:span text:style-name="_38_">e</text:span><text:span text:style-name="_31_4">.</text:span><text:span text:style-name="_35_">"</text:span><text:span text:style-name="_36_"> </text:span><text:span text:style-name="_31_3">T</text:span><text:span text:style-name="_35_">h</text:span><text:span text:style-name="_31_0">i</text:span><text:span text:style-name="_31_4">s</text:span><text:span text:style-name="_31_"> </text:span><text:span text:style-name="_31_0">s</text:span><text:span text:style-name="_31_3">t</text:span><text:span text:style-name="_33_">a</text:span><text:span text:style-name="_31_0">t</text:span><text:span text:style-name="_31_2">e</text:span><text:span text:style-name="_32_">m</text:span><text:span text:style-name="_39_">e</text:span><text:span text:style-name="_31_5">n</text:span><text:span text:style-name="_35_">t</text:span><text:span text:style-name="_36_"> </text:span><text:span text:style-name="_31_2">i</text:span><text:span text:style-name="_34_">s</text:span><text:span text:style-name="_36_"> </text:span><text:span text:style-name="_31_3">a</text:span><text:span text:style-name="_31_"> </text:span><text:span text:style-name="_38_">m</text:span><text:span text:style-name="_31_3">o</text:span><text:span text:style-name="_34_">r</text:span><text:span text:style-name="_39_">e</text:span><text:span text:style-name="_31_1"> </text:span><text:span text:style-name="_34_">d</text:span><text:span text:style-name="_31_0">i</text:span><text:span text:style-name="_31_4">r</text:span><text:span text:style-name="_35_">e</text:span><text:span text:style-name="_31_0">c</text:span><text:span text:style-name="_31_3">t</text:span><text:span text:style-name="_31_"> </text:span><text:span text:style-name="_38_">c</text:span><text:span text:style-name="_31_3">h</text:span><text:span text:style-name="_32_">a</text:span><text:span text:style-name="_31_0">l</text:span><text:span text:style-name="_31_5">l</text:span><text:span text:style-name="_32_">e</text:span><text:span text:style-name="_31_0">n</text:span><text:span text:style-name="_31_5">g</text:span><text:span text:style-name="_32_">e</text:span><text:span text:style-name="_36_"> </text:span><text:span text:style-name="_31_5">a</text:span><text:span text:style-name="_33_">n</text:span><text:span text:style-name="_37_">d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9_">m</text:span><text:span text:style-name="_31_3">e</text:span><text:span text:style-name="_34_">t</text:span><text:span text:style-name="_36_"> </text:span><text:span text:style-name="_31_3">d</text:span><text:span text:style-name="_34_">i</text:span><text:span text:style-name="_31_0">r</text:span><text:span text:style-name="_31_2">e</text:span><text:span text:style-name="_32_">c</text:span><text:span text:style-name="_39_">t</text:span><text:span text:style-name="_31_4">l</text:span><text:span text:style-name="_35_">y</text:span><text:span text:style-name="_38_">.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4">n</text:span><text:span text:style-name="_34_">e</text:span><text:span text:style-name="_37_">s</text:span><text:span text:style-name="_31_1"> </text:span><text:span text:style-name="_32_">t</text:span><text:span text:style-name="_39_">a</text:span><text:span text:style-name="_31_2">k</text:span><text:span text:style-name="_35_">e</text:span><text:span text:style-name="_36_"> </text:span><text:span text:style-name="_31_3">m</text:span><text:span text:style-name="_34_">e</text:span><text:span text:style-name="_36_"> </text:span><text:span text:style-name="_31_2">b</text:span><text:span text:style-name="_34_">y</text:span><text:span text:style-name="_36_"> </text:span><text:span text:style-name="_31_2">s</text:span><text:span text:style-name="_34_">u</text:span><text:span text:style-name="_38_">r</text:span><text:span text:style-name="_31_5">p</text:span><text:span text:style-name="_33_">r</text:span><text:span text:style-name="_39_">i</text:span><text:span text:style-name="_31_2">s</text:span><text:span text:style-name="_35_">e</text:span><text:span text:style-name="_36_"> </text:span><text:span text:style-name="_31_5">w</text:span><text:span text:style-name="_35_">i</text:span><text:span text:style-name="_39_">t</text:span><text:span text:style-name="_31_3">h</text:span><text:span text:style-name="_31_"> </text:span><text:span text:style-name="_39_">g</text:span><text:span text:style-name="_31_5">r</text:span><text:span text:style-name="_33_">e</text:span><text:span text:style-name="_31_0">a</text:span><text:span text:style-name="_31_4">t</text:span><text:span text:style-name="_31_"> </text:span><text:span text:style-name="_31_0">f</text:span><text:span text:style-name="_31_2">r</text:span><text:span text:style-name="_35_">e</text:span><text:span text:style-name="_31_0">q</text:span><text:span text:style-name="_31_4">u</text:span><text:span text:style-name="_32_">e</text:span><text:span text:style-name="_31_0">n</text:span><text:span text:style-name="_31_3">c</text:span><text:span text:style-name="_33_">y</text:span><text:span text:style-name="_39_">.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i</text:span><text:span text:style-name="_34_">s</text:span><text:span text:style-name="_36_"> </text:span><text:span text:style-name="_31_3">l</text:span><text:span text:style-name="_34_">a</text:span><text:span text:style-name="_31_0">r</text:span><text:span text:style-name="_31_3">g</text:span><text:span text:style-name="_33_">e</text:span><text:span text:style-name="_31_0">l</text:span><text:span text:style-name="_31_3">y</text:span><text:span text:style-name="_31_"> </text:span><text:span text:style-name="_37_">b</text:span><text:span text:style-name="_31_2">e</text:span><text:span text:style-name="_33_">c</text:span><text:span text:style-name="_38_">a</text:span><text:span text:style-name="_31_2">u</text:span><text:span text:style-name="_33_">s</text:span><text:span text:style-name="_38_">e</text:span><text:span text:style-name="_31_1"> </text:span><text:span text:style-name="_35_">I</text:span><text:span text:style-name="_36_"> </text:span><text:span text:style-name="_31_5">d</text:span><text:span text:style-name="_35_">o</text:span><text:span text:style-name="_36_"> </text:span><text:span text:style-name="_31_4">n</text:span><text:span text:style-name="_33_">o</text:span><text:span text:style-name="_37_">t</text:span><text:span text:style-name="_31_1"> </text:span><text:span text:style-name="_32_">d</text:span><text:span text:style-name="_31_0">o</text:span><text:span text:style-name="_31_1"> </text:span><text:span text:style-name="_34_">s</text:span><text:span text:style-name="_38_">u</text:span><text:span text:style-name="_31_2">f</text:span><text:span text:style-name="_35_">f</text:span><text:span text:style-name="_31_0">i</text:span><text:span text:style-name="_31_2">c</text:span><text:span text:style-name="_32_">i</text:span><text:span text:style-name="_37_">e</text:span><text:span text:style-name="_31_4">n</text:span><text:span text:style-name="_32_">t</text:span><text:span text:style-name="_36_"> </text:span><text:span text:style-name="_31_4">c</text:span><text:span text:style-name="_35_">a</text:span><text:span text:style-name="_37_">l</text:span><text:span text:style-name="_31_3">c</text:span><text:span text:style-name="_35_">u</text:span><text:span text:style-name="_39_">l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4">d</text:span><text:span text:style-name="_32_">e</text:span><text:span text:style-name="_39_">c</text:span><text:span text:style-name="_31_2">i</text:span><text:span text:style-name="_35_">d</text:span><text:span text:style-name="_39_">e</text:span><text:span text:style-name="_31_1"> </text:span><text:span text:style-name="_33_">w</text:span><text:span text:style-name="_37_">h</text:span><text:span text:style-name="_31_5">a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5">e</text:span><text:span text:style-name="_35_">x</text:span><text:span text:style-name="_39_">p</text:span><text:span text:style-name="_31_2">e</text:span><text:span text:style-name="_33_">c</text:span><text:span text:style-name="_39_">t</text:span><text:span text:style-name="_31_1"> </text:span><text:span text:style-name="_32_">t</text:span><text:span text:style-name="_39_">h</text:span><text:span text:style-name="_31_4">e</text:span><text:span text:style-name="_32_">m</text:span><text:span text:style-name="_36_"> </text:span><text:span text:style-name="_31_4">t</text:span><text:span text:style-name="_35_">o</text:span><text:span text:style-name="_36_"> </text:span><text:span text:style-name="_31_4">d</text:span><text:span text:style-name="_32_">o</text:span><text:span text:style-name="_37_">,</text:span><text:span text:style-name="_31_1"> </text:span><text:span text:style-name="_32_">o</text:span><text:span text:style-name="_38_">r</text:span><text:span text:style-name="_31_1"> </text:span><text:span text:style-name="_34_">r</text:span><text:span text:style-name="_37_">a</text:span><text:span text:style-name="_31_5">t</text:span><text:span text:style-name="_33_">h</text:span><text:span text:style-name="_38_">e</text:span><text:span text:style-name="_31_4">r</text:span>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2_">s</text:span><text:span text:style-name="_38_">e</text:span><text:span text:style-name="_31_2">,</text:span><text:span text:style-name="_31_"> </text:span><text:span text:style-name="_38_">a</text:span><text:span text:style-name="_31_5">l</text:span><text:span text:style-name="_35_">t</text:span><text:span text:style-name="_31_0">h</text:span><text:span text:style-name="_31_4">o</text:span><text:span text:style-name="_35_">u</text:span><text:span text:style-name="_39_">g</text:span><text:span text:style-name="_31_5">h</text:span><text:span text:style-name="_31_"> </text:span><text:span text:style-name="_37_">I</text:span><text:span text:style-name="_31_1"> </text:span><text:span text:style-name="_35_">d</text:span><text:span text:style-name="_37_">o</text:span><text:span text:style-name="_31_1"> </text:span><text:span text:style-name="_35_">a</text:span><text:span text:style-name="_36_"> </text:span><text:span text:style-name="_31_5">c</text:span><text:span text:style-name="_34_">a</text:span><text:span text:style-name="_31_0">l</text:span><text:span text:style-name="_31_4">c</text:span><text:span text:style-name="_35_">u</text:span><text:span text:style-name="_38_">l</text:span><text:span text:style-name="_31_5">a</text:span><text:span text:style-name="_35_">t</text:span><text:span text:style-name="_38_">i</text:span><text:span text:style-name="_31_5">o</text:span><text:span text:style-name="_35_">n</text:span><text:span text:style-name="_39_">,</text:span><text:span text:style-name="_31_1"> </text:span><text:span text:style-name="_33_">I</text:span><text:span text:style-name="_36_"> </text:span><text:span text:style-name="_31_5">d</text:span><text:span text:style-name="_34_">o</text:span><text:span text:style-name="_36_"> </text:span><text:span text:style-name="_31_5">i</text:span><text:span text:style-name="_34_">t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9_">h</text:span><text:span text:style-name="_31_2">u</text:span><text:span text:style-name="_34_">r</text:span><text:span text:style-name="_39_">r</text:span><text:span text:style-name="_31_3">i</text:span><text:span text:style-name="_33_">e</text:span><text:span text:style-name="_31_0">d</text:span><text:span text:style-name="_31_4">,</text:span><text:span text:style-name="_31_"> </text:span><text:span text:style-name="_37_">s</text:span><text:span text:style-name="_31_2">l</text:span><text:span text:style-name="_34_">i</text:span><text:span text:style-name="_39_">p</text:span><text:span text:style-name="_31_5">s</text:span><text:span text:style-name="_35_">h</text:span><text:span text:style-name="_39_">o</text:span><text:span text:style-name="_31_2">d</text:span><text:span text:style-name="_31_"> </text:span><text:span text:style-name="_31_0">f</text:span><text:span text:style-name="_31_2">a</text:span><text:span text:style-name="_34_">s</text:span><text:span text:style-name="_37_">h</text:span><text:span text:style-name="_31_5">i</text:span><text:span text:style-name="_33_">o</text:span><text:span text:style-name="_39_">n</text:span><text:span text:style-name="_31_3">,</text:span><text:span text:style-name="_31_"> </text:span><text:span text:style-name="_37_">t</text:span><text:span text:style-name="_31_5">a</text:span><text:span text:style-name="_33_">k</text:span><text:span text:style-name="_31_0">i</text:span><text:span text:style-name="_31_5">n</text:span><text:span text:style-name="_34_">g</text:span><text:span text:style-name="_36_"> </text:span><text:span text:style-name="_31_2">r</text:span><text:span text:style-name="_33_">i</text:span><text:span text:style-name="_37_">s</text:span><text:span text:style-name="_31_5">k</text:span><text:span text:style-name="_35_">s</text:span><text:span text:style-name="_38_">.</text:span><text:span text:style-name="_31_1"> </text:span><text:span text:style-name="_32_">P</text:span><text:span text:style-name="_39_">e</text:span><text:span text:style-name="_31_5">r</text:span><text:span text:style-name="_34_">h</text:span><text:span text:style-name="_31_0">a</text:span><text:span text:style-name="_31_5">p</text:span><text:span text:style-name="_33_">s</text:span><text:span text:style-name="_36_"> </text:span><text:span text:style-name="_31_2">I</text:span><text:span text:style-name="_31_"> </text:span><text:span text:style-name="_38_">s</text:span><text:span text:style-name="_31_3">a</text:span><text:span text:style-name="_34_">y</text:span><text:span text:style-name="_36_"> </text:span><text:span text:style-name="_31_4">t</text:span><text:span text:style-name="_33_">o</text:span><text:span text:style-name="_36_"> </text:span><text:span text:style-name="_31_5">m</text:span><text:span text:style-name="_34_">y</text:span><text:span text:style-name="_38_">s</text:span><text:span text:style-name="_31_4">e</text:span><text:span text:style-name="_32_">l</text:span><text:span text:style-name="_37_">f</text:span><text:span text:style-name="_31_4">,</text:span><text:span text:style-name="_31_"> </text:span><text:span text:style-name="_37_">"</text:span><text:span text:style-name="_31_5">I</text:span><text:span text:style-name="_31_"> </text:span><text:span text:style-name="_37_">s</text:span><text:span text:style-name="_31_5">u</text:span><text:span text:style-name="_33_">p</text:span><text:span text:style-name="_38_">p</text:span><text:span text:style-name="_31_4">o</text:span><text:span text:style-name="_33_">s</text:span><text:span text:style-name="_38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V</text:span><text:span text:style-name="_31_2">o</text:span><text:span text:style-name="_33_">l</text:span><text:span text:style-name="_31_0">t</text:span><text:span text:style-name="_31_3">a</text:span><text:span text:style-name="_33_">g</text:span><text:span text:style-name="_39_">e</text:span><text:span text:style-name="_31_1"> </text:span><text:span text:style-name="_33_">h</text:span><text:span text:style-name="_39_">e</text:span><text:span text:style-name="_31_3">r</text:span><text:span text:style-name="_33_">e</text:span><text:span text:style-name="_36_"> </text:span><text:span text:style-name="_31_2">o</text:span><text:span text:style-name="_34_">u</text:span><text:span text:style-name="_37_">g</text:span><text:span text:style-name="_31_2">h</text:span><text:span text:style-name="_35_">t</text:span><text:span text:style-name="_36_"> </text:span><text:span text:style-name="_31_4">t</text:span><text:span text:style-name="_33_">o</text:span><text:span text:style-name="_36_"> </text:span><text:span text:style-name="_31_2">h</text:span><text:span text:style-name="_32_">e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m</text:span><text:span text:style-name="_33_">e</text:span><text:span text:style-name="_36_"> </text:span><text:span text:style-name="_31_2">a</text:span><text:span text:style-name="_34_">s</text:span><text:span text:style-name="_36_"> </text:span><text:span text:style-name="_31_4">t</text:span><text:span text:style-name="_35_">h</text:span><text:span text:style-name="_37_">e</text:span><text:span text:style-name="_31_3">r</text:span><text:span text:style-name="_35_">e</text:span><text:span text:style-name="_39_">:</text:span><text:span text:style-name="_31_1"> </text:span><text:span text:style-name="_33_">a</text:span><text:span text:style-name="_37_">n</text:span><text:span text:style-name="_31_4">y</text:span><text:span text:style-name="_34_">w</text:span><text:span text:style-name="_37_">a</text:span><text:span text:style-name="_31_3">y</text:span><text:span text:style-name="_31_"> </text:span><text:span text:style-name="_38_">l</text:span><text:span text:style-name="_31_5">e</text:span><text:span text:style-name="_35_">t</text:span><text:span text:style-name="_31_0">'</text:span><text:span text:style-name="_31_2">s</text:span><text:span text:style-name="_31_"> </text:span><text:span text:style-name="_39_">a</text:span><text:span text:style-name="_31_4">s</text:span><text:span text:style-name="_32_">s</text:span><text:span text:style-name="_38_">u</text:span><text:span text:style-name="_31_2">m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3">i</text:span><text:span text:style-name="_34_">s</text:span><text:span text:style-name="_37_">.</text:span><text:span text:style-name="_31_4">"</text:span><text:span text:style-name="_31_"> </text:span><text:span text:style-name="_38_">N</text:span><text:span text:style-name="_31_3">a</text:span><text:span text:style-name="_34_">t</text:span><text:span text:style-name="_39_">u</text:span><text:span text:style-name="_31_3">r</text:span><text:span text:style-name="_32_">a</text:span><text:span text:style-name="_31_0">l</text:span><text:span text:style-name="_31_3">l</text:span><text:span text:style-name="_33_">y</text:span><text:span text:style-name="_36_"> </text:span><text:span text:style-name="_31_3">I</text:span><text:span text:style-name="_31_"> </text:span><text:span text:style-name="_37_">a</text:span><text:span text:style-name="_31_5">m</text:span><text:span text:style-name="_31_"> </text:span><text:span text:style-name="_38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1_0">w</text:span><text:span text:style-name="_31_4">r</text:span><text:span text:style-name="_35_">o</text:span><text:span text:style-name="_37_">n</text:span><text:span text:style-name="_31_4">g</text:span><text:span text:style-name="_34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2_">s</text:span><text:span text:style-name="_37_">u</text:span><text:span text:style-name="_31_2">l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2">a</text:span><text:span text:style-name="_31_"> </text:span><text:span text:style-name="_39_">s</text:span><text:span text:style-name="_31_4">u</text:span><text:span text:style-name="_35_">r</text:span><text:span text:style-name="_38_">p</text:span><text:span text:style-name="_31_5">r</text:span><text:span text:style-name="_35_">i</text:span><text:span text:style-name="_38_">s</text:span><text:span text:style-name="_31_5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2">m</text:span><text:span text:style-name="_32_">e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b</text:span><text:span text:style-name="_38_">y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t</text:span><text:span text:style-name="_31_3">i</text:span><text:span text:style-name="_32_">m</text:span><text:span text:style-name="_38_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2">x</text:span><text:span text:style-name="_35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4_">n</text:span><text:span text:style-name="_31_0">t</text:span><text:span text:style-name="_31_1"> </text:span><text:span text:style-name="_34_">i</text:span><text:span text:style-name="_39_">s</text:span><text:span text:style-name="_31_1"> </text:span><text:span text:style-name="_32_">d</text:span><text:span text:style-name="_37_">o</text:span><text:span text:style-name="_31_2">n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2">s</text:span><text:span text:style-name="_35_">e</text:span><text:span text:style-name="_36_"> </text:span><text:span text:style-name="_31_5">a</text:span><text:span text:style-name="_35_">s</text:span><text:span text:style-name="_38_">s</text:span><text:span text:style-name="_31_5">u</text:span><text:span text:style-name="_34_">m</text:span><text:span text:style-name="_31_0">p</text:span><text:span text:style-name="_31_4">t</text:span><text:span text:style-name="_35_">i</text:span><text:span text:style-name="_37_">o</text:span><text:span text:style-name="_31_5">n</text:span><text:span text:style-name="_32_">s</text:span><text:span text:style-name="_36_"> </text:span><text:span text:style-name="_31_2">h</text:span><text:span text:style-name="_33_">a</text:span><text:span text:style-name="_37_">v</text:span><text:span text:style-name="_31_5">e</text:span><text:span text:style-name="_31_"> </text:span><text:span text:style-name="_39_">b</text:span><text:span text:style-name="_31_4">e</text:span><text:span text:style-name="_32_">e</text:span><text:span text:style-name="_38_">n</text:span><text:span text:style-name="_31_1"> </text:span><text:span text:style-name="_32_">f</text:span><text:span text:style-name="_31_0">o</text:span><text:span text:style-name="_31_5">r</text:span><text:span text:style-name="_33_">g</text:span><text:span text:style-name="_31_0">o</text:span><text:span text:style-name="_31_2">t</text:span><text:span text:style-name="_34_">t</text:span><text:span text:style-name="_39_">e</text:span><text:span text:style-name="_31_4">n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3">a</text:span><text:span text:style-name="_32_">d</text:span><text:span text:style-name="_37_">m</text:span><text:span text:style-name="_31_5">i</text:span><text:span text:style-name="_35_">s</text:span><text:span text:style-name="_37_">s</text:span><text:span text:style-name="_31_2">i</text:span><text:span text:style-name="_32_">o</text:span><text:span text:style-name="_38_">n</text:span><text:span text:style-name="_31_5">s</text:span><text:span text:style-name="_31_"> </text:span><text:span text:style-name="_31_0">l</text:span><text:span text:style-name="_31_4">a</text:span><text:span text:style-name="_33_">y</text:span><text:span text:style-name="_36_"> </text:span><text:span text:style-name="_31_3">m</text:span><text:span text:style-name="_32_">e</text:span><text:span text:style-name="_36_"> </text:span><text:span text:style-name="_31_5">o</text:span><text:span text:style-name="_33_">p</text:span><text:span text:style-name="_37_">e</text:span><text:span text:style-name="_31_2">n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3">e</text:span><text:span text:style-name="_33_">c</text:span><text:span text:style-name="_31_0">t</text:span><text:span text:style-name="_31_3">u</text:span><text:span text:style-name="_32_">r</text:span><text:span text:style-name="_38_">e</text:span><text:span text:style-name="_31_2">s</text:span><text:span text:style-name="_31_"> </text:span><text:span text:style-name="_37_">o</text:span><text:span text:style-name="_31_2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s</text:span><text:span text:style-name="_35_">u</text:span><text:span text:style-name="_38_">b</text:span><text:span text:style-name="_31_4">j</text:span><text:span text:style-name="_32_">e</text:span><text:span text:style-name="_38_">c</text:span><text:span text:style-name="_31_4">t</text:span><text:span text:style-name="_31_"> </text:span><text:span text:style-name="_39_">o</text:span><text:span text:style-name="_31_5">f</text:span><text:span text:style-name="_31_"> </text:span><text:span text:style-name="_31_0">m</text:span><text:span text:style-name="_31_3">y</text:span><text:span text:style-name="_31_"> </text:span><text:span text:style-name="_31_0">v</text:span><text:span text:style-name="_31_5">i</text:span><text:span text:style-name="_33_">c</text:span><text:span text:style-name="_31_0">i</text:span><text:span text:style-name="_31_5">o</text:span><text:span text:style-name="_32_">u</text:span><text:span text:style-name="_37_">s</text:span><text:span text:style-name="_31_1"> </text:span><text:span text:style-name="_33_">w</text:span><text:span text:style-name="_38_">a</text:span><text:span text:style-name="_31_2">y</text:span><text:span text:style-name="_35_">s</text:span><text:span text:style-name="_38_">,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8_">d</text:span><text:span text:style-name="_31_4">o</text:span><text:span text:style-name="_31_"> </text:span><text:span text:style-name="_31_0">n</text:span><text:span text:style-name="_31_2">o</text:span><text:span text:style-name="_34_">t</text:span><text:span text:style-name="_36_"> </text:span><text:span text:style-name="_31_3">t</text:span><text:span text:style-name="_34_">h</text:span><text:span text:style-name="_31_0">r</text:span><text:span text:style-name="_31_2">o</text:span><text:span text:style-name="_34_">w</text:span><text:span text:style-name="_36_"> </text:span><text:span text:style-name="_31_2">a</text:span><text:span text:style-name="_34_">n</text:span><text:span text:style-name="_31_0">y</text:span><text:span text:style-name="_31_1"> </text:span><text:span text:style-name="_35_">d</text:span><text:span text:style-name="_39_">o</text:span><text:span text:style-name="_31_4">u</text:span><text:span text:style-name="_33_">b</text:span><text:span text:style-name="_37_">t</text:span><text:span text:style-name="_31_1"> </text:span><text:span text:style-name="_32_">o</text:span><text:span text:style-name="_31_0">n</text:span><text:span text:style-name="_31_1"> </text:span><text:span text:style-name="_32_">m</text:span><text:span text:style-name="_31_0">y</text:span><text:span text:style-name="_31_1"> </text:span><text:span text:style-name="_33_">c</text:span><text:span text:style-name="_37_">r</text:span><text:span text:style-name="_31_3">e</text:span><text:span text:style-name="_34_">d</text:span><text:span text:style-name="_37_">i</text:span><text:span text:style-name="_31_4">b</text:span><text:span text:style-name="_34_">i</text:span><text:span text:style-name="_39_">l</text:span><text:span text:style-name="_31_3">i</text:span><text:span text:style-name="_34_">t</text:span><text:span text:style-name="_37_">y</text:span><text:span text:style-name="_31_1"> </text:span><text:span text:style-name="_34_">w</text:span><text:span text:style-name="_31_0">h</text:span><text:span text:style-name="_31_2">e</text:span><text:span text:style-name="_32_">n</text:span><text:span text:style-name="_36_"> </text:span><text:span text:style-name="_31_4">I</text:span><text:span text:style-name="_31_"> </text:span><text:span text:style-name="_31_0">t</text:span><text:span text:style-name="_31_4">e</text:span><text:span text:style-name="_34_">s</text:span><text:span text:style-name="_31_0">t</text:span><text:span text:style-name="_31_4">i</text:span><text:span text:style-name="_34_">f</text:span><text:span text:style-name="_37_">y</text:span><text:span text:style-name="_31_1"> </text:span><text:span text:style-name="_32_">t</text:span><text:span text:style-name="_38_">o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s</text:span><text:span text:style-name="_31_3">u</text:span><text:span text:style-name="_32_">r</text:span><text:span text:style-name="_31_0">p</text:span><text:span text:style-name="_31_2">r</text:span><text:span text:style-name="_32_">i</text:span><text:span text:style-name="_37_">s</text:span><text:span text:style-name="_31_3">e</text:span><text:span text:style-name="_34_">s</text:span><text:span text:style-name="_36_"> </text:span><text:span text:style-name="_31_3">I</text:span><text:span text:style-name="_31_"> </text:span><text:span text:style-name="_37_">e</text:span><text:span text:style-name="_31_3">x</text:span><text:span text:style-name="_33_">p</text:span><text:span text:style-name="_31_0">e</text:span><text:span text:style-name="_31_2">r</text:span><text:span text:style-name="_35_">i</text:span><text:span text:style-name="_37_">e</text:span><text:span text:style-name="_31_2">n</text:span><text:span text:style-name="_35_">c</text:span><text:span text:style-name="_31_0">e</text:span><text:span text:style-name="_31_2">.</text:span></text:p>
      <text:p text:style-name="P1"><text:span text:style-name="_38_">I</text:span><text:span text:style-name="_31_1"> 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1_0">e</text:span><text:span text:style-name="_31_4">x</text:span><text:span text:style-name="_35_">p</text:span><text:span text:style-name="_37_">e</text:span><text:span text:style-name="_31_4">c</text:span><text:span text:style-name="_33_">t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7_">r</text:span><text:span text:style-name="_31_2">e</text:span><text:span text:style-name="_33_">p</text:span><text:span text:style-name="_39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9_">s</text:span><text:span text:style-name="_31_3">i</text:span><text:span text:style-name="_33_">l</text:span><text:span text:style-name="_37_">e</text:span><text:span text:style-name="_31_5">n</text:span><text:span text:style-name="_32_">c</text:span><text:span text:style-name="_38_">e</text:span><text:span text:style-name="_31_1"> </text:span><text:span text:style-name="_33_">m</text:span><text:span text:style-name="_38_">y</text:span><text:span text:style-name="_31_1"> </text:span><text:span text:style-name="_35_">c</text:span><text:span text:style-name="_37_">r</text:span><text:span text:style-name="_31_3">i</text:span><text:span text:style-name="_33_">t</text:span><text:span text:style-name="_37_">i</text:span><text:span text:style-name="_31_3">c</text:span><text:span text:style-name="_32_">.</text:span><text:span text:style-name="_36_"> </text:span><text:span text:style-name="_31_5">H</text:span><text:span text:style-name="_32_">e</text:span><text:span text:style-name="_36_"> </text:span><text:span text:style-name="_31_5">w</text:span><text:span text:style-name="_32_">i</text:span><text:span text:style-name="_37_">l</text:span><text:span text:style-name="_31_5">l</text:span><text:span text:style-name="_31_"> </text:span><text:span text:style-name="_38_">p</text:span><text:span text:style-name="_31_4">r</text:span><text:span text:style-name="_34_">o</text:span><text:span text:style-name="_31_0">b</text:span><text:span text:style-name="_31_5">a</text:span><text:span text:style-name="_35_">b</text:span><text:span text:style-name="_39_">l</text:span><text:span text:style-name="_31_5">y</text:span><text:span text:style-name="_31_"> </text:span><text:span text:style-name="_38_">s</text:span><text:span text:style-name="_31_4">a</text:span><text:span text:style-name="_33_">y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9_">h</text:span><text:span text:style-name="_31_1"> </text:span><text:span text:style-name="_32_">s</text:span><text:span text:style-name="_38_">u</text:span><text:span text:style-name="_31_4">r</text:span><text:span text:style-name="_33_">p</text:span><text:span text:style-name="_37_">r</text:span><text:span text:style-name="_31_5">i</text:span><text:span text:style-name="_33_">s</text:span><text:span text:style-name="_39_">e</text:span><text:span text:style-name="_31_2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2">d</text:span><text:span text:style-name="_34_">u</text:span><text:span text:style-name="_38_">e</text:span><text:span text:style-name="_31_1"> </text:span><text:span text:style-name="_33_">t</text:span><text:span text:style-name="_37_">o</text:span><text:span text:style-name="_31_1"> </text:span><text:span text:style-name="_35_">s</text:span><text:span text:style-name="_39_">o</text:span><text:span text:style-name="_31_3">m</text:span><text:span text:style-name="_35_">e</text:span><text:span text:style-name="_36_"> </text:span><text:span text:style-name="_31_3">c</text:span><text:span text:style-name="_34_">r</text:span><text:span text:style-name="_39_">e</text:span><text:span text:style-name="_31_5">a</text:span><text:span text:style-name="_32_">t</text:span><text:span text:style-name="_37_">i</text:span><text:span text:style-name="_31_5">v</text:span><text:span text:style-name="_32_">e</text:span><text:span text:style-name="_36_"> </text:span><text:span text:style-name="_31_3">m</text:span><text:span text:style-name="_33_">e</text:span><text:span text:style-name="_39_">n</text:span><text:span text:style-name="_31_4">t</text:span><text:span text:style-name="_33_">a</text:span><text:span text:style-name="_31_0">l</text:span><text:span text:style-name="_31_1"> </text:span><text:span text:style-name="_32_">a</text:span><text:span text:style-name="_37_">c</text:span><text:span text:style-name="_31_5">t</text:span><text:span text:style-name="_31_"> </text:span><text:span text:style-name="_37_">o</text:span><text:span text:style-name="_31_2">n</text:span><text:span text:style-name="_31_"> </text:span><text:span text:style-name="_37_">m</text:span><text:span text:style-name="_31_2">y</text:span><text:span text:style-name="_31_"> </text:span><text:span text:style-name="_31_0">p</text:span><text:span text:style-name="_31_4">a</text:span><text:span text:style-name="_34_">r</text:span><text:span text:style-name="_39_">t</text:span><text:span text:style-name="_31_5">,</text:span><text:span text:style-name="_31_"> </text:span><text:span text:style-name="_39_">a</text:span><text:span text:style-name="_31_2">n</text:span><text:span text:style-name="_35_">d</text:span><text:span text:style-name="_36_"> </text:span><text:span text:style-name="_31_3">r</text:span><text:span text:style-name="_34_">e</text:span><text:span text:style-name="_38_">f</text:span><text:span text:style-name="_31_4">l</text:span><text:span text:style-name="_35_">e</text:span><text:span text:style-name="_38_">c</text:span><text:span text:style-name="_31_4">t</text:span><text:span text:style-name="_31_"> </text:span><text:span text:style-name="_31_0">n</text:span><text:span text:style-name="_31_4">o</text:span><text:span text:style-name="_31_"> </text:span><text:span text:style-name="_38_">c</text:span><text:span text:style-name="_31_3">r</text:span><text:span text:style-name="_32_">e</text:span><text:span text:style-name="_38_">d</text:span><text:span text:style-name="_31_2">i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c</text:span><text:span text:style-name="_33_">h</text:span><text:span text:style-name="_37_">i</text:span><text:span text:style-name="_31_2">n</text:span><text:span text:style-name="_32_">e</text:span><text:span text:style-name="_37_">.</text:span><text:span text:style-name="_31_1"> </text:span><text:span text:style-name="_34_">T</text:span><text:span text:style-name="_38_">h</text:span><text:span text:style-name="_31_2">i</text:span><text:span text:style-name="_34_">s</text:span><text:span text:style-name="_36_"> </text:span><text:span text:style-name="_31_4">l</text:span><text:span text:style-name="_35_">e</text:span><text:span text:style-name="_37_">a</text:span><text:span text:style-name="_31_4">d</text:span><text:span text:style-name="_32_">s</text:span><text:span text:style-name="_36_"> </text:span><text:span text:style-name="_31_2">u</text:span><text:span text:style-name="_32_">s</text:span><text:span text:style-name="_36_"> </text:span><text:span text:style-name="_31_3">b</text:span><text:span text:style-name="_33_">a</text:span><text:span text:style-name="_38_">c</text:span><text:span text:style-name="_31_3">k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a</text:span><text:span text:style-name="_33_">r</text:span><text:span text:style-name="_39_">g</text:span><text:span text:style-name="_31_2">u</text:span><text:span text:style-name="_34_">m</text:span><text:span text:style-name="_38_">e</text:span><text:span text:style-name="_31_5">n</text:span><text:span text:style-name="_35_">t</text:span><text:span text:style-name="_36_"> </text:span><text:span text:style-name="_31_4">f</text:span><text:span text:style-name="_32_">r</text:span><text:span text:style-name="_31_0">o</text:span><text:span text:style-name="_31_5">m</text:span><text:span text:style-name="_31_"> </text:span><text:span text:style-name="_39_">c</text:span><text:span text:style-name="_31_4">o</text:span><text:span text:style-name="_35_">n</text:span><text:span text:style-name="_39_">s</text:span><text:span text:style-name="_31_5">c</text:span><text:span text:style-name="_34_">i</text:span><text:span text:style-name="_37_">o</text:span><text:span text:style-name="_31_3">u</text:span><text:span text:style-name="_34_">s</text:span><text:span text:style-name="_37_">n</text:span><text:span text:style-name="_31_5">e</text:span><text:span text:style-name="_32_">s</text:span><text:span text:style-name="_39_">s</text:span><text:span text:style-name="_31_5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f</text:span><text:span text:style-name="_33_">a</text:span><text:span text:style-name="_38_">r</text:span><text:span text:style-name="_31_1"> </text:span><text:span text:style-name="_35_">f</text:span><text:span text:style-name="_39_">r</text:span><text:span text:style-name="_31_5">o</text:span><text:span text:style-name="_35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i</text:span><text:span text:style-name="_31_0">d</text:span><text:span text:style-name="_31_3">e</text:span><text:span text:style-name="_35_">a</text:span><text:span text:style-name="_36_"> </text:span><text:span text:style-name="_31_2">o</text:span><text:span text:style-name="_35_">f</text:span><text:span text:style-name="_36_"> </text:span><text:span text:style-name="_31_4">s</text:span><text:span text:style-name="_35_">u</text:span><text:span text:style-name="_38_">r</text:span><text:span text:style-name="_31_2">p</text:span><text:span text:style-name="_35_">r</text:span><text:span text:style-name="_37_">i</text:span><text:span text:style-name="_31_2">s</text:span><text:span text:style-name="_32_">e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6_"> </text:span><text:span text:style-name="_31_3">l</text:span><text:span text:style-name="_34_">i</text:span><text:span text:style-name="_39_">n</text:span><text:span text:style-name="_31_5">e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5">r</text:span><text:span text:style-name="_34_">g</text:span><text:span text:style-name="_31_0">u</text:span><text:span text:style-name="_31_2">m</text:span><text:span text:style-name="_35_">e</text:span><text:span text:style-name="_38_">n</text:span><text:span text:style-name="_31_5">t</text:span><text:span text:style-name="_31_"> </text:span><text:span text:style-name="_31_0">w</text:span><text:span text:style-name="_31_5">e</text:span><text:span text:style-name="_31_"> </text:span><text:span text:style-name="_38_">m</text:span><text:span text:style-name="_31_2">u</text:span><text:span text:style-name="_35_">s</text:span><text:span text:style-name="_39_">t</text:span><text:span text:style-name="_31_1"> </text:span><text:span text:style-name="_35_">c</text:span><text:span text:style-name="_37_">o</text:span><text:span text:style-name="_31_3">n</text:span><text:span text:style-name="_35_">s</text:span><text:span text:style-name="_39_">i</text:span><text:span text:style-name="_31_5">d</text:span><text:span text:style-name="_35_">e</text:span><text:span text:style-name="_37_">r</text:span><text:span text:style-name="_31_1"> </text:span><text:span text:style-name="_32_">c</text:span><text:span text:style-name="_37_">l</text:span><text:span text:style-name="_31_5">o</text:span><text:span text:style-name="_33_">s</text:span><text:span text:style-name="_39_">e</text:span><text:span text:style-name="_31_4">d</text:span><text:span text:style-name="_34_">,</text:span><text:span text:style-name="_36_"> </text:span><text:span text:style-name="_31_5">b</text:span><text:span text:style-name="_32_">u</text:span><text:span text:style-name="_31_0">t</text:span><text:span text:style-name="_31_1"> </text:span><text:span text:style-name="_35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5_">p</text:span><text:span text:style-name="_38_">e</text:span><text:span text:style-name="_31_5">r</text:span><text:span text:style-name="_34_">h</text:span><text:span text:style-name="_37_">a</text:span><text:span text:style-name="_31_4">p</text:span><text:span text:style-name="_32_">s</text:span><text:span text:style-name="_36_"> </text:span><text:span text:style-name="_31_3">w</text:span><text:span text:style-name="_32_">o</text:span><text:span text:style-name="_39_">r</text:span><text:span text:style-name="_31_4">t</text:span><text:span text:style-name="_34_">h</text:span><text:span text:style-name="_36_"> </text:span><text:span text:style-name="_31_3">r</text:span><text:span text:style-name="_33_">e</text:span><text:span text:style-name="_38_">m</text:span><text:span text:style-name="_31_3">a</text:span><text:span text:style-name="_32_">r</text:span><text:span text:style-name="_38_">k</text:span><text:span text:style-name="_31_5">i</text:span><text:span text:style-name="_33_">n</text:span><text:span text:style-name="_39_">g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a</text:span><text:span text:style-name="_38_">p</text:span><text:span text:style-name="_31_2">p</text:span><text:span text:style-name="_35_">r</text:span><text:span text:style-name="_31_0">e</text:span><text:span text:style-name="_31_2">c</text:span><text:span text:style-name="_32_">i</text:span><text:span text:style-name="_31_0">a</text:span><text:span text:style-name="_31_5">t</text:span><text:span text:style-name="_33_">i</text:span><text:span text:style-name="_38_">o</text:span><text:span text:style-name="_31_4">n</text:span><text:span text:style-name="_31_"> </text:span><text:span text:style-name="_37_">o</text:span><text:span text:style-name="_31_3">f</text:span><text:span text:style-name="_31_"> </text:span><text:span text:style-name="_39_">s</text:span><text:span text:style-name="_31_5">o</text:span><text:span text:style-name="_34_">m</text:span><text:span text:style-name="_39_">e</text:span><text:span text:style-name="_31_4">t</text:span><text:span text:style-name="_33_">h</text:span><text:span text:style-name="_37_">i</text:span><text:span text:style-name="_31_4">n</text:span><text:span text:style-name="_34_">g</text:span><text:span text:style-name="_36_"> </text:span><text:span text:style-name="_31_3">a</text:span><text:span text:style-name="_32_">s</text:span><text:span text:style-name="_36_"> </text:span><text:span text:style-name="_31_4">s</text:span><text:span text:style-name="_35_">u</text:span><text:span text:style-name="_37_">r</text:span><text:span text:style-name="_31_5">p</text:span><text:span text:style-name="_33_">r</text:span><text:span text:style-name="_37_">i</text:span><text:span text:style-name="_31_5">s</text:span><text:span text:style-name="_32_">i</text:span><text:span text:style-name="_37_">n</text:span><text:span text:style-name="_31_5">g</text:span><text:span text:style-name="_31_"> </text:span><text:span text:style-name="_37_">r</text:span><text:span text:style-name="_31_2">e</text:span><text:span text:style-name="_33_">q</text:span><text:span text:style-name="_39_">u</text:span><text:span text:style-name="_31_3">i</text:span><text:span text:style-name="_35_">r</text:span><text:span text:style-name="_31_0">e</text:span><text:span text:style-name="_31_5">s</text:span><text:span text:style-name="_31_"> </text:span><text:span text:style-name="_37_">a</text:span><text:span text:style-name="_31_5">s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4">"</text:span><text:span text:style-name="_32_">c</text:span><text:span text:style-name="_31_0">r</text:span><text:span text:style-name="_31_2">e</text:span><text:span text:style-name="_34_">a</text:span><text:span text:style-name="_31_0">t</text:span><text:span text:style-name="_31_3">i</text:span><text:span text:style-name="_35_">v</text:span><text:span text:style-name="_31_0">e</text:span><text:span text:style-name="_31_1"> </text:span><text:span text:style-name="_34_">m</text:span><text:span text:style-name="_38_">e</text:span><text:span text:style-name="_31_2">n</text:span><text:span text:style-name="_34_">t</text:span><text:span text:style-name="_38_">a</text:span><text:span text:style-name="_31_2">l</text:span><text:span text:style-name="_31_"> </text:span><text:span text:style-name="_38_">a</text:span><text:span text:style-name="_31_4">c</text:span><text:span text:style-name="_32_">t</text:span><text:span text:style-name="_37_">"</text:span><text:span text:style-name="_31_1"> </text:span><text:span text:style-name="_34_">w</text:span><text:span text:style-name="_38_">h</text:span><text:span text:style-name="_31_2">e</text:span><text:span text:style-name="_33_">t</text:span><text:span text:style-name="_31_0">h</text:span><text:span text:style-name="_31_2">e</text:span><text:span text:style-name="_35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s</text:span><text:span text:style-name="_38_">u</text:span><text:span text:style-name="_31_4">r</text:span><text:span text:style-name="_35_">p</text:span><text:span text:style-name="_31_0">r</text:span><text:span text:style-name="_31_3">i</text:span><text:span text:style-name="_32_">s</text:span><text:span text:style-name="_37_">i</text:span><text:span text:style-name="_31_3">n</text:span><text:span text:style-name="_32_">g</text:span><text:span text:style-name="_36_"> </text:span><text:span text:style-name="_31_2">e</text:span><text:span text:style-name="_32_">v</text:span><text:span text:style-name="_39_">e</text:span><text:span text:style-name="_31_4">n</text:span><text:span text:style-name="_33_">t</text:span><text:span text:style-name="_36_"> </text:span><text:span text:style-name="_31_3">o</text:span><text:span text:style-name="_32_">r</text:span><text:span text:style-name="_31_0">i</text:span><text:span text:style-name="_31_2">g</text:span><text:span text:style-name="_32_">i</text:span><text:span text:style-name="_38_">n</text:span><text:span text:style-name="_31_5">a</text:span><text:span text:style-name="_35_">t</text:span><text:span text:style-name="_39_">e</text:span><text:span text:style-name="_31_5">s</text:span><text:span text:style-name="_31_"> </text:span><text:span text:style-name="_31_0">f</text:span><text:span text:style-name="_31_2">r</text:span><text:span text:style-name="_34_">o</text:span><text:span text:style-name="_38_">m</text:span><text:span text:style-name="_31_1"> </text:span><text:span text:style-name="_32_">a</text:span><text:span text:style-name="_36_"> </text:span><text:span text:style-name="_31_3">m</text:span><text:span text:style-name="_33_">a</text:span><text:span text:style-name="_38_">n</text:span><text:span text:style-name="_31_5">,</text:span><text:span text:style-name="_31_"> </text:span><text:span text:style-name="_37_">a</text:span><text:span text:style-name="_31_1"> </text:span><text:span text:style-name="_35_">b</text:span><text:span text:style-name="_39_">o</text:span><text:span text:style-name="_31_4">o</text:span><text:span text:style-name="_32_">k</text:span><text:span text:style-name="_31_0">,</text:span><text:span text:style-name="_31_1"> </text:span><text:span text:style-name="_33_">a</text:span><text:span text:style-name="_36_"> </text:span><text:span text:style-name="_31_2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1_"> </text:span><text:span text:style-name="_38_">o</text:span><text:span text:style-name="_31_4">r</text:span><text:span text:style-name="_31_"> </text:span><text:span text:style-name="_31_0">a</text:span><text:span text:style-name="_31_2">n</text:span><text:span text:style-name="_32_">y</text:span><text:span text:style-name="_31_0">t</text:span><text:span text:style-name="_31_4">h</text:span><text:span text:style-name="_34_">i</text:span><text:span text:style-name="_38_">n</text:span><text:span text:style-name="_31_5">g</text:span><text:span text:style-name="_31_"> </text:span><text:span text:style-name="_38_">e</text:span><text:span text:style-name="_31_5">l</text:span><text:span text:style-name="_32_">s</text:span><text:span text:style-name="_39_">e</text:span><text:span text:style-name="_31_2">.</text:span></text:p>
      <text:p text:style-name="P1"><text:span text:style-name="_31_0">T</text:span><text:span text:style-name="_31_3">h</text:span><text:span text:style-name="_33_">e</text:span><text:span text:style-name="_36_"> </text:span><text:span text:style-name="_31_2">v</text:span><text:span text:style-name="_33_">i</text:span><text:span text:style-name="_31_0">e</text:span><text:span text:style-name="_31_3">w</text:span><text:span text:style-name="_31_"> </text:span><text:span text:style-name="_37_">t</text:span><text:span text:style-name="_31_3">h</text:span><text:span text:style-name="_34_">a</text:span><text:span text:style-name="_31_0">t</text:span><text:span text:style-name="_31_1"> </text:span><text:span text:style-name="_34_">m</text:span><text:span text:style-name="_37_">a</text:span><text:span text:style-name="_31_3">c</text:span><text:span text:style-name="_32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2_">c</text:span><text:span text:style-name="_38_">a</text:span><text:span text:style-name="_31_5">n</text:span><text:span text:style-name="_33_">n</text:span><text:span text:style-name="_38_">o</text:span><text:span text:style-name="_31_4">t</text:span><text:span text:style-name="_31_"> </text:span><text:span text:style-name="_39_">g</text:span><text:span text:style-name="_31_4">i</text:span><text:span text:style-name="_35_">v</text:span><text:span text:style-name="_31_0">e</text:span><text:span text:style-name="_31_1"> </text:span><text:span text:style-name="_33_">r</text:span><text:span text:style-name="_38_">i</text:span><text:span text:style-name="_31_5">s</text:span><text:span text:style-name="_32_">e</text:span><text:span text:style-name="_36_"> </text:span><text:span text:style-name="_31_5">t</text:span><text:span text:style-name="_33_">o</text:span><text:span text:style-name="_36_"> </text:span><text:span text:style-name="_31_3">s</text:span><text:span text:style-name="_33_">u</text:span><text:span text:style-name="_37_">r</text:span><text:span text:style-name="_31_4">p</text:span><text:span text:style-name="_35_">r</text:span><text:span text:style-name="_38_">i</text:span><text:span text:style-name="_31_4">s</text:span><text:span text:style-name="_32_">e</text:span><text:span text:style-name="_39_">s</text:span><text:span text:style-name="_31_1"> </text:span><text:span text:style-name="_35_">i</text:span><text:span text:style-name="_37_">s</text:span><text:span text:style-name="_31_1"> </text:span><text:span text:style-name="_34_">d</text:span><text:span text:style-name="_31_0">u</text:span><text:span text:style-name="_31_5">e</text:span><text:span text:style-name="_32_">,</text:span><text:span text:style-name="_36_"> </text:span><text:span text:style-name="_31_5">I</text:span><text:span text:style-name="_31_"> </text:span><text:span text:style-name="_39_">b</text:span><text:span text:style-name="_31_2">e</text:span><text:span text:style-name="_33_">l</text:span><text:span text:style-name="_39_">i</text:span><text:span text:style-name="_31_3">e</text:span><text:span text:style-name="_35_">v</text:span><text:span text:style-name="_38_">e</text:span><text:span text:style-name="_31_3">,</text:span><text:span text:style-name="_31_"> </text:span><text:span text:style-name="_37_">t</text:span><text:span text:style-name="_31_3">o</text:span><text:span text:style-name="_31_"> </text:span><text:span text:style-name="_31_0">a</text:span><text:span text:style-name="_31_1"> </text:span><text:span text:style-name="_32_">f</text:span><text:span text:style-name="_37_">a</text:span><text:span text:style-name="_31_3">l</text:span><text:span text:style-name="_34_">l</text:span><text:span text:style-name="_31_0">a</text:span><text:span text:style-name="_31_3">c</text:span><text:span text:style-name="_35_">y</text:span><text:span text:style-name="_36_"> </text:span><text:span text:style-name="_31_3">t</text:span><text:span text:style-name="_34_">o</text:span><text:span text:style-name="_36_"> </text:span><text:span text:style-name="_31_4">w</text:span><text:span text:style-name="_32_">h</text:span><text:span text:style-name="_38_">i</text:span><text:span text:style-name="_31_3">c</text:span><text:span text:style-name="_34_">h</text:span><text:span text:style-name="_36_"> </text:span><text:span text:style-name="_31_3">p</text:span><text:span text:style-name="_35_">h</text:span><text:span text:style-name="_39_">i</text:span><text:span text:style-name="_31_4">l</text:span><text:span text:style-name="_34_">o</text:span><text:span text:style-name="_31_0">s</text:span><text:span text:style-name="_31_2">o</text:span><text:span text:style-name="_32_">p</text:span><text:span text:style-name="_39_">h</text:span><text:span text:style-name="_31_5">e</text:span><text:span text:style-name="_34_">r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7_">m</text:span><text:span text:style-name="_31_5">a</text:span><text:span text:style-name="_35_">t</text:span><text:span text:style-name="_39_">h</text:span><text:span text:style-name="_31_2">e</text:span><text:span text:style-name="_32_">m</text:span><text:span text:style-name="_31_0">a</text:span><text:span text:style-name="_31_5">t</text:span><text:span text:style-name="_32_">i</text:span><text:span text:style-name="_31_0">c</text:span><text:span text:style-name="_31_2">i</text:span><text:span text:style-name="_35_">a</text:span><text:span text:style-name="_39_">n</text:span><text:span text:style-name="_31_5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3">p</text:span><text:span text:style-name="_35_">a</text:span><text:span text:style-name="_37_">r</text:span><text:span text:style-name="_31_4">t</text:span><text:span text:style-name="_33_">i</text:span><text:span text:style-name="_38_">c</text:span><text:span text:style-name="_31_3">u</text:span><text:span text:style-name="_34_">l</text:span><text:span text:style-name="_38_">a</text:span><text:span text:style-name="_31_3">r</text:span><text:span text:style-name="_35_">l</text:span><text:span text:style-name="_31_0">y</text:span><text:span text:style-name="_31_1"> </text:span><text:span text:style-name="_33_">s</text:span><text:span text:style-name="_37_">u</text:span><text:span text:style-name="_31_3">b</text:span><text:span text:style-name="_33_">j</text:span><text:span text:style-name="_39_">e</text:span><text:span text:style-name="_31_4">c</text:span><text:span text:style-name="_35_">t</text:span><text:span text:style-name="_38_">.</text:span><text:span text:style-name="_31_1"> </text:span><text:span text:style-name="_34_">T</text:span><text:span text:style-name="_37_">h</text:span><text:span text:style-name="_31_2">i</text:span><text:span text:style-name="_35_">s</text:span><text:span text:style-name="_36_"> </text:span><text:span text:style-name="_31_2">i</text:span><text:span text:style-name="_34_">s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a</text:span><text:span text:style-name="_31_0">s</text:span><text:span text:style-name="_31_4">s</text:span><text:span text:style-name="_35_">u</text:span><text:span text:style-name="_37_">m</text:span><text:span text:style-name="_31_3">p</text:span><text:span text:style-name="_34_">t</text:span><text:span text:style-name="_39_">i</text:span><text:span text:style-name="_31_3">o</text:span><text:span text:style-name="_34_">n</text:span><text:span text:style-name="_36_"> </text:span><text:span text:style-name="_31_5">t</text:span><text:span text:style-name="_35_">h</text:span><text:span text:style-name="_38_">a</text:span><text:span text:style-name="_31_2">t</text:span><text:span text:style-name="_31_"> </text:span><text:span text:style-name="_39_">a</text:span><text:span text:style-name="_31_3">s</text:span><text:span text:style-name="_31_"> </text:span><text:span text:style-name="_38_">s</text:span><text:span text:style-name="_31_5">o</text:span><text:span text:style-name="_32_">o</text:span><text:span text:style-name="_38_">n</text:span><text:span text:style-name="_31_1"> </text:span><text:span text:style-name="_34_">a</text:span><text:span text:style-name="_31_0">s</text:span><text:span text:style-name="_31_1"> </text:span><text:span text:style-name="_32_">a</text:span><text:span text:style-name="_36_"> </text:span><text:span text:style-name="_31_2">f</text:span><text:span text:style-name="_34_">a</text:span><text:span text:style-name="_38_">c</text:span><text:span text:style-name="_31_4">t</text:span><text:span text:style-name="_31_"> </text:span><text:span text:style-name="_39_">i</text:span><text:span text:style-name="_31_4">s</text:span><text:span text:style-name="_31_"> </text:span><text:span text:style-name="_38_">p</text:span><text:span text:style-name="_31_5">r</text:span><text:span text:style-name="_35_">e</text:span><text:span text:style-name="_38_">s</text:span><text:span text:style-name="_31_3">e</text:span><text:span text:style-name="_33_">n</text:span><text:span text:style-name="_39_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a</text:span><text:span text:style-name="_31_"> </text:span><text:span text:style-name="_38_">m</text:span><text:span text:style-name="_31_5">i</text:span><text:span text:style-name="_32_">n</text:span><text:span text:style-name="_37_">d</text:span><text:span text:style-name="_31_1"> </text:span><text:span text:style-name="_34_">a</text:span><text:span text:style-name="_31_0">l</text:span><text:span text:style-name="_31_4">l</text:span><text:span text:style-name="_31_"> </text:span><text:span text:style-name="_39_">c</text:span><text:span text:style-name="_31_5">o</text:span><text:span text:style-name="_33_">n</text:span><text:span text:style-name="_39_">s</text:span><text:span text:style-name="_31_4">e</text:span><text:span text:style-name="_33_">q</text:span><text:span text:style-name="_37_">u</text:span><text:span text:style-name="_31_2">e</text:span><text:span text:style-name="_35_">n</text:span><text:span text:style-name="_37_">c</text:span><text:span text:style-name="_31_4">e</text:span><text:span text:style-name="_34_">s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1_0">f</text:span><text:span text:style-name="_31_4">a</text:span><text:span text:style-name="_35_">c</text:span><text:span text:style-name="_39_">t</text:span><text:span text:style-name="_31_1"> </text:span><text:span text:style-name="_32_">s</text:span><text:span text:style-name="_38_">p</text:span><text:span text:style-name="_31_3">r</text:span><text:span text:style-name="_33_">i</text:span><text:span text:style-name="_38_">n</text:span><text:span text:style-name="_31_4">g</text:span><text:span text:style-name="_31_"> </text:span><text:span text:style-name="_39_">i</text:span><text:span text:style-name="_31_4">n</text:span><text:span text:style-name="_34_">t</text:span><text:span text:style-name="_38_">o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3_">s</text:span><text:span text:style-name="_39_">i</text:span><text:span text:style-name="_31_5">m</text:span><text:span text:style-name="_34_">u</text:span><text:span text:style-name="_37_">l</text:span><text:span text:style-name="_31_5">t</text:span><text:span text:style-name="_35_">a</text:span><text:span text:style-name="_39_">n</text:span><text:span text:style-name="_31_3">e</text:span><text:span text:style-name="_33_">o</text:span><text:span text:style-name="_37_">u</text:span><text:span text:style-name="_31_3">s</text:span><text:span text:style-name="_35_">l</text:span><text:span text:style-name="_37_">y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i</text:span><text:span text:style-name="_33_">t</text:span><text:span text:style-name="_37_">.</text:span><text:span text:style-name="_31_1"> </text:span><text:span text:style-name="_32_">I</text:span><text:span text:style-name="_39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3">v</text:span><text:span text:style-name="_33_">e</text:span><text:span text:style-name="_39_">r</text:span><text:span text:style-name="_31_2">y</text:span><text:span text:style-name="_31_"> </text:span><text:span text:style-name="_39_">u</text:span><text:span text:style-name="_31_5">s</text:span><text:span text:style-name="_34_">e</text:span><text:span text:style-name="_31_0">f</text:span><text:span text:style-name="_31_3">u</text:span><text:span text:style-name="_32_">l</text:span><text:span text:style-name="_36_"> </text:span><text:span text:style-name="_31_4">a</text:span><text:span text:style-name="_32_">s</text:span><text:span text:style-name="_39_">s</text:span><text:span text:style-name="_31_5">u</text:span><text:span text:style-name="_32_">m</text:span><text:span text:style-name="_37_">p</text:span><text:span text:style-name="_31_4">t</text:span><text:span text:style-name="_32_">i</text:span><text:span text:style-name="_31_0">o</text:span><text:span text:style-name="_31_5">n</text:span><text:span text:style-name="_31_"> </text:span><text:span text:style-name="_38_">u</text:span><text:span text:style-name="_31_2">n</text:span><text:span text:style-name="_34_">d</text:span><text:span text:style-name="_37_">e</text:span><text:span text:style-name="_31_2">r</text:span><text:span text:style-name="_31_"> </text:span><text:span text:style-name="_37_">m</text:span><text:span text:style-name="_31_2">a</text:span><text:span text:style-name="_32_">n</text:span><text:span text:style-name="_38_">y</text:span><text:span text:style-name="_31_1"> </text:span><text:span text:style-name="_34_">c</text:span><text:span text:style-name="_38_">i</text:span><text:span text:style-name="_31_4">r</text:span><text:span text:style-name="_32_">c</text:span><text:span text:style-name="_39_">u</text:span><text:span text:style-name="_31_4">m</text:span><text:span text:style-name="_34_">s</text:span><text:span text:style-name="_31_0">t</text:span><text:span text:style-name="_31_2">a</text:span><text:span text:style-name="_34_">n</text:span><text:span text:style-name="_31_0">c</text:span><text:span text:style-name="_31_4">e</text:span><text:span text:style-name="_35_">s</text:span><text:span text:style-name="_31_0">,</text:span><text:span text:style-name="_31_1"> </text:span><text:span text:style-name="_33_">b</text:span><text:span text:style-name="_37_">u</text:span><text:span text:style-name="_31_4">t</text:span><text:span text:style-name="_31_"> </text:span><text:span text:style-name="_39_">o</text:span><text:span text:style-name="_31_2">n</text:span><text:span text:style-name="_32_">e</text:span><text:span text:style-name="_36_"> </text:span><text:span text:style-name="_31_3">t</text:span><text:span text:style-name="_34_">o</text:span><text:span text:style-name="_38_">o</text:span><text:span text:style-name="_31_1"> </text:span><text:span text:style-name="_33_">e</text:span><text:span text:style-name="_38_">a</text:span><text:span text:style-name="_31_3">s</text:span><text:span text:style-name="_34_">i</text:span><text:span text:style-name="_37_">l</text:span><text:span text:style-name="_31_2">y</text:span><text:span text:style-name="_31_"> </text:span><text:span text:style-name="_38_">f</text:span><text:span text:style-name="_31_5">o</text:span><text:span text:style-name="_34_">r</text:span><text:span text:style-name="_31_0">g</text:span><text:span text:style-name="_31_5">e</text:span><text:span text:style-name="_32_">t</text:span><text:span text:style-name="_31_0">s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i</text:span><text:span text:style-name="_32_">s</text:span><text:span text:style-name="_36_"> </text:span><text:span text:style-name="_31_5">f</text:span><text:span text:style-name="_32_">a</text:span><text:span text:style-name="_38_">l</text:span><text:span text:style-name="_31_2">s</text:span><text:span text:style-name="_34_">e</text:span><text:span text:style-name="_37_">.</text:span><text:span text:style-name="_31_1"> </text:span><text:span text:style-name="_35_">A</text:span><text:span text:style-name="_36_"> </text:span><text:span text:style-name="_31_3">n</text:span><text:span text:style-name="_35_">a</text:span><text:span text:style-name="_31_0">t</text:span><text:span text:style-name="_31_4">u</text:span><text:span text:style-name="_35_">r</text:span><text:span text:style-name="_37_">a</text:span><text:span text:style-name="_31_4">l</text:span><text:span text:style-name="_31_"> </text:span><text:span text:style-name="_38_">c</text:span><text:span text:style-name="_31_5">o</text:span><text:span text:style-name="_35_">n</text:span><text:span text:style-name="_38_">s</text:span><text:span text:style-name="_31_2">e</text:span><text:span text:style-name="_35_">q</text:span><text:span text:style-name="_37_">u</text:span><text:span text:style-name="_31_4">e</text:span><text:span text:style-name="_32_">n</text:span><text:span text:style-name="_38_">c</text:span><text:span text:style-name="_31_2">e</text:span><text:span text:style-name="_31_"> </text:span><text:span text:style-name="_31_0">o</text:span><text:span text:style-name="_31_2">f</text:span><text:span text:style-name="_31_"> </text:span><text:span text:style-name="_31_0">d</text:span><text:span text:style-name="_31_5">o</text:span><text:span text:style-name="_34_">i</text:span><text:span text:style-name="_31_0">n</text:span><text:span text:style-name="_31_3">g</text:span><text:span text:style-name="_31_"> </text:span><text:span text:style-name="_31_0">s</text:span><text:span text:style-name="_31_2">o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2">h</text:span><text:span text:style-name="_32_">a</text:span><text:span text:style-name="_39_">t</text:span><text:span text:style-name="_31_1"> </text:span><text:span text:style-name="_33_">o</text:span><text:span text:style-name="_38_">n</text:span><text:span text:style-name="_31_3">e</text:span><text:span text:style-name="_31_"> </text:span><text:span text:style-name="_37_">t</text:span><text:span text:style-name="_31_4">h</text:span><text:span text:style-name="_34_">e</text:span><text:span text:style-name="_37_">n</text:span><text:span text:style-name="_31_1"> </text:span><text:span text:style-name="_32_">a</text:span><text:span text:style-name="_39_">s</text:span><text:span text:style-name="_31_4">s</text:span><text:span text:style-name="_34_">u</text:span><text:span text:style-name="_38_">m</text:span><text:span text:style-name="_31_2">e</text:span><text:span text:style-name="_33_">s</text:span><text:span text:style-name="_36_"> </text:span><text:span text:style-name="_31_5">t</text:span><text:span text:style-name="_35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5_">e</text:span><text:span text:style-name="_37_">r</text:span><text:span text:style-name="_31_2">e</text:span><text:span text:style-name="_31_"> </text:span><text:span text:style-name="_39_">i</text:span><text:span text:style-name="_31_4">s</text:span><text:span text:style-name="_31_"> </text:span><text:span text:style-name="_39_">n</text:span><text:span text:style-name="_31_5">o</text:span><text:span text:style-name="_31_"> </text:span><text:span text:style-name="_39_">v</text:span><text:span text:style-name="_31_3">i</text:span><text:span text:style-name="_34_">r</text:span><text:span text:style-name="_31_0">t</text:span><text:span text:style-name="_31_2">u</text:span><text:span text:style-name="_32_">e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m</text:span><text:span text:style-name="_31_0">e</text:span><text:span text:style-name="_31_5">r</text:span><text:span text:style-name="_33_">e</text:span><text:span text:style-name="_36_"> </text:span><text:span text:style-name="_31_3">w</text:span><text:span text:style-name="_33_">o</text:span><text:span text:style-name="_31_0">r</text:span><text:span text:style-name="_31_2">k</text:span><text:span text:style-name="_32_">i</text:span><text:span text:style-name="_39_">n</text:span><text:span text:style-name="_31_2">g</text:span><text:span text:style-name="_31_"> </text:span><text:span text:style-name="_31_0">o</text:span><text:span text:style-name="_31_3">u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5">c</text:span><text:span text:style-name="_33_">o</text:span><text:span text:style-name="_37_">n</text:span><text:span text:style-name="_31_2">s</text:span><text:span text:style-name="_32_">e</text:span><text:span text:style-name="_31_0">q</text:span><text:span text:style-name="_31_2">u</text:span><text:span text:style-name="_34_">e</text:span><text:span text:style-name="_31_0">n</text:span><text:span text:style-name="_31_3">c</text:span><text:span text:style-name="_33_">e</text:span><text:span text:style-name="_39_">s</text:span><text:span text:style-name="_31_1"> </text:span><text:span text:style-name="_32_">f</text:span><text:span text:style-name="_37_">r</text:span><text:span text:style-name="_31_4">o</text:span><text:span text:style-name="_34_">m</text:span><text:span text:style-name="_36_"> </text:span><text:span text:style-name="_31_4">d</text:span><text:span text:style-name="_33_">a</text:span><text:span text:style-name="_37_">t</text:span><text:span text:style-name="_31_2">a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g</text:span><text:span text:style-name="_33_">e</text:span><text:span text:style-name="_31_0">n</text:span><text:span text:style-name="_31_4">e</text:span><text:span text:style-name="_35_">r</text:span><text:span text:style-name="_31_0">a</text:span><text:span text:style-name="_31_5">l</text:span><text:span text:style-name="_31_"> </text:span><text:span text:style-name="_31_0">p</text:span><text:span text:style-name="_31_2">r</text:span><text:span text:style-name="_33_">i</text:span><text:span text:style-name="_38_">n</text:span><text:span text:style-name="_31_4">c</text:span><text:span text:style-name="_34_">i</text:span><text:span text:style-name="_31_0">p</text:span><text:span text:style-name="_31_5">l</text:span><text:span text:style-name="_34_">e</text:span><text:span text:style-name="_39_">s</text:span><text:span text:style-name="_31_5">.</text:span></text:p>
      <text:p text:style-name="P1"><text:span text:style-name="_37_">(</text:span><text:span text:style-name="_31_4">7</text:span><text:span text:style-name="_33_">)</text:span><text:span text:style-name="_36_"> </text:span><text:span text:style-name="_31_4">A</text:span><text:span text:style-name="_35_">r</text:span><text:span text:style-name="_31_0">g</text:span><text:span text:style-name="_31_2">u</text:span><text:span text:style-name="_35_">m</text:span><text:span text:style-name="_37_">e</text:span><text:span text:style-name="_31_4">n</text:span><text:span text:style-name="_33_">t</text:span><text:span text:style-name="_36_"> </text:span><text:span text:style-name="_31_4">f</text:span><text:span text:style-name="_34_">r</text:span><text:span text:style-name="_38_">o</text:span><text:span text:style-name="_31_2">m</text:span><text:span text:style-name="_31_"> </text:span><text:span text:style-name="_37_">C</text:span><text:span text:style-name="_31_3">o</text:span><text:span text:style-name="_35_">n</text:span><text:span text:style-name="_38_">t</text:span><text:span text:style-name="_31_5">i</text:span><text:span text:style-name="_32_">n</text:span><text:span text:style-name="_31_0">u</text:span><text:span text:style-name="_31_2">i</text:span><text:span text:style-name="_32_">t</text:span><text:span text:style-name="_37_">y</text:span><text:span text:style-name="_31_1"> </text:span><text:span text:style-name="_32_">i</text:span><text:span text:style-name="_31_0">n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N</text:span><text:span text:style-name="_31_5">e</text:span><text:span text:style-name="_35_">r</text:span><text:span text:style-name="_38_">v</text:span><text:span text:style-name="_31_5">o</text:span><text:span text:style-name="_32_">u</text:span><text:span text:style-name="_39_">s</text:span><text:span text:style-name="_31_1"> </text:span><text:span text:style-name="_32_">S</text:span><text:span text:style-name="_37_">y</text:span><text:span text:style-name="_31_4">s</text:span><text:span text:style-name="_34_">t</text:span><text:span text:style-name="_31_0">e</text:span><text:span text:style-name="_31_4">m</text:span></text:p>
      <text:p text:style-name="P1"><text:span text:style-name="_38_">T</text:span><text:span text:style-name="_31_4">h</text:span><text:span text:style-name="_35_">e</text:span><text:span text:style-name="_36_"> </text:span><text:span text:style-name="_31_5">n</text:span><text:span text:style-name="_34_">e</text:span><text:span text:style-name="_31_0">r</text:span><text:span text:style-name="_31_2">v</text:span><text:span text:style-name="_34_">o</text:span><text:span text:style-name="_31_0">u</text:span><text:span text:style-name="_31_3">s</text:span><text:span text:style-name="_31_"> </text:span><text:span text:style-name="_39_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i</text:span><text:span text:style-name="_35_">s</text:span><text:span text:style-name="_36_"> </text:span><text:span text:style-name="_31_2">c</text:span><text:span text:style-name="_34_">e</text:span><text:span text:style-name="_31_0">r</text:span><text:span text:style-name="_31_5">t</text:span><text:span text:style-name="_32_">a</text:span><text:span text:style-name="_31_0">i</text:span><text:span text:style-name="_31_3">n</text:span><text:span text:style-name="_35_">l</text:span><text:span text:style-name="_37_">y</text:span><text:span text:style-name="_31_1"> </text:span><text:span text:style-name="_34_">n</text:span><text:span text:style-name="_38_">o</text:span><text:span text:style-name="_31_5">t</text:span><text:span text:style-name="_31_"> </text:span><text:span text:style-name="_31_0">a</text:span><text:span text:style-name="_31_1"> </text:span><text:span text:style-name="_34_">d</text:span><text:span text:style-name="_37_">i</text:span><text:span text:style-name="_31_2">s</text:span><text:span text:style-name="_35_">c</text:span><text:span text:style-name="_39_">r</text:span><text:span text:style-name="_31_3">e</text:span><text:span text:style-name="_34_">t</text:span><text:span text:style-name="_37_">e</text:span>-<text:span text:style-name="_34_">s</text:span><text:span text:style-name="_39_">t</text:span><text:span text:style-name="_31_4">a</text:span><text:span text:style-name="_33_">t</text:span><text:span text:style-name="_39_">e</text:span><text:span text:style-name="_31_1"> </text:span><text:span text:style-name="_32_">m</text:span><text:span text:style-name="_39_">a</text:span><text:span text:style-name="_31_3">c</text:span><text:span text:style-name="_33_">h</text:span><text:span text:style-name="_39_">i</text:span><text:span text:style-name="_31_4">n</text:span><text:span text:style-name="_35_">e</text:span><text:span text:style-name="_38_">.</text:span><text:span text:style-name="_31_1"> </text:span><text:span text:style-name="_32_">A</text:span><text:span text:style-name="_36_"> </text:span><text:span text:style-name="_31_2">s</text:span><text:span text:style-name="_32_">m</text:span><text:span text:style-name="_31_0">a</text:span><text:span text:style-name="_31_2">l</text:span><text:span text:style-name="_34_">l</text:span><text:span text:style-name="_36_"> </text:span><text:span text:style-name="_31_2">e</text:span><text:span text:style-name="_34_">r</text:span><text:span text:style-name="_39_">r</text:span><text:span text:style-name="_31_2">o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4_">i</text:span><text:span text:style-name="_38_">n</text:span><text:span text:style-name="_31_3">f</text:span><text:span text:style-name="_33_">o</text:span><text:span text:style-name="_31_0">r</text:span><text:span text:style-name="_31_3">m</text:span><text:span text:style-name="_35_">a</text:span><text:span text:style-name="_38_">t</text:span><text:span text:style-name="_31_3">i</text:span><text:span text:style-name="_35_">o</text:span><text:span text:style-name="_38_">n</text:span><text:span text:style-name="_31_1"> </text:span><text:span text:style-name="_33_">a</text:span><text:span text:style-name="_38_">b</text:span><text:span text:style-name="_31_4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s</text:span><text:span text:style-name="_31_5">i</text:span><text:span text:style-name="_34_">z</text:span><text:span text:style-name="_38_">e</text:span><text:span text:style-name="_31_1"> </text:span><text:span text:style-name="_34_">o</text:span><text:span text:style-name="_31_0">f</text:span><text:span text:style-name="_31_1"> </text:span><text:span text:style-name="_32_">a</text:span><text:span text:style-name="_36_"> </text:span><text:span text:style-name="_31_3">n</text:span><text:span text:style-name="_35_">e</text:span><text:span text:style-name="_38_">r</text:span><text:span text:style-name="_31_3">v</text:span><text:span text:style-name="_32_">o</text:span><text:span text:style-name="_37_">u</text:span><text:span text:style-name="_31_4">s</text:span><text:span text:style-name="_31_"> </text:span><text:span text:style-name="_38_">i</text:span><text:span text:style-name="_31_3">m</text:span><text:span text:style-name="_32_">p</text:span><text:span text:style-name="_37_">u</text:span><text:span text:style-name="_31_5">l</text:span><text:span text:style-name="_35_">s</text:span><text:span text:style-name="_37_">e</text:span><text:span text:style-name="_31_1"> </text:span><text:span text:style-name="_34_">i</text:span><text:span text:style-name="_38_">m</text:span><text:span text:style-name="_31_2">p</text:span><text:span text:style-name="_34_">i</text:span><text:span text:style-name="_31_0">n</text:span><text:span text:style-name="_31_2">g</text:span><text:span text:style-name="_32_">i</text:span><text:span text:style-name="_39_">n</text:span><text:span text:style-name="_31_5">g</text:span><text:span text:style-name="_31_"> </text:span><text:span text:style-name="_31_0">o</text:span><text:span text:style-name="_31_4">n</text:span><text:span text:style-name="_31_"> </text:span><text:span text:style-name="_31_0">a</text:span><text:span text:style-name="_31_1"> </text:span><text:span text:style-name="_33_">n</text:span><text:span text:style-name="_38_">e</text:span><text:span text:style-name="_31_3">u</text:span><text:span text:style-name="_35_">r</text:span><text:span text:style-name="_31_0">o</text:span><text:span text:style-name="_31_3">n</text:span><text:span text:style-name="_32_">,</text:span><text:span text:style-name="_36_"> </text:span><text:span text:style-name="_31_5">m</text:span><text:span text:style-name="_32_">a</text:span><text:span text:style-name="_39_">y</text:span><text:span text:style-name="_31_1"> </text:span><text:span text:style-name="_35_">m</text:span><text:span text:style-name="_38_">a</text:span><text:span text:style-name="_31_5">k</text:span><text:span text:style-name="_34_">e</text:span><text:span text:style-name="_36_"> </text:span><text:span text:style-name="_31_5">a</text:span><text:span text:style-name="_31_"> </text:span><text:span text:style-name="_38_">l</text:span><text:span text:style-name="_31_2">a</text:span><text:span text:style-name="_35_">r</text:span><text:span text:style-name="_39_">g</text:span><text:span text:style-name="_31_2">e</text:span><text:span text:style-name="_31_"> </text:span><text:span text:style-name="_37_">d</text:span><text:span text:style-name="_31_3">i</text:span><text:span text:style-name="_33_">f</text:span><text:span text:style-name="_31_0">f</text:span><text:span text:style-name="_31_3">e</text:span><text:span text:style-name="_34_">r</text:span><text:span text:style-name="_39_">e</text:span><text:span text:style-name="_31_5">n</text:span><text:span text:style-name="_34_">c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s</text:span><text:span text:style-name="_31_4">i</text:span><text:span text:style-name="_33_">z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o</text:span><text:span text:style-name="_31_4">u</text:span><text:span text:style-name="_33_">t</text:span><text:span text:style-name="_37_">g</text:span><text:span text:style-name="_31_4">o</text:span><text:span text:style-name="_34_">i</text:span><text:span text:style-name="_39_">n</text:span><text:span text:style-name="_31_4">g</text:span><text:span text:style-name="_31_"> </text:span><text:span text:style-name="_37_">i</text:span><text:span text:style-name="_31_3">m</text:span><text:span text:style-name="_35_">p</text:span><text:span text:style-name="_39_">u</text:span><text:span text:style-name="_31_2">l</text:span><text:span text:style-name="_33_">s</text:span><text:span text:style-name="_38_">e</text:span><text:span text:style-name="_31_3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3">b</text:span><text:span text:style-name="_34_">e</text:span><text:span text:style-name="_36_"> </text:span><text:span text:style-name="_31_4">a</text:span><text:span text:style-name="_35_">r</text:span><text:span text:style-name="_39_">g</text:span><text:span text:style-name="_31_3">u</text:span><text:span text:style-name="_32_">e</text:span><text:span text:style-name="_31_0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9_">,</text:span><text:span text:style-name="_31_1"> </text:span><text:span text:style-name="_33_">t</text:span><text:span text:style-name="_37_">h</text:span><text:span text:style-name="_31_5">i</text:span><text:span text:style-name="_32_">s</text:span><text:span text:style-name="_36_"> </text:span><text:span text:style-name="_31_3">b</text:span><text:span text:style-name="_35_">e</text:span><text:span text:style-name="_39_">i</text:span><text:span text:style-name="_31_2">n</text:span><text:span text:style-name="_34_">g</text:span><text:span text:style-name="_36_"> </text:span><text:span text:style-name="_31_3">s</text:span><text:span text:style-name="_32_">o</text:span><text:span text:style-name="_38_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7_">c</text:span><text:span text:style-name="_31_3">a</text:span><text:span text:style-name="_34_">n</text:span><text:span text:style-name="_37_">n</text:span><text:span text:style-name="_31_4">o</text:span><text:span text:style-name="_33_">t</text:span><text:span text:style-name="_36_"> </text:span><text:span text:style-name="_31_5">e</text:span><text:span text:style-name="_32_">x</text:span><text:span text:style-name="_37_">p</text:span><text:span text:style-name="_31_4">e</text:span><text:span text:style-name="_33_">c</text:span><text:span text:style-name="_31_0">t</text:span><text:span text:style-name="_31_1"> </text:span><text:span text:style-name="_34_">t</text:span><text:span text:style-name="_39_">o</text:span><text:span text:style-name="_31_1"> </text:span><text:span text:style-name="_32_">b</text:span><text:span text:style-name="_39_">e</text:span><text:span text:style-name="_31_1"> </text:span><text:span text:style-name="_33_">a</text:span><text:span text:style-name="_39_">b</text:span><text:span text:style-name="_31_5">l</text:span><text:span text:style-name="_35_">e</text:span><text:span text:style-name="_36_"> </text:span><text:span text:style-name="_31_4">t</text:span><text:span text:style-name="_33_">o</text:span><text:span text:style-name="_36_"> </text:span><text:span text:style-name="_31_3">m</text:span><text:span text:style-name="_34_">i</text:span><text:span text:style-name="_37_">m</text:span><text:span text:style-name="_31_3">i</text:span><text:span text:style-name="_32_">c</text:span><text:span text:style-name="_36_"> </text:span><text:span text:style-name="_31_3">t</text:span><text:span text:style-name="_33_">h</text:span><text:span text:style-name="_37_">e</text:span><text:span text:style-name="_31_1"> </text:span><text:span text:style-name="_32_">b</text:span><text:span text:style-name="_38_">e</text:span><text:span text:style-name="_31_3">h</text:span><text:span text:style-name="_34_">a</text:span><text:span text:style-name="_39_">v</text:span><text:span text:style-name="_31_4">i</text:span><text:span text:style-name="_34_">o</text:span><text:span text:style-name="_31_0">u</text:span><text:span text:style-name="_31_4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n</text:span><text:span text:style-name="_35_">e</text:span><text:span text:style-name="_37_">r</text:span><text:span text:style-name="_31_4">v</text:span><text:span text:style-name="_33_">o</text:span><text:span text:style-name="_37_">u</text:span><text:span text:style-name="_31_2">s</text:span><text:span text:style-name="_31_"> </text:span><text:span text:style-name="_38_">s</text:span><text:span text:style-name="_31_5">y</text:span><text:span text:style-name="_32_">s</text:span><text:span text:style-name="_31_0">t</text:span><text:span text:style-name="_31_3">e</text:span><text:span text:style-name="_35_">m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1_0">e</text:span>-<text:span text:style-name="_35_">s</text:span><text:span text:style-name="_31_0">t</text:span><text:span text:style-name="_31_4">a</text:span><text:span text:style-name="_35_">t</text:span><text:span text:style-name="_39_">e</text:span><text:span text:style-name="_31_1"> </text:span><text:span text:style-name="_33_">s</text:span><text:span text:style-name="_37_">y</text:span><text:span text:style-name="_31_4">s</text:span><text:span text:style-name="_35_">t</text:span><text:span text:style-name="_39_">e</text:span><text:span text:style-name="_31_5">m</text:span><text:span text:style-name="_35_">.</text:span></text:p>
      <text:p text:style-name="P1"><text:span text:style-name="_31_2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t</text:span><text:span text:style-name="_32_">r</text:span><text:span text:style-name="_37_">u</text:span><text:span text:style-name="_31_3">e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3_">a</text:span><text:span text:style-name="_36_"> </text:span><text:span text:style-name="_31_4">d</text:span><text:span text:style-name="_32_">i</text:span><text:span text:style-name="_38_">s</text:span><text:span text:style-name="_31_4">c</text:span><text:span text:style-name="_35_">r</text:span><text:span text:style-name="_37_">e</text:span><text:span text:style-name="_31_5">t</text:span><text:span text:style-name="_35_">e</text:span>-<text:span text:style-name="_31_3">s</text:span><text:span text:style-name="_32_">t</text:span><text:span text:style-name="_38_">a</text:span><text:span text:style-name="_31_2">t</text:span><text:span text:style-name="_35_">e</text:span><text:span text:style-name="_36_"> </text:span><text:span text:style-name="_31_4">m</text:span><text:span text:style-name="_33_">a</text:span><text:span text:style-name="_31_0">c</text:span><text:span text:style-name="_31_3">h</text:span><text:span text:style-name="_32_">i</text:span><text:span text:style-name="_37_">n</text:span><text:span text:style-name="_31_3">e</text:span><text:span text:style-name="_31_"> </text:span><text:span text:style-name="_37_">m</text:span><text:span text:style-name="_31_5">u</text:span><text:span text:style-name="_32_">s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d</text:span><text:span text:style-name="_38_">i</text:span><text:span text:style-name="_31_4">f</text:span><text:span text:style-name="_34_">f</text:span><text:span text:style-name="_37_">e</text:span><text:span text:style-name="_31_3">r</text:span><text:span text:style-name="_35_">e</text:span><text:span text:style-name="_31_0">n</text:span><text:span text:style-name="_31_2">t</text:span><text:span text:style-name="_31_"> </text:span><text:span text:style-name="_37_">f</text:span><text:span text:style-name="_31_4">r</text:span><text:span text:style-name="_35_">o</text:span><text:span text:style-name="_31_0">m</text:span><text:span text:style-name="_31_1"> </text:span><text:span text:style-name="_35_">a</text:span><text:span text:style-name="_36_"> </text:span><text:span text:style-name="_31_3">c</text:span><text:span text:style-name="_34_">o</text:span><text:span text:style-name="_31_0">n</text:span><text:span text:style-name="_31_2">t</text:span><text:span text:style-name="_33_">i</text:span><text:span text:style-name="_31_0">n</text:span><text:span text:style-name="_31_3">u</text:span><text:span text:style-name="_34_">o</text:span><text:span text:style-name="_37_">u</text:span><text:span text:style-name="_31_4">s</text:span><text:span text:style-name="_31_"> </text:span><text:span text:style-name="_37_">m</text:span><text:span text:style-name="_31_2">a</text:span><text:span text:style-name="_33_">c</text:span><text:span text:style-name="_31_0">h</text:span><text:span text:style-name="_31_4">i</text:span><text:span text:style-name="_34_">n</text:span><text:span text:style-name="_37_">e</text:span><text:span text:style-name="_31_2">.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4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2">a</text:span><text:span text:style-name="_32_">d</text:span><text:span text:style-name="_31_0">h</text:span><text:span text:style-name="_31_3">e</text:span><text:span text:style-name="_33_">r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c</text:span><text:span text:style-name="_31_3">o</text:span><text:span text:style-name="_34_">n</text:span><text:span text:style-name="_37_">d</text:span><text:span text:style-name="_31_3">i</text:span><text:span text:style-name="_34_">t</text:span><text:span text:style-name="_39_">i</text:span><text:span text:style-name="_31_5">o</text:span><text:span text:style-name="_35_">n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m</text:span><text:span text:style-name="_34_">i</text:span><text:span text:style-name="_39_">t</text:span><text:span text:style-name="_31_2">a</text:span><text:span text:style-name="_33_">t</text:span><text:span text:style-name="_31_0">i</text:span><text:span text:style-name="_31_5">o</text:span><text:span text:style-name="_35_">n</text:span><text:span text:style-name="_36_"> </text:span><text:span text:style-name="_31_5">g</text:span><text:span text:style-name="_33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n</text:span><text:span text:style-name="_31_2">t</text:span><text:span text:style-name="_34_">e</text:span><text:span text:style-name="_39_">r</text:span><text:span text:style-name="_31_2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2">r</text:span><text:span text:style-name="_31_"> </text:span><text:span text:style-name="_38_">w</text:span><text:span text:style-name="_31_5">i</text:span><text:span text:style-name="_32_">l</text:span><text:span text:style-name="_38_">l</text:span><text:span text:style-name="_31_1"> </text:span><text:span text:style-name="_32_">n</text:span><text:span text:style-name="_38_">o</text:span><text:span text:style-name="_31_2">t</text:span><text:span text:style-name="_31_"> </text:span><text:span text:style-name="_38_">b</text:span><text:span text:style-name="_31_2">e</text:span><text:span text:style-name="_31_"> </text:span><text:span text:style-name="_31_0">a</text:span><text:span text:style-name="_31_2">b</text:span><text:span text:style-name="_33_">l</text:span><text:span text:style-name="_31_0">e</text:span><text:span text:style-name="_31_1"> </text:span><text:span text:style-name="_33_">t</text:span><text:span text:style-name="_38_">o</text:span><text:span text:style-name="_31_1"> </text:span><text:span text:style-name="_34_">t</text:span><text:span text:style-name="_31_0">a</text:span><text:span text:style-name="_31_3">k</text:span><text:span text:style-name="_32_">e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4_">a</text:span><text:span text:style-name="_37_">d</text:span><text:span text:style-name="_31_3">v</text:span><text:span text:style-name="_34_">a</text:span><text:span text:style-name="_38_">n</text:span><text:span text:style-name="_31_3">t</text:span><text:span text:style-name="_34_">a</text:span><text:span text:style-name="_31_0">g</text:span><text:span text:style-name="_31_3">e</text:span><text:span text:style-name="_31_"> </text:span><text:span text:style-name="_37_">o</text:span><text:span text:style-name="_31_5">f</text:span><text:span text:style-name="_31_"> </text:span><text:span text:style-name="_37_">t</text:span><text:span text:style-name="_31_4">h</text:span><text:span text:style-name="_33_">i</text:span><text:span text:style-name="_31_0">s</text:span><text:span text:style-name="_31_1"> </text:span><text:span text:style-name="_33_">d</text:span><text:span text:style-name="_38_">i</text:span><text:span text:style-name="_31_5">f</text:span><text:span text:style-name="_33_">f</text:span><text:span text:style-name="_37_">e</text:span><text:span text:style-name="_31_3">r</text:span><text:span text:style-name="_34_">e</text:span><text:span text:style-name="_38_">n</text:span><text:span text:style-name="_31_4">c</text:span><text:span text:style-name="_33_">e</text:span><text:span text:style-name="_37_">.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s</text:span><text:span text:style-name="_31_4">i</text:span><text:span text:style-name="_33_">t</text:span><text:span text:style-name="_38_">u</text:span><text:span text:style-name="_31_5">a</text:span><text:span text:style-name="_33_">t</text:span><text:span text:style-name="_38_">i</text:span><text:span text:style-name="_31_4">o</text:span><text:span text:style-name="_32_">n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7_">e</text:span><text:span text:style-name="_31_1"> </text:span><text:span text:style-name="_32_">m</text:span><text:span text:style-name="_31_0">a</text:span><text:span text:style-name="_31_2">d</text:span><text:span text:style-name="_34_">e</text:span><text:span text:style-name="_36_"> </text:span><text:span text:style-name="_31_5">c</text:span><text:span text:style-name="_35_">l</text:span><text:span text:style-name="_31_0">e</text:span><text:span text:style-name="_31_5">a</text:span><text:span text:style-name="_32_">r</text:span><text:span text:style-name="_38_">e</text:span><text:span text:style-name="_31_4">r</text:span><text:span text:style-name="_31_"> </text:span><text:span text:style-name="_39_">i</text:span><text:span text:style-name="_31_5">f</text:span><text:span text:style-name="_31_"> </text:span><text:span text:style-name="_31_0">w</text:span><text:span text:style-name="_31_2">e</text:span><text:span text:style-name="_31_"> </text:span><text:span text:style-name="_39_">c</text:span><text:span text:style-name="_31_4">o</text:span><text:span text:style-name="_33_">n</text:span><text:span text:style-name="_39_">s</text:span><text:span text:style-name="_31_5">i</text:span><text:span text:style-name="_32_">d</text:span><text:span text:style-name="_37_">e</text:span><text:span text:style-name="_31_3">r</text:span><text:span text:style-name="_31_"> </text:span><text:span text:style-name="_37_">s</text:span><text:span text:style-name="_31_5">o</text:span><text:span text:style-name="_32_">n</text:span><text:span text:style-name="_37_">i</text:span><text:span text:style-name="_31_5">c</text:span><text:span text:style-name="_31_"> </text:span><text:span text:style-name="_38_">o</text:span><text:span text:style-name="_31_2">t</text:span><text:span text:style-name="_34_">h</text:span><text:span text:style-name="_38_">e</text:span><text:span text:style-name="_31_4">r</text:span><text:span text:style-name="_31_"> </text:span><text:span text:style-name="_39_">s</text:span><text:span text:style-name="_31_2">i</text:span><text:span text:style-name="_35_">m</text:span><text:span text:style-name="_31_0">p</text:span><text:span text:style-name="_31_5">l</text:span><text:span text:style-name="_33_">e</text:span><text:span text:style-name="_39_">r</text:span><text:span text:style-name="_31_1"> </text:span><text:span text:style-name="_33_">c</text:span><text:span text:style-name="_39_">o</text:span><text:span text:style-name="_31_4">n</text:span><text:span text:style-name="_35_">t</text:span><text:span text:style-name="_38_">i</text:span><text:span text:style-name="_31_5">n</text:span><text:span text:style-name="_34_">u</text:span><text:span text:style-name="_38_">o</text:span><text:span text:style-name="_31_4">u</text:span><text:span text:style-name="_33_">s</text:span><text:span text:style-name="_36_"> </text:span><text:span text:style-name="_31_2">m</text:span><text:span text:style-name="_35_">a</text:span><text:span text:style-name="_37_">c</text:span><text:span text:style-name="_31_3">h</text:span><text:span text:style-name="_32_">i</text:span><text:span text:style-name="_38_">n</text:span><text:span text:style-name="_31_4">e</text:span><text:span text:style-name="_34_">.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f</text:span><text:span text:style-name="_38_">f</text:span><text:span text:style-name="_31_4">e</text:span><text:span text:style-name="_35_">r</text:span><text:span text:style-name="_37_">e</text:span><text:span text:style-name="_31_3">n</text:span><text:span text:style-name="_35_">t</text:span><text:span text:style-name="_39_">i</text:span><text:span text:style-name="_31_2">a</text:span><text:span text:style-name="_32_">l</text:span><text:span text:style-name="_36_"> </text:span><text:span text:style-name="_31_2">a</text:span><text:span text:style-name="_35_">n</text:span><text:span text:style-name="_39_">a</text:span><text:span text:style-name="_31_5">l</text:span><text:span text:style-name="_32_">y</text:span><text:span text:style-name="_38_">s</text:span><text:span text:style-name="_31_3">e</text:span><text:span text:style-name="_35_">r</text:span><text:span text:style-name="_36_"> </text:span><text:span text:style-name="_31_5">w</text:span><text:span text:style-name="_32_">i</text:span><text:span text:style-name="_31_0">l</text:span><text:span text:style-name="_31_4">l</text:span><text:span text:style-name="_31_"> </text:span><text:span text:style-name="_37_">d</text:span><text:span text:style-name="_31_5">o</text:span><text:span text:style-name="_31_"> </text:span><text:span text:style-name="_31_0">v</text:span><text:span text:style-name="_31_3">e</text:span><text:span text:style-name="_33_">r</text:span><text:span text:style-name="_37_">y</text:span><text:span text:style-name="_31_1"> </text:span><text:span text:style-name="_32_">w</text:span><text:span text:style-name="_31_0">e</text:span><text:span text:style-name="_31_4">l</text:span><text:span text:style-name="_32_">l</text:span><text:span text:style-name="_38_">.</text:span><text:span text:style-name="_31_1"> </text:span><text:span text:style-name="_32_">(</text:span><text:span text:style-name="_38_">A</text:span><text:span text:style-name="_31_1"> </text:span><text:span text:style-name="_35_">d</text:span><text:span text:style-name="_38_">i</text:span><text:span text:style-name="_31_4">f</text:span><text:span text:style-name="_35_">f</text:span><text:span text:style-name="_39_">e</text:span><text:span text:style-name="_31_5">r</text:span><text:span text:style-name="_35_">e</text:span><text:span text:style-name="_39_">n</text:span><text:span text:style-name="_31_3">t</text:span><text:span text:style-name="_34_">i</text:span><text:span text:style-name="_38_">a</text:span><text:span text:style-name="_31_4">l</text:span><text:span text:style-name="_31_"> </text:span><text:span text:style-name="_31_0">a</text:span><text:span text:style-name="_31_2">n</text:span><text:span text:style-name="_33_">a</text:span><text:span text:style-name="_31_0">l</text:span><text:span text:style-name="_31_5">y</text:span><text:span text:style-name="_35_">s</text:span><text:span text:style-name="_39_">e</text:span><text:span text:style-name="_31_3">r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2_">c</text:span><text:span text:style-name="_37_">e</text:span><text:span text:style-name="_31_2">r</text:span><text:span text:style-name="_33_">t</text:span><text:span text:style-name="_39_">a</text:span><text:span text:style-name="_31_5">i</text:span><text:span text:style-name="_34_">n</text:span><text:span text:style-name="_36_"> </text:span><text:span text:style-name="_31_4">k</text:span><text:span text:style-name="_32_">i</text:span><text:span text:style-name="_37_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m</text:span><text:span text:style-name="_31_5">a</text:span><text:span text:style-name="_35_">c</text:span><text:span text:style-name="_39_">h</text:span><text:span text:style-name="_31_3">i</text:span><text:span text:style-name="_35_">n</text:span><text:span text:style-name="_31_0">e</text:span><text:span text:style-name="_31_1"> </text:span><text:span text:style-name="_32_">n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2">d</text:span><text:span text:style-name="_33_">i</text:span><text:span text:style-name="_37_">s</text:span><text:span text:style-name="_31_3">c</text:span><text:span text:style-name="_32_">r</text:span><text:span text:style-name="_38_">e</text:span><text:span text:style-name="_31_5">t</text:span><text:span text:style-name="_33_">e</text:span>-<text:span text:style-name="_31_2">s</text:span><text:span text:style-name="_32_">t</text:span><text:span text:style-name="_31_0">a</text:span><text:span text:style-name="_31_5">t</text:span><text:span text:style-name="_33_">e</text:span><text:span text:style-name="_36_"> </text:span><text:span text:style-name="_31_2">t</text:span><text:span text:style-name="_33_">y</text:span><text:span text:style-name="_38_">p</text:span><text:span text:style-name="_31_5">e</text:span><text:span text:style-name="_31_"> </text:span><text:span text:style-name="_31_0">u</text:span><text:span text:style-name="_31_5">s</text:span><text:span text:style-name="_35_">e</text:span><text:span text:style-name="_39_">d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8_">s</text:span><text:span text:style-name="_31_2">o</text:span><text:span text:style-name="_35_">m</text:span><text:span text:style-name="_39_">e</text:span><text:span text:style-name="_31_1"> </text:span><text:span text:style-name="_33_">k</text:span><text:span text:style-name="_38_">i</text:span><text:span text:style-name="_31_5">n</text:span><text:span text:style-name="_33_">d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8_">a</text:span><text:span text:style-name="_31_5">l</text:span><text:span text:style-name="_33_">c</text:span><text:span text:style-name="_31_0">u</text:span><text:span text:style-name="_31_4">l</text:span><text:span text:style-name="_33_">a</text:span><text:span text:style-name="_37_">t</text:span><text:span text:style-name="_31_2">i</text:span><text:span text:style-name="_33_">o</text:span><text:span text:style-name="_31_0">n</text:span><text:span text:style-name="_31_5">.</text:span><text:span text:style-name="_33_">)</text:span><text:span text:style-name="_36_"> </text:span><text:span text:style-name="_31_5">S</text:span><text:span text:style-name="_34_">o</text:span><text:span text:style-name="_37_">m</text:span><text:span text:style-name="_31_4">e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h</text:span><text:span text:style-name="_35_">e</text:span><text:span text:style-name="_38_">s</text:span><text:span text:style-name="_31_2">e</text:span><text:span text:style-name="_31_"> </text:span><text:span text:style-name="_38_">p</text:span><text:span text:style-name="_31_4">r</text:span><text:span text:style-name="_32_">o</text:span><text:span text:style-name="_31_0">v</text:span><text:span text:style-name="_31_2">i</text:span><text:span text:style-name="_35_">d</text:span><text:span text:style-name="_38_">e</text:span><text:span text:style-name="_31_1"> </text:span><text:span text:style-name="_34_">t</text:span><text:span text:style-name="_37_">h</text:span><text:span text:style-name="_31_4">e</text:span><text:span text:style-name="_32_">i</text:span><text:span text:style-name="_31_0">r</text:span><text:span text:style-name="_31_1"> </text:span><text:span text:style-name="_35_">a</text:span><text:span text:style-name="_39_">n</text:span><text:span text:style-name="_31_4">s</text:span><text:span text:style-name="_35_">w</text:span><text:span text:style-name="_38_">e</text:span><text:span text:style-name="_31_5">r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3">a</text:span><text:span text:style-name="_31_"> </text:span><text:span text:style-name="_37_">t</text:span><text:span text:style-name="_31_2">y</text:span><text:span text:style-name="_34_">p</text:span><text:span text:style-name="_39_">e</text:span><text:span text:style-name="_31_4">d</text:span><text:span text:style-name="_31_"> </text:span><text:span text:style-name="_37_">f</text:span><text:span text:style-name="_31_4">o</text:span><text:span text:style-name="_32_">r</text:span><text:span text:style-name="_37_">m</text:span><text:span text:style-name="_31_2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2">s</text:span><text:span text:style-name="_34_">o</text:span><text:span text:style-name="_36_"> </text:span><text:span text:style-name="_31_2">a</text:span><text:span text:style-name="_34_">r</text:span><text:span text:style-name="_39_">e</text:span><text:span text:style-name="_31_1"> </text:span><text:span text:style-name="_32_">s</text:span><text:span text:style-name="_38_">u</text:span><text:span text:style-name="_31_5">i</text:span><text:span text:style-name="_35_">t</text:span><text:span text:style-name="_38_">a</text:span><text:span text:style-name="_31_2">b</text:span><text:span text:style-name="_33_">l</text:span><text:span text:style-name="_31_0">e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7_">t</text:span><text:span text:style-name="_31_2">a</text:span><text:span text:style-name="_33_">k</text:span><text:span text:style-name="_39_">i</text:span><text:span text:style-name="_31_3">n</text:span><text:span text:style-name="_35_">g</text:span><text:span text:style-name="_36_"> </text:span><text:span text:style-name="_31_2">p</text:span><text:span text:style-name="_34_">a</text:span><text:span text:style-name="_31_0">r</text:span><text:span text:style-name="_31_5">t</text:span><text:span text:style-name="_31_"> </text:span><text:span text:style-name="_39_">i</text:span><text:span text:style-name="_31_5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g</text:span><text:span text:style-name="_35_">a</text:span><text:span text:style-name="_39_">m</text:span><text:span text:style-name="_31_2">e</text:span><text:span text:style-name="_34_">.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o</text:span><text:span text:style-name="_38_">u</text:span><text:span text:style-name="_31_5">l</text:span><text:span text:style-name="_32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3_">p</text:span><text:span text:style-name="_37_">o</text:span><text:span text:style-name="_31_2">s</text:span><text:span text:style-name="_32_">s</text:span><text:span text:style-name="_31_0">i</text:span><text:span text:style-name="_31_4">b</text:span><text:span text:style-name="_34_">l</text:span><text:span text:style-name="_38_">e</text:span><text:span text:style-name="_31_1"> </text:span><text:span text:style-name="_33_">f</text:span><text:span text:style-name="_39_">o</text:span><text:span text:style-name="_31_2">r</text:span><text:span text:style-name="_31_"> </text:span><text:span text:style-name="_39_">a</text:span><text:span text:style-name="_31_1"> </text:span><text:span text:style-name="_32_">d</text:span><text:span text:style-name="_38_">i</text:span><text:span text:style-name="_31_5">g</text:span><text:span text:style-name="_33_">i</text:span><text:span text:style-name="_37_">t</text:span><text:span text:style-name="_31_3">a</text:span><text:span text:style-name="_34_">l</text:span><text:span text:style-name="_36_"> </text:span><text:span text:style-name="_31_2">c</text:span><text:span text:style-name="_33_">o</text:span><text:span text:style-name="_38_">m</text:span><text:span text:style-name="_31_2">p</text:span><text:span text:style-name="_35_">u</text:span><text:span text:style-name="_38_">t</text:span><text:span text:style-name="_31_4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2">p</text:span><text:span text:style-name="_32_">r</text:span><text:span text:style-name="_38_">e</text:span><text:span text:style-name="_31_3">d</text:span><text:span text:style-name="_32_">i</text:span><text:span text:style-name="_31_0">c</text:span><text:span text:style-name="_31_3">t</text:span><text:span text:style-name="_31_"> </text:span><text:span text:style-name="_31_0">e</text:span><text:span text:style-name="_31_2">x</text:span><text:span text:style-name="_33_">a</text:span><text:span text:style-name="_38_">c</text:span><text:span text:style-name="_31_2">t</text:span><text:span text:style-name="_32_">l</text:span><text:span text:style-name="_31_0">y</text:span><text:span text:style-name="_31_1"> </text:span><text:span text:style-name="_35_">w</text:span><text:span text:style-name="_37_">h</text:span><text:span text:style-name="_31_4">a</text:span><text:span text:style-name="_33_">t</text:span><text:span text:style-name="_36_"> </text:span><text:span text:style-name="_31_5">a</text:span><text:span text:style-name="_32_">n</text:span><text:span text:style-name="_38_">s</text:span><text:span text:style-name="_31_5">w</text:span><text:span text:style-name="_34_">e</text:span><text:span text:style-name="_39_">r</text:span><text:span text:style-name="_31_4">s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d</text:span><text:span text:style-name="_33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3_">n</text:span><text:span text:style-name="_31_0">t</text:span><text:span text:style-name="_31_2">i</text:span><text:span text:style-name="_35_">a</text:span><text:span text:style-name="_37_">l</text:span><text:span text:style-name="_31_1"> </text:span><text:span text:style-name="_35_">a</text:span><text:span text:style-name="_38_">n</text:span><text:span text:style-name="_31_4">a</text:span><text:span text:style-name="_35_">l</text:span><text:span text:style-name="_38_">y</text:span><text:span text:style-name="_31_3">s</text:span><text:span text:style-name="_32_">e</text:span><text:span text:style-name="_37_">r</text:span><text:span text:style-name="_31_1"> </text:span><text:span text:style-name="_32_">w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g</text:span><text:span text:style-name="_38_">i</text:span><text:span text:style-name="_31_2">v</text:span><text:span text:style-name="_34_">e</text:span><text:span text:style-name="_36_"> </text:span><text:span text:style-name="_31_5">t</text:span><text:span text:style-name="_34_">o</text:span><text:span text:style-name="_36_"> </text:span><text:span text:style-name="_31_2">a</text:span><text:span text:style-name="_31_"> </text:span><text:span text:style-name="_31_0">p</text:span><text:span text:style-name="_31_3">r</text:span><text:span text:style-name="_34_">o</text:span><text:span text:style-name="_31_0">b</text:span><text:span text:style-name="_31_3">l</text:span><text:span text:style-name="_32_">e</text:span><text:span text:style-name="_37_">m</text:span><text:span text:style-name="_31_5">,</text:span><text:span text:style-name="_31_"> </text:span><text:span text:style-name="_38_">b</text:span><text:span text:style-name="_31_3">u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2">b</text:span><text:span text:style-name="_34_">e</text:span><text:span text:style-name="_36_"> </text:span><text:span text:style-name="_31_5">q</text:span><text:span text:style-name="_34_">u</text:span><text:span text:style-name="_38_">i</text:span><text:span text:style-name="_31_2">t</text:span><text:span text:style-name="_33_">e</text:span><text:span text:style-name="_36_"> </text:span><text:span text:style-name="_31_4">c</text:span><text:span text:style-name="_33_">a</text:span><text:span text:style-name="_39_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1_0">g</text:span><text:span text:style-name="_31_5">i</text:span><text:span text:style-name="_33_">v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r</text:span><text:span text:style-name="_39_">i</text:span><text:span text:style-name="_31_2">g</text:span><text:span text:style-name="_34_">h</text:span><text:span text:style-name="_39_">t</text:span><text:span text:style-name="_31_1"> </text:span><text:span text:style-name="_35_">s</text:span><text:span text:style-name="_39_">o</text:span><text:span text:style-name="_31_3">r</text:span><text:span text:style-name="_33_">t</text:span><text:span text:style-name="_36_"> </text:span><text:span text:style-name="_31_2">o</text:span><text:span text:style-name="_33_">f</text:span><text:span text:style-name="_36_"> </text:span><text:span text:style-name="_31_3">a</text:span><text:span text:style-name="_34_">n</text:span><text:span text:style-name="_38_">s</text:span><text:span text:style-name="_31_2">w</text:span><text:span text:style-name="_33_">e</text:span><text:span text:style-name="_37_">r</text:span><text:span text:style-name="_31_4">.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3">i</text:span><text:span text:style-name="_33_">n</text:span><text:span text:style-name="_38_">s</text:span><text:span text:style-name="_31_2">t</text:span><text:span text:style-name="_34_">a</text:span><text:span text:style-name="_37_">n</text:span><text:span text:style-name="_31_3">c</text:span><text:span text:style-name="_33_">e</text:span><text:span text:style-name="_37_">,</text:span><text:span text:style-name="_31_1"> </text:span><text:span text:style-name="_33_">i</text:span><text:span text:style-name="_31_0">f</text:span><text:span text:style-name="_31_1"> </text:span><text:span text:style-name="_32_">a</text:span><text:span text:style-name="_38_">s</text:span><text:span text:style-name="_31_3">k</text:span><text:span text:style-name="_32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i</text:span><text:span text:style-name="_31_2">v</text:span><text:span text:style-name="_35_">e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v</text:span><text:span text:style-name="_38_">a</text:span><text:span text:style-name="_31_3">l</text:span><text:span text:style-name="_35_">u</text:span><text:span text:style-name="_37_">e</text:span><text:span text:style-name="_31_1"> </text:span><text:span text:style-name="_34_">o</text:span><text:span text:style-name="_37_">f</text:span><text:span text:style-name="_31_1"> </text:span><text:span text:style-name="_33_">(</text:span><text:span text:style-name="_37_">a</text:span><text:span text:style-name="_31_4">c</text:span><text:span text:style-name="_32_">t</text:span><text:span text:style-name="_37_">u</text:span><text:span text:style-name="_31_4">a</text:span><text:span text:style-name="_32_">l</text:span><text:span text:style-name="_31_0">l</text:span><text:span text:style-name="_31_4">y</text:span><text:span text:style-name="_31_"> </text:span><text:span text:style-name="_38_">a</text:span><text:span text:style-name="_31_5">b</text:span><text:span text:style-name="_33_">o</text:span><text:span text:style-name="_38_">u</text:span><text:span text:style-name="_31_2">t</text:span><text:span text:style-name="_31_"> </text:span><text:span text:style-name="_39_">3</text:span><text:span text:style-name="_31_5">.</text:span><text:span text:style-name="_34_">1</text:span><text:span text:style-name="_38_">4</text:span><text:span text:style-name="_31_5">1</text:span><text:span text:style-name="_35_">6</text:span><text:span text:style-name="_39_">)</text:span><text:span text:style-name="_31_1"> </text:span><text:span text:style-name="_35_">i</text:span><text:span text:style-name="_37_">t</text:span><text:span text:style-name="_31_1"> </text:span><text:span text:style-name="_35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b</text:span><text:span text:style-name="_39_">e</text:span><text:span text:style-name="_31_1"> </text:span><text:span text:style-name="_32_">r</text:span><text:span text:style-name="_37_">e</text:span><text:span text:style-name="_31_4">a</text:span><text:span text:style-name="_34_">s</text:span><text:span text:style-name="_31_0">o</text:span><text:span text:style-name="_31_2">n</text:span><text:span text:style-name="_35_">a</text:span><text:span text:style-name="_38_">b</text:span><text:span text:style-name="_31_2">l</text:span><text:span text:style-name="_35_">e</text:span><text:span text:style-name="_36_"> </text:span><text:span text:style-name="_31_5">t</text:span><text:span text:style-name="_34_">o</text:span><text:span text:style-name="_36_"> </text:span><text:span text:style-name="_31_2">c</text:span><text:span text:style-name="_32_">h</text:span><text:span text:style-name="_31_0">o</text:span><text:span text:style-name="_31_5">o</text:span><text:span text:style-name="_32_">s</text:span><text:span text:style-name="_39_">e</text:span><text:span text:style-name="_31_1"> </text:span><text:span text:style-name="_34_">a</text:span><text:span text:style-name="_31_0">t</text:span><text:span text:style-name="_31_1"> </text:span><text:span text:style-name="_33_">r</text:span><text:span text:style-name="_39_">a</text:span><text:span text:style-name="_31_3">n</text:span><text:span text:style-name="_33_">d</text:span><text:span text:style-name="_38_">o</text:span><text:span text:style-name="_31_5">m</text:span><text:span text:style-name="_31_"> </text:span><text:span text:style-name="_37_">b</text:span><text:span text:style-name="_31_5">e</text:span><text:span text:style-name="_34_">t</text:span><text:span text:style-name="_31_0">w</text:span><text:span text:style-name="_31_3">e</text:span><text:span text:style-name="_33_">e</text:span><text:span text:style-name="_39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v</text:span><text:span text:style-name="_31_2">a</text:span><text:span text:style-name="_34_">l</text:span><text:span text:style-name="_38_">u</text:span><text:span text:style-name="_31_2">e</text:span><text:span text:style-name="_33_">s</text:span><text:span text:style-name="_36_"> </text:span><text:span text:style-name="_31_2">3</text:span><text:span text:style-name="_35_">.</text:span><text:span text:style-name="_39_">1</text:span><text:span text:style-name="_31_5">2</text:span><text:span text:style-name="_33_">,</text:span><text:span text:style-name="_36_"> </text:span><text:span text:style-name="_31_4">3</text:span><text:span text:style-name="_35_">.</text:span><text:span text:style-name="_38_">1</text:span><text:span text:style-name="_31_5">3</text:span><text:span text:style-name="_33_">,</text:span><text:span text:style-name="_36_"> </text:span><text:span text:style-name="_31_3">3</text:span><text:span text:style-name="_33_">.</text:span><text:span text:style-name="_38_">1</text:span><text:span text:style-name="_31_3">4</text:span><text:span text:style-name="_35_">,</text:span><text:span text:style-name="_36_"> </text:span><text:span text:style-name="_31_3">3</text:span><text:span text:style-name="_35_">.</text:span><text:span text:style-name="_31_0">1</text:span><text:span text:style-name="_31_2">5</text:span><text:span text:style-name="_33_">,</text:span><text:span text:style-name="_36_"> </text:span><text:span text:style-name="_31_2">3</text:span><text:span text:style-name="_33_">.</text:span><text:span text:style-name="_37_">1</text:span><text:span text:style-name="_31_2">6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p</text:span><text:span text:style-name="_31_5">r</text:span><text:span text:style-name="_35_">o</text:span><text:span text:style-name="_37_">b</text:span><text:span text:style-name="_31_2">a</text:span><text:span text:style-name="_35_">b</text:span><text:span text:style-name="_38_">i</text:span><text:span text:style-name="_31_5">l</text:span><text:span text:style-name="_33_">i</text:span><text:span text:style-name="_38_">t</text:span><text:span text:style-name="_31_5">i</text:span><text:span text:style-name="_35_">e</text:span><text:span text:style-name="_37_">s</text:span><text:span text:style-name="_31_1"> </text:span><text:span text:style-name="_35_">o</text:span><text:span text:style-name="_37_">f</text:span><text:span text:style-name="_31_1"> </text:span><text:span text:style-name="_32_">0</text:span><text:span text:style-name="_37_">.</text:span><text:span text:style-name="_31_5">0</text:span><text:span text:style-name="_33_">5</text:span><text:span text:style-name="_38_">,</text:span><text:span text:style-name="_31_1"> </text:span><text:span text:style-name="_32_">0</text:span><text:span text:style-name="_39_">.</text:span><text:span text:style-name="_31_4">1</text:span><text:span text:style-name="_33_">5</text:span><text:span text:style-name="_31_0">,</text:span><text:span text:style-name="_31_1"> </text:span><text:span text:style-name="_35_">0</text:span><text:span text:style-name="_39_">.</text:span><text:span text:style-name="_31_2">5</text:span><text:span text:style-name="_32_">5</text:span><text:span text:style-name="_38_">,</text:span><text:span text:style-name="_31_1"> </text:span><text:span text:style-name="_34_">0</text:span><text:span text:style-name="_31_0">.</text:span><text:span text:style-name="_31_3">1</text:span><text:span text:style-name="_32_">9</text:span><text:span text:style-name="_37_">,</text:span><text:span text:style-name="_31_1"> </text:span><text:span text:style-name="_34_">0</text:span><text:span text:style-name="_38_">.</text:span><text:span text:style-name="_31_3">0</text:span><text:span text:style-name="_35_">6</text:span><text:span text:style-name="_36_"> </text:span><text:span text:style-name="_31_4">(</text:span><text:span text:style-name="_35_">s</text:span><text:span text:style-name="_37_">a</text:span><text:span text:style-name="_31_4">y</text:span><text:span text:style-name="_35_">)</text:span><text:span text:style-name="_39_">.</text:span><text:span text:style-name="_31_1"> </text:span><text:span text:style-name="_35_">U</text:span><text:span text:style-name="_39_">n</text:span><text:span text:style-name="_31_4">d</text:span><text:span text:style-name="_34_">e</text:span><text:span text:style-name="_38_">r</text:span><text:span text:style-name="_31_1"> </text:span><text:span text:style-name="_34_">t</text:span><text:span text:style-name="_39_">h</text:span><text:span text:style-name="_31_3">e</text:span><text:span text:style-name="_32_">s</text:span><text:span text:style-name="_37_">e</text:span><text:span text:style-name="_31_1"> </text:span><text:span text:style-name="_34_">c</text:span><text:span text:style-name="_38_">i</text:span><text:span text:style-name="_31_3">r</text:span><text:span text:style-name="_33_">c</text:span><text:span text:style-name="_38_">u</text:span><text:span text:style-name="_31_2">m</text:span><text:span text:style-name="_35_">s</text:span><text:span text:style-name="_38_">t</text:span><text:span text:style-name="_31_3">a</text:span><text:span text:style-name="_32_">n</text:span><text:span text:style-name="_31_0">c</text:span><text:span text:style-name="_31_4">e</text:span><text:span text:style-name="_32_">s</text:span><text:span text:style-name="_36_"> </text:span><text:span text:style-name="_31_5">i</text:span><text:span text:style-name="_33_">t</text:span><text:span text:style-name="_36_"> </text:span><text:span text:style-name="_31_2">w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4">b</text:span><text:span text:style-name="_34_">e</text:span><text:span text:style-name="_36_"> </text:span><text:span text:style-name="_31_2">v</text:span><text:span text:style-name="_35_">e</text:span><text:span text:style-name="_38_">r</text:span><text:span text:style-name="_31_3">y</text:span><text:span text:style-name="_31_"> </text:span><text:span text:style-name="_39_">d</text:span><text:span text:style-name="_31_3">i</text:span><text:span text:style-name="_33_">f</text:span><text:span text:style-name="_38_">f</text:span><text:span text:style-name="_31_5">i</text:span><text:span text:style-name="_32_">c</text:span><text:span text:style-name="_37_">u</text:span><text:span text:style-name="_31_3">l</text:span><text:span text:style-name="_34_">t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4_">t</text:span><text:span text:style-name="_31_0">e</text:span><text:span text:style-name="_31_4">r</text:span><text:span text:style-name="_32_">r</text:span><text:span text:style-name="_38_">o</text:span><text:span text:style-name="_31_2">g</text:span><text:span text:style-name="_32_">a</text:span><text:span text:style-name="_31_0">t</text:span><text:span text:style-name="_31_4">o</text:span><text:span text:style-name="_33_">r</text:span><text:span text:style-name="_36_"> </text:span><text:span text:style-name="_31_5">t</text:span><text:span text:style-name="_32_">o</text:span><text:span text:style-name="_36_"> </text:span><text:span text:style-name="_31_5">d</text:span><text:span text:style-name="_35_">i</text:span><text:span text:style-name="_39_">s</text:span><text:span text:style-name="_31_3">t</text:span><text:span text:style-name="_32_">i</text:span><text:span text:style-name="_37_">n</text:span><text:span text:style-name="_31_4">g</text:span><text:span text:style-name="_32_">u</text:span><text:span text:style-name="_39_">i</text:span><text:span text:style-name="_31_3">s</text:span><text:span text:style-name="_34_">h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3_">d</text:span><text:span text:style-name="_37_">i</text:span><text:span text:style-name="_31_2">f</text:span><text:span text:style-name="_32_">f</text:span><text:span text:style-name="_37_">e</text:span><text:span text:style-name="_31_2">r</text:span><text:span text:style-name="_33_">e</text:span><text:span text:style-name="_39_">n</text:span><text:span text:style-name="_31_3">t</text:span><text:span text:style-name="_32_">i</text:span><text:span text:style-name="_31_0">a</text:span><text:span text:style-name="_31_5">l</text:span><text:span text:style-name="_31_"> </text:span><text:span text:style-name="_37_">a</text:span><text:span text:style-name="_31_4">n</text:span><text:span text:style-name="_35_">a</text:span><text:span text:style-name="_38_">l</text:span><text:span text:style-name="_31_5">y</text:span><text:span text:style-name="_33_">s</text:span><text:span text:style-name="_38_">e</text:span><text:span text:style-name="_31_5">r</text:span><text:span text:style-name="_31_"> </text:span><text:span text:style-name="_31_0">f</text:span><text:span text:style-name="_31_4">r</text:span><text:span text:style-name="_35_">o</text:span><text:span text:style-name="_31_0">m</text:span><text:span text:style-name="_31_1"> </text:span><text:span text:style-name="_35_">t</text:span><text:span text:style-name="_37_">h</text:span><text:span text:style-name="_31_3">e</text:span><text:span text:style-name="_31_"> </text:span><text:span text:style-name="_37_">d</text:span><text:span text:style-name="_31_5">i</text:span><text:span text:style-name="_32_">g</text:span><text:span text:style-name="_38_">i</text:span><text:span text:style-name="_31_4">t</text:span><text:span text:style-name="_33_">a</text:span><text:span text:style-name="_31_0">l</text:span><text:span text:style-name="_31_1"> </text:span><text:span text:style-name="_32_">c</text:span><text:span text:style-name="_39_">o</text:span><text:span text:style-name="_31_2">m</text:span><text:span text:style-name="_34_">p</text:span><text:span text:style-name="_31_0">u</text:span><text:span text:style-name="_31_2">t</text:span><text:span text:style-name="_33_">e</text:span><text:span text:style-name="_39_">r</text:span><text:span text:style-name="_31_5">.</text:span></text:p>
      <text:p text:style-name="P1"><text:span text:style-name="_39_">(</text:span><text:span text:style-name="_31_4">8</text:span><text:span text:style-name="_32_">)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A</text:span><text:span text:style-name="_31_0">r</text:span><text:span text:style-name="_31_2">g</text:span><text:span text:style-name="_33_">u</text:span><text:span text:style-name="_31_0">m</text:span><text:span text:style-name="_31_4">e</text:span><text:span text:style-name="_35_">n</text:span><text:span text:style-name="_38_">t</text:span><text:span text:style-name="_31_1"> </text:span><text:span text:style-name="_35_">f</text:span><text:span text:style-name="_37_">r</text:span><text:span text:style-name="_31_5">o</text:span><text:span text:style-name="_34_">m</text:span><text:span text:style-name="_36_"> </text:span><text:span text:style-name="_31_5">I</text:span><text:span text:style-name="_34_">n</text:span><text:span text:style-name="_38_">f</text:span><text:span text:style-name="_31_3">o</text:span><text:span text:style-name="_35_">r</text:span><text:span text:style-name="_37_">m</text:span><text:span text:style-name="_31_2">a</text:span><text:span text:style-name="_34_">l</text:span><text:span text:style-name="_37_">i</text:span><text:span text:style-name="_31_2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B</text:span><text:span text:style-name="_35_">e</text:span><text:span text:style-name="_37_">h</text:span><text:span text:style-name="_31_3">a</text:span><text:span text:style-name="_34_">v</text:span><text:span text:style-name="_37_">i</text:span><text:span text:style-name="_31_3">o</text:span><text:span text:style-name="_34_">u</text:span><text:span text:style-name="_31_0">r</text:span></text:p>
      <text:p text:style-name="P1"><text:span text:style-name="_34_">I</text:span><text:span text:style-name="_31_0">t</text:span><text:span text:style-name="_31_1"> </text:span><text:span text:style-name="_34_">i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3">i</text:span><text:span text:style-name="_35_">b</text:span><text:span text:style-name="_38_">l</text:span><text:span text:style-name="_31_4">e</text:span><text:span text:style-name="_31_"> </text:span><text:span text:style-name="_38_">t</text:span><text:span text:style-name="_31_2">o</text:span><text:span text:style-name="_31_"> </text:span><text:span text:style-name="_37_">p</text:span><text:span text:style-name="_31_5">r</text:span><text:span text:style-name="_35_">o</text:span><text:span text:style-name="_37_">d</text:span><text:span text:style-name="_31_5">u</text:span><text:span text:style-name="_32_">c</text:span><text:span text:style-name="_38_">e</text:span><text:span text:style-name="_31_1"> </text:span><text:span text:style-name="_32_">a</text:span><text:span text:style-name="_36_"> </text:span><text:span text:style-name="_31_3">s</text:span><text:span text:style-name="_35_">e</text:span><text:span text:style-name="_37_">t</text:span><text:span text:style-name="_31_1"> </text:span><text:span text:style-name="_34_">o</text:span><text:span text:style-name="_37_">f</text:span><text:span text:style-name="_31_1"> </text:span><text:span text:style-name="_32_">r</text:span><text:span text:style-name="_38_">u</text:span><text:span text:style-name="_31_3">l</text:span><text:span text:style-name="_34_">e</text:span><text:span text:style-name="_37_">s</text:span><text:span text:style-name="_31_1"> </text:span><text:span text:style-name="_35_">p</text:span><text:span text:style-name="_31_0">u</text:span><text:span text:style-name="_31_3">r</text:span><text:span text:style-name="_34_">p</text:span><text:span text:style-name="_31_0">o</text:span><text:span text:style-name="_31_2">r</text:span><text:span text:style-name="_33_">t</text:span><text:span text:style-name="_39_">i</text:span><text:span text:style-name="_31_5">n</text:span><text:span text:style-name="_34_">g</text:span><text:span text:style-name="_36_"> </text:span><text:span text:style-name="_31_4">t</text:span><text:span text:style-name="_34_">o</text:span><text:span text:style-name="_36_"> </text:span><text:span text:style-name="_31_2">d</text:span><text:span text:style-name="_32_">e</text:span><text:span text:style-name="_38_">s</text:span><text:span text:style-name="_31_5">c</text:span><text:span text:style-name="_32_">r</text:span><text:span text:style-name="_39_">i</text:span><text:span text:style-name="_31_2">b</text:span><text:span text:style-name="_35_">e</text:span><text:span text:style-name="_36_"> </text:span><text:span text:style-name="_31_2">w</text:span><text:span text:style-name="_34_">h</text:span><text:span text:style-name="_37_">a</text:span><text:span text:style-name="_31_3">t</text:span><text:span text:style-name="_31_"> </text:span><text:span text:style-name="_31_0">a</text:span><text:span text:style-name="_31_1"> </text:span><text:span text:style-name="_34_">m</text:span><text:span text:style-name="_37_">a</text:span><text:span text:style-name="_31_4">n</text:span><text:span text:style-name="_31_"> </text:span><text:span text:style-name="_38_">s</text:span><text:span text:style-name="_31_2">h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2">d</text:span><text:span text:style-name="_32_">o</text:span><text:span text:style-name="_36_"> </text:span><text:span text:style-name="_31_2">i</text:span><text:span text:style-name="_35_">n</text:span><text:span text:style-name="_36_"> </text:span><text:span text:style-name="_31_3">e</text:span><text:span text:style-name="_33_">v</text:span><text:span text:style-name="_39_">e</text:span><text:span text:style-name="_31_4">r</text:span><text:span text:style-name="_33_">y</text:span><text:span text:style-name="_36_"> </text:span><text:span text:style-name="_31_2">c</text:span><text:span text:style-name="_33_">o</text:span><text:span text:style-name="_39_">n</text:span><text:span text:style-name="_31_2">c</text:span><text:span text:style-name="_32_">e</text:span><text:span text:style-name="_37_">i</text:span><text:span text:style-name="_31_5">v</text:span><text:span text:style-name="_33_">a</text:span><text:span text:style-name="_39_">b</text:span><text:span text:style-name="_31_4">l</text:span><text:span text:style-name="_33_">e</text:span><text:span text:style-name="_36_"> </text:span><text:span text:style-name="_31_2">s</text:span><text:span text:style-name="_35_">e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c</text:span><text:span text:style-name="_38_">i</text:span><text:span text:style-name="_31_4">r</text:span><text:span text:style-name="_32_">c</text:span><text:span text:style-name="_37_">u</text:span><text:span text:style-name="_31_2">m</text:span><text:span text:style-name="_34_">s</text:span><text:span text:style-name="_39_">t</text:span><text:span text:style-name="_31_3">a</text:span><text:span text:style-name="_33_">n</text:span><text:span text:style-name="_31_0">c</text:span><text:span text:style-name="_31_4">e</text:span><text:span text:style-name="_33_">s</text:span><text:span text:style-name="_39_">.</text:span><text:span text:style-name="_31_1"> </text:span><text:span text:style-name="_32_">O</text:span><text:span text:style-name="_38_">n</text:span><text:span text:style-name="_31_5">e</text:span><text:span text:style-name="_31_"> </text:span><text:span text:style-name="_31_0">m</text:span><text:span text:style-name="_31_4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2">o</text:span><text:span text:style-name="_35_">r</text:span><text:span text:style-name="_36_"> </text:span><text:span text:style-name="_31_5">i</text:span><text:span text:style-name="_33_">n</text:span><text:span text:style-name="_31_0">s</text:span><text:span text:style-name="_31_4">t</text:span><text:span text:style-name="_34_">a</text:span><text:span text:style-name="_31_0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9_">v</text:span><text:span text:style-name="_31_4">e</text:span><text:span text:style-name="_31_"> </text:span><text:span text:style-name="_39_">a</text:span><text:span text:style-name="_31_1"> </text:span><text:span text:style-name="_32_">r</text:span><text:span text:style-name="_37_">u</text:span><text:span text:style-name="_31_5">l</text:span><text:span text:style-name="_34_">e</text:span><text:span text:style-name="_36_"> </text:span><text:span text:style-name="_31_4">t</text:span><text:span text:style-name="_35_">h</text:span><text:span text:style-name="_39_">a</text:span><text:span text:style-name="_31_4">t</text:span><text:span text:style-name="_31_"> </text:span><text:span text:style-name="_39_">o</text:span><text:span text:style-name="_31_3">n</text:span><text:span text:style-name="_35_">e</text:span><text:span text:style-name="_36_"> </text:span><text:span text:style-name="_31_5">i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2">s</text:span><text:span text:style-name="_34_">t</text:span><text:span text:style-name="_31_0">o</text:span><text:span text:style-name="_31_2">p</text:span><text:span text:style-name="_31_"> </text:span><text:span text:style-name="_38_">w</text:span><text:span text:style-name="_31_4">h</text:span><text:span text:style-name="_33_">e</text:span><text:span text:style-name="_39_">n</text:span><text:span text:style-name="_31_1"> </text:span><text:span text:style-name="_35_">o</text:span><text:span text:style-name="_37_">n</text:span><text:span text:style-name="_31_5">e</text:span><text:span text:style-name="_31_"> </text:span><text:span text:style-name="_37_">s</text:span><text:span text:style-name="_31_5">e</text:span><text:span text:style-name="_32_">e</text:span><text:span text:style-name="_37_">s</text:span><text:span text:style-name="_31_1"> </text:span><text:span text:style-name="_35_">a</text:span><text:span text:style-name="_36_"> </text:span><text:span text:style-name="_31_4">r</text:span><text:span text:style-name="_33_">e</text:span><text:span text:style-name="_38_">d</text:span><text:span text:style-name="_31_1"> </text:span><text:span text:style-name="_34_">t</text:span><text:span text:style-name="_37_">r</text:span><text:span text:style-name="_31_5">a</text:span><text:span text:style-name="_35_">f</text:span><text:span text:style-name="_31_0">f</text:span><text:span text:style-name="_31_3">i</text:span><text:span text:style-name="_35_">c</text:span><text:span text:style-name="_36_"> </text:span><text:span text:style-name="_31_3">l</text:span><text:span text:style-name="_33_">i</text:span><text:span text:style-name="_39_">g</text:span><text:span text:style-name="_31_4">h</text:span><text:span text:style-name="_32_">t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8_">t</text:span><text:span text:style-name="_31_3">o</text:span><text:span text:style-name="_31_"> </text:span><text:span text:style-name="_38_">g</text:span><text:span text:style-name="_31_5">o</text:span><text:span text:style-name="_31_"> </text:span><text:span text:style-name="_38_">i</text:span><text:span text:style-name="_31_2">f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s</text:span><text:span text:style-name="_32_">e</text:span><text:span text:style-name="_39_">e</text:span><text:span text:style-name="_31_4">s</text:span><text:span text:style-name="_31_"> </text:span><text:span text:style-name="_31_0">a</text:span><text:span text:style-name="_31_1"> </text:span><text:span text:style-name="_32_">g</text:span><text:span text:style-name="_37_">r</text:span><text:span text:style-name="_31_5">e</text:span><text:span text:style-name="_34_">e</text:span><text:span text:style-name="_37_">n</text:span><text:span text:style-name="_31_1"> </text:span><text:span text:style-name="_33_">o</text:span><text:span text:style-name="_38_">n</text:span><text:span text:style-name="_31_3">e</text:span><text:span text:style-name="_32_">,</text:span><text:span text:style-name="_36_"> </text:span><text:span text:style-name="_31_3">b</text:span><text:span text:style-name="_35_">u</text:span><text:span text:style-name="_39_">t</text:span><text:span text:style-name="_31_1"> </text:span><text:span text:style-name="_32_">w</text:span><text:span text:style-name="_39_">h</text:span><text:span text:style-name="_31_5">a</text:span><text:span text:style-name="_32_">t</text:span><text:span text:style-name="_36_"> </text:span><text:span text:style-name="_31_2">i</text:span><text:span text:style-name="_35_">f</text:span><text:span text:style-name="_36_"> </text:span><text:span text:style-name="_31_3">b</text:span><text:span text:style-name="_32_">y</text:span><text:span text:style-name="_36_"> </text:span><text:span text:style-name="_31_5">s</text:span><text:span text:style-name="_35_">o</text:span><text:span text:style-name="_37_">m</text:span><text:span text:style-name="_31_3">e</text:span><text:span text:style-name="_31_"> </text:span><text:span text:style-name="_39_">f</text:span><text:span text:style-name="_31_3">a</text:span><text:span text:style-name="_35_">u</text:span><text:span text:style-name="_37_">l</text:span><text:span text:style-name="_31_4">t</text:span><text:span text:style-name="_31_"> </text:span><text:span text:style-name="_39_">b</text:span><text:span text:style-name="_31_4">o</text:span><text:span text:style-name="_34_">t</text:span><text:span text:style-name="_37_">h</text:span><text:span text:style-name="_31_1"> </text:span><text:span text:style-name="_32_">a</text:span><text:span text:style-name="_38_">p</text:span><text:span text:style-name="_31_3">p</text:span><text:span text:style-name="_35_">e</text:span><text:span text:style-name="_31_0">a</text:span><text:span text:style-name="_31_5">r</text:span><text:span text:style-name="_31_"> </text:span><text:span text:style-name="_31_0">t</text:span><text:span text:style-name="_31_4">o</text:span><text:span text:style-name="_32_">g</text:span><text:span text:style-name="_31_0">e</text:span><text:span text:style-name="_31_2">t</text:span><text:span text:style-name="_33_">h</text:span><text:span text:style-name="_31_0">e</text:span><text:span text:style-name="_31_4">r</text:span><text:span text:style-name="_34_">?</text:span><text:span text:style-name="_36_"> </text:span><text:span text:style-name="_31_3">O</text:span><text:span text:style-name="_33_">n</text:span><text:span text:style-name="_38_">e</text:span><text:span text:style-name="_31_1"> </text:span><text:span text:style-name="_33_">m</text:span><text:span text:style-name="_37_">a</text:span><text:span text:style-name="_31_3">y</text:span><text:span text:style-name="_31_"> </text:span><text:span text:style-name="_39_">p</text:span><text:span text:style-name="_31_4">e</text:span><text:span text:style-name="_32_">r</text:span><text:span text:style-name="_31_0">h</text:span><text:span text:style-name="_31_4">a</text:span><text:span text:style-name="_33_">p</text:span><text:span text:style-name="_38_">s</text:span><text:span text:style-name="_31_1"> </text:span><text:span text:style-name="_34_">d</text:span><text:span text:style-name="_31_0">e</text:span><text:span text:style-name="_31_3">c</text:span><text:span text:style-name="_33_">i</text:span><text:span text:style-name="_37_">d</text:span><text:span text:style-name="_31_2">e</text:span><text:span text:style-name="_31_"> </text:span><text:span text:style-name="_37_">t</text:span><text:span text:style-name="_31_4">h</text:span><text:span text:style-name="_33_">a</text:span><text:span text:style-name="_31_0">t</text:span><text:span text:style-name="_31_1"> </text:span><text:span text:style-name="_32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a</text:span><text:span text:style-name="_31_4">f</text:span><text:span text:style-name="_35_">e</text:span><text:span text:style-name="_39_">s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s</text:span><text:span text:style-name="_31_3">t</text:span><text:span text:style-name="_34_">o</text:span><text:span text:style-name="_31_0">p</text:span><text:span text:style-name="_31_3">.</text:span><text:span text:style-name="_31_"> </text:span><text:span text:style-name="_37_">B</text:span><text:span text:style-name="_31_4">u</text:span><text:span text:style-name="_33_">t</text:span><text:span text:style-name="_36_"> </text:span><text:span text:style-name="_31_3">s</text:span><text:span text:style-name="_33_">o</text:span><text:span text:style-name="_37_">m</text:span><text:span text:style-name="_31_2">e</text:span><text:span text:style-name="_31_"> </text:span><text:span text:style-name="_37_">f</text:span><text:span text:style-name="_31_5">u</text:span><text:span text:style-name="_32_">r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5_">d</text:span><text:span text:style-name="_31_0">i</text:span><text:span text:style-name="_31_2">f</text:span><text:span text:style-name="_35_">f</text:span><text:span text:style-name="_38_">i</text:span><text:span text:style-name="_31_3">c</text:span><text:span text:style-name="_32_">u</text:span><text:span text:style-name="_37_">l</text:span><text:span text:style-name="_31_3">t</text:span><text:span text:style-name="_32_">y</text:span><text:span text:style-name="_36_"> </text:span><text:span text:style-name="_31_5">m</text:span><text:span text:style-name="_35_">a</text:span><text:span text:style-name="_31_0">y</text:span><text:span text:style-name="_31_1"> </text:span><text:span text:style-name="_32_">w</text:span><text:span text:style-name="_31_0">e</text:span><text:span text:style-name="_31_2">l</text:span><text:span text:style-name="_34_">l</text:span><text:span text:style-name="_36_"> </text:span><text:span text:style-name="_31_4">a</text:span><text:span text:style-name="_35_">r</text:span><text:span text:style-name="_37_">i</text:span><text:span text:style-name="_31_5">s</text:span><text:span text:style-name="_33_">e</text:span><text:span text:style-name="_36_"> </text:span><text:span text:style-name="_31_5">f</text:span><text:span text:style-name="_34_">r</text:span><text:span text:style-name="_37_">o</text:span><text:span text:style-name="_31_4">m</text:span><text:span text:style-name="_31_"> </text:span><text:span text:style-name="_39_">t</text:span><text:span text:style-name="_31_5">h</text:span><text:span text:style-name="_33_">i</text:span><text:span text:style-name="_31_0">s</text:span><text:span text:style-name="_31_1"> </text:span><text:span text:style-name="_33_">d</text:span><text:span text:style-name="_39_">e</text:span><text:span text:style-name="_31_4">c</text:span><text:span text:style-name="_34_">i</text:span><text:span text:style-name="_37_">s</text:span><text:span text:style-name="_31_5">i</text:span><text:span text:style-name="_33_">o</text:span><text:span text:style-name="_38_">n</text:span><text:span text:style-name="_31_1"> </text:span><text:span text:style-name="_32_">l</text:span><text:span text:style-name="_37_">a</text:span><text:span text:style-name="_31_2">t</text:span><text:span text:style-name="_34_">e</text:span><text:span text:style-name="_37_">r</text:span><text:span text:style-name="_31_5">.</text:span><text:span text:style-name="_31_"> </text:span><text:span text:style-name="_37_">T</text:span><text:span text:style-name="_31_5">o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3">m</text:span><text:span text:style-name="_34_">p</text:span><text:span text:style-name="_31_0">t</text:span><text:span text:style-name="_31_1"> </text:span><text:span text:style-name="_35_">t</text:span><text:span text:style-name="_39_">o</text:span><text:span text:style-name="_31_1"> </text:span><text:span text:style-name="_35_">p</text:span><text:span text:style-name="_31_0">r</text:span><text:span text:style-name="_31_3">o</text:span><text:span text:style-name="_32_">v</text:span><text:span text:style-name="_39_">i</text:span><text:span text:style-name="_31_5">d</text:span><text:span text:style-name="_33_">e</text:span><text:span text:style-name="_36_"> </text:span><text:span text:style-name="_31_5">r</text:span><text:span text:style-name="_32_">u</text:span><text:span text:style-name="_38_">l</text:span><text:span text:style-name="_31_4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2">c</text:span><text:span text:style-name="_32_">o</text:span><text:span text:style-name="_38_">n</text:span><text:span text:style-name="_31_3">d</text:span><text:span text:style-name="_35_">u</text:span><text:span text:style-name="_31_0">c</text:span><text:span text:style-name="_31_2">t</text:span><text:span text:style-name="_31_"> </text:span><text:span text:style-name="_38_">t</text:span><text:span text:style-name="_31_4">o</text:span><text:span text:style-name="_31_"> </text:span><text:span text:style-name="_39_">c</text:span><text:span text:style-name="_31_4">o</text:span><text:span text:style-name="_32_">v</text:span><text:span text:style-name="_38_">e</text:span><text:span text:style-name="_31_4">r</text:span><text:span text:style-name="_31_"> </text:span><text:span text:style-name="_38_">e</text:span><text:span text:style-name="_31_4">v</text:span><text:span text:style-name="_34_">e</text:span><text:span text:style-name="_39_">r</text:span><text:span text:style-name="_31_5">y</text:span><text:span text:style-name="_31_"> </text:span><text:span text:style-name="_38_">e</text:span><text:span text:style-name="_31_2">v</text:span><text:span text:style-name="_34_">e</text:span><text:span text:style-name="_38_">n</text:span><text:span text:style-name="_31_2">t</text:span><text:span text:style-name="_35_">u</text:span><text:span text:style-name="_31_0">a</text:span><text:span text:style-name="_31_5">l</text:span><text:span text:style-name="_32_">i</text:span><text:span text:style-name="_31_0">t</text:span><text:span text:style-name="_31_5">y</text:span><text:span text:style-name="_32_">,</text:span><text:span text:style-name="_36_"> </text:span><text:span text:style-name="_31_2">e</text:span><text:span text:style-name="_34_">v</text:span><text:span text:style-name="_31_0">e</text:span><text:span text:style-name="_31_3">n</text:span><text:span text:style-name="_31_"> </text:span><text:span text:style-name="_39_">t</text:span><text:span text:style-name="_31_4">h</text:span><text:span text:style-name="_34_">o</text:span><text:span text:style-name="_37_">s</text:span><text:span text:style-name="_31_2">e</text:span><text:span text:style-name="_31_"> </text:span><text:span text:style-name="_38_">a</text:span><text:span text:style-name="_31_4">r</text:span><text:span text:style-name="_34_">i</text:span><text:span text:style-name="_38_">s</text:span><text:span text:style-name="_31_2">i</text:span><text:span text:style-name="_34_">n</text:span><text:span text:style-name="_39_">g</text:span><text:span text:style-name="_31_1"> </text:span><text:span text:style-name="_32_">f</text:span><text:span text:style-name="_37_">r</text:span><text:span text:style-name="_31_3">o</text:span><text:span text:style-name="_35_">m</text:span><text:span text:style-name="_36_"> </text:span><text:span text:style-name="_31_4">t</text:span><text:span text:style-name="_33_">r</text:span><text:span text:style-name="_31_0">a</text:span><text:span text:style-name="_31_2">f</text:span><text:span text:style-name="_32_">f</text:span><text:span text:style-name="_39_">i</text:span><text:span text:style-name="_31_3">c</text:span><text:span text:style-name="_31_"> </text:span><text:span text:style-name="_31_0">l</text:span><text:span text:style-name="_31_2">i</text:span><text:span text:style-name="_32_">g</text:span><text:span text:style-name="_38_">h</text:span><text:span text:style-name="_31_2">t</text:span><text:span text:style-name="_34_">s</text:span><text:span text:style-name="_37_">,</text:span><text:span text:style-name="_31_1"> </text:span><text:span text:style-name="_35_">a</text:span><text:span text:style-name="_37_">p</text:span><text:span text:style-name="_31_2">p</text:span><text:span text:style-name="_33_">e</text:span><text:span text:style-name="_31_0">a</text:span><text:span text:style-name="_31_4">r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3">i</text:span><text:span text:style-name="_33_">m</text:span><text:span text:style-name="_38_">p</text:span><text:span text:style-name="_31_3">o</text:span><text:span text:style-name="_32_">s</text:span><text:span text:style-name="_38_">s</text:span><text:span text:style-name="_31_4">i</text:span><text:span text:style-name="_34_">b</text:span><text:span text:style-name="_37_">l</text:span><text:span text:style-name="_31_4">e</text:span><text:span text:style-name="_33_">.</text:span><text:span text:style-name="_36_"> </text:span><text:span text:style-name="_31_3">W</text:span><text:span text:style-name="_34_">i</text:span><text:span text:style-name="_39_">t</text:span><text:span text:style-name="_31_4">h</text:span><text:span text:style-name="_31_"> </text:span><text:span text:style-name="_38_">a</text:span><text:span text:style-name="_31_5">l</text:span><text:span text:style-name="_33_">l</text:span><text:span text:style-name="_36_"> </text:span><text:span text:style-name="_31_4">t</text:span><text:span text:style-name="_32_">h</text:span><text:span text:style-name="_39_">i</text:span><text:span text:style-name="_31_3">s</text:span><text:span text:style-name="_31_"> </text:span><text:span text:style-name="_38_">I</text:span><text:span text:style-name="_31_1"> </text:span><text:span text:style-name="_35_">a</text:span><text:span text:style-name="_39_">g</text:span><text:span text:style-name="_31_2">r</text:span><text:span text:style-name="_35_">e</text:span><text:span text:style-name="_39_">e</text:span><text:span text:style-name="_31_3">.</text:span></text:p>
      <text:p text:style-name="P1"><text:span text:style-name="_31_0">F</text:span><text:span text:style-name="_31_2">r</text:span><text:span text:style-name="_33_">o</text:span><text:span text:style-name="_39_">m</text:span><text:span text:style-name="_31_1"> </text:span><text:span text:style-name="_34_">t</text:span><text:span text:style-name="_39_">h</text:span><text:span text:style-name="_31_2">i</text:span><text:span text:style-name="_32_">s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4">a</text:span><text:span text:style-name="_33_">r</text:span><text:span text:style-name="_37_">g</text:span><text:span text:style-name="_31_2">u</text:span><text:span text:style-name="_32_">e</text:span><text:span text:style-name="_39_">d</text:span><text:span text:style-name="_31_1"> </text:span><text:span text:style-name="_32_">t</text:span><text:span text:style-name="_38_">h</text:span><text:span text:style-name="_31_3">a</text:span><text:span text:style-name="_32_">t</text:span><text:span text:style-name="_36_"> </text:span><text:span text:style-name="_31_5">w</text:span><text:span text:style-name="_35_">e</text:span><text:span text:style-name="_36_"> </text:span><text:span text:style-name="_31_5">c</text:span><text:span text:style-name="_34_">a</text:span><text:span text:style-name="_39_">n</text:span><text:span text:style-name="_31_5">n</text:span><text:span text:style-name="_32_">o</text:span><text:span text:style-name="_31_0">t</text:span><text:span text:style-name="_31_1"> </text:span><text:span text:style-name="_33_">b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3">n</text:span><text:span text:style-name="_35_">e</text:span><text:span text:style-name="_39_">s</text:span><text:span text:style-name="_31_4">.</text:span><text:span text:style-name="_31_"> </text:span><text:span text:style-name="_37_">I</text:span><text:span text:style-name="_31_1"> </text:span><text:span text:style-name="_34_">s</text:span><text:span text:style-name="_37_">h</text:span><text:span text:style-name="_31_3">a</text:span><text:span text:style-name="_34_">l</text:span><text:span text:style-name="_31_0">l</text:span><text:span text:style-name="_31_1"> </text:span><text:span text:style-name="_33_">t</text:span><text:span text:style-name="_39_">r</text:span><text:span text:style-name="_31_4">y</text:span><text:span text:style-name="_31_"> </text:span><text:span text:style-name="_38_">t</text:span><text:span text:style-name="_31_3">o</text:span><text:span text:style-name="_31_"> </text:span><text:span text:style-name="_38_">r</text:span><text:span text:style-name="_31_4">e</text:span><text:span text:style-name="_35_">p</text:span><text:span text:style-name="_38_">r</text:span><text:span text:style-name="_31_5">o</text:span><text:span text:style-name="_34_">d</text:span><text:span text:style-name="_39_">u</text:span><text:span text:style-name="_31_4">c</text:span><text:span text:style-name="_32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8_">r</text:span><text:span text:style-name="_31_2">g</text:span><text:span text:style-name="_32_">u</text:span><text:span text:style-name="_37_">m</text:span><text:span text:style-name="_31_5">e</text:span><text:span text:style-name="_34_">n</text:span><text:span text:style-name="_37_">t</text:span><text:span text:style-name="_31_4">,</text:span><text:span text:style-name="_31_"> </text:span><text:span text:style-name="_37_">b</text:span><text:span text:style-name="_31_5">u</text:span><text:span text:style-name="_34_">t</text:span><text:span text:style-name="_36_"> </text:span><text:span text:style-name="_31_3">I</text:span><text:span text:style-name="_31_"> </text:span><text:span text:style-name="_37_">f</text:span><text:span text:style-name="_31_3">e</text:span><text:span text:style-name="_33_">a</text:span><text:span text:style-name="_38_">r</text:span><text:span text:style-name="_31_1"> </text:span><text:span text:style-name="_33_">I</text:span><text:span text:style-name="_36_"> </text:span><text:span text:style-name="_31_4">s</text:span><text:span text:style-name="_35_">h</text:span><text:span text:style-name="_31_0">a</text:span><text:span text:style-name="_31_5">l</text:span><text:span text:style-name="_32_">l</text:span><text:span text:style-name="_36_"> </text:span><text:span text:style-name="_31_3">h</text:span><text:span text:style-name="_35_">a</text:span><text:span text:style-name="_38_">r</text:span><text:span text:style-name="_31_5">d</text:span><text:span text:style-name="_33_">l</text:span><text:span text:style-name="_38_">y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8_">t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7_">i</text:span><text:span text:style-name="_31_2">c</text:span><text:span text:style-name="_34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3_">s</text:span><text:span text:style-name="_37_">e</text:span><text:span text:style-name="_31_4">e</text:span><text:span text:style-name="_33_">m</text:span><text:span text:style-name="_37_">s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8_">u</text:span><text:span text:style-name="_31_2">n</text:span><text:span text:style-name="_31_"> </text:span><text:span text:style-name="_31_0">s</text:span><text:span text:style-name="_31_3">o</text:span><text:span text:style-name="_32_">m</text:span><text:span text:style-name="_38_">e</text:span><text:span text:style-name="_31_5">t</text:span><text:span text:style-name="_32_">h</text:span><text:span text:style-name="_39_">i</text:span><text:span text:style-name="_31_5">n</text:span><text:span text:style-name="_33_">g</text:span><text:span text:style-name="_36_"> </text:span><text:span text:style-name="_31_2">l</text:span><text:span text:style-name="_35_">i</text:span><text:span text:style-name="_38_">k</text:span><text:span text:style-name="_31_3">e</text:span><text:span text:style-name="_31_"> </text:span><text:span text:style-name="_31_0">t</text:span><text:span text:style-name="_31_4">h</text:span><text:span text:style-name="_35_">i</text:span><text:span text:style-name="_39_">s</text:span><text:span text:style-name="_31_2">.</text:span><text:span text:style-name="_31_"> </text:span><text:span text:style-name="_39_">"</text:span><text:span text:style-name="_31_3">i</text:span><text:span text:style-name="_35_">f</text:span><text:span text:style-name="_36_"> </text:span><text:span text:style-name="_31_4">e</text:span><text:span text:style-name="_35_">a</text:span><text:span text:style-name="_39_">c</text:span><text:span text:style-name="_31_5">h</text:span><text:span text:style-name="_31_"> </text:span><text:span text:style-name="_37_">m</text:span><text:span text:style-name="_31_5">a</text:span><text:span text:style-name="_35_">n</text:span><text:span text:style-name="_36_"> </text:span><text:span text:style-name="_31_2">h</text:span><text:span text:style-name="_32_">a</text:span><text:span text:style-name="_37_">d</text:span><text:span text:style-name="_31_1"> </text:span><text:span text:style-name="_32_">a</text:span><text:span text:style-name="_36_"> </text:span><text:span text:style-name="_31_3">d</text:span><text:span text:style-name="_34_">e</text:span><text:span text:style-name="_38_">f</text:span><text:span text:style-name="_31_2">i</text:span><text:span text:style-name="_33_">n</text:span><text:span text:style-name="_31_0">i</text:span><text:span text:style-name="_31_5">t</text:span><text:span text:style-name="_34_">e</text:span><text:span text:style-name="_36_"> </text:span><text:span text:style-name="_31_3">s</text:span><text:span text:style-name="_32_">e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r</text:span><text:span text:style-name="_39_">u</text:span><text:span text:style-name="_31_5">l</text:span><text:span text:style-name="_32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c</text:span><text:span text:style-name="_31_0">o</text:span><text:span text:style-name="_31_2">n</text:span><text:span text:style-name="_32_">d</text:span><text:span text:style-name="_38_">u</text:span><text:span text:style-name="_31_2">c</text:span><text:span text:style-name="_34_">t</text:span><text:span text:style-name="_36_"> </text:span><text:span text:style-name="_31_3">b</text:span><text:span text:style-name="_34_">y</text:span><text:span text:style-name="_36_"> </text:span><text:span text:style-name="_31_5">w</text:span><text:span text:style-name="_35_">h</text:span><text:span text:style-name="_38_">i</text:span><text:span text:style-name="_31_3">c</text:span><text:span text:style-name="_34_">h</text:span><text:span text:style-name="_36_"> </text:span><text:span text:style-name="_31_2">h</text:span><text:span text:style-name="_32_">e</text:span><text:span text:style-name="_36_"> </text:span><text:span text:style-name="_31_2">r</text:span><text:span text:style-name="_33_">e</text:span><text:span text:style-name="_31_0">g</text:span><text:span text:style-name="_31_2">u</text:span><text:span text:style-name="_34_">l</text:span><text:span text:style-name="_31_0">a</text:span><text:span text:style-name="_31_4">t</text:span><text:span text:style-name="_35_">e</text:span><text:span text:style-name="_39_">d</text:span><text:span text:style-name="_31_1"> </text:span><text:span text:style-name="_32_">h</text:span><text:span text:style-name="_37_">i</text:span><text:span text:style-name="_31_3">s</text:span><text:span text:style-name="_31_"> </text:span><text:span text:style-name="_37_">l</text:span><text:span text:style-name="_31_2">i</text:span><text:span text:style-name="_32_">f</text:span><text:span text:style-name="_38_">e</text:span><text:span text:style-name="_31_1"> </text:span><text:span text:style-name="_35_">h</text:span><text:span text:style-name="_38_">e</text:span><text:span text:style-name="_31_1"> </text:span><text:span text:style-name="_32_">w</text:span><text:span text:style-name="_31_0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o</text:span><text:span text:style-name="_31_1"> </text:span><text:span text:style-name="_34_">b</text:span><text:span text:style-name="_38_">e</text:span><text:span text:style-name="_31_3">t</text:span><text:span text:style-name="_32_">t</text:span><text:span text:style-name="_38_">e</text:span><text:span text:style-name="_31_4">r</text:span><text:span text:style-name="_31_"> </text:span><text:span text:style-name="_38_">t</text:span><text:span text:style-name="_31_4">h</text:span><text:span text:style-name="_33_">a</text:span><text:span text:style-name="_39_">n</text:span><text:span text:style-name="_31_1"> </text:span><text:span text:style-name="_34_">a</text:span><text:span text:style-name="_36_"> </text:span><text:span text:style-name="_31_4">m</text:span><text:span text:style-name="_34_">a</text:span><text:span text:style-name="_38_">c</text:span><text:span text:style-name="_31_4">h</text:span><text:span text:style-name="_32_">i</text:span><text:span text:style-name="_38_">n</text:span><text:span text:style-name="_31_5">e</text:span><text:span text:style-name="_32_">.</text:span><text:span text:style-name="_36_"> </text:span><text:span text:style-name="_31_2">B</text:span><text:span text:style-name="_35_">u</text:span><text:span text:style-name="_37_">t</text:span><text:span text:style-name="_31_1"> </text:span><text:span text:style-name="_34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n</text:span><text:span text:style-name="_31_4">o</text:span><text:span text:style-name="_31_"> </text:span><text:span text:style-name="_31_0">s</text:span><text:span text:style-name="_31_4">u</text:span><text:span text:style-name="_34_">c</text:span><text:span text:style-name="_37_">h</text:span><text:span text:style-name="_31_1"> </text:span><text:span text:style-name="_34_">r</text:span><text:span text:style-name="_37_">u</text:span><text:span text:style-name="_31_2">l</text:span><text:span text:style-name="_33_">e</text:span><text:span text:style-name="_31_0">s</text:span><text:span text:style-name="_31_3">,</text:span><text:span text:style-name="_31_"> </text:span><text:span text:style-name="_31_0">s</text:span><text:span text:style-name="_31_4">o</text:span><text:span text:style-name="_31_"> </text:span><text:span text:style-name="_38_">m</text:span><text:span text:style-name="_31_4">e</text:span><text:span text:style-name="_35_">n</text:span><text:span text:style-name="_36_"> </text:span><text:span text:style-name="_31_3">c</text:span><text:span text:style-name="_32_">a</text:span><text:span text:style-name="_37_">n</text:span><text:span text:style-name="_31_3">n</text:span><text:span text:style-name="_35_">o</text:span><text:span text:style-name="_31_0">t</text:span><text:span text:style-name="_31_1"> </text:span><text:span text:style-name="_33_">b</text:span><text:span text:style-name="_38_">e</text:span><text:span text:style-name="_31_1"> </text:span><text:span text:style-name="_35_">m</text:span><text:span text:style-name="_31_0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1_0">s</text:span><text:span text:style-name="_31_2">.</text:span><text:span text:style-name="_35_">"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u</text:span><text:span text:style-name="_39_">n</text:span><text:span text:style-name="_31_3">d</text:span><text:span text:style-name="_35_">i</text:span><text:span text:style-name="_37_">s</text:span><text:span text:style-name="_31_4">t</text:span><text:span text:style-name="_32_">r</text:span><text:span text:style-name="_31_0">i</text:span><text:span text:style-name="_31_5">b</text:span><text:span text:style-name="_33_">u</text:span><text:span text:style-name="_38_">t</text:span><text:span text:style-name="_31_5">e</text:span><text:span text:style-name="_33_">d</text:span><text:span text:style-name="_36_"> </text:span><text:span text:style-name="_31_4">m</text:span><text:span text:style-name="_34_">i</text:span><text:span text:style-name="_38_">d</text:span><text:span text:style-name="_31_5">d</text:span><text:span text:style-name="_32_">l</text:span><text:span text:style-name="_37_">e</text:span><text:span text:style-name="_31_1"> </text:span><text:span text:style-name="_33_">i</text:span><text:span text:style-name="_31_0">s</text:span><text:span text:style-name="_31_1"> </text:span><text:span text:style-name="_34_">g</text:span><text:span text:style-name="_31_0">l</text:span><text:span text:style-name="_31_2">a</text:span><text:span text:style-name="_33_">r</text:span><text:span text:style-name="_38_">i</text:span><text:span text:style-name="_31_2">n</text:span><text:span text:style-name="_34_">g</text:span><text:span text:style-name="_39_">.</text:span><text:span text:style-name="_31_1"> </text:span><text:span text:style-name="_33_">I</text:span><text:span text:style-name="_36_"> </text:span><text:span text:style-name="_31_2">d</text:span><text:span text:style-name="_35_">o</text:span><text:span text:style-name="_36_"> </text:span><text:span text:style-name="_31_5">n</text:span><text:span text:style-name="_32_">o</text:span><text:span text:style-name="_38_">t</text:span><text:span text:style-name="_31_1"> </text:span><text:span text:style-name="_35_">t</text:span><text:span text:style-name="_31_0">h</text:span><text:span text:style-name="_31_4">i</text:span><text:span text:style-name="_33_">n</text:span><text:span text:style-name="_38_">k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a</text:span><text:span text:style-name="_31_4">r</text:span><text:span text:style-name="_35_">g</text:span><text:span text:style-name="_31_0">u</text:span><text:span text:style-name="_31_4">m</text:span><text:span text:style-name="_33_">e</text:span><text:span text:style-name="_31_0">n</text:span><text:span text:style-name="_31_5">t</text:span><text:span text:style-name="_31_"> </text:span><text:span text:style-name="_38_">i</text:span><text:span text:style-name="_31_4">s</text:span><text:span text:style-name="_31_"> </text:span><text:span text:style-name="_38_">e</text:span><text:span text:style-name="_31_5">v</text:span><text:span text:style-name="_35_">e</text:span><text:span text:style-name="_38_">r</text:span><text:span text:style-name="_31_1"> </text:span><text:span text:style-name="_34_">p</text:span><text:span text:style-name="_39_">u</text:span><text:span text:style-name="_31_4">t</text:span><text:span text:style-name="_31_"> </text:span><text:span text:style-name="_39_">q</text:span><text:span text:style-name="_31_5">u</text:span><text:span text:style-name="_35_">i</text:span><text:span text:style-name="_38_">t</text:span><text:span text:style-name="_31_2">e</text:span><text:span text:style-name="_31_"> </text:span><text:span text:style-name="_39_">l</text:span><text:span text:style-name="_31_2">i</text:span><text:span text:style-name="_32_">k</text:span><text:span text:style-name="_39_">e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8_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7_">I</text:span><text:span text:style-name="_31_1"> </text:span><text:span text:style-name="_35_">b</text:span><text:span text:style-name="_38_">e</text:span><text:span text:style-name="_31_2">l</text:span><text:span text:style-name="_32_">i</text:span><text:span text:style-name="_37_">e</text:span><text:span text:style-name="_31_5">v</text:span><text:span text:style-name="_33_">e</text:span><text:span text:style-name="_36_"> </text:span><text:span text:style-name="_31_5">t</text:span><text:span text:style-name="_35_">h</text:span><text:span text:style-name="_39_">i</text:span><text:span text:style-name="_31_2">s</text:span><text:span text:style-name="_31_"> </text:span><text:span text:style-name="_31_0">i</text:span><text:span text:style-name="_31_4">s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8_">g</text:span><text:span text:style-name="_31_5">u</text:span><text:span text:style-name="_33_">m</text:span><text:span text:style-name="_38_">e</text:span><text:span text:style-name="_31_2">n</text:span><text:span text:style-name="_33_">t</text:span><text:span text:style-name="_36_"> </text:span><text:span text:style-name="_31_4">u</text:span><text:span text:style-name="_33_">s</text:span><text:span text:style-name="_39_">e</text:span><text:span text:style-name="_31_2">d</text:span><text:span text:style-name="_31_"> </text:span><text:span text:style-name="_39_">n</text:span><text:span text:style-name="_31_5">e</text:span><text:span text:style-name="_32_">v</text:span><text:span text:style-name="_38_">e</text:span><text:span text:style-name="_31_2">r</text:span><text:span text:style-name="_34_">t</text:span><text:span text:style-name="_39_">h</text:span><text:span text:style-name="_31_4">e</text:span><text:span text:style-name="_34_">l</text:span><text:span text:style-name="_37_">e</text:span><text:span text:style-name="_31_5">s</text:span><text:span text:style-name="_32_">s</text:span><text:span text:style-name="_39_">.</text:span><text:span text:style-name="_31_1"> </text:span><text:span text:style-name="_34_">T</text:span><text:span text:style-name="_39_">h</text:span><text:span text:style-name="_31_2">e</text:span><text:span text:style-name="_35_">r</text:span><text:span text:style-name="_39_">e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h</text:span><text:span text:style-name="_31_3">o</text:span><text:span text:style-name="_35_">w</text:span><text:span text:style-name="_39_">e</text:span><text:span text:style-name="_31_5">v</text:span><text:span text:style-name="_32_">e</text:span><text:span text:style-name="_37_">r</text:span><text:span text:style-name="_31_1"> </text:span><text:span text:style-name="_33_">b</text:span><text:span text:style-name="_39_">e</text:span><text:span text:style-name="_31_1"> </text:span><text:span text:style-name="_33_">a</text:span><text:span text:style-name="_36_"> </text:span><text:span text:style-name="_31_4">c</text:span><text:span text:style-name="_32_">e</text:span><text:span text:style-name="_38_">r</text:span><text:span text:style-name="_31_4">t</text:span><text:span text:style-name="_33_">a</text:span><text:span text:style-name="_37_">i</text:span><text:span text:style-name="_31_3">n</text:span><text:span text:style-name="_31_"> </text:span><text:span text:style-name="_31_0">c</text:span><text:span text:style-name="_31_3">o</text:span><text:span text:style-name="_32_">n</text:span><text:span text:style-name="_31_0">f</text:span><text:span text:style-name="_31_2">u</text:span><text:span text:style-name="_34_">s</text:span><text:span text:style-name="_39_">i</text:span><text:span text:style-name="_31_3">o</text:span><text:span text:style-name="_32_">n</text:span><text:span text:style-name="_36_"> </text:span><text:span text:style-name="_31_5">b</text:span><text:span text:style-name="_32_">e</text:span><text:span text:style-name="_31_0">t</text:span><text:span text:style-name="_31_4">w</text:span><text:span text:style-name="_33_">e</text:span><text:span text:style-name="_37_">e</text:span><text:span text:style-name="_31_2">n</text:span><text:span text:style-name="_31_"> </text:span><text:span text:style-name="_37_">"</text:span><text:span text:style-name="_31_5">r</text:span><text:span text:style-name="_32_">u</text:span><text:span text:style-name="_38_">l</text:span><text:span text:style-name="_31_2">e</text:span><text:span text:style-name="_32_">s</text:span><text:span text:style-name="_36_"> </text:span><text:span text:style-name="_31_3">o</text:span><text:span text:style-name="_34_">f</text:span><text:span text:style-name="_36_"> </text:span><text:span text:style-name="_31_2">c</text:span><text:span text:style-name="_33_">o</text:span><text:span text:style-name="_37_">n</text:span><text:span text:style-name="_31_3">d</text:span><text:span text:style-name="_34_">u</text:span><text:span text:style-name="_38_">c</text:span><text:span text:style-name="_31_4">t</text:span><text:span text:style-name="_33_">"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"</text:span><text:span text:style-name="_37_">l</text:span><text:span text:style-name="_31_3">a</text:span><text:span text:style-name="_32_">w</text:span><text:span text:style-name="_38_">s</text:span><text:span text:style-name="_31_1"> </text:span><text:span text:style-name="_34_">o</text:span><text:span text:style-name="_37_">f</text:span><text:span text:style-name="_31_1"> </text:span><text:span text:style-name="_33_">b</text:span><text:span text:style-name="_39_">e</text:span><text:span text:style-name="_31_5">h</text:span><text:span text:style-name="_32_">a</text:span><text:span text:style-name="_31_0">v</text:span><text:span text:style-name="_31_2">i</text:span><text:span text:style-name="_35_">o</text:span><text:span text:style-name="_31_0">u</text:span><text:span text:style-name="_31_3">r</text:span><text:span text:style-name="_32_">"</text:span><text:span text:style-name="_36_"> </text:span><text:span text:style-name="_31_5">t</text:span><text:span text:style-name="_32_">o</text:span><text:span text:style-name="_36_"> </text:span><text:span text:style-name="_31_4">c</text:span><text:span text:style-name="_32_">l</text:span><text:span text:style-name="_39_">o</text:span><text:span text:style-name="_31_4">u</text:span><text:span text:style-name="_35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i</text:span><text:span text:style-name="_39_">s</text:span><text:span text:style-name="_31_2">s</text:span><text:span text:style-name="_33_">u</text:span><text:span text:style-name="_38_">e</text:span><text:span text:style-name="_31_5">.</text:span><text:span text:style-name="_31_"> </text:span><text:span text:style-name="_31_0">B</text:span><text:span text:style-name="_31_3">y</text:span><text:span text:style-name="_31_"> </text:span><text:span text:style-name="_39_">"</text:span><text:span text:style-name="_31_5">r</text:span><text:span text:style-name="_33_">u</text:span><text:span text:style-name="_39_">l</text:span><text:span text:style-name="_31_2">e</text:span><text:span text:style-name="_34_">s</text:span><text:span text:style-name="_36_"> </text:span><text:span text:style-name="_31_5">o</text:span><text:span text:style-name="_33_">f</text:span><text:span text:style-name="_36_"> </text:span><text:span text:style-name="_31_5">c</text:span><text:span text:style-name="_35_">o</text:span><text:span text:style-name="_39_">n</text:span><text:span text:style-name="_31_3">d</text:span><text:span text:style-name="_35_">u</text:span><text:span text:style-name="_38_">c</text:span><text:span text:style-name="_31_3">t</text:span><text:span text:style-name="_35_">"</text:span><text:span text:style-name="_36_"> </text:span><text:span text:style-name="_31_3">I</text:span><text:span text:style-name="_31_"> </text:span><text:span text:style-name="_31_0">m</text:span><text:span text:style-name="_31_2">e</text:span><text:span text:style-name="_35_">a</text:span><text:span text:style-name="_31_0">n</text:span><text:span text:style-name="_31_1"> </text:span><text:span text:style-name="_35_">p</text:span><text:span text:style-name="_31_0">r</text:span><text:span text:style-name="_31_4">e</text:span><text:span text:style-name="_34_">c</text:span><text:span text:style-name="_31_0">e</text:span><text:span text:style-name="_31_5">p</text:span><text:span text:style-name="_32_">t</text:span><text:span text:style-name="_39_">s</text:span><text:span text:style-name="_31_1"> </text:span><text:span text:style-name="_33_">s</text:span><text:span text:style-name="_31_0">u</text:span><text:span text:style-name="_31_5">c</text:span><text:span text:style-name="_32_">h</text:span><text:span text:style-name="_36_"> </text:span><text:span text:style-name="_31_4">a</text:span><text:span text:style-name="_33_">s</text:span><text:span text:style-name="_36_"> </text:span><text:span text:style-name="_31_3">"</text:span><text:span text:style-name="_35_">S</text:span><text:span text:style-name="_39_">t</text:span><text:span text:style-name="_31_4">o</text:span><text:span text:style-name="_33_">p</text:span><text:span text:style-name="_36_"> </text:span><text:span text:style-name="_31_5">i</text:span><text:span text:style-name="_34_">f</text:span><text:span text:style-name="_36_"> </text:span><text:span text:style-name="_31_3">y</text:span><text:span text:style-name="_35_">o</text:span><text:span text:style-name="_37_">u</text:span><text:span text:style-name="_31_1"> </text:span><text:span text:style-name="_35_">s</text:span><text:span text:style-name="_39_">e</text:span><text:span text:style-name="_31_5">e</text:span><text:span text:style-name="_31_"> </text:span><text:span text:style-name="_37_">r</text:span><text:span text:style-name="_31_4">e</text:span><text:span text:style-name="_35_">d</text:span><text:span text:style-name="_36_"> </text:span><text:span text:style-name="_31_5">l</text:span><text:span text:style-name="_35_">i</text:span><text:span text:style-name="_37_">g</text:span><text:span text:style-name="_31_2">h</text:span><text:span text:style-name="_34_">t</text:span><text:span text:style-name="_31_0">s</text:span><text:span text:style-name="_31_3">,</text:span><text:span text:style-name="_34_">"</text:span><text:span text:style-name="_36_"> </text:span><text:span text:style-name="_31_5">o</text:span><text:span text:style-name="_32_">n</text:span><text:span text:style-name="_36_"> </text:span><text:span text:style-name="_31_4">w</text:span><text:span text:style-name="_33_">h</text:span><text:span text:style-name="_38_">i</text:span><text:span text:style-name="_31_5">c</text:span><text:span text:style-name="_32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2_">c</text:span><text:span text:style-name="_39_">a</text:span><text:span text:style-name="_31_2">n</text:span><text:span text:style-name="_31_"> </text:span><text:span text:style-name="_31_0">a</text:span><text:span text:style-name="_31_3">c</text:span><text:span text:style-name="_32_">t</text:span><text:span text:style-name="_37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o</text:span><text:span text:style-name="_31_3">f</text:span><text:span text:style-name="_31_"> </text:span><text:span text:style-name="_37_">w</text:span><text:span text:style-name="_31_4">h</text:span><text:span text:style-name="_33_">i</text:span><text:span text:style-name="_38_">c</text:span><text:span text:style-name="_31_4">h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c</text:span><text:span text:style-name="_34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4_">c</text:span><text:span text:style-name="_38_">o</text:span><text:span text:style-name="_31_4">n</text:span><text:span text:style-name="_35_">s</text:span><text:span text:style-name="_38_">c</text:span><text:span text:style-name="_31_3">i</text:span><text:span text:style-name="_34_">o</text:span><text:span text:style-name="_38_">u</text:span><text:span text:style-name="_31_4">s</text:span><text:span text:style-name="_35_">.</text:span><text:span text:style-name="_36_"> </text:span><text:span text:style-name="_31_3">B</text:span><text:span text:style-name="_32_">y</text:span><text:span text:style-name="_36_"> </text:span><text:span text:style-name="_31_3">"</text:span><text:span text:style-name="_32_">l</text:span><text:span text:style-name="_38_">a</text:span><text:span text:style-name="_31_2">w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5">b</text:span><text:span text:style-name="_34_">e</text:span><text:span text:style-name="_37_">h</text:span><text:span text:style-name="_31_5">a</text:span><text:span text:style-name="_32_">v</text:span><text:span text:style-name="_39_">i</text:span><text:span text:style-name="_31_5">o</text:span><text:span text:style-name="_34_">u</text:span><text:span text:style-name="_39_">r</text:span><text:span text:style-name="_31_5">"</text:span><text:span text:style-name="_31_"> </text:span><text:span text:style-name="_31_0">I</text:span><text:span text:style-name="_31_1"> </text:span><text:span text:style-name="_32_">m</text:span><text:span text:style-name="_37_">e</text:span><text:span text:style-name="_31_5">a</text:span><text:span text:style-name="_34_">n</text:span><text:span text:style-name="_36_"> </text:span><text:span text:style-name="_31_5">l</text:span><text:span text:style-name="_33_">a</text:span><text:span text:style-name="_38_">w</text:span><text:span text:style-name="_31_3">s</text:span><text:span text:style-name="_31_"> </text:span><text:span text:style-name="_39_">o</text:span><text:span text:style-name="_31_2">f</text:span><text:span text:style-name="_31_"> </text:span><text:span text:style-name="_37_">n</text:span><text:span text:style-name="_31_5">a</text:span><text:span text:style-name="_34_">t</text:span><text:span text:style-name="_31_0">u</text:span><text:span text:style-name="_31_5">r</text:span><text:span text:style-name="_34_">e</text:span><text:span text:style-name="_36_"> </text:span><text:span text:style-name="_31_3">a</text:span><text:span text:style-name="_33_">s</text:span><text:span text:style-name="_36_"> </text:span><text:span text:style-name="_31_4">a</text:span><text:span text:style-name="_33_">p</text:span><text:span text:style-name="_37_">p</text:span><text:span text:style-name="_31_4">l</text:span><text:span text:style-name="_33_">i</text:span><text:span text:style-name="_37_">e</text:span><text:span text:style-name="_31_4">d</text:span><text:span text:style-name="_31_"> </text:span><text:span text:style-name="_37_">t</text:span><text:span text:style-name="_31_4">o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5">n</text:span><text:span text:style-name="_34_">'</text:span><text:span text:style-name="_38_">s</text:span><text:span text:style-name="_31_1"> </text:span><text:span text:style-name="_34_">b</text:span><text:span text:style-name="_39_">o</text:span><text:span text:style-name="_31_4">d</text:span><text:span text:style-name="_32_">y</text:span><text:span text:style-name="_36_"> </text:span><text:span text:style-name="_31_5">s</text:span><text:span text:style-name="_32_">u</text:span><text:span text:style-name="_31_0">c</text:span><text:span text:style-name="_31_3">h</text:span><text:span text:style-name="_31_"> </text:span><text:span text:style-name="_38_">a</text:span><text:span text:style-name="_31_2">s</text:span><text:span text:style-name="_31_"> </text:span><text:span text:style-name="_37_">"</text:span><text:span text:style-name="_31_5">i</text:span><text:span text:style-name="_34_">f</text:span><text:span text:style-name="_36_"> </text:span><text:span text:style-name="_31_2">y</text:span><text:span text:style-name="_34_">o</text:span><text:span text:style-name="_37_">u</text:span><text:span text:style-name="_31_1"> </text:span><text:span text:style-name="_35_">p</text:span><text:span text:style-name="_31_0">i</text:span><text:span text:style-name="_31_5">n</text:span><text:span text:style-name="_32_">c</text:span><text:span text:style-name="_38_">h</text:span><text:span text:style-name="_31_1"> </text:span><text:span text:style-name="_32_">h</text:span><text:span text:style-name="_39_">i</text:span><text:span text:style-name="_31_4">m</text:span><text:span text:style-name="_31_"> </text:span><text:span text:style-name="_39_">h</text:span><text:span text:style-name="_31_3">e</text:span><text:span text:style-name="_31_"> </text:span><text:span text:style-name="_37_">w</text:span><text:span text:style-name="_31_2">i</text:span><text:span text:style-name="_34_">l</text:span><text:span text:style-name="_31_0">l</text:span><text:span text:style-name="_31_1"> </text:span><text:span text:style-name="_32_">s</text:span><text:span text:style-name="_37_">q</text:span><text:span text:style-name="_31_5">u</text:span><text:span text:style-name="_33_">e</text:span><text:span text:style-name="_31_0">a</text:span><text:span text:style-name="_31_5">k</text:span><text:span text:style-name="_33_">.</text:span><text:span text:style-name="_38_">"</text:span><text:span text:style-name="_31_1"> </text:span><text:span text:style-name="_33_">I</text:span><text:span text:style-name="_38_">f</text:span><text:span text:style-name="_31_1"> </text:span><text:span text:style-name="_35_">w</text:span><text:span text:style-name="_38_">e</text:span><text:span text:style-name="_31_1"> </text:span><text:span text:style-name="_34_">s</text:span><text:span text:style-name="_38_">u</text:span><text:span text:style-name="_31_4">b</text:span><text:span text:style-name="_33_">s</text:span><text:span text:style-name="_38_">t</text:span><text:span text:style-name="_31_5">i</text:span><text:span text:style-name="_32_">t</text:span><text:span text:style-name="_38_">u</text:span><text:span text:style-name="_31_2">t</text:span><text:span text:style-name="_34_">e</text:span><text:span text:style-name="_36_"> </text:span><text:span text:style-name="_31_2">"</text:span><text:span text:style-name="_35_">l</text:span><text:span text:style-name="_39_">a</text:span><text:span text:style-name="_31_2">w</text:span><text:span text:style-name="_32_">s</text:span><text:span text:style-name="_36_"> </text:span><text:span text:style-name="_31_3">o</text:span><text:span text:style-name="_33_">f</text:span><text:span text:style-name="_36_"> </text:span><text:span text:style-name="_31_5">b</text:span><text:span text:style-name="_33_">e</text:span><text:span text:style-name="_39_">h</text:span><text:span text:style-name="_31_4">a</text:span><text:span text:style-name="_32_">v</text:span><text:span text:style-name="_38_">i</text:span><text:span text:style-name="_31_4">o</text:span><text:span text:style-name="_35_">u</text:span><text:span text:style-name="_38_">r</text:span><text:span text:style-name="_31_1"> </text:span><text:span text:style-name="_35_">w</text:span><text:span text:style-name="_37_">h</text:span><text:span text:style-name="_31_2">i</text:span><text:span text:style-name="_33_">c</text:span><text:span text:style-name="_37_">h</text:span><text:span text:style-name="_31_1"> </text:span><text:span text:style-name="_32_">r</text:span><text:span text:style-name="_31_0">e</text:span><text:span text:style-name="_31_3">g</text:span><text:span text:style-name="_35_">u</text:span><text:span text:style-name="_31_0">l</text:span><text:span text:style-name="_31_3">a</text:span><text:span text:style-name="_35_">t</text:span><text:span text:style-name="_38_">e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1_0">l</text:span><text:span text:style-name="_31_4">i</text:span><text:span text:style-name="_33_">f</text:span><text:span text:style-name="_38_">e</text:span><text:span text:style-name="_31_2">"</text:span><text:span text:style-name="_31_"> </text:span><text:span text:style-name="_37_">f</text:span><text:span text:style-name="_31_5">o</text:span><text:span text:style-name="_33_">r</text:span><text:span text:style-name="_36_"> </text:span><text:span text:style-name="_31_4">"</text:span><text:span text:style-name="_32_">l</text:span><text:span text:style-name="_39_">a</text:span><text:span text:style-name="_31_2">w</text:span><text:span text:style-name="_33_">s</text:span><text:span text:style-name="_36_"> </text:span><text:span text:style-name="_31_4">o</text:span><text:span text:style-name="_33_">f</text:span><text:span text:style-name="_36_"> </text:span><text:span text:style-name="_31_4">c</text:span><text:span text:style-name="_34_">o</text:span><text:span text:style-name="_38_">n</text:span><text:span text:style-name="_31_5">d</text:span><text:span text:style-name="_34_">u</text:span><text:span text:style-name="_31_0">c</text:span><text:span text:style-name="_31_3">t</text:span><text:span text:style-name="_31_"> </text:span><text:span text:style-name="_37_">b</text:span><text:span text:style-name="_31_5">y</text:span><text:span text:style-name="_31_"> </text:span><text:span text:style-name="_37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2">e</text:span><text:span text:style-name="_31_"> </text:span><text:span text:style-name="_31_0">r</text:span><text:span text:style-name="_31_3">e</text:span><text:span text:style-name="_35_">g</text:span><text:span text:style-name="_31_0">u</text:span><text:span text:style-name="_31_3">l</text:span><text:span text:style-name="_33_">a</text:span><text:span text:style-name="_38_">t</text:span><text:span text:style-name="_31_5">e</text:span><text:span text:style-name="_34_">s</text:span><text:span text:style-name="_36_"> </text:span><text:span text:style-name="_31_4">h</text:span><text:span text:style-name="_34_">i</text:span><text:span text:style-name="_38_">s</text:span><text:span text:style-name="_31_1"> </text:span><text:span text:style-name="_32_">l</text:span><text:span text:style-name="_38_">i</text:span><text:span text:style-name="_31_3">f</text:span><text:span text:style-name="_35_">e</text:span><text:span text:style-name="_39_">"</text:span><text:span text:style-name="_31_1"> </text:span><text:span text:style-name="_34_">i</text:span><text:span text:style-name="_38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8_">a</text:span><text:span text:style-name="_31_2">r</text:span><text:span text:style-name="_34_">g</text:span><text:span text:style-name="_39_">u</text:span><text:span text:style-name="_31_5">m</text:span><text:span text:style-name="_35_">e</text:span><text:span text:style-name="_31_0">n</text:span><text:span text:style-name="_31_3">t</text:span><text:span text:style-name="_31_"> </text:span><text:span text:style-name="_39_">q</text:span><text:span text:style-name="_31_2">u</text:span><text:span text:style-name="_32_">o</text:span><text:span text:style-name="_38_">t</text:span><text:span text:style-name="_31_4">e</text:span><text:span text:style-name="_34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4">d</text:span><text:span text:style-name="_34_">i</text:span><text:span text:style-name="_31_0">s</text:span><text:span text:style-name="_31_2">t</text:span><text:span text:style-name="_34_">r</text:span><text:span text:style-name="_39_">i</text:span><text:span text:style-name="_31_2">b</text:span><text:span text:style-name="_32_">u</text:span><text:span text:style-name="_39_">t</text:span><text:span text:style-name="_31_2">e</text:span><text:span text:style-name="_35_">d</text:span><text:span text:style-name="_36_"> </text:span><text:span text:style-name="_31_3">m</text:span><text:span text:style-name="_34_">i</text:span><text:span text:style-name="_38_">d</text:span><text:span text:style-name="_31_4">d</text:span><text:span text:style-name="_32_">l</text:span><text:span text:style-name="_39_">e</text:span><text:span text:style-name="_31_1"> </text:span><text:span text:style-name="_35_">i</text:span><text:span text:style-name="_37_">s</text:span><text:span text:style-name="_31_1"> </text:span><text:span text:style-name="_33_">n</text:span><text:span text:style-name="_39_">o</text:span><text:span text:style-name="_31_1"> </text:span><text:span text:style-name="_35_">l</text:span><text:span text:style-name="_39_">o</text:span><text:span text:style-name="_31_2">n</text:span><text:span text:style-name="_33_">g</text:span><text:span text:style-name="_31_0">e</text:span><text:span text:style-name="_31_4">r</text:span><text:span text:style-name="_31_"> </text:span><text:span text:style-name="_38_">i</text:span><text:span text:style-name="_31_4">n</text:span><text:span text:style-name="_34_">s</text:span><text:span text:style-name="_37_">u</text:span><text:span text:style-name="_31_2">p</text:span><text:span text:style-name="_35_">e</text:span><text:span text:style-name="_39_">r</text:span><text:span text:style-name="_31_3">a</text:span><text:span text:style-name="_34_">b</text:span><text:span text:style-name="_37_">l</text:span><text:span text:style-name="_31_3">e</text:span><text:span text:style-name="_32_">.</text:span><text:span text:style-name="_36_"> </text:span><text:span text:style-name="_31_3">F</text:span><text:span text:style-name="_35_">o</text:span><text:span text:style-name="_38_">r</text:span><text:span text:style-name="_31_1"> </text:span><text:span text:style-name="_34_">w</text:span><text:span text:style-name="_31_0">e</text:span><text:span text:style-name="_31_1"> </text:span><text:span text:style-name="_34_">b</text:span><text:span text:style-name="_38_">e</text:span><text:span text:style-name="_31_5">l</text:span><text:span text:style-name="_33_">i</text:span><text:span text:style-name="_39_">e</text:span><text:span text:style-name="_31_3">v</text:span><text:span text:style-name="_32_">e</text:span><text:span text:style-name="_36_"> </text:span><text:span text:style-name="_31_5">t</text:span><text:span text:style-name="_35_">h</text:span><text:span text:style-name="_31_0">a</text:span><text:span text:style-name="_31_4">t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3">s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5">o</text:span><text:span text:style-name="_32_">n</text:span><text:span text:style-name="_38_">l</text:span><text:span text:style-name="_31_3">y</text:span><text:span text:style-name="_31_"> </text:span><text:span text:style-name="_31_0">t</text:span><text:span text:style-name="_31_4">r</text:span><text:span text:style-name="_33_">u</text:span><text:span text:style-name="_39_">e</text:span><text:span text:style-name="_31_1"> </text:span><text:span text:style-name="_32_">t</text:span><text:span text:style-name="_31_0">h</text:span><text:span text:style-name="_31_2">a</text:span><text:span text:style-name="_33_">t</text:span><text:span text:style-name="_36_"> </text:span><text:span text:style-name="_31_2">b</text:span><text:span text:style-name="_32_">e</text:span><text:span text:style-name="_39_">i</text:span><text:span text:style-name="_31_5">n</text:span><text:span text:style-name="_34_">g</text:span><text:span text:style-name="_36_"> </text:span><text:span text:style-name="_31_3">r</text:span><text:span text:style-name="_35_">e</text:span><text:span text:style-name="_38_">g</text:span><text:span text:style-name="_31_2">u</text:span><text:span text:style-name="_34_">l</text:span><text:span text:style-name="_39_">a</text:span><text:span text:style-name="_31_5">t</text:span><text:span text:style-name="_33_">e</text:span><text:span text:style-name="_31_0">d</text:span><text:span text:style-name="_31_1"> </text:span><text:span text:style-name="_34_">b</text:span><text:span text:style-name="_39_">y</text:span><text:span text:style-name="_31_1"> </text:span><text:span text:style-name="_35_">l</text:span><text:span text:style-name="_37_">a</text:span><text:span text:style-name="_31_5">w</text:span><text:span text:style-name="_34_">s</text:span><text:span text:style-name="_36_"> </text:span><text:span text:style-name="_31_3">o</text:span><text:span text:style-name="_33_">f</text:span><text:span text:style-name="_36_"> </text:span><text:span text:style-name="_31_2">b</text:span><text:span text:style-name="_35_">e</text:span><text:span text:style-name="_37_">h</text:span><text:span text:style-name="_31_5">a</text:span><text:span text:style-name="_34_">v</text:span><text:span text:style-name="_39_">i</text:span><text:span text:style-name="_31_5">o</text:span><text:span text:style-name="_35_">u</text:span><text:span text:style-name="_37_">r</text:span><text:span text:style-name="_31_1"> </text:span><text:span text:style-name="_35_">i</text:span><text:span text:style-name="_39_">m</text:span><text:span text:style-name="_31_3">p</text:span><text:span text:style-name="_35_">l</text:span><text:span text:style-name="_39_">i</text:span><text:span text:style-name="_31_2">e</text:span><text:span text:style-name="_32_">s</text:span><text:span text:style-name="_36_"> </text:span><text:span text:style-name="_31_3">b</text:span><text:span text:style-name="_32_">e</text:span><text:span text:style-name="_37_">i</text:span><text:span text:style-name="_31_5">n</text:span><text:span text:style-name="_32_">g</text:span><text:span text:style-name="_36_"> </text:span><text:span text:style-name="_31_2">s</text:span><text:span text:style-name="_32_">o</text:span><text:span text:style-name="_38_">m</text:span><text:span text:style-name="_31_3">e</text:span><text:span text:style-name="_31_"> </text:span><text:span text:style-name="_31_0">s</text:span><text:span text:style-name="_31_5">o</text:span><text:span text:style-name="_32_">r</text:span><text:span text:style-name="_39_">t</text:span><text:span text:style-name="_31_1"> </text:span><text:span text:style-name="_33_">o</text:span><text:span text:style-name="_38_">f</text:span><text:span text:style-name="_31_1"> </text:span><text:span text:style-name="_33_">m</text:span><text:span text:style-name="_39_">a</text:span><text:span text:style-name="_31_4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5">(</text:span><text:span text:style-name="_33_">t</text:span><text:span text:style-name="_39_">h</text:span><text:span text:style-name="_31_4">o</text:span><text:span text:style-name="_32_">u</text:span><text:span text:style-name="_39_">g</text:span><text:span text:style-name="_31_4">h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3">n</text:span><text:span text:style-name="_33_">e</text:span><text:span text:style-name="_38_">c</text:span><text:span text:style-name="_31_2">e</text:span><text:span text:style-name="_34_">s</text:span><text:span text:style-name="_37_">s</text:span><text:span text:style-name="_31_3">a</text:span><text:span text:style-name="_35_">r</text:span><text:span text:style-name="_31_0">i</text:span><text:span text:style-name="_31_4">l</text:span><text:span text:style-name="_33_">y</text:span><text:span text:style-name="_36_"> </text:span><text:span text:style-name="_31_2">a</text:span><text:span text:style-name="_31_"> </text:span><text:span text:style-name="_38_">d</text:span><text:span text:style-name="_31_5">i</text:span><text:span text:style-name="_35_">s</text:span><text:span text:style-name="_37_">c</text:span><text:span text:style-name="_31_5">r</text:span><text:span text:style-name="_35_">e</text:span><text:span text:style-name="_31_0">t</text:span><text:span text:style-name="_31_4">e</text:span>-<text:span text:style-name="_31_0">s</text:span><text:span text:style-name="_31_2">t</text:span><text:span text:style-name="_35_">a</text:span><text:span text:style-name="_39_">t</text:span><text:span text:style-name="_31_4">e</text:span><text:span text:style-name="_31_"> </text:span><text:span text:style-name="_31_0">m</text:span><text:span text:style-name="_31_3">a</text:span><text:span text:style-name="_34_">c</text:span><text:span text:style-name="_38_">h</text:span><text:span text:style-name="_31_4">i</text:span><text:span text:style-name="_34_">n</text:span><text:span text:style-name="_39_">e</text:span><text:span text:style-name="_31_5">)</text:span><text:span text:style-name="_32_">,</text:span><text:span text:style-name="_36_"> </text:span><text:span text:style-name="_31_2">b</text:span><text:span text:style-name="_34_">u</text:span><text:span text:style-name="_37_">t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5">c</text:span><text:span text:style-name="_33_">o</text:span><text:span text:style-name="_38_">n</text:span><text:span text:style-name="_31_3">v</text:span><text:span text:style-name="_32_">e</text:span><text:span text:style-name="_38_">r</text:span><text:span text:style-name="_31_3">s</text:span><text:span text:style-name="_32_">e</text:span><text:span text:style-name="_37_">l</text:span><text:span text:style-name="_31_4">y</text:span><text:span text:style-name="_31_"> </text:span><text:span text:style-name="_39_">b</text:span><text:span text:style-name="_31_4">e</text:span><text:span text:style-name="_35_">i</text:span><text:span text:style-name="_37_">n</text:span><text:span text:style-name="_31_4">g</text:span><text:span text:style-name="_31_"> </text:span><text:span text:style-name="_38_">s</text:span><text:span text:style-name="_31_4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1_0">n</text:span><text:span text:style-name="_31_5">e</text:span><text:span text:style-name="_31_"> </text:span><text:span text:style-name="_31_0">i</text:span><text:span text:style-name="_31_4">m</text:span><text:span text:style-name="_35_">p</text:span><text:span text:style-name="_37_">l</text:span><text:span text:style-name="_31_3">i</text:span><text:span text:style-name="_35_">e</text:span><text:span text:style-name="_37_">s</text:span><text:span text:style-name="_31_1"> </text:span><text:span text:style-name="_33_">b</text:span><text:span text:style-name="_31_0">e</text:span><text:span text:style-name="_31_3">i</text:span><text:span text:style-name="_32_">n</text:span><text:span text:style-name="_39_">g</text:span><text:span text:style-name="_31_1"> </text:span><text:span text:style-name="_33_">r</text:span><text:span text:style-name="_39_">e</text:span><text:span text:style-name="_31_4">g</text:span><text:span text:style-name="_32_">u</text:span><text:span text:style-name="_37_">l</text:span><text:span text:style-name="_31_5">a</text:span><text:span text:style-name="_35_">t</text:span><text:span text:style-name="_37_">e</text:span><text:span text:style-name="_31_5">d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4">u</text:span><text:span text:style-name="_34_">c</text:span><text:span text:style-name="_39_">h</text:span><text:span text:style-name="_31_1"> </text:span><text:span text:style-name="_33_">l</text:span><text:span text:style-name="_37_">a</text:span><text:span text:style-name="_31_5">w</text:span><text:span text:style-name="_32_">s</text:span><text:span text:style-name="_31_0">.</text:span><text:span text:style-name="_31_1"> </text:span><text:span text:style-name="_32_">H</text:span><text:span text:style-name="_39_">o</text:span><text:span text:style-name="_31_4">w</text:span><text:span text:style-name="_34_">e</text:span><text:span text:style-name="_38_">v</text:span><text:span text:style-name="_31_3">e</text:span><text:span text:style-name="_33_">r</text:span><text:span text:style-name="_37_">,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5_">n</text:span><text:span text:style-name="_31_0">o</text:span><text:span text:style-name="_31_3">t</text:span><text:span text:style-name="_31_"> </text:span><text:span text:style-name="_39_">s</text:span><text:span text:style-name="_31_5">o</text:span><text:span text:style-name="_31_"> </text:span><text:span text:style-name="_38_">e</text:span><text:span text:style-name="_31_4">a</text:span><text:span text:style-name="_34_">s</text:span><text:span text:style-name="_38_">i</text:span><text:span text:style-name="_31_4">l</text:span><text:span text:style-name="_35_">y</text:span><text:span text:style-name="_36_"> </text:span><text:span text:style-name="_31_5">c</text:span><text:span text:style-name="_32_">o</text:span><text:span text:style-name="_38_">n</text:span><text:span text:style-name="_31_3">v</text:span><text:span text:style-name="_34_">i</text:span><text:span text:style-name="_37_">n</text:span><text:span text:style-name="_31_2">c</text:span><text:span text:style-name="_32_">e</text:span><text:span text:style-name="_36_"> </text:span><text:span text:style-name="_31_4">o</text:span><text:span text:style-name="_32_">u</text:span><text:span text:style-name="_37_">r</text:span><text:span text:style-name="_31_4">s</text:span><text:span text:style-name="_34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4_">o</text:span><text:span text:style-name="_37_">f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a</text:span><text:span text:style-name="_31_5">b</text:span><text:span text:style-name="_35_">s</text:span><text:span text:style-name="_37_">e</text:span><text:span text:style-name="_31_2">n</text:span><text:span text:style-name="_33_">c</text:span><text:span text:style-name="_38_">e</text:span><text:span text:style-name="_31_1"> </text:span><text:span text:style-name="_34_">o</text:span><text:span text:style-name="_38_">f</text:span><text:span text:style-name="_31_1"> </text:span><text:span text:style-name="_33_">c</text:span><text:span text:style-name="_31_0">o</text:span><text:span text:style-name="_31_4">m</text:span><text:span text:style-name="_33_">p</text:span><text:span text:style-name="_39_">l</text:span><text:span text:style-name="_31_2">e</text:span><text:span text:style-name="_34_">t</text:span><text:span text:style-name="_39_">e</text:span><text:span text:style-name="_31_1"> </text:span><text:span text:style-name="_33_">l</text:span><text:span text:style-name="_38_">a</text:span><text:span text:style-name="_31_4">w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3">b</text:span><text:span text:style-name="_32_">e</text:span><text:span text:style-name="_39_">h</text:span><text:span text:style-name="_31_5">a</text:span><text:span text:style-name="_35_">v</text:span><text:span text:style-name="_39_">i</text:span><text:span text:style-name="_31_3">o</text:span><text:span text:style-name="_34_">u</text:span><text:span text:style-name="_38_">r</text:span><text:span text:style-name="_31_1"> </text:span><text:span text:style-name="_35_">a</text:span><text:span text:style-name="_39_">s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o</text:span><text:span text:style-name="_31_2">m</text:span><text:span text:style-name="_32_">p</text:span><text:span text:style-name="_39_">l</text:span><text:span text:style-name="_31_4">e</text:span><text:span text:style-name="_35_">t</text:span><text:span text:style-name="_38_">e</text:span><text:span text:style-name="_31_1"> </text:span><text:span text:style-name="_34_">r</text:span><text:span text:style-name="_31_0">u</text:span><text:span text:style-name="_31_3">l</text:span><text:span text:style-name="_33_">e</text:span><text:span text:style-name="_37_">s</text:span><text:span text:style-name="_31_1"> </text:span><text:span text:style-name="_32_">o</text:span><text:span text:style-name="_31_0">f</text:span><text:span text:style-name="_31_1"> </text:span><text:span text:style-name="_34_">c</text:span><text:span text:style-name="_39_">o</text:span><text:span text:style-name="_31_4">n</text:span><text:span text:style-name="_33_">d</text:span><text:span text:style-name="_39_">u</text:span><text:span text:style-name="_31_4">c</text:span><text:span text:style-name="_35_">t</text:span><text:span text:style-name="_37_">.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o</text:span><text:span text:style-name="_31_4">n</text:span><text:span text:style-name="_34_">l</text:span><text:span text:style-name="_37_">y</text:span><text:span text:style-name="_31_1"> </text:span><text:span text:style-name="_33_">w</text:span><text:span text:style-name="_38_">a</text:span><text:span text:style-name="_31_5">y</text:span><text:span text:style-name="_31_"> </text:span><text:span text:style-name="_38_">w</text:span><text:span text:style-name="_31_3">e</text:span><text:span text:style-name="_31_"> </text:span><text:span text:style-name="_38_">k</text:span><text:span text:style-name="_31_4">n</text:span><text:span text:style-name="_34_">o</text:span><text:span text:style-name="_37_">w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o</text:span><text:span text:style-name="_31_2">r</text:span><text:span text:style-name="_31_"> </text:span><text:span text:style-name="_31_0">f</text:span><text:span text:style-name="_31_5">i</text:span><text:span text:style-name="_34_">n</text:span><text:span text:style-name="_37_">d</text:span><text:span text:style-name="_31_3">i</text:span><text:span text:style-name="_35_">n</text:span><text:span text:style-name="_37_">g</text:span><text:span text:style-name="_31_1"> </text:span><text:span text:style-name="_35_">s</text:span><text:span text:style-name="_31_0">u</text:span><text:span text:style-name="_31_4">c</text:span><text:span text:style-name="_35_">h</text:span><text:span text:style-name="_36_"> </text:span><text:span text:style-name="_31_2">l</text:span><text:span text:style-name="_35_">a</text:span><text:span text:style-name="_39_">w</text:span><text:span text:style-name="_31_2">s</text:span><text:span text:style-name="_31_"> </text:span><text:span text:style-name="_39_">i</text:span><text:span text:style-name="_31_4">s</text:span><text:span text:style-name="_31_"> </text:span><text:span text:style-name="_31_0">s</text:span><text:span text:style-name="_31_3">c</text:span><text:span text:style-name="_35_">i</text:span><text:span text:style-name="_31_0">e</text:span><text:span text:style-name="_31_2">n</text:span><text:span text:style-name="_35_">t</text:span><text:span text:style-name="_39_">i</text:span><text:span text:style-name="_31_5">f</text:span><text:span text:style-name="_32_">i</text:span><text:span text:style-name="_38_">c</text:span><text:span text:style-name="_31_1"> </text:span><text:span text:style-name="_32_">o</text:span><text:span text:style-name="_31_0">b</text:span><text:span text:style-name="_31_3">s</text:span><text:span text:style-name="_34_">e</text:span><text:span text:style-name="_37_">r</text:span><text:span text:style-name="_31_4">v</text:span><text:span text:style-name="_34_">a</text:span><text:span text:style-name="_39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3">c</text:span><text:span text:style-name="_35_">e</text:span><text:span text:style-name="_31_0">r</text:span><text:span text:style-name="_31_5">t</text:span><text:span text:style-name="_35_">a</text:span><text:span text:style-name="_31_0">i</text:span><text:span text:style-name="_31_3">n</text:span><text:span text:style-name="_35_">l</text:span><text:span text:style-name="_31_0">y</text:span><text:span text:style-name="_31_1"> </text:span><text:span text:style-name="_32_">k</text:span><text:span text:style-name="_38_">n</text:span><text:span text:style-name="_31_3">o</text:span><text:span text:style-name="_35_">w</text:span><text:span text:style-name="_36_"> </text:span><text:span text:style-name="_31_2">o</text:span><text:span text:style-name="_35_">f</text:span><text:span text:style-name="_36_"> </text:span><text:span text:style-name="_31_4">n</text:span><text:span text:style-name="_34_">o</text:span><text:span text:style-name="_36_"> </text:span><text:span text:style-name="_31_4">c</text:span><text:span text:style-name="_34_">i</text:span><text:span text:style-name="_31_0">r</text:span><text:span text:style-name="_31_3">c</text:span><text:span text:style-name="_33_">u</text:span><text:span text:style-name="_37_">m</text:span><text:span text:style-name="_31_2">s</text:span><text:span text:style-name="_34_">t</text:span><text:span text:style-name="_39_">a</text:span><text:span text:style-name="_31_4">n</text:span><text:span text:style-name="_32_">c</text:span><text:span text:style-name="_38_">e</text:span><text:span text:style-name="_31_3">s</text:span><text:span text:style-name="_31_"> </text:span><text:span text:style-name="_31_0">u</text:span><text:span text:style-name="_31_2">n</text:span><text:span text:style-name="_35_">d</text:span><text:span text:style-name="_31_0">e</text:span><text:span text:style-name="_31_3">r</text:span><text:span text:style-name="_31_"> </text:span><text:span text:style-name="_31_0">w</text:span><text:span text:style-name="_31_3">h</text:span><text:span text:style-name="_32_">i</text:span><text:span text:style-name="_37_">c</text:span><text:span text:style-name="_31_5">h</text:span><text:span text:style-name="_31_"> </text:span><text:span text:style-name="_31_0">w</text:span><text:span text:style-name="_31_3">e</text:span><text:span text:style-name="_31_"> </text:span><text:span text:style-name="_38_">c</text:span><text:span text:style-name="_31_5">o</text:span><text:span text:style-name="_32_">u</text:span><text:span text:style-name="_31_0">l</text:span><text:span text:style-name="_31_5">d</text:span><text:span text:style-name="_31_"> </text:span><text:span text:style-name="_39_">s</text:span><text:span text:style-name="_31_2">a</text:span><text:span text:style-name="_34_">y</text:span><text:span text:style-name="_39_">,</text:span><text:span text:style-name="_31_1"> </text:span><text:span text:style-name="_33_">"</text:span><text:span text:style-name="_39_">W</text:span><text:span text:style-name="_31_3">e</text:span><text:span text:style-name="_31_"> </text:span><text:span text:style-name="_39_">h</text:span><text:span text:style-name="_31_2">a</text:span><text:span text:style-name="_32_">v</text:span><text:span text:style-name="_37_">e</text:span><text:span text:style-name="_31_1"> </text:span><text:span text:style-name="_32_">s</text:span><text:span text:style-name="_37_">e</text:span><text:span text:style-name="_31_4">a</text:span><text:span text:style-name="_32_">r</text:span><text:span text:style-name="_37_">c</text:span><text:span text:style-name="_31_3">h</text:span><text:span text:style-name="_34_">e</text:span><text:span text:style-name="_39_">d</text:span><text:span text:style-name="_31_1"> </text:span><text:span text:style-name="_32_">e</text:span><text:span text:style-name="_39_">n</text:span><text:span text:style-name="_31_5">o</text:span><text:span text:style-name="_32_">u</text:span><text:span text:style-name="_31_0">g</text:span><text:span text:style-name="_31_4">h</text:span><text:span text:style-name="_33_">.</text:span><text:span text:style-name="_36_"> </text:span><text:span text:style-name="_31_5">T</text:span><text:span text:style-name="_33_">h</text:span><text:span text:style-name="_38_">e</text:span><text:span text:style-name="_31_2">r</text:span><text:span text:style-name="_33_">e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5_">n</text:span><text:span text:style-name="_31_0">o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4">l</text:span><text:span text:style-name="_33_">a</text:span><text:span text:style-name="_37_">w</text:span><text:span text:style-name="_31_2">s</text:span><text:span text:style-name="_33_">.</text:span><text:span text:style-name="_38_">"</text:span></text:p>
      <text:p text:style-name="P1"><text:span text:style-name="_33_">W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8_">d</text:span><text:span text:style-name="_31_5">e</text:span><text:span text:style-name="_32_">m</text:span><text:span text:style-name="_39_">o</text:span><text:span text:style-name="_31_4">n</text:span><text:span text:style-name="_33_">s</text:span><text:span text:style-name="_31_0">t</text:span><text:span text:style-name="_31_5">r</text:span><text:span text:style-name="_32_">a</text:span><text:span text:style-name="_39_">t</text:span><text:span text:style-name="_31_5">e</text:span><text:span text:style-name="_31_"> </text:span><text:span text:style-name="_37_">m</text:span><text:span text:style-name="_31_4">o</text:span><text:span text:style-name="_34_">r</text:span><text:span text:style-name="_31_0">e</text:span><text:span text:style-name="_31_1"> </text:span><text:span text:style-name="_33_">f</text:span><text:span text:style-name="_38_">o</text:span><text:span text:style-name="_31_5">r</text:span><text:span text:style-name="_34_">c</text:span><text:span text:style-name="_37_">i</text:span><text:span text:style-name="_31_4">b</text:span><text:span text:style-name="_34_">l</text:span><text:span text:style-name="_31_0">y</text:span><text:span text:style-name="_31_1"> </text:span><text:span text:style-name="_35_">t</text:span><text:span text:style-name="_31_0">h</text:span><text:span text:style-name="_31_3">a</text:span><text:span text:style-name="_34_">t</text:span><text:span text:style-name="_36_"> </text:span><text:span text:style-name="_31_5">a</text:span><text:span text:style-name="_33_">n</text:span><text:span text:style-name="_39_">y</text:span><text:span text:style-name="_31_1"> </text:span><text:span text:style-name="_34_">s</text:span><text:span text:style-name="_38_">u</text:span><text:span text:style-name="_31_3">c</text:span><text:span text:style-name="_35_">h</text:span><text:span text:style-name="_36_"> </text:span><text:span text:style-name="_31_2">s</text:span><text:span text:style-name="_32_">t</text:span><text:span text:style-name="_38_">a</text:span><text:span text:style-name="_31_3">t</text:span><text:span text:style-name="_32_">e</text:span><text:span text:style-name="_38_">m</text:span><text:span text:style-name="_31_4">e</text:span><text:span text:style-name="_35_">n</text:span><text:span text:style-name="_37_">t</text:span><text:span text:style-name="_31_1"> </text:span><text:span text:style-name="_32_">w</text:span><text:span text:style-name="_39_">o</text:span><text:span text:style-name="_31_3">u</text:span><text:span text:style-name="_32_">l</text:span><text:span text:style-name="_39_">d</text:span><text:span text:style-name="_31_1"> </text:span><text:span text:style-name="_34_">b</text:span><text:span text:style-name="_39_">e</text:span><text:span text:style-name="_31_1"> </text:span><text:span text:style-name="_34_">u</text:span><text:span text:style-name="_39_">n</text:span><text:span text:style-name="_31_5">j</text:span><text:span text:style-name="_35_">u</text:span><text:span text:style-name="_38_">s</text:span><text:span text:style-name="_31_2">t</text:span><text:span text:style-name="_33_">i</text:span><text:span text:style-name="_37_">f</text:span><text:span text:style-name="_31_5">i</text:span><text:span text:style-name="_32_">e</text:span><text:span text:style-name="_39_">d</text:span><text:span text:style-name="_31_2">.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2">s</text:span><text:span text:style-name="_33_">u</text:span><text:span text:style-name="_37_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8_">w</text:span><text:span text:style-name="_31_4">e</text:span><text:span text:style-name="_31_"> </text:span><text:span text:style-name="_38_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9_">s</text:span><text:span text:style-name="_31_5">u</text:span><text:span text:style-name="_35_">r</text:span><text:span text:style-name="_38_">e</text:span><text:span text:style-name="_31_1"> </text:span><text:span text:style-name="_33_">o</text:span><text:span text:style-name="_38_">f</text:span><text:span text:style-name="_31_1"> </text:span><text:span text:style-name="_33_">f</text:span><text:span text:style-name="_39_">i</text:span><text:span text:style-name="_31_5">n</text:span><text:span text:style-name="_35_">d</text:span><text:span text:style-name="_31_0">i</text:span><text:span text:style-name="_31_2">n</text:span><text:span text:style-name="_32_">g</text:span><text:span text:style-name="_36_"> </text:span><text:span text:style-name="_31_3">s</text:span><text:span text:style-name="_33_">u</text:span><text:span text:style-name="_38_">c</text:span><text:span text:style-name="_31_3">h</text:span><text:span text:style-name="_31_"> </text:span><text:span text:style-name="_39_">l</text:span><text:span text:style-name="_31_5">a</text:span><text:span text:style-name="_35_">w</text:span><text:span text:style-name="_39_">s</text:span><text:span text:style-name="_31_1"> </text:span><text:span text:style-name="_35_">i</text:span><text:span text:style-name="_31_0">f</text:span><text:span text:style-name="_31_1"> </text:span><text:span text:style-name="_35_">t</text:span><text:span text:style-name="_39_">h</text:span><text:span text:style-name="_31_4">e</text:span><text:span text:style-name="_32_">y</text:span><text:span text:style-name="_36_"> </text:span><text:span text:style-name="_31_4">e</text:span><text:span text:style-name="_35_">x</text:span><text:span text:style-name="_37_">i</text:span><text:span text:style-name="_31_3">s</text:span><text:span text:style-name="_32_">t</text:span><text:span text:style-name="_37_">e</text:span><text:span text:style-name="_31_3">d</text:span><text:span text:style-name="_32_">.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g</text:span><text:span text:style-name="_31_2">i</text:span><text:span text:style-name="_32_">v</text:span><text:span text:style-name="_38_">e</text:span><text:span text:style-name="_31_5">n</text:span><text:span text:style-name="_31_"> </text:span><text:span text:style-name="_38_">a</text:span><text:span text:style-name="_31_1"> </text:span><text:span text:style-name="_32_">d</text:span><text:span text:style-name="_37_">i</text:span><text:span text:style-name="_31_2">s</text:span><text:span text:style-name="_34_">c</text:span><text:span text:style-name="_39_">r</text:span><text:span text:style-name="_31_2">e</text:span><text:span text:style-name="_33_">t</text:span><text:span text:style-name="_39_">e</text:span>-<text:span text:style-name="_33_">s</text:span><text:span text:style-name="_31_0">t</text:span><text:span text:style-name="_31_4">a</text:span><text:span text:style-name="_32_">t</text:span><text:span text:style-name="_31_0">e</text:span><text:span text:style-name="_31_1"> </text:span><text:span text:style-name="_35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2_">e</text:span><text:span text:style-name="_36_"> </text:span><text:span text:style-name="_31_3">i</text:span><text:span text:style-name="_32_">t</text:span><text:span text:style-name="_36_"> </text:span><text:span text:style-name="_31_2">s</text:span><text:span text:style-name="_32_">h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c</text:span><text:span text:style-name="_31_0">e</text:span><text:span text:style-name="_31_2">r</text:span><text:span text:style-name="_33_">t</text:span><text:span text:style-name="_31_0">a</text:span><text:span text:style-name="_31_2">i</text:span><text:span text:style-name="_34_">n</text:span><text:span text:style-name="_38_">l</text:span><text:span text:style-name="_31_4">y</text:span><text:span text:style-name="_31_"> </text:span><text:span text:style-name="_38_">b</text:span><text:span text:style-name="_31_4">e</text:span><text:span text:style-name="_31_"> </text:span><text:span text:style-name="_37_">p</text:span><text:span text:style-name="_31_4">o</text:span><text:span text:style-name="_33_">s</text:span><text:span text:style-name="_38_">s</text:span><text:span text:style-name="_31_2">i</text:span><text:span text:style-name="_35_">b</text:span><text:span text:style-name="_38_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9_">d</text:span><text:span text:style-name="_31_5">i</text:span><text:span text:style-name="_32_">s</text:span><text:span text:style-name="_38_">c</text:span><text:span text:style-name="_31_4">o</text:span><text:span text:style-name="_33_">v</text:span><text:span text:style-name="_37_">e</text:span><text:span text:style-name="_31_5">r</text:span><text:span text:style-name="_31_"> </text:span><text:span text:style-name="_39_">b</text:span><text:span text:style-name="_31_5">y</text:span><text:span text:style-name="_31_"> </text:span><text:span text:style-name="_31_0">o</text:span><text:span text:style-name="_31_5">b</text:span><text:span text:style-name="_35_">s</text:span><text:span text:style-name="_37_">e</text:span><text:span text:style-name="_31_3">r</text:span><text:span text:style-name="_32_">v</text:span><text:span text:style-name="_39_">a</text:span><text:span text:style-name="_31_4">t</text:span><text:span text:style-name="_34_">i</text:span><text:span text:style-name="_37_">o</text:span><text:span text:style-name="_31_3">n</text:span><text:span text:style-name="_31_"> </text:span><text:span text:style-name="_37_">s</text:span><text:span text:style-name="_31_2">u</text:span><text:span text:style-name="_32_">f</text:span><text:span text:style-name="_39_">f</text:span><text:span text:style-name="_31_3">i</text:span><text:span text:style-name="_33_">c</text:span><text:span text:style-name="_39_">i</text:span><text:span text:style-name="_31_2">e</text:span><text:span text:style-name="_34_">n</text:span><text:span text:style-name="_39_">t</text:span><text:span text:style-name="_31_1"> </text:span><text:span text:style-name="_33_">a</text:span><text:span text:style-name="_31_0">b</text:span><text:span text:style-name="_31_4">o</text:span><text:span text:style-name="_34_">u</text:span><text:span text:style-name="_38_">t</text:span><text:span text:style-name="_31_1"> </text:span><text:span text:style-name="_34_">i</text:span><text:span text:style-name="_38_">t</text:span><text:span text:style-name="_31_1"> </text:span><text:span text:style-name="_32_">t</text:span><text:span text:style-name="_39_">o</text:span><text:span text:style-name="_31_1"> </text:span><text:span text:style-name="_32_">p</text:span><text:span text:style-name="_31_0">r</text:span><text:span text:style-name="_31_3">e</text:span><text:span text:style-name="_34_">d</text:span><text:span text:style-name="_39_">i</text:span><text:span text:style-name="_31_4">c</text:span><text:span text:style-name="_34_">t</text:span><text:span text:style-name="_36_"> </text:span><text:span text:style-name="_31_3">i</text:span><text:span text:style-name="_35_">t</text:span><text:span text:style-name="_31_0">s</text:span><text:span text:style-name="_31_1"> </text:span><text:span text:style-name="_33_">f</text:span><text:span text:style-name="_37_">u</text:span><text:span text:style-name="_31_4">t</text:span><text:span text:style-name="_32_">u</text:span><text:span text:style-name="_38_">r</text:span><text:span text:style-name="_31_2">e</text:span><text:span text:style-name="_31_"> </text:span><text:span text:style-name="_37_">b</text:span><text:span text:style-name="_31_5">e</text:span><text:span text:style-name="_32_">h</text:span><text:span text:style-name="_31_0">a</text:span><text:span text:style-name="_31_4">v</text:span><text:span text:style-name="_33_">i</text:span><text:span text:style-name="_39_">o</text:span><text:span text:style-name="_31_2">u</text:span><text:span text:style-name="_35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4">t</text:span><text:span text:style-name="_32_">h</text:span><text:span text:style-name="_31_0">i</text:span><text:span text:style-name="_31_5">n</text:span><text:span text:style-name="_31_"> </text:span><text:span text:style-name="_37_">a</text:span><text:span text:style-name="_31_1"> </text:span><text:span text:style-name="_34_">r</text:span><text:span text:style-name="_31_0">e</text:span><text:span text:style-name="_31_5">a</text:span><text:span text:style-name="_32_">s</text:span><text:span text:style-name="_38_">o</text:span><text:span text:style-name="_31_3">n</text:span><text:span text:style-name="_35_">a</text:span><text:span text:style-name="_39_">b</text:span><text:span text:style-name="_31_5">l</text:span><text:span text:style-name="_34_">e</text:span><text:span text:style-name="_36_"> </text:span><text:span text:style-name="_31_5">t</text:span><text:span text:style-name="_34_">i</text:span><text:span text:style-name="_38_">m</text:span><text:span text:style-name="_31_4">e</text:span><text:span text:style-name="_32_">,</text:span><text:span text:style-name="_36_"> </text:span><text:span text:style-name="_31_4">s</text:span><text:span text:style-name="_33_">a</text:span><text:span text:style-name="_38_">y</text:span><text:span text:style-name="_31_1"> </text:span><text:span text:style-name="_34_">a</text:span><text:span text:style-name="_36_"> </text:span><text:span text:style-name="_31_3">t</text:span><text:span text:style-name="_33_">h</text:span><text:span text:style-name="_37_">o</text:span><text:span text:style-name="_31_3">u</text:span><text:span text:style-name="_32_">s</text:span><text:span text:style-name="_31_0">a</text:span><text:span text:style-name="_31_4">n</text:span><text:span text:style-name="_34_">d</text:span><text:span text:style-name="_36_"> </text:span><text:span text:style-name="_31_3">y</text:span><text:span text:style-name="_35_">e</text:span><text:span text:style-name="_39_">a</text:span><text:span text:style-name="_31_4">r</text:span><text:span text:style-name="_34_">s</text:span><text:span text:style-name="_38_">.</text:span><text:span text:style-name="_31_1"> </text:span><text:span text:style-name="_32_">B</text:span><text:span text:style-name="_37_">u</text:span><text:span text:style-name="_31_2">t</text:span><text:span text:style-name="_31_"> </text:span><text:span text:style-name="_39_">t</text:span><text:span text:style-name="_31_5">h</text:span><text:span text:style-name="_35_">i</text:span><text:span text:style-name="_31_0">s</text:span><text:span text:style-name="_31_1"> </text:span><text:span text:style-name="_32_">d</text:span><text:span text:style-name="_37_">o</text:span><text:span text:style-name="_31_3">e</text:span><text:span text:style-name="_35_">s</text:span><text:span text:style-name="_36_"> </text:span><text:span text:style-name="_31_3">n</text:span><text:span text:style-name="_35_">o</text:span><text:span text:style-name="_38_">t</text:span><text:span text:style-name="_31_1"> </text:span><text:span text:style-name="_32_">s</text:span><text:span text:style-name="_38_">e</text:span><text:span text:style-name="_31_3">e</text:span><text:span text:style-name="_33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c</text:span><text:span text:style-name="_31_0">a</text:span><text:span text:style-name="_31_3">s</text:span><text:span text:style-name="_35_">e</text:span><text:span text:style-name="_39_">.</text:span><text:span text:style-name="_31_1"> </text:span><text:span text:style-name="_33_">I</text:span><text:span text:style-name="_36_"> </text:span><text:span text:style-name="_31_4">h</text:span><text:span text:style-name="_35_">a</text:span><text:span text:style-name="_31_0">v</text:span><text:span text:style-name="_31_4">e</text:span><text:span text:style-name="_31_"> </text:span><text:span text:style-name="_39_">s</text:span><text:span text:style-name="_31_5">e</text:span><text:span text:style-name="_33_">t</text:span><text:span text:style-name="_36_"> </text:span><text:span text:style-name="_31_4">u</text:span><text:span text:style-name="_33_">p</text:span><text:span text:style-name="_36_"> </text:span><text:span text:style-name="_31_3">o</text:span><text:span text:style-name="_35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M</text:span><text:span text:style-name="_31_0">a</text:span><text:span text:style-name="_31_2">n</text:span><text:span text:style-name="_35_">c</text:span><text:span text:style-name="_38_">h</text:span><text:span text:style-name="_31_2">e</text:span><text:span text:style-name="_33_">s</text:span><text:span text:style-name="_31_0">t</text:span><text:span text:style-name="_31_3">e</text:span><text:span text:style-name="_32_">r</text:span><text:span text:style-name="_36_"> </text:span><text:span text:style-name="_31_4">c</text:span><text:span text:style-name="_34_">o</text:span><text:span text:style-name="_31_0">m</text:span><text:span text:style-name="_31_5">p</text:span><text:span text:style-name="_32_">u</text:span><text:span text:style-name="_39_">t</text:span><text:span text:style-name="_31_4">e</text:span><text:span text:style-name="_32_">r</text:span><text:span text:style-name="_36_"> </text:span><text:span text:style-name="_31_3">a</text:span><text:span text:style-name="_31_"> </text:span><text:span text:style-name="_37_">s</text:span><text:span text:style-name="_31_4">m</text:span><text:span text:style-name="_35_">a</text:span><text:span text:style-name="_37_">l</text:span><text:span text:style-name="_31_2">l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5">r</text:span><text:span text:style-name="_35_">a</text:span><text:span text:style-name="_39_">m</text:span><text:span text:style-name="_31_3">m</text:span><text:span text:style-name="_34_">e</text:span><text:span text:style-name="_36_"> </text:span><text:span text:style-name="_31_3">u</text:span><text:span text:style-name="_34_">s</text:span><text:span text:style-name="_39_">i</text:span><text:span text:style-name="_31_3">n</text:span><text:span text:style-name="_32_">g</text:span><text:span text:style-name="_36_"> </text:span><text:span text:style-name="_31_3">o</text:span><text:span text:style-name="_35_">n</text:span><text:span text:style-name="_38_">l</text:span><text:span text:style-name="_31_4">y</text:span><text:span text:style-name="_31_"> </text:span><text:span text:style-name="_39_">1</text:span><text:span text:style-name="_31_4">,</text:span><text:span text:style-name="_32_">0</text:span><text:span text:style-name="_39_">0</text:span><text:span text:style-name="_31_3">0</text:span><text:span text:style-name="_31_"> </text:span><text:span text:style-name="_31_0">u</text:span><text:span text:style-name="_31_3">n</text:span><text:span text:style-name="_32_">i</text:span><text:span text:style-name="_31_0">t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2">a</text:span><text:span text:style-name="_34_">g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e</text:span><text:span text:style-name="_31_0">r</text:span><text:span text:style-name="_31_2">e</text:span><text:span text:style-name="_33_">b</text:span><text:span text:style-name="_38_">y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m</text:span><text:span text:style-name="_31_5">a</text:span><text:span text:style-name="_32_">c</text:span><text:span text:style-name="_37_">h</text:span><text:span text:style-name="_31_2">i</text:span><text:span text:style-name="_35_">n</text:span><text:span text:style-name="_37_">e</text:span><text:span text:style-name="_31_1"> </text:span><text:span text:style-name="_32_">s</text:span><text:span text:style-name="_38_">u</text:span><text:span text:style-name="_31_5">p</text:span><text:span text:style-name="_32_">p</text:span><text:span text:style-name="_31_0">l</text:span><text:span text:style-name="_31_5">i</text:span><text:span text:style-name="_35_">e</text:span><text:span text:style-name="_39_">d</text:span><text:span text:style-name="_31_1"> </text:span><text:span text:style-name="_35_">w</text:span><text:span text:style-name="_31_0">i</text:span><text:span text:style-name="_31_4">t</text:span><text:span text:style-name="_33_">h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s</text:span><text:span text:style-name="_39_">i</text:span><text:span text:style-name="_31_5">x</text:span><text:span text:style-name="_34_">t</text:span><text:span text:style-name="_37_">e</text:span><text:span text:style-name="_31_5">e</text:span><text:span text:style-name="_35_">n</text:span>-<text:span text:style-name="_31_2">f</text:span><text:span text:style-name="_35_">i</text:span><text:span text:style-name="_39_">g</text:span><text:span text:style-name="_31_3">u</text:span><text:span text:style-name="_32_">r</text:span><text:span text:style-name="_39_">e</text:span><text:span text:style-name="_31_1"> </text:span><text:span text:style-name="_35_">n</text:span><text:span text:style-name="_38_">u</text:span><text:span text:style-name="_31_4">m</text:span><text:span text:style-name="_34_">b</text:span><text:span text:style-name="_31_0">e</text:span><text:span text:style-name="_31_2">r</text:span><text:span text:style-name="_31_"> </text:span><text:span text:style-name="_38_">r</text:span><text:span text:style-name="_31_4">e</text:span><text:span text:style-name="_35_">p</text:span><text:span text:style-name="_31_0">l</text:span><text:span text:style-name="_31_3">i</text:span><text:span text:style-name="_32_">e</text:span><text:span text:style-name="_38_">s</text:span><text:span text:style-name="_31_1"> </text:span><text:span text:style-name="_35_">w</text:span><text:span text:style-name="_39_">i</text:span><text:span text:style-name="_31_4">t</text:span><text:span text:style-name="_33_">h</text:span><text:span text:style-name="_36_"> </text:span><text:span text:style-name="_31_4">a</text:span><text:span text:style-name="_34_">n</text:span><text:span text:style-name="_31_0">o</text:span><text:span text:style-name="_31_4">t</text:span><text:span text:style-name="_33_">h</text:span><text:span text:style-name="_37_">e</text:span><text:span text:style-name="_31_2">r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3">i</text:span><text:span text:style-name="_32_">n</text:span><text:span text:style-name="_36_"> </text:span><text:span text:style-name="_31_2">t</text:span><text:span text:style-name="_35_">w</text:span><text:span text:style-name="_31_0">o</text:span><text:span text:style-name="_31_1"> </text:span><text:span text:style-name="_33_">s</text:span><text:span text:style-name="_39_">e</text:span><text:span text:style-name="_31_4">c</text:span><text:span text:style-name="_32_">o</text:span><text:span text:style-name="_31_0">n</text:span><text:span text:style-name="_31_3">d</text:span><text:span text:style-name="_32_">s</text:span><text:span text:style-name="_31_0">.</text:span><text:span text:style-name="_31_1"> </text:span><text:span text:style-name="_32_">I</text:span><text:span text:style-name="_36_"> </text:span><text:span text:style-name="_31_2">w</text:span><text:span text:style-name="_35_">o</text:span><text:span text:style-name="_38_">u</text:span><text:span text:style-name="_31_5">l</text:span><text:span text:style-name="_32_">d</text:span><text:span text:style-name="_36_"> </text:span><text:span text:style-name="_31_5">d</text:span><text:span text:style-name="_35_">e</text:span><text:span text:style-name="_37_">f</text:span><text:span text:style-name="_31_4">y</text:span><text:span text:style-name="_31_"> </text:span><text:span text:style-name="_31_0">a</text:span><text:span text:style-name="_31_3">n</text:span><text:span text:style-name="_33_">y</text:span><text:span text:style-name="_37_">o</text:span><text:span text:style-name="_31_3">n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l</text:span><text:span text:style-name="_32_">e</text:span><text:span text:style-name="_37_">a</text:span><text:span text:style-name="_31_2">r</text:span><text:span text:style-name="_34_">n</text:span><text:span text:style-name="_36_"> </text:span><text:span text:style-name="_31_3">f</text:span><text:span text:style-name="_33_">r</text:span><text:span text:style-name="_38_">o</text:span><text:span text:style-name="_31_2">m</text:span><text:span text:style-name="_31_"> </text:span><text:span text:style-name="_39_">t</text:span><text:span text:style-name="_31_2">h</text:span><text:span text:style-name="_33_">e</text:span><text:span text:style-name="_37_">s</text:span><text:span text:style-name="_31_4">e</text:span><text:span text:style-name="_31_"> </text:span><text:span text:style-name="_38_">r</text:span><text:span text:style-name="_31_3">e</text:span><text:span text:style-name="_32_">p</text:span><text:span text:style-name="_37_">l</text:span><text:span text:style-name="_31_3">i</text:span><text:span text:style-name="_33_">e</text:span><text:span text:style-name="_37_">s</text:span><text:span text:style-name="_31_1"> </text:span><text:span text:style-name="_34_">s</text:span><text:span text:style-name="_39_">u</text:span><text:span text:style-name="_31_5">f</text:span><text:span text:style-name="_35_">f</text:span><text:span text:style-name="_31_0">i</text:span><text:span text:style-name="_31_4">c</text:span><text:span text:style-name="_34_">i</text:span><text:span text:style-name="_38_">e</text:span><text:span text:style-name="_31_5">n</text:span><text:span text:style-name="_33_">t</text:span><text:span text:style-name="_36_"> </text:span><text:span text:style-name="_31_3">a</text:span><text:span text:style-name="_34_">b</text:span><text:span text:style-name="_38_">o</text:span><text:span text:style-name="_31_2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p</text:span><text:span text:style-name="_39_">r</text:span><text:span text:style-name="_31_3">o</text:span><text:span text:style-name="_34_">g</text:span><text:span text:style-name="_37_">r</text:span><text:span text:style-name="_31_3">a</text:span><text:span text:style-name="_32_">m</text:span><text:span text:style-name="_37_">m</text:span><text:span text:style-name="_31_2">e</text:span><text:span text:style-name="_31_"> </text:span><text:span text:style-name="_38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8_">a</text:span><text:span text:style-name="_31_5">b</text:span><text:span text:style-name="_35_">l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5_">p</text:span><text:span text:style-name="_37_">r</text:span><text:span text:style-name="_31_3">e</text:span><text:span text:style-name="_33_">d</text:span><text:span text:style-name="_37_">i</text:span><text:span text:style-name="_31_2">c</text:span><text:span text:style-name="_32_">t</text:span><text:span text:style-name="_36_"> </text:span><text:span text:style-name="_31_3">a</text:span><text:span text:style-name="_32_">n</text:span><text:span text:style-name="_39_">y</text:span><text:span text:style-name="_31_1"> </text:span><text:span text:style-name="_33_">r</text:span><text:span text:style-name="_37_">e</text:span><text:span text:style-name="_31_2">p</text:span><text:span text:style-name="_35_">l</text:span><text:span text:style-name="_31_0">i</text:span><text:span text:style-name="_31_2">e</text:span><text:span text:style-name="_32_">s</text:span><text:span text:style-name="_36_"> </text:span><text:span text:style-name="_31_3">t</text:span><text:span text:style-name="_35_">o</text:span><text:span text:style-name="_36_"> </text:span><text:span text:style-name="_31_5">u</text:span><text:span text:style-name="_33_">n</text:span><text:span text:style-name="_39_">t</text:span><text:span text:style-name="_31_3">r</text:span><text:span text:style-name="_32_">i</text:span><text:span text:style-name="_37_">e</text:span><text:span text:style-name="_31_3">d</text:span><text:span text:style-name="_31_"> </text:span><text:span text:style-name="_39_">v</text:span><text:span text:style-name="_31_3">a</text:span><text:span text:style-name="_34_">l</text:span><text:span text:style-name="_39_">u</text:span><text:span text:style-name="_31_2">e</text:span><text:span text:style-name="_33_">s</text:span><text:span text:style-name="_38_">.</text:span></text:p>
      <text:p text:style-name="P1"><text:span text:style-name="_32_">(</text:span><text:span text:style-name="_38_">9</text:span><text:span text:style-name="_31_5">)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A</text:span><text:span text:style-name="_34_">r</text:span><text:span text:style-name="_37_">g</text:span><text:span text:style-name="_31_4">u</text:span><text:span text:style-name="_35_">m</text:span><text:span text:style-name="_39_">e</text:span><text:span text:style-name="_31_2">n</text:span><text:span text:style-name="_34_">t</text:span><text:span text:style-name="_36_"> </text:span><text:span text:style-name="_31_4">f</text:span><text:span text:style-name="_34_">r</text:span><text:span text:style-name="_31_0">o</text:span><text:span text:style-name="_31_5">m</text:span><text:span text:style-name="_31_"> </text:span><text:span text:style-name="_39_">E</text:span><text:span text:style-name="_31_4">x</text:span><text:span text:style-name="_34_">t</text:span><text:span text:style-name="_37_">r</text:span><text:span text:style-name="_31_2">a</text:span><text:span text:style-name="_34_">s</text:span><text:span text:style-name="_37_">e</text:span><text:span text:style-name="_31_4">n</text:span><text:span text:style-name="_34_">s</text:span><text:span text:style-name="_39_">o</text:span><text:span text:style-name="_31_3">r</text:span><text:span text:style-name="_35_">y</text:span><text:span text:style-name="_36_"> </text:span><text:span text:style-name="_31_4">P</text:span><text:span text:style-name="_32_">e</text:span><text:span text:style-name="_38_">r</text:span><text:span text:style-name="_31_3">c</text:span><text:span text:style-name="_34_">e</text:span><text:span text:style-name="_38_">p</text:span><text:span text:style-name="_31_2">t</text:span><text:span text:style-name="_33_">i</text:span><text:span text:style-name="_31_0">o</text:span><text:span text:style-name="_31_4">n</text:span></text:p>
      <text:p text:style-name="P1"><text:span text:style-name="_38_">I</text:span><text:span text:style-name="_31_1"> </text:span><text:span text:style-name="_33_">a</text:span><text:span text:style-name="_31_0">s</text:span><text:span text:style-name="_31_3">s</text:span><text:span text:style-name="_34_">u</text:span><text:span text:style-name="_39_">m</text:span><text:span text:style-name="_31_3">e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8_">r</text:span><text:span text:style-name="_31_5">e</text:span><text:span text:style-name="_34_">a</text:span><text:span text:style-name="_31_0">d</text:span><text:span text:style-name="_31_2">e</text:span><text:span text:style-name="_35_">r</text:span><text:span text:style-name="_36_"> </text:span><text:span text:style-name="_31_3">i</text:span><text:span text:style-name="_32_">s</text:span><text:span text:style-name="_36_"> </text:span><text:span text:style-name="_31_2">f</text:span><text:span text:style-name="_33_">a</text:span><text:span text:style-name="_37_">m</text:span><text:span text:style-name="_31_3">i</text:span><text:span text:style-name="_34_">l</text:span><text:span text:style-name="_38_">i</text:span><text:span text:style-name="_31_5">a</text:span><text:span text:style-name="_35_">r</text:span><text:span text:style-name="_36_"> </text:span><text:span text:style-name="_31_5">w</text:span><text:span text:style-name="_32_">i</text:span><text:span text:style-name="_39_">t</text:span><text:span text:style-name="_31_3">h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i</text:span><text:span text:style-name="_32_">d</text:span><text:span text:style-name="_39_">e</text:span><text:span text:style-name="_31_3">a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2">x</text:span><text:span text:style-name="_34_">t</text:span><text:span text:style-name="_39_">r</text:span><text:span text:style-name="_31_3">a</text:span><text:span text:style-name="_32_">s</text:span><text:span text:style-name="_37_">e</text:span><text:span text:style-name="_31_2">n</text:span><text:span text:style-name="_32_">s</text:span><text:span text:style-name="_37_">o</text:span><text:span text:style-name="_31_3">r</text:span><text:span text:style-name="_34_">y</text:span><text:span text:style-name="_36_"> </text:span><text:span text:style-name="_31_2">p</text:span><text:span text:style-name="_34_">e</text:span><text:span text:style-name="_38_">r</text:span><text:span text:style-name="_31_3">c</text:span><text:span text:style-name="_32_">e</text:span><text:span text:style-name="_39_">p</text:span><text:span text:style-name="_31_2">t</text:span><text:span text:style-name="_32_">i</text:span><text:span text:style-name="_37_">o</text:span><text:span text:style-name="_31_5">n</text:span><text:span text:style-name="_32_">,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m</text:span><text:span text:style-name="_31_3">e</text:span><text:span text:style-name="_35_">a</text:span><text:span text:style-name="_39_">n</text:span><text:span text:style-name="_31_2">i</text:span><text:span text:style-name="_35_">n</text:span><text:span text:style-name="_37_">g</text:span><text:span text:style-name="_31_1"> </text:span><text:span text:style-name="_35_">o</text:span><text:span text:style-name="_38_">f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f</text:span><text:span text:style-name="_31_4">o</text:span><text:span text:style-name="_32_">u</text:span><text:span text:style-name="_39_">r</text:span><text:span text:style-name="_31_1"> </text:span><text:span text:style-name="_35_">i</text:span><text:span text:style-name="_39_">t</text:span><text:span text:style-name="_31_4">e</text:span><text:span text:style-name="_35_">m</text:span><text:span text:style-name="_38_">s</text:span><text:span text:style-name="_31_1"> </text:span><text:span text:style-name="_33_">o</text:span><text:span text:style-name="_39_">f</text:span><text:span text:style-name="_31_1"> </text:span><text:span text:style-name="_32_">i</text:span><text:span text:style-name="_31_0">t</text:span><text:span text:style-name="_31_4">,</text:span><text:span text:style-name="_31_"> </text:span><text:span text:style-name="_38_">v</text:span><text:span text:style-name="_31_4">i</text:span><text:span text:style-name="_35_">z</text:span><text:span text:style-name="_37_">.</text:span><text:span text:style-name="_31_2">,</text:span><text:span text:style-name="_31_"> </text:span><text:span text:style-name="_38_">t</text:span><text:span text:style-name="_31_5">e</text:span><text:span text:style-name="_33_">l</text:span><text:span text:style-name="_37_">e</text:span><text:span text:style-name="_31_3">p</text:span><text:span text:style-name="_33_">a</text:span><text:span text:style-name="_37_">t</text:span><text:span text:style-name="_31_5">h</text:span><text:span text:style-name="_32_">y</text:span><text:span text:style-name="_39_">,</text:span><text:span text:style-name="_31_1"> </text:span><text:span text:style-name="_35_">c</text:span><text:span text:style-name="_39_">l</text:span><text:span text:style-name="_31_2">a</text:span><text:span text:style-name="_33_">i</text:span><text:span text:style-name="_39_">r</text:span><text:span text:style-name="_31_3">v</text:span><text:span text:style-name="_33_">o</text:span><text:span text:style-name="_38_">y</text:span><text:span text:style-name="_31_2">a</text:span><text:span text:style-name="_33_">n</text:span><text:span text:style-name="_39_">c</text:span><text:span text:style-name="_31_2">e</text:span><text:span text:style-name="_33_">,</text:span><text:span text:style-name="_36_"> </text:span><text:span text:style-name="_31_4">p</text:span><text:span text:style-name="_34_">r</text:span><text:span text:style-name="_31_0">e</text:span><text:span text:style-name="_31_3">c</text:span><text:span text:style-name="_35_">o</text:span><text:span text:style-name="_37_">g</text:span><text:span text:style-name="_31_5">n</text:span><text:span text:style-name="_34_">i</text:span><text:span text:style-name="_31_0">t</text:span><text:span text:style-name="_31_3">i</text:span><text:span text:style-name="_34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1_0">p</text:span><text:span text:style-name="_31_2">s</text:span><text:span text:style-name="_35_">y</text:span><text:span text:style-name="_38_">c</text:span><text:span text:style-name="_31_3">h</text:span><text:span text:style-name="_33_">o</text:span><text:span text:style-name="_38_">k</text:span><text:span text:style-name="_31_5">i</text:span><text:span text:style-name="_35_">n</text:span><text:span text:style-name="_31_0">e</text:span><text:span text:style-name="_31_5">s</text:span><text:span text:style-name="_34_">i</text:span><text:span text:style-name="_39_">s</text:span><text:span text:style-name="_31_4">.</text:span><text:span text:style-name="_31_"> </text:span><text:span text:style-name="_31_0">T</text:span><text:span text:style-name="_31_4">h</text:span><text:span text:style-name="_33_">e</text:span><text:span text:style-name="_31_0">s</text:span><text:span text:style-name="_31_5">e</text:span><text:span text:style-name="_31_"> </text:span><text:span text:style-name="_31_0">d</text:span><text:span text:style-name="_31_4">i</text:span><text:span text:style-name="_33_">s</text:span><text:span text:style-name="_37_">t</text:span><text:span text:style-name="_31_4">u</text:span><text:span text:style-name="_35_">r</text:span><text:span text:style-name="_31_0">b</text:span><text:span text:style-name="_31_4">i</text:span><text:span text:style-name="_32_">n</text:span><text:span text:style-name="_31_0">g</text:span><text:span text:style-name="_31_1"> </text:span><text:span text:style-name="_35_">p</text:span><text:span text:style-name="_39_">h</text:span><text:span text:style-name="_31_4">e</text:span><text:span text:style-name="_35_">n</text:span><text:span text:style-name="_38_">o</text:span><text:span text:style-name="_31_3">m</text:span><text:span text:style-name="_35_">e</text:span><text:span text:style-name="_31_0">n</text:span><text:span text:style-name="_31_2">a</text:span><text:span text:style-name="_31_"> </text:span><text:span text:style-name="_39_">s</text:span><text:span text:style-name="_31_5">e</text:span><text:span text:style-name="_32_">e</text:span><text:span text:style-name="_37_">m</text:span><text:span text:style-name="_31_1"> </text:span><text:span text:style-name="_35_">t</text:span><text:span text:style-name="_31_0">o</text:span><text:span text:style-name="_31_1"> </text:span><text:span text:style-name="_33_">d</text:span><text:span text:style-name="_31_0">e</text:span><text:span text:style-name="_31_4">n</text:span><text:span text:style-name="_35_">y</text:span><text:span text:style-name="_36_"> </text:span><text:span text:style-name="_31_3">a</text:span><text:span text:style-name="_35_">l</text:span><text:span text:style-name="_39_">l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u</text:span><text:span text:style-name="_31_5">s</text:span><text:span text:style-name="_32_">u</text:span><text:span text:style-name="_37_">a</text:span><text:span text:style-name="_31_5">l</text:span><text:span text:style-name="_31_"> </text:span><text:span text:style-name="_38_">s</text:span><text:span text:style-name="_31_3">c</text:span><text:span text:style-name="_32_">i</text:span><text:span text:style-name="_39_">e</text:span><text:span text:style-name="_31_2">n</text:span><text:span text:style-name="_34_">t</text:span><text:span text:style-name="_31_0">i</text:span><text:span text:style-name="_31_2">f</text:span><text:span text:style-name="_32_">i</text:span><text:span text:style-name="_37_">c</text:span><text:span text:style-name="_31_1"> </text:span><text:span text:style-name="_33_">i</text:span><text:span text:style-name="_37_">d</text:span><text:span text:style-name="_31_4">e</text:span><text:span text:style-name="_34_">a</text:span><text:span text:style-name="_31_0">s</text:span><text:span text:style-name="_31_4">.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3">w</text:span><text:span text:style-name="_35_">e</text:span><text:span text:style-name="_36_"> </text:span><text:span text:style-name="_31_5">s</text:span><text:span text:style-name="_35_">h</text:span><text:span text:style-name="_38_">o</text:span><text:span text:style-name="_31_4">u</text:span><text:span text:style-name="_34_">l</text:span><text:span text:style-name="_38_">d</text:span><text:span text:style-name="_31_1"> </text:span><text:span text:style-name="_32_">l</text:span><text:span text:style-name="_31_0">i</text:span><text:span text:style-name="_31_3">k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5">d</text:span><text:span text:style-name="_33_">i</text:span><text:span text:style-name="_37_">s</text:span><text:span text:style-name="_31_2">c</text:span><text:span text:style-name="_34_">r</text:span><text:span text:style-name="_31_0">e</text:span><text:span text:style-name="_31_4">d</text:span><text:span text:style-name="_35_">i</text:span><text:span text:style-name="_39_">t</text:span><text:span text:style-name="_31_1"> </text:span><text:span text:style-name="_35_">t</text:span><text:span text:style-name="_37_">h</text:span><text:span text:style-name="_31_3">e</text:span><text:span text:style-name="_34_">m</text:span><text:span text:style-name="_37_">!</text:span><text:span text:style-name="_31_1"> </text:span><text:span text:style-name="_32_">U</text:span><text:span text:style-name="_31_0">n</text:span><text:span text:style-name="_31_4">f</text:span><text:span text:style-name="_32_">o</text:span><text:span text:style-name="_31_0">r</text:span><text:span text:style-name="_31_5">t</text:span><text:span text:style-name="_33_">u</text:span><text:span text:style-name="_31_0">n</text:span><text:span text:style-name="_31_3">a</text:span><text:span text:style-name="_34_">t</text:span><text:span text:style-name="_39_">e</text:span><text:span text:style-name="_31_3">l</text:span><text:span text:style-name="_35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s</text:span><text:span text:style-name="_39_">t</text:span><text:span text:style-name="_31_2">a</text:span><text:span text:style-name="_35_">t</text:span><text:span text:style-name="_37_">i</text:span><text:span text:style-name="_31_4">s</text:span><text:span text:style-name="_33_">t</text:span><text:span text:style-name="_39_">i</text:span><text:span text:style-name="_31_3">c</text:span><text:span text:style-name="_33_">a</text:span><text:span text:style-name="_39_">l</text:span><text:span text:style-name="_31_1"> </text:span><text:span text:style-name="_32_">e</text:span><text:span text:style-name="_31_0">v</text:span><text:span text:style-name="_31_2">i</text:span><text:span text:style-name="_33_">d</text:span><text:span text:style-name="_38_">e</text:span><text:span text:style-name="_31_2">n</text:span><text:span text:style-name="_32_">c</text:span><text:span text:style-name="_39_">e</text:span><text:span text:style-name="_31_5">,</text:span><text:span text:style-name="_31_"> </text:span><text:span text:style-name="_31_0">a</text:span><text:span text:style-name="_31_4">t</text:span><text:span text:style-name="_31_"> </text:span><text:span text:style-name="_31_0">l</text:span><text:span text:style-name="_31_2">e</text:span><text:span text:style-name="_33_">a</text:span><text:span text:style-name="_37_">s</text:span><text:span text:style-name="_31_4">t</text:span><text:span text:style-name="_31_"> </text:span><text:span text:style-name="_39_">f</text:span><text:span text:style-name="_31_4">o</text:span><text:span text:style-name="_33_">r</text:span><text:span text:style-name="_36_"> </text:span><text:span text:style-name="_31_5">t</text:span><text:span text:style-name="_34_">e</text:span><text:span text:style-name="_38_">l</text:span><text:span text:style-name="_31_5">e</text:span><text:span text:style-name="_33_">p</text:span><text:span text:style-name="_38_">a</text:span><text:span text:style-name="_31_5">t</text:span><text:span text:style-name="_32_">h</text:span><text:span text:style-name="_38_">y</text:span><text:span text:style-name="_31_2">,</text:span><text:span text:style-name="_31_"> </text:span><text:span text:style-name="_38_">i</text:span><text:span text:style-name="_31_2">s</text:span><text:span text:style-name="_31_"> </text:span><text:span text:style-name="_37_">o</text:span><text:span text:style-name="_31_5">v</text:span><text:span text:style-name="_34_">e</text:span><text:span text:style-name="_38_">r</text:span><text:span text:style-name="_31_3">w</text:span><text:span text:style-name="_34_">h</text:span><text:span text:style-name="_38_">e</text:span><text:span text:style-name="_31_2">l</text:span><text:span text:style-name="_34_">m</text:span><text:span text:style-name="_37_">i</text:span><text:span text:style-name="_31_4">n</text:span><text:span text:style-name="_32_">g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i</text:span><text:span text:style-name="_38_">s</text:span><text:span text:style-name="_31_1"> </text:span><text:span text:style-name="_34_">v</text:span><text:span text:style-name="_31_0">e</text:span><text:span text:style-name="_31_3">r</text:span><text:span text:style-name="_35_">y</text:span><text:span text:style-name="_36_"> </text:span><text:span text:style-name="_31_4">d</text:span><text:span text:style-name="_33_">i</text:span><text:span text:style-name="_31_0">f</text:span><text:span text:style-name="_31_2">f</text:span><text:span text:style-name="_35_">i</text:span><text:span text:style-name="_37_">c</text:span><text:span text:style-name="_31_5">u</text:span><text:span text:style-name="_33_">l</text:span><text:span text:style-name="_37_">t</text:span><text:span text:style-name="_31_1"> </text:span><text:span text:style-name="_35_">t</text:span><text:span text:style-name="_31_0">o</text:span><text:span text:style-name="_31_1"> </text:span><text:span text:style-name="_33_">r</text:span><text:span text:style-name="_39_">e</text:span><text:span text:style-name="_31_2">a</text:span><text:span text:style-name="_35_">r</text:span><text:span text:style-name="_37_">r</text:span><text:span text:style-name="_31_3">a</text:span><text:span text:style-name="_34_">n</text:span><text:span text:style-name="_39_">g</text:span><text:span text:style-name="_31_2">e</text:span><text:span text:style-name="_31_"> </text:span><text:span text:style-name="_37_">o</text:span><text:span text:style-name="_31_3">n</text:span><text:span text:style-name="_32_">e</text:span><text:span text:style-name="_37_">'</text:span><text:span text:style-name="_31_5">s</text:span><text:span text:style-name="_31_"> </text:span><text:span text:style-name="_38_">i</text:span><text:span text:style-name="_31_2">d</text:span><text:span text:style-name="_35_">e</text:span><text:span text:style-name="_39_">a</text:span><text:span text:style-name="_31_3">s</text:span><text:span text:style-name="_31_"> </text:span><text:span text:style-name="_37_">s</text:span><text:span text:style-name="_31_2">o</text:span><text:span text:style-name="_31_"> </text:span><text:span text:style-name="_38_">a</text:span><text:span text:style-name="_31_5">s</text:span><text:span text:style-name="_31_"> </text:span><text:span text:style-name="_38_">t</text:span><text:span text:style-name="_31_5">o</text:span><text:span text:style-name="_31_"> </text:span><text:span text:style-name="_39_">f</text:span><text:span text:style-name="_31_5">i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3">s</text:span><text:span text:style-name="_33_">e</text:span><text:span text:style-name="_36_"> </text:span><text:span text:style-name="_31_3">n</text:span><text:span text:style-name="_32_">e</text:span><text:span text:style-name="_39_">w</text:span><text:span text:style-name="_31_1"> </text:span><text:span text:style-name="_33_">f</text:span><text:span text:style-name="_39_">a</text:span><text:span text:style-name="_31_2">c</text:span><text:span text:style-name="_32_">t</text:span><text:span text:style-name="_37_">s</text:span><text:span text:style-name="_31_1"> </text:span><text:span text:style-name="_32_">i</text:span><text:span text:style-name="_37_">n</text:span><text:span text:style-name="_31_2">.</text:span><text:span text:style-name="_31_"> </text:span><text:span text:style-name="_31_0">O</text:span><text:span text:style-name="_31_4">n</text:span><text:span text:style-name="_32_">c</text:span><text:span text:style-name="_31_0">e</text:span><text:span text:style-name="_31_1"> </text:span><text:span text:style-name="_33_">o</text:span><text:span text:style-name="_39_">n</text:span><text:span text:style-name="_31_2">e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2">a</text:span><text:span text:style-name="_34_">c</text:span><text:span text:style-name="_39_">c</text:span><text:span text:style-name="_31_4">e</text:span><text:span text:style-name="_34_">p</text:span><text:span text:style-name="_38_">t</text:span><text:span text:style-name="_31_2">e</text:span><text:span text:style-name="_33_">d</text:span><text:span text:style-name="_36_"> </text:span><text:span text:style-name="_31_2">t</text:span><text:span text:style-name="_33_">h</text:span><text:span text:style-name="_39_">e</text:span><text:span text:style-name="_31_2">m</text:span><text:span text:style-name="_31_"> </text:span><text:span text:style-name="_37_">i</text:span><text:span text:style-name="_31_5">t</text:span><text:span text:style-name="_31_"> </text:span><text:span text:style-name="_38_">d</text:span><text:span text:style-name="_31_5">o</text:span><text:span text:style-name="_34_">e</text:span><text:span text:style-name="_38_">s</text:span><text:span text:style-name="_31_1"> </text:span><text:span text:style-name="_34_">n</text:span><text:span text:style-name="_39_">o</text:span><text:span text:style-name="_31_2">t</text:span><text:span text:style-name="_31_"> </text:span><text:span text:style-name="_31_0">s</text:span><text:span text:style-name="_31_3">e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2">v</text:span><text:span text:style-name="_34_">e</text:span><text:span text:style-name="_37_">r</text:span><text:span text:style-name="_31_5">y</text:span><text:span text:style-name="_31_"> </text:span><text:span text:style-name="_31_0">b</text:span><text:span text:style-name="_31_3">i</text:span><text:span text:style-name="_34_">g</text:span><text:span text:style-name="_36_"> </text:span><text:span text:style-name="_31_4">s</text:span><text:span text:style-name="_35_">t</text:span><text:span text:style-name="_38_">e</text:span><text:span text:style-name="_31_3">p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2">e</text:span><text:span text:style-name="_35_">l</text:span><text:span text:style-name="_39_">i</text:span><text:span text:style-name="_31_3">e</text:span><text:span text:style-name="_35_">v</text:span><text:span text:style-name="_39_">e</text:span><text:span text:style-name="_31_1"> </text:span><text:span text:style-name="_32_">i</text:span><text:span text:style-name="_31_0">n</text:span><text:span text:style-name="_31_1"> </text:span><text:span text:style-name="_35_">g</text:span><text:span text:style-name="_31_0">h</text:span><text:span text:style-name="_31_3">o</text:span><text:span text:style-name="_34_">s</text:span><text:span text:style-name="_31_0">t</text:span><text:span text:style-name="_31_4">s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b</text:span><text:span text:style-name="_34_">o</text:span><text:span text:style-name="_37_">g</text:span><text:span text:style-name="_31_3">i</text:span><text:span text:style-name="_33_">e</text:span><text:span text:style-name="_37_">s</text:span><text:span text:style-name="_31_2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i</text:span><text:span text:style-name="_34_">d</text:span><text:span text:style-name="_31_0">e</text:span><text:span text:style-name="_31_4">a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1"> </text:span><text:span text:style-name="_32_">o</text:span><text:span text:style-name="_38_">u</text:span><text:span text:style-name="_31_2">r</text:span><text:span text:style-name="_31_"> </text:span><text:span text:style-name="_37_">b</text:span><text:span text:style-name="_31_4">o</text:span><text:span text:style-name="_34_">d</text:span><text:span text:style-name="_38_">i</text:span><text:span text:style-name="_31_2">e</text:span><text:span text:style-name="_33_">s</text:span><text:span text:style-name="_36_"> </text:span><text:span text:style-name="_31_2">m</text:span><text:span text:style-name="_35_">o</text:span><text:span text:style-name="_39_">v</text:span><text:span text:style-name="_31_4">e</text:span><text:span text:style-name="_31_"> </text:span><text:span text:style-name="_31_0">s</text:span><text:span text:style-name="_31_2">i</text:span><text:span text:style-name="_35_">m</text:span><text:span text:style-name="_31_0">p</text:span><text:span text:style-name="_31_3">l</text:span><text:span text:style-name="_33_">y</text:span><text:span text:style-name="_36_"> </text:span><text:span text:style-name="_31_4">a</text:span><text:span text:style-name="_32_">c</text:span><text:span text:style-name="_37_">c</text:span><text:span text:style-name="_31_3">o</text:span><text:span text:style-name="_35_">r</text:span><text:span text:style-name="_38_">d</text:span><text:span text:style-name="_31_3">i</text:span><text:span text:style-name="_35_">n</text:span><text:span text:style-name="_37_">g</text:span><text:span text:style-name="_31_1"> </text:span><text:span text:style-name="_32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k</text:span><text:span text:style-name="_31_5">n</text:span><text:span text:style-name="_34_">o</text:span><text:span text:style-name="_38_">w</text:span><text:span text:style-name="_31_4">n</text:span><text:span text:style-name="_31_"> </text:span><text:span text:style-name="_37_">l</text:span><text:span text:style-name="_31_4">a</text:span><text:span text:style-name="_34_">w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p</text:span><text:span text:style-name="_38_">h</text:span><text:span text:style-name="_31_4">y</text:span><text:span text:style-name="_33_">s</text:span><text:span text:style-name="_31_0">i</text:span><text:span text:style-name="_31_3">c</text:span><text:span text:style-name="_32_">s</text:span><text:span text:style-name="_37_">,</text:span><text:span text:style-name="_31_1"> </text:span><text:span text:style-name="_35_">t</text:span><text:span text:style-name="_31_0">o</text:span><text:span text:style-name="_31_3">g</text:span><text:span text:style-name="_35_">e</text:span><text:span text:style-name="_38_">t</text:span><text:span text:style-name="_31_2">h</text:span><text:span text:style-name="_34_">e</text:span><text:span text:style-name="_37_">r</text:span><text:span text:style-name="_31_1"> </text:span><text:span text:style-name="_34_">w</text:span><text:span text:style-name="_31_0">i</text:span><text:span text:style-name="_31_3">t</text:span><text:span text:style-name="_32_">h</text:span><text:span text:style-name="_36_"> </text:span><text:span text:style-name="_31_4">s</text:span><text:span text:style-name="_32_">o</text:span><text:span text:style-name="_38_">m</text:span><text:span text:style-name="_31_5">e</text:span><text:span text:style-name="_31_"> </text:span><text:span text:style-name="_31_0">o</text:span><text:span text:style-name="_31_3">t</text:span><text:span text:style-name="_32_">h</text:span><text:span text:style-name="_31_0">e</text:span><text:span text:style-name="_31_3">r</text:span><text:span text:style-name="_33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3_">y</text:span><text:span text:style-name="_37_">e</text:span><text:span text:style-name="_31_4">t</text:span><text:span text:style-name="_31_"> </text:span><text:span text:style-name="_37_">d</text:span><text:span text:style-name="_31_2">i</text:span><text:span text:style-name="_32_">s</text:span><text:span text:style-name="_37_">c</text:span><text:span text:style-name="_31_2">o</text:span><text:span text:style-name="_35_">v</text:span><text:span text:style-name="_37_">e</text:span><text:span text:style-name="_31_3">r</text:span><text:span text:style-name="_34_">e</text:span><text:span text:style-name="_37_">d</text:span><text:span text:style-name="_31_1"> </text:span><text:span text:style-name="_32_">b</text:span><text:span text:style-name="_37_">u</text:span><text:span text:style-name="_31_5">t</text:span><text:span text:style-name="_31_"> </text:span><text:span text:style-name="_38_">s</text:span><text:span text:style-name="_31_3">o</text:span><text:span text:style-name="_33_">m</text:span><text:span text:style-name="_39_">e</text:span><text:span text:style-name="_31_5">w</text:span><text:span text:style-name="_32_">h</text:span><text:span text:style-name="_31_0">a</text:span><text:span text:style-name="_31_5">t</text:span><text:span text:style-name="_31_"> </text:span><text:span text:style-name="_37_">s</text:span><text:span text:style-name="_31_4">i</text:span><text:span text:style-name="_34_">m</text:span><text:span text:style-name="_37_">i</text:span><text:span text:style-name="_31_4">l</text:span><text:span text:style-name="_32_">a</text:span><text:span text:style-name="_31_0">r</text:span><text:span text:style-name="_31_5">,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2">e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f</text:span><text:span text:style-name="_39_">i</text:span><text:span text:style-name="_31_4">r</text:span><text:span text:style-name="_35_">s</text:span><text:span text:style-name="_31_0">t</text:span><text:span text:style-name="_31_1"> </text:span><text:span text:style-name="_32_">t</text:span><text:span text:style-name="_37_">o</text:span><text:span text:style-name="_31_1"> </text:span><text:span text:style-name="_35_">g</text:span><text:span text:style-name="_37_">o</text:span><text:span text:style-name="_31_5">.</text:span></text:p>
      <text:p text:style-name="P1"><text:span text:style-name="_38_">T</text:span><text:span text:style-name="_31_4">h</text:span><text:span text:style-name="_32_">i</text:span><text:span text:style-name="_38_">s</text:span><text:span text:style-name="_31_1"> </text:span><text:span text:style-name="_34_">a</text:span><text:span text:style-name="_37_">r</text:span><text:span text:style-name="_31_4">g</text:span><text:span text:style-name="_35_">u</text:span><text:span text:style-name="_38_">m</text:span><text:span text:style-name="_31_5">e</text:span><text:span text:style-name="_35_">n</text:span><text:span text:style-name="_39_">t</text:span><text:span text:style-name="_31_1"> </text:span><text:span text:style-name="_34_">i</text:span><text:span text:style-name="_38_">s</text:span><text:span text:style-name="_31_1"> </text:span><text:span text:style-name="_32_">t</text:span><text:span text:style-name="_38_">o</text:span><text:span text:style-name="_31_1"> </text:span><text:span text:style-name="_34_">m</text:span><text:span text:style-name="_31_0">y</text:span><text:span text:style-name="_31_1"> </text:span><text:span text:style-name="_34_">m</text:span><text:span text:style-name="_31_0">i</text:span><text:span text:style-name="_31_4">n</text:span><text:span text:style-name="_35_">d</text:span><text:span text:style-name="_36_"> </text:span><text:span text:style-name="_31_3">q</text:span><text:span text:style-name="_34_">u</text:span><text:span text:style-name="_37_">i</text:span><text:span text:style-name="_31_3">t</text:span><text:span text:style-name="_35_">e</text:span><text:span text:style-name="_36_"> </text:span><text:span text:style-name="_31_3">a</text:span><text:span text:style-name="_31_"> </text:span><text:span text:style-name="_31_0">s</text:span><text:span text:style-name="_31_5">t</text:span><text:span text:style-name="_35_">r</text:span><text:span text:style-name="_31_0">o</text:span><text:span text:style-name="_31_3">n</text:span><text:span text:style-name="_32_">g</text:span><text:span text:style-name="_36_"> </text:span><text:span text:style-name="_31_4">o</text:span><text:span text:style-name="_35_">n</text:span><text:span text:style-name="_39_">e</text:span><text:span text:style-name="_31_3">.</text:span><text:span text:style-name="_31_"> </text:span><text:span text:style-name="_31_0">O</text:span><text:span text:style-name="_31_5">n</text:span><text:span text:style-name="_33_">e</text:span><text:span text:style-name="_36_"> </text:span><text:span text:style-name="_31_3">c</text:span><text:span text:style-name="_34_">a</text:span><text:span text:style-name="_37_">n</text:span><text:span text:style-name="_31_1"> </text:span><text:span text:style-name="_34_">s</text:span><text:span text:style-name="_39_">a</text:span><text:span text:style-name="_31_2">y</text:span><text:span text:style-name="_31_"> </text:span><text:span text:style-name="_31_0">i</text:span><text:span text:style-name="_31_5">n</text:span><text:span text:style-name="_31_"> </text:span><text:span text:style-name="_37_">r</text:span><text:span text:style-name="_31_3">e</text:span><text:span text:style-name="_34_">p</text:span><text:span text:style-name="_31_0">l</text:span><text:span text:style-name="_31_3">y</text:span><text:span text:style-name="_31_"> </text:span><text:span text:style-name="_38_">t</text:span><text:span text:style-name="_31_4">h</text:span><text:span text:style-name="_32_">a</text:span><text:span text:style-name="_39_">t</text:span><text:span text:style-name="_31_1"> </text:span><text:span text:style-name="_33_">m</text:span><text:span text:style-name="_31_0">a</text:span><text:span text:style-name="_31_5">n</text:span><text:span text:style-name="_35_">y</text:span><text:span text:style-name="_36_"> </text:span><text:span text:style-name="_31_2">s</text:span><text:span text:style-name="_35_">c</text:span><text:span text:style-name="_31_0">i</text:span><text:span text:style-name="_31_5">e</text:span><text:span text:style-name="_32_">n</text:span><text:span text:style-name="_39_">t</text:span><text:span text:style-name="_31_3">i</text:span><text:span text:style-name="_34_">f</text:span><text:span text:style-name="_37_">i</text:span><text:span text:style-name="_31_4">c</text:span><text:span text:style-name="_31_"> </text:span><text:span text:style-name="_37_">t</text:span><text:span text:style-name="_31_2">h</text:span><text:span text:style-name="_32_">e</text:span><text:span text:style-name="_38_">o</text:span><text:span text:style-name="_31_2">r</text:span><text:span text:style-name="_34_">i</text:span><text:span text:style-name="_37_">e</text:span><text:span text:style-name="_31_4">s</text:span><text:span text:style-name="_31_"> </text:span><text:span text:style-name="_38_">s</text:span><text:span text:style-name="_31_2">e</text:span><text:span text:style-name="_32_">e</text:span><text:span text:style-name="_39_">m</text:span><text:span text:style-name="_31_1"> </text:span><text:span text:style-name="_33_">t</text:span><text:span text:style-name="_38_">o</text:span><text:span text:style-name="_31_1"> </text:span><text:span text:style-name="_35_">r</text:span><text:span text:style-name="_31_0">e</text:span><text:span text:style-name="_31_3">m</text:span><text:span text:style-name="_32_">a</text:span><text:span text:style-name="_38_">i</text:span><text:span text:style-name="_31_4">n</text:span><text:span text:style-name="_31_"> </text:span><text:span text:style-name="_37_">w</text:span><text:span text:style-name="_31_4">o</text:span><text:span text:style-name="_35_">r</text:span><text:span text:style-name="_37_">k</text:span><text:span text:style-name="_31_4">a</text:span><text:span text:style-name="_33_">b</text:span><text:span text:style-name="_31_0">l</text:span><text:span text:style-name="_31_4">e</text:span><text:span text:style-name="_31_"> </text:span><text:span text:style-name="_39_">i</text:span><text:span text:style-name="_31_2">n</text:span><text:span text:style-name="_31_"> </text:span><text:span text:style-name="_31_0">p</text:span><text:span text:style-name="_31_5">r</text:span><text:span text:style-name="_33_">a</text:span><text:span text:style-name="_31_0">c</text:span><text:span text:style-name="_31_3">t</text:span><text:span text:style-name="_35_">i</text:span><text:span text:style-name="_38_">c</text:span><text:span text:style-name="_31_5">e</text:span><text:span text:style-name="_32_">,</text:span><text:span text:style-name="_36_"> </text:span><text:span text:style-name="_31_2">i</text:span><text:span text:style-name="_34_">n</text:span><text:span text:style-name="_36_"> </text:span><text:span text:style-name="_31_2">s</text:span><text:span text:style-name="_32_">p</text:span><text:span text:style-name="_39_">i</text:span><text:span text:style-name="_31_3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c</text:span><text:span text:style-name="_32_">l</text:span><text:span text:style-name="_37_">a</text:span><text:span text:style-name="_31_2">s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w</text:span><text:span text:style-name="_35_">i</text:span><text:span text:style-name="_31_0">t</text:span><text:span text:style-name="_31_5">h</text:span><text:span text:style-name="_31_"> </text:span><text:span text:style-name="_37_">E</text:span><text:span text:style-name="_31_5">S</text:span><text:span text:style-name="_34_">P</text:span><text:span text:style-name="_31_0">;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4">i</text:span><text:span text:style-name="_32_">n</text:span><text:span text:style-name="_36_"> </text:span><text:span text:style-name="_31_5">f</text:span><text:span text:style-name="_35_">a</text:span><text:span text:style-name="_38_">c</text:span><text:span text:style-name="_31_4">t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5">c</text:span><text:span text:style-name="_32_">a</text:span><text:span text:style-name="_39_">n</text:span><text:span text:style-name="_31_1"> </text:span><text:span text:style-name="_32_">g</text:span><text:span text:style-name="_37_">e</text:span><text:span text:style-name="_31_4">t</text:span><text:span text:style-name="_31_"> </text:span><text:span text:style-name="_39_">a</text:span><text:span text:style-name="_31_2">l</text:span><text:span text:style-name="_32_">o</text:span><text:span text:style-name="_38_">n</text:span><text:span text:style-name="_31_4">g</text:span><text:span text:style-name="_31_"> </text:span><text:span text:style-name="_39_">v</text:span><text:span text:style-name="_31_4">e</text:span><text:span text:style-name="_32_">r</text:span><text:span text:style-name="_31_0">y</text:span><text:span text:style-name="_31_1"> </text:span><text:span text:style-name="_35_">n</text:span><text:span text:style-name="_37_">i</text:span><text:span text:style-name="_31_5">c</text:span><text:span text:style-name="_32_">e</text:span><text:span text:style-name="_39_">l</text:span><text:span text:style-name="_31_3">y</text:span><text:span text:style-name="_31_"> </text:span><text:span text:style-name="_31_0">i</text:span><text:span text:style-name="_31_3">f</text:span><text:span text:style-name="_31_"> </text:span><text:span text:style-name="_37_">o</text:span><text:span text:style-name="_31_3">n</text:span><text:span text:style-name="_33_">e</text:span><text:span text:style-name="_36_"> </text:span><text:span text:style-name="_31_2">f</text:span><text:span text:style-name="_34_">o</text:span><text:span text:style-name="_31_0">r</text:span><text:span text:style-name="_31_3">g</text:span><text:span text:style-name="_35_">e</text:span><text:span text:style-name="_31_0">t</text:span><text:span text:style-name="_31_5">s</text:span><text:span text:style-name="_31_"> </text:span><text:span text:style-name="_39_">a</text:span><text:span text:style-name="_31_5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2">t</text:span><text:span text:style-name="_32_">.</text:span><text:span text:style-name="_36_"> </text:span><text:span text:style-name="_31_2">T</text:span><text:span text:style-name="_34_">h</text:span><text:span text:style-name="_38_">i</text:span><text:span text:style-name="_31_5">s</text:span><text:span text:style-name="_31_"> </text:span><text:span text:style-name="_39_">i</text:span><text:span text:style-name="_31_3">s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2">c</text:span><text:span text:style-name="_34_">o</text:span><text:span text:style-name="_37_">l</text:span><text:span text:style-name="_31_4">d</text:span><text:span text:style-name="_31_"> </text:span><text:span text:style-name="_38_">c</text:span><text:span text:style-name="_31_4">o</text:span><text:span text:style-name="_34_">m</text:span><text:span text:style-name="_38_">f</text:span><text:span text:style-name="_31_4">o</text:span><text:span text:style-name="_32_">r</text:span><text:span text:style-name="_37_">t</text:span><text:span text:style-name="_31_4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f</text:span><text:span text:style-name="_38_">e</text:span><text:span text:style-name="_31_2">a</text:span><text:span text:style-name="_35_">r</text:span><text:span text:style-name="_38_">s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t</text:span><text:span text:style-name="_34_">h</text:span><text:span text:style-name="_31_0">i</text:span><text:span text:style-name="_31_2">n</text:span><text:span text:style-name="_33_">k</text:span><text:span text:style-name="_39_">i</text:span><text:span text:style-name="_31_5">n</text:span><text:span text:style-name="_32_">g</text:span><text:span text:style-name="_36_"> </text:span><text:span text:style-name="_31_5">i</text:span><text:span text:style-name="_32_">s</text:span><text:span text:style-name="_36_"> </text:span><text:span text:style-name="_31_5">j</text:span><text:span text:style-name="_32_">u</text:span><text:span text:style-name="_38_">s</text:span><text:span text:style-name="_31_2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4">k</text:span><text:span text:style-name="_33_">i</text:span><text:span text:style-name="_31_0">n</text:span><text:span text:style-name="_31_2">d</text:span><text:span text:style-name="_31_"> </text:span><text:span text:style-name="_38_">o</text:span><text:span text:style-name="_31_5">f</text:span><text:span text:style-name="_31_"> </text:span><text:span text:style-name="_38_">p</text:span><text:span text:style-name="_31_5">h</text:span><text:span text:style-name="_32_">e</text:span><text:span text:style-name="_37_">n</text:span><text:span text:style-name="_31_4">o</text:span><text:span text:style-name="_34_">m</text:span><text:span text:style-name="_31_0">e</text:span><text:span text:style-name="_31_5">n</text:span><text:span text:style-name="_32_">o</text:span><text:span text:style-name="_38_">n</text:span><text:span text:style-name="_31_1"> </text:span><text:span text:style-name="_35_">w</text:span><text:span text:style-name="_38_">h</text:span><text:span text:style-name="_31_3">e</text:span><text:span text:style-name="_34_">r</text:span><text:span text:style-name="_31_0">e</text:span><text:span text:style-name="_31_1"> </text:span><text:span text:style-name="_32_">E</text:span><text:span text:style-name="_39_">S</text:span><text:span text:style-name="_31_5">P</text:span><text:span text:style-name="_31_"> </text:span><text:span text:style-name="_31_0">m</text:span><text:span text:style-name="_31_5">a</text:span><text:span text:style-name="_34_">y</text:span><text:span text:style-name="_36_"> </text:span><text:span text:style-name="_31_3">b</text:span><text:span text:style-name="_34_">e</text:span><text:span text:style-name="_36_"> </text:span><text:span text:style-name="_31_4">e</text:span><text:span text:style-name="_35_">s</text:span><text:span text:style-name="_38_">p</text:span><text:span text:style-name="_31_2">e</text:span><text:span text:style-name="_35_">c</text:span><text:span text:style-name="_31_0">i</text:span><text:span text:style-name="_31_3">a</text:span><text:span text:style-name="_33_">l</text:span><text:span text:style-name="_38_">l</text:span><text:span text:style-name="_31_2">y</text:span><text:span text:style-name="_31_"> </text:span><text:span text:style-name="_37_">r</text:span><text:span text:style-name="_31_5">e</text:span><text:span text:style-name="_35_">l</text:span><text:span text:style-name="_37_">e</text:span><text:span text:style-name="_31_2">v</text:span><text:span text:style-name="_32_">a</text:span><text:span text:style-name="_31_0">n</text:span><text:span text:style-name="_31_3">t</text:span><text:span text:style-name="_35_">.</text:span></text:p>
      <text:p text:style-name="P1"><text:span text:style-name="_31_3">A</text:span><text:span text:style-name="_31_"> </text:span><text:span text:style-name="_38_">m</text:span><text:span text:style-name="_31_2">o</text:span><text:span text:style-name="_33_">r</text:span><text:span text:style-name="_31_0">e</text:span><text:span text:style-name="_31_1"> </text:span><text:span text:style-name="_32_">s</text:span><text:span text:style-name="_39_">p</text:span><text:span text:style-name="_31_5">e</text:span><text:span text:style-name="_32_">c</text:span><text:span text:style-name="_37_">i</text:span><text:span text:style-name="_31_4">f</text:span><text:span text:style-name="_33_">i</text:span><text:span text:style-name="_37_">c</text:span><text:span text:style-name="_31_1"> </text:span><text:span text:style-name="_34_">a</text:span><text:span text:style-name="_38_">r</text:span><text:span text:style-name="_31_5">g</text:span><text:span text:style-name="_35_">u</text:span><text:span text:style-name="_37_">m</text:span><text:span text:style-name="_31_5">e</text:span><text:span text:style-name="_32_">n</text:span><text:span text:style-name="_31_0">t</text:span><text:span text:style-name="_31_1"> </text:span><text:span text:style-name="_34_">b</text:span><text:span text:style-name="_38_">a</text:span><text:span text:style-name="_31_2">s</text:span><text:span text:style-name="_33_">e</text:span><text:span text:style-name="_37_">d</text:span><text:span text:style-name="_31_1"> </text:span><text:span text:style-name="_32_">o</text:span><text:span text:style-name="_31_0">n</text:span><text:span text:style-name="_31_1"> </text:span><text:span text:style-name="_33_">E</text:span><text:span text:style-name="_38_">S</text:span><text:span text:style-name="_31_5">P</text:span><text:span text:style-name="_31_"> </text:span><text:span text:style-name="_38_">m</text:span><text:span text:style-name="_31_3">i</text:span><text:span text:style-name="_35_">g</text:span><text:span text:style-name="_38_">h</text:span><text:span text:style-name="_31_4">t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2">a</text:span><text:span text:style-name="_33_">s</text:span><text:span text:style-name="_36_"> </text:span><text:span text:style-name="_31_3">f</text:span><text:span text:style-name="_34_">o</text:span><text:span text:style-name="_37_">l</text:span><text:span text:style-name="_31_5">l</text:span><text:span text:style-name="_34_">o</text:span><text:span text:style-name="_37_">w</text:span><text:span text:style-name="_31_2">s</text:span><text:span text:style-name="_34_">:</text:span><text:span text:style-name="_36_"> </text:span><text:span text:style-name="_31_3">"</text:span><text:span text:style-name="_34_">L</text:span><text:span text:style-name="_39_">e</text:span><text:span text:style-name="_31_3">t</text:span><text:span text:style-name="_31_"> </text:span><text:span text:style-name="_31_0">u</text:span><text:span text:style-name="_31_3">s</text:span><text:span text:style-name="_31_"> </text:span><text:span text:style-name="_38_">p</text:span><text:span text:style-name="_31_2">l</text:span><text:span text:style-name="_33_">a</text:span><text:span text:style-name="_37_">y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i</text:span><text:span text:style-name="_31_5">m</text:span><text:span text:style-name="_33_">i</text:span><text:span text:style-name="_37_">t</text:span><text:span text:style-name="_31_3">a</text:span><text:span text:style-name="_35_">t</text:span><text:span text:style-name="_37_">i</text:span><text:span text:style-name="_31_2">o</text:span><text:span text:style-name="_35_">n</text:span><text:span text:style-name="_36_"> </text:span><text:span text:style-name="_31_5">g</text:span><text:span text:style-name="_34_">a</text:span><text:span text:style-name="_37_">m</text:span><text:span text:style-name="_31_3">e</text:span><text:span text:style-name="_33_">,</text:span><text:span text:style-name="_36_"> </text:span><text:span text:style-name="_31_2">u</text:span><text:span text:style-name="_34_">s</text:span><text:span text:style-name="_37_">i</text:span><text:span text:style-name="_31_3">n</text:span><text:span text:style-name="_32_">g</text:span><text:span text:style-name="_36_"> </text:span><text:span text:style-name="_31_5">a</text:span><text:span text:style-name="_32_">s</text:span><text:span text:style-name="_36_"> </text:span><text:span text:style-name="_31_5">w</text:span><text:span text:style-name="_32_">i</text:span><text:span text:style-name="_39_">t</text:span><text:span text:style-name="_31_5">n</text:span><text:span text:style-name="_34_">e</text:span><text:span text:style-name="_37_">s</text:span><text:span text:style-name="_31_5">s</text:span><text:span text:style-name="_32_">e</text:span><text:span text:style-name="_31_0">s</text:span><text:span text:style-name="_31_1"> </text:span><text:span text:style-name="_35_">a</text:span><text:span text:style-name="_36_"> </text:span><text:span text:style-name="_31_5">m</text:span><text:span text:style-name="_35_">a</text:span><text:span text:style-name="_31_0">n</text:span><text:span text:style-name="_31_1"> </text:span><text:span text:style-name="_32_">w</text:span><text:span text:style-name="_39_">h</text:span><text:span text:style-name="_31_5">o</text:span><text:span text:style-name="_31_"> </text:span><text:span text:style-name="_31_0">i</text:span><text:span text:style-name="_31_3">s</text:span><text:span text:style-name="_31_"> </text:span><text:span text:style-name="_38_">g</text:span><text:span text:style-name="_31_4">o</text:span><text:span text:style-name="_34_">o</text:span><text:span text:style-name="_31_0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t</text:span><text:span text:style-name="_35_">e</text:span><text:span text:style-name="_38_">l</text:span><text:span text:style-name="_31_5">e</text:span><text:span text:style-name="_34_">p</text:span><text:span text:style-name="_37_">a</text:span><text:span text:style-name="_31_3">t</text:span><text:span text:style-name="_34_">h</text:span><text:span text:style-name="_38_">i</text:span><text:span text:style-name="_31_3">c</text:span><text:span text:style-name="_31_"> </text:span><text:span text:style-name="_39_">r</text:span><text:span text:style-name="_31_3">e</text:span><text:span text:style-name="_35_">c</text:span><text:span text:style-name="_39_">e</text:span><text:span text:style-name="_31_3">i</text:span><text:span text:style-name="_33_">v</text:span><text:span text:style-name="_38_">e</text:span><text:span text:style-name="_31_3">r</text:span><text:span text:style-name="_33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3">d</text:span><text:span text:style-name="_35_">i</text:span><text:span text:style-name="_37_">g</text:span><text:span text:style-name="_31_2">i</text:span><text:span text:style-name="_33_">t</text:span><text:span text:style-name="_37_">a</text:span><text:span text:style-name="_31_4">l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5">u</text:span><text:span text:style-name="_32_">t</text:span><text:span text:style-name="_37_">e</text:span><text:span text:style-name="_31_4">r</text:span><text:span text:style-name="_35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2_">i</text:span><text:span text:style-name="_38_">n</text:span><text:span text:style-name="_31_5">t</text:span><text:span text:style-name="_34_">e</text:span><text:span text:style-name="_37_">r</text:span><text:span text:style-name="_31_3">r</text:span><text:span text:style-name="_35_">o</text:span><text:span text:style-name="_38_">g</text:span><text:span text:style-name="_31_3">a</text:span><text:span text:style-name="_34_">t</text:span><text:span text:style-name="_37_">o</text:span><text:span text:style-name="_31_5">r</text:span><text:span text:style-name="_31_"> </text:span><text:span text:style-name="_38_">c</text:span><text:span text:style-name="_31_2">a</text:span><text:span text:style-name="_35_">n</text:span><text:span text:style-name="_36_"> </text:span><text:span text:style-name="_31_5">a</text:span><text:span text:style-name="_32_">s</text:span><text:span text:style-name="_38_">k</text:span><text:span text:style-name="_31_1"> </text:span><text:span text:style-name="_33_">s</text:span><text:span text:style-name="_38_">u</text:span><text:span text:style-name="_31_2">c</text:span><text:span text:style-name="_34_">h</text:span><text:span text:style-name="_36_"> </text:span><text:span text:style-name="_31_4">q</text:span><text:span text:style-name="_32_">u</text:span><text:span text:style-name="_31_0">e</text:span><text:span text:style-name="_31_5">s</text:span><text:span text:style-name="_34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4_">a</text:span><text:span text:style-name="_39_">s</text:span><text:span text:style-name="_31_1"> </text:span><text:span text:style-name="_34_">'</text:span><text:span text:style-name="_39_">W</text:span><text:span text:style-name="_31_2">h</text:span><text:span text:style-name="_35_">a</text:span><text:span text:style-name="_39_">t</text:span><text:span text:style-name="_31_1"> </text:span><text:span text:style-name="_33_">s</text:span><text:span text:style-name="_38_">u</text:span><text:span text:style-name="_31_3">i</text:span><text:span text:style-name="_34_">t</text:span><text:span text:style-name="_36_"> </text:span><text:span text:style-name="_31_4">d</text:span><text:span text:style-name="_33_">o</text:span><text:span text:style-name="_37_">e</text:span><text:span text:style-name="_31_3">s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c</text:span><text:span text:style-name="_34_">a</text:span><text:span text:style-name="_31_0">r</text:span><text:span text:style-name="_31_4">d</text:span><text:span text:style-name="_31_"> </text:span><text:span text:style-name="_31_0">i</text:span><text:span text:style-name="_31_4">n</text:span><text:span text:style-name="_31_"> </text:span><text:span text:style-name="_38_">m</text:span><text:span text:style-name="_31_2">y</text:span><text:span text:style-name="_31_"> </text:span><text:span text:style-name="_37_">r</text:span><text:span text:style-name="_31_3">i</text:span><text:span text:style-name="_33_">g</text:span><text:span text:style-name="_39_">h</text:span><text:span text:style-name="_31_2">t</text:span><text:span text:style-name="_31_"> </text:span><text:span text:style-name="_38_">h</text:span><text:span text:style-name="_31_2">a</text:span><text:span text:style-name="_34_">n</text:span><text:span text:style-name="_39_">d</text:span><text:span text:style-name="_31_1"> </text:span><text:span text:style-name="_35_">b</text:span><text:span text:style-name="_39_">e</text:span><text:span text:style-name="_31_4">l</text:span><text:span text:style-name="_34_">o</text:span><text:span text:style-name="_38_">n</text:span><text:span text:style-name="_31_4">g</text:span><text:span text:style-name="_31_"> </text:span><text:span text:style-name="_31_0">t</text:span><text:span text:style-name="_31_5">o</text:span><text:span text:style-name="_33_">?</text:span><text:span text:style-name="_31_0">'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8_">m</text:span><text:span text:style-name="_31_3">a</text:span><text:span text:style-name="_33_">n</text:span><text:span text:style-name="_36_"> </text:span><text:span text:style-name="_31_3">b</text:span><text:span text:style-name="_35_">y</text:span><text:span text:style-name="_36_"> </text:span><text:span text:style-name="_31_3">t</text:span><text:span text:style-name="_33_">e</text:span><text:span text:style-name="_38_">l</text:span><text:span text:style-name="_31_2">e</text:span><text:span text:style-name="_34_">p</text:span><text:span text:style-name="_38_">a</text:span><text:span text:style-name="_31_2">t</text:span><text:span text:style-name="_32_">h</text:span><text:span text:style-name="_31_0">y</text:span><text:span text:style-name="_31_1"> </text:span><text:span text:style-name="_32_">o</text:span><text:span text:style-name="_37_">r</text:span><text:span text:style-name="_31_1"> </text:span><text:span text:style-name="_35_">c</text:span><text:span text:style-name="_38_">l</text:span><text:span text:style-name="_31_5">a</text:span><text:span text:style-name="_35_">i</text:span><text:span text:style-name="_31_0">r</text:span><text:span text:style-name="_31_5">v</text:span><text:span text:style-name="_34_">o</text:span><text:span text:style-name="_39_">y</text:span><text:span text:style-name="_31_3">a</text:span><text:span text:style-name="_34_">n</text:span><text:span text:style-name="_38_">c</text:span><text:span text:style-name="_31_2">e</text:span><text:span text:style-name="_31_"> </text:span><text:span text:style-name="_31_0">g</text:span><text:span text:style-name="_31_3">i</text:span><text:span text:style-name="_33_">v</text:span><text:span text:style-name="_38_">e</text:span><text:span text:style-name="_31_5">s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r</text:span><text:span text:style-name="_34_">i</text:span><text:span text:style-name="_39_">g</text:span><text:span text:style-name="_31_4">h</text:span><text:span text:style-name="_34_">t</text:span><text:span text:style-name="_36_"> </text:span><text:span text:style-name="_31_4">a</text:span><text:span text:style-name="_33_">n</text:span><text:span text:style-name="_31_0">s</text:span><text:span text:style-name="_31_5">w</text:span><text:span text:style-name="_35_">e</text:span><text:span text:style-name="_39_">r</text:span><text:span text:style-name="_31_1"> </text:span><text:span text:style-name="_32_">1</text:span><text:span text:style-name="_37_">3</text:span><text:span text:style-name="_31_2">0</text:span><text:span text:style-name="_31_"> </text:span><text:span text:style-name="_38_">t</text:span><text:span text:style-name="_31_2">i</text:span><text:span text:style-name="_35_">m</text:span><text:span text:style-name="_39_">e</text:span><text:span text:style-name="_31_4">s</text:span><text:span text:style-name="_31_"> </text:span><text:span text:style-name="_31_0">o</text:span><text:span text:style-name="_31_2">u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4</text:span><text:span text:style-name="_32_">0</text:span><text:span text:style-name="_37_">0</text:span><text:span text:style-name="_31_1"> </text:span><text:span text:style-name="_34_">c</text:span><text:span text:style-name="_31_0">a</text:span><text:span text:style-name="_31_3">r</text:span><text:span text:style-name="_32_">d</text:span><text:span text:style-name="_38_">s</text:span><text:span text:style-name="_31_3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7_">n</text:span><text:span text:style-name="_31_2">e</text:span><text:span text:style-name="_31_"> </text:span><text:span text:style-name="_39_">c</text:span><text:span text:style-name="_31_2">a</text:span><text:span text:style-name="_34_">n</text:span><text:span text:style-name="_36_"> </text:span><text:span text:style-name="_31_4">o</text:span><text:span text:style-name="_34_">n</text:span><text:span text:style-name="_31_0">l</text:span><text:span text:style-name="_31_2">y</text:span><text:span text:style-name="_31_"> </text:span><text:span text:style-name="_37_">g</text:span><text:span text:style-name="_31_3">u</text:span><text:span text:style-name="_33_">e</text:span><text:span text:style-name="_37_">s</text:span><text:span text:style-name="_31_5">s</text:span><text:span text:style-name="_31_"> </text:span><text:span text:style-name="_37_">a</text:span><text:span text:style-name="_31_2">t</text:span><text:span text:style-name="_31_"> </text:span><text:span text:style-name="_37_">r</text:span><text:span text:style-name="_31_4">a</text:span><text:span text:style-name="_32_">n</text:span><text:span text:style-name="_38_">d</text:span><text:span text:style-name="_31_5">o</text:span><text:span text:style-name="_34_">m</text:span><text:span text:style-name="_31_0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p</text:span><text:span text:style-name="_31_3">e</text:span><text:span text:style-name="_33_">r</text:span><text:span text:style-name="_37_">h</text:span><text:span text:style-name="_31_4">a</text:span><text:span text:style-name="_35_">p</text:span><text:span text:style-name="_31_0">s</text:span><text:span text:style-name="_31_1"> </text:span><text:span text:style-name="_33_">g</text:span><text:span text:style-name="_38_">e</text:span><text:span text:style-name="_31_3">t</text:span><text:span text:style-name="_32_">s</text:span><text:span text:style-name="_36_"> </text:span><text:span text:style-name="_31_3">1</text:span><text:span text:style-name="_34_">0</text:span><text:span text:style-name="_37_">4</text:span><text:span text:style-name="_31_1"> </text:span><text:span text:style-name="_33_">r</text:span><text:span text:style-name="_31_0">i</text:span><text:span text:style-name="_31_2">g</text:span><text:span text:style-name="_33_">h</text:span><text:span text:style-name="_31_0">t</text:span><text:span text:style-name="_31_3">,</text:span><text:span text:style-name="_31_"> </text:span><text:span text:style-name="_31_0">s</text:span><text:span text:style-name="_31_2">o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i</text:span><text:span text:style-name="_35_">n</text:span><text:span text:style-name="_31_0">t</text:span><text:span text:style-name="_31_5">e</text:span><text:span text:style-name="_33_">r</text:span><text:span text:style-name="_39_">r</text:span><text:span text:style-name="_31_3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m</text:span><text:span text:style-name="_39_">a</text:span><text:span text:style-name="_31_2">k</text:span><text:span text:style-name="_35_">e</text:span><text:span text:style-name="_39_">s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i</text:span><text:span text:style-name="_35_">g</text:span><text:span text:style-name="_37_">h</text:span><text:span text:style-name="_31_3">t</text:span><text:span text:style-name="_31_"> </text:span><text:span text:style-name="_39_">i</text:span><text:span text:style-name="_31_2">d</text:span><text:span text:style-name="_34_">e</text:span><text:span text:style-name="_38_">n</text:span><text:span text:style-name="_31_5">t</text:span><text:span text:style-name="_34_">i</text:span><text:span text:style-name="_39_">f</text:span><text:span text:style-name="_31_3">i</text:span><text:span text:style-name="_33_">c</text:span><text:span text:style-name="_39_">a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7_">"</text:span><text:span text:style-name="_31_1"> </text:span><text:span text:style-name="_33_">T</text:span><text:span text:style-name="_38_">h</text:span><text:span text:style-name="_31_3">e</text:span><text:span text:style-name="_33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a</text:span><text:span text:style-name="_37_">n</text:span><text:span text:style-name="_31_1"> </text:span><text:span text:style-name="_32_">i</text:span><text:span text:style-name="_39_">n</text:span><text:span text:style-name="_31_2">t</text:span><text:span text:style-name="_32_">e</text:span><text:span text:style-name="_39_">r</text:span><text:span text:style-name="_31_5">e</text:span><text:span text:style-name="_34_">s</text:span><text:span text:style-name="_31_0">t</text:span><text:span text:style-name="_31_2">i</text:span><text:span text:style-name="_32_">n</text:span><text:span text:style-name="_38_">g</text:span><text:span text:style-name="_31_1"> </text:span><text:span text:style-name="_34_">p</text:span><text:span text:style-name="_31_0">o</text:span><text:span text:style-name="_31_3">s</text:span><text:span text:style-name="_32_">s</text:span><text:span text:style-name="_38_">i</text:span><text:span text:style-name="_31_5">b</text:span><text:span text:style-name="_32_">i</text:span><text:span text:style-name="_31_0">l</text:span><text:span text:style-name="_31_4">i</text:span><text:span text:style-name="_33_">t</text:span><text:span text:style-name="_38_">y</text:span><text:span text:style-name="_31_1"> </text:span><text:span text:style-name="_35_">w</text:span><text:span text:style-name="_38_">h</text:span><text:span text:style-name="_31_2">i</text:span><text:span text:style-name="_35_">c</text:span><text:span text:style-name="_39_">h</text:span><text:span text:style-name="_31_1"> </text:span><text:span text:style-name="_32_">o</text:span><text:span text:style-name="_38_">p</text:span><text:span text:style-name="_31_2">e</text:span><text:span text:style-name="_33_">n</text:span><text:span text:style-name="_37_">s</text:span><text:span text:style-name="_31_1"> </text:span><text:span text:style-name="_35_">h</text:span><text:span text:style-name="_38_">e</text:span><text:span text:style-name="_31_2">r</text:span><text:span text:style-name="_34_">e</text:span><text:span text:style-name="_38_">.</text:span><text:span text:style-name="_31_1"> </text:span><text:span text:style-name="_34_">S</text:span><text:span text:style-name="_38_">u</text:span><text:span text:style-name="_31_2">p</text:span><text:span text:style-name="_35_">p</text:span><text:span text:style-name="_39_">o</text:span><text:span text:style-name="_31_5">s</text:span><text:span text:style-name="_35_">e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d</text:span><text:span text:style-name="_39_">i</text:span><text:span text:style-name="_31_4">g</text:span><text:span text:style-name="_35_">i</text:span><text:span text:style-name="_31_0">t</text:span><text:span text:style-name="_31_4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3">p</text:span><text:span text:style-name="_34_">u</text:span><text:span text:style-name="_38_">t</text:span><text:span text:style-name="_31_5">e</text:span><text:span text:style-name="_32_">r</text:span><text:span text:style-name="_36_"> </text:span><text:span text:style-name="_31_4">c</text:span><text:span text:style-name="_33_">o</text:span><text:span text:style-name="_38_">n</text:span><text:span text:style-name="_31_5">t</text:span><text:span text:style-name="_35_">a</text:span><text:span text:style-name="_38_">i</text:span><text:span text:style-name="_31_4">n</text:span><text:span text:style-name="_35_">s</text:span><text:span text:style-name="_36_"> </text:span><text:span text:style-name="_31_5">a</text:span><text:span text:style-name="_31_"> </text:span><text:span text:style-name="_38_">r</text:span><text:span text:style-name="_31_4">a</text:span><text:span text:style-name="_34_">n</text:span><text:span text:style-name="_39_">d</text:span><text:span text:style-name="_31_2">o</text:span><text:span text:style-name="_35_">m</text:span><text:span text:style-name="_36_"> </text:span><text:span text:style-name="_31_3">n</text:span><text:span text:style-name="_32_">u</text:span><text:span text:style-name="_37_">m</text:span><text:span text:style-name="_31_4">b</text:span><text:span text:style-name="_32_">e</text:span><text:span text:style-name="_37_">r</text:span><text:span text:style-name="_31_1"> </text:span><text:span text:style-name="_35_">g</text:span><text:span text:style-name="_39_">e</text:span><text:span text:style-name="_31_3">n</text:span><text:span text:style-name="_33_">e</text:span><text:span text:style-name="_39_">r</text:span><text:span text:style-name="_31_4">a</text:span><text:span text:style-name="_32_">t</text:span><text:span text:style-name="_39_">o</text:span><text:span text:style-name="_31_3">r</text:span><text:span text:style-name="_32_">.</text:span><text:span text:style-name="_36_"> </text:span><text:span text:style-name="_31_5">T</text:span><text:span text:style-name="_33_">h</text:span><text:span text:style-name="_37_">e</text:span><text:span text:style-name="_31_3">n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i</text:span><text:span text:style-name="_32_">l</text:span><text:span text:style-name="_38_">l</text:span><text:span text:style-name="_31_1"> </text:span><text:span text:style-name="_34_">b</text:span><text:span text:style-name="_38_">e</text:span><text:span text:style-name="_31_1"> </text:span><text:span text:style-name="_35_">n</text:span><text:span text:style-name="_31_0">a</text:span><text:span text:style-name="_31_3">t</text:span><text:span text:style-name="_35_">u</text:span><text:span text:style-name="_38_">r</text:span><text:span text:style-name="_31_5">a</text:span><text:span text:style-name="_32_">l</text:span><text:span text:style-name="_36_"> </text:span><text:span text:style-name="_31_3">t</text:span><text:span text:style-name="_35_">o</text:span><text:span text:style-name="_36_"> </text:span><text:span text:style-name="_31_4">u</text:span><text:span text:style-name="_32_">s</text:span><text:span text:style-name="_37_">e</text:span><text:span text:style-name="_31_1"> </text:span><text:span text:style-name="_35_">t</text:span><text:span text:style-name="_39_">h</text:span><text:span text:style-name="_31_3">i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4_">e</text:span><text:span text:style-name="_39_">c</text:span><text:span text:style-name="_31_2">i</text:span><text:span text:style-name="_32_">d</text:span><text:span text:style-name="_38_">e</text:span><text:span text:style-name="_31_1"> </text:span><text:span text:style-name="_32_">w</text:span><text:span text:style-name="_37_">h</text:span><text:span text:style-name="_31_3">a</text:span><text:span text:style-name="_33_">t</text:span><text:span text:style-name="_36_"> </text:span><text:span text:style-name="_31_5">a</text:span><text:span text:style-name="_35_">n</text:span><text:span text:style-name="_38_">s</text:span><text:span text:style-name="_31_3">w</text:span><text:span text:style-name="_32_">e</text:span><text:span text:style-name="_37_">r</text:span><text:span text:style-name="_31_1"> </text:span><text:span text:style-name="_34_">t</text:span><text:span text:style-name="_39_">o</text:span><text:span text:style-name="_31_1"> </text:span><text:span text:style-name="_34_">g</text:span><text:span text:style-name="_38_">i</text:span><text:span text:style-name="_31_5">v</text:span><text:span text:style-name="_35_">e</text:span><text:span text:style-name="_39_">.</text:span><text:span text:style-name="_31_1"> </text:span><text:span text:style-name="_33_">B</text:span><text:span text:style-name="_37_">u</text:span><text:span text:style-name="_31_4">t</text:span><text:span text:style-name="_31_"> </text:span><text:span text:style-name="_38_">t</text:span><text:span text:style-name="_31_5">h</text:span><text:span text:style-name="_32_">e</text:span><text:span text:style-name="_39_">n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r</text:span><text:span text:style-name="_31_4">a</text:span><text:span text:style-name="_32_">n</text:span><text:span text:style-name="_39_">d</text:span><text:span text:style-name="_31_5">o</text:span><text:span text:style-name="_34_">m</text:span><text:span text:style-name="_36_"> </text:span><text:span text:style-name="_31_2">n</text:span><text:span text:style-name="_34_">u</text:span><text:span text:style-name="_31_0">m</text:span><text:span text:style-name="_31_5">b</text:span><text:span text:style-name="_34_">e</text:span><text:span text:style-name="_39_">r</text:span><text:span text:style-name="_31_1"> </text:span><text:span text:style-name="_34_">g</text:span><text:span text:style-name="_38_">e</text:span><text:span text:style-name="_31_2">n</text:span><text:span text:style-name="_33_">e</text:span><text:span text:style-name="_39_">r</text:span><text:span text:style-name="_31_3">a</text:span><text:span text:style-name="_35_">t</text:span><text:span text:style-name="_31_0">o</text:span><text:span text:style-name="_31_2">r</text:span><text:span text:style-name="_31_"> </text:span><text:span text:style-name="_39_">w</text:span><text:span text:style-name="_31_4">i</text:span><text:span text:style-name="_32_">l</text:span><text:span text:style-name="_39_">l</text:span><text:span text:style-name="_31_1"> </text:span><text:span text:style-name="_35_">b</text:span><text:span text:style-name="_37_">e</text:span><text:span text:style-name="_31_1"> </text:span><text:span text:style-name="_34_">s</text:span><text:span text:style-name="_39_">u</text:span><text:span text:style-name="_31_5">b</text:span><text:span text:style-name="_34_">j</text:span><text:span text:style-name="_37_">e</text:span><text:span text:style-name="_31_3">c</text:span><text:span text:style-name="_32_">t</text:span><text:span text:style-name="_36_"> </text:span><text:span text:style-name="_31_4">t</text:span><text:span text:style-name="_32_">o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p</text:span><text:span text:style-name="_38_">s</text:span><text:span text:style-name="_31_3">y</text:span><text:span text:style-name="_32_">c</text:span><text:span text:style-name="_37_">h</text:span><text:span text:style-name="_31_4">o</text:span><text:span text:style-name="_34_">k</text:span><text:span text:style-name="_39_">i</text:span><text:span text:style-name="_31_4">n</text:span><text:span text:style-name="_33_">e</text:span><text:span text:style-name="_39_">t</text:span><text:span text:style-name="_31_5">i</text:span><text:span text:style-name="_32_">c</text:span><text:span text:style-name="_36_"> </text:span><text:span text:style-name="_31_2">p</text:span><text:span text:style-name="_35_">o</text:span><text:span text:style-name="_38_">w</text:span><text:span text:style-name="_31_5">e</text:span><text:span text:style-name="_34_">r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4">n</text:span><text:span text:style-name="_35_">t</text:span><text:span text:style-name="_38_">e</text:span><text:span text:style-name="_31_4">r</text:span><text:span text:style-name="_32_">r</text:span><text:span text:style-name="_37_">o</text:span><text:span text:style-name="_31_5">g</text:span><text:span text:style-name="_32_">a</text:span><text:span text:style-name="_38_">t</text:span><text:span text:style-name="_31_2">o</text:span><text:span text:style-name="_35_">r</text:span><text:span text:style-name="_39_">.</text:span><text:span text:style-name="_31_1"> </text:span><text:span text:style-name="_34_">P</text:span><text:span text:style-name="_38_">e</text:span><text:span text:style-name="_31_3">r</text:span><text:span text:style-name="_34_">h</text:span><text:span text:style-name="_31_0">a</text:span><text:span text:style-name="_31_2">p</text:span><text:span text:style-name="_35_">s</text:span><text:span text:style-name="_36_"> </text:span><text:span text:style-name="_31_5">t</text:span><text:span text:style-name="_32_">h</text:span><text:span text:style-name="_39_">i</text:span><text:span text:style-name="_31_5">s</text:span><text:span text:style-name="_31_"> </text:span><text:span text:style-name="_38_">p</text:span><text:span text:style-name="_31_2">s</text:span><text:span text:style-name="_34_">y</text:span><text:span text:style-name="_39_">c</text:span><text:span text:style-name="_31_2">h</text:span><text:span text:style-name="_34_">o</text:span><text:span text:style-name="_39_">k</text:span><text:span text:style-name="_31_4">i</text:span><text:span text:style-name="_33_">n</text:span><text:span text:style-name="_31_0">e</text:span><text:span text:style-name="_31_3">s</text:span><text:span text:style-name="_32_">i</text:span><text:span text:style-name="_39_">s</text:span><text:span text:style-name="_31_1"> </text:span><text:span text:style-name="_35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3_">c</text:span><text:span text:style-name="_39_">a</text:span><text:span text:style-name="_31_2">u</text:span><text:span text:style-name="_33_">s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g</text:span><text:span text:style-name="_37_">u</text:span><text:span text:style-name="_31_3">e</text:span><text:span text:style-name="_33_">s</text:span><text:span text:style-name="_39_">s</text:span><text:span text:style-name="_31_1"> </text:span><text:span text:style-name="_33_">r</text:span><text:span text:style-name="_31_0">i</text:span><text:span text:style-name="_31_5">g</text:span><text:span text:style-name="_34_">h</text:span><text:span text:style-name="_37_">t</text:span><text:span text:style-name="_31_1"> </text:span><text:span text:style-name="_32_">m</text:span><text:span text:style-name="_38_">o</text:span><text:span text:style-name="_31_4">r</text:span><text:span text:style-name="_35_">e</text:span><text:span text:style-name="_36_"> </text:span><text:span text:style-name="_31_2">o</text:span><text:span text:style-name="_34_">f</text:span><text:span text:style-name="_37_">t</text:span><text:span text:style-name="_31_5">e</text:span><text:span text:style-name="_34_">n</text:span><text:span text:style-name="_36_"> </text:span><text:span text:style-name="_31_5">t</text:span><text:span text:style-name="_35_">h</text:span><text:span text:style-name="_37_">a</text:span><text:span text:style-name="_31_4">n</text:span><text:span text:style-name="_31_"> </text:span><text:span text:style-name="_39_">w</text:span><text:span text:style-name="_31_5">o</text:span><text:span text:style-name="_35_">u</text:span><text:span text:style-name="_38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7_">e</text:span><text:span text:style-name="_31_2">x</text:span><text:span text:style-name="_35_">p</text:span><text:span text:style-name="_31_0">e</text:span><text:span text:style-name="_31_4">c</text:span><text:span text:style-name="_35_">t</text:span><text:span text:style-name="_37_">e</text:span><text:span text:style-name="_31_3">d</text:span><text:span text:style-name="_31_"> </text:span><text:span text:style-name="_39_">o</text:span><text:span text:style-name="_31_3">n</text:span><text:span text:style-name="_31_"> </text:span><text:span text:style-name="_39_">a</text:span><text:span text:style-name="_31_1"> </text:span><text:span text:style-name="_33_">p</text:span><text:span text:style-name="_37_">r</text:span><text:span text:style-name="_31_5">o</text:span><text:span text:style-name="_34_">b</text:span><text:span text:style-name="_37_">a</text:span><text:span text:style-name="_31_5">b</text:span><text:span text:style-name="_32_">i</text:span><text:span text:style-name="_38_">l</text:span><text:span text:style-name="_31_5">i</text:span><text:span text:style-name="_35_">t</text:span><text:span text:style-name="_39_">y</text:span><text:span text:style-name="_31_1"> </text:span><text:span text:style-name="_32_">c</text:span><text:span text:style-name="_39_">a</text:span><text:span text:style-name="_31_3">l</text:span><text:span text:style-name="_33_">c</text:span><text:span text:style-name="_39_">u</text:span><text:span text:style-name="_31_2">l</text:span><text:span text:style-name="_34_">a</text:span><text:span text:style-name="_39_">t</text:span><text:span text:style-name="_31_2">i</text:span><text:span text:style-name="_33_">o</text:span><text:span text:style-name="_39_">n</text:span><text:span text:style-name="_31_3">,</text:span><text:span text:style-name="_31_"> </text:span><text:span text:style-name="_38_">s</text:span><text:span text:style-name="_31_5">o</text:span><text:span text:style-name="_31_"> </text:span><text:span text:style-name="_38_">t</text:span><text:span text:style-name="_31_5">h</text:span><text:span text:style-name="_35_">a</text:span><text:span text:style-name="_37_">t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i</text:span><text:span text:style-name="_31_4">n</text:span><text:span text:style-name="_33_">t</text:span><text:span text:style-name="_31_0">e</text:span><text:span text:style-name="_31_4">r</text:span><text:span text:style-name="_35_">r</text:span><text:span text:style-name="_37_">o</text:span><text:span text:style-name="_31_5">g</text:span><text:span text:style-name="_33_">a</text:span><text:span text:style-name="_39_">t</text:span><text:span text:style-name="_31_3">o</text:span><text:span text:style-name="_35_">r</text:span><text:span text:style-name="_36_"> </text:span><text:span text:style-name="_31_4">m</text:span><text:span text:style-name="_33_">i</text:span><text:span text:style-name="_38_">g</text:span><text:span text:style-name="_31_3">h</text:span><text:span text:style-name="_35_">t</text:span><text:span text:style-name="_36_"> </text:span><text:span text:style-name="_31_5">s</text:span><text:span text:style-name="_34_">t</text:span><text:span text:style-name="_31_0">i</text:span><text:span text:style-name="_31_4">l</text:span><text:span text:style-name="_32_">l</text:span><text:span text:style-name="_36_"> </text:span><text:span text:style-name="_31_5">b</text:span><text:span text:style-name="_32_">e</text:span><text:span text:style-name="_36_"> </text:span><text:span text:style-name="_31_4">u</text:span><text:span text:style-name="_32_">n</text:span><text:span text:style-name="_38_">a</text:span><text:span text:style-name="_31_5">b</text:span><text:span text:style-name="_35_">l</text:span><text:span text:style-name="_38_">e</text:span><text:span text:style-name="_31_1"> </text:span><text:span text:style-name="_32_">t</text:span><text:span text:style-name="_31_0">o</text:span><text:span text:style-name="_31_1"> </text:span><text:span text:style-name="_35_">m</text:span><text:span text:style-name="_31_0">a</text:span><text:span text:style-name="_31_5">k</text:span><text:span text:style-name="_32_">e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r</text:span><text:span text:style-name="_37_">i</text:span><text:span text:style-name="_31_3">g</text:span><text:span text:style-name="_33_">h</text:span><text:span text:style-name="_38_">t</text:span><text:span text:style-name="_31_1"> </text:span><text:span text:style-name="_32_">i</text:span><text:span text:style-name="_31_0">d</text:span><text:span text:style-name="_31_4">e</text:span><text:span text:style-name="_32_">n</text:span><text:span text:style-name="_31_0">t</text:span><text:span text:style-name="_31_4">i</text:span><text:span text:style-name="_32_">f</text:span><text:span text:style-name="_37_">i</text:span><text:span text:style-name="_31_2">c</text:span><text:span text:style-name="_33_">a</text:span><text:span text:style-name="_39_">t</text:span><text:span text:style-name="_31_5">i</text:span><text:span text:style-name="_35_">o</text:span><text:span text:style-name="_39_">n</text:span><text:span text:style-name="_31_2">.</text:span><text:span text:style-name="_31_"> </text:span><text:span text:style-name="_31_0">O</text:span><text:span text:style-name="_31_3">n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4">e</text:span><text:span text:style-name="_32_">r</text:span><text:span text:style-name="_36_"> </text:span><text:span text:style-name="_31_5">h</text:span><text:span text:style-name="_33_">a</text:span><text:span text:style-name="_37_">n</text:span><text:span text:style-name="_31_2">d</text:span><text:span text:style-name="_35_">,</text:span><text:span text:style-name="_36_"> </text:span><text:span text:style-name="_31_3">h</text:span><text:span text:style-name="_32_">e</text:span><text:span text:style-name="_36_"> </text:span><text:span text:style-name="_31_2">m</text:span><text:span text:style-name="_35_">i</text:span><text:span text:style-name="_38_">g</text:span><text:span text:style-name="_31_4">h</text:span><text:span text:style-name="_34_">t</text:span><text:span text:style-name="_36_"> </text:span><text:span text:style-name="_31_5">b</text:span><text:span text:style-name="_32_">e</text:span><text:span text:style-name="_36_"> </text:span><text:span text:style-name="_31_2">a</text:span><text:span text:style-name="_33_">b</text:span><text:span text:style-name="_38_">l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g</text:span><text:span text:style-name="_31_2">u</text:span><text:span text:style-name="_34_">e</text:span><text:span text:style-name="_39_">s</text:span><text:span text:style-name="_31_5">s</text:span><text:span text:style-name="_31_"> </text:span><text:span text:style-name="_38_">r</text:span><text:span text:style-name="_31_5">i</text:span><text:span text:style-name="_35_">g</text:span><text:span text:style-name="_31_0">h</text:span><text:span text:style-name="_31_5">t</text:span><text:span text:style-name="_31_"> </text:span><text:span text:style-name="_37_">w</text:span><text:span text:style-name="_31_3">i</text:span><text:span text:style-name="_33_">t</text:span><text:span text:style-name="_31_0">h</text:span><text:span text:style-name="_31_4">o</text:span><text:span text:style-name="_33_">u</text:span><text:span text:style-name="_39_">t</text:span><text:span text:style-name="_31_1"> </text:span><text:span text:style-name="_33_">a</text:span><text:span text:style-name="_38_">n</text:span><text:span text:style-name="_31_3">y</text:span><text:span text:style-name="_31_"> </text:span><text:span text:style-name="_37_">q</text:span><text:span text:style-name="_31_5">u</text:span><text:span text:style-name="_34_">e</text:span><text:span text:style-name="_39_">s</text:span><text:span text:style-name="_31_5">t</text:span><text:span text:style-name="_35_">i</text:span><text:span text:style-name="_38_">o</text:span><text:span text:style-name="_31_2">n</text:span><text:span text:style-name="_34_">i</text:span><text:span text:style-name="_31_0">n</text:span><text:span text:style-name="_31_3">g</text:span><text:span text:style-name="_35_">,</text:span><text:span text:style-name="_36_"> </text:span><text:span text:style-name="_31_2">b</text:span><text:span text:style-name="_33_">y</text:span><text:span text:style-name="_36_"> </text:span><text:span text:style-name="_31_5">c</text:span><text:span text:style-name="_33_">l</text:span><text:span text:style-name="_39_">a</text:span><text:span text:style-name="_31_3">i</text:span><text:span text:style-name="_32_">r</text:span><text:span text:style-name="_31_0">v</text:span><text:span text:style-name="_31_3">o</text:span><text:span text:style-name="_33_">y</text:span><text:span text:style-name="_31_0">a</text:span><text:span text:style-name="_31_2">n</text:span><text:span text:style-name="_32_">c</text:span><text:span text:style-name="_31_0">e</text:span><text:span text:style-name="_31_2">.</text:span><text:span text:style-name="_31_"> </text:span><text:span text:style-name="_37_">W</text:span><text:span text:style-name="_31_4">i</text:span><text:span text:style-name="_33_">t</text:span><text:span text:style-name="_38_">h</text:span><text:span text:style-name="_31_1"> </text:span><text:span text:style-name="_32_">E</text:span><text:span text:style-name="_37_">S</text:span><text:span text:style-name="_31_4">P</text:span><text:span text:style-name="_31_"> </text:span><text:span text:style-name="_39_">a</text:span><text:span text:style-name="_31_4">n</text:span><text:span text:style-name="_35_">y</text:span><text:span text:style-name="_37_">t</text:span><text:span text:style-name="_31_5">h</text:span><text:span text:style-name="_32_">i</text:span><text:span text:style-name="_31_0">n</text:span><text:span text:style-name="_31_2">g</text:span><text:span text:style-name="_31_"> </text:span><text:span text:style-name="_39_">m</text:span><text:span text:style-name="_31_3">a</text:span><text:span text:style-name="_34_">y</text:span><text:span text:style-name="_36_"> </text:span><text:span text:style-name="_31_2">h</text:span><text:span text:style-name="_33_">a</text:span><text:span text:style-name="_31_0">p</text:span><text:span text:style-name="_31_3">p</text:span><text:span text:style-name="_35_">e</text:span><text:span text:style-name="_31_0">n</text:span><text:span text:style-name="_31_3">.</text:span></text:p>
      <text:p text:style-name="P1"><text:span text:style-name="_37_">I</text:span><text:span text:style-name="_31_2">f</text:span><text:span text:style-name="_31_"> </text:span><text:span text:style-name="_37_">t</text:span><text:span text:style-name="_31_2">e</text:span><text:span text:style-name="_32_">l</text:span><text:span text:style-name="_39_">e</text:span><text:span text:style-name="_31_2">p</text:span><text:span text:style-name="_33_">a</text:span><text:span text:style-name="_31_0">t</text:span><text:span text:style-name="_31_2">h</text:span><text:span text:style-name="_33_">y</text:span><text:span text:style-name="_36_"> </text:span><text:span text:style-name="_31_3">i</text:span><text:span text:style-name="_34_">s</text:span><text:span text:style-name="_36_"> </text:span><text:span text:style-name="_31_3">a</text:span><text:span text:style-name="_34_">d</text:span><text:span text:style-name="_37_">m</text:span><text:span text:style-name="_31_4">i</text:span><text:span text:style-name="_32_">t</text:span><text:span text:style-name="_38_">t</text:span><text:span text:style-name="_31_5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4">w</text:span><text:span text:style-name="_34_">i</text:span><text:span text:style-name="_39_">l</text:span><text:span text:style-name="_31_4">l</text:span><text:span text:style-name="_31_"> </text:span><text:span text:style-name="_37_">b</text:span><text:span text:style-name="_31_3">e</text:span><text:span text:style-name="_31_"> </text:span><text:span text:style-name="_39_">n</text:span><text:span text:style-name="_31_4">e</text:span><text:span text:style-name="_33_">c</text:span><text:span text:style-name="_38_">e</text:span><text:span text:style-name="_31_4">s</text:span><text:span text:style-name="_34_">s</text:span><text:span text:style-name="_37_">a</text:span><text:span text:style-name="_31_2">r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3">t</text:span><text:span text:style-name="_33_">i</text:span><text:span text:style-name="_39_">g</text:span><text:span text:style-name="_31_4">h</text:span><text:span text:style-name="_32_">t</text:span><text:span text:style-name="_37_">e</text:span><text:span text:style-name="_31_5">n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2">t</text:span><text:span text:style-name="_32_">e</text:span><text:span text:style-name="_38_">s</text:span><text:span text:style-name="_31_3">t</text:span><text:span text:style-name="_31_"> </text:span><text:span text:style-name="_39_">u</text:span><text:span text:style-name="_31_4">p</text:span><text:span text:style-name="_33_">.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s</text:span><text:span text:style-name="_38_">i</text:span><text:span text:style-name="_31_4">t</text:span><text:span text:style-name="_33_">u</text:span><text:span text:style-name="_37_">a</text:span><text:span text:style-name="_31_3">t</text:span><text:span text:style-name="_34_">i</text:span><text:span text:style-name="_37_">o</text:span><text:span text:style-name="_31_4">n</text:span><text:span text:style-name="_31_"> </text:span><text:span text:style-name="_37_">c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1_0">b</text:span><text:span text:style-name="_31_2">e</text:span><text:span text:style-name="_31_"> </text:span><text:span text:style-name="_37_">r</text:span><text:span text:style-name="_31_3">e</text:span><text:span text:style-name="_35_">g</text:span><text:span text:style-name="_39_">a</text:span><text:span text:style-name="_31_2">r</text:span><text:span text:style-name="_34_">d</text:span><text:span text:style-name="_39_">e</text:span><text:span text:style-name="_31_3">d</text:span><text:span text:style-name="_31_"> </text:span><text:span text:style-name="_31_0">a</text:span><text:span text:style-name="_31_5">s</text:span><text:span text:style-name="_31_"> </text:span><text:span text:style-name="_31_0">a</text:span><text:span text:style-name="_31_3">n</text:span><text:span text:style-name="_33_">a</text:span><text:span text:style-name="_39_">l</text:span><text:span text:style-name="_31_5">o</text:span><text:span text:style-name="_33_">g</text:span><text:span text:style-name="_37_">o</text:span><text:span text:style-name="_31_4">u</text:span><text:span text:style-name="_35_">s</text:span><text:span text:style-name="_36_"> </text:span><text:span text:style-name="_31_5">t</text:span><text:span text:style-name="_35_">o</text:span><text:span text:style-name="_36_"> </text:span><text:span text:style-name="_31_5">t</text:span><text:span text:style-name="_33_">h</text:span><text:span text:style-name="_38_">a</text:span><text:span text:style-name="_31_5">t</text:span><text:span text:style-name="_31_"> </text:span><text:span text:style-name="_31_0">w</text:span><text:span text:style-name="_31_4">h</text:span><text:span text:style-name="_33_">i</text:span><text:span text:style-name="_31_0">c</text:span><text:span text:style-name="_31_3">h</text:span><text:span text:style-name="_31_"> </text:span><text:span text:style-name="_38_">w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8_">o</text:span><text:span text:style-name="_31_5">c</text:span><text:span text:style-name="_32_">c</text:span><text:span text:style-name="_38_">u</text:span><text:span text:style-name="_31_2">r</text:span><text:span text:style-name="_31_"> </text:span><text:span text:style-name="_38_">i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2_">n</text:span><text:span text:style-name="_39_">t</text:span><text:span text:style-name="_31_2">e</text:span><text:span text:style-name="_34_">r</text:span><text:span text:style-name="_37_">r</text:span><text:span text:style-name="_31_4">o</text:span><text:span text:style-name="_35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5_">w</text:span><text:span text:style-name="_31_0">e</text:span><text:span text:style-name="_31_5">r</text:span><text:span text:style-name="_34_">e</text:span><text:span text:style-name="_36_"> </text:span><text:span text:style-name="_31_5">t</text:span><text:span text:style-name="_33_">a</text:span><text:span text:style-name="_38_">l</text:span><text:span text:style-name="_31_4">k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4">o</text:span><text:span text:style-name="_31_"> </text:span><text:span text:style-name="_39_">h</text:span><text:span text:style-name="_31_3">i</text:span><text:span text:style-name="_35_">m</text:span><text:span text:style-name="_38_">s</text:span><text:span text:style-name="_31_2">e</text:span><text:span text:style-name="_34_">l</text:span><text:span text:style-name="_38_">f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5">o</text:span><text:span text:style-name="_33_">f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c</text:span><text:span text:style-name="_39_">o</text:span><text:span text:style-name="_31_5">m</text:span><text:span text:style-name="_35_">p</text:span><text:span text:style-name="_31_0">e</text:span><text:span text:style-name="_31_5">t</text:span><text:span text:style-name="_32_">i</text:span><text:span text:style-name="_37_">t</text:span><text:span text:style-name="_31_3">o</text:span><text:span text:style-name="_32_">r</text:span><text:span text:style-name="_31_0">s</text:span><text:span text:style-name="_31_1"> </text:span><text:span text:style-name="_34_">w</text:span><text:span text:style-name="_37_">a</text:span><text:span text:style-name="_31_3">s</text:span><text:span text:style-name="_31_"> </text:span><text:span text:style-name="_38_">l</text:span><text:span text:style-name="_31_4">i</text:span><text:span text:style-name="_35_">s</text:span><text:span text:style-name="_38_">t</text:span><text:span text:style-name="_31_3">e</text:span><text:span text:style-name="_34_">n</text:span><text:span text:style-name="_38_">i</text:span><text:span text:style-name="_31_2">n</text:span><text:span text:style-name="_34_">g</text:span><text:span text:style-name="_36_"> </text:span><text:span text:style-name="_31_5">w</text:span><text:span text:style-name="_33_">i</text:span><text:span text:style-name="_31_0">t</text:span><text:span text:style-name="_31_2">h</text:span><text:span text:style-name="_31_"> </text:span><text:span text:style-name="_38_">h</text:span><text:span text:style-name="_31_3">i</text:span><text:span text:style-name="_32_">s</text:span><text:span text:style-name="_36_"> </text:span><text:span text:style-name="_31_4">e</text:span><text:span text:style-name="_35_">a</text:span><text:span text:style-name="_39_">r</text:span><text:span text:style-name="_31_1"> </text:span><text:span text:style-name="_35_">t</text:span><text:span text:style-name="_38_">o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w</text:span><text:span text:style-name="_31_5">a</text:span><text:span text:style-name="_34_">l</text:span><text:span text:style-name="_39_">l</text:span><text:span text:style-name="_31_2">.</text:span><text:span text:style-name="_31_"> </text:span><text:span text:style-name="_38_">T</text:span><text:span text:style-name="_31_5">o</text:span><text:span text:style-name="_31_"> </text:span><text:span text:style-name="_38_">p</text:span><text:span text:style-name="_31_3">u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c</text:span><text:span text:style-name="_38_">o</text:span><text:span text:style-name="_31_2">m</text:span><text:span text:style-name="_32_">p</text:span><text:span text:style-name="_38_">e</text:span><text:span text:style-name="_31_3">t</text:span><text:span text:style-name="_32_">i</text:span><text:span text:style-name="_37_">t</text:span><text:span text:style-name="_31_5">o</text:span><text:span text:style-name="_34_">r</text:span><text:span text:style-name="_39_">s</text:span><text:span text:style-name="_31_1"> </text:span><text:span text:style-name="_34_">i</text:span><text:span text:style-name="_31_0">n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"</text:span><text:span text:style-name="_31_5">t</text:span><text:span text:style-name="_34_">e</text:span><text:span text:style-name="_37_">l</text:span><text:span text:style-name="_31_3">e</text:span><text:span text:style-name="_32_">p</text:span><text:span text:style-name="_37_">a</text:span><text:span text:style-name="_31_2">t</text:span><text:span text:style-name="_35_">h</text:span><text:span text:style-name="_31_0">y</text:span>-<text:span text:style-name="_34_">p</text:span><text:span text:style-name="_37_">r</text:span><text:span text:style-name="_31_5">o</text:span><text:span text:style-name="_32_">o</text:span><text:span text:style-name="_31_0">f</text:span><text:span text:style-name="_31_1"> </text:span><text:span text:style-name="_32_">r</text:span><text:span text:style-name="_37_">o</text:span><text:span text:style-name="_31_5">o</text:span><text:span text:style-name="_34_">m</text:span><text:span text:style-name="_38_">"</text:span><text:span text:style-name="_31_1"> </text:span><text:span text:style-name="_32_">w</text:span><text:span text:style-name="_39_">o</text:span><text:span text:style-name="_31_2">u</text:span><text:span text:style-name="_32_">l</text:span><text:span text:style-name="_39_">d</text:span><text:span text:style-name="_31_1"> </text:span><text:span text:style-name="_32_">s</text:span><text:span text:style-name="_38_">a</text:span><text:span text:style-name="_31_3">t</text:span><text:span text:style-name="_34_">i</text:span><text:span text:style-name="_37_">s</text:span><text:span text:style-name="_31_3">f</text:span><text:span text:style-name="_35_">y</text:span><text:span text:style-name="_36_"> </text:span><text:span text:style-name="_31_4">a</text:span><text:span text:style-name="_33_">l</text:span><text:span text:style-name="_31_0">l</text:span><text:span text:style-name="_31_1"> </text:span><text:span text:style-name="_33_">r</text:span><text:span text:style-name="_39_">e</text:span><text:span text:style-name="_31_5">q</text:span><text:span text:style-name="_35_">u</text:span><text:span text:style-name="_39_">i</text:span><text:span text:style-name="_31_3">r</text:span><text:span text:style-name="_33_">e</text:span><text:span text:style-name="_37_">m</text:span><text:span text:style-name="_31_4">e</text:span><text:span text:style-name="_35_">n</text:span><text:span text:style-name="_38_">t</text:span><text:span text:style-name="_31_4">s</text:span><text:span text:style-name="_34_">.</text:span></text:p>
      <text:p text:style-name="P1"><text:span text:style-name="_31_5">7</text:span><text:span text:style-name="_34_">.</text:span><text:span text:style-name="_36_"> </text:span><text:span text:style-name="_31_5">L</text:span><text:span text:style-name="_34_">e</text:span><text:span text:style-name="_37_">a</text:span><text:span text:style-name="_31_5">r</text:span><text:span text:style-name="_33_">n</text:span><text:span text:style-name="_38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5">h</text:span><text:span text:style-name="_34_">i</text:span><text:span text:style-name="_39_">n</text:span><text:span text:style-name="_31_3">e</text:span><text:span text:style-name="_34_">s</text:span></text:p>
      <text:p text:style-name="P1"><text:span text:style-name="_31_3">T</text:span><text:span text:style-name="_35_">h</text:span><text:span text:style-name="_37_">e</text:span><text:span text:style-name="_31_1"> </text:span><text:span text:style-name="_34_">r</text:span><text:span text:style-name="_38_">e</text:span><text:span text:style-name="_31_2">a</text:span><text:span text:style-name="_32_">d</text:span><text:span text:style-name="_31_0">e</text:span><text:span text:style-name="_31_5">r</text:span><text:span text:style-name="_31_"> </text:span><text:span text:style-name="_39_">w</text:span><text:span text:style-name="_31_5">i</text:span><text:span text:style-name="_35_">l</text:span><text:span text:style-name="_37_">l</text:span><text:span text:style-name="_31_1"> </text:span><text:span text:style-name="_35_">h</text:span><text:span text:style-name="_37_">a</text:span><text:span text:style-name="_31_3">v</text:span><text:span text:style-name="_32_">e</text:span><text:span text:style-name="_36_"> </text:span><text:span text:style-name="_31_3">a</text:span><text:span text:style-name="_34_">n</text:span><text:span text:style-name="_37_">t</text:span><text:span text:style-name="_31_4">i</text:span><text:span text:style-name="_34_">c</text:span><text:span text:style-name="_37_">i</text:span><text:span text:style-name="_31_3">p</text:span><text:span text:style-name="_33_">a</text:span><text:span text:style-name="_38_">t</text:span><text:span text:style-name="_31_5">e</text:span><text:span text:style-name="_35_">d</text:span><text:span text:style-name="_36_"> </text:span><text:span text:style-name="_31_2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1"> </text:span><text:span text:style-name="_32_">h</text:span><text:span text:style-name="_37_">a</text:span><text:span text:style-name="_31_5">v</text:span><text:span text:style-name="_35_">e</text:span><text:span text:style-name="_36_"> </text:span><text:span text:style-name="_31_5">n</text:span><text:span text:style-name="_33_">o</text:span><text:span text:style-name="_36_"> </text:span><text:span text:style-name="_31_3">v</text:span><text:span text:style-name="_32_">e</text:span><text:span text:style-name="_38_">r</text:span><text:span text:style-name="_31_4">y</text:span><text:span text:style-name="_31_"> </text:span><text:span text:style-name="_39_">c</text:span><text:span text:style-name="_31_4">o</text:span><text:span text:style-name="_34_">n</text:span><text:span text:style-name="_31_0">v</text:span><text:span text:style-name="_31_2">i</text:span><text:span text:style-name="_33_">n</text:span><text:span text:style-name="_37_">c</text:span><text:span text:style-name="_31_5">i</text:span><text:span text:style-name="_33_">n</text:span><text:span text:style-name="_38_">g</text:span><text:span text:style-name="_31_1"> </text:span><text:span text:style-name="_32_">a</text:span><text:span text:style-name="_31_0">r</text:span><text:span text:style-name="_31_5">g</text:span><text:span text:style-name="_35_">u</text:span><text:span text:style-name="_38_">m</text:span><text:span text:style-name="_31_5">e</text:span><text:span text:style-name="_33_">n</text:span><text:span text:style-name="_37_">t</text:span><text:span text:style-name="_31_2">s</text:span><text:span text:style-name="_31_"> </text:span><text:span text:style-name="_39_">o</text:span><text:span text:style-name="_31_5">f</text:span><text:span text:style-name="_31_"> </text:span><text:span text:style-name="_38_">a</text:span><text:span text:style-name="_31_1"> </text:span><text:span text:style-name="_33_">p</text:span><text:span text:style-name="_31_0">o</text:span><text:span text:style-name="_31_3">s</text:span><text:span text:style-name="_35_">i</text:span><text:span text:style-name="_37_">t</text:span><text:span text:style-name="_31_4">i</text:span><text:span text:style-name="_35_">v</text:span><text:span text:style-name="_37_">e</text:span><text:span text:style-name="_31_1"> </text:span><text:span text:style-name="_34_">n</text:span><text:span text:style-name="_37_">a</text:span><text:span text:style-name="_31_3">t</text:span><text:span text:style-name="_35_">u</text:span><text:span text:style-name="_31_0">r</text:span><text:span text:style-name="_31_2">e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2">u</text:span><text:span text:style-name="_33_">p</text:span><text:span text:style-name="_31_0">p</text:span><text:span text:style-name="_31_4">o</text:span><text:span text:style-name="_33_">r</text:span><text:span text:style-name="_31_0">t</text:span><text:span text:style-name="_31_1"> </text:span><text:span text:style-name="_35_">m</text:span><text:span text:style-name="_39_">y</text:span><text:span text:style-name="_31_1"> </text:span><text:span text:style-name="_32_">v</text:span><text:span text:style-name="_37_">i</text:span><text:span text:style-name="_31_4">e</text:span><text:span text:style-name="_34_">w</text:span><text:span text:style-name="_31_0">s</text:span><text:span text:style-name="_31_5">.</text:span><text:span text:style-name="_31_"> </text:span><text:span text:style-name="_38_">I</text:span><text:span text:style-name="_31_3">f</text:span><text:span text:style-name="_31_"> </text:span><text:span text:style-name="_37_">I</text:span><text:span text:style-name="_31_1"> </text:span><text:span text:style-name="_32_">h</text:span><text:span text:style-name="_39_">a</text:span><text:span text:style-name="_31_4">d</text:span><text:span text:style-name="_31_"> </text:span><text:span text:style-name="_37_">I</text:span><text:span text:style-name="_31_1"> </text:span><text:span text:style-name="_32_">s</text:span><text:span text:style-name="_38_">h</text:span><text:span text:style-name="_31_3">o</text:span><text:span text:style-name="_34_">u</text:span><text:span text:style-name="_31_0">l</text:span><text:span text:style-name="_31_3">d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8_">t</text:span><text:span text:style-name="_31_2">a</text:span><text:span text:style-name="_34_">k</text:span><text:span text:style-name="_38_">e</text:span><text:span text:style-name="_31_4">n</text:span><text:span text:style-name="_31_"> </text:span><text:span text:style-name="_39_">s</text:span><text:span text:style-name="_31_5">u</text:span><text:span text:style-name="_33_">c</text:span><text:span text:style-name="_31_0">h</text:span><text:span text:style-name="_31_1"> </text:span><text:span text:style-name="_33_">p</text:span><text:span text:style-name="_38_">a</text:span><text:span text:style-name="_31_4">i</text:span><text:span text:style-name="_34_">n</text:span><text:span text:style-name="_37_">s</text:span><text:span text:style-name="_31_1"> </text:span><text:span text:style-name="_32_">t</text:span><text:span text:style-name="_38_">o</text:span><text:span text:style-name="_31_1"> </text:span><text:span text:style-name="_33_">p</text:span><text:span text:style-name="_37_">o</text:span><text:span text:style-name="_31_4">i</text:span><text:span text:style-name="_35_">n</text:span><text:span text:style-name="_38_">t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f</text:span><text:span text:style-name="_34_">a</text:span><text:span text:style-name="_38_">l</text:span><text:span text:style-name="_31_2">l</text:span><text:span text:style-name="_33_">a</text:span><text:span text:style-name="_37_">c</text:span><text:span text:style-name="_31_3">i</text:span><text:span text:style-name="_33_">e</text:span><text:span text:style-name="_39_">s</text:span><text:span text:style-name="_31_1"> </text:span><text:span text:style-name="_32_">i</text:span><text:span text:style-name="_31_0">n</text:span><text:span text:style-name="_31_1"> </text:span><text:span text:style-name="_32_">c</text:span><text:span text:style-name="_31_0">o</text:span><text:span text:style-name="_31_2">n</text:span><text:span text:style-name="_34_">t</text:span><text:span text:style-name="_39_">r</text:span><text:span text:style-name="_31_3">a</text:span><text:span text:style-name="_35_">r</text:span><text:span text:style-name="_38_">y</text:span><text:span text:style-name="_31_1"> </text:span><text:span text:style-name="_33_">v</text:span><text:span text:style-name="_37_">i</text:span><text:span text:style-name="_31_4">e</text:span><text:span text:style-name="_35_">w</text:span><text:span text:style-name="_38_">s</text:span><text:span text:style-name="_31_2">.</text:span><text:span text:style-name="_31_"> </text:span><text:span text:style-name="_37_">S</text:span><text:span text:style-name="_31_3">u</text:span><text:span text:style-name="_33_">c</text:span><text:span text:style-name="_31_0">h</text:span><text:span text:style-name="_31_1"> </text:span><text:span text:style-name="_34_">e</text:span><text:span text:style-name="_38_">v</text:span><text:span text:style-name="_31_5">i</text:span><text:span text:style-name="_35_">d</text:span><text:span text:style-name="_38_">e</text:span><text:span text:style-name="_31_3">n</text:span><text:span text:style-name="_35_">c</text:span><text:span text:style-name="_38_">e</text:span><text:span text:style-name="_31_1"> </text:span><text:span text:style-name="_33_">a</text:span><text:span text:style-name="_39_">s</text:span><text:span text:style-name="_31_1"> </text:span><text:span text:style-name="_34_">I</text:span><text:span text:style-name="_36_"> </text:span><text:span text:style-name="_31_3">h</text:span><text:span text:style-name="_32_">a</text:span><text:span text:style-name="_37_">v</text:span><text:span text:style-name="_31_5">e</text:span><text:span text:style-name="_31_"> </text:span><text:span text:style-name="_31_0">I</text:span><text:span text:style-name="_31_1"> </text:span><text:span text:style-name="_32_">s</text:span><text:span text:style-name="_39_">h</text:span><text:span text:style-name="_31_5">a</text:span><text:span text:style-name="_35_">l</text:span><text:span text:style-name="_39_">l</text:span><text:span text:style-name="_31_1"> </text:span><text:span text:style-name="_32_">n</text:span><text:span text:style-name="_38_">o</text:span><text:span text:style-name="_31_4">w</text:span><text:span text:style-name="_31_"> </text:span><text:span text:style-name="_31_0">g</text:span><text:span text:style-name="_31_3">i</text:span><text:span text:style-name="_34_">v</text:span><text:span text:style-name="_39_">e</text:span><text:span text:style-name="_31_3">.</text:span></text:p>
      <text:p text:style-name="P1"><text:span text:style-name="_37_">L</text:span><text:span text:style-name="_31_4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r</text:span><text:span text:style-name="_33_">e</text:span><text:span text:style-name="_31_0">t</text:span><text:span text:style-name="_31_4">u</text:span><text:span text:style-name="_33_">r</text:span><text:span text:style-name="_38_">n</text:span><text:span text:style-name="_31_1"> </text:span><text:span text:style-name="_35_">f</text:span><text:span text:style-name="_31_0">o</text:span><text:span text:style-name="_31_3">r</text:span><text:span text:style-name="_31_"> </text:span><text:span text:style-name="_31_0">a</text:span><text:span text:style-name="_31_1"> </text:span><text:span text:style-name="_35_">m</text:span><text:span text:style-name="_31_0">o</text:span><text:span text:style-name="_31_2">m</text:span><text:span text:style-name="_34_">e</text:span><text:span text:style-name="_37_">n</text:span><text:span text:style-name="_31_4">t</text:span><text:span text:style-name="_31_"> </text:span><text:span text:style-name="_38_">t</text:span><text:span text:style-name="_31_2">o</text:span><text:span text:style-name="_31_"> </text:span><text:span text:style-name="_31_0">L</text:span><text:span text:style-name="_31_4">a</text:span><text:span text:style-name="_32_">d</text:span><text:span text:style-name="_39_">y</text:span><text:span text:style-name="_31_1"> </text:span><text:span text:style-name="_34_">L</text:span><text:span text:style-name="_39_">o</text:span><text:span text:style-name="_31_4">v</text:span><text:span text:style-name="_34_">e</text:span><text:span text:style-name="_38_">l</text:span><text:span text:style-name="_31_2">a</text:span><text:span text:style-name="_34_">c</text:span><text:span text:style-name="_38_">e</text:span><text:span text:style-name="_31_5">'</text:span><text:span text:style-name="_35_">s</text:span><text:span text:style-name="_36_"> </text:span><text:span text:style-name="_31_2">o</text:span><text:span text:style-name="_34_">b</text:span><text:span text:style-name="_37_">j</text:span><text:span text:style-name="_31_3">e</text:span><text:span text:style-name="_33_">c</text:span><text:span text:style-name="_37_">t</text:span><text:span text:style-name="_31_4">i</text:span><text:span text:style-name="_34_">o</text:span><text:span text:style-name="_38_">n</text:span><text:span text:style-name="_31_2">,</text:span><text:span text:style-name="_31_"> </text:span><text:span text:style-name="_31_0">w</text:span><text:span text:style-name="_31_5">h</text:span><text:span text:style-name="_33_">i</text:span><text:span text:style-name="_39_">c</text:span><text:span text:style-name="_31_4">h</text:span><text:span text:style-name="_31_"> </text:span><text:span text:style-name="_38_">s</text:span><text:span text:style-name="_31_5">t</text:span><text:span text:style-name="_33_">a</text:span><text:span text:style-name="_37_">t</text:span><text:span text:style-name="_31_5">e</text:span><text:span text:style-name="_33_">d</text:span><text:span text:style-name="_36_"> </text:span><text:span text:style-name="_31_5">t</text:span><text:span text:style-name="_33_">h</text:span><text:span text:style-name="_39_">a</text:span><text:span text:style-name="_31_2">t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o</text:span><text:span text:style-name="_32_">n</text:span><text:span text:style-name="_39_">l</text:span><text:span text:style-name="_31_5">y</text:span><text:span text:style-name="_31_"> </text:span><text:span text:style-name="_39_">d</text:span><text:span text:style-name="_31_3">o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1"> </text:span><text:span text:style-name="_35_">w</text:span><text:span text:style-name="_38_">e</text:span><text:span text:style-name="_31_1"> </text:span><text:span text:style-name="_34_">t</text:span><text:span text:style-name="_39_">e</text:span><text:span text:style-name="_31_4">l</text:span><text:span text:style-name="_32_">l</text:span><text:span text:style-name="_36_"> </text:span><text:span text:style-name="_31_3">i</text:span><text:span text:style-name="_34_">t</text:span><text:span text:style-name="_36_"> </text:span><text:span text:style-name="_31_5">t</text:span><text:span text:style-name="_35_">o</text:span><text:span text:style-name="_36_"> </text:span><text:span text:style-name="_31_4">d</text:span><text:span text:style-name="_34_">o</text:span><text:span text:style-name="_37_">.</text:span><text:span text:style-name="_31_1"> </text:span><text:span text:style-name="_34_">O</text:span><text:span text:style-name="_31_0">n</text:span><text:span text:style-name="_31_2">e</text:span><text:span text:style-name="_31_"> </text:span><text:span text:style-name="_37_">c</text:span><text:span text:style-name="_31_3">o</text:span><text:span text:style-name="_33_">u</text:span><text:span text:style-name="_31_0">l</text:span><text:span text:style-name="_31_5">d</text:span><text:span text:style-name="_31_"> </text:span><text:span text:style-name="_39_">s</text:span><text:span text:style-name="_31_3">a</text:span><text:span text:style-name="_32_">y</text:span><text:span text:style-name="_36_"> </text:span><text:span text:style-name="_31_5">t</text:span><text:span text:style-name="_32_">h</text:span><text:span text:style-name="_31_0">a</text:span><text:span text:style-name="_31_2">t</text:span><text:span text:style-name="_31_"> </text:span><text:span text:style-name="_38_">a</text:span><text:span text:style-name="_31_1"> </text:span><text:span text:style-name="_32_">m</text:span><text:span text:style-name="_31_0">a</text:span><text:span text:style-name="_31_3">n</text:span><text:span text:style-name="_31_"> </text:span><text:span text:style-name="_37_">c</text:span><text:span text:style-name="_31_5">a</text:span><text:span text:style-name="_34_">n</text:span><text:span text:style-name="_36_"> </text:span><text:span text:style-name="_31_2">"</text:span><text:span text:style-name="_35_">i</text:span><text:span text:style-name="_39_">n</text:span><text:span text:style-name="_31_3">j</text:span><text:span text:style-name="_34_">e</text:span><text:span text:style-name="_37_">c</text:span><text:span text:style-name="_31_2">t</text:span><text:span text:style-name="_32_">"</text:span><text:span text:style-name="_36_"> </text:span><text:span text:style-name="_31_5">a</text:span><text:span text:style-name="_33_">n</text:span><text:span text:style-name="_36_"> </text:span><text:span text:style-name="_31_2">i</text:span><text:span text:style-name="_32_">d</text:span><text:span text:style-name="_31_0">e</text:span><text:span text:style-name="_31_5">a</text:span><text:span text:style-name="_31_"> </text:span><text:span text:style-name="_31_0">i</text:span><text:span text:style-name="_31_4">n</text:span><text:span text:style-name="_34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9_">h</text:span><text:span text:style-name="_31_2">i</text:span><text:span text:style-name="_32_">n</text:span><text:span text:style-name="_37_">e</text:span><text:span text:style-name="_31_2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h</text:span><text:span text:style-name="_37_">a</text:span><text:span text:style-name="_31_5">t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3">i</text:span><text:span text:style-name="_35_">l</text:span><text:span text:style-name="_31_0">l</text:span><text:span text:style-name="_31_1"> </text:span><text:span text:style-name="_33_">r</text:span><text:span text:style-name="_37_">e</text:span><text:span text:style-name="_31_4">s</text:span><text:span text:style-name="_33_">p</text:span><text:span text:style-name="_37_">o</text:span><text:span text:style-name="_31_2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a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2">a</text:span><text:span text:style-name="_34_">i</text:span><text:span text:style-name="_37_">n</text:span><text:span text:style-name="_31_1"> </text:span><text:span text:style-name="_32_">e</text:span><text:span text:style-name="_31_0">x</text:span><text:span text:style-name="_31_4">t</text:span><text:span text:style-name="_35_">e</text:span><text:span text:style-name="_31_0">n</text:span><text:span text:style-name="_31_3">t</text:span><text:span text:style-name="_31_"> </text:span><text:span text:style-name="_39_">a</text:span><text:span text:style-name="_31_2">n</text:span><text:span text:style-name="_32_">d</text:span><text:span text:style-name="_36_"> </text:span><text:span text:style-name="_31_5">t</text:span><text:span text:style-name="_35_">h</text:span><text:span text:style-name="_38_">e</text:span><text:span text:style-name="_31_4">n</text:span><text:span text:style-name="_31_"> </text:span><text:span text:style-name="_31_0">d</text:span><text:span text:style-name="_31_2">r</text:span><text:span text:style-name="_32_">o</text:span><text:span text:style-name="_37_">p</text:span><text:span text:style-name="_31_1"> </text:span><text:span text:style-name="_35_">i</text:span><text:span text:style-name="_37_">n</text:span><text:span text:style-name="_31_4">t</text:span><text:span text:style-name="_33_">o</text:span><text:span text:style-name="_36_"> </text:span><text:span text:style-name="_31_4">q</text:span><text:span text:style-name="_32_">u</text:span><text:span text:style-name="_37_">i</text:span><text:span text:style-name="_31_3">e</text:span><text:span text:style-name="_32_">s</text:span><text:span text:style-name="_31_0">c</text:span><text:span text:style-name="_31_4">e</text:span><text:span text:style-name="_34_">n</text:span><text:span text:style-name="_37_">c</text:span><text:span text:style-name="_31_2">e</text:span><text:span text:style-name="_34_">,</text:span><text:span text:style-name="_36_"> </text:span><text:span text:style-name="_31_4">l</text:span><text:span text:style-name="_35_">i</text:span><text:span text:style-name="_37_">k</text:span><text:span text:style-name="_31_5">e</text:span><text:span text:style-name="_31_"> </text:span><text:span text:style-name="_39_">a</text:span><text:span text:style-name="_31_1"> </text:span><text:span text:style-name="_32_">p</text:span><text:span text:style-name="_39_">i</text:span><text:span text:style-name="_31_3">a</text:span><text:span text:style-name="_34_">n</text:span><text:span text:style-name="_39_">o</text:span><text:span text:style-name="_31_1"> </text:span><text:span text:style-name="_32_">s</text:span><text:span text:style-name="_37_">t</text:span><text:span text:style-name="_31_3">r</text:span><text:span text:style-name="_35_">i</text:span><text:span text:style-name="_39_">n</text:span><text:span text:style-name="_31_4">g</text:span><text:span text:style-name="_31_"> </text:span><text:span text:style-name="_37_">s</text:span><text:span text:style-name="_31_4">t</text:span><text:span text:style-name="_33_">r</text:span><text:span text:style-name="_37_">u</text:span><text:span text:style-name="_31_2">c</text:span><text:span text:style-name="_32_">k</text:span><text:span text:style-name="_36_"> </text:span><text:span text:style-name="_31_4">b</text:span><text:span text:style-name="_34_">y</text:span><text:span text:style-name="_36_"> </text:span><text:span text:style-name="_31_2">a</text:span><text:span text:style-name="_31_"> </text:span><text:span text:style-name="_38_">h</text:span><text:span text:style-name="_31_4">a</text:span><text:span text:style-name="_32_">m</text:span><text:span text:style-name="_38_">m</text:span><text:span text:style-name="_31_3">e</text:span><text:span text:style-name="_32_">r</text:span><text:span text:style-name="_39_">.</text:span><text:span text:style-name="_31_1"> </text:span><text:span text:style-name="_34_">A</text:span><text:span text:style-name="_31_0">n</text:span><text:span text:style-name="_31_3">o</text:span><text:span text:style-name="_34_">t</text:span><text:span text:style-name="_39_">h</text:span><text:span text:style-name="_31_4">e</text:span><text:span text:style-name="_34_">r</text:span><text:span text:style-name="_36_"> </text:span><text:span text:style-name="_31_5">s</text:span><text:span text:style-name="_33_">i</text:span><text:span text:style-name="_38_">m</text:span><text:span text:style-name="_31_5">i</text:span><text:span text:style-name="_32_">l</text:span><text:span text:style-name="_39_">e</text:span><text:span text:style-name="_31_1"> </text:span><text:span text:style-name="_33_">w</text:span><text:span text:style-name="_38_">o</text:span><text:span text:style-name="_31_2">u</text:span><text:span text:style-name="_34_">l</text:span><text:span text:style-name="_39_">d</text:span><text:span text:style-name="_31_1"> </text:span><text:span text:style-name="_32_">b</text:span><text:span text:style-name="_31_0">e</text:span><text:span text:style-name="_31_1"> </text:span><text:span text:style-name="_33_">a</text:span><text:span text:style-name="_38_">n</text:span><text:span text:style-name="_31_1"> </text:span><text:span text:style-name="_33_">a</text:span><text:span text:style-name="_38_">t</text:span><text:span text:style-name="_31_5">o</text:span><text:span text:style-name="_32_">m</text:span><text:span text:style-name="_38_">i</text:span><text:span text:style-name="_31_2">c</text:span><text:span text:style-name="_31_"> </text:span><text:span text:style-name="_39_">p</text:span><text:span text:style-name="_31_2">i</text:span><text:span text:style-name="_33_">l</text:span><text:span text:style-name="_31_0">e</text:span><text:span text:style-name="_31_1"> </text:span><text:span text:style-name="_33_">o</text:span><text:span text:style-name="_38_">f</text:span><text:span text:style-name="_31_1"> </text:span><text:span text:style-name="_34_">l</text:span><text:span text:style-name="_39_">e</text:span><text:span text:style-name="_31_2">s</text:span><text:span text:style-name="_32_">s</text:span><text:span text:style-name="_36_"> </text:span><text:span text:style-name="_31_4">t</text:span><text:span text:style-name="_35_">h</text:span><text:span text:style-name="_39_">a</text:span><text:span text:style-name="_31_5">n</text:span><text:span text:style-name="_31_"> </text:span><text:span text:style-name="_31_0">c</text:span><text:span text:style-name="_31_3">r</text:span><text:span text:style-name="_34_">i</text:span><text:span text:style-name="_37_">t</text:span><text:span text:style-name="_31_5">i</text:span><text:span text:style-name="_32_">c</text:span><text:span text:style-name="_38_">a</text:span><text:span text:style-name="_31_2">l</text:span><text:span text:style-name="_31_"> </text:span><text:span text:style-name="_38_">s</text:span><text:span text:style-name="_31_3">i</text:span><text:span text:style-name="_32_">z</text:span><text:span text:style-name="_31_0">e</text:span><text:span text:style-name="_31_2">: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4">n</text:span><text:span text:style-name="_33_">j</text:span><text:span text:style-name="_38_">e</text:span><text:span text:style-name="_31_4">c</text:span><text:span text:style-name="_35_">t</text:span><text:span text:style-name="_37_">e</text:span><text:span text:style-name="_31_2">d</text:span><text:span text:style-name="_31_"> </text:span><text:span text:style-name="_31_0">i</text:span><text:span text:style-name="_31_4">d</text:span><text:span text:style-name="_32_">e</text:span><text:span text:style-name="_39_">a</text:span><text:span text:style-name="_31_1"> </text:span><text:span text:style-name="_32_">i</text:span><text:span text:style-name="_37_">s</text:span><text:span text:style-name="_31_1"> </text:span><text:span text:style-name="_32_">t</text:span><text:span text:style-name="_37_">o</text:span><text:span text:style-name="_31_1"> </text:span><text:span text:style-name="_35_">c</text:span><text:span text:style-name="_39_">o</text:span><text:span text:style-name="_31_5">r</text:span><text:span text:style-name="_35_">r</text:span><text:span text:style-name="_39_">e</text:span><text:span text:style-name="_31_5">s</text:span><text:span text:style-name="_35_">p</text:span><text:span text:style-name="_31_0">o</text:span><text:span text:style-name="_31_3">n</text:span><text:span text:style-name="_32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1_0">n</text:span><text:span text:style-name="_31_4">e</text:span><text:span text:style-name="_32_">u</text:span><text:span text:style-name="_37_">t</text:span><text:span text:style-name="_31_3">r</text:span><text:span text:style-name="_32_">o</text:span><text:span text:style-name="_39_">n</text:span><text:span text:style-name="_31_1"> </text:span><text:span text:style-name="_35_">e</text:span><text:span text:style-name="_39_">n</text:span><text:span text:style-name="_31_4">t</text:span><text:span text:style-name="_33_">e</text:span><text:span text:style-name="_38_">r</text:span><text:span text:style-name="_31_4">i</text:span><text:span text:style-name="_34_">n</text:span><text:span text:style-name="_37_">g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p</text:span><text:span text:style-name="_31_5">i</text:span><text:span text:style-name="_34_">l</text:span><text:span text:style-name="_31_0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4">w</text:span><text:span text:style-name="_32_">i</text:span><text:span text:style-name="_37_">t</text:span><text:span text:style-name="_31_3">h</text:span><text:span text:style-name="_32_">o</text:span><text:span text:style-name="_31_0">u</text:span><text:span text:style-name="_31_2">t</text:span><text:span text:style-name="_32_">.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8_">s</text:span><text:span text:style-name="_31_3">u</text:span><text:span text:style-name="_35_">c</text:span><text:span text:style-name="_39_">h</text:span><text:span text:style-name="_31_1"> </text:span><text:span text:style-name="_32_">n</text:span><text:span text:style-name="_39_">e</text:span><text:span text:style-name="_31_3">u</text:span><text:span text:style-name="_34_">t</text:span><text:span text:style-name="_37_">r</text:span><text:span text:style-name="_31_5">o</text:span><text:span text:style-name="_34_">n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7_">c</text:span><text:span text:style-name="_31_2">a</text:span><text:span text:style-name="_32_">u</text:span><text:span text:style-name="_31_0">s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e</text:span><text:span text:style-name="_31_2">r</text:span><text:span text:style-name="_32_">t</text:span><text:span text:style-name="_39_">a</text:span><text:span text:style-name="_31_2">i</text:span><text:span text:style-name="_34_">n</text:span><text:span text:style-name="_36_"> </text:span><text:span text:style-name="_31_4">d</text:span><text:span text:style-name="_33_">i</text:span><text:span text:style-name="_39_">s</text:span><text:span text:style-name="_31_3">t</text:span><text:span text:style-name="_34_">u</text:span><text:span text:style-name="_38_">r</text:span><text:span text:style-name="_31_5">b</text:span><text:span text:style-name="_34_">a</text:span><text:span text:style-name="_31_0">n</text:span><text:span text:style-name="_31_2">c</text:span><text:span text:style-name="_32_">e</text:span><text:span text:style-name="_36_"> </text:span><text:span text:style-name="_31_4">w</text:span><text:span text:style-name="_33_">h</text:span><text:span text:style-name="_37_">i</text:span><text:span text:style-name="_31_3">c</text:span><text:span text:style-name="_33_">h</text:span><text:span text:style-name="_36_"> </text:span><text:span text:style-name="_31_5">e</text:span><text:span text:style-name="_33_">v</text:span><text:span text:style-name="_31_0">e</text:span><text:span text:style-name="_31_4">n</text:span><text:span text:style-name="_34_">t</text:span><text:span text:style-name="_37_">u</text:span><text:span text:style-name="_31_4">a</text:span><text:span text:style-name="_32_">l</text:span><text:span text:style-name="_38_">l</text:span><text:span text:style-name="_31_5">y</text:span><text:span text:style-name="_31_"> </text:span><text:span text:style-name="_37_">d</text:span><text:span text:style-name="_31_3">i</text:span><text:span text:style-name="_32_">e</text:span><text:span text:style-name="_37_">s</text:span><text:span text:style-name="_31_1"> </text:span><text:span text:style-name="_32_">a</text:span><text:span text:style-name="_38_">w</text:span><text:span text:style-name="_31_3">a</text:span><text:span text:style-name="_32_">y</text:span><text:span text:style-name="_39_">.</text:span><text:span text:style-name="_31_1"> </text:span><text:span text:style-name="_34_">I</text:span><text:span text:style-name="_39_">f</text:span><text:span text:style-name="_31_2">,</text:span><text:span text:style-name="_31_"> </text:span><text:span text:style-name="_39_">h</text:span><text:span text:style-name="_31_2">o</text:span><text:span text:style-name="_35_">w</text:span><text:span text:style-name="_38_">e</text:span><text:span text:style-name="_31_2">v</text:span><text:span text:style-name="_33_">e</text:span><text:span text:style-name="_37_">r</text:span><text:span text:style-name="_31_4">,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5">s</text:span><text:span text:style-name="_35_">i</text:span><text:span text:style-name="_38_">z</text:span><text:span text:style-name="_31_4">e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4">p</text:span><text:span text:style-name="_34_">i</text:span><text:span text:style-name="_39_">l</text:span><text:span text:style-name="_31_5">e</text:span><text:span text:style-name="_31_"> </text:span><text:span text:style-name="_37_">i</text:span><text:span text:style-name="_31_2">s</text:span><text:span text:style-name="_31_"> </text:span><text:span text:style-name="_31_0">s</text:span><text:span text:style-name="_31_3">u</text:span><text:span text:style-name="_35_">f</text:span><text:span text:style-name="_37_">f</text:span><text:span text:style-name="_31_2">i</text:span><text:span text:style-name="_33_">c</text:span><text:span text:style-name="_39_">i</text:span><text:span text:style-name="_31_3">e</text:span><text:span text:style-name="_34_">n</text:span><text:span text:style-name="_37_">t</text:span><text:span text:style-name="_31_5">l</text:span><text:span text:style-name="_35_">y</text:span><text:span text:style-name="_36_"> </text:span><text:span text:style-name="_31_5">i</text:span><text:span text:style-name="_33_">n</text:span><text:span text:style-name="_38_">c</text:span><text:span text:style-name="_31_5">r</text:span><text:span text:style-name="_35_">e</text:span><text:span text:style-name="_31_0">a</text:span><text:span text:style-name="_31_4">s</text:span><text:span text:style-name="_32_">e</text:span><text:span text:style-name="_37_">d</text:span><text:span text:style-name="_31_3">,</text:span><text:span text:style-name="_31_"> </text:span><text:span text:style-name="_39_">t</text:span><text:span text:style-name="_31_3">i</text:span><text:span text:style-name="_34_">r</text:span><text:span text:style-name="_37_">e</text:span><text:span text:style-name="_31_1"> </text:span><text:span text:style-name="_35_">d</text:span><text:span text:style-name="_37_">i</text:span><text:span text:style-name="_31_4">s</text:span><text:span text:style-name="_32_">t</text:span><text:span text:style-name="_31_0">u</text:span><text:span text:style-name="_31_4">r</text:span><text:span text:style-name="_35_">b</text:span><text:span text:style-name="_39_">a</text:span><text:span text:style-name="_31_4">n</text:span><text:span text:style-name="_34_">c</text:span><text:span text:style-name="_39_">e</text:span><text:span text:style-name="_31_1"> </text:span><text:span text:style-name="_34_">c</text:span><text:span text:style-name="_37_">a</text:span><text:span text:style-name="_31_3">u</text:span><text:span text:style-name="_35_">s</text:span><text:span text:style-name="_37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s</text:span><text:span text:style-name="_31_3">u</text:span><text:span text:style-name="_35_">c</text:span><text:span text:style-name="_31_0">h</text:span><text:span text:style-name="_31_1"> </text:span><text:span text:style-name="_32_">a</text:span><text:span text:style-name="_39_">n</text:span><text:span text:style-name="_31_1"> </text:span><text:span text:style-name="_35_">i</text:span><text:span text:style-name="_37_">n</text:span><text:span text:style-name="_31_2">c</text:span><text:span text:style-name="_35_">o</text:span><text:span text:style-name="_38_">m</text:span><text:span text:style-name="_31_5">i</text:span><text:span text:style-name="_34_">n</text:span><text:span text:style-name="_31_0">g</text:span><text:span text:style-name="_31_1"> </text:span><text:span text:style-name="_33_">n</text:span><text:span text:style-name="_38_">e</text:span><text:span text:style-name="_31_2">u</text:span><text:span text:style-name="_32_">t</text:span><text:span text:style-name="_38_">r</text:span><text:span text:style-name="_31_2">o</text:span><text:span text:style-name="_35_">n</text:span><text:span text:style-name="_36_"> </text:span><text:span text:style-name="_31_5">w</text:span><text:span text:style-name="_32_">i</text:span><text:span text:style-name="_38_">l</text:span><text:span text:style-name="_31_5">l</text:span><text:span text:style-name="_31_"> </text:span><text:span text:style-name="_37_">v</text:span><text:span text:style-name="_31_4">e</text:span><text:span text:style-name="_34_">r</text:span><text:span text:style-name="_37_">y</text:span><text:span text:style-name="_31_1"> </text:span><text:span text:style-name="_33_">l</text:span><text:span text:style-name="_31_0">i</text:span><text:span text:style-name="_31_5">k</text:span><text:span text:style-name="_35_">e</text:span><text:span text:style-name="_39_">l</text:span><text:span text:style-name="_31_3">y</text:span><text:span text:style-name="_31_"> </text:span><text:span text:style-name="_38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o</text:span><text:span text:style-name="_35_">n</text:span><text:span text:style-name="_36_"> </text:span><text:span text:style-name="_31_5">i</text:span><text:span text:style-name="_33_">n</text:span><text:span text:style-name="_39_">c</text:span><text:span text:style-name="_31_5">r</text:span><text:span text:style-name="_32_">e</text:span><text:span text:style-name="_37_">a</text:span><text:span text:style-name="_31_4">s</text:span><text:span text:style-name="_35_">i</text:span><text:span text:style-name="_31_0">n</text:span><text:span text:style-name="_31_4">g</text:span><text:span text:style-name="_31_"> </text:span><text:span text:style-name="_39_">u</text:span><text:span text:style-name="_31_3">n</text:span><text:span text:style-name="_32_">t</text:span><text:span text:style-name="_38_">i</text:span><text:span text:style-name="_31_5">l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w</text:span><text:span text:style-name="_32_">h</text:span><text:span text:style-name="_39_">o</text:span><text:span text:style-name="_31_3">l</text:span><text:span text:style-name="_33_">e</text:span><text:span text:style-name="_36_"> </text:span><text:span text:style-name="_31_5">p</text:span><text:span text:style-name="_35_">i</text:span><text:span text:style-name="_37_">l</text:span><text:span text:style-name="_31_4">e</text:span><text:span text:style-name="_31_"> </text:span><text:span text:style-name="_37_">i</text:span><text:span text:style-name="_31_3">s</text:span><text:span text:style-name="_31_"> </text:span><text:span text:style-name="_37_">d</text:span><text:span text:style-name="_31_2">e</text:span><text:span text:style-name="_35_">s</text:span><text:span text:style-name="_37_">t</text:span><text:span text:style-name="_31_4">r</text:span><text:span text:style-name="_32_">o</text:span><text:span text:style-name="_31_0">y</text:span><text:span text:style-name="_31_3">e</text:span><text:span text:style-name="_34_">d</text:span><text:span text:style-name="_37_">.</text:span><text:span text:style-name="_31_1"> </text:span><text:span text:style-name="_35_">I</text:span><text:span text:style-name="_39_">s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a</text:span><text:span text:style-name="_36_"> </text:span><text:span text:style-name="_31_4">c</text:span><text:span text:style-name="_33_">o</text:span><text:span text:style-name="_39_">r</text:span><text:span text:style-name="_31_4">r</text:span><text:span text:style-name="_34_">e</text:span><text:span text:style-name="_39_">s</text:span><text:span text:style-name="_31_5">p</text:span><text:span text:style-name="_33_">o</text:span><text:span text:style-name="_39_">n</text:span><text:span text:style-name="_31_4">d</text:span><text:span text:style-name="_32_">i</text:span><text:span text:style-name="_38_">n</text:span><text:span text:style-name="_31_4">g</text:span><text:span text:style-name="_31_"> </text:span><text:span text:style-name="_38_">p</text:span><text:span text:style-name="_31_4">h</text:span><text:span text:style-name="_33_">e</text:span><text:span text:style-name="_37_">n</text:span><text:span text:style-name="_31_5">o</text:span><text:span text:style-name="_34_">m</text:span><text:span text:style-name="_38_">e</text:span><text:span text:style-name="_31_2">n</text:span><text:span text:style-name="_35_">o</text:span><text:span text:style-name="_31_0">n</text:span><text:span text:style-name="_31_1"> </text:span><text:span text:style-name="_32_">f</text:span><text:span text:style-name="_38_">o</text:span><text:span text:style-name="_31_3">r</text:span><text:span text:style-name="_31_"> </text:span><text:span text:style-name="_39_">m</text:span><text:span text:style-name="_31_5">i</text:span><text:span text:style-name="_33_">n</text:span><text:span text:style-name="_38_">d</text:span><text:span text:style-name="_31_4">s</text:span><text:span text:style-name="_32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8_">s</text:span><text:span text:style-name="_31_1"> </text:span><text:span text:style-name="_35_">t</text:span><text:span text:style-name="_37_">h</text:span><text:span text:style-name="_31_2">e</text:span><text:span text:style-name="_32_">r</text:span><text:span text:style-name="_31_0">e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5">m</text:span><text:span text:style-name="_32_">a</text:span><text:span text:style-name="_37_">c</text:span><text:span text:style-name="_31_3">h</text:span><text:span text:style-name="_34_">i</text:span><text:span text:style-name="_38_">n</text:span><text:span text:style-name="_31_2">e</text:span><text:span text:style-name="_32_">s</text:span><text:span text:style-name="_38_">?</text:span><text:span text:style-name="_31_1"> </text:span><text:span text:style-name="_35_">T</text:span><text:span text:style-name="_39_">h</text:span><text:span text:style-name="_31_5">e</text:span><text:span text:style-name="_34_">r</text:span><text:span text:style-name="_38_">e</text:span><text:span text:style-name="_31_1"> </text:span><text:span text:style-name="_32_">d</text:span><text:span text:style-name="_38_">o</text:span><text:span text:style-name="_31_3">e</text:span><text:span text:style-name="_32_">s</text:span><text:span text:style-name="_36_"> </text:span><text:span text:style-name="_31_3">s</text:span><text:span text:style-name="_35_">e</text:span><text:span text:style-name="_37_">e</text:span><text:span text:style-name="_31_5">m</text:span><text:span text:style-name="_31_"> </text:span><text:span text:style-name="_39_">t</text:span><text:span text:style-name="_31_2">o</text:span><text:span text:style-name="_31_"> </text:span><text:span text:style-name="_38_">b</text:span><text:span text:style-name="_31_5">e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h</text:span><text:span text:style-name="_31_2">u</text:span><text:span text:style-name="_35_">m</text:span><text:span text:style-name="_39_">a</text:span><text:span text:style-name="_31_4">n</text:span><text:span text:style-name="_31_"> </text:span><text:span text:style-name="_31_0">m</text:span><text:span text:style-name="_31_2">i</text:span><text:span text:style-name="_35_">n</text:span><text:span text:style-name="_31_0">d</text:span><text:span text:style-name="_31_4">.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3">m</text:span><text:span text:style-name="_32_">a</text:span><text:span text:style-name="_38_">j</text:span><text:span text:style-name="_31_3">o</text:span><text:span text:style-name="_33_">r</text:span><text:span text:style-name="_37_">i</text:span><text:span text:style-name="_31_3">t</text:span><text:span text:style-name="_34_">y</text:span><text:span text:style-name="_36_"> </text:span><text:span text:style-name="_31_4">o</text:span><text:span text:style-name="_33_">f</text:span><text:span text:style-name="_36_"> </text:span><text:span text:style-name="_31_3">t</text:span><text:span text:style-name="_32_">h</text:span><text:span text:style-name="_37_">e</text:span><text:span text:style-name="_31_2">m</text:span><text:span text:style-name="_31_"> </text:span><text:span text:style-name="_38_">s</text:span><text:span text:style-name="_31_3">e</text:span><text:span text:style-name="_32_">e</text:span><text:span text:style-name="_39_">m</text:span><text:span text:style-name="_31_1"> </text:span><text:span text:style-name="_35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5_">"</text:span><text:span text:style-name="_38_">s</text:span><text:span text:style-name="_31_4">u</text:span><text:span text:style-name="_34_">b</text:span><text:span text:style-name="_39_">c</text:span><text:span text:style-name="_31_2">r</text:span><text:span text:style-name="_33_">i</text:span><text:span text:style-name="_31_0">t</text:span><text:span text:style-name="_31_2">i</text:span><text:span text:style-name="_34_">c</text:span><text:span text:style-name="_31_0">a</text:span><text:span text:style-name="_31_5">l</text:span><text:span text:style-name="_34_">,</text:span><text:span text:style-name="_38_">"</text:span><text:span text:style-name="_31_1"> </text:span><text:span text:style-name="_32_">i</text:span><text:span text:style-name="_39_">.</text:span><text:span text:style-name="_31_2">e</text:span><text:span text:style-name="_34_">.</text:span><text:span text:style-name="_31_0">,</text:span><text:span text:style-name="_31_1"> </text:span><text:span text:style-name="_33_">t</text:span><text:span text:style-name="_39_">o</text:span><text:span text:style-name="_31_1"> </text:span><text:span text:style-name="_34_">c</text:span><text:span text:style-name="_38_">o</text:span><text:span text:style-name="_31_5">r</text:span><text:span text:style-name="_33_">r</text:span><text:span text:style-name="_39_">e</text:span><text:span text:style-name="_31_3">s</text:span><text:span text:style-name="_32_">p</text:span><text:span text:style-name="_31_0">o</text:span><text:span text:style-name="_31_2">n</text:span><text:span text:style-name="_33_">d</text:span><text:span text:style-name="_36_"> </text:span><text:span text:style-name="_31_3">i</text:span><text:span text:style-name="_33_">n</text:span><text:span text:style-name="_36_"> </text:span><text:span text:style-name="_31_4">t</text:span><text:span text:style-name="_35_">h</text:span><text:span text:style-name="_39_">i</text:span><text:span text:style-name="_31_2">s</text:span><text:span text:style-name="_31_"> </text:span><text:span text:style-name="_38_">a</text:span><text:span text:style-name="_31_2">n</text:span><text:span text:style-name="_35_">a</text:span><text:span text:style-name="_31_0">l</text:span><text:span text:style-name="_31_2">o</text:span><text:span text:style-name="_33_">g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p</text:span><text:span text:style-name="_39_">i</text:span><text:span text:style-name="_31_2">l</text:span><text:span text:style-name="_35_">e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s</text:span><text:span text:style-name="_31_0">u</text:span><text:span text:style-name="_31_2">b</text:span><text:span text:style-name="_33_">c</text:span><text:span text:style-name="_37_">r</text:span><text:span text:style-name="_31_5">i</text:span><text:span text:style-name="_32_">t</text:span><text:span text:style-name="_39_">i</text:span><text:span text:style-name="_31_3">c</text:span><text:span text:style-name="_34_">a</text:span><text:span text:style-name="_39_">l</text:span><text:span text:style-name="_31_1"> </text:span><text:span text:style-name="_33_">s</text:span><text:span text:style-name="_31_0">i</text:span><text:span text:style-name="_31_2">z</text:span><text:span text:style-name="_34_">e</text:span><text:span text:style-name="_37_">.</text:span><text:span text:style-name="_31_1"> </text:span><text:span text:style-name="_33_">A</text:span><text:span text:style-name="_39_">n</text:span><text:span text:style-name="_31_1"> </text:span><text:span text:style-name="_34_">i</text:span><text:span text:style-name="_39_">d</text:span><text:span text:style-name="_31_5">e</text:span><text:span text:style-name="_33_">a</text:span><text:span text:style-name="_36_"> </text:span><text:span text:style-name="_31_3">p</text:span><text:span text:style-name="_34_">r</text:span><text:span text:style-name="_39_">e</text:span><text:span text:style-name="_31_2">s</text:span><text:span text:style-name="_34_">e</text:span><text:span text:style-name="_39_">n</text:span><text:span text:style-name="_31_3">t</text:span><text:span text:style-name="_35_">e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3_">s</text:span><text:span text:style-name="_39_">u</text:span><text:span text:style-name="_31_4">c</text:span><text:span text:style-name="_35_">h</text:span><text:span text:style-name="_36_"> </text:span><text:span text:style-name="_31_3">a</text:span><text:span text:style-name="_31_"> </text:span><text:span text:style-name="_37_">m</text:span><text:span text:style-name="_31_5">i</text:span><text:span text:style-name="_33_">n</text:span><text:span text:style-name="_39_">d</text:span><text:span text:style-name="_31_1"> </text:span><text:span text:style-name="_34_">w</text:span><text:span text:style-name="_38_">i</text:span><text:span text:style-name="_31_5">l</text:span><text:span text:style-name="_33_">l</text:span><text:span text:style-name="_36_"> </text:span><text:span text:style-name="_31_5">o</text:span><text:span text:style-name="_34_">n</text:span><text:span text:style-name="_36_"> </text:span><text:span text:style-name="_31_3">a</text:span><text:span text:style-name="_34_">v</text:span><text:span text:style-name="_38_">e</text:span><text:span text:style-name="_31_5">r</text:span><text:span text:style-name="_34_">a</text:span><text:span text:style-name="_38_">g</text:span><text:span text:style-name="_31_2">e</text:span><text:span text:style-name="_31_"> </text:span><text:span text:style-name="_38_">g</text:span><text:span text:style-name="_31_2">i</text:span><text:span text:style-name="_33_">v</text:span><text:span text:style-name="_38_">e</text:span><text:span text:style-name="_31_1"> </text:span><text:span text:style-name="_34_">r</text:span><text:span text:style-name="_31_0">i</text:span><text:span text:style-name="_31_3">s</text:span><text:span text:style-name="_32_">e</text:span><text:span text:style-name="_36_"> </text:span><text:span text:style-name="_31_2">t</text:span><text:span text:style-name="_32_">o</text:span><text:span text:style-name="_36_"> </text:span><text:span text:style-name="_31_3">l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2">h</text:span><text:span text:style-name="_32_">a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i</text:span><text:span text:style-name="_31_3">d</text:span><text:span text:style-name="_32_">e</text:span><text:span text:style-name="_39_">a</text:span><text:span text:style-name="_31_1"> </text:span><text:span text:style-name="_33_">i</text:span><text:span text:style-name="_38_">n</text:span><text:span text:style-name="_31_1"> </text:span><text:span text:style-name="_32_">r</text:span><text:span text:style-name="_39_">e</text:span><text:span text:style-name="_31_5">p</text:span><text:span text:style-name="_35_">l</text:span><text:span text:style-name="_31_0">y</text:span><text:span text:style-name="_31_5">.</text:span><text:span text:style-name="_31_"> </text:span><text:span text:style-name="_38_">A</text:span><text:span text:style-name="_31_1"> </text:span><text:span text:style-name="_32_">s</text:span><text:span text:style-name="_37_">m</text:span><text:span text:style-name="_31_2">a</text:span><text:span text:style-name="_33_">l</text:span><text:span text:style-name="_39_">l</text:span><text:span text:style-name="_31_5">i</text:span><text:span text:style-name="_33_">s</text:span><text:span text:style-name="_37_">h</text:span><text:span text:style-name="_31_1"> </text:span><text:span text:style-name="_32_">p</text:span><text:span text:style-name="_39_">r</text:span><text:span text:style-name="_31_3">o</text:span><text:span text:style-name="_32_">p</text:span><text:span text:style-name="_31_0">o</text:span><text:span text:style-name="_31_3">r</text:span><text:span text:style-name="_33_">t</text:span><text:span text:style-name="_31_0">i</text:span><text:span text:style-name="_31_4">o</text:span><text:span text:style-name="_33_">n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s</text:span><text:span text:style-name="_31_0">u</text:span><text:span text:style-name="_31_2">p</text:span><text:span text:style-name="_32_">e</text:span><text:span text:style-name="_37_">r</text:span><text:span text:style-name="_31_3">c</text:span><text:span text:style-name="_32_">r</text:span><text:span text:style-name="_37_">i</text:span><text:span text:style-name="_31_3">t</text:span><text:span text:style-name="_32_">i</text:span><text:span text:style-name="_31_0">c</text:span><text:span text:style-name="_31_3">a</text:span><text:span text:style-name="_32_">l</text:span><text:span text:style-name="_38_">.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3">p</text:span><text:span text:style-name="_33_">r</text:span><text:span text:style-name="_38_">e</text:span><text:span text:style-name="_31_5">s</text:span><text:span text:style-name="_32_">e</text:span><text:span text:style-name="_37_">n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4_">s</text:span><text:span text:style-name="_38_">u</text:span><text:span text:style-name="_31_3">c</text:span><text:span text:style-name="_34_">h</text:span><text:span text:style-name="_36_"> </text:span><text:span text:style-name="_31_4">a</text:span><text:span text:style-name="_31_"> </text:span><text:span text:style-name="_37_">m</text:span><text:span text:style-name="_31_5">i</text:span><text:span text:style-name="_34_">n</text:span><text:span text:style-name="_38_">d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m</text:span><text:span text:style-name="_32_">a</text:span><text:span text:style-name="_37_">y</text:span><text:span text:style-name="_31_1"> </text:span><text:span text:style-name="_35_">g</text:span><text:span text:style-name="_31_0">i</text:span><text:span text:style-name="_31_3">v</text:span><text:span text:style-name="_32_">e</text:span><text:span text:style-name="_36_"> </text:span><text:span text:style-name="_31_5">r</text:span><text:span text:style-name="_33_">i</text:span><text:span text:style-name="_31_0">s</text:span><text:span text:style-name="_31_4">e</text:span><text:span text:style-name="_31_"> </text:span><text:span text:style-name="_38_">t</text:span><text:span text:style-name="_31_4">o</text:span><text:span text:style-name="_31_"> </text:span><text:span text:style-name="_31_0">a</text:span><text:span text:style-name="_31_1"> </text:span><text:span text:style-name="_34_">w</text:span><text:span text:style-name="_31_0">h</text:span><text:span text:style-name="_31_5">o</text:span><text:span text:style-name="_35_">l</text:span><text:span text:style-name="_38_">e</text:span><text:span text:style-name="_31_1"> </text:span><text:span text:style-name="_32_">"</text:span><text:span text:style-name="_38_">t</text:span><text:span text:style-name="_31_4">h</text:span><text:span text:style-name="_35_">e</text:span><text:span text:style-name="_37_">o</text:span><text:span text:style-name="_31_4">r</text:span><text:span text:style-name="_35_">y</text:span><text:span text:style-name="_31_0">"</text:span><text:span text:style-name="_31_1"> </text:span><text:span text:style-name="_35_">c</text:span><text:span text:style-name="_38_">o</text:span><text:span text:style-name="_31_4">n</text:span><text:span text:style-name="_34_">s</text:span><text:span text:style-name="_38_">i</text:span><text:span text:style-name="_31_5">s</text:span><text:span text:style-name="_34_">t</text:span><text:span text:style-name="_38_">i</text:span><text:span text:style-name="_31_2">n</text:span><text:span text:style-name="_32_">g</text:span><text:span text:style-name="_36_"> </text:span><text:span text:style-name="_31_2">o</text:span><text:span text:style-name="_35_">f</text:span><text:span text:style-name="_36_"> </text:span><text:span text:style-name="_31_5">s</text:span><text:span text:style-name="_33_">e</text:span><text:span text:style-name="_31_0">c</text:span><text:span text:style-name="_31_5">o</text:span><text:span text:style-name="_35_">n</text:span><text:span text:style-name="_39_">d</text:span><text:span text:style-name="_31_3">a</text:span><text:span text:style-name="_35_">r</text:span><text:span text:style-name="_37_">y</text:span><text:span text:style-name="_31_2">,</text:span><text:span text:style-name="_31_"> </text:span><text:span text:style-name="_31_0">t</text:span><text:span text:style-name="_31_3">e</text:span><text:span text:style-name="_34_">r</text:span><text:span text:style-name="_31_0">t</text:span><text:span text:style-name="_31_3">i</text:span><text:span text:style-name="_34_">a</text:span><text:span text:style-name="_38_">r</text:span><text:span text:style-name="_31_2">y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3">m</text:span><text:span text:style-name="_33_">o</text:span><text:span text:style-name="_31_0">r</text:span><text:span text:style-name="_31_5">e</text:span><text:span text:style-name="_31_"> </text:span><text:span text:style-name="_38_">r</text:span><text:span text:style-name="_31_5">e</text:span><text:span text:style-name="_32_">m</text:span><text:span text:style-name="_37_">o</text:span><text:span text:style-name="_31_5">t</text:span><text:span text:style-name="_35_">e</text:span><text:span text:style-name="_36_"> </text:span><text:span text:style-name="_31_4">i</text:span><text:span text:style-name="_35_">d</text:span><text:span text:style-name="_31_0">e</text:span><text:span text:style-name="_31_4">a</text:span><text:span text:style-name="_35_">s</text:span><text:span text:style-name="_38_">.</text:span><text:span text:style-name="_31_1"> </text:span><text:span text:style-name="_32_">A</text:span><text:span text:style-name="_31_0">n</text:span><text:span text:style-name="_31_3">i</text:span><text:span text:style-name="_32_">m</text:span><text:span text:style-name="_38_">a</text:span><text:span text:style-name="_31_5">l</text:span><text:span text:style-name="_32_">s</text:span><text:span text:style-name="_36_"> </text:span><text:span text:style-name="_31_3">m</text:span><text:span text:style-name="_35_">i</text:span><text:span text:style-name="_39_">n</text:span><text:span text:style-name="_31_5">d</text:span><text:span text:style-name="_35_">s</text:span><text:span text:style-name="_36_"> </text:span><text:span text:style-name="_31_5">s</text:span><text:span text:style-name="_34_">e</text:span><text:span text:style-name="_31_0">e</text:span><text:span text:style-name="_31_3">m</text:span><text:span text:style-name="_31_"> </text:span><text:span text:style-name="_39_">t</text:span><text:span text:style-name="_31_4">o</text:span><text:span text:style-name="_31_"> </text:span><text:span text:style-name="_31_0">b</text:span><text:span text:style-name="_31_4">e</text:span><text:span text:style-name="_31_"> 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4_">d</text:span><text:span text:style-name="_39_">e</text:span><text:span text:style-name="_31_5">f</text:span><text:span text:style-name="_33_">i</text:span><text:span text:style-name="_38_">n</text:span><text:span text:style-name="_31_2">i</text:span><text:span text:style-name="_33_">t</text:span><text:span text:style-name="_31_0">e</text:span><text:span text:style-name="_31_5">l</text:span><text:span text:style-name="_32_">y</text:span><text:span text:style-name="_36_"> </text:span><text:span text:style-name="_31_3">s</text:span><text:span text:style-name="_32_">u</text:span><text:span text:style-name="_37_">b</text:span><text:span text:style-name="_31_3">c</text:span><text:span text:style-name="_32_">r</text:span><text:span text:style-name="_38_">i</text:span><text:span text:style-name="_31_5">t</text:span><text:span text:style-name="_34_">i</text:span><text:span text:style-name="_39_">c</text:span><text:span text:style-name="_31_3">a</text:span><text:span text:style-name="_33_">l</text:span><text:span text:style-name="_38_">.</text:span><text:span text:style-name="_31_1"> </text:span><text:span text:style-name="_34_">A</text:span><text:span text:style-name="_38_">d</text:span><text:span text:style-name="_31_2">h</text:span><text:span text:style-name="_35_">e</text:span><text:span text:style-name="_31_0">r</text:span><text:span text:style-name="_31_5">i</text:span><text:span text:style-name="_35_">n</text:span><text:span text:style-name="_37_">g</text:span><text:span text:style-name="_31_1"> </text:span><text:span text:style-name="_34_">t</text:span><text:span text:style-name="_38_">o</text:span><text:span text:style-name="_31_1"> </text:span><text:span text:style-name="_34_">t</text:span><text:span text:style-name="_39_">h</text:span><text:span text:style-name="_31_5">i</text:span><text:span text:style-name="_34_">s</text:span><text:span text:style-name="_36_"> </text:span><text:span text:style-name="_31_3">a</text:span><text:span text:style-name="_34_">n</text:span><text:span text:style-name="_31_0">a</text:span><text:span text:style-name="_31_4">l</text:span><text:span text:style-name="_35_">o</text:span><text:span text:style-name="_37_">g</text:span><text:span text:style-name="_31_5">y</text:span><text:span text:style-name="_31_"> </text:span><text:span text:style-name="_31_0">w</text:span><text:span text:style-name="_31_3">e</text:span><text:span text:style-name="_31_"> </text:span><text:span text:style-name="_31_0">a</text:span><text:span text:style-name="_31_3">s</text:span><text:span text:style-name="_33_">k</text:span><text:span text:style-name="_39_">,</text:span><text:span text:style-name="_31_1"> </text:span><text:span text:style-name="_33_">"</text:span><text:span text:style-name="_37_">C</text:span><text:span text:style-name="_31_5">a</text:span><text:span text:style-name="_32_">n</text:span><text:span text:style-name="_36_"> </text:span><text:span text:style-name="_31_5">a</text:span><text:span text:style-name="_31_"> </text:span><text:span text:style-name="_31_0">m</text:span><text:span text:style-name="_31_3">a</text:span><text:span text:style-name="_32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2_">b</text:span><text:span text:style-name="_37_">e</text:span><text:span text:style-name="_31_1"> </text:span><text:span text:style-name="_34_">m</text:span><text:span text:style-name="_37_">a</text:span><text:span text:style-name="_31_5">d</text:span><text:span text:style-name="_35_">e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5">s</text:span><text:span text:style-name="_34_">u</text:span><text:span text:style-name="_39_">p</text:span><text:span text:style-name="_31_3">e</text:span><text:span text:style-name="_35_">r</text:span><text:span text:style-name="_38_">c</text:span><text:span text:style-name="_31_5">r</text:span><text:span text:style-name="_35_">i</text:span><text:span text:style-name="_31_0">t</text:span><text:span text:style-name="_31_5">i</text:span><text:span text:style-name="_32_">c</text:span><text:span text:style-name="_38_">a</text:span><text:span text:style-name="_31_2">l</text:span><text:span text:style-name="_34_">?</text:span><text:span text:style-name="_31_0">"</text:span></text:p>
      <text:p text:style-name="P1"><text:span text:style-name="_35_">T</text:span><text:span text:style-name="_37_">h</text:span><text:span text:style-name="_31_3">e</text:span><text:span text:style-name="_31_"> </text:span><text:span text:style-name="_31_0">"</text:span><text:span text:style-name="_31_5">s</text:span><text:span text:style-name="_34_">k</text:span><text:span text:style-name="_39_">i</text:span><text:span text:style-name="_31_3">n</text:span>-<text:span text:style-name="_39_">o</text:span><text:span text:style-name="_31_5">f</text:span>-<text:span text:style-name="_38_">a</text:span><text:span text:style-name="_31_3">n</text:span>-<text:span text:style-name="_38_">o</text:span><text:span text:style-name="_31_3">n</text:span><text:span text:style-name="_33_">i</text:span><text:span text:style-name="_37_">o</text:span><text:span text:style-name="_31_2">n</text:span><text:span text:style-name="_35_">"</text:span><text:span text:style-name="_36_"> </text:span><text:span text:style-name="_31_5">a</text:span><text:span text:style-name="_33_">n</text:span><text:span text:style-name="_39_">a</text:span><text:span text:style-name="_31_4">l</text:span><text:span text:style-name="_34_">o</text:span><text:span text:style-name="_37_">g</text:span><text:span text:style-name="_31_3">y</text:span><text:span text:style-name="_31_"> </text:span><text:span text:style-name="_37_">i</text:span><text:span text:style-name="_31_4">s</text:span><text:span text:style-name="_31_"> </text:span><text:span text:style-name="_38_">a</text:span><text:span text:style-name="_31_4">l</text:span><text:span text:style-name="_33_">s</text:span><text:span text:style-name="_31_0">o</text:span><text:span text:style-name="_31_1"> </text:span><text:span text:style-name="_35_">h</text:span><text:span text:style-name="_37_">e</text:span><text:span text:style-name="_31_5">l</text:span><text:span text:style-name="_34_">p</text:span><text:span text:style-name="_39_">f</text:span><text:span text:style-name="_31_2">u</text:span><text:span text:style-name="_32_">l</text:span><text:span text:style-name="_37_">.</text:span><text:span text:style-name="_31_1"> </text:span><text:span text:style-name="_32_">I</text:span><text:span text:style-name="_31_0">n</text:span><text:span text:style-name="_31_1"> </text:span><text:span text:style-name="_35_">c</text:span><text:span text:style-name="_39_">o</text:span><text:span text:style-name="_31_3">n</text:span><text:span text:style-name="_34_">s</text:span><text:span text:style-name="_37_">i</text:span><text:span text:style-name="_31_4">d</text:span><text:span text:style-name="_35_">e</text:span><text:span text:style-name="_38_">r</text:span><text:span text:style-name="_31_3">i</text:span><text:span text:style-name="_35_">n</text:span><text:span text:style-name="_37_">g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f</text:span><text:span text:style-name="_31_3">u</text:span><text:span text:style-name="_33_">n</text:span><text:span text:style-name="_38_">c</text:span><text:span text:style-name="_31_3">t</text:span><text:span text:style-name="_35_">i</text:span><text:span text:style-name="_38_">o</text:span><text:span text:style-name="_31_3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1_0">i</text:span><text:span text:style-name="_31_3">n</text:span><text:span text:style-name="_35_">d</text:span><text:span text:style-name="_36_"> </text:span><text:span text:style-name="_31_3">o</text:span><text:span text:style-name="_33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b</text:span><text:span text:style-name="_39_">r</text:span><text:span text:style-name="_31_4">a</text:span><text:span text:style-name="_32_">i</text:span><text:span text:style-name="_37_">n</text:span><text:span text:style-name="_31_1"> </text:span><text:span text:style-name="_33_">w</text:span><text:span text:style-name="_39_">e</text:span><text:span text:style-name="_31_1"> </text:span><text:span text:style-name="_33_">f</text:span><text:span text:style-name="_31_0">i</text:span><text:span text:style-name="_31_4">n</text:span><text:span text:style-name="_34_">d</text:span><text:span text:style-name="_36_"> </text:span><text:span text:style-name="_31_4">c</text:span><text:span text:style-name="_33_">e</text:span><text:span text:style-name="_37_">r</text:span><text:span text:style-name="_31_2">t</text:span><text:span text:style-name="_34_">a</text:span><text:span text:style-name="_31_0">i</text:span><text:span text:style-name="_31_2">n</text:span><text:span text:style-name="_31_"> </text:span><text:span text:style-name="_39_">o</text:span><text:span text:style-name="_31_3">p</text:span><text:span text:style-name="_32_">e</text:span><text:span text:style-name="_37_">r</text:span><text:span text:style-name="_31_2">a</text:span><text:span text:style-name="_35_">t</text:span><text:span text:style-name="_39_">i</text:span><text:span text:style-name="_31_2">o</text:span><text:span text:style-name="_35_">n</text:span><text:span text:style-name="_39_">s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5_">w</text:span><text:span text:style-name="_39_">e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e</text:span><text:span text:style-name="_31_4">x</text:span><text:span text:style-name="_32_">p</text:span><text:span text:style-name="_37_">l</text:span><text:span text:style-name="_31_2">a</text:span><text:span text:style-name="_34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3_">p</text:span><text:span text:style-name="_39_">u</text:span><text:span text:style-name="_31_2">r</text:span><text:span text:style-name="_34_">e</text:span><text:span text:style-name="_37_">l</text:span><text:span text:style-name="_31_2">y</text:span><text:span text:style-name="_31_"> </text:span><text:span text:style-name="_31_0">m</text:span><text:span text:style-name="_31_4">e</text:span><text:span text:style-name="_32_">c</text:span><text:span text:style-name="_37_">h</text:span><text:span text:style-name="_31_5">a</text:span><text:span text:style-name="_34_">n</text:span><text:span text:style-name="_37_">i</text:span><text:span text:style-name="_31_4">c</text:span><text:span text:style-name="_34_">a</text:span><text:span text:style-name="_39_">l</text:span><text:span text:style-name="_31_1"> </text:span><text:span text:style-name="_32_">t</text:span><text:span text:style-name="_31_0">e</text:span><text:span text:style-name="_31_2">r</text:span><text:span text:style-name="_34_">m</text:span><text:span text:style-name="_31_0">s</text:span><text:span text:style-name="_31_2">.</text:span><text:span text:style-name="_31_"> </text:span><text:span text:style-name="_38_">T</text:span><text:span text:style-name="_31_5">h</text:span><text:span text:style-name="_35_">i</text:span><text:span text:style-name="_37_">s</text:span><text:span text:style-name="_31_1"> </text:span><text:span text:style-name="_32_">w</text:span><text:span text:style-name="_39_">e</text:span><text:span text:style-name="_31_1"> </text:span><text:span text:style-name="_32_">s</text:span><text:span text:style-name="_38_">a</text:span><text:span text:style-name="_31_3">y</text:span><text:span text:style-name="_31_"> </text:span><text:span text:style-name="_38_">d</text:span><text:span text:style-name="_31_3">o</text:span><text:span text:style-name="_32_">e</text:span><text:span text:style-name="_31_0">s</text:span><text:span text:style-name="_31_1"> </text:span><text:span text:style-name="_33_">n</text:span><text:span text:style-name="_39_">o</text:span><text:span text:style-name="_31_3">t</text:span><text:span text:style-name="_31_"> </text:span><text:span text:style-name="_38_">c</text:span><text:span text:style-name="_31_4">o</text:span><text:span text:style-name="_33_">r</text:span><text:span text:style-name="_37_">r</text:span><text:span text:style-name="_31_5">e</text:span><text:span text:style-name="_32_">s</text:span><text:span text:style-name="_37_">p</text:span><text:span text:style-name="_31_5">o</text:span><text:span text:style-name="_35_">n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8_">r</text:span><text:span text:style-name="_31_5">e</text:span><text:span text:style-name="_34_">a</text:span><text:span text:style-name="_38_">l</text:span><text:span text:style-name="_31_1"> </text:span><text:span text:style-name="_32_">m</text:span><text:span text:style-name="_37_">i</text:span><text:span text:style-name="_31_2">n</text:span><text:span text:style-name="_33_">d</text:span><text:span text:style-name="_31_0">:</text:span><text:span text:style-name="_31_1"> </text:span><text:span text:style-name="_35_">i</text:span><text:span text:style-name="_38_">t</text:span><text:span text:style-name="_31_1"> </text:span><text:span text:style-name="_34_">i</text:span><text:span text:style-name="_39_">s</text:span><text:span text:style-name="_31_1"> </text:span><text:span text:style-name="_34_">a</text:span><text:span text:style-name="_36_"> </text:span><text:span text:style-name="_31_3">s</text:span><text:span text:style-name="_35_">o</text:span><text:span text:style-name="_38_">r</text:span><text:span text:style-name="_31_4">t</text:span><text:span text:style-name="_31_"> </text:span><text:span text:style-name="_38_">o</text:span><text:span text:style-name="_31_2">f</text:span><text:span text:style-name="_31_"> </text:span><text:span text:style-name="_39_">s</text:span><text:span text:style-name="_31_2">k</text:span><text:span text:style-name="_35_">i</text:span><text:span text:style-name="_38_">n</text:span><text:span text:style-name="_31_1"> </text:span><text:span text:style-name="_33_">w</text:span><text:span text:style-name="_37_">h</text:span><text:span text:style-name="_31_4">i</text:span><text:span text:style-name="_34_">c</text:span><text:span text:style-name="_39_">h</text:span><text:span text:style-name="_31_1"> </text:span><text:span text:style-name="_33_">w</text:span><text:span text:style-name="_39_">e</text:span><text:span text:style-name="_31_1"> </text:span><text:span text:style-name="_33_">m</text:span><text:span text:style-name="_31_0">u</text:span><text:span text:style-name="_31_5">s</text:span><text:span text:style-name="_32_">t</text:span><text:span text:style-name="_36_"> </text:span><text:span text:style-name="_31_4">s</text:span><text:span text:style-name="_35_">t</text:span><text:span text:style-name="_31_0">r</text:span><text:span text:style-name="_31_2">i</text:span><text:span text:style-name="_34_">p</text:span><text:span text:style-name="_36_"> </text:span><text:span text:style-name="_31_4">o</text:span><text:span text:style-name="_35_">f</text:span><text:span text:style-name="_31_0">f</text:span><text:span text:style-name="_31_1"> </text:span><text:span text:style-name="_34_">i</text:span><text:span text:style-name="_38_">f</text:span><text:span text:style-name="_31_1"> </text:span><text:span text:style-name="_35_">w</text:span><text:span text:style-name="_39_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t</text:span><text:span text:style-name="_31_2">o</text:span><text:span text:style-name="_31_"> </text:span><text:span text:style-name="_37_">f</text:span><text:span text:style-name="_31_3">i</text:span><text:span text:style-name="_32_">n</text:span><text:span text:style-name="_37_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r</text:span><text:span text:style-name="_31_3">e</text:span><text:span text:style-name="_35_">a</text:span><text:span text:style-name="_38_">l</text:span><text:span text:style-name="_31_1"> </text:span><text:span text:style-name="_34_">m</text:span><text:span text:style-name="_31_0">i</text:span><text:span text:style-name="_31_2">n</text:span><text:span text:style-name="_34_">d</text:span><text:span text:style-name="_37_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9_">t</text:span><text:span text:style-name="_31_4">h</text:span><text:span text:style-name="_34_">e</text:span><text:span text:style-name="_31_0">n</text:span><text:span text:style-name="_31_1"> </text:span><text:span text:style-name="_32_">i</text:span><text:span text:style-name="_38_">n</text:span><text:span text:style-name="_31_1"> </text:span><text:span text:style-name="_34_">w</text:span><text:span text:style-name="_39_">h</text:span><text:span text:style-name="_31_3">a</text:span><text:span text:style-name="_32_">t</text:span><text:span text:style-name="_36_"> </text:span><text:span text:style-name="_31_3">r</text:span><text:span text:style-name="_33_">e</text:span><text:span text:style-name="_37_">m</text:span><text:span text:style-name="_31_3">a</text:span><text:span text:style-name="_34_">i</text:span><text:span text:style-name="_37_">n</text:span><text:span text:style-name="_31_2">s</text:span><text:span text:style-name="_31_"> </text:span><text:span text:style-name="_38_">w</text:span><text:span text:style-name="_31_5">e</text:span><text:span text:style-name="_31_"> </text:span><text:span text:style-name="_37_">f</text:span><text:span text:style-name="_31_5">i</text:span><text:span text:style-name="_34_">n</text:span><text:span text:style-name="_31_0">d</text:span><text:span text:style-name="_31_1"> </text:span><text:span text:style-name="_34_">a</text:span><text:span text:style-name="_36_"> </text:span><text:span text:style-name="_31_5">f</text:span><text:span text:style-name="_32_">u</text:span><text:span text:style-name="_37_">r</text:span><text:span text:style-name="_31_2">t</text:span><text:span text:style-name="_32_">h</text:span><text:span text:style-name="_38_">e</text:span><text:span text:style-name="_31_3">r</text:span><text:span text:style-name="_31_"> </text:span><text:span text:style-name="_37_">s</text:span><text:span text:style-name="_31_3">k</text:span><text:span text:style-name="_34_">i</text:span><text:span text:style-name="_38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7_">e</text:span><text:span text:style-name="_31_1"> </text:span><text:span text:style-name="_33_">s</text:span><text:span text:style-name="_38_">t</text:span><text:span text:style-name="_31_5">r</text:span><text:span text:style-name="_34_">i</text:span><text:span text:style-name="_38_">p</text:span><text:span text:style-name="_31_4">p</text:span><text:span text:style-name="_32_">e</text:span><text:span text:style-name="_39_">d</text:span><text:span text:style-name="_31_1"> </text:span><text:span text:style-name="_35_">o</text:span><text:span text:style-name="_38_">f</text:span><text:span text:style-name="_31_3">f</text:span><text:span text:style-name="_33_">,</text:span><text:span text:style-name="_36_"> </text:span><text:span text:style-name="_31_3">a</text:span><text:span text:style-name="_35_">n</text:span><text:span text:style-name="_39_">d</text:span><text:span text:style-name="_31_1"> </text:span><text:span text:style-name="_32_">s</text:span><text:span text:style-name="_37_">o</text:span><text:span text:style-name="_31_1"> </text:span><text:span text:style-name="_35_">o</text:span><text:span text:style-name="_37_">n</text:span><text:span text:style-name="_31_2">.</text:span><text:span text:style-name="_31_"> </text:span><text:span text:style-name="_39_">P</text:span><text:span text:style-name="_31_5">r</text:span><text:span text:style-name="_34_">o</text:span><text:span text:style-name="_39_">c</text:span><text:span text:style-name="_31_5">e</text:span><text:span text:style-name="_34_">e</text:span><text:span text:style-name="_31_0">d</text:span><text:span text:style-name="_31_3">i</text:span><text:span text:style-name="_32_">n</text:span><text:span text:style-name="_31_0">g</text:span><text:span text:style-name="_31_1"> </text:span><text:span text:style-name="_34_">i</text:span><text:span text:style-name="_39_">n</text:span><text:span text:style-name="_31_1"> </text:span><text:span text:style-name="_35_">t</text:span><text:span text:style-name="_38_">h</text:span><text:span text:style-name="_31_4">i</text:span><text:span text:style-name="_34_">s</text:span><text:span text:style-name="_36_"> </text:span><text:span text:style-name="_31_4">w</text:span><text:span text:style-name="_35_">a</text:span><text:span text:style-name="_37_">y</text:span><text:span text:style-name="_31_1"> </text:span><text:span text:style-name="_35_">d</text:span><text:span text:style-name="_38_">o</text:span><text:span text:style-name="_31_1"> </text:span><text:span text:style-name="_32_">w</text:span><text:span text:style-name="_31_0">e</text:span><text:span text:style-name="_31_1"> </text:span><text:span text:style-name="_35_">e</text:span><text:span text:style-name="_39_">v</text:span><text:span text:style-name="_31_3">e</text:span><text:span text:style-name="_35_">r</text:span><text:span text:style-name="_36_"> </text:span><text:span text:style-name="_31_4">c</text:span><text:span text:style-name="_35_">o</text:span><text:span text:style-name="_38_">m</text:span><text:span text:style-name="_31_5">e</text:span><text:span text:style-name="_31_"> </text:span><text:span text:style-name="_39_">t</text:span><text:span text:style-name="_31_3">o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"</text:span><text:span text:style-name="_33_">r</text:span><text:span text:style-name="_31_0">e</text:span><text:span text:style-name="_31_2">a</text:span><text:span text:style-name="_35_">l</text:span><text:span text:style-name="_39_">"</text:span><text:span text:style-name="_31_1"> </text:span><text:span text:style-name="_34_">m</text:span><text:span text:style-name="_39_">i</text:span><text:span text:style-name="_31_3">n</text:span><text:span text:style-name="_32_">d</text:span><text:span text:style-name="_37_">,</text:span><text:span text:style-name="_31_1"> </text:span><text:span text:style-name="_33_">o</text:span><text:span text:style-name="_31_0">r</text:span><text:span text:style-name="_31_1"> </text:span><text:span text:style-name="_34_">d</text:span><text:span text:style-name="_31_0">o</text:span><text:span text:style-name="_31_1"> </text:span><text:span text:style-name="_32_">w</text:span><text:span text:style-name="_37_">e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7_">t</text:span><text:span text:style-name="_31_4">u</text:span><text:span text:style-name="_33_">a</text:span><text:span text:style-name="_31_0">l</text:span><text:span text:style-name="_31_2">l</text:span><text:span text:style-name="_33_">y</text:span><text:span text:style-name="_36_"> </text:span><text:span text:style-name="_31_4">c</text:span><text:span text:style-name="_34_">o</text:span><text:span text:style-name="_37_">m</text:span><text:span text:style-name="_31_3">e</text:span><text:span text:style-name="_31_"> </text:span><text:span text:style-name="_39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s</text:span><text:span text:style-name="_33_">k</text:span><text:span text:style-name="_37_">i</text:span><text:span text:style-name="_31_3">n</text:span><text:span text:style-name="_31_"> </text:span><text:span text:style-name="_37_">w</text:span><text:span text:style-name="_31_5">h</text:span><text:span text:style-name="_32_">i</text:span><text:span text:style-name="_31_0">c</text:span><text:span text:style-name="_31_3">h</text:span><text:span text:style-name="_31_"> </text:span><text:span text:style-name="_38_">h</text:span><text:span text:style-name="_31_2">a</text:span><text:span text:style-name="_33_">s</text:span><text:span text:style-name="_36_"> </text:span><text:span text:style-name="_31_4">n</text:span><text:span text:style-name="_34_">o</text:span><text:span text:style-name="_37_">t</text:span><text:span text:style-name="_31_4">h</text:span><text:span text:style-name="_32_">i</text:span><text:span text:style-name="_31_0">n</text:span><text:span text:style-name="_31_5">g</text:span><text:span text:style-name="_31_"> </text:span><text:span text:style-name="_31_0">i</text:span><text:span text:style-name="_31_5">n</text:span><text:span text:style-name="_31_"> </text:span><text:span text:style-name="_37_">i</text:span><text:span text:style-name="_31_5">t</text:span><text:span text:style-name="_33_">?</text:span><text:span text:style-name="_36_"> </text:span><text:span text:style-name="_31_4">I</text:span><text:span text:style-name="_35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l</text:span><text:span text:style-name="_39_">a</text:span><text:span text:style-name="_31_4">t</text:span><text:span text:style-name="_32_">t</text:span><text:span text:style-name="_39_">e</text:span><text:span text:style-name="_31_4">r</text:span><text:span text:style-name="_31_"> </text:span><text:span text:style-name="_37_">c</text:span><text:span text:style-name="_31_3">a</text:span><text:span text:style-name="_35_">s</text:span><text:span text:style-name="_37_">e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w</text:span><text:span text:style-name="_31_3">h</text:span><text:span text:style-name="_35_">o</text:span><text:span text:style-name="_39_">l</text:span><text:span text:style-name="_31_4">e</text:span><text:span text:style-name="_31_"> </text:span><text:span text:style-name="_37_">m</text:span><text:span text:style-name="_31_2">i</text:span><text:span text:style-name="_35_">n</text:span><text:span text:style-name="_37_">d</text:span><text:span text:style-name="_31_1"> </text:span><text:span text:style-name="_35_">i</text:span><text:span text:style-name="_31_0">s</text:span><text:span text:style-name="_31_1"> </text:span><text:span text:style-name="_32_">m</text:span><text:span text:style-name="_37_">e</text:span><text:span text:style-name="_31_3">c</text:span><text:span text:style-name="_33_">h</text:span><text:span text:style-name="_37_">a</text:span><text:span text:style-name="_31_5">n</text:span><text:span text:style-name="_35_">i</text:span><text:span text:style-name="_31_0">c</text:span><text:span text:style-name="_31_2">a</text:span><text:span text:style-name="_35_">l</text:span><text:span text:style-name="_39_">.</text:span><text:span text:style-name="_31_1"> </text:span><text:span text:style-name="_33_">(</text:span><text:span text:style-name="_39_">I</text:span><text:span text:style-name="_31_4">t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b</text:span><text:span text:style-name="_32_">e</text:span><text:span text:style-name="_36_"> </text:span><text:span text:style-name="_31_5">a</text:span><text:span text:style-name="_31_"> </text:span><text:span text:style-name="_38_">d</text:span><text:span text:style-name="_31_4">i</text:span><text:span text:style-name="_33_">s</text:span><text:span text:style-name="_37_">c</text:span><text:span text:style-name="_31_5">r</text:span><text:span text:style-name="_32_">e</text:span><text:span text:style-name="_39_">t</text:span><text:span text:style-name="_31_5">e</text:span>-<text:span text:style-name="_31_0">s</text:span><text:span text:style-name="_31_5">t</text:span><text:span text:style-name="_32_">a</text:span><text:span text:style-name="_37_">t</text:span><text:span text:style-name="_31_4">e</text:span><text:span text:style-name="_31_"> </text:span><text:span text:style-name="_38_">m</text:span><text:span text:style-name="_31_4">a</text:span><text:span text:style-name="_34_">c</text:span><text:span text:style-name="_38_">h</text:span><text:span text:style-name="_31_4">i</text:span><text:span text:style-name="_33_">n</text:span><text:span text:style-name="_38_">e</text:span><text:span text:style-name="_31_1"> </text:span><text:span text:style-name="_34_">h</text:span><text:span text:style-name="_37_">o</text:span><text:span text:style-name="_31_4">w</text:span><text:span text:style-name="_35_">e</text:span><text:span text:style-name="_38_">v</text:span><text:span text:style-name="_31_5">e</text:span><text:span text:style-name="_35_">r</text:span><text:span text:style-name="_39_">.</text:span><text:span text:style-name="_31_1"> </text:span><text:span text:style-name="_35_">W</text:span><text:span text:style-name="_38_">e</text:span><text:span text:style-name="_31_1"> </text:span><text:span text:style-name="_34_">h</text:span><text:span text:style-name="_31_0">a</text:span><text:span text:style-name="_31_4">v</text:span><text:span text:style-name="_32_">e</text:span><text:span text:style-name="_36_"> </text:span><text:span text:style-name="_31_4">d</text:span><text:span text:style-name="_35_">i</text:span><text:span text:style-name="_39_">s</text:span><text:span text:style-name="_31_5">c</text:span><text:span text:style-name="_35_">u</text:span><text:span text:style-name="_37_">s</text:span><text:span text:style-name="_31_2">s</text:span><text:span text:style-name="_33_">e</text:span><text:span text:style-name="_38_">d</text:span><text:span text:style-name="_31_1"> </text:span><text:span text:style-name="_35_">t</text:span><text:span text:style-name="_39_">h</text:span><text:span text:style-name="_31_5">i</text:span><text:span text:style-name="_34_">s</text:span><text:span text:style-name="_37_">.</text:span><text:span text:style-name="_31_5">)</text:span></text:p>
      <text:p text:style-name="P1"><text:span text:style-name="_31_0">T</text:span><text:span text:style-name="_31_3">h</text:span><text:span text:style-name="_35_">e</text:span><text:span text:style-name="_31_0">s</text:span><text:span text:style-name="_31_5">e</text:span><text:span text:style-name="_31_"> </text:span><text:span text:style-name="_38_">l</text:span><text:span text:style-name="_31_3">a</text:span><text:span text:style-name="_34_">s</text:span><text:span text:style-name="_31_0">t</text:span><text:span text:style-name="_31_1"> </text:span><text:span text:style-name="_33_">t</text:span><text:span text:style-name="_39_">w</text:span><text:span text:style-name="_31_4">o</text:span><text:span text:style-name="_31_"> </text:span><text:span text:style-name="_37_">p</text:span><text:span text:style-name="_31_2">a</text:span><text:span text:style-name="_32_">r</text:span><text:span text:style-name="_39_">a</text:span><text:span text:style-name="_31_4">g</text:span><text:span text:style-name="_35_">r</text:span><text:span text:style-name="_38_">a</text:span><text:span text:style-name="_31_5">p</text:span><text:span text:style-name="_34_">h</text:span><text:span text:style-name="_39_">s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c</text:span><text:span text:style-name="_31_5">l</text:span><text:span text:style-name="_35_">a</text:span><text:span text:style-name="_37_">i</text:span><text:span text:style-name="_31_5">m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4">e</text:span><text:span text:style-name="_31_"> </text:span><text:span text:style-name="_31_0">c</text:span><text:span text:style-name="_31_4">o</text:span><text:span text:style-name="_34_">n</text:span><text:span text:style-name="_38_">v</text:span><text:span text:style-name="_31_4">i</text:span><text:span text:style-name="_35_">n</text:span><text:span text:style-name="_39_">c</text:span><text:span text:style-name="_31_2">i</text:span><text:span text:style-name="_33_">n</text:span><text:span text:style-name="_31_0">g</text:span><text:span text:style-name="_31_1"> </text:span><text:span text:style-name="_33_">a</text:span><text:span text:style-name="_38_">r</text:span><text:span text:style-name="_31_4">g</text:span><text:span text:style-name="_35_">u</text:span><text:span text:style-name="_38_">m</text:span><text:span text:style-name="_31_5">e</text:span><text:span text:style-name="_32_">n</text:span><text:span text:style-name="_37_">t</text:span><text:span text:style-name="_31_3">s</text:span><text:span text:style-name="_35_">.</text:span><text:span text:style-name="_36_"> </text:span><text:span text:style-name="_31_4">T</text:span><text:span text:style-name="_35_">h</text:span><text:span text:style-name="_37_">e</text:span><text:span text:style-name="_31_2">y</text:span><text:span text:style-name="_31_"> </text:span><text:span text:style-name="_37_">s</text:span><text:span text:style-name="_31_3">h</text:span><text:span text:style-name="_32_">o</text:span><text:span text:style-name="_38_">u</text:span><text:span text:style-name="_31_5">l</text:span><text:span text:style-name="_33_">d</text:span><text:span text:style-name="_36_"> </text:span><text:span text:style-name="_31_3">r</text:span><text:span text:style-name="_35_">a</text:span><text:span text:style-name="_39_">t</text:span><text:span text:style-name="_31_4">h</text:span><text:span text:style-name="_34_">e</text:span><text:span text:style-name="_38_">r</text:span><text:span text:style-name="_31_1"> </text:span><text:span text:style-name="_32_">b</text:span><text:span text:style-name="_39_">e</text:span><text:span text:style-name="_31_1"> </text:span><text:span text:style-name="_35_">d</text:span><text:span text:style-name="_31_0">e</text:span><text:span text:style-name="_31_3">s</text:span><text:span text:style-name="_34_">c</text:span><text:span text:style-name="_38_">r</text:span><text:span text:style-name="_31_2">i</text:span><text:span text:style-name="_34_">b</text:span><text:span text:style-name="_38_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7_">"</text:span><text:span text:style-name="_31_5">r</text:span><text:span text:style-name="_33_">e</text:span><text:span text:style-name="_31_0">c</text:span><text:span text:style-name="_31_2">i</text:span><text:span text:style-name="_32_">t</text:span><text:span text:style-name="_39_">a</text:span><text:span text:style-name="_31_5">t</text:span><text:span text:style-name="_32_">i</text:span><text:span text:style-name="_31_0">o</text:span><text:span text:style-name="_31_4">n</text:span><text:span text:style-name="_32_">s</text:span><text:span text:style-name="_36_"> </text:span><text:span text:style-name="_31_2">t</text:span><text:span text:style-name="_33_">e</text:span><text:span text:style-name="_37_">n</text:span><text:span text:style-name="_31_5">d</text:span><text:span text:style-name="_32_">i</text:span><text:span text:style-name="_39_">n</text:span><text:span text:style-name="_31_2">g</text:span><text:span text:style-name="_31_"> </text:span><text:span text:style-name="_37_">t</text:span><text:span text:style-name="_31_3">o</text:span><text:span text:style-name="_31_"> </text:span><text:span text:style-name="_39_">p</text:span><text:span text:style-name="_31_4">r</text:span><text:span text:style-name="_35_">o</text:span><text:span text:style-name="_39_">d</text:span><text:span text:style-name="_31_4">u</text:span><text:span text:style-name="_32_">c</text:span><text:span text:style-name="_39_">e</text:span><text:span text:style-name="_31_1"> </text:span><text:span text:style-name="_34_">b</text:span><text:span text:style-name="_37_">e</text:span><text:span text:style-name="_31_5">l</text:span><text:span text:style-name="_32_">i</text:span><text:span text:style-name="_37_">e</text:span><text:span text:style-name="_31_3">f</text:span><text:span text:style-name="_32_">.</text:span><text:span text:style-name="_39_">"</text:span></text:p>
      <text:p text:style-name="P1"><text:span text:style-name="_33_">T</text:span><text:span text:style-name="_39_">h</text:span><text:span text:style-name="_31_5">e</text:span><text:span text:style-name="_31_"> </text:span><text:span text:style-name="_38_">o</text:span><text:span text:style-name="_31_3">n</text:span><text:span text:style-name="_32_">l</text:span><text:span text:style-name="_31_0">y</text:span><text:span text:style-name="_31_1"> </text:span><text:span text:style-name="_32_">r</text:span><text:span text:style-name="_38_">e</text:span><text:span text:style-name="_31_4">a</text:span><text:span text:style-name="_33_">l</text:span><text:span text:style-name="_39_">l</text:span><text:span text:style-name="_31_3">y</text:span><text:span text:style-name="_31_"> </text:span><text:span text:style-name="_38_">s</text:span><text:span text:style-name="_31_5">a</text:span><text:span text:style-name="_34_">t</text:span><text:span text:style-name="_31_0">i</text:span><text:span text:style-name="_31_2">s</text:span><text:span text:style-name="_32_">f</text:span><text:span text:style-name="_39_">a</text:span><text:span text:style-name="_31_4">c</text:span><text:span text:style-name="_33_">t</text:span><text:span text:style-name="_37_">o</text:span><text:span text:style-name="_31_2">r</text:span><text:span text:style-name="_35_">y</text:span><text:span text:style-name="_36_"> </text:span><text:span text:style-name="_31_4">s</text:span><text:span text:style-name="_34_">u</text:span><text:span text:style-name="_38_">p</text:span><text:span text:style-name="_31_3">p</text:span><text:span text:style-name="_35_">o</text:span><text:span text:style-name="_38_">r</text:span><text:span text:style-name="_31_5">t</text:span><text:span text:style-name="_31_"> </text:span><text:span text:style-name="_39_">t</text:span><text:span text:style-name="_31_4">h</text:span><text:span text:style-name="_32_">a</text:span><text:span text:style-name="_37_">t</text:span><text:span text:style-name="_31_1"> </text:span><text:span text:style-name="_34_">c</text:span><text:span text:style-name="_39_">a</text:span><text:span text:style-name="_31_4">n</text:span><text:span text:style-name="_31_"> </text:span><text:span text:style-name="_39_">b</text:span><text:span text:style-name="_31_4">e</text:span><text:span text:style-name="_31_"> </text:span><text:span text:style-name="_31_0">g</text:span><text:span text:style-name="_31_3">i</text:span><text:span text:style-name="_33_">v</text:span><text:span text:style-name="_39_">e</text:span><text:span text:style-name="_31_3">n</text:span><text:span text:style-name="_31_"> </text:span><text:span text:style-name="_39_">f</text:span><text:span text:style-name="_31_4">o</text:span><text:span text:style-name="_35_">r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v</text:span><text:span text:style-name="_39_">i</text:span><text:span text:style-name="_31_3">e</text:span><text:span text:style-name="_34_">w</text:span><text:span text:style-name="_36_"> </text:span><text:span text:style-name="_31_4">e</text:span><text:span text:style-name="_34_">x</text:span><text:span text:style-name="_39_">p</text:span><text:span text:style-name="_31_2">r</text:span><text:span text:style-name="_34_">e</text:span><text:span text:style-name="_38_">s</text:span><text:span text:style-name="_31_5">s</text:span><text:span text:style-name="_35_">e</text:span><text:span text:style-name="_37_">d</text:span><text:span text:style-name="_31_1"> </text:span><text:span text:style-name="_34_">a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b</text:span><text:span text:style-name="_31_4">e</text:span><text:span text:style-name="_35_">g</text:span><text:span text:style-name="_38_">i</text:span><text:span text:style-name="_31_5">n</text:span><text:span text:style-name="_34_">n</text:span><text:span text:style-name="_39_">i</text:span><text:span text:style-name="_31_3">n</text:span><text:span text:style-name="_34_">g</text:span><text:span text:style-name="_36_"> </text:span><text:span text:style-name="_31_5">o</text:span><text:span text:style-name="_33_">f</text:span><text:span text:style-name="_36_"> </text:span><text:span text:style-name="_31_4">6</text:span><text:span text:style-name="_34_">,</text:span><text:span text:style-name="_36_"> </text:span><text:span text:style-name="_31_4">w</text:span><text:span text:style-name="_35_">i</text:span><text:span text:style-name="_31_0">l</text:span><text:span text:style-name="_31_2">l</text:span><text:span text:style-name="_31_"> </text:span><text:span text:style-name="_31_0">b</text:span><text:span text:style-name="_31_3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3_">p</text:span><text:span text:style-name="_37_">r</text:span><text:span text:style-name="_31_3">o</text:span><text:span text:style-name="_33_">v</text:span><text:span text:style-name="_37_">i</text:span><text:span text:style-name="_31_5">d</text:span><text:span text:style-name="_33_">e</text:span><text:span text:style-name="_31_0">d</text:span><text:span text:style-name="_31_1"> </text:span><text:span text:style-name="_34_">b</text:span><text:span text:style-name="_37_">y</text:span><text:span text:style-name="_31_1"> </text:span><text:span text:style-name="_35_">w</text:span><text:span text:style-name="_38_">a</text:span><text:span text:style-name="_31_4">i</text:span><text:span text:style-name="_35_">t</text:span><text:span text:style-name="_39_">i</text:span><text:span text:style-name="_31_3">n</text:span><text:span text:style-name="_34_">g</text:span><text:span text:style-name="_36_"> </text:span><text:span text:style-name="_31_2">f</text:span><text:span text:style-name="_33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e</text:span><text:span text:style-name="_31_5">n</text:span><text:span text:style-name="_32_">d</text:span><text:span text:style-name="_36_"> </text:span><text:span text:style-name="_31_3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c</text:span><text:span text:style-name="_38_">e</text:span><text:span text:style-name="_31_3">n</text:span><text:span text:style-name="_34_">t</text:span><text:span text:style-name="_39_">u</text:span><text:span text:style-name="_31_5">r</text:span><text:span text:style-name="_33_">y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2_">n</text:span><text:span text:style-name="_36_"> </text:span><text:span text:style-name="_31_2">d</text:span><text:span text:style-name="_32_">o</text:span><text:span text:style-name="_38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e</text:span><text:span text:style-name="_31_0">x</text:span><text:span text:style-name="_31_3">p</text:span><text:span text:style-name="_32_">e</text:span><text:span text:style-name="_31_0">r</text:span><text:span text:style-name="_31_3">i</text:span><text:span text:style-name="_33_">m</text:span><text:span text:style-name="_37_">e</text:span><text:span text:style-name="_31_3">n</text:span><text:span text:style-name="_33_">t</text:span><text:span text:style-name="_36_"> </text:span><text:span text:style-name="_31_4">d</text:span><text:span text:style-name="_35_">e</text:span><text:span text:style-name="_31_0">s</text:span><text:span text:style-name="_31_3">c</text:span><text:span text:style-name="_32_">r</text:span><text:span text:style-name="_31_0">i</text:span><text:span text:style-name="_31_4">b</text:span><text:span text:style-name="_35_">e</text:span><text:span text:style-name="_38_">d</text:span><text:span text:style-name="_31_5">.</text:span><text:span text:style-name="_31_"> </text:span><text:span text:style-name="_39_">B</text:span><text:span text:style-name="_31_4">u</text:span><text:span text:style-name="_34_">t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2">w</text:span><text:span text:style-name="_33_">e</text:span><text:span text:style-name="_36_"> </text:span><text:span text:style-name="_31_3">s</text:span><text:span text:style-name="_32_">a</text:span><text:span text:style-name="_39_">y</text:span><text:span text:style-name="_31_1"> </text:span><text:span text:style-name="_34_">i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5">e</text:span><text:span text:style-name="_35_">a</text:span><text:span text:style-name="_37_">n</text:span><text:span text:style-name="_31_2">t</text:span><text:span text:style-name="_34_">i</text:span><text:span text:style-name="_31_0">m</text:span><text:span text:style-name="_31_2">e</text:span><text:span text:style-name="_32_">?</text:span><text:span text:style-name="_36_"> </text:span><text:span text:style-name="_31_5">W</text:span><text:span text:style-name="_35_">h</text:span><text:span text:style-name="_39_">a</text:span><text:span text:style-name="_31_5">t</text:span><text:span text:style-name="_31_"> </text:span><text:span text:style-name="_37_">s</text:span><text:span text:style-name="_31_3">t</text:span><text:span text:style-name="_32_">e</text:span><text:span text:style-name="_39_">p</text:span><text:span text:style-name="_31_4">s</text:span><text:span text:style-name="_31_"> </text:span><text:span text:style-name="_37_">s</text:span><text:span text:style-name="_31_5">h</text:span><text:span text:style-name="_32_">o</text:span><text:span text:style-name="_39_">u</text:span><text:span text:style-name="_31_2">l</text:span><text:span text:style-name="_32_">d</text:span><text:span text:style-name="_36_"> </text:span><text:span text:style-name="_31_5">b</text:span><text:span text:style-name="_33_">e</text:span><text:span text:style-name="_36_"> </text:span><text:span text:style-name="_31_2">t</text:span><text:span text:style-name="_32_">a</text:span><text:span text:style-name="_31_0">k</text:span><text:span text:style-name="_31_3">e</text:span><text:span text:style-name="_35_">n</text:span><text:span text:style-name="_36_"> </text:span><text:span text:style-name="_31_2">n</text:span><text:span text:style-name="_33_">o</text:span><text:span text:style-name="_39_">w</text:span><text:span text:style-name="_31_1"> </text:span><text:span text:style-name="_34_">i</text:span><text:span text:style-name="_31_0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9_">e</text:span><text:span text:style-name="_31_2">r</text:span><text:span text:style-name="_33_">i</text:span><text:span text:style-name="_31_0">m</text:span><text:span text:style-name="_31_2">e</text:span><text:span text:style-name="_33_">n</text:span><text:span text:style-name="_37_">t</text:span><text:span text:style-name="_31_1"> </text:span><text:span text:style-name="_34_">i</text:span><text:span text:style-name="_39_">s</text:span><text:span text:style-name="_31_1"> </text:span><text:span text:style-name="_32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4_">s</text:span><text:span text:style-name="_38_">u</text:span><text:span text:style-name="_31_4">c</text:span><text:span text:style-name="_35_">c</text:span><text:span text:style-name="_38_">e</text:span><text:span text:style-name="_31_3">s</text:span><text:span text:style-name="_35_">s</text:span><text:span text:style-name="_38_">f</text:span><text:span text:style-name="_31_2">u</text:span><text:span text:style-name="_32_">l</text:span><text:span text:style-name="_31_0">?</text:span></text:p>
      <text:p text:style-name="P1"><text:span text:style-name="_33_">A</text:span><text:span text:style-name="_31_0">s</text:span><text:span text:style-name="_31_1"> </text:span><text:span text:style-name="_32_">I</text:span><text:span text:style-name="_36_"> </text:span><text:span text:style-name="_31_2">h</text:span><text:span text:style-name="_35_">a</text:span><text:span text:style-name="_38_">v</text:span><text:span text:style-name="_31_5">e</text:span><text:span text:style-name="_31_"> </text:span><text:span text:style-name="_37_">e</text:span><text:span text:style-name="_31_4">x</text:span><text:span text:style-name="_32_">p</text:span><text:span text:style-name="_39_">l</text:span><text:span text:style-name="_31_5">a</text:span><text:span text:style-name="_32_">i</text:span><text:span text:style-name="_38_">n</text:span><text:span text:style-name="_31_4">e</text:span><text:span text:style-name="_34_">d</text:span><text:span text:style-name="_38_">,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p</text:span><text:span text:style-name="_31_5">r</text:span><text:span text:style-name="_33_">o</text:span><text:span text:style-name="_31_0">b</text:span><text:span text:style-name="_31_2">l</text:span><text:span text:style-name="_34_">e</text:span><text:span text:style-name="_31_0">m</text:span><text:span text:style-name="_31_1"> </text:span><text:span text:style-name="_34_">i</text:span><text:span text:style-name="_37_">s</text:span><text:span text:style-name="_31_1"> </text:span><text:span text:style-name="_34_">m</text:span><text:span text:style-name="_31_0">a</text:span><text:span text:style-name="_31_4">i</text:span><text:span text:style-name="_32_">n</text:span><text:span text:style-name="_38_">l</text:span><text:span text:style-name="_31_3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4">o</text:span><text:span text:style-name="_32_">f</text:span><text:span text:style-name="_36_"> </text:span><text:span text:style-name="_31_2">p</text:span><text:span text:style-name="_35_">r</text:span><text:span text:style-name="_37_">o</text:span><text:span text:style-name="_31_2">g</text:span><text:span text:style-name="_33_">r</text:span><text:span text:style-name="_38_">a</text:span><text:span text:style-name="_31_3">m</text:span><text:span text:style-name="_34_">m</text:span><text:span text:style-name="_39_">i</text:span><text:span text:style-name="_31_3">n</text:span><text:span text:style-name="_32_">g</text:span><text:span text:style-name="_39_">.</text:span><text:span text:style-name="_31_1"> </text:span><text:span text:style-name="_35_">A</text:span><text:span text:style-name="_37_">d</text:span><text:span text:style-name="_31_2">v</text:span><text:span text:style-name="_32_">a</text:span><text:span text:style-name="_37_">n</text:span><text:span text:style-name="_31_5">c</text:span><text:span text:style-name="_35_">e</text:span><text:span text:style-name="_39_">s</text:span><text:span text:style-name="_31_1"> </text:span><text:span text:style-name="_34_">i</text:span><text:span text:style-name="_37_">n</text:span><text:span text:style-name="_31_1"> </text:span><text:span text:style-name="_32_">e</text:span><text:span text:style-name="_37_">n</text:span><text:span text:style-name="_31_4">g</text:span><text:span text:style-name="_35_">i</text:span><text:span text:style-name="_39_">n</text:span><text:span text:style-name="_31_5">e</text:span><text:span text:style-name="_32_">e</text:span><text:span text:style-name="_37_">r</text:span><text:span text:style-name="_31_3">i</text:span><text:span text:style-name="_34_">n</text:span><text:span text:style-name="_31_0">g</text:span><text:span text:style-name="_31_1"> </text:span><text:span text:style-name="_35_">w</text:span><text:span text:style-name="_37_">i</text:span><text:span text:style-name="_31_5">l</text:span><text:span text:style-name="_34_">l</text:span><text:span text:style-name="_36_"> </text:span><text:span text:style-name="_31_3">h</text:span><text:span text:style-name="_34_">a</text:span><text:span text:style-name="_37_">v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4_">d</text:span><text:span text:style-name="_39_">e</text:span><text:span text:style-name="_31_1"> </text:span><text:span text:style-name="_32_">t</text:span><text:span text:style-name="_39_">o</text:span><text:span text:style-name="_31_3">o</text:span><text:span text:style-name="_34_">,</text:span><text:span text:style-name="_36_"> </text:span><text:span text:style-name="_31_5">b</text:span><text:span text:style-name="_35_">u</text:span><text:span text:style-name="_39_">t</text:span><text:span text:style-name="_31_1"> </text:span><text:span text:style-name="_33_">i</text:span><text:span text:style-name="_38_">t</text:span><text:span text:style-name="_31_1"> </text:span><text:span text:style-name="_34_">s</text:span><text:span text:style-name="_37_">e</text:span><text:span text:style-name="_31_3">e</text:span><text:span text:style-name="_34_">m</text:span><text:span text:style-name="_39_">s</text:span><text:span text:style-name="_31_1"> </text:span><text:span text:style-name="_33_">u</text:span><text:span text:style-name="_31_0">n</text:span><text:span text:style-name="_31_4">l</text:span><text:span text:style-name="_32_">i</text:span><text:span text:style-name="_37_">k</text:span><text:span text:style-name="_31_3">e</text:span><text:span text:style-name="_33_">l</text:span><text:span text:style-name="_38_">y</text:span><text:span text:style-name="_31_1"> </text:span><text:span text:style-name="_34_">t</text:span><text:span text:style-name="_31_0">h</text:span><text:span text:style-name="_31_3">a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4">s</text:span><text:span text:style-name="_35_">e</text:span><text:span text:style-name="_36_"> </text:span><text:span text:style-name="_31_4">w</text:span><text:span text:style-name="_33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4">b</text:span><text:span text:style-name="_32_">e</text:span><text:span text:style-name="_36_"> </text:span><text:span text:style-name="_31_5">a</text:span><text:span text:style-name="_34_">d</text:span><text:span text:style-name="_37_">e</text:span><text:span text:style-name="_31_4">q</text:span><text:span text:style-name="_34_">u</text:span><text:span text:style-name="_38_">a</text:span><text:span text:style-name="_31_2">t</text:span><text:span text:style-name="_32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3_">t</text:span><text:span text:style-name="_38_">h</text:span><text:span text:style-name="_31_4">e</text:span><text:span text:style-name="_31_"> </text:span><text:span text:style-name="_38_">r</text:span><text:span text:style-name="_31_2">e</text:span><text:span text:style-name="_32_">q</text:span><text:span text:style-name="_37_">u</text:span><text:span text:style-name="_31_2">i</text:span><text:span text:style-name="_33_">r</text:span><text:span text:style-name="_31_0">e</text:span><text:span text:style-name="_31_2">m</text:span><text:span text:style-name="_35_">e</text:span><text:span text:style-name="_37_">n</text:span><text:span text:style-name="_31_2">t</text:span><text:span text:style-name="_34_">s</text:span><text:span text:style-name="_31_0">.</text:span><text:span text:style-name="_31_1"> </text:span><text:span text:style-name="_34_">E</text:span><text:span text:style-name="_38_">s</text:span><text:span text:style-name="_31_2">t</text:span><text:span text:style-name="_34_">i</text:span><text:span text:style-name="_39_">m</text:span><text:span text:style-name="_31_5">a</text:span><text:span text:style-name="_34_">t</text:span><text:span text:style-name="_37_">e</text:span><text:span text:style-name="_31_4">s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s</text:span><text:span text:style-name="_32_">t</text:span><text:span text:style-name="_37_">o</text:span><text:span text:style-name="_31_5">r</text:span><text:span text:style-name="_32_">a</text:span><text:span text:style-name="_39_">g</text:span><text:span text:style-name="_31_2">e</text:span><text:span text:style-name="_31_"> </text:span><text:span text:style-name="_39_">c</text:span><text:span text:style-name="_31_4">a</text:span><text:span text:style-name="_35_">p</text:span><text:span text:style-name="_38_">a</text:span><text:span text:style-name="_31_4">c</text:span><text:span text:style-name="_34_">i</text:span><text:span text:style-name="_31_0">t</text:span><text:span text:style-name="_31_3">y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b</text:span><text:span text:style-name="_34_">r</text:span><text:span text:style-name="_38_">a</text:span><text:span text:style-name="_31_4">i</text:span><text:span text:style-name="_35_">n</text:span><text:span text:style-name="_36_"> </text:span><text:span text:style-name="_31_3">v</text:span><text:span text:style-name="_35_">a</text:span><text:span text:style-name="_39_">r</text:span><text:span text:style-name="_31_4">y</text:span><text:span text:style-name="_31_"> </text:span><text:span text:style-name="_39_">f</text:span><text:span text:style-name="_31_2">r</text:span><text:span text:style-name="_32_">o</text:span><text:span text:style-name="_31_0">m</text:span><text:span text:style-name="_31_1"> </text:span><text:span text:style-name="_32_">1</text:span><text:span text:style-name="_31_0">0</text:span><text:span text:style-name="_31_5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4_">0</text:span><text:span text:style-name="_37_">1</text:span><text:span text:style-name="_31_4">5</text:span><text:span text:style-name="_31_"> </text:span><text:span text:style-name="_31_0">b</text:span><text:span text:style-name="_31_4">i</text:span><text:span text:style-name="_35_">n</text:span><text:span text:style-name="_37_">a</text:span><text:span text:style-name="_31_5">r</text:span><text:span text:style-name="_32_">y</text:span><text:span text:style-name="_36_"> </text:span><text:span text:style-name="_31_5">d</text:span><text:span text:style-name="_32_">i</text:span><text:span text:style-name="_37_">g</text:span><text:span text:style-name="_31_2">i</text:span><text:span text:style-name="_34_">t</text:span><text:span text:style-name="_31_0">s</text:span><text:span text:style-name="_31_4">.</text:span><text:span text:style-name="_31_"> </text:span><text:span text:style-name="_39_">I</text:span><text:span text:style-name="_31_1"> </text:span><text:span text:style-name="_34_">i</text:span><text:span text:style-name="_38_">n</text:span><text:span text:style-name="_31_5">c</text:span><text:span text:style-name="_34_">l</text:span><text:span text:style-name="_39_">i</text:span><text:span text:style-name="_31_2">n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l</text:span><text:span text:style-name="_37_">o</text:span><text:span text:style-name="_31_5">w</text:span><text:span text:style-name="_32_">e</text:span><text:span text:style-name="_31_0">r</text:span><text:span text:style-name="_31_1"> </text:span><text:span text:style-name="_32_">v</text:span><text:span text:style-name="_38_">a</text:span><text:span text:style-name="_31_3">l</text:span><text:span text:style-name="_32_">u</text:span><text:span text:style-name="_39_">e</text:span><text:span text:style-name="_31_5">s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b</text:span><text:span text:style-name="_34_">e</text:span><text:span text:style-name="_38_">l</text:span><text:span text:style-name="_31_2">i</text:span><text:span text:style-name="_34_">e</text:span><text:span text:style-name="_39_">v</text:span><text:span text:style-name="_31_4">e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2_">o</text:span><text:span text:style-name="_31_0">n</text:span><text:span text:style-name="_31_5">l</text:span><text:span text:style-name="_32_">y</text:span><text:span text:style-name="_36_"> </text:span><text:span text:style-name="_31_2">a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s</text:span><text:span text:style-name="_38_">m</text:span><text:span text:style-name="_31_4">a</text:span><text:span text:style-name="_35_">l</text:span><text:span text:style-name="_38_">l</text:span><text:span text:style-name="_31_1"> </text:span><text:span text:style-name="_32_">f</text:span><text:span text:style-name="_39_">r</text:span><text:span text:style-name="_31_2">a</text:span><text:span text:style-name="_33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3_">i</text:span><text:span text:style-name="_39_">s</text:span><text:span text:style-name="_31_1"> </text:span><text:span text:style-name="_34_">u</text:span><text:span text:style-name="_38_">s</text:span><text:span text:style-name="_31_4">e</text:span><text:span text:style-name="_34_">d</text:span><text:span text:style-name="_36_"> </text:span><text:span text:style-name="_31_4">f</text:span><text:span text:style-name="_32_">o</text:span><text:span text:style-name="_39_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h</text:span><text:span text:style-name="_31_4">i</text:span><text:span text:style-name="_35_">g</text:span><text:span text:style-name="_31_0">h</text:span><text:span text:style-name="_31_3">e</text:span><text:span text:style-name="_32_">r</text:span><text:span text:style-name="_36_"> </text:span><text:span text:style-name="_31_5">t</text:span><text:span text:style-name="_35_">y</text:span><text:span text:style-name="_37_">p</text:span><text:span text:style-name="_31_3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4">t</text:span><text:span text:style-name="_32_">h</text:span><text:span text:style-name="_37_">i</text:span><text:span text:style-name="_31_2">n</text:span><text:span text:style-name="_32_">k</text:span><text:span text:style-name="_39_">i</text:span><text:span text:style-name="_31_3">n</text:span><text:span text:style-name="_33_">g</text:span><text:span text:style-name="_38_">.</text:span><text:span text:style-name="_31_1"> </text:span><text:span text:style-name="_34_">M</text:span><text:span text:style-name="_38_">o</text:span><text:span text:style-name="_31_4">s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i</text:span><text:span text:style-name="_34_">t</text:span><text:span text:style-name="_36_"> </text:span><text:span text:style-name="_31_5">i</text:span><text:span text:style-name="_32_">s</text:span><text:span text:style-name="_36_"> </text:span><text:span text:style-name="_31_2">p</text:span><text:span text:style-name="_35_">r</text:span><text:span text:style-name="_39_">o</text:span><text:span text:style-name="_31_3">b</text:span><text:span text:style-name="_33_">a</text:span><text:span text:style-name="_39_">b</text:span><text:span text:style-name="_31_5">l</text:span><text:span text:style-name="_34_">y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r</text:span><text:span text:style-name="_38_">e</text:span><text:span text:style-name="_31_2">t</text:span><text:span text:style-name="_34_">e</text:span><text:span text:style-name="_38_">n</text:span><text:span text:style-name="_31_2">t</text:span><text:span text:style-name="_33_">i</text:span><text:span text:style-name="_37_">o</text:span><text:span text:style-name="_31_2">n</text:span><text:span text:style-name="_31_"> </text:span><text:span text:style-name="_39_">o</text:span><text:span text:style-name="_31_4">f</text:span><text:span text:style-name="_31_"> </text:span><text:span text:style-name="_31_0">v</text:span><text:span text:style-name="_31_4">i</text:span><text:span text:style-name="_35_">s</text:span><text:span text:style-name="_31_0">u</text:span><text:span text:style-name="_31_4">a</text:span><text:span text:style-name="_33_">l</text:span><text:span text:style-name="_36_"> </text:span><text:span text:style-name="_31_2">i</text:span><text:span text:style-name="_32_">m</text:span><text:span text:style-name="_37_">p</text:span><text:span text:style-name="_31_2">r</text:span><text:span text:style-name="_33_">e</text:span><text:span text:style-name="_31_0">s</text:span><text:span text:style-name="_31_4">s</text:span><text:span text:style-name="_35_">i</text:span><text:span text:style-name="_38_">o</text:span><text:span text:style-name="_31_2">n</text:span><text:span text:style-name="_32_">s</text:span><text:span text:style-name="_39_">,</text:span><text:span text:style-name="_31_1"> </text:span><text:span text:style-name="_35_">I</text:span><text:span text:style-name="_36_"> </text:span><text:span text:style-name="_31_5">s</text:span><text:span text:style-name="_35_">h</text:span><text:span text:style-name="_37_">o</text:span><text:span text:style-name="_31_5">u</text:span><text:span text:style-name="_33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8_">u</text:span><text:span text:style-name="_31_4">r</text:span><text:span text:style-name="_33_">p</text:span><text:span text:style-name="_39_">r</text:span><text:span text:style-name="_31_4">i</text:span><text:span text:style-name="_32_">s</text:span><text:span text:style-name="_37_">e</text:span><text:span text:style-name="_31_3">d</text:span><text:span text:style-name="_31_"> </text:span><text:span text:style-name="_39_">i</text:span><text:span text:style-name="_31_3">f</text:span><text:span text:style-name="_31_"> </text:span><text:span text:style-name="_39_">m</text:span><text:span text:style-name="_31_3">o</text:span><text:span text:style-name="_33_">r</text:span><text:span text:style-name="_38_">e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1</text:span><text:span text:style-name="_35_">0</text:span><text:span text:style-name="_39_">9</text:span><text:span text:style-name="_31_1"> </text:span><text:span text:style-name="_35_">w</text:span><text:span text:style-name="_31_0">a</text:span><text:span text:style-name="_31_3">s</text:span><text:span text:style-name="_31_"> </text:span><text:span text:style-name="_38_">r</text:span><text:span text:style-name="_31_3">e</text:span><text:span text:style-name="_34_">q</text:span><text:span text:style-name="_31_0">u</text:span><text:span text:style-name="_31_4">i</text:span><text:span text:style-name="_32_">r</text:span><text:span text:style-name="_31_0">e</text:span><text:span text:style-name="_31_3">d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s</text:span><text:span text:style-name="_35_">a</text:span><text:span text:style-name="_37_">t</text:span><text:span text:style-name="_31_2">i</text:span><text:span text:style-name="_32_">s</text:span><text:span text:style-name="_38_">f</text:span><text:span text:style-name="_31_3">a</text:span><text:span text:style-name="_32_">c</text:span><text:span text:style-name="_31_0">t</text:span><text:span text:style-name="_31_3">o</text:span><text:span text:style-name="_34_">r</text:span><text:span text:style-name="_31_0">y</text:span><text:span text:style-name="_31_1"> </text:span><text:span text:style-name="_35_">p</text:span><text:span text:style-name="_31_0">l</text:span><text:span text:style-name="_31_3">a</text:span><text:span text:style-name="_34_">y</text:span><text:span text:style-name="_39_">i</text:span><text:span text:style-name="_31_4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i</text:span><text:span text:style-name="_38_">m</text:span><text:span text:style-name="_31_5">i</text:span><text:span text:style-name="_32_">t</text:span><text:span text:style-name="_39_">a</text:span><text:span text:style-name="_31_2">t</text:span><text:span text:style-name="_33_">i</text:span><text:span text:style-name="_31_0">o</text:span><text:span text:style-name="_31_5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a</text:span><text:span text:style-name="_31_3">t</text:span><text:span text:style-name="_31_"> </text:span><text:span text:style-name="_31_0">a</text:span><text:span text:style-name="_31_4">n</text:span><text:span text:style-name="_35_">y</text:span><text:span text:style-name="_36_"> </text:span><text:span text:style-name="_31_4">r</text:span><text:span text:style-name="_35_">a</text:span><text:span text:style-name="_39_">t</text:span><text:span text:style-name="_31_3">e</text:span><text:span text:style-name="_31_"> </text:span><text:span text:style-name="_38_">a</text:span><text:span text:style-name="_31_2">g</text:span><text:span text:style-name="_33_">a</text:span><text:span text:style-name="_37_">i</text:span><text:span text:style-name="_31_5">n</text:span><text:span text:style-name="_32_">s</text:span><text:span text:style-name="_39_">t</text:span><text:span text:style-name="_31_1"> </text:span><text:span text:style-name="_34_">a</text:span><text:span text:style-name="_36_"> </text:span><text:span text:style-name="_31_3">b</text:span><text:span text:style-name="_33_">l</text:span><text:span text:style-name="_38_">i</text:span><text:span text:style-name="_31_4">n</text:span><text:span text:style-name="_35_">d</text:span><text:span text:style-name="_36_"> </text:span><text:span text:style-name="_31_3">m</text:span><text:span text:style-name="_34_">a</text:span><text:span text:style-name="_38_">n</text:span><text:span text:style-name="_31_3">.</text:span><text:span text:style-name="_31_"> </text:span><text:span text:style-name="_37_">(</text:span><text:span text:style-name="_31_3">N</text:span><text:span text:style-name="_35_">o</text:span><text:span text:style-name="_39_">t</text:span><text:span text:style-name="_31_2">e</text:span><text:span text:style-name="_35_">: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c</text:span><text:span text:style-name="_38_">a</text:span><text:span text:style-name="_31_3">p</text:span><text:span text:style-name="_33_">a</text:span><text:span text:style-name="_31_0">c</text:span><text:span text:style-name="_31_4">i</text:span><text:span text:style-name="_34_">t</text:span><text:span text:style-name="_37_">y</text:span><text:span text:style-name="_31_1"> </text:span><text:span text:style-name="_34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E</text:span><text:span text:style-name="_31_2">n</text:span><text:span text:style-name="_34_">c</text:span><text:span text:style-name="_39_">y</text:span><text:span text:style-name="_31_4">c</text:span><text:span text:style-name="_34_">l</text:span><text:span text:style-name="_37_">o</text:span><text:span text:style-name="_31_3">p</text:span><text:span text:style-name="_32_">a</text:span><text:span text:style-name="_37_">e</text:span><text:span text:style-name="_31_4">d</text:span><text:span text:style-name="_34_">i</text:span><text:span text:style-name="_31_0">a</text:span><text:span text:style-name="_31_1"> </text:span><text:span text:style-name="_34_">B</text:span><text:span text:style-name="_31_0">r</text:span><text:span text:style-name="_31_5">i</text:span><text:span text:style-name="_33_">t</text:span><text:span text:style-name="_39_">a</text:span><text:span text:style-name="_31_4">n</text:span><text:span text:style-name="_34_">n</text:span><text:span text:style-name="_37_">i</text:span><text:span text:style-name="_31_5">c</text:span><text:span text:style-name="_32_">a</text:span><text:span text:style-name="_38_">,</text:span><text:span text:style-name="_31_1"> </text:span><text:span text:style-name="_34_">1</text:span><text:span text:style-name="_39_">1</text:span><text:span text:style-name="_31_2">t</text:span><text:span text:style-name="_35_">h</text:span><text:span text:style-name="_36_"> </text:span><text:span text:style-name="_31_3">e</text:span><text:span text:style-name="_32_">d</text:span><text:span text:style-name="_37_">i</text:span><text:span text:style-name="_31_5">t</text:span><text:span text:style-name="_35_">i</text:span><text:span text:style-name="_38_">o</text:span><text:span text:style-name="_31_3">n</text:span><text:span text:style-name="_32_">,</text:span><text:span text:style-name="_36_"> </text:span><text:span text:style-name="_31_3">i</text:span><text:span text:style-name="_32_">s</text:span><text:span text:style-name="_36_"> </text:span><text:span text:style-name="_31_5">2</text:span><text:span text:style-name="_31_"> </text:span><text:span text:style-name="_37_">X</text:span><text:span text:style-name="_31_1"> </text:span><text:span text:style-name="_32_">1</text:span><text:span text:style-name="_38_">0</text:span><text:span text:style-name="_31_2">9</text:span><text:span text:style-name="_35_">)</text:span><text:span text:style-name="_36_"> </text:span><text:span text:style-name="_31_2">A</text:span><text:span text:style-name="_31_"> </text:span><text:span text:style-name="_31_0">s</text:span><text:span text:style-name="_31_3">t</text:span><text:span text:style-name="_34_">o</text:span><text:span text:style-name="_38_">r</text:span><text:span text:style-name="_31_5">a</text:span><text:span text:style-name="_35_">g</text:span><text:span text:style-name="_38_">e</text:span><text:span text:style-name="_31_1"> </text:span><text:span text:style-name="_32_">c</text:span><text:span text:style-name="_31_0">a</text:span><text:span text:style-name="_31_5">p</text:span><text:span text:style-name="_32_">a</text:span><text:span text:style-name="_39_">c</text:span><text:span text:style-name="_31_5">i</text:span><text:span text:style-name="_35_">t</text:span><text:span text:style-name="_31_0">y</text:span><text:span text:style-name="_31_1"> </text:span><text:span text:style-name="_33_">o</text:span><text:span text:style-name="_31_0">f</text:span><text:span text:style-name="_31_1"> </text:span><text:span text:style-name="_35_">1</text:span><text:span text:style-name="_37_">0</text:span><text:span text:style-name="_31_5">7</text:span><text:span text:style-name="_34_">,</text:span><text:span text:style-name="_36_"> </text:span><text:span text:style-name="_31_4">w</text:span><text:span text:style-name="_32_">o</text:span><text:span text:style-name="_38_">u</text:span><text:span text:style-name="_31_5">l</text:span><text:span text:style-name="_35_">d</text:span><text:span text:style-name="_36_"> </text:span><text:span text:style-name="_31_2">b</text:span><text:span text:style-name="_32_">e</text:span><text:span text:style-name="_36_"> </text:span><text:span text:style-name="_31_3">a</text:span><text:span text:style-name="_31_"> </text:span><text:span text:style-name="_37_">v</text:span><text:span text:style-name="_31_3">e</text:span><text:span text:style-name="_34_">r</text:span><text:span text:style-name="_38_">y</text:span><text:span text:style-name="_31_1"> </text:span><text:span text:style-name="_35_">p</text:span><text:span text:style-name="_37_">r</text:span><text:span text:style-name="_31_3">a</text:span><text:span text:style-name="_35_">c</text:span><text:span text:style-name="_31_0">t</text:span><text:span text:style-name="_31_3">i</text:span><text:span text:style-name="_32_">c</text:span><text:span text:style-name="_31_0">a</text:span><text:span text:style-name="_31_3">b</text:span><text:span text:style-name="_32_">l</text:span><text:span text:style-name="_37_">e</text:span><text:span text:style-name="_31_1"> </text:span><text:span text:style-name="_35_">p</text:span><text:span text:style-name="_37_">o</text:span><text:span text:style-name="_31_4">s</text:span><text:span text:style-name="_34_">s</text:span><text:span text:style-name="_37_">i</text:span><text:span text:style-name="_31_5">b</text:span><text:span text:style-name="_33_">i</text:span><text:span text:style-name="_39_">l</text:span><text:span text:style-name="_31_3">i</text:span><text:span text:style-name="_35_">t</text:span><text:span text:style-name="_31_0">y</text:span><text:span text:style-name="_31_1"> </text:span><text:span text:style-name="_35_">e</text:span><text:span text:style-name="_31_0">v</text:span><text:span text:style-name="_31_2">e</text:span><text:span text:style-name="_33_">n</text:span><text:span text:style-name="_36_"> </text:span><text:span text:style-name="_31_5">b</text:span><text:span text:style-name="_32_">y</text:span><text:span text:style-name="_36_"> </text:span><text:span text:style-name="_31_5">p</text:span><text:span text:style-name="_34_">r</text:span><text:span text:style-name="_38_">e</text:span><text:span text:style-name="_31_2">s</text:span><text:span text:style-name="_34_">e</text:span><text:span text:style-name="_31_0">n</text:span><text:span text:style-name="_31_3">t</text:span><text:span text:style-name="_31_"> </text:span><text:span text:style-name="_37_">t</text:span><text:span text:style-name="_31_5">e</text:span><text:span text:style-name="_32_">c</text:span><text:span text:style-name="_39_">h</text:span><text:span text:style-name="_31_3">n</text:span><text:span text:style-name="_33_">i</text:span><text:span text:style-name="_37_">q</text:span><text:span text:style-name="_31_3">u</text:span><text:span text:style-name="_32_">e</text:span><text:span text:style-name="_39_">s</text:span><text:span text:style-name="_31_2">.</text:span><text:span text:style-name="_31_"> </text:span><text:span text:style-name="_38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p</text:span><text:span text:style-name="_31_3">r</text:span><text:span text:style-name="_33_">o</text:span><text:span text:style-name="_39_">b</text:span><text:span text:style-name="_31_4">a</text:span><text:span text:style-name="_32_">b</text:span><text:span text:style-name="_37_">l</text:span><text:span text:style-name="_31_3">y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4">n</text:span><text:span text:style-name="_35_">e</text:span><text:span text:style-name="_37_">c</text:span><text:span text:style-name="_31_4">e</text:span><text:span text:style-name="_34_">s</text:span><text:span text:style-name="_37_">s</text:span><text:span text:style-name="_31_3">a</text:span><text:span text:style-name="_32_">r</text:span><text:span text:style-name="_39_">y</text:span><text:span text:style-name="_31_1"> </text:span><text:span text:style-name="_33_">t</text:span><text:span text:style-name="_38_">o</text:span><text:span text:style-name="_31_1"> </text:span><text:span text:style-name="_35_">i</text:span><text:span text:style-name="_38_">n</text:span><text:span text:style-name="_31_3">c</text:span><text:span text:style-name="_33_">r</text:span><text:span text:style-name="_37_">e</text:span><text:span text:style-name="_31_5">a</text:span><text:span text:style-name="_34_">s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4">p</text:span><text:span text:style-name="_32_">e</text:span><text:span text:style-name="_39_">e</text:span><text:span text:style-name="_31_4">d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4">p</text:span><text:span text:style-name="_32_">e</text:span><text:span text:style-name="_38_">r</text:span><text:span text:style-name="_31_2">a</text:span><text:span text:style-name="_33_">t</text:span><text:span text:style-name="_38_">i</text:span><text:span text:style-name="_31_2">o</text:span><text:span text:style-name="_34_">n</text:span><text:span text:style-name="_38_">s</text:span><text:span text:style-name="_31_1"> </text:span><text:span text:style-name="_33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2">i</text:span><text:span text:style-name="_34_">n</text:span><text:span text:style-name="_31_0">e</text:span><text:span text:style-name="_31_5">s</text:span><text:span text:style-name="_31_"> </text:span><text:span text:style-name="_37_">a</text:span><text:span text:style-name="_31_4">t</text:span><text:span text:style-name="_31_"> </text:span><text:span text:style-name="_37_">a</text:span><text:span text:style-name="_31_4">l</text:span><text:span text:style-name="_33_">l</text:span><text:span text:style-name="_37_">.</text:span><text:span text:style-name="_31_1"> </text:span><text:span text:style-name="_33_">P</text:span><text:span text:style-name="_37_">a</text:span><text:span text:style-name="_31_5">r</text:span><text:span text:style-name="_32_">t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m</text:span><text:span text:style-name="_37_">o</text:span><text:span text:style-name="_31_3">d</text:span><text:span text:style-name="_35_">e</text:span><text:span text:style-name="_39_">r</text:span><text:span text:style-name="_31_2">n</text:span><text:span text:style-name="_31_"> </text:span><text:span text:style-name="_31_0">m</text:span><text:span text:style-name="_31_2">a</text:span><text:span text:style-name="_34_">c</text:span><text:span text:style-name="_31_0">h</text:span><text:span text:style-name="_31_4">i</text:span><text:span text:style-name="_33_">n</text:span><text:span text:style-name="_39_">e</text:span><text:span text:style-name="_31_2">s</text:span><text:span text:style-name="_31_"> </text:span><text:span text:style-name="_39_">w</text:span><text:span text:style-name="_31_4">h</text:span><text:span text:style-name="_35_">i</text:span><text:span text:style-name="_31_0">c</text:span><text:span text:style-name="_31_4">h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2">b</text:span><text:span text:style-name="_35_">e</text:span><text:span text:style-name="_36_"> </text:span><text:span text:style-name="_31_2">r</text:span><text:span text:style-name="_33_">e</text:span><text:span text:style-name="_31_0">g</text:span><text:span text:style-name="_31_4">a</text:span><text:span text:style-name="_34_">r</text:span><text:span text:style-name="_31_0">d</text:span><text:span text:style-name="_31_4">e</text:span><text:span text:style-name="_35_">d</text:span><text:span text:style-name="_36_"> </text:span><text:span text:style-name="_31_4">a</text:span><text:span text:style-name="_34_">s</text:span><text:span text:style-name="_36_"> </text:span><text:span text:style-name="_31_3">a</text:span><text:span text:style-name="_34_">n</text:span><text:span text:style-name="_37_">a</text:span><text:span text:style-name="_31_2">l</text:span><text:span text:style-name="_35_">o</text:span><text:span text:style-name="_31_0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9_">n</text:span><text:span text:style-name="_31_5">e</text:span><text:span text:style-name="_34_">r</text:span><text:span text:style-name="_31_0">v</text:span><text:span text:style-name="_31_3">e</text:span><text:span text:style-name="_31_"> </text:span><text:span text:style-name="_38_">c</text:span><text:span text:style-name="_31_5">e</text:span><text:span text:style-name="_34_">l</text:span><text:span text:style-name="_39_">l</text:span><text:span text:style-name="_31_3">s</text:span><text:span text:style-name="_31_"> </text:span><text:span text:style-name="_38_">w</text:span><text:span text:style-name="_31_4">o</text:span><text:span text:style-name="_32_">r</text:span><text:span text:style-name="_31_0">k</text:span><text:span text:style-name="_31_1"> </text:span><text:span text:style-name="_34_">a</text:span><text:span text:style-name="_39_">b</text:span><text:span text:style-name="_31_5">o</text:span><text:span text:style-name="_32_">u</text:span><text:span text:style-name="_38_">t</text:span><text:span text:style-name="_31_1"> </text:span><text:span text:style-name="_34_">a</text:span><text:span text:style-name="_36_"> </text:span><text:span text:style-name="_31_4">t</text:span><text:span text:style-name="_33_">h</text:span><text:span text:style-name="_39_">o</text:span><text:span text:style-name="_31_2">u</text:span><text:span text:style-name="_35_">s</text:span><text:span text:style-name="_38_">a</text:span><text:span text:style-name="_31_5">n</text:span><text:span text:style-name="_34_">d</text:span><text:span text:style-name="_36_"> </text:span><text:span text:style-name="_31_4">t</text:span><text:span text:style-name="_33_">i</text:span><text:span text:style-name="_37_">m</text:span><text:span text:style-name="_31_5">e</text:span><text:span text:style-name="_35_">s</text:span><text:span text:style-name="_36_"> </text:span><text:span text:style-name="_31_5">f</text:span><text:span text:style-name="_34_">a</text:span><text:span text:style-name="_38_">s</text:span><text:span text:style-name="_31_3">t</text:span><text:span text:style-name="_35_">e</text:span><text:span text:style-name="_39_">r</text:span><text:span text:style-name="_31_1"> </text:span><text:span text:style-name="_33_">t</text:span><text:span text:style-name="_37_">h</text:span><text:span text:style-name="_31_2">a</text:span><text:span text:style-name="_33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l</text:span><text:span text:style-name="_38_">a</text:span><text:span text:style-name="_31_5">t</text:span><text:span text:style-name="_32_">t</text:span><text:span text:style-name="_39_">e</text:span><text:span text:style-name="_31_3">r</text:span><text:span text:style-name="_33_">.</text:span><text:span text:style-name="_36_"> </text:span><text:span text:style-name="_31_3">T</text:span><text:span text:style-name="_33_">h</text:span><text:span text:style-name="_38_">i</text:span><text:span text:style-name="_31_5">s</text:span><text:span text:style-name="_31_"> </text:span><text:span text:style-name="_37_">s</text:span><text:span text:style-name="_31_5">h</text:span><text:span text:style-name="_32_">o</text:span><text:span text:style-name="_38_">u</text:span><text:span text:style-name="_31_2">l</text:span><text:span text:style-name="_34_">d</text:span><text:span text:style-name="_36_"> </text:span><text:span text:style-name="_31_4">p</text:span><text:span text:style-name="_35_">r</text:span><text:span text:style-name="_39_">o</text:span><text:span text:style-name="_31_2">v</text:span><text:span text:style-name="_35_">i</text:span><text:span text:style-name="_39_">d</text:span><text:span text:style-name="_31_3">e</text:span><text:span text:style-name="_31_"> </text:span><text:span text:style-name="_38_">a</text:span><text:span text:style-name="_31_1"> </text:span><text:span text:style-name="_34_">"</text:span><text:span text:style-name="_38_">m</text:span><text:span text:style-name="_31_2">a</text:span><text:span text:style-name="_35_">r</text:span><text:span text:style-name="_39_">g</text:span><text:span text:style-name="_31_4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2">s</text:span><text:span text:style-name="_34_">a</text:span><text:span text:style-name="_37_">f</text:span><text:span text:style-name="_31_2">e</text:span><text:span text:style-name="_33_">t</text:span><text:span text:style-name="_37_">y</text:span><text:span text:style-name="_31_4">"</text:span><text:span text:style-name="_31_"> </text:span><text:span text:style-name="_37_">w</text:span><text:span text:style-name="_31_3">h</text:span><text:span text:style-name="_33_">i</text:span><text:span text:style-name="_31_0">c</text:span><text:span text:style-name="_31_2">h</text:span><text:span text:style-name="_31_"> </text:span><text:span text:style-name="_31_0">c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c</text:span><text:span text:style-name="_31_4">o</text:span><text:span text:style-name="_34_">v</text:span><text:span text:style-name="_31_0">e</text:span><text:span text:style-name="_31_3">r</text:span><text:span text:style-name="_31_"> </text:span><text:span text:style-name="_37_">l</text:span><text:span text:style-name="_31_4">o</text:span><text:span text:style-name="_34_">s</text:span><text:span text:style-name="_38_">s</text:span><text:span text:style-name="_31_5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4">s</text:span><text:span text:style-name="_32_">p</text:span><text:span text:style-name="_31_0">e</text:span><text:span text:style-name="_31_3">e</text:span><text:span text:style-name="_32_">d</text:span><text:span text:style-name="_36_"> </text:span><text:span text:style-name="_31_3">a</text:span><text:span text:style-name="_33_">r</text:span><text:span text:style-name="_31_0">i</text:span><text:span text:style-name="_31_3">s</text:span><text:span text:style-name="_34_">i</text:span><text:span text:style-name="_39_">n</text:span><text:span text:style-name="_31_4">g</text:span><text:span text:style-name="_31_"> </text:span><text:span text:style-name="_39_">i</text:span><text:span text:style-name="_31_2">n</text:span><text:span text:style-name="_31_"> </text:span><text:span text:style-name="_39_">m</text:span><text:span text:style-name="_31_4">a</text:span><text:span text:style-name="_32_">n</text:span><text:span text:style-name="_39_">y</text:span><text:span text:style-name="_31_1"> </text:span><text:span text:style-name="_32_">w</text:span><text:span text:style-name="_38_">a</text:span><text:span text:style-name="_31_3">y</text:span><text:span text:style-name="_33_">s</text:span><text:span text:style-name="_31_0">,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p</text:span><text:span text:style-name="_31_2">r</text:span><text:span text:style-name="_33_">o</text:span><text:span text:style-name="_31_0">b</text:span><text:span text:style-name="_31_5">l</text:span><text:span text:style-name="_33_">e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3_">n</text:span><text:span text:style-name="_36_"> </text:span><text:span text:style-name="_31_2">i</text:span><text:span text:style-name="_32_">s</text:span><text:span text:style-name="_36_"> </text:span><text:span text:style-name="_31_3">t</text:span><text:span text:style-name="_32_">o</text:span><text:span text:style-name="_36_"> </text:span><text:span text:style-name="_31_2">f</text:span><text:span text:style-name="_35_">i</text:span><text:span text:style-name="_37_">n</text:span><text:span text:style-name="_31_4">d</text:span><text:span text:style-name="_31_"> </text:span><text:span text:style-name="_31_0">o</text:span><text:span text:style-name="_31_4">u</text:span><text:span text:style-name="_34_">t</text:span><text:span text:style-name="_36_"> </text:span><text:span text:style-name="_31_2">h</text:span><text:span text:style-name="_35_">o</text:span><text:span text:style-name="_39_">w</text:span><text:span text:style-name="_31_1"> </text:span><text:span text:style-name="_33_">t</text:span><text:span text:style-name="_39_">o</text:span><text:span text:style-name="_31_1"> </text:span><text:span text:style-name="_35_">p</text:span><text:span text:style-name="_38_">r</text:span><text:span text:style-name="_31_5">o</text:span><text:span text:style-name="_35_">g</text:span><text:span text:style-name="_39_">r</text:span><text:span text:style-name="_31_5">a</text:span><text:span text:style-name="_33_">m</text:span><text:span text:style-name="_39_">m</text:span><text:span text:style-name="_31_2">e</text:span><text:span text:style-name="_31_"> </text:span><text:span text:style-name="_38_">t</text:span><text:span text:style-name="_31_2">h</text:span><text:span text:style-name="_33_">e</text:span><text:span text:style-name="_39_">s</text:span><text:span text:style-name="_31_4">e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4">i</text:span><text:span text:style-name="_33_">n</text:span><text:span text:style-name="_39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5">l</text:span><text:span text:style-name="_34_">a</text:span><text:span text:style-name="_39_">y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g</text:span><text:span text:style-name="_31_2">a</text:span><text:span text:style-name="_34_">m</text:span><text:span text:style-name="_31_0">e</text:span><text:span text:style-name="_31_5">.</text:span><text:span text:style-name="_31_"> </text:span><text:span text:style-name="_38_">A</text:span><text:span text:style-name="_31_2">t</text:span><text:span text:style-name="_31_"> </text:span><text:span text:style-name="_39_">m</text:span><text:span text:style-name="_31_4">y</text:span><text:span text:style-name="_31_"> </text:span><text:span text:style-name="_38_">p</text:span><text:span text:style-name="_31_3">r</text:span><text:span text:style-name="_35_">e</text:span><text:span text:style-name="_38_">s</text:span><text:span text:style-name="_31_2">e</text:span><text:span text:style-name="_33_">n</text:span><text:span text:style-name="_38_">t</text:span><text:span text:style-name="_31_1"> </text:span><text:span text:style-name="_35_">r</text:span><text:span text:style-name="_37_">a</text:span><text:span text:style-name="_31_3">t</text:span><text:span text:style-name="_32_">e</text:span><text:span text:style-name="_36_"> </text:span><text:span text:style-name="_31_3">o</text:span><text:span text:style-name="_32_">f</text:span><text:span text:style-name="_36_"> 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1_0">n</text:span><text:span text:style-name="_31_3">g</text:span><text:span text:style-name="_31_"> </text:span><text:span text:style-name="_38_">I</text:span><text:span text:style-name="_31_1"> </text:span><text:span text:style-name="_35_">p</text:span><text:span text:style-name="_39_">r</text:span><text:span text:style-name="_31_2">o</text:span><text:span text:style-name="_33_">d</text:span><text:span text:style-name="_38_">u</text:span><text:span text:style-name="_31_2">c</text:span><text:span text:style-name="_33_">e</text:span><text:span text:style-name="_36_"> </text:span><text:span text:style-name="_31_2">a</text:span><text:span text:style-name="_33_">b</text:span><text:span text:style-name="_39_">o</text:span><text:span text:style-name="_31_5">u</text:span><text:span text:style-name="_32_">t</text:span><text:span text:style-name="_36_"> </text:span><text:span text:style-name="_31_4">a</text:span><text:span text:style-name="_31_"> </text:span><text:span text:style-name="_38_">t</text:span><text:span text:style-name="_31_5">h</text:span><text:span text:style-name="_32_">o</text:span><text:span text:style-name="_39_">u</text:span><text:span text:style-name="_31_5">s</text:span><text:span text:style-name="_33_">a</text:span><text:span text:style-name="_38_">n</text:span><text:span text:style-name="_31_5">d</text:span><text:span text:style-name="_31_"> </text:span><text:span text:style-name="_39_">d</text:span><text:span text:style-name="_31_3">i</text:span><text:span text:style-name="_35_">g</text:span><text:span text:style-name="_37_">i</text:span><text:span text:style-name="_31_3">t</text:span><text:span text:style-name="_35_">s</text:span><text:span text:style-name="_36_"> </text:span><text:span text:style-name="_31_5">o</text:span><text:span text:style-name="_32_">f</text:span><text:span text:style-name="_36_"> </text:span><text:span text:style-name="_31_3">p</text:span><text:span text:style-name="_33_">r</text:span><text:span text:style-name="_37_">o</text:span><text:span text:style-name="_31_2">g</text:span><text:span text:style-name="_35_">r</text:span><text:span text:style-name="_39_">a</text:span><text:span text:style-name="_31_3">t</text:span><text:span text:style-name="_32_">i</text:span><text:span text:style-name="_37_">i</text:span><text:span text:style-name="_31_5">r</text:span><text:span text:style-name="_32_">n</text:span><text:span text:style-name="_31_0">e</text:span><text:span text:style-name="_31_1"> </text:span><text:span text:style-name="_33_">a</text:span><text:span text:style-name="_36_"> </text:span><text:span text:style-name="_31_5">d</text:span><text:span text:style-name="_35_">a</text:span><text:span text:style-name="_37_">y</text:span><text:span text:style-name="_31_4">,</text:span><text:span text:style-name="_31_"> </text:span><text:span text:style-name="_37_">s</text:span><text:span text:style-name="_31_5">o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2_">a</text:span><text:span text:style-name="_38_">b</text:span><text:span text:style-name="_31_3">o</text:span><text:span text:style-name="_33_">u</text:span><text:span text:style-name="_31_0">t</text:span><text:span text:style-name="_31_1"> </text:span><text:span text:style-name="_32_">s</text:span><text:span text:style-name="_38_">i</text:span><text:span text:style-name="_31_5">x</text:span><text:span text:style-name="_33_">t</text:span><text:span text:style-name="_39_">y</text:span><text:span text:style-name="_31_1"> </text:span><text:span text:style-name="_33_">w</text:span><text:span text:style-name="_38_">o</text:span><text:span text:style-name="_31_2">r</text:span><text:span text:style-name="_35_">k</text:span><text:span text:style-name="_31_0">e</text:span><text:span text:style-name="_31_3">r</text:span><text:span text:style-name="_33_">s</text:span><text:span text:style-name="_38_">,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1_0">i</text:span><text:span text:style-name="_31_2">n</text:span><text:span text:style-name="_33_">g</text:span><text:span text:style-name="_36_"> </text:span><text:span text:style-name="_31_2">s</text:span><text:span text:style-name="_34_">t</text:span><text:span text:style-name="_37_">e</text:span><text:span text:style-name="_31_2">a</text:span><text:span text:style-name="_32_">d</text:span><text:span text:style-name="_31_0">i</text:span><text:span text:style-name="_31_4">l</text:span><text:span text:style-name="_34_">y</text:span><text:span text:style-name="_36_"> </text:span><text:span text:style-name="_31_4">t</text:span><text:span text:style-name="_35_">h</text:span><text:span text:style-name="_37_">r</text:span><text:span text:style-name="_31_2">o</text:span><text:span text:style-name="_33_">u</text:span><text:span text:style-name="_31_0">g</text:span><text:span text:style-name="_31_4">h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f</text:span><text:span text:style-name="_35_">i</text:span><text:span text:style-name="_37_">f</text:span><text:span text:style-name="_31_2">t</text:span><text:span text:style-name="_33_">y</text:span><text:span text:style-name="_36_"> </text:span><text:span text:style-name="_31_5">y</text:span><text:span text:style-name="_35_">e</text:span><text:span text:style-name="_37_">a</text:span><text:span text:style-name="_31_5">r</text:span><text:span text:style-name="_33_">s</text:span><text:span text:style-name="_36_"> </text:span><text:span text:style-name="_31_5">m</text:span><text:span text:style-name="_32_">i</text:span><text:span text:style-name="_37_">g</text:span><text:span text:style-name="_31_2">h</text:span><text:span text:style-name="_35_">t</text:span><text:span text:style-name="_36_"> </text:span><text:span text:style-name="_31_2">a</text:span><text:span text:style-name="_34_">c</text:span><text:span text:style-name="_38_">c</text:span><text:span text:style-name="_31_2">o</text:span><text:span text:style-name="_32_">m</text:span><text:span text:style-name="_38_">p</text:span><text:span text:style-name="_31_3">l</text:span><text:span text:style-name="_33_">i</text:span><text:span text:style-name="_37_">s</text:span><text:span text:style-name="_31_3">h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3">j</text:span><text:span text:style-name="_32_">o</text:span><text:span text:style-name="_31_0">b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n</text:span><text:span text:style-name="_31_4">o</text:span><text:span text:style-name="_33_">t</text:span><text:span text:style-name="_31_0">h</text:span><text:span text:style-name="_31_3">i</text:span><text:span text:style-name="_33_">n</text:span><text:span text:style-name="_38_">g</text:span><text:span text:style-name="_31_1"> </text:span><text:span text:style-name="_35_">w</text:span><text:span text:style-name="_38_">e</text:span><text:span text:style-name="_31_5">n</text:span><text:span text:style-name="_34_">t</text:span><text:span text:style-name="_36_"> </text:span><text:span text:style-name="_31_4">i</text:span><text:span text:style-name="_32_">n</text:span><text:span text:style-name="_39_">t</text:span><text:span text:style-name="_31_5">o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w</text:span><text:span text:style-name="_32_">a</text:span><text:span text:style-name="_38_">s</text:span><text:span text:style-name="_31_5">t</text:span><text:span text:style-name="_33_">e</text:span><text:span text:style-name="_37_">p</text:span><text:span text:style-name="_31_3">a</text:span><text:span text:style-name="_32_">p</text:span><text:span text:style-name="_31_0">e</text:span><text:span text:style-name="_31_4">r</text:span><text:span text:style-name="_31_"> </text:span><text:span text:style-name="_37_">b</text:span><text:span text:style-name="_31_5">a</text:span><text:span text:style-name="_34_">s</text:span><text:span text:style-name="_38_">k</text:span><text:span text:style-name="_31_5">e</text:span><text:span text:style-name="_33_">t</text:span><text:span text:style-name="_39_">.</text:span><text:span text:style-name="_31_1"> </text:span><text:span text:style-name="_33_">S</text:span><text:span text:style-name="_38_">o</text:span><text:span text:style-name="_31_3">m</text:span><text:span text:style-name="_32_">e</text:span><text:span text:style-name="_36_"> </text:span><text:span text:style-name="_31_2">m</text:span><text:span text:style-name="_35_">o</text:span><text:span text:style-name="_39_">r</text:span><text:span text:style-name="_31_5">e</text:span><text:span text:style-name="_31_"> </text:span><text:span text:style-name="_39_">e</text:span><text:span text:style-name="_31_5">x</text:span><text:span text:style-name="_34_">p</text:span><text:span text:style-name="_38_">e</text:span><text:span text:style-name="_31_2">d</text:span><text:span text:style-name="_32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1_0">m</text:span><text:span text:style-name="_31_2">e</text:span><text:span text:style-name="_32_">t</text:span><text:span text:style-name="_38_">h</text:span><text:span text:style-name="_31_4">o</text:span><text:span text:style-name="_34_">d</text:span><text:span text:style-name="_36_"> </text:span><text:span text:style-name="_31_3">s</text:span><text:span text:style-name="_33_">e</text:span><text:span text:style-name="_39_">e</text:span><text:span text:style-name="_31_2">m</text:span><text:span text:style-name="_32_">s</text:span><text:span text:style-name="_36_"> </text:span><text:span text:style-name="_31_2">d</text:span><text:span text:style-name="_33_">e</text:span><text:span text:style-name="_31_0">s</text:span><text:span text:style-name="_31_5">i</text:span><text:span text:style-name="_33_">r</text:span><text:span text:style-name="_37_">a</text:span><text:span text:style-name="_31_3">b</text:span><text:span text:style-name="_33_">l</text:span><text:span text:style-name="_38_">e</text:span><text:span text:style-name="_31_4">.</text:span></text:p>
      <text:p text:style-name="P1"><text:span text:style-name="_38_">I</text:span><text:span text:style-name="_31_2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p</text:span><text:span text:style-name="_33_">r</text:span><text:span text:style-name="_38_">o</text:span><text:span text:style-name="_31_3">c</text:span><text:span text:style-name="_33_">e</text:span><text:span text:style-name="_38_">s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3">r</text:span><text:span text:style-name="_33_">y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o</text:span><text:span text:style-name="_36_"> </text:span><text:span text:style-name="_31_3">i</text:span><text:span text:style-name="_34_">m</text:span><text:span text:style-name="_38_">i</text:span><text:span text:style-name="_31_4">t</text:span><text:span text:style-name="_33_">a</text:span><text:span text:style-name="_38_">t</text:span><text:span text:style-name="_31_5">e</text:span><text:span text:style-name="_31_"> </text:span><text:span text:style-name="_39_">a</text:span><text:span text:style-name="_31_3">n</text:span><text:span text:style-name="_31_"> </text:span><text:span text:style-name="_39_">a</text:span><text:span text:style-name="_31_2">d</text:span><text:span text:style-name="_33_">u</text:span><text:span text:style-name="_38_">l</text:span><text:span text:style-name="_31_3">t</text:span><text:span text:style-name="_31_"> </text:span><text:span text:style-name="_39_">h</text:span><text:span text:style-name="_31_5">u</text:span><text:span text:style-name="_33_">m</text:span><text:span text:style-name="_31_0">a</text:span><text:span text:style-name="_31_5">n</text:span><text:span text:style-name="_31_"> </text:span><text:span text:style-name="_38_">m</text:span><text:span text:style-name="_31_4">i</text:span><text:span text:style-name="_32_">n</text:span><text:span text:style-name="_39_">d</text:span><text:span text:style-name="_31_1"> </text:span><text:span text:style-name="_33_">w</text:span><text:span text:style-name="_31_0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7_">b</text:span><text:span text:style-name="_31_3">o</text:span><text:span text:style-name="_35_">u</text:span><text:span text:style-name="_38_">n</text:span><text:span text:style-name="_31_2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4">h</text:span><text:span text:style-name="_34_">i</text:span><text:span text:style-name="_37_">n</text:span><text:span text:style-name="_31_2">k</text:span><text:span text:style-name="_31_"> </text:span><text:span text:style-name="_38_">a</text:span><text:span text:style-name="_31_1"> </text:span><text:span text:style-name="_32_">g</text:span><text:span text:style-name="_37_">o</text:span><text:span text:style-name="_31_5">o</text:span><text:span text:style-name="_34_">d</text:span><text:span text:style-name="_36_"> </text:span><text:span text:style-name="_31_2">d</text:span><text:span text:style-name="_32_">e</text:span><text:span text:style-name="_38_">a</text:span><text:span text:style-name="_31_2">l</text:span><text:span text:style-name="_31_"> </text:span><text:span text:style-name="_31_0">a</text:span><text:span text:style-name="_31_5">b</text:span><text:span text:style-name="_33_">o</text:span><text:span text:style-name="_31_0">u</text:span><text:span text:style-name="_31_3">t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5">p</text:span><text:span text:style-name="_33_">r</text:span><text:span text:style-name="_31_0">o</text:span><text:span text:style-name="_31_5">c</text:span><text:span text:style-name="_34_">e</text:span><text:span text:style-name="_31_0">s</text:span><text:span text:style-name="_31_2">s</text:span><text:span text:style-name="_31_"> </text:span><text:span text:style-name="_38_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9_">h</text:span><text:span text:style-name="_31_4">a</text:span><text:span text:style-name="_32_">s</text:span><text:span text:style-name="_36_"> </text:span><text:span text:style-name="_31_5">b</text:span><text:span text:style-name="_32_">r</text:span><text:span text:style-name="_38_">o</text:span><text:span text:style-name="_31_2">u</text:span><text:span text:style-name="_35_">g</text:span><text:span text:style-name="_39_">h</text:span><text:span text:style-name="_31_4">t</text:span><text:span text:style-name="_31_"> </text:span><text:span text:style-name="_38_">i</text:span><text:span text:style-name="_31_4">t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s</text:span><text:span text:style-name="_34_">t</text:span><text:span text:style-name="_39_">a</text:span><text:span text:style-name="_31_5">t</text:span><text:span text:style-name="_32_">e</text:span><text:span text:style-name="_36_"> </text:span><text:span text:style-name="_31_2">t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3">m</text:span><text:span text:style-name="_34_">a</text:span><text:span text:style-name="_31_0">y</text:span><text:span text:style-name="_31_1"> </text:span><text:span text:style-name="_33_">n</text:span><text:span text:style-name="_37_">o</text:span><text:span text:style-name="_31_2">t</text:span><text:span text:style-name="_32_">i</text:span><text:span text:style-name="_39_">c</text:span><text:span text:style-name="_31_4">e</text:span><text:span text:style-name="_31_"> </text:span><text:span text:style-name="_31_0">t</text:span><text:span text:style-name="_31_4">h</text:span><text:span text:style-name="_32_">r</text:span><text:span text:style-name="_31_0">e</text:span><text:span text:style-name="_31_3">e</text:span><text:span text:style-name="_31_"> </text:span><text:span text:style-name="_38_">c</text:span><text:span text:style-name="_31_2">o</text:span><text:span text:style-name="_32_">m</text:span><text:span text:style-name="_38_">p</text:span><text:span text:style-name="_31_5">o</text:span><text:span text:style-name="_32_">n</text:span><text:span text:style-name="_39_">e</text:span><text:span text:style-name="_31_3">n</text:span><text:span text:style-name="_34_">t</text:span><text:span text:style-name="_37_">s</text:span><text:span text:style-name="_31_5">.</text:span></text:p>
      <text:p text:style-name="P1"><text:span text:style-name="_37_">(</text:span><text:span text:style-name="_31_5">a</text:span><text:span text:style-name="_34_">)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i</text:span><text:span text:style-name="_39_">n</text:span><text:span text:style-name="_31_2">i</text:span><text:span text:style-name="_32_">t</text:span><text:span text:style-name="_39_">i</text:span><text:span text:style-name="_31_3">a</text:span><text:span text:style-name="_33_">l</text:span><text:span text:style-name="_36_"> </text:span><text:span text:style-name="_31_2">s</text:span><text:span text:style-name="_35_">t</text:span><text:span text:style-name="_39_">a</text:span><text:span text:style-name="_31_2">t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9_">i</text:span><text:span text:style-name="_31_4">n</text:span><text:span text:style-name="_34_">d</text:span><text:span text:style-name="_38_">,</text:span><text:span text:style-name="_31_1"> </text:span><text:span text:style-name="_35_">s</text:span><text:span text:style-name="_37_">a</text:span><text:span text:style-name="_31_4">y</text:span><text:span text:style-name="_31_"> </text:span><text:span text:style-name="_37_">a</text:span><text:span text:style-name="_31_4">t</text:span><text:span text:style-name="_31_"> </text:span><text:span text:style-name="_38_">b</text:span><text:span text:style-name="_31_4">i</text:span><text:span text:style-name="_35_">r</text:span><text:span text:style-name="_31_0">t</text:span><text:span text:style-name="_31_2">h</text:span><text:span text:style-name="_35_">,</text:span></text:p>
      <text:p text:style-name="P1"><text:span text:style-name="_31_4">(</text:span><text:span text:style-name="_33_">b</text:span><text:span text:style-name="_37_">)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e</text:span><text:span text:style-name="_31_5">d</text:span><text:span text:style-name="_34_">u</text:span><text:span text:style-name="_31_0">c</text:span><text:span text:style-name="_31_3">a</text:span><text:span text:style-name="_32_">t</text:span><text:span text:style-name="_31_0">i</text:span><text:span text:style-name="_31_3">o</text:span><text:span text:style-name="_34_">n</text:span><text:span text:style-name="_36_"> </text:span><text:span text:style-name="_31_5">t</text:span><text:span text:style-name="_32_">o</text:span><text:span text:style-name="_36_"> </text:span><text:span text:style-name="_31_3">w</text:span><text:span text:style-name="_32_">h</text:span><text:span text:style-name="_37_">i</text:span><text:span text:style-name="_31_4">c</text:span><text:span text:style-name="_33_">h</text:span><text:span text:style-name="_36_"> </text:span><text:span text:style-name="_31_4">i</text:span><text:span text:style-name="_32_">t</text:span><text:span text:style-name="_36_"> </text:span><text:span text:style-name="_31_5">h</text:span><text:span text:style-name="_33_">a</text:span><text:span text:style-name="_38_">s</text:span><text:span text:style-name="_31_1"> </text:span><text:span text:style-name="_35_">b</text:span><text:span text:style-name="_39_">e</text:span><text:span text:style-name="_31_3">e</text:span><text:span text:style-name="_33_">n</text:span><text:span text:style-name="_36_"> </text:span><text:span text:style-name="_31_2">s</text:span><text:span text:style-name="_35_">u</text:span><text:span text:style-name="_31_0">b</text:span><text:span text:style-name="_31_4">j</text:span><text:span text:style-name="_32_">e</text:span><text:span text:style-name="_39_">c</text:span><text:span text:style-name="_31_4">t</text:span><text:span text:style-name="_34_">e</text:span><text:span text:style-name="_38_">d</text:span><text:span text:style-name="_31_4">,</text:span></text:p>
      <text:p text:style-name="P1"><text:span text:style-name="_31_0">(</text:span><text:span text:style-name="_31_4">c</text:span><text:span text:style-name="_32_">)</text:span><text:span text:style-name="_36_"> </text:span><text:span text:style-name="_31_3">O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5">e</text:span><text:span text:style-name="_33_">x</text:span><text:span text:style-name="_31_0">p</text:span><text:span text:style-name="_31_3">e</text:span><text:span text:style-name="_32_">r</text:span><text:span text:style-name="_38_">i</text:span><text:span text:style-name="_31_4">e</text:span><text:span text:style-name="_35_">n</text:span><text:span text:style-name="_38_">c</text:span><text:span text:style-name="_31_4">e</text:span><text:span text:style-name="_33_">,</text:span><text:span text:style-name="_36_"> </text:span><text:span text:style-name="_31_4">n</text:span><text:span text:style-name="_32_">o</text:span><text:span text:style-name="_31_0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d</text:span><text:span text:style-name="_31_0">e</text:span><text:span text:style-name="_31_5">s</text:span><text:span text:style-name="_32_">c</text:span><text:span text:style-name="_37_">r</text:span><text:span text:style-name="_31_3">i</text:span><text:span text:style-name="_34_">b</text:span><text:span text:style-name="_38_">e</text:span><text:span text:style-name="_31_5">d</text:span><text:span text:style-name="_31_"> </text:span><text:span text:style-name="_31_0">a</text:span><text:span text:style-name="_31_5">s</text:span><text:span text:style-name="_31_"> </text:span><text:span text:style-name="_31_0">e</text:span><text:span text:style-name="_31_5">d</text:span><text:span text:style-name="_35_">u</text:span><text:span text:style-name="_37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,</text:span><text:span text:style-name="_31_1"> </text:span><text:span text:style-name="_35_">t</text:span><text:span text:style-name="_37_">o</text:span><text:span text:style-name="_31_1"> </text:span><text:span text:style-name="_32_">w</text:span><text:span text:style-name="_38_">h</text:span><text:span text:style-name="_31_2">i</text:span><text:span text:style-name="_34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7_">a</text:span><text:span text:style-name="_31_5">s</text:span><text:span text:style-name="_31_"> </text:span><text:span text:style-name="_37_">b</text:span><text:span text:style-name="_31_5">e</text:span><text:span text:style-name="_35_">e</text:span><text:span text:style-name="_37_">n</text:span><text:span text:style-name="_31_1"> </text:span><text:span text:style-name="_33_">s</text:span><text:span text:style-name="_38_">u</text:span><text:span text:style-name="_31_3">b</text:span><text:span text:style-name="_32_">j</text:span><text:span text:style-name="_38_">e</text:span><text:span text:style-name="_31_4">c</text:span><text:span text:style-name="_35_">t</text:span><text:span text:style-name="_39_">e</text:span><text:span text:style-name="_31_5">d</text:span><text:span text:style-name="_32_">.</text:span></text:p>
      <text:p text:style-name="P1"><text:span text:style-name="_31_2">I</text:span><text:span text:style-name="_33_">n</text:span><text:span text:style-name="_37_">s</text:span><text:span text:style-name="_31_2">t</text:span><text:span text:style-name="_34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4">r</text:span><text:span text:style-name="_33_">y</text:span><text:span text:style-name="_37_">i</text:span><text:span text:style-name="_31_4">n</text:span><text:span text:style-name="_33_">g</text:span><text:span text:style-name="_36_"> </text:span><text:span text:style-name="_31_5">t</text:span><text:span text:style-name="_34_">o</text:span><text:span text:style-name="_36_"> </text:span><text:span text:style-name="_31_3">p</text:span><text:span text:style-name="_35_">r</text:span><text:span text:style-name="_37_">o</text:span><text:span text:style-name="_31_2">d</text:span><text:span text:style-name="_34_">u</text:span><text:span text:style-name="_38_">c</text:span><text:span text:style-name="_31_5">e</text:span><text:span text:style-name="_31_"> </text:span><text:span text:style-name="_31_0">a</text:span><text:span text:style-name="_31_1"> </text:span><text:span text:style-name="_35_">p</text:span><text:span text:style-name="_38_">r</text:span><text:span text:style-name="_31_3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4">e</text:span><text:span text:style-name="_31_"> </text:span><text:span text:style-name="_31_0">t</text:span><text:span text:style-name="_31_3">o</text:span><text:span text:style-name="_31_"> </text:span><text:span text:style-name="_39_">s</text:span><text:span text:style-name="_31_4">i</text:span><text:span text:style-name="_32_">m</text:span><text:span text:style-name="_31_0">u</text:span><text:span text:style-name="_31_3">l</text:span><text:span text:style-name="_34_">a</text:span><text:span text:style-name="_37_">t</text:span><text:span text:style-name="_31_5">e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4">a</text:span><text:span text:style-name="_34_">d</text:span><text:span text:style-name="_31_0">u</text:span><text:span text:style-name="_31_3">l</text:span><text:span text:style-name="_34_">t</text:span><text:span text:style-name="_36_"> </text:span><text:span text:style-name="_31_5">m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w</text:span><text:span text:style-name="_34_">h</text:span><text:span text:style-name="_31_0">y</text:span><text:span text:style-name="_31_1"> </text:span><text:span text:style-name="_34_">n</text:span><text:span text:style-name="_38_">o</text:span><text:span text:style-name="_31_3">t</text:span><text:span text:style-name="_31_"> </text:span><text:span text:style-name="_39_">r</text:span><text:span text:style-name="_31_5">a</text:span><text:span text:style-name="_33_">t</text:span><text:span text:style-name="_38_">h</text:span><text:span text:style-name="_31_2">e</text:span><text:span text:style-name="_35_">r</text:span><text:span text:style-name="_36_"> </text:span><text:span text:style-name="_31_2">t</text:span><text:span text:style-name="_33_">r</text:span><text:span text:style-name="_38_">y</text:span><text:span text:style-name="_31_1"> </text:span><text:span text:style-name="_33_">t</text:span><text:span text:style-name="_38_">o</text:span><text:span text:style-name="_31_1"> </text:span><text:span text:style-name="_32_">p</text:span><text:span text:style-name="_39_">r</text:span><text:span text:style-name="_31_5">o</text:span><text:span text:style-name="_32_">d</text:span><text:span text:style-name="_38_">u</text:span><text:span text:style-name="_31_4">c</text:span><text:span text:style-name="_32_">e</text:span><text:span text:style-name="_36_"> </text:span><text:span text:style-name="_31_3">o</text:span><text:span text:style-name="_34_">n</text:span><text:span text:style-name="_38_">e</text:span><text:span text:style-name="_31_1"> </text:span><text:span text:style-name="_33_">w</text:span><text:span text:style-name="_39_">h</text:span><text:span text:style-name="_31_2">i</text:span><text:span text:style-name="_32_">c</text:span><text:span text:style-name="_38_">h</text:span><text:span text:style-name="_31_1"> </text:span><text:span text:style-name="_33_">s</text:span><text:span text:style-name="_31_0">i</text:span><text:span text:style-name="_31_2">m</text:span><text:span text:style-name="_33_">u</text:span><text:span text:style-name="_38_">l</text:span><text:span text:style-name="_31_3">a</text:span><text:span text:style-name="_35_">t</text:span><text:span text:style-name="_39_">e</text:span><text:span text:style-name="_31_4">s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c</text:span><text:span text:style-name="_32_">h</text:span><text:span text:style-name="_37_">i</text:span><text:span text:style-name="_31_5">l</text:span><text:span text:style-name="_34_">d</text:span><text:span text:style-name="_38_">'</text:span><text:span text:style-name="_31_2">s</text:span><text:span text:style-name="_34_">?</text:span><text:span text:style-name="_36_"> </text:span><text:span text:style-name="_31_3">I</text:span><text:span text:style-name="_33_">f</text:span><text:span text:style-name="_36_"> </text:span><text:span text:style-name="_31_3">t</text:span><text:span text:style-name="_32_">h</text:span><text:span text:style-name="_39_">i</text:span><text:span text:style-name="_31_4">s</text:span><text:span text:style-name="_31_"> </text:span><text:span text:style-name="_31_0">w</text:span><text:span text:style-name="_31_4">e</text:span><text:span text:style-name="_34_">r</text:span><text:span text:style-name="_39_">e</text:span><text:span text:style-name="_31_1"> </text:span><text:span text:style-name="_34_">t</text:span><text:span text:style-name="_37_">h</text:span><text:span text:style-name="_31_3">e</text:span><text:span text:style-name="_32_">n</text:span><text:span text:style-name="_36_"> </text:span><text:span text:style-name="_31_2">s</text:span><text:span text:style-name="_32_">u</text:span><text:span text:style-name="_37_">b</text:span><text:span text:style-name="_31_5">j</text:span><text:span text:style-name="_32_">e</text:span><text:span text:style-name="_31_0">c</text:span><text:span text:style-name="_31_2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a</text:span><text:span text:style-name="_38_">n</text:span><text:span text:style-name="_31_1"> </text:span><text:span text:style-name="_33_">a</text:span><text:span text:style-name="_37_">p</text:span><text:span text:style-name="_31_4">p</text:span><text:span text:style-name="_34_">r</text:span><text:span text:style-name="_31_0">o</text:span><text:span text:style-name="_31_5">p</text:span><text:span text:style-name="_32_">r</text:span><text:span text:style-name="_38_">i</text:span><text:span text:style-name="_31_5">a</text:span><text:span text:style-name="_33_">t</text:span><text:span text:style-name="_39_">e</text:span><text:span text:style-name="_31_1"> </text:span><text:span text:style-name="_34_">c</text:span><text:span text:style-name="_39_">o</text:span><text:span text:style-name="_31_5">u</text:span><text:span text:style-name="_34_">r</text:span><text:span text:style-name="_38_">s</text:span><text:span text:style-name="_31_4">e</text:span><text:span text:style-name="_31_"> </text:span><text:span text:style-name="_39_">o</text:span><text:span text:style-name="_31_5">f</text:span><text:span text:style-name="_31_"> </text:span><text:span text:style-name="_37_">e</text:span><text:span text:style-name="_31_5">d</text:span><text:span text:style-name="_32_">u</text:span><text:span text:style-name="_39_">c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n</text:span><text:span text:style-name="_37_">e</text:span><text:span text:style-name="_31_1"> </text:span><text:span text:style-name="_34_">w</text:span><text:span text:style-name="_38_">o</text:span><text:span text:style-name="_31_2">u</text:span><text:span text:style-name="_32_">l</text:span><text:span text:style-name="_39_">d</text:span><text:span text:style-name="_31_1"> </text:span><text:span text:style-name="_33_">o</text:span><text:span text:style-name="_37_">b</text:span><text:span text:style-name="_31_2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5">a</text:span><text:span text:style-name="_32_">d</text:span><text:span text:style-name="_37_">u</text:span><text:span text:style-name="_31_3">l</text:span><text:span text:style-name="_34_">t</text:span><text:span text:style-name="_36_"> </text:span><text:span text:style-name="_31_2">b</text:span><text:span text:style-name="_35_">r</text:span><text:span text:style-name="_38_">a</text:span><text:span text:style-name="_31_5">i</text:span><text:span text:style-name="_33_">n</text:span><text:span text:style-name="_37_">.</text:span><text:span text:style-name="_31_1"> </text:span><text:span text:style-name="_35_">P</text:span><text:span text:style-name="_39_">r</text:span><text:span text:style-name="_31_4">e</text:span><text:span text:style-name="_34_">s</text:span><text:span text:style-name="_37_">u</text:span><text:span text:style-name="_31_2">m</text:span><text:span text:style-name="_33_">a</text:span><text:span text:style-name="_38_">b</text:span><text:span text:style-name="_31_2">l</text:span><text:span text:style-name="_33_">y</text:span><text:span text:style-name="_36_"> </text:span><text:span text:style-name="_31_3">t</text:span><text:span text:style-name="_34_">h</text:span><text:span text:style-name="_37_">e</text:span><text:span text:style-name="_31_1"> </text:span><text:span text:style-name="_33_">c</text:span><text:span text:style-name="_37_">h</text:span><text:span text:style-name="_31_4">i</text:span><text:span text:style-name="_32_">l</text:span><text:span text:style-name="_31_0">d</text:span><text:span text:style-name="_31_1"> </text:span><text:span text:style-name="_32_">b</text:span><text:span text:style-name="_31_0">r</text:span><text:span text:style-name="_31_3">a</text:span><text:span text:style-name="_32_">i</text:span><text:span text:style-name="_39_">n</text:span><text:span text:style-name="_31_1"> </text:span><text:span text:style-name="_35_">i</text:span><text:span text:style-name="_39_">s</text:span><text:span text:style-name="_31_1"> </text:span><text:span text:style-name="_32_">s</text:span><text:span text:style-name="_38_">o</text:span><text:span text:style-name="_31_3">m</text:span><text:span text:style-name="_33_">e</text:span><text:span text:style-name="_31_0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8_">l</text:span><text:span text:style-name="_31_2">i</text:span><text:span text:style-name="_34_">k</text:span><text:span text:style-name="_31_0">e</text:span><text:span text:style-name="_31_1"> </text:span><text:span text:style-name="_35_">a</text:span><text:span text:style-name="_36_"> </text:span><text:span text:style-name="_31_4">n</text:span><text:span text:style-name="_32_">o</text:span><text:span text:style-name="_39_">t</text:span><text:span text:style-name="_31_5">e</text:span><text:span text:style-name="_33_">b</text:span><text:span text:style-name="_38_">o</text:span><text:span text:style-name="_31_5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2">o</text:span><text:span text:style-name="_32_">n</text:span><text:span text:style-name="_39_">e</text:span><text:span text:style-name="_31_1"> </text:span><text:span text:style-name="_32_">b</text:span><text:span text:style-name="_38_">u</text:span><text:span text:style-name="_31_5">y</text:span><text:span text:style-name="_34_">s</text:span><text:span text:style-name="_36_"> </text:span><text:span text:style-name="_31_5">i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m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4_">t</text:span><text:span text:style-name="_31_0">a</text:span><text:span text:style-name="_31_5">t</text:span><text:span text:style-name="_33_">i</text:span><text:span text:style-name="_37_">o</text:span><text:span text:style-name="_31_5">n</text:span><text:span text:style-name="_35_">e</text:span><text:span text:style-name="_31_0">r</text:span><text:span text:style-name="_31_3">'</text:span><text:span text:style-name="_33_">s</text:span><text:span text:style-name="_39_">.</text:span><text:span text:style-name="_31_1"> </text:span><text:span text:style-name="_35_">R</text:span><text:span text:style-name="_31_0">a</text:span><text:span text:style-name="_31_2">t</text:span><text:span text:style-name="_32_">h</text:span><text:span text:style-name="_39_">e</text:span><text:span text:style-name="_31_5">r</text:span><text:span text:style-name="_31_"> </text:span><text:span text:style-name="_38_">l</text:span><text:span text:style-name="_31_4">i</text:span><text:span text:style-name="_32_">t</text:span><text:span text:style-name="_37_">t</text:span><text:span text:style-name="_31_3">l</text:span><text:span text:style-name="_35_">e</text:span><text:span text:style-name="_36_"> </text:span><text:span text:style-name="_31_5">m</text:span><text:span text:style-name="_33_">e</text:span><text:span text:style-name="_37_">c</text:span><text:span text:style-name="_31_4">h</text:span><text:span text:style-name="_34_">a</text:span><text:span text:style-name="_38_">n</text:span><text:span text:style-name="_31_2">i</text:span><text:span text:style-name="_33_">s</text:span><text:span text:style-name="_38_">m</text:span><text:span text:style-name="_31_5">,</text:span><text:span text:style-name="_31_"> </text:span><text:span text:style-name="_37_">a</text:span><text:span text:style-name="_31_4">n</text:span><text:span text:style-name="_33_">d</text:span><text:span text:style-name="_36_"> </text:span><text:span text:style-name="_31_4">l</text:span><text:span text:style-name="_33_">o</text:span><text:span text:style-name="_38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b</text:span><text:span text:style-name="_31_4">l</text:span><text:span text:style-name="_32_">a</text:span><text:span text:style-name="_38_">n</text:span><text:span text:style-name="_31_2">k</text:span><text:span text:style-name="_31_"> </text:span><text:span text:style-name="_31_0">s</text:span><text:span text:style-name="_31_5">h</text:span><text:span text:style-name="_33_">e</text:span><text:span text:style-name="_31_0">e</text:span><text:span text:style-name="_31_4">t</text:span><text:span text:style-name="_32_">s</text:span><text:span text:style-name="_38_">.</text:span><text:span text:style-name="_31_1"> </text:span><text:span text:style-name="_32_">(</text:span><text:span text:style-name="_38_">M</text:span><text:span text:style-name="_31_2">e</text:span><text:span text:style-name="_35_">c</text:span><text:span text:style-name="_39_">h</text:span><text:span text:style-name="_31_5">a</text:span><text:span text:style-name="_35_">n</text:span><text:span text:style-name="_31_0">i</text:span><text:span text:style-name="_31_5">s</text:span><text:span text:style-name="_34_">m</text:span><text:span text:style-name="_36_"> </text:span><text:span text:style-name="_31_5">a</text:span><text:span text:style-name="_33_">n</text:span><text:span text:style-name="_38_">d</text:span><text:span text:style-name="_31_1"> </text:span><text:span text:style-name="_35_">w</text:span><text:span text:style-name="_38_">r</text:span><text:span text:style-name="_31_5">i</text:span><text:span text:style-name="_33_">t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4_">r</text:span><text:span text:style-name="_37_">e</text:span><text:span text:style-name="_31_1"> </text:span><text:span text:style-name="_35_">f</text:span><text:span text:style-name="_31_0">r</text:span><text:span text:style-name="_31_3">o</text:span><text:span text:style-name="_32_">m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p</text:span><text:span text:style-name="_39_">o</text:span><text:span text:style-name="_31_4">i</text:span><text:span text:style-name="_32_">n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v</text:span><text:span text:style-name="_31_0">i</text:span><text:span text:style-name="_31_4">e</text:span><text:span text:style-name="_34_">w</text:span><text:span text:style-name="_36_"> </text:span><text:span text:style-name="_31_2">a</text:span><text:span text:style-name="_34_">l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4_">s</text:span><text:span text:style-name="_31_0">y</text:span><text:span text:style-name="_31_2">n</text:span><text:span text:style-name="_34_">o</text:span><text:span text:style-name="_31_0">n</text:span><text:span text:style-name="_31_4">y</text:span><text:span text:style-name="_34_">m</text:span><text:span text:style-name="_39_">o</text:span><text:span text:style-name="_31_3">u</text:span><text:span text:style-name="_34_">s</text:span><text:span text:style-name="_38_">.</text:span><text:span text:style-name="_31_3">)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h</text:span><text:span text:style-name="_34_">o</text:span><text:span text:style-name="_31_0">p</text:span><text:span text:style-name="_31_2">e</text:span><text:span text:style-name="_31_"> </text:span><text:span text:style-name="_31_0">i</text:span><text:span text:style-name="_31_2">s</text:span><text:span text:style-name="_31_"> </text:span><text:span text:style-name="_39_">t</text:span><text:span text:style-name="_31_2">h</text:span><text:span text:style-name="_33_">a</text:span><text:span text:style-name="_37_">t</text:span><text:span text:style-name="_31_1"> </text:span><text:span text:style-name="_34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4_">i</text:span><text:span text:style-name="_37_">s</text:span><text:span text:style-name="_31_1"> </text:span><text:span text:style-name="_35_">s</text:span><text:span text:style-name="_31_0">o</text:span><text:span text:style-name="_31_1"> </text:span><text:span text:style-name="_33_">l</text:span><text:span text:style-name="_31_0">i</text:span><text:span text:style-name="_31_4">t</text:span><text:span text:style-name="_35_">t</text:span><text:span text:style-name="_31_0">l</text:span><text:span text:style-name="_31_2">e</text:span><text:span text:style-name="_31_"> </text:span><text:span text:style-name="_38_">m</text:span><text:span text:style-name="_31_5">e</text:span><text:span text:style-name="_33_">c</text:span><text:span text:style-name="_38_">h</text:span><text:span text:style-name="_31_5">a</text:span><text:span text:style-name="_35_">n</text:span><text:span text:style-name="_38_">i</text:span><text:span text:style-name="_31_2">s</text:span><text:span text:style-name="_35_">m</text:span><text:span text:style-name="_36_"> </text:span><text:span text:style-name="_31_2">i</text:span><text:span text:style-name="_35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9_">h</text:span><text:span text:style-name="_31_2">i</text:span><text:span text:style-name="_34_">l</text:span><text:span text:style-name="_37_">d</text:span><text:span text:style-name="_31_1"> </text:span><text:span text:style-name="_34_">b</text:span><text:span text:style-name="_39_">r</text:span><text:span text:style-name="_31_4">a</text:span><text:span text:style-name="_33_">i</text:span><text:span text:style-name="_38_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2">s</text:span><text:span text:style-name="_32_">o</text:span><text:span text:style-name="_37_">m</text:span><text:span text:style-name="_31_2">e</text:span><text:span text:style-name="_33_">t</text:span><text:span text:style-name="_37_">h</text:span><text:span text:style-name="_31_3">i</text:span><text:span text:style-name="_32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4">i</text:span><text:span text:style-name="_33_">t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4_">b</text:span><text:span text:style-name="_37_">e</text:span><text:span text:style-name="_31_1"> </text:span><text:span text:style-name="_34_">e</text:span><text:span text:style-name="_39_">a</text:span><text:span text:style-name="_31_2">s</text:span><text:span text:style-name="_33_">i</text:span><text:span text:style-name="_38_">l</text:span><text:span text:style-name="_31_3">y</text:span><text:span text:style-name="_31_"> </text:span><text:span text:style-name="_37_">p</text:span><text:span text:style-name="_31_4">r</text:span><text:span text:style-name="_32_">o</text:span><text:span text:style-name="_39_">g</text:span><text:span text:style-name="_31_4">r</text:span><text:span text:style-name="_34_">a</text:span><text:span text:style-name="_31_0">m</text:span><text:span text:style-name="_31_5">m</text:span><text:span text:style-name="_33_">e</text:span><text:span text:style-name="_37_">d</text:span><text:span text:style-name="_31_2">.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2">a</text:span><text:span text:style-name="_33_">m</text:span><text:span text:style-name="_39_">o</text:span><text:span text:style-name="_31_4">u</text:span><text:span text:style-name="_32_">n</text:span><text:span text:style-name="_38_">t</text:span><text:span text:style-name="_31_1"> </text:span><text:span text:style-name="_35_">o</text:span><text:span text:style-name="_31_0">f</text:span><text:span text:style-name="_31_1"> </text:span><text:span text:style-name="_34_">w</text:span><text:span text:style-name="_37_">o</text:span><text:span text:style-name="_31_2">r</text:span><text:span text:style-name="_35_">k</text:span><text:span text:style-name="_36_"> </text:span><text:span text:style-name="_31_4">i</text:span><text:span text:style-name="_32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e</text:span><text:span text:style-name="_37_">d</text:span><text:span text:style-name="_31_2">u</text:span><text:span text:style-name="_34_">c</text:span><text:span text:style-name="_31_0">a</text:span><text:span text:style-name="_31_3">t</text:span><text:span text:style-name="_32_">i</text:span><text:span text:style-name="_31_0">o</text:span><text:span text:style-name="_31_3">n</text:span><text:span text:style-name="_31_"> </text:span><text:span text:style-name="_37_">w</text:span><text:span text:style-name="_31_2">e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3">a</text:span><text:span text:style-name="_34_">s</text:span><text:span text:style-name="_39_">s</text:span><text:span text:style-name="_31_4">u</text:span><text:span text:style-name="_34_">m</text:span><text:span text:style-name="_37_">e</text:span><text:span text:style-name="_31_4">,</text:span><text:span text:style-name="_31_"> </text:span><text:span text:style-name="_38_">a</text:span><text:span text:style-name="_31_5">s</text:span><text:span text:style-name="_31_"> </text:span><text:span text:style-name="_39_">a</text:span><text:span text:style-name="_31_1"> </text:span><text:span text:style-name="_32_">f</text:span><text:span text:style-name="_38_">i</text:span><text:span text:style-name="_31_2">r</text:span><text:span text:style-name="_32_">s</text:span><text:span text:style-name="_38_">t</text:span><text:span text:style-name="_31_1"> </text:span><text:span text:style-name="_33_">a</text:span><text:span text:style-name="_37_">p</text:span><text:span text:style-name="_31_2">p</text:span><text:span text:style-name="_35_">r</text:span><text:span text:style-name="_38_">o</text:span><text:span text:style-name="_31_5">x</text:span><text:span text:style-name="_33_">i</text:span><text:span text:style-name="_39_">m</text:span><text:span text:style-name="_31_4">a</text:span><text:span text:style-name="_34_">t</text:span><text:span text:style-name="_37_">i</text:span><text:span text:style-name="_31_5">o</text:span><text:span text:style-name="_34_">n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5_">b</text:span><text:span text:style-name="_37_">e</text:span><text:span text:style-name="_31_1"> </text:span><text:span text:style-name="_32_">m</text:span><text:span text:style-name="_37_">u</text:span><text:span text:style-name="_31_3">c</text:span><text:span text:style-name="_34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s</text:span><text:span text:style-name="_38_">a</text:span><text:span text:style-name="_31_2">m</text:span><text:span text:style-name="_32_">e</text:span><text:span text:style-name="_36_"> </text:span><text:span text:style-name="_31_4">a</text:span><text:span text:style-name="_33_">s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8_">h</text:span><text:span text:style-name="_31_2">u</text:span><text:span text:style-name="_33_">m</text:span><text:span text:style-name="_31_0">a</text:span><text:span text:style-name="_31_2">n</text:span><text:span text:style-name="_31_"> </text:span><text:span text:style-name="_38_">c</text:span><text:span text:style-name="_31_4">h</text:span><text:span text:style-name="_34_">i</text:span><text:span text:style-name="_37_">l</text:span><text:span text:style-name="_31_4">d</text:span><text:span text:style-name="_34_">.</text:span></text:p>
      <text:p text:style-name="P1"><text:span text:style-name="_31_3">W</text:span><text:span text:style-name="_32_">e</text:span><text:span text:style-name="_36_"> </text:span><text:span text:style-name="_31_2">h</text:span><text:span text:style-name="_33_">a</text:span><text:span text:style-name="_39_">v</text:span><text:span text:style-name="_31_4">e</text:span><text:span text:style-name="_31_"> </text:span><text:span text:style-name="_39_">t</text:span><text:span text:style-name="_31_5">h</text:span><text:span text:style-name="_33_">u</text:span><text:span text:style-name="_37_">s</text:span><text:span text:style-name="_31_1"> </text:span><text:span text:style-name="_35_">d</text:span><text:span text:style-name="_37_">i</text:span><text:span text:style-name="_31_3">v</text:span><text:span text:style-name="_33_">i</text:span><text:span text:style-name="_38_">d</text:span><text:span text:style-name="_31_5">e</text:span><text:span text:style-name="_33_">d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p</text:span><text:span text:style-name="_39_">r</text:span><text:span text:style-name="_31_4">o</text:span><text:span text:style-name="_32_">b</text:span><text:span text:style-name="_38_">l</text:span><text:span text:style-name="_31_5">e</text:span><text:span text:style-name="_33_">m</text:span><text:span text:style-name="_36_"> </text:span><text:span text:style-name="_31_4">i</text:span><text:span text:style-name="_34_">n</text:span><text:span text:style-name="_39_">t</text:span><text:span text:style-name="_31_5">o</text:span><text:span text:style-name="_31_"> </text:span><text:span text:style-name="_38_">t</text:span><text:span text:style-name="_31_4">w</text:span><text:span text:style-name="_33_">o</text:span><text:span text:style-name="_36_"> </text:span><text:span text:style-name="_31_2">p</text:span><text:span text:style-name="_32_">a</text:span><text:span text:style-name="_31_0">r</text:span><text:span text:style-name="_31_3">t</text:span><text:span text:style-name="_33_">s</text:span><text:span text:style-name="_39_">.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c</text:span><text:span text:style-name="_31_4">h</text:span><text:span text:style-name="_33_">i</text:span><text:span text:style-name="_38_">l</text:span><text:span text:style-name="_31_4">d</text:span><text:span text:style-name="_31_"> </text:span><text:span text:style-name="_31_0">p</text:span><text:span text:style-name="_31_3">r</text:span><text:span text:style-name="_35_">o</text:span><text:span text:style-name="_37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9_">e</text:span><text:span text:style-name="_31_2">d</text:span><text:span text:style-name="_33_">u</text:span><text:span text:style-name="_39_">c</text:span><text:span text:style-name="_31_2">a</text:span><text:span text:style-name="_34_">t</text:span><text:span text:style-name="_38_">i</text:span><text:span text:style-name="_31_3">o</text:span><text:span text:style-name="_34_">n</text:span><text:span text:style-name="_36_"> </text:span><text:span text:style-name="_31_4">p</text:span><text:span text:style-name="_32_">r</text:span><text:span text:style-name="_31_0">o</text:span><text:span text:style-name="_31_5">c</text:span><text:span text:style-name="_35_">e</text:span><text:span text:style-name="_39_">s</text:span><text:span text:style-name="_31_2">s</text:span><text:span text:style-name="_32_">.</text:span><text:span text:style-name="_36_"> </text:span><text:span text:style-name="_31_5">T</text:span><text:span text:style-name="_35_">h</text:span><text:span text:style-name="_37_">e</text:span><text:span text:style-name="_31_4">s</text:span><text:span text:style-name="_35_">e</text:span><text:span text:style-name="_36_"> </text:span><text:span text:style-name="_31_4">t</text:span><text:span text:style-name="_34_">w</text:span><text:span text:style-name="_37_">o</text:span><text:span text:style-name="_31_1"> </text:span><text:span text:style-name="_33_">r</text:span><text:span text:style-name="_31_0">e</text:span><text:span text:style-name="_31_4">m</text:span><text:span text:style-name="_35_">a</text:span><text:span text:style-name="_31_0">i</text:span><text:span text:style-name="_31_2">n</text:span><text:span text:style-name="_31_"> </text:span><text:span text:style-name="_37_">v</text:span><text:span text:style-name="_31_3">e</text:span><text:span text:style-name="_34_">r</text:span><text:span text:style-name="_39_">y</text:span><text:span text:style-name="_31_1"> </text:span><text:span text:style-name="_34_">c</text:span><text:span text:style-name="_31_0">l</text:span><text:span text:style-name="_31_4">o</text:span><text:span text:style-name="_32_">s</text:span><text:span text:style-name="_39_">e</text:span><text:span text:style-name="_31_3">l</text:span><text:span text:style-name="_33_">y</text:span><text:span text:style-name="_36_"> </text:span><text:span text:style-name="_31_3">c</text:span><text:span text:style-name="_32_">o</text:span><text:span text:style-name="_39_">n</text:span><text:span text:style-name="_31_2">n</text:span><text:span text:style-name="_33_">e</text:span><text:span text:style-name="_31_0">c</text:span><text:span text:style-name="_31_4">t</text:span><text:span text:style-name="_33_">e</text:span><text:span text:style-name="_31_0">d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9_">n</text:span><text:span text:style-name="_31_4">o</text:span><text:span text:style-name="_34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3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3_">f</text:span><text:span text:style-name="_31_0">i</text:span><text:span text:style-name="_31_5">n</text:span><text:span text:style-name="_32_">d</text:span><text:span text:style-name="_36_"> </text:span><text:span text:style-name="_31_5">a</text:span><text:span text:style-name="_31_"> </text:span><text:span text:style-name="_39_">g</text:span><text:span text:style-name="_31_3">o</text:span><text:span text:style-name="_33_">o</text:span><text:span text:style-name="_38_">d</text:span><text:span text:style-name="_31_1"> </text:span><text:span text:style-name="_32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4_">m</text:span><text:span text:style-name="_39_">a</text:span><text:span text:style-name="_31_2">c</text:span><text:span text:style-name="_32_">h</text:span><text:span text:style-name="_31_0">i</text:span><text:span text:style-name="_31_5">n</text:span><text:span text:style-name="_34_">e</text:span><text:span text:style-name="_36_"> </text:span><text:span text:style-name="_31_2">a</text:span><text:span text:style-name="_34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f</text:span><text:span text:style-name="_37_">i</text:span><text:span text:style-name="_31_4">r</text:span><text:span text:style-name="_35_">s</text:span><text:span text:style-name="_39_">t</text:span><text:span text:style-name="_31_1"> </text:span><text:span text:style-name="_35_">a</text:span><text:span text:style-name="_39_">t</text:span><text:span text:style-name="_31_5">t</text:span><text:span text:style-name="_35_">e</text:span><text:span text:style-name="_38_">m</text:span><text:span text:style-name="_31_5">p</text:span><text:span text:style-name="_33_">t</text:span><text:span text:style-name="_39_">.</text:span><text:span text:style-name="_31_1"> </text:span><text:span text:style-name="_32_">O</text:span><text:span text:style-name="_38_">n</text:span><text:span text:style-name="_31_3">e</text:span><text:span text:style-name="_31_"> </text:span><text:span text:style-name="_38_">m</text:span><text:span text:style-name="_31_3">u</text:span><text:span text:style-name="_32_">s</text:span><text:span text:style-name="_37_">t</text:span><text:span text:style-name="_31_1"> </text:span><text:span text:style-name="_34_">e</text:span><text:span text:style-name="_31_0">x</text:span><text:span text:style-name="_31_2">p</text:span><text:span text:style-name="_35_">e</text:span><text:span text:style-name="_31_0">r</text:span><text:span text:style-name="_31_2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t</text:span><text:span text:style-name="_31_2">e</text:span><text:span text:style-name="_33_">a</text:span><text:span text:style-name="_39_">c</text:span><text:span text:style-name="_31_4">h</text:span><text:span text:style-name="_35_">i</text:span><text:span text:style-name="_38_">n</text:span><text:span text:style-name="_31_3">g</text:span><text:span text:style-name="_31_"> </text:span><text:span text:style-name="_38_">o</text:span><text:span text:style-name="_31_4">n</text:span><text:span text:style-name="_33_">e</text:span><text:span text:style-name="_36_"> </text:span><text:span text:style-name="_31_4">s</text:span><text:span text:style-name="_32_">u</text:span><text:span text:style-name="_38_">c</text:span><text:span text:style-name="_31_5">h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4">i</text:span><text:span text:style-name="_33_">n</text:span><text:span text:style-name="_38_">e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5">h</text:span><text:span text:style-name="_33_">o</text:span><text:span text:style-name="_39_">w</text:span><text:span text:style-name="_31_1"> </text:span><text:span text:style-name="_32_">w</text:span><text:span text:style-name="_38_">e</text:span><text:span text:style-name="_31_3">l</text:span><text:span text:style-name="_32_">l</text:span><text:span text:style-name="_36_"> </text:span><text:span text:style-name="_31_2">i</text:span><text:span text:style-name="_34_">t</text:span><text:span text:style-name="_36_"> </text:span><text:span text:style-name="_31_3">l</text:span><text:span text:style-name="_33_">e</text:span><text:span text:style-name="_38_">a</text:span><text:span text:style-name="_31_3">r</text:span><text:span text:style-name="_33_">n</text:span><text:span text:style-name="_38_">s</text:span><text:span text:style-name="_31_5">.</text:span><text:span text:style-name="_31_"> </text:span><text:span text:style-name="_38_">O</text:span><text:span text:style-name="_31_4">n</text:span><text:span text:style-name="_34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n</text:span><text:span text:style-name="_36_"> </text:span><text:span text:style-name="_31_4">t</text:span><text:span text:style-name="_35_">r</text:span><text:span text:style-name="_38_">y</text:span><text:span text:style-name="_31_1"> </text:span><text:span text:style-name="_34_">a</text:span><text:span text:style-name="_37_">n</text:span><text:span text:style-name="_31_3">o</text:span><text:span text:style-name="_33_">t</text:span><text:span text:style-name="_39_">h</text:span><text:span text:style-name="_31_2">e</text:span><text:span text:style-name="_33_">r</text:span><text:span text:style-name="_36_"> </text:span><text:span text:style-name="_31_2">a</text:span><text:span text:style-name="_34_">n</text:span><text:span text:style-name="_37_">d</text:span><text:span text:style-name="_31_1"> </text:span><text:span text:style-name="_33_">s</text:span><text:span text:style-name="_31_0">e</text:span><text:span text:style-name="_31_4">e</text:span><text:span text:style-name="_31_"> </text:span><text:span text:style-name="_31_0">i</text:span><text:span text:style-name="_31_5">f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b</text:span><text:span text:style-name="_31_4">e</text:span><text:span text:style-name="_35_">t</text:span><text:span text:style-name="_39_">t</text:span><text:span text:style-name="_31_2">e</text:span><text:span text:style-name="_35_">r</text:span><text:span text:style-name="_36_"> </text:span><text:span text:style-name="_31_3">o</text:span><text:span text:style-name="_35_">r</text:span><text:span text:style-name="_36_"> </text:span><text:span text:style-name="_31_3">w</text:span><text:span text:style-name="_34_">o</text:span><text:span text:style-name="_37_">r</text:span><text:span text:style-name="_31_4">s</text:span><text:span text:style-name="_34_">e</text:span><text:span text:style-name="_31_0">.</text:span><text:span text:style-name="_31_1"> </text:span><text:span text:style-name="_34_">T</text:span><text:span text:style-name="_38_">h</text:span><text:span text:style-name="_31_2">e</text:span><text:span text:style-name="_32_">r</text:span><text:span text:style-name="_38_">e</text:span><text:span text:style-name="_31_1"> </text:span><text:span text:style-name="_33_">i</text:span><text:span text:style-name="_38_">s</text:span><text:span text:style-name="_31_1"> </text:span><text:span text:style-name="_35_">a</text:span><text:span text:style-name="_31_0">n</text:span><text:span text:style-name="_31_1"> </text:span><text:span text:style-name="_33_">o</text:span><text:span text:style-name="_38_">b</text:span><text:span text:style-name="_31_3">v</text:span><text:span text:style-name="_32_">i</text:span><text:span text:style-name="_39_">o</text:span><text:span text:style-name="_31_2">u</text:span><text:span text:style-name="_32_">s</text:span><text:span text:style-name="_36_"> </text:span><text:span text:style-name="_31_3">c</text:span><text:span text:style-name="_33_">o</text:span><text:span text:style-name="_31_0">n</text:span><text:span text:style-name="_31_4">n</text:span><text:span text:style-name="_35_">e</text:span><text:span text:style-name="_39_">c</text:span><text:span text:style-name="_31_4">t</text:span><text:span text:style-name="_34_">i</text:span><text:span text:style-name="_31_0">o</text:span><text:span text:style-name="_31_5">n</text:span><text:span text:style-name="_31_"> </text:span><text:span text:style-name="_37_">b</text:span><text:span text:style-name="_31_3">e</text:span><text:span text:style-name="_34_">t</text:span><text:span text:style-name="_39_">w</text:span><text:span text:style-name="_31_2">e</text:span><text:span text:style-name="_34_">e</text:span><text:span text:style-name="_39_">n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3_">r</text:span><text:span text:style-name="_31_0">o</text:span><text:span text:style-name="_31_3">c</text:span><text:span text:style-name="_35_">e</text:span><text:span text:style-name="_31_0">s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3">e</text:span><text:span text:style-name="_34_">v</text:span><text:span text:style-name="_31_0">o</text:span><text:span text:style-name="_31_5">l</text:span><text:span text:style-name="_32_">u</text:span><text:span text:style-name="_31_0">t</text:span><text:span text:style-name="_31_4">i</text:span><text:span text:style-name="_35_">o</text:span><text:span text:style-name="_31_0">n</text:span><text:span text:style-name="_31_5">,</text:span><text:span text:style-name="_31_"> </text:span><text:span text:style-name="_39_">b</text:span><text:span text:style-name="_31_2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5">i</text:span><text:span text:style-name="_32_">d</text:span><text:span text:style-name="_39_">e</text:span><text:span text:style-name="_31_5">n</text:span><text:span text:style-name="_32_">t</text:span><text:span text:style-name="_38_">i</text:span><text:span text:style-name="_31_5">f</text:span><text:span text:style-name="_32_">i</text:span><text:span text:style-name="_39_">c</text:span><text:span text:style-name="_31_3">a</text:span><text:span text:style-name="_33_">t</text:span><text:span text:style-name="_31_0">i</text:span><text:span text:style-name="_31_2">o</text:span><text:span text:style-name="_33_">n</text:span><text:span text:style-name="_39_">s</text:span></text:p>
      <text:p text:style-name="P1"><text:span text:style-name="_35_">S</text:span><text:span text:style-name="_38_">t</text:span><text:span text:style-name="_31_4">r</text:span><text:span text:style-name="_32_">u</text:span><text:span text:style-name="_37_">c</text:span><text:span text:style-name="_31_4">t</text:span><text:span text:style-name="_33_">u</text:span><text:span text:style-name="_38_">r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c</text:span><text:span text:style-name="_34_">h</text:span><text:span text:style-name="_38_">i</text:span><text:span text:style-name="_31_5">l</text:span><text:span text:style-name="_33_">d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8_">=</text:span><text:span text:style-name="_31_1"> </text:span><text:span text:style-name="_32_">h</text:span><text:span text:style-name="_39_">e</text:span><text:span text:style-name="_31_5">r</text:span><text:span text:style-name="_34_">e</text:span><text:span text:style-name="_39_">d</text:span><text:span text:style-name="_31_2">i</text:span><text:span text:style-name="_33_">t</text:span><text:span text:style-name="_38_">a</text:span><text:span text:style-name="_31_5">r</text:span><text:span text:style-name="_33_">y</text:span><text:span text:style-name="_36_"> </text:span><text:span text:style-name="_31_5">m</text:span><text:span text:style-name="_34_">a</text:span><text:span text:style-name="_31_0">t</text:span><text:span text:style-name="_31_3">e</text:span><text:span text:style-name="_33_">r</text:span><text:span text:style-name="_37_">i</text:span><text:span text:style-name="_31_4">a</text:span><text:span text:style-name="_35_">l</text:span></text:p>
      <text:p text:style-name="P1"><text:span text:style-name="_31_2">C</text:span><text:span text:style-name="_32_">h</text:span><text:span text:style-name="_38_">a</text:span><text:span text:style-name="_31_4">n</text:span><text:span text:style-name="_35_">g</text:span><text:span text:style-name="_31_0">e</text:span><text:span text:style-name="_31_3">s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c</text:span><text:span text:style-name="_33_">h</text:span><text:span text:style-name="_38_">i</text:span><text:span text:style-name="_31_3">l</text:span><text:span text:style-name="_32_">d</text:span><text:span text:style-name="_36_"> </text:span><text:span text:style-name="_31_2">m</text:span><text:span text:style-name="_34_">a</text:span><text:span text:style-name="_37_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1_0">=</text:span><text:span text:style-name="_31_1"> </text:span><text:span text:style-name="_35_">m</text:span><text:span text:style-name="_39_">u</text:span><text:span text:style-name="_31_5">t</text:span><text:span text:style-name="_34_">a</text:span><text:span text:style-name="_38_">t</text:span><text:span text:style-name="_31_5">i</text:span><text:span text:style-name="_33_">o</text:span><text:span text:style-name="_37_">n</text:span><text:span text:style-name="_31_5">,</text:span></text:p>
      <text:p text:style-name="P1"><text:span text:style-name="_38_">N</text:span><text:span text:style-name="_31_4">a</text:span><text:span text:style-name="_32_">t</text:span><text:span text:style-name="_37_">u</text:span><text:span text:style-name="_31_3">r</text:span><text:span text:style-name="_33_">a</text:span><text:span text:style-name="_31_0">l</text:span><text:span text:style-name="_31_1"> </text:span><text:span text:style-name="_35_">s</text:span><text:span text:style-name="_31_0">e</text:span><text:span text:style-name="_31_3">l</text:span><text:span text:style-name="_35_">e</text:span><text:span text:style-name="_37_">c</text:span><text:span text:style-name="_31_4">t</text:span><text:span text:style-name="_32_">i</text:span><text:span text:style-name="_39_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5">d</text:span><text:span text:style-name="_35_">g</text:span><text:span text:style-name="_37_">m</text:span><text:span text:style-name="_31_3">e</text:span><text:span text:style-name="_32_">n</text:span><text:span text:style-name="_37_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3">x</text:span><text:span text:style-name="_33_">p</text:span><text:span text:style-name="_37_">e</text:span><text:span text:style-name="_31_2">r</text:span><text:span text:style-name="_34_">i</text:span><text:span text:style-name="_37_">m</text:span><text:span text:style-name="_31_4">e</text:span><text:span text:style-name="_32_">n</text:span><text:span text:style-name="_31_0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7_">e</text:span><text:span text:style-name="_31_1"> </text:span><text:span text:style-name="_34_">m</text:span><text:span text:style-name="_37_">a</text:span><text:span text:style-name="_31_5">y</text:span><text:span text:style-name="_31_"> </text:span><text:span text:style-name="_31_0">h</text:span><text:span text:style-name="_31_5">o</text:span><text:span text:style-name="_34_">p</text:span><text:span text:style-name="_37_">e</text:span><text:span text:style-name="_31_4">,</text:span><text:span text:style-name="_31_"> </text:span><text:span text:style-name="_39_">h</text:span><text:span text:style-name="_31_2">o</text:span><text:span text:style-name="_34_">w</text:span><text:span text:style-name="_37_">e</text:span><text:span text:style-name="_31_3">v</text:span><text:span text:style-name="_35_">e</text:span><text:span text:style-name="_39_">r</text:span><text:span text:style-name="_31_2">,</text:span><text:span text:style-name="_31_"> </text:span><text:span text:style-name="_39_">t</text:span><text:span text:style-name="_31_5">h</text:span><text:span text:style-name="_33_">a</text:span><text:span text:style-name="_39_">t</text:span><text:span text:style-name="_31_1"> </text:span><text:span text:style-name="_33_">t</text:span><text:span text:style-name="_31_0">h</text:span><text:span text:style-name="_31_5">i</text:span><text:span text:style-name="_33_">s</text:span><text:span text:style-name="_36_"> </text:span><text:span text:style-name="_31_3">p</text:span><text:span text:style-name="_34_">r</text:span><text:span text:style-name="_31_0">o</text:span><text:span text:style-name="_31_2">c</text:span><text:span text:style-name="_34_">e</text:span><text:span text:style-name="_38_">s</text:span><text:span text:style-name="_31_5">s</text:span><text:span text:style-name="_31_"> </text:span><text:span text:style-name="_38_">w</text:span><text:span text:style-name="_31_3">i</text:span><text:span text:style-name="_34_">l</text:span><text:span text:style-name="_31_0">l</text:span><text:span text:style-name="_31_1"> </text:span><text:span text:style-name="_35_">b</text:span><text:span text:style-name="_31_0">e</text:span><text:span text:style-name="_31_1"> </text:span><text:span text:style-name="_35_">m</text:span><text:span text:style-name="_38_">o</text:span><text:span text:style-name="_31_4">r</text:span><text:span text:style-name="_32_">e</text:span><text:span text:style-name="_36_"> </text:span><text:span text:style-name="_31_2">e</text:span><text:span text:style-name="_35_">x</text:span><text:span text:style-name="_38_">p</text:span><text:span text:style-name="_31_5">e</text:span><text:span text:style-name="_32_">d</text:span><text:span text:style-name="_38_">i</text:span><text:span text:style-name="_31_4">t</text:span><text:span text:style-name="_33_">i</text:span><text:span text:style-name="_38_">o</text:span><text:span text:style-name="_31_5">u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n</text:span><text:span text:style-name="_31_"> </text:span><text:span text:style-name="_39_">e</text:span><text:span text:style-name="_31_3">v</text:span><text:span text:style-name="_34_">o</text:span><text:span text:style-name="_39_">l</text:span><text:span text:style-name="_31_5">u</text:span><text:span text:style-name="_33_">t</text:span><text:span text:style-name="_38_">i</text:span><text:span text:style-name="_31_5">o</text:span><text:span text:style-name="_35_">n</text:span><text:span text:style-name="_38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s</text:span><text:span text:style-name="_31_2">u</text:span><text:span text:style-name="_34_">r</text:span><text:span text:style-name="_37_">v</text:span><text:span text:style-name="_31_2">i</text:span><text:span text:style-name="_34_">v</text:span><text:span text:style-name="_38_">a</text:span><text:span text:style-name="_31_2">l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4">f</text:span><text:span text:style-name="_33_">i</text:span><text:span text:style-name="_37_">t</text:span><text:span text:style-name="_31_4">t</text:span><text:span text:style-name="_35_">e</text:span><text:span text:style-name="_31_0">s</text:span><text:span text:style-name="_31_4">t</text:span><text:span text:style-name="_31_"> </text:span><text:span text:style-name="_37_">i</text:span><text:span text:style-name="_31_2">s</text:span><text:span text:style-name="_31_"> </text:span><text:span text:style-name="_37_">a</text:span><text:span text:style-name="_31_1"> </text:span><text:span text:style-name="_34_">s</text:span><text:span text:style-name="_39_">l</text:span><text:span text:style-name="_31_5">o</text:span><text:span text:style-name="_34_">w</text:span><text:span text:style-name="_36_"> </text:span><text:span text:style-name="_31_2">m</text:span><text:span text:style-name="_33_">e</text:span><text:span text:style-name="_31_0">t</text:span><text:span text:style-name="_31_4">h</text:span><text:span text:style-name="_32_">o</text:span><text:span text:style-name="_39_">d</text:span><text:span text:style-name="_31_1"> </text:span><text:span text:style-name="_35_">f</text:span><text:span text:style-name="_37_">o</text:span><text:span text:style-name="_31_2">r</text:span><text:span text:style-name="_31_"> </text:span><text:span text:style-name="_31_0">m</text:span><text:span text:style-name="_31_2">e</text:span><text:span text:style-name="_33_">a</text:span><text:span text:style-name="_38_">s</text:span><text:span text:style-name="_31_4">u</text:span><text:span text:style-name="_33_">r</text:span><text:span text:style-name="_38_">i</text:span><text:span text:style-name="_31_4">n</text:span><text:span text:style-name="_33_">g</text:span><text:span text:style-name="_36_"> </text:span><text:span text:style-name="_31_5">a</text:span><text:span text:style-name="_35_">d</text:span><text:span text:style-name="_31_0">v</text:span><text:span text:style-name="_31_4">a</text:span><text:span text:style-name="_34_">n</text:span><text:span text:style-name="_37_">t</text:span><text:span text:style-name="_31_4">a</text:span><text:span text:style-name="_35_">g</text:span><text:span text:style-name="_39_">e</text:span><text:span text:style-name="_31_5">s</text:span><text:span text:style-name="_34_">.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e</text:span><text:span text:style-name="_37_">x</text:span><text:span text:style-name="_31_2">p</text:span><text:span text:style-name="_32_">e</text:span><text:span text:style-name="_38_">r</text:span><text:span text:style-name="_31_5">i</text:span><text:span text:style-name="_32_">m</text:span><text:span text:style-name="_31_0">e</text:span><text:span text:style-name="_31_5">n</text:span><text:span text:style-name="_32_">t</text:span><text:span text:style-name="_39_">e</text:span><text:span text:style-name="_31_4">r</text:span><text:span text:style-name="_35_">,</text:span><text:span text:style-name="_36_"> </text:span><text:span text:style-name="_31_5">b</text:span><text:span text:style-name="_35_">y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4">e</text:span><text:span text:style-name="_32_">r</text:span><text:span text:style-name="_37_">c</text:span><text:span text:style-name="_31_5">i</text:span><text:span text:style-name="_32_">s</text:span><text:span text:style-name="_37_">e</text:span><text:span text:style-name="_31_1"> </text:span><text:span text:style-name="_34_">o</text:span><text:span text:style-name="_37_">f</text:span><text:span text:style-name="_31_1"> </text:span><text:span text:style-name="_32_">i</text:span><text:span text:style-name="_31_0">n</text:span><text:span text:style-name="_31_4">t</text:span><text:span text:style-name="_32_">e</text:span><text:span text:style-name="_39_">l</text:span><text:span text:style-name="_31_3">l</text:span><text:span text:style-name="_32_">i</text:span><text:span text:style-name="_37_">g</text:span><text:span text:style-name="_31_4">e</text:span><text:span text:style-name="_33_">n</text:span><text:span text:style-name="_37_">c</text:span><text:span text:style-name="_31_5">e</text:span><text:span text:style-name="_35_">,</text:span><text:span text:style-name="_36_"> </text:span><text:span text:style-name="_31_3">s</text:span><text:span text:style-name="_34_">h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5_">h</text:span><text:span text:style-name="_31_0">e</text:span><text:span text:style-name="_31_1"> </text:span><text:span text:style-name="_34_">a</text:span><text:span text:style-name="_31_0">b</text:span><text:span text:style-name="_31_2">l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3_">p</text:span><text:span text:style-name="_39_">e</text:span><text:span text:style-name="_31_5">e</text:span><text:span text:style-name="_32_">d</text:span><text:span text:style-name="_36_"> </text:span><text:span text:style-name="_31_2">i</text:span><text:span text:style-name="_35_">t</text:span><text:span text:style-name="_36_"> </text:span><text:span text:style-name="_31_4">u</text:span><text:span text:style-name="_33_">p</text:span><text:span text:style-name="_39_">.</text:span><text:span text:style-name="_31_1"> </text:span><text:span text:style-name="_32_">E</text:span><text:span text:style-name="_38_">q</text:span><text:span text:style-name="_31_2">u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i</text:span><text:span text:style-name="_33_">m</text:span><text:span text:style-name="_38_">p</text:span><text:span text:style-name="_31_4">o</text:span><text:span text:style-name="_35_">r</text:span><text:span text:style-name="_38_">t</text:span><text:span text:style-name="_31_4">a</text:span><text:span text:style-name="_32_">n</text:span><text:span text:style-name="_38_">t</text:span><text:span text:style-name="_31_1"> </text:span><text:span text:style-name="_33_">i</text:span><text:span text:style-name="_37_">s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f</text:span><text:span text:style-name="_31_5">a</text:span><text:span text:style-name="_34_">c</text:span><text:span text:style-name="_37_">t</text:span><text:span text:style-name="_31_1"> </text:span><text:span text:style-name="_34_">t</text:span><text:span text:style-name="_38_">h</text:span><text:span text:style-name="_31_3">a</text:span><text:span text:style-name="_32_">t</text:span><text:span text:style-name="_36_"> </text:span><text:span text:style-name="_31_3">h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3_">r</text:span><text:span text:style-name="_31_0">e</text:span><text:span text:style-name="_31_4">s</text:span><text:span text:style-name="_35_">t</text:span><text:span text:style-name="_39_">r</text:span><text:span text:style-name="_31_5">i</text:span><text:span text:style-name="_34_">c</text:span><text:span text:style-name="_31_0">t</text:span><text:span text:style-name="_31_5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4">r</text:span><text:span text:style-name="_34_">a</text:span><text:span text:style-name="_31_0">n</text:span><text:span text:style-name="_31_2">d</text:span><text:span text:style-name="_32_">o</text:span><text:span text:style-name="_37_">m</text:span><text:span text:style-name="_31_1"> </text:span><text:span text:style-name="_33_">m</text:span><text:span text:style-name="_38_">u</text:span><text:span text:style-name="_31_2">t</text:span><text:span text:style-name="_34_">a</text:span><text:span text:style-name="_39_">t</text:span><text:span text:style-name="_31_3">i</text:span><text:span text:style-name="_35_">o</text:span><text:span text:style-name="_38_">n</text:span><text:span text:style-name="_31_2">s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h</text:span><text:span text:style-name="_32_">e</text:span><text:span text:style-name="_36_"> </text:span><text:span text:style-name="_31_5">c</text:span><text:span text:style-name="_34_">a</text:span><text:span text:style-name="_39_">n</text:span><text:span text:style-name="_31_1"> </text:span><text:span text:style-name="_33_">t</text:span><text:span text:style-name="_38_">r</text:span><text:span text:style-name="_31_5">a</text:span><text:span text:style-name="_35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7_">u</text:span><text:span text:style-name="_31_3">s</text:span><text:span text:style-name="_35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4_">s</text:span><text:span text:style-name="_39_">o</text:span><text:span text:style-name="_31_4">m</text:span><text:span text:style-name="_32_">e</text:span><text:span text:style-name="_36_"> </text:span><text:span text:style-name="_31_4">w</text:span><text:span text:style-name="_33_">e</text:span><text:span text:style-name="_38_">a</text:span><text:span text:style-name="_31_5">k</text:span><text:span text:style-name="_32_">n</text:span><text:span text:style-name="_37_">e</text:span><text:span text:style-name="_31_5">s</text:span><text:span text:style-name="_33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3_">a</text:span><text:span text:style-name="_39_">n</text:span><text:span text:style-name="_31_1"> </text:span><text:span text:style-name="_35_">p</text:span><text:span text:style-name="_37_">r</text:span><text:span text:style-name="_31_5">o</text:span><text:span text:style-name="_33_">b</text:span><text:span text:style-name="_39_">a</text:span><text:span text:style-name="_31_3">b</text:span><text:span text:style-name="_35_">l</text:span><text:span text:style-name="_39_">y</text:span><text:span text:style-name="_31_1"> </text:span><text:span text:style-name="_35_">t</text:span><text:span text:style-name="_31_0">h</text:span><text:span text:style-name="_31_2">i</text:span><text:span text:style-name="_32_">n</text:span><text:span text:style-name="_38_">k</text:span><text:span text:style-name="_31_1"> </text:span><text:span text:style-name="_35_">o</text:span><text:span text:style-name="_39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8_">k</text:span><text:span text:style-name="_31_2">i</text:span><text:span text:style-name="_33_">n</text:span><text:span text:style-name="_39_">d</text:span><text:span text:style-name="_31_1"> </text:span><text:span text:style-name="_32_">o</text:span><text:span text:style-name="_38_">f</text:span><text:span text:style-name="_31_1"> </text:span><text:span text:style-name="_32_">m</text:span><text:span text:style-name="_37_">u</text:span><text:span text:style-name="_31_2">t</text:span><text:span text:style-name="_34_">a</text:span><text:span text:style-name="_38_">t</text:span><text:span text:style-name="_31_5">i</text:span><text:span text:style-name="_35_">o</text:span><text:span text:style-name="_39_">n</text:span><text:span text:style-name="_31_1"> </text:span><text:span text:style-name="_35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4_">w</text:span><text:span text:style-name="_37_">i</text:span><text:span text:style-name="_31_5">l</text:span><text:span text:style-name="_35_">l</text:span><text:span text:style-name="_36_"> </text:span><text:span text:style-name="_31_2">i</text:span><text:span text:style-name="_32_">m</text:span><text:span text:style-name="_31_0">p</text:span><text:span text:style-name="_31_5">r</text:span><text:span text:style-name="_33_">o</text:span><text:span text:style-name="_38_">v</text:span><text:span text:style-name="_31_2">e</text:span><text:span text:style-name="_31_"> </text:span><text:span text:style-name="_39_">i</text:span><text:span text:style-name="_31_5">t</text:span><text:span text:style-name="_33_">.</text:span></text:p>
      <text:p text:style-name="P1"><text:span text:style-name="_31_3">I</text:span><text:span text:style-name="_33_">t</text:span><text:span text:style-name="_36_"> </text:span><text:span text:style-name="_31_5">w</text:span><text:span text:style-name="_35_">i</text:span><text:span text:style-name="_38_">l</text:span><text:span text:style-name="_31_4">l</text:span><text:span text:style-name="_31_"> </text:span><text:span text:style-name="_31_0">n</text:span><text:span text:style-name="_31_5">o</text:span><text:span text:style-name="_33_">t</text:span><text:span text:style-name="_36_"> </text:span><text:span text:style-name="_31_5">b</text:span><text:span text:style-name="_34_">e</text:span><text:span text:style-name="_36_"> </text:span><text:span text:style-name="_31_5">p</text:span><text:span text:style-name="_32_">o</text:span><text:span text:style-name="_37_">s</text:span><text:span text:style-name="_31_2">s</text:span><text:span text:style-name="_34_">i</text:span><text:span text:style-name="_37_">b</text:span><text:span text:style-name="_31_2">l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4">a</text:span><text:span text:style-name="_35_">p</text:span><text:span text:style-name="_31_0">p</text:span><text:span text:style-name="_31_5">l</text:span><text:span text:style-name="_32_">y</text:span><text:span text:style-name="_36_"> </text:span><text:span text:style-name="_31_3">e</text:span><text:span text:style-name="_35_">x</text:span><text:span text:style-name="_39_">a</text:span><text:span text:style-name="_31_2">c</text:span><text:span text:style-name="_33_">t</text:span><text:span text:style-name="_31_0">l</text:span><text:span text:style-name="_31_4">y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s</text:span><text:span text:style-name="_32_">a</text:span><text:span text:style-name="_31_0">m</text:span><text:span text:style-name="_31_4">e</text:span><text:span text:style-name="_31_"> </text:span><text:span text:style-name="_39_">t</text:span><text:span text:style-name="_31_2">e</text:span><text:span text:style-name="_33_">a</text:span><text:span text:style-name="_31_0">c</text:span><text:span text:style-name="_31_5">h</text:span><text:span text:style-name="_34_">i</text:span><text:span text:style-name="_31_0">n</text:span><text:span text:style-name="_31_5">g</text:span><text:span text:style-name="_31_"> </text:span><text:span text:style-name="_38_">p</text:span><text:span text:style-name="_31_2">r</text:span><text:span text:style-name="_35_">o</text:span><text:span text:style-name="_31_0">c</text:span><text:span text:style-name="_31_3">e</text:span><text:span text:style-name="_33_">s</text:span><text:span text:style-name="_37_">s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3">i</text:span><text:span text:style-name="_32_">n</text:span><text:span text:style-name="_37_">e</text:span><text:span text:style-name="_31_1"> </text:span><text:span text:style-name="_35_">a</text:span><text:span text:style-name="_31_0">s</text:span><text:span text:style-name="_31_1"> </text:span><text:span text:style-name="_33_">t</text:span><text:span text:style-name="_38_">o</text:span><text:span text:style-name="_31_1"> </text:span><text:span text:style-name="_33_">a</text:span><text:span text:style-name="_36_"> </text:span><text:span text:style-name="_31_3">n</text:span><text:span text:style-name="_33_">o</text:span><text:span text:style-name="_37_">r</text:span><text:span text:style-name="_31_4">m</text:span><text:span text:style-name="_34_">a</text:span><text:span text:style-name="_37_">l</text:span><text:span text:style-name="_31_1"> </text:span><text:span text:style-name="_34_">c</text:span><text:span text:style-name="_37_">h</text:span><text:span text:style-name="_31_2">i</text:span><text:span text:style-name="_32_">l</text:span><text:span text:style-name="_39_">d</text:span><text:span text:style-name="_31_3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2">i</text:span><text:span text:style-name="_34_">l</text:span><text:span text:style-name="_37_">l</text:span><text:span text:style-name="_31_1"> </text:span><text:span text:style-name="_35_">n</text:span><text:span text:style-name="_37_">o</text:span><text:span text:style-name="_31_5">t</text:span><text:span text:style-name="_32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i</text:span><text:span text:style-name="_37_">n</text:span><text:span text:style-name="_31_2">s</text:span><text:span text:style-name="_34_">t</text:span><text:span text:style-name="_37_">a</text:span><text:span text:style-name="_31_3">n</text:span><text:span text:style-name="_32_">c</text:span><text:span text:style-name="_38_">e</text:span><text:span text:style-name="_31_2">,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4">r</text:span><text:span text:style-name="_34_">o</text:span><text:span text:style-name="_39_">v</text:span><text:span text:style-name="_31_4">i</text:span><text:span text:style-name="_33_">d</text:span><text:span text:style-name="_37_">e</text:span><text:span text:style-name="_31_3">d</text:span><text:span text:style-name="_31_"> </text:span><text:span text:style-name="_37_">w</text:span><text:span text:style-name="_31_3">i</text:span><text:span text:style-name="_34_">t</text:span><text:span text:style-name="_31_0">h</text:span><text:span text:style-name="_31_1"> </text:span><text:span text:style-name="_35_">l</text:span><text:span text:style-name="_38_">e</text:span><text:span text:style-name="_31_2">g</text:span><text:span text:style-name="_35_">s</text:span><text:span text:style-name="_37_">,</text:span><text:span text:style-name="_31_1"> </text:span><text:span text:style-name="_33_">s</text:span><text:span text:style-name="_31_0">o</text:span><text:span text:style-name="_31_1"> </text:span><text:span text:style-name="_33_">t</text:span><text:span text:style-name="_39_">h</text:span><text:span text:style-name="_31_3">a</text:span><text:span text:style-name="_32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3_">o</text:span><text:span text:style-name="_37_">u</text:span><text:span text:style-name="_31_3">l</text:span><text:span text:style-name="_33_">d</text:span><text:span text:style-name="_36_"> </text:span><text:span text:style-name="_31_3">n</text:span><text:span text:style-name="_34_">o</text:span><text:span text:style-name="_39_">t</text:span><text:span text:style-name="_31_1"> </text:span><text:span text:style-name="_34_">b</text:span><text:span text:style-name="_39_">e</text:span><text:span text:style-name="_31_1"> </text:span><text:span text:style-name="_35_">a</text:span><text:span text:style-name="_37_">s</text:span><text:span text:style-name="_31_5">k</text:span><text:span text:style-name="_34_">e</text:span><text:span text:style-name="_39_">d</text:span><text:span text:style-name="_31_1"> </text:span><text:span text:style-name="_33_">t</text:span><text:span text:style-name="_38_">o</text:span><text:span text:style-name="_31_1"> </text:span><text:span text:style-name="_33_">g</text:span><text:span text:style-name="_37_">o</text:span><text:span text:style-name="_31_1"> </text:span><text:span text:style-name="_34_">o</text:span><text:span text:style-name="_31_0">u</text:span><text:span text:style-name="_31_3">t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f</text:span><text:span text:style-name="_34_">i</text:span><text:span text:style-name="_37_">l</text:span><text:span text:style-name="_31_2">l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3">c</text:span><text:span text:style-name="_32_">o</text:span><text:span text:style-name="_37_">a</text:span><text:span text:style-name="_31_4">l</text:span><text:span text:style-name="_31_"> </text:span><text:span text:style-name="_39_">s</text:span><text:span text:style-name="_31_3">c</text:span><text:span text:style-name="_32_">u</text:span><text:span text:style-name="_38_">t</text:span><text:span text:style-name="_31_3">t</text:span><text:span text:style-name="_32_">l</text:span><text:span text:style-name="_31_0">e</text:span><text:span text:style-name="_31_2">.</text:span><text:span text:style-name="_31_"> </text:span><text:span text:style-name="_38_">P</text:span><text:span text:style-name="_31_2">o</text:span><text:span text:style-name="_34_">s</text:span><text:span text:style-name="_37_">s</text:span><text:span text:style-name="_31_2">i</text:span><text:span text:style-name="_34_">b</text:span><text:span text:style-name="_31_0">l</text:span><text:span text:style-name="_31_5">y</text:span><text:span text:style-name="_31_"> </text:span><text:span text:style-name="_31_0">i</text:span><text:span text:style-name="_31_5">t</text:span><text:span text:style-name="_31_"> </text:span><text:span text:style-name="_37_">m</text:span><text:span text:style-name="_31_2">i</text:span><text:span text:style-name="_33_">g</text:span><text:span text:style-name="_39_">h</text:span><text:span text:style-name="_31_3">t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2">h</text:span><text:span text:style-name="_35_">a</text:span><text:span text:style-name="_37_">v</text:span><text:span text:style-name="_31_3">e</text:span><text:span text:style-name="_31_"> </text:span><text:span text:style-name="_37_">e</text:span><text:span text:style-name="_31_2">y</text:span><text:span text:style-name="_35_">e</text:span><text:span text:style-name="_31_0">s</text:span><text:span text:style-name="_31_3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3">h</text:span><text:span text:style-name="_33_">o</text:span><text:span text:style-name="_31_0">w</text:span><text:span text:style-name="_31_3">e</text:span><text:span text:style-name="_33_">v</text:span><text:span text:style-name="_37_">e</text:span><text:span text:style-name="_31_4">r</text:span><text:span text:style-name="_31_"> </text:span><text:span text:style-name="_37_">w</text:span><text:span text:style-name="_31_4">e</text:span><text:span text:style-name="_35_">l</text:span><text:span text:style-name="_38_">l</text:span><text:span text:style-name="_31_1"> </text:span><text:span text:style-name="_34_">t</text:span><text:span text:style-name="_39_">h</text:span><text:span text:style-name="_31_3">e</text:span><text:span text:style-name="_33_">s</text:span><text:span text:style-name="_37_">e</text:span><text:span text:style-name="_31_1"> </text:span><text:span text:style-name="_34_">d</text:span><text:span text:style-name="_38_">e</text:span><text:span text:style-name="_31_4">f</text:span><text:span text:style-name="_35_">i</text:span><text:span text:style-name="_31_0">c</text:span><text:span text:style-name="_31_4">i</text:span><text:span text:style-name="_33_">e</text:span><text:span text:style-name="_38_">n</text:span><text:span text:style-name="_31_2">c</text:span><text:span text:style-name="_32_">i</text:span><text:span text:style-name="_38_">e</text:span><text:span text:style-name="_31_2">s</text:span><text:span text:style-name="_31_"> </text:span><text:span text:style-name="_38_">m</text:span><text:span text:style-name="_31_5">i</text:span><text:span text:style-name="_35_">g</text:span><text:span text:style-name="_31_0">h</text:span><text:span text:style-name="_31_4">t</text:span><text:span text:style-name="_31_"> </text:span><text:span text:style-name="_31_0">b</text:span><text:span text:style-name="_31_2">e</text:span><text:span text:style-name="_31_"> </text:span><text:span text:style-name="_31_0">o</text:span><text:span text:style-name="_31_2">v</text:span><text:span text:style-name="_34_">e</text:span><text:span text:style-name="_37_">r</text:span><text:span text:style-name="_31_3">c</text:span><text:span text:style-name="_35_">o</text:span><text:span text:style-name="_31_0">m</text:span><text:span text:style-name="_31_2">e</text:span><text:span text:style-name="_31_"> </text:span><text:span text:style-name="_38_">b</text:span><text:span text:style-name="_31_3">y</text:span><text:span text:style-name="_31_"> </text:span><text:span text:style-name="_37_">c</text:span><text:span text:style-name="_31_2">l</text:span><text:span text:style-name="_32_">e</text:span><text:span text:style-name="_39_">v</text:span><text:span text:style-name="_31_3">e</text:span><text:span text:style-name="_35_">r</text:span><text:span text:style-name="_36_"> </text:span><text:span text:style-name="_31_3">e</text:span><text:span text:style-name="_34_">n</text:span><text:span text:style-name="_31_0">g</text:span><text:span text:style-name="_31_4">i</text:span><text:span text:style-name="_32_">n</text:span><text:span text:style-name="_31_0">e</text:span><text:span text:style-name="_31_5">e</text:span><text:span text:style-name="_33_">r</text:span><text:span text:style-name="_38_">i</text:span><text:span text:style-name="_31_3">n</text:span><text:span text:style-name="_35_">g</text:span><text:span text:style-name="_31_0">,</text:span><text:span text:style-name="_31_1"> </text:span><text:span text:style-name="_32_">o</text:span><text:span text:style-name="_39_">n</text:span><text:span text:style-name="_31_4">e</text:span><text:span text:style-name="_31_"> </text:span><text:span text:style-name="_38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3">o</text:span><text:span text:style-name="_34_">t</text:span><text:span text:style-name="_36_"> </text:span><text:span text:style-name="_31_5">s</text:span><text:span text:style-name="_35_">e</text:span><text:span text:style-name="_37_">n</text:span><text:span text:style-name="_31_4">d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c</text:span><text:span text:style-name="_35_">r</text:span><text:span text:style-name="_39_">e</text:span><text:span text:style-name="_31_4">a</text:span><text:span text:style-name="_34_">t</text:span><text:span text:style-name="_38_">u</text:span><text:span text:style-name="_31_4">r</text:span><text:span text:style-name="_34_">e</text:span><text:span text:style-name="_36_"> </text:span><text:span text:style-name="_31_2">t</text:span><text:span text:style-name="_35_">o</text:span><text:span text:style-name="_36_"> </text:span><text:span text:style-name="_31_2">s</text:span><text:span text:style-name="_32_">c</text:span><text:span text:style-name="_37_">h</text:span><text:span text:style-name="_31_4">o</text:span><text:span text:style-name="_34_">o</text:span><text:span text:style-name="_37_">l</text:span><text:span text:style-name="_31_1"> </text:span><text:span text:style-name="_32_">w</text:span><text:span text:style-name="_37_">i</text:span><text:span text:style-name="_31_5">t</text:span><text:span text:style-name="_35_">h</text:span><text:span text:style-name="_39_">o</text:span><text:span text:style-name="_31_5">u</text:span><text:span text:style-name="_35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2">h</text:span><text:span text:style-name="_32_">e</text:span><text:span text:style-name="_38_">r</text:span><text:span text:style-name="_31_1"> </text:span><text:span text:style-name="_32_">c</text:span><text:span text:style-name="_37_">h</text:span><text:span text:style-name="_31_4">i</text:span><text:span text:style-name="_34_">l</text:span><text:span text:style-name="_39_">d</text:span><text:span text:style-name="_31_3">r</text:span><text:span text:style-name="_34_">e</text:span><text:span text:style-name="_37_">n</text:span><text:span text:style-name="_31_1"> </text:span><text:span text:style-name="_33_">m</text:span><text:span text:style-name="_37_">a</text:span><text:span text:style-name="_31_4">k</text:span><text:span text:style-name="_34_">i</text:span><text:span text:style-name="_37_">n</text:span><text:span text:style-name="_31_4">g</text:span><text:span text:style-name="_31_"> </text:span><text:span text:style-name="_31_0">e</text:span><text:span text:style-name="_31_2">x</text:span><text:span text:style-name="_35_">c</text:span><text:span text:style-name="_39_">e</text:span><text:span text:style-name="_31_2">s</text:span><text:span text:style-name="_32_">s</text:span><text:span text:style-name="_37_">i</text:span><text:span text:style-name="_31_3">v</text:span><text:span text:style-name="_35_">e</text:span><text:span text:style-name="_36_"> </text:span><text:span text:style-name="_31_4">f</text:span><text:span text:style-name="_32_">u</text:span><text:span text:style-name="_39_">n</text:span><text:span text:style-name="_31_1"> </text:span><text:span text:style-name="_32_">o</text:span><text:span text:style-name="_31_0">f</text:span><text:span text:style-name="_31_1"> </text:span><text:span text:style-name="_32_">i</text:span><text:span text:style-name="_31_0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m</text:span><text:span text:style-name="_31_4">u</text:span><text:span text:style-name="_33_">s</text:span><text:span text:style-name="_31_0">t</text:span><text:span text:style-name="_31_1"> </text:span><text:span text:style-name="_34_">b</text:span><text:span text:style-name="_31_0">e</text:span><text:span text:style-name="_31_1"> </text:span><text:span text:style-name="_35_">g</text:span><text:span text:style-name="_37_">i</text:span><text:span text:style-name="_31_2">v</text:span><text:span text:style-name="_35_">e</text:span><text:span text:style-name="_31_0">n</text:span><text:span text:style-name="_31_1"> </text:span><text:span text:style-name="_32_">s</text:span><text:span text:style-name="_38_">o</text:span><text:span text:style-name="_31_5">m</text:span><text:span text:style-name="_34_">e</text:span><text:span text:style-name="_36_"> </text:span><text:span text:style-name="_31_3">t</text:span><text:span text:style-name="_32_">u</text:span><text:span text:style-name="_38_">i</text:span><text:span text:style-name="_31_5">t</text:span><text:span text:style-name="_33_">i</text:span><text:span text:style-name="_37_">o</text:span><text:span text:style-name="_31_5">n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2">n</text:span><text:span text:style-name="_33_">e</text:span><text:span text:style-name="_37_">e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3">b</text:span><text:span text:style-name="_32_">e</text:span><text:span text:style-name="_36_"> </text:span><text:span text:style-name="_31_2">t</text:span><text:span text:style-name="_32_">o</text:span><text:span text:style-name="_39_">o</text:span><text:span text:style-name="_31_1"> </text:span><text:span text:style-name="_33_">c</text:span><text:span text:style-name="_38_">o</text:span><text:span text:style-name="_31_5">n</text:span><text:span text:style-name="_33_">c</text:span><text:span text:style-name="_37_">e</text:span><text:span text:style-name="_31_5">r</text:span><text:span text:style-name="_34_">n</text:span><text:span text:style-name="_39_">e</text:span><text:span text:style-name="_31_2">d</text:span><text:span text:style-name="_31_"> </text:span><text:span text:style-name="_37_">a</text:span><text:span text:style-name="_31_5">b</text:span><text:span text:style-name="_34_">o</text:span><text:span text:style-name="_38_">u</text:span><text:span text:style-name="_31_3">t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l</text:span><text:span text:style-name="_33_">e</text:span><text:span text:style-name="_37_">g</text:span><text:span text:style-name="_31_3">s</text:span><text:span text:style-name="_33_">,</text:span><text:span text:style-name="_36_"> </text:span><text:span text:style-name="_31_5">e</text:span><text:span text:style-name="_34_">y</text:span><text:span text:style-name="_37_">e</text:span><text:span text:style-name="_31_4">s</text:span><text:span text:style-name="_35_">,</text:span><text:span text:style-name="_36_"> </text:span><text:span text:style-name="_31_4">e</text:span><text:span text:style-name="_35_">t</text:span><text:span text:style-name="_31_0">c</text:span><text:span text:style-name="_31_4">.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e</text:span><text:span text:style-name="_34_">x</text:span><text:span text:style-name="_39_">a</text:span><text:span text:style-name="_31_4">m</text:span><text:span text:style-name="_33_">p</text:span><text:span text:style-name="_37_">l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M</text:span><text:span text:style-name="_31_3">i</text:span><text:span text:style-name="_32_">s</text:span><text:span text:style-name="_37_">s</text:span><text:span text:style-name="_31_1"> </text:span><text:span text:style-name="_34_">H</text:span><text:span text:style-name="_39_">e</text:span><text:span text:style-name="_31_3">l</text:span><text:span text:style-name="_32_">e</text:span><text:span text:style-name="_37_">n</text:span><text:span text:style-name="_31_1"> </text:span><text:span text:style-name="_32_">K</text:span><text:span text:style-name="_31_0">e</text:span><text:span text:style-name="_31_5">l</text:span><text:span text:style-name="_32_">l</text:span><text:span text:style-name="_39_">e</text:span><text:span text:style-name="_31_5">r</text:span><text:span text:style-name="_31_"> </text:span><text:span text:style-name="_39_">s</text:span><text:span text:style-name="_31_3">h</text:span><text:span text:style-name="_33_">o</text:span><text:span text:style-name="_38_">w</text:span><text:span text:style-name="_31_4">s</text:span><text:span text:style-name="_31_"> </text:span><text:span text:style-name="_39_">t</text:span><text:span text:style-name="_31_5">h</text:span><text:span text:style-name="_35_">a</text:span><text:span text:style-name="_31_0">t</text:span><text:span text:style-name="_31_1"> </text:span><text:span text:style-name="_32_">e</text:span><text:span text:style-name="_37_">d</text:span><text:span text:style-name="_31_5">u</text:span><text:span text:style-name="_32_">c</text:span><text:span text:style-name="_39_">a</text:span><text:span text:style-name="_31_2">t</text:span><text:span text:style-name="_34_">i</text:span><text:span text:style-name="_31_0">o</text:span><text:span text:style-name="_31_3">n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3">t</text:span><text:span text:style-name="_32_">a</text:span><text:span text:style-name="_39_">k</text:span><text:span text:style-name="_31_4">e</text:span><text:span text:style-name="_31_"> </text:span><text:span text:style-name="_37_">p</text:span><text:span text:style-name="_31_5">l</text:span><text:span text:style-name="_34_">a</text:span><text:span text:style-name="_39_">c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v</text:span><text:span text:style-name="_31_2">i</text:span><text:span text:style-name="_34_">d</text:span><text:span text:style-name="_39_">e</text:span><text:span text:style-name="_31_2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3_">c</text:span><text:span text:style-name="_37_">o</text:span><text:span text:style-name="_31_5">m</text:span><text:span text:style-name="_33_">m</text:span><text:span text:style-name="_39_">u</text:span><text:span text:style-name="_31_2">n</text:span><text:span text:style-name="_32_">i</text:span><text:span text:style-name="_38_">c</text:span><text:span text:style-name="_31_3">a</text:span><text:span text:style-name="_34_">t</text:span><text:span text:style-name="_31_0">i</text:span><text:span text:style-name="_31_3">o</text:span><text:span text:style-name="_33_">n</text:span><text:span text:style-name="_36_"> </text:span><text:span text:style-name="_31_5">i</text:span><text:span text:style-name="_34_">n</text:span><text:span text:style-name="_36_"> </text:span><text:span text:style-name="_31_5">b</text:span><text:span text:style-name="_35_">o</text:span><text:span text:style-name="_39_">t</text:span><text:span text:style-name="_31_5">h</text:span><text:span text:style-name="_31_"> </text:span><text:span text:style-name="_39_">d</text:span><text:span text:style-name="_31_2">i</text:span><text:span text:style-name="_35_">r</text:span><text:span text:style-name="_38_">e</text:span><text:span text:style-name="_31_5">c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b</text:span><text:span text:style-name="_39_">e</text:span><text:span text:style-name="_31_5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2">t</text:span><text:span text:style-name="_35_">e</text:span><text:span text:style-name="_37_">a</text:span><text:span text:style-name="_31_2">c</text:span><text:span text:style-name="_34_">h</text:span><text:span text:style-name="_31_0">e</text:span><text:span text:style-name="_31_2">r</text:span><text:span text:style-name="_31_"> </text:span><text:span text:style-name="_38_">a</text:span><text:span text:style-name="_31_3">n</text:span><text:span text:style-name="_34_">d</text:span><text:span text:style-name="_36_"> </text:span><text:span text:style-name="_31_4">p</text:span><text:span text:style-name="_33_">u</text:span><text:span text:style-name="_31_0">p</text:span><text:span text:style-name="_31_3">i</text:span><text:span text:style-name="_32_">l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t</text:span><text:span text:style-name="_38_">a</text:span><text:span text:style-name="_31_3">k</text:span><text:span text:style-name="_34_">e</text:span><text:span text:style-name="_36_"> </text:span><text:span text:style-name="_31_2">p</text:span><text:span text:style-name="_34_">l</text:span><text:span text:style-name="_37_">a</text:span><text:span text:style-name="_31_5">c</text:span><text:span text:style-name="_34_">e</text:span><text:span text:style-name="_36_"> </text:span><text:span text:style-name="_31_2">b</text:span><text:span text:style-name="_32_">y</text:span><text:span text:style-name="_36_"> </text:span><text:span text:style-name="_31_4">s</text:span><text:span text:style-name="_32_">o</text:span><text:span text:style-name="_37_">m</text:span><text:span text:style-name="_31_2">e</text:span><text:span text:style-name="_31_"> </text:span><text:span text:style-name="_38_">m</text:span><text:span text:style-name="_31_5">e</text:span><text:span text:style-name="_33_">a</text:span><text:span text:style-name="_39_">n</text:span><text:span text:style-name="_31_3">s</text:span><text:span text:style-name="_31_"> </text:span><text:span text:style-name="_38_">o</text:span><text:span text:style-name="_31_3">r</text:span><text:span text:style-name="_31_"> </text:span><text:span text:style-name="_39_">o</text:span><text:span text:style-name="_31_4">t</text:span><text:span text:style-name="_34_">h</text:span><text:span text:style-name="_39_">e</text:span><text:span text:style-name="_31_2">r</text:span><text:span text:style-name="_34_">.</text:span></text:p>
      <text:p text:style-name="P1"><text:span text:style-name="_31_3">W</text:span><text:span text:style-name="_33_">e</text:span><text:span text:style-name="_36_"> </text:span><text:span text:style-name="_31_2">n</text:span><text:span text:style-name="_32_">o</text:span><text:span text:style-name="_38_">r</text:span><text:span text:style-name="_31_5">m</text:span><text:span text:style-name="_32_">a</text:span><text:span text:style-name="_31_0">l</text:span><text:span text:style-name="_31_2">l</text:span><text:span text:style-name="_34_">y</text:span><text:span text:style-name="_36_"> </text:span><text:span text:style-name="_31_5">a</text:span><text:span text:style-name="_34_">s</text:span><text:span text:style-name="_31_0">s</text:span><text:span text:style-name="_31_2">o</text:span><text:span text:style-name="_34_">c</text:span><text:span text:style-name="_39_">i</text:span><text:span text:style-name="_31_4">a</text:span><text:span text:style-name="_35_">t</text:span><text:span text:style-name="_39_">e</text:span><text:span text:style-name="_31_1"> </text:span><text:span text:style-name="_35_">p</text:span><text:span text:style-name="_31_0">u</text:span><text:span text:style-name="_31_3">n</text:span><text:span text:style-name="_34_">i</text:span><text:span text:style-name="_37_">s</text:span><text:span text:style-name="_31_4">h</text:span><text:span text:style-name="_35_">m</text:span><text:span text:style-name="_31_0">e</text:span><text:span text:style-name="_31_2">n</text:span><text:span text:style-name="_32_">t</text:span><text:span text:style-name="_31_0">s</text:span><text:span text:style-name="_31_1"> </text:span><text:span text:style-name="_35_">a</text:span><text:span text:style-name="_37_">n</text:span><text:span text:style-name="_31_5">d</text:span><text:span text:style-name="_31_"> </text:span><text:span text:style-name="_39_">r</text:span><text:span text:style-name="_31_3">e</text:span><text:span text:style-name="_33_">w</text:span><text:span text:style-name="_39_">a</text:span><text:span text:style-name="_31_4">r</text:span><text:span text:style-name="_32_">d</text:span><text:span text:style-name="_39_">s</text:span><text:span text:style-name="_31_1"> </text:span><text:span text:style-name="_32_">w</text:span><text:span text:style-name="_38_">i</text:span><text:span text:style-name="_31_3">t</text:span><text:span text:style-name="_35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e</text:span><text:span text:style-name="_31_5">a</text:span><text:span text:style-name="_33_">c</text:span><text:span text:style-name="_39_">h</text:span><text:span text:style-name="_31_4">i</text:span><text:span text:style-name="_32_">n</text:span><text:span text:style-name="_37_">g</text:span><text:span text:style-name="_31_1"> </text:span><text:span text:style-name="_33_">p</text:span><text:span text:style-name="_39_">r</text:span><text:span text:style-name="_31_5">o</text:span><text:span text:style-name="_35_">c</text:span><text:span text:style-name="_31_0">e</text:span><text:span text:style-name="_31_3">s</text:span><text:span text:style-name="_32_">s</text:span><text:span text:style-name="_39_">.</text:span><text:span text:style-name="_31_1"> </text:span><text:span text:style-name="_35_">S</text:span><text:span text:style-name="_39_">o</text:span><text:span text:style-name="_31_4">m</text:span><text:span text:style-name="_32_">e</text:span><text:span text:style-name="_36_"> </text:span><text:span text:style-name="_31_2">s</text:span><text:span text:style-name="_35_">i</text:span><text:span text:style-name="_37_">m</text:span><text:span text:style-name="_31_2">p</text:span><text:span text:style-name="_33_">l</text:span><text:span text:style-name="_39_">e</text:span><text:span text:style-name="_31_1"> </text:span><text:span text:style-name="_35_">c</text:span><text:span text:style-name="_37_">h</text:span><text:span text:style-name="_31_5">i</text:span><text:span text:style-name="_33_">l</text:span><text:span text:style-name="_37_">d</text:span><text:span text:style-name="_31_1"> </text:span><text:span text:style-name="_35_">m</text:span><text:span text:style-name="_39_">a</text:span><text:span text:style-name="_31_2">c</text:span><text:span text:style-name="_32_">h</text:span><text:span text:style-name="_31_0">i</text:span><text:span text:style-name="_31_2">n</text:span><text:span text:style-name="_32_">e</text:span><text:span text:style-name="_38_">s</text:span><text:span text:style-name="_31_1"> </text:span><text:span text:style-name="_33_">c</text:span><text:span text:style-name="_31_0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7_">c</text:span><text:span text:style-name="_31_5">o</text:span><text:span text:style-name="_34_">n</text:span><text:span text:style-name="_39_">s</text:span><text:span text:style-name="_31_3">t</text:span><text:span text:style-name="_34_">r</text:span><text:span text:style-name="_39_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7_">o</text:span><text:span text:style-name="_31_5">r</text:span><text:span text:style-name="_31_"> </text:span><text:span text:style-name="_37_">p</text:span><text:span text:style-name="_31_3">r</text:span><text:span text:style-name="_35_">o</text:span><text:span text:style-name="_31_0">g</text:span><text:span text:style-name="_31_4">r</text:span><text:span text:style-name="_33_">a</text:span><text:span text:style-name="_38_">m</text:span><text:span text:style-name="_31_4">m</text:span><text:span text:style-name="_35_">e</text:span><text:span text:style-name="_39_">d</text:span><text:span text:style-name="_31_1"> </text:span><text:span text:style-name="_33_">o</text:span><text:span text:style-name="_38_">n</text:span><text:span text:style-name="_31_1"> </text:span><text:span text:style-name="_35_">t</text:span><text:span text:style-name="_37_">h</text:span><text:span text:style-name="_31_4">i</text:span><text:span text:style-name="_32_">s</text:span><text:span text:style-name="_36_"> </text:span><text:span text:style-name="_31_4">s</text:span><text:span text:style-name="_33_">o</text:span><text:span text:style-name="_31_0">r</text:span><text:span text:style-name="_31_3">t</text:span><text:span text:style-name="_31_"> </text:span><text:span text:style-name="_37_">o</text:span><text:span text:style-name="_31_2">f</text:span><text:span text:style-name="_31_"> </text:span><text:span text:style-name="_39_">p</text:span><text:span text:style-name="_31_2">r</text:span><text:span text:style-name="_34_">i</text:span><text:span text:style-name="_31_0">n</text:span><text:span text:style-name="_31_4">c</text:span><text:span text:style-name="_32_">i</text:span><text:span text:style-name="_31_0">p</text:span><text:span text:style-name="_31_5">l</text:span><text:span text:style-name="_35_">e</text:span><text:span text:style-name="_37_">.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5">i</text:span><text:span text:style-name="_33_">n</text:span><text:span text:style-name="_37_">e</text:span><text:span text:style-name="_31_1"> </text:span><text:span text:style-name="_32_">h</text:span><text:span text:style-name="_37_">a</text:span><text:span text:style-name="_31_2">s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7_">s</text:span><text:span text:style-name="_31_3">o</text:span><text:span text:style-name="_31_"> </text:span><text:span text:style-name="_37_">c</text:span><text:span text:style-name="_31_2">o</text:span><text:span text:style-name="_34_">n</text:span><text:span text:style-name="_38_">s</text:span><text:span text:style-name="_31_2">t</text:span><text:span text:style-name="_32_">r</text:span><text:span text:style-name="_38_">u</text:span><text:span text:style-name="_31_4">c</text:span><text:span text:style-name="_34_">t</text:span><text:span text:style-name="_31_0">e</text:span><text:span text:style-name="_31_5">d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2_">e</text:span><text:span text:style-name="_37_">v</text:span><text:span text:style-name="_31_2">e</text:span><text:span text:style-name="_34_">n</text:span><text:span text:style-name="_38_">t</text:span><text:span text:style-name="_31_2">s</text:span><text:span text:style-name="_31_"> </text:span><text:span text:style-name="_38_">w</text:span><text:span text:style-name="_31_3">h</text:span><text:span text:style-name="_34_">i</text:span><text:span text:style-name="_31_0">c</text:span><text:span text:style-name="_31_4">h</text:span><text:span text:style-name="_31_"> </text:span><text:span text:style-name="_38_">s</text:span><text:span text:style-name="_31_2">h</text:span><text:span text:style-name="_34_">o</text:span><text:span text:style-name="_31_0">r</text:span><text:span text:style-name="_31_2">t</text:span><text:span text:style-name="_32_">l</text:span><text:span text:style-name="_39_">y</text:span><text:span text:style-name="_31_1"> </text:span><text:span text:style-name="_33_">p</text:span><text:span text:style-name="_39_">r</text:span><text:span text:style-name="_31_5">e</text:span><text:span text:style-name="_33_">c</text:span><text:span text:style-name="_37_">e</text:span><text:span text:style-name="_31_2">d</text:span><text:span text:style-name="_34_">e</text:span><text:span text:style-name="_31_0">d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o</text:span><text:span text:style-name="_31_5">c</text:span><text:span text:style-name="_35_">c</text:span><text:span text:style-name="_39_">u</text:span><text:span text:style-name="_31_5">r</text:span><text:span text:style-name="_35_">r</text:span><text:span text:style-name="_38_">e</text:span><text:span text:style-name="_31_3">n</text:span><text:span text:style-name="_34_">c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2">p</text:span><text:span text:style-name="_32_">u</text:span><text:span text:style-name="_31_0">n</text:span><text:span text:style-name="_31_5">i</text:span><text:span text:style-name="_35_">s</text:span><text:span text:style-name="_38_">h</text:span><text:span text:style-name="_31_3">m</text:span><text:span text:style-name="_33_">e</text:span><text:span text:style-name="_37_">n</text:span><text:span text:style-name="_31_3">t</text:span><text:span text:style-name="_31_"> </text:span><text:span text:style-name="_31_0">s</text:span><text:span text:style-name="_31_4">i</text:span><text:span text:style-name="_34_">g</text:span><text:span text:style-name="_38_">n</text:span><text:span text:style-name="_31_2">a</text:span><text:span text:style-name="_34_">l</text:span><text:span text:style-name="_36_"> </text:span><text:span text:style-name="_31_4">a</text:span><text:span text:style-name="_33_">r</text:span><text:span text:style-name="_37_">e</text:span><text:span text:style-name="_31_1"> </text:span><text:span text:style-name="_32_">u</text:span><text:span text:style-name="_38_">n</text:span><text:span text:style-name="_31_5">l</text:span><text:span text:style-name="_33_">i</text:span><text:span text:style-name="_39_">k</text:span><text:span text:style-name="_31_5">e</text:span><text:span text:style-name="_33_">l</text:span><text:span text:style-name="_37_">y</text:span><text:span text:style-name="_31_1"> </text:span><text:span text:style-name="_32_">t</text:span><text:span text:style-name="_31_0">o</text:span><text:span text:style-name="_31_1"> </text:span><text:span text:style-name="_34_">b</text:span><text:span text:style-name="_37_">e</text:span><text:span text:style-name="_31_1"> </text:span><text:span text:style-name="_34_">r</text:span><text:span text:style-name="_38_">e</text:span><text:span text:style-name="_31_5">p</text:span><text:span text:style-name="_33_">e</text:span><text:span text:style-name="_39_">a</text:span><text:span text:style-name="_31_3">t</text:span><text:span text:style-name="_35_">e</text:span><text:span text:style-name="_37_">d</text:span><text:span text:style-name="_31_5">,</text:span><text:span text:style-name="_31_"> </text:span><text:span text:style-name="_39_">w</text:span><text:span text:style-name="_31_4">h</text:span><text:span text:style-name="_32_">e</text:span><text:span text:style-name="_38_">r</text:span><text:span text:style-name="_31_5">e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4">r</text:span><text:span text:style-name="_34_">e</text:span><text:span text:style-name="_31_0">w</text:span><text:span text:style-name="_31_4">a</text:span><text:span text:style-name="_35_">r</text:span><text:span text:style-name="_31_0">d</text:span><text:span text:style-name="_31_1"> </text:span><text:span text:style-name="_35_">s</text:span><text:span text:style-name="_38_">i</text:span><text:span text:style-name="_31_5">g</text:span><text:span text:style-name="_32_">n</text:span><text:span text:style-name="_38_">a</text:span><text:span text:style-name="_31_2">l</text:span><text:span text:style-name="_31_"> </text:span><text:span text:style-name="_37_">i</text:span><text:span text:style-name="_31_5">n</text:span><text:span text:style-name="_35_">c</text:span><text:span text:style-name="_39_">r</text:span><text:span text:style-name="_31_4">e</text:span><text:span text:style-name="_34_">a</text:span><text:span text:style-name="_31_0">s</text:span><text:span text:style-name="_31_3">e</text:span><text:span text:style-name="_35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4_">b</text:span><text:span text:style-name="_39_">a</text:span><text:span text:style-name="_31_5">b</text:span><text:span text:style-name="_33_">i</text:span><text:span text:style-name="_39_">l</text:span><text:span text:style-name="_31_5">i</text:span><text:span text:style-name="_32_">t</text:span><text:span text:style-name="_39_">y</text:span><text:span text:style-name="_31_1"> </text:span><text:span text:style-name="_33_">o</text:span><text:span text:style-name="_31_0">f</text:span><text:span text:style-name="_31_1"> </text:span><text:span text:style-name="_32_">r</text:span><text:span text:style-name="_31_0">e</text:span><text:span text:style-name="_31_2">p</text:span><text:span text:style-name="_35_">e</text:span><text:span text:style-name="_39_">t</text:span><text:span text:style-name="_31_4">i</text:span><text:span text:style-name="_35_">t</text:span><text:span text:style-name="_31_0">i</text:span><text:span text:style-name="_31_2">o</text:span><text:span text:style-name="_33_">n</text:span><text:span text:style-name="_36_"> </text:span><text:span text:style-name="_31_4">o</text:span><text:span text:style-name="_32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e</text:span><text:span text:style-name="_39_">v</text:span><text:span text:style-name="_31_4">e</text:span><text:span text:style-name="_35_">n</text:span><text:span text:style-name="_37_">t</text:span><text:span text:style-name="_31_5">s</text:span><text:span text:style-name="_31_"> </text:span><text:span text:style-name="_38_">w</text:span><text:span text:style-name="_31_2">h</text:span><text:span text:style-name="_34_">i</text:span><text:span text:style-name="_39_">c</text:span><text:span text:style-name="_31_2">h</text:span><text:span text:style-name="_31_"> </text:span><text:span text:style-name="_39_">l</text:span><text:span text:style-name="_31_5">e</text:span><text:span text:style-name="_33_">d</text:span><text:span text:style-name="_36_"> </text:span><text:span text:style-name="_31_4">u</text:span><text:span text:style-name="_33_">p</text:span><text:span text:style-name="_36_"> </text:span><text:span text:style-name="_31_5">t</text:span><text:span text:style-name="_34_">o</text:span><text:span text:style-name="_36_"> </text:span><text:span text:style-name="_31_2">i</text:span><text:span text:style-name="_32_">t</text:span><text:span text:style-name="_37_">.</text:span><text:span text:style-name="_31_1"> </text:span><text:span text:style-name="_34_">T</text:span><text:span text:style-name="_31_0">h</text:span><text:span text:style-name="_31_4">e</text:span><text:span text:style-name="_33_">s</text:span><text:span text:style-name="_37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1_0">n</text:span><text:span text:style-name="_31_2">i</text:span><text:span text:style-name="_34_">t</text:span><text:span text:style-name="_37_">i</text:span><text:span text:style-name="_31_2">o</text:span><text:span text:style-name="_32_">n</text:span><text:span text:style-name="_39_">s</text:span><text:span text:style-name="_31_1"> </text:span><text:span text:style-name="_35_">d</text:span><text:span text:style-name="_37_">o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8_">p</text:span><text:span text:style-name="_31_4">r</text:span><text:span text:style-name="_34_">e</text:span><text:span text:style-name="_31_0">s</text:span><text:span text:style-name="_31_4">u</text:span><text:span text:style-name="_32_">p</text:span><text:span text:style-name="_37_">p</text:span><text:span text:style-name="_31_5">o</text:span><text:span text:style-name="_34_">s</text:span><text:span text:style-name="_37_">e</text:span><text:span text:style-name="_31_1"> </text:span><text:span text:style-name="_33_">a</text:span><text:span text:style-name="_37_">n</text:span><text:span text:style-name="_31_4">y</text:span><text:span text:style-name="_31_"> </text:span><text:span text:style-name="_37_">f</text:span><text:span text:style-name="_31_3">e</text:span><text:span text:style-name="_32_">e</text:span><text:span text:style-name="_31_0">l</text:span><text:span text:style-name="_31_3">i</text:span><text:span text:style-name="_35_">n</text:span><text:span text:style-name="_39_">g</text:span><text:span text:style-name="_31_2">s</text:span><text:span text:style-name="_31_"> </text:span><text:span text:style-name="_38_">o</text:span><text:span text:style-name="_31_4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p</text:span><text:span text:style-name="_32_">a</text:span><text:span text:style-name="_31_0">r</text:span><text:span text:style-name="_31_2">t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m</text:span><text:span text:style-name="_33_">a</text:span><text:span text:style-name="_31_0">c</text:span><text:span text:style-name="_31_3">h</text:span><text:span text:style-name="_35_">i</text:span><text:span text:style-name="_38_">n</text:span><text:span text:style-name="_31_2">e</text:span><text:span text:style-name="_33_">,</text:span><text:span text:style-name="_36_"> </text:span><text:span text:style-name="_31_2">I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d</text:span><text:span text:style-name="_39_">o</text:span><text:span text:style-name="_31_4">n</text:span><text:span text:style-name="_34_">e</text:span><text:span text:style-name="_36_"> </text:span><text:span text:style-name="_31_5">s</text:span><text:span text:style-name="_34_">o</text:span><text:span text:style-name="_38_">m</text:span><text:span text:style-name="_31_4">e</text:span><text:span text:style-name="_31_"> </text:span><text:span text:style-name="_31_0">e</text:span><text:span text:style-name="_31_4">x</text:span><text:span text:style-name="_32_">p</text:span><text:span text:style-name="_31_0">e</text:span><text:span text:style-name="_31_4">r</text:span><text:span text:style-name="_34_">i</text:span><text:span text:style-name="_38_">m</text:span><text:span text:style-name="_31_3">e</text:span><text:span text:style-name="_35_">n</text:span><text:span text:style-name="_31_0">t</text:span><text:span text:style-name="_31_5">s</text:span><text:span text:style-name="_31_"> </text:span><text:span text:style-name="_39_">w</text:span><text:span text:style-name="_31_4">i</text:span><text:span text:style-name="_33_">t</text:span><text:span text:style-name="_38_">h</text:span><text:span text:style-name="_31_1"> </text:span><text:span text:style-name="_35_">o</text:span><text:span text:style-name="_31_0">n</text:span><text:span text:style-name="_31_4">e</text:span><text:span text:style-name="_31_"> </text:span><text:span text:style-name="_37_">s</text:span><text:span text:style-name="_31_3">u</text:span><text:span text:style-name="_33_">c</text:span><text:span text:style-name="_38_">h</text:span><text:span text:style-name="_31_1"> </text:span><text:span text:style-name="_35_">c</text:span><text:span text:style-name="_38_">h</text:span><text:span text:style-name="_31_4">i</text:span><text:span text:style-name="_34_">l</text:span><text:span text:style-name="_37_">d</text:span><text:span text:style-name="_31_1"> </text:span><text:span text:style-name="_32_">m</text:span><text:span text:style-name="_31_0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9_">,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s</text:span><text:span text:style-name="_31_3">u</text:span><text:span text:style-name="_35_">c</text:span><text:span text:style-name="_37_">c</text:span><text:span text:style-name="_31_3">e</text:span><text:span text:style-name="_32_">e</text:span><text:span text:style-name="_39_">d</text:span><text:span text:style-name="_31_5">e</text:span><text:span text:style-name="_33_">d</text:span><text:span text:style-name="_36_"> </text:span><text:span text:style-name="_31_2">i</text:span><text:span text:style-name="_33_">n</text:span><text:span text:style-name="_36_"> </text:span><text:span text:style-name="_31_2">t</text:span><text:span text:style-name="_34_">e</text:span><text:span text:style-name="_37_">a</text:span><text:span text:style-name="_31_5">c</text:span><text:span text:style-name="_32_">h</text:span><text:span text:style-name="_37_">i</text:span><text:span text:style-name="_31_3">n</text:span><text:span text:style-name="_32_">g</text:span><text:span text:style-name="_36_"> </text:span><text:span text:style-name="_31_4">i</text:span><text:span text:style-name="_32_">t</text:span><text:span text:style-name="_36_"> </text:span><text:span text:style-name="_31_3">a</text:span><text:span text:style-name="_31_"> </text:span><text:span text:style-name="_39_">f</text:span><text:span text:style-name="_31_3">e</text:span><text:span text:style-name="_34_">w</text:span><text:span text:style-name="_36_"> </text:span><text:span text:style-name="_31_4">t</text:span><text:span text:style-name="_33_">h</text:span><text:span text:style-name="_39_">i</text:span><text:span text:style-name="_31_4">n</text:span><text:span text:style-name="_34_">g</text:span><text:span text:style-name="_39_">s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5">t</text:span><text:span text:style-name="_32_">h</text:span><text:span text:style-name="_37_">e</text:span><text:span text:style-name="_31_1"> </text:span><text:span text:style-name="_34_">t</text:span><text:span text:style-name="_31_0">e</text:span><text:span text:style-name="_31_4">a</text:span><text:span text:style-name="_33_">c</text:span><text:span text:style-name="_38_">h</text:span><text:span text:style-name="_31_3">i</text:span><text:span text:style-name="_33_">n</text:span><text:span text:style-name="_31_0">g</text:span><text:span text:style-name="_31_1"> </text:span><text:span text:style-name="_35_">m</text:span><text:span text:style-name="_37_">e</text:span><text:span text:style-name="_31_3">t</text:span><text:span text:style-name="_32_">h</text:span><text:span text:style-name="_31_0">o</text:span><text:span text:style-name="_31_2">d</text:span><text:span text:style-name="_31_"> </text:span><text:span text:style-name="_37_">w</text:span><text:span text:style-name="_31_4">a</text:span><text:span text:style-name="_35_">s</text:span><text:span text:style-name="_36_"> </text:span><text:span text:style-name="_31_2">t</text:span><text:span text:style-name="_34_">o</text:span><text:span text:style-name="_37_">o</text:span><text:span text:style-name="_31_1"> </text:span><text:span text:style-name="_32_">u</text:span><text:span text:style-name="_37_">n</text:span><text:span text:style-name="_31_5">o</text:span><text:span text:style-name="_35_">r</text:span><text:span text:style-name="_31_0">t</text:span><text:span text:style-name="_31_4">h</text:span><text:span text:style-name="_34_">o</text:span><text:span text:style-name="_37_">d</text:span><text:span text:style-name="_31_3">o</text:span><text:span text:style-name="_32_">x</text:span><text:span text:style-name="_36_"> </text:span><text:span text:style-name="_31_4">f</text:span><text:span text:style-name="_33_">o</text:span><text:span text:style-name="_38_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4">x</text:span><text:span text:style-name="_34_">p</text:span><text:span text:style-name="_37_">e</text:span><text:span text:style-name="_31_5">r</text:span><text:span text:style-name="_34_">i</text:span><text:span text:style-name="_37_">m</text:span><text:span text:style-name="_31_3">e</text:span><text:span text:style-name="_32_">n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5_">b</text:span><text:span text:style-name="_37_">e</text:span><text:span text:style-name="_31_1"> </text:span><text:span text:style-name="_33_">c</text:span><text:span text:style-name="_38_">o</text:span><text:span text:style-name="_31_5">n</text:span><text:span text:style-name="_32_">s</text:span><text:span text:style-name="_38_">i</text:span><text:span text:style-name="_31_4">d</text:span><text:span text:style-name="_32_">e</text:span><text:span text:style-name="_39_">r</text:span><text:span text:style-name="_31_4">e</text:span><text:span text:style-name="_34_">d</text:span><text:span text:style-name="_36_"> </text:span><text:span text:style-name="_31_3">r</text:span><text:span text:style-name="_32_">e</text:span><text:span text:style-name="_38_">a</text:span><text:span text:style-name="_31_2">l</text:span><text:span text:style-name="_33_">l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c</text:span><text:span text:style-name="_31_0">e</text:span><text:span text:style-name="_31_3">s</text:span><text:span text:style-name="_33_">s</text:span><text:span text:style-name="_38_">f</text:span><text:span text:style-name="_31_4">u</text:span><text:span text:style-name="_33_">l</text:span><text:span text:style-name="_37_">.</text:span></text:p>
      <text:p text:style-name="P1"><text:span text:style-name="_32_">T</text:span><text:span text:style-name="_39_">h</text:span><text:span text:style-name="_31_5">e</text:span><text:span text:style-name="_31_"> </text:span><text:span text:style-name="_37_">u</text:span><text:span text:style-name="_31_3">s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5">p</text:span><text:span text:style-name="_32_">u</text:span><text:span text:style-name="_37_">n</text:span><text:span text:style-name="_31_3">i</text:span><text:span text:style-name="_33_">s</text:span><text:span text:style-name="_39_">h</text:span><text:span text:style-name="_31_2">m</text:span><text:span text:style-name="_32_">e</text:span><text:span text:style-name="_37_">n</text:span><text:span text:style-name="_31_3">t</text:span><text:span text:style-name="_35_">s</text:span><text:span text:style-name="_36_"> </text:span><text:span text:style-name="_31_3">a</text:span><text:span text:style-name="_35_">n</text:span><text:span text:style-name="_39_">d</text:span><text:span text:style-name="_31_1"> </text:span><text:span text:style-name="_34_">r</text:span><text:span text:style-name="_31_0">e</text:span><text:span text:style-name="_31_3">w</text:span><text:span text:style-name="_34_">a</text:span><text:span text:style-name="_37_">r</text:span><text:span text:style-name="_31_3">d</text:span><text:span text:style-name="_33_">s</text:span><text:span text:style-name="_36_"> </text:span><text:span text:style-name="_31_5">c</text:span><text:span text:style-name="_35_">a</text:span><text:span text:style-name="_37_">n</text:span><text:span text:style-name="_31_1"> </text:span><text:span text:style-name="_32_">a</text:span><text:span text:style-name="_37_">t</text:span><text:span text:style-name="_31_1"> </text:span><text:span text:style-name="_32_">b</text:span><text:span text:style-name="_39_">e</text:span><text:span text:style-name="_31_3">s</text:span><text:span text:style-name="_35_">t</text:span><text:span text:style-name="_36_"> </text:span><text:span text:style-name="_31_5">b</text:span><text:span text:style-name="_32_">e</text:span><text:span text:style-name="_36_"> </text:span><text:span text:style-name="_31_4">a</text:span><text:span text:style-name="_31_"> </text:span><text:span text:style-name="_37_">p</text:span><text:span text:style-name="_31_4">a</text:span><text:span text:style-name="_33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t</text:span><text:span text:style-name="_31_2">e</text:span><text:span text:style-name="_35_">a</text:span><text:span text:style-name="_38_">c</text:span><text:span text:style-name="_31_3">h</text:span><text:span text:style-name="_32_">i</text:span><text:span text:style-name="_37_">n</text:span><text:span text:style-name="_31_3">g</text:span><text:span text:style-name="_31_"> </text:span><text:span text:style-name="_37_">p</text:span><text:span text:style-name="_31_4">r</text:span><text:span text:style-name="_33_">o</text:span><text:span text:style-name="_31_0">c</text:span><text:span text:style-name="_31_2">e</text:span><text:span text:style-name="_35_">s</text:span><text:span text:style-name="_38_">s</text:span><text:span text:style-name="_31_5">.</text:span><text:span text:style-name="_31_"> </text:span><text:span text:style-name="_39_">R</text:span><text:span text:style-name="_31_5">o</text:span><text:span text:style-name="_35_">u</text:span><text:span text:style-name="_31_0">g</text:span><text:span text:style-name="_31_4">h</text:span><text:span text:style-name="_34_">l</text:span><text:span text:style-name="_39_">y</text:span><text:span text:style-name="_31_1"> </text:span><text:span text:style-name="_32_">s</text:span><text:span text:style-name="_31_0">p</text:span><text:span text:style-name="_31_3">e</text:span><text:span text:style-name="_34_">a</text:span><text:span text:style-name="_39_">k</text:span><text:span text:style-name="_31_5">i</text:span><text:span text:style-name="_33_">n</text:span><text:span text:style-name="_31_0">g</text:span><text:span text:style-name="_31_3">,</text:span><text:span text:style-name="_31_"> </text:span><text:span text:style-name="_31_0">i</text:span><text:span text:style-name="_31_3">f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3_">h</text:span><text:span text:style-name="_39_">e</text:span><text:span text:style-name="_31_5">r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4">n</text:span><text:span text:style-name="_32_">o</text:span><text:span text:style-name="_36_"> </text:span><text:span text:style-name="_31_4">o</text:span><text:span text:style-name="_34_">t</text:span><text:span text:style-name="_38_">h</text:span><text:span text:style-name="_31_3">e</text:span><text:span text:style-name="_32_">r</text:span><text:span text:style-name="_36_"> </text:span><text:span text:style-name="_31_4">m</text:span><text:span text:style-name="_35_">e</text:span><text:span text:style-name="_31_0">a</text:span><text:span text:style-name="_31_5">n</text:span><text:span text:style-name="_32_">s</text:span><text:span text:style-name="_36_"> </text:span><text:span text:style-name="_31_2">o</text:span><text:span text:style-name="_32_">f</text:span><text:span text:style-name="_36_"> </text:span><text:span text:style-name="_31_5">c</text:span><text:span text:style-name="_34_">o</text:span><text:span text:style-name="_31_0">m</text:span><text:span text:style-name="_31_2">m</text:span><text:span text:style-name="_32_">u</text:span><text:span text:style-name="_39_">n</text:span><text:span text:style-name="_31_2">i</text:span><text:span text:style-name="_35_">c</text:span><text:span text:style-name="_37_">a</text:span><text:span text:style-name="_31_2">t</text:span><text:span text:style-name="_35_">i</text:span><text:span text:style-name="_38_">n</text:span><text:span text:style-name="_31_4">g</text:span><text:span text:style-name="_31_"> </text:span><text:span text:style-name="_37_">t</text:span><text:span text:style-name="_31_4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p</text:span><text:span text:style-name="_33_">u</text:span><text:span text:style-name="_38_">p</text:span><text:span text:style-name="_31_5">i</text:span><text:span text:style-name="_32_">l</text:span><text:span text:style-name="_39_">,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a</text:span><text:span text:style-name="_31_5">m</text:span><text:span text:style-name="_35_">o</text:span><text:span text:style-name="_38_">u</text:span><text:span text:style-name="_31_4">n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4">i</text:span><text:span text:style-name="_33_">n</text:span><text:span text:style-name="_31_0">f</text:span><text:span text:style-name="_31_2">o</text:span><text:span text:style-name="_34_">r</text:span><text:span text:style-name="_39_">m</text:span><text:span text:style-name="_31_4">a</text:span><text:span text:style-name="_34_">t</text:span><text:span text:style-name="_39_">i</text:span><text:span text:style-name="_31_5">o</text:span><text:span text:style-name="_35_">n</text:span><text:span text:style-name="_36_"> </text:span><text:span text:style-name="_31_2">w</text:span><text:span text:style-name="_32_">h</text:span><text:span text:style-name="_39_">i</text:span><text:span text:style-name="_31_4">c</text:span><text:span text:style-name="_34_">h</text:span><text:span text:style-name="_36_"> </text:span><text:span text:style-name="_31_4">c</text:span><text:span text:style-name="_32_">a</text:span><text:span text:style-name="_39_">n</text:span><text:span text:style-name="_31_1"> </text:span><text:span text:style-name="_33_">r</text:span><text:span text:style-name="_37_">e</text:span><text:span text:style-name="_31_3">a</text:span><text:span text:style-name="_35_">c</text:span><text:span text:style-name="_37_">h</text:span><text:span text:style-name="_31_1"> </text:span><text:span text:style-name="_35_">h</text:span><text:span text:style-name="_38_">i</text:span><text:span text:style-name="_31_4">m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8_">e</text:span><text:span text:style-name="_31_4">x</text:span><text:span text:style-name="_34_">c</text:span><text:span text:style-name="_31_0">e</text:span><text:span text:style-name="_31_2">e</text:span><text:span text:style-name="_32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t</text:span><text:span text:style-name="_38_">o</text:span><text:span text:style-name="_31_4">t</text:span><text:span text:style-name="_35_">a</text:span><text:span text:style-name="_37_">l</text:span><text:span text:style-name="_31_1"> </text:span><text:span text:style-name="_32_">n</text:span><text:span text:style-name="_31_0">u</text:span><text:span text:style-name="_31_5">m</text:span><text:span text:style-name="_33_">b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9_">r</text:span><text:span text:style-name="_31_3">e</text:span><text:span text:style-name="_34_">w</text:span><text:span text:style-name="_31_0">a</text:span><text:span text:style-name="_31_2">r</text:span><text:span text:style-name="_32_">d</text:span><text:span text:style-name="_39_">s</text:span><text:span text:style-name="_31_1"> </text:span><text:span text:style-name="_34_">a</text:span><text:span text:style-name="_39_">n</text:span><text:span text:style-name="_31_5">d</text:span><text:span text:style-name="_31_"> </text:span><text:span text:style-name="_38_">p</text:span><text:span text:style-name="_31_5">u</text:span><text:span text:style-name="_33_">n</text:span><text:span text:style-name="_31_0">i</text:span><text:span text:style-name="_31_2">s</text:span><text:span text:style-name="_33_">h</text:span><text:span text:style-name="_39_">m</text:span><text:span text:style-name="_31_4">e</text:span><text:span text:style-name="_33_">n</text:span><text:span text:style-name="_38_">t</text:span><text:span text:style-name="_31_4">s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i</text:span><text:span text:style-name="_33_">e</text:span><text:span text:style-name="_39_">d</text:span><text:span text:style-name="_31_3">.</text:span><text:span text:style-name="_31_"> </text:span><text:span text:style-name="_39_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t</text:span><text:span text:style-name="_34_">i</text:span><text:span text:style-name="_31_0">m</text:span><text:span text:style-name="_31_4">e</text:span><text:span text:style-name="_31_"> </text:span><text:span text:style-name="_39_">a</text:span><text:span text:style-name="_31_1"> </text:span><text:span text:style-name="_33_">c</text:span><text:span text:style-name="_31_0">h</text:span><text:span text:style-name="_31_4">i</text:span><text:span text:style-name="_33_">l</text:span><text:span text:style-name="_38_">d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l</text:span><text:span text:style-name="_31_3">e</text:span><text:span text:style-name="_34_">a</text:span><text:span text:style-name="_31_0">r</text:span><text:span text:style-name="_31_2">n</text:span><text:span text:style-name="_35_">t</text:span><text:span text:style-name="_36_"> </text:span><text:span text:style-name="_31_2">t</text:span><text:span text:style-name="_34_">o</text:span><text:span text:style-name="_36_"> </text:span><text:span text:style-name="_31_5">r</text:span><text:span text:style-name="_35_">e</text:span><text:span text:style-name="_38_">p</text:span><text:span text:style-name="_31_4">e</text:span><text:span text:style-name="_33_">a</text:span><text:span text:style-name="_37_">t</text:span><text:span text:style-name="_31_1"> </text:span><text:span text:style-name="_32_">"</text:span><text:span text:style-name="_31_0">C</text:span><text:span text:style-name="_31_5">a</text:span><text:span text:style-name="_33_">s</text:span><text:span text:style-name="_37_">a</text:span><text:span text:style-name="_31_4">b</text:span><text:span text:style-name="_32_">i</text:span><text:span text:style-name="_37_">a</text:span><text:span text:style-name="_31_4">n</text:span><text:span text:style-name="_35_">c</text:span><text:span text:style-name="_31_0">a</text:span><text:span text:style-name="_31_3">"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2">o</text:span><text:span text:style-name="_33_">u</text:span><text:span text:style-name="_38_">l</text:span><text:span text:style-name="_31_3">d</text:span><text:span text:style-name="_31_"> </text:span><text:span text:style-name="_38_">p</text:span><text:span text:style-name="_31_4">r</text:span><text:span text:style-name="_35_">o</text:span><text:span text:style-name="_38_">b</text:span><text:span text:style-name="_31_4">a</text:span><text:span text:style-name="_32_">b</text:span><text:span text:style-name="_39_">l</text:span><text:span text:style-name="_31_5">y</text:span><text:span text:style-name="_31_"> </text:span><text:span text:style-name="_31_0">f</text:span><text:span text:style-name="_31_2">e</text:span><text:span text:style-name="_33_">e</text:span><text:span text:style-name="_39_">l</text:span><text:span text:style-name="_31_1"> </text:span><text:span text:style-name="_33_">v</text:span><text:span text:style-name="_39_">e</text:span><text:span text:style-name="_31_4">r</text:span><text:span text:style-name="_35_">y</text:span><text:span text:style-name="_36_"> </text:span><text:span text:style-name="_31_2">s</text:span><text:span text:style-name="_35_">o</text:span><text:span text:style-name="_38_">r</text:span><text:span text:style-name="_31_2">e</text:span><text:span text:style-name="_31_"> </text:span><text:span text:style-name="_37_">i</text:span><text:span text:style-name="_31_3">n</text:span><text:span text:style-name="_34_">d</text:span><text:span text:style-name="_31_0">e</text:span><text:span text:style-name="_31_5">e</text:span><text:span text:style-name="_32_">d</text:span><text:span text:style-name="_37_">,</text:span><text:span text:style-name="_31_1"> </text:span><text:span text:style-name="_34_">i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2">e</text:span><text:span text:style-name="_33_">x</text:span><text:span text:style-name="_38_">t</text:span><text:span text:style-name="_31_1"> </text:span><text:span text:style-name="_35_">c</text:span><text:span text:style-name="_37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8_">n</text:span><text:span text:style-name="_31_3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o</text:span><text:span text:style-name="_31_0">v</text:span><text:span text:style-name="_31_3">e</text:span><text:span text:style-name="_33_">r</text:span><text:span text:style-name="_31_0">e</text:span><text:span text:style-name="_31_4">d</text:span><text:span text:style-name="_31_"> </text:span><text:span text:style-name="_38_">b</text:span><text:span text:style-name="_31_3">y</text:span><text:span text:style-name="_31_"> </text:span><text:span text:style-name="_38_">a</text:span><text:span text:style-name="_31_1"> </text:span><text:span text:style-name="_34_">"</text:span><text:span text:style-name="_39_">T</text:span><text:span text:style-name="_31_4">w</text:span><text:span text:style-name="_32_">e</text:span><text:span text:style-name="_39_">n</text:span><text:span text:style-name="_31_3">t</text:span><text:span text:style-name="_35_">y</text:span><text:span text:style-name="_36_"> </text:span><text:span text:style-name="_31_3">Q</text:span><text:span text:style-name="_33_">u</text:span><text:span text:style-name="_38_">e</text:span><text:span text:style-name="_31_4">s</text:span><text:span text:style-name="_34_">t</text:span><text:span text:style-name="_37_">i</text:span><text:span text:style-name="_31_2">o</text:span><text:span text:style-name="_32_">n</text:span><text:span text:style-name="_37_">s</text:span><text:span text:style-name="_31_4">"</text:span><text:span text:style-name="_31_"> </text:span><text:span text:style-name="_38_">t</text:span><text:span text:style-name="_31_4">e</text:span><text:span text:style-name="_32_">c</text:span><text:span text:style-name="_37_">h</text:span><text:span text:style-name="_31_4">n</text:span><text:span text:style-name="_34_">i</text:span><text:span text:style-name="_37_">q</text:span><text:span text:style-name="_31_3">u</text:span><text:span text:style-name="_35_">e</text:span><text:span text:style-name="_31_0">,</text:span><text:span text:style-name="_31_1"> </text:span><text:span text:style-name="_35_">e</text:span><text:span text:style-name="_37_">v</text:span><text:span text:style-name="_31_2">e</text:span><text:span text:style-name="_32_">r</text:span><text:span text:style-name="_31_0">y</text:span><text:span text:style-name="_31_1"> </text:span><text:span text:style-name="_35_">"</text:span><text:span text:style-name="_38_">N</text:span><text:span text:style-name="_31_3">O</text:span><text:span text:style-name="_34_">"</text:span><text:span text:style-name="_36_"> </text:span><text:span text:style-name="_31_2">t</text:span><text:span text:style-name="_32_">a</text:span><text:span text:style-name="_38_">k</text:span><text:span text:style-name="_31_3">i</text:span><text:span text:style-name="_33_">n</text:span><text:span text:style-name="_37_">g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f</text:span><text:span text:style-name="_31_3">o</text:span><text:span text:style-name="_35_">r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3_">a</text:span><text:span text:style-name="_36_"> </text:span><text:span text:style-name="_31_5">b</text:span><text:span text:style-name="_34_">l</text:span><text:span text:style-name="_39_">o</text:span><text:span text:style-name="_31_4">w</text:span><text:span text:style-name="_33_">.</text:span><text:span text:style-name="_36_"> </text:span><text:span text:style-name="_31_5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2_">e</text:span><text:span text:style-name="_39_">c</text:span><text:span text:style-name="_31_4">e</text:span><text:span text:style-name="_34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7_">h</text:span><text:span text:style-name="_31_2">e</text:span><text:span text:style-name="_35_">r</text:span><text:span text:style-name="_39_">e</text:span><text:span text:style-name="_31_2">f</text:span><text:span text:style-name="_32_">o</text:span><text:span text:style-name="_31_0">r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h</text:span><text:span text:style-name="_31_2">a</text:span><text:span text:style-name="_33_">v</text:span><text:span text:style-name="_37_">e</text:span><text:span text:style-name="_31_1"> </text:span><text:span text:style-name="_33_">s</text:span><text:span text:style-name="_38_">o</text:span><text:span text:style-name="_31_4">m</text:span><text:span text:style-name="_33_">e</text:span><text:span text:style-name="_36_"> </text:span><text:span text:style-name="_31_3">o</text:span><text:span text:style-name="_35_">t</text:span><text:span text:style-name="_38_">h</text:span><text:span text:style-name="_31_4">e</text:span><text:span text:style-name="_35_">r</text:span><text:span text:style-name="_36_"> </text:span><text:span text:style-name="_31_4">"</text:span><text:span text:style-name="_33_">u</text:span><text:span text:style-name="_37_">n</text:span><text:span text:style-name="_31_2">e</text:span><text:span text:style-name="_33_">m</text:span><text:span text:style-name="_37_">o</text:span><text:span text:style-name="_31_2">t</text:span><text:span text:style-name="_35_">i</text:span><text:span text:style-name="_38_">o</text:span><text:span text:style-name="_31_5">n</text:span><text:span text:style-name="_35_">a</text:span><text:span text:style-name="_38_">l</text:span><text:span text:style-name="_31_2">"</text:span><text:span text:style-name="_31_"> </text:span><text:span text:style-name="_31_0">c</text:span><text:span text:style-name="_31_2">h</text:span><text:span text:style-name="_35_">a</text:span><text:span text:style-name="_38_">n</text:span><text:span text:style-name="_31_5">n</text:span><text:span text:style-name="_34_">e</text:span><text:span text:style-name="_31_0">l</text:span><text:span text:style-name="_31_5">s</text:span><text:span text:style-name="_31_"> </text:span><text:span text:style-name="_37_">o</text:span><text:span text:style-name="_31_3">f</text:span><text:span text:style-name="_31_"> </text:span><text:span text:style-name="_38_">c</text:span><text:span text:style-name="_31_2">o</text:span><text:span text:style-name="_35_">m</text:span><text:span text:style-name="_38_">m</text:span><text:span text:style-name="_31_5">u</text:span><text:span text:style-name="_35_">n</text:span><text:span text:style-name="_31_0">i</text:span><text:span text:style-name="_31_5">c</text:span><text:span text:style-name="_33_">a</text:span><text:span text:style-name="_37_">t</text:span><text:span text:style-name="_31_5">i</text:span><text:span text:style-name="_34_">o</text:span><text:span text:style-name="_31_0">n</text:span><text:span text:style-name="_31_4">.</text:span><text:span text:style-name="_31_"> </text:span><text:span text:style-name="_37_">I</text:span><text:span text:style-name="_31_4">f</text:span><text:span text:style-name="_31_"> </text:span><text:span text:style-name="_39_">t</text:span><text:span text:style-name="_31_5">h</text:span><text:span text:style-name="_35_">e</text:span><text:span text:style-name="_31_0">s</text:span><text:span text:style-name="_31_2">e</text:span><text:span text:style-name="_31_"> </text:span><text:span text:style-name="_39_">a</text:span><text:span text:style-name="_31_3">r</text:span><text:span text:style-name="_32_">e</text:span><text:span text:style-name="_36_"> </text:span><text:span text:style-name="_31_5">a</text:span><text:span text:style-name="_33_">v</text:span><text:span text:style-name="_39_">a</text:span><text:span text:style-name="_31_2">i</text:span><text:span text:style-name="_34_">l</text:span><text:span text:style-name="_39_">a</text:span><text:span text:style-name="_31_4">b</text:span><text:span text:style-name="_34_">l</text:span><text:span text:style-name="_39_">e</text:span><text:span text:style-name="_31_1"> </text:span><text:span text:style-name="_32_">i</text:span><text:span text:style-name="_39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9_">o</text:span><text:span text:style-name="_31_3">s</text:span><text:span text:style-name="_34_">s</text:span><text:span text:style-name="_38_">i</text:span><text:span text:style-name="_31_5">b</text:span><text:span text:style-name="_32_">l</text:span><text:span text:style-name="_37_">e</text:span><text:span text:style-name="_31_1"> </text:span><text:span text:style-name="_33_">t</text:span><text:span text:style-name="_37_">o</text:span><text:span text:style-name="_31_1"> </text:span><text:span text:style-name="_32_">t</text:span><text:span text:style-name="_31_0">e</text:span><text:span text:style-name="_31_4">a</text:span><text:span text:style-name="_32_">c</text:span><text:span text:style-name="_31_0">h</text:span><text:span text:style-name="_31_1"> </text:span><text:span text:style-name="_32_">a</text:span><text:span text:style-name="_36_"> </text:span><text:span text:style-name="_31_5">m</text:span><text:span text:style-name="_35_">a</text:span><text:span text:style-name="_38_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7_">p</text:span><text:span text:style-name="_31_5">u</text:span><text:span text:style-name="_32_">n</text:span><text:span text:style-name="_31_0">i</text:span><text:span text:style-name="_31_2">s</text:span><text:span text:style-name="_35_">h</text:span><text:span text:style-name="_31_0">m</text:span><text:span text:style-name="_31_5">e</text:span><text:span text:style-name="_34_">n</text:span><text:span text:style-name="_31_0">t</text:span><text:span text:style-name="_31_3">s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r</text:span><text:span text:style-name="_34_">e</text:span><text:span text:style-name="_31_0">w</text:span><text:span text:style-name="_31_4">a</text:span><text:span text:style-name="_33_">r</text:span><text:span text:style-name="_38_">d</text:span><text:span text:style-name="_31_2">s</text:span><text:span text:style-name="_31_"> </text:span><text:span text:style-name="_38_">t</text:span><text:span text:style-name="_31_5">o</text:span><text:span text:style-name="_31_"> </text:span><text:span text:style-name="_31_0">o</text:span><text:span text:style-name="_31_3">b</text:span><text:span text:style-name="_32_">e</text:span><text:span text:style-name="_39_">y</text:span><text:span text:style-name="_31_1"> </text:span><text:span text:style-name="_35_">o</text:span><text:span text:style-name="_37_">r</text:span><text:span text:style-name="_31_3">d</text:span><text:span text:style-name="_32_">e</text:span><text:span text:style-name="_37_">r</text:span><text:span text:style-name="_31_2">s</text:span><text:span text:style-name="_31_"> </text:span><text:span text:style-name="_31_0">g</text:span><text:span text:style-name="_31_5">i</text:span><text:span text:style-name="_35_">v</text:span><text:span text:style-name="_38_">e</text:span><text:span text:style-name="_31_5">n</text:span><text:span text:style-name="_31_"> </text:span><text:span text:style-name="_31_0">i</text:span><text:span text:style-name="_31_2">n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l</text:span><text:span text:style-name="_39_">a</text:span><text:span text:style-name="_31_4">n</text:span><text:span text:style-name="_32_">g</text:span><text:span text:style-name="_38_">u</text:span><text:span text:style-name="_31_5">a</text:span><text:span text:style-name="_33_">g</text:span><text:span text:style-name="_39_">e</text:span><text:span text:style-name="_31_2">,</text:span><text:span text:style-name="_31_"> </text:span><text:span text:style-name="_39_">e</text:span><text:span text:style-name="_31_3">.</text:span><text:span text:style-name="_32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4_">s</text:span><text:span text:style-name="_38_">y</text:span><text:span text:style-name="_31_5">m</text:span><text:span text:style-name="_34_">b</text:span><text:span text:style-name="_38_">o</text:span><text:span text:style-name="_31_2">l</text:span><text:span text:style-name="_33_">i</text:span><text:span text:style-name="_31_0">c</text:span><text:span text:style-name="_31_1"> </text:span><text:span text:style-name="_34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3_">g</text:span><text:span text:style-name="_38_">e</text:span><text:span text:style-name="_31_2">.</text:span><text:span text:style-name="_31_"> </text:span><text:span text:style-name="_38_">T</text:span><text:span text:style-name="_31_2">h</text:span><text:span text:style-name="_32_">e</text:span><text:span text:style-name="_37_">s</text:span><text:span text:style-name="_31_5">e</text:span><text:span text:style-name="_31_"> </text:span><text:span text:style-name="_31_0">o</text:span><text:span text:style-name="_31_4">r</text:span><text:span text:style-name="_33_">d</text:span><text:span text:style-name="_31_0">e</text:span><text:span text:style-name="_31_5">r</text:span><text:span text:style-name="_33_">s</text:span><text:span text:style-name="_36_"> </text:span><text:span text:style-name="_31_3">a</text:span><text:span text:style-name="_32_">r</text:span><text:span text:style-name="_31_0">e</text:span><text:span text:style-name="_31_1"> </text:span><text:span text:style-name="_34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2_">t</text:span><text:span text:style-name="_31_0">r</text:span><text:span text:style-name="_31_2">a</text:span><text:span text:style-name="_32_">n</text:span><text:span text:style-name="_39_">s</text:span><text:span text:style-name="_31_3">m</text:span><text:span text:style-name="_32_">i</text:span><text:span text:style-name="_31_0">t</text:span><text:span text:style-name="_31_5">t</text:span><text:span text:style-name="_35_">e</text:span><text:span text:style-name="_37_">d</text:span><text:span text:style-name="_31_1"> </text:span><text:span text:style-name="_35_">t</text:span><text:span text:style-name="_39_">h</text:span><text:span text:style-name="_31_4">r</text:span><text:span text:style-name="_32_">o</text:span><text:span text:style-name="_39_">u</text:span><text:span text:style-name="_31_3">g</text:span><text:span text:style-name="_35_">h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"</text:span><text:span text:style-name="_31_0">u</text:span><text:span text:style-name="_31_5">n</text:span><text:span text:style-name="_35_">e</text:span><text:span text:style-name="_38_">m</text:span><text:span text:style-name="_31_4">o</text:span><text:span text:style-name="_33_">t</text:span><text:span text:style-name="_37_">i</text:span><text:span text:style-name="_31_2">o</text:span><text:span text:style-name="_33_">n</text:span><text:span text:style-name="_39_">a</text:span><text:span text:style-name="_31_4">l</text:span><text:span text:style-name="_33_">"</text:span><text:span text:style-name="_36_"> </text:span><text:span text:style-name="_31_2">c</text:span><text:span text:style-name="_35_">h</text:span><text:span text:style-name="_37_">a</text:span><text:span text:style-name="_31_2">n</text:span><text:span text:style-name="_32_">n</text:span><text:span text:style-name="_38_">e</text:span><text:span text:style-name="_31_4">l</text:span><text:span text:style-name="_35_">s</text:span><text:span text:style-name="_38_">.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u</text:span><text:span text:style-name="_31_3">s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t</text:span><text:span text:style-name="_33_">h</text:span><text:span text:style-name="_39_">i</text:span><text:span text:style-name="_31_4">s</text:span><text:span text:style-name="_31_"> </text:span><text:span text:style-name="_31_0">l</text:span><text:span text:style-name="_31_3">a</text:span><text:span text:style-name="_33_">n</text:span><text:span text:style-name="_38_">g</text:span><text:span text:style-name="_31_2">u</text:span><text:span text:style-name="_35_">a</text:span><text:span text:style-name="_37_">g</text:span><text:span text:style-name="_31_4">e</text:span><text:span text:style-name="_31_"> </text:span><text:span text:style-name="_39_">w</text:span><text:span text:style-name="_31_3">i</text:span><text:span text:style-name="_32_">l</text:span><text:span text:style-name="_39_">l</text:span><text:span text:style-name="_31_1"> </text:span><text:span text:style-name="_35_">d</text:span><text:span text:style-name="_39_">i</text:span><text:span text:style-name="_31_2">m</text:span><text:span text:style-name="_32_">i</text:span><text:span text:style-name="_37_">n</text:span><text:span text:style-name="_31_2">i</text:span><text:span text:style-name="_34_">s</text:span><text:span text:style-name="_31_0">h</text:span><text:span text:style-name="_31_1"> </text:span><text:span text:style-name="_33_">g</text:span><text:span text:style-name="_37_">r</text:span><text:span text:style-name="_31_5">e</text:span><text:span text:style-name="_32_">a</text:span><text:span text:style-name="_31_0">t</text:span><text:span text:style-name="_31_3">l</text:span><text:span text:style-name="_32_">y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n</text:span><text:span text:style-name="_37_">u</text:span><text:span text:style-name="_31_4">m</text:span><text:span text:style-name="_32_">b</text:span><text:span text:style-name="_37_">e</text:span><text:span text:style-name="_31_2">r</text:span><text:span text:style-name="_31_"> </text:span><text:span text:style-name="_37_">o</text:span><text:span text:style-name="_31_5">f</text:span><text:span text:style-name="_31_"> </text:span><text:span text:style-name="_37_">p</text:span><text:span text:style-name="_31_4">u</text:span><text:span text:style-name="_32_">n</text:span><text:span text:style-name="_31_0">i</text:span><text:span text:style-name="_31_4">s</text:span><text:span text:style-name="_35_">h</text:span><text:span text:style-name="_39_">m</text:span><text:span text:style-name="_31_2">e</text:span><text:span text:style-name="_32_">n</text:span><text:span text:style-name="_38_">t</text:span><text:span text:style-name="_31_4">s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4">r</text:span><text:span text:style-name="_33_">e</text:span><text:span text:style-name="_39_">w</text:span><text:span text:style-name="_31_3">a</text:span><text:span text:style-name="_33_">r</text:span><text:span text:style-name="_38_">d</text:span><text:span text:style-name="_31_2">s</text:span><text:span text:style-name="_31_"> </text:span><text:span text:style-name="_37_">r</text:span><text:span text:style-name="_31_5">e</text:span><text:span text:style-name="_32_">q</text:span><text:span text:style-name="_38_">u</text:span><text:span text:style-name="_31_2">i</text:span><text:span text:style-name="_34_">r</text:span><text:span text:style-name="_31_0">e</text:span><text:span text:style-name="_31_4">d</text:span><text:span text:style-name="_32_">.</text:span></text:p>
      <text:p text:style-name="P1"><text:span text:style-name="_31_4">O</text:span><text:span text:style-name="_33_">p</text:span><text:span text:style-name="_39_">i</text:span><text:span text:style-name="_31_2">n</text:span><text:span text:style-name="_33_">i</text:span><text:span text:style-name="_31_0">o</text:span><text:span text:style-name="_31_4">n</text:span><text:span text:style-name="_33_">s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v</text:span><text:span text:style-name="_38_">a</text:span><text:span text:style-name="_31_5">r</text:span><text:span text:style-name="_32_">y</text:span><text:span text:style-name="_36_"> </text:span><text:span text:style-name="_31_4">a</text:span><text:span text:style-name="_33_">s</text:span><text:span text:style-name="_36_"> </text:span><text:span text:style-name="_31_4">t</text:span><text:span text:style-name="_33_">o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8_">o</text:span><text:span text:style-name="_31_3">m</text:span><text:span text:style-name="_33_">p</text:span><text:span text:style-name="_39_">l</text:span><text:span text:style-name="_31_3">e</text:span><text:span text:style-name="_35_">x</text:span><text:span text:style-name="_31_0">i</text:span><text:span text:style-name="_31_3">t</text:span><text:span text:style-name="_35_">y</text:span><text:span text:style-name="_36_"> </text:span><text:span text:style-name="_31_4">w</text:span><text:span text:style-name="_34_">h</text:span><text:span text:style-name="_39_">i</text:span><text:span text:style-name="_31_3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5_">u</text:span><text:span text:style-name="_31_0">i</text:span><text:span text:style-name="_31_2">t</text:span><text:span text:style-name="_34_">a</text:span><text:span text:style-name="_37_">b</text:span><text:span text:style-name="_31_4">l</text:span><text:span text:style-name="_34_">e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h</text:span><text:span text:style-name="_31_4">i</text:span><text:span text:style-name="_34_">l</text:span><text:span text:style-name="_38_">d</text:span><text:span text:style-name="_31_1"> </text:span><text:span text:style-name="_35_">m</text:span><text:span text:style-name="_38_">a</text:span><text:span text:style-name="_31_2">c</text:span><text:span text:style-name="_32_">h</text:span><text:span text:style-name="_31_0">i</text:span><text:span text:style-name="_31_5">n</text:span><text:span text:style-name="_33_">e</text:span><text:span text:style-name="_37_">.</text:span><text:span text:style-name="_31_1"> </text:span><text:span text:style-name="_33_">O</text:span><text:span text:style-name="_37_">n</text:span><text:span text:style-name="_31_5">e</text:span><text:span text:style-name="_31_"> </text:span><text:span text:style-name="_39_">m</text:span><text:span text:style-name="_31_2">i</text:span><text:span text:style-name="_35_">g</text:span><text:span text:style-name="_39_">h</text:span><text:span text:style-name="_31_3">t</text:span><text:span text:style-name="_31_"> </text:span><text:span text:style-name="_39_">t</text:span><text:span text:style-name="_31_4">r</text:span><text:span text:style-name="_35_">y</text:span><text:span text:style-name="_36_"> </text:span><text:span text:style-name="_31_4">t</text:span><text:span text:style-name="_35_">o</text:span><text:span text:style-name="_36_"> </text:span><text:span text:style-name="_31_5">m</text:span><text:span text:style-name="_33_">a</text:span><text:span text:style-name="_37_">k</text:span><text:span text:style-name="_31_3">e</text:span><text:span text:style-name="_31_"> </text:span><text:span text:style-name="_37_">i</text:span><text:span text:style-name="_31_2">t</text:span><text:span text:style-name="_31_"> </text:span><text:span text:style-name="_31_0">a</text:span><text:span text:style-name="_31_2">s</text:span><text:span text:style-name="_31_"> </text:span><text:span text:style-name="_38_">s</text:span><text:span text:style-name="_31_2">i</text:span><text:span text:style-name="_35_">m</text:span><text:span text:style-name="_37_">p</text:span><text:span text:style-name="_31_2">l</text:span><text:span text:style-name="_34_">e</text:span><text:span text:style-name="_36_"> </text:span><text:span text:style-name="_31_4">a</text:span><text:span text:style-name="_34_">s</text:span><text:span text:style-name="_36_"> </text:span><text:span text:style-name="_31_2">p</text:span><text:span text:style-name="_33_">o</text:span><text:span text:style-name="_31_0">s</text:span><text:span text:style-name="_31_4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3">c</text:span><text:span text:style-name="_35_">o</text:span><text:span text:style-name="_38_">n</text:span><text:span text:style-name="_31_5">s</text:span><text:span text:style-name="_34_">i</text:span><text:span text:style-name="_39_">s</text:span><text:span text:style-name="_31_5">t</text:span><text:span text:style-name="_33_">e</text:span><text:span text:style-name="_37_">n</text:span><text:span text:style-name="_31_4">t</text:span><text:span text:style-name="_35_">l</text:span><text:span text:style-name="_37_">y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g</text:span><text:span text:style-name="_38_">e</text:span><text:span text:style-name="_31_2">n</text:span><text:span text:style-name="_32_">e</text:span><text:span text:style-name="_31_0">r</text:span><text:span text:style-name="_31_2">a</text:span><text:span text:style-name="_32_">l</text:span><text:span text:style-name="_36_"> </text:span><text:span text:style-name="_31_5">p</text:span><text:span text:style-name="_33_">r</text:span><text:span text:style-name="_39_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1_0">e</text:span><text:span text:style-name="_31_4">s</text:span><text:span text:style-name="_32_">.</text:span><text:span text:style-name="_36_"> </text:span><text:span text:style-name="_31_5">A</text:span><text:span text:style-name="_33_">l</text:span><text:span text:style-name="_39_">t</text:span><text:span text:style-name="_31_2">e</text:span><text:span text:style-name="_35_">r</text:span><text:span text:style-name="_31_0">n</text:span><text:span text:style-name="_31_3">a</text:span><text:span text:style-name="_35_">t</text:span><text:span text:style-name="_38_">i</text:span><text:span text:style-name="_31_3">v</text:span><text:span text:style-name="_35_">e</text:span><text:span text:style-name="_31_0">l</text:span><text:span text:style-name="_31_5">y</text:span><text:span text:style-name="_31_"> </text:span><text:span text:style-name="_39_">o</text:span><text:span text:style-name="_31_4">n</text:span><text:span text:style-name="_33_">e</text:span><text:span text:style-name="_36_"> </text:span><text:span text:style-name="_31_2">m</text:span><text:span text:style-name="_35_">i</text:span><text:span text:style-name="_38_">g</text:span><text:span text:style-name="_31_2">h</text:span><text:span text:style-name="_32_">t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8_">a</text:span><text:span text:style-name="_31_1"> </text:span><text:span text:style-name="_33_">c</text:span><text:span text:style-name="_37_">o</text:span><text:span text:style-name="_31_2">m</text:span><text:span text:style-name="_35_">p</text:span><text:span text:style-name="_39_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1_0">y</text:span><text:span text:style-name="_31_5">s</text:span><text:span text:style-name="_35_">t</text:span><text:span text:style-name="_39_">e</text:span><text:span text:style-name="_31_5">m</text:span><text:span text:style-name="_31_"> </text:span><text:span text:style-name="_38_">o</text:span><text:span text:style-name="_31_4">f</text:span><text:span text:style-name="_31_"> </text:span><text:span text:style-name="_37_">l</text:span><text:span text:style-name="_31_3">o</text:span><text:span text:style-name="_34_">g</text:span><text:span text:style-name="_37_">i</text:span><text:span text:style-name="_31_5">c</text:span><text:span text:style-name="_33_">a</text:span><text:span text:style-name="_38_">l</text:span><text:span text:style-name="_31_1"> </text:span><text:span text:style-name="_34_">i</text:span><text:span text:style-name="_38_">n</text:span><text:span text:style-name="_31_5">f</text:span><text:span text:style-name="_35_">e</text:span><text:span text:style-name="_39_">r</text:span><text:span text:style-name="_31_5">e</text:span><text:span text:style-name="_35_">n</text:span><text:span text:style-name="_31_0">c</text:span><text:span text:style-name="_31_5">e</text:span><text:span text:style-name="_31_"> </text:span><text:span text:style-name="_37_">"</text:span><text:span text:style-name="_31_2">b</text:span><text:span text:style-name="_32_">u</text:span><text:span text:style-name="_37_">i</text:span><text:span text:style-name="_31_2">l</text:span><text:span text:style-name="_35_">t</text:span><text:span text:style-name="_36_"> </text:span><text:span text:style-name="_31_3">i</text:span><text:span text:style-name="_32_">n</text:span><text:span text:style-name="_38_">.</text:span><text:span text:style-name="_31_3">"</text:span><text:span text:style-name="_34_">'</text:span><text:span text:style-name="_36_"> </text:span><text:span text:style-name="_31_3">I</text:span><text:span text:style-name="_33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l</text:span><text:span text:style-name="_38_">a</text:span><text:span text:style-name="_31_2">t</text:span><text:span text:style-name="_32_">t</text:span><text:span text:style-name="_37_">e</text:span><text:span text:style-name="_31_3">r</text:span><text:span text:style-name="_31_"> </text:span><text:span text:style-name="_31_0">c</text:span><text:span text:style-name="_31_4">a</text:span><text:span text:style-name="_33_">s</text:span><text:span text:style-name="_31_0">e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s</text:span><text:span text:style-name="_31_4">t</text:span><text:span text:style-name="_32_">o</text:span><text:span text:style-name="_31_0">r</text:span><text:span text:style-name="_31_2">e</text:span><text:span text:style-name="_31_"> </text:span><text:span text:style-name="_31_0">w</text:span><text:span text:style-name="_31_3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4">e</text:span><text:span text:style-name="_31_"> </text:span><text:span text:style-name="_39_">l</text:span><text:span text:style-name="_31_3">a</text:span><text:span text:style-name="_32_">r</text:span><text:span text:style-name="_38_">g</text:span><text:span text:style-name="_31_3">e</text:span><text:span text:style-name="_34_">l</text:span><text:span text:style-name="_31_0">y</text:span><text:span text:style-name="_31_1"> </text:span><text:span text:style-name="_32_">o</text:span><text:span text:style-name="_37_">c</text:span><text:span text:style-name="_31_3">c</text:span><text:span text:style-name="_32_">u</text:span><text:span text:style-name="_37_">p</text:span><text:span text:style-name="_31_2">i</text:span><text:span text:style-name="_35_">e</text:span><text:span text:style-name="_37_">d</text:span><text:span text:style-name="_31_1"> </text:span><text:span text:style-name="_34_">w</text:span><text:span text:style-name="_31_0">i</text:span><text:span text:style-name="_31_5">t</text:span><text:span text:style-name="_33_">h</text:span><text:span text:style-name="_36_"> </text:span><text:span text:style-name="_31_3">d</text:span><text:span text:style-name="_32_">e</text:span><text:span text:style-name="_39_">f</text:span><text:span text:style-name="_31_2">i</text:span><text:span text:style-name="_35_">n</text:span><text:span text:style-name="_37_">i</text:span><text:span text:style-name="_31_4">t</text:span><text:span text:style-name="_33_">i</text:span><text:span text:style-name="_37_">o</text:span><text:span text:style-name="_31_2">n</text:span><text:span text:style-name="_32_">s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5_">p</text:span><text:span text:style-name="_39_">r</text:span><text:span text:style-name="_31_5">o</text:span><text:span text:style-name="_33_">p</text:span><text:span text:style-name="_37_">o</text:span><text:span text:style-name="_31_3">s</text:span><text:span text:style-name="_32_">i</text:span><text:span text:style-name="_37_">t</text:span><text:span text:style-name="_31_4">i</text:span><text:span text:style-name="_34_">o</text:span><text:span text:style-name="_37_">n</text:span><text:span text:style-name="_31_5">s</text:span><text:span text:style-name="_34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p</text:span><text:span text:style-name="_37_">r</text:span><text:span text:style-name="_31_2">o</text:span><text:span text:style-name="_33_">p</text:span><text:span text:style-name="_39_">o</text:span><text:span text:style-name="_31_5">s</text:span><text:span text:style-name="_35_">i</text:span><text:span text:style-name="_38_">t</text:span><text:span text:style-name="_31_3">i</text:span><text:span text:style-name="_33_">o</text:span><text:span text:style-name="_31_0">n</text:span><text:span text:style-name="_31_2">s</text:span><text:span text:style-name="_31_"> </text:span><text:span text:style-name="_37_">w</text:span><text:span text:style-name="_31_2">o</text:span><text:span text:style-name="_35_">u</text:span><text:span text:style-name="_38_">l</text:span><text:span text:style-name="_31_4">d</text:span><text:span text:style-name="_31_"> </text:span><text:span text:style-name="_38_">h</text:span><text:span text:style-name="_31_5">a</text:span><text:span text:style-name="_34_">v</text:span><text:span text:style-name="_39_">e</text:span><text:span text:style-name="_31_1"> </text:span><text:span text:style-name="_35_">v</text:span><text:span text:style-name="_39_">a</text:span><text:span text:style-name="_31_4">r</text:span><text:span text:style-name="_33_">i</text:span><text:span text:style-name="_31_0">o</text:span><text:span text:style-name="_31_3">u</text:span><text:span text:style-name="_33_">s</text:span><text:span text:style-name="_36_"> </text:span><text:span text:style-name="_31_4">k</text:span><text:span text:style-name="_35_">i</text:span><text:span text:style-name="_39_">n</text:span><text:span text:style-name="_31_3">d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5">s</text:span><text:span text:style-name="_34_">t</text:span><text:span text:style-name="_39_">a</text:span><text:span text:style-name="_31_3">t</text:span><text:span text:style-name="_32_">u</text:span><text:span text:style-name="_39_">s</text:span><text:span text:style-name="_31_3">,</text:span><text:span text:style-name="_31_"> </text:span><text:span text:style-name="_31_0">e</text:span><text:span text:style-name="_31_3">.</text:span><text:span text:style-name="_32_">g</text:span><text:span text:style-name="_38_">.</text:span><text:span text:style-name="_31_4">,</text:span><text:span text:style-name="_31_"> </text:span><text:span text:style-name="_39_">w</text:span><text:span text:style-name="_31_3">e</text:span><text:span text:style-name="_33_">l</text:span><text:span text:style-name="_31_0">l</text:span>-<text:span text:style-name="_34_">e</text:span><text:span text:style-name="_31_0">s</text:span><text:span text:style-name="_31_4">t</text:span><text:span text:style-name="_35_">a</text:span><text:span text:style-name="_38_">b</text:span><text:span text:style-name="_31_4">l</text:span><text:span text:style-name="_34_">i</text:span><text:span text:style-name="_38_">s</text:span><text:span text:style-name="_31_2">h</text:span><text:span text:style-name="_32_">e</text:span><text:span text:style-name="_39_">d</text:span><text:span text:style-name="_31_1"> </text:span><text:span text:style-name="_32_">f</text:span><text:span text:style-name="_37_">a</text:span><text:span text:style-name="_31_3">c</text:span><text:span text:style-name="_35_">t</text:span><text:span text:style-name="_39_">s</text:span><text:span text:style-name="_31_4">,</text:span><text:span text:style-name="_31_"> </text:span><text:span text:style-name="_38_">c</text:span><text:span text:style-name="_31_3">o</text:span><text:span text:style-name="_32_">n</text:span><text:span text:style-name="_37_">j</text:span><text:span text:style-name="_31_5">e</text:span><text:span text:style-name="_34_">c</text:span><text:span text:style-name="_38_">t</text:span><text:span text:style-name="_31_2">u</text:span><text:span text:style-name="_34_">r</text:span><text:span text:style-name="_31_0">e</text:span><text:span text:style-name="_31_5">s</text:span><text:span text:style-name="_35_">,</text:span><text:span text:style-name="_36_"> </text:span><text:span text:style-name="_31_4">m</text:span><text:span text:style-name="_35_">a</text:span><text:span text:style-name="_38_">t</text:span><text:span text:style-name="_31_4">h</text:span><text:span text:style-name="_34_">e</text:span><text:span text:style-name="_31_0">m</text:span><text:span text:style-name="_31_5">a</text:span><text:span text:style-name="_32_">t</text:span><text:span text:style-name="_38_">i</text:span><text:span text:style-name="_31_5">c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5">p</text:span><text:span text:style-name="_34_">r</text:span><text:span text:style-name="_37_">o</text:span><text:span text:style-name="_31_3">v</text:span><text:span text:style-name="_33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5_">o</text:span><text:span text:style-name="_39_">r</text:span><text:span text:style-name="_31_4">e</text:span><text:span text:style-name="_34_">m</text:span><text:span text:style-name="_38_">s</text:span><text:span text:style-name="_31_2">,</text:span><text:span text:style-name="_31_"> </text:span><text:span text:style-name="_38_">s</text:span><text:span text:style-name="_31_4">t</text:span><text:span text:style-name="_35_">a</text:span><text:span text:style-name="_37_">t</text:span><text:span text:style-name="_31_5">e</text:span><text:span text:style-name="_32_">m</text:span><text:span text:style-name="_37_">e</text:span><text:span text:style-name="_31_4">n</text:span><text:span text:style-name="_35_">t</text:span><text:span text:style-name="_39_">s</text:span><text:span text:style-name="_31_1"> </text:span><text:span text:style-name="_34_">g</text:span><text:span text:style-name="_39_">i</text:span><text:span text:style-name="_31_3">v</text:span><text:span text:style-name="_35_">e</text:span><text:span text:style-name="_38_">n</text:span><text:span text:style-name="_31_1"> </text:span><text:span text:style-name="_32_">b</text:span><text:span text:style-name="_38_">y</text:span><text:span text:style-name="_31_1"> </text:span><text:span text:style-name="_35_">a</text:span><text:span text:style-name="_37_">n</text:span><text:span text:style-name="_31_1"> </text:span><text:span text:style-name="_34_">a</text:span><text:span text:style-name="_38_">u</text:span><text:span text:style-name="_31_5">t</text:span><text:span text:style-name="_32_">h</text:span><text:span text:style-name="_31_0">o</text:span><text:span text:style-name="_31_4">r</text:span><text:span text:style-name="_35_">i</text:span><text:span text:style-name="_39_">t</text:span><text:span text:style-name="_31_5">y</text:span><text:span text:style-name="_35_">,</text:span><text:span text:style-name="_36_"> </text:span><text:span text:style-name="_31_5">e</text:span><text:span text:style-name="_33_">x</text:span><text:span text:style-name="_37_">p</text:span><text:span text:style-name="_31_2">r</text:span><text:span text:style-name="_32_">e</text:span><text:span text:style-name="_38_">s</text:span><text:span text:style-name="_31_5">s</text:span><text:span text:style-name="_33_">i</text:span><text:span text:style-name="_38_">o</text:span><text:span text:style-name="_31_4">n</text:span><text:span text:style-name="_33_">s</text:span><text:span text:style-name="_36_"> </text:span><text:span text:style-name="_31_4">h</text:span><text:span text:style-name="_34_">a</text:span><text:span text:style-name="_31_0">v</text:span><text:span text:style-name="_31_4">i</text:span><text:span text:style-name="_35_">n</text:span><text:span text:style-name="_39_">g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l</text:span><text:span text:style-name="_31_2">o</text:span><text:span text:style-name="_35_">g</text:span><text:span text:style-name="_38_">i</text:span><text:span text:style-name="_31_2">c</text:span><text:span text:style-name="_32_">a</text:span><text:span text:style-name="_38_">l</text:span><text:span text:style-name="_31_1"> </text:span><text:span text:style-name="_35_">f</text:span><text:span text:style-name="_38_">o</text:span><text:span text:style-name="_31_3">r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1_0">o</text:span><text:span text:style-name="_31_4">p</text:span><text:span text:style-name="_32_">o</text:span><text:span text:style-name="_31_0">s</text:span><text:span text:style-name="_31_4">i</text:span><text:span text:style-name="_33_">t</text:span><text:span text:style-name="_39_">i</text:span><text:span text:style-name="_31_2">o</text:span><text:span text:style-name="_34_">n</text:span><text:span text:style-name="_36_"> </text:span><text:span text:style-name="_31_4">b</text:span><text:span text:style-name="_34_">u</text:span><text:span text:style-name="_39_">t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4">e</text:span><text:span text:style-name="_33_">l</text:span><text:span text:style-name="_37_">i</text:span><text:span text:style-name="_31_5">e</text:span><text:span text:style-name="_32_">f</text:span>-<text:span text:style-name="_31_4">v</text:span><text:span text:style-name="_33_">a</text:span><text:span text:style-name="_37_">l</text:span><text:span text:style-name="_31_5">u</text:span><text:span text:style-name="_34_">e</text:span><text:span text:style-name="_37_">.</text:span><text:span text:style-name="_31_1"> </text:span><text:span text:style-name="_32_">C</text:span><text:span text:style-name="_31_0">e</text:span><text:span text:style-name="_31_2">r</text:span><text:span text:style-name="_33_">t</text:span><text:span text:style-name="_38_">a</text:span><text:span text:style-name="_31_3">i</text:span><text:span text:style-name="_32_">n</text:span><text:span text:style-name="_36_"> </text:span><text:span text:style-name="_31_5">p</text:span><text:span text:style-name="_35_">r</text:span><text:span text:style-name="_31_0">o</text:span><text:span text:style-name="_31_3">p</text:span><text:span text:style-name="_34_">o</text:span><text:span text:style-name="_37_">s</text:span><text:span text:style-name="_31_2">i</text:span><text:span text:style-name="_33_">t</text:span><text:span text:style-name="_38_">i</text:span><text:span text:style-name="_31_3">o</text:span><text:span text:style-name="_34_">n</text:span><text:span text:style-name="_38_">s</text:span><text:span text:style-name="_31_1"> </text:span><text:span text:style-name="_33_">m</text:span><text:span text:style-name="_37_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1_0">d</text:span><text:span text:style-name="_31_3">e</text:span><text:span text:style-name="_35_">s</text:span><text:span text:style-name="_37_">c</text:span><text:span text:style-name="_31_3">r</text:span><text:span text:style-name="_35_">i</text:span><text:span text:style-name="_37_">b</text:span><text:span text:style-name="_31_3">e</text:span><text:span text:style-name="_32_">d</text:span><text:span text:style-name="_36_"> </text:span><text:span text:style-name="_31_2">a</text:span><text:span text:style-name="_35_">s</text:span><text:span text:style-name="_36_"> </text:span><text:span text:style-name="_31_4">"</text:span><text:span text:style-name="_34_">i</text:span><text:span text:style-name="_31_0">m</text:span><text:span text:style-name="_31_3">p</text:span><text:span text:style-name="_34_">e</text:span><text:span text:style-name="_31_0">r</text:span><text:span text:style-name="_31_4">a</text:span><text:span text:style-name="_33_">t</text:span><text:span text:style-name="_37_">i</text:span><text:span text:style-name="_31_5">v</text:span><text:span text:style-name="_34_">e</text:span><text:span text:style-name="_37_">s</text:span><text:span text:style-name="_31_3">.</text:span><text:span text:style-name="_32_">"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m</text:span><text:span text:style-name="_31_0">a</text:span><text:span text:style-name="_31_5">c</text:span><text:span text:style-name="_34_">h</text:span><text:span text:style-name="_39_">i</text:span><text:span text:style-name="_31_3">n</text:span><text:span text:style-name="_35_">e</text:span><text:span text:style-name="_36_"> </text:span><text:span text:style-name="_31_2">s</text:span><text:span text:style-name="_33_">h</text:span><text:span text:style-name="_39_">o</text:span><text:span text:style-name="_31_2">u</text:span><text:span text:style-name="_32_">l</text:span><text:span text:style-name="_31_0">d</text:span><text:span text:style-name="_31_1"> </text:span><text:span text:style-name="_35_">b</text:span><text:span text:style-name="_39_">e</text:span><text:span text:style-name="_31_1"> </text:span><text:span text:style-name="_34_">s</text:span><text:span text:style-name="_31_0">o</text:span><text:span text:style-name="_31_1"> </text:span><text:span text:style-name="_35_">c</text:span><text:span text:style-name="_37_">o</text:span><text:span text:style-name="_31_4">n</text:span><text:span text:style-name="_35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3">s</text:span><text:span text:style-name="_34_">o</text:span><text:span text:style-name="_39_">o</text:span><text:span text:style-name="_31_5">n</text:span><text:span text:style-name="_31_"> </text:span><text:span text:style-name="_39_">a</text:span><text:span text:style-name="_31_2">s</text:span><text:span text:style-name="_31_"> </text:span><text:span text:style-name="_38_">a</text:span><text:span text:style-name="_31_5">n</text:span><text:span text:style-name="_31_"> </text:span><text:span text:style-name="_31_0">i</text:span><text:span text:style-name="_31_2">m</text:span><text:span text:style-name="_35_">p</text:span><text:span text:style-name="_31_0">e</text:span><text:span text:style-name="_31_2">r</text:span><text:span text:style-name="_35_">a</text:span><text:span text:style-name="_37_">t</text:span><text:span text:style-name="_31_4">i</text:span><text:span text:style-name="_34_">v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c</text:span><text:span text:style-name="_31_0">l</text:span><text:span text:style-name="_31_2">a</text:span><text:span text:style-name="_32_">s</text:span><text:span text:style-name="_38_">s</text:span><text:span text:style-name="_31_4">e</text:span><text:span text:style-name="_32_">d</text:span><text:span text:style-name="_36_"> </text:span><text:span text:style-name="_31_2">a</text:span><text:span text:style-name="_32_">s</text:span><text:span text:style-name="_36_"> </text:span><text:span text:style-name="_31_4">"</text:span><text:span text:style-name="_33_">w</text:span><text:span text:style-name="_38_">e</text:span><text:span text:style-name="_31_5">l</text:span><text:span text:style-name="_33_">l</text:span><text:span text:style-name="_36_"> </text:span><text:span text:style-name="_31_3">e</text:span><text:span text:style-name="_35_">s</text:span><text:span text:style-name="_37_">t</text:span><text:span text:style-name="_31_4">a</text:span><text:span text:style-name="_33_">b</text:span><text:span text:style-name="_38_">l</text:span><text:span text:style-name="_31_2">i</text:span><text:span text:style-name="_35_">s</text:span><text:span text:style-name="_37_">h</text:span><text:span text:style-name="_31_2">e</text:span><text:span text:style-name="_34_">d</text:span><text:span text:style-name="_31_0">"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5">p</text:span><text:span text:style-name="_34_">p</text:span><text:span text:style-name="_38_">r</text:span><text:span text:style-name="_31_4">o</text:span><text:span text:style-name="_35_">p</text:span><text:span text:style-name="_37_">r</text:span><text:span text:style-name="_31_2">i</text:span><text:span text:style-name="_33_">a</text:span><text:span text:style-name="_39_">t</text:span><text:span text:style-name="_31_2">e</text:span><text:span text:style-name="_31_"> </text:span><text:span text:style-name="_31_0">a</text:span><text:span text:style-name="_31_3">c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4">a</text:span><text:span text:style-name="_33_">u</text:span><text:span text:style-name="_31_0">t</text:span><text:span text:style-name="_31_2">o</text:span><text:span text:style-name="_34_">m</text:span><text:span text:style-name="_31_0">a</text:span><text:span text:style-name="_31_4">t</text:span><text:span text:style-name="_35_">i</text:span><text:span text:style-name="_31_0">c</text:span><text:span text:style-name="_31_3">a</text:span><text:span text:style-name="_35_">l</text:span><text:span text:style-name="_39_">l</text:span><text:span text:style-name="_31_4">y</text:span><text:span text:style-name="_31_"> </text:span><text:span text:style-name="_39_">t</text:span><text:span text:style-name="_31_3">a</text:span><text:span text:style-name="_32_">k</text:span><text:span text:style-name="_38_">e</text:span><text:span text:style-name="_31_3">s</text:span><text:span text:style-name="_31_"> </text:span><text:span text:style-name="_31_0">p</text:span><text:span text:style-name="_31_5">l</text:span><text:span text:style-name="_32_">a</text:span><text:span text:style-name="_37_">c</text:span><text:span text:style-name="_31_4">e</text:span><text:span text:style-name="_32_">.</text:span><text:span text:style-name="_36_"> </text:span><text:span text:style-name="_31_4">T</text:span><text:span text:style-name="_32_">o</text:span><text:span text:style-name="_36_"> </text:span><text:span text:style-name="_31_2">i</text:span><text:span text:style-name="_35_">l</text:span><text:span text:style-name="_38_">l</text:span><text:span text:style-name="_31_4">u</text:span><text:span text:style-name="_33_">s</text:span><text:span text:style-name="_38_">t</text:span><text:span text:style-name="_31_3">r</text:span><text:span text:style-name="_35_">a</text:span><text:span text:style-name="_37_">t</text:span><text:span text:style-name="_31_5">e</text:span><text:span text:style-name="_31_"> </text:span><text:span text:style-name="_39_">t</text:span><text:span text:style-name="_31_2">h</text:span><text:span text:style-name="_34_">i</text:span><text:span text:style-name="_37_">s</text:span><text:span text:style-name="_31_3">,</text:span><text:span text:style-name="_31_"> </text:span><text:span text:style-name="_39_">s</text:span><text:span text:style-name="_31_3">u</text:span><text:span text:style-name="_32_">p</text:span><text:span text:style-name="_38_">p</text:span><text:span text:style-name="_31_2">o</text:span><text:span text:style-name="_35_">s</text:span><text:span text:style-name="_39_">e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t</text:span><text:span text:style-name="_31_2">e</text:span><text:span text:style-name="_35_">a</text:span><text:span text:style-name="_37_">c</text:span><text:span text:style-name="_31_5">h</text:span><text:span text:style-name="_32_">e</text:span><text:span text:style-name="_39_">r</text:span><text:span text:style-name="_31_1"> </text:span><text:span text:style-name="_35_">s</text:span><text:span text:style-name="_38_">a</text:span><text:span text:style-name="_31_5">y</text:span><text:span text:style-name="_33_">s</text:span><text:span text:style-name="_36_"> </text:span><text:span text:style-name="_31_3">t</text:span><text:span text:style-name="_35_">o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m</text:span><text:span text:style-name="_37_">a</text:span><text:span text:style-name="_31_4">c</text:span><text:span text:style-name="_34_">h</text:span><text:span text:style-name="_38_">i</text:span><text:span text:style-name="_31_5">n</text:span><text:span text:style-name="_34_">e</text:span><text:span text:style-name="_38_">,</text:span><text:span text:style-name="_31_1"> </text:span><text:span text:style-name="_32_">"</text:span><text:span text:style-name="_38_">D</text:span><text:span text:style-name="_31_2">o</text:span><text:span text:style-name="_31_"> </text:span><text:span text:style-name="_39_">y</text:span><text:span text:style-name="_31_5">o</text:span><text:span text:style-name="_33_">u</text:span><text:span text:style-name="_38_">r</text:span><text:span text:style-name="_31_1"> </text:span><text:span text:style-name="_32_">h</text:span><text:span text:style-name="_31_0">o</text:span><text:span text:style-name="_31_5">m</text:span><text:span text:style-name="_32_">e</text:span><text:span text:style-name="_39_">w</text:span><text:span text:style-name="_31_5">o</text:span><text:span text:style-name="_34_">r</text:span><text:span text:style-name="_39_">k</text:span><text:span text:style-name="_31_1"> </text:span><text:span text:style-name="_32_">n</text:span><text:span text:style-name="_31_0">o</text:span><text:span text:style-name="_31_4">w</text:span><text:span text:style-name="_35_">.</text:span><text:span text:style-name="_37_">"</text:span><text:span text:style-name="_31_1"> </text:span><text:span text:style-name="_34_">T</text:span><text:span text:style-name="_38_">h</text:span><text:span text:style-name="_31_4">i</text:span><text:span text:style-name="_32_">s</text:span><text:span text:style-name="_36_"> </text:span><text:span text:style-name="_31_3">m</text:span><text:span text:style-name="_32_">a</text:span><text:span text:style-name="_38_">y</text:span><text:span text:style-name="_31_1"> </text:span><text:span text:style-name="_34_">c</text:span><text:span text:style-name="_37_">a</text:span><text:span text:style-name="_31_3">u</text:span><text:span text:style-name="_33_">s</text:span><text:span text:style-name="_31_0">e</text:span><text:span text:style-name="_31_1"> </text:span><text:span text:style-name="_34_">"</text:span><text:span text:style-name="_31_0">T</text:span><text:span text:style-name="_31_3">e</text:span><text:span text:style-name="_33_">a</text:span><text:span text:style-name="_31_0">c</text:span><text:span text:style-name="_31_3">h</text:span><text:span text:style-name="_34_">e</text:span><text:span text:style-name="_38_">r</text:span><text:span text:style-name="_31_1"> </text:span><text:span text:style-name="_34_">s</text:span><text:span text:style-name="_38_">a</text:span><text:span text:style-name="_31_5">y</text:span><text:span text:style-name="_32_">s</text:span><text:span text:style-name="_36_"> </text:span><text:span text:style-name="_31_3">'</text:span><text:span text:style-name="_35_">D</text:span><text:span text:style-name="_37_">o</text:span><text:span text:style-name="_31_1"> </text:span><text:span text:style-name="_35_">y</text:span><text:span text:style-name="_31_0">o</text:span><text:span text:style-name="_31_3">u</text:span><text:span text:style-name="_34_">r</text:span><text:span text:style-name="_36_"> </text:span><text:span text:style-name="_31_4">h</text:span><text:span text:style-name="_33_">o</text:span><text:span text:style-name="_31_0">m</text:span><text:span text:style-name="_31_5">e</text:span><text:span text:style-name="_33_">w</text:span><text:span text:style-name="_38_">o</text:span><text:span text:style-name="_31_4">r</text:span><text:span text:style-name="_34_">k</text:span><text:span text:style-name="_36_"> </text:span><text:span text:style-name="_31_5">n</text:span><text:span text:style-name="_34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5_">t</text:span><text:span text:style-name="_31_0">o</text:span><text:span text:style-name="_31_1"> </text:span><text:span text:style-name="_32_">b</text:span><text:span text:style-name="_37_">e</text:span><text:span text:style-name="_31_1"> </text:span><text:span text:style-name="_32_">i</text:span><text:span text:style-name="_38_">n</text:span><text:span text:style-name="_31_4">c</text:span><text:span text:style-name="_34_">l</text:span><text:span text:style-name="_37_">u</text:span><text:span text:style-name="_31_3">d</text:span><text:span text:style-name="_35_">e</text:span><text:span text:style-name="_31_0">d</text:span><text:span text:style-name="_31_1"> </text:span><text:span text:style-name="_32_">a</text:span><text:span text:style-name="_37_">m</text:span><text:span text:style-name="_31_3">o</text:span><text:span text:style-name="_33_">n</text:span><text:span text:style-name="_39_">g</text:span><text:span text:style-name="_31_3">s</text:span><text:span text:style-name="_34_">t</text:span><text:span text:style-name="_36_"> </text:span><text:span text:style-name="_31_2">t</text:span><text:span text:style-name="_34_">h</text:span><text:span text:style-name="_39_">e</text:span><text:span text:style-name="_31_1"> </text:span><text:span text:style-name="_34_">w</text:span><text:span text:style-name="_39_">e</text:span><text:span text:style-name="_31_3">l</text:span><text:span text:style-name="_35_">l</text:span>-<text:span text:style-name="_31_5">e</text:span><text:span text:style-name="_33_">s</text:span><text:span text:style-name="_37_">t</text:span><text:span text:style-name="_31_5">a</text:span><text:span text:style-name="_35_">b</text:span><text:span text:style-name="_37_">l</text:span><text:span text:style-name="_31_5">i</text:span><text:span text:style-name="_33_">s</text:span><text:span text:style-name="_37_">h</text:span><text:span text:style-name="_31_5">e</text:span><text:span text:style-name="_32_">d</text:span><text:span text:style-name="_36_"> </text:span><text:span text:style-name="_31_3">f</text:span><text:span text:style-name="_33_">a</text:span><text:span text:style-name="_39_">c</text:span><text:span text:style-name="_31_3">t</text:span><text:span text:style-name="_32_">s</text:span><text:span text:style-name="_37_">.</text:span><text:span text:style-name="_31_1"> </text:span><text:span text:style-name="_35_">A</text:span><text:span text:style-name="_39_">n</text:span><text:span text:style-name="_31_3">o</text:span><text:span text:style-name="_33_">t</text:span><text:span text:style-name="_38_">h</text:span><text:span text:style-name="_31_5">e</text:span><text:span text:style-name="_33_">r</text:span><text:span text:style-name="_36_"> </text:span><text:span text:style-name="_31_4">s</text:span><text:span text:style-name="_32_">u</text:span><text:span text:style-name="_39_">c</text:span><text:span text:style-name="_31_4">h</text:span><text:span text:style-name="_31_"> </text:span><text:span text:style-name="_38_">f</text:span><text:span text:style-name="_31_2">a</text:span><text:span text:style-name="_33_">c</text:span><text:span text:style-name="_37_">t</text:span><text:span text:style-name="_31_1"> </text:span><text:span text:style-name="_35_">m</text:span><text:span text:style-name="_38_">i</text:span><text:span text:style-name="_31_2">g</text:span><text:span text:style-name="_32_">h</text:span><text:span text:style-name="_37_">t</text:span><text:span text:style-name="_31_1"> </text:span><text:span text:style-name="_33_">b</text:span><text:span text:style-name="_31_0">e</text:span><text:span text:style-name="_31_4">,</text:span><text:span text:style-name="_31_"> </text:span><text:span text:style-name="_37_">"</text:span><text:span text:style-name="_31_3">E</text:span><text:span text:style-name="_34_">v</text:span><text:span text:style-name="_38_">e</text:span><text:span text:style-name="_31_4">r</text:span><text:span text:style-name="_35_">y</text:span><text:span text:style-name="_37_">t</text:span><text:span text:style-name="_31_3">h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2">h</text:span><text:span text:style-name="_33_">a</text:span><text:span text:style-name="_39_">t</text:span><text:span text:style-name="_31_1"> </text:span><text:span text:style-name="_32_">t</text:span><text:span text:style-name="_37_">e</text:span><text:span text:style-name="_31_4">a</text:span><text:span text:style-name="_33_">c</text:span><text:span text:style-name="_39_">h</text:span><text:span text:style-name="_31_5">e</text:span><text:span text:style-name="_33_">r</text:span><text:span text:style-name="_36_"> </text:span><text:span text:style-name="_31_3">s</text:span><text:span text:style-name="_32_">a</text:span><text:span text:style-name="_38_">y</text:span><text:span text:style-name="_31_5">s</text:span><text:span text:style-name="_31_"> </text:span><text:span text:style-name="_38_">i</text:span><text:span text:style-name="_31_4">s</text:span><text:span text:style-name="_31_"> </text:span><text:span text:style-name="_31_0">t</text:span><text:span text:style-name="_31_3">r</text:span><text:span text:style-name="_32_">u</text:span><text:span text:style-name="_39_">e</text:span><text:span text:style-name="_31_3">.</text:span><text:span text:style-name="_34_">"</text:span><text:span text:style-name="_36_"> </text:span><text:span text:style-name="_31_3">C</text:span><text:span text:style-name="_35_">o</text:span><text:span text:style-name="_37_">m</text:span><text:span text:style-name="_31_2">b</text:span><text:span text:style-name="_33_">i</text:span><text:span text:style-name="_37_">n</text:span><text:span text:style-name="_31_5">i</text:span><text:span text:style-name="_34_">n</text:span><text:span text:style-name="_31_0">g</text:span><text:span text:style-name="_31_1"> </text:span><text:span text:style-name="_35_">t</text:span><text:span text:style-name="_39_">h</text:span><text:span text:style-name="_31_2">e</text:span><text:span text:style-name="_35_">s</text:span><text:span text:style-name="_31_0">e</text:span><text:span text:style-name="_31_1"> </text:span><text:span text:style-name="_33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5_">e</text:span><text:span text:style-name="_37_">n</text:span><text:span text:style-name="_31_2">t</text:span><text:span text:style-name="_34_">u</text:span><text:span text:style-name="_31_0">a</text:span><text:span text:style-name="_31_3">l</text:span><text:span text:style-name="_34_">l</text:span><text:span text:style-name="_38_">y</text:span><text:span text:style-name="_31_1"> </text:span><text:span text:style-name="_34_">l</text:span><text:span text:style-name="_38_">e</text:span><text:span text:style-name="_31_5">a</text:span><text:span text:style-name="_35_">d</text:span><text:span text:style-name="_36_"> </text:span><text:span text:style-name="_31_2">t</text:span><text:span text:style-name="_34_">o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i</text:span><text:span text:style-name="_38_">m</text:span><text:span text:style-name="_31_2">p</text:span><text:span text:style-name="_32_">e</text:span><text:span text:style-name="_31_0">r</text:span><text:span text:style-name="_31_5">a</text:span><text:span text:style-name="_35_">t</text:span><text:span text:style-name="_38_">i</text:span><text:span text:style-name="_31_2">v</text:span><text:span text:style-name="_34_">e</text:span><text:span text:style-name="_37_">,</text:span><text:span text:style-name="_31_1"> </text:span><text:span text:style-name="_35_">"</text:span><text:span text:style-name="_39_">D</text:span><text:span text:style-name="_31_3">o</text:span><text:span text:style-name="_31_"> </text:span><text:span text:style-name="_39_">y</text:span><text:span text:style-name="_31_3">o</text:span><text:span text:style-name="_35_">u</text:span><text:span text:style-name="_37_">r</text:span><text:span text:style-name="_31_1"> </text:span><text:span text:style-name="_34_">h</text:span><text:span text:style-name="_38_">o</text:span><text:span text:style-name="_31_4">m</text:span><text:span text:style-name="_32_">e</text:span><text:span text:style-name="_31_0">w</text:span><text:span text:style-name="_31_5">o</text:span><text:span text:style-name="_34_">r</text:span><text:span text:style-name="_37_">k</text:span><text:span text:style-name="_31_1"> </text:span><text:span text:style-name="_33_">n</text:span><text:span text:style-name="_37_">o</text:span><text:span text:style-name="_31_3">w</text:span><text:span text:style-name="_35_">,</text:span><text:span text:style-name="_37_">"</text:span><text:span text:style-name="_31_1"> </text:span><text:span text:style-name="_34_">b</text:span><text:span text:style-name="_39_">e</text:span><text:span text:style-name="_31_2">i</text:span><text:span text:style-name="_35_">n</text:span><text:span text:style-name="_31_0">g</text:span><text:span text:style-name="_31_1"> </text:span><text:span text:style-name="_33_">i</text:span><text:span text:style-name="_37_">n</text:span><text:span text:style-name="_31_4">c</text:span><text:span text:style-name="_35_">l</text:span><text:span text:style-name="_31_0">u</text:span><text:span text:style-name="_31_2">d</text:span><text:span text:style-name="_35_">e</text:span><text:span text:style-name="_39_">d</text:span><text:span text:style-name="_31_1"> </text:span><text:span text:style-name="_34_">a</text:span><text:span text:style-name="_38_">m</text:span><text:span text:style-name="_31_3">o</text:span><text:span text:style-name="_33_">n</text:span><text:span text:style-name="_31_0">g</text:span><text:span text:style-name="_31_2">s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w</text:span><text:span text:style-name="_37_">e</text:span><text:span text:style-name="_31_5">l</text:span><text:span text:style-name="_35_">l</text:span>-<text:span text:style-name="_31_5">e</text:span><text:span text:style-name="_34_">s</text:span><text:span text:style-name="_38_">t</text:span><text:span text:style-name="_31_4">a</text:span><text:span text:style-name="_32_">b</text:span><text:span text:style-name="_38_">l</text:span><text:span text:style-name="_31_5">i</text:span><text:span text:style-name="_33_">s</text:span><text:span text:style-name="_38_">h</text:span><text:span text:style-name="_31_5">e</text:span><text:span text:style-name="_33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5_">s</text:span><text:span text:style-name="_39_">,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t</text:span><text:span text:style-name="_31_5">h</text:span><text:span text:style-name="_34_">i</text:span><text:span text:style-name="_39_">s</text:span><text:span text:style-name="_31_2">,</text:span><text:span text:style-name="_31_"> </text:span><text:span text:style-name="_31_0">b</text:span><text:span text:style-name="_31_2">y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c</text:span><text:span text:style-name="_32_">o</text:span><text:span text:style-name="_31_0">n</text:span><text:span text:style-name="_31_5">s</text:span><text:span text:style-name="_34_">t</text:span><text:span text:style-name="_37_">r</text:span><text:span text:style-name="_31_3">u</text:span><text:span text:style-name="_35_">c</text:span><text:span text:style-name="_31_0">t</text:span><text:span text:style-name="_31_3">i</text:span><text:span text:style-name="_33_">o</text:span><text:span text:style-name="_39_">n</text:span><text:span text:style-name="_31_1"> </text:span><text:span text:style-name="_35_">o</text:span><text:span text:style-name="_39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m</text:span><text:span text:style-name="_31_2">a</text:span><text:span text:style-name="_32_">c</text:span><text:span text:style-name="_39_">h</text:span><text:span text:style-name="_31_5">i</text:span><text:span text:style-name="_34_">n</text:span><text:span text:style-name="_31_0">e</text:span><text:span text:style-name="_31_2">,</text:span><text:span text:style-name="_31_"> </text:span><text:span text:style-name="_37_">w</text:span><text:span text:style-name="_31_3">i</text:span><text:span text:style-name="_35_">l</text:span><text:span text:style-name="_39_">l</text:span><text:span text:style-name="_31_1"> </text:span><text:span text:style-name="_32_">m</text:span><text:span text:style-name="_31_0">e</text:span><text:span text:style-name="_31_2">a</text:span><text:span text:style-name="_35_">n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h</text:span><text:span text:style-name="_35_">o</text:span><text:span text:style-name="_37_">m</text:span><text:span text:style-name="_31_2">e</text:span><text:span text:style-name="_35_">w</text:span><text:span text:style-name="_37_">o</text:span><text:span text:style-name="_31_4">r</text:span><text:span text:style-name="_32_">k</text:span><text:span text:style-name="_36_"> </text:span><text:span text:style-name="_31_2">a</text:span><text:span text:style-name="_35_">c</text:span><text:span text:style-name="_39_">t</text:span><text:span text:style-name="_31_2">u</text:span><text:span text:style-name="_33_">a</text:span><text:span text:style-name="_38_">l</text:span><text:span text:style-name="_31_5">l</text:span><text:span text:style-name="_34_">y</text:span><text:span text:style-name="_36_"> </text:span><text:span text:style-name="_31_5">g</text:span><text:span text:style-name="_32_">e</text:span><text:span text:style-name="_38_">t</text:span><text:span text:style-name="_31_5">s</text:span><text:span text:style-name="_31_"> </text:span><text:span text:style-name="_38_">s</text:span><text:span text:style-name="_31_3">t</text:span><text:span text:style-name="_34_">a</text:span><text:span text:style-name="_31_0">r</text:span><text:span text:style-name="_31_3">t</text:span><text:span text:style-name="_32_">e</text:span><text:span text:style-name="_39_">d</text:span><text:span text:style-name="_31_5">,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5_">e</text:span><text:span text:style-name="_31_0">f</text:span><text:span text:style-name="_31_4">f</text:span><text:span text:style-name="_35_">e</text:span><text:span text:style-name="_37_">c</text:span><text:span text:style-name="_31_5">t</text:span><text:span text:style-name="_31_"> </text:span><text:span text:style-name="_38_">i</text:span><text:span text:style-name="_31_3">s</text:span><text:span text:style-name="_31_"> </text:span><text:span text:style-name="_38_">v</text:span><text:span text:style-name="_31_4">e</text:span><text:span text:style-name="_35_">r</text:span><text:span text:style-name="_38_">y</text:span><text:span text:style-name="_31_1"> </text:span><text:span text:style-name="_33_">s</text:span><text:span text:style-name="_31_0">a</text:span><text:span text:style-name="_31_2">t</text:span><text:span text:style-name="_34_">i</text:span><text:span text:style-name="_37_">s</text:span><text:span text:style-name="_31_4">f</text:span><text:span text:style-name="_33_">a</text:span><text:span text:style-name="_38_">c</text:span><text:span text:style-name="_31_4">t</text:span><text:span text:style-name="_34_">o</text:span><text:span text:style-name="_38_">r</text:span><text:span text:style-name="_31_3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2">o</text:span><text:span text:style-name="_34_">c</text:span><text:span text:style-name="_37_">e</text:span><text:span text:style-name="_31_2">s</text:span><text:span text:style-name="_32_">s</text:span><text:span text:style-name="_37_">e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n</text:span><text:span text:style-name="_34_">f</text:span><text:span text:style-name="_37_">e</text:span><text:span text:style-name="_31_3">r</text:span><text:span text:style-name="_33_">e</text:span><text:span text:style-name="_31_0">n</text:span><text:span text:style-name="_31_5">c</text:span><text:span text:style-name="_33_">e</text:span><text:span text:style-name="_36_"> </text:span><text:span text:style-name="_31_5">u</text:span><text:span text:style-name="_35_">s</text:span><text:span text:style-name="_38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3_">a</text:span><text:span text:style-name="_37_">c</text:span><text:span text:style-name="_31_4">h</text:span><text:span text:style-name="_32_">i</text:span><text:span text:style-name="_37_">n</text:span><text:span text:style-name="_31_3">e</text:span><text:span text:style-name="_31_"> </text:span><text:span text:style-name="_39_">n</text:span><text:span text:style-name="_31_4">e</text:span><text:span text:style-name="_32_">e</text:span><text:span text:style-name="_31_0">d</text:span><text:span text:style-name="_31_1"> </text:span><text:span text:style-name="_33_">n</text:span><text:span text:style-name="_38_">o</text:span><text:span text:style-name="_31_4">t</text:span><text:span text:style-name="_31_"> </text:span><text:span text:style-name="_37_">b</text:span><text:span text:style-name="_31_2">e</text:span><text:span text:style-name="_31_"> </text:span><text:span text:style-name="_31_0">s</text:span><text:span text:style-name="_31_5">u</text:span><text:span text:style-name="_35_">c</text:span><text:span text:style-name="_39_">h</text:span><text:span text:style-name="_31_1"> </text:span><text:span text:style-name="_35_">a</text:span><text:span text:style-name="_38_">s</text:span><text:span text:style-name="_31_1"> </text:span><text:span text:style-name="_33_">w</text:span><text:span text:style-name="_39_">o</text:span><text:span text:style-name="_31_4">u</text:span><text:span text:style-name="_32_">l</text:span><text:span text:style-name="_38_">d</text:span><text:span text:style-name="_31_1"> </text:span><text:span text:style-name="_34_">s</text:span><text:span text:style-name="_39_">a</text:span><text:span text:style-name="_31_4">t</text:span><text:span text:style-name="_32_">i</text:span><text:span text:style-name="_38_">s</text:span><text:span text:style-name="_31_2">f</text:span><text:span text:style-name="_32_">y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4">s</text:span><text:span text:style-name="_35_">t</text:span><text:span text:style-name="_36_"> </text:span><text:span text:style-name="_31_4">e</text:span><text:span text:style-name="_32_">x</text:span><text:span text:style-name="_38_">a</text:span><text:span text:style-name="_31_3">c</text:span><text:span text:style-name="_35_">t</text:span><text:span text:style-name="_37_">i</text:span><text:span text:style-name="_31_5">n</text:span><text:span text:style-name="_34_">g</text:span><text:span text:style-name="_36_"> </text:span><text:span text:style-name="_31_5">l</text:span><text:span text:style-name="_33_">o</text:span><text:span text:style-name="_37_">g</text:span><text:span text:style-name="_31_2">i</text:span><text:span text:style-name="_35_">c</text:span><text:span text:style-name="_38_">i</text:span><text:span text:style-name="_31_2">a</text:span><text:span text:style-name="_33_">n</text:span><text:span text:style-name="_39_">s</text:span><text:span text:style-name="_31_4">.</text:span><text:span text:style-name="_31_"> </text:span><text:span text:style-name="_39_">T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4">i</text:span><text:span text:style-name="_32_">g</text:span><text:span text:style-name="_39_">h</text:span><text:span text:style-name="_31_2">t</text:span><text:span text:style-name="_31_"> </text:span><text:span text:style-name="_38_">f</text:span><text:span text:style-name="_31_2">o</text:span><text:span text:style-name="_34_">r</text:span><text:span text:style-name="_36_"> </text:span><text:span text:style-name="_31_5">i</text:span><text:span text:style-name="_35_">n</text:span><text:span text:style-name="_38_">s</text:span><text:span text:style-name="_31_3">t</text:span><text:span text:style-name="_34_">a</text:span><text:span text:style-name="_39_">n</text:span><text:span text:style-name="_31_3">c</text:span><text:span text:style-name="_34_">e</text:span><text:span text:style-name="_36_"> </text:span><text:span text:style-name="_31_2">b</text:span><text:span text:style-name="_33_">e</text:span><text:span text:style-name="_36_"> </text:span><text:span text:style-name="_31_2">n</text:span><text:span text:style-name="_34_">o</text:span><text:span text:style-name="_36_"> </text:span><text:span text:style-name="_31_4">h</text:span><text:span text:style-name="_34_">i</text:span><text:span text:style-name="_38_">e</text:span><text:span text:style-name="_31_5">r</text:span><text:span text:style-name="_35_">a</text:span><text:span text:style-name="_31_0">r</text:span><text:span text:style-name="_31_3">c</text:span><text:span text:style-name="_32_">h</text:span><text:span text:style-name="_31_0">y</text:span><text:span text:style-name="_31_1"> </text:span><text:span text:style-name="_33_">o</text:span><text:span text:style-name="_37_">f</text:span><text:span text:style-name="_31_1"> </text:span><text:span text:style-name="_34_">t</text:span><text:span text:style-name="_31_0">y</text:span><text:span text:style-name="_31_2">p</text:span><text:span text:style-name="_35_">e</text:span><text:span text:style-name="_37_">s</text:span><text:span text:style-name="_31_3">.</text:span><text:span text:style-name="_31_"> </text:span><text:span text:style-name="_39_">B</text:span><text:span text:style-name="_31_4">u</text:span><text:span text:style-name="_32_">t</text:span><text:span text:style-name="_36_"> </text:span><text:span text:style-name="_31_5">t</text:span><text:span text:style-name="_32_">h</text:span><text:span text:style-name="_39_">i</text:span><text:span text:style-name="_31_4">s</text:span><text:span text:style-name="_31_"> </text:span><text:span text:style-name="_38_">n</text:span><text:span text:style-name="_31_2">e</text:span><text:span text:style-name="_35_">e</text:span><text:span text:style-name="_38_">d</text:span><text:span text:style-name="_31_1"> </text:span><text:span text:style-name="_35_">n</text:span><text:span text:style-name="_31_0">o</text:span><text:span text:style-name="_31_3">t</text:span><text:span text:style-name="_31_"> </text:span><text:span text:style-name="_37_">m</text:span><text:span text:style-name="_31_4">e</text:span><text:span text:style-name="_32_">a</text:span><text:span text:style-name="_31_0">n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3">t</text:span><text:span text:style-name="_33_">y</text:span><text:span text:style-name="_37_">p</text:span><text:span text:style-name="_31_5">e</text:span><text:span text:style-name="_31_"> </text:span><text:span text:style-name="_38_">f</text:span><text:span text:style-name="_31_3">a</text:span><text:span text:style-name="_34_">l</text:span><text:span text:style-name="_39_">l</text:span><text:span text:style-name="_31_5">a</text:span><text:span text:style-name="_32_">c</text:span><text:span text:style-name="_38_">i</text:span><text:span text:style-name="_31_2">e</text:span><text:span text:style-name="_33_">s</text:span><text:span text:style-name="_36_"> </text:span><text:span text:style-name="_31_4">w</text:span><text:span text:style-name="_32_">i</text:span><text:span text:style-name="_31_0">l</text:span><text:span text:style-name="_31_4">l</text:span><text:span text:style-name="_31_"> </text:span><text:span text:style-name="_37_">o</text:span><text:span text:style-name="_31_3">c</text:span><text:span text:style-name="_34_">c</text:span><text:span text:style-name="_39_">u</text:span><text:span text:style-name="_31_3">r</text:span><text:span text:style-name="_34_">,</text:span><text:span text:style-name="_36_"> </text:span><text:span text:style-name="_31_3">a</text:span><text:span text:style-name="_35_">n</text:span><text:span text:style-name="_31_0">y</text:span><text:span text:style-name="_31_1"> </text:span><text:span text:style-name="_32_">m</text:span><text:span text:style-name="_38_">o</text:span><text:span text:style-name="_31_5">r</text:span><text:span text:style-name="_35_">e</text:span><text:span text:style-name="_36_"> </text:span><text:span text:style-name="_31_4">t</text:span><text:span text:style-name="_35_">h</text:span><text:span text:style-name="_39_">a</text:span><text:span text:style-name="_31_2">n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b</text:span><text:span text:style-name="_33_">o</text:span><text:span text:style-name="_38_">u</text:span><text:span text:style-name="_31_5">n</text:span><text:span text:style-name="_34_">d</text:span><text:span text:style-name="_36_"> </text:span><text:span text:style-name="_31_4">t</text:span><text:span text:style-name="_34_">o</text:span><text:span text:style-name="_36_"> </text:span><text:span text:style-name="_31_5">f</text:span><text:span text:style-name="_35_">a</text:span><text:span text:style-name="_39_">l</text:span><text:span text:style-name="_31_4">l</text:span><text:span text:style-name="_31_"> </text:span><text:span text:style-name="_37_">o</text:span><text:span text:style-name="_31_2">v</text:span><text:span text:style-name="_35_">e</text:span><text:span text:style-name="_38_">r</text:span><text:span text:style-name="_31_1"> </text:span><text:span text:style-name="_34_">u</text:span><text:span text:style-name="_38_">n</text:span><text:span text:style-name="_31_3">f</text:span><text:span text:style-name="_35_">e</text:span><text:span text:style-name="_31_0">n</text:span><text:span text:style-name="_31_4">c</text:span><text:span text:style-name="_34_">e</text:span><text:span text:style-name="_39_">d</text:span><text:span text:style-name="_31_1"> </text:span><text:span text:style-name="_34_">c</text:span><text:span text:style-name="_38_">l</text:span><text:span text:style-name="_31_4">i</text:span><text:span text:style-name="_32_">f</text:span><text:span text:style-name="_31_0">f</text:span><text:span text:style-name="_31_4">s</text:span><text:span text:style-name="_34_">.</text:span><text:span text:style-name="_36_"> </text:span><text:span text:style-name="_31_4">S</text:span><text:span text:style-name="_32_">u</text:span><text:span text:style-name="_39_">i</text:span><text:span text:style-name="_31_2">t</text:span><text:span text:style-name="_33_">a</text:span><text:span text:style-name="_37_">b</text:span><text:span text:style-name="_31_3">l</text:span><text:span text:style-name="_34_">e</text:span><text:span text:style-name="_36_"> </text:span><text:span text:style-name="_31_4">i</text:span><text:span text:style-name="_32_">m</text:span><text:span text:style-name="_39_">p</text:span><text:span text:style-name="_31_3">e</text:span><text:span text:style-name="_33_">r</text:span><text:span text:style-name="_38_">a</text:span><text:span text:style-name="_31_4">t</text:span><text:span text:style-name="_34_">i</text:span><text:span text:style-name="_31_0">v</text:span><text:span text:style-name="_31_2">e</text:span><text:span text:style-name="_33_">s</text:span><text:span text:style-name="_36_"> </text:span><text:span text:style-name="_31_5">(</text:span><text:span text:style-name="_34_">e</text:span><text:span text:style-name="_39_">x</text:span><text:span text:style-name="_31_2">p</text:span><text:span text:style-name="_32_">r</text:span><text:span text:style-name="_31_0">e</text:span><text:span text:style-name="_31_2">s</text:span><text:span text:style-name="_34_">s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4">i</text:span><text:span text:style-name="_34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4_">s</text:span><text:span text:style-name="_31_0">y</text:span><text:span text:style-name="_31_4">s</text:span><text:span text:style-name="_35_">t</text:span><text:span text:style-name="_31_0">e</text:span><text:span text:style-name="_31_4">m</text:span><text:span text:style-name="_35_">s</text:span><text:span text:style-name="_39_">,</text:span><text:span text:style-name="_31_1"> </text:span><text:span text:style-name="_32_">n</text:span><text:span text:style-name="_31_0">o</text:span><text:span text:style-name="_31_4">t</text:span><text:span text:style-name="_31_"> </text:span><text:span text:style-name="_37_">f</text:span><text:span text:style-name="_31_4">o</text:span><text:span text:style-name="_33_">r</text:span><text:span text:style-name="_31_0">m</text:span><text:span text:style-name="_31_2">i</text:span><text:span text:style-name="_33_">n</text:span><text:span text:style-name="_37_">g</text:span><text:span text:style-name="_31_1"> </text:span><text:span text:style-name="_32_">p</text:span><text:span text:style-name="_37_">a</text:span><text:span text:style-name="_31_5">r</text:span><text:span text:style-name="_35_">t</text:span><text:span text:style-name="_36_"> </text:span><text:span text:style-name="_31_2">o</text:span><text:span text:style-name="_33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9_">s</text:span><text:span text:style-name="_31_1"> </text:span><text:span text:style-name="_33_">o</text:span><text:span text:style-name="_37_">f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s</text:span><text:span text:style-name="_31_3">y</text:span><text:span text:style-name="_33_">s</text:span><text:span text:style-name="_37_">t</text:span><text:span text:style-name="_31_4">e</text:span><text:span text:style-name="_33_">m</text:span><text:span text:style-name="_39_">)</text:span><text:span text:style-name="_31_1"> </text:span><text:span text:style-name="_35_">s</text:span><text:span text:style-name="_39_">u</text:span><text:span text:style-name="_31_4">c</text:span><text:span text:style-name="_34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2_">n</text:span><text:span text:style-name="_39_">o</text:span><text:span text:style-name="_31_4">t</text:span><text:span text:style-name="_31_"> </text:span><text:span text:style-name="_31_0">u</text:span><text:span text:style-name="_31_3">s</text:span><text:span text:style-name="_34_">e</text:span><text:span text:style-name="_36_"> </text:span><text:span text:style-name="_31_4">a</text:span><text:span text:style-name="_31_"> </text:span><text:span text:style-name="_38_">c</text:span><text:span text:style-name="_31_2">l</text:span><text:span text:style-name="_33_">a</text:span><text:span text:style-name="_37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9_">e</text:span><text:span text:style-name="_31_4">s</text:span><text:span text:style-name="_34_">s</text:span><text:span text:style-name="_36_"> </text:span><text:span text:style-name="_31_4">i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4">a</text:span><text:span text:style-name="_31_"> </text:span><text:span text:style-name="_38_">s</text:span><text:span text:style-name="_31_2">u</text:span><text:span text:style-name="_32_">b</text:span><text:span text:style-name="_39_">c</text:span><text:span text:style-name="_31_5">l</text:span><text:span text:style-name="_33_">a</text:span><text:span text:style-name="_39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2">w</text:span><text:span text:style-name="_32_">h</text:span><text:span text:style-name="_31_0">i</text:span><text:span text:style-name="_31_2">c</text:span><text:span text:style-name="_32_">h</text:span><text:span text:style-name="_36_"> </text:span><text:span text:style-name="_31_4">h</text:span><text:span text:style-name="_32_">a</text:span><text:span text:style-name="_38_">s</text:span><text:span text:style-name="_31_1"> </text:span><text:span text:style-name="_34_">b</text:span><text:span text:style-name="_37_">e</text:span><text:span text:style-name="_31_3">e</text:span><text:span text:style-name="_34_">n</text:span><text:span text:style-name="_36_"> </text:span><text:span text:style-name="_31_3">m</text:span><text:span text:style-name="_33_">e</text:span><text:span text:style-name="_37_">n</text:span><text:span text:style-name="_31_4">t</text:span><text:span text:style-name="_32_">i</text:span><text:span text:style-name="_39_">o</text:span><text:span text:style-name="_31_2">n</text:span><text:span text:style-name="_33_">e</text:span><text:span text:style-name="_38_">d</text:span><text:span text:style-name="_31_1"> </text:span><text:span text:style-name="_34_">b</text:span><text:span text:style-name="_38_">y</text:span><text:span text:style-name="_31_1"> </text:span><text:span text:style-name="_33_">t</text:span><text:span text:style-name="_31_0">e</text:span><text:span text:style-name="_31_2">a</text:span><text:span text:style-name="_34_">c</text:span><text:span text:style-name="_38_">h</text:span><text:span text:style-name="_31_3">e</text:span><text:span text:style-name="_33_">r</text:span><text:span text:style-name="_38_">"</text:span><text:span text:style-name="_31_1"> </text:span><text:span text:style-name="_35_">c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a</text:span><text:span text:style-name="_36_"> </text:span><text:span text:style-name="_31_5">s</text:span><text:span text:style-name="_33_">i</text:span><text:span text:style-name="_31_0">m</text:span><text:span text:style-name="_31_4">i</text:span><text:span text:style-name="_33_">l</text:span><text:span text:style-name="_38_">a</text:span><text:span text:style-name="_31_5">r</text:span><text:span text:style-name="_31_"> </text:span><text:span text:style-name="_31_0">e</text:span><text:span text:style-name="_31_3">f</text:span><text:span text:style-name="_35_">f</text:span><text:span text:style-name="_31_0">e</text:span><text:span text:style-name="_31_3">c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"</text:span><text:span text:style-name="_34_">D</text:span><text:span text:style-name="_31_0">o</text:span><text:span text:style-name="_31_1"> </text:span><text:span text:style-name="_34_">n</text:span><text:span text:style-name="_37_">o</text:span><text:span text:style-name="_31_5">t</text:span><text:span text:style-name="_31_"> </text:span><text:span text:style-name="_37_">g</text:span><text:span text:style-name="_31_5">o</text:span><text:span text:style-name="_31_"> </text:span><text:span text:style-name="_31_0">t</text:span><text:span text:style-name="_31_4">o</text:span><text:span text:style-name="_32_">o</text:span><text:span text:style-name="_36_"> </text:span><text:span text:style-name="_31_2">n</text:span><text:span text:style-name="_34_">e</text:span><text:span text:style-name="_37_">a</text:span><text:span text:style-name="_31_5">r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d</text:span><text:span text:style-name="_39_">g</text:span><text:span text:style-name="_31_2">e</text:span><text:span text:style-name="_35_">.</text:span><text:span text:style-name="_37_">"</text:span></text:p>
      <text:p text:style-name="P1"><text:span text:style-name="_33_">T</text:span><text:span text:style-name="_38_">h</text:span><text:span text:style-name="_31_2">e</text:span><text:span text:style-name="_31_"> </text:span><text:span text:style-name="_37_">i</text:span><text:span text:style-name="_31_2">m</text:span><text:span text:style-name="_33_">p</text:span><text:span text:style-name="_39_">e</text:span><text:span text:style-name="_31_4">r</text:span><text:span text:style-name="_32_">a</text:span><text:span text:style-name="_37_">t</text:span><text:span text:style-name="_31_5">i</text:span><text:span text:style-name="_34_">v</text:span><text:span text:style-name="_37_">e</text:span><text:span text:style-name="_31_3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5_">c</text:span><text:span text:style-name="_31_0">a</text:span><text:span text:style-name="_31_3">n</text:span><text:span text:style-name="_31_"> </text:span><text:span text:style-name="_39_">b</text:span><text:span text:style-name="_31_2">e</text:span><text:span text:style-name="_31_"> </text:span><text:span text:style-name="_38_">o</text:span><text:span text:style-name="_31_5">b</text:span><text:span text:style-name="_33_">e</text:span><text:span text:style-name="_37_">y</text:span><text:span text:style-name="_31_2">e</text:span><text:span text:style-name="_34_">d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m</text:span><text:span text:style-name="_31_2">a</text:span><text:span text:style-name="_32_">c</text:span><text:span text:style-name="_38_">h</text:span><text:span text:style-name="_31_2">i</text:span><text:span text:style-name="_35_">n</text:span><text:span text:style-name="_39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6_"> </text:span><text:span text:style-name="_31_2">h</text:span><text:span text:style-name="_33_">a</text:span><text:span text:style-name="_37_">s</text:span><text:span text:style-name="_31_1"> </text:span><text:span text:style-name="_33_">n</text:span><text:span text:style-name="_39_">o</text:span><text:span text:style-name="_31_1"> </text:span><text:span text:style-name="_33_">l</text:span><text:span text:style-name="_38_">i</text:span><text:span text:style-name="_31_2">m</text:span><text:span text:style-name="_35_">b</text:span><text:span text:style-name="_37_">s</text:span><text:span text:style-name="_31_1"> </text:span><text:span text:style-name="_33_">a</text:span><text:span text:style-name="_37_">r</text:span><text:span text:style-name="_31_3">e</text:span><text:span text:style-name="_31_"> </text:span><text:span text:style-name="_38_">b</text:span><text:span text:style-name="_31_5">o</text:span><text:span text:style-name="_32_">u</text:span><text:span text:style-name="_37_">n</text:span><text:span text:style-name="_31_4">d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4_">r</text:span><text:span text:style-name="_38_">a</text:span><text:span text:style-name="_31_4">t</text:span><text:span text:style-name="_32_">h</text:span><text:span text:style-name="_39_">e</text:span><text:span text:style-name="_31_4">r</text:span><text:span text:style-name="_31_"> </text:span><text:span text:style-name="_39_">i</text:span><text:span text:style-name="_31_2">n</text:span><text:span text:style-name="_35_">t</text:span><text:span text:style-name="_31_0">e</text:span><text:span text:style-name="_31_4">l</text:span><text:span text:style-name="_32_">l</text:span><text:span text:style-name="_37_">e</text:span><text:span text:style-name="_31_3">c</text:span><text:span text:style-name="_32_">t</text:span><text:span text:style-name="_37_">u</text:span><text:span text:style-name="_31_4">a</text:span><text:span text:style-name="_32_">l</text:span><text:span text:style-name="_36_"> </text:span><text:span text:style-name="_31_4">c</text:span><text:span text:style-name="_34_">h</text:span><text:span text:style-name="_37_">a</text:span><text:span text:style-name="_31_2">r</text:span><text:span text:style-name="_34_">a</text:span><text:span text:style-name="_31_0">c</text:span><text:span text:style-name="_31_4">t</text:span><text:span text:style-name="_35_">e</text:span><text:span text:style-name="_38_">r</text:span><text:span text:style-name="_31_3">,</text:span><text:span text:style-name="_31_"> </text:span><text:span text:style-name="_39_">a</text:span><text:span text:style-name="_31_5">s</text:span><text:span text:style-name="_31_"> </text:span><text:span text:style-name="_39_">i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e</text:span><text:span text:style-name="_34_">x</text:span><text:span text:style-name="_37_">a</text:span><text:span text:style-name="_31_3">m</text:span><text:span text:style-name="_34_">p</text:span><text:span text:style-name="_31_0">l</text:span><text:span text:style-name="_31_5">e</text:span><text:span text:style-name="_31_"> </text:span><text:span text:style-name="_38_">(</text:span><text:span text:style-name="_31_3">d</text:span><text:span text:style-name="_34_">o</text:span><text:span text:style-name="_31_0">i</text:span><text:span text:style-name="_31_4">n</text:span><text:span text:style-name="_33_">g</text:span><text:span text:style-name="_36_"> </text:span><text:span text:style-name="_31_4">h</text:span><text:span text:style-name="_32_">o</text:span><text:span text:style-name="_38_">m</text:span><text:span text:style-name="_31_5">e</text:span><text:span text:style-name="_34_">w</text:span><text:span text:style-name="_38_">o</text:span><text:span text:style-name="_31_2">r</text:span><text:span text:style-name="_35_">k</text:span><text:span text:style-name="_31_0">)</text:span><text:span text:style-name="_31_1"> </text:span><text:span text:style-name="_33_">g</text:span><text:span text:style-name="_38_">i</text:span><text:span text:style-name="_31_2">v</text:span><text:span text:style-name="_34_">e</text:span><text:span text:style-name="_37_">n</text:span><text:span text:style-name="_31_1"> </text:span><text:span text:style-name="_34_">a</text:span><text:span text:style-name="_31_0">b</text:span><text:span text:style-name="_31_4">o</text:span><text:span text:style-name="_34_">v</text:span><text:span text:style-name="_39_">e</text:span><text:span text:style-name="_31_3">.</text:span><text:span text:style-name="_31_"> </text:span><text:span text:style-name="_38_">i</text:span><text:span text:style-name="_31_4">m</text:span><text:span text:style-name="_35_">p</text:span><text:span text:style-name="_38_">o</text:span><text:span text:style-name="_31_2">r</text:span><text:span text:style-name="_32_">t</text:span><text:span text:style-name="_31_0">a</text:span><text:span text:style-name="_31_2">n</text:span><text:span text:style-name="_32_">t</text:span><text:span text:style-name="_36_"> </text:span><text:span text:style-name="_31_3">a</text:span><text:span text:style-name="_35_">m</text:span><text:span text:style-name="_38_">o</text:span><text:span text:style-name="_31_2">n</text:span><text:span text:style-name="_33_">g</text:span><text:span text:style-name="_39_">s</text:span><text:span text:style-name="_31_3">t</text:span><text:span text:style-name="_31_"> </text:span><text:span text:style-name="_31_0">s</text:span><text:span text:style-name="_31_5">u</text:span><text:span text:style-name="_35_">c</text:span><text:span text:style-name="_31_0">h</text:span><text:span text:style-name="_31_1"> </text:span><text:span text:style-name="_33_">i</text:span><text:span text:style-name="_38_">m</text:span><text:span text:style-name="_31_4">p</text:span><text:span text:style-name="_35_">e</text:span><text:span text:style-name="_31_0">r</text:span><text:span text:style-name="_31_2">a</text:span><text:span text:style-name="_33_">t</text:span><text:span text:style-name="_37_">i</text:span><text:span text:style-name="_31_3">v</text:span><text:span text:style-name="_35_">e</text:span><text:span text:style-name="_38_">s</text:span><text:span text:style-name="_31_1"> </text:span><text:span text:style-name="_35_">w</text:span><text:span text:style-name="_37_">i</text:span><text:span text:style-name="_31_2">l</text:span><text:span text:style-name="_33_">l</text:span><text:span text:style-name="_36_"> </text:span><text:span text:style-name="_31_2">b</text:span><text:span text:style-name="_33_">e</text:span><text:span text:style-name="_36_"> </text:span><text:span text:style-name="_31_4">o</text:span><text:span text:style-name="_34_">n</text:span><text:span text:style-name="_37_">e</text:span><text:span text:style-name="_31_3">s</text:span><text:span text:style-name="_31_"> </text:span><text:span text:style-name="_37_">w</text:span><text:span text:style-name="_31_4">h</text:span><text:span text:style-name="_35_">i</text:span><text:span text:style-name="_38_">c</text:span><text:span text:style-name="_31_5">h</text:span><text:span text:style-name="_31_"> </text:span><text:span text:style-name="_37_">r</text:span><text:span text:style-name="_31_5">e</text:span><text:span text:style-name="_32_">g</text:span><text:span text:style-name="_37_">u</text:span><text:span text:style-name="_31_3">l</text:span><text:span text:style-name="_34_">a</text:span><text:span text:style-name="_38_">t</text:span><text:span text:style-name="_31_4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o</text:span><text:span text:style-name="_35_">r</text:span><text:span text:style-name="_37_">d</text:span><text:span text:style-name="_31_3">e</text:span><text:span text:style-name="_35_">r</text:span><text:span text:style-name="_36_"> </text:span><text:span text:style-name="_31_2">i</text:span><text:span text:style-name="_34_">n</text:span><text:span text:style-name="_36_"> </text:span><text:span text:style-name="_31_3">w</text:span><text:span text:style-name="_34_">h</text:span><text:span text:style-name="_37_">i</text:span><text:span text:style-name="_31_2">c</text:span><text:span text:style-name="_35_">h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5">l</text:span><text:span text:style-name="_32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4">e</text:span><text:span text:style-name="_31_"> </text:span><text:span text:style-name="_39_">l</text:span><text:span text:style-name="_31_4">o</text:span><text:span text:style-name="_33_">g</text:span><text:span text:style-name="_38_">i</text:span><text:span text:style-name="_31_3">c</text:span><text:span text:style-name="_35_">a</text:span><text:span text:style-name="_31_0">l</text:span><text:span text:style-name="_31_1"> </text:span><text:span text:style-name="_34_">s</text:span><text:span text:style-name="_37_">y</text:span><text:span text:style-name="_31_2">s</text:span><text:span text:style-name="_33_">t</text:span><text:span text:style-name="_31_0">e</text:span><text:span text:style-name="_31_2">m</text:span><text:span text:style-name="_31_"> </text:span><text:span text:style-name="_39_">c</text:span><text:span text:style-name="_31_5">o</text:span><text:span text:style-name="_35_">n</text:span><text:span text:style-name="_39_">c</text:span><text:span text:style-name="_31_5">e</text:span><text:span text:style-name="_34_">r</text:span><text:span text:style-name="_31_0">n</text:span><text:span text:style-name="_31_5">e</text:span><text:span text:style-name="_33_">d</text:span><text:span text:style-name="_36_"> </text:span><text:span text:style-name="_31_2">a</text:span><text:span text:style-name="_33_">r</text:span><text:span text:style-name="_38_">e</text:span><text:span text:style-name="_31_1"> </text:span><text:span text:style-name="_34_">t</text:span><text:span text:style-name="_37_">o</text:span><text:span text:style-name="_31_1"> </text:span><text:span text:style-name="_34_">b</text:span><text:span text:style-name="_39_">e</text:span><text:span text:style-name="_31_1"> </text:span><text:span text:style-name="_35_">a</text:span><text:span text:style-name="_31_0">p</text:span><text:span text:style-name="_31_3">p</text:span><text:span text:style-name="_32_">l</text:span><text:span text:style-name="_31_0">i</text:span><text:span text:style-name="_31_5">e</text:span><text:span text:style-name="_32_">d</text:span><text:span text:style-name="_39_">,</text:span><text:span text:style-name="_31_1"> </text:span><text:span text:style-name="_32_">F</text:span><text:span text:style-name="_39_">o</text:span><text:span text:style-name="_31_4">r</text:span><text:span text:style-name="_31_"> </text:span><text:span text:style-name="_38_">a</text:span><text:span text:style-name="_31_4">t</text:span><text:span text:style-name="_31_"> </text:span><text:span text:style-name="_39_">e</text:span><text:span text:style-name="_31_3">a</text:span><text:span text:style-name="_34_">c</text:span><text:span text:style-name="_39_">h</text:span><text:span text:style-name="_31_1"> </text:span><text:span text:style-name="_35_">s</text:span><text:span text:style-name="_37_">t</text:span><text:span text:style-name="_31_2">a</text:span><text:span text:style-name="_35_">g</text:span><text:span text:style-name="_37_">e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o</text:span><text:span text:style-name="_33_">n</text:span><text:span text:style-name="_37_">e</text:span><text:span text:style-name="_31_1"> </text:span><text:span text:style-name="_35_">i</text:span><text:span text:style-name="_39_">s</text:span><text:span text:style-name="_31_1"> </text:span><text:span text:style-name="_35_">u</text:span><text:span text:style-name="_38_">s</text:span><text:span text:style-name="_31_4">i</text:span><text:span text:style-name="_35_">n</text:span><text:span text:style-name="_37_">g</text:span><text:span text:style-name="_31_1"> </text:span><text:span text:style-name="_33_">a</text:span><text:span text:style-name="_36_"> </text:span><text:span text:style-name="_31_3">l</text:span><text:span text:style-name="_35_">o</text:span><text:span text:style-name="_37_">g</text:span><text:span text:style-name="_31_2">i</text:span><text:span text:style-name="_34_">c</text:span><text:span text:style-name="_39_">a</text:span><text:span text:style-name="_31_2">l</text:span><text:span text:style-name="_31_"> </text:span><text:span text:style-name="_37_">s</text:span><text:span text:style-name="_31_4">y</text:span><text:span text:style-name="_33_">s</text:span><text:span text:style-name="_38_">t</text:span><text:span text:style-name="_31_5">e</text:span><text:span text:style-name="_34_">m</text:span><text:span text:style-name="_38_">,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8_">e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2">v</text:span><text:span text:style-name="_32_">e</text:span><text:span text:style-name="_39_">r</text:span><text:span text:style-name="_31_4">y</text:span><text:span text:style-name="_31_"> </text:span><text:span text:style-name="_31_0">l</text:span><text:span text:style-name="_31_2">a</text:span><text:span text:style-name="_32_">r</text:span><text:span text:style-name="_39_">g</text:span><text:span text:style-name="_31_3">e</text:span><text:span text:style-name="_31_"> </text:span><text:span text:style-name="_39_">n</text:span><text:span text:style-name="_31_5">u</text:span><text:span text:style-name="_33_">m</text:span><text:span text:style-name="_37_">b</text:span><text:span text:style-name="_31_3">e</text:span><text:span text:style-name="_33_">r</text:span><text:span text:style-name="_36_"> </text:span><text:span text:style-name="_31_3">o</text:span><text:span text:style-name="_35_">f</text:span><text:span text:style-name="_36_"> </text:span><text:span text:style-name="_31_5">a</text:span><text:span text:style-name="_35_">l</text:span><text:span text:style-name="_37_">t</text:span><text:span text:style-name="_31_4">e</text:span><text:span text:style-name="_32_">r</text:span><text:span text:style-name="_31_0">n</text:span><text:span text:style-name="_31_2">a</text:span><text:span text:style-name="_32_">t</text:span><text:span text:style-name="_38_">i</text:span><text:span text:style-name="_31_2">v</text:span><text:span text:style-name="_34_">e</text:span><text:span text:style-name="_36_"> </text:span><text:span text:style-name="_31_3">s</text:span><text:span text:style-name="_34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2_">a</text:span><text:span text:style-name="_37_">n</text:span><text:span text:style-name="_31_2">y</text:span><text:span text:style-name="_31_"> </text:span><text:span text:style-name="_31_0">o</text:span><text:span text:style-name="_31_2">f</text:span><text:span text:style-name="_31_"> </text:span><text:span text:style-name="_39_">w</text:span><text:span text:style-name="_31_5">h</text:span><text:span text:style-name="_35_">i</text:span><text:span text:style-name="_37_">c</text:span><text:span text:style-name="_31_2">h</text:span><text:span text:style-name="_31_"> </text:span><text:span text:style-name="_38_">o</text:span><text:span text:style-name="_31_5">n</text:span><text:span text:style-name="_33_">e</text:span><text:span text:style-name="_36_"> </text:span><text:span text:style-name="_31_2">i</text:span><text:span text:style-name="_35_">s</text:span><text:span text:style-name="_36_"> </text:span><text:span text:style-name="_31_4">p</text:span><text:span text:style-name="_34_">e</text:span><text:span text:style-name="_37_">r</text:span><text:span text:style-name="_31_5">m</text:span><text:span text:style-name="_32_">i</text:span><text:span text:style-name="_39_">t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a</text:span><text:span text:style-name="_37_">p</text:span><text:span text:style-name="_31_2">p</text:span><text:span text:style-name="_35_">l</text:span><text:span text:style-name="_38_">y</text:span><text:span text:style-name="_31_2">,</text:span><text:span text:style-name="_31_"> </text:span><text:span text:style-name="_31_0">s</text:span><text:span text:style-name="_31_5">o</text:span><text:span text:style-name="_31_"> </text:span><text:span text:style-name="_31_0">f</text:span><text:span text:style-name="_31_4">a</text:span><text:span text:style-name="_33_">r</text:span><text:span text:style-name="_36_"> </text:span><text:span text:style-name="_31_3">a</text:span><text:span text:style-name="_33_">s</text:span><text:span text:style-name="_36_"> </text:span><text:span text:style-name="_31_3">o</text:span><text:span text:style-name="_32_">b</text:span><text:span text:style-name="_38_">e</text:span><text:span text:style-name="_31_5">d</text:span><text:span text:style-name="_35_">i</text:span><text:span text:style-name="_38_">e</text:span><text:span text:style-name="_31_4">n</text:span><text:span text:style-name="_33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r</text:span><text:span text:style-name="_31_3">u</text:span><text:span text:style-name="_35_">l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o</text:span><text:span text:style-name="_37_">g</text:span><text:span text:style-name="_31_5">i</text:span><text:span text:style-name="_34_">c</text:span><text:span text:style-name="_38_">a</text:span><text:span text:style-name="_31_2">l</text:span><text:span text:style-name="_31_"> </text:span><text:span text:style-name="_39_">s</text:span><text:span text:style-name="_31_2">y</text:span><text:span text:style-name="_34_">s</text:span><text:span text:style-name="_37_">t</text:span><text:span text:style-name="_31_4">e</text:span><text:span text:style-name="_35_">m</text:span><text:span text:style-name="_36_"> </text:span><text:span text:style-name="_31_5">i</text:span><text:span text:style-name="_35_">s</text:span><text:span text:style-name="_36_"> </text:span><text:span text:style-name="_31_5">c</text:span><text:span text:style-name="_32_">o</text:span><text:span text:style-name="_39_">n</text:span><text:span text:style-name="_31_4">c</text:span><text:span text:style-name="_34_">e</text:span><text:span text:style-name="_31_0">r</text:span><text:span text:style-name="_31_3">n</text:span><text:span text:style-name="_32_">e</text:span><text:span text:style-name="_37_">d</text:span><text:span text:style-name="_31_3">.</text:span><text:span text:style-name="_31_"> </text:span><text:span text:style-name="_39_">T</text:span><text:span text:style-name="_31_3">h</text:span><text:span text:style-name="_32_">e</text:span><text:span text:style-name="_37_">s</text:span><text:span text:style-name="_31_2">e</text:span><text:span text:style-name="_31_"> </text:span><text:span text:style-name="_39_">c</text:span><text:span text:style-name="_31_2">h</text:span><text:span text:style-name="_35_">o</text:span><text:span text:style-name="_37_">i</text:span><text:span text:style-name="_31_2">c</text:span><text:span text:style-name="_34_">e</text:span><text:span text:style-name="_31_0">s</text:span><text:span text:style-name="_31_1"> </text:span><text:span text:style-name="_34_">m</text:span><text:span text:style-name="_38_">a</text:span><text:span text:style-name="_31_5">k</text:span><text:span text:style-name="_33_">e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d</text:span><text:span text:style-name="_39_">i</text:span><text:span text:style-name="_31_2">f</text:span><text:span text:style-name="_34_">f</text:span><text:span text:style-name="_39_">e</text:span><text:span text:style-name="_31_3">r</text:span><text:span text:style-name="_35_">e</text:span><text:span text:style-name="_37_">n</text:span><text:span text:style-name="_31_3">c</text:span><text:span text:style-name="_34_">e</text:span><text:span text:style-name="_36_"> </text:span><text:span text:style-name="_31_5">b</text:span><text:span text:style-name="_35_">e</text:span><text:span text:style-name="_37_">t</text:span><text:span text:style-name="_31_3">w</text:span><text:span text:style-name="_34_">e</text:span><text:span text:style-name="_39_">e</text:span><text:span text:style-name="_31_2">n</text:span><text:span text:style-name="_31_"> </text:span><text:span text:style-name="_38_">a</text:span><text:span text:style-name="_31_1"> </text:span><text:span text:style-name="_32_">b</text:span><text:span text:style-name="_31_0">r</text:span><text:span text:style-name="_31_4">i</text:span><text:span text:style-name="_32_">l</text:span><text:span text:style-name="_37_">l</text:span><text:span text:style-name="_31_2">i</text:span><text:span text:style-name="_32_">a</text:span><text:span text:style-name="_38_">n</text:span><text:span text:style-name="_31_5">t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9_">f</text:span><text:span text:style-name="_31_3">o</text:span><text:span text:style-name="_32_">o</text:span><text:span text:style-name="_38_">t</text:span><text:span text:style-name="_31_3">l</text:span><text:span text:style-name="_32_">i</text:span><text:span text:style-name="_38_">n</text:span><text:span text:style-name="_31_3">g</text:span><text:span text:style-name="_31_"> </text:span><text:span text:style-name="_39_">r</text:span><text:span text:style-name="_31_4">e</text:span><text:span text:style-name="_33_">a</text:span><text:span text:style-name="_37_">s</text:span><text:span text:style-name="_31_2">o</text:span><text:span text:style-name="_35_">n</text:span><text:span text:style-name="_39_">e</text:span><text:span text:style-name="_31_5">r</text:span><text:span text:style-name="_34_">,</text:span><text:span text:style-name="_36_"> </text:span><text:span text:style-name="_31_5">n</text:span><text:span text:style-name="_32_">o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d</text:span><text:span text:style-name="_31_3">i</text:span><text:span text:style-name="_35_">f</text:span><text:span text:style-name="_37_">f</text:span><text:span text:style-name="_31_4">e</text:span><text:span text:style-name="_32_">r</text:span><text:span text:style-name="_38_">e</text:span><text:span text:style-name="_31_2">n</text:span><text:span text:style-name="_32_">c</text:span><text:span text:style-name="_37_">e</text:span><text:span text:style-name="_31_1"> </text:span><text:span text:style-name="_34_">b</text:span><text:span text:style-name="_31_0">e</text:span><text:span text:style-name="_31_4">t</text:span><text:span text:style-name="_33_">w</text:span><text:span text:style-name="_38_">e</text:span><text:span text:style-name="_31_5">e</text:span><text:span text:style-name="_32_">n</text:span><text:span text:style-name="_36_"> </text:span><text:span text:style-name="_31_4">a</text:span><text:span text:style-name="_31_"> </text:span><text:span text:style-name="_37_">s</text:span><text:span text:style-name="_31_5">o</text:span><text:span text:style-name="_32_">u</text:span><text:span text:style-name="_39_">n</text:span><text:span text:style-name="_31_5">d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a</text:span><text:span text:style-name="_31_"> </text:span><text:span text:style-name="_38_">f</text:span><text:span text:style-name="_31_5">a</text:span><text:span text:style-name="_34_">l</text:span><text:span text:style-name="_31_0">l</text:span><text:span text:style-name="_31_5">a</text:span><text:span text:style-name="_35_">c</text:span><text:span text:style-name="_38_">i</text:span><text:span text:style-name="_31_3">o</text:span><text:span text:style-name="_33_">u</text:span><text:span text:style-name="_39_">s</text:span><text:span text:style-name="_31_1"> </text:span><text:span text:style-name="_32_">o</text:span><text:span text:style-name="_37_">n</text:span><text:span text:style-name="_31_4">e</text:span><text:span text:style-name="_35_">.</text:span><text:span text:style-name="_36_"> </text:span><text:span text:style-name="_31_3">P</text:span><text:span text:style-name="_35_">r</text:span><text:span text:style-name="_38_">o</text:span><text:span text:style-name="_31_4">p</text:span><text:span text:style-name="_32_">o</text:span><text:span text:style-name="_37_">s</text:span><text:span text:style-name="_31_4">i</text:span><text:span text:style-name="_32_">t</text:span><text:span text:style-name="_39_">i</text:span><text:span text:style-name="_31_3">o</text:span><text:span text:style-name="_35_">n</text:span><text:span text:style-name="_37_">s</text:span><text:span text:style-name="_31_1"> </text:span><text:span text:style-name="_34_">l</text:span><text:span text:style-name="_38_">e</text:span><text:span text:style-name="_31_2">a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4">t</text:span><text:span text:style-name="_35_">o</text:span><text:span text:style-name="_36_"> </text:span><text:span text:style-name="_31_5">i</text:span><text:span text:style-name="_33_">m</text:span><text:span text:style-name="_31_0">p</text:span><text:span text:style-name="_31_5">e</text:span><text:span text:style-name="_32_">r</text:span><text:span text:style-name="_38_">a</text:span><text:span text:style-name="_31_5">t</text:span><text:span text:style-name="_33_">i</text:span><text:span text:style-name="_37_">v</text:span><text:span text:style-name="_31_2">e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k</text:span><text:span text:style-name="_31_5">i</text:span><text:span text:style-name="_34_">n</text:span><text:span text:style-name="_38_">d</text:span><text:span text:style-name="_31_1"> </text:span><text:span text:style-name="_33_">m</text:span><text:span text:style-name="_37_">i</text:span><text:span text:style-name="_31_5">g</text:span><text:span text:style-name="_33_">h</text:span><text:span text:style-name="_38_">t</text:span><text:span text:style-name="_31_1"> </text:span><text:span text:style-name="_32_">b</text:span><text:span text:style-name="_37_">e</text:span><text:span text:style-name="_31_1"> </text:span><text:span text:style-name="_34_">"</text:span><text:span text:style-name="_38_">W</text:span><text:span text:style-name="_31_2">h</text:span><text:span text:style-name="_32_">e</text:span><text:span text:style-name="_37_">n</text:span><text:span text:style-name="_31_1"> </text:span><text:span text:style-name="_35_">S</text:span><text:span text:style-name="_38_">o</text:span><text:span text:style-name="_31_4">c</text:span><text:span text:style-name="_35_">r</text:span><text:span text:style-name="_39_">a</text:span><text:span text:style-name="_31_4">t</text:span><text:span text:style-name="_32_">e</text:span><text:span text:style-name="_38_">s</text:span><text:span text:style-name="_31_1"> </text:span><text:span text:style-name="_32_">i</text:span><text:span text:style-name="_37_">s</text:span><text:span text:style-name="_31_1"> </text:span><text:span text:style-name="_35_">m</text:span><text:span text:style-name="_38_">e</text:span><text:span text:style-name="_31_2">n</text:span><text:span text:style-name="_35_">t</text:span><text:span text:style-name="_31_0">i</text:span><text:span text:style-name="_31_3">o</text:span><text:span text:style-name="_35_">n</text:span><text:span text:style-name="_37_">e</text:span><text:span text:style-name="_31_5">d</text:span><text:span text:style-name="_32_">,</text:span><text:span text:style-name="_36_"> </text:span><text:span text:style-name="_31_4">u</text:span><text:span text:style-name="_35_">s</text:span><text:span text:style-name="_31_0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s</text:span><text:span text:style-name="_31_5">y</text:span><text:span text:style-name="_32_">l</text:span><text:span text:style-name="_39_">l</text:span><text:span text:style-name="_31_2">o</text:span><text:span text:style-name="_34_">g</text:span><text:span text:style-name="_37_">i</text:span><text:span text:style-name="_31_2">s</text:span><text:span text:style-name="_32_">m</text:span><text:span text:style-name="_36_"> </text:span><text:span text:style-name="_31_4">i</text:span><text:span text:style-name="_33_">n</text:span><text:span text:style-name="_36_"> </text:span><text:span text:style-name="_31_3">B</text:span><text:span text:style-name="_34_">a</text:span><text:span text:style-name="_39_">r</text:span><text:span text:style-name="_31_4">b</text:span><text:span text:style-name="_33_">a</text:span><text:span text:style-name="_31_0">r</text:span><text:span text:style-name="_31_3">a</text:span><text:span text:style-name="_35_">"</text:span><text:span text:style-name="_36_"> </text:span><text:span text:style-name="_31_5">o</text:span><text:span text:style-name="_33_">r</text:span><text:span text:style-name="_36_"> </text:span><text:span text:style-name="_31_2">"</text:span><text:span text:style-name="_34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7_">m</text:span><text:span text:style-name="_31_3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h</text:span><text:span text:style-name="_32_">a</text:span><text:span text:style-name="_38_">s</text:span><text:span text:style-name="_31_1"> </text:span><text:span text:style-name="_33_">b</text:span><text:span text:style-name="_31_0">e</text:span><text:span text:style-name="_31_4">e</text:span><text:span text:style-name="_34_">n</text:span><text:span text:style-name="_36_"> </text:span><text:span text:style-name="_31_5">p</text:span><text:span text:style-name="_32_">r</text:span><text:span text:style-name="_31_0">o</text:span><text:span text:style-name="_31_3">v</text:span><text:span text:style-name="_32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5_">q</text:span><text:span text:style-name="_31_0">u</text:span><text:span text:style-name="_31_4">i</text:span><text:span text:style-name="_35_">c</text:span><text:span text:style-name="_38_">k</text:span><text:span text:style-name="_31_4">e</text:span><text:span text:style-name="_33_">r</text:span><text:span text:style-name="_36_"> </text:span><text:span text:style-name="_31_4">t</text:span><text:span text:style-name="_35_">h</text:span><text:span text:style-name="_31_0">a</text:span><text:span text:style-name="_31_2">n</text:span><text:span text:style-name="_31_"> </text:span><text:span text:style-name="_38_">a</text:span><text:span text:style-name="_31_5">n</text:span><text:span text:style-name="_35_">o</text:span><text:span text:style-name="_31_0">t</text:span><text:span text:style-name="_31_4">h</text:span><text:span text:style-name="_35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u</text:span><text:span text:style-name="_35_">s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s</text:span><text:span text:style-name="_31_4">l</text:span><text:span text:style-name="_33_">o</text:span><text:span text:style-name="_39_">w</text:span><text:span text:style-name="_31_3">e</text:span><text:span text:style-name="_32_">r</text:span><text:span text:style-name="_36_"> </text:span><text:span text:style-name="_31_5">m</text:span><text:span text:style-name="_33_">e</text:span><text:span text:style-name="_31_0">t</text:span><text:span text:style-name="_31_4">h</text:span><text:span text:style-name="_34_">o</text:span><text:span text:style-name="_37_">d</text:span><text:span text:style-name="_31_2">.</text:span><text:span text:style-name="_33_">"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2">h</text:span><text:span text:style-name="_32_">e</text:span><text:span text:style-name="_38_">s</text:span><text:span text:style-name="_31_2">e</text:span><text:span text:style-name="_31_"> </text:span><text:span text:style-name="_38_">m</text:span><text:span text:style-name="_31_2">a</text:span><text:span text:style-name="_32_">y</text:span><text:span text:style-name="_36_"> </text:span><text:span text:style-name="_31_3">b</text:span><text:span text:style-name="_32_">e</text:span><text:span text:style-name="_36_"> </text:span><text:span text:style-name="_31_3">"</text:span><text:span text:style-name="_35_">g</text:span><text:span text:style-name="_31_0">i</text:span><text:span text:style-name="_31_5">v</text:span><text:span text:style-name="_33_">e</text:span><text:span text:style-name="_37_">n</text:span><text:span text:style-name="_31_1"> </text:span><text:span text:style-name="_32_">b</text:span><text:span text:style-name="_39_">y</text:span><text:span text:style-name="_31_1"> </text:span><text:span text:style-name="_33_">a</text:span><text:span text:style-name="_38_">u</text:span><text:span text:style-name="_31_4">t</text:span><text:span text:style-name="_34_">h</text:span><text:span text:style-name="_38_">o</text:span><text:span text:style-name="_31_2">r</text:span><text:span text:style-name="_34_">i</text:span><text:span text:style-name="_31_0">t</text:span><text:span text:style-name="_31_4">y</text:span><text:span text:style-name="_33_">,</text:span><text:span text:style-name="_39_">"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o</text:span><text:span text:style-name="_31_5">t</text:span><text:span text:style-name="_32_">h</text:span><text:span text:style-name="_37_">e</text:span><text:span text:style-name="_31_3">r</text:span><text:span text:style-name="_33_">s</text:span><text:span text:style-name="_36_"> </text:span><text:span text:style-name="_31_2">m</text:span><text:span text:style-name="_32_">a</text:span><text:span text:style-name="_38_">y</text:span><text:span text:style-name="_31_1"> </text:span><text:span text:style-name="_32_">b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3_">d</text:span><text:span text:style-name="_39_">u</text:span><text:span text:style-name="_31_5">c</text:span><text:span text:style-name="_33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m</text:span><text:span text:style-name="_31_3">a</text:span><text:span text:style-name="_33_">c</text:span><text:span text:style-name="_37_">h</text:span><text:span text:style-name="_31_2">i</text:span><text:span text:style-name="_34_">n</text:span><text:span text:style-name="_38_">e</text:span><text:span text:style-name="_31_1"> </text:span><text:span text:style-name="_34_">i</text:span><text:span text:style-name="_39_">t</text:span><text:span text:style-name="_31_4">s</text:span><text:span text:style-name="_34_">e</text:span><text:span text:style-name="_31_0">l</text:span><text:span text:style-name="_31_3">f</text:span><text:span text:style-name="_35_">,</text:span><text:span text:style-name="_36_"> </text:span><text:span text:style-name="_31_4">e</text:span><text:span text:style-name="_35_">.</text:span><text:span text:style-name="_39_">g</text:span><text:span text:style-name="_31_5">.</text:span><text:span text:style-name="_31_"> </text:span><text:span text:style-name="_39_">b</text:span><text:span text:style-name="_31_5">y</text:span><text:span text:style-name="_31_"> </text:span><text:span text:style-name="_37_">s</text:span><text:span text:style-name="_31_2">c</text:span><text:span text:style-name="_34_">i</text:span><text:span text:style-name="_39_">e</text:span><text:span text:style-name="_31_3">n</text:span><text:span text:style-name="_35_">t</text:span><text:span text:style-name="_39_">i</text:span><text:span text:style-name="_31_4">f</text:span><text:span text:style-name="_34_">i</text:span><text:span text:style-name="_31_0">c</text:span><text:span text:style-name="_31_1"> </text:span><text:span text:style-name="_35_">i</text:span><text:span text:style-name="_38_">n</text:span><text:span text:style-name="_31_5">d</text:span><text:span text:style-name="_32_">u</text:span><text:span text:style-name="_38_">c</text:span><text:span text:style-name="_31_4">t</text:span><text:span text:style-name="_33_">i</text:span><text:span text:style-name="_38_">o</text:span><text:span text:style-name="_31_2">n</text:span><text:span text:style-name="_34_">.</text:span></text:p>
      <text:p text:style-name="P1"><text:span text:style-name="_31_4">T</text:span><text:span text:style-name="_32_">h</text:span><text:span text:style-name="_39_">e</text:span><text:span text:style-name="_31_1"> </text:span><text:span text:style-name="_32_">i</text:span><text:span text:style-name="_39_">d</text:span><text:span text:style-name="_31_2">e</text:span><text:span text:style-name="_32_">a</text:span><text:span text:style-name="_36_"> </text:span><text:span text:style-name="_31_4">o</text:span><text:span text:style-name="_33_">f</text:span><text:span text:style-name="_36_"> </text:span><text:span text:style-name="_31_4">a</text:span><text:span text:style-name="_31_"> </text:span><text:span text:style-name="_39_">l</text:span><text:span text:style-name="_31_5">e</text:span><text:span text:style-name="_35_">a</text:span><text:span text:style-name="_38_">r</text:span><text:span text:style-name="_31_4">n</text:span><text:span text:style-name="_33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4_">c</text:span><text:span text:style-name="_39_">h</text:span><text:span text:style-name="_31_2">i</text:span><text:span text:style-name="_34_">n</text:span><text:span text:style-name="_39_">e</text:span><text:span text:style-name="_31_1"> </text:span><text:span text:style-name="_35_">m</text:span><text:span text:style-name="_38_">a</text:span><text:span text:style-name="_31_2">y</text:span><text:span text:style-name="_31_"> </text:span><text:span text:style-name="_37_">a</text:span><text:span text:style-name="_31_4">p</text:span><text:span text:style-name="_35_">p</text:span><text:span text:style-name="_31_0">e</text:span><text:span text:style-name="_31_4">a</text:span><text:span text:style-name="_34_">r</text:span><text:span text:style-name="_36_"> </text:span><text:span text:style-name="_31_3">p</text:span><text:span text:style-name="_35_">a</text:span><text:span text:style-name="_38_">r</text:span><text:span text:style-name="_31_4">a</text:span><text:span text:style-name="_34_">d</text:span><text:span text:style-name="_38_">o</text:span><text:span text:style-name="_31_3">x</text:span><text:span text:style-name="_34_">i</text:span><text:span text:style-name="_38_">c</text:span><text:span text:style-name="_31_5">a</text:span><text:span text:style-name="_35_">l</text:span><text:span text:style-name="_36_"> </text:span><text:span text:style-name="_31_3">t</text:span><text:span text:style-name="_34_">o</text:span><text:span text:style-name="_36_"> </text:span><text:span text:style-name="_31_4">s</text:span><text:span text:style-name="_35_">o</text:span><text:span text:style-name="_39_">m</text:span><text:span text:style-name="_31_4">e</text:span><text:span text:style-name="_31_"> </text:span><text:span text:style-name="_38_">r</text:span><text:span text:style-name="_31_3">e</text:span><text:span text:style-name="_33_">a</text:span><text:span text:style-name="_38_">d</text:span><text:span text:style-name="_31_4">e</text:span><text:span text:style-name="_35_">r</text:span><text:span text:style-name="_39_">s</text:span><text:span text:style-name="_31_3">.</text:span><text:span text:style-name="_31_"> </text:span><text:span text:style-name="_38_">H</text:span><text:span text:style-name="_31_2">o</text:span><text:span text:style-name="_35_">w</text:span><text:span text:style-name="_36_"> </text:span><text:span text:style-name="_31_3">c</text:span><text:span text:style-name="_35_">a</text:span><text:span text:style-name="_39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r</text:span><text:span text:style-name="_31_3">u</text:span><text:span text:style-name="_32_">l</text:span><text:span text:style-name="_39_">e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o</text:span><text:span text:style-name="_31_2">p</text:span><text:span text:style-name="_35_">e</text:span><text:span text:style-name="_31_0">r</text:span><text:span text:style-name="_31_4">a</text:span><text:span text:style-name="_32_">t</text:span><text:span text:style-name="_31_0">i</text:span><text:span text:style-name="_31_3">o</text:span><text:span text:style-name="_33_">n</text:span><text:span text:style-name="_36_"> </text:span><text:span text:style-name="_31_4">o</text:span><text:span text:style-name="_33_">f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5">n</text:span><text:span text:style-name="_35_">e</text:span><text:span text:style-name="_36_"> </text:span><text:span text:style-name="_31_3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5">?</text:span><text:span text:style-name="_31_"> </text:span><text:span text:style-name="_39_">T</text:span><text:span text:style-name="_31_4">h</text:span><text:span text:style-name="_32_">e</text:span><text:span text:style-name="_39_">y</text:span><text:span text:style-name="_31_1"> </text:span><text:span text:style-name="_32_">s</text:span><text:span text:style-name="_38_">h</text:span><text:span text:style-name="_31_5">o</text:span><text:span text:style-name="_32_">u</text:span><text:span text:style-name="_38_">l</text:span><text:span text:style-name="_31_4">d</text:span><text:span text:style-name="_31_"> </text:span><text:span text:style-name="_31_0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1_0">b</text:span><text:span text:style-name="_31_5">e</text:span><text:span text:style-name="_31_"> </text:span><text:span text:style-name="_31_0">c</text:span><text:span text:style-name="_31_5">o</text:span><text:span text:style-name="_33_">m</text:span><text:span text:style-name="_39_">p</text:span><text:span text:style-name="_31_3">l</text:span><text:span text:style-name="_33_">e</text:span><text:span text:style-name="_37_">t</text:span><text:span text:style-name="_31_5">e</text:span><text:span text:style-name="_32_">l</text:span><text:span text:style-name="_31_0">y</text:span><text:span text:style-name="_31_1"> </text:span><text:span text:style-name="_34_">h</text:span><text:span text:style-name="_39_">o</text:span><text:span text:style-name="_31_3">w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m</text:span><text:span text:style-name="_34_">a</text:span><text:span text:style-name="_39_">c</text:span><text:span text:style-name="_31_3">h</text:span><text:span text:style-name="_35_">i</text:span><text:span text:style-name="_38_">n</text:span><text:span text:style-name="_31_2">e</text:span><text:span text:style-name="_31_"> </text:span><text:span text:style-name="_37_">w</text:span><text:span text:style-name="_31_2">i</text:span><text:span text:style-name="_32_">l</text:span><text:span text:style-name="_31_0">l</text:span><text:span text:style-name="_31_1"> </text:span><text:span text:style-name="_34_">r</text:span><text:span text:style-name="_38_">e</text:span><text:span text:style-name="_31_2">a</text:span><text:span text:style-name="_35_">c</text:span><text:span text:style-name="_31_0">t</text:span><text:span text:style-name="_31_1"> </text:span><text:span text:style-name="_35_">w</text:span><text:span text:style-name="_31_0">h</text:span><text:span text:style-name="_31_3">a</text:span><text:span text:style-name="_34_">t</text:span><text:span text:style-name="_31_0">e</text:span><text:span text:style-name="_31_5">v</text:span><text:span text:style-name="_34_">e</text:span><text:span text:style-name="_37_">r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7_">h</text:span><text:span text:style-name="_31_3">i</text:span><text:span text:style-name="_35_">s</text:span><text:span text:style-name="_37_">t</text:span><text:span text:style-name="_31_3">o</text:span><text:span text:style-name="_33_">r</text:span><text:span text:style-name="_37_">y</text:span><text:span text:style-name="_31_1"> </text:span><text:span text:style-name="_35_">m</text:span><text:span text:style-name="_39_">i</text:span><text:span text:style-name="_31_5">g</text:span><text:span text:style-name="_35_">h</text:span><text:span text:style-name="_39_">t</text:span><text:span text:style-name="_31_1"> </text:span><text:span text:style-name="_35_">b</text:span><text:span text:style-name="_38_">e</text:span><text:span text:style-name="_31_4">,</text:span><text:span text:style-name="_31_"> </text:span><text:span text:style-name="_38_">w</text:span><text:span text:style-name="_31_5">h</text:span><text:span text:style-name="_34_">a</text:span><text:span text:style-name="_39_">t</text:span><text:span text:style-name="_31_3">e</text:span><text:span text:style-name="_33_">v</text:span><text:span text:style-name="_38_">e</text:span><text:span text:style-name="_31_5">r</text:span><text:span text:style-name="_31_"> </text:span><text:span text:style-name="_39_">c</text:span><text:span text:style-name="_31_3">h</text:span><text:span text:style-name="_34_">a</text:span><text:span text:style-name="_31_0">n</text:span><text:span text:style-name="_31_3">g</text:span><text:span text:style-name="_33_">e</text:span><text:span text:style-name="_37_">s</text:span><text:span text:style-name="_31_1"> </text:span><text:span text:style-name="_34_">i</text:span><text:span text:style-name="_31_0">t</text:span><text:span text:style-name="_31_1"> </text:span><text:span text:style-name="_35_">m</text:span><text:span text:style-name="_37_">i</text:span><text:span text:style-name="_31_5">g</text:span><text:span text:style-name="_32_">h</text:span><text:span text:style-name="_39_">t</text:span><text:span text:style-name="_31_1"> </text:span><text:span text:style-name="_32_">u</text:span><text:span text:style-name="_38_">n</text:span><text:span text:style-name="_31_4">d</text:span><text:span text:style-name="_32_">e</text:span><text:span text:style-name="_31_0">r</text:span><text:span text:style-name="_31_2">g</text:span><text:span text:style-name="_33_">o</text:span><text:span text:style-name="_39_">.</text:span><text:span text:style-name="_31_1"> </text:span><text:span text:style-name="_32_">T</text:span><text:span text:style-name="_39_">h</text:span><text:span text:style-name="_31_4">e</text:span><text:span text:style-name="_31_"> </text:span><text:span text:style-name="_37_">r</text:span><text:span text:style-name="_31_4">u</text:span><text:span text:style-name="_32_">l</text:span><text:span text:style-name="_31_0">e</text:span><text:span text:style-name="_31_2">s</text:span><text:span text:style-name="_31_"> </text:span><text:span text:style-name="_39_">a</text:span><text:span text:style-name="_31_2">r</text:span><text:span text:style-name="_32_">e</text:span><text:span text:style-name="_36_"> </text:span><text:span text:style-name="_31_2">t</text:span><text:span text:style-name="_32_">h</text:span><text:span text:style-name="_37_">u</text:span><text:span text:style-name="_31_4">s</text:span><text:span text:style-name="_31_"> </text:span><text:span text:style-name="_31_0">q</text:span><text:span text:style-name="_31_5">u</text:span><text:span text:style-name="_32_">i</text:span><text:span text:style-name="_37_">t</text:span><text:span text:style-name="_31_4">e</text:span><text:span text:style-name="_31_"> </text:span><text:span text:style-name="_39_">t</text:span><text:span text:style-name="_31_2">i</text:span><text:span text:style-name="_35_">m</text:span><text:span text:style-name="_39_">e</text:span>-<text:span text:style-name="_34_">i</text:span><text:span text:style-name="_31_0">n</text:span><text:span text:style-name="_31_4">v</text:span><text:span text:style-name="_34_">a</text:span><text:span text:style-name="_39_">r</text:span><text:span text:style-name="_31_2">i</text:span><text:span text:style-name="_33_">a</text:span><text:span text:style-name="_38_">n</text:span><text:span text:style-name="_31_2">t</text:span><text:span text:style-name="_34_">.</text:span><text:span text:style-name="_36_"> </text:span><text:span text:style-name="_31_3">T</text:span><text:span text:style-name="_33_">h</text:span><text:span text:style-name="_31_0">i</text:span><text:span text:style-name="_31_5">s</text:span><text:span text:style-name="_31_"> </text:span><text:span text:style-name="_31_0">i</text:span><text:span text:style-name="_31_3">s</text:span><text:span text:style-name="_31_"> </text:span><text:span text:style-name="_31_0">q</text:span><text:span text:style-name="_31_5">u</text:span><text:span text:style-name="_33_">i</text:span><text:span text:style-name="_31_0">t</text:span><text:span text:style-name="_31_2">e</text:span><text:span text:style-name="_31_"> </text:span><text:span text:style-name="_37_">t</text:span><text:span text:style-name="_31_5">r</text:span><text:span text:style-name="_33_">u</text:span><text:span text:style-name="_37_">e</text:span><text:span text:style-name="_31_2">.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e</text:span><text:span text:style-name="_32_">x</text:span><text:span text:style-name="_31_0">p</text:span><text:span text:style-name="_31_3">l</text:span><text:span text:style-name="_34_">a</text:span><text:span text:style-name="_39_">n</text:span><text:span text:style-name="_31_5">a</text:span><text:span text:style-name="_35_">t</text:span><text:span text:style-name="_39_">i</text:span><text:span text:style-name="_31_5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p</text:span><text:span text:style-name="_37_">a</text:span><text:span text:style-name="_31_4">r</text:span><text:span text:style-name="_35_">a</text:span><text:span text:style-name="_38_">d</text:span><text:span text:style-name="_31_4">o</text:span><text:span text:style-name="_32_">x</text:span><text:span text:style-name="_36_"> </text:span><text:span text:style-name="_31_5">i</text:span><text:span text:style-name="_34_">s</text:span><text:span text:style-name="_36_"> </text:span><text:span text:style-name="_31_3">t</text:span><text:span text:style-name="_34_">h</text:span><text:span text:style-name="_39_">a</text:span><text:span text:style-name="_31_2">t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2">r</text:span><text:span text:style-name="_33_">u</text:span><text:span text:style-name="_31_0">l</text:span><text:span text:style-name="_31_2">e</text:span><text:span text:style-name="_32_">s</text:span><text:span text:style-name="_36_"> </text:span><text:span text:style-name="_31_2">w</text:span><text:span text:style-name="_32_">h</text:span><text:span text:style-name="_39_">i</text:span><text:span text:style-name="_31_5">c</text:span><text:span text:style-name="_33_">h</text:span><text:span text:style-name="_36_"> </text:span><text:span text:style-name="_31_5">g</text:span><text:span text:style-name="_32_">e</text:span><text:span text:style-name="_31_0">t</text:span><text:span text:style-name="_31_1"> </text:span><text:span text:style-name="_35_">c</text:span><text:span text:style-name="_37_">h</text:span><text:span text:style-name="_31_4">a</text:span><text:span text:style-name="_33_">n</text:span><text:span text:style-name="_38_">g</text:span><text:span text:style-name="_31_3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l</text:span><text:span text:style-name="_37_">e</text:span><text:span text:style-name="_31_5">a</text:span><text:span text:style-name="_34_">r</text:span><text:span text:style-name="_37_">n</text:span><text:span text:style-name="_31_5">i</text:span><text:span text:style-name="_35_">n</text:span><text:span text:style-name="_38_">g</text:span><text:span text:style-name="_31_1"> </text:span><text:span text:style-name="_34_">p</text:span><text:span text:style-name="_39_">r</text:span><text:span text:style-name="_31_4">o</text:span><text:span text:style-name="_32_">c</text:span><text:span text:style-name="_31_0">e</text:span><text:span text:style-name="_31_4">s</text:span><text:span text:style-name="_33_">s</text:span><text:span text:style-name="_36_"> </text:span><text:span text:style-name="_31_4">a</text:span><text:span text:style-name="_34_">r</text:span><text:span text:style-name="_31_0">e</text:span><text:span text:style-name="_31_1"> </text:span><text:span text:style-name="_33_">o</text:span><text:span text:style-name="_39_">f</text:span><text:span text:style-name="_31_1"> </text:span><text:span text:style-name="_34_">a</text:span><text:span text:style-name="_36_"> </text:span><text:span text:style-name="_31_2">r</text:span><text:span text:style-name="_35_">a</text:span><text:span text:style-name="_31_0">t</text:span><text:span text:style-name="_31_3">h</text:span><text:span text:style-name="_35_">e</text:span><text:span text:style-name="_37_">r</text:span><text:span text:style-name="_31_1"> 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p</text:span><text:span text:style-name="_34_">r</text:span><text:span text:style-name="_31_0">e</text:span><text:span text:style-name="_31_4">t</text:span><text:span text:style-name="_35_">e</text:span><text:span text:style-name="_38_">n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k</text:span><text:span text:style-name="_34_">i</text:span><text:span text:style-name="_31_0">n</text:span><text:span text:style-name="_31_2">d</text:span><text:span text:style-name="_33_">,</text:span><text:span text:style-name="_36_"> </text:span><text:span text:style-name="_31_2">c</text:span><text:span text:style-name="_33_">l</text:span><text:span text:style-name="_37_">a</text:span><text:span text:style-name="_31_4">i</text:span><text:span text:style-name="_33_">m</text:span><text:span text:style-name="_31_0">i</text:span><text:span text:style-name="_31_2">n</text:span><text:span text:style-name="_34_">g</text:span><text:span text:style-name="_36_"> </text:span><text:span text:style-name="_31_5">o</text:span><text:span text:style-name="_32_">n</text:span><text:span text:style-name="_38_">l</text:span><text:span text:style-name="_31_2">y</text:span><text:span text:style-name="_31_"> </text:span><text:span text:style-name="_37_">a</text:span><text:span text:style-name="_31_2">n</text:span><text:span text:style-name="_31_"> </text:span><text:span text:style-name="_39_">e</text:span><text:span text:style-name="_31_5">p</text:span><text:span text:style-name="_34_">h</text:span><text:span text:style-name="_38_">e</text:span><text:span text:style-name="_31_5">m</text:span><text:span text:style-name="_33_">e</text:span><text:span text:style-name="_39_">r</text:span><text:span text:style-name="_31_5">a</text:span><text:span text:style-name="_35_">l</text:span><text:span text:style-name="_36_"> </text:span><text:span text:style-name="_31_2">v</text:span><text:span text:style-name="_32_">a</text:span><text:span text:style-name="_39_">l</text:span><text:span text:style-name="_31_4">i</text:span><text:span text:style-name="_33_">d</text:span><text:span text:style-name="_38_">i</text:span><text:span text:style-name="_31_2">t</text:span><text:span text:style-name="_33_">y</text:span><text:span text:style-name="_37_">.</text:span><text:span text:style-name="_31_1"> </text:span><text:span text:style-name="_32_">T</text:span><text:span text:style-name="_38_">h</text:span><text:span text:style-name="_31_2">e</text:span><text:span text:style-name="_31_"> </text:span><text:span text:style-name="_37_">r</text:span><text:span text:style-name="_31_4">e</text:span><text:span text:style-name="_34_">a</text:span><text:span text:style-name="_38_">d</text:span><text:span text:style-name="_31_5">e</text:span><text:span text:style-name="_34_">r</text:span><text:span text:style-name="_36_"> </text:span><text:span text:style-name="_31_3">m</text:span><text:span text:style-name="_32_">a</text:span><text:span text:style-name="_39_">y</text:span><text:span text:style-name="_31_1"> </text:span><text:span text:style-name="_33_">d</text:span><text:span text:style-name="_31_0">r</text:span><text:span text:style-name="_31_5">a</text:span><text:span text:style-name="_33_">w</text:span><text:span text:style-name="_36_"> </text:span><text:span text:style-name="_31_2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5">l</text:span><text:span text:style-name="_35_">l</text:span><text:span text:style-name="_31_0">e</text:span><text:span text:style-name="_31_5">l</text:span><text:span text:style-name="_31_"> </text:span><text:span text:style-name="_38_">w</text:span><text:span text:style-name="_31_4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C</text:span><text:span text:style-name="_31_5">o</text:span><text:span text:style-name="_34_">n</text:span><text:span text:style-name="_37_">s</text:span><text:span text:style-name="_31_5">t</text:span><text:span text:style-name="_32_">i</text:span><text:span text:style-name="_37_">t</text:span><text:span text:style-name="_31_5">u</text:span><text:span text:style-name="_33_">t</text:span><text:span text:style-name="_37_">i</text:span><text:span text:style-name="_31_4">o</text:span><text:span text:style-name="_33_">n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U</text:span><text:span text:style-name="_38_">n</text:span><text:span text:style-name="_31_5">i</text:span><text:span text:style-name="_34_">t</text:span><text:span text:style-name="_38_">e</text:span><text:span text:style-name="_31_4">d</text:span><text:span text:style-name="_31_"> </text:span><text:span text:style-name="_37_">S</text:span><text:span text:style-name="_31_5">t</text:span><text:span text:style-name="_32_">a</text:span><text:span text:style-name="_31_0">t</text:span><text:span text:style-name="_31_4">e</text:span><text:span text:style-name="_33_">s</text:span><text:span text:style-name="_39_">.</text:span></text:p>
      <text:p text:style-name="P1"><text:span text:style-name="_33_">A</text:span><text:span text:style-name="_39_">n</text:span><text:span text:style-name="_31_1"> </text:span><text:span text:style-name="_33_">i</text:span><text:span text:style-name="_31_0">m</text:span><text:span text:style-name="_31_3">p</text:span><text:span text:style-name="_35_">o</text:span><text:span text:style-name="_39_">r</text:span><text:span text:style-name="_31_3">t</text:span><text:span text:style-name="_33_">a</text:span><text:span text:style-name="_37_">n</text:span><text:span text:style-name="_31_2">t</text:span><text:span text:style-name="_31_"> </text:span><text:span text:style-name="_38_">f</text:span><text:span text:style-name="_31_2">e</text:span><text:span text:style-name="_32_">a</text:span><text:span text:style-name="_39_">t</text:span><text:span text:style-name="_31_5">u</text:span><text:span text:style-name="_32_">r</text:span><text:span text:style-name="_37_">e</text:span><text:span text:style-name="_31_1"> </text:span><text:span text:style-name="_33_">o</text:span><text:span text:style-name="_39_">f</text:span><text:span text:style-name="_31_1"> </text:span><text:span text:style-name="_35_">a</text:span><text:span text:style-name="_36_"> </text:span><text:span text:style-name="_31_5">l</text:span><text:span text:style-name="_35_">e</text:span><text:span text:style-name="_31_0">a</text:span><text:span text:style-name="_31_4">r</text:span><text:span text:style-name="_32_">n</text:span><text:span text:style-name="_38_">i</text:span><text:span text:style-name="_31_5">n</text:span><text:span text:style-name="_35_">g</text:span><text:span text:style-name="_36_"> </text:span><text:span text:style-name="_31_4">m</text:span><text:span text:style-name="_34_">a</text:span><text:span text:style-name="_37_">c</text:span><text:span text:style-name="_31_5">h</text:span><text:span text:style-name="_32_">i</text:span><text:span text:style-name="_37_">n</text:span><text:span text:style-name="_31_5">e</text:span><text:span text:style-name="_31_"> </text:span><text:span text:style-name="_39_">i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9_">t</text:span><text:span text:style-name="_31_1"> </text:span><text:span text:style-name="_33_">i</text:span><text:span text:style-name="_31_0">t</text:span><text:span text:style-name="_31_4">s</text:span><text:span text:style-name="_31_"> </text:span><text:span text:style-name="_39_">t</text:span><text:span text:style-name="_31_3">e</text:span><text:span text:style-name="_35_">a</text:span><text:span text:style-name="_39_">c</text:span><text:span text:style-name="_31_4">h</text:span><text:span text:style-name="_32_">e</text:span><text:span text:style-name="_37_">r</text:span><text:span text:style-name="_31_1"> </text:span><text:span text:style-name="_33_">w</text:span><text:span text:style-name="_39_">i</text:span><text:span text:style-name="_31_4">l</text:span><text:span text:style-name="_33_">l</text:span><text:span text:style-name="_36_"> </text:span><text:span text:style-name="_31_3">o</text:span><text:span text:style-name="_35_">f</text:span><text:span text:style-name="_31_0">t</text:span><text:span text:style-name="_31_5">e</text:span><text:span text:style-name="_33_">n</text:span><text:span text:style-name="_36_"> </text:span><text:span text:style-name="_31_5">b</text:span><text:span text:style-name="_33_">e</text:span><text:span text:style-name="_36_"> </text:span><text:span text:style-name="_31_3">v</text:span><text:span text:style-name="_35_">e</text:span><text:span text:style-name="_39_">r</text:span><text:span text:style-name="_31_4">y</text:span><text:span text:style-name="_31_"> </text:span><text:span text:style-name="_39_">l</text:span><text:span text:style-name="_31_4">a</text:span><text:span text:style-name="_34_">r</text:span><text:span text:style-name="_31_0">g</text:span><text:span text:style-name="_31_5">e</text:span><text:span text:style-name="_32_">l</text:span><text:span text:style-name="_39_">y</text:span><text:span text:style-name="_31_1"> </text:span><text:span text:style-name="_32_">i</text:span><text:span text:style-name="_39_">g</text:span><text:span text:style-name="_31_4">n</text:span><text:span text:style-name="_35_">o</text:span><text:span text:style-name="_31_0">r</text:span><text:span text:style-name="_31_3">a</text:span><text:span text:style-name="_33_">n</text:span><text:span text:style-name="_31_0">t</text:span><text:span text:style-name="_31_1"> </text:span><text:span text:style-name="_32_">o</text:span><text:span text:style-name="_38_">f</text:span><text:span text:style-name="_31_1"> </text:span><text:span text:style-name="_34_">q</text:span><text:span text:style-name="_37_">u</text:span><text:span text:style-name="_31_4">i</text:span><text:span text:style-name="_35_">t</text:span><text:span text:style-name="_39_">e</text:span><text:span text:style-name="_31_1"> </text:span><text:span text:style-name="_33_">w</text:span><text:span text:style-name="_39_">h</text:span><text:span text:style-name="_31_4">a</text:span><text:span text:style-name="_35_">t</text:span><text:span text:style-name="_36_"> </text:span><text:span text:style-name="_31_4">i</text:span><text:span text:style-name="_35_">s</text:span><text:span text:style-name="_36_"> </text:span><text:span text:style-name="_31_3">g</text:span><text:span text:style-name="_34_">o</text:span><text:span text:style-name="_31_0">i</text:span><text:span text:style-name="_31_2">n</text:span><text:span text:style-name="_35_">g</text:span><text:span text:style-name="_36_"> </text:span><text:span text:style-name="_31_4">o</text:span><text:span text:style-name="_35_">n</text:span><text:span text:style-name="_36_"> </text:span><text:span text:style-name="_31_3">i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2">,</text:span><text:span text:style-name="_31_"> </text:span><text:span text:style-name="_39_">a</text:span><text:span text:style-name="_31_5">l</text:span><text:span text:style-name="_32_">t</text:span><text:span text:style-name="_39_">h</text:span><text:span text:style-name="_31_4">o</text:span><text:span text:style-name="_33_">u</text:span><text:span text:style-name="_37_">g</text:span><text:span text:style-name="_31_5">h</text:span><text:span text:style-name="_31_"> </text:span><text:span text:style-name="_31_0">h</text:span><text:span text:style-name="_31_2">e</text:span><text:span text:style-name="_31_"> </text:span><text:span text:style-name="_37_">m</text:span><text:span text:style-name="_31_5">a</text:span><text:span text:style-name="_33_">y</text:span><text:span text:style-name="_36_"> </text:span><text:span text:style-name="_31_2">s</text:span><text:span text:style-name="_35_">t</text:span><text:span text:style-name="_31_0">i</text:span><text:span text:style-name="_31_3">l</text:span><text:span text:style-name="_34_">l</text:span><text:span text:style-name="_36_"> </text:span><text:span text:style-name="_31_4">b</text:span><text:span text:style-name="_33_">e</text:span><text:span text:style-name="_36_"> </text:span><text:span text:style-name="_31_4">a</text:span><text:span text:style-name="_34_">b</text:span><text:span text:style-name="_37_">l</text:span><text:span text:style-name="_31_4">e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2_">m</text:span><text:span text:style-name="_38_">e</text:span><text:span text:style-name="_31_1"> </text:span><text:span text:style-name="_32_">e</text:span><text:span text:style-name="_38_">x</text:span><text:span text:style-name="_31_4">t</text:span><text:span text:style-name="_35_">e</text:span><text:span text:style-name="_31_0">n</text:span><text:span text:style-name="_31_4">t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d</text:span><text:span text:style-name="_31_5">i</text:span><text:span text:style-name="_32_">c</text:span><text:span text:style-name="_39_">t</text:span><text:span text:style-name="_31_1"> </text:span><text:span text:style-name="_34_">h</text:span><text:span text:style-name="_37_">i</text:span><text:span text:style-name="_31_4">s</text:span><text:span text:style-name="_31_"> </text:span><text:span text:style-name="_38_">p</text:span><text:span text:style-name="_31_2">u</text:span><text:span text:style-name="_34_">p</text:span><text:span text:style-name="_31_0">i</text:span><text:span text:style-name="_31_3">l</text:span><text:span text:style-name="_34_">'</text:span><text:span text:style-name="_39_">s</text:span><text:span text:style-name="_31_1"> </text:span><text:span text:style-name="_35_">b</text:span><text:span text:style-name="_31_0">e</text:span><text:span text:style-name="_31_3">h</text:span><text:span text:style-name="_32_">a</text:span><text:span text:style-name="_38_">v</text:span><text:span text:style-name="_31_2">i</text:span><text:span text:style-name="_34_">o</text:span><text:span text:style-name="_37_">r</text:span><text:span text:style-name="_31_3">.</text:span><text:span text:style-name="_31_"> </text:span><text:span text:style-name="_38_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9_">l</text:span><text:span text:style-name="_31_2">d</text:span><text:span text:style-name="_31_"> </text:span><text:span text:style-name="_37_">a</text:span><text:span text:style-name="_31_2">p</text:span><text:span text:style-name="_33_">p</text:span><text:span text:style-name="_38_">l</text:span><text:span text:style-name="_31_2">y</text:span><text:span text:style-name="_31_"> </text:span><text:span text:style-name="_31_0">m</text:span><text:span text:style-name="_31_4">o</text:span><text:span text:style-name="_32_">s</text:span><text:span text:style-name="_38_">t</text:span><text:span text:style-name="_31_1"> </text:span><text:span text:style-name="_33_">s</text:span><text:span text:style-name="_31_0">t</text:span><text:span text:style-name="_31_5">r</text:span><text:span text:style-name="_32_">o</text:span><text:span text:style-name="_39_">n</text:span><text:span text:style-name="_31_4">g</text:span><text:span text:style-name="_34_">l</text:span><text:span text:style-name="_39_">y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8_">l</text:span><text:span text:style-name="_31_5">a</text:span><text:span text:style-name="_32_">t</text:span><text:span text:style-name="_39_">e</text:span><text:span text:style-name="_31_3">r</text:span><text:span text:style-name="_31_"> </text:span><text:span text:style-name="_37_">e</text:span><text:span text:style-name="_31_3">d</text:span><text:span text:style-name="_32_">u</text:span><text:span text:style-name="_39_">c</text:span><text:span text:style-name="_31_4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5">o</text:span><text:span text:style-name="_35_">f</text:span><text:span text:style-name="_36_"> </text:span><text:span text:style-name="_31_5">a</text:span><text:span text:style-name="_31_"> </text:span><text:span text:style-name="_31_0">m</text:span><text:span text:style-name="_31_4">a</text:span><text:span text:style-name="_32_">c</text:span><text:span text:style-name="_38_">h</text:span><text:span text:style-name="_31_4">i</text:span><text:span text:style-name="_32_">n</text:span><text:span text:style-name="_37_">e</text:span><text:span text:style-name="_31_1"> </text:span><text:span text:style-name="_35_">a</text:span><text:span text:style-name="_37_">r</text:span><text:span text:style-name="_31_2">i</text:span><text:span text:style-name="_35_">s</text:span><text:span text:style-name="_31_0">i</text:span><text:span text:style-name="_31_5">n</text:span><text:span text:style-name="_35_">g</text:span><text:span text:style-name="_36_"> </text:span><text:span text:style-name="_31_4">f</text:span><text:span text:style-name="_35_">r</text:span><text:span text:style-name="_31_0">o</text:span><text:span text:style-name="_31_2">m</text:span><text:span text:style-name="_31_"> </text:span><text:span text:style-name="_38_">a</text:span><text:span text:style-name="_31_1"> </text:span><text:span text:style-name="_35_">c</text:span><text:span text:style-name="_39_">h</text:span><text:span text:style-name="_31_2">i</text:span><text:span text:style-name="_32_">l</text:span><text:span text:style-name="_39_">d</text:span><text:span text:style-name="_31_1"> </text:span><text:span text:style-name="_32_">m</text:span><text:span text:style-name="_39_">a</text:span><text:span text:style-name="_31_2">c</text:span><text:span text:style-name="_35_">h</text:span><text:span text:style-name="_39_">i</text:span><text:span text:style-name="_31_4">n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3">w</text:span><text:span text:style-name="_32_">e</text:span><text:span text:style-name="_39_">l</text:span><text:span text:style-name="_31_4">l</text:span>-<text:span text:style-name="_39_">t</text:span><text:span text:style-name="_31_3">r</text:span><text:span text:style-name="_35_">i</text:span><text:span text:style-name="_37_">e</text:span><text:span text:style-name="_31_3">d</text:span><text:span text:style-name="_31_"> </text:span><text:span text:style-name="_39_">d</text:span><text:span text:style-name="_31_3">e</text:span><text:span text:style-name="_35_">s</text:span><text:span text:style-name="_39_">i</text:span><text:span text:style-name="_31_3">g</text:span><text:span text:style-name="_34_">n</text:span><text:span text:style-name="_36_"> </text:span><text:span text:style-name="_31_3">(</text:span><text:span text:style-name="_35_">o</text:span><text:span text:style-name="_38_">r</text:span><text:span text:style-name="_31_1"> </text:span><text:span text:style-name="_33_">p</text:span><text:span text:style-name="_39_">r</text:span><text:span text:style-name="_31_4">o</text:span><text:span text:style-name="_33_">g</text:span><text:span text:style-name="_37_">r</text:span><text:span text:style-name="_31_4">a</text:span><text:span text:style-name="_32_">m</text:span><text:span text:style-name="_39_">m</text:span><text:span text:style-name="_31_4">e</text:span><text:span text:style-name="_33_">)</text:span><text:span text:style-name="_39_">.</text:span><text:span text:style-name="_31_1"> </text:span><text:span text:style-name="_32_">T</text:span><text:span text:style-name="_39_">h</text:span><text:span text:style-name="_31_4">i</text:span><text:span text:style-name="_34_">s</text:span><text:span text:style-name="_36_"> </text:span><text:span text:style-name="_31_5">i</text:span><text:span text:style-name="_34_">s</text:span><text:span text:style-name="_36_"> </text:span><text:span text:style-name="_31_3">i</text:span><text:span text:style-name="_33_">n</text:span><text:span text:style-name="_36_"> </text:span><text:span text:style-name="_31_2">c</text:span><text:span text:style-name="_35_">l</text:span><text:span text:style-name="_31_0">e</text:span><text:span text:style-name="_31_3">a</text:span><text:span text:style-name="_35_">r</text:span><text:span text:style-name="_36_"> </text:span><text:span text:style-name="_31_4">c</text:span><text:span text:style-name="_32_">o</text:span><text:span text:style-name="_31_0">n</text:span><text:span text:style-name="_31_4">t</text:span><text:span text:style-name="_34_">r</text:span><text:span text:style-name="_37_">a</text:span><text:span text:style-name="_31_3">s</text:span><text:span text:style-name="_32_">t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n</text:span><text:span text:style-name="_31_4">o</text:span><text:span text:style-name="_35_">r</text:span><text:span text:style-name="_37_">m</text:span><text:span text:style-name="_31_3">a</text:span><text:span text:style-name="_32_">l</text:span><text:span text:style-name="_36_"> </text:span><text:span text:style-name="_31_4">p</text:span><text:span text:style-name="_35_">r</text:span><text:span text:style-name="_37_">o</text:span><text:span text:style-name="_31_4">c</text:span><text:span text:style-name="_34_">e</text:span><text:span text:style-name="_37_">d</text:span><text:span text:style-name="_31_3">u</text:span><text:span text:style-name="_34_">r</text:span><text:span text:style-name="_31_0">e</text:span><text:span text:style-name="_31_1"> </text:span><text:span text:style-name="_35_">w</text:span><text:span text:style-name="_31_0">h</text:span><text:span text:style-name="_31_4">e</text:span><text:span text:style-name="_35_">n</text:span><text:span text:style-name="_36_"> </text:span><text:span text:style-name="_31_3">u</text:span><text:span text:style-name="_34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2">i</text:span><text:span text:style-name="_35_">n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d</text:span><text:span text:style-name="_39_">o</text:span><text:span text:style-name="_31_1"> </text:span><text:span text:style-name="_33_">c</text:span><text:span text:style-name="_39_">o</text:span><text:span text:style-name="_31_2">m</text:span><text:span text:style-name="_35_">p</text:span><text:span text:style-name="_37_">u</text:span><text:span text:style-name="_31_2">t</text:span><text:span text:style-name="_33_">a</text:span><text:span text:style-name="_31_0">t</text:span><text:span text:style-name="_31_3">i</text:span><text:span text:style-name="_32_">o</text:span><text:span text:style-name="_38_">n</text:span><text:span text:style-name="_31_3">s</text:span><text:span text:style-name="_31_"> </text:span><text:span text:style-name="_31_0">o</text:span><text:span text:style-name="_31_4">n</text:span><text:span text:style-name="_33_">e</text:span><text:span text:style-name="_39_">'</text:span><text:span text:style-name="_31_5">s</text:span><text:span text:style-name="_31_"> </text:span><text:span text:style-name="_38_">o</text:span><text:span text:style-name="_31_2">b</text:span><text:span text:style-name="_34_">j</text:span><text:span text:style-name="_38_">e</text:span><text:span text:style-name="_31_2">c</text:span><text:span text:style-name="_32_">t</text:span><text:span text:style-name="_36_"> </text:span><text:span text:style-name="_31_2">i</text:span><text:span text:style-name="_33_">s</text:span><text:span text:style-name="_36_"> </text:span><text:span text:style-name="_31_4">t</text:span><text:span text:style-name="_35_">h</text:span><text:span text:style-name="_38_">e</text:span><text:span text:style-name="_31_2">n</text:span><text:span text:style-name="_31_"> </text:span><text:span text:style-name="_31_0">t</text:span><text:span text:style-name="_31_3">o</text:span><text:span text:style-name="_31_"> </text:span><text:span text:style-name="_39_">h</text:span><text:span text:style-name="_31_4">a</text:span><text:span text:style-name="_35_">v</text:span><text:span text:style-name="_37_">e</text:span><text:span text:style-name="_31_1"> </text:span><text:span text:style-name="_34_">a</text:span><text:span text:style-name="_36_"> </text:span><text:span text:style-name="_31_4">c</text:span><text:span text:style-name="_33_">l</text:span><text:span text:style-name="_37_">e</text:span><text:span text:style-name="_31_4">a</text:span><text:span text:style-name="_33_">r</text:span><text:span text:style-name="_36_"> </text:span><text:span text:style-name="_31_4">m</text:span><text:span text:style-name="_35_">e</text:span><text:span text:style-name="_31_0">n</text:span><text:span text:style-name="_31_2">t</text:span><text:span text:style-name="_32_">a</text:span><text:span text:style-name="_39_">l</text:span><text:span text:style-name="_31_1"> </text:span><text:span text:style-name="_33_">p</text:span><text:span text:style-name="_39_">i</text:span><text:span text:style-name="_31_4">c</text:span><text:span text:style-name="_32_">t</text:span><text:span text:style-name="_37_">u</text:span><text:span text:style-name="_31_5">r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s</text:span><text:span text:style-name="_38_">t</text:span><text:span text:style-name="_31_2">a</text:span><text:span text:style-name="_35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m</text:span><text:span text:style-name="_31_5">a</text:span><text:span text:style-name="_33_">c</text:span><text:span text:style-name="_38_">h</text:span><text:span text:style-name="_31_3">i</text:span><text:span text:style-name="_35_">n</text:span><text:span text:style-name="_39_">e</text:span><text:span text:style-name="_31_1"> </text:span><text:span text:style-name="_32_">a</text:span><text:span text:style-name="_31_0">t</text:span><text:span text:style-name="_31_1"> </text:span><text:span text:style-name="_32_">e</text:span><text:span text:style-name="_39_">a</text:span><text:span text:style-name="_31_5">c</text:span><text:span text:style-name="_35_">h</text:span><text:span text:style-name="_36_"> </text:span><text:span text:style-name="_31_2">m</text:span><text:span text:style-name="_34_">o</text:span><text:span text:style-name="_38_">m</text:span><text:span text:style-name="_31_3">e</text:span><text:span text:style-name="_34_">n</text:span><text:span text:style-name="_38_">t</text:span><text:span text:style-name="_31_1"> </text:span><text:span text:style-name="_32_">i</text:span><text:span text:style-name="_38_">n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c</text:span><text:span text:style-name="_31_3">o</text:span><text:span text:style-name="_32_">m</text:span><text:span text:style-name="_39_">p</text:span><text:span text:style-name="_31_4">u</text:span><text:span text:style-name="_35_">t</text:span><text:span text:style-name="_38_">a</text:span><text:span text:style-name="_31_4">t</text:span><text:span text:style-name="_34_">i</text:span><text:span text:style-name="_37_">o</text:span><text:span text:style-name="_31_4">n</text:span><text:span text:style-name="_34_">.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9_">o</text:span><text:span text:style-name="_31_4">b</text:span><text:span text:style-name="_35_">j</text:span><text:span text:style-name="_37_">e</text:span><text:span text:style-name="_31_5">c</text:span><text:span text:style-name="_34_">t</text:span><text:span text:style-name="_36_"> </text:span><text:span text:style-name="_31_5">c</text:span><text:span text:style-name="_33_">a</text:span><text:span text:style-name="_39_">n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a</text:span><text:span text:style-name="_34_">c</text:span><text:span text:style-name="_37_">h</text:span><text:span text:style-name="_31_2">i</text:span><text:span text:style-name="_32_">e</text:span><text:span text:style-name="_38_">v</text:span><text:span text:style-name="_31_3">e</text:span><text:span text:style-name="_34_">d</text:span><text:span text:style-name="_36_"> </text:span><text:span text:style-name="_31_4">w</text:span><text:span text:style-name="_33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5_">s</text:span><text:span text:style-name="_39_">t</text:span><text:span text:style-name="_31_4">r</text:span><text:span text:style-name="_33_">u</text:span><text:span text:style-name="_31_0">g</text:span><text:span text:style-name="_31_2">g</text:span><text:span text:style-name="_32_">l</text:span><text:span text:style-name="_39_">e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v</text:span><text:span text:style-name="_35_">i</text:span><text:span text:style-name="_39_">e</text:span><text:span text:style-name="_31_2">w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"</text:span><text:span text:style-name="_31_0">t</text:span><text:span text:style-name="_31_3">h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2_">i</text:span><text:span text:style-name="_31_0">n</text:span><text:span text:style-name="_31_2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5">o</text:span><text:span text:style-name="_32_">n</text:span><text:span text:style-name="_31_0">l</text:span><text:span text:style-name="_31_4">y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5">h</text:span><text:span text:style-name="_33_">a</text:span><text:span text:style-name="_39_">t</text:span><text:span text:style-name="_31_1"> </text:span><text:span text:style-name="_35_">w</text:span><text:span text:style-name="_38_">e</text:span><text:span text:style-name="_31_1"> </text:span><text:span text:style-name="_33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2_">o</text:span><text:span text:style-name="_38_">w</text:span><text:span text:style-name="_31_1"> </text:span><text:span text:style-name="_34_">t</text:span><text:span text:style-name="_31_0">o</text:span><text:span text:style-name="_31_1"> </text:span><text:span text:style-name="_33_">o</text:span><text:span text:style-name="_37_">r</text:span><text:span text:style-name="_31_2">d</text:span><text:span text:style-name="_34_">e</text:span><text:span text:style-name="_39_">r</text:span><text:span text:style-name="_31_1"> </text:span><text:span text:style-name="_32_">i</text:span><text:span text:style-name="_38_">t</text:span><text:span text:style-name="_31_1"> </text:span><text:span text:style-name="_35_">t</text:span><text:span text:style-name="_31_0">o</text:span><text:span text:style-name="_31_1"> </text:span><text:span text:style-name="_34_">d</text:span><text:span text:style-name="_38_">o</text:span><text:span text:style-name="_31_4">,</text:span><text:span text:style-name="_32_">"</text:span><text:span text:style-name="_37_">'</text:span><text:span text:style-name="_31_1"> </text:span><text:span text:style-name="_35_">a</text:span><text:span text:style-name="_38_">p</text:span><text:span text:style-name="_31_3">p</text:span><text:span text:style-name="_34_">e</text:span><text:span text:style-name="_38_">a</text:span><text:span text:style-name="_31_3">r</text:span><text:span text:style-name="_32_">s</text:span><text:span text:style-name="_36_"> </text:span><text:span text:style-name="_31_2">s</text:span><text:span text:style-name="_35_">t</text:span><text:span text:style-name="_37_">r</text:span><text:span text:style-name="_31_5">a</text:span><text:span text:style-name="_32_">n</text:span><text:span text:style-name="_31_0">g</text:span><text:span text:style-name="_31_3">e</text:span><text:span text:style-name="_31_"> </text:span><text:span text:style-name="_31_0">i</text:span><text:span text:style-name="_31_3">n</text:span><text:span text:style-name="_31_"> </text:span><text:span text:style-name="_39_">f</text:span><text:span text:style-name="_31_5">a</text:span><text:span text:style-name="_32_">c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7_">.</text:span><text:span text:style-name="_31_1"> </text:span><text:span text:style-name="_35_">M</text:span><text:span text:style-name="_39_">o</text:span><text:span text:style-name="_31_5">s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p</text:span><text:span text:style-name="_31_0">r</text:span><text:span text:style-name="_31_2">o</text:span><text:span text:style-name="_32_">g</text:span><text:span text:style-name="_37_">r</text:span><text:span text:style-name="_31_3">a</text:span><text:span text:style-name="_33_">m</text:span><text:span text:style-name="_37_">m</text:span><text:span text:style-name="_31_4">e</text:span><text:span text:style-name="_32_">s</text:span><text:span text:style-name="_36_"> </text:span><text:span text:style-name="_31_3">w</text:span><text:span text:style-name="_33_">h</text:span><text:span text:style-name="_39_">i</text:span><text:span text:style-name="_31_2">c</text:span><text:span text:style-name="_32_">h</text:span><text:span text:style-name="_36_"> </text:span><text:span text:style-name="_31_3">w</text:span><text:span text:style-name="_35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2_">p</text:span><text:span text:style-name="_39_">u</text:span><text:span text:style-name="_31_2">t</text:span><text:span text:style-name="_31_"> </text:span><text:span text:style-name="_38_">i</text:span><text:span text:style-name="_31_3">n</text:span><text:span text:style-name="_32_">t</text:span><text:span text:style-name="_31_0">o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2">i</text:span><text:span text:style-name="_32_">n</text:span><text:span text:style-name="_31_0">e</text:span><text:span text:style-name="_31_1"> </text:span><text:span text:style-name="_35_">w</text:span><text:span text:style-name="_39_">i</text:span><text:span text:style-name="_31_4">l</text:span><text:span text:style-name="_33_">l</text:span><text:span text:style-name="_36_"> </text:span><text:span text:style-name="_31_2">r</text:span><text:span text:style-name="_35_">e</text:span><text:span text:style-name="_39_">s</text:span><text:span text:style-name="_31_4">u</text:span><text:span text:style-name="_34_">l</text:span><text:span text:style-name="_31_0">t</text:span><text:span text:style-name="_31_1"> </text:span><text:span text:style-name="_35_">i</text:span><text:span text:style-name="_37_">n</text:span><text:span text:style-name="_31_1"> </text:span><text:span text:style-name="_35_">i</text:span><text:span text:style-name="_38_">t</text:span><text:span text:style-name="_31_3">s</text:span><text:span text:style-name="_31_"> </text:span><text:span text:style-name="_38_">d</text:span><text:span text:style-name="_31_3">o</text:span><text:span text:style-name="_33_">i</text:span><text:span text:style-name="_31_0">n</text:span><text:span text:style-name="_31_5">g</text:span><text:span text:style-name="_31_"> </text:span><text:span text:style-name="_37_">s</text:span><text:span text:style-name="_31_5">o</text:span><text:span text:style-name="_33_">m</text:span><text:span text:style-name="_31_0">e</text:span><text:span text:style-name="_31_5">t</text:span><text:span text:style-name="_32_">h</text:span><text:span text:style-name="_31_0">i</text:span><text:span text:style-name="_31_4">n</text:span><text:span text:style-name="_35_">g</text:span><text:span text:style-name="_36_"> </text:span><text:span text:style-name="_31_2">t</text:span><text:span text:style-name="_32_">h</text:span><text:span text:style-name="_31_0">a</text:span><text:span text:style-name="_31_5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5">a</text:span><text:span text:style-name="_32_">n</text:span><text:span text:style-name="_38_">n</text:span><text:span text:style-name="_31_4">o</text:span><text:span text:style-name="_32_">t</text:span><text:span text:style-name="_36_"> </text:span><text:span text:style-name="_31_4">m</text:span><text:span text:style-name="_33_">a</text:span><text:span text:style-name="_38_">k</text:span><text:span text:style-name="_31_5">e</text:span><text:span text:style-name="_31_"> </text:span><text:span text:style-name="_37_">s</text:span><text:span text:style-name="_31_4">e</text:span><text:span text:style-name="_33_">n</text:span><text:span text:style-name="_31_0">s</text:span><text:span text:style-name="_31_3">e</text:span><text:span text:style-name="_31_"> </text:span><text:span text:style-name="_37_">(</text:span><text:span text:style-name="_31_2">i</text:span><text:span text:style-name="_35_">f</text:span><text:span text:style-name="_36_"> </text:span><text:span text:style-name="_31_4">a</text:span><text:span text:style-name="_33_">t</text:span><text:span text:style-name="_36_"> </text:span><text:span text:style-name="_31_3">a</text:span><text:span text:style-name="_32_">l</text:span><text:span text:style-name="_31_0">l</text:span><text:span text:style-name="_31_3">,</text:span><text:span text:style-name="_31_"> </text:span><text:span text:style-name="_39_">o</text:span><text:span text:style-name="_31_2">r</text:span><text:span text:style-name="_31_"> </text:span><text:span text:style-name="_31_0">w</text:span><text:span text:style-name="_31_3">h</text:span><text:span text:style-name="_33_">i</text:span><text:span text:style-name="_39_">c</text:span><text:span text:style-name="_31_2">h</text:span><text:span text:style-name="_31_"> </text:span><text:span text:style-name="_38_">w</text:span><text:span text:style-name="_31_5">e</text:span><text:span text:style-name="_31_"> </text:span><text:span text:style-name="_31_0">r</text:span><text:span text:style-name="_31_2">e</text:span><text:span text:style-name="_32_">g</text:span><text:span text:style-name="_38_">a</text:span><text:span text:style-name="_31_4">r</text:span><text:span text:style-name="_33_">d</text:span><text:span text:style-name="_36_"> </text:span><text:span text:style-name="_31_5">a</text:span><text:span text:style-name="_32_">s</text:span><text:span text:style-name="_36_"> </text:span><text:span text:style-name="_31_2">c</text:span><text:span text:style-name="_32_">o</text:span><text:span text:style-name="_37_">m</text:span><text:span text:style-name="_31_5">p</text:span><text:span text:style-name="_32_">l</text:span><text:span text:style-name="_37_">e</text:span><text:span text:style-name="_31_4">t</text:span><text:span text:style-name="_32_">e</text:span><text:span text:style-name="_38_">l</text:span><text:span text:style-name="_31_3">y</text:span><text:span text:style-name="_31_"> </text:span><text:span text:style-name="_31_0">r</text:span><text:span text:style-name="_31_5">a</text:span><text:span text:style-name="_32_">n</text:span><text:span text:style-name="_39_">d</text:span><text:span text:style-name="_31_3">o</text:span><text:span text:style-name="_32_">m</text:span><text:span text:style-name="_36_"> </text:span><text:span text:style-name="_31_4">b</text:span><text:span text:style-name="_34_">e</text:span><text:span text:style-name="_38_">h</text:span><text:span text:style-name="_31_2">a</text:span><text:span text:style-name="_35_">v</text:span><text:span text:style-name="_37_">i</text:span><text:span text:style-name="_31_2">o</text:span><text:span text:style-name="_35_">u</text:span><text:span text:style-name="_39_">r</text:span><text:span text:style-name="_31_4">.</text:span><text:span text:style-name="_31_"> </text:span><text:span text:style-name="_37_">I</text:span><text:span text:style-name="_31_2">n</text:span><text:span text:style-name="_33_">t</text:span><text:span text:style-name="_39_">e</text:span><text:span text:style-name="_31_4">l</text:span><text:span text:style-name="_33_">l</text:span><text:span text:style-name="_39_">i</text:span><text:span text:style-name="_31_3">g</text:span><text:span text:style-name="_34_">e</text:span><text:span text:style-name="_39_">n</text:span><text:span text:style-name="_31_3">t</text:span><text:span text:style-name="_31_"> </text:span><text:span text:style-name="_37_">b</text:span><text:span text:style-name="_31_2">e</text:span><text:span text:style-name="_35_">h</text:span><text:span text:style-name="_39_">a</text:span><text:span text:style-name="_31_4">v</text:span><text:span text:style-name="_35_">i</text:span><text:span text:style-name="_39_">o</text:span><text:span text:style-name="_31_5">u</text:span><text:span text:style-name="_32_">r</text:span><text:span text:style-name="_36_"> </text:span><text:span text:style-name="_31_2">p</text:span><text:span text:style-name="_33_">r</text:span><text:span text:style-name="_31_0">e</text:span><text:span text:style-name="_31_3">s</text:span><text:span text:style-name="_32_">u</text:span><text:span text:style-name="_39_">m</text:span><text:span text:style-name="_31_3">a</text:span><text:span text:style-name="_33_">b</text:span><text:span text:style-name="_39_">l</text:span><text:span text:style-name="_31_5">y</text:span><text:span text:style-name="_31_"> </text:span><text:span text:style-name="_39_">c</text:span><text:span text:style-name="_31_4">o</text:span><text:span text:style-name="_34_">n</text:span><text:span text:style-name="_38_">s</text:span><text:span text:style-name="_31_5">i</text:span><text:span text:style-name="_35_">s</text:span><text:span text:style-name="_39_">t</text:span><text:span text:style-name="_31_2">s</text:span><text:span text:style-name="_31_"> </text:span><text:span text:style-name="_38_">i</text:span><text:span text:style-name="_31_4">n</text:span><text:span text:style-name="_31_"> </text:span><text:span text:style-name="_38_">a</text:span><text:span text:style-name="_31_1"> </text:span><text:span text:style-name="_33_">d</text:span><text:span text:style-name="_38_">e</text:span><text:span text:style-name="_31_5">p</text:span><text:span text:style-name="_33_">a</text:span><text:span text:style-name="_38_">r</text:span><text:span text:style-name="_31_4">t</text:span><text:span text:style-name="_33_">u</text:span><text:span text:style-name="_39_">r</text:span><text:span text:style-name="_31_3">e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2">o</text:span><text:span text:style-name="_33_">m</text:span><text:span text:style-name="_31_0">p</text:span><text:span text:style-name="_31_5">l</text:span><text:span text:style-name="_33_">e</text:span><text:span text:style-name="_37_">t</text:span><text:span text:style-name="_31_4">e</text:span><text:span text:style-name="_33_">l</text:span><text:span text:style-name="_31_0">y</text:span><text:span text:style-name="_31_1"> </text:span><text:span text:style-name="_32_">d</text:span><text:span text:style-name="_38_">i</text:span><text:span text:style-name="_31_3">s</text:span><text:span text:style-name="_34_">c</text:span><text:span text:style-name="_37_">i</text:span><text:span text:style-name="_31_5">p</text:span><text:span text:style-name="_33_">l</text:span><text:span text:style-name="_31_0">i</text:span><text:span text:style-name="_31_2">n</text:span><text:span text:style-name="_35_">e</text:span><text:span text:style-name="_31_0">d</text:span><text:span text:style-name="_31_1"> </text:span><text:span text:style-name="_35_">b</text:span><text:span text:style-name="_38_">e</text:span><text:span text:style-name="_31_5">h</text:span><text:span text:style-name="_34_">a</text:span><text:span text:style-name="_38_">v</text:span><text:span text:style-name="_31_5">i</text:span><text:span text:style-name="_34_">o</text:span><text:span text:style-name="_31_0">u</text:span><text:span text:style-name="_31_5">r</text:span><text:span text:style-name="_31_"> </text:span><text:span text:style-name="_31_0">i</text:span><text:span text:style-name="_31_2">n</text:span><text:span text:style-name="_33_">v</text:span><text:span text:style-name="_38_">o</text:span><text:span text:style-name="_31_5">l</text:span><text:span text:style-name="_33_">v</text:span><text:span text:style-name="_39_">e</text:span><text:span text:style-name="_31_2">d</text:span><text:span text:style-name="_31_"> </text:span><text:span text:style-name="_39_">i</text:span><text:span text:style-name="_31_5">n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2">u</text:span><text:span text:style-name="_32_">t</text:span><text:span text:style-name="_39_">a</text:span><text:span text:style-name="_31_2">t</text:span><text:span text:style-name="_34_">i</text:span><text:span text:style-name="_38_">o</text:span><text:span text:style-name="_31_4">n</text:span><text:span text:style-name="_35_">,</text:span><text:span text:style-name="_36_"> </text:span><text:span text:style-name="_31_5">b</text:span><text:span text:style-name="_33_">u</text:span><text:span text:style-name="_38_">t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3">h</text:span><text:span text:style-name="_35_">e</text:span><text:span text:style-name="_37_">r</text:span><text:span text:style-name="_31_1"> </text:span><text:span text:style-name="_35_">s</text:span><text:span text:style-name="_39_">l</text:span><text:span text:style-name="_31_2">i</text:span><text:span text:style-name="_33_">g</text:span><text:span text:style-name="_39_">h</text:span><text:span text:style-name="_31_5">t</text:span><text:span text:style-name="_31_"> </text:span><text:span text:style-name="_39_">o</text:span><text:span text:style-name="_31_3">n</text:span><text:span text:style-name="_33_">e</text:span><text:span text:style-name="_39_">,</text:span><text:span text:style-name="_31_1"> </text:span><text:span text:style-name="_35_">w</text:span><text:span text:style-name="_37_">h</text:span><text:span text:style-name="_31_5">i</text:span><text:span text:style-name="_32_">c</text:span><text:span text:style-name="_39_">h</text:span><text:span text:style-name="_31_1"> </text:span><text:span text:style-name="_33_">d</text:span><text:span text:style-name="_39_">o</text:span><text:span text:style-name="_31_3">e</text:span><text:span text:style-name="_33_">s</text:span><text:span text:style-name="_36_"> </text:span><text:span text:style-name="_31_2">n</text:span><text:span text:style-name="_33_">o</text:span><text:span text:style-name="_39_">t</text:span><text:span text:style-name="_31_1"> </text:span><text:span text:style-name="_32_">g</text:span><text:span text:style-name="_31_0">i</text:span><text:span text:style-name="_31_5">v</text:span><text:span text:style-name="_35_">e</text:span><text:span text:style-name="_36_"> </text:span><text:span text:style-name="_31_5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4">o</text:span><text:span text:style-name="_31_"> </text:span><text:span text:style-name="_37_">r</text:span><text:span text:style-name="_31_4">a</text:span><text:span text:style-name="_33_">n</text:span><text:span text:style-name="_38_">d</text:span><text:span text:style-name="_31_4">o</text:span><text:span text:style-name="_32_">m</text:span><text:span text:style-name="_36_"> </text:span><text:span text:style-name="_31_5">b</text:span><text:span text:style-name="_35_">e</text:span><text:span text:style-name="_37_">h</text:span><text:span text:style-name="_31_3">a</text:span><text:span text:style-name="_32_">v</text:span><text:span text:style-name="_38_">i</text:span><text:span text:style-name="_31_2">o</text:span><text:span text:style-name="_34_">u</text:span><text:span text:style-name="_37_">r</text:span><text:span text:style-name="_31_4">,</text:span><text:span text:style-name="_31_"> </text:span><text:span text:style-name="_37_">o</text:span><text:span text:style-name="_31_4">r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o</text:span><text:span text:style-name="_35_">i</text:span><text:span text:style-name="_39_">n</text:span><text:span text:style-name="_31_3">t</text:span><text:span text:style-name="_35_">l</text:span><text:span text:style-name="_31_0">e</text:span><text:span text:style-name="_31_5">s</text:span><text:span text:style-name="_34_">s</text:span><text:span text:style-name="_36_"> </text:span><text:span text:style-name="_31_5">r</text:span><text:span text:style-name="_34_">e</text:span><text:span text:style-name="_38_">p</text:span><text:span text:style-name="_31_4">e</text:span><text:span text:style-name="_33_">t</text:span><text:span text:style-name="_31_0">i</text:span><text:span text:style-name="_31_5">t</text:span><text:span text:style-name="_33_">i</text:span><text:span text:style-name="_38_">v</text:span><text:span text:style-name="_31_3">e</text:span><text:span text:style-name="_31_"> </text:span><text:span text:style-name="_37_">l</text:span><text:span text:style-name="_31_2">o</text:span><text:span text:style-name="_34_">o</text:span><text:span text:style-name="_37_">p</text:span><text:span text:style-name="_31_5">s</text:span><text:span text:style-name="_32_">.</text:span><text:span text:style-name="_36_"> </text:span><text:span text:style-name="_31_5">A</text:span><text:span text:style-name="_32_">n</text:span><text:span text:style-name="_39_">o</text:span><text:span text:style-name="_31_3">t</text:span><text:span text:style-name="_33_">h</text:span><text:span text:style-name="_37_">e</text:span><text:span text:style-name="_31_3">r</text:span><text:span text:style-name="_31_"> </text:span><text:span text:style-name="_31_0">i</text:span><text:span text:style-name="_31_4">m</text:span><text:span text:style-name="_33_">p</text:span><text:span text:style-name="_38_">o</text:span><text:span text:style-name="_31_5">r</text:span><text:span text:style-name="_32_">t</text:span><text:span text:style-name="_31_0">a</text:span><text:span text:style-name="_31_4">n</text:span><text:span text:style-name="_35_">t</text:span><text:span text:style-name="_36_"> </text:span><text:span text:style-name="_31_5">r</text:span><text:span text:style-name="_35_">e</text:span><text:span text:style-name="_38_">s</text:span><text:span text:style-name="_31_3">u</text:span><text:span text:style-name="_33_">l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p</text:span><text:span text:style-name="_31_0">r</text:span><text:span text:style-name="_31_3">e</text:span><text:span text:style-name="_32_">p</text:span><text:span text:style-name="_39_">a</text:span><text:span text:style-name="_31_4">r</text:span><text:span text:style-name="_32_">i</text:span><text:span text:style-name="_38_">n</text:span><text:span text:style-name="_31_5">g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m</text:span><text:span text:style-name="_35_">a</text:span><text:span text:style-name="_31_0">c</text:span><text:span text:style-name="_31_2">h</text:span><text:span text:style-name="_34_">i</text:span><text:span text:style-name="_39_">n</text:span><text:span text:style-name="_31_2">e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3">i</text:span><text:span text:style-name="_34_">t</text:span><text:span text:style-name="_39_">s</text:span><text:span text:style-name="_31_1"> </text:span><text:span text:style-name="_34_">p</text:span><text:span text:style-name="_39_">a</text:span><text:span text:style-name="_31_4">r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i</text:span><text:span text:style-name="_31_0">m</text:span><text:span text:style-name="_31_4">i</text:span><text:span text:style-name="_32_">t</text:span><text:span text:style-name="_38_">a</text:span><text:span text:style-name="_31_2">t</text:span><text:span text:style-name="_33_">i</text:span><text:span text:style-name="_39_">o</text:span><text:span text:style-name="_31_2">n</text:span><text:span text:style-name="_31_"> </text:span><text:span text:style-name="_37_">g</text:span><text:span text:style-name="_31_5">a</text:span><text:span text:style-name="_34_">m</text:span><text:span text:style-name="_39_">e</text:span><text:span text:style-name="_31_1"> </text:span><text:span text:style-name="_33_">b</text:span><text:span text:style-name="_37_">y</text:span><text:span text:style-name="_31_1"> </text:span><text:span text:style-name="_33_">a</text:span><text:span text:style-name="_36_"> </text:span><text:span text:style-name="_31_3">p</text:span><text:span text:style-name="_35_">r</text:span><text:span text:style-name="_37_">o</text:span><text:span text:style-name="_31_3">c</text:span><text:span text:style-name="_34_">e</text:span><text:span text:style-name="_31_0">s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e</text:span><text:span text:style-name="_33_">a</text:span><text:span text:style-name="_38_">c</text:span><text:span text:style-name="_31_2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l</text:span><text:span text:style-name="_32_">e</text:span><text:span text:style-name="_39_">a</text:span><text:span text:style-name="_31_3">r</text:span><text:span text:style-name="_35_">n</text:span><text:span text:style-name="_31_0">i</text:span><text:span text:style-name="_31_5">n</text:span><text:span text:style-name="_33_">g</text:span><text:span text:style-name="_36_"> </text:span><text:span text:style-name="_31_5">i</text:span><text:span text:style-name="_32_">s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8_">"</text:span><text:span text:style-name="_31_3">h</text:span><text:span text:style-name="_34_">u</text:span><text:span text:style-name="_39_">m</text:span><text:span text:style-name="_31_2">a</text:span><text:span text:style-name="_34_">n</text:span><text:span text:style-name="_36_"> </text:span><text:span text:style-name="_31_3">f</text:span><text:span text:style-name="_34_">a</text:span><text:span text:style-name="_31_0">l</text:span><text:span text:style-name="_31_4">l</text:span><text:span text:style-name="_32_">i</text:span><text:span text:style-name="_38_">b</text:span><text:span text:style-name="_31_3">i</text:span><text:span text:style-name="_35_">l</text:span><text:span text:style-name="_39_">i</text:span><text:span text:style-name="_31_2">t</text:span><text:span text:style-name="_34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4_">l</text:span><text:span text:style-name="_38_">i</text:span><text:span text:style-name="_31_3">k</text:span><text:span text:style-name="_33_">e</text:span><text:span text:style-name="_31_0">l</text:span><text:span text:style-name="_31_4">y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2">e</text:span><text:span text:style-name="_31_"> </text:span><text:span text:style-name="_38_">o</text:span><text:span text:style-name="_31_4">m</text:span><text:span text:style-name="_34_">i</text:span><text:span text:style-name="_39_">t</text:span><text:span text:style-name="_31_3">t</text:span><text:span text:style-name="_35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2_">a</text:span><text:span text:style-name="_36_"> </text:span><text:span text:style-name="_31_2">r</text:span><text:span text:style-name="_34_">a</text:span><text:span text:style-name="_38_">t</text:span><text:span text:style-name="_31_4">h</text:span><text:span text:style-name="_35_">e</text:span><text:span text:style-name="_38_">r</text:span><text:span text:style-name="_31_1"> </text:span><text:span text:style-name="_35_">n</text:span><text:span text:style-name="_37_">a</text:span><text:span text:style-name="_31_2">t</text:span><text:span text:style-name="_34_">u</text:span><text:span text:style-name="_37_">r</text:span><text:span text:style-name="_31_3">a</text:span><text:span text:style-name="_35_">l</text:span><text:span text:style-name="_36_"> </text:span><text:span text:style-name="_31_4">w</text:span><text:span text:style-name="_34_">a</text:span><text:span text:style-name="_38_">y</text:span><text:span text:style-name="_31_3">,</text:span><text:span text:style-name="_31_"> </text:span><text:span text:style-name="_38_">i</text:span><text:span text:style-name="_31_3">.</text:span><text:span text:style-name="_35_">e</text:span><text:span text:style-name="_38_">.</text:span><text:span text:style-name="_31_2">,</text:span><text:span text:style-name="_31_"> </text:span><text:span text:style-name="_39_">w</text:span><text:span text:style-name="_31_2">i</text:span><text:span text:style-name="_32_">t</text:span><text:span text:style-name="_38_">h</text:span><text:span text:style-name="_31_2">o</text:span><text:span text:style-name="_32_">u</text:span><text:span text:style-name="_37_">t</text:span><text:span text:style-name="_31_1"> </text:span><text:span text:style-name="_34_">s</text:span><text:span text:style-name="_37_">p</text:span><text:span text:style-name="_31_5">e</text:span><text:span text:style-name="_35_">c</text:span><text:span text:style-name="_39_">i</text:span><text:span text:style-name="_31_4">a</text:span><text:span text:style-name="_32_">l</text:span><text:span text:style-name="_36_"> </text:span><text:span text:style-name="_31_5">"</text:span><text:span text:style-name="_35_">c</text:span><text:span text:style-name="_37_">o</text:span><text:span text:style-name="_31_3">a</text:span><text:span text:style-name="_32_">c</text:span><text:span text:style-name="_39_">h</text:span><text:span text:style-name="_31_3">i</text:span><text:span text:style-name="_32_">n</text:span><text:span text:style-name="_38_">g</text:span><text:span text:style-name="_31_4">.</text:span><text:span text:style-name="_32_">"</text:span><text:span text:style-name="_36_"> </text:span><text:span text:style-name="_31_5">(</text:span><text:span text:style-name="_35_">T</text:span><text:span text:style-name="_37_">h</text:span><text:span text:style-name="_31_3">e</text:span><text:span text:style-name="_31_"> </text:span><text:span text:style-name="_38_">r</text:span><text:span text:style-name="_31_2">e</text:span><text:span text:style-name="_32_">a</text:span><text:span text:style-name="_39_">d</text:span><text:span text:style-name="_31_3">e</text:span><text:span text:style-name="_32_">r</text:span><text:span text:style-name="_36_"> </text:span><text:span text:style-name="_31_5">s</text:span><text:span text:style-name="_34_">h</text:span><text:span text:style-name="_31_0">o</text:span><text:span text:style-name="_31_3">u</text:span><text:span text:style-name="_35_">l</text:span><text:span text:style-name="_39_">d</text:span><text:span text:style-name="_31_1"> </text:span><text:span text:style-name="_32_">r</text:span><text:span text:style-name="_37_">e</text:span><text:span text:style-name="_31_4">c</text:span><text:span text:style-name="_35_">o</text:span><text:span text:style-name="_37_">n</text:span><text:span text:style-name="_31_4">c</text:span><text:span text:style-name="_34_">i</text:span><text:span text:style-name="_31_0">l</text:span><text:span text:style-name="_31_2">e</text:span><text:span text:style-name="_31_"> </text:span><text:span text:style-name="_39_">t</text:span><text:span text:style-name="_31_3">h</text:span><text:span text:style-name="_35_">i</text:span><text:span text:style-name="_39_">s</text:span><text:span text:style-name="_31_1"> </text:span><text:span text:style-name="_32_">w</text:span><text:span text:style-name="_31_0">i</text:span><text:span text:style-name="_31_2">t</text:span><text:span text:style-name="_35_">h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p</text:span><text:span text:style-name="_38_">o</text:span><text:span text:style-name="_31_3">i</text:span><text:span text:style-name="_34_">n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v</text:span><text:span text:style-name="_38_">i</text:span><text:span text:style-name="_31_5">e</text:span><text:span text:style-name="_34_">w</text:span><text:span text:style-name="_36_"> </text:span><text:span text:style-name="_31_2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5">e</text:span><text:span text:style-name="_33_">s</text:span><text:span text:style-name="_36_"> </text:span><text:span text:style-name="_31_5">2</text:span><text:span text:style-name="_33_">3</text:span><text:span text:style-name="_36_"> </text:span><text:span text:style-name="_31_5">a</text:span><text:span text:style-name="_32_">n</text:span><text:span text:style-name="_39_">d</text:span><text:span text:style-name="_31_1"> </text:span><text:span text:style-name="_35_">2</text:span><text:span text:style-name="_39_">4</text:span><text:span text:style-name="_31_3">.</text:span><text:span text:style-name="_33_">)</text:span><text:span text:style-name="_36_"> </text:span><text:span text:style-name="_31_2">P</text:span><text:span text:style-name="_32_">r</text:span><text:span text:style-name="_39_">o</text:span><text:span text:style-name="_31_2">c</text:span><text:span text:style-name="_35_">e</text:span><text:span text:style-name="_31_0">s</text:span><text:span text:style-name="_31_2">s</text:span><text:span text:style-name="_35_">e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2_">l</text:span><text:span text:style-name="_38_">e</text:span><text:span text:style-name="_31_2">a</text:span><text:span text:style-name="_33_">r</text:span><text:span text:style-name="_31_0">n</text:span><text:span text:style-name="_31_3">t</text:span><text:span text:style-name="_31_"> </text:span><text:span text:style-name="_38_">d</text:span><text:span text:style-name="_31_2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5">p</text:span><text:span text:style-name="_32_">r</text:span><text:span text:style-name="_37_">o</text:span><text:span text:style-name="_31_3">d</text:span><text:span text:style-name="_33_">u</text:span><text:span text:style-name="_38_">c</text:span><text:span text:style-name="_31_4">e</text:span><text:span text:style-name="_31_"> </text:span><text:span text:style-name="_37_">a</text:span><text:span text:style-name="_31_1"> </text:span><text:span text:style-name="_34_">h</text:span><text:span text:style-name="_38_">u</text:span><text:span text:style-name="_31_2">n</text:span><text:span text:style-name="_32_">d</text:span><text:span text:style-name="_31_0">r</text:span><text:span text:style-name="_31_2">e</text:span><text:span text:style-name="_35_">d</text:span><text:span text:style-name="_36_"> </text:span><text:span text:style-name="_31_5">p</text:span><text:span text:style-name="_34_">e</text:span><text:span text:style-name="_39_">r</text:span><text:span text:style-name="_31_1"> </text:span><text:span text:style-name="_32_">c</text:span><text:span text:style-name="_38_">e</text:span><text:span text:style-name="_31_2">n</text:span><text:span text:style-name="_34_">t</text:span><text:span text:style-name="_36_"> </text:span><text:span text:style-name="_31_2">c</text:span><text:span text:style-name="_34_">e</text:span><text:span text:style-name="_31_0">r</text:span><text:span text:style-name="_31_3">t</text:span><text:span text:style-name="_33_">a</text:span><text:span text:style-name="_39_">i</text:span><text:span text:style-name="_31_3">n</text:span><text:span text:style-name="_35_">t</text:span><text:span text:style-name="_38_">y</text:span><text:span text:style-name="_31_1"> </text:span><text:span text:style-name="_33_">o</text:span><text:span text:style-name="_38_">f</text:span><text:span text:style-name="_31_1"> </text:span><text:span text:style-name="_35_">r</text:span><text:span text:style-name="_37_">e</text:span><text:span text:style-name="_31_2">s</text:span><text:span text:style-name="_35_">u</text:span><text:span text:style-name="_39_">l</text:span><text:span text:style-name="_31_2">t</text:span><text:span text:style-name="_34_">;</text:span><text:span text:style-name="_36_"> </text:span><text:span text:style-name="_31_2">i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3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2">t</text:span><text:span text:style-name="_33_">h</text:span><text:span text:style-name="_31_0">e</text:span><text:span text:style-name="_31_3">y</text:span><text:span text:style-name="_31_"> </text:span><text:span text:style-name="_39_">c</text:span><text:span text:style-name="_31_3">o</text:span><text:span text:style-name="_34_">u</text:span><text:span text:style-name="_39_">l</text:span><text:span text:style-name="_31_4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5">u</text:span><text:span text:style-name="_35_">n</text:span><text:span text:style-name="_31_0">l</text:span><text:span text:style-name="_31_4">e</text:span><text:span text:style-name="_35_">a</text:span><text:span text:style-name="_31_0">r</text:span><text:span text:style-name="_31_4">n</text:span><text:span text:style-name="_35_">t</text:span><text:span text:style-name="_31_0">.</text:span></text:p>
      <text:p text:style-name="P1"><text:span text:style-name="_32_">I</text:span><text:span text:style-name="_39_">t</text:span><text:span text:style-name="_31_1"> </text:span><text:span text:style-name="_35_">i</text:span><text:span text:style-name="_37_">s</text:span><text:span text:style-name="_31_1"> </text:span><text:span text:style-name="_33_">p</text:span><text:span text:style-name="_31_0">r</text:span><text:span text:style-name="_31_3">o</text:span><text:span text:style-name="_32_">b</text:span><text:span text:style-name="_37_">a</text:span><text:span text:style-name="_31_4">b</text:span><text:span text:style-name="_33_">l</text:span><text:span text:style-name="_38_">y</text:span><text:span text:style-name="_31_1"> </text:span><text:span text:style-name="_34_">w</text:span><text:span text:style-name="_31_0">i</text:span><text:span text:style-name="_31_4">s</text:span><text:span text:style-name="_34_">e</text:span><text:span text:style-name="_36_"> </text:span><text:span text:style-name="_31_2">t</text:span><text:span text:style-name="_34_">o</text:span><text:span text:style-name="_36_"> </text:span><text:span text:style-name="_31_5">i</text:span><text:span text:style-name="_35_">n</text:span><text:span text:style-name="_37_">c</text:span><text:span text:style-name="_31_3">l</text:span><text:span text:style-name="_34_">u</text:span><text:span text:style-name="_31_0">d</text:span><text:span text:style-name="_31_5">e</text:span><text:span text:style-name="_31_"> </text:span><text:span text:style-name="_37_">a</text:span><text:span text:style-name="_31_1"> </text:span><text:span text:style-name="_35_">r</text:span><text:span text:style-name="_37_">a</text:span><text:span text:style-name="_31_2">n</text:span><text:span text:style-name="_34_">d</text:span><text:span text:style-name="_39_">o</text:span><text:span text:style-name="_31_2">m</text:span><text:span text:style-name="_31_"> </text:span><text:span text:style-name="_38_">e</text:span><text:span text:style-name="_31_3">l</text:span><text:span text:style-name="_34_">e</text:span><text:span text:style-name="_37_">m</text:span><text:span text:style-name="_31_5">e</text:span><text:span text:style-name="_34_">n</text:span><text:span text:style-name="_37_">t</text:span><text:span text:style-name="_31_1"> </text:span><text:span text:style-name="_34_">i</text:span><text:span text:style-name="_37_">n</text:span><text:span text:style-name="_31_1"> </text:span><text:span text:style-name="_33_">a</text:span><text:span text:style-name="_36_"> </text:span><text:span text:style-name="_31_2">l</text:span><text:span text:style-name="_34_">e</text:span><text:span text:style-name="_37_">a</text:span><text:span text:style-name="_31_3">r</text:span><text:span text:style-name="_32_">n</text:span><text:span text:style-name="_37_">i</text:span><text:span text:style-name="_31_5">n</text:span><text:span text:style-name="_33_">g</text:span><text:span text:style-name="_36_"> </text:span><text:span text:style-name="_31_5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2">e</text:span><text:span text:style-name="_35_">.</text:span><text:span text:style-name="_36_"> </text:span><text:span text:style-name="_31_3">A</text:span><text:span text:style-name="_31_"> </text:span><text:span text:style-name="_31_0">r</text:span><text:span text:style-name="_31_2">a</text:span><text:span text:style-name="_35_">n</text:span><text:span text:style-name="_31_0">d</text:span><text:span text:style-name="_31_2">o</text:span><text:span text:style-name="_35_">m</text:span><text:span text:style-name="_36_"> </text:span><text:span text:style-name="_31_2">e</text:span><text:span text:style-name="_33_">l</text:span><text:span text:style-name="_37_">e</text:span><text:span text:style-name="_31_3">m</text:span><text:span text:style-name="_35_">e</text:span><text:span text:style-name="_39_">n</text:span><text:span text:style-name="_31_4">t</text:span><text:span text:style-name="_31_"> </text:span><text:span text:style-name="_31_0">i</text:span><text:span text:style-name="_31_5">s</text:span><text:span text:style-name="_31_"> </text:span><text:span text:style-name="_38_">r</text:span><text:span text:style-name="_31_3">a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5">u</text:span><text:span text:style-name="_33_">s</text:span><text:span text:style-name="_38_">e</text:span><text:span text:style-name="_31_4">f</text:span><text:span text:style-name="_34_">u</text:span><text:span text:style-name="_38_">l</text:span><text:span text:style-name="_31_1"> </text:span><text:span text:style-name="_34_">w</text:span><text:span text:style-name="_31_0">h</text:span><text:span text:style-name="_31_3">e</text:span><text:span text:style-name="_33_">n</text:span><text:span text:style-name="_36_"> </text:span><text:span text:style-name="_31_4">w</text:span><text:span text:style-name="_35_">e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s</text:span><text:span text:style-name="_37_">e</text:span><text:span text:style-name="_31_4">a</text:span><text:span text:style-name="_34_">r</text:span><text:span text:style-name="_39_">c</text:span><text:span text:style-name="_31_4">h</text:span><text:span text:style-name="_35_">i</text:span><text:span text:style-name="_39_">n</text:span><text:span text:style-name="_31_5">g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3">a</text:span><text:span text:style-name="_31_"> </text:span><text:span text:style-name="_37_">s</text:span><text:span text:style-name="_31_5">o</text:span><text:span text:style-name="_34_">l</text:span><text:span text:style-name="_31_0">u</text:span><text:span text:style-name="_31_5">t</text:span><text:span text:style-name="_34_">i</text:span><text:span text:style-name="_37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8_">s</text:span><text:span text:style-name="_31_4">o</text:span><text:span text:style-name="_34_">m</text:span><text:span text:style-name="_38_">e</text:span><text:span text:style-name="_31_1"> </text:span><text:span text:style-name="_33_">p</text:span><text:span text:style-name="_37_">r</text:span><text:span text:style-name="_31_2">o</text:span><text:span text:style-name="_32_">b</text:span><text:span text:style-name="_38_">l</text:span><text:span text:style-name="_31_4">e</text:span><text:span text:style-name="_33_">m</text:span><text:span text:style-name="_37_">.</text:span><text:span text:style-name="_31_1"> </text:span><text:span text:style-name="_33_">S</text:span><text:span text:style-name="_37_">u</text:span><text:span text:style-name="_31_2">p</text:span><text:span text:style-name="_33_">p</text:span><text:span text:style-name="_31_0">o</text:span><text:span text:style-name="_31_4">s</text:span><text:span text:style-name="_32_">e</text:span><text:span text:style-name="_36_"> </text:span><text:span text:style-name="_31_5">f</text:span><text:span text:style-name="_35_">o</text:span><text:span text:style-name="_39_">r</text:span><text:span text:style-name="_31_1"> </text:span><text:span text:style-name="_34_">i</text:span><text:span text:style-name="_38_">n</text:span><text:span text:style-name="_31_2">s</text:span><text:span text:style-name="_32_">t</text:span><text:span text:style-name="_38_">a</text:span><text:span text:style-name="_31_5">n</text:span><text:span text:style-name="_35_">c</text:span><text:span text:style-name="_39_">e</text:span><text:span text:style-name="_31_1"> </text:span><text:span text:style-name="_34_">w</text:span><text:span text:style-name="_37_">e</text:span><text:span text:style-name="_31_1"> </text:span><text:span text:style-name="_32_">w</text:span><text:span text:style-name="_38_">a</text:span><text:span text:style-name="_31_3">n</text:span><text:span text:style-name="_32_">t</text:span><text:span text:style-name="_38_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f</text:span><text:span text:style-name="_31_2">i</text:span><text:span text:style-name="_34_">n</text:span><text:span text:style-name="_37_">d</text:span><text:span text:style-name="_31_1"> </text:span><text:span text:style-name="_34_">a</text:span><text:span text:style-name="_36_"> </text:span><text:span text:style-name="_31_4">n</text:span><text:span text:style-name="_35_">u</text:span><text:span text:style-name="_31_0">m</text:span><text:span text:style-name="_31_5">b</text:span><text:span text:style-name="_35_">e</text:span><text:span text:style-name="_38_">r</text:span><text:span text:style-name="_31_1"> </text:span><text:span text:style-name="_32_">b</text:span><text:span text:style-name="_38_">e</text:span><text:span text:style-name="_31_4">t</text:span><text:span text:style-name="_34_">w</text:span><text:span text:style-name="_37_">e</text:span><text:span text:style-name="_31_3">e</text:span><text:span text:style-name="_34_">n</text:span><text:span text:style-name="_36_"> </text:span><text:span text:style-name="_31_4">5</text:span><text:span text:style-name="_32_">0</text:span><text:span text:style-name="_36_"> </text:span><text:span text:style-name="_31_4">a</text:span><text:span text:style-name="_32_">n</text:span><text:span text:style-name="_39_">d</text:span><text:span text:style-name="_31_1"> </text:span><text:span text:style-name="_32_">2</text:span><text:span text:style-name="_31_0">0</text:span><text:span text:style-name="_31_5">0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9_">w</text:span><text:span text:style-name="_31_5">a</text:span><text:span text:style-name="_35_">s</text:span><text:span text:style-name="_36_"> </text:span><text:span text:style-name="_31_2">e</text:span><text:span text:style-name="_35_">q</text:span><text:span text:style-name="_31_0">u</text:span><text:span text:style-name="_31_3">a</text:span><text:span text:style-name="_32_">l</text:span><text:span text:style-name="_36_"> </text:span><text:span text:style-name="_31_2">t</text:span><text:span text:style-name="_32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s</text:span><text:span text:style-name="_38_">q</text:span><text:span text:style-name="_31_5">u</text:span><text:span text:style-name="_32_">a</text:span><text:span text:style-name="_39_">r</text:span><text:span text:style-name="_31_2">e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2">s</text:span><text:span text:style-name="_35_">u</text:span><text:span text:style-name="_38_">m</text:span><text:span text:style-name="_31_1"> </text:span><text:span text:style-name="_33_">o</text:span><text:span text:style-name="_38_">f</text:span><text:span text:style-name="_31_1"> </text:span><text:span text:style-name="_32_">i</text:span><text:span text:style-name="_39_">t</text:span><text:span text:style-name="_31_3">s</text:span><text:span text:style-name="_31_"> </text:span><text:span text:style-name="_31_0">d</text:span><text:span text:style-name="_31_5">i</text:span><text:span text:style-name="_34_">g</text:span><text:span text:style-name="_31_0">i</text:span><text:span text:style-name="_31_5">t</text:span><text:span text:style-name="_33_">s</text:span><text:span text:style-name="_37_">,</text:span><text:span text:style-name="_31_1"> </text:span><text:span text:style-name="_34_">w</text:span><text:span text:style-name="_38_">e</text:span><text:span text:style-name="_31_1"> </text:span><text:span text:style-name="_33_">m</text:span><text:span text:style-name="_39_">i</text:span><text:span text:style-name="_31_2">g</text:span><text:span text:style-name="_33_">h</text:span><text:span text:style-name="_38_">t</text:span><text:span text:style-name="_31_1"> </text:span><text:span text:style-name="_33_">s</text:span><text:span text:style-name="_37_">t</text:span><text:span text:style-name="_31_3">a</text:span><text:span text:style-name="_35_">r</text:span><text:span text:style-name="_38_">t</text:span><text:span text:style-name="_31_1"> </text:span><text:span text:style-name="_33_">a</text:span><text:span text:style-name="_39_">t</text:span><text:span text:style-name="_31_1"> </text:span><text:span text:style-name="_35_">5</text:span><text:span text:style-name="_39_">1</text:span><text:span text:style-name="_31_1"> </text:span><text:span text:style-name="_33_">t</text:span><text:span text:style-name="_31_0">h</text:span><text:span text:style-name="_31_3">e</text:span><text:span text:style-name="_33_">n</text:span><text:span text:style-name="_36_"> </text:span><text:span text:style-name="_31_5">t</text:span><text:span text:style-name="_35_">r</text:span><text:span text:style-name="_38_">y</text:span><text:span text:style-name="_31_1"> </text:span><text:span text:style-name="_32_">5</text:span><text:span text:style-name="_38_">2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9_">g</text:span><text:span text:style-name="_31_5">o</text:span><text:span text:style-name="_31_"> </text:span><text:span text:style-name="_39_">o</text:span><text:span text:style-name="_31_5">n</text:span><text:span text:style-name="_31_"> </text:span><text:span text:style-name="_31_0">u</text:span><text:span text:style-name="_31_5">n</text:span><text:span text:style-name="_32_">t</text:span><text:span text:style-name="_39_">i</text:span><text:span text:style-name="_31_5">l</text:span><text:span text:style-name="_31_"> </text:span><text:span text:style-name="_38_">w</text:span><text:span text:style-name="_31_4">e</text:span><text:span text:style-name="_31_"> </text:span><text:span text:style-name="_31_0">g</text:span><text:span text:style-name="_31_3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3_">m</text:span><text:span text:style-name="_37_">b</text:span><text:span text:style-name="_31_5">e</text:span><text:span text:style-name="_34_">r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w</text:span><text:span text:style-name="_31_4">o</text:span><text:span text:style-name="_34_">r</text:span><text:span text:style-name="_38_">k</text:span><text:span text:style-name="_31_3">e</text:span><text:span text:style-name="_35_">d</text:span><text:span text:style-name="_39_">.</text:span><text:span text:style-name="_31_1"> </text:span><text:span text:style-name="_32_">A</text:span><text:span text:style-name="_39_">l</text:span><text:span text:style-name="_31_5">t</text:span><text:span text:style-name="_32_">e</text:span><text:span text:style-name="_37_">r</text:span><text:span text:style-name="_31_3">n</text:span><text:span text:style-name="_33_">a</text:span><text:span text:style-name="_31_0">t</text:span><text:span text:style-name="_31_2">i</text:span><text:span text:style-name="_34_">v</text:span><text:span text:style-name="_38_">e</text:span><text:span text:style-name="_31_4">l</text:span><text:span text:style-name="_32_">y</text:span><text:span text:style-name="_36_"> </text:span><text:span text:style-name="_31_5">w</text:span><text:span text:style-name="_33_">e</text:span><text:span text:style-name="_36_"> </text:span><text:span text:style-name="_31_3">m</text:span><text:span text:style-name="_33_">i</text:span><text:span text:style-name="_39_">g</text:span><text:span text:style-name="_31_5">h</text:span><text:span text:style-name="_32_">t</text:span><text:span text:style-name="_36_"> </text:span><text:span text:style-name="_31_3">c</text:span><text:span text:style-name="_35_">h</text:span><text:span text:style-name="_31_0">o</text:span><text:span text:style-name="_31_2">o</text:span><text:span text:style-name="_33_">s</text:span><text:span text:style-name="_37_">e</text:span><text:span text:style-name="_31_1"> </text:span><text:span text:style-name="_34_">n</text:span><text:span text:style-name="_38_">u</text:span><text:span text:style-name="_31_3">m</text:span><text:span text:style-name="_34_">b</text:span><text:span text:style-name="_31_0">e</text:span><text:span text:style-name="_31_2">r</text:span><text:span text:style-name="_35_">s</text:span><text:span text:style-name="_36_"> </text:span><text:span text:style-name="_31_3">a</text:span><text:span text:style-name="_35_">t</text:span><text:span text:style-name="_36_"> </text:span><text:span text:style-name="_31_3">r</text:span><text:span text:style-name="_33_">a</text:span><text:span text:style-name="_39_">n</text:span><text:span text:style-name="_31_4">d</text:span><text:span text:style-name="_33_">o</text:span><text:span text:style-name="_39_">m</text:span><text:span text:style-name="_31_1"> </text:span><text:span text:style-name="_33_">u</text:span><text:span text:style-name="_37_">n</text:span><text:span text:style-name="_31_3">t</text:span><text:span text:style-name="_34_">i</text:span><text:span text:style-name="_31_0">l</text:span><text:span text:style-name="_31_1"> </text:span><text:span text:style-name="_32_">w</text:span><text:span text:style-name="_31_0">e</text:span><text:span text:style-name="_31_1"> </text:span><text:span text:style-name="_32_">g</text:span><text:span text:style-name="_39_">o</text:span><text:span text:style-name="_31_2">t</text:span><text:span text:style-name="_31_"> </text:span><text:span text:style-name="_38_">a</text:span><text:span text:style-name="_31_1"> </text:span><text:span text:style-name="_35_">g</text:span><text:span text:style-name="_31_0">o</text:span><text:span text:style-name="_31_2">o</text:span><text:span text:style-name="_35_">d</text:span><text:span text:style-name="_36_"> </text:span><text:span text:style-name="_31_5">o</text:span><text:span text:style-name="_32_">n</text:span><text:span text:style-name="_39_">e</text:span><text:span text:style-name="_31_5">.</text:span><text:span text:style-name="_31_"> </text:span><text:span text:style-name="_39_">T</text:span><text:span text:style-name="_31_4">h</text:span><text:span text:style-name="_32_">i</text:span><text:span text:style-name="_31_0">s</text:span><text:span text:style-name="_31_1"> </text:span><text:span text:style-name="_33_">m</text:span><text:span text:style-name="_39_">e</text:span><text:span text:style-name="_31_5">t</text:span><text:span text:style-name="_33_">h</text:span><text:span text:style-name="_37_">o</text:span><text:span text:style-name="_31_2">d</text:span><text:span text:style-name="_31_"> </text:span><text:span text:style-name="_31_0">h</text:span><text:span text:style-name="_31_5">a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1_0">d</text:span><text:span text:style-name="_31_3">v</text:span><text:span text:style-name="_35_">a</text:span><text:span text:style-name="_31_0">n</text:span><text:span text:style-name="_31_2">t</text:span><text:span text:style-name="_35_">a</text:span><text:span text:style-name="_31_0">g</text:span><text:span text:style-name="_31_3">e</text:span><text:span text:style-name="_31_"> </text:span><text:span text:style-name="_39_">t</text:span><text:span text:style-name="_31_2">h</text:span><text:span text:style-name="_34_">a</text:span><text:span text:style-name="_31_0">t</text:span><text:span text:style-name="_31_1"> </text:span><text:span text:style-name="_33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5_">u</text:span><text:span text:style-name="_38_">n</text:span><text:span text:style-name="_31_2">n</text:span><text:span text:style-name="_32_">e</text:span><text:span text:style-name="_37_">c</text:span><text:span text:style-name="_31_3">e</text:span><text:span text:style-name="_34_">s</text:span><text:span text:style-name="_37_">s</text:span><text:span text:style-name="_31_2">a</text:span><text:span text:style-name="_32_">r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5_">k</text:span><text:span text:style-name="_38_">e</text:span><text:span text:style-name="_31_3">e</text:span><text:span text:style-name="_32_">p</text:span><text:span text:style-name="_36_"> </text:span><text:span text:style-name="_31_4">t</text:span><text:span text:style-name="_33_">r</text:span><text:span text:style-name="_31_0">a</text:span><text:span text:style-name="_31_4">c</text:span><text:span text:style-name="_34_">k</text:span><text:span text:style-name="_36_"> </text:span><text:span text:style-name="_31_2">o</text:span><text:span text:style-name="_32_">f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v</text:span><text:span text:style-name="_38_">a</text:span><text:span text:style-name="_31_2">l</text:span><text:span text:style-name="_34_">u</text:span><text:span text:style-name="_38_">e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h</text:span><text:span text:style-name="_38_">a</text:span><text:span text:style-name="_31_2">v</text:span><text:span text:style-name="_35_">e</text:span><text:span text:style-name="_36_"> </text:span><text:span text:style-name="_31_3">b</text:span><text:span text:style-name="_33_">e</text:span><text:span text:style-name="_37_">e</text:span><text:span text:style-name="_31_4">n</text:span><text:span text:style-name="_31_"> </text:span><text:span text:style-name="_31_0">t</text:span><text:span text:style-name="_31_3">r</text:span><text:span text:style-name="_32_">i</text:span><text:span text:style-name="_37_">e</text:span><text:span text:style-name="_31_2">d</text:span><text:span text:style-name="_33_">,</text:span><text:span text:style-name="_36_"> </text:span><text:span text:style-name="_31_3">b</text:span><text:span text:style-name="_32_">u</text:span><text:span text:style-name="_39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d</text:span><text:span text:style-name="_31_4">i</text:span><text:span text:style-name="_34_">s</text:span><text:span text:style-name="_39_">a</text:span><text:span text:style-name="_31_5">d</text:span><text:span text:style-name="_34_">v</text:span><text:span text:style-name="_39_">a</text:span><text:span text:style-name="_31_3">n</text:span><text:span text:style-name="_35_">t</text:span><text:span text:style-name="_39_">a</text:span><text:span text:style-name="_31_4">g</text:span><text:span text:style-name="_32_">e</text:span><text:span text:style-name="_36_"> </text:span><text:span text:style-name="_31_4">t</text:span><text:span text:style-name="_35_">h</text:span><text:span text:style-name="_31_0">a</text:span><text:span text:style-name="_31_5">t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5">m</text:span><text:span text:style-name="_32_">a</text:span><text:span text:style-name="_39_">y</text:span><text:span text:style-name="_31_1"> </text:span><text:span text:style-name="_34_">t</text:span><text:span text:style-name="_31_0">r</text:span><text:span text:style-name="_31_2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8_">m</text:span><text:span text:style-name="_31_5">e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t</text:span><text:span text:style-name="_32_">w</text:span><text:span text:style-name="_38_">i</text:span><text:span text:style-name="_31_5">c</text:span><text:span text:style-name="_33_">e</text:span><text:span text:style-name="_31_0">,</text:span><text:span text:style-name="_31_1"> </text:span><text:span text:style-name="_32_">b</text:span><text:span text:style-name="_39_">u</text:span><text:span text:style-name="_31_2">t</text:span><text:span text:style-name="_31_"> </text:span><text:span text:style-name="_38_">t</text:span><text:span text:style-name="_31_5">h</text:span><text:span text:style-name="_35_">i</text:span><text:span text:style-name="_38_">s</text:span><text:span text:style-name="_31_1"> </text:span><text:span text:style-name="_34_">i</text:span><text:span text:style-name="_37_">s</text:span><text:span text:style-name="_31_1"> </text:span><text:span text:style-name="_32_">n</text:span><text:span text:style-name="_37_">o</text:span><text:span text:style-name="_31_5">t</text:span><text:span text:style-name="_31_"> </text:span><text:span text:style-name="_37_">v</text:span><text:span text:style-name="_31_3">e</text:span><text:span text:style-name="_33_">r</text:span><text:span text:style-name="_31_0">y</text:span><text:span text:style-name="_31_1"> </text:span><text:span text:style-name="_32_">i</text:span><text:span text:style-name="_31_0">m</text:span><text:span text:style-name="_31_5">p</text:span><text:span text:style-name="_34_">o</text:span><text:span text:style-name="_31_0">r</text:span><text:span text:style-name="_31_5">t</text:span><text:span text:style-name="_34_">a</text:span><text:span text:style-name="_31_0">n</text:span><text:span text:style-name="_31_3">t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7_">r</text:span><text:span text:style-name="_31_5">e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3">s</text:span><text:span text:style-name="_33_">e</text:span><text:span text:style-name="_38_">v</text:span><text:span text:style-name="_31_2">e</text:span><text:span text:style-name="_32_">r</text:span><text:span text:style-name="_39_">a</text:span><text:span text:style-name="_31_5">l</text:span><text:span text:style-name="_31_"> </text:span><text:span text:style-name="_39_">s</text:span><text:span text:style-name="_31_5">o</text:span><text:span text:style-name="_35_">l</text:span><text:span text:style-name="_31_0">u</text:span><text:span text:style-name="_31_2">t</text:span><text:span text:style-name="_32_">i</text:span><text:span text:style-name="_37_">o</text:span><text:span text:style-name="_31_2">n</text:span><text:span text:style-name="_35_">s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s</text:span><text:span text:style-name="_31_3">y</text:span><text:span text:style-name="_34_">s</text:span><text:span text:style-name="_37_">t</text:span><text:span text:style-name="_31_2">e</text:span><text:span text:style-name="_33_">m</text:span><text:span text:style-name="_38_">a</text:span><text:span text:style-name="_31_2">t</text:span><text:span text:style-name="_33_">i</text:span><text:span text:style-name="_38_">c</text:span><text:span text:style-name="_31_1"> </text:span><text:span text:style-name="_33_">m</text:span><text:span text:style-name="_37_">e</text:span><text:span text:style-name="_31_2">t</text:span><text:span text:style-name="_33_">h</text:span><text:span text:style-name="_39_">o</text:span><text:span text:style-name="_31_3">d</text:span><text:span text:style-name="_31_"> </text:span><text:span text:style-name="_37_">h</text:span><text:span text:style-name="_31_2">a</text:span><text:span text:style-name="_32_">s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d</text:span><text:span text:style-name="_37_">i</text:span><text:span text:style-name="_31_3">s</text:span><text:span text:style-name="_34_">a</text:span><text:span text:style-name="_39_">d</text:span><text:span text:style-name="_31_3">v</text:span><text:span text:style-name="_34_">a</text:span><text:span text:style-name="_37_">n</text:span><text:span text:style-name="_31_4">t</text:span><text:span text:style-name="_34_">a</text:span><text:span text:style-name="_31_0">g</text:span><text:span text:style-name="_31_4">e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2_">t</text:span><text:span text:style-name="_38_">h</text:span><text:span text:style-name="_31_4">e</text:span><text:span text:style-name="_34_">r</text:span><text:span text:style-name="_37_">e</text:span><text:span text:style-name="_31_1"> </text:span><text:span text:style-name="_34_">m</text:span><text:span text:style-name="_31_0">a</text:span><text:span text:style-name="_31_3">y</text:span><text:span text:style-name="_31_"> </text:span><text:span text:style-name="_39_">b</text:span><text:span text:style-name="_31_4">e</text:span><text:span text:style-name="_31_"> </text:span><text:span text:style-name="_31_0">a</text:span><text:span text:style-name="_31_5">n</text:span><text:span text:style-name="_31_"> </text:span><text:span text:style-name="_31_0">e</text:span><text:span text:style-name="_31_2">n</text:span><text:span text:style-name="_35_">o</text:span><text:span text:style-name="_39_">r</text:span><text:span text:style-name="_31_4">m</text:span><text:span text:style-name="_34_">o</text:span><text:span text:style-name="_38_">u</text:span><text:span text:style-name="_31_4">s</text:span><text:span text:style-name="_31_"> </text:span><text:span text:style-name="_39_">b</text:span><text:span text:style-name="_31_4">l</text:span><text:span text:style-name="_35_">o</text:span><text:span text:style-name="_31_0">c</text:span><text:span text:style-name="_31_4">k</text:span><text:span text:style-name="_31_"> </text:span><text:span text:style-name="_31_0">w</text:span><text:span text:style-name="_31_2">i</text:span><text:span text:style-name="_33_">t</text:span><text:span text:style-name="_31_0">h</text:span><text:span text:style-name="_31_5">o</text:span><text:span text:style-name="_35_">u</text:span><text:span text:style-name="_39_">t</text:span><text:span text:style-name="_31_1"> </text:span><text:span text:style-name="_34_">a</text:span><text:span text:style-name="_37_">n</text:span><text:span text:style-name="_31_2">y</text:span><text:span text:style-name="_31_"> </text:span><text:span text:style-name="_31_0">s</text:span><text:span text:style-name="_31_2">o</text:span><text:span text:style-name="_34_">l</text:span><text:span text:style-name="_37_">u</text:span><text:span text:style-name="_31_3">t</text:span><text:span text:style-name="_34_">i</text:span><text:span text:style-name="_31_0">o</text:span><text:span text:style-name="_31_5">n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1_0">e</text:span><text:span text:style-name="_31_3">g</text:span><text:span text:style-name="_33_">i</text:span><text:span text:style-name="_38_">o</text:span><text:span text:style-name="_31_4">n</text:span><text:span text:style-name="_31_"> </text:span><text:span text:style-name="_38_">w</text:span><text:span text:style-name="_31_2">h</text:span><text:span text:style-name="_35_">i</text:span><text:span text:style-name="_37_">c</text:span><text:span text:style-name="_31_5">h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b</text:span><text:span text:style-name="_32_">e</text:span><text:span text:style-name="_36_"> </text:span><text:span text:style-name="_31_2">i</text:span><text:span text:style-name="_33_">n</text:span><text:span text:style-name="_39_">v</text:span><text:span text:style-name="_31_5">e</text:span><text:span text:style-name="_35_">s</text:span><text:span text:style-name="_37_">t</text:span><text:span text:style-name="_31_4">i</text:span><text:span text:style-name="_33_">g</text:span><text:span text:style-name="_38_">a</text:span><text:span text:style-name="_31_5">t</text:span><text:span text:style-name="_35_">e</text:span><text:span text:style-name="_39_">d</text:span><text:span text:style-name="_31_1"> </text:span><text:span text:style-name="_33_">f</text:span><text:span text:style-name="_39_">i</text:span><text:span text:style-name="_31_3">r</text:span><text:span text:style-name="_34_">s</text:span><text:span text:style-name="_37_">t</text:span><text:span text:style-name="_31_2">,</text:span><text:span text:style-name="_31_"> </text:span><text:span text:style-name="_37_">N</text:span><text:span text:style-name="_31_3">o</text:span><text:span text:style-name="_32_">w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l</text:span><text:span text:style-name="_39_">e</text:span><text:span text:style-name="_31_4">a</text:span><text:span text:style-name="_32_">r</text:span><text:span text:style-name="_38_">n</text:span><text:span text:style-name="_31_2">i</text:span><text:span text:style-name="_33_">n</text:span><text:span text:style-name="_37_">g</text:span><text:span text:style-name="_31_1"> </text:span><text:span text:style-name="_33_">p</text:span><text:span text:style-name="_31_0">r</text:span><text:span text:style-name="_31_5">o</text:span><text:span text:style-name="_34_">c</text:span><text:span text:style-name="_39_">e</text:span><text:span text:style-name="_31_2">s</text:span><text:span text:style-name="_35_">s</text:span><text:span text:style-name="_36_"> </text:span><text:span text:style-name="_31_4">m</text:span><text:span text:style-name="_34_">a</text:span><text:span text:style-name="_38_">y</text:span><text:span text:style-name="_31_1"> </text:span><text:span text:style-name="_35_">b</text:span><text:span text:style-name="_39_">e</text:span><text:span text:style-name="_31_1"> </text:span><text:span text:style-name="_33_">r</text:span><text:span text:style-name="_38_">e</text:span><text:span text:style-name="_31_2">g</text:span><text:span text:style-name="_34_">a</text:span><text:span text:style-name="_37_">r</text:span><text:span text:style-name="_31_4">d</text:span><text:span text:style-name="_35_">e</text:span><text:span text:style-name="_38_">d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2">s</text:span><text:span text:style-name="_34_">e</text:span><text:span text:style-name="_38_">a</text:span><text:span text:style-name="_31_3">r</text:span><text:span text:style-name="_34_">c</text:span><text:span text:style-name="_37_">h</text:span><text:span text:style-name="_31_1"> </text:span><text:span text:style-name="_34_">f</text:span><text:span text:style-name="_39_">o</text:span><text:span text:style-name="_31_2">r</text:span><text:span text:style-name="_31_"> </text:span><text:span text:style-name="_31_0">a</text:span><text:span text:style-name="_31_1"> </text:span><text:span text:style-name="_32_">f</text:span><text:span text:style-name="_37_">o</text:span><text:span text:style-name="_31_3">r</text:span><text:span text:style-name="_32_">m</text:span><text:span text:style-name="_36_"> </text:span><text:span text:style-name="_31_3">o</text:span><text:span text:style-name="_34_">f</text:span><text:span text:style-name="_36_"> </text:span><text:span text:style-name="_31_5">b</text:span><text:span text:style-name="_33_">e</text:span><text:span text:style-name="_31_0">h</text:span><text:span text:style-name="_31_4">a</text:span><text:span text:style-name="_33_">v</text:span><text:span text:style-name="_38_">i</text:span><text:span text:style-name="_31_2">o</text:span><text:span text:style-name="_33_">u</text:span><text:span text:style-name="_38_">r</text:span><text:span text:style-name="_31_1"> </text:span><text:span text:style-name="_35_">w</text:span><text:span text:style-name="_39_">h</text:span><text:span text:style-name="_31_2">i</text:span><text:span text:style-name="_32_">c</text:span><text:span text:style-name="_31_0">h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s</text:span><text:span text:style-name="_32_">a</text:span><text:span text:style-name="_37_">t</text:span><text:span text:style-name="_31_4">i</text:span><text:span text:style-name="_34_">s</text:span><text:span text:style-name="_31_0">f</text:span><text:span text:style-name="_31_3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t</text:span><text:span text:style-name="_34_">e</text:span><text:span text:style-name="_31_0">a</text:span><text:span text:style-name="_31_5">c</text:span><text:span text:style-name="_35_">h</text:span><text:span text:style-name="_38_">e</text:span><text:span text:style-name="_31_3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o</text:span><text:span text:style-name="_31_4">t</text:span><text:span text:style-name="_35_">h</text:span><text:span text:style-name="_31_0">e</text:span><text:span text:style-name="_31_4">r</text:span><text:span text:style-name="_31_"> </text:span><text:span text:style-name="_31_0">c</text:span><text:span text:style-name="_31_3">r</text:span><text:span text:style-name="_32_">i</text:span><text:span text:style-name="_31_0">t</text:span><text:span text:style-name="_31_4">e</text:span><text:span text:style-name="_35_">r</text:span><text:span text:style-name="_31_0">i</text:span><text:span text:style-name="_31_5">o</text:span><text:span text:style-name="_35_">n</text:span><text:span text:style-name="_39_">)</text:span><text:span text:style-name="_31_4">.</text:span><text:span text:style-name="_31_"> </text:span><text:span text:style-name="_39_">S</text:span><text:span text:style-name="_31_4">i</text:span><text:span text:style-name="_32_">n</text:span><text:span text:style-name="_37_">c</text:span><text:span text:style-name="_31_2">e</text:span><text:span text:style-name="_31_"> </text:span><text:span text:style-name="_38_">t</text:span><text:span text:style-name="_31_3">h</text:span><text:span text:style-name="_32_">e</text:span><text:span text:style-name="_31_0">r</text:span><text:span text:style-name="_31_3">e</text:span><text:span text:style-name="_31_"> </text:span><text:span text:style-name="_38_">i</text:span><text:span text:style-name="_31_3">s</text:span><text:span text:style-name="_31_"> </text:span><text:span text:style-name="_31_0">p</text:span><text:span text:style-name="_31_4">r</text:span><text:span text:style-name="_32_">o</text:span><text:span text:style-name="_37_">b</text:span><text:span text:style-name="_31_4">a</text:span><text:span text:style-name="_35_">b</text:span><text:span text:style-name="_37_">l</text:span><text:span text:style-name="_31_2">y</text:span><text:span text:style-name="_31_"> </text:span><text:span text:style-name="_38_">a</text:span><text:span text:style-name="_31_1"> </text:span><text:span text:style-name="_35_">v</text:span><text:span text:style-name="_31_0">e</text:span><text:span text:style-name="_31_3">r</text:span><text:span text:style-name="_33_">y</text:span><text:span text:style-name="_36_"> </text:span><text:span text:style-name="_31_5">l</text:span><text:span text:style-name="_34_">a</text:span><text:span text:style-name="_31_0">r</text:span><text:span text:style-name="_31_4">g</text:span><text:span text:style-name="_33_">e</text:span><text:span text:style-name="_36_"> </text:span><text:span text:style-name="_31_3">n</text:span><text:span text:style-name="_34_">u</text:span><text:span text:style-name="_39_">m</text:span><text:span text:style-name="_31_5">b</text:span><text:span text:style-name="_34_">e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s</text:span><text:span text:style-name="_39_">a</text:span><text:span text:style-name="_31_5">t</text:span><text:span text:style-name="_33_">i</text:span><text:span text:style-name="_39_">s</text:span><text:span text:style-name="_31_2">f</text:span><text:span text:style-name="_32_">a</text:span><text:span text:style-name="_38_">c</text:span><text:span text:style-name="_31_3">t</text:span><text:span text:style-name="_34_">o</text:span><text:span text:style-name="_39_">r</text:span><text:span text:style-name="_31_5">y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4">t</text:span><text:span text:style-name="_34_">i</text:span><text:span text:style-name="_31_0">o</text:span><text:span text:style-name="_31_4">n</text:span><text:span text:style-name="_35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4_">r</text:span><text:span text:style-name="_37_">a</text:span><text:span text:style-name="_31_5">n</text:span><text:span text:style-name="_32_">d</text:span><text:span text:style-name="_37_">o</text:span><text:span text:style-name="_31_5">m</text:span><text:span text:style-name="_31_"> </text:span><text:span text:style-name="_37_">m</text:span><text:span text:style-name="_31_3">e</text:span><text:span text:style-name="_34_">t</text:span><text:span text:style-name="_31_0">h</text:span><text:span text:style-name="_31_4">o</text:span><text:span text:style-name="_32_">d</text:span><text:span text:style-name="_36_"> </text:span><text:span text:style-name="_31_4">s</text:span><text:span text:style-name="_35_">e</text:span><text:span text:style-name="_39_">e</text:span><text:span text:style-name="_31_2">m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5">b</text:span><text:span text:style-name="_32_">e</text:span><text:span text:style-name="_36_"> </text:span><text:span text:style-name="_31_5">b</text:span><text:span text:style-name="_35_">e</text:span><text:span text:style-name="_37_">t</text:span><text:span text:style-name="_31_3">t</text:span><text:span text:style-name="_34_">e</text:span><text:span text:style-name="_39_">r</text:span><text:span text:style-name="_31_1"> </text:span><text:span text:style-name="_34_">t</text:span><text:span text:style-name="_39_">h</text:span><text:span text:style-name="_31_2">a</text:span><text:span text:style-name="_33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s</text:span><text:span text:style-name="_39_">y</text:span><text:span text:style-name="_31_5">s</text:span><text:span text:style-name="_35_">t</text:span><text:span text:style-name="_38_">e</text:span><text:span text:style-name="_31_2">m</text:span><text:span text:style-name="_35_">a</text:span><text:span text:style-name="_31_0">t</text:span><text:span text:style-name="_31_4">i</text:span><text:span text:style-name="_33_">c</text:span><text:span text:style-name="_38_">.</text:span><text:span text:style-name="_31_1"> </text:span><text:span text:style-name="_35_">I</text:span><text:span text:style-name="_38_">t</text:span><text:span text:style-name="_31_1"> </text:span><text:span text:style-name="_35_">s</text:span><text:span text:style-name="_37_">h</text:span><text:span text:style-name="_31_4">o</text:span><text:span text:style-name="_35_">u</text:span><text:span text:style-name="_39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8_">n</text:span><text:span text:style-name="_31_5">o</text:span><text:span text:style-name="_34_">t</text:span><text:span text:style-name="_31_0">i</text:span><text:span text:style-name="_31_2">c</text:span><text:span text:style-name="_34_">e</text:span><text:span text:style-name="_31_0">d</text:span><text:span text:style-name="_31_1"> </text:span><text:span text:style-name="_34_">t</text:span><text:span text:style-name="_38_">h</text:span><text:span text:style-name="_31_5">a</text:span><text:span text:style-name="_32_">t</text:span><text:span text:style-name="_36_"> </text:span><text:span text:style-name="_31_4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3_">n</text:span><text:span text:style-name="_37_">a</text:span><text:span text:style-name="_31_5">l</text:span><text:span text:style-name="_33_">o</text:span><text:span text:style-name="_39_">g</text:span><text:span text:style-name="_31_5">o</text:span><text:span text:style-name="_32_">u</text:span><text:span text:style-name="_31_0">s</text:span><text:span text:style-name="_31_1"> </text:span><text:span text:style-name="_34_">p</text:span><text:span text:style-name="_38_">r</text:span><text:span text:style-name="_31_4">o</text:span><text:span text:style-name="_35_">c</text:span><text:span text:style-name="_31_0">e</text:span><text:span text:style-name="_31_4">s</text:span><text:span text:style-name="_32_">s</text:span><text:span text:style-name="_36_"> </text:span><text:span text:style-name="_31_3">o</text:span><text:span text:style-name="_35_">f</text:span><text:span text:style-name="_36_"> </text:span><text:span text:style-name="_31_2">e</text:span><text:span text:style-name="_33_">v</text:span><text:span text:style-name="_37_">o</text:span><text:span text:style-name="_31_3">l</text:span><text:span text:style-name="_34_">u</text:span><text:span text:style-name="_31_0">t</text:span><text:span text:style-name="_31_3">i</text:span><text:span text:style-name="_32_">o</text:span><text:span text:style-name="_38_">n</text:span><text:span text:style-name="_31_2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9_">e</text:span><text:span text:style-name="_31_4">r</text:span><text:span text:style-name="_33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s</text:span><text:span text:style-name="_38_">y</text:span><text:span text:style-name="_31_4">s</text:span><text:span text:style-name="_34_">t</text:span><text:span text:style-name="_31_0">e</text:span><text:span text:style-name="_31_2">m</text:span><text:span text:style-name="_32_">a</text:span><text:span text:style-name="_37_">t</text:span><text:span text:style-name="_31_3">i</text:span><text:span text:style-name="_35_">c</text:span><text:span text:style-name="_36_"> </text:span><text:span text:style-name="_31_5">m</text:span><text:span text:style-name="_33_">e</text:span><text:span text:style-name="_39_">t</text:span><text:span text:style-name="_31_2">h</text:span><text:span text:style-name="_34_">o</text:span><text:span text:style-name="_31_0">d</text:span><text:span text:style-name="_31_1"> </text:span><text:span text:style-name="_32_">i</text:span><text:span text:style-name="_37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p</text:span><text:span text:style-name="_31_3">o</text:span><text:span text:style-name="_34_">s</text:span><text:span text:style-name="_39_">s</text:span><text:span text:style-name="_31_3">i</text:span><text:span text:style-name="_34_">b</text:span><text:span text:style-name="_39_">l</text:span><text:span text:style-name="_31_3">e</text:span><text:span text:style-name="_33_">.</text:span><text:span text:style-name="_36_"> </text:span><text:span text:style-name="_31_3">H</text:span><text:span text:style-name="_35_">o</text:span><text:span text:style-name="_37_">w</text:span><text:span text:style-name="_31_1"> </text:span><text:span text:style-name="_32_">c</text:span><text:span text:style-name="_38_">o</text:span><text:span text:style-name="_31_5">u</text:span><text:span text:style-name="_33_">l</text:span><text:span text:style-name="_37_">d</text:span><text:span text:style-name="_31_1"> </text:span><text:span text:style-name="_33_">o</text:span><text:span text:style-name="_39_">n</text:span><text:span text:style-name="_31_2">e</text:span><text:span text:style-name="_31_"> </text:span><text:span text:style-name="_38_">k</text:span><text:span text:style-name="_31_2">e</text:span><text:span text:style-name="_35_">e</text:span><text:span text:style-name="_31_0">p</text:span><text:span text:style-name="_31_1"> </text:span><text:span text:style-name="_34_">t</text:span><text:span text:style-name="_38_">r</text:span><text:span text:style-name="_31_5">a</text:span><text:span text:style-name="_33_">c</text:span><text:span text:style-name="_38_">k</text:span><text:span text:style-name="_31_1"> </text:span><text:span text:style-name="_32_">o</text:span><text:span text:style-name="_38_">f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d</text:span><text:span text:style-name="_31_5">i</text:span><text:span text:style-name="_33_">f</text:span><text:span text:style-name="_31_0">f</text:span><text:span text:style-name="_31_2">e</text:span><text:span text:style-name="_34_">r</text:span><text:span text:style-name="_38_">e</text:span><text:span text:style-name="_31_5">n</text:span><text:span text:style-name="_35_">t</text:span><text:span text:style-name="_36_"> </text:span><text:span text:style-name="_31_5">g</text:span><text:span text:style-name="_34_">e</text:span><text:span text:style-name="_38_">n</text:span><text:span text:style-name="_31_4">e</text:span><text:span text:style-name="_34_">t</text:span><text:span text:style-name="_38_">i</text:span><text:span text:style-name="_31_3">c</text:span><text:span text:style-name="_35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b</text:span><text:span text:style-name="_38_">i</text:span><text:span text:style-name="_31_4">n</text:span><text:span text:style-name="_33_">a</text:span><text:span text:style-name="_31_0">t</text:span><text:span text:style-name="_31_3">i</text:span><text:span text:style-name="_35_">o</text:span><text:span text:style-name="_38_">n</text:span><text:span text:style-name="_31_2">s</text:span><text:span text:style-name="_31_"> </text:span><text:span text:style-name="_37_">t</text:span><text:span text:style-name="_31_5">h</text:span><text:span text:style-name="_32_">a</text:span><text:span text:style-name="_31_0">t</text:span><text:span text:style-name="_31_1"> </text:span><text:span text:style-name="_34_">h</text:span><text:span text:style-name="_38_">a</text:span><text:span text:style-name="_31_3">d</text:span><text:span text:style-name="_31_"> </text:span><text:span text:style-name="_31_0">b</text:span><text:span text:style-name="_31_4">e</text:span><text:span text:style-name="_35_">e</text:span><text:span text:style-name="_37_">n</text:span><text:span text:style-name="_31_1"> </text:span><text:span text:style-name="_33_">t</text:span><text:span text:style-name="_31_0">r</text:span><text:span text:style-name="_31_3">i</text:span><text:span text:style-name="_34_">e</text:span><text:span text:style-name="_39_">d</text:span><text:span text:style-name="_31_2">,</text:span><text:span text:style-name="_31_"> </text:span><text:span text:style-name="_37_">s</text:span><text:span text:style-name="_31_3">o</text:span><text:span text:style-name="_31_"> </text:span><text:span text:style-name="_31_0">a</text:span><text:span text:style-name="_31_5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4">v</text:span><text:span text:style-name="_34_">o</text:span><text:span text:style-name="_38_">i</text:span><text:span text:style-name="_31_2">d</text:span><text:span text:style-name="_31_"> </text:span><text:span text:style-name="_39_">t</text:span><text:span text:style-name="_31_2">r</text:span><text:span text:style-name="_34_">y</text:span><text:span text:style-name="_39_">i</text:span><text:span text:style-name="_31_2">n</text:span><text:span text:style-name="_35_">g</text:span><text:span text:style-name="_36_"> </text:span><text:span text:style-name="_31_5">t</text:span><text:span text:style-name="_34_">h</text:span><text:span text:style-name="_38_">e</text:span><text:span text:style-name="_31_4">m</text:span><text:span text:style-name="_31_"> </text:span><text:span text:style-name="_31_0">a</text:span><text:span text:style-name="_31_3">g</text:span><text:span text:style-name="_34_">a</text:span><text:span text:style-name="_39_">i</text:span><text:span text:style-name="_31_2">n</text:span><text:span text:style-name="_33_">?</text:span></text:p>
      <text:p text:style-name="P1"><text:span text:style-name="_31_4">W</text:span><text:span text:style-name="_34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5_">h</text:span><text:span text:style-name="_37_">o</text:span><text:span text:style-name="_31_2">p</text:span><text:span text:style-name="_34_">e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m</text:span><text:span text:style-name="_31_3">a</text:span><text:span text:style-name="_34_">c</text:span><text:span text:style-name="_38_">h</text:span><text:span text:style-name="_31_5">i</text:span><text:span text:style-name="_33_">n</text:span><text:span text:style-name="_39_">e</text:span><text:span text:style-name="_31_4">s</text:span><text:span text:style-name="_31_"> </text:span><text:span text:style-name="_31_0">w</text:span><text:span text:style-name="_31_4">i</text:span><text:span text:style-name="_33_">l</text:span><text:span text:style-name="_31_0">l</text:span><text:span text:style-name="_31_1"> </text:span><text:span text:style-name="_34_">e</text:span><text:span text:style-name="_38_">v</text:span><text:span text:style-name="_31_3">e</text:span><text:span text:style-name="_34_">n</text:span><text:span text:style-name="_39_">t</text:span><text:span text:style-name="_31_4">u</text:span><text:span text:style-name="_35_">a</text:span><text:span text:style-name="_37_">l</text:span><text:span text:style-name="_31_4">l</text:span><text:span text:style-name="_32_">y</text:span><text:span text:style-name="_36_"> </text:span><text:span text:style-name="_31_5">c</text:span><text:span text:style-name="_35_">o</text:span><text:span text:style-name="_38_">m</text:span><text:span text:style-name="_31_4">p</text:span><text:span text:style-name="_34_">e</text:span><text:span text:style-name="_31_0">t</text:span><text:span text:style-name="_31_3">e</text:span><text:span text:style-name="_31_"> </text:span><text:span text:style-name="_39_">w</text:span><text:span text:style-name="_31_5">i</text:span><text:span text:style-name="_32_">t</text:span><text:span text:style-name="_38_">h</text:span><text:span text:style-name="_31_1"> </text:span><text:span text:style-name="_32_">m</text:span><text:span text:style-name="_39_">e</text:span><text:span text:style-name="_31_2">n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4">l</text:span><text:span text:style-name="_34_">l</text:span><text:span text:style-name="_36_"> </text:span><text:span text:style-name="_31_5">p</text:span><text:span text:style-name="_32_">u</text:span><text:span text:style-name="_37_">r</text:span><text:span text:style-name="_31_3">e</text:span><text:span text:style-name="_35_">l</text:span><text:span text:style-name="_39_">y</text:span><text:span text:style-name="_31_1"> </text:span><text:span text:style-name="_33_">i</text:span><text:span text:style-name="_38_">n</text:span><text:span text:style-name="_31_5">t</text:span><text:span text:style-name="_34_">e</text:span><text:span text:style-name="_38_">l</text:span><text:span text:style-name="_31_5">l</text:span><text:span text:style-name="_34_">e</text:span><text:span text:style-name="_31_0">c</text:span><text:span text:style-name="_31_4">t</text:span><text:span text:style-name="_35_">u</text:span><text:span text:style-name="_31_0">a</text:span><text:span text:style-name="_31_3">l</text:span><text:span text:style-name="_31_"> </text:span><text:span text:style-name="_39_">f</text:span><text:span text:style-name="_31_2">i</text:span><text:span text:style-name="_35_">e</text:span><text:span text:style-name="_38_">l</text:span><text:span text:style-name="_31_2">d</text:span><text:span text:style-name="_33_">s</text:span><text:span text:style-name="_37_">.</text:span><text:span text:style-name="_31_1"> </text:span><text:span text:style-name="_34_">B</text:span><text:span text:style-name="_37_">u</text:span><text:span text:style-name="_31_3">t</text:span><text:span text:style-name="_31_"> </text:span><text:span text:style-name="_37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b</text:span><text:span text:style-name="_38_">e</text:span><text:span text:style-name="_31_4">s</text:span><text:span text:style-name="_32_">t</text:span><text:span text:style-name="_36_"> </text:span><text:span text:style-name="_31_3">o</text:span><text:span text:style-name="_35_">n</text:span><text:span text:style-name="_37_">e</text:span><text:span text:style-name="_31_3">s</text:span><text:span text:style-name="_31_"> </text:span><text:span text:style-name="_31_0">t</text:span><text:span text:style-name="_31_3">o</text:span><text:span text:style-name="_31_"> </text:span><text:span text:style-name="_38_">s</text:span><text:span text:style-name="_31_4">t</text:span><text:span text:style-name="_32_">a</text:span><text:span text:style-name="_38_">r</text:span><text:span text:style-name="_31_2">t</text:span><text:span text:style-name="_31_"> </text:span><text:span text:style-name="_37_">w</text:span><text:span text:style-name="_31_3">i</text:span><text:span text:style-name="_35_">t</text:span><text:span text:style-name="_38_">h</text:span><text:span text:style-name="_31_5">?</text:span><text:span text:style-name="_31_"> </text:span><text:span text:style-name="_37_">E</text:span><text:span text:style-name="_31_3">v</text:span><text:span text:style-name="_33_">e</text:span><text:span text:style-name="_37_">n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2">a</text:span><text:span text:style-name="_31_"> </text:span><text:span text:style-name="_38_">d</text:span><text:span text:style-name="_31_2">i</text:span><text:span text:style-name="_35_">f</text:span><text:span text:style-name="_39_">f</text:span><text:span text:style-name="_31_2">i</text:span><text:span text:style-name="_35_">c</text:span><text:span text:style-name="_31_0">u</text:span><text:span text:style-name="_31_3">l</text:span><text:span text:style-name="_35_">t</text:span><text:span text:style-name="_36_"> </text:span><text:span text:style-name="_31_4">d</text:span><text:span text:style-name="_32_">e</text:span><text:span text:style-name="_37_">c</text:span><text:span text:style-name="_31_4">i</text:span><text:span text:style-name="_34_">s</text:span><text:span text:style-name="_37_">i</text:span><text:span text:style-name="_31_2">o</text:span><text:span text:style-name="_35_">n</text:span><text:span text:style-name="_31_0">.</text:span><text:span text:style-name="_31_1"> </text:span><text:span text:style-name="_34_">M</text:span><text:span text:style-name="_38_">a</text:span><text:span text:style-name="_31_5">n</text:span><text:span text:style-name="_35_">y</text:span><text:span text:style-name="_36_"> </text:span><text:span text:style-name="_31_4">p</text:span><text:span text:style-name="_32_">e</text:span><text:span text:style-name="_38_">o</text:span><text:span text:style-name="_31_3">p</text:span><text:span text:style-name="_34_">l</text:span><text:span text:style-name="_31_0">e</text:span><text:span text:style-name="_31_1"> </text:span><text:span text:style-name="_32_">t</text:span><text:span text:style-name="_39_">h</text:span><text:span text:style-name="_31_5">i</text:span><text:span text:style-name="_34_">n</text:span><text:span text:style-name="_37_">k</text:span><text:span text:style-name="_31_1"> </text:span><text:span text:style-name="_33_">t</text:span><text:span text:style-name="_39_">h</text:span><text:span text:style-name="_31_5">a</text:span><text:span text:style-name="_32_">t</text:span><text:span text:style-name="_36_"> </text:span><text:span text:style-name="_31_5">a</text:span><text:span text:style-name="_31_"> </text:span><text:span text:style-name="_38_">v</text:span><text:span text:style-name="_31_2">e</text:span><text:span text:style-name="_32_">r</text:span><text:span text:style-name="_31_0">y</text:span><text:span text:style-name="_31_1"> </text:span><text:span text:style-name="_33_">a</text:span><text:span text:style-name="_38_">b</text:span><text:span text:style-name="_31_3">s</text:span><text:span text:style-name="_35_">t</text:span><text:span text:style-name="_37_">r</text:span><text:span text:style-name="_31_4">a</text:span><text:span text:style-name="_33_">c</text:span><text:span text:style-name="_38_">t</text:span><text:span text:style-name="_31_1"> </text:span><text:span text:style-name="_33_">a</text:span><text:span text:style-name="_37_">c</text:span><text:span text:style-name="_31_2">t</text:span><text:span text:style-name="_32_">i</text:span><text:span text:style-name="_39_">v</text:span><text:span text:style-name="_31_5">i</text:span><text:span text:style-name="_34_">t</text:span><text:span text:style-name="_37_">y</text:span><text:span text:style-name="_31_4">,</text:span><text:span text:style-name="_31_"> </text:span><text:span text:style-name="_31_0">l</text:span><text:span text:style-name="_31_2">i</text:span><text:span text:style-name="_34_">k</text:span><text:span text:style-name="_31_0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p</text:span><text:span text:style-name="_31_3">l</text:span><text:span text:style-name="_32_">a</text:span><text:span text:style-name="_38_">y</text:span><text:span text:style-name="_31_5">i</text:span><text:span text:style-name="_32_">n</text:span><text:span text:style-name="_31_0">g</text:span><text:span text:style-name="_31_1"> </text:span><text:span text:style-name="_35_">o</text:span><text:span text:style-name="_39_">f</text:span><text:span text:style-name="_31_1"> </text:span><text:span text:style-name="_33_">c</text:span><text:span text:style-name="_37_">h</text:span><text:span text:style-name="_31_3">e</text:span><text:span text:style-name="_33_">s</text:span><text:span text:style-name="_31_0">s</text:span><text:span text:style-name="_31_2">,</text:span><text:span text:style-name="_31_"> </text:span><text:span text:style-name="_31_0">w</text:span><text:span text:style-name="_31_5">o</text:span><text:span text:style-name="_32_">u</text:span><text:span text:style-name="_31_0">l</text:span><text:span text:style-name="_31_3">d</text:span><text:span text:style-name="_31_"> </text:span><text:span text:style-name="_37_">b</text:span><text:span text:style-name="_31_4">e</text:span><text:span text:style-name="_31_"> </text:span><text:span text:style-name="_38_">b</text:span><text:span text:style-name="_31_2">e</text:span><text:span text:style-name="_35_">s</text:span><text:span text:style-name="_37_">t</text:span><text:span text:style-name="_31_5">.</text:span><text:span text:style-name="_31_"> </text:span><text:span text:style-name="_38_">I</text:span><text:span text:style-name="_31_4">t</text:span><text:span text:style-name="_31_"> </text:span><text:span text:style-name="_31_0">c</text:span><text:span text:style-name="_31_2">a</text:span><text:span text:style-name="_33_">n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9_">b</text:span><text:span text:style-name="_31_2">e</text:span><text:span text:style-name="_31_"> </text:span><text:span text:style-name="_37_">m</text:span><text:span text:style-name="_31_5">a</text:span><text:span text:style-name="_33_">i</text:span><text:span text:style-name="_31_0">n</text:span><text:span text:style-name="_31_2">t</text:span><text:span text:style-name="_33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4_">t</text:span><text:span text:style-name="_37_">h</text:span><text:span text:style-name="_31_4">a</text:span><text:span text:style-name="_34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2_">s</text:span><text:span text:style-name="_36_"> </text:span><text:span text:style-name="_31_2">b</text:span><text:span text:style-name="_34_">e</text:span><text:span text:style-name="_39_">s</text:span><text:span text:style-name="_31_3">t</text:span><text:span text:style-name="_31_"> </text:span><text:span text:style-name="_37_">t</text:span><text:span text:style-name="_31_4">o</text:span><text:span text:style-name="_31_"> </text:span><text:span text:style-name="_31_0">p</text:span><text:span text:style-name="_31_5">r</text:span><text:span text:style-name="_32_">o</text:span><text:span text:style-name="_37_">v</text:span><text:span text:style-name="_31_3">i</text:span><text:span text:style-name="_34_">d</text:span><text:span text:style-name="_38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1_0">h</text:span><text:span text:style-name="_31_4">i</text:span><text:span text:style-name="_34_">n</text:span><text:span text:style-name="_39_">e</text:span><text:span text:style-name="_31_1"> </text:span><text:span text:style-name="_32_">w</text:span><text:span text:style-name="_39_">i</text:span><text:span text:style-name="_31_3">t</text:span><text:span text:style-name="_32_">h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b</text:span><text:span text:style-name="_39_">e</text:span><text:span text:style-name="_31_4">s</text:span><text:span text:style-name="_35_">t</text:span><text:span text:style-name="_36_"> </text:span><text:span text:style-name="_31_4">s</text:span><text:span text:style-name="_33_">e</text:span><text:span text:style-name="_37_">n</text:span><text:span text:style-name="_31_4">s</text:span><text:span text:style-name="_33_">e</text:span><text:span text:style-name="_36_"> </text:span><text:span text:style-name="_31_2">o</text:span><text:span text:style-name="_32_">r</text:span><text:span text:style-name="_31_0">g</text:span><text:span text:style-name="_31_5">a</text:span><text:span text:style-name="_32_">n</text:span><text:span text:style-name="_39_">s</text:span><text:span text:style-name="_31_1"> </text:span><text:span text:style-name="_33_">t</text:span><text:span text:style-name="_31_0">h</text:span><text:span text:style-name="_31_2">a</text:span><text:span text:style-name="_32_">t</text:span><text:span text:style-name="_36_"> </text:span><text:span text:style-name="_31_5">m</text:span><text:span text:style-name="_32_">o</text:span><text:span text:style-name="_39_">n</text:span><text:span text:style-name="_31_2">e</text:span><text:span text:style-name="_32_">y</text:span><text:span text:style-name="_36_"> </text:span><text:span text:style-name="_31_4">c</text:span><text:span text:style-name="_34_">a</text:span><text:span text:style-name="_39_">n</text:span><text:span text:style-name="_31_1"> </text:span><text:span text:style-name="_32_">b</text:span><text:span text:style-name="_31_0">u</text:span><text:span text:style-name="_31_4">y</text:span><text:span text:style-name="_32_">,</text:span><text:span text:style-name="_36_"> </text:span><text:span text:style-name="_31_5">a</text:span><text:span text:style-name="_35_">n</text:span><text:span text:style-name="_37_">d</text:span><text:span text:style-name="_31_1"> </text:span><text:span text:style-name="_32_">t</text:span><text:span text:style-name="_39_">h</text:span><text:span text:style-name="_31_2">e</text:span><text:span text:style-name="_33_">n</text:span><text:span text:style-name="_36_"> </text:span><text:span text:style-name="_31_5">t</text:span><text:span text:style-name="_33_">e</text:span><text:span text:style-name="_39_">a</text:span><text:span text:style-name="_31_4">c</text:span><text:span text:style-name="_35_">h</text:span><text:span text:style-name="_36_"> </text:span><text:span text:style-name="_31_2">i</text:span><text:span text:style-name="_33_">t</text:span><text:span text:style-name="_36_"> </text:span><text:span text:style-name="_31_3">t</text:span><text:span text:style-name="_34_">o</text:span><text:span text:style-name="_36_"> </text:span><text:span text:style-name="_31_4">u</text:span><text:span text:style-name="_34_">n</text:span><text:span text:style-name="_38_">d</text:span><text:span text:style-name="_31_4">e</text:span><text:span text:style-name="_33_">r</text:span><text:span text:style-name="_39_">s</text:span><text:span text:style-name="_31_2">t</text:span><text:span text:style-name="_34_">a</text:span><text:span text:style-name="_37_">n</text:span><text:span text:style-name="_31_5">d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s</text:span><text:span text:style-name="_35_">p</text:span><text:span text:style-name="_38_">e</text:span><text:span text:style-name="_31_5">a</text:span><text:span text:style-name="_34_">k</text:span><text:span text:style-name="_36_"> </text:span><text:span text:style-name="_31_5">E</text:span><text:span text:style-name="_32_">n</text:span><text:span text:style-name="_37_">g</text:span><text:span text:style-name="_31_5">l</text:span><text:span text:style-name="_35_">i</text:span><text:span text:style-name="_39_">s</text:span><text:span text:style-name="_31_3">h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1_0">p</text:span><text:span text:style-name="_31_5">r</text:span><text:span text:style-name="_32_">o</text:span><text:span text:style-name="_31_0">c</text:span><text:span text:style-name="_31_3">e</text:span><text:span text:style-name="_32_">s</text:span><text:span text:style-name="_37_">s</text:span><text:span text:style-name="_31_1"> </text:span><text:span text:style-name="_33_">c</text:span><text:span text:style-name="_31_0">o</text:span><text:span text:style-name="_31_4">u</text:span><text:span text:style-name="_33_">l</text:span><text:span text:style-name="_39_">d</text:span><text:span text:style-name="_31_1"> </text:span><text:span text:style-name="_35_">f</text:span><text:span text:style-name="_39_">o</text:span><text:span text:style-name="_31_4">l</text:span><text:span text:style-name="_33_">l</text:span><text:span text:style-name="_38_">o</text:span><text:span text:style-name="_31_3">w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n</text:span><text:span text:style-name="_32_">o</text:span><text:span text:style-name="_38_">r</text:span><text:span text:style-name="_31_2">m</text:span><text:span text:style-name="_32_">a</text:span><text:span text:style-name="_37_">l</text:span><text:span text:style-name="_31_1"> </text:span><text:span text:style-name="_34_">t</text:span><text:span text:style-name="_39_">e</text:span><text:span text:style-name="_31_2">a</text:span><text:span text:style-name="_33_">c</text:span><text:span text:style-name="_31_0">h</text:span><text:span text:style-name="_31_3">i</text:span><text:span text:style-name="_32_">n</text:span><text:span text:style-name="_39_">g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5">c</text:span><text:span text:style-name="_33_">h</text:span><text:span text:style-name="_37_">i</text:span><text:span text:style-name="_31_2">l</text:span><text:span text:style-name="_34_">d</text:span><text:span text:style-name="_31_0">.</text:span><text:span text:style-name="_31_1"> </text:span><text:span text:style-name="_32_">T</text:span><text:span text:style-name="_38_">h</text:span><text:span text:style-name="_31_4">i</text:span><text:span text:style-name="_32_">n</text:span><text:span text:style-name="_31_0">g</text:span><text:span text:style-name="_31_2">s</text:span><text:span text:style-name="_31_"> </text:span><text:span text:style-name="_39_">w</text:span><text:span text:style-name="_31_2">o</text:span><text:span text:style-name="_35_">u</text:span><text:span text:style-name="_37_">l</text:span><text:span text:style-name="_31_3">d</text:span><text:span text:style-name="_31_"> </text:span><text:span text:style-name="_31_0">b</text:span><text:span text:style-name="_31_2">e</text:span><text:span text:style-name="_31_"> </text:span><text:span text:style-name="_39_">p</text:span><text:span text:style-name="_31_2">o</text:span><text:span text:style-name="_35_">i</text:span><text:span text:style-name="_39_">n</text:span><text:span text:style-name="_31_4">t</text:span><text:span text:style-name="_32_">e</text:span><text:span text:style-name="_37_">d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n</text:span><text:span text:style-name="_32_">a</text:span><text:span text:style-name="_39_">m</text:span><text:span text:style-name="_31_2">e</text:span><text:span text:style-name="_35_">d</text:span><text:span text:style-name="_37_">,</text:span><text:span text:style-name="_31_1"> </text:span><text:span text:style-name="_32_">e</text:span><text:span text:style-name="_38_">t</text:span><text:span text:style-name="_31_4">c</text:span><text:span text:style-name="_32_">.</text:span><text:span text:style-name="_36_"> </text:span><text:span text:style-name="_31_2">A</text:span><text:span text:style-name="_34_">g</text:span><text:span text:style-name="_37_">a</text:span><text:span text:style-name="_31_3">i</text:span><text:span text:style-name="_33_">n</text:span><text:span text:style-name="_36_"> </text:span><text:span text:style-name="_31_5">I</text:span><text:span text:style-name="_31_"> </text:span><text:span text:style-name="_37_">d</text:span><text:span text:style-name="_31_4">o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5">k</text:span><text:span text:style-name="_35_">n</text:span><text:span text:style-name="_37_">o</text:span><text:span text:style-name="_31_4">w</text:span><text:span text:style-name="_31_"> </text:span><text:span text:style-name="_38_">w</text:span><text:span text:style-name="_31_2">h</text:span><text:span text:style-name="_34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r</text:span><text:span text:style-name="_31_4">i</text:span><text:span text:style-name="_32_">g</text:span><text:span text:style-name="_37_">h</text:span><text:span text:style-name="_31_3">t</text:span><text:span text:style-name="_31_"> </text:span><text:span text:style-name="_31_0">a</text:span><text:span text:style-name="_31_2">n</text:span><text:span text:style-name="_32_">s</text:span><text:span text:style-name="_39_">w</text:span><text:span text:style-name="_31_4">e</text:span><text:span text:style-name="_35_">r</text:span><text:span text:style-name="_36_"> </text:span><text:span text:style-name="_31_3">i</text:span><text:span text:style-name="_35_">s</text:span><text:span text:style-name="_31_0">,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1_0">I</text:span><text:span text:style-name="_31_1"> </text:span><text:span text:style-name="_34_">t</text:span><text:span text:style-name="_31_0">h</text:span><text:span text:style-name="_31_4">i</text:span><text:span text:style-name="_34_">n</text:span><text:span text:style-name="_39_">k</text:span><text:span text:style-name="_31_1"> </text:span><text:span text:style-name="_32_">b</text:span><text:span text:style-name="_38_">o</text:span><text:span text:style-name="_31_4">t</text:span><text:span text:style-name="_35_">h</text:span><text:span text:style-name="_36_"> </text:span><text:span text:style-name="_31_2">a</text:span><text:span text:style-name="_34_">p</text:span><text:span text:style-name="_39_">p</text:span><text:span text:style-name="_31_5">r</text:span><text:span text:style-name="_33_">o</text:span><text:span text:style-name="_39_">a</text:span><text:span text:style-name="_31_4">c</text:span><text:span text:style-name="_33_">h</text:span><text:span text:style-name="_31_0">e</text:span><text:span text:style-name="_31_3">s</text:span><text:span text:style-name="_31_"> </text:span><text:span text:style-name="_37_">s</text:span><text:span text:style-name="_31_4">h</text:span><text:span text:style-name="_34_">o</text:span><text:span text:style-name="_37_">u</text:span><text:span text:style-name="_31_2">l</text:span><text:span text:style-name="_32_">d</text:span><text:span text:style-name="_36_"> </text:span><text:span text:style-name="_31_3">b</text:span><text:span text:style-name="_34_">e</text:span><text:span text:style-name="_36_"> </text:span><text:span text:style-name="_31_3">t</text:span><text:span text:style-name="_32_">r</text:span><text:span text:style-name="_37_">i</text:span><text:span text:style-name="_31_5">e</text:span><text:span text:style-name="_32_">d</text:span><text:span text:style-name="_39_">.</text:span></text:p>
      <text:p text:style-name="P1"><text:span text:style-name="_33_">W</text:span><text:span text:style-name="_31_0">e</text:span><text:span text:style-name="_31_1"> </text:span><text:span text:style-name="_34_">c</text:span><text:span text:style-name="_39_">a</text:span><text:span text:style-name="_31_2">n</text:span><text:span text:style-name="_31_"> </text:span><text:span text:style-name="_37_">o</text:span><text:span text:style-name="_31_2">n</text:span><text:span text:style-name="_33_">l</text:span><text:span text:style-name="_37_">y</text:span><text:span text:style-name="_31_1"> </text:span><text:span text:style-name="_34_">s</text:span><text:span text:style-name="_39_">e</text:span><text:span text:style-name="_31_3">e</text:span><text:span text:style-name="_31_"> </text:span><text:span text:style-name="_39_">a</text:span><text:span text:style-name="_31_1"> </text:span><text:span text:style-name="_34_">s</text:span><text:span text:style-name="_37_">h</text:span><text:span text:style-name="_31_2">o</text:span><text:span text:style-name="_33_">r</text:span><text:span text:style-name="_37_">t</text:span><text:span text:style-name="_31_1"> </text:span><text:span text:style-name="_35_">d</text:span><text:span text:style-name="_31_0">i</text:span><text:span text:style-name="_31_2">s</text:span><text:span text:style-name="_34_">t</text:span><text:span text:style-name="_37_">a</text:span><text:span text:style-name="_31_5">n</text:span><text:span text:style-name="_34_">c</text:span><text:span text:style-name="_39_">e</text:span><text:span text:style-name="_31_1"> </text:span><text:span text:style-name="_32_">a</text:span><text:span text:style-name="_37_">h</text:span><text:span text:style-name="_31_5">e</text:span><text:span text:style-name="_33_">a</text:span><text:span text:style-name="_39_">d</text:span><text:span text:style-name="_31_4">,</text:span><text:span text:style-name="_31_"> </text:span><text:span text:style-name="_37_">b</text:span><text:span text:style-name="_31_5">u</text:span><text:span text:style-name="_32_">t</text:span><text:span text:style-name="_36_"> </text:span><text:span text:style-name="_31_3">w</text:span><text:span text:style-name="_34_">e</text:span><text:span text:style-name="_36_"> </text:span><text:span text:style-name="_31_4">c</text:span><text:span text:style-name="_35_">a</text:span><text:span text:style-name="_38_">n</text:span><text:span text:style-name="_31_1"> </text:span><text:span text:style-name="_33_">s</text:span><text:span text:style-name="_31_0">e</text:span><text:span text:style-name="_31_2">e</text:span><text:span text:style-name="_31_"> </text:span><text:span text:style-name="_38_">p</text:span><text:span text:style-name="_31_3">l</text:span><text:span text:style-name="_35_">e</text:span><text:span text:style-name="_39_">n</text:span><text:span text:style-name="_31_4">t</text:span><text:span text:style-name="_35_">y</text:span><text:span text:style-name="_36_"> </text:span><text:span text:style-name="_31_5">t</text:span><text:span text:style-name="_32_">h</text:span><text:span text:style-name="_39_">e</text:span><text:span text:style-name="_31_4">r</text:span><text:span text:style-name="_33_">e</text:span><text:span text:style-name="_36_"> </text:span><text:span text:style-name="_31_3">t</text:span><text:span text:style-name="_34_">h</text:span><text:span text:style-name="_38_">a</text:span><text:span text:style-name="_31_4">t</text:span><text:span text:style-name="_31_"> </text:span><text:span text:style-name="_38_">n</text:span><text:span text:style-name="_31_2">e</text:span><text:span text:style-name="_34_">e</text:span><text:span text:style-name="_31_0">d</text:span><text:span text:style-name="_31_3">s</text:span><text:span text:style-name="_31_"> </text:span><text:span text:style-name="_37_">t</text:span><text:span text:style-name="_31_2">o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2">o</text:span><text:span text:style-name="_32_">n</text:span><text:span text:style-name="_39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149" meta:word-count="11754" meta:character-count="67088"/>
    <dc:date>2016-02-24T21:28:08.13</dc:date>
    <meta:generator>OpenOffice/4.0.1$Win32 OpenOffice.org_project/401m5$Build-9714</meta:generator>
  </office:meta>
</office:document-meta>
</file>